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3" table:default-cell-style-name="Default"/>
        <table:table-row table:style-name="ro1">
          <table:table-cell office:value-type="string" calcext:value-type="string">
            <text:p>&lt;?xml version="1.0" encoding="utf-8" ?&gt;</text:p>
          </table:table-cell>
          <table:table-cell table:number-columns-repeated="2"/>
        </table:table-row>
        <table:table-row table:style-name="ro1">
          <table:table-cell office:value-type="string" calcext:value-type="string">
            <text:p>&lt;kml xmlns="http://www.opengis.net/kml/2.2"&gt;</text:p>
          </table:table-cell>
          <table:table-cell table:number-columns-repeated="2"/>
        </table:table-row>
        <table:table-row table:style-name="ro1">
          <table:table-cell office:value-type="string" calcext:value-type="string">
            <text:p>&lt;Document id="root_doc"&gt;</text:p>
          </table:table-cell>
          <table:table-cell table:number-columns-repeated="2"/>
        </table:table-row>
        <table:table-row table:style-name="ro1">
          <table:table-cell office:value-type="string" calcext:value-type="string">
            <text:p>&lt;Schema name="parroquias" id="parroquias"&gt;</text:p>
          </table:table-cell>
          <table:table-cell table:number-columns-repeated="2"/>
        </table:table-row>
        <table:table-row table:style-name="ro1">
          <table:table-cell/>
          <table:table-cell office:value-type="string" calcext:value-type="string">
            <text:p>&lt;SimpleField name="Admi_Zonal" type="string"&gt;&lt;/SimpleField&gt;</text:p>
          </table:table-cell>
          <table:table-cell/>
        </table:table-row>
        <table:table-row table:style-name="ro1">
          <table:table-cell/>
          <table:table-cell office:value-type="string" calcext:value-type="string">
            <text:p>&lt;SimpleField name="PARROQUIA" type="string"&gt;&lt;/SimpleField&gt;</text:p>
          </table:table-cell>
          <table:table-cell/>
        </table:table-row>
        <table:table-row table:style-name="ro1">
          <table:table-cell office:value-type="string" calcext:value-type="string">
            <text:p>&lt;/Schema&gt;</text:p>
          </table:table-cell>
          <table:table-cell table:number-columns-repeated="2"/>
        </table:table-row>
        <table:table-row table:style-name="ro1">
          <table:table-cell office:value-type="string" calcext:value-type="string">
            <text:p>&lt;Folder&gt;&lt;name&gt;parroquias&lt;/name&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QUITUMBE&lt;/SimpleData&gt;</text:p>
          </table:table-cell>
        </table:table-row>
        <table:table-row table:style-name="ro1">
          <table:table-cell table:number-columns-repeated="2"/>
          <table:table-cell office:value-type="string" calcext:value-type="string">
            <text:p>&lt;SimpleData name="PARROQUIA"&gt;Guaman?&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39228725276378,66.322510362106385 4.439443969801839,66.322501691312766 4.439953393401498,66.322576612319921 4.44057756284483,66.322677464348942 4.441510352821827,66.322631338308199 4.442995438242148,66.322567959588639 4.444581085560651,66.322495928616064 4.445201377174658,66.322403058017784 4.444849825990547,66.322226840636986 4.444487080543087,66.322010195710831 4.444170767329797,66.321842057137104 4.443817308544053,66.321621640874525 4.443631260921719,66.321502091194461 4.443510346010908,66.321412463483426 4.443370795219296,66.321251781252258 4.442784736335172,66.320284164945804 4.442421932038632,66.319690116629189 4.442142896547721,66.319182016945106 4.441994062914825,66.318726183512609 4.44190101132415,66.318341334727677 4.441780101189726,66.317870570369735 4.441594056751841,66.317511866716941 4.441352102634864,66.317127005375852 4.441249826972657,66.316846736976132 4.441212620414408,66.316588938665802 4.441100999591882,66.315912605217065 4.441007952811812,66.315165220288222 4.44100795483739,66.315004530078042 4.440970749444671,66.314660735160643 4.440924256731331,66.314380502812995 4.440952119125494,66.314159990048211 4.440989332037966,66.31390960750042 4.44109167991776,66.313498535443216 4.441231176144712,66.312911828231321 4.441259101480674,66.3127436293844 4.441547565565536,66.312014877740708 4.442276449069354,66.310555826355241 4.442701859394624,66.309663418609759 4.442756180761507,66.309538329081747 4.442804587035167,66.309390010522065 4.442848988828571,66.309027575024928 4.44284288360571,66.308950380577286 4.442841169682827,66.308679509562793 4.442836853314217,66.307985839499537 4.442836153754324,66.30797731559106 4.442806581653146,66.307601918020538 4.442758243015451,66.307436742763343 4.442657493584235,66.307212785801141 4.4421877722887,66.306376615425265 4.44213943314356,66.306254670307069 4.442117235611565,66.306175055307619 4.44208098264512,66.305978355771302 4.442070870845063,66.305857710029713 4.442101090092362,66.305382249748291 4.442163618503383,66.305118792547475 4.442317043403792,66.304613522162754 4.442485098351127,66.304060169015898 4.442488597678217,66.303985841291123 4.442504249194728,66.303655175789132 4.442507113395401,66.303510656641564 4.44252181615148,66.302781332020118 4.442488679557307,66.302614842766999 4.442481110930149,66.302576880066525 4.442290864661762,66.30259018564486 4.442099282493945,66.302615914778997 4.441999229908926,66.302620326607837 4.441887346514344,66.302629099669105 4.441692647706234,66.302649781886132 4.4414936871855,66.302677459852546 4.441411316947891,66.302694193663825 4.441312345310641,66.302724392053108 4.441176926851182,66.30278924531585 4.441106959689458,66.302815171303166 4.440828173338582,66.302846448341427 4.440733654534172,66.302847108344224 4.440633220222328,66.30285726525598 4.440543471683386,66.302872176993489 4.440396286710635,66.302890269041427 4.44025736969023,66.302969246570697 4.44010535009542,66.303026309960586 4.439953267004952,66.303075158709945 4.439831651505655,66.303107762532605 4.43965927831884,66.303136277995804 4.439508085612365,66.303191607967449 4.439243737719142,66.303229975399105 4.439041024539208,66.303246276887222 4.438888942064342,66.303250371067506 4.438777440226081,66.303262584570277 4.438655824826023,66.303287005444005 4.438554499800891,66.303311464429186 4.438534209306647,66.30331958994185 4.438453110992537,66.303348099020866 4.438372012558924,66.303384797086892 4.438250397269133,66.303401098657289 4.438067974805816,66.303392915564004 4.437942924950903,66.303397403358446 4.437888732018526,66.303428273891157 4.437861698850418,66.303464838656737 4.43787530996336,66.303507015137455 4.437829640290365,66.303535822443337 4.437822452705175,66.303541605488462 4.437747651464442,66.303565321565983 4.437715275865173,66.303568178103305 4.437618212877142,66.303562801092326 4.437554225222625,66.303550079483159 4.437467466435513,66.303545007197698 4.437445713095518,66.303546264057218 4.437431083616842,66.303549799878056 4.437371420691744,66.303570640325532 4.437325242279609,66.303591595052069 4.43727524733724,66.303623252509382 4.437227478473957,66.303664235154201 4.437212657687513,66.303700951957296 4.437180217889106,66.303743946823445 4.437107197409667,66.303781501304528 4.436762577672191,66.303869330926403 4.436692546913142,66.303891034403989 4.436665132587045,66.303894367011011 4.43650153725949,66.303904745510465 4.436401866211566,66.303912508806178 4.436312435749585,66.30392117353145 4.436218743706612,66.303927451417991 4.436126196502304,66.303938579129408 4.43605622930161,66.303963094679077 4.436001273062995,66.30399447869415 4.435849890206236,66.303999150397019 4.435321258237262,66.304047240911672 4.43523290895595,66.304063637338928 4.434956793809126,66.304100790919961 4.434868444525137,66.30411714287581 4.434740595373375,66.304159990791447 4.434609629591296,66.304197804764371 4.434516573491532,66.304211001754155 4.434485024748891,66.304214797700453 4.434396611959806,66.304224249452574 4.434148865241339,66.304256349965172 4.434122023250954,66.304267052381931 4.434068402914763,66.3042859561494 4.434022606211683,66.30430044182215 4.433994237720011,66.304308008381668 4.43392318936599,66.304321256149422 4.433822246362424,66.304316850494317 4.433738604418501,66.304301697981984 4.433610819866137,66.304279645235951 4.433523997641579,66.304262645466508 4.433427761578744,66.304253199612845 4.433389915936693,66.304249447932918 4.433341002793725,66.304246889621822 4.43328261233327,66.30424374093532 4.433252653773672,66.304245645217122 4.433219514892929,66.304248190624364 4.433187902592034,66.304248793590546 4.433101143945642,66.304233704505307 4.433069595857472,66.304195883832236 4.433039637765512,66.304168194323097 4.433025390121752,66.304158748641086 4.43297495078892,66.304133541062839 4.432952815964235,66.304124736484482 4.432891881491064,66.304106809881063 4.432795581701396,66.30410526074813 4.432680009765902,66.304069858216891 4.432614495752943,66.304045285300788 4.432233054103064,66.303743851999627 4.432198389087675,66.303720802361283 4.432121362509387,66.303686960992977 4.432055848681204,66.303651602434513 4.43201736734554,66.303625435825538 4.431897915527969,66.30358545567664 4.431801616049474,66.303565459134376 4.43164368212889,66.303547043075071 4.431597440614593,66.303534721412916 4.431531990125436,66.303516248440488 4.431474172456485,66.303493204879089 4.431416418194577,66.303482413040427 4.431304662537561,66.303454735222459 4.431185274439026,66.303408628909978 4.431162185537113,66.303399379707798 4.431058126134469,66.303377846758238 4.43098879567109,66.303359418094928 4.430854014852982,66.30331479067064 4.430765411864001,66.303287100030332 4.430703777729168,66.303270207561624 4.430661288962034,66.30325940931759 4.43050335513403,66.303236384294266 4.430306939656395,66.303207157030826 4.430241425674959,66.303182532477621 4.430148943022912,66.303136381294507 4.430037251685358,66.303067186173891 4.429956344955285,66.303045652996289 4.429856228713323,66.303050299579738 4.429713687133558,66.303054914305832 4.429617387367533,66.303053346048245 4.429532600478963,66.303042611075028 4.429447877431993,66.303017973609116 4.42937854687846,66.30300567066368 4.429286063354486,66.30301182813767 4.429216732332059,66.303027190517753 4.429132008659331,66.303039505727355 4.42888547080189,66.303051801441072 4.428835285427112,66.303056448156454 4.428762138029109,66.303071810497585 4.428700503117157,66.303101005481167 4.428658077304269,66.303128695974266 4.428631107719883,66.303161014269463 4.428604201846803,66.303187168492613 4.428554079576261,66.303220991152813 4.42848862831368,66.303248681449944 4.428322933268613,66.303299421396062 4.428288267884358,66.303299421299869 4.428157302672485,66.303300931783497 4.428057186444361,66.303304048420983 4.427914644609109,66.303322470196363 4.427837553615883,66.303337845057797 4.427775919143877,66.303340942752826 4.427687315584989,66.303347106497938 4.427610288410341,66.303350147015507 4.42753326118128,66.303356304442161 4.427371446362492,66.303391675489848 4.427317508106206,66.303402467064359 4.427248177119771,66.303414763083353 4.42717502970599,66.303430150593712 4.427101818578209,66.303451663973462 4.427059456328897,66.303480864915443 4.427047879540034,66.303507031544399 4.427040182919271,66.303522393790729 4.427020846118682,66.303551607411706 4.426989996646513,66.303577748520468 4.42696309100148,66.30359006361715 4.42690145614635,66.303614687422211 4.426789699807888,66.303626957824264 4.426708792672605,66.303628493814671 4.426620189130735,66.303633102222207 4.426527768997875,66.303650057501258 4.426485406904225,66.30367005360597 4.426469950105198,66.303697730850743 4.4264391642887,66.30372078668313 4.426389105896051,66.303737678543428 4.426323591245201,66.303751529663614 4.426269653115814,66.303754633674146 4.426184929549638,66.30375921032828 4.426142567806967,66.303759210207161 4.426065477176551,66.303753084182119 4.426015419218076,66.303745371236232 4.425965361395819,66.303729996264565 4.425922936183793,66.303722302377238 4.425849789113061,66.303717680828228 4.425784274651203,66.303720784808519 4.425668701929486,66.303733099578778 4.425610947317068,66.303742297647645 4.42553003992946,66.303757672234937 4.42527580528338,66.303789995410909 4.425252652508207,66.303796146531212 4.425214170827419,66.303791493354368 4.425125503725989,66.303793042002908 4.425029203822357,66.303797663048144 4.424886661972681,66.303814573628856 4.424593881218376,66.30388686334382 4.424289587808507,66.303954537866687 4.424227953235519,66.303962225032436 4.424154742385564,66.303966808023603 4.424054562662485,66.303962224522024 4.423992928341589,66.303956060497498 4.423861963571853,66.303931436464111 4.423692453429735,66.303906863075071 4.423646211619341,66.30391143980664 4.423611545858689,66.303931435722376 4.423580760049286,66.303952967833894 4.423557606986517,66.3039745189934 4.42353451747417,66.303999091746078 4.423495971562551,66.304028317451269 4.423445913177048,66.304043736384415 4.4233688223435,66.304048312998987 4.423264826215563,66.304045259344178 4.423160766595716,66.304036016473432 4.423079923192152,66.304029884146729 4.422979743467266,66.304025256216576 4.422921988954555,66.304028315739117 4.422852594415622,66.304036015551489 4.422794839701755,66.304049879217729 4.422756293926372,66.30407141120385 4.422752477295342,66.304085249620741 4.422779446051407,66.304100624313591 4.422798654876043,66.304114462783488 4.42276786931776,66.304122137293547 4.422721627445221,66.304129811754848 4.422663873101761,66.304123660475312 4.422617631313955,66.304126764455063 4.422544420313106,66.304139034704576 4.422475089347955,66.304148296062152 4.422409638564107,66.304146759676613 4.422351820816044,66.304129810641697 4.422286370262668,66.304115965692191 4.422220856045222,66.304105231203991 4.422147645446236,66.304095982095987 4.422043649373516,66.304089824318538 4.422001287420585,66.304100621965816 4.421958925468541,66.30411135612944 4.421916499822158,66.304126762336281 4.421812503226985,66.304148294056617 4.421750868701,66.304152883389804 4.42169311435712,66.304146757504881 4.421581358409712,66.304135972103865 4.421519660422486,66.304132874145722 4.421465785913347,66.304134454605489 4.421388695013388,66.304142141662027 4.421273122225044,66.304155979697967 4.421126763609323,66.304191330587471 4.421053552248611,66.304222073100561 4.421007373770567,66.304240532548661 4.420964948205939,66.304251330129475 4.420907193626734,66.304257481026823 4.420857135607286,66.304252859631688 4.420833983230729,66.304237491388747 4.420807014715495,66.304209801911981 4.420776229885977,66.304179008280855 4.420753077803727,66.304148290810119 4.420718412759674,66.304129805653602 4.420703020168772,66.304123654499705 4.420633689197413,66.304132871422496 4.420618296164357,66.304149807538195 4.420575870511683,66.304165169284317 4.420545085123318,66.304163645697457 4.420498843597225,66.304152879544617 4.420452601952783,66.304148289880445 4.420383271039,66.304154434417867 4.420306243770248,66.304160591625433 4.420244609121899,66.304171325700878 4.420182974323928,66.304189804180425 4.420125219388222,66.30421437661326 4.420102066391345,66.304231331693344 4.420021158724188,66.304259014463796 4.41995570763872,66.304272865281334 4.419859407408789,66.304292848017766 4.419732258360726,66.304302058347758 4.419616622070816,66.304309726183533 4.419520322046393,66.304318955646409 4.419431718256078,66.304334361577574 4.41934699438666,66.304352789080411 4.419277663165905,66.304374320706344 4.419239117334417,66.304397407627278 4.419246813480298,66.304408141817632 4.419300751183008,66.30442813761276 4.419346992739955,66.304437399218585 4.419412443263096,66.304452773821865 4.419427899281422,66.304468122867434 4.419424019031834,66.304481961066259 4.419400929667152,66.304497341712036 4.419269900419447,66.304517324159335 4.419227538242587,66.304538855729263 4.419196752131932,66.304574225477424 4.419173599069699,66.304594220897968 4.41916590229493,66.30461573981556 4.419154389175123,66.3046357352397 4.419135116063435,66.30465726678085 4.419104266644827,66.304677262111127 4.419065784685963,66.304686510663259 4.418934755639751,66.304695720833664 4.418846151988734,66.304703401327373 4.418803790017666,66.304714186011097 4.418788396884684,66.304735717497209 4.418738338527207,66.304748031946701 4.418680520267985,66.30475724232474 4.418626581898822,66.304771080206123 4.418572643047097,66.304809496459342 4.418511007958316,66.304841793437035 4.418480222291707,66.304854120590676 4.418403194670822,66.304877162514515 4.41834156000226,66.304887959757352 4.418260652549713,66.304903314579747 4.418183625137464,66.304915635208218 4.418106534149644,66.304926368907928 4.418014114083714,66.304935629890593 4.417937023125108,66.304944827441574 4.417844539512887,66.304950997095077 4.417771328594998,66.304957147765322 4.417694301453782,66.304955624075106 4.417624970822593,66.304946362583038 4.417571032995846,66.304932511758722 4.417486309926104,66.30490948206419 4.417363041316504,66.304894101201015 4.417224316450041,66.304875635294707 4.417108744197887,66.304860279824936 4.417008627957983,66.304860279501355 4.416954689610288,66.304872568483219 4.416862205811233,66.304887955011594 4.416754393059244,66.30489562902936 4.416654213087337,66.304901792317537 4.416557913127851,66.304906387735883 4.416457733279179,66.304906387409801 4.416373009842628,66.304901791402258 4.41633446479544,66.304884849270451 4.41630367983499,66.304861794312302 4.416269015080844,66.304829484354713 4.416245862809702,66.304809488971443 4.416199620939891,66.304815646107158 4.416153442613225,66.30482490727448 4.416084048099156,66.304829483749657 4.416006957414043,66.304824906794678 4.415953019468193,66.304817213185572 4.415887568791499,66.304809487797542 4.415810478482896,66.304786432617192 4.415752724256864,66.304774117837468 4.415679513774101,66.304758756089399 4.41561406306662,66.304752598572762 4.415579397564718,66.304757232303601 4.41555242826239,66.304769540464974 4.415525458677904,66.304795648573503 4.415490792954984,66.304811067073118 4.415448431002354,66.304820264776282 4.415382916372821,66.304829481442667 4.41527122369684,66.304834102208787 4.41517104406835,66.304823323457654 4.415101713598964,66.304806425602322 4.415032383067299,66.304792580990636 4.414963052282189,66.304791070001954 4.414670272602006,66.304795645735339 4.414558516253806,66.304803370539787 4.414362099630451,66.304827941898708 4.414250279514458,66.304843328379974 4.414107737671576,66.304854106312376 4.413895864944275,66.304867943599731 4.413838110334768,66.304874107025711 4.4136994481165,66.304901782528916 4.4136262369287,66.304920209637217 4.413572298564842,66.304932498582929 4.413502967807356,66.304929457805358 4.413449029571384,66.304935614880648 4.41338357853859,66.304944812456824 4.413356609097066,66.304963290471079 4.413333456193487,66.304974024318582 4.413287214216306,66.304984821559884 4.413225579687073,66.304987861887028 4.413129279842523,66.304986325422547 4.413071525260809,66.304990978071515 4.413032979575764,66.305004815865615 4.412998313808234,66.305021694197535 4.412963648168643,66.305032491457283 4.412894316890259,66.305054016138527 4.412809593318512,66.305055526592184 4.412713293438907,66.30505552626343 4.412674747979499,66.305058598397849 4.412485964561732,66.305060165623104 4.412401177447959,66.305058597461297 4.412339543110331,66.305052471760177 4.412297181764804,66.305032489177918 4.41223554788633,66.305004813137941 4.412058341432681,66.304977136669265 4.411927376339206,66.304967862258934 4.411812312578369,66.304969467824421 4.41168370032454,66.304987812166559 4.411601075160806,66.305017150816639 4.411481622128043,66.305039106974789 4.411398997513417,66.305042775636323 4.411261226899222,66.305017149636555 4.411187761903492,66.305006110784475 4.411141837865228,66.305020773738718 4.411004066380996,66.305035480797585 4.410912218698248,66.305046474626693 4.410774447292608,66.305057436551721 4.410682600005181,66.305050130075259 4.41059991241934,66.305024440794952 4.410535607442764,66.304980451206603 4.410489684358951,66.304951112065353 4.410397837154014,66.304940142941376 4.410159059562432,66.304925478938216 4.409938600575303,66.304910808641026 4.409846752809227,66.30492547783372 4.409727363127421,66.304958466338533 4.409653897167034,66.304991442267365 4.409607973282089,66.304998786362404 4.409479425261701,66.304987804429686 4.409415119893852,66.304962115145955 4.409378356362608,66.304921781812851 4.409314051158068,66.304888786259227 4.409249809479892,66.304859459637584 4.409157962035346,66.304859459309412 4.40907527364896,66.304870453241008 4.408992648786845,66.304885116139388 4.408368035921992,66.304855774801183 4.408294570686051,66.304855774535895 4.408120035012154,66.304859455575581 4.408046570268884,66.304837473187533 4.407936341023302,66.304819140584712 4.407798570183202,66.304804483198978 4.407660799013255,66.304804482697747 4.407495485833809,66.304826445203204 4.407366937321103,66.304837470714745 4.407275089872693,66.304837470379042 4.407174083453885,66.304822819482226 4.407128160562244,66.304786123133653 4.407054632385241,66.304756796350262 4.406935180903524,66.304709124384345 4.406843334041251,66.304683491835064 4.406705563458144,66.304657827351122 4.406567792541828,66.304646800782962 4.406457626659367,66.304639494100954 4.406283090733312,66.304654163132525 4.406145319142444,66.304672488598186 4.406062694266491,66.304687151602167 4.405851457266185,66.304712802068451 4.40558507498428,66.304679792778103 4.405447303471402,66.304694455569845 4.405236065526066,66.304760477639874 4.404602291205966,66.304822809921106 4.404409436135602,66.304859441844926 4.404108512109872,66.30497673338995 4.404014502121689,66.304973121203815 4.403895113749916,66.304947418981484 4.403849190624371,66.304921761445513 4.403812426198293,66.30492176130565 4.403619571716844,66.304932754772693 4.403417493715631,66.30496943727583 4.403040878956646,66.305053745590754 4.402710251255209,66.305149079641041 4.402590861481275,66.305182099560554 4.402489790577654,66.305204068299787 4.402269393235695,66.305270069934451 4.402131620886497,66.305317746219387 4.401993849150007,66.305339714696643 4.401672382813229,66.305347070302631 4.401507069196463,66.305383701550994 4.401350851451214,66.305413026729454 4.401222302348825,66.30544603356654 4.401084530066472,66.305490021587389 4.40097430001407,66.305504683992325 4.400570209172313,66.305508351289532 4.400158549387107,66.305503411277584 4.39828724300077,66.305876370214378 4.397698056227011,66.305940946743078 4.396888920261263,66.305948566729924 4.396443041132232,66.305906760667412 4.394875401594661,66.305850414202155 4.393928811451766,66.305892366917163 4.393480132704173,66.305886576151664 4.392620427737541,66.305965712402624 4.392322939560595,66.306020768693287 4.392278789457714,66.306297831750896 4.392749404861362,66.306592704395456 4.393277779102903,66.306725872058934 4.393885721594129,66.306986446466951 4.394011659283834,66.307096379793933 4.393985763144967,66.307420932533176 4.394133574023997,66.307819944481267 4.39407568811004,66.307981670682565 4.393641628829309,66.308355125354481 4.393572290061493,66.308661065695134 4.393607079492527,66.308787841862568 4.394504805156305,66.309358954869879 4.394836312803662,66.309706155853576 4.394823396640948,66.309868384165711 4.394716341717703,66.310083616165471 4.394525328207326,66.310225526646249 4.394340104676034,66.310295367440361 4.393347207554063,66.310354707930571 4.393073698815424,66.310405375801608 4.393062055181789,66.310549595241511 4.393399738293929,66.310675912540404 4.394039870577743,66.310771692443979 4.394573334170559,66.310899411903222 4.395160036341387,66.311027168987479 4.396306921596771,66.311091034799787 4.397373726666348,66.311144232248182 4.398173892987977,66.311229393835916 4.398840611858741,66.311367766414548 4.399134026621435,66.311431621575196 4.399720794065523,66.311495477684474 4.400067509505414,66.311623243371315 4.400629724521562,66.311703934767479 4.400715274960413,66.311710757017067 4.400840643370817,66.311701625620941 4.400994571048469,66.311692557787552 4.401159883954323,66.311697089437004 4.401273929740864,66.311717555647988 4.401319534945912,66.311742584340564 4.401370800543145,66.311792660539808 4.401427917511669,66.311860917789033 4.401450687344807,66.311915486563208 4.401490630747329,66.311976946943872 4.401536235174135,66.312036090942712 4.401581839654653,66.312092975668023 4.401718655711817,66.312149828872279 4.401832637283156,66.312197619981532 4.401923847559459,66.312254485470575 4.40211199507988,66.312263560715152 4.402761861237127,66.31228176295636 4.403075376606145,66.312306811095553 4.403235092372435,66.312302268062183 4.403617049092317,66.312288594179236 4.403702536088987,66.312288594488024 4.403913455050766,66.312281767131537 4.40406738207152,66.312302271068532 4.404147207744092,66.312318186690348 4.404295410241908,66.312336399734178 4.404426502367895,66.312365984402376 4.404460722256795,66.312381880781871 4.404494941893554,66.31240917421475 4.404534822348973,66.312443302058824 4.404597537451805,66.312479701728876 4.404665977182236,66.312513816887119 4.404819903561636,66.312563904594001 4.405184811224192,66.312666269185655 4.405310179089872,66.312682172041576 4.405452720832176,66.312691304053303 4.405515436842273,66.312686729002095 4.405686474350745,66.312691304876822 4.405800457117916,66.312686730005225 4.405920164409899,66.312684477690581 4.405999990687449,66.312673106415275 4.406113973600259,66.312661735254238 4.40619952415719,66.31266397559915 4.406273625413225,66.312673107373072 4.406381946814486,66.31268673204147 4.406444662869878,66.312679935980483 4.406507379073251,66.312666273830956 4.406809509999954,66.312641221899952 4.406929280795191,66.312643532166163 4.406997657623213,66.312645778796039 4.407100318248614,66.312650367122757 4.407282741295977,66.312654904957867 4.407391062940108,66.312657170760744 4.407470825505918,66.312650368402402 4.407533541800449,66.312632169026983 4.407607643978692,66.312598041839735 4.407710306105947,66.312532033572282 4.407801518061667,66.312513827863015 4.407892730016267,66.31249562848609 4.407983941921339,66.312479713578043 4.408086539321629,66.312466057799043 4.408183412000317,66.31245926179156 4.408246127902339,66.312459262006087 4.408297458067962,66.312468343003985 4.408365834602128,66.312484258465588 4.409041443420214,66.313357875813963 4.409488279733686,66.313294053569933 4.409657026282237,66.313353880172642 4.409905280676164,66.313421702284856 4.41020314766503,66.313509430290409 4.410362034830203,66.313589251030038 4.410530908290894,66.313665016783304 4.410709640587995,66.313748809350813 4.410928062968977,66.313848535166343 4.411732363366162,66.313980167202047 4.412169277469527,66.31389637740854 4.412487058339959,66.313732818210724 4.412794914289366,66.313684980678971 4.412904126643455,66.313676979378457 4.413201995509564,66.313672995367199 4.413410498556075,66.313609160403104 4.413569387189954,66.313617175270338 4.413648830567953,66.313668999133256 4.413837487235301,66.313665008421367 4.413956621401969,66.31369693290587 4.414105585573054,66.313800643614954 4.414314149961911,66.313852530956567 4.414651771829204,66.313900370211755 4.414959562374166,66.313944275121997 4.415217740694195,66.313948260842338 4.41546599595595,66.313976194098146 4.41565465247555,66.313980179593855 4.415863152902633,66.314051978376952 4.416091625824386,66.314119773086333 4.41642918411676,66.314167630840259 4.416558303394405,66.31425937222842 4.416647669272551,66.31431920892075 4.416796571126509,66.314359096009625 4.41691576893921,66.314391013248908 4.417070521816996,66.3144722016971 4.41711536404142,66.314488007918129 4.417288436291778,66.314530585200202 4.417343328429155,66.314541086775662 4.417372778151291,66.314543567861264 4.417435239646715,66.314543568048393 4.417552084773557,66.314535452807462 4.417602715493669,66.314534513859826 4.417630257033657,66.314536442902167 4.417655381487808,66.314540656231557 4.417672745912363,66.314547439367615 4.417678661128988,66.314557147631731 4.417675925836565,66.314568867312147 4.417657542888973,66.31460643748369 4.417658623970452,66.314618740914838 4.417666765368482,66.314630784206201 4.41768126742023,66.314642154915731 4.417700476370594,66.314652224861206 4.417722992885176,66.314660632361807 4.417748498929147,66.314667529703783 4.417867506127639,66.314689167283021 4.417894665934377,66.314696299395123 4.417918263756961,66.314704795717049 4.417937790748563,66.314714415127625 4.417952610846935,66.314725056100215 4.417971183483282,66.314748768214329 4.417992554306498,66.314799441069482 4.418069579649615,66.314909720573823 4.418111621836296,66.314999955181889 4.418140815799167,66.31507545604731 4.418164349725687,66.315099948294929 4.418181586849693,66.315111724887203 4.418201749886606,66.315122543370222 4.41823781447192,66.31513645196496 4.418301738599839,66.315154155008329 4.418406943217175,66.315176096688617 4.41842742435347,66.315183273057627 4.418442435294182,66.315192841510267 4.41845184883616,66.315204269055542 4.418456173847286,66.315216648344347 4.418455473485841,66.315254591959388 4.418460370956065,66.315266907774316 4.418482569158713,66.315290993746203 4.418620720529471,66.315388828633303 4.418654876825078,66.315408308022356 4.418710595561337,66.315435357088376 4.418726306166754,66.315445356909052 4.418735338078035,66.315456448051506 4.418735719494491,66.315468712993919 4.418713329327044,66.315507722127819 4.418709830755656,66.315519764958353 4.418713456118809,66.315530982952424 4.418726113613559,66.315541135006313 4.418746340293392,66.315550157666962 4.418771528298803,66.315557835197779 4.418828837487599,66.31556890739634 4.41888958154387,66.315573317349546 4.418986708562461,66.315572892517196 4.41902048356172,66.31557357787554 4.419052541155493,66.315576039829025 4.419081100350791,66.315581008046848 4.419104825410375,66.315588615768618 4.419121998962674,66.315598755122039 4.419131666917091,66.315611108851726 4.419134910597625,66.315624852109124 4.419133192971824,66.315638880868917 4.419119453290719,66.315677426580677 4.419120788806406,66.315689621623193 4.419128166947475,66.315700991831392 4.419142669035801,66.315710839263218 4.419164485899565,66.315718669013776 4.419248446008176,66.315739563216056 4.419271789411613,66.315748224151321 4.419286609529997,66.315758217499379 4.419290298500798,66.315769486146536 4.41928463732035,66.315781110078731 4.419272679114127,66.315792143907373 4.419245773270831,66.315810226918686 4.419241893132497,66.315818380155662 4.419250352635949,66.31582683163775 4.419308297603173,66.315854140399651 4.41934429847519,66.315874628274841 4.419360454309165,66.315885750972569 4.419370631144998,66.315896531022418 4.419369168035176,66.315905585216655 4.419352948277344,66.315912196572668 4.419302635382855,66.315923845689568 4.419284125766748,66.315931941743258 4.419273948562382,66.315941744598732 4.419272803455998,66.315952391348901 4.419280181607358,66.31596326019077 4.419335772819874,66.316008429672479 4.419394607655214,66.316070768320984 4.419434551826541,66.316108203173414 4.41955635646515,66.316202538814366 4.419593375049417,66.316222791648713 4.41959693698784,66.316224022557293 4.419640697951714,66.316238812492941 4.419844683167708,66.316273735013596 4.420041035374284,66.316322241707894 4.420075191447618,66.316355228460537 4.420100633988067,66.316357144663584 4.42012970214294,66.316356364335533 4.420248201060173,66.316349106216549 4.420279177392392,66.316349207821432 4.420310344509507,66.316351263626672 4.420340557481008,66.316356111142611 4.420368734990442,66.316364156431831 4.420418792879311,66.316385551234461 4.420461472420348,66.316407047514488 4.420497282472883,66.316428194793389 4.420511212091937,66.316439057102485 4.420520244009276,66.316450274700699 4.420523296913264,66.316461968135201 4.420515282075206,66.316486332042629 4.420491047394063,66.316522192590753 4.420487167208964,66.316533169014491 4.420480614435085,66.316607973588106 4.420459113727381,66.316706811687695 4.420458413807791,66.316721017497954 4.420495305216769,66.31673969008007 4.420538557170638,66.31676406020766 4.420564571658941,66.316795320599724 4.420555920696712,66.316823142035958 4.420601335042974,66.316860582124164 4.420647322170582,66.316879533793326 4.420700687690315,66.316895947602148 4.420789609159307,66.316915406937909 4.420912750860901,66.316936871265682 4.420974385409626,66.316942353220981 4.421068968139902,66.316945316439387 4.421101152949121,66.316948273138138 4.421132765257195,66.316953723283362 4.421162850959756,66.31696211734095 4.421189311056108,66.31697277008017 4.421210110158645,66.316984602902934 4.421223594512782,66.316996867135302 4.42123625175678,66.317022239378687 4.421241530627229,66.317049127942028 4.421240703510362,66.31706262296025 4.421228745053789,66.317088382090304 4.421184028902138,66.317135865044037 4.421174169461569,66.317161414733079 4.421174614254816,66.317187579850454 4.421188352160074,66.317250568931385 4.421186443525731,66.317276118525996 4.421173594141411,66.317327217612103 4.42118020877015,66.317352843287111 4.421189813136212,66.317364897958797 4.421227531193632,66.317397826248595 4.421230584100615,66.317409589031755 4.421218116359324,66.317460497511789 4.421209973353509,66.31754064139254 4.421214743387819,66.317566768060018 4.421236877773629,66.317605126923951 4.42126244716921,66.31762832243156 4.421280511212439,66.317639361877781 4.421326053098875,66.317658852236363 4.421379482274812,66.31767317185853 4.421611455149198,66.317665248254514 4.421841329159091,66.317648493130079 4.421904044121672,66.317707255777464 4.422008483780745,66.317833148906274 4.422217491187135,66.318034609703375 4.422405571527418,66.318269649332251 4.422635441343781,66.31850468052788 4.423178887885361,66.318932776345903 4.423241602755494,66.318999960996294 4.423283390960881,66.319075475237 4.423137030243937,66.319209792117661 4.42305344911313,66.319344114791775 4.423095237321562,66.319419659718591 4.423199805266489,66.319486811457935 4.423638621566864,66.319780564051101 4.424182005915958,66.320141532962111 4.424516381856204,66.320351330316782 4.424767181848615,66.320376528501598 4.425519581042481,66.320502416233523 4.426376421611048,66.320661912597558 4.427191473152749,66.320796217066174 4.427755725087957,66.320880157906885 4.42825732451557,66.320972471902436 4.428758924212558,66.321047981310201 4.428863429185034,66.321081583681348 4.428929768867421,66.321208709443596 4.429014684749862,66.321127606885995 4.429080391507536,66.321043833357237 4.429131405001036,66.320970951540886 4.429158565961976,66.320904533639848 4.429170842667737,66.320860667265833 4.4291708436973,66.32079147047547 4.429112458015608,66.320451040665645 4.429175492854387,66.320396769822054 4.429262189201173,66.320349419998152 4.429380879418259,66.320314802176696 4.429537097292197,66.320291406596738 4.429772695487051,66.320306429294007 4.430430258330049,66.320373840031692 4.430592835992991,66.320408864441276 4.431183801837284,66.320547553129856 4.431363617050156,66.320570023077394 4.43223954170769,66.320588256990803 4.433248022413008,66.32059645537862 4.433164432472111,66.321388787384947 4.433097576925531,66.321758085861518 4.432980536311713,66.322093816140367 4.432863497735002,66.322281781410169 4.432659380469865,66.32256823031058 4.432969398587666,66.322570780980968 4.43324786683051,66.322649367782375 4.433768738324855,66.322815744499792 4.433854798098638,66.32280423817393 4.434141854737154,66.322772522912416 4.434299726342753,66.322755244423135 4.434557969027924,66.322737966138021 4.434773213744218,66.322717814278946 4.435153453756073,66.322697612009662 4.435784812350951,66.32267169502235 4.436487982683207,66.322645784486966 4.437987507052111,66.322576633771476 4.439228725276378,66.322510362106385&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QUITUMBE&lt;/SimpleData&gt;</text:p>
          </table:table-cell>
        </table:table-row>
        <table:table-row table:style-name="ro1">
          <table:table-cell table:number-columns-repeated="2"/>
          <table:table-cell office:value-type="string" calcext:value-type="string">
            <text:p>&lt;SimpleData name="PARROQUIA"&gt;Turubamb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61025490181917,66.318838346829281 4.461188068305987,66.318827485797144 4.461350646250035,66.318841062520988 4.461513287583322,66.318884596381679 4.461662380532312,66.318958106239876 4.461791055919124,66.319017956956259 4.461919794955298,66.31907234524833 4.462089114920844,66.319124081634797 4.462197563684262,66.31915398148611 4.462312691144007,66.319181216793027 4.462387237659438,66.319213844490292 4.462441429924058,66.319273707196899 4.462475267995527,66.319352646280905 4.462495621446176,66.319439692761165 4.462441428050629,66.319540397480807 4.462393977108494,66.319616569661505 4.462339783919759,66.319687323863974 4.462305944715889,66.319768957745353 4.462292395930114,66.319855990057206 4.462319491531504,66.319962110881946 4.46239397373169,66.320098193353743 4.462573724528871,66.32024728637758 4.463342849784659,66.320838187765617 4.46350434727742,66.320736061031312 4.463654904456034,66.320633267778859 4.463782817628164,66.320545597564703 4.463925869131843,66.320457933404086 4.464053845740734,66.320394432388454 4.464211908297783,66.320315833005907 4.464347390518712,66.320243272668037 4.46446029244428,66.320170756503245 4.464565688727072,66.320110255377912 4.464708676555086,66.320028629061596 4.464851727984038,66.31994701516733 4.464972135377292,66.319886532549191 4.465167916540384,66.319804911902324 4.46540128921873,66.319705166358972 4.465619587178296,66.319602337228901 4.465785155218109,66.319526767799715 4.466003453046994,66.319442107216133 4.466191601470297,66.319348412399705 4.46631957801184,66.319284889538622 4.466477640375229,66.319224462454528 4.466635766268024,66.319176050927837 4.466748667763869,66.319163971892891 4.46689171860128,66.31916999891564 4.467207842496422,66.319185129864152 4.467433708843303,66.319203274153026 4.467591770783712,66.319212327301742 4.467674586398011,66.319206287816257 4.467787488064494,66.319163972876922 4.46794555041801,66.319100468602571 4.468148773470975,66.319012793091801 4.468284255478715,66.318958392258082 4.468397157183248,66.318906973038466 4.468562788766958,66.31882835629871 4.468690828945297,66.318749751966863 4.468818741922764,66.318668127542281 4.468961793290926,66.318574417093572 4.469044609402664,66.318474622093234 4.469119856247429,66.318392984038638 4.469255338320995,66.31832043715913 4.469390820340934,66.31825696244718 4.469526302275687,66.318208587086829 4.469676858880027,66.318169290399268 4.469759674533865,66.318151113926831 4.469849995616202,66.318157153820351 4.469849995392305,66.318199483248264 4.469782253866375,66.318329522655063 4.469631695791372,66.318643975814837 4.469699436394693,66.318689317980528 4.46976393323611,66.318703579814979 4.469883323484995,66.318516355353154 4.469987384106178,66.318418831389479 4.470569257981207,66.317964602844867 4.470677198730701,66.317834605992246 4.470885129488015,66.317559148732428 4.471062338731394,66.31720322653041 4.471108582126934,66.316896749526578 4.471102794359926,66.316814275121857 4.471076272382747,66.316439961389193 4.471548804482855,66.316395472150617 4.471652673786583,66.316381596176299 4.471773844027924,66.316367656759567 4.471861430091413,66.316354370822538 4.471956521699189,66.316342956600735 4.472052376593208,66.31632943589868 4.472219216256641,66.316307533749907 4.472418813212937,66.316284610090534 4.472487380945592,66.316274845467902 4.472787984943309,66.316230140058821 4.473039421182372,66.316188645020191 4.473109388250997,66.316179146843098 4.47318317169764,66.316170701909385 4.473260707913515,66.316163843187226 4.47334568606993,66.316158393024821 4.47344268582701,66.316154281632947 4.473557113729353,66.316151115635307 4.473867767350821,66.316143495690199 4.474784844331622,66.31611568047343 4.474901880100131,66.316110731560798 4.475016880473068,66.316103555598744 4.475128064468136,66.316094996451156 4.475462761370967,66.316067821599134 4.475568856869084,66.316055239784006 4.475803882571893,66.316025685490004 4.475850824111514,66.316018262006466 4.47589350403,66.316009112708954 4.475991585215607,66.315971969778886 4.476041261986058,66.315923634348692 4.476048067974217,66.315896249715976 4.476052584208142,66.315849227511919 4.476082097874166,66.315769662024977 4.476120770867641,66.315687494855254 4.476141252196642,66.315667806426333 4.476166185949042,66.315654088607687 4.476238888119407,66.315632731454684 4.476302558151315,66.315619876558458 4.476361584891269,66.315613918653369 4.47641164311922,66.315611342619391 4.476463800341539,66.31561302407242 4.477151066955217,66.315691879843669 4.477217026759411,66.315694462282806 4.477255635833728,66.315693567664809 4.477296534746545,66.315690141406435 4.477464646506691,66.31566022496618 4.477598665249633,66.315629401137699 4.477646370082305,66.315614826736407 4.477669141203473,66.31560367226173 4.477685042853473,66.315587429094705 4.477685042921289,66.315567765954839 4.477646370894665,66.315380143653826 4.47763504936716,66.315262880597743 4.477631869666252,66.315085078287026 4.477654577662669,66.314934419331337 4.47768402767098,66.31485911490563 4.477702282750945,66.31484367709659 4.477736312217726,66.314825707558199 4.477864097514281,66.314792966453439 4.478115342737373,66.314766418288627 4.478056697987162,66.314672889835805 4.477968858229541,66.314488744380668 4.477831278244831,66.314323811159269 4.478088948286864,66.314118209671221 4.478088948858193,66.313949619140516 4.477944690390826,66.31373580334558 4.477954995465915,66.313489096995298 4.478099255209597,66.313324595212933 4.477954996626242,66.313151880979547 4.477625198336124,66.312991514087273 4.477192420942233,66.312962729960446 4.476780252437562,66.312818841567136 4.476774465236278,66.312559333161659 4.47679354787811,66.312361478029914 4.476793548708774,66.312140801616366 4.476850731362512,66.31198862105218 4.477003323514604,66.311828780073583 4.477041424093239,66.311722275931658 4.476888896581353,66.311608092567866 4.476602859929342,66.311364614330842 4.476145213927858,66.31101451222753 4.475706587165813,66.31045136121449 4.475592161109757,66.310048006780733 4.475515898026466,66.30984250973809 4.475420552972515,66.309659890106573 4.475420554122451,66.309385897975702 4.47515359936214,66.309203262215064 4.475020090582851,66.309020580790758 4.475344292611722,66.308815101009884 4.475325211119426,66.308723765433299 4.47515360177539,66.308640058210415 4.474924746902396,66.308533476905012 4.474734055999771,66.308381255287415 4.474638710858326,66.308236680768616 4.474581529274292,66.308137707774108 4.474600611625648,66.308031175287269 4.474600612236682,66.307894170717944 4.474486185000673,66.307802819031224 4.474142902522755,66.307703894893564 4.473704337653719,66.307658240672609 4.473284791465947,66.307528805752185 4.473342038075401,66.307323313595589 4.473132266691668,66.306912292253799 4.473437387046899,66.306653535546488 4.47341830594783,66.306493666876648 4.472789050593007,66.306280567947056 4.472636460294817,66.306075059070722 4.472541115611171,66.305869529517736 4.47254111572721,66.305846672352772 4.472750889759602,66.305702083494623 4.472598362827226,66.305549844740398 4.472235998508591,66.305496563241391 4.471702024844364,66.30540518977601 4.471511335306819,66.305055074602677 4.471206282197889,66.304644022415474 4.471530421354235,66.304278617825517 4.471415994602479,66.304134006981087 4.471015593600505,66.304141579650917 4.47078673917241,66.304027406166114 4.47017650154162,66.304004565808114 4.469547245620639,66.303989342901303 4.469184944869796,66.303974120230322 4.46897517152489,66.303996978892272 4.468822579953077,66.304050275815626 4.468460278627408,66.304126367686138 4.468059813377804,66.304232941723242 4.467564002320954,66.304354756344992 4.467087273390963,66.304430847154009 4.466763072457244,66.304453692563783 4.466343589383965,66.30448412980968 4.465962206992592,66.304430845927783 4.465790597580121,66.304415623683013 4.465607729626718,66.304435479430865 4.465450240614166,66.30444533104972 4.465312405860146,66.304463009527041 4.46516960984937,66.304476739655144 4.465031775120432,66.304490520562993 4.464923453722871,66.304496423886278 4.464800439307569,66.304500314940441 4.464672400073173,66.304494411343313 4.464574001370138,66.304482629719615 4.464485397979193,66.304476738859151 4.46437217897524,66.304472834829127 4.464244203333734,66.304468899041382 4.464116164217117,66.304447259227842 4.464032522168969,66.304433528819843 4.463935331952038,66.304426419155675 4.463835597557458,66.304409952807944 4.463751955584823,66.304386376909619 4.463702724727988,66.304341180321742 4.463643634986385,66.304286125436661 4.463584545246187,66.304231133909411 4.463530416672192,66.304191834208297 4.463476288054893,66.304158406234251 4.463426993359535,66.304144675708073 4.463387621096441,66.304148579607059 4.463343287564776,66.304150566439318 4.463294056371335,66.304150566378667 4.463308876779408,66.304128932809718 4.463313774636017,66.304105369450724 4.463299018179392,66.304081799697528 4.463254684844015,66.304058217189905 4.463062721751443,66.304007122619296 4.462782155440036,66.303930496444494 4.462728026695419,66.303914759837028 4.462664039053185,66.303891189842517 4.462609846857285,66.303855818991963 4.462565577336035,66.303806647626033 4.462501590408158,66.303692688570024 4.462472077571527,66.303637689430701 4.462437603345199,66.303596420937396 4.462388372609591,66.30353942827918 4.462314526376777,66.303470640781171 4.462250539026541,66.303411705309955 4.462157038380067,66.303356648340298 4.462093050830262,66.303323244631386 4.462033960925835,66.303293776704805 4.46197487095903,66.303272186740202 4.461753585317017,66.303240845849231 4.461609644889901,66.303197310280112 4.460903301555045,66.302805512915299 4.460365958783933,66.302551137697193 4.460087999095271,66.302637016763782 4.459668642849464,66.302725967884584 4.459389093195429,66.30278681530406 4.459167807116883,66.302810195492782 4.458934881105129,66.302833607382055 4.458713595019757,66.302857006567677 4.45815456035934,66.302857005752585 4.457828387942127,66.302852345685764 4.457548838850285,66.302847679334974 4.457234370013015,66.30283827716103 4.456966460895393,66.302828919487595 4.456593792097093,66.302852343819239 4.456325882663561,66.302875761937599 4.45609289319763,66.302880433852238 4.455661960441621,66.30297402454346 4.455196107776358,66.303077048179489 4.454881638776852,66.303081719914559 4.454602089521534,66.303091057591047 4.454334180811111,66.303039560917654 4.454042992341493,66.302978719581702 4.453670260712531,66.302922537531629 4.453448975304253,66.302875757294828 4.453181130082561,66.302838270675281 4.452808398427882,66.302786817724765 4.452598752818317,66.302754047802821 4.452400684186373,66.302660391789345 4.452226022384653,66.302590179657898 4.452004737264992,66.302519992640597 4.451795092083576,66.302449748310522 4.451562103343027,66.302388880220519 4.45135245797093,66.302337394869312 4.451131172623439,66.302290613518409 4.45094480691178,66.302257855670888 4.450723457810886,66.302225072322386 4.450478892146427,66.30222036773857 4.450280886249904,66.30221099718365 4.450059600442741,66.302206337073699 4.449861594600464,66.302192281408608 4.449640308954888,66.302173585024718 4.44934912024086,66.302145486533334 4.44920937759801,66.302136141443086 4.448999731559326,66.30214548587837 4.448766742219305,66.302140813024522 4.448533816320295,66.302150151061355 4.448335810316751,66.302150150683701 4.448277548286585,66.302047185873604 4.448219350033684,66.301930171542423 4.448184366921321,66.301906758408421 4.44802134465615,66.301878672543111 4.447834978706855,66.301869270118416 4.447660252459678,66.30187867184361 4.447497229859256,66.301878671525913 4.447299223811003,66.30188333725286 4.447171121336435,66.30185523872639 4.447019675389545,66.301828105088845 4.446955687777713,66.301812614694839 4.446829238958189,66.301793467444753 4.446641919025335,66.301775596102999 4.446547400465152,66.301759464417486 4.446466365873608,66.301786851608128 4.446393026965611,66.301867591285486 4.446328084744426,66.301893867411195 4.446270775542562,66.301897581140324 4.446162962969193,66.30190733214242 4.446077348884627,66.301922111153701 4.445920304783568,66.301960055462217 4.445826803606844,66.301968841505769 4.445740235426394,66.301983639523101 4.44566766041564,66.302013273825835 4.445553740311639,66.302128763817137 4.445468570688416,66.302204868058823 4.445424363966454,66.302239098374656 4.445422964583515,66.302242831209981 4.44534918080301,66.302291853076866 4.44518736545255,66.302389940932656 4.445137688591375,66.302424450311022 4.445086993888239,66.302470164403218 4.445063395782777,66.302486987361235 4.445053663966328,66.30249259923977 4.445020461442664,66.302500375838846 4.444986114040379,66.302505581372785 4.444928232402276,66.302506844564959 4.444894966398633,66.30250468607538 4.444872449866549,66.302500375534478 4.44478664552933,66.302469300415609 4.444746955412536,66.302458508209995 4.444722212642827,66.302455905351863 4.444701858666043,66.302455905309799 4.444634308772454,66.302466291003128 4.444588130648837,66.302469300005015 4.444550539408464,66.302468468298883 4.444482989709174,66.302463681534789 4.444405199565648,66.302447232901315 4.444321303391153,66.302418278057544 4.444263549390555,66.302386695027195 4.444209484586227,66.30235225521352 4.444133221100706,66.302327604452046 4.444015613548973,66.302307048263884 4.443963965497055,66.302294560952305 4.443814872647037,66.302292643436246 4.443731675726132,66.302295963448145 4.443548998430408,66.30232333078574 4.443449073037076,66.302330205828838 4.443150823596671,66.302336147240425 4.443019476749399,66.302343085694375 4.442955679664465,66.302349808447318 4.442896207145525,66.302405679971571 4.442852191285226,66.302434602819545 4.442780379387752,66.30247374000038 4.442593694256337,66.302548090844894 4.442481110930149,66.302576880066525 4.442488679557307,66.302614842766999 4.44252181615148,66.302781332020118 4.442507113395401,66.303510656641564 4.442504249194728,66.303655175789132 4.442488597678217,66.303985841291123 4.442485098351127,66.304060169015898 4.442317043403792,66.304613522162754 4.442163618503383,66.305118792547475 4.442101090092362,66.305382249748291 4.442070870845063,66.305857710029713 4.44208098264512,66.305978355771302 4.442117235611565,66.306175055307619 4.44213943314356,66.306254670307069 4.4421877722887,66.306376615425265 4.442657493584235,66.307212785801141 4.442758243015451,66.307436742763343 4.442806581653146,66.307601918020538 4.442836153754324,66.30797731559106 4.442836853314217,66.307985839499537 4.442841169682827,66.308679509562793 4.44284288360571,66.308950380577286 4.442848988828571,66.309027575024928 4.442804587035167,66.309390010522065 4.442756180761507,66.309538329081747 4.442701859394624,66.309663418609759 4.442276449069354,66.310555826355241 4.441547565565536,66.312014877740708 4.441259101480674,66.3127436293844 4.441231176144712,66.312911828231321 4.44109167991776,66.313498535443216 4.440989332037966,66.31390960750042 4.440952119125494,66.314159990048211 4.440924256731331,66.314380502812995 4.440970749444671,66.314660735160643 4.44100795483739,66.315004530078042 4.441007952811812,66.315165220288222 4.441100999591882,66.315912605217065 4.441212620414408,66.316588938665802 4.441249826972657,66.316846736976132 4.441352102634864,66.317127005375852 4.441594056751841,66.317511866716941 4.441780101189726,66.317870570369735 4.44190101132415,66.318341334727677 4.441994062914825,66.318726183512609 4.442142896547721,66.319182016945106 4.442421932038632,66.319690116629189 4.442784736335172,66.320284164945804 4.443370795219296,66.321251781252258 4.443510346010908,66.321412463483426 4.443631260921719,66.321502091194461 4.443817308544053,66.321621640874525 4.444170767329797,66.321842057137104 4.444487080543087,66.322010195710831 4.444849825990547,66.322226840636986 4.445201377174658,66.322403058017784 4.445631294804946,66.322282866136462 4.446497617659242,66.322060464075037 4.447420868655344,66.321796789818549 4.44751087221356,66.321760632413088 4.447607808558577,66.321755107442939 4.447954082363249,66.321746760057394 4.44863747058944,66.321734023557681 4.448937693325595,66.321722117404263 4.449643725432659,66.321710605188571 4.449837598164891,66.321693903194017 4.450086935776578,66.321674460901633 4.450239273470268,66.321657758814396 4.450398544269244,66.321641050382681 4.450474745188645,66.321604905409714 4.450814086070481,66.321574349404528 4.451127093772722,66.321553168993887 4.451919885643184,66.321480321490327 4.45206051960162,66.321477004049427 4.452240526043467,66.321465877807469 4.452420659722965,66.321451947726914 4.452579866869149,66.321438036636806 4.452767696930689,66.321423986023134 4.452925313983615,66.321402278721351 4.453050746114275,66.321385233847423 4.453216949967505,66.321371297352897 4.453327752552025,66.321360189985882 4.45374596539096,66.321332101400955 4.45391872061743,66.321328016408472 4.454277842950508,66.321308973596757 4.454528516095032,66.321306246227451 4.454975606128805,66.321292614566048 4.455524339326598,66.321276299705744 4.455924106085962,66.321268161469661 4.456161231089495,66.321259965912617 4.456323809372491,66.321243675861922 4.456439000968563,66.32121098760328 4.456499936831763,66.321107599908331 4.456574486020048,66.320819205619003 4.456642228154403,66.320669545339882 4.456676131216288,66.320571598305861 4.456696422358311,66.320489979704291 4.456777712186199,66.320397455965647 4.456859001739557,66.320337596103798 4.457062225005944,66.320261419979161 4.457509379558697,66.320119959478163 4.458376592332058,66.319823352192302 4.459121743998208,66.319553988687318 4.459494351503138,66.31943154981235 4.459609606819417,66.319374402933406 4.460585141841017,66.318971687764432 4.460829009564076,66.318884595569116 4.461025490181917,66.318838346829281&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QUITUMBE&lt;/SimpleData&gt;</text:p>
          </table:table-cell>
        </table:table-row>
        <table:table-row table:style-name="ro1">
          <table:table-cell table:number-columns-repeated="2"/>
          <table:table-cell office:value-type="string" calcext:value-type="string">
            <text:p>&lt;SimpleData name="PARROQUIA"&gt;La Ecuatorian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03609825190585,66.332468048723157 4.4042850125038,66.33235096879811 4.404579320538369,66.332358730790887 4.404765942888751,66.332342448267497 4.405009365892437,66.332332703240425 4.405147265510642,66.332316420550669 4.405301449416101,66.332247997614161 4.405398832114529,66.332202413907169 4.405625972340211,66.332163304479622 4.405796375756664,66.332104677755993 4.4059667156831,66.332039532506698 4.406153339399985,66.331948357885864 4.406307587298691,66.331857626699261 4.406544015443863,66.331744429561553 4.40660380600722,66.331729262255408 4.406672755855108,66.331718279979043 4.406765685425253,66.331707120223115 4.406949700685051,66.331646019503594 4.407019795542778,66.331630040526676 4.407116350682402,66.33161931826713 4.407273968073157,66.331617391085175 4.407624122778792,66.331621241077485 4.408042400346448,66.331619016634377 4.408522058112418,66.33163014640472 4.408708489240234,66.3316327847824 4.408779855944156,66.331632201622881 4.408813185875956,66.331630413572498 4.408944215872537,66.331617136004326 4.409237633913414,66.331592844658033 4.409360585906275,66.331576897500284 4.409507708429294,66.33156126744997 4.409587471453154,66.331547190732664 4.409649297394513,66.331533075909832 4.409743817448868,66.331503153114568 4.40979120476945,66.331483680093442 4.409873258134198,66.331441392264679 4.409919691381667,66.331420340283643 4.409971849195411,66.331401190603174 4.410015610815815,66.331388331165741 4.410071839552371,66.331363759904988 4.410135701142513,66.331336182997688 4.41023092082821,66.331308206665113 4.410258462616022,66.331302639319716 4.410377343782334,66.331285892992497 4.410462195355869,66.331270427446341 4.410524211968561,66.331264295838324 4.410622611597016,66.331258132627283 4.410782900948446,66.331227442422986 4.410816676168906,66.331222978419873 4.410849878902178,66.331220048948808 4.410915012170287,66.331217861471274 4.410947642386851,66.331218134229275 4.4111188713586,66.331228457945869 4.411151183562071,66.331227576631619 4.411308546756953,66.331210735244355 4.411444728845318,66.331198700306658 4.411607880294121,66.331178986414159 4.411757547165644,66.331157084799358 4.412003450974554,66.331132158743316 4.412035445215563,66.33112711767923 4.41216647539948,66.331101157673459 4.412288982210902,66.331079661741953 4.412361748537656,66.331062274679894 4.412400930505344,66.331047163964968 4.412418613326483,66.331037455796306 4.412467972865145,66.330993214059447 4.412489408463999,66.330984380953694 4.412518349629378,66.330976682924998 4.412637548902719,66.330954375213608 4.412716612194876,66.330942225848588 4.412782826871735,66.33093406500862 4.412846751674491,66.330927869908308 4.412915637757897,66.330923919578808 4.412987449706975,66.330922321814612 4.41315422633797,66.330924446554633 4.413288372720025,66.330928378423806 4.413353569552497,66.330928124959144 4.413832909508288,66.330918918965693 4.413902749675247,66.330915773958338 4.413965338717705,66.330910574404811 4.414063102386636,66.330896928559369 4.413932900879383,66.330819103361776 4.413898680892012,66.330795926345701 4.41385581079185,66.330749762554646 4.413838891596354,66.330739477128674 4.413816693028438,66.330730358460087 4.413788515411431,66.330722603124727 4.413755249243442,66.33071592577322 4.413678857836414,66.330704866545204 4.413474744430159,66.330683914710178 4.413423795626075,66.330676406603345 4.413366040975975,66.330665043031345 4.413183363332017,66.330625714425807 4.412886003488445,66.330551660941296 4.412763306724098,66.330524146030314 4.412703898372656,66.330508819114144 4.412563455690696,66.330461893569279 4.412606200411075,66.330401677177065 4.412566512357423,66.330258186673746 4.412715415880157,66.330238218348768 4.413364395516291,66.33018249276391 4.413936983730104,66.330115732919666 4.414228811599666,66.330082746105504 4.414770041687422,66.330016759540698 4.415053410240417,66.329961019745468 4.415236852824953,66.329900650342708 4.415269611183303,66.329845194968115 4.415367826902685,66.329427338025596 4.415550824039335,66.329377551331717 4.416033981824197,66.329271769593703 4.416561918837036,66.32915487709289 4.41712802072473,66.328982006764093 4.4181327554801,66.328709889239747 4.419592025107969,66.328306539696385 4.419574342575582,66.328299931508624 4.420509490736913,66.328067303404765 4.420713856829623,66.328189637843622 4.421080036325909,66.328428007455628 4.422018160247332,66.329073699980782 4.421984194178962,66.329082191285906 4.422205540016698,66.329419771410002 4.421838147445423,66.329464218060124 4.421793876709065,66.329497948329333 4.421966500683974,66.329784074918408 4.422426249847825,66.329756528946703 4.423073129412876,66.329748559371268 4.423431679535617,66.329778739051406 4.42382120555582,66.329844519392651 4.423998222784169,66.329846308093892 4.424241709206744,66.329830296648893 4.424433035436109,66.329999637293909 4.425565106074428,66.330013362673455 4.426063400293549,66.330022355879294 4.427194389211813,66.330062847993304 4.427328790096627,66.330057540597892 4.428591190256286,66.330101362096613 4.429865039512086,66.330151848211841 4.430125822588055,66.330454353219721 4.430242668614048,66.330406762407179 4.432100813790957,66.33004947224039 4.432197051119717,66.330010872652736 4.432708131751826,66.329902182689807 4.433085256078241,66.329850437754985 4.43288839582508,66.329678401068122 4.432772633659487,66.329534329287398 4.43271475388812,66.329362290724191 4.43261050624754,66.329087999345433 4.432552627414778,66.328846256767761 4.432541053772113,66.328637057590427 4.432691558241309,66.327786259955161 4.432830552174636,66.326768083124179 4.432737881126164,66.326489108226397 4.432681846713646,66.326267268146012 4.432529961945262,66.325695560122611 4.43238234075619,66.324987168635744 4.432378206595885,66.324967715796205 4.432183456800074,66.323988635644554 4.432167175102683,66.323874565093107 4.432137347298077,66.323610172393884 4.432127109933479,66.323373274005334 4.432180989388104,66.323033152214521 4.432201789275074,66.322993317462206 4.432265714918098,66.322915011594517 4.432420916293355,66.322809417374827 4.432483950926894,66.322768072684866 4.432569757193395,66.322690590780283 4.432659380469865,66.32256823031058 4.432863497735002,66.322281781410169 4.432980536311713,66.322093816140367 4.433097576925531,66.321758085861518 4.433164432472111,66.321388787384947 4.433248022413008,66.32059645537862 4.43223954170769,66.320588256990803 4.431363617050156,66.320570023077394 4.431183801837284,66.320547553129856 4.430592835992991,66.320408864441276 4.430430258330049,66.320373840031692 4.429772695487051,66.320306429294007 4.429537097292197,66.320291406596738 4.429380879418259,66.320314802176696 4.429262189201173,66.320349419998152 4.429175492854387,66.320396769822054 4.429112458015608,66.320451040665645 4.4291708436973,66.32079147047547 4.429170842667737,66.320860667265833 4.429158565961976,66.320904533639848 4.429131405001036,66.320970951540886 4.429080391507536,66.321043833357237 4.429014684749862,66.321127606885995 4.428929768867421,66.321208709443596 4.428863429185034,66.321081583681348 4.428758924212558,66.321047981310201 4.42825732451557,66.320972471902436 4.427755725087957,66.320880157906885 4.427191473152749,66.320796217066174 4.426376421611048,66.320661912597558 4.425519581042481,66.320502416233523 4.424767181848615,66.320376528501598 4.424516381856204,66.320351330316782 4.424182005915958,66.320141532962111 4.423638621566864,66.319780564051101 4.423199805266489,66.319486811457935 4.423095237321562,66.319419659718591 4.42305344911313,66.319344114791775 4.423137030243937,66.319209792117661 4.423283390960881,66.319075475237 4.423241602755494,66.318999960996294 4.423178887885361,66.318932776345903 4.422635441343781,66.31850468052788 4.422405571527418,66.318269649332251 4.422217491187135,66.318034609703375 4.422008483780745,66.317833148906274 4.421904044121672,66.317707255777464 4.421841329159091,66.317648493130079 4.421611455149198,66.317665248254514 4.421379482274812,66.31767317185853 4.421326053098875,66.317658852236363 4.421280511212439,66.317639361877781 4.42126244716921,66.31762832243156 4.421236877773629,66.317605126923951 4.421214743387819,66.317566768060018 4.421209973353509,66.31754064139254 4.421218116359324,66.317460497511789 4.421230584100615,66.317409589031755 4.421227531193632,66.317397826248595 4.421189813136212,66.317364897958797 4.42118020877015,66.317352843287111 4.421173594141411,66.317327217612103 4.421186443525731,66.317276118525996 4.421188352160074,66.317250568931385 4.421174614254816,66.317187579850454 4.421174169461569,66.317161414733079 4.421184028902138,66.317135865044037 4.421228745053789,66.317088382090304 4.421240703510362,66.31706262296025 4.421241530627229,66.317049127942028 4.42123625175678,66.317022239378687 4.421223594512782,66.316996867135302 4.421210110158645,66.316984602902934 4.421189311056108,66.31697277008017 4.421162850959756,66.31696211734095 4.421132765257195,66.316953723283362 4.421101152949121,66.316948273138138 4.421068968139902,66.316945316439387 4.420974385409626,66.316942353220981 4.420912750860901,66.316936871265682 4.420789609159307,66.316915406937909 4.420700687690315,66.316895947602148 4.420647322170582,66.316879533793326 4.420601335042974,66.316860582124164 4.420555920696712,66.316823142035958 4.420564571658941,66.316795320599724 4.420538557170638,66.31676406020766 4.420495305216769,66.31673969008007 4.420458413807791,66.316721017497954 4.420459113727381,66.316706811687695 4.420480614435085,66.316607973588106 4.420487167208964,66.316533169014491 4.420491047394063,66.316522192590753 4.420515282075206,66.316486332042629 4.420523296913264,66.316461968135201 4.420520244009276,66.316450274700699 4.420511212091937,66.316439057102485 4.420497282472883,66.316428194793389 4.420461472420348,66.316407047514488 4.420418792879311,66.316385551234461 4.420368734990442,66.316364156431831 4.420340557481008,66.316356111142611 4.420310344509507,66.316351263626672 4.420279177392392,66.316349207821432 4.420248201060173,66.316349106216549 4.42012970214294,66.316356364335533 4.420100633988067,66.316357144663584 4.420075191447618,66.316355228460537 4.420041035374284,66.316322241707894 4.419844683167708,66.316273735013596 4.419640697951714,66.316238812492941 4.41959693698784,66.316224022557293 4.419593375049417,66.316222791648713 4.41955635646515,66.316202538814366 4.419434551826541,66.316108203173414 4.419394607655214,66.316070768320984 4.419335772819874,66.316008429672479 4.419280181607358,66.31596326019077 4.419272803455998,66.315952391348901 4.419273948562382,66.315941744598732 4.419284125766748,66.315931941743258 4.419302635382855,66.315923845689568 4.419352948277344,66.315912196572668 4.419369168035176,66.315905585216655 4.419370631144998,66.315896531022418 4.419360454309165,66.315885750972569 4.41934429847519,66.315874628274841 4.419308297603173,66.315854140399651 4.419250352635949,66.31582683163775 4.419241893132497,66.315818380155662 4.419245773270831,66.315810226918686 4.419272679114127,66.315792143907373 4.41928463732035,66.315781110078731 4.419290298500798,66.315769486146536 4.419286609529997,66.315758217499379 4.419271789411613,66.315748224151321 4.419248446008176,66.315739563216056 4.419164485899565,66.315718669013776 4.419142669035801,66.315710839263218 4.419128166947475,66.315700991831392 4.419120788806406,66.315689621623193 4.419119453290719,66.315677426580677 4.419133192971824,66.315638880868917 4.419134910597625,66.315624852109124 4.419131666917091,66.315611108851726 4.419121998962674,66.315598755122039 4.419104825410375,66.315588615768618 4.419081100350791,66.315581008046848 4.419052541155493,66.315576039829025 4.41902048356172,66.31557357787554 4.418986708562461,66.315572892517196 4.41888958154387,66.315573317349546 4.418828837487599,66.31556890739634 4.418771528298803,66.315557835197779 4.418746340293392,66.315550157666962 4.418726113613559,66.315541135006313 4.418713456118809,66.315530982952424 4.418709830755656,66.315519764958353 4.418713329327044,66.315507722127819 4.418735719494491,66.315468712993919 4.418735338078035,66.315456448051506 4.418726306166754,66.315445356909052 4.418710595561337,66.315435357088376 4.418654876825078,66.315408308022356 4.418620720529471,66.315388828633303 4.418482569158713,66.315290993746203 4.418460370956065,66.315266907774316 4.418455473485841,66.315254591959388 4.418456173847286,66.315216648344347 4.41845184883616,66.315204269055542 4.418442435294182,66.315192841510267 4.41842742435347,66.315183273057627 4.418406943217175,66.315176096688617 4.418301738599839,66.315154155008329 4.41823781447192,66.31513645196496 4.418201749886606,66.315122543370222 4.418181586849693,66.315111724887203 4.418164349725687,66.315099948294929 4.418140815799167,66.31507545604731 4.418111621836296,66.314999955181889 4.418069579649615,66.314909720573823 4.417992554306498,66.314799441069482 4.417971183483282,66.314748768214329 4.417952610846935,66.314725056100215 4.417937790748563,66.314714415127625 4.417918263756961,66.314704795717049 4.417894665934377,66.314696299395123 4.417867506127639,66.314689167283021 4.417748498929147,66.314667529703783 4.417722992885176,66.314660632361807 4.417700476370594,66.314652224861206 4.41768126742023,66.314642154915731 4.417666765368482,66.314630784206201 4.417658623970452,66.314618740914838 4.417657542888973,66.31460643748369 4.417675925836565,66.314568867312147 4.417678661128988,66.314557147631731 4.417672745912363,66.314547439367615 4.417655381487808,66.314540656231557 4.417630257033657,66.314536442902167 4.417602715493669,66.314534513859826 4.417552084773557,66.314535452807462 4.417435239646715,66.314543568048393 4.417372778151291,66.314543567861264 4.417343328429155,66.314541086775662 4.417288436291778,66.314530585200202 4.41711536404142,66.314488007918129 4.417070521816996,66.3144722016971 4.41691576893921,66.314391013248908 4.416796571126509,66.314359096009625 4.416647669272551,66.31431920892075 4.416558303394405,66.31425937222842 4.41642918411676,66.314167630840259 4.416091625824386,66.314119773086333 4.415863152902633,66.314051978376952 4.41565465247555,66.313980179593855 4.41546599595595,66.313976194098146 4.415217740694195,66.313948260842338 4.414959562374166,66.313944275121997 4.414651771829204,66.313900370211755 4.414314149961911,66.313852530956567 4.414105585573054,66.313800643614954 4.413956621401969,66.31369693290587 4.413837487235301,66.313665008421367 4.413648830567953,66.313668999133256 4.413569387189954,66.313617175270338 4.413410498556075,66.313609160403104 4.413201995509564,66.313672995367199 4.412904126643455,66.313676979378457 4.412794914289366,66.313684980678971 4.412487058339959,66.313732818210724 4.412169277469527,66.31389637740854 4.411732363366162,66.313980167202047 4.410928062968977,66.313848535166343 4.410709640587995,66.313748809350813 4.410530908290894,66.313665016783304 4.410362034830203,66.313589251030038 4.41020314766503,66.313509430290409 4.409905280676164,66.313421702284856 4.409657026282237,66.313353880172642 4.409488279733686,66.313294053569933 4.409041443420214,66.313357875813963 4.408365834602128,66.312484258465588 4.408297458067962,66.312468343003985 4.408246127902339,66.312459262006087 4.408183412000317,66.31245926179156 4.408086539321629,66.312466057799043 4.407983941921339,66.312479713578043 4.407892730016267,66.31249562848609 4.407801518061667,66.312513827863015 4.407710306105947,66.312532033572282 4.407607643978692,66.312598041839735 4.407533541800449,66.312632169026983 4.407470825505918,66.312650368402402 4.407391062940108,66.312657170760744 4.407282741295977,66.312654904957867 4.407100318248614,66.312650367122757 4.406997657623213,66.312645778796039 4.406929280795191,66.312643532166163 4.406809509999954,66.312641221899952 4.406507379073251,66.312666273830956 4.406444662869878,66.312679935980483 4.406381946814486,66.31268673204147 4.406273625413225,66.312673107373072 4.40619952415719,66.31266397559915 4.406113973600259,66.312661735254238 4.405999990687449,66.312673106415275 4.405920164409899,66.312684477690581 4.405800457117916,66.312686730005225 4.405686474350745,66.312691304876822 4.405515436842273,66.312686729002095 4.405452720832176,66.312691304053303 4.405310179089872,66.312682172041576 4.405184811224192,66.312666269185655 4.404819903561636,66.312563904594001 4.404665977182236,66.312513816887119 4.404597537451805,66.312479701728876 4.404534822348973,66.312443302058824 4.404494941893554,66.31240917421475 4.404460722256795,66.312381880781871 4.404426502367895,66.312365984402376 4.404295410241908,66.312336399734178 4.404147207744092,66.312318186690348 4.40406738207152,66.312302271068532 4.403913455050766,66.312281767131537 4.403702536088987,66.312288594488024 4.403617049092317,66.312288594179236 4.403235092372435,66.312302268062183 4.403075376606145,66.312306811095553 4.402761861237127,66.31228176295636 4.40211199507988,66.312263560715152 4.401923847559459,66.312254485470575 4.401832637283156,66.312197619981532 4.401718655711817,66.312149828872279 4.401581839654653,66.312092975668023 4.401536235174135,66.312036090942712 4.401490630747329,66.311976946943872 4.401450687344807,66.311915486563208 4.401427917511669,66.311860917789033 4.401370800543145,66.311792660539808 4.401319534945912,66.311742584340564 4.401273929740864,66.311717555647988 4.401159883954323,66.311697089437004 4.400994571048469,66.311692557787552 4.400840643370817,66.311701625620941 4.400715274960413,66.311710757017067 4.400629724521562,66.311703934767479 4.400067509505414,66.311623243371315 4.399720794065523,66.311495477684474 4.399134026621435,66.311431621575196 4.398840611858741,66.311367766414548 4.398173892987977,66.311229393835916 4.397373726666348,66.311144232248182 4.396306921596771,66.311091034799787 4.395160036341387,66.311027168987479 4.394573334170559,66.310899411903222 4.394039870577743,66.310771692443979 4.393399738293929,66.310675912540404 4.393062055181789,66.310549595241511 4.393222909738475,66.310786253684569 4.393212729521168,66.310912498562985 4.393027505936685,66.310982273983072 4.392088040711259,66.310934051917059 4.391183428514695,66.31101265179241 4.390820171090955,66.311062099486819 4.39059004134042,66.311131296793704 4.390581515278121,66.311239497998827 4.391177942108587,66.311644219758278 4.391600725468532,66.311974547558975 4.391804895563209,66.312229792469338 4.39184565171433,66.312843923793608 4.391512857050858,66.313074193954691 4.39123788470382,66.313142871562633 4.390469326574105,66.313205125199403 4.389975740794155,66.313198790244542 4.389162276473842,66.313260447033969 4.388979915936999,66.313294236516768 4.388972726073556,66.313384368967419 4.3894939114988,66.313607657673174 4.389838399259851,66.313792496560538 4.390080285745215,66.314138500183759 4.390668187199847,66.314651368090225 4.390697313944881,66.314850208166916 4.390597512255847,66.314975233044237 4.389918575250008,66.315038643694635 4.389772467581443,66.315181173596542 4.390240093993515,66.31551198172285 4.389953668675843,66.315724829748461 4.390108606290907,66.316033549233268 4.389677409457008,66.316370858600081 4.389123201293634,66.316562170516704 4.388523896084624,66.316752909762997 4.388122344666582,66.316894718297661 4.387661260131647,66.316934770289095 4.386836469335465,66.317140720135683 4.386428305128348,66.31718961630915 4.386163321908271,66.31713208866276 4.385802927093164,66.317145506009538 4.385271688071223,66.317048500849438 4.384508791876722,66.317038682472983 4.384274462252709,66.317161944787046 4.384215176254388,66.317341648515551 4.38473642579081,66.317564870406756 4.385218686478295,66.317715382656473 4.385790441540373,66.31786703636061 4.385964276237139,66.317941476143858 4.386628643337294,66.318058234779059 4.3874597825919,66.31833952101222 4.387588583933705,66.318413343798085 4.388028674600546,66.318527257045034 4.38837475352041,66.318694054845409 4.388541462117328,66.318858579593723 4.38875568569211,66.318987639711551 4.38891800413271,66.319206207865832 4.389181460523946,66.319281722494864 4.389349568979053,66.319428226341387 4.389501707340306,66.319772946634302 4.389656836137393,66.320081629062059 4.38968882625386,66.320244424995252 4.38957897161723,66.320495562717895 4.389389484675589,66.320619455363797 4.389353663206319,66.321070014749765 4.389728805849439,66.321435615305532 4.390374722095724,66.321786615329415 4.390703558927456,66.322169700183224 4.390641537387214,66.322385359903976 4.390414270294606,66.322418521708755 4.389939693994139,66.322737153383372 4.389790786718054,66.322915599000012 4.38932346364487,66.32314408918829 4.3891339766402,66.323267930729813 4.388673779602278,66.323406346896647 4.388618884090691,66.323531944676589 4.388297605086173,66.323617986034634 4.387510402599344,66.323914553366521 4.387096511469289,66.324035504225364 4.386810149338345,66.324248254746294 4.386530786103229,66.324371005874113 4.386119821684034,66.324455921325196 4.385933261328296,66.324543678919184 4.385341272045013,66.324644316664092 4.38480144236673,66.324655401586881 4.38443665670916,66.324722905546054 4.384035681567401,66.324681689063794 4.383539294718757,66.324711402636623 4.383272911154412,66.324671886510728 4.382867545797588,66.324684728855956 4.382227914104926,66.324820840380042 4.382081869681166,66.324963276780949 4.381802569848594,66.325085954622637 4.381689915235879,66.325373101313545 4.381170558954709,66.325691118147247 4.381081177516745,66.326249095239248 4.380964323493908,66.326590270791272 4.3806186750145,66.326982640827637 4.380642011854124,66.327253505367054 4.380839120286545,66.327598683017442 4.380859657586249,66.327905569224683 4.380993477804829,66.328236868116576 4.381269022656928,66.328208508626105 4.381870746299253,66.328028523260528 4.382622964751244,66.327788523647627 4.383149569527651,66.327578531092286 4.382999120707592,66.328358479976771 4.383149525098676,66.329408416254182 4.383299934796916,66.33024835534043 4.383299913385117,66.331148227023377 4.384578638365193,66.332198012842312 4.38563176742227,66.332527971274544 4.38773797038931,66.332827887149506 4.389317572036443,66.33318784254503 4.391122911602546,66.333667710410325 4.392702577295015,66.334027640822043 4.395034461433167,66.334147576000817 4.39653888308745,66.334387516331134 4.397667264195504,66.334507521682781 4.399096443940636,66.334507526243954 4.399698229008533,66.334417515834289 4.400375202444964,66.334057643030235 4.4012779224227,66.33336783312474 4.402331007862258,66.332707989821188 4.403609825190585,66.332468048723157&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QUITUMBE&lt;/SimpleData&gt;</text:p>
          </table:table-cell>
        </table:table-row>
        <table:table-row table:style-name="ro1">
          <table:table-cell table:number-columns-repeated="2"/>
          <table:table-cell office:value-type="string" calcext:value-type="string">
            <text:p>&lt;SimpleData name="PARROQUIA"&gt;Quitumbe&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47144125554007,66.33362701804171 4.447493389861577,66.333611433770898 4.447844752992612,66.333616367167707 4.447990475862798,66.333614471595155 4.448102042058721,66.33360172113008 4.448120106390987,66.333597251142706 4.448193635853542,66.333579295101643 4.448261377195683,66.333552081971874 4.448325175072077,66.333508941553731 4.448346102000829,66.333472376074084 4.44835933267576,66.333419464747877 4.44836817442578,66.333373635646566 4.448385858433147,66.333227321797395 4.44845385543866,66.33306619557878 4.448676989977344,66.332805298682146 4.44893892386589,66.332618338071086 4.449365790251277,66.332376883923288 4.450529988744599,66.331683647683874 4.45108298780257,66.331340906208112 4.451267320449401,66.331266951089972 4.451480721385349,66.331185120204594 4.451732985957524,66.331103377881135 4.451859054582897,66.331068324564967 4.452033718764504,66.331021546582193 4.45307178054751,66.330811270025777 4.453799377838855,66.330663261795976 4.45402257385873,66.330612621322757 4.454274838254128,66.330542494230428 4.454459170655445,66.330487972626088 4.454740503477248,66.330390628565056 4.455322569317161,66.330168601948671 4.455443929771886,66.330287241428735 4.455452262152371,66.330297894790817 4.455515804783353,66.330344211533117 4.455685315817626,66.33041650209546 4.455763106468312,66.3304456655829 4.455840642735422,66.330469508739554 4.4558665308747,66.330437739160587 4.455872382793612,66.33042362355512 4.455883323452984,66.330382557616886 4.455882878358821,66.330363223113778 4.455879380092165,66.330350933739211 4.455871492964064,66.330339360916426 4.455786833149552,66.330266081000417 4.455785879107847,66.330258813882978 4.455789759159122,66.330252688201924 4.455821562624555,66.330232028309013 4.455867677539342,66.33021598488402 4.456151936124196,66.330130276088283 4.456252053112927,66.330105196275255 4.456337349811429,66.330073787765997 4.456418257589154,66.330050629298526 4.456440965213994,66.330041865591326 4.456499101888605,66.33001080574283 4.456522127542668,66.33000248591685 4.456548333510363,66.329996271422118 4.456713965329916,66.329966289682545 4.456781706417206,66.329958756226418 4.456951472545716,66.329944019100395 4.457002675905986,66.329937817304398 4.457143437520736,66.32991028957511 4.457221419340109,66.32989335184709 4.457256275830188,66.329883624209032 4.457294821549251,66.329867783474668 4.457341000107309,66.32984567110239 4.457400281693808,66.329814351013738 4.457577490649991,66.329684891190269 4.457696817154624,66.329614203272072 4.457726394373347,66.32959393601999 4.457862322511506,66.329480867754313 4.457949145950068,66.329422018805687 4.457976751333029,66.329405657762962 4.45804341128809,66.329372498094884 4.458081575362149,66.32935645410835 4.458105682318107,66.329348654070415 4.458192887118425,66.329326484215542 4.458248034118812,66.329314796849374 4.45835203102203,66.329297408499571 4.458448331469248,66.329287864607139 4.458634444405219,66.329280356450084 4.458674452978682,66.329276424744705 4.458867753599201,66.329249505133333 4.45897734789367,66.329229922566967 4.459030968302932,66.329222293745403 4.459128731677374,66.329215609864136 4.459166959238841,66.329215330880317 4.459202006458231,66.329216808502679 4.459366811037683,66.329229390329559 4.45940821894695,66.329226543021818 4.4594778682446,66.329214823915876 4.459507508930318,66.329212617089638 4.459555977154412,66.329212033722456 4.459597321425779,66.329213536717987 4.45969794699578,66.329220848642535 4.459827386279065,66.329238243658395 4.459881706310516,66.329237489076149 4.45996083296546,66.329229029541253 4.45998983760692,66.329223702672536 4.460053126291813,66.329205153703043 4.46011094482926,66.329183808085617 4.46013689636422,66.329177028986081 4.460165582963942,66.329172881636566 4.460226200067867,66.329169064083601 4.460266590251581,66.329168905589924 4.460469367987926,66.329177866445363 4.460530621124546,66.329178792381683 4.460609747760649,66.329172666520563 4.460800567650853,66.329153616669416 4.460855014936554,66.32914661563764 4.46097058823134,66.32912784471182 4.461005190232647,66.329125105189576 4.461157782467851,66.329119759408329 4.461220562194374,66.329115821357576 4.461266740629866,66.329107754920202 4.461321187953818,66.329094849862017 4.461419078672177,66.329067473341027 4.46161816751039,66.329033254315505 4.461696721748452,66.329017216493028 4.461758611005445,66.329009543219556 4.46193022162138,66.329001451514728 4.461962979034165,66.328998071473279 4.462062078208642,66.328980188240351 4.462093309055719,66.328977937001255 4.462125303158117,66.328979281456895 4.462168682800944,66.328986409473401 4.462297167883516,66.329019360592724 4.46234563603198,66.329029811601018 4.462537155239509,66.329063098832592 4.46260661359794,66.329067931196533 4.462826119877155,66.329074456918676 4.462858495631568,66.329073955966649 4.462887754678841,66.329071032524652 4.462950025606957,66.329058089403148 4.463061337331141,66.32902616592385 4.463138619517333,66.328996557055589 4.463218191525958,66.328969078937092 4.463246051252537,66.328962185629806 4.463260235532424,66.328960270476117 4.463274928659677,66.328959192416235 4.463303297190971,66.328959877339713 4.463394763388577,66.328970588420688 4.463590289928871,66.328985491406328 4.463684936441347,66.328998656680568 4.463800318809063,66.328994243037258 4.46387480211946,66.328993818223779 4.46388905007498,66.328980684764332 4.463898845512429,66.328976822732486 4.463937136733015,66.32896737376646 4.4639648056158,66.328964171278301 4.464487460969816,66.328952084670249 4.46443574915002,66.32889745785846 4.464289391108089,66.328782559757897 4.464143160146641,66.328690605355959 4.464107985807479,66.32867459256255 4.463945916667261,66.328606710874908 4.463908706888874,66.328595568458297 4.464178843922016,66.328611403967813 4.464264267450853,66.328628349080944 4.464453624088859,66.328651591587501 4.464606343393786,66.328665923961637 4.464715492245391,66.32867171403052 4.46482629490631,66.328671124360454 4.464938751402047,66.328659798208747 4.465146109020292,66.32862973242591 4.465620296635688,66.328528233762356 4.466116301476502,66.328392780942991 4.466491771295424,66.328353297459174 4.466650278938338,66.328341451173998 4.466841543860795,66.328348287775555 4.467030837049374,66.328342491564911 4.467130572232135,66.328328089484131 4.467460245384939,66.328273493365074 4.467535555622375,66.328262667993258 4.467611374660309,66.328261444093087 4.46783323448757,66.328240497334306 4.467896459080309,66.328303991390243 4.468212583890113,66.328274343810776 4.468307421727523,66.328189731593071 4.468686835800526,66.32801627010133 4.46883440281713,66.328058564016189 4.468992465091585,66.328067055873561 4.469645768218187,66.328050110993431 4.470815493139724,66.328012022742243 4.471107574561294,66.327995597549105 4.471012293125314,66.327736848267747 4.471149874152188,66.327729104878472 4.471403282705291,66.327725750185749 4.471538446631403,66.327729105164096 4.47191016346071,66.327708906386576 4.472053787073493,66.327708906488823 4.472265024503556,66.32769879125415 4.472535352440813,66.327685295802013 4.472645137376916,66.327681953676191 4.472805680375928,66.327671825707782 4.47293499224967,66.327734002112507 4.473039815606816,66.327794808493536 4.47314463894743,66.327860301386863 4.4732494623493,66.327911721479282 4.473389205775863,66.327958492899427 4.473482389219678,66.32800057122644 4.473552229112981,66.32802862763802 4.473983162752912,66.32823909405316 4.47411139335374,66.32829988653792 4.474216216740869,66.328360678860165 4.474262776603979,66.328398076264065 4.474321039841824,66.32849625920575 4.47437923945775,66.328599166335692 4.474437502629653,66.328716075472073 4.474472422227667,66.32882361109192 4.474623805610996,66.328893768766505 4.474751972598619,66.328963888180425 4.47491499592548,66.32905274683209 4.475031459294391,66.329127577583378 4.475078082659417,66.329197702635739 4.475136282440759,66.329263191834031 4.475182905757996,66.329347337608255 4.47526438543388,66.329445573923181 4.475345928821505,66.329515679082917 4.475474032182254,66.329599849423488 4.475590495542431,66.329684038498897 4.4755904951781,66.329786889993755 4.475567214918021,66.329857057553696 4.475532294651547,66.329927161497196 4.475485734344359,66.330006688488766 4.475427470422759,66.330086189856431 4.475415830166081,66.330156299514925 4.475404189975713,66.33020776555972 4.476273118763091,66.330473661728675 4.477008474887429,66.330396482843398 4.477166855446546,66.330354376967847 4.477642123917935,66.330358587805989 4.47815949984371,66.330400674983352 4.4786207110612,66.330474962858673 4.478584074305239,66.330250038285172 4.478305732619924,66.329987107862252 4.478100601818447,66.329835212789945 4.477902850290608,66.329388267198468 4.47741199898597,66.32916920495083 4.47741199969601,66.328944275039277 4.477265514470273,66.32871933035463 4.477477961806703,66.328281142142259 4.476862633156212,66.327895520134092 4.476862634804291,66.327398869539806 4.476518396501323,66.327290807608208 4.476174095026622,66.327062892580017 4.475903067799532,66.326984034691947 4.475829793744828,66.326791233613591 4.476181411301186,66.326627630826877 4.476181411894969,66.326458179222215 4.475697939467209,66.326212751782478 4.475273049115213,66.325859222353202 4.474928811621092,66.325581689912298 4.47492881224645,66.325418079045363 4.474445339709544,66.325248618976374 4.474452718745916,66.325076227791754 4.474577197692727,66.324824970984722 4.474862919500699,66.324480213501488 4.474672418408238,66.324375056754562 4.474364818267056,66.324138362151572 4.474101106244993,66.324001026571239 4.473558988770021,66.323816980869182 4.473009620655786,66.323527684824271 4.473558993212882,66.322762151020683 4.473523883051677,66.32261601636435 4.473485719732184,66.32248167930716 4.47315611176083,66.322291736023388 4.473353865702556,66.321967382111481 4.473690853179108,66.321879735683723 4.474108430936536,66.321575808957036 4.474745704500013,66.321488142319055 4.475412300672065,66.321385872579768 4.475346341409015,66.321219316299718 4.474855554715568,66.321023527261445 4.474723700331315,66.320573519422268 4.474386779761025,66.319889699802374 4.474870252548532,66.31983710908068 4.475463573873767,66.319726052554941 4.475133902489647,66.319524415503324 4.475280451997316,66.319454295281872 4.475873775353616,66.318790931171833 4.476218078048714,66.318492810071092 4.476723496203896,66.318069073734293 4.476723497018883,66.317844057095826 4.476666887944478,66.317670593598095 4.476664916301809,66.317627787443826 4.476994525301772,66.317461168415718 4.477199656545152,66.317294592620428 4.477580532697141,66.31699942940638 4.477822301218183,66.316821131942874 4.478027432583023,66.316598997441432 4.477829680787179,66.316458733837052 4.477551212297867,66.316376860603654 4.477336668417951,66.316243968435472 4.477412042574257,66.31607583634846 4.477759143383639,66.315849247547874 4.478012806131962,66.315698828063603 4.478313092619044,66.315462045724473 4.478298464331465,66.315105497238108 4.478115342737373,66.314766418288627 4.477864097514281,66.314792966453439 4.477736312217726,66.314825707558199 4.477702282750945,66.31484367709659 4.47768402767098,66.31485911490563 4.477654577662669,66.314934419331337 4.477631869666252,66.315085078287026 4.47763504936716,66.315262880597743 4.477646370894665,66.315380143653826 4.477685042921289,66.315567765954839 4.477685042853473,66.315587429094705 4.477669141203473,66.31560367226173 4.477646370082305,66.315614826736407 4.477598665249633,66.315629401137699 4.477464646506691,66.31566022496618 4.477296534746545,66.315690141406435 4.477255635833728,66.315693567664809 4.477217026759411,66.315694462282806 4.477151066955217,66.315691879843669 4.476463800341539,66.31561302407242 4.47641164311922,66.315611342619391 4.476361584891269,66.315613918653369 4.476302558151315,66.315619876558458 4.476238888119407,66.315632731454684 4.476166185949042,66.315654088607687 4.476141252196642,66.315667806426333 4.476120770867641,66.315687494855254 4.476082097874166,66.315769662024977 4.476052584208142,66.315849227511919 4.476048067974217,66.315896249715976 4.476041261986058,66.315923634348692 4.475991585215607,66.315971969778886 4.47589350403,66.316009112708954 4.475850824111514,66.316018262006466 4.475803882571893,66.316025685490004 4.475568856869084,66.316055239784006 4.475462761370967,66.316067821599134 4.475128064468136,66.316094996451156 4.475016880473068,66.316103555598744 4.474901880100131,66.316110731560798 4.474784844331622,66.31611568047343 4.473867767350821,66.316143495690199 4.473557113729353,66.316151115635307 4.47344268582701,66.316154281632947 4.47334568606993,66.316158393024821 4.473260707913515,66.316163843187226 4.47318317169764,66.316170701909385 4.473109388250997,66.316179146843098 4.473039421182372,66.316188645020191 4.472787984943309,66.316230140058821 4.472487380945592,66.316274845467902 4.472418813212937,66.316284610090534 4.472219216256641,66.316307533749907 4.472052376593208,66.31632943589868 4.471956521699189,66.316342956600735 4.471861430091413,66.316354370822538 4.471773844027924,66.316367656759567 4.471652673786583,66.316381596176299 4.471548804482855,66.316395472150617 4.471076272382747,66.316439961389193 4.471102794359926,66.316814275121857 4.471108582126934,66.316896749526578 4.471062338731394,66.31720322653041 4.470885129488015,66.317559148732428 4.470677198730701,66.317834605992246 4.470569257981207,66.317964602844867 4.469987384106178,66.318418831389479 4.469883323484995,66.318516355353154 4.46976393323611,66.318703579814979 4.469699436394693,66.318689317980528 4.469631695791372,66.318643975814837 4.469782253866375,66.318329522655063 4.469849995392305,66.318199483248264 4.469849995616202,66.318157153820351 4.469759674533865,66.318151113926831 4.469676858880027,66.318169290399268 4.469526302275687,66.318208587086829 4.469390820340934,66.31825696244718 4.469255338320995,66.31832043715913 4.469119856247429,66.318392984038638 4.469044609402664,66.318474622093234 4.468961793290926,66.318574417093572 4.468818741922764,66.318668127542281 4.468690828945297,66.318749751966863 4.468562788766958,66.31882835629871 4.468397157183248,66.318906973038466 4.468284255478715,66.318958392258082 4.468148773470975,66.319012793091801 4.46794555041801,66.319100468602571 4.467787488064494,66.319163972876922 4.467674586398011,66.319206287816257 4.467591770783712,66.319212327301742 4.467433708843303,66.319203274153026 4.467207842496422,66.319185129864152 4.46689171860128,66.31916999891564 4.466748667763869,66.319163971892891 4.466635766268024,66.319176050927837 4.466477640375229,66.319224462454528 4.46631957801184,66.319284889538622 4.466191601470297,66.319348412399705 4.466003453046994,66.319442107216133 4.465785155218109,66.319526767799715 4.465619587178296,66.319602337228901 4.46540128921873,66.319705166358972 4.465167916540384,66.319804911902324 4.464972135377292,66.319886532549191 4.464851727984038,66.31994701516733 4.464708676555086,66.320028629061596 4.464565688727072,66.320110255377912 4.46446029244428,66.320170756503245 4.464347390518712,66.320243272668037 4.464211908297783,66.320315833005907 4.464053845740734,66.320394432388454 4.463925869131843,66.320457933404086 4.463782817628164,66.320545597564703 4.463654904456034,66.320633267778859 4.46350434727742,66.320736061031312 4.463342849784659,66.320838187765617 4.462573724528871,66.32024728637758 4.46239397373169,66.320098193353743 4.462319491531504,66.319962110881946 4.462292395930114,66.319855990057206 4.462305944715889,66.319768957745353 4.462339783919759,66.319687323863974 4.462393977108494,66.319616569661505 4.462441428050629,66.319540397480807 4.462495621446176,66.319439692761165 4.462475267995527,66.319352646280905 4.462441429924058,66.319273707196899 4.462387237659438,66.319213844490292 4.462312691144007,66.319181216793027 4.462197563684262,66.31915398148611 4.462089114920844,66.319124081634797 4.461919794955298,66.31907234524833 4.461791055919124,66.319017956956259 4.461662380532312,66.318958106239876 4.461513287583322,66.318884596381679 4.461350646250035,66.318841062520988 4.461188068305987,66.318827485797144 4.461025490181917,66.318838346829281 4.460829009564076,66.318884595569116 4.460585141841017,66.318971687764432 4.459609606819417,66.319374402933406 4.459494351503138,66.31943154981235 4.459121743998208,66.319553988687318 4.458376592332058,66.319823352192302 4.457509379558697,66.320119959478163 4.457062225005944,66.320261419979161 4.456859001739557,66.320337596103798 4.456777712186199,66.320397455965647 4.456696422358311,66.320489979704291 4.456676131216288,66.320571598305861 4.456642228154403,66.320669545339882 4.456574486020048,66.320819205619003 4.456499936831763,66.321107599908331 4.456439000968563,66.32121098760328 4.456323809372491,66.321243675861922 4.456161231089495,66.321259965912617 4.455924106085962,66.321268161469661 4.455524339326598,66.321276299705744 4.454975606128805,66.321292614566048 4.454528516095032,66.321306246227451 4.454277842950508,66.321308973596757 4.45391872061743,66.321328016408472 4.45374596539096,66.321332101400955 4.453327752552025,66.321360189985882 4.453216949967505,66.321371297352897 4.453050746114275,66.321385233847423 4.452925313983615,66.321402278721351 4.452767696930689,66.321423986023134 4.452579866869149,66.321438036636806 4.452420659722965,66.321451947726914 4.452240526043467,66.321465877807469 4.45206051960162,66.321477004049427 4.451919885643184,66.321480321490327 4.451127093772722,66.321553168993887 4.450814086070481,66.321574349404528 4.450474745188645,66.321604905409714 4.450398544269244,66.321641050382681 4.450239273470268,66.321657758814396 4.450086935776578,66.321674460901633 4.449837598164891,66.321693903194017 4.449643725432659,66.321710605188571 4.448937693325595,66.321722117404263 4.44863747058944,66.321734023557681 4.447954082363249,66.321746760057394 4.447607808558577,66.321755107442939 4.44751087221356,66.321760632413088 4.447420868655344,66.321796789818549 4.446497617659242,66.322060464075037 4.445631294804946,66.322282866136462 4.445201377174658,66.322403058017784 4.444581085560651,66.322495928616064 4.442995438242148,66.322567959588639 4.441510352821827,66.322631338308199 4.44057756284483,66.322677464348942 4.439953393401498,66.322576612319921 4.439443969801839,66.322501691312766 4.439228725276378,66.322510362106385 4.437987507052111,66.322576633771476 4.436487982683207,66.322645784486966 4.435784812350951,66.32267169502235 4.435153453756073,66.322697612009662 4.434773213744218,66.322717814278946 4.434557969027924,66.322737966138021 4.434299726342753,66.322755244423135 4.434141854737154,66.322772522912416 4.433854798098638,66.32280423817393 4.433768738324855,66.322815744499792 4.43324786683051,66.322649367782375 4.432969398587666,66.322570780980968 4.432659380469865,66.32256823031058 4.432569757193395,66.322690590780283 4.432483950926894,66.322768072684866 4.432420916293355,66.322809417374827 4.432265714918098,66.322915011594517 4.432201789275074,66.322993317462206 4.432180989388104,66.323033152214521 4.432127109933479,66.323373274005334 4.432137347298077,66.323610172393884 4.432167175102683,66.323874565093107 4.432183456800074,66.323988635644554 4.432378206595885,66.324967715796205 4.43238234075619,66.324987168635744 4.432529961945262,66.325695560122611 4.432681846713646,66.326267268146012 4.432737881126164,66.326489108226397 4.432830552174636,66.326768083124179 4.432691558241309,66.327786259955161 4.432541053772113,66.328637057590427 4.432552627414778,66.328846256767761 4.43261050624754,66.329087999345433 4.43271475388812,66.329362290724191 4.432772633659487,66.329534329287398 4.43288839582508,66.329678401068122 4.433085256078241,66.329850437754985 4.43380145811503,66.330517107504875 4.434651105309322,66.331329724166096 4.43477545475102,66.331453646673893 4.435328062863585,66.331974275634138 4.435583631325019,66.332224916308476 4.435922142929163,66.332472809100878 4.436205380718716,66.332693174472936 4.436550698148815,66.33295479640789 4.437013496062661,66.33330734540705 4.437124043316701,66.333403778412773 4.43719642686048,66.333475850869718 4.43731581528819,66.333586232238403 4.437510831764202,66.333721442344526 4.43775902269321,66.333920651554479 4.438024959257819,66.334176833224362 4.438237657955765,66.334354754517065 4.438485848958544,66.334554003072583 4.438645371712536,66.334803020055148 4.438716291967822,66.334909762604539 4.438955961622263,66.33493933331971 4.439130561752727,66.334958842139088 4.439567223095779,66.33482640414347 4.441323216015889,66.334518775543643 4.442749280262299,66.334269542896934 4.443253809257881,66.33418386108427 4.446290331825965,66.333786655792551 4.446746392408011,66.33370097854386 4.447144125554007,66.33362701804171&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QUITUMBE&lt;/SimpleData&gt;</text:p>
          </table:table-cell>
        </table:table-row>
        <table:table-row table:style-name="ro1">
          <table:table-cell table:number-columns-repeated="2"/>
          <table:table-cell office:value-type="string" calcext:value-type="string">
            <text:p>&lt;SimpleData name="PARROQUIA"&gt;Chillogall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27453055709942,66.34109167116749 4.427188835223452,66.340931247587235 4.426560532573999,66.340541539976584 4.426653335378195,66.340501384505259 4.426753326193707,66.340426917494028 4.426867564699496,66.340369590246951 4.426960367833857,66.340303667473108 4.42705317063024,66.340263555992152 4.427146037143634,66.340214849065987 4.427217404344811,66.340183358147954 4.427324518733658,66.340137509893466 4.427410197640897,66.340091655171491 4.427503000615346,66.340037217616299 4.427595867380464,66.339968422474897 4.427695794567545,66.339893934865145 4.42779578528534,66.339825139345791 4.427852904859169,66.33977070113815 4.427945708600265,66.339656093942352 4.428081384032141,66.339484131448728 4.428160766753941,66.339368508678376 4.428431286280455,66.339368509238994 4.428740416195436,66.339283212265713 4.428991536642651,66.339205673858203 4.429300602535772,66.339151380620791 4.429532449826121,66.339097150496841 4.429841515801817,66.339035085315302 4.430092699530332,66.338980842297985 4.430189319637031,66.338864538958518 4.430285939740684,66.338748222402032 4.430537060327246,66.338655176726135 4.431928019766912,66.33806594029457 4.43272584314057,66.337725816037263 4.433412926239741,66.33745712023314 4.433913131471953,66.337292883926409 4.434564912126183,66.337073834966404 4.434802291055777,66.33718737052078 4.434893375412007,66.33722685966535 4.435628798906298,66.337001546756795 4.435637513057848,66.33699882708963 4.436253482678639,66.336807917134024 4.436837394311642,66.336630591600525 4.438040455672956,66.336265324036376 4.439131186416107,66.335990742543132 4.439101482688498,66.335936213441059 4.439023884021704,66.335799937710604 4.438975354051376,66.335624689738324 4.438849225829803,66.335278152585417 4.438787210956431,66.33513035342186 4.438732828459703,66.335021145546577 4.438716291967822,66.334909762604539 4.438645371712536,66.334803020055148 4.438485848958544,66.334554003072583 4.438237657955765,66.334354754517065 4.438024959257819,66.334176833224362 4.43775902269321,66.333920651554479 4.437510831764202,66.333721442344526 4.43731581528819,66.333586232238403 4.43719642686048,66.333475850869718 4.437124043316701,66.333403778412773 4.437013496062661,66.33330734540705 4.436550698148815,66.33295479640789 4.436205380718716,66.332693174472936 4.435922142929163,66.332472809100878 4.435583631325019,66.332224916308476 4.435328062863585,66.331974275634138 4.43477545475102,66.331453646673893 4.434651105309322,66.331329724166096 4.43380145811503,66.330517107504875 4.433085256078241,66.329850437754985 4.432708131751826,66.329902182689807 4.432197051119717,66.330010872652736 4.432100813790957,66.33004947224039 4.430242668614048,66.330406762407179 4.430125822588055,66.330454353219721 4.429865039512086,66.330151848211841 4.428591190256286,66.330101362096613 4.427328790096627,66.330057540597892 4.427194389211813,66.330062847993304 4.426063400293549,66.330022355879294 4.425565106074428,66.330013362673455 4.424433035436109,66.329999637293909 4.424241709206744,66.329830296648893 4.423998222784169,66.329846308093892 4.42382120555582,66.329844519392651 4.423431679535617,66.329778739051406 4.423073129412876,66.329748559371268 4.422426249847825,66.329756528946703 4.421966500683974,66.329784074918408 4.421793876709065,66.329497948329333 4.421838147445423,66.329464218060124 4.422205540016698,66.329419771410002 4.421984194178962,66.329082191285906 4.422018160247332,66.329073699980782 4.421080036325909,66.328428007455628 4.420713856829623,66.328189637843622 4.420509490736913,66.328067303404765 4.419574342575582,66.328299931508624 4.419592025107969,66.328306539696385 4.4181327554801,66.328709889239747 4.41712802072473,66.328982006764093 4.416561918837036,66.32915487709289 4.416033981824197,66.329271769593703 4.415550824039335,66.329377551331717 4.415367826902685,66.329427338025596 4.415269611183303,66.329845194968115 4.415236852824953,66.329900650342708 4.415053410240417,66.329961019745468 4.414770041687422,66.330016759540698 4.414228811599666,66.330082746105504 4.413936983730104,66.330115732919666 4.413364395516291,66.33018249276391 4.412715415880157,66.330238218348768 4.412566512357423,66.330258186673746 4.412606200411075,66.330401677177065 4.412563455690696,66.330461893569279 4.412703898372656,66.330508819114144 4.412763306724098,66.330524146030314 4.412886003488445,66.330551660941296 4.413183363332017,66.330625714425807 4.413366040975975,66.330665043031345 4.413423795626075,66.330676406603345 4.413474744430159,66.330683914710178 4.413678857836414,66.330704866545204 4.413755249243442,66.33071592577322 4.413788515411431,66.330722603124727 4.413816693028438,66.330730358460087 4.413838891596354,66.330739477128674 4.41385581079185,66.330749762554646 4.413898680892012,66.330795926345701 4.413932900879383,66.330819103361776 4.414063102386636,66.330896928559369 4.413965338717705,66.330910574404811 4.413902749675247,66.330915773958338 4.413832909508288,66.330918918965693 4.413353569552497,66.330928124959144 4.413288372720025,66.330928378423806 4.41315422633797,66.330924446554633 4.412987449706975,66.330922321814612 4.412915637757897,66.330923919578808 4.412846751674491,66.330927869908308 4.412782826871735,66.33093406500862 4.412716612194876,66.330942225848588 4.412637548902719,66.330954375213608 4.412518349629378,66.330976682924998 4.412489408463999,66.330984380953694 4.412467972865145,66.330993214059447 4.412418613326483,66.331037455796306 4.412400930505344,66.331047163964968 4.412361748537656,66.331062274679894 4.412288982210902,66.331079661741953 4.41216647539948,66.331101157673459 4.412035445215563,66.33112711767923 4.412003450974554,66.331132158743316 4.411757547165644,66.331157084799358 4.411607880294121,66.331178986414159 4.411444728845318,66.331198700306658 4.411308546756953,66.331210735244355 4.411151183562071,66.331227576631619 4.4111188713586,66.331228457945869 4.410947642386851,66.331218134229275 4.410915012170287,66.331217861471274 4.410849878902178,66.331220048948808 4.410816676168906,66.331222978419873 4.410782900948446,66.331227442422986 4.410622611597016,66.331258132627283 4.410524211968561,66.331264295838324 4.410462195355869,66.331270427446341 4.410377343782334,66.331285892992497 4.410258462616022,66.331302639319716 4.41023092082821,66.331308206665113 4.410135701142513,66.331336182997688 4.410071839552371,66.331363759904988 4.410015610815815,66.331388331165741 4.409971849195411,66.331401190603174 4.409919691381667,66.331420340283643 4.409873258134198,66.331441392264679 4.40979120476945,66.331483680093442 4.409743817448868,66.331503153114568 4.409649297394513,66.331533075909832 4.409587471453154,66.331547190732664 4.409507708429294,66.33156126744997 4.409360585906275,66.331576897500284 4.409237633913414,66.331592844658033 4.408944215872537,66.331617136004326 4.408813185875956,66.331630413572498 4.408779855944156,66.331632201622881 4.408708489240234,66.3316327847824 4.408522058112418,66.33163014640472 4.408042400346448,66.331619016634377 4.407624122778792,66.331621241077485 4.407273968073157,66.331617391085175 4.407116350682402,66.33161931826713 4.407019795542778,66.331630040526676 4.406949700685051,66.331646019503594 4.406765685425253,66.331707120223115 4.406672755855108,66.331718279979043 4.40660380600722,66.331729262255408 4.406544015443863,66.331744429561553 4.406307587298691,66.331857626699261 4.406153339399985,66.331948357885864 4.4059667156831,66.332039532506698 4.405796375756664,66.332104677755993 4.405625972340211,66.332163304479622 4.405398832114529,66.332202413907169 4.405301449416101,66.332247997614161 4.405147265510642,66.332316420550669 4.405009365892437,66.332332703240425 4.404765942888751,66.332342448267497 4.404579320538369,66.332358730790887 4.4042850125038,66.33235096879811 4.403609825190585,66.332468048723157 4.402331007862258,66.332707989821188 4.4012779224227,66.33336783312474 4.400375202444964,66.334057643030235 4.399698229008533,66.334417515834289 4.399096443940636,66.334507526243954 4.397667264195504,66.334507521682781 4.39653888308745,66.334387516331134 4.395034461433167,66.334147576000817 4.392702577295015,66.334027640822043 4.391122911602546,66.333667710410325 4.389317572036443,66.33318784254503 4.38773797038931,66.332827887149506 4.38563176742227,66.332527971274544 4.384578638365193,66.332198012842312 4.383299913385117,66.331148227023377 4.383299934796916,66.33024835534043 4.383149525098676,66.329408416254182 4.382999120707592,66.328358479976771 4.383149569527651,66.327578531092286 4.382622964751244,66.327788523647627 4.381870746299253,66.328028523260528 4.381269022656928,66.328208508626105 4.380993477804829,66.328236868116576 4.3811599263047,66.328648797688771 4.381183390494567,66.32891961888653 4.381260159755349,66.329082928517579 4.381243044244338,66.329299131571787 4.38148925863614,66.329590867145697 4.381592355402919,66.329988912017697 4.381605766784504,66.330385796116687 4.381836265687881,66.330875674173498 4.38167444199532,66.331216222363651 4.381430058960841,66.33146553154981 4.381269635037184,66.331788076245559 4.381171360066207,66.331895021484556 4.38099941986398,66.332361648664204 4.381059137525829,66.332741071285724 4.381599463851347,66.333288964913862 4.382211928423695,66.333495141545868 4.382814276637957,66.333827420921494 4.38323725393661,66.334157406353441 4.383580471352197,66.334360119351587 4.384045428408397,66.334726718763193 4.384569607527766,66.334913697963188 4.385474593840561,66.33539409414054 4.385589207577613,66.335647959628872 4.385987753541698,66.336284108695125 4.386015417711796,66.336500826799579 4.386429806327631,66.336938785144852 4.386907679701586,66.337143238466425 4.38729574034735,66.337346548685076 4.387723044864555,66.337622444062262 4.388334046980164,66.337846601380093 4.388632358581398,66.33804871376573 4.38914928521851,66.338325793470602 4.389679191096319,66.338440694100001 4.390248213669609,66.338628273174521 4.390513134826207,66.338685732358925 4.390815772956283,66.338833841289045 4.391473145079624,66.339040549032234 4.392257856232552,66.339339019061455 4.392605400855178,66.33948773279198 4.392913765157724,66.33956373154605 4.393426429479391,66.339894807898474 4.39398692690906,66.340190395500741 4.394153446332079,66.340354734935644 4.394314430566824,66.340591163274766 4.394612742631145,66.340793266119746 4.395132469338711,66.341034261551485 4.395442297076409,66.341092330138153 4.396066215257549,66.341154348467896 4.396899464060167,66.34118728607811 4.397038254078663,66.341191292455719 4.397805353218481,66.341147102471268 4.398569589351802,66.341138896350301 4.399290445957498,66.341112086426236 4.400287739356123,66.340998787445415 4.400925972301042,66.340880770950733 4.401554153053549,66.340888854513494 4.402438602690545,66.34106245201508 4.40319717642374,66.341126321506877 4.404815397609952,66.341111050158972 4.406035568629928,66.341018618235381 4.406885227563907,66.34106558304498 4.408099609047337,66.341045112760455 4.40899271109927,66.34111072560944 4.410855749604843,66.341405053189163 4.411339286416068,66.341537420554516 4.412226662781707,66.34167501743012 4.412577007299282,66.341787670644464 4.413153156235188,66.341885181582029 4.413769885487122,66.342037328600227 4.414117367198286,66.342186019652459 4.414340181533904,66.342206854125124 4.414774613218452,66.342392749810145 4.415168337400122,66.342523920083224 4.416620284484876,66.342903128638966 4.418066569715233,66.343354305633184 4.418988737613365,66.343618441931397 4.419462223148847,66.343876857656937 4.419605713812365,66.344329313292647 4.419924440577001,66.344838064558672 4.419984034951357,66.345217285461686 4.420107175789356,66.345363092525659 4.420173895406325,66.345652295499747 4.420424439532734,66.345889808206209 4.420748892161629,66.34632648623608 4.420856128697589,66.346670279117063 4.421103873751298,66.346943757792374 4.421315300759864,66.347108673850528 4.421819252143885,66.347547675686144 4.422259346557233,66.347661449531699 4.422199751869546,66.347282265590025 4.422224180907723,66.346976225009641 4.422334033235897,66.346725345690984 4.422233985364686,66.34629149518635 4.42234377409383,66.346040615360479 4.422420298355467,66.345645094734124 4.422535876259517,66.345322214693965 4.423022029411762,66.344859834650421 4.423586353374224,66.344542700083068 4.423686154125674,66.344417809559076 4.423609319233323,66.344254599983884 4.423943576342189,66.344006577647988 4.424099671002089,66.343738245897924 4.424020036946986,66.343611024974564 4.424362882352869,66.343255003173425 4.424835993728547,66.342954637732461 4.424937321240704,66.342811745388772 4.42530624227859,66.342690307452031 4.42609637024186,66.342358041925607 4.426520439923441,66.342111122910865 4.426695998148004,66.34184078069498 4.427052771308682,66.341631291187895 4.427495857718032,66.341510037834496 4.42758153609097,66.341507173030735 4.427895756617882,66.341269360195369 4.427838637912866,66.341255003346092 4.427752959946174,66.341226384758997 4.427667218337867,66.341200567768638 4.427581540556872,66.341157579653697 4.427453055709942,66.34109167116749&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LOY ALFARO&lt;/SimpleData&gt;</text:p>
          </table:table-cell>
        </table:table-row>
        <table:table-row table:style-name="ro1">
          <table:table-cell table:number-columns-repeated="2"/>
          <table:table-cell office:value-type="string" calcext:value-type="string">
            <text:p>&lt;SimpleData name="PARROQUIA"&gt;La Men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3916148340691,66.352784876314416 4.439445682677187,66.352395348245338 4.439682555918547,66.352271840156547 4.439966752330022,66.352186339739958 4.440203625201713,66.352100832624558 4.440345724229256,66.351967819232854 4.440464162360213,66.351739824319026 4.440606264434897,66.351274286147202 4.440724702205321,66.351084263131312 4.440772091259666,66.350875204982074 4.440914190781618,66.350685204323682 4.441056353379497,66.350552164419426 4.44112740365922,66.350400172125703 4.441018765488086,66.350143294606738 4.441127407691082,66.349963077964404 4.441269506315658,66.349868090308348 4.441435331260773,66.349668539460083 4.441506382495298,66.349411977877551 4.441553707492244,66.349250448556944 4.441530047497052,66.349060422676772 4.441553711801815,66.348784889333913 4.44176692391717,66.348575824948099 4.442014927514403,66.348524200457476 4.441822961908469,66.348537627588414 4.441881036168588,66.348407503732389 4.441884407661834,66.348371834387891 4.441799047445286,66.348352684697275 4.441607782014631,66.34831292779252 4.441474589538063,66.348284158817336 4.441676095937866,66.348295109000986 4.441788807225599,66.348300596781854 4.441939110149142,66.348307453351353 4.442275590615765,66.348282436419069 4.442339452002575,66.348270472748112 4.442437470470514,66.34823630515865 4.442810017767975,66.348018371245928 4.442970116999306,66.347930334090634 4.443297759043302,66.347578105879265 4.443454805600982,66.347437730343444 4.443525600544755,66.347378796725181 4.443588762271728,66.347363600766244 4.443689706322592,66.347363600912814 4.443765461929054,66.347378797073361 4.44408107851218,66.347439613324269 4.444257841644166,66.34746998023013 4.444340212556527,66.347463542012406 4.444648898259864,66.347268801033053 4.444899829167327,66.347048082904337 4.445202854977157,66.346721824524963 4.445361682704251,66.346553199424662 4.445504099721578,66.346400701381754 4.44569568515881,66.346207783455071 4.445871368769014,66.346027589340025 4.445932050821925,66.34589586813793 4.445973395856375,66.345826645324621 4.446015058933718,66.34575633229214 4.44604012067067,66.345681538501438 4.446051252524865,66.345605629083423 4.446065182923149,66.345547590995707 4.446095714631052,66.345497398551075 4.446190426039758,66.345398052752429 4.446225283505003,66.345290949385415 4.446368400203099,66.345132651167916 4.446519340302864,66.345000684567623 4.44667409636023,66.344920001088099 4.446832669063065,66.344811317787389 4.446906198942575,66.344763234359846 4.446999001562063,66.344729068318401 4.447068651130544,66.344715119275108 4.447358762139194,66.344670097047043 4.447508619962132,66.344646717649539 4.447550409744232,66.344633332573082 4.447733915780537,66.344584215913343 4.448101054886076,66.344506110820376 4.44897431342988,66.344407959968137 4.449285859894891,66.344362183012805 4.449685947912368,66.34420564750603 4.44908442032731,66.34397988807774 4.448812820397431,66.343851432356644 4.448279161038475,66.343660661412031 4.447241165536709,66.343236339968186 4.446940433855789,66.343100084581963 4.446600838964229,66.342905467275216 4.446300044200658,66.342714683087209 4.445863512882125,66.342492827408279 4.445650049461158,66.342391605832148 4.445388117687725,66.342290377436214 4.444835185805292,66.342095715478493 4.444020194772076,66.341827089285204 4.443486599335456,66.341644143464336 4.442962736300634,66.341406634779688 4.442574673028567,66.341243126336721 4.442138078169935,66.341044589850497 4.441740347154312,66.340838249009281 4.440876890322082,66.340355500100785 4.440605227759755,66.340172493203553 4.440488828609827,66.340055719606553 4.440450029337755,66.339973923321992 4.440304501342354,66.339565153503941 4.440207503496619,66.339331549626138 4.439819449106256,66.338354278114664 4.439673920193584,66.33804665772206 4.439392595582516,66.337310739700683 4.439091743424614,66.336613757460739 4.43909174466129,66.336500834724418 4.439091745600281,66.336415172359267 4.439140278838233,66.336294463583613 4.439266412846314,66.336119263751769 4.439131186416107,66.335990742543132 4.438040455672956,66.336265324036376 4.436837394311642,66.336630591600525 4.436253482678639,66.336807917134024 4.435637513057848,66.33699882708963 4.435628798906298,66.337001546756795 4.434893375412007,66.33722685966535 4.434802291055777,66.33718737052078 4.434564912126183,66.337073834966404 4.433913131471953,66.337292883926409 4.433412926239741,66.33745712023314 4.43272584314057,66.337725816037263 4.431928019766912,66.33806594029457 4.430537060327246,66.338655176726135 4.430285939740684,66.338748222402032 4.430189319637031,66.338864538958518 4.430092699530332,66.338980842297985 4.429841515801817,66.339035085315302 4.429532449826121,66.339097150496841 4.429300602535772,66.339151380620791 4.428991536642651,66.339205673858203 4.428740416195436,66.339283212265713 4.428431286280455,66.339368509238994 4.428160766753941,66.339368508678376 4.428081384032141,66.339484131448728 4.427945708600265,66.339656093942352 4.427852904859169,66.33977070113815 4.42779578528534,66.339825139345791 4.427695794567545,66.339893934865145 4.427595867380464,66.339968422474897 4.427503000615346,66.340037217616299 4.427410197640897,66.340091655171491 4.427324518733658,66.340137509893466 4.427217404344811,66.340183358147954 4.427146037143634,66.340214849065987 4.42705317063024,66.340263555992152 4.426960367833857,66.340303667473108 4.426867564699496,66.340369590246951 4.426753326193707,66.340426917494028 4.426653335378195,66.340501384505259 4.426560532573999,66.340541539976584 4.427188835223452,66.340931247587235 4.427453055709942,66.34109167116749 4.427581540556872,66.341157579653697 4.427667218337867,66.341200567768638 4.427752959946174,66.341226384758997 4.427838637912866,66.341255003346092 4.427895756617882,66.341269360195369 4.42758153609097,66.341507173030735 4.427495857718032,66.341510037834496 4.427052771308682,66.341631291187895 4.426695998148004,66.34184078069498 4.426520439923441,66.342111122910865 4.42609637024186,66.342358041925607 4.42530624227859,66.342690307452031 4.424937321240704,66.342811745388772 4.424835993728547,66.342954637732461 4.424362882352869,66.343255003173425 4.424020036946986,66.343611024974564 4.424099671002089,66.343738245897924 4.423943576342189,66.344006577647988 4.423609319233323,66.344254599983884 4.423686154125674,66.344417809559076 4.423586353374224,66.344542700083068 4.423022029411762,66.344859834650421 4.422535876259517,66.345322214693965 4.422420298355467,66.345645094734124 4.42234377409383,66.346040615360479 4.422233985364686,66.34629149518635 4.422334033235897,66.346725345690984 4.422224180907723,66.346976225009641 4.422199751869546,66.347282265590025 4.422259346557233,66.347661449531699 4.422693651833039,66.347847222243303 4.423288815896741,66.348269349232638 4.423755113468913,66.348617741953447 4.42497127047689,66.34913794043409 4.425272383409167,66.349303982767267 4.426439371964545,66.349877525193023 4.426604493269413,66.35005986563246 4.426494641189046,66.350310705275547 4.426700343071135,66.350547603446529 4.426916096347818,66.350658511900107 4.427528373911461,66.350864595166286 4.428718392063345,66.351150099871816 4.429327870631324,66.351392186305745 4.430034350763401,66.351545390489832 4.431027567076478,66.352044632099194 4.431238931040276,66.352209520851574 4.431525730870906,66.352555526830997 4.431912331321668,66.352776691758322 4.432226485819716,66.352780734408867 4.432455089600034,66.352729619094532 4.432675168917021,66.352786513238001 4.432882207132528,66.353005344328352 4.433238278216288,66.353045955745344 4.433672775139244,66.353231694701549 4.43387122538271,66.353558528134059 4.433861110600366,66.353684526375631 4.433975664093121,66.3539382190434 4.434485718772527,66.354863601684997 4.434283255061754,66.355149235702314 4.434111320878164,66.35561543679961 4.434383744234673,66.356141354076087 4.43463142702048,66.356414722976496 4.434750242864321,66.35661441699466 4.434961607174295,66.356779269325472 4.435121003758364,66.357033513525863 4.435247008089523,66.357143202187885 4.435403478442637,66.357433460275672 4.435578715084812,66.357489735539559 4.435748099211499,66.357617982013466 4.435865515618923,66.357835668601993 4.436034836158476,66.357963925972527 4.436306246162334,66.3580625511443 4.436481227751303,66.358189553180452 4.436585860125424,66.35830749655301 4.437309011272735,66.357919777795416 4.43806123181295,66.357410394242294 4.438136422308174,66.356631322918076 4.438136427515339,66.356061985207276 4.438136432755499,66.355492634572784 4.437910820899834,66.355282871552035 4.438662982277771,66.354263998590909 4.439189590882591,66.35351479675947 4.43916148340691,66.352784876314416&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LOY ALFARO&lt;/SimpleData&gt;</text:p>
          </table:table-cell>
        </table:table-row>
        <table:table-row table:style-name="ro1">
          <table:table-cell table:number-columns-repeated="2"/>
          <table:table-cell office:value-type="string" calcext:value-type="string">
            <text:p>&lt;SimpleData name="PARROQUIA"&gt;San Bartol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6299271249194,66.338330251446905 4.462921154732496,66.338366093475329 4.462796103685605,66.338409143107683 4.462695286643132,66.338477600268277 4.462644718670897,66.338584910191642 4.462581747620884,66.338652916827854 4.462456632786576,66.338724612606285 4.462295898187604,66.338796308145234 4.462030339759112,66.338860485185975 4.461712305888956,66.338906899843636 4.461119618037181,66.338979418510675 4.460765391869823,66.339034536451322 4.46052705731692,66.339061635730218 4.460071505689653,66.339107067306159 4.459687384619338,66.339118971647807 4.459073961295612,66.339133195826918 4.458892745984866,66.339096834828183 4.458695756089499,66.339078375275221 4.45835094428574,66.339043288169691 4.458278876708637,66.339214398040639 4.458221057526765,66.339313020372003 4.458155987452194,66.339371034784634 4.457924712680763,66.3394754754774 4.456356165753909,66.340177491211861 4.455893552424874,66.34038921152171 4.454252747358063,66.34113178726885 4.45373950283342,66.341349337194913 4.453639321768985,66.341405572080518 4.453586082521582,66.341457446036245 4.453579594480338,66.341477526265606 4.453309011826581,66.341413482091028 4.453124107362885,66.341364498100646 4.452994349508812,66.341373980311488 4.452919611570956,66.341373980218734 4.452876359013569,66.34136925799514 4.452758368861082,66.341320305691582 4.452722939996385,66.341307685698709 4.452660096620727,66.341295040311124 4.452530275344999,66.341280803868031 4.452451593813889,66.341277659869974 4.452302117940016,66.341277659681523 4.452243218134756,66.341271321099512 4.452188134821474,66.341253978864842 4.452101629884417,66.341222362233523 4.45203865950919,66.341182930184885 4.451920669794631,66.341080296335164 4.451893064526879,66.341072373102818 4.451473959734256,66.341059746151984 4.451367736520626,66.341051848165179 4.451312716794114,66.341037624352467 4.451265457142441,66.341017112678387 4.451147467435329,66.340916024764496 4.451082461713699,66.340869442278276 4.451033929971895,66.340843739138236 4.450992649292023,66.340831315392848 4.450909897011679,66.340818840877773 4.450832360366229,66.340820919844006 4.45076003964388,66.340802271515201 4.450408550062463,66.340642556157746 4.45036205366704,66.340625942443253 4.450331077180702,66.340625942401928 4.450310404849795,66.340642556026864 4.450222436716754,66.34064255590927 4.4501604202405,66.340630119357854 4.450144836742906,66.340611413913436 4.450067364104244,66.340565806999962 4.450015715564037,66.340549193227105 4.449710721471574,66.340518082500679 4.449596992660061,66.340511845065819 4.449571104643858,66.340520136049335 4.449534912140927,66.34055131603759 4.449472958975328,66.340574135228337 4.44936444572215,66.340590717073837 4.449240412545048,66.340592770636476 4.449193852493467,66.340582394151369 4.449152444623933,66.340567884845854 4.449033628194577,66.340453769054008 4.448914684236897,66.340377019609946 4.448852667909177,66.340348000780779 4.448790587850294,66.340333497649169 4.448728634862269,66.340335551316556 4.448604601420473,66.340368759806836 4.448532153192671,66.340385341835216 4.448480504514466,66.340385341763067 4.44832021591079,66.340339683607354 4.448263351533724,66.340333496912606 4.448144533950749,66.340354199079755 4.448077301619595,66.340354211662429 4.447999828711596,66.340341762263904 4.447762003324247,66.340314815913672 4.447674162480773,66.340306543718128 4.447575889984386,66.340314815648441 4.447493264710388,66.340327233139107 4.447415664331563,66.340343846878866 4.447312366919093,66.340350052359298 4.44725028677056,66.340345944765289 4.447162446001077,66.340329368821756 4.447074541756013,66.340298226413211 4.446965965282006,66.34027124850229 4.446764396158182,66.340198688303275 4.44666097181557,66.340173764058306 4.446495594447355,66.340155070729509 4.446255033741386,66.340154493546081 4.445735875394874,66.340163956589947 4.445460585573796,66.340144977838307 4.44537013685413,66.340137111258741 4.445212837607426,66.34011183823209 4.445118381752622,66.340094469766655 4.445047651095416,66.340089772603861 4.444968969536216,66.340091325492438 4.444874513384544,66.340105530611524 4.444827380755953,66.34010867458619 4.44476053011022,66.3401039584149 4.444728981283609,66.340091325127688 4.444650363838805,66.34003927700951 4.444622758616205,66.340028215723748 4.444579569696103,66.340021895850455 4.444512655445253,66.340017135290339 4.444375010357738,66.340026617960717 4.444217710694276,66.34004557713223 4.44402110190888,66.340080269158918 4.443867682116042,66.340113465246532 4.443765465921194,66.340129217004545 4.443631700854741,66.340137108597986 4.44347045761088,66.340151345276993 4.443414038326881,66.34016147457622 4.443375747014927,66.340166564563603 4.443305588447336,66.340199843069229 4.443254575435307,66.340240823166653 4.443209923222906,66.340268948200546 4.443184416866077,66.340274088896166 4.443152549909633,66.340271502631467 4.443056885608129,66.340245912887056 4.442961221181848,66.340233140115132 4.442667803902457,66.340166563446346 4.442591348615452,66.340164002454131 4.442521190294864,66.340171716647205 4.442310714849455,66.340243350839671 4.442259702159275,66.340251033344643 4.442221410971956,66.340243350696639 4.442195904818077,66.340227985475366 4.442183183799264,66.340194744908786 4.442136369583152,66.340159488508263 4.442087519810206,66.340138405605217 4.442004576839649,66.340115382956341 4.4418068872949,66.340092366439322 4.441704798669083,66.34007189825769 4.441538976004135,66.340059125278358 4.441449735761847,66.340056538896107 4.441188248209129,66.340076981142161 4.441047867956335,66.340092365201244 4.440958564079833,66.340092365054332 4.440882045264796,66.340082121413914 4.44072258351127,66.340046300511347 4.440537615558834,66.340000261321777 4.440450029337737,66.339973923321992 4.440488828609823,66.340055719606553 4.440605227759755,66.340172493203553 4.440876890322082,66.340355500100785 4.441740347154291,66.340838249009281 4.442138078169929,66.341044589850483 4.442574673028574,66.341243126336721 4.442962736300614,66.341406634779688 4.443486599335451,66.341644143464336 4.444020194772061,66.341827089285204 4.444835185805297,66.342095715478493 4.445388117687701,66.3422903774362 4.445650049461164,66.342391605832148 4.445863512882122,66.342492827408279 4.446300044200643,66.342714683087209 4.446600838964223,66.342905467275216 4.446940433855789,66.343100084581963 4.447241165536701,66.343236339968172 4.44827916103846,66.343660661412031 4.448812820397409,66.34385143235663 4.449084420327289,66.343979888077726 4.449685947912374,66.34420564750603 4.45013227534225,66.344384727407174 4.450423275407082,66.344513180408242 4.450646407279562,66.344610470381227 4.450908339093345,66.344735062565078 4.451044139061161,66.344805118842089 4.45114120264285,66.344855731114819 4.451480734239133,66.345050326892121 4.451985260936309,66.345373432953139 4.453852241111731,66.346313816066399 4.454060234692871,66.34641303185785 4.454567497523874,66.346631570161136 4.455065346492767,66.346863858042013 4.456728222251538,66.346465925105278 4.457240830320901,66.346352381846671 4.457352905653054,66.346333097781638 4.457524198913816,66.346315968422914 4.457668077553543,66.34631172262543 4.457790902269318,66.346318104347588 4.45918834296359,66.346478665393988 4.460150713230195,66.346618318660759 4.460203952061464,66.346630657154378 4.460288167453961,66.346635967769686 4.460455071781115,66.346628718224508 4.460605692731407,66.346626817220667 4.460625919700128,66.34662657642788 4.460695251103655,66.346630892095732 4.460780674969483,66.346645841518608 4.460882254859217,66.346679308083381 4.461325406518935,66.346161780455262 4.461800425309241,66.345609842731818 4.462879004989275,66.345767023704653 4.462915070040268,66.345768246849332 4.462943057063943,66.345762758709242 4.462969453927796,66.34575538202877 4.463001639148851,66.345722725541151 4.463193987335663,66.345499306597503 4.464603258586875,66.345694246693725 4.46504100028145,66.345756347068018 4.465467739032803,66.345613306117613 4.465452664357509,66.345586042548504 4.465490383326265,66.34555877265484 4.46556594834056,66.345531452062488 4.465656588104868,66.345516318343698 4.465875459249845,66.34548603823302 4.466064181067203,66.345394956484384 4.466305823702284,66.345310116871701 4.466426676805605,66.34527072311252 4.466502178305657,66.345222279293708 4.466592818352743,66.34514652065856 4.46682689187479,66.345037451730732 4.466940112123699,66.345004185961997 4.467083545525998,66.344986009928959 4.467181754455789,66.344976864889219 4.467257255887806,66.344940569647179 4.467362907036982,66.344883005414204 4.467430902837461,66.344852661040406 4.467536617378723,66.344840587982887 4.467717833262879,66.344810275329692 4.467755552172769,66.344792073724491 4.467747983076229,66.34476786400532 4.467702758761099,66.344743603533814 4.467627194050042,66.344710324557596 4.467566831404673,66.344667912996883 4.467612119634388,66.344625444404414 4.467763122356488,66.344580047814389 4.467883911797121,66.344546724403116 4.467974551938216,66.344443711603745 4.468245390656278,66.344216478653379 4.468835278548804,66.344534588430747 4.468948561942192,66.344601235499539 4.469280779180748,66.344834891729789 4.469180090816664,66.344561511137258 4.469119729079665,66.344308047120435 4.469015353572506,66.343574151320269 4.468998625826363,66.343384950833808 4.468987940426494,66.343263400874221 4.468966060234971,66.343142205247901 4.468907415752625,66.342927008984304 4.468850679260467,66.34276088073635 4.46879572353114,66.342646261670225 4.468708073954226,66.342526229242651 4.468608975236393,66.342390547160221 4.468466178848079,66.342218609443947 4.468290307029191,66.3420312747606 4.46802665808175,66.34180645350591 4.467815675285632,66.341637091467447 4.467790487108184,66.341616916265025 4.467384041241909,66.341354630755518 4.467191822201225,66.341242185604642 4.466966782155947,66.341116270514547 4.465193431200564,66.340159599326711 4.465072769826151,66.340048067994971 4.464774200705428,66.33988662389973 4.464602335875404,66.339785531449877 4.464421947824754,66.339671101517411 4.463505317085882,66.33865689869441 4.463447880621485,66.338587757241967 4.46299271249194,66.338330251446905&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LOY ALFARO&lt;/SimpleData&gt;</text:p>
          </table:table-cell>
        </table:table-row>
        <table:table-row table:style-name="ro1">
          <table:table-cell table:number-columns-repeated="2"/>
          <table:table-cell office:value-type="string" calcext:value-type="string">
            <text:p>&lt;SimpleData name="PARROQUIA"&gt;Soland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6299271249194,66.338330251446905 4.462893677189182,66.338271759021595 4.462839611750973,66.338226946664776 4.4627719982292,66.33815779133792 4.462738223397348,66.338102163939581 4.461791889547936,66.337007505474702 4.461737887986843,66.33692344872928 4.461590131770245,66.336582552987451 4.461535049175602,66.336455473487732 4.461440467050112,66.336294069841983 4.461207286300732,66.336081103325597 4.460916605180647,66.335861338596303 4.460578600722608,66.335641584569359 4.460450242903928,66.335572434727879 4.460237224722911,66.335485570738385 4.460156126545847,66.335435415107781 4.459831733665627,66.335263137848642 4.45972703754139,66.335195274014836 4.459311305861306,66.334972844872681 4.459245854834468,66.334938646286247 4.45868192017537,66.33464426007896 4.458040512965776,66.334309451153132 4.457618484388522,66.334087185312967 4.457162362818514,66.333846923456463 4.456610958909683,66.333556537919648 4.456076919975688,66.333228226295375 4.455548542205164,66.332887964636583 4.455022517903107,66.332555224779043 4.454826801341618,66.332421625429632 4.454297466058785,66.332528003166587 4.451394456151265,66.332864023264364 4.451008935824566,66.332915901717314 4.450942530933015,66.332864954702586 4.450932990096861,66.332846636598489 4.450925866443134,66.332813513084318 4.450922368486227,66.332766947344254 4.450924976706329,66.332727324556799 4.450958498564132,66.332595476447381 4.450959198418356,66.332574843804096 4.450959007810658,66.332550679367003 4.450901126440695,66.332474203856805 4.45088878696508,66.332450077350003 4.450868687901336,66.332378116204282 4.450859147452494,66.332316116218834 4.450842610025028,66.332282332550378 4.4508099167402,66.332222760819434 4.450820539321793,66.33219183676556 4.450879375759508,66.332157888176113 4.450930642846229,66.33214215035396 4.450895532489065,66.332084930734538 4.450841658631838,66.331976229602674 4.450796752886173,66.33191565527035 4.450682452788552,66.331801018236945 4.45065739208307,66.331766568067508 4.450636083970805,66.331754368125559 4.450529988744606,66.331683647683874 4.449365790251278,66.332376883923288 4.448938923865872,66.332618338071086 4.448676989977324,66.332805298682146 4.448453855438648,66.33306619557878 4.44838585843313,66.333227321797395 4.448368174425759,66.333373635646552 4.448359332675738,66.333419464747877 4.448346102000831,66.333472376074084 4.448325175072065,66.333508941553731 4.448261377195679,66.333552081971874 4.448193635853539,66.333579295101643 4.448120106390991,66.333597251142706 4.448102042058721,66.33360172113008 4.447990475862805,66.333614471595141 4.447844752992595,66.333616367167707 4.447493389861555,66.333611433770898 4.447144125554007,66.33362701804171 4.446746392408015,66.33370097854386 4.446290331825963,66.333786655792551 4.443253809257868,66.33418386108427 4.442749280262301,66.334269542896934 4.441323216015885,66.334518775543643 4.439567223095778,66.33482640414347 4.439130561752717,66.334958842139073 4.438955961622247,66.33493933331971 4.438716291967816,66.334909762604525 4.438732828459679,66.335021145546577 4.438787210956416,66.335130353421846 4.438849225829779,66.335278152585417 4.438975354051351,66.335624689738324 4.439023884021688,66.33579993771059 4.439101482688506,66.335936213441059 4.439131186416105,66.335990742543132 4.439266412846297,66.336119263751769 4.439140278838215,66.336294463583613 4.439091745600289,66.336415172359267 4.439091744661299,66.336500834724404 4.439091743424608,66.336613757460739 4.43939259558251,66.337310739700683 4.439673920193585,66.33804665772206 4.439819449106245,66.33835427811465 4.44020750349662,66.339331549626124 4.440304501342356,66.339565153503941 4.440450029337737,66.339973923321992 4.440537615558834,66.340000261321777 4.44072258351127,66.340046300511347 4.440882045264796,66.340082121413914 4.440958564079833,66.340092365054332 4.441047867956335,66.340092365201244 4.441188248209129,66.340076981142161 4.441449735761847,66.340056538896107 4.441538976004135,66.340059125278358 4.441704798669083,66.34007189825769 4.4418068872949,66.340092366439322 4.442004576839649,66.340115382956341 4.442087519810206,66.340138405605217 4.442136369583152,66.340159488508263 4.442183183799264,66.340194744908786 4.442195904818077,66.340227985475366 4.442221410971956,66.340243350696639 4.442259702159275,66.340251033344643 4.442310714849455,66.340243350839671 4.442521190294864,66.340171716647205 4.442591348615452,66.340164002454131 4.442667803902457,66.340166563446346 4.442961221181848,66.340233140115132 4.443056885608129,66.340245912887056 4.443152549909633,66.340271502631467 4.443184416866077,66.340274088896166 4.443209923222906,66.340268948200546 4.443254575435307,66.340240823166653 4.443305588447336,66.340199843069229 4.443375747014927,66.340166564563603 4.443414038326881,66.34016147457622 4.44347045761088,66.340151345276993 4.443631700854741,66.340137108597986 4.443765465921194,66.340129217004545 4.443867682116042,66.340113465246532 4.44402110190888,66.340080269158918 4.444217710694276,66.34004557713223 4.444375010357738,66.340026617960717 4.444512655445253,66.340017135290339 4.444579569696103,66.340021895850455 4.444622758616205,66.340028215723748 4.444650363838805,66.34003927700951 4.444728981283609,66.340091325127688 4.44476053011022,66.3401039584149 4.444827380755953,66.34010867458619 4.444874513384544,66.340105530611524 4.444968969536216,66.340091325492438 4.445047651095416,66.340089772603861 4.445118381752622,66.340094469766655 4.445212837607426,66.34011183823209 4.44537013685413,66.340137111258741 4.445460585573796,66.340144977838307 4.445735875394874,66.340163956589947 4.446255033741386,66.340154493546081 4.446495594447355,66.340155070729509 4.44666097181557,66.340173764058306 4.446764396158182,66.340198688303275 4.446965965282006,66.34027124850229 4.447074541756013,66.340298226413211 4.447162446001077,66.340329368821756 4.44725028677056,66.340345944765289 4.447312366919093,66.340350052359298 4.447415664331563,66.340343846878866 4.447493264710388,66.340327233139107 4.447575889984386,66.340314815648441 4.447674162480773,66.340306543718128 4.447762003324247,66.340314815913672 4.447999828711596,66.340341762263904 4.448077301619595,66.340354211662429 4.448144533950749,66.340354199079755 4.448263351533724,66.340333496912606 4.44832021591079,66.340339683607354 4.448480504514466,66.340385341763067 4.448532153192671,66.340385341835216 4.448604601420473,66.340368759806836 4.448728634862269,66.340335551316556 4.448790587850294,66.340333497649169 4.448852667909177,66.340348000780779 4.448914684236897,66.340377019609946 4.449033628194577,66.340453769054008 4.449152444623933,66.340567884845854 4.449193852493467,66.340582394151369 4.449240412545048,66.340592770636476 4.44936444572215,66.340590717073837 4.449472958975328,66.340574135228337 4.449534912140927,66.34055131603759 4.449571104643858,66.340520136049335 4.449596992660061,66.340511845065819 4.449710721471574,66.340518082500679 4.450015715564037,66.340549193227105 4.450067364104244,66.340565806999962 4.450144836742906,66.340611413913436 4.4501604202405,66.340630119357854 4.450222436716754,66.34064255590927 4.450310404849795,66.340642556026864 4.450331077180702,66.340625942401928 4.45036205366704,66.340625942443253 4.450408550062463,66.340642556157746 4.45076003964388,66.340802271515201 4.450832360366229,66.340820919844006 4.450909897011679,66.340818840877773 4.450992649292023,66.340831315392848 4.451033929971895,66.340843739138236 4.451082461713699,66.340869442278276 4.451147467435329,66.340916024764496 4.451265457142441,66.341017112678387 4.451312716794114,66.341037624352467 4.451367736520626,66.341051848165179 4.451473959734256,66.341059746151984 4.451893064526879,66.341072373102818 4.451920669794631,66.341080296335164 4.45203865950919,66.341182930184885 4.452101629884417,66.341222362233523 4.452188134821474,66.341253978864842 4.452243218134756,66.341271321099512 4.452302117940016,66.341277659681523 4.452451593813889,66.341277659869974 4.452530275344999,66.341280803868031 4.452660096620727,66.341295040311124 4.452722939996385,66.341307685698709 4.452758368861082,66.341320305691582 4.452876359013569,66.34136925799514 4.452919611570956,66.341373980218734 4.452994349508812,66.341373980311488 4.453124107362885,66.341364498100646 4.453309011826581,66.341413482091028 4.453579594480338,66.341477526265606 4.453586082521582,66.341457446036245 4.453639321768985,66.341405572080518 4.45373950283342,66.341349337194913 4.454252747358063,66.34113178726885 4.455893552424874,66.34038921152171 4.456356165753909,66.340177491211861 4.457924712680763,66.3394754754774 4.458155987452194,66.339371034784634 4.458221057526765,66.339313020372003 4.458278876708637,66.339214398040639 4.45835094428574,66.339043288169691 4.458695756089499,66.339078375275221 4.458892745984866,66.339096834828183 4.459073961295612,66.339133195826918 4.459687384619338,66.339118971647807 4.460071505689653,66.339107067306159 4.46052705731692,66.339061635730218 4.460765391869823,66.339034536451322 4.461119618037181,66.338979418510675 4.461712305888956,66.338906899843636 4.462030339759112,66.338860485185975 4.462295898187604,66.338796308145234 4.462456632786576,66.338724612606285 4.462581747620884,66.338652916827854 4.462644718670897,66.338584910191642 4.462695286643132,66.338477600268277 4.462796103685605,66.338409143107683 4.462921154732496,66.338366093475329 4.46299271249194,66.338330251446905&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LOY ALFARO&lt;/SimpleData&gt;</text:p>
          </table:table-cell>
        </table:table-row>
        <table:table-row table:style-name="ro1">
          <table:table-cell table:number-columns-repeated="2"/>
          <table:table-cell office:value-type="string" calcext:value-type="string">
            <text:p>&lt;SimpleData name="PARROQUIA"&gt;La Argeli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70524445681221,66.338493613230511 4.470687024501412,66.338476389706955 4.470823015631917,66.338479039591405 4.470886049918761,66.338469803400301 4.470995517129953,66.338453936415348 4.471211143995734,66.338423527310326 4.471572684719761,66.338374569657987 4.472428958623285,66.338266593726047 4.472518198888682,66.338251576056763 4.472587848286692,66.338237046489979 4.472657497694676,66.338219841739559 4.472747056010598,66.338199993508809 4.472992514012041,66.338270118709488 4.473098673506533,66.338295215912609 4.473204833046738,66.338308477703166 4.473297698860684,66.33830186591517 4.473413844723328,66.338296572704948 4.473755475927479,66.338407655487572 4.473795293706192,66.338412923410885 4.473951066600518,66.338393221170492 4.474266174317271,66.338365987988425 4.474797672147461,66.338307470687468 4.475491494351451,66.338224490071596 4.475725694310039,66.338200502361474 4.476301589521761,66.338160159431411 4.476580632207498,66.338132773811594 4.477282850371262,66.338071485728335 4.477347411340203,66.338014152927272 4.477455797207168,66.337996738833752 4.477778601171465,66.338009176753445 4.477935391682769,66.338010267189688 4.478028639138053,66.337998152768066 4.478113490510348,66.337985385384883 4.478260485676163,66.337954722059067 4.478399784454047,66.337915050470471 4.478581763321122,66.337876323402341 4.478745041854626,66.337823110791305 4.478908065938863,66.337777112292756 4.479140930152663,66.337738524496785 4.479234940888451,66.33772297398454 4.479314004032809,66.337714301711912 4.479404198352747,66.337703955837029 4.479578989589906,66.337688221491945 4.479827628239045,66.33765570672567 4.480070605859984,66.337635344594162 4.480340425522258,66.337606887000391 4.480555988644423,66.337590436247837 4.481024579218691,66.33756090096395 4.481168330367667,66.337550193690959 4.481355842923223,66.337538148803787 4.481326711310457,66.337419138022014 4.481302032174198,66.33729704567557 4.48130902902797,66.337241638294046 4.481399160030615,66.33708781562855 4.481702436712435,66.337087676259884 4.481805097808972,66.337134747508287 4.481937018113397,66.337117098233264 4.482083567983742,66.337084709467447 4.482325464296863,66.337040611495866 4.482618627604708,66.336990566927525 4.482765241062237,66.336964105516941 4.482802387447219,66.336919652250728 4.482824077620131,66.336758460920294 4.483855269258991,66.336688763034033 4.484723565596958,66.335617064522509 4.485289093225313,66.335046406972239 4.485188721921761,66.335043490514096 4.485040200494719,66.334955933828894 4.484939574872463,66.334877633427567 4.484718923708702,66.334652253725139 4.484578544351262,66.334298107846934 4.484518372606775,66.334201513665533 4.48427774869709,66.334177325379557 4.484097296664697,66.334161265352833 4.484177504811682,66.334056593102247 4.484155306283171,66.333936189962685 4.483836573977642,66.333581659847141 4.483736330279872,66.333364333656363 4.483676158497619,66.333308010882561 4.483322187873287,66.333137900452172 4.483264051959365,66.332831446577202 4.483050906292606,66.332751605070897 4.482501917491962,66.332749043276692 4.482232289167658,66.332663983104595 4.482030401840221,66.332612522021975 4.481109250981545,66.332478865865198 4.480764503541541,66.332280305075514 4.480435085313756,66.332087157783278 4.480157378948167,66.332033083049012 4.479459868470113,66.332146418678974 4.478316665741722,66.332473456068911 4.477709540157137,66.332589351354954 4.477554530893388,66.332561021018236 4.477548043369178,66.332445144333249 4.4779614240404,66.332033082086795 4.478445853125127,66.331657080370221 4.478587951410218,66.331265607085356 4.478859170532601,66.331069877756391 4.479001268214572,66.330879314865044 4.47864602620104,66.330575407806734 4.4786207110612,66.330474962858673 4.47815949984371,66.330400674983352 4.477642123917935,66.330358587805989 4.477166855446546,66.330354376967847 4.477008474887429,66.330396482843398 4.476273118763091,66.330473661728675 4.475404189975713,66.33020776555972 4.475415830166081,66.330156299514925 4.475427470422759,66.330086189856431 4.475485734344359,66.330006688488766 4.475532294651547,66.329927161497196 4.475567214918021,66.329857057553696 4.4755904951781,66.329786889993755 4.475590495542431,66.329684038498897 4.475474032182254,66.329599849423488 4.475345928821505,66.329515679082917 4.47526438543388,66.329445573923181 4.475182905757996,66.329347337608255 4.475136282440759,66.329263191834031 4.475078082659417,66.329197702635739 4.475031459294391,66.329127577583378 4.47491499592548,66.32905274683209 4.474751972598619,66.328963888180425 4.474623805610996,66.328893768766505 4.474472422227667,66.32882361109192 4.474437502629653,66.328716075472073 4.47437923945775,66.328599166335692 4.474321039841824,66.32849625920575 4.474262776603979,66.328398076264065 4.474216216740869,66.328360678860165 4.47411139335374,66.32829988653792 4.473983162752912,66.32823909405316 4.473552229112981,66.32802862763802 4.473482389219678,66.32800057122644 4.473389205775863,66.327958492899427 4.4732494623493,66.327911721479282 4.47314463894743,66.327860301386863 4.473039815606816,66.327794808493536 4.47293499224967,66.327734002112507 4.472805680375928,66.327671825707782 4.472645137376916,66.327681953676191 4.472535352440813,66.327685295802013 4.472265024503556,66.32769879125415 4.472053787073493,66.327708906488823 4.47191016346071,66.327708906386576 4.471538446631403,66.327729105164096 4.471403282705291,66.327725750185749 4.471149874152188,66.327729104878472 4.471012293125314,66.327736848267747 4.471107574561294,66.327995597549105 4.470815493139724,66.328012022742243 4.469645768218187,66.328050110993431 4.468992465091585,66.328067055873561 4.46883440281713,66.328058564016189 4.468686835800526,66.32801627010133 4.468307421727523,66.328189731593071 4.468212583890113,66.328274343810776 4.467896459080309,66.328303991390243 4.46783323448757,66.328240497334306 4.467611374660309,66.328261444093087 4.467535555622375,66.328262667993258 4.467460245384939,66.328273493365074 4.467130572232135,66.328328089484131 4.467030837049374,66.328342491564911 4.466841543860795,66.328348287775555 4.466650278938338,66.328341451173998 4.466491771295424,66.328353297459174 4.466116301476502,66.328392780942991 4.465620296635688,66.328528233762356 4.465146109020292,66.32862973242591 4.464938751402047,66.328659798208747 4.46482629490631,66.328671124360454 4.464715492245391,66.32867171403052 4.464606343393786,66.328665923961637 4.464453624088859,66.328651591587501 4.464264267450853,66.328628349080944 4.464178843922016,66.328611403967813 4.463908706888874,66.328595568458297 4.463945916667261,66.328606710874908 4.464107985807479,66.32867459256255 4.464143160146641,66.328690605355959 4.464289391108089,66.328782559757897 4.46443574915002,66.32889745785846 4.464487460969816,66.328952084670249 4.4639648056158,66.328964171278301 4.463937136733015,66.32896737376646 4.463898845512429,66.328976822732486 4.46388905007498,66.328980684764332 4.46387480211946,66.328993818223779 4.463800318809063,66.328994243037258 4.463684936441347,66.328998656680568 4.463590289928871,66.328985491406328 4.463394763388577,66.328970588420688 4.463303297190971,66.328959877339713 4.463274928659677,66.328959192416235 4.463260235532424,66.328960270476117 4.463246051252537,66.328962185629806 4.463218191525958,66.328969078937092 4.463138619517333,66.328996557055589 4.463061337331141,66.32902616592385 4.462950025606957,66.329058089403148 4.462887754678841,66.329071032524652 4.462858495631568,66.329073955966649 4.462826119877155,66.329074456918676 4.46260661359794,66.329067931196533 4.462537155239509,66.329063098832592 4.46234563603198,66.329029811601018 4.462297167883516,66.329019360592724 4.462168682800944,66.328986409473401 4.462125303158117,66.328979281456895 4.462093309055719,66.328977937001255 4.462062078208642,66.328980188240351 4.461962979034165,66.328998071473279 4.46193022162138,66.329001451514728 4.461758611005445,66.329009543219556 4.461696721748452,66.329017216493028 4.46161816751039,66.329033254315505 4.461419078672177,66.329067473341027 4.461321187953818,66.329094849862017 4.461266740629866,66.329107754920202 4.461220562194374,66.329115821357576 4.461157782467851,66.329119759408329 4.461005190232647,66.329125105189576 4.46097058823134,66.32912784471182 4.460855014936554,66.32914661563764 4.460800567650853,66.329153616669416 4.460609747760649,66.329172666520563 4.460530621124546,66.329178792381683 4.460469367987926,66.329177866445363 4.460266590251581,66.329168905589924 4.460226200067867,66.329169064083601 4.460165582963942,66.329172881636566 4.46013689636422,66.329177028986081 4.46011094482926,66.329183808085617 4.460053126291813,66.329205153703043 4.45998983760692,66.329223702672536 4.45996083296546,66.329229029541253 4.459881706310516,66.329237489076149 4.459827386279065,66.329238243658395 4.45969794699578,66.329220848642535 4.459597321425779,66.329213536717987 4.459555977154412,66.329212033722456 4.459507508930318,66.329212617089638 4.4594778682446,66.329214823915876 4.45940821894695,66.329226543021818 4.459366811037683,66.329229390329559 4.459202006458231,66.329216808502679 4.459166959238841,66.329215330880317 4.459128731677374,66.329215609864136 4.459030968302932,66.329222293745403 4.45897734789367,66.329229922566967 4.458867753599201,66.329249505133333 4.458674452978682,66.329276424744705 4.458634444405219,66.329280356450084 4.458448331469248,66.329287864607139 4.45835203102203,66.329297408499571 4.458248034118812,66.329314796849374 4.458192887118425,66.329326484215542 4.458105682318107,66.329348654070415 4.458081575362149,66.32935645410835 4.45804341128809,66.329372498094884 4.457976751333029,66.329405657762962 4.457949145950068,66.329422018805687 4.457862322511506,66.329480867754313 4.457726394373347,66.32959393601999 4.457696817154624,66.329614203272072 4.457577490649991,66.329684891190269 4.457400281693808,66.329814351013738 4.457341000107309,66.32984567110239 4.457294821549251,66.329867783474668 4.457256275830188,66.329883624209032 4.457221419340109,66.32989335184709 4.457143437520736,66.32991028957511 4.457002675905986,66.329937817304398 4.456951472545716,66.329944019100395 4.456781706417206,66.329958756226418 4.456713965329916,66.329966289682545 4.456548333510363,66.329996271422118 4.456522127542668,66.33000248591685 4.456499101888605,66.33001080574283 4.456440965213994,66.330041865591326 4.456418257589154,66.330050629298526 4.456337349811429,66.330073787765997 4.456252053112927,66.330105196275255 4.456151936124196,66.330130276088283 4.455867677539342,66.33021598488402 4.455821562624555,66.330232028309013 4.455789759159122,66.330252688201924 4.455785879107847,66.330258813882978 4.455786833149552,66.330266081000417 4.455871492964064,66.330339360916426 4.455879380092165,66.330350933739211 4.455882878358821,66.330363223113778 4.455883323452984,66.330382557616886 4.455872382793612,66.33042362355512 4.4558665308747,66.330437739160587 4.455840642735422,66.330469508739554 4.455763106468312,66.3304456655829 4.455685315817626,66.33041650209546 4.455515804783353,66.330344211533117 4.455452262152371,66.330297894790817 4.455443929771886,66.330287241428735 4.455322569317161,66.330168601948671 4.454740503477248,66.330390628565056 4.454459170655445,66.330487972626088 4.454274838254128,66.330542494230428 4.45402257385873,66.330612621322757 4.453799377838855,66.330663261795976 4.45307178054751,66.330811270025777 4.452033718764504,66.331021546582193 4.451859054582897,66.331068324564967 4.451732985957524,66.331103377881135 4.451480721385349,66.331185120204594 4.451267320449401,66.331266951089972 4.45108298780257,66.331340906208112 4.450529988744599,66.331683647683874 4.450636083970798,66.331754368125559 4.450657392083088,66.331766568067508 4.450682452788555,66.331801018236945 4.450796752886185,66.331915655270365 4.450841658631851,66.331976229602674 4.450895532489078,66.332084930734538 4.450930642846236,66.33214215035396 4.450879375759517,66.332157888176113 4.450820539321796,66.33219183676556 4.450809916740222,66.332222760819434 4.450842610025031,66.332282332550378 4.45085914745249,66.332316116218848 4.450868687901336,66.332378116204282 4.450888786965097,66.332450077350003 4.450901126440714,66.332474203856805 4.45095900781068,66.332550679367003 4.450959198418363,66.332574843804096 4.450958498564128,66.332595476447381 4.450924976706347,66.332727324556814 4.450922368486226,66.332766947344254 4.450925866443147,66.332813513084318 4.450932990096883,66.332846636598489 4.450942530933036,66.332864954702586 4.451008935824565,66.332915901717314 4.451394456151279,66.332864023264364 4.454297466058804,66.332528003166587 4.454826801341641,66.332421625429632 4.455022517903129,66.332555224779043 4.455548542205172,66.332887964636583 4.456076919975681,66.333228226295375 4.456610958909687,66.333556537919662 4.457162362818513,66.333846923456463 4.457618484388544,66.334087185312967 4.458040512965784,66.334309451153146 4.458681920175362,66.33464426007896 4.459245854834474,66.334938646286261 4.459311305861328,66.334972844872681 4.459727037541399,66.33519527401485 4.459831733665628,66.335263137848642 4.460156126545858,66.335435415107781 4.460237224722913,66.335485570738399 4.460450242903945,66.335572434727879 4.460578600722612,66.335641584569359 4.460916605180643,66.335861338596303 4.461207286300731,66.336081103325597 4.461440467050117,66.336294069841983 4.461535049175616,66.336455473487732 4.461590131770267,66.336582552987451 4.461737887986856,66.336923448729294 4.461791889547933,66.337007505474702 4.462738223397362,66.338102163939595 4.462771998229196,66.33815779133792 4.462839611750979,66.33822694666479 4.462893677189197,66.338271759021595 4.462992712491955,66.338330251446905 4.463447880621494,66.338587757241967 4.46350531708589,66.33865689869441 4.464421947824751,66.339671101517411 4.464850784801659,66.339592207675935 4.465169454841981,66.339527417649222 4.466512066674935,66.339310543418378 4.466551630133019,66.33929526644981 4.466586868431512,66.339260794937658 4.466364691356247,66.339027562284315 4.466424163822949,66.338991283786143 4.467167281342284,66.338940983715446 4.467506623278531,66.338918879548672 4.468195802456195,66.338830918560177 4.468875885890949,66.338733321738331 4.470524445681221,66.338493613230511&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LOY ALFARO&lt;/SimpleData&gt;</text:p>
          </table:table-cell>
        </table:table-row>
        <table:table-row table:style-name="ro1">
          <table:table-cell table:number-columns-repeated="2"/>
          <table:table-cell office:value-type="string" calcext:value-type="string">
            <text:p>&lt;SimpleData name="PARROQUIA"&gt;La Ferroviari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9042252894245,66.349341027675038 4.49087203849109,66.349173972464655 4.490994100006155,66.349211300826184 4.49120419338923,66.349198019518113 4.49104409498987,66.34911039183477 4.490913128527382,66.349011072909022 4.490789413252997,66.348882630663439 4.490189283084818,66.347717711218749 4.489970920969633,66.347402278405724 4.489549017087753,66.347075187797913 4.488748462005891,66.346611102911808 4.489065605597598,66.346491216289337 4.489360105146933,66.346385644862963 4.489391526922938,66.346348971373345 4.489880472443652,66.346262930756993 4.490204103863849,66.346212986884495 4.490545163541468,66.346161667721972 4.490474114760903,66.346087546878493 4.490601964441844,66.346013406810542 4.490715693411927,66.345927916365611 4.49084354308318,66.345870867651172 4.491014072912543,66.345808184893897 4.491184602739967,66.345716964754487 4.491302593349205,66.345633254108591 4.491406017998296,66.345572915600798 4.491217932715891,66.345493697717387 4.491095744075098,66.345414485921296 4.491029911054302,66.345335267538246 4.491085121755956,66.345255117294442 4.491091927691222,66.345160726380044 4.491144276082079,66.345111705579782 4.491421601679728,66.34499939149984 4.49155517593121,66.344941681563441 4.491709613202361,66.344772638723512 4.491795991210707,66.344686066648293 4.49197892430597,66.344543000251448 4.492248871470068,66.344441958400978 4.492612702223693,66.344317846784563 4.492825721280685,66.34414314643449 4.492866175146121,66.343967918834721 4.492835135015119,66.343863952924906 4.492694118784414,66.343788538714293 4.492383844945246,66.343735725187571 4.492158231727778,66.343720634684914 4.491932491298327,66.343709315217126 4.491706878082383,66.343656495178124 4.491489851785741,66.343552585018486 4.491330580441923,66.343461299634797 4.491216851547086,66.34338827362356 4.491114508264058,66.343342665532404 4.491033282430456,66.343282606724955 4.490867523208553,66.343225590018378 4.490796474464347,66.343149590783597 4.490678038684212,66.343073553288903 4.490583264624802,66.342988021132058 4.490512215898133,66.342864466423876 4.490417505465195,66.342721896691955 4.490346456760161,66.342541322415414 4.490014811167454,66.342436773802362 4.489976965179559,66.342338531313558 4.489840528729773,66.34223352550822 4.489704028682327,66.342119423814566 4.48956479355317,66.341999528374828 4.489351583780707,66.341885520686048 4.489233211672054,66.341780931316919 4.489169414172926,66.341640187229885 4.489169414227607,66.341526082846585 4.489112549864353,66.341393672428154 4.488919185467323,66.341211129978618 4.488782685481771,66.341074173146367 4.488668956701767,66.340960066179392 4.488566613496713,66.340905307069889 4.488304935450911,66.340809410191099 4.488031935432939,66.34069075718665 4.48778170663422,66.34057664845723 4.487463227852588,66.340430547702454 4.487292634667783,66.34035750651141 4.487247092337955,66.340257088022128 4.487201613624811,66.340147566629255 4.487178842538682,66.340010597663266 4.487144749449244,66.339882793937889 4.487065113937247,66.339768681553352 4.486985478454548,66.339627178182369 4.486974156582272,66.339494776765605 4.486974156778711,66.33928481700228 4.486883135736055,66.339111324063651 4.486792114704562,66.338933297471414 4.486667000544224,66.338695909812202 4.486519115224955,66.338431147148711 4.486416835802503,66.338283157507661 4.486373392611679,66.338108947650042 4.486492782468223,66.338030543017453 4.486503659569021,66.337690752883233 4.486427649699759,66.337568750606962 4.486514473003374,66.337407595151333 4.486851016213667,66.337189769638542 4.486916149688992,66.336954527323996 4.486764193482217,66.336793317169409 4.486764193670088,66.336605992854558 4.486731627230857,66.336427377927407 4.486644804336802,66.336213899272067 4.486536228006138,66.335965600383162 4.486601361487486,66.335726003761962 4.486829328067571,66.335442811224524 4.486861894805141,66.335316436114667 4.486807638409967,66.33522933688792 4.48667737220279,66.335002749415708 4.486438529329832,66.334885140431524 4.486286573086145,66.334832859723718 4.486102050182811,66.334828484997786 4.48593928068836,66.334880765656806 4.485515978182725,66.335041981644522 4.485289093225313,66.335046406972239 4.484723565596958,66.335617064522509 4.483855269258991,66.336688763034033 4.482824077620131,66.336758460920294 4.482802387447219,66.336919652250728 4.482765241062237,66.336964105516941 4.482618627604708,66.336990566927525 4.482325464296863,66.337040611495866 4.482083567983742,66.337084709467447 4.481937018113397,66.337117098233264 4.481805097808972,66.337134747508287 4.481702436712435,66.337087676259884 4.481399160030615,66.33708781562855 4.48130902902797,66.337241638294046 4.481302032174198,66.33729704567557 4.481326711310457,66.337419138022014 4.481355842923223,66.337538148803787 4.481168330367667,66.337550193690959 4.481024579218691,66.33756090096395 4.480555988644423,66.337590436247837 4.480340425522258,66.337606887000391 4.480070605859984,66.337635344594162 4.479827628239045,66.33765570672567 4.479578989589906,66.337688221491945 4.479404198352747,66.337703955837029 4.479314004032809,66.337714301711912 4.479234940888451,66.33772297398454 4.479140930152663,66.337738524496785 4.478908065938863,66.337777112292756 4.478745041854626,66.337823110791305 4.478581763321122,66.337876323402341 4.478399784454047,66.337915050470471 4.478260485676163,66.337954722059067 4.478113490510348,66.337985385384883 4.478028639138053,66.337998152768066 4.477935391682769,66.338010267189688 4.477778601171465,66.338009176753445 4.477455797207168,66.337996738833752 4.477347411340203,66.338014152927272 4.477282850371262,66.338071485728335 4.476580632207498,66.338132773811594 4.476301589521761,66.338160159431411 4.475725694310039,66.338200502361474 4.475491494351451,66.338224490071596 4.474797672147461,66.338307470687468 4.474266174317271,66.338365987988425 4.473951066600518,66.338393221170492 4.473795293706192,66.338412923410885 4.473755475927479,66.338407655487572 4.473413844723328,66.338296572704948 4.473297698860684,66.33830186591517 4.473204833046738,66.338308477703166 4.473098673506533,66.338295215912609 4.472992514012041,66.338270118709488 4.472747056010598,66.338199993508809 4.472657497694676,66.338219841739559 4.472587848286692,66.338237046489979 4.472518198888682,66.338251576056763 4.472428958623285,66.338266593726047 4.471572684719761,66.338374569657987 4.471211143995734,66.338423527310326 4.470995517129953,66.338453936415348 4.470886049918761,66.338469803400301 4.470823015631917,66.338479039591405 4.470687024501412,66.338476389706955 4.470524445681221,66.338493613230511 4.468875885890949,66.338733321738331 4.468195802456195,66.338830918560177 4.467506623278531,66.338918879548672 4.467167281342284,66.338940983715446 4.466424163822949,66.338991283786143 4.466364691356247,66.339027562284315 4.466586868431512,66.339260794937658 4.466551630133019,66.33929526644981 4.466512066674935,66.339310543418378 4.465169454841981,66.339527417649222 4.464850784801659,66.339592207675935 4.464421947824751,66.339671101517411 4.464602335875425,66.339785531449891 4.464774200705435,66.339886623899744 4.465072769826153,66.340048067994971 4.465193431200568,66.340159599326711 4.466966782155972,66.341116270514547 4.467191822201239,66.341242185604642 4.467384041241903,66.341354630755518 4.467790487108208,66.341616916265039 4.467815675285646,66.341637091467447 4.468026658081748,66.34180645350591 4.468290307029208,66.3420312747606 4.468466178848098,66.342218609443947 4.468608975236392,66.34239054716025 4.468708073954242,66.342526229242651 4.468795723531142,66.342646261670225 4.468850679260473,66.34276088073635 4.468907415752621,66.342927008984304 4.468966060234979,66.343142205247901 4.468987940426492,66.343263400874235 4.468998625826361,66.343384950833808 4.4690153535725,66.343574151320269 4.46911972907967,66.34430804712045 4.46918009081667,66.344561511137258 4.469280779180755,66.344834891729789 4.469295472178801,66.344874495417429 4.469428600293656,66.345084370507323 4.469564019232632,66.345065820600666 4.469639965761849,66.345061143540732 4.469675076829667,66.345032979475462 4.469797775226079,66.344819637458087 4.470054873661382,66.34486888082202 4.471626913666544,66.34533311298523 4.471883185273397,66.345377298024275 4.472533246230552,66.34550967514383 4.472698114834759,66.345568036628521 4.472843646892341,66.345649789325108 4.473154110985718,66.345844429359119 4.473357843146038,66.345965092371614 4.473522775233388,66.346066267602424 4.473707043769042,66.346175243613914 4.473716775279203,66.346272558529364 4.47375557519263,66.346342654710355 4.473813838829712,66.346401001518259 4.473910838961297,66.346474975734196 4.474036970975073,66.346560603808257 4.47417277131794,66.346619013521575 4.474289235321412,66.346638449635151 4.474357103710455,66.34666182741276 4.474620754735529,66.346413099680902 4.474764570323186,66.346225853552937 4.475647433410615,66.346011767903789 4.476472032551281,66.345813270289682 4.476850429592237,66.345743223524849 4.477199630899647,66.345747095818794 4.477442227172332,66.345766583351207 4.477558691062375,66.345824944190966 4.477597490959891,66.345918356677302 4.477645959206523,66.345968953917719 4.477791491513719,66.345988422221353 4.478004892277926,66.346007909549499 4.478528757808053,66.346039019603296 4.478800422377586,66.346070180210461 4.479023554904916,66.346124649289592 4.479159355214433,66.346214201304704 4.479139955001497,66.34627256104524 4.479059619456496,66.34633657977183 4.479001037505388,66.346371935118569 4.478751889315491,66.346509997293325 4.478587020252849,66.346599547816396 4.478567620032701,66.346657893986261 4.478635488325198,66.346727957409257 4.478761620447852,66.346801924319536 4.478887752695513,66.346825301957622 4.479004153093161,66.346852526188187 4.479169085506692,66.346871974795718 4.479353481641335,66.346875897524882 4.479596014427514,66.346868115664492 4.480284749077759,66.346817514165252 4.480789214756053,66.346782489123669 4.481002679215218,66.346778553844288 4.48156540854341,66.346836944141188 4.481895273386518,66.346875898372232 4.482593739561683,66.346996556503925 4.483127400515924,66.34711721399826 4.483369933166187,66.347198929936226 4.483728866202501,66.347342931824869 4.484301454496513,66.347530746476366 4.484555054783291,66.347602296662359 4.484290068578534,66.347748412606308 4.484250759455249,66.347827439593758 4.484275311604526,66.347888634496869 4.48435876363988,66.347973585991681 4.484920411483324,66.348296222935232 4.485127896798274,66.348423571972461 4.485358725799756,66.34857676128712 4.485494526293281,66.348654607083674 4.485562458288534,66.348744086662464 4.485610990223583,66.348814144240905 4.485610990111743,66.348915326897938 4.485601258218793,66.348958136770278 4.485581858065239,66.349020412456781 4.4855333259588,66.349102160145534 4.485416925294003,66.349238395134137 4.485310192876607,66.349362900593377 4.485213192337538,66.3494563125453 4.484980391009782,66.349697609306105 4.484901264029745,66.34975255830831 4.484824554061705,66.349845031033965 4.484800955857503,66.349897179067071 4.484795040347158,66.349956480694317 4.48479504027653,66.350013311026032 4.484818638262423,66.350137996416166 4.485054873335294,66.35077807805888 4.485178970105126,66.350954835809588 4.48527927799496,66.351063936232009 4.485320685979523,66.351134994758425 4.485344347672421,66.351187184471328 4.485364638152794,66.351283358475754 4.48543975784869,66.351289947905926 4.486160423880638,66.350991173264475 4.487360431243128,66.35049116522795 4.487792067459209,66.350319181797005 4.488161559737736,66.350179220640172 4.488684789767277,66.349998484636146 4.489200577760687,66.349819166663735 4.48954322787329,66.349701798234364 4.489893765228043,66.349556428652747 4.490115880336742,66.349481456094423 4.49027356171497,66.349390768901344 4.49042252894245,66.349341027675038&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LOY ALFARO&lt;/SimpleData&gt;</text:p>
          </table:table-cell>
        </table:table-row>
        <table:table-row table:style-name="ro1">
          <table:table-cell table:number-columns-repeated="2"/>
          <table:table-cell office:value-type="string" calcext:value-type="string">
            <text:p>&lt;SimpleData name="PARROQUIA"&gt;Chilibul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43074131153755,66.36093620293039 4.443584960517866,66.360726638438308 4.444076960369258,66.360750947381277 4.444735736487699,66.360939511108043 4.445403036788199,66.361020137774375 4.44612529446291,66.360975360602453 4.447112347586381,66.360988028822561 4.447383059023046,66.360973487348389 4.448100927395263,66.360982709791969 4.44846285135978,66.360951333871242 4.448910071902495,66.360975072462722 4.449270469167513,66.360961671104349 4.449850818992873,66.361005145092321 4.450632423099329,66.360781026830409 4.451102544036813,66.360516928270584 4.451332738143572,66.360447840987845 4.451983820970669,66.360167993441081 4.452345744851357,66.360136629136875 4.451149872130295,66.359837369360363 4.452052582644639,66.359777439643381 4.452503874091776,66.359777440112836 4.452955229143432,66.359777440576991 4.454008370460675,66.359657605204376 4.454760523749187,66.359507796930828 4.455287063459129,66.359298081053609 4.45618977486603,66.359058378561286 4.456724329400293,66.358773068027318 4.456719877303747,66.358705850591662 4.456772353448702,66.358635668659801 4.456859876861336,66.358593546790388 4.456964892265905,66.358537401067821 4.457052415878307,66.358460187772693 4.457097513723569,66.358370635202192 4.457118886138256,66.358287555853963 4.457111826074549,66.358234247074705 4.457061767720184,66.358179810647854 4.456940406127606,66.35809958095065 4.456861788190219,66.358056571228047 4.456883287538762,66.358022214150083 4.457204629985496,66.357996408589742 4.457347491319915,66.357973503940471 4.457468917046713,66.357962013648191 4.457611778182551,66.357973504184031 4.457768887291294,66.357982080954869 4.457854565880483,66.357976354836353 4.457940244501898,66.357964889848432 4.458083105880172,66.357933370521309 4.458154473018134,66.357907577303251 4.458204468334606,66.357861716927758 4.45826877545392,66.357772884352357 4.458311583457204,66.357678325178242 4.4583472673055,66.357615272868443 4.45841876178092,66.357566574170079 4.458461633276199,66.357492068972675 4.458504504690659,66.357431879362096 4.45857587198117,66.357377441305161 4.458533064799465,66.357325853531606 4.458375829340977,66.357166845437391 4.458183101149388,66.357020682732582 4.45811167091902,66.356957628671921 4.458025929932122,66.356754162138074 4.457940252363143,66.356585091074564 4.457904505630241,66.356522048620192 4.457804515998414,66.356441813641084 4.457718837795862,66.356384497341296 4.457590288491913,66.356332907443374 4.456926106080078,66.356140888525815 4.456854739295657,66.356109366708068 4.45680379041084,66.356065213338184 4.456772369000587,66.355996392252095 4.456597386305973,66.35600341102888 4.456492371186759,66.35601746148194 4.456369800810139,66.355989372915161 4.456299833489641,66.355940240159512 4.456337107524845,66.355878032348784 4.456366875830902,66.355834233399861 4.456307276554196,66.35576652658483 4.456960329818441,66.355601630600162 4.457025527458319,66.355510142029985 4.457109553139718,66.355352389635115 4.457110891193999,66.354966030616112 4.45705332770355,66.354838302968332 4.456983742126425,66.354774305823867 4.456774603763535,66.354582427441684 4.456702601170465,66.354511942433845 4.456683901142111,66.354445828555171 4.456716022942988,66.354394614932332 4.456812387654954,66.354354082424095 4.456967652225706,66.354335951215205 4.4570934666236,66.354346619826515 4.457208594958769,66.35437435545407 4.457262151731704,66.354414875405084 4.457375688598778,66.354659957424587 4.457428227277142,66.354765779208606 4.457583172844878,66.354912664554902 4.457754974273467,66.355056242172154 4.457983894638765,66.355214161433793 4.458098386738073,66.355274470541858 4.45824143839549,66.355326163988948 4.458384553909718,66.355334779663451 4.458520545515257,66.355331891048635 4.458642162104438,66.355303181119027 4.458734646760662,66.355268136157335 4.458763778937242,66.35523138064346 4.458756591665986,66.355176836379769 4.458728032537282,66.355110787597269 4.45831433496104,66.35479991354056 4.458262940921974,66.354740376233678 4.458220006691142,66.354665723189044 4.458227194722904,66.35458819381347 4.458370567083452,66.354177039680664 4.458491930566193,66.353917141208029 4.458527677978298,66.35385974322854 4.458769449185193,66.353621343900272 4.459092955414048,66.353351759281324 4.459207384563176,66.353291407750788 4.459313353844804,66.353257031552289 4.459471735173661,66.353228167229773 4.459651742778914,66.353210846163208 4.459860373452122,66.353199277740288 4.460996965183916,66.353166961366142 4.461350365129615,66.353156292682144 4.461433370938925,66.353378154865609 4.461454806246267,66.35341868906167 4.461427773165586,66.353446983097484 4.461778691568531,66.35360534337498 4.461625207832461,66.353661398737955 4.461642190741957,66.353686410814873 4.46169034086538,66.353742934984069 4.461773538350671,66.353807112149482 4.461928611535516,66.353890130462148 4.462086610575271,66.353986123192399 4.462454448082035,66.354220186273309 4.462702324825474,66.354092784526685 4.462873745820855,66.354013847081987 4.463034353542448,66.353954118030629 4.463259267909192,66.353879462870353 4.463519611313627,66.353804402052987 4.463709032965358,66.353740807954992 4.463949976304001,66.353655470720511 4.464271191669263,66.353542422194963 4.46433549842361,66.353504016968643 4.464258089300499,66.353407401594055 4.46468482880887,66.353224877156279 4.46498409982404,66.353098021572734 4.465340617101015,66.352954648597162 4.465556181278309,66.352859805291317 4.465730591604415,66.352806244362625 4.466297329760899,66.352625375576551 4.465906466396658,66.352422462925347 4.465659099680488,66.352327047048874 4.465288017486233,66.352254553409168 4.464793219813023,66.352204931515047 4.464669504526307,66.352185835472682 4.464723443690344,66.352075403128708 4.46417038279259,66.351892513430528 4.463714449470117,66.351740731576655 4.462734587315233,66.351406061885029 4.462482322916573,66.351320450194422 4.461512192864279,66.350966304159485 4.461337592422173,66.350892393764767 4.460910664247066,66.350693889611065 4.460328599456242,66.350409800831272 4.459426338814657,66.349954470191463 4.458970343736111,66.349541934238275 4.458310680953964,66.348911464630334 4.45771825004562,66.348396339272043 4.456905231503055,66.347768077590686 4.456694121154816,66.347657131250386 4.455065346492786,66.346863858042013 4.454567497523891,66.346631570161136 4.454060234692877,66.34641303185785 4.453852241111728,66.346313816066399 4.451985260936316,66.345373432953139 4.451480734239149,66.345050326892135 4.451141202642844,66.344855731114833 4.451044139061162,66.344805118842089 4.450908339093337,66.344735062565093 4.450646407279561,66.344610470381227 4.45042327540709,66.344513180408242 4.450132275342247,66.344384727407189 4.449685947912368,66.34420564750603 4.449285859894891,66.344362183012805 4.44897431342988,66.344407959968137 4.448101054886076,66.344506110820376 4.447733915780537,66.344584215913343 4.447550409744232,66.344633332573082 4.447508619962132,66.344646717649539 4.447358762139194,66.344670097047043 4.447068651130544,66.344715119275108 4.446999001562063,66.344729068318401 4.446906198942575,66.344763234359846 4.446832669063065,66.344811317787389 4.44667409636023,66.344920001088099 4.446519340302864,66.345000684567623 4.446368400203099,66.345132651167916 4.446225283505003,66.345290949385415 4.446190426039758,66.345398052752429 4.446095714631052,66.345497398551075 4.446065182923149,66.345547590995707 4.446051252524865,66.345605629083423 4.44604012067067,66.345681538501438 4.446015058933718,66.34575633229214 4.445973395856375,66.345826645324621 4.445932050821925,66.34589586813793 4.445871368769014,66.346027589340025 4.44569568515881,66.346207783455071 4.445504099721578,66.346400701381754 4.445361682704251,66.346553199424662 4.445202854977157,66.346721824524963 4.444899829167327,66.347048082904337 4.444648898259864,66.347268801033053 4.444340212556527,66.347463542012406 4.444257841644166,66.34746998023013 4.44408107851218,66.347439613324269 4.443765461929054,66.347378797073361 4.443689706322592,66.347363600912814 4.443588762271728,66.347363600766244 4.443525600544755,66.347378796725181 4.443454805600982,66.347437730343444 4.443297759043302,66.347578105879265 4.442970116999306,66.347930334090634 4.442810017767975,66.348018371245928 4.442437470470514,66.34823630515865 4.442339452002575,66.348270472748112 4.442275590615765,66.348282436419069 4.441939110149142,66.348307453351353 4.441788807225599,66.348300596781854 4.441676095937866,66.348295109000986 4.441474589538063,66.348284158817336 4.441607782014631,66.34831292779252 4.441799047445286,66.348352684697275 4.441884407661834,66.348371834387891 4.441881036168588,66.348407503732389 4.441822961908469,66.348537627588414 4.442014927514403,66.348524200457476 4.44176692391717,66.348575824948099 4.441553711801815,66.348784889333913 4.441530047497052,66.349060422676772 4.441553707492244,66.349250448556944 4.441506382495298,66.349411977877551 4.441435331260773,66.349668539460083 4.441269506315658,66.349868090308348 4.441127407691082,66.349963077964404 4.441018765488086,66.350143294606738 4.44112740365922,66.350400172125703 4.441056353379497,66.350552164419426 4.440914190781618,66.350685204323682 4.440772091259666,66.350875204982074 4.440724702205321,66.351084263131312 4.440606264434897,66.351274286147202 4.440464162360213,66.351739824319026 4.440345724229256,66.351967819232854 4.440203625201713,66.352100832624558 4.439966752330022,66.352186339739958 4.439682555918547,66.352271840156547 4.439445682677187,66.352395348245338 4.43916148340691,66.352784876314416 4.439189590882591,66.35351479675947 4.438662982277771,66.354263998590909 4.437910820899834,66.355282871552035 4.438136432755499,66.355492634572784 4.438136427515339,66.356061985207276 4.438136422308174,66.356631322918076 4.43806123181295,66.357410394242294 4.437309011272735,66.357919777795416 4.436585860125424,66.35830749655301 4.436918202823897,66.358713782475121 4.437093375913825,66.358770092858279 4.437168748537024,66.358951183959007 4.437348374611673,66.358953489811924 4.43756260174494,66.359082311578661 4.437739301580283,66.359120594569148 4.438041878649001,66.359268620187336 4.438615039945261,66.359402039270023 4.439534412616307,66.359702026377846 4.440631757539299,66.360022328860325 4.441022684664609,66.360189426446041 4.441448340188758,66.360483069750771 4.441929016817919,66.36065135508963 4.44214324411406,66.360780168093783 4.442326046406728,66.361304836790765 4.442490343762228,66.361243022455824 4.442742864274513,66.361148083953523 4.443074131153755,66.36093620293039&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LOY ALFARO&lt;/SimpleData&gt;</text:p>
          </table:table-cell>
        </table:table-row>
        <table:table-row table:style-name="ro1">
          <table:table-cell table:number-columns-repeated="2"/>
          <table:table-cell office:value-type="string" calcext:value-type="string">
            <text:p>&lt;SimpleData name="PARROQUIA"&gt;La Magdalen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77314358861017,66.3528536412081 4.47731238718897,66.352797951379742 4.477254123648369,66.352656096959009 4.477199739954856,66.352582837918121 4.477024885007939,66.35244409938953 4.476681344718914,66.35227506258704 4.476544717342033,66.352204621803821 4.476438430404668,66.352149804823938 4.476174844045073,66.351960529506059 4.47603605417862,66.351843665200803 4.475820872674625,66.351654400263243 4.475716875652736,66.351582044305502 4.475522493583581,66.351403852641241 4.475390827770418,66.351268047498223 4.475126160228638,66.351060916913283 4.474822819774408,66.350841689003431 4.474491174582542,66.350529843549523 4.474220337515044,66.35023880247509 4.474142928284571,66.350142111188916 4.473958977760605,66.349990686530504 4.473893272060517,66.349936701118338 4.473480146899409,66.349539683031992 4.473290790110277,66.34930664736342 4.473036935880677,66.3491098164384 4.472929376829065,66.34907698680766 4.472718584446501,66.348881941018831 4.472804581015462,66.348845695773548 4.47286907845499,66.34881460212182 4.472899291839506,66.348774877947989 4.472911504498841,66.348732435290103 4.472884408157764,66.348683307389081 4.472872322879565,66.34867747134048 4.472816476173196,66.348650527914884 4.472688372070588,66.348633292166156 4.472585138210154,66.348624674264926 4.472460277989723,66.348626448455775 4.472125771213306,66.348195317919533 4.471029448325861,66.34705101829671 4.470660784701894,66.346677389288431 4.469943621473011,66.345811099222928 4.469449208755656,66.34511692012839 4.469430444877855,66.345087361829357 4.469428600293636,66.345084370507308 4.469295472178783,66.344874495417415 4.469280779180748,66.344834891729789 4.468948561942192,66.344601235499539 4.468835278548804,66.344534588430747 4.468245390656278,66.344216478653379 4.467974551938216,66.344443711603745 4.467883911797121,66.344546724403116 4.467763122356488,66.344580047814389 4.467612119634388,66.344625444404414 4.467566831404673,66.344667912996883 4.467627194050042,66.344710324557596 4.467702758761099,66.344743603533814 4.467747983076229,66.34476786400532 4.467755552172769,66.344792073724491 4.467717833262879,66.344810275329692 4.467536617378723,66.344840587982887 4.467430902837461,66.344852661040406 4.467362907036982,66.344883005414204 4.467257255887806,66.344940569647179 4.467181754455789,66.344976864889219 4.467083545525998,66.344986009928959 4.466940112123699,66.345004185961997 4.46682689187479,66.345037451730732 4.466592818352743,66.34514652065856 4.466502178305657,66.345222279293708 4.466426676805605,66.34527072311252 4.466305823702284,66.345310116871701 4.466064181067203,66.345394956484384 4.465875459249845,66.34548603823302 4.465656588104868,66.345516318343698 4.46556594834056,66.345531452062488 4.465490383326265,66.34555877265484 4.465452664357509,66.345586042548504 4.465467739032803,66.345613306117613 4.46504100028145,66.345756347068018 4.464603258586875,66.345694246693725 4.463193987335663,66.345499306597503 4.463001639148851,66.345722725541151 4.462969453927796,66.34575538202877 4.462943057063943,66.345762758709242 4.462915070040268,66.345768246849332 4.462879004989275,66.345767023704653 4.461800425309241,66.345609842731818 4.461325406518935,66.346161780455262 4.460882254859217,66.346679308083381 4.460780674969483,66.346645841518608 4.460695251103655,66.346630892095732 4.460625919700128,66.34662657642788 4.460605692731407,66.346626817220667 4.460455071781115,66.346628718224508 4.460288167453961,66.346635967769686 4.460203952061464,66.346630657154378 4.460150713230195,66.346618318660759 4.45918834296359,66.346478665393988 4.457790902269318,66.346318104347588 4.457668077553543,66.34631172262543 4.457524198913816,66.346315968422914 4.457352905653054,66.346333097781638 4.457240830320901,66.346352381846671 4.456728222251538,66.346465925105278 4.455065346492767,66.346863858042013 4.456694121154817,66.347657131250386 4.456905231503046,66.347768077590686 4.457718250045619,66.348396339272043 4.458310680953967,66.348911464630334 4.458970343736118,66.349541934238275 4.459426338814632,66.349954470191463 4.460328599456249,66.350409800831272 4.460910664247073,66.350693889611065 4.461337592422172,66.350892393764767 4.46151219286427,66.350966304159485 4.462482322916556,66.351320450194422 4.462734587315226,66.351406061885015 4.463714449470099,66.351740731576641 4.464170382792584,66.351892513430528 4.464723443690351,66.352075403128708 4.464669504526301,66.352185835472682 4.464793219813013,66.352204931515047 4.465288017486222,66.352254553409168 4.465659099680479,66.352327047048846 4.465906466396649,66.352422462925333 4.466297329760893,66.352625375576551 4.466315521280515,66.352636209531909 4.466724703275569,66.352880434784083 4.466829399805897,66.352972021772374 4.46696252838527,66.353117042243511 4.467048269574662,66.353323154794268 4.467112003215427,66.353430211277541 4.467221533862328,66.353527789560701 4.46732158710842,66.353620185109776 4.467482639274444,66.353735007543406 4.467738656369875,66.353891021801374 4.468115019093233,66.353716635419417 4.46818918530025,66.353578676194687 4.468238735454892,66.353485076864899 4.46821850900584,66.353353667166445 4.46812920612351,66.353066853036637 4.468044228540281,66.352775657729225 4.468061211720666,66.352741597521046 4.468095177909987,66.352714367074611 4.468184291415115,66.352651340332329 4.468286317108023,66.352590049408036 4.468405134973058,66.352538958762523 4.468613129737361,66.352474240031597 4.469394222973655,66.352283523230923 4.469861288755117,66.352159216269058 4.470256097067007,66.35204514727431 4.47053195993853,66.352082566569578 4.470871620502163,66.352121734516587 4.471071155149141,66.352154097712344 4.471245247023336,66.35219326544555 4.471525371402867,66.352276707283636 4.471835327319739,66.352387405054486 4.472056042827992,66.352489549125153 4.472140957821612,66.352544073924875 4.47223013453096,66.352583209317913 4.472247117708648,66.352542338012924 4.472247117814255,66.352511711409988 4.472213151852856,66.352479361446825 4.472081613065725,66.352411227413739 4.471958406734876,66.352356740317731 4.471775855377684,66.352249476454048 4.471741889426848,66.352215428172926 4.47170792351289,66.352171141268286 4.471695202283417,66.352130275610861 4.471673958645439,66.351833975468836 4.471690942020819,66.351738658925015 4.471729233624298,66.351663699230713 4.471801364086664,66.351587111005074 4.471916301935382,66.351519988434745 4.472100762304994,66.351390735459148 4.472247058591997,66.35124884150369 4.47243787971999,66.35109421136012 4.472582267890385,66.350921997648967 4.47284591947064,66.35058580366821 4.473032415235307,66.350449050166461 4.47297275156575,66.350578814957757 4.472623802475589,66.351124193522793 4.472501740219827,66.351323143660792 4.47248367559069,66.351404199567227 4.472483548085198,66.351488885708079 4.472495696819868,66.35154030170834 4.472516814121227,66.351592306846925 4.472569543954036,66.351668489630441 4.472650896846821,66.351754378737198 4.472798655180923,66.351880138983091 4.472955509322976,66.352000494167811 4.473017335084202,66.352036202730829 4.473076171343413,66.35206581622063 4.473136406978389,66.352088194221579 4.473282702642632,66.352132329271967 4.473371497775379,66.352151716749916 4.473600673229781,66.352186778937323 4.474093817141062,66.352246056400958 4.474160095467929,66.352257866242539 4.47427019889473,66.352281726655008 4.474518965059223,66.352388166757748 4.474681734765765,66.352484329901912 4.474788784971993,66.352540578016317 4.474906393936707,66.352591966567601 4.475060195237372,66.35263670894814 4.475397947555784,66.352709252043354 4.475616564291357,66.352747988085653 4.475747658018478,66.352766728868929 4.475957369837274,66.352790284727874 4.476522516971271,66.352789740114517 4.476811673851659,66.352788751884574 4.476957460808325,66.352793668369742 4.477142811216827,66.35280943140755 4.477314358861017,66.3528536412081&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LOY ALFARO&lt;/SimpleData&gt;</text:p>
          </table:table-cell>
        </table:table-row>
        <table:table-row table:style-name="ro1">
          <table:table-cell table:number-columns-repeated="2"/>
          <table:table-cell office:value-type="string" calcext:value-type="string">
            <text:p>&lt;SimpleData name="PARROQUIA"&gt;Chimbacalle&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77314358861017,66.3528536412081 4.477345525958503,66.352962055465625 4.477403153675188,66.353009128615625 4.4774739480535,66.353041883378694 4.477709293364234,66.353105276750171 4.478279656481168,66.353023561321493 4.478456674518479,66.352987740224862 4.478824704170946,66.352884749479685 4.478928701463786,66.352865717445638 4.479086001326554,66.352844442619215 4.479212515423647,66.352838854678225 4.479858252416668,66.352864615378735 4.480081130931132,66.352861701086141 4.48030960687153,66.352848358425717 4.48050691544499,66.352832253430947 4.480773619159417,66.352797090980161 4.481113279990364,66.352745823386769 4.4812740781985,66.352735547074474 4.481471323112985,66.352744340959632 4.482100903796015,66.35286347565409 4.482423263304065,66.352961119499582 4.482583870571004,66.353028301673632 4.482672156811532,66.353098664079909 4.482676863637995,66.353151172815842 4.482671266145747,66.353206031907234 4.482634755711271,66.353258641775625 4.482572929734234,66.353312366569256 4.482494247947579,66.353356030542827 4.482199111816249,66.353466672607496 4.482340509969725,66.353439354268545 4.482513457106926,66.353430953526683 4.482696772146214,66.353435134960876 4.482806812069047,66.353428824894436 4.482901141103619,66.353414126700585 4.482974479881386,66.353388911653468 4.483000622174469,66.353479267637724 4.483053034176335,66.353527581546302 4.483100166832534,66.353559119217095 4.48316307400061,66.35358852815888 4.483236349095166,66.353615859060895 4.483314967178258,66.353636867221724 4.483404080404614,66.35365365600461 4.483545478496874,66.35366839212621 4.48457215727491,66.353676793052301 4.485221901624949,66.353691503909317 4.485604369853039,66.353685181275836 4.485913372134302,66.353668392585874 4.486149162893415,66.353643177813552 4.486311614918547,66.353607471597442 4.486426807037808,66.353557029177111 4.486235477622841,66.353449656488749 4.486040013766806,66.353343182974157 4.485945875653518,66.353266865913724 4.485874954030393,66.353215016301107 4.485798053356128,66.353168532751212 4.485733428829398,66.353104683467024 4.485712629433044,66.353052694145461 4.485722615768181,66.352999982469171 4.485715682646316,66.352972929676824 4.485639290890767,66.352870559610608 4.485613720975103,66.352823536905532 4.485575429655523,66.352803402387678 4.485571168014824,66.35278452230817 4.485614675195175,66.352713348092223 4.485624343467672,66.352687777529553 4.485691321617966,66.352584322927854 4.48570423387035,66.352530343135228 4.485723125138341,66.35250548198259 4.485732538985557,66.352477022139468 4.48573190294256,66.352452338329797 4.485723125219964,66.352427363052797 4.485734638094367,66.352398472294013 4.485731775814198,66.352370544526551 4.485685406423532,66.352351296643064 4.48567586540368,66.352340703334264 4.485672621467247,66.352327334979151 4.48571371153812,66.352297975266751 4.485720326677956,66.352274051569552 4.485687378371285,66.3522234290445 4.485684579696618,66.35219716104811 4.485700290622226,66.352170272123416 4.48570067228943,66.352145588012121 4.485699654662131,66.35206711315773 4.485686488104994,66.352005567308481 4.485670395595556,66.351978614814996 4.485644189592272,66.351953398302612 4.485602908745946,66.351942551387822 4.485554694732391,66.351949001235184 4.485516912251424,66.351949761525816 4.485432442352018,66.351929322179188 4.485398412703359,66.351905790944144 4.485439884400715,66.351888430795384 4.485490388283091,66.351861909024308 4.485498975224479,66.351848888887048 4.485489243450934,66.351778307577575 4.485409607701379,66.351735116013543 4.485406045789481,66.351669710800223 4.485333724784955,66.351668082465793 4.485157152118208,66.351674519687933 4.484996481155998,66.351690644466174 4.484775638067864,66.351730858193363 4.484332107272998,66.351818666708311 4.484051028471732,66.351858081898129 4.483874328570971,66.351873401899454 4.483699600509442,66.351869391279777 4.483380357682604,66.351838770118405 4.483562973019012,66.351825902070573 4.483779808867367,66.351800121568161 4.484101023660503,66.351716374261443 4.484827795966605,66.351510217056386 4.485205239252893,66.351374944847478 4.485364638152797,66.35128335847574 4.485344347672428,66.351187184471314 4.485320685979517,66.351134994758425 4.485279277994943,66.351063936232009 4.485178970105126,66.350954835809588 4.485054873335291,66.35077807805888 4.48481863826242,66.350137996416152 4.484795040276532,66.350013311026032 4.484795040347141,66.349956480694317 4.484800955857482,66.349897179067071 4.484824554061686,66.349845031033965 4.484901264029727,66.349752558308296 4.484980391009785,66.349697609306105 4.485213192337543,66.3494563125453 4.485310192876612,66.349362900593377 4.48541692529398,66.349238395134137 4.485533325958787,66.349102160145534 4.485581858065243,66.349020412456781 4.485601258218785,66.348958136770264 4.485610990111719,66.348915326897938 4.485610990223591,66.348814144240905 4.485562458288524,66.348744086662464 4.485494526293288,66.348654607083674 4.485358725799748,66.348576761287106 4.485127896798279,66.348423571972461 4.484920411483301,66.348296222935232 4.484358763639882,66.347973585991667 4.484275311604502,66.347888634496854 4.484250759455254,66.347827439593758 4.484290068578535,66.347748412606308 4.484555054783297,66.347602296662345 4.484301454496493,66.347530746476338 4.483728866202484,66.347342931824869 4.483369933166185,66.347198929936226 4.483127400515932,66.34711721399826 4.482593739561676,66.346996556503925 4.481895273386518,66.346875898372232 4.481565408543412,66.346836944141188 4.481002679215195,66.346778553844288 4.480789214756036,66.346782489123669 4.480284749077747,66.346817514165252 4.479596014427495,66.346868115664492 4.479353481641341,66.346875897524868 4.479169085506694,66.346871974795718 4.479004153093136,66.346852526188187 4.478887752695512,66.346825301957622 4.47876162044783,66.346801924319522 4.478635488325174,66.346727957409257 4.478567620032699,66.346657893986261 4.478587020252855,66.346599547816396 4.478751889315492,66.34650999729331 4.479001037505368,66.346371935118555 4.479059619456487,66.34633657977183 4.479139955001502,66.346272561045225 4.479159355214425,66.34621420130469 4.479023554904906,66.346124649289592 4.478800422377565,66.346070180210447 4.478528757808061,66.346039019603296 4.478004892277917,66.346007909549499 4.477791491513715,66.345988422221353 4.477645959206506,66.345968953917719 4.477597490959887,66.345918356677302 4.477558691062356,66.345824944190966 4.47744222717232,66.345766583351207 4.477199630899631,66.345747095818794 4.476850429592241,66.345743223524849 4.476472032551264,66.345813270289682 4.475647433410597,66.346011767903789 4.474764570323184,66.346225853552923 4.474620754735518,66.346413099680888 4.474357103710454,66.34666182741276 4.474289235321404,66.346638449635151 4.474172771317945,66.346619013521575 4.474036970975078,66.346560603808257 4.473910838961277,66.346474975734196 4.473813838829692,66.346401001518259 4.47375557519261,66.346342654710355 4.47371677527919,66.34627255852935 4.473707043769043,66.346175243613914 4.473522775233366,66.346066267602424 4.473357843146014,66.3459650923716 4.473154110985725,66.345844429359119 4.47284364689232,66.345649789325108 4.472698114834751,66.345568036628507 4.472533246230533,66.34550967514383 4.471883185273403,66.345377298024275 4.471626913666543,66.34533311298523 4.470054873661385,66.34486888082202 4.469797775226067,66.344819637458087 4.469675076829671,66.345032979475462 4.469639965761837,66.345061143540732 4.469564019232636,66.345065820600666 4.469428600293636,66.345084370507308 4.469430444877855,66.345087361829357 4.469449208755656,66.34511692012839 4.469943621473011,66.345811099222928 4.470660784701894,66.346677389288431 4.471029448325861,66.34705101829671 4.472125771213306,66.348195317919533 4.472460277989723,66.348626448455775 4.472585138210154,66.348624674264926 4.472688372070588,66.348633292166156 4.472816476173196,66.348650527914884 4.472872322879565,66.34867747134048 4.472884408157764,66.348683307389081 4.472911504498841,66.348732435290103 4.472899291839506,66.348774877947989 4.47286907845499,66.34881460212182 4.472804581015462,66.348845695773548 4.472718584446501,66.348881941018831 4.472929376829065,66.34907698680766 4.473036935880677,66.3491098164384 4.473290790110277,66.34930664736342 4.473480146899409,66.349539683031992 4.473893272060517,66.349936701118338 4.473958977760605,66.349990686530504 4.474142928284571,66.350142111188916 4.474220337515044,66.35023880247509 4.474491174582542,66.350529843549523 4.474822819774408,66.350841689003431 4.475126160228638,66.351060916913283 4.475390827770418,66.351268047498223 4.475522493583581,66.351403852641241 4.475716875652736,66.351582044305502 4.475820872674625,66.351654400263243 4.47603605417862,66.351843665200803 4.476174844045073,66.351960529506059 4.476438430404668,66.352149804823938 4.476544717342033,66.352204621803821 4.476681344718914,66.35227506258704 4.477024885007939,66.35244409938953 4.477199739954856,66.352582837918121 4.477254123648369,66.352656096959009 4.47731238718897,66.352797951379742 4.477314358861017,66.3528536412081&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MANUELA SAENZ&lt;/SimpleData&gt;</text:p>
          </table:table-cell>
        </table:table-row>
        <table:table-row table:style-name="ro1">
          <table:table-cell table:number-columns-repeated="2"/>
          <table:table-cell office:value-type="string" calcext:value-type="string">
            <text:p>&lt;SimpleData name="PARROQUIA"&gt;Puengas?&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2464509793395,66.358399925758661 4.524407842825799,66.358184638864742 4.52430747044088,66.358071509235543 4.523982882882605,66.357831021663372 4.523481594238289,66.357399904187503 4.522711755225512,66.35659956161237 4.522607438951533,66.356428057161949 4.522503058964944,66.356235760968431 4.522398678432759,66.355939522062641 4.522346455662515,66.355658863409261 4.522346454917202,66.355518520212868 4.522411714894721,66.355383396169529 4.522450832287025,66.3552222726575 4.522516091893468,66.355019577617938 4.522503051833985,66.354900035220666 4.522398672251867,66.354780492332651 4.522176874126682,66.354624572654458 4.521785499836756,66.35443745773064 4.521302785625832,66.35416718511901 4.521002687268661,66.353974871755966 4.520298174380767,66.353408312779791 4.520352493904388,66.353258365033767 4.520428630392939,66.353070460254642 4.52053300833645,66.352883326984355 4.520598204671668,66.352742993548929 4.520559085685533,66.352597451513475 4.520258987582024,66.352436310390672 4.519776274587966,66.352363538967523 4.519254443479918,66.352311561198206 4.518954346016157,66.352269986410491 4.51878470606356,66.352186810943437 4.518591849431827,66.352067736708705 4.51851393042752,66.351947717782991 4.518477610441886,66.35185256641671 4.51838932270232,66.351562871414146 4.518298490825916,66.35130067754973 4.518209249636086,66.3511441595478 4.518155692264498,66.351063102828434 4.518102771041244,66.350998329503128 4.518041072054792,66.350930014155423 4.517960990616194,66.350847068610022 4.517816920368376,66.350699450079475 4.517643145641911,66.35053452029733 4.517601991792564,66.350489894656718 4.517549388609878,66.350424258128271 4.517501238025158,66.350383332641584 4.517444055235988,66.350335735057939 4.517402519265265,66.350188778746784 4.517375486052984,66.350125403460112 4.517354940686411,66.350050648033516 4.517300047285099,66.349904874955925 4.517247443830879,66.349780023694805 4.517184345558553,66.349721089201225 4.517132378500439,66.349665234045347 4.517070107133716,66.349609340754441 4.517028507993667,66.349553485341858 4.51693411506929,66.349475674105108 4.516893533713977,66.349435494765672 4.516805183603222,66.349392039449754 4.516670209513963,66.34931340400027 4.516353383075385,66.349149909935662 4.516222925160569,66.349088078214891 4.516093739402118,66.349029915202024 4.516031404473526,66.348980236661376 4.515963853813292,66.3489367805402 4.515901518942812,66.348899527853433 4.515865199269873,66.348862237072893 4.515808080124427,66.34881671500743 4.515683410176085,66.34869464016478 4.515551425387016,66.348559143676184 4.515489217649943,66.348502322763963 4.515288664616341,66.348346959674274 4.515153626774917,66.348224819184864 4.515060124353116,66.348137935902685 4.514987421466452,66.348073782379089 4.514918407827611,66.348021136325286 4.514842270282325,66.347981582024488 4.514772048206323,66.347949695211483 4.514636629101444,66.347910330943989 4.51444638086452,66.347859287851975 4.513882887378728,66.347711987873367 4.513325436522434,66.347552222296798 4.513029410182191,66.347504619493435 4.512681480665827,66.347452891278849 4.512485062797228,66.3474509903198 4.512255632979836,66.347446649655339 4.511673885105932,66.347473569353824 4.511975126530139,66.347349377493217 4.512250797955429,66.347213829117578 4.512518773030084,66.347100662429952 4.512561071271407,66.347027101991188 4.512631610801773,66.346919587262207 4.512589248416442,66.346857357077909 4.512420054338158,66.346868675237658 4.512264917431398,66.346896976780343 4.512039240303912,66.346857357425151 4.511602007179409,66.346885646477745 4.51136227324916,66.346925285085874 4.511108418540156,66.3469478895897 4.510854563994325,66.34701581674021 4.510036516381307,66.346908315152987 4.50993779898079,66.347015817264648 4.50975448422041,66.347038427973729 4.509599347200473,66.347038428059079 4.509387790917551,66.347032800872569 4.509232653860335,66.347021463967309 4.508992919611485,66.346970545806357 4.508598048551919,66.346981845002574 4.508400612985912,66.346976192441559 4.508344193688959,66.346959221800731 4.508499330270942,66.346823405254028 4.508583927038458,66.346732866827509 4.508668523637781,66.346591409016042 4.50878136143241,66.346382078895175 4.50879548138323,66.346150072319688 4.50869676281166,66.345901092273365 4.508471084934175,66.345606854402874 4.508043518588955,66.345145119193901 4.507975395488917,66.345073156485341 4.507757859601404,66.344859472612796 4.507493000239998,66.344631812410185 4.507312166199525,66.344647295394097 4.506914178234057,66.344540848115244 4.506682013398653,66.344514261637755 4.506383506729942,66.344500920939879 4.50618448080694,66.344394472939271 4.505970062226139,66.344350647675583 4.505744448851972,66.344305383671824 4.505377755686236,66.344275171803233 4.5051520787838,66.344256310753224 4.504794799429232,66.344226149517098 4.504360428793676,66.34424809734972 4.503995643854211,66.344221510595915 4.503630795187529,66.34414164846973 4.503531314002478,66.34406179232505 4.503365490923497,66.343968670884621 4.503133325955272,66.343862176256394 4.503027229675769,66.343780994608025 4.502834819045648,66.343715796890223 4.502519456504705,66.34363763168524 4.502378440174659,66.343581008786956 4.502199768664019,66.343535743355289 4.501767306089252,66.343460315617691 4.501441957423296,66.343436370918184 4.501143450836473,66.343423061289599 4.500944425211426,66.343396422873951 4.500770651474986,66.343369746393677 4.500469727847388,66.343362216961623 4.500112512352008,66.343426357324375 4.499883146494048,66.343516185169975 4.499708227995276,66.34358855171007 4.499518361902968,66.343662572236951 4.499385678260967,66.343715797923153 4.499153513723635,66.343835596482634 4.498788665426053,66.343942034351414 4.498604396670618,66.343991875057526 4.498457655918397,66.344048845687681 4.498204119382698,66.344102919839401 4.498115769625281,66.344145433729153 4.498027483470209,66.344185558207087 4.497897980107672,66.344213900728661 4.497790166662608,66.344248764764188 4.49768019059545,66.344291855144533 4.497609523492851,66.344315513945517 4.497491787376116,66.344341498680365 4.497385754910789,66.344372166964078 4.497232717031748,66.344400509276369 4.497009012001583,66.344412354504698 4.496697020737067,66.344400509366437 4.496520384695387,66.344383980623689 4.496320214144632,66.344365081563325 4.496120107212468,66.344357996014111 4.495996455630816,66.344353287099523 4.49590225399774,66.344360385367366 4.495796285118042,66.344376914167512 4.495666781733218,66.344398158221495 4.495572580113477,66.344424149198304 4.495484230323735,66.344459583324564 4.495407711376332,66.344471365118537 4.495284123411381,66.344483210289241 4.495148704584762,66.344495017429026 4.495048651125775,66.344504460600476 4.495021491074861,66.3445709238745 4.494907762179571,66.344616510731342 4.494723048106246,66.344650715088946 4.494580950578213,66.34469066130049 4.494438853044791,66.344724859213727 4.494282571187862,66.344741964497558 4.494168842265132,66.344753346888538 4.494026744724651,66.344781885220229 4.493925864384003,66.344822186123025 4.49377537073739,66.344833505102827 4.493628820697145,66.344810366497626 4.49341567437399,66.344838879415775 4.493174095820985,66.344884510149853 4.492946701573919,66.344918714134025 4.4927761717943,66.344970016845139 4.492605705619217,66.345027061279012 4.492463608067558,66.34508407389383 4.4923356948249,66.345129672484788 4.492193597266766,66.345180981098352 4.492037251784067,66.345220913779741 4.49192352284534,66.345220913781148 4.491824041826458,66.345203802500762 4.491781425276849,66.345175277335386 4.491710376493673,66.34515816602331 4.491582463242515,66.345163869795684 4.491312516031115,66.345198079725037 4.491170418463293,66.345220913780466 4.491085121755956,66.345255117294442 4.491029911054302,66.345335267538246 4.491095744075098,66.345414485921296 4.491217932715891,66.345493697717387 4.491406017998296,66.345572915600798 4.491302593349205,66.345633254108591 4.491184602739967,66.345716964754487 4.491014072912543,66.345808184893897 4.49084354308318,66.345870867651172 4.490715693411927,66.345927916365611 4.490601964441844,66.346013406810542 4.490474114760903,66.346087546878493 4.490545163541468,66.346161667721972 4.490204103863849,66.346212986884495 4.489880472443652,66.346262930756993 4.489391526922938,66.346348971373345 4.489360105146933,66.346385644862963 4.489065605597598,66.346491216289337 4.488748462005891,66.346611102911808 4.489549017087753,66.347075187797913 4.489970920969633,66.347402278405724 4.490189283084818,66.347717711218749 4.490789413252997,66.348882630663439 4.490913128527382,66.349011072909022 4.49104409498987,66.34911039183477 4.49120419338923,66.349198019518113 4.490994100006155,66.349211300826184 4.49087203849109,66.349173972464655 4.49042252894245,66.349341027675038 4.49027356171497,66.349390768901344 4.490115880336742,66.349481456094423 4.489893765228043,66.349556428652747 4.48954322787329,66.349701798234364 4.489200577760687,66.349819166663735 4.488684789767277,66.349998484636146 4.488161559737736,66.350179220640172 4.487792067459209,66.350319181797005 4.487360431243128,66.35049116522795 4.486160423880638,66.350991173264475 4.48543975784869,66.351289947905926 4.485364638152794,66.351283358475754 4.48520523925289,66.351374944847478 4.484827795966627,66.351510217056386 4.484101023660521,66.351716374261457 4.483779808867391,66.351800121568161 4.483562973019006,66.351825902070573 4.48338035768262,66.351838770118405 4.48369960050946,66.351869391279777 4.483874328570968,66.351873401899454 4.484051028471734,66.351858081898129 4.484332107273007,66.351818666708311 4.484775638067882,66.351730858193363 4.484996481156,66.351690644466174 4.485157152118232,66.351674519687933 4.485333724784978,66.351668082465793 4.485406045789474,66.351669710800223 4.485409607701375,66.351735116013543 4.485489243450957,66.351778307577575 4.485498975224487,66.351848888887048 4.485490388283113,66.351861909024308 4.485439884400731,66.351888430795384 4.485398412703373,66.351905790944159 4.485432442352018,66.351929322179188 4.485516912251419,66.351949761525816 4.485554694732395,66.351949001235198 4.485602908745943,66.351942551387822 4.485644189592279,66.351953398302612 4.485670395595581,66.351978614814996 4.485686488104986,66.352005567308481 4.48569965466213,66.35206711315773 4.485700672289432,66.352145588012121 4.485700290622241,66.352170272123416 4.485684579696632,66.35219716104811 4.485687378371301,66.352223429044514 4.48572032667796,66.352274051569552 4.485713711538129,66.352297975266765 4.485672621467252,66.352327334979151 4.485675865403692,66.352340703334264 4.485685406423532,66.352351296643064 4.485731775814191,66.352370544526551 4.485734638094383,66.352398472294013 4.485723125219974,66.352427363052797 4.485731902942563,66.352452338329797 4.485732538985565,66.352477022139468 4.485723125138353,66.35250548198259 4.48570423387035,66.352530343135243 4.485691321617987,66.352584322927854 4.485624343467667,66.352687777529553 4.485614675195182,66.352713348092237 4.485571168014825,66.35278452230817 4.485575429655519,66.352803402387693 4.485613720975126,66.352823536905532 4.485639290890784,66.352870559610608 4.485715682646331,66.352972929676824 4.485722615768199,66.352999982469171 4.485712629433044,66.353052694145461 4.485733428829419,66.353104683467024 4.48579805335613,66.353168532751212 4.485874954030391,66.353215016301121 4.48594587565352,66.353266865913724 4.486040013766808,66.353343182974157 4.486235477622849,66.353449656488777 4.486426807037832,66.353557029177111 4.486518019334125,66.353534272408183 4.486943613185229,66.35332422740683 4.487056197416942,66.353266245197403 4.487147346109468,66.353230272341349 4.487274496295051,66.353196288783494 4.487401646475933,66.353166543630891 4.487692457162474,66.353138059227589 4.488041468137968,66.353117481519661 4.488328971252612,66.353103061910772 4.488611322194235,66.353115428865465 4.488980878147625,66.353181292829404 4.489191226089297,66.353226572615213 4.488939724471492,66.353230728676749 4.488837126560964,66.353247200928564 4.488753229065191,66.353280462182525 4.488709340298762,66.353313279912882 4.48862105391479,66.353368449080392 4.488566542785715,66.353422680484471 4.488919242943876,66.353467497361891 4.489073235208107,66.353481866116979 4.48921043525412,66.353498781700566 4.489381346939869,66.353543598424665 4.48953661132797,66.353605431935463 4.489676037604313,66.353667277963069 4.489763751486319,66.353719266011822 4.489827740005048,66.353755694326878 4.489889311446141,66.353848329704761 4.489997061496157,66.353926545579199 4.490069000871829,66.353994498034268 4.490202511717622,66.354076831381107 4.490238449605642,66.354103591560829 4.490284628205247,66.354124168498444 4.490323937261969,66.354138840959848 4.490452232362501,66.354155337968507 4.490669131867677,66.354165030910011 4.491347117747018,66.354146836074563 4.491470260692484,66.354152993942435 4.491516439296941,66.354167400305172 4.491613948665122,66.354206539449166 4.491660127270784,66.354249771090366 4.491701217326669,66.354342404640491 4.491747459540382,66.354365059326014 4.491803878857663,66.354381530840485 4.491865513940521,66.354393884469047 4.491932301181256,66.354391793854731 4.492117079208793,66.354332128930693 4.492194043551574,66.354325971106121 4.492271135108799,66.3543259711047 4.492384037350075,66.354340377365602 4.492471242408725,66.354371255140066 4.49254311820834,66.354414499165969 4.492548270374666,66.354459795716224 4.492496939617854,66.354515342480582 4.492445545258429,66.354605922466376 4.492435304553619,66.354645048256103 4.492450697426931,66.354669755248082 4.49249693964655,66.354694436874482 4.492558511126996,66.354704737770774 4.492666261216869,66.354715051331596 4.492876736451241,66.354729470034613 4.492948612255474,66.354760334659304 4.493051273805594,66.354811788286682 4.493128238168889,66.354861214585483 4.493236051906434,66.354999141449369 4.493271989815034,66.355027953192774 4.493275742622702,66.3550291821889 4.493328472750724,66.355046476818714 4.493420829975702,66.355050581911868 4.493518402964164,66.355046476808923 4.493769395795325,66.355021111329549 4.493975227728958,66.355009429510204 4.494180550820227,66.355027953138219 4.494370481036211,66.355034110774895 4.494555259118012,66.355087654385812 4.494663009242923,66.355143237759421 4.494798873661259,66.355269050602473 4.49494529683774,66.35540466929821 4.49510959353117,66.355489088517871 4.495340423051124,66.355565297420654 4.495494415417255,66.355622932230574 4.495626145339367,66.355639757658039 4.495767861551104,66.355662157760989 4.495887060923685,66.355692628465164 4.496004034060396,66.355729370639963 4.49607826335478,66.355767012314075 4.496132265650713,66.355802854840476 4.496148040201556,66.355849453855924 4.496154782570287,66.355895153242443 4.49611553712916,66.35592613046704 4.496069358578564,66.356014690902029 4.496087295747571,66.356039434551803 4.496150266616796,66.356069892134258 4.496242496658335,66.356088719050476 4.496402213627889,66.356095889982228 4.496516960494364,66.356086033073666 4.496564156807676,66.356065419731934 4.496645128381305,66.356032263509164 4.496746390566004,66.356006278217777 4.496827362160466,66.355998207687975 4.496908333765351,66.356001793165674 4.496978046953243,66.3560125496209 4.497050049989404,66.356022406532077 4.497088277764478,66.356043019896887 4.497086051565688,66.356088718931986 4.497054884210137,66.356123661474896 4.497047823866898,66.356149646631408 4.496978047110193,66.356181915834526 4.496895739801581,66.356226601071597 4.496731506788418,66.356278077058079 4.496613452403539,66.356339827819454 4.496546728792305,66.35639335599798 4.496541576666872,66.356434544105142 4.496577641820603,66.356470461695537 4.496609190868662,66.356489275649153 4.496624901790923,66.356504516843003 4.496627191663187,66.356531401124286 4.49663393401915,66.356557385856377 4.496656387281448,66.356579797822235 4.496687872731228,66.356607568867489 4.496719358187634,66.356642510678398 4.496750907239508,66.356664035720144 4.496802619688075,66.356688208609015 4.49687907522318,66.356705236032937 4.496944335932341,66.356713306314049 4.497025307538046,66.356707035040301 4.497088278379713,66.356695379348267 4.497162507644497,66.356681937287647 4.49724125300473,66.356672980128351 4.497324578071875,66.356672980115306 4.497412292027319,66.356683736279109 4.49746400445994,66.356689108023318 4.497554008261411,66.356696278789741 4.49760349446223,66.356711507182624 4.49764623833973,66.356736604877881 4.497668755211599,66.356757217657801 4.497684466140019,66.356775131886124 4.49767549758908,66.356799330015193 4.497655206998324,66.356816357378122 4.497612463183772,66.356853097928166 4.497592236211473,66.356881768186781 4.497594526090981,66.356911337916003 4.497648464776521,66.356924779833477 4.497709209401293,66.356936435399319 4.497783438684885,66.356939121236138 4.497864410300614,66.356940020728388 4.497911670238691,66.356933736846059 4.497974641089945,66.356930151478778 4.498120873366109,66.356891624676351 4.49819961874095,66.35689431051631 4.498287332694236,66.356898795369332 4.498350303563528,66.356911337783785 4.498417790524704,66.356923880191005 4.498458308154372,66.356940020621465 4.498465050514603,66.356962419578238 4.498444823545984,66.356991089712409 4.498399917082381,66.357013070554174 4.498312712121998,66.357130411154344 4.498289050381396,66.357162058309214 4.498337391676703,66.357189005222082 4.498414674102151,66.357196695273686 4.498530565925891,66.35719862093525 4.49863201895425,66.357181302429339 4.498718969574744,66.357140901010041 4.498955714360718,66.356985021125851 4.499086108495725,66.356936916568344 4.499187625162253,66.356948458095857 4.499289078257608,66.356986946756706 4.499351858371554,66.357046605350874 4.499395365587953,66.357106251138163 4.499395365649177,66.357152442326651 4.499371195108527,66.357221716286048 4.499347024546962,66.357275597308742 4.499342190498875,66.357335255230637 4.499371195342195,66.357398764339592 4.499448477876906,66.357485355885601 4.499717153650733,66.357557466670556 4.499835589792773,66.357583222276418 4.499951672489253,66.357615933005206 4.500067755205428,66.357661464454296 4.500154133479987,66.357703068526206 4.500233069732955,66.357736754596203 4.500280011689029,66.357763523528021 4.500304691224423,66.357794219723914 4.500307235549836,66.357826930203146 4.500331915095839,66.357864568733063 4.500368934381664,66.357898254595796 4.500463708795182,66.357951893434262 4.500473949515687,66.357954490492304 4.500626351777082,66.357982982091784 4.500880843194755,66.358025485054497 4.501147610721762,66.358047249548292 4.501183803057024,66.358039965127134 4.501210963169228,66.358009167870591 4.501242575728289,66.357954769008387 4.501247155351036,66.357907654487548 4.50125612388464,66.357880454962853 4.501274188236466,66.3578695726072 4.50132392885665,66.357867773648579 4.501414314332207,66.357880454921087 4.501545471893256,66.357916737800679 4.501907013960412,66.35805813161808 4.502042624020355,66.35809799942767 4.502191845963667,66.358136042906239 4.502286811144931,66.358148762045246 4.502399840670724,66.358146925081428 4.502503710764255,66.358127010176645 4.502652932522791,66.358063566203398 4.50272976962839,66.358023685609297 4.5027840899081,66.358000096737342 4.502833766870756,66.357971098361915 4.502851894796081,66.357943898902732 4.502847315010777,66.357898570638667 4.502865442887576,66.35784602116081 4.502915119793192,66.357788024035059 4.502982924715541,66.357751740913059 4.503100470266372,66.357719118979304 4.503231564131862,66.35770642489129 4.503538976438577,66.357704625835609 4.503575105206264,66.357719118828001 4.503602201789478,66.357733624483615 4.503656458537372,66.357749941744757 4.503792132187695,66.357778940316251 4.504027096291351,66.357820620147251 4.504187513036026,66.357846274106038 4.504415353080469,66.357847186169792 4.504577741586647,66.357847186112991 4.504790761150682,66.357818909613457 4.504960591610801,66.357793673577092 4.505060009159592,66.357753754534286 4.505176218789394,66.357649199584998 4.505251529226464,66.357574580557966 4.505264632227078,66.357562684566503 4.50529961596699,66.357531164595784 4.505376453052376,66.357493082121593 4.505444321601883,66.357473128695858 4.505629608525009,66.357444116986741 4.506248885393925,66.357357043620212 4.506352819105043,66.357351608624484 4.506434235994406,66.35735884252793 4.506506557152555,66.357389678553915 4.506595161745824,66.357444116605123 4.506681031205461,66.35748401073208 4.50679857689534,66.357514846585104 4.50688896239807,66.357534799914774 4.506983927572288,66.357543883402755 4.507074313014362,66.357540247420403 4.50714402614948,66.357516151327971 4.507173030854977,66.357494981727029 4.507192367220188,66.357441088502185 4.507219018446208,66.357411443371703 4.507295791942468,66.357385104761363 4.507407803763156,66.35739059033564 4.507499143447173,66.357439074023929 4.507701985997156,66.357455239380258 4.507935296257897,66.357467363353962 4.508219364852059,66.357479499966246 4.508442561578495,66.357479487195789 4.508675808165578,66.357467363017221 4.508797551893371,66.35748756974202 4.508909118465456,66.357491611044011 4.508899005234995,66.357584549350705 4.508838133681668,66.357681528660549 4.508827956994836,66.357826990549754 4.508827957288039,66.357927997508995 4.509245473449341,66.35800298264931 4.509599446353786,66.358099225368491 4.509694729856788,66.358200383206906 4.509777800656513,66.358244634070147 4.509839499525755,66.358289163570902 4.509888858664312,66.358338646341011 4.509962897282159,66.358383175668621 4.510049339148003,66.358393069621684 4.510172736771283,66.358442552149668 4.510234435629916,66.358482140653749 4.510336143177367,66.358496177098559 4.510444147817889,66.358511822407038 4.510518186363787,66.358531622924232 4.510555205793678,66.358590999139494 4.510505846929198,66.358630574797061 4.510542866359357,66.358689950778071 4.510579885758761,66.358739432763073 4.510666264228571,66.358813655541738 4.510764982416751,66.358877984293528 4.51087604033918,66.358937359650525 4.511028379101202,66.358974173017941 4.511198018937375,66.359005425045339 4.511335537217399,66.359021969449913 4.511422678757168,66.359027480004372 4.511526230897341,66.359035093443737 4.511637797138124,66.358930037091923 4.511660377405574,66.358870294272393 4.511759540323418,66.358776499244314 4.511882555902308,66.358700249330653 4.512286396101107,66.358611166089474 4.512649909627746,66.358562583076107 4.513149223846222,66.358477502472226 4.513453582930915,66.358437102977433 4.51383904086631,66.358396703366452 4.5145693758049,66.358396702921965 4.517460438691595,66.358396701021647 4.517546308305772,66.35845122554538 4.517808878422398,66.358597290866825 4.518037609623972,66.358736565209625 4.518334082420532,66.358916604716455 4.518596652696835,66.359089840230638 4.518833843765726,66.359252876881854 4.519071034846612,66.359415925140141 4.520282428173599,66.359165340233943 4.520146116675229,66.358787806445946 4.519866943981921,66.358410267083869 4.52464509793395,66.358399925758661&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MANUELA SAENZ&lt;/SimpleData&gt;</text:p>
          </table:table-cell>
        </table:table-row>
        <table:table-row table:style-name="ro1">
          <table:table-cell table:number-columns-repeated="2"/>
          <table:table-cell office:value-type="string" calcext:value-type="string">
            <text:p>&lt;SimpleData name="PARROQUIA"&gt;La Libertad&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58622225829061,66.360222799206355 4.458754719708485,66.360118305363287 4.45885712771846,66.359970994706842 4.458863361944243,66.359832829139918 4.458998400180571,66.35971178966139 4.45944002357,66.359666464963453 4.459810725284163,66.359602771879068 4.460144280924768,66.359461880976568 4.46038000893671,66.359342385271134 4.460771637722034,66.359197616554283 4.461097751059275,66.35910517853948 4.461195642287488,66.359080856032577 4.461335514039845,66.359069619609599 4.461433532330486,66.359075231623237 4.461512786541147,66.35908648088855 4.461592104312623,66.359107053803243 4.461666715114302,66.359138825203246 4.461727268723807,66.359181833042484 4.46175531913283,66.359234215061093 4.461745968688361,66.359279097533232 4.461699344575681,66.359322105046601 4.461620026411412,66.359380098553288 4.461480154448427,66.359432442020378 4.461214276616691,66.359580199083808 4.46009491825838,66.360169331121241 4.4599641419351,66.360245994424986 4.459917517813585,66.360287150837237 4.459894173832847,66.360330169307602 4.45989385469249,66.360543740575778 4.459878843136511,66.360603808738233 4.46037803017185,66.360699155364372 4.46053558610196,66.360411405670021 4.460640601067889,66.360439476582613 4.46076310809295,66.360439476681947 4.460920662417968,66.36046754760477 4.46102567738634,66.360495618453314 4.461148247984196,66.360502636237527 4.461305739017274,66.360467547912805 4.461428246042152,66.360467548009993 4.46158580040435,66.360488601210335 4.461708307497763,66.360474565924619 4.461848306507248,66.360460530644332 4.462005861039565,66.360446495369359 4.462145860013643,66.360439477776069 4.462303414477188,66.360439477897543 4.462408429583804,66.360439477978161 4.462530936473668,66.360467548867021 4.462706046328679,66.360495619763881 4.462898520920741,66.360516672961396 4.463073567106044,66.360558791811187 4.463196073903394,66.360607915539504 4.463318580702719,66.360657039171102 4.463581150119394,66.360692140216145 4.463808672192406,66.360706175642235 4.464123717615625,66.360685122977202 4.464386287129632,66.360699158428901 4.464561333575594,66.360685123289358 4.464788855648723,66.360699158713444 4.464893870361256,66.360790387809857 4.465156439970437,66.360783370386883 4.46541900954858,66.360783370567475 4.465646531744242,66.360769335505964 4.465770374372317,66.360803777591784 4.465811146555126,66.360776555901154 4.465861268997443,66.360740935847787 4.465914889763073,66.360719553673547 4.466444481794898,66.360622662490371 4.466548224808164,66.360611262039555 4.466991883696471,66.360541427702557 4.467149311038974,66.360517207949925 4.467267365689866,66.360487287859925 4.467474852038211,66.360380413679906 4.467522112262931,66.3603171654878 4.467553597831964,66.360286358384897 4.467607218654534,66.360247887464283 4.467751606670081,66.3601951909923 4.467795495558121,66.360173947686604 4.468083063042977,66.360069757733214 4.468358608747208,66.359979983030883 4.468476281762985,66.359943918519548 4.468899840861913,66.35985136924262 4.469510849880016,66.359696849379588 4.469779335128049,66.359619500392185 4.470074408125116,66.359528520638378 4.470513042253611,66.359367753412272 4.470577348984483,66.359338934018282 4.470584918280485,66.359319222780144 4.470142914055349,66.359179241860758 4.470089738721158,66.359157326233898 4.470092791919687,66.359139135009258 4.469973083585676,66.359153158401 4.469895864827911,66.359130279969648 4.469823098659864,66.359078999835191 4.469784680254905,66.359025439367358 4.469659883939584,66.358881985919894 4.469390954973163,66.358552992540027 4.469309347716679,66.358430578547939 4.469213301566178,66.358340683735122 4.469051040695029,66.358223260027899 4.468963008863613,66.358176462667998 4.46875577802994,66.358023832278533 4.469243961644016,66.357932036073279 4.469751863456883,66.357822756800715 4.469843457534263,66.357799142471606 4.470043755985392,66.357742944321728 4.469868264591242,66.357703113810757 4.469203699838251,66.357564086549957 4.469045191616615,66.357495218842217 4.468622651370604,66.357334552090435 4.468512229943303,66.357280987849663 4.468444997730136,66.357200641335439 4.468416183977662,66.357152828583125 4.468411413670815,66.357098630569354 4.468469105848461,66.356922543273058 4.46785352126837,66.356112961052816 4.467743227431892,66.355975204929052 4.467938437461415,66.355878029129499 4.468269575492474,66.35577416344556 4.468736514362718,66.35564818870597 4.469177501439319,66.355561464373494 4.469020901907811,66.355384276541443 4.46888510198016,66.355173157251585 4.468621834841798,66.354706618263322 4.468536220341868,66.354608575787154 4.46836715358088,66.354512522114518 4.468201458009478,66.354412084125045 4.468060760064671,66.354285265903528 4.46773865636989,66.353891021801374 4.467482639274448,66.353735007543406 4.46732158710843,66.353620185109776 4.467221533862328,66.353527789560701 4.467112003215447,66.353430211277541 4.467048269574685,66.353323154794268 4.466962528385275,66.353117042243511 4.46682939980591,66.352972021772374 4.466724703275568,66.352880434784083 4.466315521280536,66.352636209531909 4.466297329760899,66.352625375576551 4.465730591604415,66.352806244362625 4.465556181278309,66.352859805291317 4.465340617101015,66.352954648597162 4.46498409982404,66.353098021572734 4.46468482880887,66.353224877156279 4.464258089300499,66.353407401594055 4.46433549842361,66.353504016968643 4.464271191669263,66.353542422194963 4.463949976304001,66.353655470720511 4.463709032965358,66.353740807954992 4.463519611313627,66.353804402052987 4.463259267909192,66.353879462870353 4.463034353542448,66.353954118030629 4.462873745820855,66.354013847081987 4.462702324825474,66.354092784526685 4.462454448082035,66.354220186273309 4.462086610575271,66.353986123192399 4.461928611535516,66.353890130462148 4.461773538350671,66.353807112149482 4.46169034086538,66.353742934984069 4.461642190741957,66.353686410814873 4.461625207832461,66.353661398737955 4.461778691568531,66.35360534337498 4.461427773165586,66.353446983097484 4.461454806246267,66.35341868906167 4.461433370938925,66.353378154865609 4.461350365129615,66.353156292682144 4.460996965183916,66.353166961366142 4.459860373452122,66.353199277740288 4.459651742778914,66.353210846163208 4.459471735173661,66.353228167229773 4.459313353844804,66.353257031552289 4.459207384563176,66.353291407750788 4.459092955414048,66.353351759281324 4.458769449185193,66.353621343900272 4.458527677978298,66.35385974322854 4.458491930566193,66.353917141208029 4.458370567083452,66.354177039680664 4.458227194722904,66.35458819381347 4.458220006691142,66.354665723189044 4.458262940921974,66.354740376233678 4.45831433496104,66.35479991354056 4.458728032537282,66.355110787597269 4.458756591665986,66.355176836379769 4.458763778937242,66.35523138064346 4.458734646760662,66.355268136157335 4.458642162104438,66.355303181119027 4.458520545515257,66.355331891048635 4.458384553909718,66.355334779663451 4.45824143839549,66.355326163988948 4.458098386738073,66.355274470541858 4.457983894638765,66.355214161433793 4.457754974273467,66.355056242172154 4.457583172844878,66.354912664554902 4.457428227277142,66.354765779208606 4.457375688598778,66.354659957424587 4.457262151731704,66.354414875405084 4.457208594958769,66.35437435545407 4.4570934666236,66.354346619826515 4.456967652225706,66.354335951215205 4.456812387654954,66.354354082424095 4.456716022942988,66.354394614932332 4.456683901142111,66.354445828555171 4.456702601170465,66.354511942433845 4.456774603763535,66.354582427441684 4.456983742126425,66.354774305823867 4.45705332770355,66.354838302968332 4.457110891193999,66.354966030616112 4.457109553139718,66.355352389635115 4.457025527458319,66.355510142029985 4.456960329818441,66.355601630600162 4.456307276554196,66.35576652658483 4.456366875830902,66.355834233399861 4.456337107524845,66.355878032348784 4.456299833489641,66.355940240159512 4.456369800810139,66.355989372915161 4.456492371186759,66.35601746148194 4.456597386305973,66.35600341102888 4.456772369000587,66.355996392252095 4.45680379041084,66.356065213338184 4.456854739295657,66.356109366708068 4.456926106080078,66.356140888525815 4.457590288491913,66.356332907443374 4.457718837795862,66.356384497341296 4.457804515998414,66.356441813641084 4.457904505630241,66.356522048620192 4.457940252363143,66.356585091074564 4.458025929932122,66.356754162138074 4.45811167091902,66.356957628671921 4.458183101149388,66.357020682732582 4.458375829340977,66.357166845437391 4.458533064799465,66.357325853531606 4.45857587198117,66.357377441305161 4.458504504690659,66.357431879362096 4.458461633276199,66.357492068972675 4.45841876178092,66.357566574170079 4.4583472673055,66.357615272868443 4.458311583457204,66.357678325178242 4.45826877545392,66.357772884352357 4.458204468334606,66.357861716927758 4.458154473018134,66.357907577303251 4.458083105880172,66.357933370521309 4.457940244501898,66.357964889848432 4.457854565880483,66.357976354836353 4.457768887291294,66.357982080954869 4.457611778182551,66.357973504184031 4.457468917046713,66.357962013648191 4.457347491319915,66.357973503940471 4.457204629985496,66.357996408589742 4.456883287538762,66.358022214150083 4.456861788190219,66.358056571228047 4.456940406127606,66.35809958095065 4.457061767720184,66.358179810647854 4.457111826074549,66.358234247074705 4.457118886138256,66.358287555853963 4.457097513723569,66.358370635202192 4.457052415878307,66.358460187772693 4.456964892265905,66.358537401067821 4.456859876861336,66.358593546790388 4.456772353448702,66.358635668659801 4.456719877303747,66.358705850591662 4.456724329400293,66.358773068027318 4.45618977486603,66.359058378561286 4.455287063459129,66.359298081053609 4.454760523749187,66.359507796930828 4.454008370460675,66.359657605204376 4.452955229143432,66.359777440576991 4.452503874091776,66.359777440112836 4.452052582644639,66.359777439643381 4.451149872130295,66.359837369360363 4.452345744851357,66.360136629136875 4.452143282012961,66.360422190478431 4.451618076671665,66.360811733056337 4.451553068703809,66.361063035255796 4.450987409599395,66.361397986434355 4.45098168449882,66.36146994670456 4.451389723641543,66.361421141848865 4.451896290682781,66.36126554244143 4.452129283739708,66.361160470380099 4.45272979858464,66.360952047793262 4.453142163284268,66.360849292680328 4.453367904549319,66.360834155684415 4.454096014352248,66.360717415815557 4.455056926280299,66.360495600531493 4.455748653447207,66.360270337475114 4.456022100113031,66.360219832678823 4.456146705429197,66.360347494982918 4.456091811884857,66.360472876352503 4.455576721062754,66.360736430690807 4.45507874175661,66.360784058786308 4.454618544441316,66.360922256683125 4.454166998309303,66.36095247990464 4.453848645067533,66.361002400486896 4.453617178727491,66.361089511411507 4.453329228492674,66.361319960911786 4.453452370717356,66.361465629844218 4.453796992242273,66.361650147016604 4.45406764006172,66.361635605878249 4.454167440177169,66.361510825704428 4.454187477899605,66.361258907272727 4.454644812718993,66.361156723458848 4.455232350682165,66.361110261523038 4.455508850734138,66.361023733388507 4.456235370221954,66.360924994301129 4.45688066418816,66.360717127101296 4.457304160133726,66.360591455938817 4.457377435568135,66.36055556963899 4.457580787352622,66.36050336792465 4.457922548084592,66.360418547832296 4.458231678394692,66.360340251125649 4.458443235533611,66.360275001530439 4.458622225829061,66.360222799206355&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MANUELA SAENZ&lt;/SimpleData&gt;</text:p>
          </table:table-cell>
        </table:table-row>
        <table:table-row table:style-name="ro1">
          <table:table-cell table:number-columns-repeated="2"/>
          <table:table-cell office:value-type="string" calcext:value-type="string">
            <text:p>&lt;SimpleData name="PARROQUIA"&gt;Centro Hist?ric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70092791919679,66.359139135009244 4.470171346529432,66.359132370346842 4.470287747381696,66.35909548119055 4.470618567897342,66.358876830544446 4.470967834421622,66.35865323738912 4.471108787675153,66.358577075922852 4.471305142585914,66.358497430469143 4.471461361325286,66.358472689325268 4.471483241805041,66.358564800566825 4.471752489614281,66.358682843461892 4.471896177536547,66.358734643835604 4.472165361777908,66.358845490426489 4.472230368137629,66.358827235667107 4.472670591243284,66.359011784777351 4.472714798006125,66.359033231805341 4.472971515444539,66.359101601267611 4.473295401728157,66.359203236651268 4.473289613472349,66.359210900761212 4.473826837227286,66.359400501555072 4.474029870408224,66.35947431714574 4.474048316424021,66.359474621181988 4.474269795664608,66.359535262064369 4.474300517809706,66.359540164512381 4.474405087556332,66.359570795249596 4.474439180829447,66.359590151611982 4.474690619328867,66.359516273232302 4.475063356453403,66.359379663484631 4.475620171135547,66.359600197663127 4.475877397318291,66.359732575474311 4.476175013868954,66.359889236421623 4.476342427516194,66.359835525764666 4.476394458022041,66.35982954666008 4.476502335406317,66.359835525828771 4.476613965549903,66.359862355914601 4.476692011206179,66.359895177737073 4.476751610845524,66.359927986841583 4.476781315225966,66.359956336904929 4.476796262785068,66.359987676474887 4.476785131469516,66.360027946612846 4.4767479212968,66.3600697367783 4.477041721426493,66.360244256693775 4.477101321209226,66.36021889650722 4.477592176485992,66.360061845233631 4.477672957368373,66.360042425943163 4.477983740648233,66.360186480824282 4.47825814080663,66.360309494323332 4.478661854464958,66.360179995320763 4.478932247816521,66.360100671631898 4.479666908595981,66.359895140787827 4.480375490493572,66.359678688669248 4.481664994963356,66.359260169526934 4.482322754750745,66.359051300033485 4.482831928003375,66.359300529801857 4.483451395727864,66.359569252817678 4.48403301735692,66.359847689010223 4.485473650634113,66.360504066637844 4.486101642417684,66.360228944152126 4.486269819310069,66.360122980831576 4.486570107921588,66.359925544569236 4.486690388727709,66.359860483750865 4.486769961067085,66.359812118724804 4.486729888720375,66.359768453296439 4.486976174819837,66.359805227548605 4.487762293379184,66.359477487996585 4.487823928532472,66.359449200749765 4.48837094843356,66.359216947692204 4.488461906375281,66.359206420631736 4.488501724328102,66.359200213336464 4.488707429235996,66.35912200125928 4.48872549360646,66.359127511838878 4.488771163403742,66.359108205811211 4.488812762348533,66.359105444189225 4.489139638411633,66.359201454843131 4.489481843833808,66.359084478674433 4.488980621160388,66.358924367074323 4.488865429001105,66.358882841009333 4.488752971938711,66.358848371027889 4.488668692756939,66.358807566923659 4.488603177623567,66.358769055694239 4.488131086858497,66.358819183574454 4.488056730404986,66.35870942647324 4.487845110320213,66.358364392827852 4.487825264998435,66.358295375396523 4.487780867602368,66.357907326173574 4.487577071146605,66.357665785253488 4.487473900809636,66.357511593619847 4.487413601509067,66.357412928720493 4.487252230981631,66.357068662719968 4.487016186048284,66.356595039032015 4.486937377232747,66.356394470946782 4.486857614326479,66.356184931266455 4.48572375742025,66.356204378746938 4.485649019365512,66.35613351828259 4.485617852020055,66.356091265436234 4.485618679066853,66.355937951006041 4.485701368261343,66.355733285373702 4.485711736231211,66.355690411043142 4.485701368422475,66.35557425468086 4.485689537570078,66.355542010044104 4.485630319572113,66.35550846036638 4.485580388171893,66.355486085441271 4.485421307560916,66.355235069407627 4.485284044033119,66.355074743187814 4.485252049806259,66.355032957349636 4.485245243891897,66.355010835408919 4.485255548246702,66.354977627124683 4.485583060613688,66.354571686856929 4.485624468741929,66.354535728538465 4.485693418663474,66.354492826829983 4.485734826772127,66.354474847624033 4.485776934552359,66.354460846896032 4.486285344542302,66.35439497372964 4.486846929871517,66.354345267838823 4.486977896482946,66.354329113077824 4.487055878549732,66.354312958299218 4.487149507920966,66.354285615515707 4.487589286116009,66.354110395436692 4.487673565275764,66.354071864338337 4.487601816712085,66.354055709376084 4.487386570932104,66.354131517175972 4.487127627189706,66.354233425914984 4.487015360996044,66.354264493865813 4.486912445023886,66.354284373782164 4.486772064592774,66.354300528570477 4.4856677215856,66.3543875234448 4.485524224401025,66.354412382711331 4.485411258519288,66.354443209698573 4.485330922969444,66.354478838713717 4.4852528772438,66.354535411716569 4.484925301342621,66.354859756932967 4.484859849666641,66.355008884147196 4.484777160458011,66.355207448761632 4.48474751961172,66.355231356986948 4.484753753078233,66.355240035911052 4.484813034704367,66.355248740182105 4.484894133498048,66.355258673439167 4.484947181643484,66.355271102665753 4.485015813469911,66.355293477786987 4.485059447778331,66.355319565169864 4.485078148172589,66.355351873443595 4.485081264873324,66.355385435991522 4.48507191462158,66.355417744175327 4.485053214143022,66.355459998147808 4.485025163462688,66.355489822945216 4.484959648321211,66.35551218517692 4.484903483406317,66.355524614257675 4.484834851539866,66.355534560047332 4.484774615790927,66.355539627959303 4.484703312439687,66.355544670528417 4.484624694309857,66.355536283101401 4.484546076187903,66.355521586103805 4.484462242310177,66.355498450992513 4.484431711012036,66.35548379199146 4.484409893855385,66.355473276021741 4.484373192708408,66.355441740761648 4.484352266072366,66.355412308663759 4.484367977025734,66.355374514412418 4.484441761136925,66.355294719330729 4.48445174748359,66.355244204268288 4.484420262351984,66.355013090526583 4.484446532078612,66.354952147407019 4.484614200042293,66.354813472771696 4.484692691079314,66.354712630671372 4.484759987511669,66.354433504081513 4.484769337787637,66.354381314792803 4.484735053731446,66.354330354417684 4.48467265542814,66.354279419274434 4.48457164773338,66.354234578514991 4.484468540990164,66.35420783112616 4.484320082532117,66.354181223074676 4.484132951057253,66.354175014493507 4.483808555862762,66.354199873925296 4.482388786119542,66.354353743468863 4.482134167676644,66.35437562518382 4.48200682667738,66.354370772388023 4.481885528354113,66.354353743335182 4.481782485231626,66.354324563344804 4.481697570088148,66.3542880851533 4.481649101709568,66.354244308734039 4.481624803981529,66.354183503109553 4.481642995642341,66.354132440979697 4.481709719396377,66.354061916796866 4.481812762688689,66.353988947001881 4.482085636952258,66.353573082184298 4.482146254425619,66.353507422027121 4.482199111816249,66.353466672607496 4.482494247947579,66.353356030542827 4.482572929734234,66.353312366569256 4.482634755711271,66.353258641775625 4.482671266145747,66.353206031907234 4.482676863637995,66.353151172815842 4.482672156811532,66.353098664079909 4.482583870571004,66.353028301673632 4.482423263304065,66.352961119499582 4.482100903796015,66.35286347565409 4.481471323112985,66.352744340959632 4.4812740781985,66.352735547074474 4.481113279990364,66.352745823386769 4.480773619159417,66.352797090980161 4.48050691544499,66.352832253430947 4.48030960687153,66.352848358425717 4.480081130931132,66.352861701086141 4.479858252416668,66.352864615378735 4.479212515423647,66.352838854678225 4.479086001326554,66.352844442619215 4.478928701463786,66.352865717445638 4.478824704170946,66.352884749479685 4.478456674518479,66.352987740224862 4.478279656481168,66.353023561321493 4.477709293364234,66.353105276750171 4.4774739480535,66.353041883378694 4.477403153675188,66.353009128615625 4.477345525958503,66.352962055465625 4.477314358861017,66.3528536412081 4.477142811216827,66.35280943140755 4.476957460808325,66.352793668369742 4.476811673851659,66.352788751884574 4.476522516971271,66.352789740114517 4.475957369837274,66.352790284727874 4.475747658018478,66.352766728868929 4.475616564291357,66.352747988085653 4.475397947555784,66.352709252043354 4.475060195237372,66.35263670894814 4.474906393936707,66.352591966567601 4.474788784971993,66.352540578016317 4.474681734765765,66.352484329901912 4.474518965059223,66.352388166757748 4.47427019889473,66.352281726655008 4.474160095467929,66.352257866242539 4.474093817141062,66.352246056400958 4.473600673229781,66.352186778937323 4.473371497775379,66.352151716749916 4.473282702642632,66.352132329271967 4.473136406978389,66.352088194221579 4.473076171343413,66.35206581622063 4.473017335084202,66.352036202730829 4.472955509322976,66.352000494167811 4.472798655180923,66.351880138983091 4.472650896846821,66.351754378737198 4.472569543954036,66.351668489630441 4.472516814121227,66.351592306846925 4.472495696819868,66.35154030170834 4.472483548085198,66.351488885708079 4.47248367559069,66.351404199567227 4.472501740219827,66.351323143660792 4.472623802475589,66.351124193522793 4.47297275156575,66.350578814957757 4.473032415235307,66.350449050166461 4.47284591947064,66.35058580366821 4.472582267890385,66.350921997648967 4.47243787971999,66.35109421136012 4.472247058591997,66.35124884150369 4.472100762304994,66.351390735459148 4.471916301935382,66.351519988434745 4.471801364086664,66.351587111005074 4.471729233624298,66.351663699230713 4.471690942020819,66.351738658925015 4.471673958645439,66.351833975468836 4.471695202283417,66.352130275610861 4.47170792351289,66.352171141268286 4.471741889426848,66.352215428172926 4.471775855377684,66.352249476454048 4.471958406734876,66.352356740317731 4.472081613065725,66.352411227413739 4.472213151852856,66.352479361446825 4.472247117814255,66.352511711409988 4.472247117708648,66.352542338012924 4.47223013453096,66.352583209317913 4.472140957821612,66.352544073924875 4.472056042827992,66.352489549125153 4.471835327319739,66.352387405054486 4.471525371402867,66.352276707283636 4.471245247023336,66.35219326544555 4.471071155149141,66.352154097712344 4.470871620502163,66.352121734516587 4.47053195993853,66.352082566569578 4.470256097067007,66.35204514727431 4.469861288755117,66.352159216269058 4.469394222973655,66.352283523230923 4.468613129737361,66.352474240031597 4.468405134973058,66.352538958762523 4.468286317108023,66.352590049408036 4.468184291415115,66.352651340332329 4.468095177909987,66.352714367074611 4.468061211720666,66.352741597521046 4.468044228540281,66.352775657729225 4.46812920612351,66.353066853036637 4.46821850900584,66.353353667166445 4.468238735454892,66.353485076864899 4.46818918530025,66.353578676194687 4.468115019093233,66.353716635419417 4.467738656369875,66.353891021801374 4.468060760064675,66.354285265903528 4.468201458009486,66.354412084125045 4.468367153580883,66.354512522114518 4.468536220341859,66.354608575787154 4.468621834841802,66.354706618263322 4.468885101980145,66.355173157251585 4.469020901907804,66.355384276541443 4.469177501439317,66.355561464373494 4.468736514362713,66.355648188705956 4.468269575492476,66.35577416344556 4.467938437461396,66.355878029129499 4.46774322743189,66.355975204929038 4.467853521268373,66.356112961052816 4.468469105848448,66.356922543273043 4.46841141367081,66.357098630569354 4.468416183977663,66.357152828583125 4.468444997730121,66.357200641335425 4.468512229943299,66.357280987849663 4.468622651370606,66.357334552090435 4.469045191616591,66.357495218842217 4.469203699838235,66.357564086549957 4.469868264591236,66.357703113810757 4.470043755985372,66.357742944321728 4.469843457534248,66.357799142471606 4.469751863456883,66.357822756800715 4.46924396164402,66.357932036073279 4.468755778029937,66.358023832278533 4.468963008863597,66.358176462667984 4.469051040695024,66.358223260027899 4.469213301566159,66.358340683735122 4.469309347716656,66.358430578547939 4.469390954973154,66.358552992540012 4.469659883939565,66.358881985919879 4.469784680254886,66.359025439367343 4.469823098659842,66.359078999835191 4.469895864827899,66.359130279969648 4.469973083585668,66.359153158400986 4.470092791919679,66.359139135009244&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MANUELA SAENZ&lt;/SimpleData&gt;</text:p>
          </table:table-cell>
        </table:table-row>
        <table:table-row table:style-name="ro1">
          <table:table-cell table:number-columns-repeated="2"/>
          <table:table-cell office:value-type="string" calcext:value-type="string">
            <text:p>&lt;SimpleData name="PARROQUIA"&gt;San Juan&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31641262454011,66.377727361503901 4.432134219094574,66.377576673629022 4.432508993950552,66.377383489213614 4.432879443086517,66.37724425537678 4.433118098482782,66.377067284334856 4.433631791705055,66.376821890242979 4.434934025034999,66.376262570240513 4.435265356226943,66.376050829547424 4.435851623441383,66.376022359129891 4.436399981460034,66.375903385841141 4.43730892840501,66.375771018561053 4.437903783311858,66.375634624432962 4.438266980395222,66.375585264784661 4.439123895980308,66.375542248114016 4.440068970892876,66.375518385616274 4.440426506413925,66.375540945623399 4.440656510268567,66.37547189973408 4.441034210963176,66.3752427324347 4.441870519812587,66.37489342009404 4.442372762331904,66.374791861630385 4.442929835003761,66.374564954475645 4.444084561226732,66.374165751070493 4.444902358632337,66.374050225484609 4.445086056303762,66.373998558281571 4.447311989067261,66.373685059596852 4.447727217103751,66.37354636225993 4.449060106228703,66.373167412837589 4.449469609136908,66.373100639519862 4.450340900474278,66.37287778148989 4.450624398318443,66.372701400019125 4.451456380790727,66.372406039947293 4.451834080988366,66.372176831909741 4.452161085916912,66.372018994623915 4.452903318653969,66.37172246154411 4.454251982740126,66.371145629977505 4.454534017368436,66.370987203697439 4.45529208909336,66.370492811433309 4.455221104834753,66.370257874777167 4.45538438606345,66.369899856380641 4.455665148389841,66.369759428484926 4.456028408594711,66.369710095148321 4.457425156385445,66.369655976059562 4.45892011394643,66.369495097388111 4.461788729483464,66.369323746450505 4.461883122376317,66.369319200554585 4.461970963745556,66.369313844230675 4.461998887264544,66.369309019703593 4.462099513709399,66.369290367384139 4.462212034679791,66.369270182851267 4.462287790757003,66.369253227311447 4.462375822985161,66.369238715706089 4.462434659562932,66.369226837954315 4.462515885846051,66.369209819074072 4.462611550916603,66.369196041897197 4.462691123396798,66.36918340436408 4.46276808799838,66.369168170923388 4.462837038082363,66.369159636157903 4.462876601706483,66.369151139358323 4.462960944738874,66.36913274016743 4.463055973718218,66.369123344326795 4.463137009138753,66.369115493353078 4.463237317465066,66.369115202172424 4.463343223205223,66.369116569841779 4.463430110458346,66.369112543081144 4.463521386643341,66.369097524875997 4.463610372973794,66.369082544649046 4.46368752838552,66.369069083962131 4.46379680538984,66.369048088814239 4.463886173391364,66.369025688042996 4.463969244283018,66.36900599713087 4.464033932732983,66.36898701532003 4.464097730674768,66.368970274849502 4.464180865168616,66.368951444979857 4.464254458596507,66.368934514546083 4.464338165575538,66.368910036928071 4.464420918446635,66.368885939177417 4.46452020914083,66.368864272725048 4.464593548152468,66.368843847219779 4.464687241428002,66.368821395614987 4.464787740647638,66.368801400637537 4.464874437127077,66.36878382429083 4.464927803488835,66.368772047622073 4.465021305906871,66.368758295524657 4.465104758379025,66.368752609830707 4.465158888035038,66.368738161224854 4.465239859887799,66.36871807752577 4.46529125442109,66.368708529540044 4.465377123990776,66.368694916697123 4.465478895343653,66.368675795377058 4.4655700443046,66.368660346358197 4.465655277825929,66.36864061716804 4.465735422774157,66.368623154671823 4.465824790761141,66.368601184066549 4.465907161950256,66.36858498786583 4.465994748928775,66.368565651177292 4.466078646709283,66.36854332594713 4.466157646728088,66.368525901371513 4.466225324707896,66.368504247248651 4.466311385131331,66.368480592321291 4.466374101742173,66.368463851509034 4.466450621094014,66.368443830901995 4.466532610650157,66.368424139527903 4.466598189552854,66.368413907618844 4.466721078418537,66.368399686796565 4.466793399658241,66.368391974881192 4.466882767602974,66.368379628197957 4.466997769202649,66.368362912674868 4.467068627493663,66.368351287776292 4.467162320716556,66.368338865094927 4.467266509075288,66.3683337111745 4.467329670874729,66.368332710806769 4.467430806086987,66.36832977296875 4.467537284294322,66.36832586005535 4.467616602291669,66.368322403006204 4.467714493582593,66.368308612669153 4.467753484709401,66.368306244643321 4.467865560333004,66.368303142183706 4.467962497472861,66.368302027862654 4.468037617398259,66.368300369004544 4.468165849217693,66.368295253077605 4.468262404728493,66.368290213111848 4.468336061706407,66.368284236042783 4.468442985183545,66.368273801482857 4.468967743478523,66.36821948849385 4.469038792576,66.36821049751461 4.469130895597008,66.368203760630507 4.469227005871755,66.368193933873357 4.469330494569379,66.36818222026632 4.469421389093022,66.368164149605533 4.46950636817817,66.368140924907934 4.469574682153744,66.368137214555034 4.469648911570292,66.368137759122078 4.469712518638565,66.368129755857538 4.469805639404118,66.368112508284057 4.469901622467768,66.368100921268365 4.469988191677078,66.368092993984362 4.470056251230591,66.368087092843354 4.470164128810625,66.368075315869362 4.470282056296385,66.368065552388131 4.470385926622044,66.368056915945843 4.47147010850319,66.368101010696165 4.471853659171918,66.368029158290625 4.472067188191174,66.36796552422966 4.472269776852493,66.367882122171721 4.472532537822835,66.367778964615908 4.472789892131452,66.367695561960232 4.472986946859545,66.36764947892199 4.473178594986786,66.367603383132106 4.473346835639672,66.367587528231823 4.473531105371777,66.367532010495353 4.473667224475426,66.367513825403222 4.474005359588754,66.367469502352819 4.474142241972269,66.367451950403733 4.474290191984285,66.367432296255828 4.474449082426203,66.36740444861023 4.474629471997337,66.367394887502996 4.474765845497712,66.367386554764352 4.474925689967162,66.367388505057576 4.475124271154043,66.36737656314989 4.475303006974994,66.367352679229398 4.475511765296332,66.36733602635563 4.475728410843975,66.367338052654787 4.475945120022255,66.367329973201166 4.476152669753448,66.36733643184246 4.476435530212354,66.367342320635586 4.476564080064374,66.367324641948159 4.476689004327972,66.367301074549545 4.47678085290475,66.367290766193364 4.476905777134331,66.367281939518008 4.477022050819357,66.367267578719847 4.477126111936958,66.367260993536291 4.477235643258959,66.367254408352679 4.477339322755417,66.367237755368095 4.477475251011823,66.367223027296916 4.477589171244245,66.367203879503222 4.477681019836451,66.367184731687203 4.477787561661239,66.367161164147745 4.477887170304442,66.367144663065901 4.478013048688405,66.36710954596326 4.478158581679105,66.367056597926592 4.478276127524829,66.367028623196205 4.478390047748434,66.367010944277467 4.478514971993073,66.366990327296293 4.478617824586605,66.366975599065725 4.47894889924002,66.366937721024954 4.479158993410323,66.36685353034629 4.479334040065003,66.366790374492183 4.479674083264405,66.366769453450559 4.480076780311886,66.366215847478315 4.480274407793183,66.365944105726911 4.480660376056563,66.365418749407596 4.48089260580891,66.365085206636863 4.480926444825593,66.36503191233129 4.480942155810034,66.364999502548343 4.480944318653701,66.364874751707475 4.480902974191952,66.364818594617617 4.480822066245112,66.364719350519835 4.480783011608542,66.364680633054547 4.480673544087114,66.364601146168795 4.48060306759931,66.364558261644802 4.480475599262674,66.364500596653457 4.48030182513662,66.36438231527039 4.480188986458938,66.364300889633057 4.480152348898532,66.364260195718856 4.480129768487886,66.364218349189116 4.480135365968657,66.36418215138518 4.480149486795419,66.36414146995827 4.480177664760929,66.364105297380746 4.480239745254845,66.364070213993585 4.480313020575858,66.364037435684153 4.480380762067454,66.364015942315888 4.480470956821179,66.36399898319695 4.480702295538457,66.36396167057012 4.481243909045673,66.364012092229743 4.481803078085192,66.364067124026931 4.48197150932195,66.36413136339911 4.482131926121658,66.364167409330776 4.482354105386477,66.364157580992654 4.482542000484915,66.364142610464924 4.48281004026776,66.364225366512628 4.482991129351051,66.364260234427761 4.484056037564474,66.364422832544946 4.484389210981385,66.364476571500319 4.484936231119605,66.364557857310871 4.485128197014893,66.364598512766634 4.485776479453919,66.364756802422534 4.486037268104129,66.364839594414661 4.486323435925994,66.364960102677102 4.48650089941325,66.365039981032112 4.486902959184466,66.365214212989272 4.487040604718673,66.365263580814158 4.487172207599238,66.365297839346198 4.487316023041706,66.36531007363044 4.489409456876689,66.365587432947478 4.489650018591796,66.365615713288747 4.489771889644047,66.365562800050711 4.489914051325021,66.365534304367117 4.490056212997112,66.365538382424489 4.49020855178885,66.365554656636249 4.490824076911538,66.365033357545201 4.490921268428712,66.364939319662255 4.491327526393337,66.364605605813679 4.491602499468018,66.364365332636083 4.491880970907726,66.364138533210479 4.49204615827417,66.364011764266834 4.492083940828851,66.363988206374572 4.492162177430751,66.363936923552913 4.492079233893373,66.363764557286359 4.4918068687299,66.363468394595444 4.491345845268119,66.363008381121503 4.490732928425306,66.362350954658794 4.49052347067216,66.362145150690552 4.490426533655252,66.362044046718893 4.49031910148641,66.361962398186535 4.490117531007138,66.361832806243541 4.490041457076478,66.361783849675675 4.48915611178178,66.361294456060577 4.488847109208526,66.36109699095941 4.488485758152756,66.360838658809882 4.488213774863921,66.36066477648815 4.487427465867444,66.360240002991219 4.486893167632335,66.359950107058381 4.486690388727716,66.359860483750865 4.486570107921589,66.359925544569236 4.48626981931009,66.360122980831591 4.486101642417688,66.360228944152126 4.485473650634105,66.360504066637859 4.484033017356933,66.359847689010238 4.483451395727861,66.359569252817678 4.482831928003389,66.359300529801857 4.482322754750758,66.359051300033499 4.481664994963372,66.359260169526934 4.480375490493581,66.359678688669248 4.479666908595995,66.359895140787827 4.478932247816534,66.360100671631912 4.478661854464962,66.360179995320763 4.47825814080664,66.360309494323332 4.477983740648253,66.360186480824282 4.47767295736837,66.360042425943178 4.477592176485985,66.360061845233631 4.47710132120922,66.36021889650722 4.477041721426509,66.360244256693775 4.476747921296801,66.3600697367783 4.476785131469522,66.36002794661286 4.476796262785066,66.359987676474887 4.476781315225965,66.359956336904929 4.47675161084554,66.359927986841583 4.476692011206192,66.359895177737073 4.476613965549904,66.359862355914601 4.476502335406328,66.359835525828771 4.476394458022048,66.35982954666008 4.476342427516197,66.359835525764666 4.476175013868975,66.359889236421623 4.475877397318313,66.359732575474311 4.475620171135555,66.359600197663127 4.475063356453412,66.359379663484631 4.474690619328887,66.359516273232302 4.474439180829457,66.359590151611997 4.474405087556331,66.359570795249596 4.474300517809723,66.359540164512381 4.474269795664624,66.359535262064369 4.474048316424041,66.359474621182002 4.47402987040822,66.35947431714574 4.473826837227279,66.359400501555072 4.473289613472343,66.359210900761227 4.473295401728171,66.359203236651283 4.472971515444562,66.359101601267611 4.472714798006149,66.359033231805341 4.472670591243292,66.359011784777351 4.472230368137626,66.358827235667107 4.472165361777906,66.358845490426489 4.471896177536538,66.358734643835604 4.471752489614298,66.358682843461892 4.471483241805057,66.358564800566825 4.471461361325278,66.358472689325268 4.471305142585921,66.358497430469143 4.471108787675167,66.358577075922867 4.470967834421632,66.35865323738912 4.470618567897367,66.35887683054446 4.47028774738171,66.35909548119055 4.470171346529442,66.359132370346856 4.470092791919687,66.359139135009258 4.470089738721158,66.359157326233898 4.470142914055349,66.359179241860758 4.470584918280485,66.359319222780144 4.470577348984483,66.359338934018282 4.470513042253611,66.359367753412272 4.470074408125116,66.359528520638378 4.469779335128049,66.359619500392185 4.469510849880016,66.359696849379588 4.468899840861913,66.35985136924262 4.468476281762985,66.359943918519548 4.468358608747208,66.359979983030883 4.468083063042977,66.360069757733214 4.467795495558121,66.360173947686604 4.467751606670081,66.3601951909923 4.467607218654534,66.360247887464283 4.467553597831964,66.360286358384897 4.467522112262931,66.3603171654878 4.467474852038211,66.360380413679906 4.467267365689866,66.360487287859925 4.467149311038974,66.360517207949925 4.466991883696471,66.360541427702557 4.466548224808164,66.360611262039555 4.466444481794898,66.360622662490371 4.465914889763073,66.360719553673547 4.465861268997443,66.360740935847787 4.465811146555126,66.360776555901154 4.465770374372317,66.360803777591784 4.465646531744242,66.360769335505964 4.46541900954858,66.360783370567475 4.465156439970437,66.360783370386883 4.464893870361256,66.360790387809857 4.464788855648723,66.360699158713444 4.464561333575594,66.360685123289358 4.464386287129632,66.360699158428901 4.464123717615625,66.360685122977202 4.463808672192406,66.360706175642235 4.463581150119394,66.360692140216145 4.463318580702719,66.360657039171102 4.463196073903394,66.360607915539504 4.463073567106044,66.360558791811187 4.462898520920741,66.360516672961396 4.462706046328679,66.360495619763881 4.462530936473668,66.360467548867021 4.462408429583804,66.360439477978161 4.462303414477188,66.360439477897543 4.462145860013643,66.360439477776069 4.462005861039565,66.360446495369359 4.461848306507248,66.360460530644332 4.461708307497763,66.360474565924619 4.46158580040435,66.360488601210335 4.461428246042152,66.360467548009993 4.461305739017274,66.360467547912805 4.461148247984196,66.360502636237527 4.46102567738634,66.360495618453314 4.460920662417968,66.36046754760477 4.46076310809295,66.360439476681947 4.460640601067889,66.360439476582613 4.46053558610196,66.360411405670021 4.46037803017185,66.360699155364372 4.459878843136511,66.360603808738233 4.45989385469249,66.360543740575778 4.459894173832847,66.360330169307602 4.459917517813585,66.360287150837237 4.4599641419351,66.360245994424986 4.46009491825838,66.360169331121241 4.461214276616691,66.359580199083808 4.461480154448427,66.359432442020378 4.461620026411412,66.359380098553288 4.461699344575681,66.359322105046601 4.461745968688361,66.359279097533232 4.46175531913283,66.359234215061093 4.461727268723807,66.359181833042484 4.461666715114302,66.359138825203246 4.461592104312623,66.359107053803243 4.461512786541147,66.35908648088855 4.461433532330486,66.359075231623237 4.461335514039845,66.359069619609599 4.461195642287488,66.359080856032577 4.461097751059275,66.35910517853948 4.460771637722034,66.359197616554283 4.46038000893671,66.359342385271134 4.460144280924768,66.359461880976568 4.459810725284163,66.359602771879068 4.45944002357,66.359666464963453 4.458998400180571,66.35971178966139 4.458863361944243,66.359832829139918 4.45885712771846,66.359970994706842 4.458754719708485,66.360118305363287 4.458622225829061,66.360222799206355 4.458443235533611,66.360275001530439 4.458231678394692,66.360340251125649 4.457922548084592,66.360418547832296 4.457580787352622,66.36050336792465 4.457377435568135,66.36055556963899 4.457304160133726,66.360591455938817 4.45688066418816,66.360717127101296 4.456235370221954,66.360924994301129 4.455508850734138,66.361023733388507 4.455232350682165,66.361110261523038 4.454644812718993,66.361156723458848 4.454187477899605,66.361258907272727 4.454167440177169,66.361510825704428 4.45406764006172,66.361635605878249 4.453796992242273,66.361650147016604 4.453452370717356,66.361465629844218 4.453329228492674,66.361319960911786 4.453617178727491,66.361089511411507 4.453848645067533,66.361002400486896 4.454166998309303,66.36095247990464 4.454618544441316,66.360922256683125 4.45507874175661,66.360784058786308 4.455576721062754,66.360736430690807 4.456091811884857,66.360472876352503 4.456146705429197,66.360347494982918 4.456022100113031,66.360219832678823 4.455748653447207,66.360270337475114 4.455056926280299,66.360495600531493 4.454096014352248,66.360717415815557 4.453367904549319,66.360834155684415 4.453142163284268,66.360849292680328 4.45272979858464,66.360952047793262 4.452129283739708,66.361160470380099 4.451896290682781,66.36126554244143 4.451389723641543,66.361421141848865 4.45098168449882,66.36146994670456 4.450987409599395,66.361397986434355 4.451553068703809,66.361063035255796 4.451618076671665,66.360811733056337 4.452143282012961,66.360422190478431 4.452345744851357,66.360136629136875 4.451983820970669,66.360167993441081 4.451332738143572,66.360447840987845 4.451102544036813,66.360516928270584 4.450632423099329,66.360781026830409 4.449850818992873,66.361005145092321 4.449270469167513,66.360961671104349 4.448910071902495,66.360975072462722 4.44846285135978,66.360951333871242 4.448100927395263,66.360982709791969 4.447383059023046,66.360973487348389 4.447112347586381,66.360988028822561 4.44612529446291,66.360975360602453 4.445403036788199,66.361020137774375 4.444735736487699,66.360939511108043 4.444076960369258,66.360750947381277 4.443584960517866,66.360726638438308 4.443074131153755,66.36093620293039 4.442742864274513,66.361148083953523 4.442490343762228,66.361243022455824 4.442522337357382,66.361334046894484 4.442500963269453,66.361603938724713 4.442605530183178,66.361983469762691 4.442733061500731,66.362075162958362 4.442977946050461,66.362384452202619 4.442925914826906,66.362473851104141 4.442532061276628,66.362342741305469 4.442086240112937,66.362301030333356 4.441809803384412,66.362387553984362 4.441752174155424,66.362548872057999 4.441824748031451,66.362765945764309 4.441992796598094,66.362912138385951 4.442111612928263,66.363111793278406 4.442095900448144,66.363309673187175 4.441913538873506,66.363343376859618 4.441645817116387,66.363321945860548 4.441296806461771,66.363191423176929 4.440853847838997,66.363113704239055 4.440368845285371,66.362999456155876 4.440089609499104,66.363121948800796 4.439712099987505,66.363351264859674 4.439205723237239,66.363506863874122 4.439019099517209,66.363594523389509 4.438912110731671,66.363809244676034 4.438592294056642,66.363877207955198 4.438405733925753,66.363964866174996 4.437951324784231,66.364031093671628 4.437263922198444,66.364202393354688 4.436764606463541,66.36426803754361 4.436405672035356,66.364263464837165 4.435401378854952,66.364466742380515 4.434893538772457,66.364640331714511 4.434104999554079,66.364954400653659 4.433775258930193,66.365148276132714 4.433592897240686,66.365181989970694 4.433221049057184,66.365339300194321 4.432808620053721,66.36544207475184 4.432438298568062,66.365581412081269 4.432059325523594,66.365828638720942 4.432040686528889,66.366062502408468 4.431938150498151,66.366223264883743 4.431591043068117,66.36663300557808 4.431165891069317,66.366897647558773 4.430733487011877,66.367252263888162 4.430214196004336,66.367569732360479 4.43002897157724,66.36763940787219 4.429693378218118,66.367905204409908 4.42946610984004,66.367938331944032 4.42900177641267,66.368130436588118 4.428661984426769,66.368450198925558 4.42847396091362,66.368555848273502 4.428180411406875,66.368858180854218 4.427755068352432,66.369122849997041 4.427319864988188,66.369513384442186 4.426790522591292,66.369956740802991 4.426155717716536,66.370596759368013 4.425778271000879,66.370826007043817 4.425627901949415,66.371022154536917 4.425441214261069,66.371109775101104 4.425265272085054,66.37162960580639 4.425000916202515,66.372130319502531 4.424976551808193,66.372436053264195 4.424924520346921,66.37252541634254 4.425004849767001,66.373210519190522 4.425246935315394,66.373555678326724 4.425662731306461,66.37397499829234 4.425823718826818,66.374211077806009 4.425954049345209,66.374266732977702 4.42615549054114,66.374557324714161 4.426302101296817,66.374973234634709 4.426754343439994,66.375500987056895 4.426780547540936,66.375735342945703 4.42663603102121,66.375859495261224 4.426269843921459,66.375944832631916 4.42608315617013,66.376032436007222 4.425836039891395,66.376317284620768 4.425781145821104,66.376442598831787 4.425585933751799,66.376638094685305 4.425526841136318,66.376817322309975 4.42527533547094,66.377156139588649 4.424894898718733,66.377421252904796 4.424570882757402,66.377543092735706 4.424290119495317,66.377683514909592 4.424110620091123,66.37768124876122 4.423737498899374,66.377856468386 4.423463987625436,66.377906975529982 4.423184687454786,66.378029395348989 4.423391917682964,66.378248031524251 4.423507998700329,66.378483463131346 4.423563396762737,66.378916155595988 4.423373845668005,66.379111379011022 4.423383830583933,66.379273412385672 4.423243447985772,66.379451469202294 4.423196567294992,66.379704521328435 4.423313411103771,66.380004429076365 4.423477005175608,66.380426159567207 4.423664070817133,66.380791685707109 4.424131838897437,66.380697973298794 4.42574593696012,66.380454388262223 4.426003229496602,66.380276338726986 4.426283991842686,66.380248252490887 4.426424373590655,66.380163904065242 4.426775231810827,66.380042076988389 4.427477010836335,66.379920287748291 4.428085223295935,66.379845343374683 4.428646621078626,66.379742273565952 4.428857161134601,66.379704794688209 4.429020951625845,66.379451755395408 4.429746140647754,66.378992554806501 4.430190757426677,66.378655167655083 4.430588431055249,66.378448991574146 4.431290276757267,66.377905429033632 4.431641262454011,66.377727361503901&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Belisario Queved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38353711998166,66.379686528301775 4.438798136272367,66.379536598892955 4.439593609765244,66.37918986524879 4.440669589957548,66.378964985750542 4.442198261656102,66.378825394757357 4.443251404765053,66.378915204510008 4.444154053353642,66.379005013768605 4.445733739149067,66.378645754568467 4.446937315543676,66.37831643940099 4.447915149563806,66.378076931371453 4.448441752773656,66.378136806129106 4.449344403396306,66.377837421439807 4.449795759667738,66.377837421836475 4.45039754762735,66.377687721944056 4.452127661941916,66.377657785748582 4.454008271278534,66.377508085786346 4.454910857666654,66.377268557199059 4.455964001225575,66.377208681651453 4.457167639767191,66.377029052633489 4.457919793925371,66.377058978923586 4.458822444102453,66.376729629796529 4.459273801285603,66.376490106045893 4.459950835873328,66.376400289141586 4.460778301034535,66.376370350500025 4.461003980319117,66.376070931429325 4.462057059522198,66.376130823833478 4.462809277525192,66.376070932579012 4.463636743514002,66.375801462860849 4.46416328364448,66.375681703328752 4.464990748572403,66.375681703810955 4.466119010708692,66.375921236220194 4.467096970277083,66.375861344521979 4.468150113617311,66.375741585508862 4.46950405538357,66.375472112421832 4.471678656145315,66.375117574921575 4.471817319666569,66.375105066979557 4.471924942911301,66.375095989858536 4.472228348846261,66.375077671063906 4.472355181422405,66.375073493337325 4.472571509181569,66.375073885885485 4.472899276552508,66.375087571411015 4.473317175167457,66.375110422747227 4.473595774257974,66.375120322913503 4.47363393851977,66.375120525487077 4.473691884600553,66.375116727534547 4.473790093996334,66.37510528300416 4.473938489419724,66.375084077680057 4.474105585342136,66.375057972945399 4.474249464666749,66.375033539289035 4.474339087116152,66.375015790052572 4.474385965579478,66.375003509897255 4.474513752352654,66.374958516352848 4.474559613116078,66.374940007446156 4.474579776591982,66.374929347725285 4.474613233982554,66.374905483602532 4.474661575498612,66.374853805346419 4.474692424994875,66.374831067896309 4.474713415359584,66.374821750096487 4.47473822214722,66.374813761602098 4.474794896103448,66.374800873667326 4.474857676332713,66.374791682472363 4.474890561210711,66.374788593424128 4.474984890552906,66.374783225582377 4.475527204713982,66.374772540660672 4.475587313432775,66.374768362851086 4.475617081564864,66.374764109069588 4.475644750667063,66.374757817010718 4.475684187096902,66.374744954360366 4.475775081716156,66.374710797403424 4.475803196073432,66.374701834044473 4.47586298677893,66.374686895110216 4.475926784723609,66.37467562760942 4.476026775113499,66.374661511582715 4.476236614983151,66.374637647263654 4.476325792162767,66.374624607325487 4.476354160940597,66.374618922919581 4.476408545039454,66.374604629602445 4.476603500908594,66.374549633799617 4.476761055746896,66.374521566162414 4.477006070384629,66.374472469866063 4.477249303549504,66.37466393007071 4.476881845180441,66.374743511508868 4.476988577568287,66.374907370763836 4.477233655782696,66.374879303553257 4.477426193709266,66.37527912973502 4.477811271129665,66.375272103641876 4.478161301059978,66.375251063083482 4.478353839712232,66.375279130010597 4.478460699263321,66.375495612296277 4.478708893185909,66.376076598450453 4.479682081974479,66.376076598709048 4.480104178905118,66.375980551514687 4.480575698551977,66.37588161758741 4.480982911417936,66.375770188240693 4.481346871440295,66.375657910189517 4.48166191747515,66.375629843811154 4.481941979644651,66.375566722734234 4.482452490315797,66.375531427596556 4.483132195919051,66.375461495400955 4.483100076520198,66.373571362411823 4.483372632923254,66.373543610196506 4.48365479396772,66.373539976622439 4.483753130522945,66.373541926389549 4.484270001747181,66.373510996335398 4.48487655886295,66.373583428353967 4.485158719868866,66.373623043669298 4.4856066409407,66.373673939580897 4.485969900958049,66.373757398469223 4.486139222979392,66.37382389189483 4.486468135121314,66.373992770715006 4.486600883135585,66.373970741475787 4.48647920282628,66.373891435987446 4.487618533298048,66.37339445447715 4.488496756487963,66.373028124643824 4.488703924788244,66.372946651166913 4.48895326456191,66.372910579928316 4.489581066458091,66.372900679031915 4.489729207349691,66.372903527771456 4.490145452092896,66.372887967369337 4.492660094370475,66.372435368976568 4.495864046131878,66.37190006980795 4.496173876171957,66.371884648013207 4.498875905298507,66.37255109214783 4.501181026485254,66.373034352914715 4.500156823599461,66.371683365942403 4.500101676191639,66.371619639777606 4.499514009819145,66.371046793426089 4.499222816363315,66.370762885099211 4.498216996934769,66.369774802817773 4.497410395215288,66.368982199275777 4.496559459541047,66.368147186171413 4.495581755211123,66.367227626504388 4.49533133420055,66.366985098952355 4.494501007740206,66.366232338054502 4.493748854513187,66.365561938830055 4.492628925672731,66.364543774084694 4.492479067554549,66.364404151889545 4.492336778674023,66.364249457086075 4.4922780057973,66.364168638993505 4.49224543900811,66.364114874109532 4.492162177430751,66.363936923552913 4.492083940828851,66.363988206374572 4.49204615827417,66.364011764266834 4.491880970907726,66.364138533210479 4.491602499468018,66.364365332636083 4.491327526393337,66.364605605813679 4.490921268428712,66.364939319662255 4.490824076911538,66.365033357545201 4.49020855178885,66.365554656636249 4.490056212997112,66.365538382424489 4.489914051325021,66.365534304367117 4.489771889644047,66.365562800050711 4.489650018591796,66.365615713288747 4.489409456876689,66.365587432947478 4.487316023041706,66.36531007363044 4.487172207599238,66.365297839346198 4.487040604718673,66.365263580814158 4.486902959184466,66.365214212989272 4.48650089941325,66.365039981032112 4.486323435925994,66.364960102677102 4.486037268104129,66.364839594414661 4.485776479453919,66.364756802422534 4.485128197014893,66.364598512766634 4.484936231119605,66.364557857310871 4.484389210981385,66.364476571500319 4.484056037564474,66.364422832544946 4.482991129351051,66.364260234427761 4.48281004026776,66.364225366512628 4.482542000484915,66.364142610464924 4.482354105386477,66.364157580992654 4.482131926121658,66.364167409330776 4.48197150932195,66.36413136339911 4.481803078085192,66.364067124026931 4.481243909045673,66.364012092229743 4.480702295538457,66.36396167057012 4.480470956821179,66.36399898319695 4.480380762067454,66.364015942315888 4.480313020575858,66.364037435684153 4.480239745254845,66.364070213993585 4.480177664760929,66.364105297380746 4.480149486795419,66.36414146995827 4.480135365968657,66.36418215138518 4.480129768487886,66.364218349189116 4.480152348898532,66.364260195718856 4.480188986458938,66.364300889633057 4.48030182513662,66.36438231527039 4.480475599262674,66.364500596653457 4.48060306759931,66.364558261644802 4.480673544087114,66.364601146168795 4.480783011608542,66.364680633054547 4.480822066245112,66.364719350519835 4.480902974191952,66.364818594617617 4.480944318653701,66.364874751707475 4.480942155810034,66.364999502548343 4.480926444825593,66.36503191233129 4.48089260580891,66.365085206636863 4.480660376056563,66.365418749407596 4.480274407793183,66.365944105726911 4.480076780311886,66.366215847478315 4.479674083264405,66.366769453450559 4.479334040065003,66.366790374492183 4.479158993410323,66.36685353034629 4.47894889924002,66.366937721024954 4.478617824586605,66.366975599065725 4.478514971993073,66.366990327296293 4.478390047748434,66.367010944277467 4.478276127524829,66.367028623196205 4.478158581679105,66.367056597926592 4.478013048688405,66.36710954596326 4.477887170304442,66.367144663065901 4.477787561661239,66.367161164147745 4.477681019836451,66.367184731687203 4.477589171244245,66.367203879503222 4.477475251011823,66.367223027296916 4.477339322755417,66.367237755368095 4.477235643258959,66.367254408352679 4.477126111936958,66.367260993536291 4.477022050819357,66.367267578719847 4.476905777134331,66.367281939518008 4.47678085290475,66.367290766193364 4.476689004327972,66.367301074549545 4.476564080064374,66.367324641948159 4.476435530212354,66.367342320635586 4.476152669753448,66.36733643184246 4.475945120022255,66.367329973201166 4.475728410843975,66.367338052654787 4.475511765296332,66.36733602635563 4.475303006974994,66.367352679229398 4.475124271154043,66.36737656314989 4.474925689967162,66.367388505057576 4.474765845497712,66.367386554764352 4.474629471997337,66.367394887502996 4.474449082426203,66.36740444861023 4.474290191984285,66.367432296255828 4.474142241972269,66.367451950403733 4.474005359588754,66.367469502352819 4.473667224475426,66.367513825403222 4.473531105371777,66.367532010495353 4.473346835639672,66.367587528231823 4.473178594986786,66.367603383132106 4.472986946859545,66.36764947892199 4.472789892131452,66.367695561960232 4.472532537822835,66.367778964615908 4.472269776852493,66.367882122171721 4.472067188191174,66.36796552422966 4.471853659171918,66.368029158290625 4.47147010850319,66.368101010696165 4.470385926622044,66.368056915945843 4.470282056296385,66.368065552388131 4.470164128810625,66.368075315869362 4.470056251230591,66.368087092843354 4.469988191677078,66.368092993984362 4.469901622467768,66.368100921268365 4.469805639404118,66.368112508284057 4.469712518638565,66.368129755857538 4.469648911570292,66.368137759122078 4.469574682153744,66.368137214555034 4.46950636817817,66.368140924907934 4.469421389093022,66.368164149605533 4.469330494569379,66.36818222026632 4.469227005871755,66.368193933873357 4.469130895597008,66.368203760630507 4.469038792576,66.36821049751461 4.468967743478523,66.36821948849385 4.468442985183545,66.368273801482857 4.468336061706407,66.368284236042783 4.468262404728493,66.368290213111848 4.468165849217693,66.368295253077605 4.468037617398259,66.368300369004544 4.467962497472861,66.368302027862654 4.467865560333004,66.368303142183706 4.467753484709401,66.368306244643321 4.467714493582593,66.368308612669153 4.467616602291669,66.368322403006204 4.467537284294322,66.36832586005535 4.467430806086987,66.36832977296875 4.467329670874729,66.368332710806769 4.467266509075288,66.3683337111745 4.467162320716556,66.368338865094927 4.467068627493663,66.368351287776292 4.466997769202649,66.368362912674868 4.466882767602974,66.368379628197957 4.466793399658241,66.368391974881192 4.466721078418537,66.368399686796565 4.466598189552854,66.368413907618844 4.466532610650157,66.368424139527903 4.466450621094014,66.368443830901995 4.466374101742173,66.368463851509034 4.466311385131331,66.368480592321291 4.466225324707896,66.368504247248651 4.466157646728088,66.368525901371513 4.466078646709283,66.36854332594713 4.465994748928775,66.368565651177292 4.465907161950256,66.36858498786583 4.465824790761141,66.368601184066549 4.465735422774157,66.368623154671823 4.465655277825929,66.36864061716804 4.4655700443046,66.368660346358197 4.465478895343653,66.368675795377058 4.465377123990776,66.368694916697123 4.46529125442109,66.368708529540044 4.465239859887799,66.36871807752577 4.465158888035038,66.368738161224854 4.465104758379025,66.368752609830707 4.465021305906871,66.368758295524657 4.464927803488835,66.368772047622073 4.464874437127077,66.36878382429083 4.464787740647638,66.368801400637537 4.464687241428002,66.368821395614987 4.464593548152468,66.368843847219779 4.46452020914083,66.368864272725048 4.464420918446635,66.368885939177417 4.464338165575538,66.368910036928071 4.464254458596507,66.368934514546083 4.464180865168616,66.368951444979857 4.464097730674768,66.368970274849502 4.464033932732983,66.36898701532003 4.463969244283018,66.36900599713087 4.463886173391364,66.369025688042996 4.46379680538984,66.369048088814239 4.46368752838552,66.369069083962131 4.463610372973794,66.369082544649046 4.463521386643341,66.369097524875997 4.463430110458346,66.369112543081144 4.463343223205223,66.369116569841779 4.463237317465066,66.369115202172424 4.463137009138753,66.369115493353078 4.463055973718218,66.369123344326795 4.462960944738874,66.36913274016743 4.462876601706483,66.369151139358323 4.462837038082363,66.369159636157903 4.46276808799838,66.369168170923388 4.462691123396798,66.36918340436408 4.462611550916603,66.369196041897197 4.462515885846051,66.369209819074072 4.462434659562932,66.369226837954315 4.462375822985161,66.369238715706089 4.462287790757003,66.369253227311447 4.462212034679791,66.369270182851267 4.462099513709399,66.369290367384139 4.461998887264544,66.369309019703593 4.461970963745556,66.369313844230675 4.461883122376317,66.369319200554585 4.461788729483464,66.369323746450505 4.45892011394643,66.369495097388111 4.457425156385445,66.369655976059562 4.456028408594711,66.369710095148321 4.455665148389841,66.369759428484926 4.45538438606345,66.369899856380641 4.455221104834753,66.370257874777167 4.45529208909336,66.370492811433309 4.454534017368436,66.370987203697439 4.454251982740126,66.371145629977505 4.452903318653969,66.37172246154411 4.452161085916912,66.372018994623915 4.451834080988366,66.372176831909741 4.451456380790727,66.372406039947293 4.450624398318443,66.372701400019125 4.450340900474278,66.37287778148989 4.449469609136908,66.373100639519862 4.449060106228703,66.373167412837589 4.447727217103751,66.37354636225993 4.447311989067261,66.373685059596852 4.445086056303762,66.373998558281571 4.444902358632337,66.374050225484609 4.444084561226732,66.374165751070493 4.442929835003761,66.374564954475645 4.442372762331904,66.374791861630385 4.441870519812587,66.37489342009404 4.441034210963176,66.3752427324347 4.440656510268567,66.37547189973408 4.440426506413925,66.375540945623399 4.440068970892876,66.375518385616274 4.439123895980308,66.375542248114016 4.438266980395222,66.375585264784661 4.437903783311858,66.375634624432962 4.43730892840501,66.375771018561053 4.436399981460034,66.375903385841141 4.435851623441383,66.376022359129891 4.435265356226943,66.376050829547424 4.434934025034999,66.376262570240513 4.433631791705055,66.376821890242979 4.433118098482782,66.377067284334856 4.432879443086517,66.37724425537678 4.432508993950552,66.377383489213614 4.432134219094574,66.377576673629022 4.431641262454011,66.377727361503901 4.431290276757267,66.377905429033632 4.430588431055249,66.378448991574146 4.430190757426677,66.378655167655083 4.429746140647754,66.378992554806501 4.429020951625845,66.379451755395408 4.428857161134601,66.379704794688209 4.430167088275098,66.379583029868812 4.43164067545616,66.379611220302152 4.433020631738516,66.379789352491755 4.434236926796437,66.379967483177467 4.43517246035644,66.380070617133356 4.436100678784621,66.380219215862112 4.436892843660107,66.380052531606523 4.438353711998166,66.379686528301775&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Mariscal Sucre&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96559459541014,66.368147186171399 4.499730524387174,66.367792961472915 4.501458790865178,66.367608603479155 4.501499435720869,66.367582554203437 4.50156437843847,66.367540219323928 4.501653746260615,66.367501138954623 4.50184056009511,66.367488120555237 4.501954289484298,66.367497884292789 4.502068018884118,66.367514169862559 4.502141103405974,66.36754021918118 4.503452107711787,66.367397738625527 4.505124845097967,66.367228700910701 4.506025393209526,66.367122576877222 4.507249255771904,66.366993948296667 4.5059434649605,66.366024081275597 4.505115682400813,66.365632517147077 4.505363749663145,66.365586531463194 4.508683970840504,66.365048691239537 4.510509366117074,66.365486047196228 4.511286898830309,66.365668824311129 4.511505199670542,66.366179155397987 4.511666952208412,66.366139705578249 4.511784561476499,66.366101990750352 4.512411661805611,66.365693456560791 4.512458730747323,66.365614872082645 4.512450906559873,66.365451458693784 4.512353967564799,66.364858397099965 4.512380491408388,66.364771716988997 4.512433602829713,66.364638504620501 4.512444225062912,66.364596228103252 4.512428259580602,66.364558169057887 4.512274330248993,66.364441977845928 4.512061945509639,66.364145861241042 4.511727371727049,66.363845624877229 4.511584064684844,66.363695499001579 4.511430071745917,66.363568626563392 4.511329190785681,66.363484044580204 4.511095561820689,66.363331801383197 4.511010646320944,66.363278946687728 4.510968156725947,66.363238770447438 4.51140450055815,66.363193058888442 4.511299039842027,66.363090033960816 4.511226591223182,66.363008148214547 4.511088245714951,66.362910416967097 4.510890618456335,66.362799461920616 4.510719324577865,66.362714928041356 4.510455736719346,66.362548506637921 4.510844502262728,66.362432280511129 4.510994678220031,66.362388758903109 4.51102126591339,66.362380285101693 4.511005300455227,66.362346453260258 4.510946908844096,66.36221747131971 4.510872615522006,66.36209905258201 4.510851688673075,66.362049881213707 4.510755769164765,66.36199120987645 4.510665510703755,66.361940480342284 4.51045865991478,66.361647488202436 4.510214218527594,66.361722665205093 4.509815974879968,66.361600026258245 4.509661982236047,66.361547142609595 4.509120495986283,66.361523886653941 4.508993027601787,66.361521771358611 4.5089133916865,66.361528117453318 4.508589568598608,66.361536566340021 4.50839308669224,66.361551399219039 4.507899241818392,66.361430836818428 4.507782523031367,66.361434738251518 4.507510284966964,66.361350871146442 4.507393120887866,66.361337266970679 4.507214703458355,66.361388428514758 4.507012624248479,66.361446316047278 4.506868236494039,66.361477185135115 4.506598733707336,66.361461757064163 4.506223388872479,66.361427024775637 4.505154282637077,66.361322992249654 4.504750823627026,66.361329338498948 4.504315370292459,66.361327223276135 4.503280103287721,66.361363172194999 4.503274760398005,66.361413928275198 4.503226991641219,66.361456235498991 4.503179222859935,66.361485825183863 4.503110145734218,66.361511209465974 4.503030509822934,66.361521786257697 4.502977461618624,66.361528132332069 4.502908448067656,66.361536581094668 4.502860615608038,66.361528132366445 4.502754455538549,66.361511209570736 4.502658854200746,66.361479479267658 4.50262698706577,66.36145623567576 4.50247833751069,66.361422389956445 4.502122583710307,66.361420274693899 4.501963311851539,66.361420274737185 4.500513836251553,66.361477377134833 4.500104970651973,66.361492184721257 4.49992190981155,66.361512274298349 4.4997483900263,66.361540191925172 4.499224968454922,66.361710977590349 4.498766998418582,66.361868576135166 4.498432489469557,66.361995444640598 4.498140533571377,66.3621180945551 4.498055554693727,66.362162503222734 4.497991820537417,66.362198463291733 4.497970639447796,66.362232282676146 4.497965296511159,66.36228090904028 4.497965296573769,66.362342227015901 4.497928150124707,66.362369725697732 4.497885660690971,66.362399326963072 4.497827269498673,66.362416236533178 4.497747633574087,66.36243315876149 4.497652032278102,66.36243104350018 4.497583018692546,66.362420479792888 4.497520683885647,66.362457706122157 4.497317141638433,66.362562431004633 4.497147438261083,66.36262324166718 4.496850520954074,66.362734729605904 4.496604552810789,66.36281917486761 4.496265273226661,66.362923898251822 4.496085456320019,66.362986886593973 4.49595035510312,66.363022060191639 4.495688039925354,66.36308309773105 4.49424638768044,66.363427243282075 4.492965533752107,66.363717770302458 4.492465073933362,66.363822489905601 4.492371762475003,66.363856269101078 4.492162177430736,66.363936923552913 4.492245439008133,66.364114874109532 4.49227800579728,66.364168638993505 4.492336778674017,66.364249457086075 4.492479067554512,66.364404151889531 4.492628925672715,66.364543774084694 4.493748854513161,66.365561938830041 4.494501007740217,66.366232338054502 4.49533133420051,66.366985098952341 4.495581755211139,66.367227626504388 4.496559459541014,66.368147186171399&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I?aquit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42744579750164,66.383757242772575 4.542973310899014,66.383703532305717 4.543028521983857,66.383709847387266 4.543067958464764,66.3837130112436 4.543123169549807,66.383719326322691 4.543170493303801,66.383719326276037 4.543194155180774,66.383719326252702 4.543225640626321,66.383700368160831 4.543225640431889,66.383668779798015 4.54320992933787,66.383649834370118 4.5432571893869,66.383634027459479 4.543304512828466,66.383583468161234 4.543343949172569,66.383564522614137 4.543391272886673,66.383558194738995 4.543446483814766,66.383539236501335 4.54344648367776,66.383517127040392 4.543462258144491,66.383498168810803 4.543454370695645,66.38347289539638 4.543462257811281,66.383444458012107 4.543391272025639,66.383419184606339 4.543312399007118,66.383403390331026 4.543280849741054,66.383387583342952 4.543249300475206,66.383371789000662 4.543241413065849,66.383352830684657 4.543280849388853,66.383330721020059 4.543257187356335,66.383305447452443 4.543225701541253,66.383264366769964 4.543115279005011,66.383191697134222 4.543036405774207,66.383141149724409 4.543036405285318,66.383062164324073 4.543020630232135,66.382986330021353 4.543004854570577,66.382812563284929 4.543012740878989,66.382654590155312 4.542943472595732,66.382645655006186 4.542838775012752,66.382621190820927 4.542777711700503,66.382554784073236 4.542393777707105,66.382390506898247 4.541852860728,66.382149328817164 4.541425419224633,66.381946611348525 4.541381784186437,66.381862711499537 4.541403855503618,66.381801479187629 4.54145906628408,66.381760408610916 4.541459065722205,66.381668774906657 4.541466952469075,66.38158030502386 4.541490613833901,66.381498150506303 4.541536283357257,66.381428386642725 4.541561090130521,66.381424209895712 4.541584370329928,66.381419780014767 4.541606696420065,66.381415096999135 4.541628640865214,66.381410097564455 4.541650712522648,66.381404769053233 4.541673038606125,66.381399010211169 4.541695491900364,66.381392681813836 4.541718390441666,66.381385847144244 4.541742179481195,66.381378645425883 4.54176743148509,66.381371342449881 4.541794337276751,66.381364241978332 4.54182175193015,66.381357837626567 4.541847894447382,66.381352623010997 4.54187142908036,66.381349028464044 4.541891910578026,66.38134690210552 4.541909275331005,66.381345889546168 4.54192352333831,66.381345851561605 4.541936117566051,66.381346940031676 4.541948839015999,66.381349281522191 4.541962959832754,66.381353053226334 4.541979116085424,66.381357837469466 4.541997625807113,66.381363165950276 4.542018743424147,66.381368671622027 4.542043613865815,66.381374354483441 4.542073254848333,66.381380442355066 4.542108238836185,66.381386922579253 4.542145576288306,66.3813931876346 4.542182086841164,66.381398478119536 4.542215862276904,66.381402401677462 4.542252754462065,66.381405958186022 4.542300523481244,66.381410565192809 4.542363431020814,66.381417096007908 4.542431681566939,66.381424171055528 4.542491981207983,66.381429967779098 4.542534534429661,66.381433093948985 4.54256226716489,66.381433992548892 4.542581412923056,66.381433600170894 4.542597569139216,66.381432486362186 4.542613852562959,66.381430284074298 4.542632425834635,66.381426436408432 4.542655324382046,66.381420614286569 4.542682230176684,66.381414020098077 4.542711998299403,66.381408223279834 4.54274380186478,66.38140448950783 4.542776177907425,66.381402755500716 4.542807154602637,66.381402679528776 4.54283552341159,66.381403869234134 4.542860711864794,66.381405565212475 4.542882719956612,66.381406856178089 4.542901674897354,66.381407121950431 4.5429193576865,66.381406109392856 4.542938058182024,66.381403767875867 4.542959493776996,66.381399983486602 4.542983410042162,66.381394654970649 4.54300923451215,66.381387681073591 4.543036203901435,66.381379150392135 4.543063173286538,66.381369974212802 4.543088679710185,66.381361367586152 4.543111641856258,66.381354279771728 4.543132950225291,66.381348698113158 4.543153431709738,66.381344483386044 4.543174485665881,66.38134139511088 4.54319846555777,66.381339167493309 4.543228360921404,66.381337610678827 4.543265443898572,66.381336420903452 4.543306025271973,66.381335458946481 4.543345143680236,66.381334484334161 4.543379173512804,66.381333294561713 4.543410722662998,66.381331712431461 4.543443671168053,66.381329661998649 4.543480881349943,66.381326966065217 4.543520190565841,66.38132382714177 4.543558227635933,66.381320333829137 4.543592575488739,66.381316701295091 4.543625651197077,66.381312929537074 4.543660507905448,66.381309005895133 4.54369943547293,66.381305044277909 4.543738999113598,66.381301297824962 4.543775255185415,66.381298247498833 4.543804705294422,66.38129600721463 4.543829384870276,66.381294564313677 4.543852728698867,66.381293665656514 4.543877535493933,66.38129298216343 4.543905649861399,66.381292159442026 4.543938789191691,66.381290678561612 4.543977398733514,66.381288311699052 4.544017852877679,66.381285033544245 4.544055317480459,66.381281147865323 4.544086930219526,66.381276755919416 4.544116125879501,66.381271389400638 4.544147993031325,66.381264554687178 4.544185902853811,66.38125598598107 4.544225466458907,66.381246809742635 4.544260386745226,66.381238456199611 4.544286338431765,66.381231988531411 4.544306819908983,66.38122676123723 4.544327110566368,66.381221799735741 4.544351408472455,66.381216293984892 4.544378823128062,66.381210459151589 4.544407700749963,66.381204814168086 4.544436069517871,66.381199700771504 4.544463738611334,66.381195270844628 4.544490835244479,66.38119149907395 4.544517295809975,66.381188360146126 4.544542357019957,66.381185588268252 4.544565446407328,66.381182816392098 4.544585991503205,66.381179361047884 4.544604501152274,66.381173323705411 4.544621484196616,66.381162337527954 4.54463738587881,66.381145276046439 4.544652651471953,66.381125594578464 4.544667344613144,66.381107849600809 4.544681910575715,66.381095547079312 4.544696476566999,66.381087598527941 4.544711487822766,66.381081826962074 4.544727834831819,66.381076435100823 4.544749143199146,66.381070815408663 4.544779292960879,66.381064702086064 4.544820701188296,66.381057892619353 4.544868406522255,66.38105047561163 4.544915730210407,66.381042653580351 4.544957138428305,66.381034426530988 4.544992185925186,66.381025718522039 4.545021381556715,66.381016251099723 4.545045806644668,66.381005998948169 4.545067433013809,66.380995303801996 4.545088550525982,66.380984684593557 4.545111576257097,66.380974622284953 4.545138800063591,66.380964825764124 4.545172575409277,66.380955029232467 4.545214047222206,66.380945068147966 4.545258953821861,66.380935005799913 4.545301824992815,66.380925095333808 4.545338144627654,66.38091566583654 4.545368294371852,66.380907059047146 4.545393737193355,66.380899717960034 4.54541574523767,66.380893921029028 4.54543584507554,66.38088945308445 4.545455181633911,66.380885972386565 4.545475027053871,66.38088312453813 4.545496144618883,66.380880491857184 4.545519234004933,66.38087765666161 4.545544422425108,66.380874416439028 4.545570946596662,66.380871277470661 4.545597025523631,66.380868973865518 4.545621514280421,66.380868049876796 4.545644412865998,66.380868340963445 4.54566616652739,66.380869378815333 4.545687093298689,66.380870884977668 4.545707765641402,66.380872403797198 4.545729074052619,66.380873441649356 4.545751845421978,66.380873441624701 4.545779005670217,66.380871036762358 4.545813226289087,66.380864771501564 4.545855779416945,66.380853899073543 4.545900876818061,66.380841014170102 4.545940885653656,66.38082940762628 4.545970208509032,66.3808215728872 4.545992089345111,66.380816750530286 4.546011553118244,66.380813371078247 4.546032925107207,66.380810067565946 4.546056268918329,66.380806726079911 4.546080884874387,66.380803587104822 4.546106136904385,66.380800777211974 4.546132279437813,66.380798397657642 4.546159757725666,66.380796562354917 4.546188953410991,66.380795271303484 4.546220184529334,66.3807944738749 4.546253769116479,66.380794157411799 4.546289452742902,66.38079419534391 4.546324818336839,66.380794726901456 4.546357067183646,66.380795916629239 4.546384291068833,66.380797891099746 4.546407952957618,66.380800662968269 4.546430469922921,66.380804270203029 4.546453941,66.380808472317469 4.546477666506428,66.380812763030249 4.54650037429302,66.38081631963486 4.546522127963364,66.380818623192837 4.546545853449407,66.380819926842122 4.546575558006242,66.380820660917863 4.546613722316494,66.38082121778568 4.546656021094093,66.380821901219321 4.546696220837231,66.380822913738271 4.546729678223217,66.380824457860257 4.546757983433943,66.380826900637587 4.546783680759495,66.380830647092353 4.546809632524091,66.380835899733341 4.546837619721503,66.380841595367087 4.546869105307738,66.380846417660663 4.546985824516632,66.380851847396215 4.547226831866141,66.380816015062294 4.547494427013225,66.38077996747586 4.547889173068165,66.380766727741573 4.548187554571017,66.380799116823539 4.548405599843056,66.380779700649327 4.548470160486569,66.380689101156847 4.548445989184025,66.380608209473266 4.548413676093502,66.380517609471084 4.548244098257008,66.380362305399132 4.548114847695309,66.380252288283302 4.547961363009793,66.380171395337356 4.547816019930623,66.38007432594469 4.547541426463856,66.379889881669158 4.547339536618892,66.379792798592518 4.547024616293565,66.379618073366714 4.546925515911608,66.37955916470959 4.546937664797513,66.379547342420864 4.546980981171139,66.379532077199158 4.547643067067982,66.379376082553691 4.547776451071613,66.379344589844791 4.547818050034381,66.379327248621877 4.547833570048279,66.379308451769305 4.547838785671764,66.379285566439776 4.547830198544592,66.379263313996717 4.547807617871011,66.379245251294677 4.547733896914023,66.379210151170753 4.547479976408751,66.379112078206205 4.547369363323123,66.379080332287188 4.547282793921641,66.379073168001995 4.547202458051981,66.37907014284967 4.547121358743079,66.379045523263841 4.547107492292596,66.37903302989119 4.547075179250464,66.378948208895906 4.547054188662896,66.378916741142632 4.547024356693187,66.378887146746777 4.546975824300055,66.378869083803195 4.546950890195271,66.378855400500001 4.546994524594924,66.378839463979574 4.547003620313505,66.378824628738798 4.546996559809634,66.37880932515958 4.546886264637542,66.37875951577837 4.546884992196893,66.378717693438645 4.546891416353298,66.378694250611474 4.546920420986827,66.378661719199101 4.547041655728409,66.378590884050951 4.547050369824842,66.378579073967188 4.547046871356393,66.378568630975323 4.547033386599054,66.378563099365735 4.547005272224459,66.378561694339737 4.54699146943609,66.378556833612834 4.546938357397956,66.378548428637203 4.546860820315006,66.378554643896365 4.546783283261537,66.378564998379446 4.546669617370827,66.378579492122526 4.546519695399146,66.378593998556283 4.546380141335693,66.378600213873696 4.546271627463711,66.378591922898224 4.546188874447894,66.3785774293858 4.546178506451906,66.378573290173989 4.546137161594721,66.378544290320562 4.546111336957292,66.378525657484801 4.546054471924891,66.378492518356893 4.546033799482068,66.378475948767758 4.546013126952034,66.37844696143658 4.546018342607845,66.378428315835166 4.546044167070035,66.378422100604396 4.546085511620298,66.378407606853443 4.546126856141211,66.378388973840103 4.546147528335744,66.378370328177979 4.546152680267014,66.378335125472191 4.546178504480091,66.378293707460031 4.546188872168336,66.378254352706108 4.546245800397152,66.378229504311449 4.546287144960433,66.378217073760993 4.546328489464917,66.378196364633411 4.546354313793715,66.378171516216455 4.546390505956031,66.378128021943866 4.546411178016217,66.378090742898806 4.546406025497488,66.378043109222048 4.546380136898855,66.377974778873266 4.546318119716993,66.377945753034254 4.546256102506435,66.37791262580447 4.54615789303218,66.377908473924748 4.546064835781745,66.377910550026812 4.545992450870794,66.377914689442164 4.545899457212915,66.377914689547836 4.545744383090837,66.377931259707182 4.545661693864801,66.377941614452524 4.545553180251002,66.377968551839857 4.545501467737145,66.377983045856155 4.545392954049873,66.377999615916465 4.545299896857047,66.378009970644413 4.545186230975422,66.378024464705732 4.545093173868734,66.37804725001655 4.545051829334217,66.378063819958371 4.545010484813789,66.378082453212485 4.544954129040153,66.3781061751518 4.544870294834665,66.378109491748873 4.544801026634818,66.378108086742103 4.544716174644194,66.378101137367182 4.544547551939506,66.378080580279018 4.544494630733084,66.378072554894359 4.544457865723128,66.378061542098777 4.544439037941128,66.3780521115836 4.544476947759162,66.378045567127515 4.544537628968391,66.378043478417311 4.544646778875979,66.378048326480311 4.544704025313659,66.378048339075335 4.544764006835693,66.378044984521523 4.544818263673641,66.378035807088054 4.544872011626373,66.378022591604918 4.545001642704121,66.377979400775217 4.545105449399276,66.377953830523239 4.545434488465818,66.37784908093272 4.545734713688747,66.377773243149377 4.545846153141278,66.377734077342453 4.545913449307251,66.377705823252839 4.545949832380876,66.377675265295821 4.545956828965204,66.377646796011504 4.5459469060686,66.377621314157565 4.545912112763307,66.377594022116128 4.545871849323453,66.377578008937348 4.545797492415791,66.377556982946317 4.545701445300616,66.377511981371271 4.545625816208329,66.377484917114273 4.545592867645982,66.377476562390711 4.54555432168184,66.377472068584623 4.545485435166419,66.377475878941169 4.545392950472347,66.377490132773204 4.545351605956753,66.377508766454739 4.545196532250593,66.377583326347434 4.545000177558649,66.377666164812339 4.544865775866946,66.377697229233647 4.544752046483906,66.377726230240441 4.54468487730453,66.377722090951195 4.544664204751071,66.377688950720071 4.544591819398552,66.377628885560682 4.544493673008271,66.37754811067029 4.544416135435847,66.377481842403128 4.544390246882324,66.377417637281397 4.544400550910197,66.377370002309263 4.544429046541553,66.377316594808917 4.544547100478254,66.377183372991055 4.544656058797254,66.377080126840752 4.544740210644743,66.377022313341712 4.54489051378492,66.376945219985942 4.54495666480713,66.376887406195195 4.545010730385716,66.376817553517867 4.545004750684145,66.376728420898672 4.545053280490311,66.376384204653917 4.545075669747765,66.37632023719155 4.545105437549389,66.37627265074741 4.54520218327998,66.376170995938025 4.545393258015308,66.376017107695716 4.545593873813779,66.375863560303259 4.545817641109183,66.375505849363051 4.545844928384748,66.375480643802845 4.545894605329869,66.375449867899405 4.545931815365618,66.375431220029824 4.545991351504387,66.375412572119984 4.546159083273547,66.375380213519421 4.546799415578874,66.375286973229095 4.547239830794779,66.375211697192881 4.547706324812761,66.375121228992498 4.547768405216806,66.375100707175918 4.547815537951869,66.375081122196377 4.547852747952798,66.375058739364192 4.547882579526283,66.375036343861069 4.548063793472357,66.37467569664345 4.548081158045697,66.374653300812994 4.548115887305437,66.374623207557065 4.548227580931083,66.374559779871902 4.548324326959378,66.374506606834174 4.548364017524284,66.374470246572415 4.548383862701422,66.374438532600735 4.548378901091827,66.37440588175896 4.548354157709761,66.374378839411278 4.548314403067796,66.374354582321217 4.548093558529429,66.374277177349839 4.547989243025442,66.374300472508438 4.547835377578209,66.374324729891043 4.547723747210888,66.374342454475865 4.547659249600801,66.374344315621656 4.547604611080822,66.374344315689029 4.547527646388768,66.374334997791209 4.54745818726625,66.374316349220749 4.547192690383649,66.374218383738935 4.54708595743264,66.374192290818613 4.54651431940826,66.374084171548347 4.546192021541169,66.37400623411861 4.545970350207532,66.373936702910285 4.545959091882333,66.373954718836259 4.545916793785895,66.374040037919784 4.545867498520514,66.374073879384468 4.545797594586077,66.374112898944503 4.54572247487236,66.374152652753622 4.545645065265163,66.37418753225154 4.54556053172403,66.374231096724813 4.545447693031924,66.37427728184764 4.545326521998687,66.374349711732137 4.54522627753591,66.37439896040982 4.54506268045595,66.374458944963578 4.544861936767028,66.374512548662111 4.544609543956066,66.374547465841218 4.544261104387936,66.374582421061604 4.543779471628964,66.374635087961181 4.543521354153675,66.374667485599332 4.54299468760403,66.374728444740882 4.542826828514041,66.374743852289029 4.542270075682911,66.374789391286711 4.541866234163488,66.374804355951568 4.541597748530493,66.374808901214166 4.540898260328637,66.37470751986676 4.540723022334315,66.374651296360454 4.540392518948446,66.374532670761766 4.540169193144177,66.374350527796025 4.540035298984421,66.374173131061028 4.539997007102436,66.374113196703135 4.540052472286084,66.374080102260791 4.540098332738118,66.374038487292296 4.540147055428229,66.373984705519888 4.540479336108818,66.373557650403129 4.540554964315491,66.373462201048852 4.540622387098677,66.373351533046133 4.540654826055963,66.373253538120096 4.540665702476171,66.373195652574225 4.540657560266803,66.37312252316103 4.540633261796884,66.373041303193332 4.540552225587632,66.372930633494647 4.540465719442385,66.372859959640508 4.540363057105155,66.372790906225291 4.540228082382374,66.372724916648878 4.540066011064112,66.372662991161334 4.53987410805231,66.372606104707188 4.53970402241672,66.372569564670343 4.539455445600822,66.372529960647427 4.5389731761251,66.372463426321247 4.538719319956977,66.372427886404154 4.53849783977168,66.372387281881501 4.538338376543011,66.372351741754557 4.53824926282562,66.372325317663154 4.538157477551107,66.372289777376437 4.538057486889048,66.372243095041867 4.537931608006794,66.372176015128787 4.537823093835838,66.372104655450414 4.537901201519448,66.371825570283505 4.538155499409212,66.371332383794723 4.538331816543016,66.371075701604838 4.538409862087216,66.37102343288268 4.538525117757669,66.370968593621683 4.538633631213046,66.370934165455651 4.538786287984447,66.370899749856008 4.539125885776873,66.370836021295773 4.53881707320522,66.370810064347296 4.538668041756731,66.370802606533118 4.538489178460662,66.370776472136924 4.538315403657732,66.370739131722104 4.538126553803282,66.370675656572146 4.537545438079714,66.37046101991524 4.536014030572307,66.369921894116715 4.535833640738826,66.369894961054769 4.535533033439934,66.369852415129927 4.535090837163441,66.369866597668135 4.534015561136045,66.370113289784143 4.53382098736735,66.370157241296226 4.533675072758201,66.370160191784649 4.533558226576663,66.370162306523838 4.533322244380329,66.37017000550621 4.532086611556022,66.369859927441055 4.531886185286293,66.369792853874657 4.531443987534938,66.369550414786147 4.531278990735283,66.369538372678761 4.531162144493408,66.369527710759399 4.531034675896517,66.369521303528458 4.530938184031097,66.369530560084144 4.530768416935253,66.36955892476756 4.530612770590674,66.369584440294403 4.530423730443461,66.36959372223555 4.530306884299723,66.369600142335202 4.530156453588466,66.369600041169932 4.529961561503719,66.369593722654159 4.529774429473199,66.369585859277862 4.529169588909176,66.369407213606834 4.528815869629191,66.369333490962347 4.528639041880658,66.369312217533988 4.527814821213817,66.369244155321866 4.527432796961611,66.369197366236762 4.527241339578623,66.369172065890851 4.526778470228026,66.369021554324092 4.526417690668953,66.368957758353062 4.526247859681846,66.368929393286948 4.526077838029631,66.36893141951326 4.525872896111795,66.368935066636539 4.525165522389139,66.369005967478785 4.524422655994019,66.36909245624723 4.524270571629661,66.369115135721003 4.524059014493972,66.369101776466522 4.523793073291518,66.369081110713594 4.523453474112894,66.368845743271478 4.523212975457816,66.3687635092286 4.522838011873223,66.368762091237713 4.522629317184633,66.368773437553344 4.52221192780007,66.368794699234215 4.52206143370625,66.368837690574793 4.52182634230126,66.368896789320829 4.521822844664245,66.369065511384804 4.521585845407823,66.369208716740843 4.521394579548232,66.369336561225595 4.52122735677673,66.369378601933221 4.521062360241363,66.369418553206458 4.520747505576686,66.369482361179635 4.520538810853977,66.369490858036244 4.520366435739502,66.36949412514528 4.520192597674482,66.3695001907235 4.520003621104382,66.369500190850076 4.519841995566161,66.369499367878475 4.519650983570755,66.369499368004838 4.519138119480152,66.369404372159607 4.518267975581733,66.369567431118185 4.516124419203153,66.369974345673612 4.515756579910554,66.370070758096844 4.515349749513438,66.370177097501625 4.515255801853843,66.370168689709274 4.515160136861716,66.370177186243012 4.515091123264589,66.370196331843232 4.514793633693079,66.370392243955919 4.514703248105231,66.370407160195569 4.51455987773365,66.370392244081245 4.514325803512233,66.37032318389825 4.514076463585968,66.370249590401329 4.513385881087856,66.370051765659099 4.513520155388857,66.369988073250184 4.513621544823523,66.369919910818297 4.513837045007185,66.369755575676265 4.514218941027968,66.36952755851901 4.514851322254346,66.369491773243837 4.515308466038688,66.369455848715361 4.515433008584379,66.369436107366653 4.515557423842055,66.369395497701959 4.515797858146967,66.369293118547702 4.516078428501464,66.369192486432226 4.51647966146896,66.369103465773378 4.516575708025105,66.369078025824564 4.516581686962908,66.369043975073666 4.516641986434603,66.369040252119703 4.516711572556636,66.36904211353766 4.51697134378594,66.369049546555118 4.51705943940727,66.369010506493169 4.517031643069831,66.368995627476508 4.516948126531359,66.368867338235134 4.516762584702506,66.368850610417638 4.516757941284272,66.368822726293658 4.516595616016791,66.368802262815166 4.516586329428649,66.368813419016803 4.516396144321996,66.368805985886581 4.516396144226722,66.368779963188942 4.516185604774922,66.36874754570475 4.51617752712521,66.368870352502853 4.516072766243313,66.368850965389825 4.515967941789892,66.368841265526385 4.515814775967375,66.368828336597645 4.515661610088252,66.368799249538597 4.515500366046902,66.368750775198578 4.514790892182249,66.368505172900797 4.51400884148142,66.367884691312597 4.513823426347384,66.367700473756059 4.513783163102915,66.367703703011898 4.513670260128961,66.367558260478049 4.5133155226301,66.367235080022539 4.51328181089653,66.367233307094182 4.513211270419962,66.367148458852171 4.513132842989513,66.367161034186083 4.513054479135253,66.367164174883143 4.512821740049362,66.366866849358047 4.51254460312983,66.36652346046003 4.512393408924681,66.366427515924883 4.512242278457813,66.366371970286011 4.512091084496825,66.366351770738319 4.511814012344647,66.366366917429602 4.511650160710994,66.366387117121874 4.511505199670558,66.366179155397987 4.511286898830321,66.365668824311129 4.510509366117093,66.365486047196228 4.508683970840494,66.365048691239537 4.505363749663175,66.365586531463194 4.505115682400818,66.365632517147077 4.505943464960553,66.366024081275611 4.507249255771906,66.366993948296667 4.506025393209556,66.367122576877222 4.505124845097963,66.367228700910715 4.503452107711795,66.367397738625527 4.502141103405977,66.36754021918118 4.502068018884165,66.367514169862559 4.501954289484293,66.367497884292789 4.501840560095095,66.367488120555237 4.501653746260621,66.367501138954637 4.501564378438467,66.367540219323928 4.501499435720914,66.367582554203437 4.501458790865159,66.367608603479169 4.499730524387196,66.367792961472915 4.496559459541047,66.368147186171413 4.497410395215288,66.368982199275777 4.498216996934769,66.369774802817773 4.499222816363315,66.370762885099211 4.499514009819145,66.371046793426089 4.500101676191639,66.371619639777606 4.500156823599461,66.371683365942403 4.501181026485254,66.373034352914715 4.5015489305393,66.373527733300747 4.501569984525177,66.373556498436145 4.501830583271053,66.373913894893178 4.502350127000504,66.374596173852268 4.502493943000079,66.374833196598416 4.502745000943351,66.375310083833284 4.503173396054117,66.376124084271225 4.503275485774011,66.376321101849641 4.50390882378116,66.377543011719681 4.504508386896689,66.378961909486407 4.504550940213258,66.379048312664523 4.504936463018093,66.379023667555401 4.505146811550971,66.378872429925963 4.509923197581768,66.378480520311925 4.511725123691339,66.378346481355607 4.515370065941435,66.378062843853996 4.515288841545634,66.378686061292498 4.515313648440224,66.378722579916314 4.515714182582045,66.378723592366057 4.515846867137019,66.378745364216044 4.516110200873866,66.378805616497431 4.516354198046955,66.378866412937683 4.516411126469482,66.378877070962744 4.51670912606617,66.378924766179253 4.517569285815207,66.379047573292183 4.517670421209881,66.379060066614684 4.517742806150449,66.379064496849736 4.517803169326673,66.379064496817236 4.518476896120161,66.379052939761905 4.518781574327056,66.379053686410415 4.518874631605232,66.379062584881467 4.518978374894632,66.37907467313903 4.519133894442209,66.379099469902954 4.520178133686946,66.379318386844687 4.520270109698215,66.379340626529043 4.520586046706932,66.379428344639976 4.520690298935493,66.379460204091473 4.521243172985942,66.379657372362999 4.521584616599184,66.379774923245279 4.521659291458564,66.379792593155358 4.521730467919972,66.379808908697385 4.522655634489037,66.379958709764111 4.523226000166889,66.380048589957369 4.523400983396071,66.380037463963461 4.52351388612344,66.380045779822979 4.524558316067268,66.380168328068109 4.524620396685924,66.380177251469163 4.524836788387436,66.380216818209675 4.525084284071858,66.380275839163858 4.525653314578862,66.380486746699432 4.526126361622077,66.380629974915706 4.52730659364399,66.380898924092975 4.52755720608784,66.380950210019876 4.527779958528506,66.38098595312529 4.528343327513035,66.381062501861408 4.528658946660807,66.381150479699627 4.528843471272604,66.38120011976531 4.528919545695048,66.381254999736399 4.529071821645501,66.381340724112107 4.52926957663441,66.38140742508422 4.529436990981214,66.381468392411477 4.529558735384378,66.381529359624381 4.529726086014138,66.381565937278452 4.529923967942509,66.38157203763916 4.530258795843437,66.381523258572571 4.530532688074826,66.381474492112162 4.530760974082379,66.381450102446493 4.530958792285456,66.381431813324298 4.531278354457759,66.381383033988698 4.531537044658408,66.381352543643558 4.531795798586325,66.381346455530519 4.532024084742111,66.381352543255034 4.532237105209244,66.381364744207218 4.532434923718156,66.381407422619588 4.532693614445107,66.38148057827496 4.532906698774089,66.38154155803484 4.533089315240449,66.381596424510903 4.533332803741142,66.381645202981488 4.533652430030126,66.381693981293083 4.533774174125681,66.381687880710842 4.533971992367377,66.381675692235817 4.534200214869198,66.381669591558804 4.534413298832141,66.381657390403589 4.534717659022864,66.381633013489633 4.534930679410836,66.381626912811726 4.535143699831855,66.381626912628803 4.535372049746484,66.38165740224008 4.53553946405708,66.381700080170518 4.535661208517736,66.381761046809928 4.535813357110332,66.381803724576542 4.535965505837439,66.381870791375036 4.536102516059232,66.381937870663521 4.536269866806169,66.381986635868344 4.536452483244452,66.382029325879245 4.536635099617612,66.382059802380738 4.536863385912512,66.382084191075762 4.537015534315763,66.382090291325113 4.537396032284286,66.382059801702212 4.537700392425464,66.382023224364801 4.538035156830817,66.381992734696269 4.538369984807443,66.381956157228487 4.538628675236439,66.381962257405959 4.538856897828063,66.381968344952526 4.539176523972564,66.381980545479351 4.53955695861881,66.381998833691853 4.539815712625605,66.381998833447327 4.540074403098624,66.382011034011668 4.540363497951089,66.382047610817523 4.540576582189313,66.382078099911624 4.540743996693001,66.382145165951812 4.540926613389482,66.38222441984756 4.541109230126088,66.382309773824034 4.541307048983403,66.38239512749476 4.541504867807738,66.38247438058427 4.54164181441099,66.382529257696291 4.541794026926222,66.382614610663083 4.541900569149511,66.38264509916803 4.541991845760279,66.382693863057611 4.541900569521021,66.382706063618926 4.541809229526031,66.382693863236184 4.541702687450859,66.382687788414046 4.541626613403054,66.382712164119738 4.541535337310823,66.382748740267388 4.541672283695834,66.382767028143874 4.541809229933617,66.382760927790173 4.541946176431421,66.382797516300542 4.542037516650692,66.382846279893556 4.542204867424569,66.382888955783883 4.542326611733678,66.382913343756485 4.542478823662907,66.382901155891545 4.542600631355535,66.382888968050267 4.542037518799536,66.38319988652276 4.541504873933479,66.383492526284783 4.541428799839812,66.38351081382406 4.541185311252595,66.38346813906206 4.54100269482328,66.383437651628569 4.541017896725799,66.383401076561285 4.540789673798924,66.383346201442592 4.540591791577099,66.38330352635522 4.540424377380385,66.383291338987931 4.540226558912115,66.383273051547192 4.539983070518442,66.38326085157918 4.539724380078654,66.383260851819657 4.539480891898152,66.383285239773855 4.539328743536314,66.383291340006409 4.539146127052636,66.383248664807098 4.5390395850462,66.383254752350155 4.539024383066896,66.38327914009885 4.541283394876552,66.383692839968205 4.54139884188648,66.383684816213275 4.541566001594775,66.383685094476789 4.541642266648142,66.383689663072659 4.541962401988912,66.38374465124879 4.542056922336085,66.383753801128449 4.542192533335119,66.383829911413045 4.542224019087389,66.383861499541737 4.542271342917616,66.383874142341824 4.542318666633879,66.383867839857189 4.542381764877375,66.383852020414452 4.542460637648122,66.383826747273105 4.542547461337185,66.383804637981839 4.542744579750164,66.383757242772575&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Rumipamb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95678574711049,66.384715008845163 4.496167014207492,66.384671804364629 4.496263569904724,66.384674550510624 4.496312865464128,66.384668665889279 4.496995306838437,66.384613337701708 4.497180340112707,66.384606427986157 4.497528144141649,66.384582712236138 4.498162880126664,66.384536039978926 4.498472774285851,66.384527877360753 4.499026411151576,66.384525649977036 4.499128945916806,66.384521182689213 4.499247954934815,66.384510096743952 4.499317223137473,66.384495922937276 4.499370589471991,66.384401312631766 4.499531897017348,66.384131881377755 4.499734485507394,66.383760684143112 4.500365595926827,66.383823442837752 4.502280235627786,66.383993367558418 4.502358218020697,66.383991937478498 4.502968910577689,66.384053860311013 4.503080286438752,66.383833516103223 4.503121758225628,66.383768289490504 4.503187909540471,66.383664184731018 4.503265700909212,66.383519632039508 4.503549324480209,66.382962371204968 4.503630041733679,66.3827973116897 4.503718137424935,66.382639528353309 4.503770167938598,66.382540721839476 4.503759799903222,66.382494830538064 4.50414029691112,66.38181823403329 4.505998898942528,66.38232327470952 4.505910675385837,66.382081083046032 4.505821497704331,66.381826802060203 4.505651538554202,66.381351038707976 4.505275746152277,66.38056643346512 4.505099871704305,66.380162907199718 4.504550940213258,66.379048325322458 4.504550940213258,66.379048312664523 4.504508386896689,66.378961909486407 4.50390882378116,66.377543011719681 4.503275485774011,66.376321101849641 4.503173396054117,66.376124084271225 4.502745000943351,66.375310083833284 4.502493943000079,66.374833196598416 4.502350127000504,66.374596173852268 4.501830583271053,66.373913894893178 4.501569984525177,66.373556498436145 4.5015489305393,66.373527733300747 4.501181026485254,66.373034352914715 4.498875905298507,66.37255109214783 4.496173876171957,66.371884648013207 4.495864046131878,66.37190006980795 4.492660094370475,66.372435368976568 4.490145452092896,66.372887967369337 4.489729207349691,66.372903527771456 4.489581066458091,66.372900679031915 4.48895326456191,66.372910579928316 4.488703924788244,66.372946651166913 4.488496756487963,66.373028124643824 4.487618533298048,66.37339445447715 4.48647920282628,66.373891435987446 4.486600883135585,66.373970741475787 4.486468135121314,66.373992770715006 4.486139222979392,66.37382389189483 4.485969900958049,66.373757398469223 4.4856066409407,66.373673939580897 4.485158719868866,66.373623043669298 4.48487655886295,66.373583428353967 4.484270001747181,66.373510996335398 4.483753130522945,66.373541926389549 4.48365479396772,66.373539976622439 4.483372632923254,66.373543610196506 4.483100076520198,66.373571362411823 4.483132195919051,66.375461495400955 4.482452490315797,66.375531427596556 4.481941979644651,66.375566722734234 4.48166191747515,66.375629843811154 4.481346871440295,66.375657910189517 4.480982911417936,66.375770188240693 4.480575698551977,66.37588161758741 4.480104178905118,66.375980551514687 4.479682081974479,66.376076598709048 4.478708893185909,66.376076598450453 4.478460699263321,66.375495612296277 4.478353839712232,66.375279130010597 4.478161301059978,66.375251063083482 4.477811271129665,66.375272103641876 4.477426193709266,66.37527912973502 4.477233655782696,66.374879303553257 4.476988577568287,66.374907370763836 4.476881845180441,66.374743511508868 4.477249303549504,66.37466393007071 4.477006070384629,66.374472469866063 4.476761055746896,66.374521566162414 4.476603500908594,66.374549633799617 4.476408545039454,66.374604629602445 4.476354160940597,66.374618922919581 4.476325792162767,66.374624607325487 4.476236614983151,66.374637647263654 4.476026775113499,66.374661511582715 4.475926784723609,66.37467562760942 4.47586298677893,66.374686895110216 4.475803196073432,66.374701834044473 4.475775081716156,66.374710797403424 4.475684187096902,66.374744954360366 4.475644750667063,66.374757817010718 4.475617081564864,66.374764109069588 4.475587313432775,66.374768362851086 4.475527204713982,66.374772540660672 4.474984890552906,66.374783225582377 4.474890561210711,66.374788593424128 4.474857676332713,66.374791682472363 4.474794896103448,66.374800873667326 4.47473822214722,66.374813761602098 4.474713415359584,66.374821750096487 4.474692424994875,66.374831067896309 4.474661575498612,66.374853805346419 4.474613233982554,66.374905483602532 4.474579776591982,66.374929347725285 4.474559613116078,66.374940007446156 4.474513752352654,66.374958516352848 4.474385965579478,66.375003509897255 4.474339087116152,66.375015790052572 4.474249464666749,66.375033539289035 4.474105585342136,66.375057972945399 4.473938489419724,66.375084077680057 4.473790093996334,66.37510528300416 4.473691884600553,66.375116727534547 4.47363393851977,66.375120525487077 4.473595774257974,66.375120322913503 4.473317175167457,66.375110422747227 4.472899276552508,66.375087571411015 4.472571509181569,66.375073885885485 4.472355181422405,66.375073493337325 4.472228348846261,66.375077671063906 4.471924942911301,66.375095989858536 4.471817319666569,66.375105066979557 4.471678656145315,66.375117574921575 4.46950405538357,66.375472112421832 4.468150113617311,66.375741585508862 4.467096970277083,66.375861344521979 4.466119010708692,66.375921236220194 4.464990748572403,66.375681703810955 4.46416328364448,66.375681703328752 4.463636743514002,66.375801462860849 4.462809277525192,66.376070932579012 4.462057059522198,66.376130823833478 4.461003980319117,66.376070931429325 4.460778301034535,66.376370350500025 4.459950835873328,66.376400289141586 4.459273801285603,66.376490106045893 4.458822444102453,66.376729629796529 4.457919793925371,66.377058978923586 4.457167639767191,66.377029052633489 4.455964001225575,66.377208681651453 4.454910857666654,66.377268557199059 4.454008271278534,66.377508085786346 4.452127661941916,66.377657785748582 4.45039754762735,66.377687721944056 4.449795759667738,66.377837421836475 4.449344403396306,66.377837421439807 4.448441752773656,66.378136806129106 4.447915149563806,66.378076931371453 4.446937315543676,66.37831643940099 4.445733739149067,66.378645754568467 4.444154053353642,66.379005013768605 4.443251404765053,66.378915204510008 4.442198261656102,66.378825394757357 4.440669589957548,66.378964985750542 4.439593609765244,66.37918986524879 4.438798136272367,66.379536598892955 4.438353711998166,66.379686528301775 4.436892843660107,66.380052531606523 4.436100678784621,66.380219215862112 4.437746513005099,66.380420266143489 4.43859045218053,66.380539080313781 4.439082644323356,66.380563369958452 4.439480697506232,66.380640477743796 4.440682108877507,66.380781846091452 4.442141255629251,66.381070452179372 4.443619167965254,66.381125371903423 4.445277915568568,66.381164609775809 4.445820675827385,66.381117564657558 4.446186862787872,66.381032308035259 4.446911857751419,66.380951569982244 4.447645567465957,66.380763018989029 4.44802040554626,66.380569859049075 4.448667164403908,66.380344181323338 4.448988381030677,66.380258301807928 4.450040508321456,66.380019824938842 4.450616661456197,66.380117186287251 4.451667704445826,66.380454605690915 4.453485913710701,66.380747835298905 4.454241439106689,66.380847484825026 4.455185178585493,66.380841587346438 4.456217204707202,66.380854789363212 4.457162407206744,66.380830893555768 4.459192939013166,66.380712956404452 4.460414451282379,66.380602599753274 4.461326196883567,66.380434348285576 4.463187406669382,66.380188190316531 4.463827040649066,66.380052440159702 4.464777840635722,66.379956623791983 4.465815527833754,66.379897956885998 4.466123005808563,66.379579492241405 4.466260143617632,66.379329185755068 4.466265677477336,66.379317300089824 4.466273310354231,66.379311148403914 4.466287240333167,66.379306540971641 4.466302951295137,66.37930718652764 4.46631936192929,66.379309819358738 4.466333991548853,66.379316983680241 4.466424186166193,66.37941372707995 4.466455926061642,66.379435232600542 4.466541159452543,66.379491926583739 4.46662162233082,66.379541734657337 4.466743556990871,66.379616035208869 4.466770335537116,66.379635565961877 4.466787382134994,66.379672716103713 4.466792216149081,66.379713739408999 4.466780067073799,66.379748940153178 4.466780066997164,66.379773343952465 4.466789798841305,66.379789001361715 4.466804428463312,66.379795849107126 4.466845836715093,66.379795849127959 4.466875223233519,66.379790368420927 4.466904418954249,66.379777267860149 4.466938576070599,66.379751864133269 4.466967771872096,66.379712777519885 4.466984818650869,66.37969225955581 4.466997031304919,66.379665868437371 4.466997031435984,66.379623832444892 4.466989653339825,66.37951733081843 4.466999894162297,66.379494154572583 4.467035005374364,66.379472016250659 4.467073296920295,66.379457295339151 4.467102874269564,66.379448333682532 4.467313223234205,66.379401715323425 4.467352723309257,66.379388829746333 4.467381219351092,66.379375146717834 4.467398647766803,66.379356046148473 4.467407171180041,66.379337780974041 4.467404372525568,66.3793183892369 4.467347380819599,66.379223658085238 4.467293314973026,66.379151736087039 4.467213488317992,66.379053548679011 4.467182193676667,66.379030726405716 4.467045438560353,66.378956538033563 4.467031190597154,66.378945133184956 4.46703691527562,66.378933690367262 4.467051099696159,66.378924576619809 4.467073934673251,66.378920007094749 4.467099504746478,66.378918855229884 4.46712233968413,66.378926842436684 4.467259031243127,66.378985043892712 4.467367290412847,66.379043283172706 4.467757710355583,66.37926587216046 4.467885878506529,66.379344629069735 4.467928622409311,66.379376589971017 4.467965641652585,66.379414234157963 4.467979825952584,66.379445093733935 4.467985614120316,66.37947248505337 4.467979825801891,66.379495306905682 4.467939944044589,66.379521546298164 4.4678403351417,66.379560380022653 4.467734874373844,66.37960144143095 4.467692384718887,66.379628832556065 4.467678136652934,66.379650502417732 4.467666687131556,66.379728182155162 4.467646777880753,66.379798975939721 4.467626614333586,66.379826075736332 4.467582725261054,66.379872908566867 4.467504170241554,66.379936790928923 4.467495837670236,66.379948347204561 4.467504360975918,66.379965434797668 4.467527259520534,66.379974725389332 4.467562434264018,66.379977573335765 4.467587622705459,66.37997382673872 4.467609567189679,66.379967675220797 4.467766422800978,66.379838783970428 4.467871756449682,66.379766863815973 4.467934473279082,66.379705246723276 4.467968630356648,66.379691538554738 4.468005776962983,66.3796801214082 4.468031347052005,66.3796744001787 4.468333290289043,66.379632187137801 4.468438623772398,66.379613934868019 4.468484166523866,66.379601378501036 4.468529836512886,66.37958082248592 4.468575379303976,66.379554583157798 4.468606737715322,66.379523774369105 4.468618123463803,66.379499800694319 4.468615261225742,66.379471257553959 4.468581104353969,66.379415348332799 4.468546883855692,66.379366261526599 4.468507002322302,66.379317199937105 4.468452936457909,66.37924754396127 4.468418779551684,66.379204178176607 4.468324768463059,66.379115167948086 4.46826491436613,66.379040979866758 4.468250730131002,66.378988474686693 4.468242206825571,66.37897137376946 4.46823082120245,66.378953120963018 4.468216509644185,66.378937146579887 4.468182352665962,66.37891885576353 4.468170967029303,66.378905185116849 4.468182352758408,66.378888046178318 4.468202325423565,66.378880058980329 4.468227895503101,66.37887664132775 4.468256391504157,66.378875489461691 4.468287749805823,66.378881210900929 4.468310584717189,66.378898299228524 4.468336154701449,66.378926843032588 4.46836178827609,66.378961082894108 4.468393082882963,66.378996461927812 4.468430102135942,66.379030727015419 4.468475771960315,66.379064954086488 4.468535562539651,66.379109484651195 4.468601077772472,66.379150546880297 4.468945637146013,66.379324035351331 4.469008353652277,66.37937083119688 4.469233458906202,66.379518053381403 4.469279001532779,66.379548862212417 4.469324544124237,66.379592227404743 4.469361563326901,66.379647009702637 4.469370150194752,66.37968127388659 4.46936728778977,66.379710943311125 4.469350241010997,66.379733752283514 4.469318882618191,66.37975887756464 4.469264689260458,66.379783964837543 4.469170741430478,66.379811355740785 4.46901121459754,66.379851302853382 4.468658131113319,66.379927792006384 4.468621111708091,66.379943778391294 4.46861824934688,66.37995744846441 4.468638158343868,66.379971169170531 4.468669516650501,66.37997685238669 4.468698012645469,66.379979118085714 4.468857412278137,66.379935778972182 4.468911605599124,66.379924336629131 4.469016939064843,66.379912932276724 4.469162217830473,66.37989694592126 4.46933592901165,66.379873010649561 4.469449849459584,66.379854733241828 4.469558108886917,66.379830759927046 4.469626423020562,66.379809052272506 4.469726159136591,66.37976799119825 4.469748866984858,66.379732600621765 4.469768839792074,66.379673249137696 4.469768839930953,66.379623048980832 4.469726159737585,66.379551128138203 4.469669231577122,66.379467840452563 4.469597991821112,66.379381084256394 4.469538074070653,66.379318276325733 4.469372886792406,66.379153926891902 4.469267490062137,66.379048942177135 4.469253305778001,66.379011246821307 4.469238994322072,66.378958779553429 4.46924192035172,66.378923387825026 4.46925896715288,66.378892540279438 4.469310234645578,66.37884349046297 4.469395659323012,66.378740757674464 4.469415632035271,66.378715631367314 4.469421356739254,66.378693960693013 4.469418494457237,66.378680251953583 4.469409971140144,66.378666568520288 4.46939292447353,66.378650593953651 4.469375750576375,66.378640328197761 4.469330207910224,66.378625467518134 4.469156496943105,66.378584417037516 4.468945639434608,66.378535341179528 4.468723523472555,66.378483974081789 4.468689366478636,66.378471429769121 4.468675054903991,66.378461113307949 4.468680843180082,66.378452012042516 4.468697889908841,66.378446290528416 4.468720724879959,66.378442872815214 4.468808947940901,66.378454277926821 4.469073807906481,66.378502227389063 4.46913079987878,66.378509062847002 4.469347191332519,66.378514746480334 4.469532288108772,66.378509025057397 4.469597803459957,66.378507873190628 4.469637685129666,66.378509025105416 4.469674704455733,66.378518164344243 4.469714586090134,66.378531847872722 4.469737357405499,66.378545556702306 4.469754467644389,66.378574062928919 4.469768715536542,66.378611758942284 4.469765852879117,66.378731580727475 4.469740282531931,66.378830883251823 4.469725970779051,66.378883363432351 4.469725970676632,66.378919894438255 4.469734493946707,66.378950716645804 4.469754466511286,66.378978108511561 4.46979154938647,66.379008943318212 4.470609027144592,66.379448322651982 4.470648908755134,66.379473460908116 4.470685928029548,66.37950426978874 4.470703038296164,66.379524787922051 4.470708699280258,66.379544217473082 4.47070869902631,66.379640073911659 4.470714423629914,66.379654895998016 4.470737258566982,66.379665186655188 4.470759966307928,66.37966860422209 4.470791324638372,66.379665186678096 4.470811233690075,66.379659111028005 4.470842592317803,66.379542711265742 4.470848253440575,66.379509624064923 4.470842592468144,66.379485663026927 4.470834069165424,66.379465106892113 4.470825545862738,66.379444576055917 4.470657496160883,66.379307656925022 4.470395435311959,66.379097675670934 4.470255945153238,66.378989298374876 4.470238962145139,66.378953590231518 4.470233301206724,66.378918211150207 4.470236099970728,66.378899958311962 4.470244623405183,66.378871414493659 4.470275981829496,66.378832655615824 4.470318725934155,66.378792694167245 4.470324387012786,66.378776757665619 4.470321524825726,66.37872769493994 4.470364268985753,66.378667227170524 4.470509420848364,66.378526898872082 4.470697380328208,66.378378544463914 4.470777016663591,66.378302088428583 4.470802714067517,66.378256455194162 4.470814036244274,66.37821653078791 4.470814036345589,66.378178884820102 4.470788466371334,66.378144656549807 4.470765695104947,66.378112694088472 4.470737262794881,66.378084187332547 4.470700243516386,66.37805794639992 4.470674546288684,66.378038541004386 4.470671747602838,66.378028275004482 4.470688794338356,66.378019135611268 4.470714428026929,66.378013451976855 4.470748585052371,66.3780145659357 4.470873891001934,66.378049946344674 4.4709678385736,66.378109263747803 4.471024766821073,66.378159479620095 4.471064648376482,66.378202859871394 4.471047601477371,66.378273582016718 4.470990609281041,66.378351152078039 4.470940168651178,66.378416443401349 4.470916506713199,66.378448164948708 4.470890936508757,66.378499494028915 4.470853916959046,66.378573633035074 4.470831081830141,66.378636417478859 4.470811172629403,66.378699151134157 4.470791136198893,66.378767606082334 4.470791136116604,66.378798415815098 4.470799659372323,66.378836073513796 4.470813970877613,66.37887371850033 4.470833879847476,66.378897692787675 4.470887945831908,66.37892846440954 4.4715058248864,66.379189749587709 4.471602698453647,66.379230887640347 4.471682588965139,66.379252557885195 4.471881806378527,66.37931075859494 4.471933073678635,66.379332454074273 4.471987139661879,66.379366693390139 4.472021296610771,66.379400919993401 4.472049792481935,66.379452285116997 4.472072563659893,66.379524206232361 4.472066838946406,66.379552749308147 4.472058315530055,66.379576722933678 4.472063976528906,66.37959154505721 4.472103858178536,66.379602962277488 4.472143739842338,66.379608683551197 4.472180759198873,66.379608683565863 4.472220640893663,66.379601810477354 4.472243348665614,66.37959269697501 4.472300277269807,66.379505953924692 4.472291754078139,66.379438602205383 4.472286093121118,66.379406641402596 4.472280368554191,66.379375832415761 4.472257660869935,66.37934955486989 4.472220641576531,66.379324467123283 4.472166448358597,66.379298227484398 4.472092473346357,66.379261697001184 4.472004250341418,66.379222900704931 4.471938735074463,66.379188623214361 4.471822079746575,66.379123586992762 4.471611286064401,66.378977489069214 4.471389551964791,66.378830820676043 4.471378229950372,66.378809327307039 4.471375494928645,66.378776530269874 4.471389552175987,66.378749391360515 4.471406471714999,66.378733556100741 4.471457293903677,66.378699619756986 4.471496794001552,66.378673594689573 4.471539156463969,66.378630620348588 4.471592777461543,66.3785593422663 4.471626616549708,66.378523139862267 4.471663445135035,66.378501646249276 4.471711404968358,66.378480177938883 4.471832767501685,66.378431532406012 4.471990831371527,66.378373836130081 4.472098073123955,66.378322937207486 4.472117855004434,66.378298063646838 4.472131975861583,66.378268658378985 4.472131976437713,66.378040199873539 4.472106660992138,66.377964426319593 4.47207555720682,66.377924830551791 4.472041718309574,66.377887500595151 4.471962654779782,66.377836600608759 4.471877930228384,66.377781168748044 4.471705745964346,66.377692950932413 4.471635142142562,66.377659000470018 4.471564538359798,66.377610378580684 4.47153636045347,66.377591162718034 4.471542021526262,66.377576428026387 4.471558877426269,66.377571934203274 4.471575860534647,66.377569668306975 4.47159844105531,66.377573048183521 4.471813051282743,66.377655620688643 4.472078229114053,66.377764269630816 4.472272993925509,66.377847942787994 4.472445178191036,66.377939552531529 4.472563741698731,66.378011933731614 4.472639942760575,66.378125074781195 4.472673908723849,66.378224594924305 4.472699224101858,66.378330924831928 4.472702086339987,66.378364836380527 4.472696552467013,66.378386355440298 4.472682431625778,66.378410114989322 4.472546884610939,66.378498342813145 4.472323941288177,66.378628380175968 4.472292773705483,66.378663481172424 4.472275790507889,66.378700835268575 4.472278652744677,66.378734784290884 4.472289974733345,66.378767568727824 4.472318152604501,66.378803783461791 4.472374572046874,66.378838884247287 4.472450773320517,66.378869288865488 4.472583457714575,66.378906617397604 4.472831843401006,66.378981236313322 4.473063245956991,66.379068297739025 4.473266470534732,66.379164472520642 4.473438718496237,66.379236824883392 4.473506460033345,66.379265115157295 4.473577000295419,66.379288873904514 4.473664523656284,66.379316012267196 4.473768966511585,66.379345416349523 4.473864886026317,66.379368023172276 4.473958070419262,66.37939743984677 4.474022886041306,66.379421185807928 4.47406244963427,66.379442666003456 4.474079432692735,66.37946415883016 4.47409348980784,66.379492423511778 4.474101949482064,66.379526371463044 4.474099150692626,66.379560268733627 4.474085093429139,66.37959871005242 4.474068110247038,66.379632657850621 4.474014362091576,66.379686997006289 4.473955207369078,66.37972310911789 4.473850700735273,66.379767334663811 4.473630619875741,66.379831799497722 4.473616499071985,66.379839723108844 4.473593982112439,66.37985329197123 4.473596780803622,66.379863468620385 4.473624958752652,66.379870278375506 4.47367018343422,66.379869126557921 4.473802740784438,66.379840875011794 4.474020022895679,66.379791092969384 4.474099086629052,66.379766182913926 4.474149845176082,66.379744703027967 4.47426274799988,66.379677972217507 4.474310707854486,66.379646075027694 4.474375587242349,66.379598570920933 4.474448989949398,66.379568040667138 4.474516795205457,66.379547674492798 4.474638030476001,66.379519422578355 4.474669134391831,66.379508119266035 4.474697312388881,66.379492284488762 4.474705772182189,66.379471930889849 4.474702973511754,66.379451564612779 4.474663473541245,66.379422185995224 4.474584537174195,66.379379212894037 4.474426410026567,66.379287608429109 4.474237433395845,66.379207345055107 4.474059588045964,66.379114626058268 4.473870547872515,66.379009489266181 4.473754846674813,66.378929225025459 4.473726668786188,66.378897554699222 4.473715410382832,66.378871529817204 4.473706887322582,66.378742632853559 4.473718209465154,66.378710987622185 4.473749313405563,66.378688354936656 4.473887468208058,66.378640912332529 4.47402854897799,66.378575330487209 4.474158307688794,66.378504064931647 4.474197807824987,66.37845629282819 4.474211928669067,66.378429153571631 4.474152710781259,66.378273114883612 4.474132929168096,66.378182696309253 4.474152711051905,66.378153252932677 4.474220452794688,66.378086568501828 4.474242969830234,66.378036808220841 4.474234573806561,66.377984794622449 4.47420633233629,66.377942970995562 4.473924171623226,66.377723610955456 4.473876339174348,66.377676141138934 4.473848034110969,66.377629772542107 4.473817057648505,66.3775404656067 4.473788816172227,66.377503147739773 4.473599712485651,66.377378762851706 4.473419132116672,66.377272504798057 4.473416333427613,66.377262314437601 4.473441776314187,66.377246478240878 4.473470017889756,66.377240832407466 4.473506655594629,66.37723970578422 4.473534897132667,66.377249858187028 4.473557413994931,66.377274732804608 4.473599712653712,66.377307531822069 4.473647672349444,66.377339204165921 4.473709752837487,66.377366344631639 4.473794477448704,66.377399105568614 4.47394961512512,66.377440968127189 4.47406531639181,66.377480501395667 4.474132930544841,66.377576606267496 4.474251494009733,66.377671571512664 4.47436153418889,66.377737155814629 4.474474373123951,66.377784625538268 4.474542114672972,66.377802739969823 4.474627030146589,66.377820765784406 4.475194023886281,66.377906730060346 4.475295668029415,66.377928211574613 4.475340765439499,66.377948553787263 4.475354886181077,66.377967807343808 4.475349225106194,66.377987035561929 4.47525604050615,66.37806168240401 4.475188362435218,66.378102391859201 4.475160120800267,66.378135202425696 4.475154459679688,66.378175645956773 4.475185563481753,66.378215203350464 4.475222201113991,66.378250266975058 4.475273023131813,66.378287583735727 4.475366143884717,66.378328267561798 4.475605942581301,66.378417559098878 4.475738626931503,66.378478609809576 4.475769603556004,66.378502369286437 4.475783724297766,66.378522711022214 4.475794982714107,66.378545305897703 4.475792120342555,66.37857017921948 4.47577526439727,66.378597318322647 4.475639908261864,66.378674178504895 4.47554106268847,66.378717152755129 4.475515747014347,66.378734101935535 4.475515746972381,66.378754430820507 4.475529867718694,66.37877254453133 4.475574901539269,66.378787227904269 4.475778062667716,66.378815480752877 4.476077079708403,66.37886403707931 4.476421194158119,66.378939808009406 4.476629952670976,66.378994085461088 4.476838647530457,66.379074349514241 4.476940228030436,66.379125677351595 4.477027624120151,66.379187840210733 4.477148986424678,66.379248876378639 4.477273083862804,66.379296355891455 4.477445141094632,66.379338177298493 4.477967037468562,66.37944894547914 4.478037514143168,66.379469273803437 4.478065755670045,66.379494146216459 4.478088272546866,66.379523524741742 4.478099530958271,66.379554042420352 4.478093933485481,66.379580028614242 4.4780657554722,66.379609407024873 4.477969835823258,66.379656873133669 4.477848536916086,66.379708883223358 4.47730698524959,66.379968830807684 4.477261887746456,66.37999027253376 4.477191347377461,66.380016258256319 4.477185686310894,66.380033219221971 4.47720546810997,66.380045674139694 4.477242105816599,66.380050167536766 4.477281542253801,66.380045674161778 4.477721640325394,66.379905530855908 4.478096731813372,66.379806068139558 4.478265990477801,66.379769892885307 4.478437984258912,66.379726971085191 4.478610105276505,66.379669328405868 4.47878502504428,66.379587952495001 4.478847042072973,66.379546131571345 4.47886116291446,66.379511107749991 4.478861162963836,66.379480564706853 4.478844307125137,66.37944781917723 4.478801944826063,66.379413909085486 4.478731468157648,66.379389036582239 4.478550887573522,66.379340443349108 4.478299830294947,66.379285052757837 4.478065756136963,66.379222890102128 4.477902158691583,66.379159613417769 4.477848537950969,66.379116690510727 4.477800641887147,66.379054514829974 4.477777997876699,66.378981048099334 4.477741360257179,66.378930200989785 4.477718843375722,66.378905340676269 4.477690601836329,66.378889492842461 4.477603142095696,66.378851075722125 4.47744520570323,66.378784380421166 4.477363470646201,66.378724520336775 4.477340826600062,66.378673634735961 4.477453665801102,66.37859228089421 4.477696263630339,66.378464572443207 4.477769602730642,66.378420483822737 4.47778932098935,66.378393382503191 4.477797780775932,66.378371888766793 4.477800579535937,66.378345901319079 4.477792119830055,66.378322141701815 4.477777999093681,66.378296154197656 4.477673747149105,66.378218191505553 4.477611475870461,66.37816276050745 4.477594620028632,66.378136772837109 4.477586160325762,66.378111899081901 4.47734642581863,66.377702788691735 4.477236449288786,66.377602203131232 4.477033288510129,66.377405512004984 4.476971144440558,66.377359180875871 4.47695422498084,66.377341116778041 4.476923248345229,66.377324153978705 4.476889409380633,66.377311697703334 4.476841449650433,66.377291367633063 4.476810409403759,66.377276683388828 4.47678223148423,66.3772586065691 4.476753989957788,66.377240504418594 4.476731409476196,66.37721678172494 4.476717288739605,66.377194172991892 4.476706030394276,66.377135397793836 4.476643949965249,66.377074343834806 4.47653683576203,66.376980540962393 4.476536835809132,66.376956818029669 4.476556554036049,66.37694662754835 4.476576272249446,66.376943260262152 4.476601651483012,66.376946627562688 4.476627094308062,66.376957932049294 4.476669392999622,66.376979414355532 4.47673700728929,66.377018986307093 4.47685811508607,66.377100294692667 4.477022221241175,66.377211743589655 4.477245736466378,66.377315913195346 4.47751015106725,66.377425525642565 4.47775185793934,66.377531542532012 4.47793421928389,66.377686826349517 4.478102905110652,66.377838514174044 4.478185021829885,66.377884186177596 4.478248883317576,66.377922566797579 4.478652343023264,66.378098038424 4.478779938820711,66.378158368375153 4.478873377596748,66.378215963967719 4.478925917003893,66.378265306189064 4.478939592478579,66.378300762141663 4.478939592438187,66.37832545849065 4.478932722841409,66.378341863635967 4.478779874646687,66.378500825876998 4.47877987462706,66.378512699273372 4.47878897042875,66.378523635960008 4.478811741766537,66.37853278784047 4.478841382682075,66.378537357455173 4.479251712295429,66.378530053785155 4.47930768656314,66.378534762646879 4.479353229250123,66.378546636038692 4.479381725211993,66.378567484067787 4.479404496441737,66.378646053238711 4.479406786244092,66.378680761820561 4.479315573494301,66.378758393909806 4.479320152939116,66.37892918877445 4.479868382402119,66.379212992132608 4.480516411690315,66.379365721414956 4.480984750876916,66.379488450966079 4.481436679307467,66.379711010570915 4.481496597137188,66.379786310512145 4.48150206731373,66.379815751977134 4.481534761334229,66.379855015653476 4.481561985168515,66.379872470378288 4.481597350723884,66.379884495021841 4.48164912693966,66.379882305283161 4.481676350811158,66.379870318623773 4.481679022338431,66.379848471742008 4.481662675377065,66.379789576195762 4.481616433040922,66.379745920234711 4.481545638379828,66.379678290684737 4.481382231818634,66.379538638816413 4.481164377563954,66.37939137884598 4.481022851768179,66.379328102603125 4.480783243837884,66.379215739096509 4.480668814668427,66.379166639235109 4.480581736570119,66.379116463362138 4.480421128696697,66.379016073343479 4.480598083668257,66.379070654394781 4.480783243929661,66.379149184049524 4.480897609510245,66.379185170402963 4.481041870445793,66.379221207342269 4.481286948643621,66.379295382250831 4.481469373824334,66.379363012858065 4.481698041309482,66.379500475935785 4.481804265173366,66.379546309457481 4.482084708923652,66.379648849166514 4.48230243608714,66.379712124610379 4.482454965969325,66.379745920397397 4.483089383500499,66.379823384773999 4.483350808810702,66.379859370178025 4.483459640602861,66.379884495363754 4.483543283956925,66.37992030344445 4.483607145453834,66.379992792799584 4.483653515047658,66.380005361655876 4.483696004617514,66.380006323628692 4.483723419303608,66.379998336782535 4.483743328354843,66.379982325104635 4.483743328378602,66.379958313892573 4.483730861411538,66.379925315840509 4.483655995875321,66.379856307107616 4.483528718051863,66.379792285253345 4.482872547016549,66.379589206498679 4.482713465650186,66.37951138706751 4.482616146793845,66.379454364058191 4.482549931826176,66.379399796528958 4.482526460916484,66.379292331964677 4.482422526938801,66.379221131673788 4.482411586533527,66.379202233503449 4.482412477055363,66.379183512531171 4.482432831347805,66.379175740605888 4.48246527099097,66.379172221724701 4.482495229949418,66.37917423433133 4.482523026261525,66.379179487351067 4.482640508594692,66.379219802640534 4.482704179301067,66.379252054819673 4.483079715621059,66.37944684545036 4.483193699571363,66.379484489530668 4.483267420222784,66.379504653268683 4.483421667514237,66.379522108257873 4.48369994872587,66.37953952528143 4.483834032577109,66.379535500159236 4.484078665651994,66.379512716353602 4.484430731211495,66.379456275673235 4.484544778812434,66.379452250532808 4.484631856978758,66.379457604763275 4.484688848962083,66.379471034613417 4.484722433507246,66.379497919596133 4.484735790967601,66.379542259496318 4.484735790857903,66.37966860815672 4.484682169954482,66.379766084275033 4.484712383278251,66.379844004150712 4.484802832557241,66.379931353620549 4.484879987895731,66.380077850935933 4.484913508847317,66.380092634792319 4.484950337376088,66.380100697562114 4.484987229520993,66.380098001540787 4.485017442920341,66.380089938779079 4.485040850360896,66.38007518024358 4.485044221704555,66.379874926520785 4.485071063951079,66.379834624968439 4.485241976414149,66.379738718671987 4.485587299735198,66.379527690611852 4.485718012493548,66.379406746116743 4.485754904694706,66.37932342001325 4.485768325871487,66.379227537055002 4.485728062629077,66.379128084198427 4.485701284055708,66.379087781438017 4.485640920914906,66.37904879503354 4.48540627427209,66.378954708426505 4.4852118273185,66.378890203259715 4.484896717657691,66.378803065317143 4.484772620161888,66.378781571912995 4.484578236781328,66.378765445504001 4.484497773768203,66.37875605319951 4.483693207290742,66.378625763129904 4.483599323189234,66.37860290249462 4.483538960044567,66.378581408925967 4.483488646843607,66.378543801474635 4.483458497130064,66.378480662357333 4.483924546582963,66.378465902946871 4.484578237059855,66.37845651064103 4.484672121189809,66.378448447360597 4.484742534293628,66.37843501698039 4.485513261857192,66.378458485451461 4.486171977154821,66.37864688990507 4.486341490071543,66.378775065861063 4.487000205415787,66.378963455264369 4.487076979131577,66.379126438815788 4.487126592410469,66.37963100262067 4.487298840491528,66.379723175377904 4.487676857557896,66.380051979474132 4.488118418294882,66.380147593506578 4.488174710677503,66.380004349578599 4.487975811251691,66.379772527327972 4.487894012557296,66.379585979429578 4.488103152815135,66.379613598442802 4.488400706996733,66.379641660447561 4.4887332451193,66.379634648139145 4.489048291273659,66.379641660485191 4.489328353502325,66.379648672825624 4.489590860170009,66.379620610860215 4.489941017466193,66.379620610873133 4.490151048236713,66.379620610879684 4.490396062932223,66.379627623218909 4.490658569594452,66.379606586220476 4.490956123788282,66.379585536545775 4.491218694055349,66.37955047480628 4.491516248245967,66.379473326144506 4.491766669542847,66.379402949141806 4.491875882994768,66.379367140335219 4.492134064357504,66.379323395041268 4.492531418119132,66.379192804252554 4.492793988359494,66.379115654482277 4.493004019134465,66.379213841592474 4.493136958066772,66.37931542060916 4.492601449628546,66.379606573560707 4.492933987761236,66.379690746778067 4.492758940938311,66.379845029874701 4.493091542693792,66.379950226365608 4.493249033993969,66.380041397990908 4.49333655744114,66.380132581943897 4.49340658892589,66.380223727593474 4.493441572872665,66.380300886601944 4.493406588961346,66.380378020060832 4.493319065541432,66.380427117525144 4.493126526719778,66.380455153290498 4.492881512002032,66.380483201682338 4.493021511367832,66.380700613567257 4.493091542863074,66.380840853801161 4.492986527478985,66.380939034159326 4.492933987988245,66.381023190252748 4.492706465211683,66.381002154426142 4.492478942434754,66.380967082014124 4.492268911626955,66.380946046138106 4.491988849349931,66.380932022211809 4.491691295107795,66.380903974331062 4.491428724799064,66.380889950378034 4.491166154490517,66.38088995037657 4.490938631720733,66.380889950374183 4.490658569444764,66.380903974322777 4.490413554709716,66.380896962342192 4.490197735662183,66.380855130925909 4.490010985075342,66.380854877780067 4.489853493775031,66.380861889762144 4.489538383946847,66.380925010204393 4.489345845115505,66.380896962305982 4.489135814315452,66.380882938339312 4.488817524142112,66.380890937548244 4.488715752605229,66.381170453177731 4.488645721053483,66.381387846442053 4.488231638219638,66.382048633923603 4.489247762523421,66.382183019438571 4.489350678904993,66.382186702439995 4.489449333605562,66.382196017512882 4.489651986009928,66.382209369957053 4.489828623089069,66.382212825142403 4.490022561315013,66.382219153314111 4.490351219504102,66.382222684438659 4.490550119089306,66.382226747123823 4.490676506511519,66.382249098186918 4.491525216834804,66.382215634877937 4.491927404895236,66.382109827725884 4.491991648117215,66.381961114766355 4.493304563478256,66.382137608446399 4.494675170568917,66.38225705892124 4.494847545772509,66.381762736529112 4.495460655204893,66.381892263384685 4.495794401970882,66.381923664101095 4.495229062028593,66.38297380078626 4.495216277014803,66.383033827876702 4.49483406182107,66.383705152060401 4.49457295455227,66.384169809987355 4.494134637690735,66.384744254787677 4.494315663722797,66.384754581300228 4.494778723988117,66.384776474498409 4.494881894832208,66.384778600538283 4.495012035120383,66.384781663048614 4.495374914058234,66.384747962643971 4.495614713106182,66.384718704129725 4.495678574711049,66.384715008845163&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Kennedy&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05998898942507,66.382323274709506 4.506365087104728,66.383292688702625 4.506485304743872,66.383342678978281 4.506669320545122,66.383486334068579 4.506687639431447,66.383498040573315 4.506737443968169,66.38356536870505 4.506743741154817,66.383607727126517 4.506731210596122,66.383637670328497 4.506706340241352,66.383665082378556 4.506575754801684,66.383712452279141 4.506631729555175,66.383959260075827 4.506693937639658,66.384108847036984 4.506752965513016,66.384340034343595 4.507791294716516,66.387363483821545 4.506149850954681,66.38962550220181 4.505876467726414,66.390003913006424 4.505721393865324,66.390358190295117 4.505535916021751,66.390905620506288 4.504537028051367,66.390807365567468 4.504004064925636,66.392190000298868 4.503524721937157,66.393098852716292 4.503420852462525,66.394061752357615 4.503348976277332,66.394061752371144 4.503484778849253,66.395005526291598 4.503128705497344,66.395032495864015 4.502869824022751,66.395060629173699 4.502695921835919,66.395091747795021 4.502592369265032,66.395121398987101 4.502507326406481,66.395153984893199 4.502403646649564,66.395211769104776 4.502348181173594,66.395256169750496 4.502281584492819,66.395362832165162 4.502207545847154,66.395552424995898 4.502159522460706,66.39563983353915 4.502122503078533,66.395678338742371 4.50205749651875,66.395730973389519 4.502000313628306,66.395761458682003 4.501482997114295,66.397124454525056 4.501482615470818,66.397124555715493 4.502056289360518,66.397118307120465 4.50504220479899,66.396898595929287 4.505331045325305,66.396861610421027 4.50556760065998,66.396808434206079 4.505810262273969,66.396743696700497 4.505925645779145,66.396695149799797 4.508010690847231,66.396093883768359 4.508169072794037,66.396015584316388 4.508635377479909,66.395944798280894 4.510737469901624,66.395830649292819 4.511316426933423,66.397865977215531 4.511461515820743,66.39825304127173 4.511709456886245,66.398210214258683 4.512052236371848,66.398156939667714 4.5121597326374,66.398144898472054 4.512783910705968,66.398101653760776 4.513468324855264,66.398057144116564 4.514549139488153,66.397999189052456 4.516022728974519,66.397921350423317 4.516104591505262,66.39790908144559 4.517076762944364,66.397021994896519 4.517496315506539,66.396624564661948 4.518337964920827,66.395873958297884 4.51862985793156,66.395602044514689 4.518653646878022,66.395537620166024 4.518808530408281,66.395482771367654 4.519076634843588,66.395423166128808 4.51937444391687,66.39538258586002 4.520226208810528,66.395418384056072 4.520357747545032,66.395033502418229 4.520382744759633,66.394878161685725 4.520495837031426,66.394375802371073 4.520541824653749,66.394228857323952 4.520678578355992,66.393578005409793 4.520805155131105,66.393019197162005 4.520870733931636,66.392929072139324 4.520883709479844,66.392818502848655 4.52095043308,66.392685743124503 4.521156582826043,66.392248544467066 4.521343141811705,66.391907767614256 4.521339643303657,66.391872065238118 4.521477352181559,66.391617693742475 4.521568691470478,66.391393633166658 4.521612198116586,66.391170481539888 4.521600302804895,66.390929944206519 4.521521364842593,66.390491386554302 4.521471495669463,66.390143880171649 4.521455593508197,66.390032817805235 4.521447515313224,66.390008601136003 4.52143892767007,66.389800202666052 4.521463988579677,66.389695680125485 4.521535291843645,66.38956195489186 4.521682796370438,66.389371734584842 4.521892635651285,66.389086781005432 4.522007763969943,66.38886197654756 4.522063101761572,66.388716049332814 4.522047327060887,66.388682759148068 4.522210986922823,66.388236861062055 4.522237764477233,66.387918363039674 4.522217663520606,66.387602505597371 4.522237763031251,66.387495430498674 4.522284450389946,66.387399072625612 4.522444867217789,66.387241141033201 4.522652099128678,66.387136759553954 4.523992809893621,66.386616136154558 4.524194380891005,66.386555193767805 4.524533915839049,66.38647650999421 4.525360872071677,66.386218337567584 4.525820433539272,66.386077178043109 4.526012908703462,66.386021220180055 4.526505927608677,66.385897725166402 4.526720029181283,66.385834022329121 4.526810796526441,66.385802816240471 4.526886043742204,66.385778367644662 4.527045697764191,66.385767446675459 4.527197527998265,66.385731570931782 4.527287086804188,66.385700377369801 4.527416909022712,66.385683040512887 4.527573637157401,66.385683040408694 4.527766494079883,66.385658907980769 4.527730301443422,66.385625107561737 4.527585658676969,66.385625107658441 4.527453101278189,66.385625107746719 4.527296373124868,66.385620286443441 4.527187922734978,66.385591307433657 4.527163815448555,66.38555267284039 4.527139708003306,66.385475416113849 4.527079408083941,66.38540299327768 4.527007086405443,66.38533055758532 4.526946850114586,66.385262955807235 4.526862443130549,66.385205022149435 4.526729885502303,66.38514707573438 4.526613484006464,66.385065553118864 4.526491103364532,66.384966363946745 4.525933139046296,66.384460832175293 4.525889186924648,66.384571084054869 4.525842499693944,66.384681828999206 4.525639974504107,66.384706784949188 4.524604386329161,66.38482679338739 4.524331638887646,66.384875249557197 4.52409024963962,66.384884614395389 4.522007113765176,66.384759824512955 4.521458056467067,66.384742664574006 4.520267838673224,66.384706142711295 4.519116993758643,66.384672493454929 4.518409554625009,66.384664331281783 4.516890360564839,66.384638528275133 4.515072976075278,66.384618154378217 4.514637775816381,66.384648716661033 4.514484228023194,66.38462834200368 4.514133497814415,66.384550487777204 4.513767501817102,66.384445007014463 4.513444695125565,66.384347777015151 4.5130089219962,66.384212644019186 4.512470614035734,66.384046909577521 4.512348869811049,66.384011208698055 4.511563893051862,66.383761326396296 4.511105348602461,66.383619963667343 4.510891055917946,66.383568809669597 4.509920282675834,66.383307444213045 4.509535777116562,66.383207995030247 4.509228172685321,66.383132781423527 4.50807802736192,66.382881612182999 4.507699882598133,66.382800018969363 4.507228934896655,66.382669965348271 4.506693871161689,66.382524622411978 4.506187621499824,66.3823843790871 4.505998898942507,66.382323274709506&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Concepci?n&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05998898942507,66.382323274709506 4.504140296911094,66.38181823403329 4.503759799903182,66.382494830538064 4.503770167938581,66.382540721839476 4.503718137424928,66.382639528353309 4.503630041733648,66.3827973116897 4.50354932448021,66.382962371204954 4.503265700909224,66.383519632039508 4.503187909540493,66.383664184731018 4.503121758225611,66.38376828949049 4.503080286438739,66.383833516103223 4.502968910577691,66.384053860311013 4.502358218020688,66.383991937478498 4.502280235627804,66.383993367558418 4.500365595926795,66.383823442837752 4.499734485507352,66.383760684143112 4.499531897017356,66.384131881377755 4.499370589471954,66.384401312631766 4.499317223137473,66.384495922937276 4.4992479549348,66.384510096743952 4.49912894591681,66.384521182689213 4.499026411151577,66.384525649977036 4.498472774285855,66.384527877360739 4.498162880126639,66.384536039978926 4.497528144141637,66.384582712236138 4.497180340112719,66.384606427986157 4.496995306838424,66.384613337701708 4.496312865464124,66.384668665889265 4.496263569904674,66.384674550510624 4.496167014207452,66.384671804364629 4.495678574711055,66.384715008845149 4.495614713106142,66.384718704129725 4.495374914058234,66.384747962643971 4.495012035120383,66.384781663048614 4.4948818948322,66.384778600538269 4.494778723988094,66.384776474498409 4.49431566372281,66.384754581300214 4.494134637690696,66.384744254787677 4.49383434830706,66.385138684404495 4.493775702509694,66.385230558480416 4.493742181540386,66.385291883605532 4.49370032804867,66.385430377102338 4.49369403095895,66.385517719737265 4.493696130010213,66.385575652716341 4.493750577866926,66.386003147894897 4.493750577906537,66.386162124837639 4.493742181771593,66.386218373303677 4.493702427302178,66.386315748022014 4.493445517945892,66.386703800549654 4.493439220844652,66.386754986184528 4.49330151130849,66.386940443078458 4.493230716513962,66.387007432970393 4.492627656774278,66.387618520811586 4.491661209002998,66.388601167573341 4.491177221752073,66.389097101108717 4.491124364155819,66.389205510529777 4.490908544869059,66.389524321089411 4.490710726409024,66.3898454050358 4.490592989431898,66.390065228192071 4.490477542309716,66.39028019095251 4.490311209370217,66.390771384690325 4.489870093026145,66.392279673745037 4.489691547409642,66.39290155068511 4.489688621462369,66.39297705133454 4.489335346620463,66.394120071462766 4.489112530453528,66.394104182651802 4.48880969637756,66.394083714405667 4.488741127775388,66.394065523214394 4.488272533228885,66.394042803163131 4.488023574190239,66.394878319894801 4.487911816256513,66.394878319888463 4.487877722724216,66.395010233045014 4.489062789364532,66.395014888253144 4.488944988635063,66.39542853539831 4.488564489716287,66.396624721471568 4.488500627997523,66.396733756051319 4.488433840349268,66.396823563758474 4.488639228189432,66.396823563767896 4.489477571863629,66.396836415130252 4.489547412789798,66.39602879232342 4.489581251887411,66.395828678773711 4.489602369528956,66.395652344774973 4.489712410164404,66.395157654238275 4.489746312844168,66.395067815253199 4.489763295990302,66.395006842961791 4.490029937610331,66.394769580911174 4.490084894285072,66.394676375624698 4.492101752843521,66.394693301381764 4.493307300982896,66.394710606591175 4.496089927145326,66.394611809617373 4.496682174205311,66.394599412502615 4.497566823801854,66.39463531331063 4.497622289869768,66.395567984582229 4.497750904517522,66.396901658044825 4.497728069627619,66.397103483260338 4.501482997114295,66.397124454525056 4.502000313628306,66.395761458682003 4.50205749651875,66.395730973389519 4.502122503078533,66.395678338742371 4.502159522460706,66.39563983353915 4.502207545847154,66.395552424995898 4.502281584492819,66.395362832165162 4.502348181173594,66.395256169750496 4.502403646649564,66.395211769104776 4.502507326406481,66.395153984893199 4.502592369265032,66.395121398987101 4.502695921835919,66.395091747795021 4.502869824022751,66.395060629173699 4.503128705497344,66.395032495864015 4.503484778849253,66.395005526291598 4.503348976277332,66.394061752371144 4.503420852462525,66.394061752357615 4.503524721937157,66.393098852716292 4.504004064925636,66.392190000298868 4.504537028051367,66.390807365567468 4.505535916021751,66.390905620506288 4.505721393865324,66.390358190295117 4.505876467726414,66.390003913006424 4.506149850954681,66.38962550220181 4.507791294716516,66.387363483821545 4.506752965513016,66.384340034343595 4.506693937639658,66.384108847036984 4.506631729555175,66.383959260075827 4.506575754801684,66.383712452279141 4.506706340241352,66.383665082378556 4.506731210596122,66.383637670328497 4.506743741154817,66.383607727126517 4.506737443968169,66.38356536870505 4.506687639431447,66.383498040573315 4.506669320545122,66.383486334068579 4.506485304743872,66.383342678978281 4.506365087104728,66.383292688702625 4.505998898942507,66.382323274709506&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Cochapamb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85099546429576,66.399144196874573 4.484928124965854,66.398914259195976 4.484895812538973,66.398802755108321 4.484882773111238,66.398698940512872 4.484928125168651,66.398577064062707 4.485044844599869,66.398423971430915 4.485154948843284,66.398320205869069 4.4853427811718,66.39820611891254 4.485504852537549,66.398120464817453 4.485997172877112,66.397941490840481 4.486411892334623,66.397767726746409 4.486781196179679,66.39762247128175 4.487247628314172,66.397456433286877 4.487480939790825,66.397363060934524 4.487668772065446,66.397285246157637 4.487934523248696,66.397160706592018 4.488109443250976,66.39705696109074 4.488152568983805,66.397025490777509 4.488433840349266,66.396823563758474 4.488500627997536,66.396733756051319 4.488564489716283,66.396624721471582 4.488944988635057,66.39542853539831 4.489062789364524,66.395014888253158 4.487877722724232,66.395010233045014 4.48791181625651,66.394878319888463 4.488023574190257,66.394878319894801 4.488272533228879,66.394042803163131 4.488741127775392,66.394065523214394 4.488809696377563,66.394083714405667 4.48911253045355,66.394104182651802 4.489335346620482,66.394120071462766 4.489688621462366,66.39297705133454 4.489691547409641,66.392901550685124 4.48987009302616,66.392279673745037 4.490311209370222,66.390771384690325 4.490477542309734,66.39028019095251 4.490592989431921,66.390065228192071 4.49071072640902,66.3898454050358 4.490908544869058,66.389524321089411 4.49112436415583,66.389205510529777 4.491177221752077,66.389097101108732 4.491661209003021,66.388601167573341 4.492627656774287,66.3876185208116 4.493230716514018,66.387007432970393 4.49330151130852,66.386940443078458 4.493439220844675,66.386754986184542 4.49344551794593,66.386703800549654 4.493702427302208,66.386315748022014 4.493742181771611,66.386218373303677 4.493750577906555,66.386162124837654 4.493750577866932,66.386003147894897 4.493696130010204,66.385575652716341 4.493694030958996,66.38551771973728 4.493700328048687,66.385430377102338 4.493742181540402,66.385291883605532 4.493775702509725,66.385230558480416 4.493834348307035,66.385138684404495 4.494134637690735,66.384744254787677 4.49457295455227,66.384169809987355 4.49483406182107,66.383705152060401 4.495216277014803,66.383033827876702 4.495229062028593,66.38297380078626 4.495794401970882,66.381923664101095 4.495460655204893,66.381892263384685 4.494847545772509,66.381762736529112 4.494675170568917,66.38225705892124 4.493304563478256,66.382137608446399 4.491991648117215,66.381961114766355 4.491927404895236,66.382109827725884 4.491525216834804,66.382215634877937 4.490676506511519,66.382249098186918 4.490550119089306,66.382226747123823 4.490351219504102,66.382222684438659 4.490022561315013,66.382219153314111 4.489828623089069,66.382212825142403 4.489651986009928,66.382209369957053 4.489449333605562,66.382196017512882 4.489350678904993,66.382186702439995 4.489247762523421,66.382183019438571 4.488231638219638,66.382048633923603 4.488645721053483,66.381387846442053 4.488715752605229,66.381170453177731 4.488817524142112,66.380890937548244 4.489135814315452,66.380882938339312 4.489345845115505,66.380896962305982 4.489538383946847,66.380925010204393 4.489853493775031,66.380861889762144 4.490010985075342,66.380854877780067 4.490197735662183,66.380855130925909 4.490413554709716,66.380896962342192 4.490658569444764,66.380903974322777 4.490938631720733,66.380889950374183 4.491166154490517,66.38088995037657 4.491428724799064,66.380889950378034 4.491691295107795,66.380903974331062 4.491988849349931,66.380932022211809 4.492268911626955,66.380946046138106 4.492478942434754,66.380967082014124 4.492706465211683,66.381002154426142 4.492933987988245,66.381023190252748 4.492986527478985,66.380939034159326 4.493091542863074,66.380840853801161 4.493021511367832,66.380700613567257 4.492881512002032,66.380483201682338 4.493126526719778,66.380455153290498 4.493319065541432,66.380427117525144 4.493406588961346,66.380378020060832 4.493441572872665,66.380300886601944 4.49340658892589,66.380223727593474 4.49333655744114,66.380132581943897 4.493249033993969,66.380041397990908 4.493091542693792,66.379950226365608 4.492758940938311,66.379845029874701 4.492933987761236,66.379690746778067 4.492601449628546,66.379606573560707 4.493136958066772,66.37931542060916 4.493004019134465,66.379213841592474 4.492793988359494,66.379115654482277 4.492531418119132,66.379192804252554 4.492134064357504,66.379323395041268 4.491875882994768,66.379367140335219 4.491766669542847,66.379402949141806 4.491516248245967,66.379473326144506 4.491218694055349,66.37955047480628 4.490956123788282,66.379585536545775 4.490658569594452,66.379606586220476 4.490396062932223,66.379627623218909 4.490151048236713,66.379620610879684 4.489941017466193,66.379620610873133 4.489590860170009,66.379620610860215 4.489328353502325,66.379648672825624 4.489048291273659,66.379641660485191 4.4887332451193,66.379634648139145 4.488400706996733,66.379641660447561 4.488103152815135,66.379613598442802 4.487894012557296,66.379585979429578 4.487975811251691,66.379772527327972 4.488174710677503,66.380004349578599 4.488118418294882,66.380147593506578 4.487676857557896,66.380051979474132 4.487298840491528,66.379723175377904 4.487126592410469,66.37963100262067 4.487076979131577,66.379126438815788 4.487000205415787,66.378963455264369 4.486341490071543,66.378775065861063 4.486171977154821,66.37864688990507 4.485513261857192,66.378458485451461 4.484742534293628,66.37843501698039 4.484672121189809,66.378448447360597 4.484578237059855,66.37845651064103 4.483924546582963,66.378465902946871 4.483458497130064,66.378480662357333 4.483488646843607,66.378543801474635 4.483538960044567,66.378581408925967 4.483599323189234,66.37860290249462 4.483693207290742,66.378625763129904 4.484497773768203,66.37875605319951 4.484578236781328,66.378765445504001 4.484772620161888,66.378781571912995 4.484896717657691,66.378803065317143 4.4852118273185,66.378890203259715 4.48540627427209,66.378954708426505 4.485640920914906,66.37904879503354 4.485701284055708,66.379087781438017 4.485728062629077,66.379128084198427 4.485768325871487,66.379227537055002 4.485754904694706,66.37932342001325 4.485718012493548,66.379406746116743 4.485587299735198,66.379527690611852 4.485241976414149,66.379738718671987 4.485071063951079,66.379834624968439 4.485044221704555,66.379874926520785 4.485040850360896,66.38007518024358 4.485017442920341,66.380089938779079 4.484987229520993,66.380098001540787 4.484950337376088,66.380100697562114 4.484913508847317,66.380092634792319 4.484879987895731,66.380077850935933 4.484802832557241,66.379931353620549 4.484712383278251,66.379844004150712 4.484682169954482,66.379766084275033 4.484735790857903,66.37966860815672 4.484735790967601,66.379542259496318 4.484722433507246,66.379497919596133 4.484688848962083,66.379471034613417 4.484631856978758,66.379457604763275 4.484544778812434,66.379452250532808 4.484430731211495,66.379456275673235 4.484078665651994,66.379512716353602 4.483834032577109,66.379535500159236 4.48369994872587,66.37953952528143 4.483421667514237,66.379522108257873 4.483267420222784,66.379504653268683 4.483193699571363,66.379484489530668 4.483079715621059,66.37944684545036 4.482704179301067,66.379252054819673 4.482640508594692,66.379219802640534 4.482523026261525,66.379179487351067 4.482495229949418,66.37917423433133 4.48246527099097,66.379172221724701 4.482432831347805,66.379175740605888 4.482412477055363,66.379183512531171 4.482411586533527,66.379202233503449 4.482422526938801,66.379221131673788 4.482526460916484,66.379292331964677 4.482549931826176,66.379399796528958 4.482616146793845,66.379454364058191 4.482713465650186,66.37951138706751 4.482872547016549,66.379589206498679 4.483528718051863,66.379792285253345 4.483655995875321,66.379856307107616 4.483730861411538,66.379925315840509 4.483743328378602,66.379958313892573 4.483743328354843,66.379982325104635 4.483723419303608,66.379998336782535 4.483696004617514,66.380006323628692 4.483653515047658,66.380005361655876 4.483607145453834,66.379992792799584 4.483543283956925,66.37992030344445 4.483459640602861,66.379884495363754 4.483350808810702,66.379859370178025 4.483089383500499,66.379823384773999 4.482454965969325,66.379745920397397 4.48230243608714,66.379712124610379 4.482084708923652,66.379648849166514 4.481804265173366,66.379546309457481 4.481698041309482,66.379500475935785 4.481469373824334,66.379363012858065 4.481286948643621,66.379295382250831 4.481041870445793,66.379221207342269 4.480897609510245,66.379185170402963 4.480783243929661,66.379149184049524 4.480598083668257,66.379070654394781 4.480421128696697,66.379016073343479 4.480581736570119,66.379116463362138 4.480668814668427,66.379166639235109 4.480783243837884,66.379215739096509 4.481022851768179,66.379328102603125 4.481164377563954,66.37939137884598 4.481382231818634,66.379538638816413 4.481545638379828,66.379678290684737 4.481616433040922,66.379745920234711 4.481662675377065,66.379789576195762 4.481679022338431,66.379848471742008 4.481676350811158,66.379870318623773 4.48164912693966,66.379882305283161 4.481597350723884,66.379884495021841 4.481561985168515,66.379872470378288 4.481534761334229,66.379855015653476 4.48150206731373,66.379815751977134 4.481496597137188,66.379786310512145 4.481436679307467,66.379711010570915 4.480984750876916,66.379488450966079 4.480516411690315,66.379365721414956 4.479868382402119,66.379212992132608 4.479320152939116,66.37892918877445 4.479315573494301,66.378758393909806 4.479406786244092,66.378680761820561 4.479404496441737,66.378646053238711 4.479381725211993,66.378567484067787 4.479353229250123,66.378546636038692 4.47930768656314,66.378534762646879 4.479251712295429,66.378530053785155 4.478841382682075,66.378537357455173 4.478811741766537,66.37853278784047 4.47878897042875,66.378523635960008 4.47877987462706,66.378512699273372 4.478779874646687,66.378500825876998 4.478932722841409,66.378341863635967 4.478939592438187,66.37832545849065 4.478939592478579,66.378300762141663 4.478925917003893,66.378265306189064 4.478873377596748,66.378215963967719 4.478779938820711,66.378158368375153 4.478652343023264,66.378098038424 4.478248883317576,66.377922566797579 4.478185021829885,66.377884186177596 4.478102905110652,66.377838514174044 4.47793421928389,66.377686826349517 4.47775185793934,66.377531542532012 4.47751015106725,66.377425525642565 4.477245736466378,66.377315913195346 4.477022221241175,66.377211743589655 4.47685811508607,66.377100294692667 4.47673700728929,66.377018986307093 4.476669392999622,66.376979414355532 4.476627094308062,66.376957932049294 4.476601651483012,66.376946627562688 4.476576272249446,66.376943260262152 4.476556554036049,66.37694662754835 4.476536835809132,66.376956818029669 4.47653683576203,66.376980540962393 4.476643949965249,66.377074343834806 4.476706030394276,66.377135397793836 4.476717288739605,66.377194172991892 4.476731409476196,66.37721678172494 4.476753989957788,66.377240504418594 4.47678223148423,66.3772586065691 4.476810409403759,66.377276683388828 4.476841449650433,66.377291367633063 4.476889409380633,66.377311697703334 4.476923248345229,66.377324153978705 4.47695422498084,66.377341116778041 4.476971144440558,66.377359180875871 4.477033288510129,66.377405512004984 4.477236449288786,66.377602203131232 4.47734642581863,66.377702788691735 4.477586160325762,66.378111899081901 4.477594620028632,66.378136772837109 4.477611475870461,66.37816276050745 4.477673747149105,66.378218191505553 4.477777999093681,66.378296154197656 4.477792119830055,66.378322141701815 4.477800579535937,66.378345901319079 4.477797780775932,66.378371888766793 4.47778932098935,66.378393382503191 4.477769602730642,66.378420483822737 4.477696263630339,66.378464572443207 4.477453665801102,66.37859228089421 4.477340826600062,66.378673634735961 4.477363470646201,66.378724520336775 4.47744520570323,66.378784380421166 4.477603142095696,66.378851075722125 4.477690601836329,66.378889492842461 4.477718843375722,66.378905340676269 4.477741360257179,66.378930200989785 4.477777997876699,66.378981048099334 4.477800641887147,66.379054514829974 4.477848537950969,66.379116690510727 4.477902158691583,66.379159613417769 4.478065756136963,66.379222890102128 4.478299830294947,66.379285052757837 4.478550887573522,66.379340443349108 4.478731468157648,66.379389036582239 4.478801944826063,66.379413909085486 4.478844307125137,66.37944781917723 4.478861162963836,66.379480564706853 4.47886116291446,66.379511107749991 4.478847042072973,66.379546131571345 4.47878502504428,66.379587952495001 4.478610105276505,66.379669328405868 4.478437984258912,66.379726971085191 4.478265990477801,66.379769892885307 4.478096731813372,66.379806068139558 4.477721640325394,66.379905530855908 4.477281542253801,66.380045674161778 4.477242105816599,66.380050167536766 4.47720546810997,66.380045674139694 4.477185686310894,66.380033219221971 4.477191347377461,66.380016258256319 4.477261887746456,66.37999027253376 4.47730698524959,66.379968830807684 4.477848536916086,66.379708883223358 4.477969835823258,66.379656873133669 4.4780657554722,66.379609407024873 4.478093933485481,66.379580028614242 4.478099530958271,66.379554042420352 4.478088272546866,66.379523524741742 4.478065755670045,66.379494146216459 4.478037514143168,66.379469273803437 4.477967037468562,66.37944894547914 4.477445141094632,66.379338177298493 4.477273083862804,66.379296355891455 4.477148986424678,66.379248876378639 4.477027624120151,66.379187840210733 4.476940228030436,66.379125677351595 4.476838647530457,66.379074349514241 4.476629952670976,66.378994085461088 4.476421194158119,66.378939808009406 4.476077079708403,66.37886403707931 4.475778062667716,66.378815480752877 4.475574901539269,66.378787227904269 4.475529867718694,66.37877254453133 4.475515746972381,66.378754430820507 4.475515747014347,66.378734101935535 4.47554106268847,66.378717152755129 4.475639908261864,66.378674178504895 4.47577526439727,66.378597318322647 4.475792120342555,66.37857017921948 4.475794982714107,66.378545305897703 4.475783724297766,66.378522711022214 4.475769603556004,66.378502369286437 4.475738626931503,66.378478609809576 4.475605942581301,66.378417559098878 4.475366143884717,66.378328267561798 4.475273023131813,66.378287583735727 4.475222201113991,66.378250266975058 4.475185563481753,66.378215203350464 4.475154459679688,66.378175645956773 4.475160120800267,66.378135202425696 4.475188362435218,66.378102391859201 4.47525604050615,66.37806168240401 4.475349225106194,66.377987035561929 4.475354886181077,66.377967807343808 4.475340765439499,66.377948553787263 4.475295668029415,66.377928211574613 4.475194023886281,66.377906730060346 4.474627030146589,66.377820765784406 4.474542114672972,66.377802739969823 4.474474373123951,66.377784625538268 4.47436153418889,66.377737155814629 4.474251494009733,66.377671571512664 4.474132930544841,66.377576606267496 4.47406531639181,66.377480501395667 4.47394961512512,66.377440968127189 4.473794477448704,66.377399105568614 4.473709752837487,66.377366344631639 4.473647672349444,66.377339204165921 4.473599712653712,66.377307531822069 4.473557413994931,66.377274732804608 4.473534897132667,66.377249858187028 4.473506655594629,66.37723970578422 4.473470017889756,66.377240832407466 4.473441776314187,66.377246478240878 4.473416333427613,66.377262314437601 4.473419132116672,66.377272504798057 4.473599712485651,66.377378762851706 4.473788816172227,66.377503147739773 4.473817057648505,66.3775404656067 4.473848034110969,66.377629772542107 4.473876339174348,66.377676141138934 4.473924171623226,66.377723610955456 4.47420633233629,66.377942970995562 4.474234573806561,66.377984794622449 4.474242969830234,66.378036808220841 4.474220452794688,66.378086568501828 4.474152711051905,66.378153252932677 4.474132929168096,66.378182696309253 4.474152710781259,66.378273114883612 4.474211928669067,66.378429153571631 4.474197807824987,66.37845629282819 4.474158307688794,66.378504064931647 4.47402854897799,66.378575330487209 4.473887468208058,66.378640912332529 4.473749313405563,66.378688354936656 4.473718209465154,66.378710987622185 4.473706887322582,66.378742632853559 4.473715410382832,66.378871529817204 4.473726668786188,66.378897554699222 4.473754846674813,66.378929225025459 4.473870547872515,66.379009489266181 4.474059588045964,66.379114626058268 4.474237433395845,66.379207345055107 4.474426410026567,66.379287608429109 4.474584537174195,66.379379212894037 4.474663473541245,66.379422185995224 4.474702973511754,66.379451564612779 4.474705772182189,66.379471930889849 4.474697312388881,66.379492284488762 4.474669134391831,66.379508119266035 4.474638030476001,66.379519422578355 4.474516795205457,66.379547674492798 4.474448989949398,66.379568040667138 4.474375587242349,66.379598570920933 4.474310707854486,66.379646075027694 4.47426274799988,66.379677972217507 4.474149845176082,66.379744703027967 4.474099086629052,66.379766182913926 4.474020022895679,66.379791092969384 4.473802740784438,66.379840875011794 4.47367018343422,66.379869126557921 4.473624958752652,66.379870278375506 4.473596780803622,66.379863468620385 4.473593982112439,66.37985329197123 4.473616499071985,66.379839723108844 4.473630619875741,66.379831799497722 4.473850700735273,66.379767334663811 4.473955207369078,66.37972310911789 4.474014362091576,66.379686997006289 4.474068110247038,66.379632657850621 4.474085093429139,66.37959871005242 4.474099150692626,66.379560268733627 4.474101949482064,66.379526371463044 4.47409348980784,66.379492423511778 4.474079432692735,66.37946415883016 4.47406244963427,66.379442666003456 4.474022886041306,66.379421185807928 4.473958070419262,66.37939743984677 4.473864886026317,66.379368023172276 4.473768966511585,66.379345416349523 4.473664523656284,66.379316012267196 4.473577000295419,66.379288873904514 4.473506460033345,66.379265115157295 4.473438718496237,66.379236824883392 4.473266470534732,66.379164472520642 4.473063245956991,66.379068297739025 4.472831843401006,66.378981236313322 4.472583457714575,66.378906617397604 4.472450773320517,66.378869288865488 4.472374572046874,66.378838884247287 4.472318152604501,66.378803783461791 4.472289974733345,66.378767568727824 4.472278652744677,66.378734784290884 4.472275790507889,66.378700835268575 4.472292773705483,66.378663481172424 4.472323941288177,66.378628380175968 4.472546884610939,66.378498342813145 4.472682431625778,66.378410114989322 4.472696552467013,66.378386355440298 4.472702086339987,66.378364836380527 4.472699224101858,66.378330924831928 4.472673908723849,66.378224594924305 4.472639942760575,66.378125074781195 4.472563741698731,66.378011933731614 4.472445178191036,66.377939552531529 4.472272993925509,66.377847942787994 4.472078229114053,66.377764269630816 4.471813051282743,66.377655620688643 4.47159844105531,66.377573048183521 4.471575860534647,66.377569668306975 4.471558877426269,66.377571934203274 4.471542021526262,66.377576428026387 4.47153636045347,66.377591162718034 4.471564538359798,66.377610378580684 4.471635142142562,66.377659000470018 4.471705745964346,66.377692950932413 4.471877930228384,66.377781168748044 4.471962654779782,66.377836600608759 4.472041718309574,66.377887500595151 4.47207555720682,66.377924830551791 4.472106660992138,66.377964426319593 4.472131976437713,66.378040199873539 4.472131975861583,66.378268658378985 4.472117855004434,66.378298063646838 4.472098073123955,66.378322937207486 4.471990831371527,66.378373836130081 4.471832767501685,66.378431532406012 4.471711404968358,66.378480177938883 4.471663445135035,66.378501646249276 4.471626616549708,66.378523139862267 4.471592777461543,66.3785593422663 4.471539156463969,66.378630620348588 4.471496794001552,66.378673594689573 4.471457293903677,66.378699619756986 4.471406471714999,66.378733556100741 4.471389552175987,66.378749391360515 4.471375494928645,66.378776530269874 4.471378229950372,66.378809327307039 4.471389551964791,66.378830820676043 4.471611286064401,66.378977489069214 4.471822079746575,66.379123586992762 4.471938735074463,66.379188623214361 4.472004250341418,66.379222900704931 4.472092473346357,66.379261697001184 4.472166448358597,66.379298227484398 4.472220641576531,66.379324467123283 4.472257660869935,66.37934955486989 4.472280368554191,66.379375832415761 4.472286093121118,66.379406641402596 4.472291754078139,66.379438602205383 4.472300277269807,66.379505953924692 4.472243348665614,66.37959269697501 4.472220640893663,66.379601810477354 4.472180759198873,66.379608683565863 4.472143739842338,66.379608683551197 4.472103858178536,66.379602962277488 4.472063976528906,66.37959154505721 4.472058315530055,66.379576722933678 4.472066838946406,66.379552749308147 4.472072563659893,66.379524206232361 4.472049792481935,66.379452285116997 4.472021296610771,66.379400919993401 4.471987139661879,66.379366693390139 4.471933073678635,66.379332454074273 4.471881806378527,66.37931075859494 4.471682588965139,66.379252557885195 4.471602698453647,66.379230887640347 4.4715058248864,66.379189749587709 4.470887945831908,66.37892846440954 4.470833879847476,66.378897692787675 4.470813970877613,66.37887371850033 4.470799659372323,66.378836073513796 4.470791136116604,66.378798415815098 4.470791136198893,66.378767606082334 4.470811172629403,66.378699151134157 4.470831081830141,66.378636417478859 4.470853916959046,66.378573633035074 4.470890936508757,66.378499494028915 4.470916506713199,66.378448164948708 4.470940168651178,66.378416443401349 4.470990609281041,66.378351152078039 4.471047601477371,66.378273582016718 4.471064648376482,66.378202859871394 4.471024766821073,66.378159479620095 4.4709678385736,66.378109263747803 4.470873891001934,66.378049946344674 4.470748585052371,66.3780145659357 4.470714428026929,66.378013451976855 4.470688794338356,66.378019135611268 4.470671747602838,66.378028275004482 4.470674546288684,66.378038541004386 4.470700243516386,66.37805794639992 4.470737262794881,66.378084187332547 4.470765695104947,66.378112694088472 4.470788466371334,66.378144656549807 4.470814036345589,66.378178884820102 4.470814036244274,66.37821653078791 4.470802714067517,66.378256455194162 4.470777016663591,66.378302088428583 4.470697380328208,66.378378544463914 4.470509420848364,66.378526898872082 4.470364268985753,66.378667227170524 4.470321524825726,66.37872769493994 4.470324387012786,66.378776757665619 4.470318725934155,66.378792694167245 4.470275981829496,66.378832655615824 4.470244623405183,66.378871414493659 4.470236099970728,66.378899958311962 4.470233301206724,66.378918211150207 4.470238962145139,66.378953590231518 4.470255945153238,66.378989298374876 4.470395435311959,66.379097675670934 4.470657496160883,66.379307656925022 4.470825545862738,66.379444576055917 4.470834069165424,66.379465106892113 4.470842592468144,66.379485663026927 4.470848253440575,66.379509624064923 4.470842592317803,66.379542711265742 4.470811233690075,66.379659111028005 4.470791324638372,66.379665186678096 4.470759966307928,66.37966860422209 4.470737258566982,66.379665186655188 4.470714423629914,66.379654895998016 4.47070869902631,66.379640073911659 4.470708699280258,66.379544217473082 4.470703038296164,66.379524787922051 4.470685928029548,66.37950426978874 4.470648908755134,66.379473460908116 4.470609027144592,66.379448322651982 4.46979154938647,66.379008943318212 4.469754466511286,66.378978108511561 4.469734493946707,66.378950716645804 4.469725970676632,66.378919894438255 4.469725970779051,66.378883363432351 4.469740282531931,66.378830883251823 4.469765852879117,66.378731580727475 4.469768715536542,66.378611758942284 4.469754467644389,66.378574062928919 4.469737357405499,66.378545556702306 4.469714586090134,66.378531847872722 4.469674704455733,66.378518164344243 4.469637685129666,66.378509025105416 4.469597803459957,66.378507873190628 4.469532288108772,66.378509025057397 4.469347191332519,66.378514746480334 4.46913079987878,66.378509062847002 4.469073807906481,66.378502227389063 4.468808947940901,66.378454277926821 4.468720724879959,66.378442872815214 4.468697889908841,66.378446290528416 4.468680843180082,66.378452012042516 4.468675054903991,66.378461113307949 4.468689366478636,66.378471429769121 4.468723523472555,66.378483974081789 4.468945639434608,66.378535341179528 4.469156496943105,66.378584417037516 4.469330207910224,66.378625467518134 4.469375750576375,66.378640328197761 4.46939292447353,66.378650593953651 4.469409971140144,66.378666568520288 4.469418494457237,66.378680251953583 4.469421356739254,66.378693960693013 4.469415632035271,66.378715631367314 4.469395659323012,66.378740757674464 4.469310234645578,66.37884349046297 4.46925896715288,66.378892540279438 4.46924192035172,66.378923387825026 4.469238994322072,66.378958779553429 4.469253305778001,66.379011246821307 4.469267490062137,66.379048942177135 4.469372886792406,66.379153926891902 4.469538074070653,66.379318276325733 4.469597991821112,66.379381084256394 4.469669231577122,66.379467840452563 4.469726159737585,66.379551128138203 4.469768839930953,66.379623048980832 4.469768839792074,66.379673249137696 4.469748866984858,66.379732600621765 4.469726159136591,66.37976799119825 4.469626423020562,66.379809052272506 4.469558108886917,66.379830759927046 4.469449849459584,66.379854733241828 4.46933592901165,66.379873010649561 4.469162217830473,66.37989694592126 4.469016939064843,66.379912932276724 4.468911605599124,66.379924336629131 4.468857412278137,66.379935778972182 4.468698012645469,66.379979118085714 4.468669516650501,66.37997685238669 4.468638158343868,66.379971169170531 4.46861824934688,66.37995744846441 4.468621111708091,66.379943778391294 4.468658131113319,66.379927792006384 4.46901121459754,66.379851302853382 4.469170741430478,66.379811355740785 4.469264689260458,66.379783964837543 4.469318882618191,66.37975887756464 4.469350241010997,66.379733752283514 4.46936728778977,66.379710943311125 4.469370150194752,66.37968127388659 4.469361563326901,66.379647009702637 4.469324544124237,66.379592227404743 4.469279001532779,66.379548862212417 4.469233458906202,66.379518053381403 4.469008353652277,66.37937083119688 4.468945637146013,66.379324035351331 4.468601077772472,66.379150546880297 4.468535562539651,66.379109484651195 4.468475771960315,66.379064954086488 4.468430102135942,66.379030727015419 4.468393082882963,66.378996461927812 4.46836178827609,66.378961082894108 4.468336154701449,66.378926843032588 4.468310584717189,66.378898299228524 4.468287749805823,66.378881210900929 4.468256391504157,66.378875489461691 4.468227895503101,66.37887664132775 4.468202325423565,66.378880058980329 4.468182352758408,66.378888046178318 4.468170967029303,66.378905185116849 4.468182352665962,66.37891885576353 4.468216509644185,66.378937146579887 4.46823082120245,66.378953120963018 4.468242206825571,66.37897137376946 4.468250730131002,66.378988474686693 4.46826491436613,66.379040979866758 4.468324768463059,66.379115167948086 4.468418779551684,66.379204178176607 4.468452936457909,66.37924754396127 4.468507002322302,66.379317199937105 4.468546883855692,66.379366261526599 4.468581104353969,66.379415348332799 4.468615261225742,66.379471257553959 4.468618123463803,66.379499800694319 4.468606737715322,66.379523774369105 4.468575379303976,66.379554583157798 4.468529836512886,66.37958082248592 4.468484166523866,66.379601378501036 4.468438623772398,66.379613934868019 4.468333290289043,66.379632187137801 4.468031347052005,66.3796744001787 4.468005776962983,66.3796801214082 4.467968630356648,66.379691538554738 4.467934473279082,66.379705246723276 4.467871756449682,66.379766863815973 4.467766422800978,66.379838783970428 4.467609567189679,66.379967675220797 4.467587622705459,66.37997382673872 4.467562434264018,66.379977573335765 4.467527259520534,66.379974725389332 4.467504360975918,66.379965434797668 4.467495837670236,66.379948347204561 4.467504170241554,66.379936790928923 4.467582725261054,66.379872908566867 4.467626614333586,66.379826075736332 4.467646777880753,66.379798975939721 4.467666687131556,66.379728182155162 4.467678136652934,66.379650502417732 4.467692384718887,66.379628832556065 4.467734874373844,66.37960144143095 4.4678403351417,66.379560380022653 4.467939944044589,66.379521546298164 4.467979825801891,66.379495306905682 4.467985614120316,66.37947248505337 4.467979825952584,66.379445093733935 4.467965641652585,66.379414234157963 4.467928622409311,66.379376589971017 4.467885878506529,66.379344629069735 4.467757710355583,66.37926587216046 4.467367290412847,66.379043283172706 4.467259031243127,66.378985043892712 4.46712233968413,66.378926842436684 4.467099504746478,66.378918855229884 4.467073934673251,66.378920007094749 4.467051099696159,66.378924576619809 4.46703691527562,66.378933690367262 4.467031190597154,66.378945133184956 4.467045438560353,66.378956538033563 4.467182193676667,66.379030726405716 4.467213488317992,66.379053548679011 4.467293314973026,66.379151736087039 4.467347380819599,66.379223658085238 4.467404372525568,66.3793183892369 4.467407171180041,66.379337780974041 4.467398647766803,66.379356046148473 4.467381219351092,66.379375146717834 4.467352723309257,66.379388829746333 4.467313223234205,66.379401715323425 4.467102874269564,66.379448333682532 4.467073296920295,66.379457295339151 4.467035005374364,66.379472016250659 4.466999894162297,66.379494154572583 4.466989653339825,66.37951733081843 4.466997031435984,66.379623832444892 4.466997031304919,66.379665868437371 4.466984818650869,66.37969225955581 4.466967771872096,66.379712777519885 4.466938576070599,66.379751864133269 4.466904418954249,66.379777267860149 4.466875223233519,66.379790368420927 4.466845836715093,66.379795849127959 4.466804428463312,66.379795849107126 4.466789798841305,66.379789001361715 4.466780066997164,66.379773343952465 4.466780067073799,66.379748940153178 4.466792216149081,66.379713739408999 4.466787382134994,66.379672716103713 4.466770335537116,66.379635565961877 4.466743556990871,66.379616035208869 4.46662162233082,66.379541734657337 4.466541159452543,66.379491926583739 4.466455926061642,66.379435232600542 4.466424186166193,66.37941372707995 4.466333991548853,66.379316983680241 4.46631936192929,66.379309819358738 4.466302951295137,66.37930718652764 4.466287240333167,66.379306540971641 4.466273310354231,66.379311148403914 4.466265677477336,66.379317300089824 4.466260143617632,66.379329185755068 4.466123005808563,66.379579492241405 4.465815527833754,66.379897956885998 4.464777840635722,66.379956623791983 4.463827040649066,66.380052440159702 4.463187406669382,66.380188190316531 4.461326196883567,66.380434348285576 4.460414451282379,66.380602599753274 4.459192939013166,66.380712956404452 4.457162407206744,66.380830893555768 4.456217204707202,66.380854789363212 4.455185178585493,66.380841587346438 4.454241439106689,66.380847484825026 4.453485913710701,66.380747835298905 4.451667704445826,66.380454605690915 4.450616661456197,66.380117186287251 4.450040508321456,66.380019824938842 4.448988381030677,66.380258301807928 4.448667164403908,66.380344181323338 4.44802040554626,66.380569859049075 4.447645567465957,66.380763018989029 4.446911857751419,66.380951569982244 4.446186862787872,66.381032308035259 4.445820675827385,66.381117564657558 4.445277915568568,66.381164609775809 4.443619167965254,66.381125371903423 4.442141255629251,66.381070452179372 4.440682108877507,66.380781846091452 4.439480697506232,66.380640477743796 4.439082644323356,66.380563369958452 4.43859045218053,66.380539080313781 4.437746513005099,66.380420266143489 4.436100678784621,66.380219215862112 4.43517246035644,66.380070617133356 4.434236926796437,66.379967483177467 4.433020631738516,66.379789352491755 4.43164067545616,66.379611220302152 4.430167088275098,66.379583029868812 4.428857161134601,66.379704794688209 4.428646621078626,66.379742273565952 4.428085223295935,66.379845343374683 4.427477010836335,66.379920287748291 4.426775231810827,66.380042076988389 4.426424373590655,66.380163904065242 4.426283991842686,66.380248252490887 4.426003229496602,66.380276338726986 4.42574593696012,66.380454388262223 4.424131838897437,66.380697973298794 4.423664070817133,66.380791685707109 4.428282136954568,66.381639409214245 4.428883860307488,66.3817292212468 4.430162680883897,66.381998629412323 4.431290943292989,66.382268034458249 4.432870627947966,66.382268036296594 4.434751237556284,66.382357847442066 4.435580865171929,66.382501104213048 4.436277490791538,66.382551463908811 4.437442455825476,66.382652182724968 4.43813908100447,66.382771188629661 4.438915529862821,66.383420955559401 4.440731255244041,66.384345263995201 4.441279356132807,66.384743332560362 4.441587659360089,66.384894332557948 4.441678999064186,66.384935511922805 4.441850292997857,66.384981272382419 4.443015193431296,66.385315310979962 4.443494725783482,66.38574082442166 4.44359751462687,66.385814018349251 4.444431148220657,66.386271551632802 4.444476817902786,66.386326458559907 4.445047690056485,66.386811416151801 4.44519614871839,66.386921214909989 4.446269580598849,66.387602913185717 4.447479959039674,66.388279999836257 4.447753976793037,66.388728314078335 4.448062344316107,66.388792376596598 4.448975803761335,66.38963868498918 4.449363997277453,66.389949747124049 4.450231721544715,66.39122595287445 4.45075692467544,66.391660512874694 4.451362210489773,66.391829777964261 4.452778297036899,66.392204867063569 4.453257958674619,66.392355847373139 4.453703335436317,66.392657729021991 4.455302229628246,66.392973371898123 4.456535573412745,66.393183806771461 4.457403556851231,66.393494850345334 4.458659735426705,66.393796769247501 4.461069430447306,66.394473713896147 4.46243310574027,66.394687652784413 4.463486187109263,66.394807322268917 4.464464148643833,66.394807322692955 4.465471496849545,66.394757305080262 4.465594004365553,66.394778329414748 4.465751495871304,66.394799353745512 4.465979019033732,66.394792345750517 4.466224161421965,66.394778329668981 4.466469176611801,66.394757305481974 4.466696699805786,66.394736281269601 4.466906730987104,66.394722265140487 4.467116762133903,66.394722265221674 4.467344285241316,66.394736281519769 4.467589363967101,66.394743289715223 4.467834379101803,66.394743289807209 4.468061965913845,66.394715232170043 4.468271997122821,66.394687199794333 4.468482028187297,66.394722265732483 4.468639583301901,66.394743290102809 4.468919582423119,66.394743290203195 4.469199645135637,66.394750298402869 4.469339644527825,66.394827387427611 4.469514691382225,66.394967573953863 4.469707294098103,66.394988572827458 4.469952309175882,66.395016630325941 4.470127356291241,66.395037654450775 4.47031989540168,66.395058678563245 4.470459894878551,66.39510072665297 4.470547418372554,66.395142799954101 4.470582402218718,66.395212879763079 4.470669925671659,66.395275951441647 4.470769661796155,66.39530059314248 4.470831169967777,66.395322021780387 4.470957430294982,66.395358250564414 4.471020910306147,66.395372671229183 4.471054304103276,66.395378439495289 4.471127007177042,66.395387572586827 4.471207406732775,66.395394656430398 4.471344925599539,66.39540358714153 4.471668877261639,66.395447658649786 4.471832093439198,66.395467493337861 4.471975782196569,66.395483862005946 4.472070175345295,66.395493070962203 4.4721933189749,66.395501419749465 4.472226203918304,66.395505341141018 4.472259852145992,66.395510755186734 4.472328166309354,66.395525997988102 4.472360224349548,66.395534764173675 4.47246854743993,66.395569866828055 4.472523694901797,66.395585274033763 4.472553463085489,66.395591674727669 4.472616879502944,66.39560042824975 4.472748482901879,66.395607107259877 4.47281126324715,66.395615759579698 4.472874870479519,66.395628459754647 4.473128090861599,66.39568543335858 4.473186355088934,66.395696033675904 4.473253460729464,66.395704053489908 4.473324700845322,66.395710024081268 4.473394287176158,66.395713945449813 4.473539693358576,66.3957162477015 4.473678866017272,66.39572588666536 4.473795712516725,66.395742912926522 4.474066742957829,66.395787641582345 4.474162408211885,66.395822781823796 4.474218191722193,66.39585473434623 4.474236765003909,66.395877047954585 4.474263352817564,66.395888786629385 4.474344324839339,66.395898273716696 4.474481780110535,66.395904370772016 4.474604033177794,66.395953323994391 4.474710956907157,66.395996154822868 4.474810247800902,66.39601755757198 4.474894272928927,66.396054240705894 4.475046993910025,66.396081765693054 4.475146284833906,66.396084852153464 4.475299132987701,66.396139901990693 4.475391108984229,66.39620337610296 4.475456369982576,66.396234847469202 4.4754882371977,66.39624868575109 4.475514824947052,66.396304038777373 4.475512216828497,66.39644884655489 4.47549090827482,66.396528713094824 4.475506810020162,66.396574502798998 4.475633324740145,66.396654470166197 4.475663665323333,66.396707823752621 4.475627281900755,66.396753891394241 4.475560685047019,66.3967878412343 4.475542493311635,66.396826648237095 4.47554853593931,66.39686788377999 4.475615259851375,66.39693836352744 4.475681793029881,66.396950354691157 4.475760538799154,66.396964875628001 4.475821092884262,66.396984304314003 4.475869561586218,66.397006110967581 4.475960392686254,66.397054631964352 4.476014904064643,66.397086152852324 4.476130669212723,66.397135078460863 4.47625133211511,66.397188253960678 4.476314684913991,66.397213298520839 4.476341972397103,66.397236521628841 4.47641467545514,66.3972680422915 4.476505506566839,66.397311705677623 4.476602443980104,66.397352940441664 4.476814446866085,66.397445073329948 4.476923469675352,66.397476593737323 4.477032556076088,66.39752025676276 4.477080961175666,66.397542088245515 4.477135917798909,66.397582538408884 4.477140433880772,66.397607949369046 4.477141578740754,66.397660921460144 4.477171855754243,66.397694870092465 4.477214218161426,66.39771912993335 4.477412227494422,66.397786040442654 4.477806147121519,66.397924768499806 4.47786135820944,66.397940857263691 4.477920322131615,66.397952721459234 4.477952316582633,66.397956402144104 4.478162156946176,66.397966508238341 4.478225191738222,66.39797485617585 4.478255214360205,66.397981686300184 4.478310616268427,66.397999722874118 4.478357876442783,66.398020845630015 4.478461174579809,66.398075764707983 4.478499084484735,66.398098253414972 4.478643663746273,66.398148391280728 4.47878296362761,66.398179910804714 4.478916284429237,66.398209001823517 4.479067669695917,66.398238092811539 4.479267587279681,66.398293896803651 4.479400780866596,66.398325416141887 4.479649103612183,66.398356935460328 4.479794509799203,66.398386026273641 4.479855063888929,66.398415117038326 4.479982278387683,66.398453921543904 4.480097343901242,66.398490310198412 4.480200324041691,66.398519413496714 4.480297197882228,66.398550932543031 4.480375943658496,66.398575191557853 4.480484902878988,66.398609164257152 4.480603021560825,66.398629426441758 4.48066650160892,66.398637824747937 4.480729600015507,66.398644148774167 4.480984092689116,66.398662539044011 4.481043692695055,66.398669900200659 4.481071934318511,66.398675060595735 4.481125237198799,66.398688720456647 4.481229998355844,66.398708552541748 4.481618447925015,66.398748874385248 4.48172670749444,66.398756260818828 4.481805071646318,66.39876367254179 4.481883499405611,66.398771033670599 4.481946088952701,66.398780291989311 4.482013449041496,66.398793926498101 4.482070059498484,66.398811115071126 4.482109114345799,66.398831617389391 4.48218410726795,66.398892150348843 4.482222907685459,66.398914107108524 4.482291285480078,66.398941679512461 4.482343952289722,66.398956022211934 4.482373211630032,66.398962067898523 4.482467223167236,66.398976182930141 4.482606841118891,66.398990652099542 4.482706895351802,66.398999353835677 4.482939697957112,66.399015606348797 4.483134018166422,66.399027229737868 4.483166203443363,66.399031327640728 4.483228792991675,66.399042103601573 4.483460132608187,66.399089710014934 4.483894951878888,66.399159045239102 4.484036605259614,66.399184366078615 4.484240339339477,66.399210521649962 4.484252488349436,66.399179003451778 4.484319085186825,66.399145056846407 4.48445234243202,66.399132940286208 4.484900582898946,66.399111110246309 4.484985371389511,66.399118395383155 4.485130713922902,66.399266323525083 4.485213721414691,66.39926733534999 4.48511684759701,66.399162915580789 4.485099546429576,66.399144196874573&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Cotocolla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85213721414669,66.39926733534999 4.485217474241106,66.399272116186481 4.486297270685452,66.400638120590685 4.486364757979577,66.40070762853891 4.486676624298346,66.401142074126682 4.486763766198459,66.401333950170454 4.486818150387056,66.401432897537518 4.487380056762412,66.402525073928118 4.487472732531447,66.40268545087666 4.487536721440082,66.402767497920749 4.487640973761528,66.402864011610021 4.487760173798444,66.402961435428878 4.487921672690544,66.403050462057635 4.488078146612035,66.403128069245838 4.488207269405834,66.403179752440309 4.488341353570522,66.40322851436818 4.488475501343844,66.403276213962855 4.488783297023639,66.403374698416613 4.489168693604471,66.403500952185851 4.489604149132358,66.403650182203819 4.490201676061806,66.403837891333822 4.490412407035457,66.403894188623383 4.490603737786258,66.403932984615608 4.490753914616837,66.403957213112264 4.491109988273775,66.404003823817689 4.491261946110795,66.404018821166531 4.491528524301322,66.404032427522409 4.491727106289448,66.404039154825298 4.491853048741855,66.40403723273856 4.491564780461684,66.404215758528196 4.491320146782118,66.404377819084857 4.491043900267668,66.404530293640022 4.491005163407285,66.40483200287072 4.490997021664749,66.405001393432912 4.491106235405192,66.405019349069519 4.491265571701291,66.405053995824204 4.491365816811951,66.405113578013257 4.49152337210531,66.405168405640794 4.49181399388261,66.405231072864368 4.492067659817539,66.405275329282716 4.49203681027553,66.405306865095241 4.49258803119399,66.405409716577211 4.492769502840632,66.405434348267192 4.492940670104647,66.40546181232007 4.49316380453823,66.405484370247009 4.493418933444621,66.405484370241581 4.493653071938548,66.405475999526175 4.493743903170784,66.405467578232916 4.493936824121358,66.405413762824466 4.494047946080168,66.40538725970417 4.494080194978332,66.405356432091935 4.494138840898165,66.405275228085756 4.494123702348382,66.405219540852812 4.494079431651144,66.4051541170479 4.494033952419254,66.405107913121697 4.493964047979641,66.405044942116319 4.493925629160334,66.405004377577313 4.493899295702829,66.404820622422406 4.493891153951595,66.404730767531731 4.493866665118109,66.40460985617797 4.493829963663792,66.404381144722763 4.493890072521518,66.404155491324204 4.494021739606129,66.404022462979128 4.494164665154528,66.403769049615377 4.493335989275224,66.403751093105754 4.493339487669479,66.403701194109061 4.493339487644449,66.40352629392622 4.493332936084524,66.403467719605942 4.493606002156149,66.403157698309315 4.493811390074187,66.40295870398846 4.49387665114935,66.402915758640759 4.493999222393521,66.402864214008048 4.494159639973893,66.402803108946969 4.494650433799961,66.402623283167841 4.494780892340033,66.40256425147065 4.495055739405467,66.402420035488717 4.495223408206036,66.402360092786552 4.495414420845332,66.402190886675712 4.495599072740679,66.401993705736047 4.495805669107567,66.401695250361342 4.495861007407853,66.401586781186097 4.495948721769924,66.401356056570464 4.496196026896999,66.401361064632283 4.49628126055835,66.40111071013375 4.496807928883449,66.401141517645726 4.496979350218618,66.400508817081672 4.497537439638669,66.398879401637657 4.497544627249106,66.398858507277851 4.497559002257267,66.398424882147268 4.497603463401046,66.397814424795953 4.497597547890865,66.397752346126907 4.497679664822543,66.397668170334512 4.497728069627619,66.397103483260338 4.497750904517522,66.396901658044825 4.497622289869768,66.395567984582229 4.497566823801854,66.39463531331063 4.496682174205311,66.394599412502615 4.496089927145326,66.394611809617373 4.493307300982896,66.394710606591175 4.492101752843521,66.394693301381764 4.490084894285072,66.394676375624698 4.490029937610331,66.394769580911174 4.489763295990302,66.395006842961791 4.489746312844168,66.395067815253199 4.489712410164404,66.395157654238275 4.489602369528956,66.395652344774973 4.489581251887411,66.395828678773711 4.489547412789798,66.39602879232342 4.489477571863629,66.396836415130252 4.488639228189432,66.396823563767896 4.488433840349268,66.396823563758474 4.488152568983792,66.397025490777509 4.488109443250951,66.39705696109074 4.487934523248691,66.397160706592004 4.487668772065439,66.397285246157622 4.487480939790821,66.397363060934495 4.487247628314159,66.397456433286862 4.486781196179684,66.39762247128175 4.486411892334605,66.397767726746409 4.485997172877104,66.397941490840481 4.485504852537535,66.398120464817453 4.485342781171801,66.39820611891254 4.48515494884326,66.398320205869055 4.485044844599854,66.398423971430915 4.484928125168649,66.398577064062707 4.484882773111231,66.398698940512858 4.484895812538976,66.398802755108306 4.484928124965855,66.398914259195976 4.485099546429566,66.399144196874559 4.485116847597017,66.399162915580789 4.485213721414669,66.39926733534999&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Poncean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2399433699587,66.40780107166259 4.52378634089861,66.407743632682539 4.523288740545635,66.407644052978284 4.523100780736413,66.407575411473289 4.522698781912704,66.407347865161839 4.522367005790579,66.407209518250227 4.522079246153228,66.407163773390209 4.521906870208053,66.407120278991684 4.521479683192247,66.407015790980296 4.521415121742071,66.407007825406595 4.521516956857194,66.406914792069529 4.521809868132111,66.406719140210313 4.522034083492136,66.406524093759046 4.522184641440101,66.406274296586304 4.522549237232627,66.405699978686442 4.522586447170889,66.40555729809526 4.522571944522115,66.405482113556076 4.522540967616218,66.405422608115629 4.522489445587383,66.405379641722178 4.522406819565856,66.40533004946893 4.521028065729369,66.404601656730023 4.520860078627852,66.404517946605935 4.520434036467092,66.404344202975352 4.519345524579977,66.404337273824993 4.519608032634681,66.404648393206273 4.517883321495681,66.405159448831085 4.516922468404464,66.404635344474244 4.514125016235311,66.403112321998293 4.513462354711215,66.402735298246981 4.513197239109259,66.402519329610797 4.512987398245379,66.402298325913719 4.512829588138858,66.402069125448548 4.512710642018392,66.401798821984968 4.512661473288015,66.401634481003015 4.512286188170596,66.400455544694793 4.512099372665014,66.399948896143243 4.511461515820743,66.39825304127173 4.511316426933423,66.397865977215531 4.510737469901624,66.395830649292819 4.508635377479909,66.395944798280894 4.508169072794037,66.396015584316388 4.508010690847231,66.396093883768359 4.505925645779145,66.396695149799797 4.505810262273969,66.396743696700497 4.50556760065998,66.396808434206079 4.505331045325305,66.396861610421027 4.50504220479899,66.396898595929287 4.502056289360518,66.397118307120465 4.501482615470818,66.397124555715493 4.501482997114295,66.397124454525056 4.497728069627619,66.397103483260338 4.497679664822543,66.397668170334512 4.497597547890865,66.397752346126907 4.497603463401046,66.397814424795953 4.497559002257267,66.398424882147268 4.497544627249106,66.398858507277851 4.497537439638669,66.398879401637657 4.496979350218618,66.400508817081672 4.496807928883449,66.401141517645726 4.49628126055835,66.40111071013375 4.496196026896999,66.401361064632283 4.495948721769924,66.401356056570464 4.495861007407853,66.401586781186097 4.495805669107567,66.401695250361342 4.495599072740679,66.401993705736047 4.495414420845332,66.402190886675712 4.495223408206036,66.402360092786552 4.495055739405467,66.402420035488717 4.494780892340033,66.40256425147065 4.494650433799961,66.402623283167841 4.494159639973893,66.402803108946969 4.493999222393521,66.402864214008048 4.49387665114935,66.402915758640759 4.493811390074187,66.40295870398846 4.493606002156149,66.403157698309315 4.493332936084524,66.403467719605942 4.493339487644449,66.40352629392622 4.493339487669479,66.403701194109061 4.493335989275224,66.403751093105754 4.494164665154528,66.403769049615377 4.494021739606129,66.404022462979128 4.493890072521518,66.404155491324204 4.493829963663792,66.404381144722763 4.493866665118109,66.40460985617797 4.493891153951595,66.404730767531731 4.493899295702829,66.404820622422406 4.493925629160334,66.405004377577313 4.493964047979641,66.405044942116319 4.494033952419254,66.405107913121697 4.494079431651144,66.4051541170479 4.494123702348382,66.405219540852812 4.494138840898165,66.405275228085756 4.494547454239939,66.405323328388818 4.494803346445392,66.405380355711927 4.494947353388432,66.405388372398278 4.495143391113439,66.405415583603741 4.495647351839535,66.40553727500351 4.495775329754038,66.405577282314155 4.495787351522031,66.40553727499632 4.49587137674939,66.405462014530286 4.495987332843988,66.405388372347858 4.496227005174708,66.405391002415783 4.496335328422076,66.405404127523312 4.496608203725355,66.40529996095087 4.496637590264461,66.40520836280848 4.496670411632074,66.405203456656864 4.496654573363238,66.405078121914315 4.497089138431622,66.404991277386969 4.497216607459112,66.404967833863907 4.497508628643574,66.405076756219017 4.497720631826726,66.405152043112892 4.497929645459394,66.405207907506451 4.498140567311681,66.405260989943571 4.498324519655235,66.405289819799023 4.498608589901288,66.405321861355148 4.499000665358816,66.405360301046628 4.499540564204565,66.405406605613777 4.500181853104086,66.405455590733965 4.500208377321803,66.40541186570357 4.500266768791555,66.405355748849573 4.500532965316937,66.405280184339759 4.500760234220528,66.405277807114459 4.500992464528487,66.405322316318077 4.501196644020308,66.405372743133313 4.501448401751698,66.405386905085521 4.502370516789132,66.405276694181694 4.502537485947442,66.405251531233844 4.502880647325126,66.405205023964285 4.503071787267285,66.405190052588907 4.503211214478142,66.40518499467882 4.503384926030451,66.405183603733406 4.503413867515877,66.405357999192489 4.503413867583975,66.405431970219027 4.503438101998289,66.405464669132854 4.503510741584194,66.405508343479596 4.503686488652418,66.405589571991996 4.503716765765432,66.405625988183189 4.503768287809772,66.405758110240711 4.503834948354626,66.405847885568434 4.503901608853131,66.405887892379795 4.503966106688626,66.405912283349522 4.504039509548399,66.40593730651139 4.50411227635333,66.405981030610207 4.504205906401643,66.406071336193619 4.504237137654937,66.406137111637548 4.504267287573259,66.406191633557796 4.504166342841368,66.40626613319148 4.504094593833641,66.406308162420729 4.50402284482584,66.406350621479945 4.504000264273166,66.406396393217705 4.504001918097503,66.406432707086353 4.504084416850752,66.406505334653588 4.504156929233556,66.40655369812113 4.50418987784695,66.406580086202126 4.504196493027028,66.406600544218946 4.504151967957089,66.406652713359904 4.504115648197168,66.406669858602427 4.503973931137256,66.406707499711274 4.503949124364652,66.406793314102245 4.503932713715177,66.406833875745932 4.50392934255562,66.406864221070947 4.503936021357898,66.406901191740602 4.503959110841948,66.406932219747603 4.503957393475615,66.406965877635812 4.503945880574135,66.406990280210152 4.503899701690621,66.407020005805677 4.503737375858726,66.407060706184765 4.503623900441407,66.407098106469292 4.503557112788547,66.407130171032051 4.503537076519737,66.407170251668589 4.503543755311679,66.407196955196142 4.503597185483515,66.40722636443931 4.503683945858162,66.407221028787177 4.503777448613129,66.407221028773662 4.503857530226829,66.407223709225676 4.503937675460155,66.407239741415196 4.503977684496597,66.407277116122543 4.50398436331401,66.407330573496637 4.503964327055756,66.407381350313969 4.503917639341052,66.407442798220316 4.503857530469721,66.407490894380928 4.50377077013176,66.407538990452849 4.503663909878282,66.407584406010358 4.503523719398749,66.407640517880751 4.503483710428305,66.407677929931324 4.503490389220105,66.407704658204011 4.503543755767384,66.407712674144349 4.503663910001658,66.407723357839345 4.503810779307655,66.407731386403654 4.503964327384776,66.407742057442022 4.505005833458988,66.407573734680696 4.504979118269129,66.407456149681124 4.505867012686164,66.407330573198436 4.506614780188232,66.407221028313842 4.506826274694121,66.407377177451551 4.506881676726251,66.407428662203145 4.507749217738587,66.408102859887777 4.507852325287315,66.408171044832855 4.507931580063709,66.408216054631438 4.508018722130851,66.408246170686525 4.508121638808666,66.408271532872064 4.508398966792447,66.408319096366398 4.50886145570013,66.408370022802131 4.509251941122435,66.408421252580879 4.510035837965066,66.408561640907863 4.510387141302533,66.408624248990549 4.511226503760477,66.408764889016055 4.511506121643355,66.408820163727611 4.512076870346278,66.408932988489596 4.51235286264407,66.409005077753307 4.512427855726351,66.409034434291414 4.515183453661814,66.409801699612345 4.515522735285011,66.409870069496392 4.515695938084852,66.409889968516225 4.515799936055438,66.409878969641909 4.516282970194254,66.409910170823821 4.516581288599108,66.409917326304765 4.5168661858357,66.409911965874485 4.517117816429483,66.409902180631761 4.51726697561223,66.40989414005773 4.517514280873077,66.409865163709654 4.517990636060722,66.409792090610992 4.51811746903685,66.409766704623266 4.518673269725361,66.409664945475981 4.518861801766734,66.409615285772944 4.519145999221042,66.409557964576877 4.51942250016582,66.409490124649736 4.519707142781786,66.409389236792748 4.52004146263912,66.409247790845001 4.520180062853447,66.409167256834692 4.520374001334164,66.409032611493259 4.520501661052112,66.408937031827961 4.520790183295401,66.408643994467582 4.520969174073271,66.408526148916977 4.521218768969455,66.408402082381102 4.521542402921184,66.408338057519799 4.521896123017809,66.408219616234049 4.522297993853032,66.408099783610211 4.522441555477635,66.408048426605205 4.522613804083404,66.40803130753514 4.522900863838153,66.407979950336482 4.52305880074204,66.407940022656732 4.523150204412336,66.407914002624906 4.523280154019823,66.407843452591379 4.523508949554586,66.407833691811447 4.523724133114134,66.407820846043791 4.52399433699587,66.40780107166259&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Comit? del Puebl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2399433699587,66.40780107166259 4.524473172898929,66.407775342134926 4.524976115966631,66.407744213822369 4.525139141503007,66.407725552041612 4.525544956100829,66.407662562162074 4.526010116219656,66.407554637029733 4.52615895724779,66.40750775471335 4.52641968342116,66.407405164595488 4.526621890881791,66.407314990149217 4.526849095874063,66.407169486485358 4.526973002693802,66.407073570948242 4.52705136668689,66.406985570093923 4.527371946463731,66.406559191479786 4.527454699271422,66.406440893583294 4.528044909476431,66.405669123873565 4.528209206529088,66.405437981569222 4.528462871573798,66.405109497863975 4.528655855476552,66.404869182831973 4.52876875784344,66.4046579237434 4.52887638098276,66.404509496303746 4.529217760107606,66.404065093861362 4.529376714093413,66.403838438501126 4.529794167195069,66.403294667156857 4.529926597220647,66.403169499799588 4.529957637508469,66.403144410609301 4.530105142569972,66.403053398836605 4.530171739291129,66.403012160796393 4.530288522104674,66.402947945147204 4.530351684078814,66.402922021090461 4.530548357609005,66.402839165097987 4.530722832243351,66.402773962590018 4.530934962390777,66.402705370768984 4.531201858469921,66.402649677663533 4.531430908239989,66.40260622581475 4.531623829106774,66.402577291574488 4.531876922485609,66.40254833197568 4.53209388699477,66.402543501062951 4.532334958723064,66.402553162523091 4.532563945031019,66.402553162398334 4.532780909591444,66.402562798574451 4.532949659779963,66.402562798481597 4.533154602544011,66.402567629160487 4.533166624208377,66.40253383888107 4.532551923101635,66.402509710509037 4.532105908629341,66.402500074436233 4.531659957702988,66.402471115123575 4.531250072139778,66.402446986571306 4.531334478666774,66.402336003998997 4.531358585562573,66.402253980803707 4.531382692376908,66.402147828280505 4.531382692005478,66.402036844426362 4.531370606180605,66.401906561709964 4.531370605612077,66.401737668663628 4.531382690640923,66.401631488663895 4.531479118917774,66.401515696766651 4.531539418376493,66.4014384765796 4.531575610716585,66.401375749236564 4.531587632265296,66.401308190715284 4.531491139908201,66.401284060876336 4.531346496973379,66.401303359812019 4.531201854218161,66.401375749440319 4.531093403982573,66.401438476821966 4.531008997370272,66.401520502722207 4.530864354545211,66.401573593087917 4.530719711718884,66.401626683340524 4.53058715416661,66.401645956710254 4.530418404059724,66.401665280670017 4.5302978682077,66.401660449767434 4.530201439475649,66.401641151237186 4.530394741739801,66.401542912780442 4.530556876518201,66.401473230002338 4.530747380210768,66.401421555822466 4.530765826245617,66.401396970751136 4.530765826187872,66.401379720724478 4.530722827521292,66.401340364337258 4.530735103400187,66.401241922447284 4.530771995468501,66.401192726634036 4.530827270095426,66.401158276844527 4.530919500437811,66.401086923653949 4.531036283179191,66.401010637979979 4.531097727586232,66.400939259091004 4.531177618218043,66.400899901944214 4.531282124848135,66.400853158923027 4.531362015520953,66.400826094460697 4.531355909050942,66.400776872559092 4.531398907405657,66.400725197019099 4.531509520324934,66.400676000148337 4.531564922195019,66.400651363735463 4.53176159559595,66.400548024614949 4.532335778443011,66.400486243268134 4.532720411740164,66.400479110080923 4.532935595163334,66.400461909885664 4.533187543666452,66.400461909739633 4.533205989952163,66.400508653424495 4.533242882336362,66.400550489948373 4.533310496956243,66.400567715213626 4.533347452840882,66.400580008133502 4.533433513514867,66.400580008083352 4.533581018856808,66.400584940348509 4.533759246515086,66.400587393772213 4.534109595577992,66.400604618844767 4.534195656189191,66.400587393514357 4.534287823082634,66.400565261108127 4.534398436055672,66.400533289245047 4.534539835034018,66.400520945607553 4.534668894178169,66.400503745487171 4.534711955958291,66.400407779122659 4.534791846510975,66.400351183044577 4.534957797708108,66.400287175525435 4.535068410658194,66.400250308830678 4.535185257197673,66.400233045294101 4.535277487713103,66.400215844996694 4.535492607413172,66.400169100620488 4.535609390334895,66.400149370808734 4.535799894047354,66.400112491212454 4.53593512305596,66.400085425907335 4.536033459802861,66.400050974559747 4.53611952040831,66.400033723550251 4.536267025672333,66.400018951368764 4.536383808592349,66.399999272026335 4.536495121225088,66.399964567603647 4.536801771554099,66.399851638809295 4.536986232517111,66.399802414866031 4.537103015364934,66.399765484211031 4.537189012290652,66.399731032428477 4.537324241173359,66.399674447426307 4.537471746292903,66.399625248451628 4.537600868972996,66.399593224777732 4.537748374161215,66.399561251640705 4.537815988605473,66.399534185778634 4.537926601540611,66.399497254729724 4.53802493821625,66.399448055437361 4.538166337009274,66.399393898138655 4.53833228815528,66.39932499350256 4.538467453451188,66.399275793845774 4.538615022251306,66.39924627396023 4.538750187669954,66.399226593992069 4.538867034260278,66.399224114955544 4.538928542399758,66.399197048731239 4.538946988400367,66.399169982506905 4.539039155265772,66.399145369872784 4.539088323599671,66.399120757243693 4.53911293943364,66.399076464612165 4.539229722278674,66.39904201185584 4.539309612945345,66.399019878081489 4.539475564270035,66.398995239952342 4.539555454957434,66.398978051452488 4.539629239280255,66.398946039630886 4.539684513880143,66.398914040428949 4.5397460219517,66.398872201101895 4.539807466383333,66.398823000601993 4.539868910857099,66.398783614827821 4.539936525377729,66.398776228367964 4.540102476784944,66.398771320839188 4.540194643720892,66.398763934358158 4.540293044106517,66.398741775027133 4.540360658583677,66.398724573712485 4.540409826814781,66.398677801349635 4.540465101280158,66.398616306569778 4.540544991876107,66.398579374181409 4.540680284423478,66.39854244169878 4.540938466414489,66.39854001308089 4.540969188670719,66.398525240087594 4.541030633072305,66.398471106136014 4.541135139787679,66.398456333048657 4.541215030547384,66.398456332990861 4.541288814817685,66.398414492887099 4.541362535502321,66.398377560203798 4.541436319771612,66.398335770560834 4.541553102524498,66.398284064615908 4.541589994607823,66.398252089874688 4.541639162965581,66.398234837641994 4.541755945727681,66.39818561054841 4.541811220237895,66.398136408699656 4.541909556951712,66.398101954655502 4.542008911355966,66.398061960595101 4.542124676480649,66.398030592631528 4.542198460766749,66.397993659379978 4.542216906720767,66.397959205198063 4.542211627162676,66.397926369981448 4.541863377231652,66.397923031063328 4.541809692629985,66.397912507632171 4.541704740482188,66.397886717598311 4.54155310057231,66.397858309346887 4.541436317475507,66.397833695571109 4.541270365854728,66.39778941344818 4.541147412773726,66.397747559725076 4.541012183509653,66.397710638859195 4.540747895484612,66.397767241057338 4.540526606051276,66.397838629128401 4.540317592534659,66.397846015968497 4.540219255799105,66.397875512180576 4.540170087409302,66.39788537798438 4.539979583514726,66.397870604763497 4.539746017531057,66.397865697340265 4.539543173955235,66.397880445547557 4.539450943539848,66.397914912536336 4.5393403306068,66.39794691305498 4.53920510163114,66.39797399333284 4.539112934810399,66.398005955817368 4.539002258182712,66.398018275391948 4.538916261118507,66.398015821671677 4.538725630257568,66.398057662519307 4.538627293453967,66.398072435834081 4.538461342060547,66.398077343497874 4.538289220908021,66.3981167051613 4.538172438032414,66.398141344120376 4.53806182496881,66.398143772667339 4.537920425967664,66.398143772763717 4.53768692369739,66.398163478946614 4.537496356377165,66.398190546374892 4.537299682808333,66.398229933170015 4.537164453909286,66.398276681126745 4.537041501052371,66.39828406776833 4.536844763731359,66.398288975406587 4.536752596984537,66.398340656017112 4.536598921928422,66.398377563503757 4.536519031305696,66.398409563404158 4.536488309136453,66.398446470707967 4.53641452477239,66.398468630278074 4.536291635511174,66.398473537829659 4.536113344341938,66.398488310946377 4.535978115356411,66.398515377981795 4.535898224651925,66.398527697279377 4.535683104891762,66.398549831571444 4.53558476800452,66.398544924178182 4.535437262811212,66.398571991158889 4.535252865429237,66.398608898319893 4.53508068063605,66.398643351699462 4.534939345415598,66.398687645167144 4.534754948011716,66.398719644733745 4.534595166589396,66.398741778817111 4.534336984691644,66.398763938237451 4.534158757240283,66.398808231512348 4.533943637522746,66.398842684640215 4.533746963852503,66.398859911240464 4.533630180973698,66.398886977856705 4.533581012688753,66.398926338155988 4.533562566789106,66.398982950065658 4.533562567077186,66.399059241858581 4.533519505044238,66.399086308214152 4.533433508016574,66.399093694586384 4.533298215311872,66.399093694667741 4.533126093977654,66.39909121580061 4.532695854092494,66.399042016034812 4.532597517151647,66.399022310761538 4.532517626261556,66.398985429671754 4.532443841689484,66.398953405309484 4.53240084297283,66.398901751349143 4.532413119016083,66.398857433047851 4.532277889488919,66.398739326514658 4.532197998510793,66.39867780668321 4.532075045382794,66.398611353986794 4.532013600600417,66.398571993259054 4.532001324132136,66.398500607455588 4.531927539374403,66.398416952783649 4.531816926017981,66.398338205351493 4.531724758856187,66.398281592050353 4.531693972831817,66.398254537517658 4.531706312409929,66.398190550029625 4.531743140854733,66.398143776687604 4.531761586767317,66.398089641951358 4.531780032306714,66.397934623724055 4.531835370313048,66.397845996249202 4.531890708345456,66.397764767821243 4.531878368248984,66.397688497389083 4.531835369562636,66.397644202270101 4.531737032515841,66.39759252034483 4.531571080923074,66.39753835922906 4.531454234114797,66.397474382635849 4.531386619368356,66.397417792664598 4.531319004713397,66.397385791591148 4.531134606997367,66.39732672234382 4.530956379207496,66.397272585957111 4.530667474776457,66.39722335723404 4.530544585303501,66.397164312864106 4.530390909999759,66.397129857649631 4.530280296893923,66.397115083912666 4.5301511740714,66.397100310177549 4.530071283244918,66.397075695620345 4.529991392383502,66.397041265538306 4.52987460920591,66.39697971625786 4.529714763913983,66.396920646036179 4.529413583148536,66.39682959922979 4.529192293201358,66.396760687779874 4.529050957659153,66.396709004053719 4.528805115249736,66.396622864278541 4.528712884533363,66.396573659459548 4.528688331936537,66.396519521354534 4.52863916336931,66.396477678101775 4.528448595582349,66.396361989017109 4.528442425176456,66.396219229895564 4.52859609993827,66.396106043987245 4.528589929554112,66.395970670647458 4.528534654612216,66.39590669001204 4.528448593867001,66.395874712315617 4.52843014763766,66.395840217299551 4.528049076073613,66.395717138063603 4.527815446364684,66.395653156880456 4.527666986863346,66.395611413431894 4.527585505866226,66.395585127666337 4.527543397797818,66.395568000154199 4.527486469235628,66.395550467851521 4.527435456068463,66.395509634949661 4.52746942210319,66.39543930296179 4.526911077435466,66.395406565948491 4.526807207445291,66.395603292883663 4.526728461780756,66.395641089811718 4.526476577286711,66.395721793949477 4.525509620474024,66.395972114354691 4.525144896551983,66.396014515239457 4.524909613289244,66.39601803188242 4.524631140632535,66.39600211912466 4.524369396644109,66.395972216133757 4.524252486411089,66.395946360840725 4.52387898414378,66.395813352276846 4.523594850101609,66.395684201067425 4.523370888555746,66.395561652248574 4.523168680798977,66.395472194286754 4.522796196302752,66.395347063963499 4.521983167505498,66.395074057073998 4.521792854371869,66.394999650716485 4.521966820705733,66.3951637442606 4.52211413550019,66.395293378913323 4.522092509127644,66.395325635702903 4.520476253078848,66.396918298003882 4.519999452788965,66.396839394220493 4.519971656520387,66.396879516651055 4.519898571744472,66.396869852902611 4.51989157482707,66.396825556317964 4.51970635040254,66.396801700463698 4.519666786374837,66.396685481537304 4.51964185212132,66.396608069414384 4.5196303388573,66.396476670628985 4.519678743648754,66.396350305506928 4.520205854536068,66.395435815293482 4.520226208810528,66.395418384056072 4.51937444391687,66.39538258586002 4.519076634843588,66.395423166128808 4.518808530408281,66.395482771367654 4.518653646878022,66.395537620166024 4.51862985793156,66.395602044514689 4.518337964920827,66.395873958297884 4.517496315506539,66.396624564661948 4.517076762944364,66.397021994896519 4.516104591505262,66.39790908144559 4.516022728974519,66.397921350423317 4.514549139488153,66.397999189052456 4.513468324855264,66.398057144116564 4.512783910705968,66.398101653760776 4.5121597326374,66.398144898472054 4.512052236371848,66.398156939667714 4.511709456886245,66.398210214258683 4.511461515820743,66.39825304127173 4.512099372665014,66.399948896143243 4.512286188170596,66.400455544694793 4.512661473288015,66.401634481003015 4.512710642018392,66.401798821984968 4.512829588138858,66.402069125448548 4.512987398245379,66.402298325913719 4.513197239109259,66.402519329610797 4.513462354711215,66.402735298246981 4.514125016235311,66.403112321998293 4.516922468404464,66.404635344474244 4.517883321495681,66.405159448831085 4.519608032634681,66.404648393206273 4.519345524579977,66.404337273824993 4.520434036467092,66.404344202975352 4.520860078627852,66.404517946605935 4.521028065729369,66.404601656730023 4.522406819565856,66.40533004946893 4.522489445587383,66.405379641722178 4.522540967616218,66.405422608115629 4.522571944522115,66.405482113556076 4.522586447170889,66.40555729809526 4.522549237232627,66.405699978686442 4.522184641440101,66.406274296586304 4.522034083492136,66.406524093759046 4.521809868132111,66.406719140210313 4.521516956857194,66.406914792069529 4.521415121742071,66.407007825406595 4.521479683192247,66.407015790980296 4.521906870208053,66.407120278991684 4.522079246153228,66.407163773390209 4.522367005790579,66.407209518250227 4.522698781912704,66.407347865161839 4.523100780736413,66.407575411473289 4.523288740545635,66.407644052978284 4.52378634089861,66.407743632682539 4.52399433699587,66.40780107166259&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San Isidro del Inc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20476253078869,66.396918298003882 4.522092509127678,66.395325635702903 4.522114135500185,66.395293378913323 4.521966820705761,66.3951637442606 4.521792854371919,66.394999650716485 4.521983167505526,66.395074057073998 4.522796196302741,66.395347063963499 4.52316868079899,66.395472194286754 4.523370888555766,66.395561652248574 4.523594850101602,66.395684201067425 4.523878984143763,66.395813352276846 4.524252486411111,66.395946360840753 4.524369396644091,66.395972216133771 4.524631140632569,66.39600211912466 4.524909613289259,66.39601803188242 4.525144896552011,66.396014515239457 4.525509620474024,66.395972114354706 4.526476577286702,66.395721793949477 4.526728461780783,66.395641089811718 4.526807207445311,66.395603292883678 4.526911077435503,66.395406565948505 4.527469422103176,66.39543930296179 4.527435456068454,66.395509634949676 4.527486469235622,66.395550467851521 4.527543397797832,66.395568000154213 4.527585505866232,66.395585127666351 4.527666986863341,66.395611413431894 4.527815446364662,66.395653156880456 4.528049076073636,66.395717138063603 4.528430147637657,66.395840217299565 4.528436317403106,66.395800826877618 4.528503931796081,66.395763915658634 4.528639160422401,66.395645794377984 4.528780495483629,66.395567012785904 4.528811217438463,66.395468573479747 4.52880689201448,66.395432471389711 4.528931562326318,66.395452913153534 4.528976914781477,66.395584519696428 4.528931563438188,66.395761512010822 4.528942886003856,66.395893129600637 4.529095861938152,66.396020205297674 4.529124231381765,66.39618811231243 4.52929425401169,66.396299324388124 4.529481259671533,66.39637876124479 4.529634235443925,66.396458147272327 4.529874798376635,66.396522379373323 4.530240158693884,66.396562830967014 4.530607235454319,66.396344506587056 4.53133445801701,66.396511146099883 4.532429963795743,66.395923789688439 4.53305178720275,66.39560607208513 4.533831165285956,66.395170619024114 4.533906921363218,66.395127609653898 4.533993490692616,66.395088850545861 4.534095834586495,66.395041236470462 4.534227437729356,66.39497145968744 4.534359995049122,66.394918380604423 4.534562202472689,66.394900923577282 4.534733687571115,66.39487974747702 4.534932905293701,66.394824821257984 4.535264107836396,66.394710819295142 4.535646514202866,66.39459286994979 4.535854700473345,66.394522585853522 4.535943623609958,66.394564078140561 4.535912775286604,66.394839747536651 4.535892231279206,66.395103067665275 4.53590247277653,66.395271765138375 4.536005262158604,66.395279987396009 4.536590893024741,66.394991976178829 4.537361622751424,66.395094818944798 4.538265800927764,66.395279985793067 4.538800102421028,66.395370506741173 4.539180347017015,66.395440459144254 4.539611859273093,66.395551522538739 4.539827678945631,66.395592684135281 4.540094765833579,66.395580337945134 4.540320826339231,66.395633820156235 4.540557190993447,66.395637943732766 4.541368948208889,66.395880686885775 4.542365612208306,66.396201612796446 4.543516460531927,66.396563681980766 4.544472093701821,66.396032919891326 4.544420698831287,66.395995933190278 4.544204878931673,66.39591772216265 4.544071303248648,66.395839548772457 4.543886396534215,66.395769597348462 4.543680880940231,66.395674979162109 4.543516455609949,66.395572113055039 4.543372639060581,66.395473344991927 4.543280153544344,66.395366379498995 4.543228758081399,66.395210054158511 4.543043850969336,66.395057801201048 4.542663669265769,66.394852088835805 4.542180698021121,66.394605211547898 4.541995726912933,66.394370678181446 4.541944331419233,66.394206073346311 4.542067665251863,66.394074408807654 4.542139541070569,66.39399622949837 4.542108754200012,66.393806966412086 4.54166693644222,66.393469550903006 4.541769661610679,66.393358452564399 4.542129296778896,66.393300840889026 4.542165870634872,66.39323819433902 4.542640251952579,66.3929204552648 4.54311177109606,66.392638691821858 4.543312641404856,66.39237144901935 4.543151713792708,66.392135578975939 4.542901036341978,66.391898555506629 4.542292886024517,66.391638997652834 4.54217120449095,66.391475551524181 4.543208765650695,66.391416808920596 4.543754324592563,66.391333851193096 4.543994313681065,66.391139038892589 4.543918874487423,66.390958180424789 4.543399011131002,66.390717717349943 4.542689726096196,66.390600787536869 4.542197596713019,66.390576508571556 4.541621505386589,66.390479226788514 4.541313137071339,66.390403351927091 4.541133764636041,66.390401049378681 4.540605251370613,66.39026842910944 4.539256459939634,66.390287206182037 4.539037841479181,66.390212482015968 4.539091271015318,66.390105202931764 4.539324136578421,66.390000251282956 4.539965105917743,66.389846510937716 4.541046174317346,66.389806313063502 4.542167888047336,66.38982063472271 4.543153546002916,66.389851151651456 4.54383363416438,66.389769871388154 4.544522308682754,66.389580803444787 4.545177588537325,66.389247353590548 4.545514450808044,66.388963840737432 4.545572205228023,66.388802654522891 4.545386341999835,66.388314585437215 4.545330937525914,66.387882118796227 4.545167147718021,66.38768213000165 4.544427266696744,66.387384858512817 4.543893092871254,66.387324083104446 4.5430249825681,66.387510928568815 4.542042061070741,66.387675299980643 4.541713720472837,66.387656054177413 4.541537528051945,66.387582283812961 4.541561571259568,66.387524545236147 4.541481489515504,66.387479624797066 4.540808906669195,66.387464719360764 4.541313310624195,66.38722942255535 4.54133289980256,66.386900396197177 4.540965631400395,66.386841871852738 4.540905331839449,66.386856360730846 4.540893310290904,66.386894993346829 4.540664197120771,66.386899814714027 4.540411104003766,66.386899814938786 4.54012181843429,66.386909470170778 4.539868661711829,66.386909470393064 4.539675804605196,66.386904649400847 4.539458840338185,66.386894981957411 4.539374496961007,66.386856362080252 4.539241875733966,66.386822563362784 4.539145447117551,66.386808074602939 4.539036996945464,66.386832218545919 4.538940568665924,66.386880506257796 4.538819969462746,66.386894982508622 4.538651219443186,66.38688050650569 4.538506576558991,66.386866017819457 4.53842216991261,66.38689016168459 4.538265505316494,66.38688532799911 4.538048541106709,66.386885328182473 4.53798824169515,66.386928781949109 4.537638719923932,66.386904638486271 4.537265027489918,66.38689498381919 4.53686722789996,66.386880508000544 4.536770799388776,66.386885329244919 4.536626156043702,66.386779111665717 4.536336870416432,66.38677427806212 4.536180142147662,66.386754968129495 4.535951156014325,66.386721169347126 4.535794427796438,66.386711514424888 4.535493120171675,66.386658405506253 4.535336391812399,66.386619772664289 4.535168150505761,66.386572281879637 4.534973448643985,66.386533294618062 4.534615212688153,66.386502089739253 4.53430760803658,66.386463102455181 4.533969662684389,66.386410397966969 4.533622367037518,66.386349240338475 4.533353626409761,66.386311809256924 4.53299151031819,66.386255662496595 4.532723215068679,66.386243818278402 4.532449958491448,66.386238959232585 4.531867316597008,66.386261522275674 4.53124320271281,66.386263458839451 4.530137391160193,66.386193266193629 4.529833666697384,66.38617768892972 4.529494831074445,66.386165199337739 4.529050979983134,66.386157391916996 4.52890830902723,66.386156987076049 4.528597206174791,66.386150369066499 4.528047830780747,66.38615168548921 4.527150905649994,66.386154343494951 4.527187288720103,66.386093362115218 4.527253503501106,66.386016461320565 4.527372639513995,66.38595017733779 4.527468622520971,66.385887866700998 4.527508313193919,66.38583483170018 4.527534837225691,66.385793729816442 4.527554682506671,66.385753956597014 4.527573637157406,66.385683040408694 4.527416909022713,66.385683040512902 4.527287086804186,66.385700377369801 4.527197527998274,66.385731570931782 4.527045697764212,66.385767446675459 4.526886043742197,66.385778367644676 4.526810796526423,66.385802816240471 4.526720029181281,66.385834022329121 4.526505927608707,66.385897725166416 4.526012908703492,66.386021220180055 4.525820433539314,66.386077178043109 4.525360872071722,66.386218337567584 4.524533915839083,66.38647650999421 4.524194380891039,66.386555193767805 4.52399280989363,66.386616136154558 4.522652099128701,66.387136759553954 4.52244486721781,66.387241141033201 4.522284450389924,66.387399072625627 4.522237763031266,66.387495430498674 4.522217663520632,66.387602505597371 4.522237764477232,66.387918363039674 4.522210986922835,66.388236861062055 4.522047327060922,66.388682759148068 4.522063101761587,66.388716049332814 4.522007763969996,66.388861976547574 4.521892635651309,66.389086781005432 4.521682796370454,66.389371734584856 4.521535291843671,66.38956195489186 4.521463988579706,66.389695680125485 4.521438927670088,66.389800202666052 4.52144751531322,66.390008601136003 4.521455593508208,66.390032817805249 4.521471495669467,66.390143880171649 4.521521364842572,66.390491386554302 4.521600302804925,66.390929944206519 4.521612198116618,66.391170481539888 4.521568691470461,66.391393633166658 4.521477352181597,66.391617693742475 4.521339643303662,66.391872065238132 4.521343141811683,66.391907767614271 4.521156582826078,66.392248544467066 4.520950433080041,66.392685743124517 4.520883709479867,66.392818502848655 4.520870733931632,66.392929072139324 4.520805155131087,66.393019197162005 4.520678578355973,66.393578005409793 4.520541824653733,66.394228857323952 4.520495837031464,66.394375802371073 4.520382744759675,66.394878161685725 4.520357747545065,66.395033502418229 4.520226208810565,66.395418384056072 4.520205854536111,66.395435815293482 4.519678743648759,66.396350305506928 4.519630338857326,66.396476670628985 4.519641852121316,66.396608069414384 4.519666786374868,66.396685481537318 4.519706350402542,66.396801700463698 4.519891574827061,66.396825556317964 4.519898571744482,66.396869852902611 4.519971656520426,66.396879516651055 4.519999452788962,66.396839394220493 4.520476253078869,66.396918298003882&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Carcel?n&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37644881018572,66.417585958576623 4.537817066068113,66.417537224544347 4.538011895380746,66.417503151078009 4.538222372115967,66.417472161357708 4.538425088909704,66.417503150909482 4.538534175547839,66.417496957996264 4.538643325665837,66.417441196788872 4.538736955798917,66.41746907734705 4.538783707166149,66.417447389613201 4.538822698433073,66.417425701863721 4.53881487464532,66.41739473741319 4.538775883194004,66.417345168946468 4.538604333967066,66.417295600436546 4.538498491222536,66.417269337434092 4.538456255831568,66.41723364595282 4.538512739099513,66.417201493204217 4.538697900138306,66.41718719880096 4.538807114013673,66.417190269950865 4.539025350837457,66.417156195998899 4.539235827675246,66.417165510616456 4.539309548557224,66.417139310595658 4.539321570273461,66.417109736039549 4.539173491896799,66.416957944800927 4.539209938865116,66.416935788992248 4.539321569730962,66.416905291520152 4.539516462726472,66.416902182289988 4.539680124558361,66.416920786540388 4.539851673780714,66.416967246652518 4.53994517662623,66.416967246612259 4.540023159154557,66.416923870259652 4.540085494175178,66.416846419555213 4.540140069111569,66.41677516166304 4.54027256318596,66.416741087178451 4.540291263699772,66.416720915492178 4.540186820026323,66.416589318953044 4.540194643606125,66.416542832783449 4.540233634774729,66.416487094753307 4.540179059338472,66.416375567822499 4.540179059287087,66.416356963096234 4.540280385674039,66.4162981154021 4.540397295893063,66.416248544692678 4.54056108456509,66.416133907357903 4.540561084425978,66.416084361653319 4.540545436889776,66.41604098380985 4.540405118584708,66.415886076809429 4.540405118436208,66.415833421334227 4.54053761218368,66.415687802902781 4.540646825841259,66.415616541683036 4.540709160756716,66.415508120137645 4.540755975774632,66.415505010795442 4.540826134716462,66.4155081200838 4.540896230193741,66.415560776211876 4.541114530718755,66.415566994738214 4.541144998570349,66.415539149924427 4.54098852405471,66.415409101859055 4.540763735427715,66.415350125687311 4.540571513461855,66.415181942774197 4.540370831800305,66.41504240042326 4.540264289266045,66.414977609033542 4.540251694941691,66.414955186055906 4.540270522600592,66.414912817423769 4.540339472838329,66.41486048850355 4.540395892401661,66.41480070195648 4.540389658587948,66.414701023734125 4.540367586643803,66.414637293177208 4.540333238624576,66.414623793718761 4.540358299803938,66.414581462442143 4.540502497607993,66.414546563358741 4.540621697789151,66.414536602980405 4.540690648089183,66.414506671397945 4.540703178622752,66.414466830016792 4.540703178422732,66.414399534351858 4.540646758590025,66.414367150487465 4.540609102983138,66.414352209913815 4.54059657230184,66.414342249520431 4.540516617742953,66.41430984031291 4.540516617594704,66.414260012911939 4.540563686694007,66.414141650293956 4.540642050381862,66.413945448231416 4.540657697690821,66.413911167696654 4.54059504398239,66.413761670203229 4.540626402225039,66.413699352955206 4.540671817459608,66.413559802217762 4.540689054892111,66.413506256999923 4.540790953719954,66.413450183515167 4.540897495704018,66.413335558656073 4.540728236175309,66.413228416683438 4.540477432214604,66.413188548114661 4.540383356700952,66.413116268613109 4.540383356047367,66.412904459767233 4.540312815271808,66.412836578454616 4.540232924403228,66.412829727144995 4.540000948360123,66.412832204869488 4.539957504532127,66.412832356581276 4.539906109731787,66.412815544249071 4.539819158312386,66.412764930179009 4.539638894475361,66.412578046502773 4.539485854801716,66.412459827718379 4.539399094043491,66.412356272030763 4.539286254531629,66.412338195297565 4.539095813873043,66.412265154918614 4.539066808797192,66.412226068458793 4.53906051137916,66.412131992681012 4.539044418583362,66.412088506855085 4.538957085413025,66.412001787829453 4.538823891298403,66.411902123801397 4.538784708944998,66.411830472626249 4.538690569833386,66.411758201844151 4.538526017277048,66.411652924053286 4.538515013090796,66.411616162660877 4.538502481986083,66.411469116535486 4.53822668009335,66.41133954040194 4.538157665878344,66.411263538900869 4.538063654025717,66.411204350632588 4.53785203212908,66.411129587680918 4.537805026063888,66.411054824424326 4.537656121006472,66.410975712214778 4.53753075084189,66.410952021525247 4.537217293692312,66.410913388260951 4.536950842100231,66.410783834529013 4.536885453509572,66.410707426796876 4.536762691032519,66.410612485713244 4.536613786035709,66.410550185995774 4.53652066473343,66.410503562233146 4.536439819696964,66.410472311124877 4.536189079496558,66.410462349303529 4.53603387747292,66.410431831420325 4.535947689355255,66.410378861097726 4.535762718896653,66.410282907425653 4.535657702994461,66.410226232637854 4.535524508955352,66.410142124122856 4.535449261219518,66.410061125294703 4.535436730225389,66.40994647233147 4.535336421137147,66.409846167984355 4.535173395173424,66.409734624147504 4.53518535329667,66.409715635203838 4.535380309532385,66.409624988648858 4.535305061844188,66.409559551092784 4.535289414256785,66.409500384041522 4.53532388898644,66.409353338106158 4.535273702578284,66.409283538110756 4.535281589597306,66.409188844415681 4.535391948006056,66.409082013264438 4.535469612089157,66.408927164218056 4.535555863312999,66.408821242248948 4.535557198753039,66.408721110342299 4.535587157533538,66.408633090005154 4.535665521514913,66.408550202404101 4.535665521179478,66.408444304168285 4.535728237768567,66.408366422626258 4.535767419641082,66.408288515567335 4.535787773616879,66.408172033840302 4.535806600942704,66.408033046524835 4.535916323157576,66.407895992824308 4.536002510907344,66.40783677121253 4.536057403734834,66.407743298429594 4.536041692356712,66.407631150901267 4.536251723091409,66.407421798948334 4.536107525057299,66.407359491289284 4.536176474756654,66.407162603858637 4.536383388923174,66.407015531444515 4.536251721301575,66.406883428695139 4.536389685497625,66.406851060289242 4.536370857559561,66.40680119275622 4.536331675321192,66.406765031160049 4.536331675184957,66.406724545259436 4.536198417583711,66.406652879310414 4.536104405738446,66.406590569711128 4.536108348969037,66.406464660247337 4.536082460676372,66.406432291387929 4.535900670735723,66.406375595280437 4.535830130028834,66.40632264165454 4.535751765432106,66.40621359826909 4.535728230331891,66.406098308111353 4.535612273844654,66.406001098852599 4.535540842499103,66.405907303170935 4.535574617742403,66.405834092174928 4.535837951600762,66.405694510093539 4.535830127799522,66.405665225483304 4.535783121825604,66.405618491441885 4.53566220413087,66.405569329603011 4.535567238076458,66.405476366858679 4.535456942730331,66.405404747902537 4.535387801200087,66.40529681324459 4.535373997749983,66.405103753640546 4.535258041132082,66.404967290968898 4.535187245747126,66.404840538816231 4.535129426422603,66.404762266773119 4.534858267940673,66.404624563114169 4.534819085638905,66.404568469797127 4.534670243933449,66.404400214399331 4.534538067848107,66.404377933750226 4.534395905332369,66.404331652583508 4.534364610308089,66.404266226454766 4.53407074436687,66.404227481712383 4.533950208303367,66.404169591925637 4.533745519545297,66.404048096254058 4.533494715675984,66.403982694794038 4.533290917615775,66.403917242555906 4.533150154386361,66.403845619155263 4.533070963059554,66.403780103264296 4.532933761968903,66.403746314702261 4.532718832655158,66.403686653484797 4.532585575042485,66.403599424840721 4.532358305802354,66.403505949028258 4.531994726198695,66.403443606446913 4.531613845217844,66.403322082051787 4.531449229374904,66.403284701509079 4.53109659025302,66.403225519798212 4.530916326975191,66.40317564512668 4.530775245912024,66.403160065637977 4.530657699513929,66.403132017405071 4.530368985740327,66.403070306138744 4.530105142569976,66.403053398836605 4.529957637508509,66.403144410609301 4.529926597220673,66.403169499799603 4.529794167195065,66.403294667156871 4.529376714093408,66.403838438501126 4.529217760107626,66.404065093861362 4.52887638098276,66.404509496303746 4.528768757843443,66.4046579237434 4.528655855476591,66.404869182831987 4.528462871573826,66.405109497863975 4.528209206529096,66.405437981569236 4.52804490947647,66.405669123873579 4.52745469927145,66.406440893583309 4.527371946463768,66.406559191479786 4.527051366686904,66.406985570093923 4.526973002693784,66.407073570948242 4.526849095874115,66.407169486485358 4.526621890881831,66.407314990149217 4.526419683421168,66.407405164595502 4.526158957247812,66.407507754713365 4.526010116219686,66.407554637029733 4.525544956100871,66.407662562162074 4.525139141503037,66.407725552041612 4.52497611596666,66.407744213822369 4.524473172898964,66.407775342134926 4.523994336995914,66.40780107166259 4.523724133114151,66.407820846043791 4.523508949554623,66.407833691811447 4.523280154019833,66.407843452591379 4.523150204412377,66.407914002624906 4.523058800742056,66.407940022656732 4.522900863838164,66.407979950336482 4.522613804083385,66.40803130753514 4.522441555477614,66.40804842660522 4.52229799385303,66.408099783610211 4.521896123017861,66.408219616234049 4.521542402921182,66.408338057519813 4.521218768969486,66.408402082381116 4.52096917407329,66.408526148916977 4.520790183295428,66.408643994467582 4.52050166105215,66.408937031827975 4.520374001334176,66.409032611493259 4.520180062853465,66.409167256834706 4.520041462639158,66.409247790845001 4.519707142781821,66.409389236792748 4.519422500165836,66.409490124649736 4.519145999221053,66.409557964576877 4.518861801766779,66.409615285772958 4.518673269725386,66.409664945475996 4.518117469036829,66.409766704623266 4.517990636060698,66.409792090610992 4.517514280873101,66.409865163709654 4.517266975612237,66.40989414005773 4.517117816429479,66.409902180631761 4.516866185835724,66.4099119658745 4.516581288599149,66.409917326304765 4.516282970194309,66.409910170823821 4.515799936055483,66.409878969641909 4.515695938084888,66.409889968516225 4.515522735285012,66.409870069496392 4.515183453661816,66.409801699612345 4.512427855726346,66.409034434291414 4.512352862644048,66.409005077753307 4.512076870346311,66.408932988489596 4.511506121643365,66.408820163727611 4.51122650376047,66.408764889016055 4.510387141302568,66.408624248990549 4.510035837965093,66.408561640907863 4.509251941122435,66.408421252580879 4.508861455700127,66.408370022802131 4.508398966792476,66.408319096366398 4.508121638808699,66.408271532872078 4.508018722130864,66.408246170686525 4.507931580063723,66.408216054631438 4.507852325287322,66.408171044832869 4.507749217738603,66.408102859887777 4.506881676726276,66.407428662203145 4.506826274694134,66.407377177451551 4.506614780188266,66.407221028313842 4.505867012686213,66.407330573198436 4.504979118269169,66.407456149681138 4.505005833458986,66.40757373468071 4.503964327384818,66.407742057442022 4.503810779307668,66.407731386403654 4.503663910001672,66.407723357839345 4.503543755767414,66.407712674144349 4.503490389220111,66.407704658204011 4.503483710428307,66.407677929931339 4.503523719398748,66.407640517880751 4.503663909878321,66.407584406010358 4.503770770131752,66.407538990452849 4.503857530469759,66.407490894380928 4.503917639341068,66.407442798220316 4.503964327055741,66.407381350313983 4.503984363314023,66.407330573496637 4.503977684496619,66.407277116122543 4.503937675460186,66.407239741415196 4.503857530226854,66.407223709225676 4.503777448613152,66.407221028773662 4.503683945858142,66.407221028787205 4.503597185483491,66.40722636443931 4.50354375531169,66.407196955196142 4.503537076519753,66.407170251668589 4.503557112788577,66.407130171032051 4.503623900441414,66.407098106469292 4.50373737585872,66.407060706184765 4.503899701690602,66.407020005805677 4.503945880574156,66.406990280210152 4.503957393475672,66.406965877635812 4.503959110841937,66.406932219747603 4.503936021357902,66.406901191740602 4.503929342555608,66.406864221070961 4.503932713715176,66.406833875745932 4.503949124364674,66.406793314102245 4.503973931137251,66.406707499711274 4.504115648197189,66.406669858602442 4.504151967957086,66.406652713359904 4.504196493027025,66.406600544218961 4.504189877846954,66.40658008620214 4.504156929233539,66.40655369812113 4.504084416850766,66.406505334653588 4.504001918097499,66.406432707086353 4.504000264273208,66.406396393217705 4.504022844825847,66.406350621479945 4.504094593833645,66.406308162420729 4.504166342841375,66.406266133191494 4.504267287573251,66.406191633557796 4.504237137654936,66.406137111637548 4.504205906401629,66.406071336193619 4.504112276353365,66.405981030610207 4.504039509548432,66.40593730651139 4.503966106688651,66.405912283349522 4.503901608853144,66.405887892379795 4.503834948354664,66.405847885568448 4.503768287809751,66.405758110240711 4.503716765765417,66.405625988183203 4.50368648865242,66.405589571991996 4.503510741584224,66.405508343479596 4.503438101998318,66.405464669132868 4.503413867583975,66.405431970219027 4.50341386751589,66.405357999192503 4.503384926030487,66.40518360373342 4.503211214478117,66.40518499467882 4.503071787267319,66.405190052588907 4.502880647325174,66.405205023964285 4.502537485947453,66.405251531233844 4.502370516789165,66.405276694181694 4.501448401751677,66.405386905085535 4.501196644020331,66.405372743133313 4.500992464528523,66.405322316318077 4.500760234220526,66.405277807114459 4.500532965316967,66.405280184339773 4.500266768791563,66.405355748849573 4.500208377321841,66.40541186570357 4.500181853104089,66.405455590733979 4.500173902221295,66.405501414684025 4.500202525540872,66.405548250109632 4.500238590907004,66.405582137456307 4.50028470622583,66.405612914206827 4.500359126794834,66.405640605659642 4.500459117499894,66.405665237114192 4.500569285366185,66.405677590759083 4.500702669896619,66.405684785450518 4.50083847149102,66.405672469714972 4.500923005696866,66.405801809752901 4.501627966237947,66.406764233397894 4.501845948741837,66.407076182417924 4.50202258643305,66.407303920951492 4.502591745332811,66.408086816411654 4.502817360736788,66.408381326741235 4.503155879260359,66.408813287495803 4.503473470935578,66.409179170091903 4.503586501287719,66.409338973392806 4.503699468080519,66.409553087993018 4.503729681711428,66.409730954954526 4.503736169857182,66.409966457012345 4.503729491199773,66.410100364002233 4.503795452171858,66.410304965206478 4.503910836013449,66.410476543712306 4.504098859391348,66.410602407642457 4.504272952729658,66.410685515913997 4.504332489217082,66.410713960269618 4.50528933469254,66.411120976475331 4.505530406601571,66.411241578221549 4.505673586791412,66.41132602438482 4.505967452872679,66.411528036661778 4.506562817990136,66.411986350716859 4.507240936288423,66.412444643720121 4.508521861848154,66.413315951176955 4.509561588229059,66.413970182894332 4.509840379423973,66.414142014318855 4.509923323476524,66.414205341627792 4.510021215263249,66.414274660197648 4.510202051149192,66.414446514828086 4.510526385575009,66.414931812009101 4.510849066205833,66.415404055750557 4.511121242510681,66.41579108875726 4.511287067090126,66.415971982695964 4.511525594885578,66.416157829873072 4.511774108995371,66.416304671411538 4.511992345974062,66.416423276476635 4.512349501454078,66.416566729191004 4.51245795198797,66.416557072991608 4.512650809480151,66.416542613957503 4.512783430781049,66.416508842534682 4.512903966677763,66.416470268239692 4.512988309993283,66.416436496728139 4.513181167513859,66.416446152916123 4.513386174052056,66.41646544003774 4.513518731804188,66.416479924331739 4.513711589356321,66.416513670451991 4.513892425130809,66.416557072711683 4.514133497056608,66.416585990633095 4.514314269151716,66.416571531615162 4.514507126632469,66.416547429042154 4.514663855139408,66.41652815454961 4.514772305692476,66.41653296998355 4.514796412950989,66.416585990496145 4.51484462737972,66.416624589857761 4.514941056155377,66.416639074065742 4.514977248691928,66.416600474708716 4.515037484810041,66.416561900564943 4.515109869939869,66.416528154455577 4.515206298657414,66.416499185841602 4.515326834570192,66.416475070573611 4.515399156137264,66.416475070558036 4.515495584847697,66.416441324325959 4.515616120740144,66.41640274992308 4.51572463484131,66.416364150185004 4.515857192523616,66.416325575660053 4.51592951409037,66.416325575644038 4.516074157250869,66.416344888145403 4.516218800405026,66.416359347225253 4.516351421775481,66.416378634424802 4.516508086748628,66.416412380685472 4.516628622714966,66.416426865009441 4.51678535126218,66.416436495925197 4.516905887208388,66.416436495897557 4.517014401349862,66.416426864921078 4.517110830127811,66.416441323963681 4.517255473312773,66.416475070141772 4.517255473396869,66.416532969434854 4.517327795049294,66.416590843299176 4.517412138486257,66.416643876314495 4.517508567308095,66.416687278363298 4.517604996123374,66.416725877556971 4.517701424910728,66.416745139203513 4.517797853684293,66.41675479528763 4.51793047498944,66.416725877480388 4.518026903713026,66.416701762433462 4.518171546837634,66.416692106271725 4.518328211768046,66.416692106234123 4.518509047466686,66.416672819202532 4.51873809758181,66.416677647214627 4.518834526334226,66.41667281912315 4.518979169466514,66.416667991018798 4.519135898005111,66.416667990980031 4.519268455716447,66.41664870394041 4.519340777195993,66.416590842813108 4.519413098674969,66.416532968912804 4.519473398407723,66.416504050864816 4.519593934311097,66.416475069572954 4.519666255865285,66.416465438617706 4.519835006232845,66.416489553826892 4.519919349686575,66.416547427788146 4.520015778508463,66.416585989279312 4.520148399873145,66.416595645413594 4.520305064805332,66.416595645373107 4.520413578941216,66.416581186368816 4.520437686068514,66.416542612200075 4.520473814994859,66.416508840791167 4.520534114750035,66.416494381749089 4.520618521711001,66.416489553623634 4.520642628980307,66.416537784052423 4.52067882162465,66.416571530125424 4.520835486573302,66.416581186258185 4.52104042949418,66.416581186203842 4.521124772904706,66.416610104125425 4.521185072748631,66.41664870344583 4.521233287217887,66.416701761624765 4.521305608877875,66.416754794406998 4.52141405946409,66.416774081303217 4.521606916981169,66.416769253202091 4.521715431102145,66.416745138189796 4.521775667193369,66.416696908137695 4.521823881508988,66.416658334140124 4.521944417412429,66.41662941621874 4.522077038714481,66.416600472982509 4.522209596408869,66.416571529712542 4.522342217768916,66.416576357763333 4.522462817337581,66.416581185816398 4.522607460523479,66.416605300917269 4.522679782188369,66.416658333903726 4.522740018420797,66.416692105085176 4.522981090431278,66.416750003810904 4.523101626386103,66.416750003776869 4.523306569364725,66.416778921468122 4.523547641344653,66.416817482559537 4.523619962978738,66.416851253522537 4.523692221022862,66.416894655215614 4.523704306525885,66.416952515620878 4.523776628203793,66.417010413791331 4.523848949864684,66.417058630564071 4.52393329334393,66.417121318551821 4.524029722145254,66.417140579889818 4.524198536051324,66.417116465215614 4.524355264540109,66.417082745099165 4.524487822246929,66.417058630379145 4.524584250978512,66.417039331005796 4.524716872354488,66.417048974321887 4.524849430176796,66.417087547665929 4.524969966225322,66.417135776914293 4.525162823823771,66.417169547411561 4.525355681369246,66.417174350049009 4.525464195555495,66.417184005958276 4.525584731543367,66.417198464550438 4.525765503998925,66.417367265835907 4.525705267893714,66.417405838746589 4.525741396987048,66.417463697963129 4.525801696889402,66.41752638494296 4.52595836191959,66.417569785439227 4.526066939788784,66.41761801376127 4.526175390343877,66.417613185841972 4.526271819115483,66.417613185812883 4.526404440489369,66.417618013659379 4.526536998356954,66.41767591027137 4.52664551262121,66.417724138388635 4.526681641735576,66.417791627299792 4.526766048734022,66.417801282977678 4.526886584737255,66.417820569060197 4.526983013556734,66.4178446829781 4.527115571298257,66.417835027250618 4.527236107209646,66.417806085407278 4.527272299673093,66.41773859651255 4.52733253577792,66.417700024113827 4.527428964485426,66.417666254244821 4.527501286027533,66.417646930068557 4.527718250691387,66.41760835747894 4.527947364448409,66.417613210571147 4.528188436411003,66.417627668875127 4.528345101422518,66.417656585561303 4.52846563743845,66.417680712267 4.52859825880688,66.41768071222441 4.528718794774991,66.417680712185572 4.528875459661632,66.41764692963082 4.528971888308667,66.417584242901555 4.529068316974692,66.417531211823061 4.529176831099853,66.417507097537239 4.52930938886075,66.417507097493569 4.529417903105313,66.4175408675124 4.529538439033669,66.417521555859963 4.529659038509016,66.417473327277321 4.529743381862954,66.417463696695719 4.52982778885454,66.417468524583185 4.529948261256081,66.417487810919354 4.530092904428777,66.417492638781766 4.530273740175757,66.417487810809604 4.53057504824393,66.417463696414728 4.530671477060748,66.417482982762195 4.53067147717406,66.417536039189471 4.530767906011961,66.417564981276414 4.530864334808902,66.417574611757971 4.530948741740268,66.417550497520153 4.531033085053613,66.417521555354355 4.531129513892535,66.417550497457881 4.531274157109756,66.417574611616814 4.531382671329303,66.417593897874255 4.531479163713897,66.417593897840732 4.531575592459703,66.417579439406438 4.531696128431378,66.417579439364332 4.531792557240567,66.417593897731308 4.531961307612193,66.417598725562726 4.532105950747106,66.417584241836778 4.532250593871463,66.417564980759778 4.532383151648358,66.417569783332041 4.532467558676021,66.41758909487794 4.532563987594271,66.417651781531987 4.532648331068882,66.41769516919247 4.532805059692831,66.417719283206409 4.53293761743949,66.417709677976575 4.533058153338045,66.417675908105011 4.533106367597193,66.417618011430903 4.533166667300615,66.417579438840377 4.533275181469982,66.417574610906442 4.533395717488206,66.417593897158099 4.533588575080615,66.417608355480368 4.533769410802496,66.417589094406438 4.533938161089725,66.417555324352819 4.534143040443898,66.417555324276876 4.534372090601071,66.41755532419154 4.534552862783823,66.417564979919575 4.534709591401882,66.417584240887081 4.534866256436002,66.417613208170593 4.534974770698619,66.417646952766489 4.535107392145859,66.417675894709504 4.535264120732143,66.417680709886767 4.535408763802521,66.417637322114516 4.535553406906866,66.417608354744374 4.535698050034283,66.417589093680775 4.535866800368814,66.417574609934519 4.536035550761908,66.41758424038072 4.536156086846008,66.417627666059005 4.5362765593115,66.417666238508104 4.536433287912274,66.417675894200187 4.536565845757187,66.417704823470274 4.536698467186524,66.417724134891188 4.536855132264165,66.41776750975886 4.536951624739466,66.417801279427266 4.537072160839562,66.417849507294648 4.537108353520816,66.417883251599434 4.537313233041796,66.417945962750466 4.537445663217795,66.417789525559613 4.537528607159077,66.417757196579203 4.537567598358486,66.417707616161621 4.537528606888681,66.417648746431198 4.537644881018572,66.417585958576623&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Non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321207007251373,66.442516717836014 4.319878337472004,66.443007381164335 4.319114599643881,66.443256875654683 4.318253828147107,66.443643567700789 4.31821257836881,66.443890215290281 4.31803158237582,66.444335780707306 4.317586137456166,66.444718820208209 4.317209897817803,66.444917054097999 4.316833562754966,66.44517680605081 4.316577223635479,66.445474340247756 4.316217808273021,66.44560746444121 4.315636242988168,66.445757832701801 4.315396791760261,66.445880843399337 4.315259939770057,66.446017563325952 4.315208640154378,66.446140597997243 4.315362570849497,66.446516540524826 4.315379681341973,66.446619046370287 4.315567832965223,66.446714734938311 4.31565335353717,66.446748920157262 4.315755984587814,66.446803606312031 4.315892804793368,66.446899294171587 4.315944136254097,66.447029166505615 4.315927025832781,66.447172684246922 4.315875726281735,66.447329922900437 4.315944136417594,66.447432425400223 4.316080988421881,66.447480268163304 4.316286250510274,66.447521294198822 4.316542812200571,66.447541794555079 4.316679664194953,66.447575953385481 4.316833594898069,66.447685296695909 4.31669671118956,66.447808348400898 4.316525701921327,66.447883532350403 4.316491512841054,66.447979216078608 4.316525733855317,66.448081715911641 4.316645443579417,66.448115899247739 4.316816484696128,66.448115899228625 4.316919147530024,66.448115899217129 4.316987557615123,66.448115899209498 4.31709018864902,66.448122740911344 4.317312529427199,66.448197898623945 4.317346750441947,66.448293606382023 4.317346750510579,66.44838245951415 4.317346750587426,66.448478128700216 4.31748360261463,66.448546494245875 4.317569123245223,66.448635333842915 4.317586233807862,66.448737856224085 4.317500713406448,66.448901876028216 4.317449382118869,66.449031712703572 4.317534902806479,66.449161586549423 4.317688865407557,66.449311946006873 4.317569124103054,66.449482803389145 4.317380972594429,66.449544312293256 4.317158632103742,66.449735679307921 4.317175775520156,66.450562601027656 4.317244185792426,66.450685613280243 4.317432337490311,66.450760788501299 4.317654678315726,66.450829122515998 4.317928382290543,66.450856461070273 4.318150754805004,66.450856461013188 4.318441505613486,66.450870117617484 4.318698067269712,66.450876958509866 4.318988881721624,66.450917978901188 4.319279664410169,66.45098628721756 4.319433595176831,66.451075143341171 4.319502005458931,66.451198140431046 4.319416485127506,66.451321174821558 4.319211223231338,66.451396348226339 4.318937583013698,66.451444183476752 4.318663879148331,66.451471521505027 4.318253386938843,66.451505700330159 4.317911304914717,66.451601370269955 4.317381039730054,66.451813205883397 4.317107399710161,66.451970364907808 4.316833696129922,66.452148070027604 4.316696876318549,66.452318908037896 4.316645577206454,66.452551233697093 4.316474536815956,66.452872407021871 4.316235086049044,66.453056920849491 4.315978492965718,66.453220925005638 4.315653521572525,66.453371260190394 4.315277250464054,66.453480578299136 4.314952183557518,66.453589921153707 4.314644354303632,66.453685583151469 4.314302272569453,66.453883746077082 4.314131200004011,66.45402042227893 4.313600999657295,66.454628552819074 4.312916836451614,66.45507270305356 4.312626054111183,66.45517519918171 4.312472123594552,66.455223027209357 4.31236949256931,66.455229867029203 4.312403714219888,66.45544851145074 4.31248923499105,66.455510018217723 4.312643197684545,66.455578313992007 4.312574787859409,66.45566033947469 4.312591898561178,66.455728660147471 4.312677419359581,66.455796980596517 4.313036612686381,66.455967793438504 4.313190511893589,66.456070260423004 4.313293175139643,66.456186406026845 4.313276128655574,66.456295736920296 4.313207687340768,66.456459732387557 4.313070867697326,66.456610048044681 4.312814306420258,66.456726191345197 4.312103840995333,66.456972155037761 4.311610182971571,66.457347796100095 4.311351587302405,66.457723368288342 4.311281078608846,66.457836048935064 4.311163564403399,66.458089572197395 4.310881465057516,66.458296154279324 4.310763918279481,66.458361893780292 4.310763918886018,66.45850273454468 4.310763919499442,66.458643574514426 4.310881498897983,66.458765638460591 4.311093090292752,66.458840738809599 4.311187135010563,66.4590003770208 4.311069588294478,66.459075489514589 4.311022582748715,66.459197551463802 4.311140130146937,66.459272663194142 4.311257677545959,66.459347787314968 4.311398728125855,66.459451047927899 4.311610319747215,66.459573107846111 4.311868917423332,66.459685779901264 4.312221559006897,66.459779676991886 4.312809294490636,66.459835999649925 4.313161903985432,66.459873548046474 4.31379664570886,66.45996744420809 4.314149287167143,66.460042566044606 4.314454922934862,66.460202171141304 4.314572470874924,66.460389961499544 4.314713553534316,66.460549564495466 4.314619510672372,66.460774899707985 4.314525532011817,66.461112898678351 4.314431488853181,66.461272497240813 4.313773311934257,66.461976636668879 4.313773313325706,66.46223011776658 4.313937899499347,66.462455437596518 4.314361048971011,66.462324005022154 4.314737192510209,66.462220730645001 4.315113336098976,66.46212684215746 4.315559989118186,66.46208927126888 4.316030145322465,66.462079884536635 4.316406289603378,66.462117429493148 4.31678243397799,66.462173746982955 4.317111572111272,66.462201905557649 4.317393672405434,66.462239450409299 4.317887363404694,66.462230063714642 4.318098921855722,66.462098630175333 4.318475032991604,66.461892079513859 4.318663088662145,66.461807576409598 4.319391809772142,66.461751231936859 4.319720979564163,66.461760618111597 4.320073557024561,66.461779390703882 4.320402694418917,66.461676114164661 4.320637787672164,66.46153529118709 4.320872881215234,66.461450786852026 4.321342973173238,66.461338122249671 4.321460551631597,66.461272415843382 4.321695644943942,66.461140977281474 4.321789656854675,66.461094018541914 4.322142297656305,66.461065858164474 4.322541944658782,66.46106585785293 4.322894553780904,66.461065832345611 4.323317735514087,66.461047058599732 4.323975947251436,66.460962552307507 4.324375593902792,66.460896819476929 4.324657661336948,66.460737218460636 4.324963263832357,66.460624550807282 4.325127816858716,66.46062455068477 4.325268898743593,66.460643324313224 4.325339408101281,66.46069964537601 4.325645043535697,66.46083108582053 4.32597415001712,66.460924978552072 4.326209275998949,66.460981298851763 4.326491344340918,66.461018845551976 4.326843985062843,66.460990685105486 4.327126084667223,66.460915565693298 4.327666748736414,66.460699618416044 4.328183941587873,66.460483669300487 4.328513015106708,66.460333452630195 4.32884215223757,66.460183235061237 4.329077214067371,66.460126887391567 4.329335811180559,66.460173822443437 4.329735490265118,66.460267717596452 4.330064596656818,66.460361612443265 4.330276155818988,66.46038977317771 4.330487714895344,66.460399159982003 4.331004908374802,66.460333425629472 4.331357516900862,66.460230143188767 4.33189821310548,66.460098699016285 4.332227318644681,66.460004802732087 4.332626965256102,66.459957816447982 4.333003109077299,66.459967203308778 4.333473264743064,66.459920267378735 4.333896414238095,66.459845144698591 4.33410797312091,66.459816983063945 4.334249023172094,66.459845144463543 4.334578161275105,66.459939015658236 4.334860261528864,66.460032936997251 4.335118826836447,66.460098646354098 4.335330449788409,66.460183154872524 4.33547150031305,66.460323985086106 4.335612550679454,66.460427266773024 4.335800607085981,66.46053052276514 4.336035701294047,66.460624416665652 4.336458883134199,66.460690124341014 4.336929039197832,66.460755857042187 4.337305183057329,66.460793404013032 4.337822344970721,66.460821564039762 4.338127979558963,66.460812151801719 4.338339538185185,66.460737057192489 4.338433549563848,66.460577430178603 4.338551032163126,66.460417827363202 4.33864510736181,66.460305158509797 4.338621571681768,66.4600986187845 4.338668576334913,66.459760581301211 4.338762587799363,66.45961036053113 4.338715549366579,66.459460138947023 4.338574499055432,66.459356853265163 4.338574498506886,66.45921603013754 4.338786056993523,66.459093968354992 4.339044653535162,66.459028256033847 4.339256212026252,66.458906180720405 4.339538279291015,66.458708991593269 4.339726334398939,66.458483637978134 4.339726333924062,66.458352185033846 4.339303152073527,66.458258307916523 4.339256177642469,66.458201956121655 4.339444233381127,66.458145629302507 4.339538245381608,66.458126853650484 4.339679295053637,66.458061113627821 4.339679294497171,66.457901494811026 4.339655759256106,66.457779426749113 4.339702764682832,66.457601030111334 4.339749833977026,66.45749773662844 4.339702764023099,66.457403856081768 4.33958521676229,66.457291148517456 4.339585216302328,66.457150326361216 4.339585216119881,66.457093972039218 4.339796806729765,66.457047005692374 4.340172918485201,66.457009440017799 4.340455018200068,66.456981275189861 4.34076062080918,66.456915557315526 4.341019217384527,66.456849788819184 4.341230776065856,66.456765294027875 4.341442334805627,66.456699575637288 4.341700931493917,66.456671385240639 4.34193602522224,66.45666199677477 4.342100578129153,66.456661996694592 4.342241628279067,66.456746516894867 4.342453187705313,66.4569061177354 4.342594270345313,66.457206628531466 4.342782358759172,66.457422580134917 4.342923409011983,66.457535261840917 4.343040956253686,66.457647943049324 4.343370062323143,66.457732434565642 4.3435816531069,66.457751210345421 4.34393426177467,66.457713658360476 4.344169323420287,66.457629166485731 4.344427951746709,66.457563425110777 4.344686516616634,66.457544623707435 4.34482756676389,66.457629140905155 4.345015622964676,66.45772304574534 4.345391798476164,66.457760597329283 4.345697337673399,66.457779373038065 4.346073481307359,66.457798148695517 4.346449657048213,66.457910803328289 4.346708222265457,66.458004707063409 4.346849272405526,66.458089222693957 4.347013857295287,66.458154937217301 4.347201913230849,66.458173712687696 4.347390000716437,66.458117385830931 4.347648565142274,66.457976543012876 4.347789582943444,66.457901414741201 4.347977670308097,66.457807510388037 4.348189228938783,66.457732381573678 4.348400787690096,66.457694829646371 4.348682887325685,66.457676053571902 4.348847439999935,66.457619725612957 4.348870974632234,66.457563372362273 4.348776898700385,66.457469466886536 4.348588842485987,66.457356810169827 4.348259736393037,66.457234739642487 4.348236201494603,66.457206575233755 4.348212698313725,66.457150221072268 4.348330245042327,66.45711266832042 4.348588809760073,66.457056339047782 4.348800400435231,66.457056338945648 4.3490354941156,66.457056338832345 4.349388102827829,66.457056338662767 4.349740711534567,66.457056313256487 4.349975805205304,66.457056313143937 4.350351917247621,66.457168996359556 4.350587011281656,66.457291042009444 4.35091614899636,66.457366171873659 4.351104205070559,66.457441301579266 4.351574360660776,66.457469465500154 4.352256107142845,66.457582121451082 4.352514703904863,66.45761967330516 4.352773268976753,66.457694776970285 4.353031865850304,66.457769905644398 4.35324345662841,66.457816870388854 4.353549059325345,66.457835646056765 4.353901667963151,66.457835620644659 4.354254276217766,66.457713564769449 4.354418860777931,66.457694776158817 4.354771469317819,66.457666612092808 4.354912519357747,66.457741715668718 4.355053569224197,66.457760491475341 4.355288662838101,66.457760491360091 4.355406209672996,66.457769879234988 4.355570762623214,66.457816818763391 4.355594265855394,66.457891947178723 4.355547260205869,66.458004626800502 4.3552886956946,66.458098505177588 4.35495955854481,66.458183020702009 4.354700994003804,66.458267535906828 4.354371888594923,66.458333250196944 4.354160298343935,66.458445927919598 4.354160298652773,66.458539829747934 4.354183833800096,66.458643118815104 4.354207337304057,66.458793345230106 4.354230840781812,66.458934183249227 4.354442463681689,66.459075032987798 4.354677525846029,66.459178294487003 4.354936122553021,66.459206456532257 4.355288763287497,66.459300342683605 4.355617868822879,66.459281567784345 4.355876433391562,66.459215843403854 4.356111494896449,66.459131331417552 4.356299550404412,66.459046844407425 4.356440631688324,66.458952931801605 4.356605184106859,66.458840256400521 4.356652189546805,66.458671255070414 4.356816678032747,66.458455288982947 4.356816677642239,66.458333248943831 4.356769671051146,66.458145443424016 4.356722664323975,66.457910697148634 4.356816675975214,66.457798042322253 4.356981228600561,66.45774171466195 4.357216290250333,66.457694749565121 4.357404377818437,66.457685386751407 4.357545395893523,66.457713525316422 4.357803961017568,66.457826205585889 4.358109627347474,66.457873144936386 4.358321154697867,66.457995212351122 4.358462236635919,66.458107866165108 4.358626789856761,66.458248707957694 4.358791406599385,66.45836138584896 4.358979430869029,66.458455287882359 4.358979431257061,66.458577327314018 4.359190990118344,66.458605490067072 4.359590636493129,66.458614877476577 4.359802195378891,66.458652453021088 4.360154835992851,66.458736941071109 4.360366458662663,66.458830841672608 4.360648558421086,66.458896554148808 4.361071675930193,66.458896553930771 4.361424252586041,66.458877753498001 4.361635811637227,66.458971666182492 4.361964917397881,66.459046765709914 4.362200074850759,66.459140665125801 4.36241163395986,66.459253338946581 4.362552715832873,66.4593471997796 4.362787745882448,66.459384748966471 4.362975833490799,66.459403523501365 4.363210863134591,66.459319037414559 4.36358697430718,66.459225150974532 4.36437564514314,66.459460729794714 4.364530084394441,66.459494998350749 4.364787504452545,66.459584101497555 4.365079272314627,66.459590939900522 4.365336692073491,66.459590939765377 4.365594111852318,66.459597803419413 4.365800073120919,66.459604641864104 4.366057493052327,66.459659476253449 4.366177647937253,66.459728012867046 4.366349261215265,66.459762281044277 4.366486526371189,66.459782846956656 4.366623855043317,66.459775983146585 4.366709661443971,66.459721148834888 4.366726771739391,66.459680041972788 4.366761119479613,66.459577211439694 4.366812577564615,66.459447000877049 4.366881209998015,66.459412706907557 4.367018474865644,66.459344169297339 4.367087170798675,66.459275631534382 4.367224435496148,66.45915227065143 4.367293067803547,66.459076868432874 4.367430332633947,66.458994602000701 4.367498964944263,66.458919186689329 4.367670641460233,66.458836944957625 4.367859428531716,66.4587958113231 4.368065326094471,66.458775244426903 4.368271287242871,66.45874783872955 4.368425726299608,66.458727271819498 4.368562991380399,66.458727271753773 4.368700320047463,66.458720407660621 4.368923391682491,66.458713543524865 4.36914646321373,66.458672409674492 4.369352424416602,66.45866557076998 4.369472579043654,66.458658706668928 4.369712824830727,66.458692976286656 4.369867327650235,66.458727245897521 4.370107573392914,66.458747812618526 4.370227664612371,66.458809487728359 4.370347819439431,66.458871187920522 4.370433626256942,66.458953442023514 4.370536606945557,66.458980872579332 4.370673871952862,66.458960305871273 4.370759678419908,66.458926023849813 4.370879832957931,66.458891754382805 4.371034271918241,66.458843756868845 4.371188710939393,66.4588163512759 4.37137756169838,66.458809487184624 4.371634917813723,66.458816325830568 4.371823705022719,66.458830053740627 4.371978144080202,66.458816325669531 4.372166931166161,66.45878892003212 4.372321370142195,66.458747786344958 4.372407176528057,66.458686085755545 4.372475808840915,66.458610707381467 4.372578789087121,66.458487305405697 4.372698879957559,66.45843246826594 4.372819034532647,66.458411901119305 4.373007821675653,66.458405062156942 4.373127976346193,66.45841876509148 4.373282415476791,66.458432468003011 4.373402570068913,66.458418764968172 4.373454028390354,66.458357063584614 4.373436853994099,66.458226846723534 4.373436853748354,66.458137713389974 4.373454027463964,66.458021198576134 4.373436853077432,66.457890954726579 4.373522659292465,66.457760735389968 4.373608465565613,66.45765105787406 4.373642749756942,66.45754821901221 4.3736427494722,66.457438540599128 4.373659923032227,66.457253479259649 4.373659859095535,66.457123206161185 4.373762839385968,66.456999847317562 4.373917278208828,66.456890153816531 4.374071717084165,66.456801015651777 4.374208981926985,66.45671192765127 4.3745007494213,66.456602245455386 4.374723820829304,66.456513106240621 4.374878323397997,66.456458290002587 4.375049936297644,66.456362285621154 4.375290181523356,66.456177216232604 4.375547600911975,66.456046962671664 4.375719213834194,66.455957846739011 4.375770672041369,66.455827592109429 4.375787845911233,66.455752192519199 4.375856478290032,66.455683632307881 4.375993743166951,66.455601354739898 4.376131008088491,66.455539671613593 4.376439949821487,66.455519102036689 4.376817524061504,66.455491667507445 4.377126402151834,66.455457393288015 4.377503976383939,66.455429983931921 4.377709873937316,66.455423131551797 4.377915835124895,66.455429983796847 4.378121732773772,66.455471097564541 4.378430674684122,66.455546510508796 4.37858517749178,66.455608218753994 4.378791075179194,66.455669901590483 4.379014210504596,66.455731584268079 4.379185823633501,66.455745313902227 4.379460353576865,66.455683605855072 4.379769231482872,66.455573919171172 4.380009476872769,66.455464232030096 4.380146805389302,66.455402523337114 4.380352766463431,66.455361384087666 4.380507205471589,66.455333974704544 4.380713166544312,66.455292835343343 4.38086760553787,66.455258560909428 4.381004870648323,66.455299700218617 4.381125025335368,66.455340839465066 4.381279464543269,66.455416227609291 4.381382445240574,66.455477936188913 4.381485362371921,66.455560188829651 4.381588343097669,66.455635601564808 4.381828588932751,66.455752127393993 4.38196591767679,66.455806970304607 4.382120356913695,66.455896086644401 4.382395014429449,66.456019476011193 4.382532279637364,66.456108591596021 4.382566627754039,66.456136000066181 4.382618086409254,66.456218275789126 4.382824047691558,66.456286821803218 4.3829956609148,66.456355367640114 4.383184448166524,66.456423925901035 4.383493326344259,66.456465050604123 4.383664939342014,66.456430777771999 4.38383655239816,66.456423925676603 4.383991054783752,66.456300525552649 4.384093971638086,66.456252548354655 4.384265584548881,66.456177137398981 4.384471545616614,66.456149703657516 4.38472890153862,66.456115430367547 4.384969210702571,66.456108590784595 4.385243740578864,66.45604001888826 4.385346720998982,66.455971472098653 4.385501159662867,66.455786374677587 4.385604076317523,66.455635575050081 4.385741404666432,66.455498453849188 4.385913017558313,66.455409335997842 4.386033172001765,66.455333922520737 4.386221958974783,66.455272238744499 4.386427856444195,66.455251668996596 4.386616643530803,66.455251668940562 4.387011328120181,66.45525164358483 4.387303032087184,66.455217369064144 4.387594799584547,66.455141954961888 4.387697780026321,66.455080270741135 4.387903740997241,66.455004856251776 4.388092464298015,66.454908884192335 4.388384231664285,66.454758053989224 4.388504322505161,66.454682638554146 4.388538670429606,66.454607222915087 4.38867593528761,66.454524967084055 4.388710283089665,66.454374134635998 4.388658760852825,66.454278147601158 4.388590128132366,66.454141044258037 4.388538605899423,66.454045081566463 4.38855577971056,66.453907976921144 4.388813199044601,66.453750275302141 4.389104902930624,66.453661151201516 4.38939667046444,66.453599438045003 4.389705612033149,66.453544615421464 4.390031663998465,66.453476036507126 4.390306193904173,66.453421188382507 4.390546439393885,66.453386911383461 4.390803858917629,66.453359499832345 4.391061278478373,66.453359499774152 4.391335935631288,66.453332062949215 4.391627639582895,66.453297785818648 4.391799252590821,66.453277214470688 4.391936517529021,66.453242937300089 4.392245395454586,66.453174382811255 4.39260579545296,66.45310582812462 4.392897499341537,66.453030407679705 4.393154982449247,66.452996117526936 4.393481034401969,66.452934377494643 4.393755627878959,66.452865822172754 4.393995873263567,66.452762988873914 4.394236118649067,66.452660155153183 4.394510648442409,66.452529883362018 4.394682261358735,66.452440767578906 4.394819526228511,66.452351626243342 4.395094183202336,66.452187074261118 4.395282970107917,66.452063665878256 4.39554032596237,66.452001948808899 4.395832093455261,66.45192655028977 4.396106623316473,66.45185112630503 4.396364042783039,66.451796274640756 4.396621462212947,66.451707143613163 4.397016210128318,66.451528880627009 4.39732508793308,66.451350616385795 4.397462352827348,66.451275190690737 4.397719772177822,66.451096924650727 4.397839863045981,66.451014644675709 4.398062997977848,66.450850083916478 4.398200262894745,66.450795230080985 4.398354701805269,66.450706095506888 4.398577836755441,66.450555277877996 4.398800908138911,66.450452397232723 4.399126960047743,66.450349579261953 4.399779063893581,66.450185001458323 4.400087941807679,66.450123292385413 4.400448405377208,66.450040996562507 4.400637192353921,66.449979299771726 4.400757283227041,66.44989013705478 4.400877374092333,66.449787291557683 4.400980354558692,66.449705019903732 4.400980354523883,66.449650163576166 4.400911721974352,66.449533584019974 4.400774456897403,66.44932788970398 4.400654302289649,66.449211308646611 4.400551321705157,66.449094777532991 4.400551321654506,66.448998732354596 4.400619954087193,66.448909616634396 4.400740108585323,66.448820462724456 4.400877373495161,66.448724466972266 4.401014638396948,66.448607883077841 4.401117618865817,66.448491323888135 4.401254883800011,66.448443331733486 4.401460844810061,66.448374764139501 4.401718264288836,66.448340480262374 4.401992794174038,66.448292462564837 4.402318909722023,66.448230761457921 4.402559155172781,66.448189610470578 4.402713594115186,66.448114187873813 4.402833748615292,66.448011322451322 4.402833748577068,66.447894735243892 4.402765116087627,66.447846767204013 4.402627787497948,66.447737046276387 4.402472330765177,66.447584153169259 4.402404843192611,66.447458323658324 4.40251730118679,66.447296541919457 4.402764734284694,66.447233639132861 4.403192112945384,66.44714374707641 4.403552004072227,66.447098807235236 4.404001899777521,66.447026890702801 4.404249332867304,66.446954999217397 4.404451731850333,66.446811177763649 4.404519219370038,66.446667368109388 4.404676647870191,66.446523557626406 4.404901563916598,66.446487604874193 4.405351459615343,66.446442638612154 4.405666316632991,66.44640668574371 4.405868842840484,66.44634379335163 4.405868842835834,66.446235908927136 4.405778774643867,66.446128049284965 4.405463917623985,66.44605614259801 4.405193967482771,66.44598423570288 4.404811622924578,66.445867361306469 4.404631677366387,66.445777476973504 4.40463167737031,66.445696580797943 4.404856593424266,66.445624672868817 4.405081509474987,66.445588718828247 4.405418883546794,66.445561753266219 4.405801291712606,66.445507822052207 4.406026271366663,66.445462879284349 4.406318674964109,66.445256141502384 4.406656049062633,66.444986468333255 4.406813541194129,66.444878603302229 4.40696333684911,66.444644995131611 4.40698477260753,66.444481225712252 4.407156449228186,66.44431894497167 4.407233350699382,66.444203729297115 4.407425572513661,66.444126918559334 4.407733178297289,66.444019352832598 4.40790612707784,66.443850377741654 4.407983028561455,66.44371978234021 4.408021447522648,66.443596862454527 4.407886917792217,66.443404805222386 4.407752388074472,66.443197393872907 4.407675486698481,66.443066782421113 4.407675486746863,66.442966939010702 4.408098349406615,66.44263659945679 4.408521211996985,66.442444534889802 4.409059394875738,66.442352365627443 4.409870453868213,66.442143910297744 4.410456151496901,66.442074492173234 4.411269881929685,66.441945200694278 4.412072290031433,66.442117067489363 4.41386710185093,66.442196258267629 4.414787374711719,66.442068129034766 4.4154025225599,66.441937524392173 4.416401986683782,66.441799242358641 4.417401514397406,66.441653282771185 4.418900805855959,66.441545731806627 4.419285185764259,66.441468912946661 4.420111701062796,66.441438180354211 4.420476935054111,66.441461236213968 4.42089979741514,66.441453534148764 4.422283768454693,66.441330653791894 4.42320633099253,66.441230753063977 4.423706094783795,66.441146243679668 4.424321178851002,66.441100156749812 4.42482094257203,66.44110785901583 4.425416753587452,66.441031013587633 4.426973673153224,66.44088504960061 4.427531128813746,66.440869670340646 4.428511383143475,66.440861993404198 4.42893424540399,66.440900429103735 4.429414735990737,66.440961895775246 4.429780033509954,66.441000280806989 4.430183622702544,66.44104639326946 4.430587275526865,66.441046393307147 4.43160601228907,66.441061747354453 4.432259515116654,66.441077126610608 4.433201414045937,66.441123213721326 4.433701114100399,66.441084828960015 4.43431619807501,66.440984952485962 4.434873590089591,66.440900429660559 4.435315725459824,66.440754464816493 4.435738524105563,66.440716079484631 4.436199868849211,66.440685320680856 4.436507347218515,66.440631555772242 4.436757260938616,66.440439501144297 4.437007174674492,66.440224388105491 4.437372345024509,66.440101451129181 4.437660677613456,66.439947804297333 4.438198860176331,66.439824865980214 4.438621786093408,66.439663540062455 4.43881394414358,66.43966354008225 4.439121486092746,66.43963280522857 4.439429028104925,66.43950221314509 4.439659668707888,66.43941000780535 4.439813407942883,66.439294769579817 4.439967210785819,66.439179492940653 4.440486183864967,66.439087311698245 4.441043575863076,66.438941336295713 4.441793189561334,66.438710855046253 4.442235261277636,66.438572555174815 4.442658187155695,66.4384342545371 4.443100258894034,66.438257538738384 4.443427010267371,66.438219124318081 4.443849872519241,66.438096202756455 4.444176687529251,66.438011670159128 4.444330426736014,66.437927162512466 4.444657178102269,66.437888747585518 4.444887818627007,66.437881069663632 4.44517615110645,66.437842654661424 4.4453106808631,66.43776582442861 4.445426001166584,66.437704349970716 4.445695060599824,66.437658256677977 4.445695060656661,66.437581425862945 4.445771962093787,66.437496891497304 4.445945037942361,66.437427738297416 4.446310208187882,66.437381669763894 4.446694587855326,66.437358610232508 4.447194351428279,66.437274075164865 4.447732533839203,66.437243350036326 4.448136186597312,66.43715116165238 4.44855904875946,66.437105042101933 4.449058748670086,66.437074329389475 4.449347081090298,66.437089685813092 4.449827635090971,66.437158840020942 4.450308125456083,66.437266422642466 4.45109539436154,66.437429355321484 4.451541791148492,66.437538919425407 4.451721418495779,66.437539677146802 4.452057202075725,66.437504620778 4.452729914143906,66.437466205236163 4.453704252656203,66.437296453597256 4.454381226458542,66.437173502275698 4.454901853247422,66.437020557330882 4.455478581776815,66.436859213357948 4.455882170950579,66.436651773151638 4.456266614406903,66.436267550813739 4.456420353692872,66.436014009321056 4.456670267393819,66.435752736148444 4.457025769283933,66.435657915366036 4.457162334445675,66.435586635347249 4.457704078839869,66.435481104211249 4.458066195902454,66.435374840100877 4.458534664589452,66.435214862121157 4.458880689015398,66.435045827655827 4.458957590544451,66.434799927403233 4.459245923174738,66.434454147413575 4.459442406594321,66.434267021589818 4.460347603806239,66.434001309680127 4.461398652777913,66.433747164315477 4.462225103916986,66.433585799252199 4.463397642923859,66.433439817076447 4.464320268421837,66.433293821388645 4.465403248232729,66.433052274218653 4.465720840076024,66.43292786209139 4.466312707150852,66.432624950688407 4.467128535865106,66.432340956889803 4.467402175006439,66.432180391078575 4.468263037741124,66.431896569071441 4.469347862100509,66.431631589863372 4.470071714413265,66.431436990408002 4.470613903946762,66.431313492364055 4.470750532678931,66.431242199959385 4.471112140784759,66.431153854713386 4.471337183765731,66.431136852589987 4.471519673449339,66.43102986262231 4.472107723921505,66.43087057685689 4.472603225566564,66.430818761422458 4.474891692528306,66.43065025319639 4.475948847453721,66.430596441504619 4.476602286250275,66.430519589045517 4.477582603432144,66.430458122096397 4.478312943516838,66.430481188082709 4.481945625383292,66.430358253909503 4.482810558722291,66.430296786535479 4.484117499864914,66.430050864898178 4.484886386079023,66.429735766330865 4.48627029215123,66.429313047488421 4.486846893165745,66.429143973107344 4.487404284733862,66.429036406141194 4.489954941060537,66.428591012061517 4.490904599370322,66.428343456571682 4.491539464705733,66.428112523843211 4.49194559787113,66.42804233401931 4.492264525304769,66.427864003479527 4.492855883164349,66.427579045916872 4.49335424702269,66.427419409641018 4.493848667229222,66.427403478799178 4.494030647951376,66.427314412475866 4.494436272242279,66.427262185347544 4.495336443949126,66.427194014495868 4.496100432249815,66.427179207889267 4.496640395336427,66.427145526643201 4.497136723745069,66.427057773289732 4.497585855490955,66.427059592523463 4.498215568595078,66.427026239583867 4.498577240163925,66.426937904660576 4.499613976890044,66.426798478342363 4.49979411299835,66.426781296354335 4.49958579862449,66.426151619208312 4.499360755708016,66.426168700558321 4.498728752782807,66.426291832439574 4.497560030729287,66.426322912254335 4.496569027717968,66.426426637575688 4.495941604478793,66.42637013831785 4.495360169375625,66.426277909813024 4.494914154390157,66.426150318054283 4.494419606992016,66.426166224430062 4.492568822993589,66.42651790543799 4.491937328892482,66.426623120718986 4.491770613936229,66.42611937708098 4.49177423955594,66.42597565061034 4.491512240749783,66.425687133903679 4.49115654827543,66.425541939352684 4.490354586427624,66.425287114051244 4.489729961964082,66.425122813586881 4.488075088796498,66.424846492219615 4.487719396353731,66.424701280143395 4.487499950929273,66.424502722464894 4.486517853053959,66.424265133440684 4.486117762683596,66.424101761253965 4.485894564408672,66.424046924561623 4.485539889718,66.423865811013641 4.484914820065107,66.423719468675458 4.484648114366821,66.42361057689341 4.484067887925792,66.423464422591564 4.483312232407703,66.423155874642347 4.482291207010367,66.422684446860103 4.481536124017624,66.422357908183201 4.480876197783355,66.421816144334159 4.480478015756098,66.421580880152348 4.480347429908226,66.421418640350552 4.480311746365474,66.421059103413938 4.480544295071214,66.420754607546939 4.480547093853169,66.420646739090969 4.48096054193427,66.420289061384466 4.480965248973787,66.420109386541554 4.480615154224661,66.41974854174245 4.480257235609302,66.419693139432695 4.479946513713532,66.41954812487748 4.478563817060127,66.419164979043103 4.478162899930909,66.419037540492752 4.47776529048008,66.41878432968268 4.477558185411768,66.418100561846046 4.477523964964696,66.417687036526985 4.477628726725406,66.417112374131449 4.47749998561698,66.416878203201804 4.477053207617145,66.41678649571692 4.476332154547993,66.416873349742403 4.475338925489952,66.417066950298732 4.47461889014745,66.417117909468843 4.473140337247199,66.416968013846045 4.472153278299152,66.416927974016517 4.47143451514785,66.416924991134394 4.469953290623807,66.416882954193127 4.468697872287595,66.416787884591258 4.468158036581412,66.416821579667371 4.467660563252969,66.41694533884359 4.4662182024654,66.417137068151177 4.465497721774602,66.417205948739522 4.465138403784825,66.417204482572387 4.464511935005389,66.417112068418319 4.464018723571339,66.417074051059316 4.463793171808257,66.41710908551012 4.46333710659674,66.417376746394481 4.463056024957394,66.417824893246774 4.462959277739409,66.418094088421881 4.462955524685153,66.418237860219136 4.462686020270334,66.418236747997497 4.461795581219635,66.417927541319187 4.460950048997297,66.417618507756359 4.46018968675537,66.417489569803934 4.459241809464528,66.417665370598172 4.45856579020163,66.417752448978021 4.458070733989839,66.417786344940694 4.457529435117526,66.417873953743324 4.457167890664375,66.41796229531063 4.456807554847426,66.417996772384541 4.456715896492816,66.418068279497064 4.456037968830564,66.418227242295103 4.455587437715291,66.418279260679157 4.455091045610443,66.418367069971779 4.45428253229576,66.418363733268862 4.453700397760686,66.418289421126175 4.453078127343782,66.418035267304703 4.452995183890033,66.417765338391959 4.453268505065538,66.417622676137256 4.454034846890949,66.4175180298584 4.455114264065465,66.41746858836099 4.455295799640298,66.417397408165627 4.455254582352283,66.417253467209648 4.454720153606973,66.417071545934249 4.454226560465583,66.41705152602789 4.453957946623069,66.417014507064337 4.453423645107956,66.416832546124013 4.452613732366478,66.416883101165766 4.452255368527388,66.416845664834696 4.451809926440106,66.416700039578103 4.451276897217102,66.41646419620902 4.451008855889544,66.416409140437821 4.450246203621055,66.416370060158187 4.44912232492316,66.416401354066053 4.448089722915337,66.416379134182705 4.447506697842335,66.416340736417368 4.446427853120047,66.41637223257834 4.445890625439269,66.416298116700347 4.4456660914143,66.416297206590386 4.444867311035282,66.415916437379622 4.444559452039629,66.415663573985199 4.444606712562321,66.415573884413377 4.444968829617438,66.415467535757486 4.445148902131054,66.415450270226444 4.445377252978614,66.415307430444756 4.445252201925676,66.4149294777676 4.445531502918763,66.414553162757997 4.445626914567411,66.414337852180751 4.445632449011678,66.414122160503908 4.445231913844895,66.413976746879428 4.445099992479631,66.413868343479365 4.445243936975453,66.413509431094397 4.445068953643527,66.413328936326039 4.444714788434286,66.41312974455839 4.444142514354612,66.412677986312602 4.444059062264823,66.412425975144998 4.443759155295122,66.411867486233362 4.443629524123489,66.411669193110825 4.443191525249076,66.411235903306604 4.442835896995268,66.411090624596326 4.442483004221026,66.410837459518802 4.441728240509767,66.410492788678496 4.440793467966971,66.410165306392429 4.440168780727888,66.410000931430702 4.439675633051992,66.409962953658848 4.438999104854581,66.410067985415708 4.437965485280476,66.410081689021013 4.437070021336725,66.409970132961064 4.436577700677761,66.409896149733896 4.436084616593721,66.409858146495594 4.434870860874999,66.40988911952941 4.434243947043432,66.409814579696373 4.434110562629147,66.409760116123749 4.434612107783817,66.409474547824644 4.434977405755624,66.409242315712703 4.43592490153375,66.409084434006473 4.436018023193188,66.408958979629602 4.435888773909102,66.408742672523658 4.435580851731177,66.408489685935749 4.435011886336977,66.407912017391112 4.43488505455391,66.407605843972703 4.43487462373174,66.407418567613405 4.435069899104667,66.407223286528804 4.434351520160062,66.4066567911985 4.433877900998351,66.406399054480715 4.433617302201561,66.406287836381395 4.433405872121848,66.406123360262185 4.433232097192378,66.40604921409836 4.433202965916655,66.405851102468716 4.433356197042842,66.405619304442453 4.433618772861683,66.40457984086791 4.43359250411208,66.404345780099803 4.433440293362413,66.404002259311881 4.433234524755618,66.403765840951664 4.433203866874518,66.403585667916389 4.434611185202183,66.402273065420331 4.435005870747667,66.401828547727362 4.435026035473987,66.401577059614013 4.434908617415763,66.401359778118774 4.434701449450409,66.401141343809485 4.434588293367608,66.400870144803534 4.43465037516589,66.400655197009016 4.434566350267338,66.400582172937362 4.434513812962448,66.400113949143091 4.434528189116564,66.399934306340924 4.434287628113577,66.399571576511349 4.434028365390879,66.399442368405843 4.433684762670993,66.39868265116975 4.433480520963839,66.398428247475309 4.433229845850293,66.398191270469937 4.433009764894838,66.398134504798278 4.432733012082966,66.397663376437364 4.432186946048591,66.397188760552552 4.431779735098428,66.396662034443352 4.431617095675349,66.395886534992329 4.431429902149095,66.395416502849102 4.431172166288162,66.395269297981997 4.431019828867305,66.394925601962555 4.430889561480948,66.394869992743338 4.430828500639732,66.394509466663138 4.430469059297455,66.393947288360749 4.430295348274553,66.39387310607033 4.430176531103522,66.393673708788668 4.429671046690292,66.393253516761391 4.429322098002051,66.393123162621123 4.428658993023759,66.39298873388968 4.428530188765007,66.392915130737521 4.428554552311787,66.392609684772594 4.429280633514132,66.391953389119053 4.429401871507673,66.391559167933238 4.429604335273698,66.39127391049044 4.429595178759519,66.390824060390969 4.429338528251151,66.390101203581466 4.429160491682586,66.390080909006102 4.428348103321668,66.389566786651613 4.428136673946366,66.389402175229392 4.427894650742857,66.389057234459003 4.427864056909576,66.388876942855191 4.427674065104935,66.388442752093269 4.427313288682808,66.387898354794331 4.427163941607794,66.387518608514696 4.427182516607732,66.387284982923887 4.426979675110306,66.387012469442993 4.426551091449783,66.386755086970922 4.426287567236622,66.386679744356286 4.426121044718448,66.386515696076131 4.426002100683617,66.38631624016115 4.425622685892173,66.386005486923011 4.425194102341436,66.385748094076504 4.424538186334088,66.38552380292893 4.423798309394342,66.385226428180786 4.423269925217047,66.385093703417212 4.423104738704768,66.38491166200842 4.42307713490331,66.384695349499182 4.423324001325114,66.383852772590714 4.423299196561546,66.383600534259628 4.42342908659442,66.383098315618483 4.423923700918617,66.382528807220908 4.424212924915834,66.382280593337882 4.424412208041127,66.382066232811979 4.424435746565738,66.381597662655636 4.423664070817114,66.380791685707095 4.423477005175585,66.380426159567207 4.42331341110376,66.380004429076351 4.423196567294997,66.379704521328435 4.423243447985767,66.379451469202294 4.42338383058393,66.379273412385672 4.423373845668008,66.379111379011022 4.422744325952467,66.379049658087609 4.422563426994213,66.379065353671777 4.421981485125859,66.379039935702934 4.421441714487225,66.379051061259034 4.419747983950143,66.378885454414984 4.418889795266028,66.378946502711528 4.417951844339946,66.378880553068399 4.41657074289289,66.378736945227928 4.416078677935774,66.378712678874919 4.415095693121033,66.378646120890508 4.414561584168873,66.378585335552899 4.414067992453099,66.378579030991006 4.412949142505245,66.378528788815728 4.411882260537098,66.378389166666011 4.410359504959502,66.378333771442357 4.40982673194972,66.378254934492389 4.409291096236636,66.378212135677501 4.408668700710259,66.378132196893119 4.407643799117982,66.378029142803456 4.406714309102049,66.377855289273683 4.405964318586292,66.377683726046769 4.40579067177874,66.377609508048749 4.404555677747623,66.377323772618411 4.404066348299481,66.377263553652199 4.404402572582574,66.377555794722639 4.404730081496396,66.377955958944739 4.404493266497765,66.378434293261463 4.404565966012211,66.378748038963138 4.405002880335233,66.379069097671632 4.405439860236745,66.379215031355201 4.405822202119611,66.379309902518955 4.406095330434044,66.379404760470109 4.406149903595291,66.379572576655136 4.406040560982556,66.379740366115541 4.40594947466607,66.379813324232799 4.405785556826235,66.380002996750548 4.405639831278354,66.380134317333543 4.405530553293882,66.380207274272991 4.405694404140987,66.380331303720752 4.405676146905671,66.380513694679578 4.405530420965257,66.380681477778339 4.405311864911874,66.38083469137635 4.405166139200499,66.380980588436529 4.405184263897667,66.381294289491763 4.405220645517296,66.381454790059834 4.405348048619434,66.381659056407614 4.405366174978958,66.381819554606651 4.405384366029182,66.381877913901022 4.405530025812918,66.381950878856401 4.405566407842685,66.382074899449933 4.405529959137456,66.382242697596212 4.405511701875115,66.382432351978352 4.405438807528371,66.382476117081509 4.405274954378618,66.382563647028292 4.405165676462619,66.382629294310703 4.405129228524425,66.382724126500975 4.405147419354928,66.382804391316924 4.405038141056166,66.382906499921589 4.404965246248388,66.382994028518539 4.404928862527638,66.383030502885646 4.404910606945772,66.383059687421664 4.404892414818993,66.383103464177367 4.404946988918391,66.383191004955506 4.404892349692402,66.383249360933647 4.404783071922503,66.383300414290588 4.404509941289533,66.383409822965717 4.404382471691964,66.383475468002445 4.404364215501156,66.383563007360095 4.404273129092879,66.383643243995991 4.404200234279727,66.383730782676423 4.404109147414833,66.383854781593968 4.404127337345852,66.384022555261055 4.404181911005216,66.384153855124595 4.404109080479848,66.384175736123112 4.404072632395531,66.384285154028149 4.404127206662857,66.384358099163308 4.404036119502453,66.384511277853335 4.404017927002971,66.384591524229776 4.404127140054751,66.38464987721791 4.404181714030433,66.384752003885808 4.404291054375439,66.384803067198078 4.404454906063154,66.384861432436139 4.404436649816172,66.38495625620962 4.40436381876851,66.385029199180636 4.404363754345729,66.385109443927078 4.404418392311442,66.385175110121821 4.404381944688851,66.385240738031712 4.404218027828523,66.385335560132916 4.404163324552928,66.385437671171715 4.404072236893385,66.385641904685542 4.404126810083671,66.385824257110059 4.404199639590457,66.385904499427468 4.404327107518087,66.386006608440724 4.404472767053965,66.386116031295757 4.404618363495502,66.386174393438779 4.404744813959341,66.386252268362313 4.404490892510276,66.386378608233386 4.404326976445764,66.386393185655152 4.403962760520566,66.38646611132468 4.403671374688146,66.386560915933856 4.403343670195468,66.386546312513104 4.403088732268063,66.386546312102084 4.402870241009397,66.386575466912731 4.402524216583998,66.386662982257022 4.402214639189737,66.386743195963177 4.402068913971642,66.3868380124119 4.40199398342211,66.386954897119452 4.401558970843611,66.387195396275615 4.401304031258062,66.387355845923381 4.401085475324467,66.38748711522598 4.400976196617566,66.38762568515493 4.400830470938737,66.387764254258755 4.400703000179744,66.387939289911031 4.400648296593198,66.388070569077541 4.400630103661965,66.388194571953576 4.400630039321803,66.388267492967188 4.400593591030409,66.388398770443402 4.400474453020971,66.388554809314812 4.400302138793078,66.388763420562086 4.400119965769283,66.388938449148682 4.399865026511482,66.389062422045029 4.399719365523032,66.389091586701809 4.399464426913121,66.389149928624391 4.399391595832602,66.389222859394692 4.399227679034022,66.389303090454021 4.398990931880875,66.389383283181317 4.398754248257041,66.389470788903424 4.398608459675237,66.389536418045594 4.398590202990957,66.38967498944632 4.398553755132874,66.389762507124829 4.398408093543244,66.389850011669907 4.39833526282063,66.389886476004889 4.398189601739162,66.389922940169853 4.3979710464704,66.389981267563627 4.39778893825509,66.390032307099474 4.397625084893311,66.390127111081242 4.397497615492666,66.390163562272789 4.397333698665828,66.390243777669482 4.397242612200197,66.39032399292698 4.397096950739205,66.39039693281731 4.396914842143667,66.390484422437325 4.396841947364254,66.390564636954252 4.396769052584608,66.390644851214489 4.396714413028931,66.390732365478769 4.396550496263293,66.390805278847779 4.396550495751237,66.390856329651342 4.396495856268449,66.390936543007484 4.396240917144946,66.391038630914167 4.396004169414544,66.391169906211189 4.396277231610284,66.391570991584004 4.396006836167113,66.39164619228211 4.395658075461487,66.391826197819327 4.395494158098606,66.391957443806263 4.395312048895239,66.392103288743314 4.395148132396685,66.392147036824383 4.394911385876542,66.39215432361253 4.394674638772502,66.392219932934552 4.394547168826269,66.39230744158391 4.394510720740551,66.392416836650767 4.394419634254888,66.392497044955576 4.394201141716613,66.392635574370033 4.393982586219513,66.392708494769067 4.393836924643103,66.392788702053807 4.393673007979655,66.392847022869915 4.39358192141477,66.392934516737796 4.393509090152952,66.393022010329389 4.39329053420738,66.39313871416924 4.393071978330848,66.39324806736623 4.392926317178349,66.393284526643583 4.392671378118282,66.393372018723241 4.39247101407301,66.393466822670504 4.392307160562395,66.39356888777121 4.392179626765916,66.393678239237417 4.3920339656752,66.393707436477868 4.391706196559155,66.393758442896271 4.391487704989623,66.393794901314294 4.391323724979495,66.393824073087842 4.391068850080284,66.393853219380205 4.390668251054964,66.393853218734606 4.390558973938941,66.393824021253664 4.390504399282738,66.393780275746877 4.390376930394629,66.393758390151774 4.390158438589602,66.393816733923515 4.389994522102361,66.393853167041172 4.389903500070618,66.393845880220539 4.389593922544592,66.393904198338873 4.389411751115087,66.393904198041611 4.389120429260103,66.393926057526159 4.388865491026172,66.393926031807382 4.388628807723681,66.393962515246727 4.388228208288639,66.393998947760849 4.387791161535087,66.394064551919755 4.387571843029307,66.394100554471066 4.386862428903372,66.394232217764028 4.386243337039309,66.394378023449647 4.386006589561263,66.394465537038784 4.385897247306461,66.394582171093106 4.385878990707931,66.394706141781839 4.385806159605286,66.394771769993014 4.385806158849716,66.394844684538356 4.385824349950135,66.394903000871977 4.385878924007786,66.395005085791126 4.38580609275676,66.395085285851465 4.385806028098192,66.39518738258684 4.385733195949526,66.395355092939795 4.385460000991349,66.395486345581915 4.385022952339962,66.395726914715496 4.384567712116682,66.395952909392363 4.384185239153911,66.396135186137997 4.38393023564634,66.396288292629706 4.383802765358612,66.396397657540973 4.383802764315474,66.39649971098396 4.38380270018708,66.396550762847568 4.383748060786293,66.396616386259751 4.383657037449411,66.396733035634853 4.383602333182975,66.396922593025238 4.383602331706162,66.397068409386421 4.383584075947538,66.397112149040055 4.383474861569237,66.397163186829573 4.383365583288135,66.397243379926579 4.383238049247701,66.39736733727284 4.382928470450266,66.397535020008689 4.382564317249267,66.397629770008436 4.382272931030273,66.397709961318711 4.382017928891808,66.397724532002883 4.381835883974238,66.397782866607386 4.38158094469795,66.397870342992249 4.381362389358475,66.39790677013255 4.381143897771635,66.397928626248955 4.380797936833583,66.3979650783929 4.380597637027263,66.397979649015411 4.380342634345332,66.398045243064715 4.380014864210701,66.398169196123249 4.37972347786795,66.398256671100327 4.379395707718867,66.398380597817606 4.379086129798585,66.398453476064802 4.378576188582441,66.398526391714782 4.378193844011797,66.398577375584381 4.377993543873973,66.398621137604806 4.377592880134117,66.398694040296917 4.377374388876643,66.39867941880722 4.377155897920098,66.398635681490077 4.376828128999687,66.398635655648107 4.376573190850801,66.398606514073833 4.376245422001038,66.398599177639994 4.375881269561652,66.398606462320814 4.375389583663473,66.398672079623495 4.374879706035048,66.398737646130144 4.374570127954216,66.398817833860377 4.374388019030145,66.39890530675622 4.374078440014172,66.399072991865779 4.374023800251545,66.399167787160565 4.374023735493254,66.399277114443493 4.374060181695413,66.399357351623891 4.374088803211375,66.399530953360227 4.373987220337708,66.399707234949261 4.373823366583089,66.399809325252022 4.373641258031479,66.399860319490585 4.373440958137319,66.399874889006227 4.373222466673248,66.399874888640554 4.373040294964496,66.399882173257268 4.372949208842361,66.399911338066602 4.372876377666255,66.399976952661532 4.372876376904414,66.400049852080059 4.372876376067834,66.400130036136304 4.372712458313904,66.400268523494049 4.372548541392952,66.400326852211393 4.372257218887425,66.400377870510141 4.372093302722011,66.400363275383455 4.371929450239422,66.400341420755566 4.371801981353405,66.40030495863499 4.371674512161838,66.400297660974132 4.371419636848323,66.40033410981583 4.371146378603386,66.400406982443855 4.370982525732333,66.400421576995399 4.370649794608068,66.400487923351847 4.370053855817048,66.400567346178931 4.369817108904347,66.400574630498895 4.369598618016926,66.400516301707853 4.369507596411402,66.400457972996833 4.369398319087602,66.400436093243115 4.369179763739236,66.40045797243684 4.369052294612949,66.400443377411051 4.368779164323003,66.400443364295569 4.368651694648238,66.400479825786078 4.368578863441095,66.400545413604178 4.368506032233658,66.400611026544851 4.368451392984747,66.400654759968106 4.368360306834465,66.400683923878958 4.368323922839602,66.400734941881595 4.368378497547238,66.400778700569518 4.368378496537616,66.40087345157616 4.368360303727229,66.400975512092089 4.368323856204841,66.401019244910344 4.368232769976107,66.401055692979625 4.368105364445253,66.401041098303153 4.367868617349733,66.401062976939116 4.367631806178095,66.40112857559906 4.36737686680611,66.401201471242999 4.367140182841352,66.4012670821878 4.366899109927887,66.401335677575091 4.366088750439981,66.401404246506161 4.365862752640568,66.401457235595188 4.364916145390702,66.401579248451782 4.364237261039395,66.401774256766473 4.363650990262213,66.401861743952594 4.362889228280087,66.401786622680191 4.362666030340748,66.401731736528106 4.362401616356764,66.401532805782608 4.362133002508651,66.401495725439418 4.361457427016602,66.401564875879373 4.360688665187176,66.401759504745968 4.359420646203914,66.402149947182167 4.357796044880391,66.402430918058201 4.357524249187808,66.402519718694506 4.357201819544821,66.402824108072622 4.356245507477602,66.40332370508834 4.356103246193023,66.403610861784955 4.356319539863479,66.403935446207242 4.356040776196338,66.404293965326417 4.355676207798924,66.404490268190642 4.355496039420417,66.404507515806287 4.355035739234225,66.404937191959149 4.354937016764582,66.405278462321064 4.354928648944332,66.405602114331174 4.355047588533392,66.406214002168142 4.354633118023941,66.406607866518968 4.354037524626682,66.40705492962492 4.353538712792816,66.407232662319174 4.352819502617916,66.407247681879923 4.351699343836711,66.407135150650817 4.350889842567578,66.407167744936828 4.350346632773964,66.407327358373436 4.349808450029647,66.407289122945684 4.34913885549347,66.407124525563376 4.348961105072625,66.407051861322586 4.348736952399963,66.407032945775441 4.348337753784047,66.406833500495978 4.347800080077239,66.406777309868119 4.346898919471367,66.406881469043682 4.346627537229454,66.406952249075744 4.345764347325068,66.407326339074572 4.345445194651033,66.407504790857033 4.344538434115585,66.407824720781065 4.343724287251521,66.40803707759558 4.343117309546825,66.408299651791751 4.343105891692949,66.40832777022122 4.343131143154848,66.408395916914131 4.343257973321106,66.408702106965222 4.343165805053015,66.408791619026559 4.342350226378651,66.409057939890928 4.341802371046407,66.409397269741419 4.341435097898828,66.409701373360576 4.341202640948477,66.410006029778927 4.341056211742453,66.410454878920731 4.340914014129249,66.410741979286513 4.341079738156613,66.411282000405464 4.341075633853308,66.411443788209098 4.341203800572839,66.411696012484541 4.34124313971914,66.411911877519515 4.341145403723483,66.412217088752882 4.340906933780431,66.412755370866009 4.340944364079552,66.413043178289342 4.341071671886194,66.413331323833731 4.341245827360646,66.413547731142273 4.341243059424942,66.413655580025363 4.341370335486944,66.413943731148038 4.341677843767078,66.414214650615833 4.342650716067748,66.414811831436523 4.343313821241422,66.415228023030423 4.343400867247238,66.415336218694321 4.343667159207577,66.415463145994451 4.343885712772202,66.415697735697478 4.343879699861079,66.415931337021135 4.343645780004231,66.41628988687043 4.343372138901676,66.416450504391179 4.342958114098871,66.416826235462253 4.342327317241931,66.416895495623166 4.340970437519041,66.417249391804518 4.340652303037325,66.417391854104508 4.340509119716721,66.417714793380384 4.34036835423824,66.417947844917506 4.340262283537291,66.418576466959777 4.340165438858286,66.418845629581725 4.340028904614619,66.418916957430923 4.339838555687593,66.419329515794317 4.339519912231746,66.419489936871429 4.339111900249714,66.41963205776274 4.338796947133624,66.419648713554551 4.338434319290907,66.419773014877748 4.336626365514342,66.420196842189824 4.336127648759574,66.420374494518455 4.335670562214363,66.420678111016343 4.335078213966393,66.420999162442385 4.334535449185638,66.421140655441263 4.333991793614273,66.421318124130892 4.333446261071192,66.421567442784436 4.332950280178085,66.421637296648569 4.332583516551141,66.421923308237226 4.332129674890407,66.422101150593718 4.331805941306023,66.422459182511332 4.331668420855376,66.422566411611484 4.33157300788066,66.422781677337653 4.331569222206022,66.422925397457931 4.331929559633966,66.422890939986686 4.332427831067536,66.422731311629875 4.333602283885011,66.422484557738855 4.335046210264886,66.42223896426502 4.335678375373433,66.422115787441527 4.336084033265799,66.422063549728264 4.336937965477666,66.422049120107289 4.337701192961974,66.422070248773494 4.338420817791143,66.422037243707393 4.340083775025985,66.422008182168085 4.34188059404973,66.422015614284945 4.342779432980671,66.422001361562707 4.343587980787382,66.422004698421574 4.344260916958659,66.422043416649899 4.345874290435651,66.422193839831451 4.346637040445922,66.422232936925496 4.347356251403934,66.422217951203891 4.348661670292021,66.422115498390852 4.349607324587187,66.422029573006 4.350328857704879,66.421924717914379 4.351096633844636,66.421766183127247 4.351907980780498,66.421661706124979 4.352676774814142,66.421467206127772 4.353308366737069,66.421362020047354 4.353714946806016,66.421273816931745 4.353167156329488,66.421613006557436 4.352709116117433,66.421952520231315 4.351880113794129,66.422739747892237 4.351560134609826,66.422954076670649 4.351149800770698,66.423185979748112 4.350827944727885,66.423472150399306 4.350593643973454,66.42384853430832 4.350362079010559,66.424117109288105 4.350134713111616,66.424223952075664 4.34980964419305,66.424635854065329 4.349304756689512,66.425047041570906 4.34848237126928,66.425582684399515 4.34797853352574,66.425957899272078 4.347659413296727,66.426136268960477 4.347478322211954,66.426189408100868 4.346749440745774,66.42658166954422 4.346384013901915,66.426813728623614 4.34583845027081,66.427063017791255 4.345340179351347,66.427222618537812 4.343892977381534,66.427593942259577 4.343079371561235,66.427788217934918 4.342175856363897,66.427982138305893 4.341316357406884,66.428212112208456 4.340774070110333,66.428335663503304 4.340189166160853,66.428369165907057 4.339693630796133,66.428421011503488 4.339154651696289,66.428418787647757 4.33848171513262,66.428380079457753 4.337896365770947,66.428431571232252 4.337489817220596,66.42851969871883 4.33739720397261,66.428627129273949 4.336574722902992,66.429162683135402 4.336209741288473,66.42937676754444 4.335612335925972,66.429895251993074 4.335108020964075,66.430288390525703 4.334654656823115,66.430448185583913 4.334017020532401,66.430786872195966 4.333381133779563,66.431053705221956 4.332474469060661,66.431373297222081 4.332107133588178,66.43167715946619 4.332193289510248,66.431821257980189 4.332673079576324,66.432380061415444 4.33275554570008,66.432667794721894 4.332748102449646,66.432955145734041 4.332557818570241,66.433367498026868 4.332548053362914,66.433744642891952 4.332673518113564,66.434104377789225 4.332846275504719,66.434374535561403 4.333016679126541,66.434734438225036 4.33305468377943,66.435004008137497 4.332779166495647,66.435236355607898 4.331738576273055,66.435519458324123 4.331287057089971,66.435607409400291 4.330918417820614,66.435965071317298 4.330370595874125,66.436304062312544 4.32955781677968,66.436462353942417 4.328834056468545,66.436656940029295 4.328602905509483,66.436907407105139 4.328460773386754,66.437194153714373 4.328185287969932,66.43742649352852 4.327819384224219,66.437676435088207 4.327546634235716,66.437801013419559 4.327135887098867,66.43805073655038 4.32668115535615,66.438264353575335 4.326093038461826,66.438423567445923 4.325680891840402,66.43872714213127 4.325270558215956,66.438958886819918 4.324993132675702,66.439263073821294 4.324806093701891,66.439549616667193 4.324799637012081,66.439801001948624 4.324656105631913,66.440141582754507 4.324248093924916,66.440283586759733 4.323701194561056,66.440586583291392 4.322568436534497,66.440959022970333 4.322070642567836,66.441100618285247 4.321116208570906,66.441527659712264 4.320886520923,66.441724226934596 4.320606773772595,66.442118089104994 4.320692453128292,66.442280031187934 4.321207007251373,66.442516717836014&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Pact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242040952150427,66.539044721091003 4.24214360093235,66.538738262961431 4.242291380590757,66.5384612068911 4.242206331141469,66.538320867653184 4.242185393926955,66.538087502958305 4.242274055420187,66.537921300558565 4.242679920540305,66.537596663990115 4.242982721843749,66.537546979089555 4.243345380051193,66.537548687167032 4.243772889116869,66.537619623639046 4.244185289043915,66.537637104048841 4.244507550247349,66.537496480638367 4.244719442508341,66.53712643288884 4.244707945770567,66.536766494153383 4.245234168003015,66.536706793740692 4.245228403774568,66.536526771680698 4.244557307177435,66.536394752513132 4.243588307678455,66.536330155796549 4.243145689460409,66.536205832135323 4.243020918118754,66.536085254117452 4.243565989224571,66.535772391665205 4.243575365900285,66.535645772763161 4.243389999293079,66.535311625998574 4.243394413848113,66.535167217888969 4.243666163416316,66.534848559304649 4.244350344977893,66.534547379332594 4.244617839069025,66.534373101234593 4.244557307532535,66.534159550484247 4.244427510564776,66.534021124537261 4.244361826097318,66.533789757757475 4.244703643292113,66.533558059049312 4.245184475279808,66.533338132223022 4.245586760356659,66.53332003944476 4.245701384644661,66.533405029496507 4.245890300143996,66.533432603658099 4.246317102871075,66.533341320122801 4.247146158837888,66.533231918282397 4.247469095113345,66.533253453321564 4.248085519626103,66.533351951307523 4.24865143244282,66.53327239126439 4.249018410180878,66.533129730252242 4.249399822423753,66.532878223914025 4.250459557741974,66.532145505159335 4.250821509913093,66.531985023462425 4.251093966485453,66.531828542007602 4.25163330691978,66.531335592103773 4.252005278783175,66.531210659465941 4.252460887340267,66.530901737642196 4.25275718769468,66.530509750172641 4.252756545314622,66.530347549154484 4.252606550630305,66.530137940301202 4.252382296381715,66.529985728141014 4.251417069441409,66.529614469022107 4.251481214049002,66.529521462768315 4.252096194849358,66.529295485533908 4.252731310201553,66.529140721375725 4.252795454845932,66.529047663035428 4.253207117323472,66.528902964554916 4.253395326909384,66.52876825699127 4.25327487597206,66.528503246548411 4.253328937512743,66.528374577263023 4.253606547401526,66.528235865035469 4.253197793087271,66.527911661232835 4.253037715466011,66.527666447418127 4.253160337118041,66.527300306140134 4.253293620474252,66.527132018312585 4.25348688768827,66.527015169378956 4.253893524771313,66.526852641190629 4.253997296322759,66.526739717499623 4.254240273461096,66.526638646087008 4.254880510283385,66.526501658642175 4.254944655090541,66.526408640795779 4.254904322679661,66.526266194767516 4.254987222483861,66.525919865264029 4.255150818892513,66.525858379780701 4.255581300440227,66.525460372620273 4.256062133881839,66.525240374800461 4.25616600097774,66.52512751933277 4.256046256048515,66.525024706864642 4.255583440375272,66.524829099067503 4.255359250038883,66.524676879526226 4.255184127709295,66.524378224998841 4.255009679061868,66.524241783566922 4.254849601851606,66.523996508398312 4.25457563802041,66.523828477446685 4.253833896403777,66.523447056720627 4.254125846482215,66.523199480654483 4.254463249869138,66.52311216263675 4.25478045534881,66.522953636887493 4.254908808942322,66.522767498840736 4.255174830304022,66.522268582048071 4.255541777570438,66.522125833184546 4.255566295764758,66.522052609215592 4.255242653955194,66.521868757552326 4.254650747489407,66.521696988499372 4.253780620488975,66.52150165872844 4.253436748930405,66.52124661581928 4.253475670510578,66.521064493091401 4.253634305174635,66.520985249006998 4.253353905300041,66.520474795316957 4.252935773843012,66.520277162659752 4.252642381042032,66.520200158953415 4.252467932466852,66.520063719720255 4.252214134723307,66.51996690349435 4.25186523756272,66.519694021708972 4.251785214986651,66.519571374554658 4.251783772807655,66.519246778464279 4.251946728021786,66.519022976513895 4.252462291087286,66.518765310532572 4.252555980170255,66.518616803169849 4.252316649544657,66.518411098686883 4.25207293481245,66.51834992415327 4.251511340726014,66.518284949679213 4.251307284679563,66.518203961578408 4.251287182282149,66.518132715153371 4.251469534934928,66.517817842359975 4.251637547722735,66.517611877347392 4.251796182590255,66.517532597117437 4.251650572988567,66.517178367702101 4.25143140837991,66.517043926220836 4.25112217012572,66.516751197898159 4.250598824655465,66.516341795891975 4.250334975712136,66.516209313945367 4.249841910963381,66.515906782583073 4.249597459387634,66.515683280017171 4.249446183023463,66.515148847479708 4.249231307274592,66.51486986912181 4.248086606340276,66.514344060656384 4.247738318834215,66.514233449400464 4.246469552221546,66.513749300867232 4.245330486003081,66.513403608963387 4.245096212765697,66.513215688990357 4.245194318351479,66.512922611242217 4.245342806939592,66.512807685197757 4.24564426393533,66.51243329147124 4.245628355226159,66.512217512368792 4.24550870586285,66.512114596035502 4.244936291654778,66.511851676547835 4.244707044060817,66.511681573686118 4.244606887629398,66.511487596283672 4.244621355002191,66.511378708046919 4.244818880729155,66.511117187185434 4.244782869884781,66.510830104112088 4.244658194991755,66.510709428037089 4.244354655363101,66.510596760483011 4.242917170230129,66.510156210022259 4.242280642161611,66.509986349354833 4.24219553066437,66.509845849262391 4.241677947249944,66.50961647587971 4.241329754937514,66.509505868671667 4.241060880291715,66.509355570024724 4.240691785678088,66.509011273704232 4.240448102416934,66.508950050719207 4.239220339532275,66.50877068989017 4.238190261548121,66.508329827882577 4.23732509468691,66.508152198602545 4.236951679013836,66.507952452537197 4.2359366774747,66.507565046244935 4.235597799663664,66.507327591193885 4.235397486955571,66.506939591922901 4.235579841137987,66.506624602456043 4.235912252468171,66.506519393903901 4.236100400391886,66.506384640794394 4.236060100609347,66.506242079898584 4.235830212108791,66.505909552811644 4.235933984947416,66.505796584429078 4.236340624993314,66.505633892750652 4.236399008989286,66.505360574282491 4.236060290395488,66.505123148537365 4.235925437254838,66.504966802564866 4.236072549462516,66.504527000984709 4.235216951699296,66.504222590606133 4.234779263079641,66.504115939662825 4.234684132495581,66.503939737551121 4.235036037285087,66.503743430493174 4.235611364363101,66.503537044784338 4.235591166853005,66.503465731091936 4.235217751349873,66.503265972478175 4.235132671886617,66.503125383978656 4.235409611993883,66.502824150572238 4.235160167057046,66.502582694766033 4.234946123376621,66.502465984400828 4.234801187532261,66.502273925342564 4.235029121990603,66.502119272881231 4.235450870852351,66.502010064707946 4.235931740165955,66.501789859901749 4.236269145627436,66.501702517457545 4.236755040484301,66.501500146124513 4.237008166144598,66.501434594484138 4.238234457908938,66.501289178243738 4.238432689088656,66.501189994139466 4.238352762534529,66.50106725560002 4.237973585981843,66.500687221348684 4.23768893109473,66.500320911357775 4.23751237102504,66.499697087345993 4.237337954690707,66.49956051016288 4.236859966881457,66.49931123852221 4.23660626437697,66.499214341145816 4.236382042668306,66.499061964372416 4.235620712485257,66.498771293372187 4.235465117515541,66.498381119656472 4.235538706168214,66.498161186921536 4.235702367662278,66.498099683435626 4.236258170348111,66.497984385030932 4.235904984325678,66.497855861879614 4.235262663020656,66.497505662473543 4.235122176480235,66.497168986743048 4.235120832538838,66.4968440477287 4.234856983686883,66.496711511950963 4.234125965364343,66.496527776319127 4.233683346690673,66.496403227164677 4.233414408731199,66.49625287431212 4.233214801509706,66.496027153532182 4.232687103737802,66.495761996924486 4.23172251637657,66.495552628429166 4.231076513307795,66.495509466144583 4.230763658108879,66.495523578483485 4.230044097909349,66.495700397833843 4.229304435811263,66.495805905489036 4.228892033378274,66.495788344048862 4.228514296304447,66.495733136398684 4.228195648195376,66.495566929886763 4.227837309227451,66.495420553646937 4.227632708205934,66.495176959343468 4.227526728067905,66.49480260432864 4.227322031688084,66.494559054368324 4.226749009040457,66.494133460724825 4.226250887336743,66.493812818257368 4.225544355706277,66.493555702719135 4.224898415821949,66.493512536909193 4.224321679529372,66.493394046400297 4.22390425138559,66.493358641207251 4.223545975934398,66.493212277103751 4.223351330491345,66.493004370845497 4.222967959528985,66.492768817877675 4.222525244998306,66.492644300165139 4.222192160428382,66.492587043976357 4.221317644835254,66.492536140497123 4.220661621943337,66.492457312813627 4.220139684514362,66.492372461180011 4.219702027125072,66.492265759056892 4.219294105116724,66.492103561891895 4.218144890125131,66.491721855765249 4.217538640673337,66.49165885234666 4.216767962037312,66.49149488840628 4.215688749498046,66.491200374416238 4.215280731936101,66.491038170249951 4.214931930791508,66.490764944781574 4.21444242073558,66.49015491999404 4.214168520574067,66.489986634307428 4.213616334680847,66.489794807782928 4.213288275274455,66.489755389571471 4.211946620121542,66.489653241488256 4.211563793336828,66.489580150142856 4.211269759489716,66.489340581858158 4.210683516006415,66.489348876379765 4.209858773038282,66.489313794517244 4.209521397909226,66.489401205580023 4.209328127556138,66.489518231118396 4.209049841701599,66.489494665936121 4.20873490701279,66.489021245843091 4.208106989189319,66.488561857344365 4.207991725621043,66.488314237905556 4.207770577867992,66.487692027488777 4.208270912012043,66.487380573964188 4.208488765420859,66.48719016124619 4.208830494665182,66.486958028926949 4.208824829540572,66.486777696703015 4.208739750614489,66.486637014763701 4.208540783124242,66.486573744746579 4.207915647058955,66.486764440880222 4.207657558295465,66.486812133955965 4.207374215130836,66.486770744621253 4.207144967776345,66.486600444382248 4.207005216929232,66.486426109436337 4.206672131862938,66.486368838780123 4.206463721335051,66.486432413253823 4.206419676380365,66.486596968317244 4.206240905996968,66.486604984924909 4.205669257749774,66.486504282932373 4.205400990841209,66.486516358304485 4.204840096742138,66.486613862928564 4.204606527196964,66.486588252971529 4.204412585054834,66.486542804528881 4.203576352168228,66.486146970506951 4.202954930065758,66.486030436161684 4.20263195934899,66.486008833994518 4.202200061829695,66.486082493407054 4.20122100329074,66.485982068005285 4.20078340876518,66.485875287801633 4.199793659510962,66.485576673020034 4.199311348448954,66.485471933114582 4.198833327716234,66.485222519423473 4.197908460148398,66.484993246869578 4.197510524742908,66.484866622575311 4.197002959186213,66.484672714117153 4.196117047498636,66.484261043673399 4.193247762829367,66.483559226426621 4.192870024409257,66.483503966086772 4.192263646157159,66.483440966724359 4.192044576637681,66.483306291586217 4.191353854331017,66.483265149839326 4.190971090408126,66.483192064719532 4.189648127479033,66.482836113297395 4.185653975474296,66.482799167154639 4.187255750736557,66.480938620386752 4.186709228534881,66.480927074501182 4.185878723137192,66.480711528205035 4.18472960057772,66.480329671006601 4.183893462082097,66.479933737338925 4.183743533212339,66.479723651724044 4.1835445335054,66.4796603639506 4.183081012975602,66.479301812123452 4.182980857936804,66.479107581306366 4.182771136359857,66.47884602438937 4.18223408902676,66.478707618547205 4.181921136588186,66.47872166454782 4.181712788918918,66.478785258577872 4.181022832297703,66.47890664749508 4.180729310370723,66.478829539891137 4.180554893784028,66.478692872683183 4.180236244836395,66.478526526319058 4.179779187179856,66.478510969649477 4.179575801260629,66.478592391668244 4.179392036716932,66.47858260857528 4.178695648793696,66.478361014737274 4.178068465209047,66.478064022477511 4.17781969161124,66.477984894794616 4.177447009831767,66.477947424571354 4.177049744843968,66.47798338418653 4.176508982075228,66.478152283714323 4.175893254853722,66.478216132655859 4.175436133387953,66.478200575792386 4.175097990099211,66.478125458171831 4.175067710452027,66.478018415655242 4.175270361829929,66.477774396507812 4.175240209423242,66.477667352484772 4.17505055756303,66.477477143739492 4.174672850279311,66.477421869681123 4.173782519415608,66.477154799593293 4.173002426099984,66.47711763193314 4.172372229794336,66.477290547136192 4.171925893584184,66.477473244710595 4.171509773435273,66.477763010291056 4.171112571831552,66.477798995425033 4.170784511010839,66.477759532674014 4.170575460238014,66.477660533190928 4.1704507537124,66.477539670169719 4.170455171684219,66.477394951024522 4.171029834224822,66.477025771732727 4.170924621976259,66.47681366902377 4.170357358041957,66.476568177689714 4.170034322598288,66.476546592303833 4.16973587039182,66.476451623093794 4.16962556918283,66.47622166111482 4.169287457530715,66.476146512226222 4.168636456575364,66.476085486225102 4.168110130242901,66.47614533047998 4.167751885152527,66.475998813790738 4.167666806332982,66.475858095660328 4.167377733961111,66.475636198650292 4.167094421479864,66.475594739996254 4.166592614713964,66.475581199032248 4.166374152237705,66.475609091544413 4.166071984550864,66.475821457994357 4.165774234959916,66.475889069481767 4.165410900781577,66.475724721751249 4.165459301037267,66.475415363616307 4.165344677150002,66.475330174454754 4.165160880522484,66.475320415253677 4.164744057063516,66.475447595418217 4.164460744503034,66.475406111222313 4.163972672013546,66.475120885431778 4.163579856335574,66.475012090820428 4.163167450920749,66.474994514173105 4.162814870140461,66.475028485581092 4.162064320996186,66.474935756338112 4.160971976218177,66.47507527268796 4.160356247874287,66.475139129507312 4.159845060871751,66.475252541350045 4.15940307841662,66.475290472089256 4.158855915442437,66.47511636102746 4.158919423725389,66.474860485609597 4.158739917880233,66.474705966083917 4.158033414248447,66.474448651155896 4.157650649112443,66.474375489317765 4.157491276642802,66.474292314264957 4.157435870136259,66.474096026170969 4.157657377660004,66.473598148077059 4.157478542653373,66.473606219213721 4.157126664210017,66.473802764527022 4.156774051371113,66.473836712334361 4.15638619720252,66.473745742960745 4.156067547679895,66.473579363115832 4.155872965722623,66.473371266362562 4.155394368437874,66.472959078071909 4.155124758540006,66.472645928169385 4.155009495752302,66.472398149280266 4.155008888706207,66.472235492396706 4.154908733890105,66.472041205961844 4.154580033725646,66.471839099639865 4.153789153822654,66.471603623206761 4.153217375520234,66.471502859599511 4.152854743525819,66.471501145402641 4.15183236808029,66.47172790063496 4.151415543771653,66.471855099184026 4.150894273469267,66.471932760574035 4.149944754943805,66.47177673668098 4.149685961805456,66.471661873429369 4.149611029219334,66.471556795605764 4.14968964595317,66.471354482380235 4.15001636631644,66.471068652634955 4.149986086911851,66.470961579545261 4.149771978769801,66.470844694520039 4.149260152097693,66.470795434236948 4.148394978000611,66.470617508664105 4.147991376994648,66.470310357986222 4.147951046910072,66.470167589391991 4.147816194355,66.470011022485025 4.147552375903888,66.469878292095018 4.146832104968517,66.469892621429494 4.14630075176432,66.469934621536481 4.145759252404299,66.469940929021831 4.145073551979105,66.469917598123232 4.144561086388851,66.469705712845951 4.144321787794609,66.469499601570831 4.143695209668409,66.46936515400175 4.143303000165516,66.469418934720423 4.142617299550332,66.469395603301678 4.142279155263047,66.469320433475687 4.141432293433382,66.468725973856294 4.141128719808486,66.468613114560924 4.140319078342414,66.468631506138635 4.140159705781589,66.468548261255336 4.139612573931226,66.468374102476773 4.138773355171689,66.468448016751594 4.137988840251829,66.468555657717047 4.137501437513373,66.46843298514348 4.137023542318557,66.46818334849273 4.136690423201419,66.468126035165596 4.136386913045074,66.468013198315163 4.136663924030182,66.467711487699134 4.136445648997883,66.467569032418268 4.136189720528775,66.467621025568974 4.135215680630029,66.467538359393501 4.134753499923308,66.467504934791052 4.133883937765403,66.467471788595134 4.133232934366964,66.467410740737535 4.1327563796163,66.46748642289819 4.132220606863363,66.467673229228623 4.131982648738167,66.467792375635128 4.132043111983663,66.46800654898459 4.1319543486712,66.468173219810964 4.131676699102367,66.468312242153559 4.131339256621785,66.468399777551056 4.130863372279214,66.468638088153043 4.130426413570601,66.468693913917292 4.130138681484986,66.468797239146483 4.129105422999966,66.468825671057587 4.127501245821614,66.468915982740668 4.127039064705786,66.468882585275267 4.126596378165772,66.468757896045588 4.126138615505401,66.468579702167162 4.125809882667912,66.468377541897937 4.125381058565707,66.467981162187726 4.124958600659208,66.467927910035854 4.12470047734134,66.467975664487724 4.123778094291423,66.468396794505495 4.122732472762604,66.469022244816102 4.122122405709074,66.469266578941287 4.121620628212406,66.469253059546801 4.120358886145379,66.469273722322839 4.119743091202412,66.469337594089708 4.119549849863562,66.469454739884085 4.119222489640784,66.469577914245534 4.118954890692353,66.469752622010603 4.118503494176665,66.469917541938656 4.118126391668509,66.470024873236468 4.117560338934871,66.470104583932766 4.117029015888757,66.470146558720657 4.116442766080126,66.470154934820698 4.115563214952311,66.470086074755073 4.114976996846416,66.470094375205846 4.114191873010475,66.470039362928318 4.113511227359693,66.470033840663802 4.112845657869983,66.470081895059337 4.112274611213662,66.470143772054513 4.111723761573296,66.470277008254328 4.111376204128749,66.470328794495444 4.109558490093381,66.470464858443577 4.108817987282969,66.470407828958983 4.108335671681737,66.470303024015706 4.108037249286744,66.470208030352495 4.107758864929713,66.470184446415772 4.107540432782151,66.470212294670134 4.107059458724244,66.470432780614132 4.106717021942129,66.470502425163119 4.10626991594631,66.470522555199437 4.105902256622608,66.470502957219892 4.105633252196133,66.470352370240221 4.105290144528784,66.470259420034836 4.104877704582891,66.470241865131925 4.104729211849261,66.470356963638793 4.104600757205077,66.470543445486783 4.104616567957749,66.470759664340193 4.104796714025675,66.47107687563576 4.104936561285782,66.471251294599867 4.10523571843064,66.471508922636247 4.105390642043622,66.471736886488941 4.105386255805048,66.471881664707624 4.10503440740448,66.472078250045101 4.104805797147427,66.472070457023207 4.104368198173596,66.471963641184345 4.103929928169371,66.471694213989679 4.103482182878277,66.47155170609436 4.103114428020858,66.471532134192742 4.102851310631815,66.471562074640673 4.10251886104136,66.471667381213805 4.102226805822993,66.471915472695343 4.102004563063887,66.472250805416934 4.101524323866365,66.47263387949728 4.100795245349653,66.472937778203743 4.100492436418979,66.472987541262697 4.099464200195095,66.473033851236949 4.0976061850415,66.47302714836448 4.096399175869311,66.473081454088629 4.095828064762236,66.473143324042155 4.093855455599402,66.473051423698806 4.092419867098553,66.473097961995961 4.091263255093055,66.473330758484337 4.090871714928817,66.473547181885294 4.090569497540202,66.473759567805629 4.090441138724951,66.473946024605894 4.090436752833412,66.474090815487131 4.090705599220293,66.474241354803794 4.090939890888276,66.474429572148637 4.09115403287962,66.474546466189608 4.091215201176477,66.474923173665701 4.09151434375596,66.475180738823283 4.091685111910839,66.475624821208456 4.09163604098316,66.475771594765476 4.0911852998607,66.476099059349039 4.090162855401186,66.476325800663645 4.089686187810819,66.476401456820582 4.088235522393144,66.476394476839772 4.086074568562034,66.476437557455384 4.085026181046442,66.476412469430002 4.084682976684999,66.476319491445892 4.084120636240029,66.476091847939202 4.083846652546179,66.47592343979008 4.083538257285209,66.475792783078234 4.083195005178761,66.475699827963922 4.082822287491315,66.475662379372309 4.082151626875755,66.475692568818531 4.081724828610544,66.475784089374159 4.081194095907146,66.475988715370548 4.080206860850275,66.476340313439351 4.07977566112214,66.476576583111381 4.07917562829226,66.47685657869242 4.078957227450045,66.476884470261723 4.078494964058811,66.476851058675393 4.078102112134829,66.476742270939596 4.077729314678234,66.4767048491737 4.077461155250929,66.476716929549539 4.076468846789017,66.477050688916634 4.076032541989014,66.477269047801215 4.075546510457379,66.47747166956438 4.075155018217696,66.477688032505455 4.074891820686386,66.477717915499397 4.074172168421897,66.477894889333271 4.073233347691805,66.477937156198593 4.072865670969462,66.477917539187914 4.07234868665456,66.477850515461355 4.071135976644957,66.477724411474412 4.070310373548561,66.477526663817684 4.069788427098294,66.477441760107965 4.069500614545571,66.477545050308223 4.069401801191953,66.477675977015394 4.069383731076652,66.478092404915657 4.069693566937602,66.478548211882966 4.069610005392792,66.47873266646026 4.069471421126862,66.478883431834248 4.068980395786634,66.479068137837004 4.06842442370775,66.479183500678914 4.067719239300319,66.479251358114041 4.067272242857246,66.479271507041901 4.06676094012696,66.479384826372439 4.066577861415622,66.479537655698692 4.066336110887514,66.479964038627685 4.066312904690109,66.480362602114866 4.066149192506082,66.480424175746663 4.065852096808835,66.480654380725937 4.065445432552632,66.480817187964135 4.064576583579257,66.480946638733883 4.064085399340825,66.481131354944296 4.063499961901845,66.481302228196114 4.062587645565726,66.481758814447943 4.062379952567449,66.481984972850057 4.062053873787021,66.482433198755118 4.061647834773687,66.482758585681978 4.061479208309422,66.482802303636348 4.060758226125098,66.482654112259993 4.060290294949381,66.482440317022295 4.059862712165446,66.482369271339891 4.059326328784495,66.482393376724019 4.058790475078699,66.482580099638881 4.058404650010708,66.48297683347657 4.058291369521204,66.483216771118293 4.058467167800088,66.483678536116102 4.058861462764993,66.484112433970552 4.058832543437661,66.484330477839151 4.058629940220756,66.484574436505596 4.058179264094731,66.484901837975713 4.057986664699083,66.485181462241641 4.057664266354786,66.485322408796691 4.05739242727742,66.485641707555033 4.056891255730169,66.485790719272558 4.056068422861143,66.486243215757185 4.055740998879439,66.486366309081333 4.055349412328949,66.486582595957287 4.055027719366481,66.486886099048007 4.05476026474528,66.487060687739273 4.05463693363646,66.487264892925438 4.054687350092062,66.48744325828261 4.054827216813849,66.487617613973185 4.055384440367693,66.487827331059876 4.055747892929817,66.487991625406295 4.05592231402782,66.488128217964459 4.05606719065321,66.488320389548235 4.056067880219879,66.488482893037272 4.055865198381717,66.488726811281708 4.055438994418654,66.488980810628448 4.054764781454724,66.489318187597831 4.053296575885713,66.489889968296993 4.053093830731014,66.490133847705209 4.053070049703668,66.490369708778147 4.053160752511361,66.490690705378739 4.053356142042508,66.491061146293745 4.053426757706475,66.491310809333015 4.053423064238346,66.491617983222994 4.052864153268437,66.492202962485251 4.052586472936029,66.492341853319445 4.052354327180749,66.492641253819443 4.052200635395026,66.492738432694765 4.052241048752887,66.492881124009045 4.052390888443798,66.493091101466732 4.052685185717983,66.493330637126931 4.053680862906485,66.49380949727427 4.054078759038198,66.493936051829564 4.05440761049189,66.494137955092583 4.054816344100688,66.494462630593731 4.055155167767648,66.494700187084177 4.055424756025564,66.495013062804503 4.055584790769779,66.495258653705221 4.055735480284446,66.495631067891495 4.055593991896648,66.496251328463003 4.055223987813684,66.496863839536502 4.054675822357957,66.497646793234537 4.054032554088594,66.498253476962745 4.053602708570794,66.498814439846242 4.053464929322082,66.499127518672722 4.053392066379107,66.499509954603113 4.053433028536213,66.499814986368349 4.053668096003281,66.500165488517723 4.053926958453141,66.500280220650168 4.054324870908074,66.500406741997622 4.05515041455986,66.500604280795798 4.056134627306872,66.500722457108893 4.056969579073901,66.500793244949335 4.057417377489306,66.500935559526411 4.057586726157129,66.501054294428144 4.057841301541002,66.501313630670964 4.057991158269146,66.501523511575073 4.058271618420699,66.502034363615309 4.058512983696684,66.502727517488324 4.058693219011769,66.503044323284186 4.058729283111987,66.503331526773763 4.058711142669597,66.503747476529767 4.058324601881228,66.50398147329696 4.057918004930333,66.504144180057935 4.057337518054219,66.504332757214797 4.056568126886151,66.504493701266156 4.055903375002919,66.504704090695668 4.05547712740701,66.504957928139802 4.055348757679355,66.505144178315547 4.055409212815214,66.505358083059008 4.055937777605632,66.505785556325506 4.05624129376965,66.50589819655471 4.056490764631534,66.506139674292186 4.056616184122188,66.506422811389612 4.056562735498309,66.506713931156526 4.056370141609855,66.506993336580493 4.055875447646196,66.507484865204972 4.055712492892662,66.507708775896276 4.055460088200344,66.507936639574879 4.055127752415782,66.508041845326815 4.054805452821182,66.508182688869582 4.054106745065281,66.508593073075005 4.053705660543205,66.508936001932142 4.053642868868177,66.509353873567065 4.053833285460827,66.509706256350057 4.054017729078683,66.509878390421804 4.054262867267132,66.510264411078055 4.05421383265319,66.510410956540355 4.053887279475352,66.510696315521088 4.05395789910753,66.510945756481021 4.05424263313427,66.511311941277498 4.05415957887928,66.511658481510381 4.053688838687544,66.511914238346819 4.053321711331238,66.512057075162446 4.053114024620926,66.512282934701133 4.053050525346973,66.512538379393035 4.053221451841775,66.512981848223646 4.053655431789434,66.513395341629518 4.053845690464139,66.513747667122445 4.054096596772027,66.514313739866026 4.054531286113773,66.514889592753377 4.054557300888136,66.515141031561939 4.054180926395292,66.515410524738428 4.054007761979215,66.515598736849597 4.053721451352985,66.516026544897187 4.053456791562936,66.516850337202357 4.053283786433544,66.517038538481614 4.053045832415684,66.517157477153035 4.052783345666255,66.517349705274469 4.052684489313272,66.517480423829014 4.052700341004307,66.517696186793543 4.053039909944908,66.518095831277549 4.053015440862208,66.518169118874241 4.052801940163671,66.518214790112538 4.052317478882974,66.518741645866726 4.051757841485951,66.519163713281941 4.051435607205986,66.519304469317248 4.050905592445943,66.519671042552105 4.050876600398313,66.519888826136082 4.051379911652424,66.520226959188236 4.051311451589282,66.520464524792843 4.05066102459645,66.520565930605358 4.050517531195434,66.520698646679719 4.050513135456989,66.520843166916748 4.050777089255393,66.520975600496925 4.051194509363508,66.521010914169096 4.051780824331586,66.521002626298383 4.051900399788628,66.52110548220422 4.051732469395313,66.521311448581642 4.051658903794117,66.521531181708426 4.051962452878072,66.521643825640908 4.052385026358203,66.521696960350141 4.052966850087578,66.521833136768706 4.053046893886793,66.521955774929509 4.05300287116463,66.522120098575343 4.052790870594055,66.522490377753329 4.052419460795689,66.522777613069039 4.052176449467765,66.52287870336356 4.051228289877874,66.523047636613185 4.050717119982971,66.52316078550966 4.050086893958523,66.523333413727812 4.04926850568394,66.523640755372639 4.048960624595685,66.523672624377625 4.048592899973093,66.523653121161928 4.047971257863201,66.523536764480568 4.047598650013779,66.52349944043155 4.047106811083375,66.523521545386814 4.047008019145164,66.523652231727382 4.046989950120385,66.524067893195522 4.046930817109644,66.52417874237085 4.046589109431548,66.524410534672981 4.046684975029001,66.524748937701034 4.04613914085801,66.524899732610891 4.045732467995733,66.525062279073779 4.044824566667412,66.525373652961378 4.044537565280031,66.525639008406912 4.04413097203097,66.525801575300903 4.043823738192616,66.525995726036115 4.043492020014749,66.526263139168947 4.043105643562432,66.526496901023719 4.043046399528017,66.52660778979984 4.043195724882643,66.526655153282661 4.044348722016496,66.526729535325401 4.045029290498132,66.526735014297145 4.046594760688813,66.526826933154723 4.047529182982947,66.526929177148105 4.04815069793773,66.527045542850473 4.048523496494249,66.527082861401709 4.05062681574872,66.527475137894456 4.051005224219431,66.527692597085391 4.051338459247853,66.527749771289265 4.051612402568924,66.527917752668372 4.052096209759484,66.528346825893522 4.053102676534682,66.529022831171829 4.053391937459971,66.529244278901459 4.053760420422848,66.529426064407915 4.054781350545068,66.529993231021948 4.055492993757054,66.530267735649431 4.056969722548277,66.53052589752572 4.057521924172144,66.530717459997845 4.057760698786421,66.530760813579619 4.059057041919024,66.530702520950811 4.059752878502005,66.530761395149796 4.060394545312004,66.530948928675343 4.060564039272429,66.531067519809525 4.060958492026121,66.531500539950684 4.061073848189314,66.53174775860019 4.061213624935162,66.531921778259743 4.061592239765805,66.532139147833576 4.062185681295941,66.532635327083852 4.062494177145854,66.532765683972457 4.062942056474689,66.532907864269689 4.063379724006088,66.53301434053671 4.063813012895536,66.533265314518914 4.064265111722529,66.533263044901673 4.06480228136384,66.533401120131245 4.065891842737981,66.533730758701765 4.066269571066712,66.533785880300954 4.066587503500883,66.533789600372074 4.067069255694855,66.533731902644632 4.067958246564318,66.533673923407491 4.068767240685029,66.533493313392029 4.069124231700929,66.533315021990674 4.069530095640285,66.532990267462012 4.070605129877055,66.532310876060762 4.071319791563602,66.532116493950795 4.071647145034599,66.531993599780279 4.072360225873437,66.531474697284111 4.072800675061501,66.531112350564655 4.073093459919948,66.531027045289207 4.073530447661139,66.530971354979826 4.073893033081673,66.530973112450098 4.075717407065999,66.53117955381353 4.076313533248933,66.531206823752072 4.077257451986585,66.53118243087836 4.077823483908077,66.53110288526419 4.078468833086104,66.530983732148172 4.078999474260169,66.530779553642986 4.07956046396244,66.530682216470382 4.080439290258197,66.530588599729597 4.081477636528274,66.530577994943286 4.082685380276473,66.530685982904984 4.083903096826068,66.530829550897835 4.084867957524748,66.53103861971573 4.085613454969558,66.531113244736787 4.086090731728286,66.53120000078323 4.087413086990228,66.531392933519129 4.088064251758737,66.531453819786904 4.089117516643926,66.531496609932688 4.091383756533491,66.531665123124426 4.091960582271772,66.531783429443763 4.09238316892433,66.53183659242319 4.093109143736958,66.532002276163666 4.093815045279896,66.532096701012605 4.094873526362408,66.532157329687436 4.095395534963261,66.532242043491721 4.095763288674479,66.53226159020727 4.096305433971739,66.532417485204974 4.096604665156634,66.532674479499278 4.096869295839393,66.532969061840802 4.09740209900351,66.533251585943503 4.098759068332416,66.533406912572929 4.100503248981907,66.53349075380045 4.101089400081029,66.53348241960542 4.10242616833775,66.533566566813462 4.103852337691859,66.533646662044191 4.105025413267767,66.533792251245089 4.10572116566453,66.533851093208099 4.106655611264912,66.533953333320753 4.107187766776802,66.534073616696205 4.108286582750479,66.534276593051047 4.108927534025769,66.534301871713353 4.109642034035794,66.534107506633845 4.110183531520037,66.534101211148069 4.11060608520891,66.534154293667598 4.110904541694276,66.534249041555327 4.111084086229081,66.534403216799106 4.111407832785897,66.53458697681225 4.111677457012215,66.534899298146769 4.111941376588346,66.535031681013336 4.1125795275285,66.535525761783489 4.112848377896102,66.535675902846052 4.113296900035748,66.535980233558831 4.114273102212214,66.536549235210458 4.114735992619255,66.536744726111209 4.115084255267943,66.536855262033086 4.11657601708588,66.537166736904851 4.117630178540573,66.537371725816953 4.119102449831381,66.53777415838006 4.119575392340022,66.53800523477824 4.120247400953226,66.538299472217631 4.121033358526457,66.538516503823303 4.121594959772926,66.538581373059955 4.12186825284496,66.538587080408618 4.122712584550364,66.538531126570803 4.123491935873202,66.538405971224293 4.125254762422399,66.538236607022469 4.125835885160324,66.538210489654844 4.126928961517651,66.538233445336544 4.127530284362123,66.538278517678805 4.128301066997614,66.538442094794434 4.129370305169711,66.538700477021763 4.130011996383942,66.538887899398532 4.130574307137696,66.539114964760699 4.131847668675231,66.539454233864063 4.132459785458698,66.539697065024697 4.133160561123034,66.539773726947118 4.134368941979281,66.540043840495002 4.135074839044961,66.540138234514984 4.135631444775448,66.540185341265527 4.136720203521429,66.540352675445234 4.137316403873977,66.540379910331069 4.138911251576172,66.540416391396676 4.140157869570096,66.540342327585634 4.141051973732834,66.540302148719491 4.141359802901693,66.540270276337651 4.141816859575059,66.540285766184681 4.142338864441208,66.540370452045195 4.142895469653434,66.540417508115056 4.143909936761623,66.540642240683027 4.145063547013025,66.540878716127182 4.145362033675178,66.540973463253735 4.14603829183434,66.541123290197646 4.147742770426786,66.541226901068242 4.148820637872392,66.541196455920314 4.149302242182454,66.541138776620826 4.1501558818036,66.540956261309589 4.150642512230267,66.540916339233831 4.15109463765219,66.540914020718233 4.152719735007459,66.541057248729558 4.153942544583838,66.54121851414105 4.154539548838218,66.541407980244614 4.155384491662859,66.541514164145141 4.156035522765194,66.541574975347075 4.158237454825252,66.541836457638837 4.15873925857871,66.541849934059414 4.159160972403794,66.54174087192105 4.159383780397431,66.541568679840395 4.15941696160901,66.541206714625929 4.159550337186135,66.541038569283799 4.159773113484199,66.540866347212642 4.160189833129897,66.54073947268104 4.161222273653811,66.540548904277003 4.163064378225452,66.540339939802692 4.164132192082763,66.540273927568109 4.165706803646664,66.540239176037446 4.165999490342295,66.540153953710075 4.16664913404706,66.539890439207099 4.166747877627127,66.53975984010485 4.167114114033245,66.539455046257601 4.167990883328542,66.538874902268972 4.168352802985405,66.538714461814578 4.168526546464899,66.538688601021946 4.169569748149543,66.538695760625956 4.16994255613911,66.538733087020972 4.170483954303062,66.538726768225629 4.171010274312175,66.538667070947469 4.171476768158913,66.538555982460196 4.172688041663903,66.538357346820774 4.173253988214126,66.53827785116566 4.175145802523425,66.538084640946792 4.175930240452044,66.537977270186232 4.177488968813648,66.537726982303994 4.178849373317068,66.53757570790853 4.179559615752242,66.537525741876905 4.180458647730593,66.537503345166272 4.181010192878683,66.537532621990906 4.181800428744983,66.537605265596838 4.182178198642833,66.537660378926176 4.183510540524003,66.537888857222939 4.184067175060437,66.537935918585092 4.184703062732953,66.537943409462272 4.18688830243399,66.537827121282049 4.187697965039079,66.537808750695348 4.188806112200504,66.537885113906711 4.190048988847185,66.538117615841728 4.190989158589876,66.538399774410095 4.191571017881072,66.538535858273463 4.19216289724758,66.538707485063242 4.19283412511033,66.538839516572054 4.193431062137127,66.539028975736841 4.195152058768734,66.539510337624066 4.19618159643607,66.539788454927518 4.197210425609057,66.539904404503119 4.198288192998356,66.53987395956419 4.198903943997615,66.539810240218443 4.199395662162717,66.539788126008432 4.199813025943104,66.539823438272606 4.200250684313793,66.539929934960355 4.200519657366792,66.540080073778782 4.200862793936651,66.540172710686065 4.201136761111301,66.54034065641001 4.201654380724007,66.540569670261121 4.202246354633376,66.540741308073081 4.202634175398715,66.540831980220446 4.203101376420308,66.540883086398722 4.204005431905673,66.540878501076463 4.204358039190258,66.540844617590395 4.204874178538567,66.540749335019399 4.205360902240804,66.540709438755073 4.205768182038893,66.540709158702057 4.206195724570807,66.540780035503857 4.207036439906742,66.541030598222804 4.207463950558429,66.541101474104565 4.20795628097274,66.541241568210069 4.210291544471633,66.541334813181919 4.211131392228514,66.541423190637772 4.211629678993354,66.541743193553401 4.212022588792605,66.541851669327258 4.212545233425506,66.542098501396922 4.213416135306238,66.542455766273875 4.213982883199209,66.542538407555142 4.214439968112331,66.542553947051204 4.215030397638967,66.542401250881298 4.215739802120875,66.542189145702977 4.216940923907679,66.541954976966707 4.217874552859843,66.541894958000228 4.218515495836543,66.541920255279706 4.219072032630062,66.54196730922736 4.220061232486396,66.542103043304024 4.2210647384615,66.542130022648621 4.222003392991433,66.54208786162684 4.222474911094094,66.541994546336369 4.222975972155726,66.541845897105574 4.224116465137933,66.541398161233388 4.224448873010834,66.541293123625579 4.225073163826202,66.540940709989954 4.225474741289814,66.540760438474194 4.226030602047292,66.540645360544261 4.226388234687816,66.540629285174475 4.22703420315971,66.540672316598588 4.22719850630295,66.540773102160983 4.227437195677306,66.540816387982929 4.227999529045695,66.541043409935767 4.228282838980275,66.541084758214652 4.228829355407188,66.541096223490626 4.229037698801786,66.541032787702477 4.22933467130987,66.540803193546893 4.229662021561761,66.540680370604449 4.22999945531753,66.540593113091973 4.230480993332546,66.540535408834486 4.2310274779076,66.540546899573755 4.231971960673532,66.540684654284377 4.232622954642692,66.540745493742492 4.233567341815757,66.540883222212443 4.23438276580435,66.541044845629798 4.235406469449693,66.541142957100888 4.236305496661169,66.541120590058469 4.237050272625532,66.541033029346977 4.237992505889986,66.540684332886499 4.239306034790387,66.540048605740054 4.239776106868273,66.539631002999528 4.240643342630096,66.539177520542793 4.241020466608377,66.539070486398458 4.241412572553009,66.539016804205261 4.242040952150427,66.539044721091003&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Guale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242040952150427,66.539044721091003 4.242282024736669,66.539049775405488 4.242953280375198,66.539181805477895 4.243679208078324,66.539347440290598 4.244409581800713,66.539368665135953 4.244737575454945,66.539407978530008 4.245591886403601,66.539387597785037 4.246460631397127,66.5392584255668 4.24693205397375,66.539165150585632 4.247934208250789,66.538867793772809 4.248514522684259,66.538679507450667 4.24878204809042,66.538505308616436 4.249213875932426,66.538431777808455 4.249897318120381,66.53796851506155 4.250254084725078,66.53779026063232 4.251082528497973,66.537518723922119 4.251642612980284,66.537259235890559 4.252138680525325,66.537092748663923 4.252768768753467,66.536920247052763 4.254182521454392,66.536478209226559 4.254788060308709,66.536378885505982 4.256008610341465,66.53605364538187 4.25654929859698,66.535885137351229 4.25723930728459,66.535763999131945 4.257810245234896,66.53570228368558 4.25832644761654,66.535607007964003 4.259518128739245,66.535499324749452 4.260044382509718,66.535439646781256 4.260982297856851,66.53523525669074 4.261404042646355,66.535126167962261 4.261880618377693,66.535050639697317 4.262858866464036,66.534988668481446 4.26408156657108,66.535149976144439 4.264573219288542,66.535127884142454 4.265099504770292,66.535068180232074 4.265387165327443,66.534965129705284 4.265654691389831,66.534790880102847 4.266299150936134,66.534509550944023 4.266918418610618,66.534139205447218 4.267449055761309,66.533935084234699 4.268283136409232,66.533843523715902 4.269410704554397,66.533828899258012 4.270120815849573,66.533778902891868 4.270621750465862,66.533630206059826 4.271272100670471,66.53352888357756 4.272666362103778,66.533177817107656 4.273093164457251,66.533086507963503 4.274051277946699,66.532953303286831 4.274801753257258,66.533045738305262 4.275418080729791,66.533144212222368 4.276197425818116,66.533019060280651 4.277936295254625,66.533085096282704 4.279401169684488,66.53298316332463 4.28035428912998,66.532832144666926 4.280522910753037,66.532788540413662 4.280829294959009,66.532432236681629 4.281057131187475,66.532277796870815 4.281174632423136,66.531893960207057 4.281397411301644,66.531721652300206 4.281674989132401,66.531583009460164 4.282052018220613,66.531475968727051 4.282672761119103,66.531429994427171 4.283185316682954,66.531641301086594 4.283622907313648,66.531747808248198 4.284850599400031,66.531926977116527 4.285089992779461,66.532132519092556 4.285811628968124,66.532442575576653 4.286472703567176,66.532539064064906 4.286745865560941,66.532544799258289 4.287461738978376,66.532674851482128 4.28791879013346,66.532690348010263 4.288931638382305,66.532590756301687 4.289611468421297,66.532433975216279 4.290444938777607,66.532180221219932 4.291377733102316,66.531957991458881 4.292097926776483,66.531943645652973 4.29230802241361,66.531961408530435 4.292601152157118,66.53181916901022 4.293076895466784,66.531581463986072 4.293691170718647,66.531193261283661 4.293714888618958,66.530957867592051 4.293495052021931,66.53066125203614 4.293499372656425,66.530516817430367 4.293706979785422,66.530291129364642 4.293870639532346,66.530229705278131 4.294432262727862,66.530294598182806 4.294760960162701,66.530496152251288 4.294945554198431,66.530668164379335 4.295209401707059,66.530800493518072 4.29559289791404,66.531035634975467 4.295959844073987,66.530892962094271 4.296341898697348,66.53080368341854 4.297687828568359,66.530761176967289 4.297995687050588,66.530729294338016 4.298283347957224,66.530626226385095 4.298411701697737,66.530440196656485 4.298421047996792,66.530313551096938 4.298826884440379,66.529988817281719 4.299188836993482,66.5298283226943 4.299341645577833,66.529569009897173 4.299275354563692,66.52917534395749 4.299377748946482,66.52873803544334 4.299337322114647,66.528595628292436 4.298888976386897,66.528291260021575 4.298222172013671,66.528014722040396 4.297879007468313,66.527921988973148 4.29755533578068,66.52773818097512 4.297728983096196,66.527712334949726 4.297951121633922,66.527377803679556 4.298173837606539,66.527205515161953 4.298302223455995,66.527019459879526 4.298306512597662,66.526875004174471 4.298211382474713,66.526698963858124 4.297942414179333,66.526548794708773 4.297604402328333,66.526473824015483 4.296963430014022,66.526448534255977 4.296442265287032,66.52652607616902 4.296040685562312,66.526706448797711 4.295426440948916,66.527094670921841 4.295073929890223,66.527128546523798 4.294735917961863,66.527053577600071 4.29440206786456,66.526834202807734 4.294092799765092,66.526541565181972 4.293738879335441,66.52625093769943 4.293209743206606,66.525661643130775 4.292974766812711,66.525311582820891 4.292908475969281,66.524917849361586 4.292942340884471,66.524717959723347 4.293438378278668,66.524551389959413 4.294198167774801,66.524517257264606 4.29455067902123,66.524483327815801 4.294793656312823,66.524382272956231 4.29485780161987,66.524289197166638 4.294807419272638,66.524111149923087 4.294617799959479,66.52392132270603 4.294224125662965,66.523650498593881 4.293572524663647,66.523427294537228 4.293313702675832,66.523312746530564 4.293273371364181,66.523170283098551 4.293456429044737,66.523017749618447 4.294387880223828,66.522470910690402 4.294496773380205,66.522375813860734 4.294506120001947,66.52224915239573 4.294197524778087,66.522118791552572 4.293308644383919,66.522176765281429 4.292524336031954,66.522284199911766 4.292211483263519,66.522298272074181 4.292017542853301,66.522252889249245 4.292129989061302,66.521851051604131 4.291990206634903,66.5216769896182 4.291388251528277,66.521469625951681 4.291263450202019,66.521348976618626 4.29137602374094,66.52094712436444 4.291181378930804,66.520739450649842 4.290216156814912,66.520368053021699 4.289957334735756,66.520253440535882 4.290110144208621,66.519994053028611 4.290536211567547,66.519740451557809 4.290291857096873,66.519516958697494 4.29026663419617,66.519427867786277 4.290344511203566,66.519063645708968 4.290299122735195,66.518903384651168 4.290129732670155,66.518784711860079 4.289040445228138,66.51845495032606 4.288930847629631,66.518387708038546 4.288810526585963,66.518122562308392 4.28854591113272,66.517827832924624 4.288613737325637,66.517427938060024 4.288762289428341,66.517313033244207 4.288850953651663,66.517146692788046 4.288566908710623,66.516943015951526 4.288045038609858,66.516858298751771 4.28788563589826,66.516775241333377 4.287815024653423,66.516525864199352 4.287218126539068,66.516336232545854 4.286759697786017,66.515996112838991 4.286629262280753,66.515695289759591 4.286761938495726,66.515364625714511 4.286751088004677,66.515166673750073 4.286635824431567,66.514919294966731 4.286490953074306,66.514727357788345 4.286047600816431,66.514440621043676 4.28546004946024,66.514124295728081 4.285385116947693,66.514019448457645 4.285533605644259,66.51390447754828 4.285781640998165,66.513821181881724 4.285909868799737,66.513634976093059 4.285451503757251,66.513294819388307 4.284869041488604,66.512996256974546 4.284564862860072,66.512721284308071 4.284707622184459,66.512426186942591 4.284691810006787,66.512210408350256 4.284864817604575,66.512022200978407 4.284729965479063,66.511865898791797 4.284515922982908,66.511749232273431 4.284465509327132,66.511571095174574 4.28477263337249,66.511376863858899 4.285029984113736,66.511166791470487 4.285415753757917,66.510770515305239 4.285749638746291,66.509871393519433 4.285843328942878,66.509722833556253 4.285901809223918,66.50944956095006 4.285905395359227,66.509142613883299 4.285779985959617,66.508859563937321 4.285192498478303,66.508543167505493 4.285097368964947,66.508366997283034 4.285270408741932,66.508178760909203 4.285349022737913,66.507976721726081 4.285333210951777,66.507760904579854 4.285471617376729,66.507610291788822 4.285505578949749,66.507410313447025 4.285375784289333,66.50727178905818 4.28482357030594,66.50708004628099 4.284484854089683,66.50684266266687 4.28448408686504,66.506680257335915 4.284983744972291,66.506206659514078 4.284872803956408,66.505814638727784 4.284707704162043,66.50555134896166 4.284806515483815,66.505420596535373 4.284884394410706,66.505056144255263 4.284675377480602,66.504957279366437 4.284337333063132,66.504882243211156 4.283978356251315,66.504573578684798 4.283883226940366,66.504397355157536 4.283586081190521,66.504279293621252 4.283475243883329,66.504235237657284 4.282937402619521,66.50393457610339 4.282683637740337,66.503837696909841 4.282221527543376,66.503804347180548 4.281739955521027,66.503862084209302 4.281496305057076,66.503800873659657 4.281152468034525,66.503545624062127 4.280714908613965,66.503438970193656 4.280411433940797,66.503326269671049 4.279932840472066,66.502914656701975 4.279837615747049,66.502738446580565 4.27946353081009,66.502376223821287 4.278911348367511,66.502184493550487 4.278388710380892,66.501937289362246 4.27862596051066,66.501655869093483 4.278406125677709,66.501358903595218 4.277680199442536,66.501193038868124 4.27728729241185,66.50108435928621 4.277008368559461,66.500898362009636 4.276991853823541,66.500520037827769 4.277154076535912,66.500133695686955 4.276328698895003,66.499936179647719 4.275980507974051,66.499825453680245 4.275741211279246,66.499619644223372 4.275635999457007,66.49940773554782 4.275539463721583,66.498906639777189 4.275389503982507,66.498696791184145 4.275001717687262,66.498605913637249 4.274688831743319,66.498619998838336 4.27384162065449,66.499145492168083 4.273246096608418,66.499280612828414 4.272615362896056,66.49929091963098 4.271865525076738,66.49936078658132 4.271627666759546,66.499479805668557 4.27082808733159,66.499533850303308 4.270355925747197,66.499464794439618 4.270012760039905,66.499371954388153 4.269540598421099,66.499302923267521 4.269247142476932,66.499225879433382 4.269052561747405,66.499017998813443 4.269141322546205,66.498851535976925 4.269502511696177,66.498528432480128 4.26952200541887,66.498437300909728 4.269372812449413,66.498389833311151 4.268951032104612,66.498499056733493 4.268181028782887,66.498497623358318 4.267256838808565,66.498430884197091 4.2669238510481,66.498373691806677 4.266461644707054,66.498340284291459 4.26587485986138,66.498186215582834 4.265700412549521,66.498049630303001 4.265655056608889,66.497889208465381 4.26548060930385,66.497752621552365 4.26506830352394,66.497735061359762 4.26469053588708,66.497679858015474 4.263327986719362,66.497344021162561 4.26388753465622,66.496921697223911 4.263837057934273,66.496743428581851 4.263578267231173,66.496628681652822 4.263190448714393,66.49653779650744 4.262981399618379,66.496438922820644 4.262851700322781,66.496300311960653 4.263242466269479,66.495921664189325 4.263286511045814,66.495757196613127 4.262681837015482,66.494899743155841 4.262382715936151,66.494642385837196 4.261715877883931,66.494365447093685 4.261442618741399,66.494359702535675 4.261173745434728,66.494209261912289 4.260442792659775,66.494025532963832 4.26014427928887,66.493930631156687 4.260138614356065,66.4937502996993 4.260848027521162,66.493537834115031 4.261448546164138,66.493420524232988 4.261264016367257,66.493248304301815 4.260383135663625,66.492854594578191 4.259975120088389,66.492692401537084 4.259761077425067,66.492575619610065 4.259695492984591,66.492343867424921 4.259789279618277,66.49219517751277 4.259877306066939,66.491866217226942 4.259901090578425,66.49163037538662 4.25955158867578,66.491194650585456 4.259550885720386,66.491032193356858 4.260031085212988,66.490649407565627 4.260078078870215,66.490015259987757 4.260229613108669,66.48943059764153 4.259929757792581,66.489010662883089 4.25972512678853,66.488767056734787 4.259834021562585,66.488671881503763 4.260325645965154,66.488649724580611 4.260384830937635,66.488538745276756 4.260081292299862,66.488425976977453 4.260030208810484,66.488085120637763 4.260366241248316,66.487672697979249 4.260375684664395,66.487545859653764 4.260211288383283,66.487444857874081 4.259763677498508,66.48730249243431 4.259633883180215,66.487163855851406 4.259647681112114,66.486892301576489 4.259487702955039,66.486646683184517 4.259313256003487,66.486510059670977 4.259109232413267,66.486428917336255 4.258869936026898,66.486222946403998 4.25877983268149,66.486064490282303 4.25889813928988,66.485842432533133 4.259110872002433,66.485634161508727 4.259184430581356,66.485414091537677 4.258894753743977,66.485029810080874 4.258645374991359,66.484788156605987 4.258615063998174,66.484681143428872 4.258698832344486,66.484496761676354 4.258643299324027,66.484300580811748 4.257647891913606,66.483821544414994 4.25755766148442,66.483663047792177 4.257924037571951,66.483357546112117 4.25794353185117,66.483266333789174 4.257739508301776,66.483185206055808 4.257649500542999,66.48302670538412 4.258005060141032,66.482522984038866 4.258054099399271,66.482376277842334 4.258008010255786,66.482053188773989 4.257938135614156,66.481966056263843 4.257679345182195,66.48185124099048 4.256998134066322,66.481683203080664 4.256744368927095,66.481586236892426 4.256803490659183,66.481475175716028 4.256385392979487,66.481277232278742 4.256334949101944,66.481098851571829 4.256145458243258,66.480908695412182 4.255761962660973,66.480673028208969 4.255403720804704,66.480526589473428 4.254756377666959,66.480158294622498 4.254641754940683,66.48007312226359 4.254641148150061,66.479910516847326 4.254530816738098,66.479680638800744 4.25419210110919,66.479442967873709 4.254429322450526,66.479161293334883 4.2543933478661,66.478873842000212 4.254208882411099,66.478701521287121 4.253531292285428,66.47822613322171 4.253376403710928,66.477998231790963 4.253152215446578,66.477845725057165 4.251931800604657,66.477719999477969 4.251852544324159,66.477663061070942 4.251741515342863,66.477568171792413 4.251614712153344,66.477511233147197 4.251297658260421,66.477492245799937 4.25120253226505,66.477466953772549 4.251234272244141,66.47744163620925 4.251376944416651,66.47741631836422 4.251503746506943,66.477397329918418 4.251678095050416,66.477346719588112 4.251789058405793,66.477302438713778 4.251789057676452,66.477251803376419 4.251725639773746,66.477194863861044 4.251630513511135,66.477150583189569 4.251487840790293,66.477137949830791 4.251313491510134,66.477137950229675 4.251139046815871,66.477137950629086 4.250996405984087,66.47713162150221 4.250996405347603,66.477087340498613 4.251059788998789,66.476973434928411 4.251186590015556,66.476878542475404 4.251186589024504,66.476808942890898 4.251091462852351,66.476770991077018 4.250917081489376,66.476752002826643 4.249585481834619,66.476771019714292 4.249284266075938,66.476739397864264 4.249141592513329,66.476669798206103 4.24910988297135,66.476600198100513 4.249109849996881,66.476517938509687 4.249109848829885,66.47643570386515 4.249125685949136,66.476347114042454 4.248935432685469,66.476207912118468 4.248840306855933,66.476195278166713 4.248681795638134,66.4761762894355 4.248523284507391,66.47616363039171 4.248333000858675,66.476125677799502 4.248063524801422,66.476049746972805 4.247556216644075,66.47582828220834 4.247096422903062,66.475556226997412 4.246985457105718,66.475429680235834 4.246811075246471,66.475379066680532 4.246668402466419,66.475366407188744 4.246509859504212,66.475353772944146 4.246335478075075,66.47533478359729 4.24617693493369,66.475309489501356 4.246097678129613,66.475214565926137 4.246097677085308,66.475138631710124 4.246176899735633,66.475062697090067 4.246176898611003,66.474980457629471 4.246050062992619,66.474879202875741 4.245859777765725,66.474727357800248 4.245653686909203,66.474645092456512 4.245447628538964,66.474613467659651 4.245241538703414,66.474607138006817 4.245146412417841,66.474562852706967 4.245082992650304,66.474366694347296 4.245051250757255,66.474252801733698 4.244940285251408,66.474145238983695 4.244718324713673,66.474100927908779 4.244528073074326,66.47408196284556 4.244385399928861,66.474044006950493 4.244306143660423,66.473987060102957 4.244179308557995,66.473923782954401 4.244068344563199,66.473930113459971 4.243830546806387,66.473974400595822 4.243672036367079,66.474018712706766 4.243529363464073,66.473999722258824 4.243418366733063,66.47393644510602 4.243418365891772,66.473873167556832 4.243386656149128,66.473784568697013 4.243354946744219,66.473721290829133 4.243228111886158,66.473677004012046 4.243164694748972,66.473677004145415 4.24306960118112,66.473702325672292 4.242974476395736,66.473771934169051 4.242831804324441,66.473816221387409 4.242641585132641,66.473847873269108 4.242498912386163,66.473841543279107 4.242340401086597,66.473822577948027 4.242229436317746,66.473771935744978 4.242181856551421,66.473696022435888 4.242165985023452,66.473594762195859 4.24210256687856,66.473518823159239 4.241959861653772,66.47346187523425 4.241690353443259,66.47336697020782 4.241452586103774,66.473310022131813 4.241121823703637,66.473237739812362 4.240533098808475,66.473139202764656 4.240327007889811,66.473056932134227 4.239923030796334,66.472839980208065 4.239122170992205,66.472568800847441 4.237784873471886,66.472321807359208 4.236771215663477,66.472259006973459 4.236115193552688,66.472180114074177 4.235807331236001,66.472212045717527 4.235226942450723,66.472400832522652 4.234924105386011,66.472450620862475 4.234357452372014,66.472367692904413 4.233820439943709,66.472229251176955 4.232866605815493,66.472217953720886 4.230093961228159,66.472017469350277 4.228871285468396,66.471855671195542 4.228195130043829,66.471705422737656 4.227260694728588,66.471602895074184 4.226788563089403,66.471533786067909 4.225763513845729,66.471110094366225 4.225465063623791,66.471015079422102 4.225037552945995,66.470943950810096 4.224689392806351,66.470833120278229 4.22447026131683,66.470698427562297 4.223813536784736,66.470456887410037 4.223132260433674,66.470288771894104 4.222133070828805,66.470116897471101 4.220940003132803,66.469899517592879 4.220263145607017,66.469586584022139 4.219905509313919,66.469602703262396 4.21951772145662,66.469511718637122 4.218646252385751,66.46899069834825 4.21725917910304,66.468727802097575 4.216612600206599,66.468521987504957 4.215413039950676,66.467961417406258 4.214964726377401,66.467656253899975 4.214888455338662,66.467225909721947 4.215001100834691,66.466823156623093 4.214805819824633,66.466452386458826 4.214576542481642,66.466281921894122 4.213879552271606,66.465897571647602 4.213524963960318,66.46544355813397 4.212645453502687,66.465374709980111 4.212238170565416,66.46537493771396 4.211860305805704,66.465319686954558 4.211517266104639,66.465226668129773 4.21069620857885,66.464884031165354 4.209885201485096,66.464577089523729 4.209233501838449,66.464353352341988 4.208974774493612,66.464238455276245 4.20776583340049,66.463804798923263 4.207745700723142,66.463733371274188 4.207963461471237,66.463542778385829 4.208140956924764,66.463209426883623 4.207911711484758,66.463038940012723 4.207319931240321,66.462866711531149 4.207145452757793,66.462729982124358 4.207055445744329,66.462571300220958 4.207009358724044,66.46224797841883 4.207058494746832,66.462101101939396 4.206948196156297,66.461871083974046 4.206469030822888,66.461296004805234 4.20625495650201,66.46117912532452 4.20614968320345,66.46096686313976 4.206586001779256,66.460748340516091 4.207324425760359,66.460317320684467 4.207580155964511,66.459459146464255 4.207149655087953,66.459363935485328 4.20636390158627,66.459146233069944 4.205598312352073,66.458999869209421 4.204241580204229,66.458844016580869 4.203853696745123,66.458752992277084 4.203500447680488,66.458624265402818 4.203336083374098,66.458523170932011 4.203225944186674,66.458293094648369 4.20277626177477,66.457662411928467 4.202735933252896,66.457519571656562 4.202809590171648,66.457299303151558 4.202286314685795,66.456888881955138 4.202037574282259,66.456809686744293 4.201476040543774,66.45674454895854 4.201137198146683,66.456506657929239 4.201235375745174,66.456212937382574 4.201130166553087,66.456000683303373 4.200891603670182,66.455957172447469 4.200678134722961,66.456002955162191 4.200440208822768,66.456122130885149 4.200326892138961,66.456362347921612 4.199721278775893,66.456461937640427 4.199338515818429,66.456388747825201 4.199074699904579,66.456255995689162 4.198606191320512,66.455879288450163 4.198237898619683,66.455696964860849 4.197944409780019,66.455619734482653 4.197671148741524,66.45561398026949 4.197110219970455,66.45571157906403 4.196583925661163,66.455771420453644 4.19599275052862,66.455761905998372 4.195456374062791,66.455786059867094 4.194677619792937,66.456074284247038 4.194295461879488,66.456163830126201 4.193818845605981,66.456239545254135 4.193416555237807,66.456257666644277 4.193123798690647,66.45634317370579 4.192846149425305,66.456482260685632 4.192662990335647,66.456635151883191 4.192499995522347,66.456859489784904 4.191924564583712,66.457066235662339 4.19145367416905,66.457322507603436 4.191205634237823,66.457406017292541 4.191101794470203,66.457519179933485 4.1911477854292,66.457842588708147 4.191551382061387,66.458149841686733 4.191696283063576,66.458342191593445 4.19178695896545,66.458663621244881 4.191951323477976,66.458764639535659 4.192056533126315,66.458976895497571 4.191873342451671,66.459129796706037 4.191535837621531,66.459217350742975 4.191128490234096,66.459217603588954 4.190447276110273,66.459049373468432 4.190024821310256,66.458996076840748 4.189111949247456,66.459290295907394 4.188714715763647,66.459326281649084 4.188207884656925,66.459294864576194 4.18730311904559,66.459136741947134 4.186910177944187,66.45902785196489 4.186631891445201,66.45900425720292 4.186378858115176,66.459069869498151 4.186061549310076,66.459228814216914 4.185998038418992,66.459484811339223 4.185650483042585,66.459536619033187 4.185406862735952,66.459475248044356 4.184811267395109,66.459610558182447 4.18445871859052,66.459644524656966 4.183896451063087,66.459416704817343 4.183175544995374,66.459268373934123 4.182752357133919,66.459052385838419 4.1825786111912,66.459078252297175 4.181947743869584,66.459088624803528 4.181644267647149,66.458975722016334 4.18123688807634,66.458975974871962 4.180706173515896,66.459180709935978 4.180642025242108,66.459273979320898 4.180732032302256,66.459432682586922 4.180693679272881,66.459777894963125 4.180515545535227,66.459948657456209 4.179835605505072,66.460105818169453 4.179393655060407,66.460143846849746 4.178936597161467,66.460128227443548 4.178210665475318,66.459962060028928 4.177907125473374,66.459849186416648 4.177539437214891,66.459829554394005 4.176526443129286,66.4599294088638 4.175796729172105,66.460070747897433 4.175444243694627,66.460104739038144 4.174867505590621,66.459986037261714 4.174638897032667,66.459978265359865 4.174490404265867,66.460093435358161 4.174263102490648,66.460411033068624 4.173702236487345,66.460508613624398 4.173334452663553,66.46048903261061 4.172687871642311,66.460283098445842 4.172518417868369,66.460164144596874 4.172279822431602,66.460120615764694 4.172016642982681,66.46015059448105 4.171778047534097,66.460107090857647 4.171349897437027,66.459873243773103 4.170897163322096,66.459712852931716 4.170623869790939,66.459707074544241 4.170088129625108,66.459893912597806 4.170093887740848,66.460074439931915 4.171108157424375,66.46030000753062 4.171183790179118,66.460567790683157 4.171273892895574,66.460726460619654 4.170867883494616,66.46105210010586 4.170252091196569,66.461115966623922 4.170058148763536,66.46107047119817 4.169844073608389,66.460953565063775 4.169147686768863,66.460731813242745 4.168983321727434,66.460630701804533 4.168987709404028,66.460485884535302 4.168878206927033,66.460418509933149 4.168252364026632,66.460446697217151 4.167433247971436,66.460592045811808 4.166678407326849,66.460644129529257 4.166578891661296,66.460612461230284 4.165992708299036,66.460620764013157 4.164821074469434,66.460800076685715 4.164105829710878,66.460832301097511 4.163465612046584,66.460969597805189 4.162924719247447,66.461138561454419 4.162368846136734,66.461254029680745 4.161524508097304,66.461310124319141 4.161102689691305,66.461419510412014 4.159612470789433,66.4614323815848 4.159140878534477,66.461525946207956 4.157826350620028,66.462000928526024 4.15732457500204,66.461987404746083 4.156718290112114,66.461924299248238 4.156310909572068,66.461924602703249 4.155477386561253,66.462179047677338 4.154831378249866,66.462135825815977 4.154563173149855,66.462147912543173 4.154201115264629,66.462308844332938 4.154012930948147,66.462443886766678 4.153756115642877,66.462816990250118 4.153353855668981,66.462835107260915 4.153036450973502,66.462994041303673 4.15268399661109,66.463027952988185 4.151322678906709,66.463016954487955 4.151153957800167,66.463060706073193 4.151179849293209,66.463312640286787 4.151086060223418,66.46346147854085 4.150803448962725,66.463582688465493 4.150073765438675,66.463724007536968 4.14995472277885,66.463783627907873 4.150432616536776,66.464033258034235 4.150284123807164,66.464148409681854 4.150010861525826,66.464142632459456 4.149204906279548,66.463853543403715 4.14853364389428,66.463721033166948 4.147967687877482,66.463800763234531 4.147610750670629,66.463979547729281 4.147562348274257,66.464289022980068 4.147711542676429,66.464336556283513 4.14876557039581,66.464542204088318 4.148979709941069,66.464659093563341 4.149124517125728,66.464851419225994 4.149417880608161,66.464928621086727 4.149890142953242,66.46499769846892 4.150104187087526,66.465114611017341 4.150144548487962,66.46525740851601 4.149936231386352,66.465320986394318 4.149320438084087,66.465384867688627 4.148693924186941,66.4652504481829 4.147903076333626,66.465014883674996 4.14742578858599,66.464927893387767 4.147152621640063,66.464922166829766 4.146765341929731,66.464993794134926 4.146681635415999,66.465178296645433 4.147397583005782,66.465308755409509 4.147999545048047,66.465516666629682 4.147950504764728,66.465663523875207 4.147737066921812,66.465709289277527 4.146818433900309,66.465822921143541 4.145621544902571,66.465912989668894 4.144280550184829,66.465973339082268 4.143183145109646,66.466095043289627 4.142795897125008,66.466166743000727 4.142269568830534,66.466226585551212 4.141310700987828,66.466197499464656 4.140829057614885,66.466255298376396 4.140357433063021,66.466348845389987 4.139985324566011,66.466474027751076 4.13935589046708,66.466809685167945 4.139028466987399,66.466932846949291 4.137767429200092,66.467116177525824 4.137395352493032,66.467241381336621 4.13716241977738,66.467378440934823 4.136874687765265,66.467481771480678 4.136445648997883,66.467569032418268 4.136663924030182,66.467711487699134 4.136386913045074,66.468013198315163 4.136690423201419,66.468126035165596 4.137023542318557,66.46818334849273 4.137501437513373,66.46843298514348 4.137988840251829,66.468555657717047 4.138773355171689,66.468448016751594 4.139612573931226,66.468374102476773 4.140159705781589,66.468548261255336 4.140319078342414,66.468631506138635 4.141128719808486,66.468613114560924 4.141432293433382,66.468725973856294 4.142279155263047,66.469320433475687 4.142617299550332,66.469395603301678 4.143303000165516,66.469418934720423 4.143695209668409,66.46936515400175 4.144321787794609,66.469499601570831 4.144561086388851,66.469705712845951 4.145073551979105,66.469917598123232 4.145759252404299,66.469940929021831 4.14630075176432,66.469934621536481 4.146832104968517,66.469892621429494 4.147552375903888,66.469878292095018 4.147816194355,66.470011022485025 4.147951046910072,66.470167589391991 4.147991376994648,66.470310357986222 4.148394978000611,66.470617508664105 4.149260152097693,66.470795434236948 4.149771978769801,66.470844694520039 4.149986086911851,66.470961579545261 4.15001636631644,66.471068652634955 4.14968964595317,66.471354482380235 4.149611029219334,66.471556795605764 4.149685961805456,66.471661873429369 4.149944754943805,66.47177673668098 4.150894273469267,66.471932760574035 4.151415543771653,66.471855099184026 4.15183236808029,66.47172790063496 4.152854743525819,66.471501145402641 4.153217375520234,66.471502859599511 4.153789153822654,66.471603623206761 4.154580033725646,66.471839099639865 4.154908733890105,66.472041205961844 4.155008888706207,66.472235492396706 4.155009495752302,66.472398149280266 4.155124758540006,66.472645928169385 4.155394368437874,66.472959078071909 4.155872965722623,66.473371266362562 4.156067547679895,66.473579363115832 4.15638619720252,66.473745742960745 4.156774051371113,66.473836712334361 4.157126664210017,66.473802764527022 4.157478542653373,66.473606219213721 4.157657377660004,66.473598148077059 4.157435870136259,66.474096026170969 4.157491276642802,66.474292314264957 4.157650649112443,66.474375489317765 4.158033414248447,66.474448651155896 4.158739917880233,66.474705966083917 4.158919423725389,66.474860485609597 4.158855915442437,66.47511636102746 4.15940307841662,66.475290472089256 4.159845060871751,66.475252541350045 4.160356247874287,66.475139129507312 4.160971976218177,66.47507527268796 4.162064320996186,66.474935756338112 4.162814870140461,66.475028485581092 4.163167450920749,66.474994514173105 4.163579856335574,66.475012090820428 4.163972672013546,66.475120885431778 4.164460744503034,66.475406111222313 4.164744057063516,66.475447595418217 4.165160880522484,66.475320415253677 4.165344677150002,66.475330174454754 4.165459301037267,66.475415363616307 4.165410900781577,66.475724721751249 4.165774234959916,66.475889069481767 4.166071984550864,66.475821457994357 4.166374152237705,66.475609091544413 4.166592614713964,66.475581199032248 4.167094421479864,66.475594739996254 4.167377733961111,66.475636198650292 4.167666806332982,66.475858095660328 4.167751885152527,66.475998813790738 4.168110130242901,66.47614533047998 4.168636456575364,66.476085486225102 4.169287457530715,66.476146512226222 4.16962556918283,66.47622166111482 4.16973587039182,66.476451623093794 4.170034322598288,66.476546592303833 4.170357358041957,66.476568177689714 4.170924621976259,66.47681366902377 4.171029834224822,66.477025771732727 4.170455171684219,66.477394951024522 4.1704507537124,66.477539670169719 4.170575460238014,66.477660533190928 4.170784511010839,66.477759532674014 4.171112571831552,66.477798995425033 4.171509773435273,66.477763010291056 4.171925893584184,66.477473244710595 4.172372229794336,66.477290547136192 4.173002426099984,66.47711763193314 4.173782519415608,66.477154799593293 4.174672850279311,66.477421869681123 4.17505055756303,66.477477143739492 4.175240209423242,66.477667352484772 4.175270361829929,66.477774396507812 4.175067710452027,66.478018415655242 4.175097990099211,66.478125458171831 4.175436133387953,66.478200575792386 4.175893254853722,66.478216132655859 4.176508982075228,66.478152283714323 4.177049744843968,66.47798338418653 4.177447009831767,66.477947424571354 4.17781969161124,66.477984894794616 4.178068465209047,66.478064022477511 4.178695648793696,66.478361014737274 4.179392036716932,66.47858260857528 4.179575801260629,66.478592391668244 4.179779187179856,66.478510969649477 4.180236244836395,66.478526526319058 4.180554893784028,66.478692872683183 4.180729310370723,66.478829539891137 4.181022832297703,66.47890664749508 4.181712788918918,66.478785258577872 4.181921136588186,66.47872166454782 4.18223408902676,66.478707618547205 4.182771136359857,66.47884602438937 4.182980857936804,66.479107581306366 4.183081012975602,66.479301812123452 4.1835445335054,66.4796603639506 4.183743533212339,66.479723651724044 4.183893462082097,66.479933737338925 4.18472960057772,66.480329671006601 4.185878723137192,66.480711528205035 4.186709228534881,66.480927074501182 4.187255750736557,66.480938620386752 4.185653975474296,66.482799167154639 4.189648127479033,66.482836113297395 4.190971090408126,66.483192064719532 4.191353854331017,66.483265149839326 4.192044576637681,66.483306291586217 4.192263646157159,66.483440966724359 4.192870024409257,66.483503966086772 4.193247762829367,66.483559226426621 4.196117047498636,66.484261043673399 4.197002959186213,66.484672714117153 4.197510524742908,66.484866622575311 4.197908460148398,66.484993246869578 4.198833327716234,66.485222519423473 4.199311348448954,66.485471933114582 4.199793659510962,66.485576673020034 4.20078340876518,66.485875287801633 4.20122100329074,66.485982068005285 4.202200061829695,66.486082493407054 4.20263195934899,66.486008833994518 4.202954930065758,66.486030436161684 4.203576352168228,66.486146970506951 4.204412585054834,66.486542804528881 4.204606527196964,66.486588252971529 4.204840096742138,66.486613862928564 4.205400990841209,66.486516358304485 4.205669257749774,66.486504282932373 4.206240905996968,66.486604984924909 4.206419676380365,66.486596968317244 4.206463721335051,66.486432413253823 4.206672131862938,66.486368838780123 4.207005216929232,66.486426109436337 4.207144967776345,66.486600444382248 4.207374215130836,66.486770744621253 4.207657558295465,66.486812133955965 4.207915647058955,66.486764440880222 4.208540783124242,66.486573744746579 4.208739750614489,66.486637014763701 4.208824829540572,66.486777696703015 4.208830494665182,66.486958028926949 4.208488765420859,66.48719016124619 4.208270912012043,66.487380573964188 4.207770577867992,66.487692027488777 4.207991725621043,66.488314237905556 4.208106989189319,66.488561857344365 4.20873490701279,66.489021245843091 4.209049841701599,66.489494665936121 4.209328127556138,66.489518231118396 4.209521397909226,66.489401205580023 4.209858773038282,66.489313794517244 4.210683516006415,66.489348876379765 4.211269759489716,66.489340581858158 4.211563793336828,66.489580150142856 4.211946620121542,66.489653241488256 4.213288275274455,66.489755389571471 4.213616334680847,66.489794807782928 4.214168520574067,66.489986634307428 4.21444242073558,66.49015491999404 4.214931930791508,66.490764944781574 4.215280731936101,66.491038170249951 4.215688749498046,66.491200374416238 4.216767962037312,66.49149488840628 4.217538640673337,66.49165885234666 4.218144890125131,66.491721855765249 4.219294105116724,66.492103561891895 4.219702027125072,66.492265759056892 4.220139684514362,66.492372461180011 4.220661621943337,66.492457312813627 4.221317644835254,66.492536140497123 4.222192160428382,66.492587043976357 4.222525244998306,66.492644300165139 4.222967959528985,66.492768817877675 4.223351330491345,66.493004370845497 4.223545975934398,66.493212277103751 4.22390425138559,66.493358641207251 4.224321679529372,66.493394046400297 4.224898415821949,66.493512536909193 4.225544355706277,66.493555702719135 4.226250887336743,66.493812818257368 4.226749009040457,66.494133460724825 4.227322031688084,66.494559054368324 4.227526728067905,66.49480260432864 4.227632708205934,66.495176959343468 4.227837309227451,66.495420553646937 4.228195648195376,66.495566929886763 4.228514296304447,66.495733136398684 4.228892033378274,66.495788344048862 4.229304435811263,66.495805905489036 4.230044097909349,66.495700397833843 4.230763658108879,66.495523578483485 4.231076513307795,66.495509466144583 4.23172251637657,66.495552628429166 4.232687103737802,66.495761996924486 4.233214801509706,66.496027153532182 4.233414408731199,66.49625287431212 4.233683346690673,66.496403227164677 4.234125965364343,66.496527776319127 4.234856983686883,66.496711511950963 4.235120832538838,66.4968440477287 4.235122176480235,66.497168986743048 4.235262663020656,66.497505662473543 4.235904984325678,66.497855861879614 4.236258170348111,66.497984385030932 4.235702367662278,66.498099683435626 4.235538706168214,66.498161186921536 4.235465117515541,66.498381119656472 4.235620712485257,66.498771293372187 4.236382042668306,66.499061964372416 4.23660626437697,66.499214341145816 4.236859966881457,66.49931123852221 4.237337954690707,66.49956051016288 4.23751237102504,66.499697087345993 4.23768893109473,66.500320911357775 4.237973585981843,66.500687221348684 4.238352762534529,66.50106725560002 4.238432689088656,66.501189994139466 4.238234457908938,66.501289178243738 4.237008166144598,66.501434594484138 4.236755040484301,66.501500146124513 4.236269145627436,66.501702517457545 4.235931740165955,66.501789859901749 4.235450870852351,66.502010064707946 4.235029121990603,66.502119272881231 4.234801187532261,66.502273925342564 4.234946123376621,66.502465984400828 4.235160167057046,66.502582694766033 4.235409611993883,66.502824150572238 4.235132671886617,66.503125383978656 4.235217751349873,66.503265972478175 4.235591166853005,66.503465731091936 4.235611364363101,66.503537044784338 4.235036037285087,66.503743430493174 4.234684132495581,66.503939737551121 4.234779263079641,66.504115939662825 4.235216951699296,66.504222590606133 4.236072549462516,66.504527000984709 4.235925437254838,66.504966802564866 4.236060290395488,66.505123148537365 4.236399008989286,66.505360574282491 4.236340624993314,66.505633892750652 4.235933984947416,66.505796584429078 4.235830212108791,66.505909552811644 4.236060100609347,66.506242079898584 4.236100400391886,66.506384640794394 4.235912252468171,66.506519393903901 4.235579841137987,66.506624602456043 4.235397486955571,66.506939591922901 4.235597799663664,66.507327591193885 4.2359366774747,66.507565046244935 4.236951679013836,66.507952452537197 4.23732509468691,66.508152198602545 4.238190261548121,66.508329827882577 4.239220339532275,66.50877068989017 4.240448102416934,66.508950050719207 4.240691785678088,66.509011273704232 4.241060880291715,66.509355570024724 4.241329754937514,66.509505868671667 4.241677947249944,66.50961647587971 4.24219553066437,66.509845849262391 4.242280642161611,66.509986349354833 4.242917170230129,66.510156210022259 4.244354655363101,66.510596760483011 4.244658194991755,66.510709428037089 4.244782869884781,66.510830104112088 4.244818880729155,66.511117187185434 4.244621355002191,66.511378708046919 4.244606887629398,66.511487596283672 4.244707044060817,66.511681573686118 4.244936291654778,66.511851676547835 4.24550870586285,66.512114596035502 4.245628355226159,66.512217512368792 4.24564426393533,66.51243329147124 4.245342806939592,66.512807685197757 4.245194318351479,66.512922611242217 4.245096212765697,66.513215688990357 4.245330486003081,66.513403608963387 4.246469552221546,66.513749300867232 4.247738318834215,66.514233449400464 4.248086606340276,66.514344060656384 4.249231307274592,66.51486986912181 4.249446183023463,66.515148847479708 4.249597459387634,66.515683280017171 4.249841910963381,66.515906782583073 4.250334975712136,66.516209313945367 4.250598824655465,66.516341795891975 4.25112217012572,66.516751197898159 4.25143140837991,66.517043926220836 4.251650572988567,66.517178367702101 4.251796182590255,66.517532597117437 4.251637547722735,66.517611877347392 4.251469534934928,66.517817842359975 4.251287182282149,66.518132715153371 4.251307284679563,66.518203961578408 4.251511340726014,66.518284949679213 4.25207293481245,66.51834992415327 4.252316649544657,66.518411098686883 4.252555980170255,66.518616803169849 4.252462291087286,66.518765310532572 4.251946728021786,66.519022976513895 4.251783772807655,66.519246778464279 4.251785214986651,66.519571374554658 4.25186523756272,66.519694021708972 4.252214134723307,66.51996690349435 4.252467932466852,66.520063719720255 4.252642381042032,66.520200158953415 4.252935773843012,66.520277162659752 4.253353905300041,66.520474795316957 4.253634305174635,66.520985249006998 4.253475670510578,66.521064493091401 4.253436748930405,66.52124661581928 4.253780620488975,66.52150165872844 4.254650747489407,66.521696988499372 4.255242653955194,66.521868757552326 4.255566295764758,66.522052609215592 4.255541777570438,66.522125833184546 4.255174830304022,66.522268582048071 4.254908808942322,66.522767498840736 4.25478045534881,66.522953636887493 4.254463249869138,66.52311216263675 4.254125846482215,66.523199480654483 4.253833896403777,66.523447056720627 4.25457563802041,66.523828477446685 4.254849601851606,66.523996508398312 4.255009679061868,66.524241783566922 4.255184127709295,66.524378224998841 4.255359250038883,66.524676879526226 4.255583440375272,66.524829099067503 4.256046256048515,66.525024706864642 4.25616600097774,66.52512751933277 4.256062133881839,66.525240374800461 4.255581300440227,66.525460372620273 4.255150818892513,66.525858379780701 4.254987222483861,66.525919865264029 4.254904322679661,66.526266194767516 4.254944655090541,66.526408640795779 4.254880510283385,66.526501658642175 4.254240273461096,66.526638646087008 4.253997296322759,66.526739717499623 4.253893524771313,66.526852641190629 4.25348688768827,66.527015169378956 4.253293620474252,66.527132018312585 4.253160337118041,66.527300306140134 4.253037715466011,66.527666447418127 4.253197793087271,66.527911661232835 4.253606547401526,66.528235865035469 4.253328937512743,66.528374577263023 4.25327487597206,66.528503246548411 4.253395326909384,66.52876825699127 4.253207117323472,66.528902964554916 4.252795454845932,66.529047663035428 4.252731310201553,66.529140721375725 4.252096194849358,66.529295485533908 4.251481214049002,66.529521462768315 4.251417069441409,66.529614469022107 4.252382296381715,66.529985728141014 4.252606550630305,66.530137940301202 4.252756545314622,66.530347549154484 4.25275718769468,66.530509750172641 4.252460887340267,66.530901737642196 4.252005278783175,66.531210659465941 4.25163330691978,66.531335592103773 4.251093966485453,66.531828542007602 4.250821509913093,66.531985023462425 4.250459557741974,66.532145505159335 4.249399822423753,66.532878223914025 4.249018410180878,66.533129730252242 4.24865143244282,66.53327239126439 4.248085519626103,66.533351951307523 4.247469095113345,66.533253453321564 4.247146158837888,66.533231918282397 4.246317102871075,66.533341320122801 4.245890300143996,66.533432603658099 4.245701384644661,66.533405029496507 4.245586760356659,66.53332003944476 4.245184475279808,66.533338132223022 4.244703643292113,66.533558059049312 4.244361826097318,66.533789757757475 4.244427510564776,66.534021124537261 4.244557307532535,66.534159550484247 4.244617839069025,66.534373101234593 4.244350344977893,66.534547379332594 4.243666163416316,66.534848559304649 4.243394413848113,66.535167217888969 4.243389999293079,66.535311625998574 4.243575365900285,66.535645772763161 4.243565989224571,66.535772391665205 4.243020918118754,66.536085254117452 4.243145689460409,66.536205832135323 4.243588307678455,66.536330155796549 4.244557307177435,66.536394752513132 4.245228403774568,66.536526771680698 4.245234168003015,66.536706793740692 4.244707945770567,66.536766494153383 4.244719442508341,66.53712643288884 4.244507550247349,66.537496480638367 4.244185289043915,66.537637104048841 4.243772889116869,66.537619623639046 4.243345380051193,66.537548687167032 4.242982721843749,66.537546979089555 4.242679920540305,66.537596663990115 4.242274055420187,66.537921300558565 4.242185393926955,66.538087502958305 4.242206331141469,66.538320867653184 4.242291380590757,66.5384612068911 4.24214360093235,66.538738262961431 4.242040952150427,66.539044721091003&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Nanegalit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321207007251373,66.442516717836014 4.320525896152631,66.442478738924635 4.318364666073894,66.442182860552407 4.317197560145557,66.442217329508992 4.316556648961429,66.44219195096332 4.315799908685414,66.441755690543275 4.315525473730012,66.441424273036219 4.3150979982397,66.441353084776637 4.315014862434491,66.441700563853615 4.314826042989369,66.441672886872041 4.314661744425217,66.441571749588022 4.314347618233156,66.441260229066941 4.313869702104696,66.441010411278839 4.313819293303308,66.44083174306833 4.313967881126193,66.440716510916658 4.31390303318993,66.440647063230799 4.313554940186175,66.440536097980768 4.313425244321635,66.440397201408004 4.313742488101862,66.440238201909807 4.31362789897682,66.440152893223143 4.313309987631743,66.440149104986048 4.313061949181695,66.440232645781805 4.312973184288653,66.440399474127517 4.313013511308271,66.440542386025101 4.312875005227299,66.440693390860204 4.312686185772019,66.440665700121798 4.312601206125053,66.440524809222495 4.312515527120047,66.440221079203553 4.312320919732275,66.440012731411443 4.312161010449483,66.439766651508606 4.31304989660672,66.439708515603243 4.31316388179987,66.439630983648755 4.313083863567086,66.439507967379853 4.312835221187775,66.439428692080952 4.312512284863536,66.439407073704146 4.311831714101989,66.439401542613339 4.311443929850394,66.439310447539967 4.311259467867437,66.439137840983435 4.311183298680976,66.438707007733228 4.310984333891819,66.438643590516222 4.310731270404283,66.438709255307046 4.310716831176107,66.438818511200694 4.310852187627569,66.439138093380834 4.310713681455543,66.4392890814553 4.310361167374118,66.439323049423137 4.310276187786873,66.439182100416957 4.310359895996839,66.438997420984933 4.310344058210609,66.438781006478976 4.309965116180933,66.438400022334505 4.310029328428078,66.438306675978296 4.31041075283004,66.438054265375897 4.310330798266258,66.43793121606123 4.309888216080966,66.437806398011105 4.309520531684091,66.437786773449162 4.308204233403202,66.437773715159949 4.307960615974372,66.437712290810879 4.307220222139331,66.437655210238262 4.306926863500077,66.437577924275288 4.306598870332769,66.43753842238182 4.306026655942695,66.437274688315327 4.305757150952638,66.436961131293828 4.305558186152765,66.436897684346491 4.305413383769054,66.436705170604696 4.305194255559399,66.436570293851247 4.304954392045377,66.43620109677164 4.304690579412425,66.436068212673334 4.303870326421956,66.435888068826443 4.303790371940089,66.435764983528657 4.304306549127614,66.435669329026538 4.304554587826646,66.435585773000071 4.304564002251091,66.43545867009199 4.30406166078844,66.435282260374379 4.303683926422168,66.43522689198015 4.303276646034705,66.43522714431883 4.302641458478199,66.435382437165373 4.302283823851721,66.435398552226346 4.30191111438837,66.435361042272248 4.301185286988148,66.43519471013731 4.300822023765886,66.435030107383682 4.300125710575939,66.434808126082501 4.299618280503355,66.434613827728981 4.298837655130016,66.434413743113311 4.298519076380473,66.434247152276996 4.298111192321416,66.434084551401938 4.297717620505892,66.433812722599868 4.297354420924788,66.433648135936579 4.296215557290934,66.433301339353065 4.295832130795485,66.433065183772101 4.295368813569869,66.432706013921504 4.2950105753409,66.432559267486482 4.294080694569566,66.432311622743683 4.293280509307248,66.432202868123611 4.292868171973207,66.432185259948767 4.292147369388175,66.432036741736482 4.290404102188794,66.43211528113487 4.290072354332786,66.43238361652746 4.289869063402511,66.43246521287098 4.289488177791618,66.432880517010005 4.289240170575974,66.43296408210351 4.288729049555783,66.433077606770397 4.288371414630009,66.433093723263653 4.288023956764239,66.433145571964133 4.287731201431531,66.433231157047288 4.287577556300544,66.433328564180485 4.28715580421907,66.433438096035331 4.286033285295204,66.433470530328009 4.284577747866296,66.43344568493734 4.284086122949828,66.433467800589042 4.283172714020929,66.433599460025135 4.282969327609855,66.433681001922778 4.282487752500954,66.43373891190619 4.281996635582075,66.433923908030607 4.281619631473293,66.434031391258756 4.281391723881269,66.434186464615522 4.280791741701242,66.434466801531627 4.279814088255447,66.434691866659108 4.278740706522254,66.434577337649671 4.278164705510044,66.434621390483343 4.277777556037441,66.434693140773916 4.277400424626718,66.434800608106357 4.276493215543627,66.4352758262593 4.275991540480087,66.435262236439726 4.275599937775053,66.435478959445248 4.275118362449337,66.435536827445745 4.274736206053722,66.435626420541098 4.274086577850997,66.435890980074404 4.273733967524381,66.435924927372923 4.273321661426353,66.435907347125379 4.272258329053648,66.43582853948773 4.271448759800093,66.435846927235431 4.270897819631434,66.435980355321732 4.270079439393639,66.436288645692812 4.27001020190602,66.436364167567518 4.270170174724576,66.436610306926738 4.270066238999903,66.43672353768126 4.269813206594132,66.436789258142852 4.269168571418295,66.43707161198158 4.268697045812059,66.437165253389267 4.268365297877193,66.437433535025676 4.267352341864862,66.437533451130307 4.267149622630691,66.437777836086752 4.267250408096419,66.438135190708124 4.267152228333209,66.438429097001375 4.266528424067753,66.438945754307085 4.266345804849414,66.439261610458232 4.266386131843555,66.439404529283209 4.266535959654894,66.439614903132494 4.266969160552798,66.439866793914092 4.26726251996219,66.439944047720417 4.267526365163309,66.44007691148046 4.26824347941999,66.440533077463428 4.268667870051259,66.441074844041978 4.268719518644014,66.441579110885726 4.268531938429029,66.441877042299538 4.268274485125705,66.442087647686762 4.267753917737414,66.442328200252589 4.267570631351725,66.442481176989091 4.267359166150448,66.443015350989839 4.267211309251739,66.443293380071893 4.267057727871751,66.443390748211073 4.26634318832483,66.443585786298414 4.266189575143354,66.443683153306651 4.266140533307087,66.443830061658858 4.266260116065786,66.443933235370693 4.266256426549411,66.444240935882021 4.266112863416796,66.444374054426689 4.265805668920587,66.444568756690614 4.265423448934509,66.444720078507416 4.265480409783703,66.44477320380534 4.265765182330015,66.444849053623003 4.265974038838252,66.444932528544186 4.266068941783836,66.445031152805754 4.265974038762125,66.445107027057063 4.265879103955402,66.445137389314453 4.265594299552857,66.445175338918887 4.265385474775067,66.445251187480366 4.265214623928419,66.445289111672139 4.265005799169476,66.445296711644303 4.264891877393922,66.445342235740313 4.264758968641758,66.445448445691952 4.264645046870799,66.44547878228947 4.264512169955069,66.445456032992197 4.264322300361386,66.44539535968697 4.264208410420571,66.445319461041564 4.264056514734631,66.44530431157709 4.263904619032959,66.445334673597202 4.263885632039693,66.445448445656737 4.263847658082941,66.445600178803275 4.263809684138995,66.445729149359991 4.263809684126976,66.445842970121333 4.263695794152758,66.445987113725963 4.26354393026091,66.446085733833286 4.263448995452328,66.446146430706307 4.263259157637743,66.446222301592258 4.263126248907352,66.44629814700059 4.263088274991068,66.446366443017666 4.262936379306709,66.446472661261623 4.262746541492805,66.446533357202881 4.262537684914435,66.446609201675372 4.262347847101074,66.446677496852502 4.26217699622849,66.446669897296061 4.261949152643091,66.446609201699431 4.261607419082787,66.446594053036065 4.2614175812463,66.446624400885099 4.261208756467141,66.446738192348732 4.261189737736538,66.44685198328628 4.261151763883057,66.447041642113689 4.261284704489793,66.447140270687484 4.261303691538821,66.447299592959141 4.261265717694221,66.447443740810499 4.261132808971598,66.447496835092991 4.260886010290819,66.447595474530544 4.260810062471046,66.44765614250727 4.260810062504328,66.447701662321805 4.260904997378396,66.447762355267159 4.260923984440424,66.447883740735364 4.260829049755633,66.4480506195613 4.260848036818913,66.448156830652223 4.260753102192851,66.448361652449904 4.260563264442232,66.448460263233954 4.26043038751655,66.448490608832827 4.260354439744413,66.448574071613294 4.260278460215637,66.44869545315791 4.260278492175984,66.448824407765315 4.260202544415556,66.448907844187488 4.260050648791555,66.448991280347755 4.259879798006311,66.449074741480473 4.259519109375383,66.449173362125535 4.259291265819077,66.449211280438149 4.259006493281416,66.449332658947569 4.258740707701769,66.449446463391084 4.258493909044169,66.449529897790285 4.258266065611821,66.449651249505266 4.258209104981916,66.449818167043389 4.258133189132288,66.449947115893835 4.25801926749259,66.450045720436137 4.257810442743505,66.450106407769738 4.257601617993147,66.45016709495772 4.257335800584715,66.450258125452265 4.257164949816632,66.450341531895333 4.256861190255194,66.450424988591777 4.256519424883203,66.450478101892728 4.256215665251617,66.450531189827288 4.25583598949937,66.450569131403853 4.255494223980914,66.450561533132287 4.255228438119059,66.45053878854165 4.254848762231004,66.450523591876816 4.254538641654415,66.450520764667345 4.253424834792849,66.450637391339868 4.253102056318969,66.450690504202697 4.252855257663476,66.450796678971088 4.252684406881337,66.450887707182034 4.252551529917438,66.450918049872996 4.252266757103264,66.45093322128335 4.251962965519077,66.450955965716688 4.251564270929728,66.451016650950024 4.251146589423224,66.451107678463131 4.250766881758405,66.451153230026847 4.250539069883807,66.451183572438566 4.250235278210279,66.451183572554299 4.249779654132899,66.451115302440044 4.249532855117132,66.451084960122358 4.249115141408405,66.451031848348322 4.24886834245176,66.45103184844011 4.248602556579484,66.451062191016433 4.248317751952016,66.451107730014385 4.24788111522811,66.451221488697058 4.247634316453792,66.451304942510745 4.247425459804015,66.451373199753249 4.247273595967313,66.45146422590021 4.247159674515308,66.451638704307186 4.247083758726221,66.451767643872728 4.246855915266046,66.451896582840746 4.2466660775198,66.452002752529239 4.246476207994437,66.452116544929609 4.246400228579572,66.452230336761644 4.246400292522597,66.452344077556305 4.246400292909831,66.452473038696112 4.246552157758114,66.452723335928596 4.246552189874862,66.452821929559775 4.246514216124787,66.45289020783872 4.246438268357839,66.452943290625271 4.246305391466035,66.453003970977406 4.246020586763358,66.453026713574744 4.245906696604721,66.45301156883248 4.245564930735904,66.452973631241321 4.245337118680602,66.452966033702836 4.245185254518325,66.452943291277691 4.24488149423745,66.45285229596692 4.244558715088636,66.452738507154791 4.24444479316293,66.452738507212644 4.244311916100814,66.452753702733091 4.24421698128245,66.452791615648835 4.244160020637289,66.452890209057415 4.24400815680962,66.45297365730022 4.243894235030202,66.45301914229799 4.243666391446445,66.453102590153975 4.243514527467794,66.453140502575238 4.243210767496898,66.453155710569675 4.242906975896743,66.453223962858885 4.24250831305457,66.453322567382713 4.242337430486703,66.4534211461539 4.242128605662786,66.453497020415938 4.241786840178451,66.453595611222966 4.241483112198775,66.453671459775961 4.24119833929127,66.45371696885941 4.241046411831007,66.453792791719351 4.241065367246781,66.453853469950815 4.241084386272279,66.453914148034627 4.240894548383548,66.45397482609819 4.240628730718865,66.454035504062915 4.240457911832167,66.454149287271804 4.240325003268327,66.454247875402189 4.240173107351402,66.454255447528951 4.240021211372595,66.454247875594518 4.239755424991938,66.454179626421009 4.239394703664188,66.454118949190061 4.238905876143811,66.454154639167996 4.237817956226922,66.454149389890659 4.237290995085816,66.454046510911112 4.236560042642218,66.45386245830143 4.235884525323332,66.453874776078322 4.235502368561124,66.453964329419435 4.23455489626733,66.45429635269241 4.234148250694281,66.454459340169635 4.233806453826492,66.454691723118245 4.233324813915812,66.454749572706419 4.233062304326235,66.454942251348228 4.23275440968372,66.454974179409859 4.232294302889615,66.455428926255237 4.23190849011838,66.455826007445211 4.231775709944135,66.456157437687679 4.231477929160319,66.456225126669011 4.23120969403226,66.456237215945919 4.230926351710418,66.456195699446056 4.230533539563557,66.456086822123027 4.230081477053047,66.456089144407414 4.229457006663791,66.456442730511839 4.228847038365685,66.456687184218367 4.228504541071895,66.456756840365642 4.227397156728786,66.456842876138339 4.226145508991539,66.456899232534013 4.225589702168427,66.457014668877164 4.225133251348408,66.457161827776304 4.224855666434655,66.457300871944412 4.224677469357286,66.457471625409255 4.224668756769129,66.457761343096138 4.224465338580027,66.457842832093164 4.224078188350265,66.457914541890787 4.222887128386598,66.458185114013872 4.221750102619593,66.45832671486184 4.220334822918824,66.458444669195288 4.219619677079788,66.458476896163745 4.219078244809526,66.458483205693369 4.218069642307127,66.458438211148604 4.217042149775893,66.458647215207236 4.216595175563016,66.458667353767623 4.216113566956828,66.458725219644407 4.215820811083224,66.458810718123829 4.214913061461678,66.459122805137085 4.214382348354689,66.459327487841378 4.214154441474547,66.459482405430379 4.213643924490208,66.459758473949009 4.213052750279809,66.459748986432913 4.212833682820587,66.459614208323174 4.212579885585637,66.459517155628561 4.212078080749745,66.459503579861718 4.211244624905766,66.459758098246809 4.210892045116181,66.459792039170893 4.210127061643644,66.459808417303435 4.209744267144555,66.459735237464002 4.209376611775787,66.459715655824894 4.208944043740719,66.459626678827817 4.208571363168176,66.45958918042453 4.207580155964511,66.459459146464255 4.207324425760359,66.460317320684467 4.206586001779256,66.460748340516091 4.20614968320345,66.46096686313976 4.20625495650201,66.46117912532452 4.206469030822888,66.461296004805234 4.206948196156297,66.461871083974046 4.207058494746832,66.462101101939396 4.207009358724044,66.46224797841883 4.207055445744329,66.462571300220958 4.207145452757793,66.462729982124358 4.207319931240321,66.462866711531149 4.207911711484758,66.463038940012723 4.208140956924764,66.463209426883623 4.207963461471237,66.463542778385829 4.207745700723142,66.463733371274188 4.20776583340049,66.463804798923263 4.208974774493612,66.464238455276245 4.209233501838449,66.464353352341988 4.209885201485096,66.464577089523729 4.21069620857885,66.464884031165354 4.211517266104639,66.465226668129773 4.211860305805704,66.465319686954558 4.212238170565416,66.46537493771396 4.212645453502687,66.465374709980111 4.213524963960318,66.46544355813397 4.213879552271606,66.465897571647602 4.214576542481642,66.466281921894122 4.214805819824633,66.466452386458826 4.215001100834691,66.466823156623093 4.214888455338662,66.467225909721947 4.214964726377401,66.467656253899975 4.215413039950676,66.467961417406258 4.216612600206599,66.468521987504957 4.21725917910304,66.468727802097575 4.218646252385751,66.46899069834825 4.21951772145662,66.469511718637122 4.219905509313919,66.469602703262396 4.220263145607017,66.469586584022139 4.220940003132803,66.469899517592879 4.222133070828805,66.470116897471101 4.223132260433674,66.470288771894104 4.223813536784736,66.470456887410037 4.22447026131683,66.470698427562297 4.224689392806351,66.470833120278229 4.225037552945995,66.470943950810096 4.225465063623791,66.471015079422102 4.225763513845729,66.471110094366225 4.226788563089403,66.471533786067909 4.227260694728588,66.471602895074184 4.228195130043829,66.471705422737656 4.228871285468396,66.471855671195542 4.230093961228159,66.472017469350277 4.232866605815493,66.472217953720886 4.233820439943709,66.472229251176955 4.234357452372014,66.472367692904413 4.234924105386011,66.472450620862475 4.235226942450723,66.472400832522652 4.235807331236001,66.472212045717527 4.236115193552688,66.472180114074177 4.236771215663477,66.472259006973459 4.237784873471886,66.472321807359208 4.239122170992205,66.472568800847441 4.239923030796334,66.472839980208065 4.240327007889811,66.473056932134227 4.240533098808475,66.473139202764656 4.241121823703637,66.473237739812362 4.241452586103774,66.473310022131813 4.241690353443259,66.47336697020782 4.241959861653772,66.47346187523425 4.24210256687856,66.473518823159239 4.242165985023452,66.473594762195859 4.242181856551421,66.473696022435888 4.242229436317746,66.473771935744978 4.242340401086597,66.473822577948027 4.242498912386163,66.473841543279107 4.242641585132641,66.473847873269108 4.242831804324441,66.473816221387409 4.242974476395736,66.473771934169051 4.24306960118112,66.473702325672292 4.243164694748972,66.473677004145415 4.243228111886158,66.473677004012046 4.243354946744219,66.473721290829133 4.243386656149128,66.473784568697013 4.243418365891772,66.473873167556832 4.243418366733063,66.47393644510602 4.243529363464073,66.473999722258824 4.243672036367079,66.474018712706766 4.243830546806387,66.473974400595822 4.244068344563199,66.473930113459971 4.244179308557995,66.473923782954401 4.244306143660423,66.473987060102957 4.244385399928861,66.474044006950493 4.244528073074326,66.47408196284556 4.244718324713673,66.474100927908779 4.244940285251408,66.474145238983695 4.245051250757255,66.474252801733698 4.245082992650304,66.474366694347296 4.245146412417841,66.474562852706967 4.245241538703414,66.474607138006817 4.245447628538964,66.474613467659651 4.245653686909203,66.474645092456512 4.245859777765725,66.474727357800248 4.246050062992619,66.474879202875741 4.246176898611003,66.474980457629471 4.246176899735633,66.475062697090067 4.246097677085308,66.475138631710124 4.246097678129613,66.475214565926137 4.24617693493369,66.475309489501356 4.246335478075075,66.47533478359729 4.246509859504212,66.475353772944146 4.246668402466419,66.475366407188744 4.246811075246471,66.475379066680532 4.246985457105718,66.475429680235834 4.247096422903062,66.475556226997412 4.247556216644075,66.47582828220834 4.248063524801422,66.476049746972805 4.248333000858675,66.476125677799502 4.248523284507391,66.47616363039171 4.248681795638134,66.4761762894355 4.248840306855933,66.476195278166713 4.248935432685469,66.476207912118468 4.249125685949136,66.476347114042454 4.249109848829885,66.47643570386515 4.249109849996881,66.476517938509687 4.24910988297135,66.476600198100513 4.249141592513329,66.476669798206103 4.249284266075938,66.476739397864264 4.249585481834619,66.476771019714292 4.250917081489376,66.476752002826643 4.251091462852351,66.476770991077018 4.251186589024504,66.476808942890898 4.251186590015556,66.476878542475404 4.251059788998789,66.476973434928411 4.250996405347603,66.477087340498613 4.250996405984087,66.47713162150221 4.251139046815871,66.477137950629086 4.251313491510134,66.477137950229675 4.251487840790293,66.477137949830791 4.251630513511135,66.477150583189569 4.251725639773746,66.477194863861044 4.251789057676452,66.477251803376419 4.251789058405793,66.477302438713778 4.251678095050416,66.477346719588112 4.251503746506943,66.477397329918418 4.251376944416651,66.47741631836422 4.251234272244141,66.47744163620925 4.25120253226505,66.477466953772549 4.251297658260421,66.477492245799937 4.251614712153344,66.477511233147197 4.251741515342863,66.477568171792413 4.251852544324159,66.477663061070942 4.251931800604657,66.477719999477969 4.253152215446578,66.477845725057165 4.253376403710928,66.477998231790963 4.253531292285428,66.47822613322171 4.254208882411099,66.478701521287121 4.2543933478661,66.478873842000212 4.254429322450526,66.479161293334883 4.25419210110919,66.479442967873709 4.254530816738098,66.479680638800744 4.254641148150061,66.479910516847326 4.254641754940683,66.48007312226359 4.254756377666959,66.480158294622498 4.255403720804704,66.480526589473428 4.255761962660973,66.480673028208969 4.256145458243258,66.480908695412182 4.256334949101944,66.481098851571829 4.256385392979487,66.481277232278742 4.256803490659183,66.481475175716028 4.256744368927095,66.481586236892426 4.256998134066322,66.481683203080664 4.257679345182195,66.48185124099048 4.257938135614156,66.481966056263843 4.258008010255786,66.482053188773989 4.258054099399271,66.482376277842334 4.258005060141032,66.482522984038866 4.257649500542999,66.48302670538412 4.257739508301776,66.483185206055808 4.25794353185117,66.483266333789174 4.257924037571951,66.483357546112117 4.25755766148442,66.483663047792177 4.257647891913606,66.483821544414994 4.258643299324027,66.484300580811748 4.258698832344486,66.484496761676354 4.258615063998174,66.484681143428872 4.258645374991359,66.484788156605987 4.258894753743977,66.485029810080874 4.259184430581356,66.485414091537677 4.259110872002433,66.485634161508727 4.25889813928988,66.485842432533133 4.25877983268149,66.486064490282303 4.258869936026898,66.486222946403998 4.259109232413267,66.486428917336255 4.259313256003487,66.486510059670977 4.259487702955039,66.486646683184517 4.259647681112114,66.486892301576489 4.259633883180215,66.487163855851406 4.259763677498508,66.48730249243431 4.260211288383283,66.487444857874081 4.260375684664395,66.487545859653764 4.260366241248316,66.487672697979249 4.260030208810484,66.488085120637763 4.260081292299862,66.488425976977453 4.260384830937635,66.488538745276756 4.260325645965154,66.488649724580611 4.259834021562585,66.488671881503763 4.25972512678853,66.488767056734787 4.259929757792581,66.489010662883089 4.260229613108669,66.48943059764153 4.260078078870215,66.490015259987757 4.260031085212988,66.490649407565627 4.259550885720386,66.491032193356858 4.25955158867578,66.491194650585456 4.259901090578425,66.49163037538662 4.259877306066939,66.491866217226942 4.259789279618277,66.49219517751277 4.259695492984591,66.492343867424921 4.259761077425067,66.492575619610065 4.259975120088389,66.492692401537084 4.260383135663625,66.492854594578191 4.261264016367257,66.493248304301815 4.261448546164138,66.493420524232988 4.260848027521162,66.493537834115031 4.260138614356065,66.4937502996993 4.26014427928887,66.493930631156687 4.260442792659775,66.494025532963832 4.261173745434728,66.494209261912289 4.261442618741399,66.494359702535675 4.261715877883931,66.494365447093685 4.262382715936151,66.494642385837196 4.262681837015482,66.494899743155841 4.263286511045814,66.495757196613127 4.263242466269479,66.495921664189325 4.262851700322781,66.496300311960653 4.262981399618379,66.496438922820644 4.263190448714393,66.49653779650744 4.263578267231173,66.496628681652822 4.263837057934273,66.496743428581851 4.26388753465622,66.496921697223911 4.263327986719362,66.497344021162561 4.26469053588708,66.497679858015474 4.26506830352394,66.497735061359762 4.26548060930385,66.497752621552365 4.265655056608889,66.497889208465381 4.265700412549521,66.498049630303001 4.26587485986138,66.498186215582834 4.266461644707054,66.498340284291459 4.2669238510481,66.498373691806677 4.267256838808565,66.498430884197091 4.268181028782887,66.498497623358318 4.268951032104612,66.498499056733493 4.269372812449413,66.498389833311151 4.26952200541887,66.498437300909728 4.269502511696177,66.498528432480128 4.269141322546205,66.498851535976925 4.269052561747405,66.499017998813443 4.269247142476932,66.499225879433382 4.269540598421099,66.499302923267521 4.270012760039905,66.499371954388153 4.270355925747197,66.499464794439618 4.27082808733159,66.499533850303308 4.271627666759546,66.499479805668557 4.271865525076738,66.49936078658132 4.272615362896056,66.49929091963098 4.273246096608418,66.499280612828414 4.27384162065449,66.499145492168083 4.274688831743319,66.498619998838336 4.275001717687262,66.498605913637249 4.275389503982507,66.498696791184145 4.275539463721583,66.498906639777189 4.275635999457007,66.49940773554782 4.275741211279246,66.499619644223372 4.275980507974051,66.499825453680245 4.276328698895003,66.499936179647719 4.277154076535912,66.500133695686955 4.276991853823541,66.500520037827769 4.277008368559461,66.500898362009636 4.27728729241185,66.50108435928621 4.277680199442536,66.501193038868124 4.278406125677709,66.501358903595218 4.27862596051066,66.501655869093483 4.278388710380892,66.501937289362246 4.278911348367511,66.502184493550487 4.27946353081009,66.502376223821287 4.279837615747049,66.502738446580565 4.279932840472066,66.502914656701975 4.280411433940797,66.503326269671049 4.280714908613965,66.503438970193656 4.281152468034525,66.503545624062127 4.281496305057076,66.503800873659657 4.281739955521027,66.503862084209302 4.282221527543376,66.503804347180548 4.282683637740337,66.503837696909841 4.282937402619521,66.50393457610339 4.283475243883329,66.504235237657284 4.283586081190521,66.504279293621252 4.283653534896241,66.504185915931416 4.284283817832429,66.503971499346704 4.284688583273216,66.503900235948592 4.285543940159623,66.503614427447445 4.285814681091027,66.503399679836534 4.286174824989711,66.503292493458758 4.286580509122656,66.503059983189459 4.287120851416836,66.502863442872993 4.287705910283123,66.502684811708392 4.288290906348902,66.502542051565726 4.288786119483707,66.502363368064422 4.289596030519442,66.502149162090276 4.289911172093873,66.502041945372596 4.290046748996724,66.501916666288437 4.289777623630858,66.501844769651925 4.289148956205503,66.501772496167817 4.288700519381929,66.501628751923548 4.288388546492813,66.501198518334448 4.288254332087043,66.501090921177507 4.287895455928688,66.501001009641229 4.287535597321219,66.501072331453841 4.287309033947898,66.501394594912128 4.287218776287205,66.501466191792716 4.286949080338101,66.501483852512123 4.286545106721253,66.501411829126383 4.2862760762888,66.501321994021282 4.286231581184643,66.501250271226425 4.28663726559486,66.501017741948729 4.2870876987784,66.500821110319379 4.287133334552513,66.500695724612939 4.286819365347411,66.500605861874661 4.285921414028371,66.500497508961772 4.285922744777771,66.500264621340619 4.286103862545949,66.500031856900321 4.285790431684085,66.499834489466792 4.28529692948065,66.499726560089954 4.284983118479921,66.49960084255477 4.28579410764041,66.499207404540556 4.286154536985679,66.499046485110526 4.286199950969722,66.498956942726437 4.286065610117798,66.498885137829774 4.285527073701267,66.49877715407024 4.285033317421868,66.498687083410488 4.285304629891094,66.498400688214204 4.285530116052288,66.49825755207857 4.285756584452579,66.497935222847175 4.285533538687854,66.497666256371232 4.285715417115968,66.497290150354942 4.285401923121786,66.497110675997675 4.285177546363689,66.497074620232581 4.285088365877415,66.496949090114441 4.285090077138935,66.496644483490456 4.284957067753499,66.496357662978383 4.284822790171076,66.496267935119448 4.284105386028686,66.49601638905871 4.283432571899515,66.495818688483865 4.282985275916387,66.495477758638955 4.283120916458699,66.495334530411824 4.283390961104324,66.495245175562673 4.283885287844265,66.495227686194923 4.284289737273543,66.495228088108675 4.284470570044436,66.495031109354116 4.284247429413084,66.494780028000775 4.28406808616081,66.494708211165502 4.284024161578357,66.494528969310991 4.284339874507892,66.494332110618345 4.284340476712468,66.494224609315381 4.284116797190704,66.494063079978659 4.284072935918179,66.493865916308636 4.284344185785983,66.49359738313737 4.284344883093723,66.49347191080723 4.283761788008689,66.493292182868572 4.283448452791458,66.493094761893218 4.282955362220021,66.492897163478602 4.282822511491054,66.492574438370568 4.282329959901906,66.49228721918189 4.282375437743493,66.492197677703018 4.283005056597272,66.49209071976567 4.283634041344705,66.492091297559341 4.284263501808268,66.492020176229971 4.284578454006077,66.491948803604245 4.284713714135878,66.49185933627021 4.284669536304401,66.491733804918269 4.284535227021738,66.491644085571636 4.284536051644448,66.491518578206239 4.284671501970397,66.49139327144168 4.285256213798823,66.491286285046129 4.285660821713174,66.491250798635264 4.285616707211212,66.491107395473534 4.285214001761435,66.490820234718981 4.285169538705492,66.490748532063563 4.285620766030851,66.490426331994612 4.285981417920499,66.490211571486185 4.286071802898145,66.490122022454699 4.285848472205385,66.489888811636391 4.285310665338084,66.48967324244903 4.284637724492841,66.489493386408427 4.284324516409683,66.489277964391022 4.284100424585239,66.489170215059275 4.284056056663868,66.48908058703357 4.284236287582648,66.488991109301736 4.28473105864568,66.488901958061504 4.285810731971564,66.488669942134905 4.285991058014019,66.488562541963006 4.285903971260937,66.488096415633265 4.285724501206428,66.488042475630749 4.285185362225024,66.488041972942909 4.284512707036433,66.487826236837066 4.284468751421715,66.487664867114717 4.284649394676238,66.487503722614122 4.284919598496259,66.487396418011059 4.285010522790224,66.487217224031411 4.285146005183972,66.487091895683434 4.28550665774894,66.48689502870937 4.286001841234034,66.48673415572668 4.286632253301373,66.486483795149155 4.286725144420899,66.485981960294282 4.286816290625149,66.485748961988847 4.287087351012351,66.48549826475309 4.287447749853631,66.485337257114054 4.287807355813484,66.485319660629258 4.288031574121462,66.485391605342343 4.288390862579574,66.485409830225464 4.289469743157487,66.485303270972224 4.290144269755619,66.485214282745162 4.290458429043603,66.485268379820369 4.290592738078377,66.485358122147971 4.290725968518887,66.485627171383172 4.290905152793535,66.48571696272225 4.291085003026391,66.48568129265378 4.291265361026364,66.485573879686029 4.291535438240601,66.485502413270638 4.292299588269871,66.48543144963422 4.29315459945139,66.485199200713993 4.293425564771023,66.484966371234734 4.2940111653259,66.484715942830974 4.294057246211166,66.484518780722098 4.294192919337013,66.484375489720293 4.294552842187231,66.484286196493159 4.295451967461445,66.484197380699044 4.295811922107567,66.484108112059701 4.296038139026445,66.483839398621001 4.296308120858734,66.48376795250833 4.297206928820254,66.483732933544786 4.297432574827568,66.483571763724882 4.298063177448058,66.483285497043624 4.29828920414647,66.483052624695617 4.298514659626676,66.482909425970703 4.298964809269493,66.482766402418903 4.298921362058039,66.482533324132973 4.299012350196103,66.482336169946066 4.299913252414562,66.481942586532426 4.300004177235895,66.481763353560567 4.30023017229187,66.481530492260646 4.300545188192302,66.481441163842547 4.301444599000017,66.481298534413696 4.302792255399633,66.48133566986381 4.303331521060355,66.481318246843372 4.304319317814746,66.481426759758207 4.305261890134974,66.481588999874504 4.305935686380471,66.48160755479492 4.306924466839533,66.48155473290781 4.308631537847607,66.481592195068913 4.311596355169806,66.481684592271478 4.312629407568557,66.481739376399503 4.314022033435684,66.481758585366279 4.314606205742715,66.481741238254997 4.315550046954339,66.481688316000017 4.316942704406264,66.481707575475781 4.317661819988412,66.481672377827451 4.318021171472581,66.481690656021939 4.318694427624404,66.481798840202984 4.319009824096606,66.481637784047265 4.319234676608754,66.48160210821554 4.320671796563088,66.481711047722783 4.321614494860903,66.481855360227826 4.322332943434019,66.481909816883558 4.322693374063919,66.481748786615029 4.323008040479662,66.481713236852286 4.32323260733997,66.481731389218922 4.323456761576607,66.481821244871824 4.323545940683983,66.481928925328333 4.323859178824049,66.482144360228631 4.32444300160359,66.4821807396997 4.324936693021622,66.48227084534318 4.326013127898434,66.482576658630663 4.326237186894505,66.482684436404483 4.326595966764273,66.482792339515825 4.326910379287354,66.482810541345657 4.327269254343705,66.482900544105803 4.327896174895481,66.483259671012462 4.328210238176858,66.483331671892614 4.328614654972035,66.483314149793443 4.328884541309802,66.483260601967359 4.330053678547269,66.483100335314845 4.330323596477607,66.48302891254427 4.331357123961561,66.483011918534913 4.331491940010139,66.482994144613698 4.330998471018659,66.482868166330732 4.330685011048539,66.482706513274152 4.330461396576857,66.482527009359089 4.330374439376318,66.482024945205794 4.330240512014931,66.481881388588903 4.329703215372811,66.481576095258902 4.329256240513592,66.481181242550207 4.329032911716911,66.480947948421232 4.328540998312536,66.480570936878877 4.328272413502027,66.480409344445377 4.327824041817643,66.480247524346339 4.32670422386953,66.47967269814832 4.325497068118199,66.478667437676137 4.325363490084014,66.478470077117549 4.325187068651926,66.477914019441911 4.325233880581945,66.477591277152243 4.325415794588918,66.477214869288773 4.32550875198661,66.476694919577398 4.325644584306513,66.476515724770323 4.32587038944222,66.476318674447086 4.325961219569545,66.476157381668685 4.325782385373635,66.476013740839036 4.325603074806414,66.475941844595667 4.325245120525065,66.475690420051563 4.325111415604222,66.475510966251775 4.32515768796075,66.475277870756102 4.325429352960133,66.474937390259683 4.325528992586332,66.474750642337966 4.325576028967185,66.474591130064852 4.325552525266475,66.474516077047127 4.325293895125611,66.474347156788127 4.325340899132616,66.474121969462743 4.325505418583586,66.473934282204823 4.325787453554791,66.473793528223197 4.326375154898809,66.473643365832473 4.326845341645297,66.473549520047499 4.327174446109826,66.473389974497891 4.327338965855605,66.47323045337987 4.327527020271838,66.473052166829191 4.327573993226824,66.472902000747951 4.32740943863675,66.472704947683354 4.327197846371097,66.472526657915012 4.326986222774731,66.472404661566742 4.326704122315758,66.472329602315838 4.326422022321494,66.472310837748665 4.326210463185626,66.472292073073632 4.325810751030254,66.472076225144122 4.325537331915886,66.471870590147262 4.324551505419823,66.471439162782374 4.324000503005262,66.471287928389984 4.32343630192125,66.471128419980118 4.322660477649718,66.470903179416055 4.322166785755909,66.470762434564378 4.321743602178224,66.470527807078298 4.321249877936294,66.470321352381561 4.320380040651075,66.469992887975465 4.319651222400736,66.469777045693405 4.319063517943595,66.469589351876849 4.31868734061356,66.469382864000437 4.318616798551727,66.469232701137614 4.318546256784099,66.469120072112062 4.318287659384727,66.46906377029363 4.317840974106797,66.469007468576962 4.317323811806715,66.468988701760296 4.31708871749505,66.468941783361444 4.316594992946178,66.468707138750901 4.31619534471395,66.468547588307615 4.315842702620429,66.46839742073513 4.315325506964513,66.468181564306363 4.315019839134268,66.468031394463154 4.314808247273434,66.4679093507972 4.31487875486197,66.467702848422462 4.31487872168297,66.467515138223689 4.314784708980649,66.467440038721747 4.314479105591074,66.467402501798688 4.314008885641875,66.467383733684031 4.31375032025958,66.46736496530967 4.313421181869869,66.467308659582145 4.313209589938458,66.467177253181291 4.313209557050146,66.467027076913013 4.313350637829291,66.466876874353048 4.313585699243844,66.466764234308812 4.314008817453908,66.466745464690518 4.314290949416521,66.466754848944817 4.314479005078452,66.466689131429007 4.314620054727033,66.466632823639273 4.314620054071016,66.46653895207649 4.314596518769618,66.466473234230207 4.314384958822026,66.466360592870743 4.314079291299526,66.466247976331758 4.313562127945143,66.466097795042799 4.313138913204268,66.465956997613446 4.312715762255087,66.465844354140202 4.312551208447329,66.465741120057203 4.312386622330462,66.465562755045767 4.312363086038927,66.465346848232002 4.312410090637771,66.465121579521067 4.312598145384155,66.464905668670838 4.312739162677608,66.464755453352026 4.312997759346027,66.464689755741134 4.313209317704561,66.464558309857239 4.313256323316009,66.464483226522532 4.313185781789218,66.464389346936969 4.312974221765825,66.464257925127086 4.312833138607676,66.464051392734362 4.312739093411911,66.463854244247017 4.312833104846258,66.463732205023476 4.313162210282496,66.463600779223242 4.313373800500779,66.463469327617403 4.313514849788408,66.46333790061982 4.313608860969848,66.463168929328077 4.31351481578568,66.462962387877809 4.31360882709761,66.462812186159184 4.313773347497505,66.462652597362862 4.313937899499347,66.462455437596518 4.313773313325706,66.46223011776658 4.313773311934257,66.461976636668879 4.314431488853181,66.461272497240813 4.314525532011817,66.461112898678351 4.314619510672372,66.460774899707985 4.314713553534316,66.460549564495466 4.314572470874924,66.460389961499544 4.314454922934862,66.460202171141304 4.314149287167143,66.460042566044606 4.31379664570886,66.45996744420809 4.313161903985432,66.459873548046474 4.312809294490636,66.459835999649925 4.312221559006897,66.459779676991886 4.311868917423332,66.459685779901264 4.311610319747215,66.459573107846111 4.311398728125855,66.459451047927899 4.311257677545959,66.459347787314968 4.311140130146937,66.459272663194142 4.311022582748715,66.459197551463802 4.311069588294478,66.459075489514589 4.311187135010563,66.4590003770208 4.311093090292752,66.458840738809599 4.310881498897983,66.458765638460591 4.310763919499442,66.458643574514426 4.310763918886018,66.45850273454468 4.310763918279481,66.458361893780292 4.310881465057516,66.458296154279324 4.311163564403399,66.458089572197395 4.311281078608846,66.457836048935064 4.311351587302405,66.457723368288342 4.311610182971571,66.457347796100095 4.312103840995333,66.456972155037761 4.312814306420258,66.456726191345197 4.313070867697326,66.456610048044681 4.313207687340768,66.456459732387557 4.313276128655574,66.456295736920296 4.313293175139643,66.456186406026845 4.313190511893589,66.456070260423004 4.313036612686381,66.455967793438504 4.312677419359581,66.455796980596517 4.312591898561178,66.455728660147471 4.312574787859409,66.45566033947469 4.312643197684545,66.455578313992007 4.31248923499105,66.455510018217723 4.312403714219888,66.45544851145074 4.31236949256931,66.455229867029203 4.312472123594552,66.455223027209357 4.312626054111183,66.45517519918171 4.312916836451614,66.45507270305356 4.313600999657295,66.454628552819074 4.314131200004011,66.45402042227893 4.314302272569453,66.453883746077082 4.314644354303632,66.453685583151469 4.314952183557518,66.453589921153707 4.315277250464054,66.453480578299136 4.315653521572525,66.453371260190394 4.315978492965718,66.453220925005638 4.316235086049044,66.453056920849491 4.316474536815956,66.452872407021871 4.316645577206454,66.452551233697093 4.316696876318549,66.452318908037896 4.316833696129922,66.452148070027604 4.317107399710161,66.451970364907808 4.317381039730054,66.451813205883397 4.317911304914717,66.451601370269955 4.318253386938843,66.451505700330159 4.318663879148331,66.451471521505027 4.318937583013698,66.451444183476752 4.319211223231338,66.451396348226339 4.319416485127506,66.451321174821558 4.319502005458931,66.451198140431046 4.319433595176831,66.451075143341171 4.319279664410169,66.45098628721756 4.318988881721624,66.450917978901188 4.318698067269712,66.450876958509866 4.318441505613486,66.450870117617484 4.318150754805004,66.450856461013188 4.317928382290543,66.450856461070273 4.317654678315726,66.450829122515998 4.317432337490311,66.450760788501299 4.317244185792426,66.450685613280243 4.317175775520156,66.450562601027656 4.317158632103742,66.449735679307921 4.317380972594429,66.449544312293256 4.317569124103054,66.449482803389145 4.317688865407557,66.449311946006873 4.317534902806479,66.449161586549423 4.317449382118869,66.449031712703572 4.317500713406448,66.448901876028216 4.317586233807862,66.448737856224085 4.317569123245223,66.448635333842915 4.31748360261463,66.448546494245875 4.317346750587426,66.448478128700216 4.317346750510579,66.44838245951415 4.317346750441947,66.448293606382023 4.317312529427199,66.448197898623945 4.31709018864902,66.448122740911344 4.316987557615123,66.448115899209498 4.316919147530024,66.448115899217129 4.316816484696128,66.448115899228625 4.316645443579417,66.448115899247739 4.316525733855317,66.448081715911641 4.316491512841054,66.447979216078608 4.316525701921327,66.447883532350403 4.31669671118956,66.447808348400898 4.316833594898069,66.447685296695909 4.316679664194953,66.447575953385481 4.316542812200571,66.447541794555079 4.316286250510274,66.447521294198822 4.316080988421881,66.447480268163304 4.315944136417594,66.447432425400223 4.315875726281735,66.447329922900437 4.315927025832781,66.447172684246922 4.315944136254097,66.447029166505615 4.315892804793368,66.446899294171587 4.315755984587814,66.446803606312031 4.31565335353717,66.446748920157262 4.315567832965223,66.446714734938311 4.315379681341973,66.446619046370287 4.315362570849497,66.446516540524826 4.315208640154378,66.446140597997243 4.315259939770057,66.446017563325952 4.315396791760261,66.445880843399337 4.315636242988168,66.445757832701801 4.316217808273021,66.44560746444121 4.316577223635479,66.445474340247756 4.316833562754966,66.44517680605081 4.317209897817803,66.444917054097999 4.317586137456166,66.444718820208209 4.31803158237582,66.444335780707306 4.31821257836881,66.443890215290281 4.318253828147107,66.443643567700789 4.319114599643881,66.443256875654683 4.319878337472004,66.443007381164335 4.321207007251373,66.442516717836014&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Nanegal&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320981750580131,66.52996478352253 4.321204874943835,66.529605043814627 4.32089344364368,66.52923546205308 4.320893426836804,66.528619461211122 4.320582020718398,66.528003471617168 4.320114899054198,66.527202647484756 4.320114890804403,66.526894636376269 4.320270563081669,66.526648229119687 4.321204795199335,66.526648225183649 4.322606133870189,66.526894625886726 4.324163213158025,66.527079441592207 4.325408832835477,66.527017829203132 4.326654511315795,66.526771393631947 4.328211521875607,66.526771387319556 4.32867865990188,66.527017815874729 4.329457223739224,66.527449034950465 4.330547167417203,66.527510611553112 4.331948533651774,66.527633817796413 4.332727021196409,66.527572208858857 4.332727010455267,66.527140988852636 4.332415608932799,66.52664817963003 4.333038407258065,66.526155306659192 4.33350546335418,66.525662449732309 4.333661195308087,66.525231221217524 4.334751162020503,66.524923156607969 4.335373933441396,66.524615115166256 4.336775278195292,66.523814175401895 4.336930951282069,66.523567737932751 4.336930942757727,66.523198065428062 4.337553812760839,66.523013237437752 4.338332338197137,66.523198060335019 4.339889379135802,66.523136437926155 4.340512184156003,66.522889992136356 4.340823595728949,66.522458690046776 4.342692029752254,66.521103113980914 4.343003447012094,66.520918246512267 4.343470543109866,66.520733402323472 4.343937667120868,66.520363686258719 4.344716178083362,66.519870714087048 4.344871882292855,66.519562612077152 4.345494686654272,66.519254504727357 4.346428913613117,66.519007994565598 4.346740321139144,66.5183301115907 4.346896020650394,66.517775496417968 4.347363151395947,66.517713864728023 4.349075870730449,66.517590598476886 4.350321513320385,66.517035963540138 4.35094430761574,66.516173149681649 4.35172281522444,66.515433577654548 4.352345654483572,66.515248667370855 4.353435592853598,66.515002142638949 4.353902720368801,66.514755617312787 4.35452549054112,66.514262509911816 4.355459716212236,66.513892696831164 4.356861082692593,66.514015972025874 4.357795311666752,66.513831050492229 4.358418146857129,66.513399591126827 4.359663766505993,66.513276330730847 4.360909451827658,66.513276327365631 4.361999361791566,66.513214683137818 4.363400693025393,66.513153037966319 4.364490665516922,66.513029751738856 4.365269151107228,66.512783206333282 4.366826255529552,66.512659917150529 4.369161792630118,66.51296812306984 4.369940347642402,66.513091379593291 4.371185967933508,66.513029734754355 4.372587297841485,66.512906472553311 4.373210142112647,66.513029729800408 4.375234381603462,66.513153008251237 4.376479938996535,66.513153005290874 4.377102843063792,66.513029720509508 4.377414196971849,66.512783176506304 4.379126948745747,66.51272153005101 4.380995411005041,66.512659883158918 4.38333100396655,66.512536617401537 4.384420971040797,66.512043491194873 4.384888034916148,66.511735292288577 4.386289429069591,66.511673644231465 4.387534982995823,66.511427084995319 4.389403445921648,66.51142708114007 4.391116261034462,66.511365431842876 4.392829011712016,66.51124213633183 4.394230345839613,66.511488717170025 4.395320325439151,66.511981824512119 4.397188788531214,66.51204346520511 4.397967279575689,66.512228395669183 4.399212964878982,66.512351655335792 4.400614234073558,66.512536582368625 4.401704211591006,66.512906410329904 4.402638474303894,66.512906408620623 4.403884092190552,66.512721479493251 4.404351218028171,66.512228383976861 4.405285415116152,66.512043450430085 4.406998231424121,66.51216673555794 4.408555268353492,66.511796892031157 4.409022394556468,66.51130375313798 4.411202211176815,66.511057189475906 4.412759315668692,66.511057187009726 4.414316355302785,66.510933891036757 4.414939131104525,66.510687326329773 4.416184812915185,66.510502381155831 4.418676052740518,66.5105023775116 4.420077447186791,66.510564023429481 4.421011705982234,66.510132483524387 4.423347230577195,66.509577684415959 4.424748622482306,66.509331080260921 4.425994177278067,66.50914615051397 4.427239861243995,66.509207800213417 4.428329834258792,66.50920779886917 4.429419740854017,66.508837912884744 4.430665360694207,66.508837911411547 4.430665357074544,66.508344714931198 4.431132484380732,66.50778987871773 4.431939467056093,66.507510440452606 4.431222484277659,66.507187428427486 4.431223691289753,66.506972512380742 4.431810274021856,66.506543203000945 4.43248622533965,66.50616771162845 4.432711267316587,66.506114162957246 4.432936563239483,66.505989006040807 4.43311720665934,66.505828006440979 4.433253197458075,66.505613204467323 4.433390395497262,66.505201378094739 4.433570403591196,66.505147827401714 4.433660979455124,66.505022514648317 4.434021249734237,66.504861659754482 4.434381011864193,66.5048082592821 4.434786951351506,66.50452206260357 4.434922497443414,66.504378887534401 4.435149318448373,66.504002961032597 4.435420410903784,66.503752424061972 4.435780871988319,66.503573650905409 4.43614082466938,66.503466517246167 4.436411281650603,66.503305576852441 4.436547653937767,66.503037021779079 4.436595991889848,66.502445943797071 4.43650751282642,66.502212975113324 4.43650840236873,66.502051724584575 4.436915930725943,66.501496823965752 4.437413209197647,66.500977810433241 4.437729335605326,66.500691469115694 4.43795463178644,66.500566285002677 4.4381359109536,66.500297750761177 4.438316427545593,66.500154576590617 4.438407639062559,66.499921787870804 4.438363621952123,66.499760522555988 4.437872570948226,66.499222603146634 4.437246291362414,66.498774164520242 4.436844354769159,66.498361721691722 4.436396558205461,66.498110498764433 4.436082719333422,66.498002712348082 4.43567957534364,66.497805253730391 4.434694168524478,66.497284778806886 4.434291532838849,66.496997715365012 4.434068460695862,66.496746705252448 4.433845833196541,66.496388125702282 4.433264205866185,66.495975517529004 4.432996163346926,66.495724421560453 4.432907684303499,66.495491415197492 4.432865510078505,66.495025521807975 4.432597912306373,66.494684808808913 4.432375221380268,66.494362033030868 4.432557263215134,66.493950096216992 4.433188118686743,66.493628116590187 4.433592597326104,66.493592659738241 4.433997457326375,66.493503476100983 4.435302359264771,66.493146285041689 4.436878417883826,66.492520546383886 4.437149129611082,66.492323698995179 4.437465828574217,66.491947691372218 4.43769303175041,66.491499902358981 4.437917629157154,66.49150007860635 4.438412302777487,66.491410963067153 4.438862641696883,66.491232151781531 4.439133226373334,66.491053213334894 4.439539675472108,66.490695156269908 4.440082815232523,66.4899967451435 4.440086819473458,66.489297785535982 4.440223383163859,66.489011133750708 4.440674612060374,66.488671068976643 4.44099010362942,66.488492137341922 4.441261133397774,66.488241444490725 4.44193651486558,66.487973256061437 4.442612722765888,66.487579563543946 4.442927960179149,66.487454389185146 4.442974011120731,66.487257275124875 4.442707685176084,66.486719287203456 4.442170647115915,66.486360311464409 4.442081977741016,66.4861630627951 4.441994325403187,66.485786559226909 4.441995978110509,66.485499766330577 4.441909660676073,66.484890248049169 4.44200532250703,66.483904434808892 4.442097488133329,66.483510174199751 4.442013586507215,66.482506179576106 4.442061417563965,66.482022168279514 4.441839235673508,66.481609649659532 4.441888401744702,66.480892604117344 4.442115542138239,66.480444616574516 4.442481217512777,66.479405072022175 4.442438217923226,66.47908229994465 4.442303688180794,66.479028365574052 4.442125078141722,66.478848911156518 4.441991629163556,66.478615696600571 4.441813019122538,66.478436239212144 4.44176944735557,66.478203096398403 4.441860278181724,66.478041841733656 4.44217666025433,66.477719354429283 4.442974994214116,66.476993622942743 4.443025243689998,66.476873237267355 4.443276555708273,66.476625756318782 4.443477617801485,66.476338126651825 4.443645159063361,66.476137469823257 4.443645158600783,66.475970250425561 4.4436283656838,66.47576290791875 4.443527801874666,66.475562246580836 4.443242840154102,66.475314727644374 4.443092026680667,66.475174259865355 4.443075233537381,66.474879955737606 4.443075169124633,66.474578939792821 4.442957812480876,66.474190962860476 4.442672914648989,66.474050488806384 4.442388016831115,66.473916722477966 4.442572350692764,66.473789613346554 4.442890705730511,66.473823055063846 4.443145453271047,66.473813017364435 4.443225852974571,66.47380229879046 4.443440336902455,66.473738088241333 4.443426979201394,66.473679224308839 4.44286379788614,66.473074511847202 4.442796755404347,66.472956755505635 4.442689383301782,66.471811496059232 4.442649119655879,66.471741908163565 4.442568656152734,66.471677692428997 4.442381014261711,66.471640237432069 4.442220023827221,66.47158671574195 4.442045739460074,66.471538541089515 4.441710591960417,66.471474299707268 4.441549728710749,66.471410083314453 4.441455844069904,66.471356561104258 4.441375444117612,66.471270930346364 4.441281559164278,66.471088973438242 4.441214516790657,66.471014036277225 4.44114747426221,66.47087488105754 4.441053589452886,66.470751792246702 4.440932926058932,66.470682226647199 4.440798841555452,66.470634050231126 4.440624557151924,66.470575179032735 4.440410009304653,66.470532375027275 4.440275924876106,66.47051630776231 4.440182103967481,66.470516307798434 4.440088283097656,66.470532375151208 4.439981041106352,66.470564484571483 4.4399005779073,66.4706287032364 4.439833535843284,66.470682227072132 4.439739715000491,66.4707089889706 4.439605630531353,66.470676879830194 4.439511809516982,66.470634075953114 4.43945818838986,66.470596619336291 4.439417924789534,66.470548442718311 4.439417924213546,66.470312930787912 4.439431281377575,66.470152381855314 4.439364238960663,66.470061374269065 4.439163175575428,66.469895476300877 4.439163111826694,66.46983660329154 4.439109490482005,66.469708136575676 4.439109490239739,66.469606432222577 4.439096068875212,66.469520795428267 4.439042447735791,66.469477989550796 4.438961984286051,66.469440505982789 4.438894942086297,66.469440506008098 4.438841321073361,66.469451226444178 4.438760921434086,66.469499405227651 4.438693879387662,66.469563626629622 4.438640194973146,66.469659983629256 4.438653680271641,66.469879408769899 4.438626838105298,66.469943654402698 4.438546438457313,66.469986459533033 4.438398932964503,66.470013222199228 4.438224648849082,66.470077467545664 4.437983386130082,66.470136340082817 4.437849301879324,66.470195212439279 4.437688438981596,66.470280872213507 4.437581197136174,66.470371853846984 4.437460534199247,66.470489597252609 4.437272892729275,66.470628754732019 4.437179072023367,66.470709040445101 4.437058408899612,66.47075186950498 4.436910903315142,66.47074117493186 4.436843924599465,66.470692998602928 4.436776754839872,66.47055918894246 4.436723133567585,66.470468208055891 4.436736554440073,66.470355811992391 4.436790175190874,66.47024341540623 4.436870638334289,66.470157780757404 4.43687063815803,66.470088188226939 4.43687063799583,66.47002396819876 4.436830374268567,66.469927637862668 4.436803531663323,66.469815239380225 4.43677668912581,66.469729578080774 4.436790046426994,66.469627899030201 4.436696225429343,66.469595788481456 4.436615762025734,66.469579720592691 4.436495162417822,66.469590440996967 4.436387920417784,66.469622551632597 4.436307457295689,66.469718883195782 4.436240479052802,66.469858044927136 4.436200215812278,66.469954400789405 4.436106395168548,66.470061451231714 4.43602599568845,66.470168501209599 4.435891911536108,66.470264830688549 4.435757890937256,66.470339770187977 4.435623806662111,66.470387947283527 4.435355701593703,66.470436124342655 4.435141217550507,66.470478953913087 4.434873048775201,66.470489648773551 4.434765743074666,66.470484301446291 4.434738964215812,66.470430777218922 4.434899827107365,66.470345143174754 4.435154574581928,66.470280923698837 4.435288658900337,66.470248788672777 4.435315437462468,66.470189916482184 4.435154574217083,66.470141764350487 4.435060753284813,66.470136391718412 4.434859563141533,66.470163154251964 4.434618236741327,66.47019528943396 4.43430993174576,66.470227399379937 4.434162426164196,66.470222052013483 4.434001563027512,66.470216704651719 4.433760236496242,66.470200662457017 4.433572594525945,66.470152485134335 4.433384888975905,66.470115027850142 4.433143498775319,66.470077570532823 4.432902172223861,66.470056155560655 4.432620645776264,66.470029393117173 4.432419518985376,66.469965173019972 4.43220503471067,66.469927715466383 4.432017329181862,66.469900952844696 4.431829623608132,66.469858147675765 4.431641917974594,66.469793927131533 4.431440854813497,66.469740401496324 4.431333549014189,66.469702943558389 4.431132422390526,66.469702943646396 4.430931359447394,66.469729706650966 4.430783853986327,66.469772512187973 4.430703454371131,66.469826037878434 4.430569370208985,66.469917046422424 4.430569370464251,66.470008029350922 4.430529170763413,66.470072249445366 4.430488970957355,66.470099011983834 4.430408507586766,66.470099037243941 4.430328107762756,66.470077622221382 4.430301265285251,66.470024097117943 4.430287843910716,66.469949156724482 4.430301264893233,66.469884936324902 4.430368306906709,66.469815342995318 4.430475548803442,66.469745774678188 4.430515748581465,66.469708291458772 4.430515748373661,66.46963337533532 4.430462127179723,66.469579849290525 4.430341463776312,66.469526323160338 4.430126915791151,66.469456754179348 4.429885589099329,66.469392507399874 4.42968452595598,66.469349701363925 4.42942971445965,66.469274759050364 4.429255429914613,66.469189121174935 4.428424208116736,66.469140967408592 4.427890096460641,66.469067437186908 4.427443890199167,66.468978393348038 4.42703203207154,66.468937276773644 4.426602999956674,66.468903046582724 4.426242664003974,66.46892360516452 4.425933786449377,66.468944163706851 4.425590497260989,66.468957861048096 4.425384600131962,66.468985280711578 4.425178639415297,66.469019536306533 4.424766845054738,66.469040094821608 4.424629516477534,66.468985281064988 4.424509361761272,66.468882514341132 4.424406380747051,66.468676979558381 4.42437209602824,66.468567350215196 4.424389206185356,66.468485140484546 4.424286225455077,66.468375510329906 4.424166134348765,66.468272741092562 4.423925825137631,66.468142576247715 4.423634057343665,66.46795073318799 4.42341098579937,66.467841100737559 4.423153502461831,66.467669814793183 4.422964778904113,66.46755331950358 4.422827450241803,66.467471106499289 4.422690185089718,66.467354635484256 4.422552856330225,66.467238138698278 4.42241559121673,66.467135364778784 4.422209566494244,66.467039452197128 4.421883514612994,66.466964074106471 4.42167761727454,66.466929815875133 4.421368739528181,66.466902419411653 4.421111320150199,66.466861324567802 4.420974055299922,66.466854462849469 4.420768094290311,66.466799669542112 4.420596481407364,66.466785946023393 4.420321887958919,66.46672429078032 4.420167385317149,66.466655773495532 4.420150274724779,66.466587255960448 4.420064404442459,66.466498177866512 4.419944313285681,66.466381702295038 4.41975552629463,66.466333744637552 4.419635371606562,66.466244665652866 4.419412300054371,66.466141887672691 4.419206402545861,66.466052808040203 4.418983267383506,66.465950029268512 4.418966093091533,66.465847249981877 4.419034725380476,66.465799291181838 4.419172053679776,66.46574447017413 4.419206337899113,66.46567592488428 4.419154879260652,66.465593705648018 4.419017550567311,66.465504624026252 4.418880285499759,66.465422404262156 4.418691498520387,66.465381306944536 4.418502647932374,66.465340184330458 4.418262402609193,66.465326485263645 4.41810796367915,66.465299086966326 4.41776480152031,66.465285387921938 4.417541666480624,66.4652305659408 4.41738722758461,66.465216866776842 4.417164156337396,66.465230566105589 4.416992543488073,66.465237428408059 4.416735060633942,66.465257989963078 4.416409072566948,66.465278551532137 4.416134479366579,66.465319674453596 4.415825601794113,66.465374496476386 4.415448091812713,66.465436155355405 4.41510486624077,66.465497839296887 4.414864557428452,66.465532099701363 4.414658660201605,66.465552660995868 4.414401241046054,66.46560748248929 4.414058078999206,66.465641768021641 4.413646220792184,66.465634906097335 4.413474607972974,66.465655467293644 4.413371627281471,66.465573248004972 4.413371627020505,66.465484166238909 4.413371626700943,66.465374522824334 4.413405910934062,66.465312863944021 4.413474543167591,66.465244342671653 4.413646155794081,66.465155234424415 4.413646155598237,66.465086712751159 4.413611807422422,66.465031890246877 4.413457368373062,66.464970230606113 4.413234296870793,66.464901708525431 4.413028272298481,66.46488114688168 4.412839548911043,66.464846885777305 4.412582129461486,66.464805787541437 4.409441638935087,66.4648126765711 4.409149935266695,66.464846963178502 4.408909690107368,66.46490862331521 4.408703729323483,66.464956609136209 4.408532180088103,66.46497717089602 4.408326219158348,66.464977170995411 4.408257586738078,66.464984008097943 4.40818895444285,66.465031993709246 4.408034515673863,66.465073116998241 4.407880076716028,66.465052555474969 4.407794270220215,66.465038856184663 4.407622593515533,66.464977171336812 4.407399458275322,66.464881250442716 4.407193560758128,66.464819565220978 4.407073406234741,66.464805865819031 4.406850334911561,66.464812728273344 4.40664443757912,66.464812728373829 4.406489998614108,66.464792166635476 4.406284037482882,66.464730506422015 4.406198230814662,66.464661983611705 4.405992333205364,66.464572898676593 4.405837766917379,66.464518075092428 4.405751960332155,66.464476976232604 4.405649043257342,66.464408452733181 4.405597521050212,66.464353628737115 4.405408733989384,66.464312504425919 4.405271469093583,66.464312504492199 4.405031223741865,66.464319367090241 4.404842436844336,66.464333066910072 4.404619365567265,66.464360491682356 4.404327661755603,66.464360491825019 4.40408741637739,66.464360491942884 4.403898565847347,66.464367354504517 4.403744126952989,66.464374217047535 4.403606862157702,66.464408478962412 4.403452423241117,66.464408479038966 4.403349442739177,66.464401616632529 4.403195003714714,66.464367354852399 4.402920410235303,66.464346818035821 4.402817493339062,66.464339955612445 4.402542899985099,66.464360517937976 4.402371287134828,66.46438794265903 4.402113804251192,66.464429041840503 4.401925080970419,66.464449604051353 4.401719120109838,66.464483891130527 4.401547570843271,66.464504428058845 4.401341609981731,66.46453871506381 4.40118717107828,66.464545552333647 4.401015558070404,66.464525015614171 4.400706680238017,66.464531852967539 4.400449260954852,66.464572977146773 4.400260473926918,66.464552440459187 4.400157493215269,66.464483891930641 4.400123144983364,66.464422230862084 4.400054512371028,66.464374269366076 4.399917183605038,66.464298883108214 4.39974557047928,66.4642440589259 4.399694111905226,66.464202959592726 4.399797092243368,66.464154972357051 4.399934356963996,66.464093310387824 4.400071621685272,66.464031623036831 4.400157428051847,66.463997360625839 4.400311866640294,66.463887710563839 4.400483542833852,66.463771172150899 4.400535001105786,66.463716346696913 4.400706613612297,66.463572432443954 4.400723723686687,66.463462805816064 4.400740897391355,66.463359990991691 4.40070654904824,66.463257200999337 4.400655090338467,66.463168110960865 4.400603568083536,66.463099583832829 4.400346084739667,66.462996792873 4.40024310406215,66.462935128161391 4.400311800048951,66.462907701895645 4.400449128334903,66.462825473413019 4.400569218997731,66.462743219436902 4.400655025255449,66.462667828142926 4.400706483440818,66.462578735952164 4.400792289602899,66.46246910492836 4.400826637343199,66.462366286003117 4.400775115136119,66.4623114827438 4.400689308502373,66.462256654147708 4.400603501887981,66.462208663262061 4.400431888852526,66.462181261539882 4.400225927781196,66.462153859802996 4.400054314743509,66.462126432788494 4.399865527687256,66.46209903098341 4.39964245612412,66.462044201980945 4.399470842986339,66.461982534942962 4.399230597402336,66.46192770569138 4.399024636361323,66.461914004733288 4.398870197296297,66.461872876372908 4.398681410135908,66.461811208917794 4.398629951380319,66.461701549346131 4.398629951189005,66.461633018162829 4.398715757445611,66.461550760270569 4.398887306637715,66.461489091859249 4.399179074015021,66.461447962601554 4.399299164872002,66.461427397958929 4.39936779711393,66.461345164631467 4.399333512480738,66.461269769166307 4.399213357774747,66.461201236850357 4.399041744565392,66.461112139517695 4.398887305447691,66.461050470164409 4.398578427503383,66.461036743530755 4.398372402829191,66.461016203922384 4.398200789799111,66.460995639049244 4.398063524714424,66.460940807578339 4.397994892098645,66.460885975957396 4.397926195784457,66.460796877452054 4.397806104537632,66.46067351171672 4.397737408189667,66.460570710663376 4.397634491001044,66.460461045658221 4.397514336133398,66.460330839916693 4.397359896958524,66.460248577831436 4.397256916358853,66.460214310309496 4.397171109866856,66.460214310344682 4.397033844939894,66.460221174011238 4.396913690407294,66.460221174060649 4.396690555520898,66.460282870858649 4.396553290699583,66.460330840314768 4.396415962127561,66.460324002025573 4.396244412693375,66.460303436578997 4.396175716504542,66.460262305520473 4.396072799400695,66.46018690680522 4.39595264452764,66.460056699627614 4.395746683283048,66.459974436656026 4.395592244082686,66.459885334924749 4.395472089281947,66.459782505404192 4.395249017466864,66.459638593853555 4.395077404108847,66.459494656216421 4.394957249277146,66.459378122639237 4.394699765881919,66.45926161380595 4.394408061741149,66.45917938609314 4.394116293990314,66.45909712025589 4.393876048403834,66.459056012507006 4.393687324982647,66.459056012580646 4.393515711975193,66.45905601264775 4.393361273022911,66.459069715330216 4.393189660081489,66.459097145854145 4.392966525105972,66.459138278953205 4.392691931583752,66.45914511773411 4.392468860076495,66.459131415241899 4.392314421085934,66.459131415303361 4.392177092510109,66.459131415358129 4.39198836921728,66.459186250947894 4.391816756340066,66.459241086411083 4.391748123976877,66.459289070464379 4.391593685123434,66.459343905695818 4.39137055015966,66.459391876998069 4.391233221722269,66.459446711997941 4.390975802176379,66.459439873514484 4.390821363162163,66.459433009752061 4.390598291695801,66.459439873670803 4.390392394359084,66.459487844784476 4.390272239944069,66.459542679568941 4.3902207816066,66.459590650421376 4.390186433849778,66.459700319332626 4.390152149629468,66.459782583320802 4.389980536386593,66.459700319420136 4.389843207602141,66.459624944243188 4.389740290509481,66.459563245941581 4.389620135515118,66.459398741560221 4.389465695977172,66.459193141102674 4.38932830360529,66.459124603069469 4.389191038500981,66.459076631397778 4.388864986269189,66.459001229175243 4.388676199158503,66.458980662639661 4.388556044416442,66.458912111396273 4.388367320563618,66.458754466758577 4.388247165822299,66.458685927510345 4.387955398007988,66.458603685269381 4.387612235346317,66.458528281618797 4.38737186233775,66.458425471764684 4.38718313879061,66.458391201761813 4.387045810037574,66.458329500416141 4.386857022729179,66.45823355387914 4.386599602889283,66.458123878626523 4.386445163683053,66.458048473446681 4.38627355049984,66.457993660725606 4.386153459412394,66.457945661629694 4.38589603968479,66.457883984461574 4.385587097857516,66.457815442887778 4.385432595073331,66.457753740120609 4.385432594926266,66.457692037141769 4.385535575351833,66.457637223531208 4.385569923244631,66.457568681148132 4.385621381558104,66.457500138570651 4.385724362017635,66.457459015430871 4.385793057983104,66.457397299080441 4.385793057888345,66.457356188428051 4.385758646069259,66.457287620062516 4.38565566537275,66.457225915969602 4.38551840021375,66.457157372519944 4.385381071447211,66.457088841500067 4.385226632260523,66.457020285060551 4.38507219304298,66.456938024643989 4.385037844713833,66.456814639749268 4.384900579570848,66.456752972352561 4.384728966416727,66.45671182284174 4.384420088372408,66.456725526862542 4.384248475245452,66.456698093852467 4.384059688029081,66.456643278162147 4.383853663071148,66.456540460509103 4.38383655239816,66.456423925676603 4.383664939342014,66.456430777771999 4.383493326344259,66.456465050604123 4.383184448166524,66.456423925901035 4.3829956609148,66.456355367640114 4.382824047691558,66.456286821803218 4.382618086409254,66.456218275789126 4.382566627754039,66.456136000066181 4.382532279637364,66.456108591596021 4.382395014429449,66.456019476011193 4.382120356913695,66.455896086644401 4.38196591767679,66.455806970304607 4.381828588932751,66.455752127393993 4.381588343097669,66.455635601564808 4.381485362371921,66.455560188829651 4.381382445240574,66.455477936188913 4.381279464543269,66.455416227609291 4.381125025335368,66.455340839465066 4.381004870648323,66.455299700218617 4.38086760553787,66.455258560909428 4.380713166544312,66.455292835343343 4.380507205471589,66.455333974704544 4.380352766463431,66.455361384087666 4.380146805389302,66.455402523337114 4.380009476872769,66.455464232030096 4.379769231482872,66.455573919171172 4.379460353576865,66.455683605855072 4.379185823633501,66.455745313902227 4.379014210504596,66.455731584268079 4.378791075179194,66.455669901590483 4.37858517749178,66.455608218753994 4.378430674684122,66.455546510508796 4.378121732773772,66.455471097564541 4.377915835124895,66.455429983796847 4.377709873937316,66.455423131551797 4.377503976383939,66.455429983931921 4.377126402151834,66.455457393288015 4.376817524061504,66.455491667507445 4.376439949821487,66.455519102036689 4.376131008088491,66.455539671613593 4.375993743166951,66.455601354739898 4.375856478290032,66.455683632307881 4.375787845911233,66.455752192519199 4.375770672041369,66.455827592109429 4.375719213834194,66.455957846739011 4.375547600911975,66.456046962671664 4.375290181523356,66.456177216232604 4.375049936297644,66.456362285621154 4.374878323397997,66.456458290002587 4.374723820829304,66.456513106240621 4.3745007494213,66.456602245455386 4.374208981926985,66.45671192765127 4.374071717084165,66.456801015651777 4.373917278208828,66.456890153816531 4.373762839385968,66.456999847317562 4.373659859095535,66.457123206161185 4.373659923032227,66.457253479259649 4.3736427494722,66.457438540599128 4.373642749756942,66.45754821901221 4.373608465565613,66.45765105787406 4.373522659292465,66.457760735389968 4.373436853077432,66.457890954726579 4.373454027463964,66.458021198576134 4.373436853748354,66.458137713389974 4.373436853994099,66.458226846723534 4.373454028390354,66.458357063584614 4.373402570068913,66.458418764968172 4.373282415476791,66.458432468003011 4.373127976346193,66.45841876509148 4.373007821675653,66.458405062156942 4.372819034532647,66.458411901119305 4.372698879957559,66.45843246826594 4.372578789087121,66.458487305405697 4.372475808840915,66.458610707381467 4.372407176528057,66.458686085755545 4.372321370142195,66.458747786344958 4.372166931166161,66.45878892003212 4.371978144080202,66.458816325669531 4.371823705022719,66.458830053740627 4.371634917813723,66.458816325830568 4.37137756169838,66.458809487184624 4.371188710939393,66.4588163512759 4.371034271918241,66.458843756868845 4.370879832957931,66.458891754382805 4.370759678419908,66.458926023849813 4.370673871952862,66.458960305871273 4.370536606945557,66.458980872579332 4.370433626256942,66.458953442023514 4.370347819439431,66.458871187920522 4.370227664612371,66.458809487728359 4.370107573392914,66.458747812618526 4.369867327650235,66.458727245897521 4.369712824830727,66.458692976286656 4.369472579043654,66.458658706668928 4.369352424416602,66.45866557076998 4.36914646321373,66.458672409674492 4.368923391682491,66.458713543524865 4.368700320047463,66.458720407660621 4.368562991380399,66.458727271753773 4.368425726299608,66.458727271819498 4.368271287242871,66.45874783872955 4.368065326094471,66.458775244426903 4.367859428531716,66.4587958113231 4.367670641460233,66.458836944957625 4.367498964944263,66.458919186689329 4.367430332633947,66.458994602000701 4.367293067803547,66.459076868432874 4.367224435496148,66.45915227065143 4.367087170798675,66.459275631534382 4.367018474865644,66.459344169297339 4.366881209998015,66.459412706907557 4.366812577564615,66.459447000877049 4.366761119479613,66.459577211439694 4.366726771739391,66.459680041972788 4.366709661443971,66.459721148834888 4.366623855043317,66.459775983146585 4.366486526371189,66.459782846956656 4.366349261215265,66.459762281044277 4.366177647937253,66.459728012867046 4.366057493052327,66.459659476253449 4.365800073120919,66.459604641864104 4.365594111852318,66.459597803419413 4.365336692073491,66.459590939765377 4.365079272314627,66.459590939900522 4.364787504452545,66.459584101497555 4.364530084394441,66.459494998350749 4.36437564514314,66.459460729794714 4.36358697430718,66.459225150974532 4.363210863134591,66.459319037414559 4.362975833490799,66.459403523501365 4.362787745882448,66.459384748966471 4.362552715832873,66.4593471997796 4.36241163395986,66.459253338946581 4.362200074850759,66.459140665125801 4.361964917397881,66.459046765709914 4.361635811637227,66.458971666182492 4.361424252586041,66.458877753498001 4.361071675930193,66.458896553930771 4.360648558421086,66.458896554148808 4.360366458662663,66.458830841672608 4.360154835992851,66.458736941071109 4.359802195378891,66.458652453021088 4.359590636493129,66.458614877476577 4.359190990118344,66.458605490067072 4.358979431257061,66.458577327314018 4.358979430869029,66.458455287882359 4.358791406599385,66.45836138584896 4.358626789856761,66.458248707957694 4.358462236635919,66.458107866165108 4.358321154697867,66.457995212351122 4.358109627347474,66.457873144936386 4.357803961017568,66.457826205585889 4.357545395893523,66.457713525316422 4.357404377818437,66.457685386751407 4.357216290250333,66.457694749565121 4.356981228600561,66.45774171466195 4.356816675975214,66.457798042322253 4.356722664323975,66.457910697148634 4.356769671051146,66.458145443424016 4.356816677642239,66.458333248943831 4.356816678032747,66.458455288982947 4.356652189546805,66.458671255070414 4.356605184106859,66.458840256400521 4.356440631688324,66.458952931801605 4.356299550404412,66.459046844407425 4.356111494896449,66.459131331417552 4.355876433391562,66.459215843403854 4.355617868822879,66.459281567784345 4.355288763287497,66.459300342683605 4.354936122553021,66.459206456532257 4.354677525846029,66.459178294487003 4.354442463681689,66.459075032987798 4.354230840781812,66.458934183249227 4.354207337304057,66.458793345230106 4.354183833800096,66.458643118815104 4.354160298652773,66.458539829747934 4.354160298343935,66.458445927919598 4.354371888594923,66.458333250196944 4.354700994003804,66.458267535906828 4.35495955854481,66.458183020702009 4.3552886956946,66.458098505177588 4.355547260205869,66.458004626800502 4.355594265855394,66.457891947178723 4.355570762623214,66.457816818763391 4.355406209672996,66.457769879234988 4.355288662838101,66.457760491360091 4.355053569224197,66.457760491475341 4.354912519357747,66.457741715668718 4.354771469317819,66.457666612092808 4.354418860777931,66.457694776158817 4.354254276217766,66.457713564769449 4.353901667963151,66.457835620644659 4.353549059325345,66.457835646056765 4.35324345662841,66.457816870388854 4.353031865850304,66.457769905644398 4.352773268976753,66.457694776970285 4.352514703904863,66.45761967330516 4.352256107142845,66.457582121451082 4.351574360660776,66.457469465500154 4.351104205070559,66.457441301579266 4.35091614899636,66.457366171873659 4.350587011281656,66.457291042009444 4.350351917247621,66.457168996359556 4.349975805205304,66.457056313143937 4.349740711534567,66.457056313256487 4.349388102827829,66.457056338662767 4.3490354941156,66.457056338832345 4.348800400435231,66.457056338945648 4.348588809760073,66.457056339047782 4.348330245042327,66.45711266832042 4.348212698313725,66.457150221072268 4.348236201494603,66.457206575233755 4.348259736393037,66.457234739642487 4.348588842485987,66.457356810169827 4.348776898700385,66.457469466886536 4.348870974632234,66.457563372362273 4.348847439999935,66.457619725612957 4.348682887325685,66.457676053571902 4.348400787690096,66.457694829646371 4.348189228938783,66.457732381573678 4.347977670308097,66.457807510388037 4.347789582943444,66.457901414741201 4.347648565142274,66.457976543012876 4.347390000716437,66.458117385830931 4.347201913230849,66.458173712687696 4.347013857295287,66.458154937217301 4.346849272405526,66.458089222693957 4.346708222265457,66.458004707063409 4.346449657048213,66.457910803328289 4.346073481307359,66.457798148695517 4.345697337673399,66.457779373038065 4.345391798476164,66.457760597329283 4.345015622964676,66.45772304574534 4.34482756676389,66.457629140905155 4.344686516616634,66.457544623707435 4.344427951746709,66.457563425110777 4.344169323420287,66.457629166485731 4.34393426177467,66.457713658360476 4.3435816531069,66.457751210345421 4.343370062323143,66.457732434565642 4.343040956253686,66.457647943049324 4.342923409011983,66.457535261840917 4.342782358759172,66.457422580134917 4.342594270345313,66.457206628531466 4.342453187705313,66.4569061177354 4.342241628279067,66.456746516894867 4.342100578129153,66.456661996694592 4.34193602522224,66.45666199677477 4.341700931493917,66.456671385240639 4.341442334805627,66.456699575637288 4.341230776065856,66.456765294027875 4.341019217384527,66.456849788819184 4.34076062080918,66.456915557315526 4.340455018200068,66.456981275189861 4.340172918485201,66.457009440017799 4.339796806729765,66.457047005692374 4.339585216119881,66.457093972039218 4.339585216302328,66.457150326361216 4.33958521676229,66.457291148517456 4.339702764023099,66.457403856081768 4.339749833977026,66.45749773662844 4.339702764682832,66.457601030111334 4.339655759256106,66.457779426749113 4.339679294497171,66.457901494811026 4.339679295053637,66.458061113627821 4.339538245381608,66.458126853650484 4.339444233381127,66.458145629302507 4.339256177642469,66.458201956121655 4.339303152073527,66.458258307916523 4.339726333924062,66.458352185033846 4.339726334398939,66.458483637978134 4.339538279291015,66.458708991593269 4.339256212026252,66.458906180720405 4.339044653535162,66.459028256033847 4.338786056993523,66.459093968354992 4.338574498506886,66.45921603013754 4.338574499055432,66.459356853265163 4.338715549366579,66.459460138947023 4.338762587799363,66.45961036053113 4.338668576334913,66.459760581301211 4.338621571681768,66.4600986187845 4.33864510736181,66.460305158509797 4.338551032163126,66.460417827363202 4.338433549563848,66.460577430178603 4.338339538185185,66.460737057192489 4.338127979558963,66.460812151801719 4.337822344970721,66.460821564039762 4.337305183057329,66.460793404013032 4.336929039197832,66.460755857042187 4.336458883134199,66.460690124341014 4.336035701294047,66.460624416665652 4.335800607085981,66.46053052276514 4.335612550679454,66.460427266773024 4.33547150031305,66.460323985086106 4.335330449788409,66.460183154872524 4.335118826836447,66.460098646354098 4.334860261528864,66.460032936997251 4.334578161275105,66.459939015658236 4.334249023172094,66.459845144463543 4.33410797312091,66.459816983063945 4.333896414238095,66.459845144698591 4.333473264743064,66.459920267378735 4.333003109077299,66.459967203308778 4.332626965256102,66.459957816447982 4.332227318644681,66.460004802732087 4.33189821310548,66.460098699016285 4.331357516900862,66.460230143188767 4.331004908374802,66.460333425629472 4.330487714895344,66.460399159982003 4.330276155818988,66.46038977317771 4.330064596656818,66.460361612443265 4.329735490265118,66.460267717596452 4.329335811180559,66.460173822443437 4.329077214067371,66.460126887391567 4.32884215223757,66.460183235061237 4.328513015106708,66.460333452630195 4.328183941587873,66.460483669300487 4.327666748736414,66.460699618416044 4.327126084667223,66.460915565693298 4.326843985062843,66.460990685105486 4.326491344340918,66.461018845551976 4.326209275998949,66.460981298851763 4.32597415001712,66.460924978552072 4.325645043535697,66.46083108582053 4.325339408101281,66.46069964537601 4.325268898743593,66.460643324313224 4.325127816858716,66.46062455068477 4.324963263832357,66.460624550807282 4.324657661336948,66.460737218460636 4.324375593902792,66.460896819476929 4.323975947251436,66.460962552307507 4.323317735514087,66.461047058599732 4.322894553780904,66.461065832345611 4.322541944658782,66.46106585785293 4.322142297656305,66.461065858164474 4.321789656854675,66.461094018541914 4.321695644943942,66.461140977281474 4.321460551631597,66.461272415843382 4.321342973173238,66.461338122249671 4.320872881215234,66.461450786852026 4.320637787672164,66.46153529118709 4.320402694418917,66.461676114164661 4.320073557024561,66.461779390703882 4.319720979564163,66.461760618111597 4.319391809772142,66.461751231936859 4.318663088662145,66.461807576409598 4.318475032991604,66.461892079513859 4.318098921855722,66.462098630175333 4.317887363404694,66.462230063714642 4.317393672405434,66.462239450409299 4.317111572111272,66.462201905557649 4.31678243397799,66.462173746982955 4.316406289603378,66.462117429493148 4.316030145322465,66.462079884536635 4.315559989118186,66.46208927126888 4.315113336098976,66.46212684215746 4.314737192510209,66.462220730645001 4.314361048971011,66.462324005022154 4.313937899499347,66.462455437596518 4.313773347497505,66.462652597362862 4.31360882709761,66.462812186159184 4.31351481578568,66.462962387877809 4.313608860969848,66.463168929328077 4.313514849788408,66.46333790061982 4.313373800500779,66.463469327617403 4.313162210282496,66.463600779223242 4.312833104846258,66.463732205023476 4.312739093411911,66.463854244247017 4.312833138607676,66.464051392734362 4.312974221765825,66.464257925127086 4.313185781789218,66.464389346936969 4.313256323316009,66.464483226522532 4.313209317704561,66.464558309857239 4.312997759346027,66.464689755741134 4.312739162677608,66.464755453352026 4.312598145384155,66.464905668670838 4.312410090637771,66.465121579521067 4.312363086038927,66.465346848232002 4.312386622330462,66.465562755045767 4.312551208447329,66.465741120057203 4.312715762255087,66.465844354140202 4.313138913204268,66.465956997613446 4.313562127945143,66.466097795042799 4.314079291299526,66.466247976331758 4.314384958822026,66.466360592870743 4.314596518769618,66.466473234230207 4.314620054071016,66.46653895207649 4.314620054727033,66.466632823639273 4.314479005078452,66.466689131429007 4.314290949416521,66.466754848944817 4.314008817453908,66.466745464690518 4.313585699243844,66.466764234308812 4.313350637829291,66.466876874353048 4.313209557050146,66.467027076913013 4.313209589938458,66.467177253181291 4.313421181869869,66.467308659582145 4.31375032025958,66.46736496530967 4.314008885641875,66.467383733684031 4.314479105591074,66.467402501798688 4.314784708980649,66.467440038721747 4.31487872168297,66.467515138223689 4.31487875486197,66.467702848422462 4.314808247273434,66.4679093507972 4.315019839134268,66.468031394463154 4.315325506964513,66.468181564306363 4.315842702620429,66.46839742073513 4.31619534471395,66.468547588307615 4.316594992946178,66.468707138750901 4.31708871749505,66.468941783361444 4.317323811806715,66.468988701760296 4.317840974106797,66.469007468576962 4.318287659384727,66.46906377029363 4.318546256784099,66.469120072112062 4.318616798551727,66.469232701137614 4.31868734061356,66.469382864000437 4.319063517943595,66.469589351876849 4.319651222400736,66.469777045693405 4.320380040651075,66.469992887975465 4.321249877936294,66.470321352381561 4.321743602178224,66.470527807078298 4.322166785755909,66.470762434564378 4.322660477649718,66.470903179416055 4.32343630192125,66.471128419980118 4.324000503005262,66.471287928389984 4.324551505419823,66.471439162782374 4.325537331915886,66.471870590147262 4.325810751030254,66.472076225144122 4.326210463185626,66.472292073073632 4.326422022321494,66.472310837748665 4.326704122315758,66.472329602315838 4.326986222774731,66.472404661566742 4.327197846371097,66.472526657915012 4.32740943863675,66.472704947683354 4.327573993226824,66.472902000747951 4.327527020271838,66.473052166829191 4.327338965855605,66.47323045337987 4.327174446109826,66.473389974497891 4.326845341645297,66.473549520047499 4.326375154898809,66.473643365832473 4.325787453554791,66.473793528223197 4.325505418583586,66.473934282204823 4.325340899132616,66.474121969462743 4.325293895125611,66.474347156788127 4.325552525266475,66.474516077047127 4.325576028967185,66.474591130064852 4.325528992586332,66.474750642337966 4.325429352960133,66.474937390259683 4.32515768796075,66.475277870756102 4.325111415604222,66.475510966251775 4.325245120525065,66.475690420051563 4.325603074806414,66.475941844595667 4.325782385373635,66.476013740839036 4.325961219569545,66.476157381668685 4.32587038944222,66.476318674447086 4.325644584306513,66.476515724770323 4.32550875198661,66.476694919577398 4.325415794588918,66.477214869288773 4.325233880581945,66.477591277152243 4.325187068651926,66.477914019441911 4.325363490084014,66.478470077117549 4.325497068118199,66.478667437676137 4.32670422386953,66.47967269814832 4.327824041817643,66.480247524346339 4.328272413502027,66.480409344445377 4.328540998312536,66.480570936878877 4.329032911716911,66.480947948421232 4.329256240513592,66.481181242550207 4.329703215372811,66.481576095258902 4.330240512014931,66.481881388588903 4.330374439376318,66.482024945205794 4.330461396576857,66.482527009359089 4.330685011048539,66.482706513274152 4.330998471018659,66.482868166330732 4.331491940010139,66.482994144613698 4.331357123961561,66.483011918534913 4.330323596477607,66.48302891254427 4.330053678547269,66.483100335314845 4.328884541309802,66.483260601967359 4.328614654972035,66.483314149793443 4.328210238176858,66.483331671892614 4.327896174895481,66.483259671012462 4.327269254343705,66.482900544105803 4.326910379287354,66.482810541345657 4.326595966764273,66.482792339515825 4.326237186894505,66.482684436404483 4.326013127898434,66.482576658630663 4.324936693021622,66.48227084534318 4.32444300160359,66.4821807396997 4.323859178824049,66.482144360228631 4.323545940683983,66.481928925328333 4.323456761576607,66.481821244871824 4.32323260733997,66.481731389218922 4.323008040479662,66.481713236852286 4.322693374063919,66.481748786615029 4.322332943434019,66.481909816883558 4.321614494860903,66.481855360227826 4.320671796563088,66.481711047722783 4.319234676608754,66.48160210821554 4.319009824096606,66.481637784047265 4.318694427624404,66.481798840202984 4.318021171472581,66.481690656021939 4.317661819988412,66.481672377827451 4.316942704406264,66.481707575475781 4.315550046954339,66.481688316000017 4.314606205742715,66.481741238254997 4.314022033435684,66.481758585366279 4.312629407568557,66.481739376399503 4.311596355169806,66.481684592271478 4.308631537847607,66.481592195068913 4.306924466839533,66.48155473290781 4.305935686380471,66.48160755479492 4.305261890134974,66.481588999874504 4.304319317814746,66.481426759758207 4.303331521060355,66.481318246843372 4.302792255399633,66.48133566986381 4.301444599000017,66.481298534413696 4.300545188192302,66.481441163842547 4.30023017229187,66.481530492260646 4.300004177235895,66.481763353560567 4.299913252414562,66.481942586532426 4.299012350196103,66.482336169946066 4.298921362058039,66.482533324132973 4.298964809269493,66.482766402418903 4.298514659626676,66.482909425970703 4.29828920414647,66.483052624695617 4.298063177448058,66.483285497043624 4.297432574827568,66.483571763724882 4.297206928820254,66.483732933544786 4.296308120858734,66.48376795250833 4.296038139026445,66.483839398621001 4.295811922107567,66.484108112059701 4.295451967461445,66.484197380699044 4.294552842187231,66.484286196493159 4.294192919337013,66.484375489720293 4.294057246211166,66.484518780722098 4.2940111653259,66.484715942830974 4.293425564771023,66.484966371234734 4.29315459945139,66.485199200713993 4.292299588269871,66.48543144963422 4.291535438240601,66.485502413270638 4.291265361026364,66.485573879686029 4.291085003026391,66.48568129265378 4.290905152793535,66.48571696272225 4.290725968518887,66.485627171383172 4.290592738078377,66.485358122147971 4.290458429043603,66.485268379820369 4.290144269755619,66.485214282745162 4.289469743157487,66.485303270972224 4.288390862579574,66.485409830225464 4.288031574121462,66.485391605342343 4.287807355813484,66.485319660629258 4.287447749853631,66.485337257114054 4.287087351012351,66.48549826475309 4.286816290625149,66.485748961988847 4.286725144420899,66.485981960294282 4.286632253301373,66.486483795149155 4.286001841234034,66.48673415572668 4.28550665774894,66.48689502870937 4.285146005183972,66.487091895683434 4.285010522790224,66.487217224031411 4.284919598496259,66.487396418011059 4.284649394676238,66.487503722614122 4.284468751421715,66.487664867114717 4.284512707036433,66.487826236837066 4.285185362225024,66.488041972942909 4.285724501206428,66.488042475630749 4.285903971260937,66.488096415633265 4.285991058014019,66.488562541963006 4.285810731971564,66.488669942134905 4.28473105864568,66.488901958061504 4.284236287582648,66.488991109301736 4.284056056663868,66.48908058703357 4.284100424585239,66.489170215059275 4.284324516409683,66.489277964391022 4.284637724492841,66.489493386408427 4.285310665338084,66.48967324244903 4.285848472205385,66.489888811636391 4.286071802898145,66.490122022454699 4.285981417920499,66.490211571486185 4.285620766030851,66.490426331994612 4.285169538705492,66.490748532063563 4.285214001761435,66.490820234718981 4.285616707211212,66.491107395473534 4.285660821713174,66.491250798635264 4.285256213798823,66.491286285046129 4.284671501970397,66.49139327144168 4.284536051644448,66.491518578206239 4.284535227021738,66.491644085571636 4.284669536304401,66.491733804918269 4.284713714135878,66.49185933627021 4.284578454006077,66.491948803604245 4.284263501808268,66.492020176229971 4.283634041344705,66.492091297559341 4.283005056597272,66.49209071976567 4.282375437743493,66.492197677703018 4.282329959901906,66.49228721918189 4.282822511491054,66.492574438370568 4.282955362220021,66.492897163478602 4.283448452791458,66.493094761893218 4.283761788008689,66.493292182868572 4.284344883093723,66.49347191080723 4.284344185785983,66.49359738313737 4.284072935918179,66.493865916308636 4.284116797190704,66.494063079978659 4.284340476712468,66.494224609315381 4.284339874507892,66.494332110618345 4.284024161578357,66.494528969310991 4.28406808616081,66.494708211165502 4.284247429413084,66.494780028000775 4.284470570044436,66.495031109354116 4.284289737273543,66.495228088108675 4.283885287844265,66.495227686194923 4.283390961104324,66.495245175562673 4.283120916458699,66.495334530411824 4.282985275916387,66.495477758638955 4.283432571899515,66.495818688483865 4.284105386028686,66.49601638905871 4.284822790171076,66.496267935119448 4.284957067753499,66.496357662978383 4.285090077138935,66.496644483490456 4.285088365877415,66.496949090114441 4.285177546363689,66.497074620232581 4.285401923121786,66.497110675997675 4.285715417115968,66.497290150354942 4.285533538687854,66.497666256371232 4.285756584452579,66.497935222847175 4.285530116052288,66.49825755207857 4.285304629891094,66.498400688214204 4.285033317421868,66.498687083410488 4.285527073701267,66.49877715407024 4.286065610117798,66.498885137829774 4.286199950969722,66.498956942726437 4.286154536985679,66.499046485110526 4.28579410764041,66.499207404540556 4.284983118479921,66.49960084255477 4.28529692948065,66.499726560089954 4.285790431684085,66.499834489466792 4.286103862545949,66.500031856900321 4.285922744777771,66.500264621340619 4.285921414028371,66.500497508961772 4.286819365347411,66.500605861874661 4.287133334552513,66.500695724612939 4.2870876987784,66.500821110319379 4.28663726559486,66.501017741948729 4.286231581184643,66.501250271226425 4.2862760762888,66.501321994021282 4.286545106721253,66.501411829126383 4.286949080338101,66.501483852512123 4.287218776287205,66.501466191792716 4.287309033947898,66.501394594912128 4.287535597321219,66.501072331453841 4.287895455928688,66.501001009641229 4.288254332087043,66.501090921177507 4.288388546492813,66.501198518334448 4.288700519381929,66.501628751923548 4.289148956205503,66.501772496167817 4.289777623630858,66.501844769651925 4.290046748996724,66.501916666288437 4.289911172093873,66.502041945372596 4.289596030519442,66.502149162090276 4.288786119483707,66.502363368064422 4.288290906348902,66.502542051565726 4.287705910283123,66.502684811708392 4.287120851416836,66.502863442872993 4.286580509122656,66.503059983189459 4.286174824989711,66.503292493458758 4.285814681091027,66.503399679836534 4.285543940159623,66.503614427447445 4.284688583273216,66.503900235948592 4.284283817832429,66.503971499346704 4.283653534896241,66.504185915931416 4.283586081190521,66.504279293621252 4.283883226940366,66.504397355157536 4.283978356251315,66.504573578684798 4.284337333063132,66.504882243211156 4.284675377480602,66.504957279366437 4.284884394410706,66.505056144255263 4.284806515483815,66.505420596535373 4.284707704162043,66.50555134896166 4.284872803956408,66.505814638727784 4.284983744972291,66.506206659514078 4.28448408686504,66.506680257335915 4.284484854089683,66.50684266266687 4.28482357030594,66.50708004628099 4.285375784289333,66.50727178905818 4.285505578949749,66.507410313447025 4.285471617376729,66.507610291788822 4.285333210951777,66.507760904579854 4.285349022737913,66.507976721726081 4.285270408741932,66.508178760909203 4.285097368964947,66.508366997283034 4.285192498478303,66.508543167505493 4.285779985959617,66.508859563937321 4.285905395359227,66.509142613883299 4.285901809223918,66.50944956095006 4.285843328942878,66.509722833556253 4.285749638746291,66.509871393519433 4.285415753757917,66.510770515305239 4.285029984113736,66.511166791470487 4.28477263337249,66.511376863858899 4.284465509327132,66.511571095174574 4.284515922982908,66.511749232273431 4.284729965479063,66.511865898791797 4.284864817604575,66.512022200978407 4.284691810006787,66.512210408350256 4.284707622184459,66.512426186942591 4.284564862860072,66.512721284308071 4.284869041488604,66.512996256974546 4.285451503757251,66.513294819388307 4.285909868799737,66.513634976093059 4.285781640998165,66.513821181881724 4.285533605644259,66.51390447754828 4.285385116947693,66.514019448457645 4.28546004946024,66.514124295728081 4.286047600816431,66.514440621043676 4.286490953074306,66.514727357788345 4.286635824431567,66.514919294966731 4.286751088004677,66.515166673750073 4.286761938495726,66.515364625714511 4.286629262280753,66.515695289759591 4.286759697786017,66.515996112838991 4.287218126539068,66.516336232545854 4.287815024653423,66.516525864199352 4.28788563589826,66.516775241333377 4.288045038609858,66.516858298751771 4.288566908710623,66.516943015951526 4.288850953651663,66.517146692788046 4.288762289428341,66.517313033244207 4.288613737325637,66.517427938060024 4.28854591113272,66.517827832924624 4.288810526585963,66.518122562308392 4.288930847629631,66.518387708038546 4.289040445228138,66.51845495032606 4.290129732670155,66.518784711860079 4.290299122735195,66.518903384651168 4.290344511203566,66.519063645708968 4.29026663419617,66.519427867786277 4.290291857096873,66.519516958697494 4.290536211567547,66.519740451557809 4.290110144208621,66.519994053028611 4.289957334735756,66.520253440535882 4.290216156814912,66.520368053021699 4.291181378930804,66.520739450649842 4.29137602374094,66.52094712436444 4.291263450202019,66.521348976618626 4.291388251528277,66.521469625951681 4.291990206634903,66.5216769896182 4.292129989061302,66.521851051604131 4.292017542853301,66.522252889249245 4.292211483263519,66.522298272074181 4.292524336031954,66.522284199911766 4.293308644383919,66.522176765281429 4.294197524778087,66.522118791552572 4.294506120001947,66.52224915239573 4.294496773380205,66.522375813860734 4.294387880223828,66.522470910690402 4.293456429044737,66.523017749618447 4.293273371364181,66.523170283098551 4.293313702675832,66.523312746530564 4.293572524663647,66.523427294537228 4.294224125662965,66.523650498593881 4.294617799959479,66.52392132270603 4.294807419272638,66.524111149923087 4.29485780161987,66.524289197166638 4.294793656312823,66.524382272956231 4.29455067902123,66.524483327815801 4.294198167774801,66.524517257264606 4.293438378278668,66.524551389959413 4.292942340884471,66.524717959723347 4.292908475969281,66.524917849361586 4.292974766812711,66.525311582820891 4.293209743206606,66.525661643130775 4.293738879335441,66.52625093769943 4.294092799765092,66.526541565181972 4.29440206786456,66.526834202807734 4.294735917961863,66.527053577600071 4.295073929890223,66.527128546523798 4.295426440948916,66.527094670921841 4.296040685562312,66.526706448797711 4.296442265287032,66.52652607616902 4.296963430014022,66.526448534255977 4.297604402328333,66.526473824015483 4.297942414179333,66.526548794708773 4.298211382474713,66.526698963858124 4.298306512597662,66.526875004174471 4.298302223455995,66.527019459879526 4.298173837606539,66.527205515161953 4.297951121633922,66.527377803679556 4.297728983096196,66.527712334949726 4.29755533578068,66.52773818097512 4.297879007468313,66.527921988973148 4.298222172013671,66.528014722040396 4.298888976386897,66.528291260021575 4.299337322114647,66.528595628292436 4.299377748946482,66.52873803544334 4.299275354563692,66.52917534395749 4.299341645577833,66.529569009897173 4.299188836993482,66.5298283226943 4.298826884440379,66.529988817281719 4.298421047996792,66.530313551096938 4.298411701697737,66.530440196656485 4.298283347957224,66.530626226385095 4.297995687050588,66.530729294338016 4.297687828568359,66.530761176967289 4.296341898697348,66.53080368341854 4.295959844073987,66.530892962094271 4.29559289791404,66.531035634975467 4.295209401707059,66.530800493518072 4.294945554198431,66.530668164379335 4.294760960162701,66.530496152251288 4.294432262727862,66.530294598182806 4.293870639532346,66.530229705278131 4.293706979785422,66.530291129364642 4.293499372656425,66.530516817430367 4.293495052021931,66.53066125203614 4.293714888618958,66.530957867592051 4.293691170718647,66.531193261283661 4.293076895466784,66.531581463986072 4.292601152157118,66.53181916901022 4.29230802241361,66.531961408530435 4.292439156623226,66.532193671947695 4.292705783987373,66.532712765802785 4.292749015298098,66.533016931086209 4.292926271471113,66.533446514506011 4.293239576537031,66.533661503513414 4.293508986543723,66.533697530763448 4.294182716459352,66.533733908053932 4.294857078841742,66.533662954212943 4.295935855916881,66.533574436534835 4.296564520543543,66.533628702866039 4.296923459528641,66.533718470782105 4.297910968217949,66.533880392604459 4.298540075634621,66.533863054446329 4.298720430625333,66.533755873810037 4.299080571075465,66.533630954180822 4.299440078948466,66.533613390827938 4.300293025045271,66.533739386158047 4.300607183781096,66.533811265484644 4.301100179022135,66.534026376173898 4.301953124960995,66.534152394576623 4.302402161721213,66.53418854603143 4.302941360636284,66.534189046468271 4.303660439770194,66.534153920601184 4.304290052973749,66.534047116393765 4.304650034943459,66.533940111825046 4.305190720112311,66.533672210242116 4.305685422889643,66.533583217815817 4.305999739361003,66.533619270180395 4.306313771272362,66.533709013235594 4.306537831249246,66.533816594530478 4.307164376288964,66.534246513838852 4.307478471194944,66.534318366561877 4.308376766395444,66.534372856496844 4.309185437246053,66.53437360727176 4.309904674047337,66.534302655344391 4.310354755100648,66.534177813676152 4.31035519759688,66.534088372681666 4.310043570256214,66.533587121298666 4.310089773811037,66.533354568299401 4.310000434676918,66.533265049298095 4.309373889986931,66.532835062691831 4.309239770236531,66.532709713291212 4.309150905426099,66.532530720201663 4.309063338054572,66.532137025959329 4.308929313178965,66.531993758141269 4.308885640285244,66.531779005079201 4.309067007288378,66.531474999985988 4.309292522621912,66.531332028583179 4.309607819657478,66.531189181748914 4.310057615916671,66.531100155638356 4.310597194393707,66.531029069558059 4.310956955075982,66.530957807992806 4.311452133032418,66.530797193425428 4.311901834426934,66.53072603144382 4.312487237258404,66.53049397765254 4.312757722544784,66.530333159867496 4.313344232895929,66.529904249292272 4.313569178519648,66.529850750642041 4.313973688029169,66.529815343676887 4.31469245085541,66.529833860793531 4.315232029391294,66.529762771215033 4.315953133996022,66.529369759399728 4.316582399331828,66.529316635285738 4.317300750661649,66.529406744469171 4.318377755557851,66.529640335823359 4.319140665153347,66.529784218314205 4.320173586034467,66.529874576072018 4.320981750580131,66.52996478352253&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San Jos? de Minas&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320981750580131,66.52996478352253 4.321834980319678,66.53003712449528 4.322553014748466,66.530180929422784 4.322866096513457,66.530431703156509 4.323134935988055,66.530557214398172 4.32335934382698,66.530611086938265 4.323853603435571,66.530593646995513 4.324167824686837,66.530647619720071 4.324616227842919,66.530791145500132 4.32564870490637,66.53095313714239 4.326008181190255,66.530953437543531 4.326412247106542,66.530989594157262 4.327356271412185,66.530900993264879 4.328436440776938,66.530579888511028 4.328976113466813,66.530473044847199 4.329290714346107,66.530455404337133 4.329739497498829,66.530545259028017 4.329917985039078,66.530760147778537 4.329870925644284,66.531135847858806 4.330049761614753,66.531297060900201 4.330993088898428,66.531315752335018 4.331307880055641,66.531280272526914 4.33193803108045,66.531066114621964 4.332477545593039,66.5309950288338 4.332971551935662,66.531031285720829 4.333285424502662,66.531138928589129 4.333598283991793,66.531425472878354 4.334226219413623,66.53162283959152 4.334540440375195,66.531676810124196 4.33508004973153,66.531587836110731 4.33530553356158,66.531444916025308 4.335530447237271,66.531391420858412 4.335845776258483,66.531248574773912 4.336341650234992,66.530944839273104 4.336611787748211,66.530855612151228 4.337196113941517,66.530802466569625 4.338633320820854,66.530893221968427 4.339172043738317,66.530965284986081 4.340160087374493,66.531019858220461 4.340564248336088,66.531055989697506 4.34150782869887,66.531038925969682 4.341822967861286,66.530931884088389 4.342408845785015,66.530610354497227 4.342679204657234,66.530467453888804 4.342949183631212,66.530396115994805 4.343668451973077,66.530325178792182 4.343848490824366,66.530271681469642 4.343805199272448,66.529985324211665 4.343671238679386,66.529824178020846 4.343628643850532,66.529412600143971 4.343719376112958,66.529269466885921 4.343989893708389,66.529108691998374 4.344304810831917,66.529019508560012 4.344664318288844,66.529001917338533 4.345427701722883,66.52907421158865 4.345786607401013,66.529163996254937 4.346100891369151,66.529200080514869 4.346325741952935,66.529164472379463 4.346551416108002,66.528985754826522 4.347137104516645,66.528699984446277 4.347677442692806,66.528485704485291 4.3479028319227,66.528360659089202 4.348532730302589,66.528200153921631 4.34911696156421,66.528164920572792 4.349431404121525,66.528183088714783 4.350104308204752,66.528344772065012 4.350418117073164,66.528470293726087 4.350732400978018,66.528506353866362 4.351137036881874,66.528453053219778 4.351632785309809,66.528185094126158 4.352307780414746,66.527988852954536 4.352757481643231,66.527917683612117 4.353432191729922,66.527775143790777 4.353971484850529,66.527757702173446 4.355004244788726,66.527848118483917 4.356036339463372,66.528063807631227 4.356305209672636,66.528189330881474 4.356931844528433,66.528601430088358 4.357155174276149,66.528834227325532 4.357872002475162,66.52917487455781 4.358141316332794,66.529228800394677 4.358680640652485,66.529193493292638 4.359759733015347,66.529051336988786 4.360343773531538,66.529033996836276 4.36079246101353,66.529159615246883 4.36115089105429,66.529338883025559 4.361238993335689,66.529643138773679 4.360921604265524,66.530143892238641 4.360786060487312,66.530286919823368 4.361054423568024,66.530501860674107 4.361637767267961,66.530627672500373 4.362580618059662,66.530735843524866 4.363073641059923,66.530933065426964 4.363431754072125,66.531166016489749 4.363744390234366,66.531506255681293 4.364371499585247,66.531828850973653 4.364550872776385,66.531882670715135 4.364774772823585,66.53202601417577 4.365088612564721,66.532133677999383 4.365716798991832,66.532259456267681 4.36625580635543,66.53229571151337 4.366841367428407,66.532010004763222 4.36738119872825,66.531903142766097 4.368504119657275,66.531957814776192 4.368818465959544,66.531958090535426 4.369088349805105,66.531904672080614 4.369629004757991,66.53163677553141 4.370213108787009,66.531637302065704 4.370840787952504,66.53185255718175 4.371200041557169,66.531888662693774 4.371649425341899,66.531871148928843 4.372907129139576,66.531908107096243 4.37385010602761,66.531998408224311 4.374073054464835,66.532284892400924 4.373980008533942,66.532857298996717 4.3739345948411,66.532946693976385 4.374293594605794,66.533018575833225 4.374743928864182,66.532822197798779 4.375328286053509,66.532769082199735 4.375552819734497,66.532805035858061 4.375731875392849,66.532894631610077 4.375820484566837,66.533127288356482 4.376133817179081,66.533342254804111 4.376763777800489,66.533146054925624 4.377393612270065,66.533003444965871 4.378157786256692,66.53293259121493 4.37892138946711,66.53295118240996 4.379100952896093,66.532987110794778 4.379325993354431,66.53291573027343 4.379416440589416,66.53280849630373 4.379641734817712,66.532701362114594 4.379911491397595,66.532647920186193 4.380944915110951,66.532630958870627 4.381124922121955,66.532577441583513 4.38153079389734,66.532309452299742 4.382070751701785,66.53216678760181 4.382385288337981,66.532149199067661 4.383328454917688,66.532203720487246 4.384405897240375,66.532329925082252 4.384675971557768,66.532258592919504 4.384991903092559,66.531990550204128 4.385351727001447,66.531919267148936 4.386070803934891,66.53186625009505 4.386520124549349,66.531884541197911 4.387372716401297,66.532046300968432 4.388136319459223,66.532064918189946 4.388630545994828,66.532047454957578 4.388900176616559,66.532065595471167 4.388539972299704,66.532208411096505 4.388044096310686,66.532476351255525 4.387638985460234,66.532619089181068 4.386559006934034,66.532940140086964 4.386423906500308,66.532993681595059 4.386332824996076,66.533208298102053 4.386556533837269,66.533369547786577 4.386825846708389,66.533405550820291 4.387230830887186,66.533298544567756 4.38768002385183,66.533298920718892 4.387948893022785,66.533424442741577 4.388621477945806,66.53365759604074 4.38933941339049,66.533819244002586 4.389698476041707,66.533873260279989 4.390595911073716,66.534070858865135 4.391405054600492,66.533982145228293 4.392348664599808,66.533965084703738 4.39270772718241,66.534019075527624 4.393335468825936,66.534252223411471 4.393604210893787,66.534395603428607 4.394187679594914,66.534485544631096 4.394951409085434,66.534486247072067 4.395446650402745,66.534307768882371 4.395671373712815,66.534290081556989 4.39629962227754,66.534415874416936 4.396524091732186,66.534433988192205 4.39683875506535,66.534398463114243 4.39746890662162,66.534202246865974 4.398053136505234,66.534166972378387 4.399310014229622,66.53436489494301 4.400073362817303,66.53441928649022 4.400837282452673,66.534384137703753 4.402005805717137,66.534313689947311 4.402814187717936,66.53435016842468 4.403442943778137,66.534404384279924 4.404340631290406,66.534530402455516 4.405687575239986,66.534674734401236 4.406091544329743,66.534746686851619 4.407168033525876,66.535051729196937 4.407572256213245,66.535069993103363 4.408605678721643,66.535053008988243 4.409323866746719,66.535160986043849 4.409952812627596,66.535161563274542 4.411121779570334,66.535001605179204 4.412065261734132,66.534984570998475 4.412784337960893,66.534931535810131 4.413413347419683,66.534932113108795 4.41386215924247,66.535004064788012 4.414176061359059,66.53512955303917 4.41453518683804,66.535165654128818 4.41561370605336,66.53511297084286 4.41615315613116,66.535059760261319 4.417502257145238,66.534828401930938 4.417951893742729,66.534739390446177 4.419210737439136,66.534579530390147 4.419525781700946,66.534490392509937 4.420065421995316,66.5343834917376 4.420425372587879,66.534276490225054 4.420785069410455,66.534223152488067 4.421279295854981,66.534241492460296 4.422042072434751,66.534385299407631 4.422625667280123,66.534457378307451 4.423164927000485,66.534439992587053 4.423434683761226,66.53440441753294 4.424154839248709,66.534172501067602 4.424694035375701,66.534155064856066 4.425007555980003,66.534316408939304 4.425680519558878,66.534477977762876 4.42698280964195,66.534568622278584 4.427655836527291,66.534712301793306 4.427969738069419,66.534819929137853 4.428283957051757,66.534873868156936 4.428643145762873,66.534892082179411 4.429721537810208,66.534857286354978 4.430621129002913,66.534661300415053 4.430980826003214,66.534625851381165 4.431565690368261,66.53446533804518 4.43214998356807,66.53443011481076 4.432778167187915,66.534555907471386 4.433226534259372,66.534717299099029 4.433720442822946,66.534771439365826 4.434753547191548,66.534790256271805 4.43520286655516,66.534772745307151 4.436819946506352,66.534809977343826 4.437672916740199,66.534918056380903 4.438076631045812,66.535025758243705 4.438838009966217,66.535437895221122 4.43901630250534,66.535688490294305 4.439240136791239,66.535849648529748 4.439463335644559,66.536082352681476 4.439732076242687,66.536225722324204 4.440091137870864,66.53627968347017 4.44098996697821,66.536226852610966 4.441304058642612,66.536298675235784 4.441752425307598,66.536460055624346 4.442110788143522,66.536621384779224 4.443053253512098,66.536801101428964 4.443322057588538,66.536944441788108 4.443680737931442,66.537052059508753 4.444488864610967,66.537142243037977 4.445117873442626,66.537142820807262 4.445521523823108,66.537250513093639 4.4461034665263,66.537626615943111 4.446505274966928,66.538074103627679 4.446683058989008,66.538414122635814 4.446770839378883,66.538771921275412 4.446949957265871,66.538879380410023 4.447935994481535,66.539273745010803 4.448563669101303,66.539506819098989 4.449146055975978,66.539793492944398 4.449415050179253,66.539883164203459 4.449907751134644,66.540151849435816 4.450356815983288,66.540188018891314 4.45080632554185,66.54015265326575 4.450986523175565,66.540063410045548 4.450942632846807,66.539848752685714 4.450809120546865,66.539651902267266 4.450765230346184,66.539455100493242 4.450855805637353,66.539330010688076 4.451035876220764,66.539258623797394 4.451395191674676,66.53927683480488 4.451978785399826,66.539348899922842 4.452203444804308,66.539331216532133 4.452384214321703,66.539152522865933 4.452656257874155,66.53870565751599 4.452882378534426,66.538437559540071 4.453286600495939,66.538455796276907 4.454541822091992,66.538921957781398 4.454721384465694,66.538940018334401 4.454946361688227,66.538886540155815 4.455531925118546,66.538636655671382 4.456296987264357,66.538386944593199 4.456746623860949,66.538297921201973 4.457106129934212,66.538280337586144 4.457779790796332,66.538316710886491 4.458183885727744,66.538370743076172 4.45836363870854,66.538353008765597 4.458589187710309,66.538174358384552 4.458546123953477,66.537852372336687 4.458726067564503,66.537798866734462 4.459040540085773,66.537799143155084 4.459533749014148,66.537978449607195 4.460207727515895,66.537943282014567 4.460657364390461,66.537890027934623 4.461107064685654,66.53780100282593 4.461153369257868,66.537568490547301 4.461019793605281,66.537353761426132 4.461334901546722,66.537228862150968 4.461829063601516,66.537229289388819 4.462008943745784,66.537193668381718 4.46218971365023,66.537014984584815 4.462864836292259,66.53680090409469 4.46317949941071,66.536747597401146 4.463943291105337,66.536730339482162 4.464797340670571,66.536641687316646 4.465112131024589,66.536588304830104 4.465697122979731,66.536409943452014 4.466236572892702,66.536338875056089 4.46709036833897,66.536303881258789 4.467853715128638,66.536358244731005 4.468212776368289,66.536412180693461 4.468572155491605,66.536430393965546 4.469245371389784,66.53652045458837 4.469918396714104,66.536682034950033 4.470277585057092,66.536718159454324 4.470636964084209,66.536718461121467 4.471446170780213,66.536611897624397 4.471626241687979,66.536540503053658 4.471492666427094,66.53632568956381 4.471986892127926,66.536326142116678 4.472525388593747,66.536433989083847 4.47284011540764,66.536380555908579 4.47311012645383,66.536291374712221 4.47315700365935,66.535951552935359 4.47360683142655,66.535844634186645 4.473966019789514,66.535880734787483 4.474324381685854,66.536059929540272 4.474728985156172,66.536024533234993 4.475988083376802,66.535793110775899 4.476573457171185,66.535543195608483 4.476933026989273,66.53550774829688 4.477292469685504,66.535508050046928 4.479223448773629,66.535634994740704 4.479986223202116,66.535778794716634 4.480974420293271,66.535815448748892 4.481692478960299,66.535941335769877 4.482051349308601,66.536031071440959 4.482723547589335,66.536317886446611 4.482991142388048,66.536675840968087 4.482764702278405,66.536979704675787 4.482717951707574,66.537301601399889 4.482762095116539,66.537444737929391 4.483119312030479,66.537838572901649 4.483477609904898,66.538017703320676 4.483926165856461,66.538143327746866 4.484104901448244,66.538322355396389 4.484237840260397,66.538644410784187 4.484145801625885,66.539037774089408 4.484234597062589,66.539216719857691 4.484861952019392,66.539503422709473 4.487051491757538,66.539982393583429 4.487150082419168,66.54000623876199 4.487194416504241,66.540131475941251 4.487685907074901,66.540596928098083 4.487909930504104,66.540704404669327 4.488583209151683,66.540812308325144 4.489076607594185,66.540937943846203 4.489614212822079,66.541188760292656 4.490106593550231,66.541511105532507 4.490374760077685,66.541761664708332 4.490733629912438,66.541851429766481 4.49163150412373,66.541941647222302 4.492035216747742,66.542049294066402 4.492348925671144,66.542192604493835 4.493111317190746,66.542425752563474 4.493650194310256,66.542444137744027 4.494503034715199,66.542570092079785 4.494726930692961,66.542713324068998 4.494770628459906,66.542927956703195 4.494634000801518,66.543249700962861 4.49463247408364,66.543517922799239 4.49472006043709,66.543929341565303 4.494808473763164,66.544179725499447 4.4949422387842,66.544358609149612 4.495121228275529,66.544483975325107 4.495569210895557,66.544698944799237 4.496331856372795,66.54489630873303 4.497049913497181,66.545022099807213 4.497813195068768,66.545112180165276 4.498216652876918,66.545237693488801 4.498755211538898,66.545345477060707 4.499561936097732,66.545685874762441 4.499919723909454,66.545954397322333 4.500950916630705,66.546312942751882 4.50144444148486,66.546438500374578 4.502521876670354,66.546546731610533 4.503151902353571,66.546350613283451 4.503422231544024,66.546207829858247 4.504277171107616,66.545940391769463 4.50472687134032,66.545869275729345 4.50584991295852,66.545870256940773 4.506433696046227,66.545906569748809 4.507556674002776,66.545925405505258 4.508051089810792,66.545872244603672 4.508905393198449,66.545729936570936 4.509310441730488,66.545605105004498 4.509805112205813,66.545498328840864 4.510165190703425,66.545391350967634 4.511289505468437,66.545159891135384 4.511963737984657,66.545071094039187 4.512954161149641,66.544696486910027 4.513404880150787,66.544428655292279 4.513990509339748,66.544143116022227 4.514620408396447,66.54398274101159 4.515204828293292,66.54389386426017 4.515743896218497,66.54387643623491 4.516192960240996,66.543912626279479 4.517629137523359,66.544164218637363 4.518032594884616,66.544307642946919 4.519871019681656,66.544899313128624 4.520498308414911,66.545203831324457 4.521752949575151,66.545759217380947 4.52220131310624,66.545902657739703 4.523232631649912,66.546261154373667 4.523680549517364,66.546458204514124 4.524172991314357,66.546780482010192 4.524396058629582,66.547048842048298 4.524754036031239,66.547299471568863 4.525429924249432,66.546924621444205 4.525700890734034,66.546692421097731 4.525927078410087,66.546406580738832 4.526197599450785,66.546210134433082 4.526557805864584,66.546049546369787 4.527775691468043,66.545174566348265 4.528091501061045,66.544924494516707 4.528812487159234,66.544531778338438 4.529487802756349,66.544264196865868 4.530522305944186,66.544032651592573 4.531736180102731,66.543854923871251 4.532546469933525,66.543551673267686 4.532995725045182,66.54355205106306 4.533401029378829,66.543355758449366 4.533581546727599,66.543212807016658 4.533941753426224,66.543070081338257 4.534257244814927,66.542891540882309 4.534437762341326,66.542730780309668 4.534574456329215,66.542373265055843 4.534801217781578,66.541997962928278 4.535252511487814,66.541622806330338 4.535704250929506,66.541194095632065 4.536018723443498,66.541176464514649 4.536872773795279,66.541069921667471 4.538041360186329,66.540963655479331 4.538536095384868,66.540856834598543 4.539075418561723,66.540803638183775 4.540064697925002,66.540625711230007 4.540783646824829,66.540590574142442 4.541457816658672,66.540537503146496 4.543299999911065,66.540467631785646 4.544826818922971,66.540540526481351 4.545455763820465,66.540541080812602 4.54747744588558,66.5404713608756 4.54860074394785,66.540436601672127 4.549319565436384,66.54043723168104 4.550577200737662,66.540456249250042 4.551385389350689,66.540510630718245 4.552866728126283,66.540708634162414 4.553539814858975,66.540834447587585 4.554033530746168,66.540906384010611 4.554706298576963,66.541103728991445 4.555243773882098,66.541354494643244 4.555557226524214,66.541533625666688 4.555915139294548,66.54180214352067 4.556228655703705,66.541963388848387 4.557215577280076,66.542196717138026 4.557799296974317,66.542250893345098 4.558652455414708,66.542305296333964 4.559236429977017,66.542323657595276 4.559505549793818,66.542395463611115 4.560268258093189,66.542539176086279 4.561075234894116,66.542825993517098 4.561703797138617,66.542898100650135 4.562420897540195,66.543166956731852 4.563318197111014,66.54336443538061 4.564214731387993,66.543704937666959 4.564977566638505,66.543848693015406 4.565381214106156,66.543974188482295 4.566682161139656,66.544279299015443 4.567174601160668,66.544583725011137 4.567623729246858,66.544584128414002 4.56811712589398,66.544709746164557 4.568564978167207,66.544960425273345 4.568923527946666,66.545103770181072 4.569504760250777,66.545587011020004 4.569773880060065,66.545640902740331 4.570177463408864,66.545784319297638 4.571030111136658,66.545928088182706 4.572601899063788,66.546000968451807 4.573769657091689,66.546019881981238 4.57511704063154,66.546056851585845 4.575612286839499,66.545860654795419 4.576107150281477,66.545735925400962 4.576511818335434,66.545664759272171 4.577320899470023,66.545558211410736 4.579029575967084,66.545255789556435 4.579749226895641,66.545095498477068 4.580963103974239,66.544899924772892 4.581637848576382,66.544739581006979 4.58249221908737,66.544579437894768 4.58316702802488,66.544383380883858 4.58438077764365,66.54422353828771 4.585639369921872,66.544081600957185 4.586448962117759,66.543885666185815 4.586764583443482,66.543671369365953 4.586855672386644,66.543456894012138 4.586813382094816,66.54299197241663 4.586949760426424,66.542705963558305 4.587355833076972,66.542366607398108 4.588256578151399,66.541956120492088 4.588751697414001,66.541795631528345 4.589380707377206,66.541742563876724 4.589559822571714,66.541849985889357 4.590097678919001,66.542065055407875 4.590456547609856,66.542154795405182 4.591174412839504,66.542298459642893 4.591668256084566,66.542352560542426 4.592655751072914,66.542496475982318 4.593103667052503,66.542711439117241 4.593328008028124,66.542747404904262 4.593461578503014,66.542962113433973 4.593505463872896,66.543140955948346 4.593231812502248,66.543891671653341 4.59305084669996,66.544106067558644 4.592914722746756,66.544374154420751 4.592912744387283,66.544713836457817 4.593091731807565,66.544839176420723 4.594305354781223,66.544679337086606 4.594575431483103,66.544590211632524 4.594936278422557,66.544340209785446 4.595566756183397,66.544036814763572 4.595971999417213,66.54385833216709 4.596332527358276,66.543661992019892 4.596782166509944,66.543573014381266 4.597277158846212,66.543412535960286 4.597906806386241,66.54328792066778 4.598580850532285,66.543217000077547 4.599300310788046,66.543110341247967 4.600603492017009,66.54300423715685 4.601232182335366,66.54304058114576 4.601680225609041,66.543237633020865 4.602039221724596,66.543309462270258 4.602980278240773,66.543703660996727 4.603383350906964,66.543918588623214 4.603966368706963,66.544080022991849 4.604460339439614,66.544116214147891 4.605672175410445,66.544278202686897 4.606076269920568,66.544296437000483 4.606435074341523,66.544404049952377 4.606703874538159,66.544529442212934 4.60715076784939,66.544941022664474 4.607551860486779,66.545513516329464 4.607731550064413,66.545513692997275 4.608315908543696,66.545442678073215 4.609170663756118,66.545211019449056 4.609619856355762,66.545193543235101 4.610024014441713,66.545211776941514 4.61016179881223,66.544693422859652 4.610163268222775,66.544407357528996 4.610210281798657,66.544049815408542 4.610347236391944,66.543656556192317 4.610483360885195,66.543406368137042 4.610799749514734,66.54306697094826 4.610980205677492,66.542924068295818 4.611297808048016,66.542352171376606 4.611299149358874,66.542101818803829 4.61143546467259,66.541851589940805 4.612155501302476,66.541601913944689 4.612470932339003,66.541423363311367 4.612606482020124,66.541280451043377 4.612607695321629,66.541065854018967 4.612474572215215,66.540779645842662 4.612072648639976,66.54036799657591 4.611805827809142,66.539884930800426 4.611852522351185,66.539563092128887 4.612708428047797,66.539116789903716 4.612978377791465,66.539045478860956 4.613159728026567,66.538741615234457 4.613118397023874,66.538115663153192 4.613390134754008,66.53772246141061 4.613841434778628,66.537347265681973 4.614336364254831,66.537204683378036 4.614965503078476,66.537133669947465 4.615415142842817,66.537062529921542 4.61636009541438,66.536777260467318 4.61681126807099,66.536419936971228 4.616947201040049,66.536205449374577 4.616993448438997,66.535972997323142 4.617220024581908,66.53561548538022 4.617446089540575,66.535365292117973 4.617716741900795,66.535168809085221 4.618121603262932,66.535061838017953 4.618797117051423,66.53475835505381 4.619202042464861,66.534633519594323 4.619472503300248,66.53447278145704 4.620236809192492,66.534330359712811 4.62086601170754,66.534277276466412 4.62212397037618,66.534224748822851 4.623382311574063,66.534136444825549 4.624640909319663,66.53395869929814 4.625630386329137,66.53374497343178 4.626394947870263,66.533566795644631 4.62688981448257,66.533424141373146 4.627250344113968,66.533227693625378 4.627745338811519,66.533049284717521 4.628240268705162,66.532924516512821 4.628869599664228,66.5328356521877 4.629408797703468,66.532818243106334 4.630128452918354,66.532640008214202 4.630577965777364,66.532586744675015 4.630938624052146,66.532336647164811 4.631298196040221,66.532301196649087 4.631837330580654,66.53228378721407 4.63233123961979,66.53230213142939 4.633589134928411,66.532285353720866 4.634443126614198,66.532196664137118 4.634802379796086,66.532197042908351 4.628128984941703,66.528792109206037 4.628489834261242,66.528524056140412 4.628715772000877,66.528291708968311 4.628807756134413,66.527916092700195 4.628988276797891,66.527755210114705 4.629079303319099,66.527540597203313 4.629349317748281,66.527451359955904 4.630428481548889,66.527255546910624 4.631012906364144,66.527166611722947 4.632001746145003,66.527060161879447 4.632586362644211,66.526935414187435 4.63299179926597,66.526738990760222 4.633217418342457,66.526542414150896 4.633308572575982,66.526309896962431 4.633264815520873,66.526095120077628 4.633041814499679,66.525826532530346 4.632638675880748,66.52564726195223 4.632236112399033,66.525342729022157 4.631878774738142,66.524984558703906 4.631609270967429,66.52498430610737 4.631431496023995,66.524644177259034 4.631389590202703,66.524107346927011 4.631480552294948,66.523928493547814 4.631526672414553,66.52369590144842 4.631395527369873,66.5230694944253 4.631128193941239,66.522693470868106 4.630815060302897,66.52246053883303 4.630142928111272,66.522191507939851 4.62973934273145,66.52206587668779 4.62951538381777,66.52195831850716 4.628844464713645,66.521456643911876 4.627950671662306,66.520650520666237 4.627413961398759,66.520256309969298 4.627010630959809,66.520094847367147 4.62669813509342,66.519754525533486 4.626656036336885,66.519271286438268 4.626254492895078,66.518787684438706 4.626076397962088,66.518501169295845 4.625855119001791,66.517928255407341 4.62545383036399,66.517408827019125 4.625053498647627,66.516728282279985 4.62429136083249,66.516477039984636 4.623888093932921,66.516297652003104 4.623529350827081,66.51618994273538 4.623170799170635,66.516046430709935 4.622676761476293,66.516045950948381 4.622138646786133,66.515884360090482 4.621556837312393,66.515525851968377 4.62133377125704,66.515257150632422 4.621065607301579,66.515006297836749 4.620348503447476,66.514737111168955 4.620170088682888,66.514522158649442 4.619992694634222,66.514128204713685 4.619634142788599,66.513984655700156 4.618423958060867,66.513535999704089 4.618154709313836,66.513482088610687 4.617751314271286,66.513338510608222 4.617259254149646,66.512980016590589 4.616990515684464,66.512836561961564 4.616092763900585,66.512746236397518 4.615778863667084,66.512638537200786 4.615690070461377,66.512477303266508 4.615690963519837,66.51231619442116 4.615872376605199,66.511994099961186 4.616142709570132,66.511869074009113 4.616413234214202,66.511690259072864 4.616638341842583,66.511600964666442 4.616909376770943,66.511332650411092 4.617271054359265,66.510921195884791 4.617272138492221,66.510742171996398 4.617093914742253,66.510491374773494 4.61713939536,66.510401899331569 4.616870656716825,66.510258429876956 4.616647270900476,66.510061293753523 4.616647908905046,66.509935955213493 4.616829576883265,66.509578043532542 4.617009331146466,66.509578195074539 4.617639301005771,66.509381836358273 4.617955051027129,66.509167267012728 4.617681797006921,66.508970147311146 4.617862253160336,66.508827048476007 4.618087424716246,66.50871981217405 4.617818749573344,66.508576333035819 4.61732471151081,66.508575853329546 4.616518494913588,66.508163292634805 4.616025222002976,66.508037515219655 4.615575899623149,66.508054992915561 4.615350473160643,66.508198045710969 4.615035488396614,66.50828727658336 4.61485592520571,66.508269193122558 4.614318064632561,66.508071763518103 4.613959193198753,66.507999807609337 4.613510062199166,66.507981496651993 4.612836014963405,66.508016679340983 4.61184691893196,66.50817693222956 4.611218033460826,66.508176351530892 4.610230404062503,66.50808590839523 4.60969082201486,66.508174912510924 4.609194743840978,66.508514710362178 4.608969955131393,66.508550321486865 4.608520951702325,66.508514054039935 4.608296162749003,66.508567596888383 4.607980476706439,66.508782196574316 4.607755305618842,66.508871475937141 4.607125909930172,66.508978383287555 4.605956996484344,66.509138453340185 4.605730996300205,66.509388910563928 4.605416458017838,66.509406538773717 4.605192434644834,66.509298901028885 4.60496790092361,66.509298699061446 4.604652214998309,66.509513267250412 4.604381945672908,66.509656235998037 4.603887972016132,66.509620020459309 4.603527889478708,66.509745007172469 4.603124430465958,66.509601382686114 4.602720206205235,66.509601029235355 4.602180560599519,66.509707958857803 4.602045394165378,66.509779455366896 4.601685949208154,66.509797032852319 4.601416700096522,66.50976096912882 4.601013241316388,66.509599464168659 4.600296009018915,66.509348125641509 4.6001172747049,66.509186819970097 4.600028290248573,66.509025563812997 4.599893952384132,66.50897171896689 4.598906705935095,66.508809678832293 4.5982345076955,66.50854047632518 4.597785440776154,66.50850425933956 4.597517912895316,66.50816377982153 4.597338413607586,66.508127789510525 4.596394926403742,66.508162744970363 4.59603580016896,66.508126578008145 4.595587115557475,66.508036664981972 4.59540806240666,66.507929071863657 4.595230475523707,66.507552845782087 4.594916383438699,66.507498846312785 4.594872241737067,66.507355537125122 4.595052633512999,66.507230386900574 4.595053461934863,66.507105034207072 4.594919315482167,66.506997462346007 4.594650512406287,66.506889763829534 4.594203293898738,66.506531202860259 4.593935702099487,66.506190721628855 4.594071378141237,66.506047581572091 4.594520509204365,66.506048010607444 4.594700900968718,66.505922803430082 4.594612234743426,66.505725734270086 4.594344515452656,66.505403150830503 4.594391844104322,66.504991245199903 4.593585371133761,66.504650263348253 4.593362367234779,66.504363510386966 4.593140064205537,66.503969320593342 4.592870560071804,66.503969068212328 4.592646599977584,66.503861407102718 4.591928538364896,66.503753291234801 4.591392270759335,66.503251327159646 4.591078688131091,66.503125651620323 4.590405724426077,66.502981762014855 4.588878768123988,66.502926591875635 4.5884304017857,66.502782903063675 4.588116182100778,66.50274680405721 4.586678975557773,66.502709670310409 4.585646057218037,66.502654979117167 4.585062651832414,66.502582805986009 4.58488340720145,66.502510985979868 4.584660912675846,66.502134678162278 4.584347075166279,66.502044794305917 4.583988586040766,66.501883264875246 4.583360783775229,66.501703595809829 4.582418315838347,66.501559420610818 4.581610504541648,66.501415395958631 4.581431323471316,66.501343572610367 4.580712497238273,66.501360803031673 4.580128709815724,66.501324449699126 4.579904430997254,66.50127053779552 4.579636774342893,66.500965758499603 4.579502436397563,66.500893984318694 4.579188025693641,66.500875819891078 4.578199631592568,66.500910710375422 4.57784018677047,66.500910357155547 4.577616098923571,66.500838532307554 4.577393922360749,66.500426349440573 4.576989634544317,66.500408033400859 4.57649495964756,66.50051505326249 4.576225774053555,66.500461089181371 4.576091945731217,66.500299751443649 4.575554721180331,66.499994758402337 4.5751511977345,66.499851078125559 4.574164396281828,66.499599364444379 4.574120572375964,66.499420234153547 4.574211659849202,66.499205326687019 4.573943047580273,66.499043879875572 4.572910447422156,66.498953379351775 4.572418065821874,66.498648395152642 4.572284173624388,66.498504959457406 4.572060149437576,66.498415188721182 4.571790390583205,66.498450764014137 4.571564391960589,66.498683415065258 4.571069526166529,66.49880833072352 4.570350445102135,66.498879328740742 4.569766912343967,66.498807144907332 4.569542951907903,66.498699461675557 4.569094075646281,66.498645317124442 4.56864539048542,66.498555319876999 4.568108102014551,66.498250305624978 4.567658907426257,66.498231962822771 4.566984733022796,66.498320901656669 4.566354510333524,66.498535286979404 4.565681355170672,66.498427198936099 4.565322865540151,66.498283534982022 4.564875263003125,66.498014396168344 4.564516200225785,66.497960351061806 4.563976809994314,66.498013588866684 4.563166450913336,66.49831739501505 4.562717319848402,66.498316966181548 4.561954096509265,66.498244604240483 4.560471665084501,66.498243242039166 4.559753157435628,66.498206733094037 4.559214913443404,66.498080855802002 4.559035796054759,66.497973169546199 4.558362577146696,66.497882942969568 4.557958416576296,66.497864675608895 4.557510368157464,66.49766721503282 4.557016712598881,66.497577189125238 4.55665720410709,66.497594750409462 4.556432352009118,66.497648316927496 4.556252788761046,66.497630226010926 4.556029019251861,66.49748670886369 4.555760024614192,66.497396858919956 4.554860998694301,66.497485624253784 4.554501617544664,66.497485271150353 4.553873178034737,66.497413058227764 4.553514306186177,66.497341046935958 4.552796435372331,66.497179159445849 4.552122898072511,66.497142699485067 4.551359292760147,66.497124053344521 4.55095551426154,66.497034101211042 4.550821239706664,66.496962341020804 4.550599189163252,66.496532179236524 4.550151649940302,66.496245106350301 4.549927434663049,66.496173243021929 4.549208608632034,66.496190502653931 4.54817511718408,66.496243290387 4.547546359288604,66.496224794934122 4.546917665100766,66.496188358882179 4.546198648102324,66.496241449286373 4.544805266277905,66.496383460357706 4.544355435052726,66.496490573359864 4.543948664408521,66.49690224087351 4.543633489722714,66.497027367345297 4.543408892439951,66.497027115196985 4.542915491452591,66.496901282562874 4.542419100290223,66.496900803429781 4.542407650821679,66.496932803269232 4.54236172573659,66.497060021121683 4.542309121001376,66.497364343590277 4.541897580541606,66.497649286346231 4.541664776334975,66.497970784921534 4.541301323622153,66.498130549832041 4.541168003065206,66.49807627855327 4.540772494773011,66.497734271390343 4.5405945856011,66.497661883315345 4.539969008747297,66.497533987727607 4.538392883571407,66.497688816132026 4.537853939229192,66.497686598491768 4.537360855890097,66.497648778982025 4.536057861041057,66.497661376043979 4.535518089663326,66.497695012271663 4.534665116373515,66.497673670713212 4.533768254230643,66.497616273639636 4.533545056578813,66.497561648458728 4.533141659482518,66.497524181600198 4.532555072893847,66.497629248790119 4.532373537485976,66.497700175332028 4.531604143161326,66.497929910318106 4.530838311445077,66.498016381337166 4.530434532658645,66.497996829281249 4.530122475810371,66.497905973464597 4.529172309620711,66.498170879348777 4.528634764925688,66.498114919852796 4.528186970061844,66.498059338222248 4.527782745968589,66.498057725471284 4.526703012603903,66.498125022140457 4.526161396483425,66.498230313628198 4.525530730349784,66.498299373771346 4.523774406398991,66.498471405941359 4.523477423983264,66.49852502101659 4.522915580860563,66.49862048477722 4.522510720454195,66.498709725111794 4.521385316205537,66.499120700568568 4.520620629403549,66.499299126983317 4.519945756055318,66.499477602557292 4.519181642084931,66.499548573983503 4.517789152471363,66.499529375486659 4.516935925122397,66.499474855073785 4.515903452707137,66.499366418853811 4.515095641129145,66.499222357421999 4.514647337690801,66.499060734704301 4.5145133811374,66.498935189869343 4.514470447041143,66.498594756982271 4.514293238247518,66.49816462371416 4.513802127860196,66.497644684574979 4.513264774481065,66.497339609511371 4.512817107217838,66.497070461080057 4.512593718956491,66.49687319629885 4.512325042211836,66.496729599423261 4.512101526717102,66.496532306749231 4.511788388624196,66.49631704679723 4.510981912933135,66.495940066459795 4.510668265774594,66.495814379872087 4.510310093687378,66.495599038121313 4.509951348900013,66.495509105999915 4.509683244760955,66.495240114267148 4.509458838372361,66.495221996537339 4.509235450028168,66.495006775705406 4.508652553359812,66.494827058107745 4.508069402188086,66.49468319739556 4.507351594447893,66.494521293246265 4.506947624809879,66.49444922349582 4.505781704085534,66.494107695910813 4.505557743059927,66.493982075729122 4.505154409576535,66.493820419115778 4.504930575751916,66.493694797488715 4.504122827224696,66.493532786139511 4.503762555467103,66.49369368847195 4.503268263340947,66.493729094333744 4.502729891546796,66.493603144600726 4.502550773566144,66.493513406952815 4.502417389369081,66.493262412043876 4.50205959872356,66.492993295284634 4.501835319529604,66.492939340517836 4.500757112631,66.492956250060431 4.500262884122011,66.492955821584658 4.499769546221367,66.492812000562822 4.49963571662195,66.492668531569592 4.499369138884762,66.492166547423892 4.498786878065553,66.491861380231541 4.498203917461464,66.491681640052278 4.497575795641833,66.49155562960361 4.497037042004277,66.491501369289082 4.496228275426304,66.491518531922509 4.495599835522436,66.491446251928096 4.495420717450206,66.491356506534245 4.494661246705038,66.490638985447646 4.494124337694106,66.490262121085507 4.493407483619178,66.489938909923779 4.49291389107047,66.489830911494963 4.492464505568615,66.489866348127023 4.491788932545156,66.490170329907372 4.491339165416654,66.490241630628532 4.490711297873587,66.4900797482141 4.490218468579334,66.489846311065023 4.489770227987263,66.489684627720194 4.489546521120328,66.489523119752164 4.488918271882834,66.489415018734633 4.488244416235057,66.489414363449455 4.487659801652232,66.489521330328785 4.486401585855839,66.489591851654822 4.4857269033913,66.489734582272803 4.485096936886521,66.489913227521285 4.484331741349115,66.490163399286359 4.483971342570611,66.490342293479841 4.48343182561023,66.490413467750898 4.482712745272133,66.490466571125083 4.482353236887453,66.490466218323903 4.481903851435736,66.490501654117722 4.481272994667221,66.490841542354019 4.481002854609748,66.490930911590738 4.480732205799117,66.49112776972369 4.48010204865562,66.491342242814341 4.479337934447186,66.491413187478386 4.477900282671695,66.491429770836504 4.477091388926782,66.491482771312874 4.476461676995879,66.491607648113813 4.475380417575688,66.492144220285823 4.474884599259309,66.492430483142215 4.474569488968347,66.492537714342802 4.474208645274873,66.492788212606584 4.473668365419234,66.493002772257455 4.47285851795753,66.4932170529339 4.472453912149377,66.493252484871192 4.472094022351795,66.493341744727346 4.471060340679853,66.493412482274536 4.47096881035341,66.493699058082257 4.471010601350896,66.494236668569414 4.47109888875184,66.49450549464251 4.470872574650659,66.494792032724817 4.470242481508462,66.495006449197064 4.469972087319048,66.495149501635993 4.469790870742429,66.495400200410415 4.469789980575067,66.495561443532623 4.470057131921368,66.495973806832225 4.470325427741763,66.496171128967333 4.47041428744682,66.496350357946909 4.470324028897767,66.49642194339053 4.469784257988969,66.496546871090004 4.468930076391704,66.496653580861562 4.468209915579749,66.496885795490655 4.467714097706033,66.497172029162144 4.467533580663385,66.497315195134263 4.467308601943278,66.497368737343223 4.466948394427805,66.497511725883612 4.466138865353907,66.497672199787516 4.465464819417077,66.497707423989198 4.46497078180962,66.497671091645714 4.464163160107578,66.497509131824899 4.463534084432971,66.497526467027868 4.462499640305286,66.497740482314995 4.461869801776576,66.497901156290936 4.461285187857825,66.498008112210698 4.46034030287655,66.498240138070017 4.459530773985381,66.498418521180369 4.459125342025687,66.498615219592025 4.459034765718249,66.498740589682697 4.458988269711275,66.499009266469685 4.458851324511346,66.499367430534619 4.458715460105646,66.499564348065448 4.458442142063237,66.500226892482402 4.458171938891359,66.500334140611955 4.4571826561044,66.50049447062419 4.456867736934663,66.50056581758534 4.456507529681051,66.500708813056917 4.456327648483996,66.500726548952017 4.456056555518646,66.501012914860581 4.455695267655659,66.501335025375369 4.45564800899495,66.501729079593062 4.455691135940807,66.502051508094766 4.455419407336776,66.502427463877794 4.455239208421713,66.502516867234874 4.45496754271403,66.502704388976724 4.454850187946554,66.502843820147959 4.454498122158816,66.502890297232824 4.454263411983403,66.5030064765578 4.453793991168675,66.50312268068744 4.453735347154364,66.503564189851517 4.453793993496268,66.503680391033114 4.454242107828943,66.504038437217659 4.454439483494212,66.504633104293504 4.453970063271291,66.504865471345582 4.453148514184077,66.505237254182674 4.452385737599625,66.505469615824921 4.451622897125747,66.505632255265937 4.451153412776812,66.505725198839997 4.450390635066241,66.505701976227343 4.449510374385659,66.505585785100209 4.448630241344491,66.505562562470303 4.447926046409189,66.505655506519631 4.447045850815599,66.505841393177178 4.446576430953129,66.506096971885029 4.445930947120018,66.506492009192556 4.445344171669355,66.506677889402269 4.44499210567652,66.506654642223964 4.444170554011468,66.506468763052695 4.4436424242945,66.506631421090546 4.443114358730439,66.506886991791816 4.442586229726831,66.507165806906826 4.4419993907711,66.507351682139387 4.441353970300082,66.507653738754684 4.439945647157613,66.508281036768722 4.439358872233432,66.50851337010242 4.438889452613253,66.508745701160848 4.438243904857518,66.509001275555562 4.437891840262186,66.509187136923785 4.437657130185479,66.509256822095296 4.437305064385737,66.509256822463783 4.436600867775447,66.509047742652498 4.436190154880522,66.508861881038754 4.435544668275244,66.508745704650337 4.434664470447381,66.508536620750675 4.434371113564328,66.50846690893917 4.434019045625884,66.508164888325325 4.433197492723339,66.50783961818405 4.432669360300048,66.507584033086005 4.431939467056093,66.507510440452606 4.431132484380732,66.50778987871773 4.430665357074544,66.508344714931198 4.430665360694207,66.508837911411547 4.429419740854017,66.508837912884744 4.428329834258792,66.50920779886917 4.427239861243995,66.509207800213417 4.425994177278067,66.50914615051397 4.424748622482306,66.509331080260921 4.423347230577195,66.509577684415959 4.421011705982234,66.510132483524387 4.420077447186791,66.510564023429481 4.418676052740518,66.5105023775116 4.416184812915185,66.510502381155831 4.414939131104525,66.510687326329773 4.414316355302785,66.510933891036757 4.412759315668692,66.511057187009726 4.411202211176815,66.511057189475906 4.409022394556468,66.51130375313798 4.408555268353492,66.511796892031157 4.406998231424121,66.51216673555794 4.405285415116152,66.512043450430085 4.404351218028171,66.512228383976861 4.403884092190552,66.512721479493251 4.402638474303894,66.512906408620623 4.401704211591006,66.512906410329904 4.400614234073558,66.512536582368625 4.399212964878982,66.512351655335792 4.397967279575689,66.512228395669183 4.397188788531214,66.51204346520511 4.395320325439151,66.511981824512119 4.394230345839613,66.511488717170025 4.392829011712016,66.51124213633183 4.391116261034462,66.511365431842876 4.389403445921648,66.51142708114007 4.387534982995823,66.511427084995319 4.386289429069591,66.511673644231465 4.384888034916148,66.511735292288577 4.384420971040797,66.512043491194873 4.38333100396655,66.512536617401537 4.380995411005041,66.512659883158918 4.379126948745747,66.51272153005101 4.377414196971849,66.512783176506304 4.377102843063792,66.513029720509508 4.376479938996535,66.513153005290874 4.375234381603462,66.513153008251237 4.373210142112647,66.513029729800408 4.372587297841485,66.512906472553311 4.371185967933508,66.513029734754355 4.369940347642402,66.513091379593291 4.369161792630118,66.51296812306984 4.366826255529552,66.512659917150529 4.365269151107228,66.512783206333282 4.364490665516922,66.513029751738856 4.363400693025393,66.513153037966319 4.361999361791566,66.513214683137818 4.360909451827658,66.513276327365631 4.359663766505993,66.513276330730847 4.358418146857129,66.513399591126827 4.357795311666752,66.513831050492229 4.356861082692593,66.514015972025874 4.355459716212236,66.513892696831164 4.35452549054112,66.514262509911816 4.353902720368801,66.514755617312787 4.353435592853598,66.515002142638949 4.352345654483572,66.515248667370855 4.35172281522444,66.515433577654548 4.35094430761574,66.516173149681649 4.350321513320385,66.517035963540138 4.349075870730449,66.517590598476886 4.347363151395947,66.517713864728023 4.346896020650394,66.517775496417968 4.346740321139144,66.5183301115907 4.346428913613117,66.519007994565598 4.345494686654272,66.519254504727357 4.344871882292855,66.519562612077152 4.344716178083362,66.519870714087048 4.343937667120868,66.520363686258719 4.343470543109866,66.520733402323472 4.343003447012094,66.520918246512267 4.342692029752254,66.521103113980914 4.340823595728949,66.522458690046776 4.340512184156003,66.522889992136356 4.339889379135802,66.523136437926155 4.338332338197137,66.523198060335019 4.337553812760839,66.523013237437752 4.336930942757727,66.523198065428062 4.336930951282069,66.523567737932751 4.336775278195292,66.523814175401895 4.335373933441396,66.524615115166256 4.334751162020503,66.524923156607969 4.333661195308087,66.525231221217524 4.33350546335418,66.525662449732309 4.333038407258065,66.526155306659192 4.332415608932799,66.52664817963003 4.332727010455267,66.527140988852636 4.332727021196409,66.527572208858857 4.331948533651774,66.527633817796413 4.330547167417203,66.527510611553112 4.329457223739224,66.527449034950465 4.32867865990188,66.527017815874729 4.328211521875607,66.526771387319556 4.326654511315795,66.526771393631947 4.325408832835477,66.527017829203132 4.324163213158025,66.527079441592207 4.322606133870189,66.526894625886726 4.321204795199335,66.526648225183649 4.320270563081669,66.526648229119687 4.320114890804403,66.526894636376269 4.320114899054198,66.527202647484756 4.320582020718398,66.528003471617168 4.320893426836804,66.528619461211122 4.32089344364368,66.52923546205308 4.321204874943835,66.529605043814627 4.320981750580131,66.52996478352253&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Atahualp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617955051027129,66.509167267012728 4.618268696778655,66.509292887224802 4.618625654649745,66.509705025241601 4.619477032941727,66.510063869482778 4.619836031492171,66.510135819510154 4.62023949069872,66.510261510646089 4.620643396005891,66.510333460226803 4.621316805794826,66.510387832451173 4.622079901330832,66.510478040338242 4.622708531874443,66.510514431475144 4.623246647159688,66.510676006715272 4.623515513531201,66.51078371433735 4.623469968627296,66.510908998161369 4.623154218366369,66.511123527308456 4.623512323992771,66.511338711113368 4.623826224600571,66.511428511521601 4.624229364466936,66.511625788491116 4.624588426852644,66.511679854961329 4.624947744574378,66.511680158105079 4.625442165149795,66.511626899739383 4.62634023595942,66.511681446130325 4.626607379954271,66.512075539857733 4.627279704652705,66.512344654537728 4.627683355125551,66.512434552341418 4.627907952248714,66.512452632986736 4.628491994951539,66.512435284836357 4.62907622912309,66.512382103922945 4.629704796355299,66.512400613824155 4.630512096357415,66.512634119690148 4.631005432510564,66.512759849016078 4.631587816320648,66.513028880629932 4.632081471126739,66.513118851827613 4.632619331057182,66.513316267041873 4.633022598197817,66.513495651415667 4.633425354803955,66.513764523538356 4.633738809024172,66.513907998330495 4.63414092714417,66.514302208485333 4.634409857205299,66.514391947861128 4.634812614011946,66.514642933353969 4.635349452270984,66.515037207857262 4.636022478877848,66.515163127151624 4.636470588966511,66.515342548801627 4.636828821548223,66.515539794901414 4.637187309236077,66.515701186276814 4.637320753174003,66.515916128703751 4.637589363689838,66.516077467016657 4.638350927307812,66.516418218382796 4.638618899192362,66.516704858676718 4.63897572755783,66.517134749859665 4.639333577191607,66.517385682521208 4.639915896238563,66.51767256448511 4.640453564010143,66.517905743562324 4.640856000758563,66.518228241994578 4.641213977813973,66.518461239080153 4.641482779651909,66.518586787483741 4.641795849901306,66.518819705556695 4.642198669638378,66.519070671816095 4.643230183505326,66.519340039990396 4.643678356698722,66.519519431752713 4.643856514947794,66.519788011820339 4.644348190014833,66.520217976290624 4.64466157924187,66.520397235429812 4.645244089727694,66.520630389318001 4.645916860119687,66.520809948846363 4.646499370132614,66.521061046836152 4.646632366150189,66.521365404905382 4.646719241980795,66.521884423121591 4.646807650415405,66.522135030278207 4.646941412454199,66.522314098828275 4.647074535941648,66.522600545129436 4.647430341029151,66.523209270610067 4.648056160079971,66.523764547089115 4.648324834262536,66.523890043724023 4.648682746477854,66.524140858251201 4.648905938453263,66.524391569077807 4.64921619716852,66.525125488403503 4.649438622707165,66.525501425162389 4.649390522159886,66.526056018859066 4.649524731288474,66.526145614979299 4.650780393335727,66.526504577899743 4.652171733584598,66.526702620914151 4.652531050988485,66.526702949506841 4.65356428823313,66.526668148053986 4.654148714032616,66.526579185823692 4.655542098935464,66.526419406728877 4.656440871529526,66.526348665852865 4.657339899988535,66.526224218067398 4.658058918066656,66.526171193672511 4.658822459894478,66.526171901478847 4.658913551069405,66.525957299840258 4.658871009293684,66.525509944031796 4.658873117030047,66.525169998715924 4.658829168950422,66.524991026419713 4.658875864891908,66.524668969192447 4.659013587370983,66.524168131475349 4.659240484994148,66.52375678759384 4.659466488058317,66.523506424359582 4.659646945593795,66.523363459405715 4.660187998391104,66.523006094117477 4.660909380669994,66.522541471349413 4.662439404389041,66.522023907602303 4.662978987673615,66.52193495370642 4.665001388558989,66.521722034862833 4.665630721936228,66.521633155776215 4.666574530107194,66.521544529365002 4.667921860680087,66.521563640324899 4.668146841748874,66.521492278756398 4.668417432059693,66.521313558095642 4.668822615103583,66.521152885265209 4.669362582641448,66.520974414982447 4.669812991490819,66.520777969739996 4.670352895482183,66.520599496760227 4.670892224276256,66.520528435777862 4.671386964783185,66.520439426028574 4.671970944623871,66.520422033833157 4.672599511869609,66.520458386315482 4.673632111855561,66.520548786813706 4.674260998582933,66.520531470431848 4.674755420249054,66.520478206432557 4.675250480833523,66.520317629261228 4.675700059801082,66.52024644126486 4.676284742794746,66.520103811612714 4.677722462854884,66.520033558577907 4.678441355220694,66.519980495864317 4.679115595698486,66.519909534428919 4.679745057550996,66.519802725263034 4.680374903483157,66.519606422540775 4.680780151163453,66.519427814705153 4.681185781463535,66.519213432913332 4.681545803339582,66.519070594984598 4.681995765661709,66.518945731274357 4.682445409010471,66.5188566401727 4.682490763027856,66.51878514418685 4.682359174501813,66.518212310848398 4.682450329658805,66.517997615124415 4.682586072677324,66.517818793166768 4.682856919328557,66.517586345751241 4.68312738245084,66.517425497154576 4.683668373733174,66.517050170938646 4.684434217414567,66.516674991044454 4.685559955503191,66.516174851894277 4.686595112924394,66.515817813045444 4.686909844607499,66.515746460498519 4.687629823799581,66.515514473917975 4.688350058418245,66.515246631245418 4.688889451818531,66.515175529776286 4.689429356459384,66.515014943629666 4.690328643976135,66.5148367328256 4.690239532694275,66.514729269308262 4.689747026851597,66.514460305221945 4.689478927760996,66.514209518699388 4.689211148060477,66.513904971076229 4.689078088544655,66.513618423982848 4.689125742496612,66.513153068578248 4.689350724547943,66.513063754264167 4.689756483268932,66.512813535588108 4.690162370128942,66.512527481728 4.691287470007765,66.512134633022342 4.691692206982181,66.512045517218183 4.691696359595143,66.511329468803083 4.691877903598515,66.511007385813713 4.692552720926646,66.510811089146898 4.692777446823592,66.510793386509135 4.693854701042537,66.510919682470615 4.694393456059703,66.510955998092513 4.695022280748737,66.510938624572375 4.69578665544201,66.510831978693105 4.69623444713593,66.511047191882383 4.696638673151129,66.511047546086232 4.69749273459911,66.51094092624183 4.698076843762388,66.510905647641138 4.69933506780522,66.510799381418707 4.699604892508129,66.510745944466578 4.699830066096858,66.51063869117614 4.700101488413976,66.510298794851309 4.700371696634652,66.510173760279002 4.70082153174654,66.510084662798377 4.701181362610842,66.509977558301514 4.701541576518814,66.509816786624569 4.702172892899831,66.509387703128823 4.702667635520449,66.509280747275767 4.703072053534846,66.509245289282148 4.70410529629372,66.509210413062021 4.704689597583803,66.509139344805618 4.705049044622831,66.509121767473147 4.705768450383102,66.508979200263227 4.705929938522216,66.504359822938326 4.704669000385176,66.503526968069238 4.703744731001956,66.502957634156274 4.702736382054275,66.501952875730041 4.702365539276608,66.499546840534862 4.706864797057184,66.498056698319147 4.709438016576944,66.496488323076193 4.712043846014208,66.4959240310328 4.715170818705469,66.495151864673588 4.716659818813243,66.494854876032051 4.716585278654372,66.494468824087036 4.71606384257335,66.493488874363521 4.715617010741882,66.492865231272049 4.715467927829942,66.492182198418476 4.714648676742106,66.491320963231445 4.714499654069721,66.490786385296644 4.713010355337738,66.490073626639472 4.711670148038438,66.489628141013142 4.709585346113131,66.489301485377197 4.708915058275746,66.488707479467138 4.707574783519408,66.488469890304174 4.706830195366395,66.488232300596508 4.704447522560393,66.487668008116273 4.702809376351956,66.487222504525079 4.699756591283746,66.486955253681231 4.697895174883081,66.486955324468525 4.69551268099018,66.487163325265001 4.692608858828202,66.48737137342043 4.690226302241083,66.487579370774711 4.687769323206938,66.487906187496179 4.684939927330306,66.487876588596592 4.676762149997101,66.487632245862727 4.676526738382909,66.487615936864302 4.656164161397625,66.487886478971419 4.655849048110598,66.487993704215654 4.655309782503201,66.488046988183811 4.654949316097897,66.488225821885521 4.652790915560091,66.488635959664109 4.651621869639087,66.488849897977772 4.650587353284411,66.489099827100873 4.650137391909799,66.489224816064223 4.649327155351452,66.489510784065402 4.648741389334504,66.489832790961501 4.648605712336687,66.489993969603333 4.648423152279166,66.490477575353083 4.648376460257883,66.490782130398983 4.648374802579214,66.491068838293671 4.648593088791985,66.492144064829915 4.648587732650036,66.493075726922029 4.648853985737154,66.49363137157907 4.64894137648802,66.494043541842899 4.64893920860378,66.494401854110862 4.648713398813989,66.494616652000047 4.648263182290173,66.494795387821114 4.64758887788578,66.494884313219387 4.646825779803085,66.494811965384315 4.64601822139458,66.494649958994955 4.645658902923802,66.494631739210433 4.645300221819736,66.49452388590943 4.644537442573466,66.494397812100871 4.643370948367795,66.494145865021835 4.642742570997446,66.494073641429296 4.641306444165436,66.493857298037241 4.638074616780188,66.493478029682763 4.637131763877581,66.493423418616104 4.636278597776831,66.493350990953417 4.635470656842787,66.493260620442157 4.634573157301197,66.493116471320306 4.632911922682601,66.492989531963801 4.631699565325114,66.492916724385779 4.630981183327257,66.492862289068782 4.630172987386961,66.492825720932586 4.62918535571941,66.492717304337518 4.628960885225545,66.492699159140685 4.62801777792348,66.492662439327731 4.62685000891497,66.492643435431106 4.625546882231665,66.492713920337223 4.624019476214918,66.492748316823722 4.623165608848908,66.492837098187309 4.62240168286383,66.492890169816405 4.622041982169275,66.492943594905043 4.621457364748283,66.493068463482587 4.621142124618897,66.493211501527682 4.620737453289856,66.493282792975407 4.620063277289839,66.493353806512872 4.619568282602224,66.493496691379192 4.619116983715916,66.493854607012409 4.61875772898401,66.493854303944019 4.618352866689238,66.493943510606698 4.618172028483608,66.494140420648264 4.617810925589211,66.494444627570758 4.61722490624483,66.494802403313244 4.616504230245162,66.49514215667989 4.616054652227906,66.495213392108042 4.615469844033059,66.495356165322846 4.614929368959285,66.495606483544847 4.614074036431714,66.495928158869219 4.613399796952494,66.496017105609241 4.61286104292605,66.49596282872885 4.612143298934944,66.495800931384665 4.611469824449901,66.49574657821077 4.610391423883351,66.495817231228727 4.610076566480942,66.495888590973777 4.609716993496851,66.49592409402014 4.60935710187405,66.4960133437434 4.609086769055218,66.496138525056409 4.608412083487695,66.49631704792273 4.607692810187771,66.4964059176327 4.607377825426638,66.496495190906273 4.60710838456248,66.496494938452869 4.606480071865365,66.496404806791915 4.605536647030906,66.496421863686081 4.605268162264704,66.49624245799572 4.604954197230249,66.496152603169719 4.604550290775625,66.496116393572564 4.604011154653705,66.496115888689403 4.603651390564089,66.496187197118189 4.602975940770211,66.496473236415028 4.602795039080694,66.496688041456707 4.602793764597525,66.496902996136072 4.603017087717675,66.497118176121205 4.603284425336753,66.497494610435339 4.603283086999344,66.497727497682803 4.603147601919978,66.497852796584837 4.602652416415544,66.498049397936057 4.602472151961575,66.498156680350647 4.602156912695316,66.498263861282126 4.601662555715551,66.498317173831651 4.6012578213151,66.498388450667377 4.601032904915992,66.498459878786733 4.600673459559682,66.498477489599651 4.600359176020265,66.498441333928071 4.599775260522258,66.498440829007322 4.599505501353146,66.498476404171981 4.598741576492526,66.498529413473108 4.597573235954171,66.498599982942054 4.597078815288304,66.498671208439433 4.596315081716545,66.498688390122709 4.595641862734737,66.498580277132604 4.59519273129112,66.498579898456214 4.594653149281395,66.498668936814411 4.594159047467156,66.498668507680961 4.593305181819837,66.498739329291141 4.592495076028503,66.499007274473783 4.591820582586575,66.499132036948495 4.59150617173135,66.49911384598721 4.590832060517019,66.499184893390876 4.590651541644659,66.499310109278625 4.591009903503107,66.499489568490347 4.591009011348688,66.499650760188473 4.590739252311253,66.499686333643695 4.590110239290402,66.499703666059688 4.589570338690031,66.499864402007546 4.589568873169049,66.500115179605032 4.589298540597349,66.500258227584467 4.589118849921128,66.500258050939635 4.588175999368596,66.500185517578387 4.587725912553931,66.50032841370637 4.587545266158109,66.50048944851487 4.586869562253536,66.500829149468828 4.58596983452985,66.501061147446421 4.585565164126709,66.501132466852269 4.584980994274835,66.501167710200392 4.584575941541896,66.501310625956052 4.584306182615309,66.501346222242574 4.583138543902626,66.501291427163864 4.582374747267718,66.501308632340937 4.581835420290993,66.501379749308782 4.581431323471316,66.501343572610367 4.581610504541648,66.501415395958631 4.582418315838347,66.501559420610818 4.583360783775229,66.501703595809829 4.583988586040766,66.501883264875246 4.584347075166279,66.502044794305917 4.584660912675846,66.502134678162278 4.58488340720145,66.502510985979868 4.585062651832414,66.502582805986009 4.585646057218037,66.502654979117167 4.586678975557773,66.502709670310409 4.588116182100778,66.50274680405721 4.5884304017857,66.502782903063675 4.588878768123988,66.502926591875635 4.590405724426077,66.502981762014855 4.591078688131091,66.503125651620323 4.591392270759335,66.503251327159646 4.591928538364896,66.503753291234801 4.592646599977584,66.503861407102718 4.592870560071804,66.503969068212328 4.593140064205537,66.503969320593342 4.593362367234779,66.504363510386966 4.593585371133761,66.504650263348253 4.594391844104322,66.504991245199903 4.594344515452656,66.505403150830503 4.594612234743426,66.505725734270086 4.594700900968718,66.505922803430082 4.594520509204365,66.506048010607444 4.594071378141237,66.506047581572091 4.593935702099487,66.506190721628855 4.594203293898738,66.506531202860259 4.594650512406287,66.506889763829534 4.594919315482167,66.506997462346007 4.595053461934863,66.507105034207072 4.595052633512999,66.507230386900574 4.594872241737067,66.507355537125122 4.594916383438699,66.507498846312785 4.595230475523707,66.507552845782087 4.59540806240666,66.507929071863657 4.595587115557475,66.508036664981972 4.59603580016896,66.508126578008145 4.596394926403742,66.508162744970363 4.597338413607586,66.508127789510525 4.597517912895316,66.50816377982153 4.597785440776154,66.50850425933956 4.5982345076955,66.50854047632518 4.598906705935095,66.508809678832293 4.599893952384132,66.50897171896689 4.600028290248573,66.509025563812997 4.6001172747049,66.509186819970097 4.600296009018915,66.509348125641509 4.601013241316388,66.509599464168659 4.601416700096522,66.50976096912882 4.601685949208154,66.509797032852319 4.602045394165378,66.509779455366896 4.602180560599519,66.509707958857803 4.602720206205235,66.509601029235355 4.603124430465958,66.509601382686114 4.603527889478708,66.509745007172469 4.603887972016132,66.509620020459309 4.604381945672908,66.509656235998037 4.604652214998309,66.509513267250412 4.60496790092361,66.509298699061446 4.605192434644834,66.509298901028885 4.605416458017838,66.509406538773717 4.605730996300205,66.509388910563928 4.605956996484344,66.509138453340185 4.607125909930172,66.508978383287555 4.607755305618842,66.508871475937141 4.607980476706439,66.508782196574316 4.608296162749003,66.508567596888383 4.608520951702325,66.508514054039935 4.608969955131393,66.508550321486865 4.609194743840978,66.508514710362178 4.60969082201486,66.508174912510924 4.610230404062503,66.50808590839523 4.611218033460826,66.508176351530892 4.61184691893196,66.50817693222956 4.612836014963405,66.508016679340983 4.613510062199166,66.507981496651993 4.613959193198753,66.507999807609337 4.614318064632561,66.508071763518103 4.61485592520571,66.508269193122558 4.615035488396614,66.50828727658336 4.615350473160643,66.508198045710969 4.615575899623149,66.508054992915561 4.616025222002976,66.508037515219655 4.616518494913588,66.508163292634805 4.61732471151081,66.508575853329546 4.617818749573344,66.508576333035819 4.618087424716246,66.50871981217405 4.617862253160336,66.508827048476007 4.617681797006921,66.508970147311146 4.617955051027129,66.509167267012728&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Chavezpamb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608668479618789,66.490870593802768 4.607769515114019,66.49095935677343 4.606960172776658,66.491119846376193 4.606510531452161,66.49117319958026 4.604983381182346,66.491171785826282 4.603680828910083,66.491152655031954 4.601434915167091,66.491150559773331 4.60053607834411,66.491221402816294 4.600042039865454,66.491203029425336 4.599368246560095,66.491220292154239 4.598874208098401,66.491201943973721 4.598200223998252,66.491219231915835 4.596763015173221,66.491199975073627 4.596535741866512,66.491647693923014 4.596444017036499,66.491970152464503 4.596036670358536,66.492507296500122 4.595675632192719,66.492793655802302 4.595090187549087,66.493043924128884 4.59477545758752,66.493115342281058 4.592799431779922,66.493023886207837 4.592439986365501,66.493041475765565 4.591630581129041,66.493202002400054 4.590866146662742,66.493326693138712 4.590192799742294,66.493254417353796 4.589205615046525,66.493074307606022 4.58857781194334,66.492894549892014 4.586737908001623,66.492588229466065 4.585751678882161,66.492228958203341 4.58530363011658,66.492049371105551 4.584944312129235,66.492049017808554 4.584404539030333,66.49217396669998 4.584134843678057,66.492191632627197 4.583685839624544,66.492155367010582 4.582609032253832,66.491957255306573 4.582070278365404,66.491903045557748 4.580857094836503,66.491955640172776 4.580497776890541,66.491955312099677 4.57968977337502,66.491864987793804 4.57937587178057,66.49177509221262 4.578478182171867,66.491648803825825 4.577670369749816,66.491522640935131 4.577131488402579,66.491504242675475 4.575873334622494,66.491556787764694 4.575423757357515,66.491628058867661 4.574793215626579,66.491914150681069 4.57375838565847,66.492199911116472 4.573397475644142,66.492468355807233 4.573126188246706,66.49275474079478 4.572855919621306,66.492897856293894 4.571775100392065,66.493362704845055 4.571550057130206,66.493434147444475 4.571190548235953,66.493469654179378 4.570875500350748,66.493576880568526 4.570290629928779,66.493719663380034 4.569526387126048,66.493826434581976 4.568718065492341,66.493789893827994 4.567999302729173,66.493789212623682 4.567235378405109,66.493842232319835 4.56588779369758,66.493840970848296 4.565393564700206,66.493858433804164 4.5648093311122,66.49391168036847 4.563684433552198,66.494233150689524 4.563323842371743,66.494429881672943 4.561704461229629,66.494822556865685 4.561299600007748,66.494929676556168 4.560759891306877,66.495036694852146 4.560039727769996,66.495286839756091 4.559724934878421,66.495340285153944 4.559274721238241,66.495519015827256 4.558780365066705,66.495554418700536 4.55828639088912,66.495536048765842 4.557703049023174,66.495427998344951 4.557388829187915,66.495391888922683 4.55631017606404,66.495480434454933 4.555501536387577,66.495497593628571 4.555097439451291,66.495461408637695 4.554737867191897,66.495496912543146 4.554287844721126,66.495639835736526 4.554062356008031,66.495782909511362 4.553926808010052,66.495926108538555 4.553925725503713,66.496123204464084 4.554014456593872,66.496302459194254 4.55383311047977,66.496588926128908 4.55360513837187,66.497179916120189 4.553514306186177,66.497341046935958 4.553873178034737,66.497413058227764 4.554501617544664,66.497485271150353 4.554860998694301,66.497485624253784 4.555760024614192,66.497396858919956 4.556029019251861,66.49748670886369 4.556252788761046,66.497630226010926 4.556432352009118,66.497648316927496 4.55665720410709,66.497594750409462 4.557016712598881,66.497577189125238 4.557510368157464,66.49766721503282 4.557958416576296,66.497864675608895 4.558362577146696,66.497882942969568 4.559035796054759,66.497973169546199 4.559214913443404,66.498080855802002 4.559753157435628,66.498206733094037 4.560471665084501,66.498243242039166 4.561954096509265,66.498244604240483 4.562717319848402,66.498316966181548 4.563166450913336,66.49831739501505 4.563976809994314,66.498013588866684 4.564516200225785,66.497960351061806 4.564875263003125,66.498014396168344 4.565322865540151,66.498283534982022 4.565681355170672,66.498427198936099 4.566354510333524,66.498535286979404 4.566984733022796,66.498320901656669 4.567658907426257,66.498231962822771 4.568108102014551,66.498250305624978 4.56864539048542,66.498555319876999 4.569094075646281,66.498645317124442 4.569542951907903,66.498699461675557 4.569766912343967,66.498807144907332 4.570350445102135,66.498879328740742 4.571069526166529,66.49880833072352 4.571564391960589,66.498683415065258 4.571790390583205,66.498450764014137 4.572060149437576,66.498415188721182 4.572284173624388,66.498504959457406 4.572418065821874,66.498648395152642 4.572910447422156,66.498953379351775 4.573943047580273,66.499043879875572 4.574211659849202,66.499205326687019 4.574120572375964,66.499420234153547 4.574164396281828,66.499599364444379 4.5751511977345,66.499851078125559 4.575554721180331,66.499994758402337 4.576091945731217,66.500299751443649 4.576225774053555,66.500461089181371 4.57649495964756,66.50051505326249 4.576989634544317,66.500408033400859 4.577393922360749,66.500426349440573 4.577616098923571,66.500838532307554 4.57784018677047,66.500910357155547 4.578199631592568,66.500910710375422 4.579188025693641,66.500875819891078 4.579502436397563,66.500893984318694 4.579636774342893,66.500965758499603 4.579904430997254,66.50127053779552 4.580128709815724,66.501324449699126 4.580712497238273,66.501360803031673 4.581431323471316,66.501343572610367 4.581835420290993,66.501379749308782 4.582374747267718,66.501308632340937 4.583138543902626,66.501291427163864 4.584306182615309,66.501346222242574 4.584575941541896,66.501310625956052 4.584980994274835,66.501167710200392 4.585565164126709,66.501132466852269 4.58596983452985,66.501061147446421 4.586869562253536,66.500829149468828 4.587545266158109,66.50048944851487 4.587725912553931,66.50032841370637 4.588175999368596,66.500185517578387 4.589118849921128,66.500258050939635 4.589298540597349,66.500258227584467 4.589568873169049,66.500115179605032 4.589570338690031,66.499864402007546 4.590110239290402,66.499703666059688 4.590739252311253,66.499686333643695 4.591009011348688,66.499650760188473 4.591009903503107,66.499489568490347 4.590651541644659,66.499310109278625 4.590832060517019,66.499184893390876 4.59150617173135,66.49911384598721 4.591820582586575,66.499132036948495 4.592495076028503,66.499007274473783 4.593305181819837,66.498739329291141 4.594159047467156,66.498668507680961 4.594653149281395,66.498668936814411 4.59519273129112,66.498579898456214 4.595641862734737,66.498580277132604 4.596315081716545,66.498688390122709 4.597078815288304,66.498671208439433 4.597573235954171,66.498599982942054 4.598741576492526,66.498529413473108 4.599505501353146,66.498476404171981 4.599775260522258,66.498440829007322 4.600359176020265,66.498441333928071 4.600673459559682,66.498477489599651 4.601032904915992,66.498459878786733 4.6012578213151,66.498388450667377 4.601662555715551,66.498317173831651 4.602156912695316,66.498263861282126 4.602472151961575,66.498156680350647 4.602652416415544,66.498049397936057 4.603147601919978,66.497852796584837 4.603283086999344,66.497727497682803 4.603284425336753,66.497494610435339 4.603017087717675,66.497118176121205 4.602793764597525,66.496902996136072 4.602795039080694,66.496688041456707 4.602975940770211,66.496473236415028 4.603651390564089,66.496187197118189 4.604011154653705,66.496115888689403 4.604550290775625,66.496116393572564 4.604954197230249,66.496152603169719 4.605268162264704,66.49624245799572 4.605536647030906,66.496421863686081 4.606480071865365,66.496404806791915 4.60710838456248,66.496494938452869 4.607377825426638,66.496495190906273 4.607692810187771,66.4964059176327 4.608412083487695,66.49631704792273 4.609086769055218,66.496138525056409 4.60935710187405,66.4960133437434 4.609716993496851,66.49592409402014 4.610076566480942,66.495888590973777 4.610391423883351,66.495817231228727 4.611469824449901,66.49574657821077 4.612143298934944,66.495800931384665 4.61286104292605,66.49596282872885 4.613399796952494,66.496017105609241 4.614074036431714,66.495928158869219 4.614929368959285,66.495606483544847 4.615469844033059,66.495356165322846 4.616054652227906,66.495213392108042 4.616504230245162,66.49514215667989 4.61722490624483,66.494802403313244 4.617810925589211,66.494444627570758 4.618172028483608,66.494140420648264 4.618352866689238,66.493943510606698 4.61875772898401,66.493854303944019 4.619116983715916,66.493854607012409 4.619568282602224,66.493496691379192 4.620063277289839,66.493353806512872 4.620737453289856,66.493282792975407 4.621142124618897,66.493211501527682 4.621457364748283,66.493068463482587 4.622041982169275,66.492943594905043 4.62240168286383,66.492890169816405 4.623165608848908,66.492837098187309 4.624019476214918,66.492748316823722 4.625546882231665,66.492713920337223 4.62685000891497,66.492643435431106 4.62801777792348,66.492662439327731 4.628960885225545,66.492699159140685 4.628108993859439,66.492429605500959 4.627749994251238,66.492357629703008 4.626988107397269,66.492088173388353 4.626225647194366,66.491890363214651 4.625238461637309,66.491710268122219 4.624565687712751,66.491530424360732 4.623264855251707,66.491224641373989 4.622816232932094,66.491134616910415 4.621964022766334,66.490918829488407 4.620573121516858,66.490666671216076 4.620078955469,66.490648297276479 4.619630715379988,66.490504537463011 4.618688118034749,66.490378216729269 4.617924765506575,66.490341670467203 4.6174305991062,66.490359110389946 4.614509425129772,66.490589312346586 4.611992858588058,66.490802022061587 4.610689859971538,66.490854542833944 4.609341699796595,66.490942876667205 4.608892695218943,66.490924578691207 4.608668479618789,66.490870593802768&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Peruch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608668479618789,66.490870593802768 4.608130553678611,66.490672976317043 4.607502813872156,66.490493201054733 4.607143814325564,66.490421219851584 4.606425687489131,66.490330965402563 4.605841962775009,66.4902766258393 4.605438183610627,66.49020456834613 4.604451380449899,66.489970676721896 4.603285778350883,66.489575400741003 4.602343690981392,66.489359448892301 4.601266628184404,66.48919720600648 4.600324540795903,66.488981250933207 4.599472649015247,66.488729578618688 4.598934913883784,66.488514023391474 4.597769311558412,66.488118699320239 4.597141507979108,66.487938905839101 4.596872194521522,66.487902835888704 4.596422871650838,66.48792030295094 4.596018710346762,66.487902002947337 4.595121656912407,66.487686112471835 4.594179250944,66.487523985099514 4.593730756021205,66.487416000668404 4.593237036086323,66.487325937515763 4.592653502355097,66.487253720159714 4.591307762983143,66.486947784916836 4.591038895342042,66.486839999902216 4.590410900590761,66.486696041827955 4.590141332429575,66.486695789425767 4.589556970703075,66.486766973440581 4.589242559335175,66.486766645365705 4.588883495986657,66.486712575810216 4.588614819428691,66.486568919947317 4.588482519141132,66.486156576661031 4.58830301932844,66.486120554707455 4.587898475872972,66.486173944023818 4.587313158873292,66.486406432121285 4.586682998815929,66.486620894876083 4.586188323324183,66.486727948899201 4.585649187072455,66.486727444124284 4.584707163185454,66.486511518434369 4.58286636636891,66.486366372420363 4.581878098395936,66.486365438637662 4.580305405187788,66.486453637507921 4.578642898568816,66.48652376239373 4.578239246742823,66.486433746674109 4.577790178765515,66.486415395236506 4.576937522927315,66.486253335637414 4.5763097192807,66.48607350380297 4.576085185236496,66.486073276700608 4.575725294112868,66.486162587095677 4.575320750851005,66.486215951157945 4.575140614299422,66.486287489948865 4.574285793296819,66.486519674232426 4.574194833598043,66.486698846703959 4.573700604093338,66.486734186497003 4.573340585687424,66.486841416660496 4.573294978512802,66.486948898751962 4.572663609014046,66.487378418717228 4.57243837463988,66.487485747069172 4.571853503889254,66.487646511621477 4.570954795123259,66.487699418295534 4.570550124751009,66.487752779070334 4.570100101658485,66.487913693274194 4.568930105781301,66.488253061330312 4.568210960578666,66.488324089624442 4.567762020208693,66.488269897442152 4.567358495929772,66.488144070938233 4.566461251691238,66.487964025719634 4.565743634712602,66.487766209168271 4.565339537410422,66.487730012951431 4.56435171554299,66.487675340086412 4.563542884257233,66.487710426186766 4.563183184382552,66.487763837420161 4.562868009143627,66.487906905954603 4.562640737509082,66.488354734081256 4.562369896188038,66.488569533309885 4.561963061124642,66.488999252358226 4.561287485791868,66.489303269526332 4.560612865429031,66.489463921477054 4.55989391149518,66.489499105963944 4.559309741621341,66.48951644594581 4.558500910450217,66.489569449642133 4.558096240192739,66.489640802178684 4.556971597469224,66.489908517646782 4.556612088643009,66.489944029494609 4.556207800457475,66.489943676289201 4.555804085323942,66.489835778289248 4.555489610593084,66.489853370332938 4.554229865753474,66.490174767051499 4.55393498141583,66.490321123407853 4.553846056874943,66.490603147844354 4.553572417319472,66.490763287723439 4.5529423229238,66.490814449143329 4.552718679778079,66.49077772829429 4.552363497350687,66.490615042469258 4.551913857116637,66.490631096471787 4.551593084111474,66.49088068116852 4.551408367442335,66.491077010355369 4.551174608697724,66.491434431439075 4.550944094581751,66.491666417141317 4.550534844113566,66.491861832683171 4.550354771724172,66.491879045389283 4.549231402934645,66.49189237623483 4.548739782496232,66.491800767075134 4.548470278328112,66.491799708379688 4.5483336494706,66.491870802751549 4.548193966835563,66.492067325782031 4.548234674701345,66.492228741778121 4.548453291832308,66.492462534932173 4.548312209554909,66.492712832253432 4.54781448168259,66.49285413337013 4.547540333306216,66.493032176457589 4.547352053972878,66.493371828503427 4.546985356446402,66.49365699337045 4.546355325907434,66.493708199270685 4.545231957382369,66.493721529165882 4.544241082438887,66.493824999229517 4.543701756120258,66.493840723522538 4.543383146425183,66.49400066616397 4.542432152392416,66.494301396612173 4.542157749624112,66.494497371180529 4.541741564958716,66.494961484995954 4.541739783615982,66.495033150017221 4.542001398918983,66.495338782592441 4.542172373652033,66.495679839740632 4.542208691756308,66.496020362968395 4.542458473735372,66.496791726503147 4.542419100290223,66.496900803429781 4.542915491452591,66.496901282562874 4.543408892439951,66.497027115196985 4.543633489722714,66.497027367345297 4.543948664408521,66.49690224087351 4.544355435052726,66.496490573359864 4.544805266277905,66.496383460357706 4.546198648102324,66.496241449286373 4.546917665100766,66.496188358882179 4.547546359288604,66.496224794934122 4.54817511718408,66.496243290387 4.549208608632034,66.496190502653931 4.549927434663049,66.496173243021929 4.550151649940302,66.496245106350301 4.550599189163252,66.496532179236524 4.550821239706664,66.496962341020804 4.55095551426154,66.497034101211042 4.551359292760147,66.497124053344521 4.552122898072511,66.497142699485067 4.552796435372331,66.497179159445849 4.553514306186177,66.497341046935958 4.55360513837187,66.497179916120189 4.55383311047977,66.496588926128908 4.554014456593872,66.496302459194254 4.553925725503713,66.496123204464084 4.553926808010052,66.495926108538555 4.554062356008031,66.495782909511362 4.554287844721126,66.495639835736526 4.554737867191897,66.495496912543146 4.555097439451291,66.495461408637695 4.555501536387577,66.495497593628571 4.55631017606404,66.495480434454933 4.557388829187915,66.495391888922683 4.557703049023174,66.495427998344951 4.55828639088912,66.495536048765842 4.558780365066705,66.495554418700536 4.559274721238241,66.495519015827256 4.559724934878421,66.495340285153944 4.560039727769996,66.495286839756091 4.560759891306877,66.495036694852146 4.561299600007748,66.494929676556168 4.561704461229629,66.494822556865685 4.563323842371743,66.494429881672943 4.563684433552198,66.494233150689524 4.5648093311122,66.49391168036847 4.565393564700206,66.493858433804164 4.56588779369758,66.493840970848296 4.567235378405109,66.493842232319835 4.567999302729173,66.493789212623682 4.568718065492341,66.493789893827994 4.569526387126048,66.493826434581976 4.570290629928779,66.493719663380034 4.570875500350748,66.493576880568526 4.571190548235953,66.493469654179378 4.571550057130206,66.493434147444475 4.571775100392065,66.493362704845055 4.572855919621306,66.492897856293894 4.573126188246706,66.49275474079478 4.573397475644142,66.492468355807233 4.57375838565847,66.492199911116472 4.574793215626579,66.491914150681069 4.575423757357515,66.491628058867661 4.575873334622494,66.491556787764694 4.577131488402579,66.491504242675475 4.577670369749816,66.491522640935131 4.578478182171867,66.491648803825825 4.57937587178057,66.49177509221262 4.57968977337502,66.491864987793804 4.580497776890541,66.491955312099677 4.580857094836503,66.491955640172776 4.582070278365404,66.491903045557748 4.582609032253832,66.491957255306573 4.583685839624544,66.492155367010582 4.584134843678057,66.492191632627197 4.584404539030333,66.49217396669998 4.584944312129235,66.492049017808554 4.58530363011658,66.492049371105551 4.585751678882161,66.492228958203341 4.586737908001623,66.492588229466065 4.58857781194334,66.492894549892014 4.589205615046525,66.493074307606022 4.590192799742294,66.493254417353796 4.590866146662742,66.493326693138712 4.591630581129041,66.493202002400054 4.592439986365501,66.493041475765565 4.592799431779922,66.493023886207837 4.59477545758752,66.493115342281058 4.595090187549087,66.493043924128884 4.595675632192719,66.492793655802302 4.596036670358536,66.492507296500122 4.596444017036499,66.491970152464503 4.596535741866512,66.491647693923014 4.596763015173221,66.491199975073627 4.598200223998252,66.491219231915835 4.598874208098401,66.491201943973721 4.599368246560095,66.491220292154239 4.600042039865454,66.491203029425336 4.60053607834411,66.491221402816294 4.601434915167091,66.491150559773331 4.603680828910083,66.491152655031954 4.604983381182346,66.491171785826282 4.606510531452161,66.49117319958026 4.606960172776658,66.491119846376193 4.607769515114019,66.49095935677343 4.608668479618789,66.490870593802768&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Pu?llar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87784888865714,66.45407044618544 4.587545724111642,66.454453940906618 4.587189839480636,66.454904200183378 4.587071211119623,66.455141144950801 4.586774608993293,66.45537813789683 4.586300096674845,66.455638802254825 4.585914444267293,66.455757271337859 4.58526195858291,66.455804668768224 4.58472803724301,66.455863928127002 4.584253525218527,66.455970559419526 4.584134896901072,66.456171984274221 4.583808589905005,66.456503709582847 4.583660320463908,66.456716966465535 4.583393359501414,66.456906561618553 4.583037475393532,66.457036886102514 4.58235528500949,66.457119814780199 4.581287506063752,66.457226465742124 4.580575674586344,66.457333065882025 4.580575674240331,66.45751078260713 4.58048675052003,66.457747753068418 4.580605378030532,66.457960974151632 4.580546095227708,66.458269004538693 4.580160442487125,66.458565170317428 4.579567302320525,66.458790282620328 4.578796125184214,66.458861370092151 4.578024948116362,66.458908761539419 4.577491090478742,66.458979848753941 4.577164783786905,66.459157553628415 4.576719849015445,66.459406330756693 4.576363964827217,66.459595867553716 4.575800466243066,66.459619562523699 4.575385173135701,66.459607727414664 4.574999584640404,66.459631447671129 4.574673341705064,66.459749923000132 4.574317393773451,66.46001054163311 4.573961509923573,66.460057931031017 4.573546280526543,66.4600105413611 4.573071641765182,66.459963176816373 4.572537784077714,66.460093485230814 4.572389514675943,66.460283016863272 4.572300527207989,66.4605673242758 4.572241244547111,66.460792380810375 4.572152257443529,66.460910850702376 4.57182601455579,66.461017460416656 4.571262388867951,66.461029319736895 4.570520916774615,66.461029319466661 4.569927713478813,66.461112260083212 4.569423433356838,66.461218868868627 4.569126831623079,66.461301783728103 4.568681960709092,66.461479471985044 4.568296372132699,66.461574245211452 4.567910847140906,66.461680877293645 4.567614181676069,66.461823010718831 4.567614181153228,66.462048081159608 4.567703167581668,66.462213905335943 4.567762512878382,66.462403420920495 4.567525256359915,66.462711396317118 4.567080385075712,66.463043059741537 4.566783846584238,66.463279952285163 4.566516885552104,66.463516867819848 4.566457603086638,66.463647157824354 4.566694921970098,66.463836687824866 4.567139791682819,66.464120929708699 4.567525443230407,66.464263049508347 4.56805936353178,66.464476240292157 4.568415310459871,66.464594667645372 4.56856364249442,66.464784190427196 4.568622987842692,66.464926306317707 4.568800960900135,66.465127658946756 4.569008574983799,66.465340842215866 4.569097561179144,66.465554023611091 4.569100804586264,66.465749896567687 4.569275597047362,66.466015901973407 4.569542556800897,66.466240909513004 4.57001719454594,66.466560669564927 4.570313795452367,66.466750152278337 4.570580755057685,66.467010698053784 4.570729087002021,66.467200177280574 4.570788432014917,66.467425224504709 4.571055454916983,66.467768656726719 4.571144440893478,66.468017335583397 4.570907184429677,66.468230493955318 4.570432672225643,66.468443675601037 4.570343684248162,66.468787093612491 4.570136132327871,66.469035787376953 4.570106490062399,66.469379197268523 4.570225180693352,66.469616029871062 4.570670050570615,66.469758118478794 4.571144688289506,66.470018607765937 4.571559980212853,66.470290949432282 4.571797298611237,66.470539628472153 4.572093962775739,66.47077642495934 4.572212652918822,66.471119810999539 4.571886409574883,66.471332993242498 4.571471179579219,66.471510609998717 4.571382128528617,66.471676371229776 4.571589869122008,66.471996061542086 4.571767905073566,66.472303918799312 4.572094209868265,66.472623601154368 4.572509500981389,66.473049812697099 4.57250949937778,66.473428703079946 4.572070989023284,66.473610188807143 4.571710779500715,66.473771244952843 4.571350952011112,66.473842617626744 4.571080556253609,66.473985816625145 4.570759655809511,66.474221999945215 4.570522399068531,66.474470614271198 4.5703444879943,66.474731079174219 4.570344487168366,66.474920524916243 4.570433536614234,66.475133649718742 4.570670791539143,66.475299387096086 4.570967455782468,66.475465123417081 4.571056441594522,66.47567821835294 4.570819185081122,66.475867631514674 4.57022604515179,66.476045241027961 4.569899674947669,66.476172262772238 4.569662545484456,66.476400406270372 4.569543916583662,66.476637172067058 4.569536091712227,66.476889065898206 4.56939564525411,66.477169880671369 4.569308756673019,66.477355021012826 4.569172954022712,66.477534208886453 4.56917155356042,66.477767282451751 4.56934997130319,66.477982576779937 4.569797448000393,66.478269834882894 4.570514365541034,66.478575295343475 4.570962096796758,66.478826716097501 4.57100585769853,66.479023997801434 4.570960377954685,66.479113585921624 4.570285884452241,66.479238448493575 4.569746620745723,66.479273748506344 4.56938723894667,66.47927342043144 4.56907301858033,66.479237262443178 4.568713700393581,66.479236934370604 4.568219152533982,66.479308215614353 4.567948120190174,66.4795588971824 4.567810726000951,66.480006976281615 4.56749523244451,66.480185918023309 4.567000430017504,66.480293050244313 4.56484401207451,66.480344811928347 4.563810391710974,66.480415509685997 4.562415861822224,66.480754803395726 4.561830481912006,66.481005243244795 4.561649390600488,66.48123813292186 4.561557858218822,66.481524823604161 4.561556776034926,66.481704107649151 4.561285743801118,66.481954815524205 4.56119484791166,66.482151921063959 4.560879290866353,66.482330847395176 4.560833683772593,66.482456274198228 4.561056880903521,66.4826895287962 4.561278868414059,66.483137879598814 4.561322629300415,66.483335076733511 4.56114179256508,66.483532070447097 4.560916240031901,66.483693188605571 4.559881792374918,66.483907346750996 4.559251824159424,66.484085982918444 4.55866625345951,66.484354313193606 4.558441401264309,66.484389933931553 4.557586708125873,66.484604187073074 4.557585371226867,66.484837194506866 4.557852138162686,66.485303455140652 4.558208845941599,66.485751910272285 4.557983229749409,66.485930886443356 4.557082675058116,66.486288532074056 4.556452834279821,66.486449228762112 4.555822675125254,66.486681638679059 4.555596868059832,66.486878580686479 4.555551324660168,66.486986062585274 4.555595149123153,66.48718327967552 4.556265694963314,66.487721560911837 4.556129446643398,66.487990230479852 4.555769237631302,66.488115351276846 4.555364949298928,66.488132868854763 4.554422225503449,66.488024483690708 4.554242471169449,66.488024307105576 4.554151766290236,66.488185547553229 4.554209584824696,66.488290578968076 4.554568709794638,66.488688721510513 4.554783700619142,66.489065887299944 4.554594403230749,66.489441408767533 4.554543579746602,66.489674194509618 4.554086623104116,66.48997691824961 4.553992737839466,66.490137818414226 4.55393498141583,66.490321123407853 4.554229865753474,66.490174767051499 4.555489610593084,66.489853370332938 4.555804085323942,66.489835778289248 4.556207800457475,66.489943676289201 4.556612088643009,66.489944029494609 4.556971597469224,66.489908517646782 4.558096240192739,66.489640802178684 4.558500910450217,66.489569449642133 4.559309741621341,66.48951644594581 4.55989391149518,66.489499105963944 4.560612865429031,66.489463921477054 4.561287485791868,66.489303269526332 4.561963061124642,66.488999252358226 4.562369896188038,66.488569533309885 4.562640737509082,66.488354734081256 4.562868009143627,66.487906905954603 4.563183184382552,66.487763837420161 4.563542884257233,66.487710426186766 4.56435171554299,66.487675340086412 4.565339537410422,66.487730012951431 4.565743634712602,66.487766209168271 4.566461251691238,66.487964025719634 4.567358495929772,66.488144070938233 4.567762020208693,66.488269897442152 4.568210960578666,66.488324089624442 4.568930105781301,66.488253061330312 4.570100101658485,66.487913693274194 4.570550124751009,66.487752779070334 4.570954795123259,66.487699418295534 4.571853503889254,66.487646511621477 4.57243837463988,66.487485747069172 4.572663609014046,66.487378418717228 4.573294978512802,66.486948898751962 4.573340585687424,66.486841416660496 4.573700604093338,66.486734186497003 4.574194833598043,66.486698846703959 4.574285793296819,66.486519674232426 4.575140614299422,66.486287489948865 4.575320750851005,66.486215951157945 4.575725294112868,66.486162587095677 4.576085185236496,66.486073276700608 4.5763097192807,66.48607350380297 4.576937522927315,66.486253335637414 4.577790178765515,66.486415395236506 4.578239246742823,66.486433746674109 4.578642898568816,66.48652376239373 4.580305405187788,66.486453637507921 4.581878098395936,66.486365438637662 4.58286636636891,66.486366372420363 4.584707163185454,66.486511518434369 4.585649187072455,66.486727444124284 4.586188323324183,66.486727948899201 4.586682998815929,66.486620894876083 4.587313158873292,66.486406432121285 4.587898475872972,66.486173944023818 4.58830301932844,66.486120554707455 4.588482519141132,66.486156576661031 4.588614819428691,66.486568919947317 4.588883495986657,66.486712575810216 4.589242559335175,66.486766645365705 4.589556970703075,66.486766973440581 4.590141332429575,66.486695789425767 4.590410900590761,66.486696041827955 4.591038895342042,66.486839999902216 4.591307762983143,66.486947784916836 4.592653502355097,66.487253720159714 4.593237036086323,66.487325937515763 4.593730756021205,66.487416000668404 4.594179250944,66.487523985099514 4.595121656912407,66.487686112471835 4.596018710346762,66.487902002947337 4.596422871650838,66.48792030295094 4.596872194521522,66.487902835888704 4.597141507979108,66.487938905839101 4.597769311558412,66.488118699320239 4.598934913883784,66.488514023391474 4.599472649015247,66.488729578618688 4.600324540795903,66.488981250933207 4.601266628184404,66.48919720600648 4.602343690981392,66.489359448892301 4.603285778350883,66.489575400741003 4.604451380449899,66.489970676721896 4.605438183610627,66.49020456834613 4.605841962775009,66.4902766258393 4.606425687489131,66.490330965402563 4.607143814325564,66.490421219851584 4.607502813872156,66.490493201054733 4.608130553678611,66.490672976317043 4.608668479618789,66.490870593802768 4.608892695218943,66.490924578691207 4.609341699796595,66.490942876667205 4.610689859971538,66.490854542833944 4.611992858588058,66.490802022061587 4.614509425129772,66.490589312346586 4.6174305991062,66.490359110389946 4.617924765506575,66.490341670467203 4.618688118034749,66.490378216729269 4.619630715379988,66.490504537463011 4.620078955469,66.490648297276479 4.620573121516858,66.490666671216076 4.621964022766334,66.490918829488407 4.622816232932094,66.491134616910415 4.623264855251707,66.491224641373989 4.624565687712751,66.491530424360732 4.625238461637309,66.491710268122219 4.626225647194366,66.491890363214651 4.626988107397269,66.492088173388353 4.627749994251238,66.492357629703008 4.628108993859439,66.492429605500959 4.628960885225545,66.492699159140685 4.62918535571941,66.492717304337518 4.630172987386961,66.492825720932586 4.630981183327257,66.492862289068782 4.631699565325114,66.492916724385779 4.632911922682601,66.492989531963801 4.634573157301197,66.493116471320306 4.635470656842787,66.493260620442157 4.636278597776831,66.493350990953417 4.637131763877581,66.493423418616104 4.638074616780188,66.493478029682763 4.641306444165436,66.493857298037241 4.642742570997446,66.494073641429296 4.643370948367795,66.494145865021835 4.644537442573466,66.494397812100871 4.645300221819736,66.49452388590943 4.645658902923802,66.494631739210433 4.64601822139458,66.494649958994955 4.646825779803085,66.494811965384315 4.64758887788578,66.494884313219387 4.648263182290173,66.494795387821114 4.648713398813989,66.494616652000047 4.64893920860378,66.494401854110862 4.64894137648802,66.494043541842899 4.648853985737154,66.49363137157907 4.648587732650036,66.493075726922029 4.648593088791985,66.492144064829915 4.648374802579214,66.491068838293671 4.648376460257883,66.490782130398983 4.648423152279166,66.490477575353083 4.648605712336687,66.489993969603333 4.648741389334504,66.489832790961501 4.649327155351452,66.489510784065402 4.650137391909799,66.489224816064223 4.650587353284411,66.489099827100873 4.651621869639087,66.488849897977772 4.652790915560091,66.488635959664109 4.654949316097897,66.488225821885521 4.655309782503201,66.488046988183811 4.655849048110598,66.487993704215654 4.656164161397625,66.487886478971419 4.676526738382909,66.487615936864302 4.674143253828277,66.486183746385805 4.672132753327792,66.485500528248053 4.670643453965782,66.484787596381011 4.669079731924605,66.484193482962723 4.66773940010736,66.483569632999561 4.666662018622604,66.48321986017676 4.66630397401215,66.483004483620149 4.666080714150035,66.482771255995345 4.665499664456834,66.482286767649768 4.665096585350177,66.482089207753177 4.664875237247314,66.481551307135561 4.664696947831292,66.481318141678642 4.664070289932955,66.480941158736627 4.663666955663071,66.480797393115353 4.66330808249868,66.480707406620922 4.662815061884916,66.480527710425832 4.662187065493195,66.480383689905594 4.661739270281086,66.480168213171766 4.66124561256963,66.48007812334113 4.660529650184992,66.479629336587621 4.660126252252272,66.479485538257975 4.659185309061639,66.479090296923545 4.65810926268931,66.47874873236259 4.65757076141174,66.47867648981898 4.656404009101518,66.478478194222419 4.655326751988169,66.478351686137231 4.654743343965196,66.478261514060009 4.65407063159899,66.478099501669689 4.653442444017927,66.477991374873938 4.652859227193264,66.477865319060655 4.652231358189286,66.477703430288443 4.65173821007117,66.477541616336566 4.650751340492717,66.477307605435215 4.65012398102407,66.477073996381392 4.649181444923684,66.476947607638806 4.648913086342425,66.476750182500581 4.648465354675072,66.476516694624394 4.648151388438761,66.476426768601513 4.647613842832215,66.476193176715782 4.647166302424992,66.475905918813027 4.647032664479912,66.475726516705379 4.64694444313019,66.475457512160162 4.646765961963109,66.475260151053718 4.646003627041903,66.475026371453083 4.645060836019453,66.474953764713021 4.643714201099931,66.47480903052714 4.64272752241503,66.474557063278411 4.64205519237708,66.474305421780841 4.641517073440209,66.474161492004669 4.640754292401974,66.474035265526439 4.640395355575563,66.473945305370279 4.640081962341261,66.473783618815162 4.639588750488508,66.473621779670268 4.639454602819199,66.473531994860906 4.639006616218184,66.47333436607596 4.638514295950442,66.473029092865545 4.638022357700699,66.472670044138596 4.637663675543028,66.472544163785955 4.636902168089431,66.472220670518638 4.636408383050529,66.472148485126112 4.635915298347201,66.471986660672613 4.635512091260132,66.471806952754264 4.6351532816114,66.471716959412305 4.634749883563361,66.471555233172936 4.633449365658437,66.471213263508844 4.632686521015898,66.471087022307486 4.631698823419918,66.470996420371264 4.631294915780934,66.470942266088983 4.630172624639083,66.470851537391468 4.629005490564869,66.470706981882046 4.627793513088679,66.470580258479259 4.62734469867721,66.470508118930923 4.626941109464077,66.470400161733338 4.626537074546178,66.470363864535187 4.625684670936582,66.470183766252163 4.625235920148948,66.470111625578113 4.624741944070803,66.470093211643743 4.624293193183989,66.470039004961265 4.624159045533585,66.469931273042093 4.623710294867536,66.469841172053179 4.6226777540934,66.469768474916137 4.621869684458917,66.469678045096643 4.62124200644395,66.469480184098117 4.620882878504167,66.469443986541705 4.620569103155582,66.469336075336244 4.619987096058096,66.469012768089001 4.619268330926287,66.469012086366178 4.618954300840776,66.468957953179228 4.618820280472485,66.468832281529458 4.618236554354064,66.468795881051534 4.618102088331428,66.468741949362681 4.618013102185314,66.46859836663171 4.617699517841624,66.468454631527436 4.617744997712518,66.468365004988726 4.617701364105705,66.468149728314515 4.617521927451965,66.468113705594746 4.61716369088588,66.467916109995286 4.617075977885411,66.467575277695914 4.61694240308896,66.467377854614924 4.616419745910832,66.466191366269271 4.616049300469677,66.465162830685003 4.61580237844432,66.464624087040974 4.615184942234963,66.464134277627508 4.614320453272746,66.463889368951044 4.613826543990985,66.46310565670079 4.612715131671927,66.462566842948775 4.611677759860254,66.461643907173311 4.61004101140562,66.461497709060126 4.60933026121839,66.461403111517896 4.608705699329699,66.46128270052759 4.608124199887162,66.461119292047186 4.60739188731926,66.460861258000691 4.606831950797654,66.46070645137749 4.606315076596829,66.460543039185097 4.605884326624985,66.46049143630654 4.605539701429932,66.460379625800343 4.605195139815024,66.460276394295803 4.604204453599809,66.459983957397583 4.6034075157797,66.459725936895126 4.602847579659557,66.459433468553769 4.602395330951214,66.459175429928507 4.6019429550852,66.458891560416035 4.601103018822446,66.458530277503158 4.600543082572297,66.458263636724553 4.600133832206054,66.458117394393042 4.599810769931301,66.458005573318701 4.599466208380263,66.457867935070524 4.599315458975943,66.457704504541979 4.599035459041656,66.457566877282872 4.598884709465036,66.457472227362288 4.598495558916876,66.457386523418535 4.598066271994039,66.457317399753151 4.597463272890275,66.457283001747058 4.596687897647905,66.457162570993063 4.596321773033306,66.457076563162815 4.595891023138027,66.457016347350645 4.595395711872266,66.456844280005384 4.595051086962728,66.456586189527272 4.594146463680258,66.455235540585576 4.593629589307808,66.455123706605008 4.593220402560755,66.454943044957801 4.592768026476008,66.454667746758119 4.59225115227488,66.454452654876476 4.591863528496615,66.454246167990078 4.591518903382224,66.454039679411807 4.591195841177735,66.453850403027317 4.59087277894267,66.453678339222151 4.590485091300113,66.453635329325408 4.590226654047471,66.453626722247648 4.59003284195235,66.453661125017746 4.589752905257456,66.453729980920585 4.589559029519834,66.453790204450527 4.589257529861943,66.45387622338292 4.588999092531328,66.453927864869442 4.58876215456139,66.453962267211963 4.588352967524372,66.453979480916772 4.588029968645917,66.453996694629978 4.587784888865714,66.45407044618544&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San Antonio de Pichinch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87784888865714,66.45407044618544 4.587659455017493,66.453984049223976 4.587402544797237,66.453676192988382 4.586998891875602,66.453514930984355 4.586668578271333,66.4534416319934 4.586301626773462,66.453353642639684 4.586301563511152,66.453089748678565 4.586411668356576,66.45286982231498 4.586485071706734,66.452620575972659 4.586558411573115,66.452254015630601 4.586411605977828,66.451799505601144 4.586301501766958,66.451447624447198 4.586118057902032,66.451300988987299 4.585787680727957,66.451154352646142 4.585457367172799,66.450993074403371 4.58549406893747,66.45071447643285 4.58575097976556,66.450509195743962 4.586191398124233,66.450406554805113 4.586668454449127,66.450245271836479 4.587108872871179,66.450069295743546 4.587402421587721,66.449893343633875 4.587402421739634,66.449673389087664 4.587108809619814,66.449556077490868 4.586668455046689,66.449380146933578 4.586007891297412,66.449262833930092 4.585383965480773,66.449130827758282 4.584906845736407,66.449042873743949 4.584503192632473,66.448984191273652 4.584172878997661,66.448866901698182 4.584099412433129,66.448690915847223 4.584209580692297,66.448500298888078 4.584393088369738,66.448338990947676 4.58439308845598,66.448119022730211 4.584319685494681,66.447884384459371 4.584136177966722,66.447620457947863 4.584172879556952,66.447356478164622 4.584026009910279,66.447136476043127 4.583695696244,66.446989827919595 4.5834388492153,66.446916509845479 4.583145237069232,66.446769873059409 4.582998431000637,66.446652522617853 4.582961729494238,66.446505884289337 4.582961729503778,66.446373888859867 4.583145237112409,66.446271230877699 4.583475550801957,66.446241892735912 4.583989308493017,66.44625658706353 4.584356323713761,66.446183241596373 4.584466428282133,66.446021931301658 4.584576532842896,66.445772603978938 4.584686637391548,66.445508629907053 4.58498018594496,66.445332645637293 4.585273798125559,66.445317950762814 4.58571415279057,66.445273967091396 4.586007828576195,66.445200643975539 4.586484884756453,66.445053984472821 4.586851899995407,66.445024644885748 4.587365657719516,66.444936651181862 4.5878061396134,66.444848631918418 4.588319897348697,66.444760637589184 4.588760252040455,66.444687312950322 4.589047376262306,66.444580709057021 4.58908802138209,66.444335053801666 4.588865395028415,66.444023240619572 4.588562178017984,66.443853558490503 4.588167938687223,66.443708115759804 4.587864721707008,66.443611153473569 4.587591718266007,66.44346573457878 4.587318778431178,66.443320289588755 4.587258160407461,66.443162748461205 4.587136860788278,66.44293244472928 4.58713686068209,66.442750634453432 4.58713686057753,66.442580968920481 4.587409800260994,66.44245978573484 4.587834380238423,66.442374939452449 4.588501495630839,66.442326455685517 4.589411273694164,66.442350697444866 4.590957826340669,66.442181003752367 4.591200425272712,66.442071939674747 4.591534110090813,66.441890148324219 4.591837326849925,66.441635602872964 4.592110266447973,66.441405322859694 4.592322524545714,66.44124776959616 4.592352865071918,66.440981083416233 4.592443823535574,66.440714432259412 4.59250450481333,66.44044777826025 4.592625803931496,66.440096242159555 4.592747103157115,66.439853851087634 4.59298970183603,66.439575040338894 4.593232364075627,66.439271994275273 4.593414281246568,66.439053814992377 4.593596262015654,66.438835608546199 4.593747901960246,66.438593179968748 4.593960159753633,66.438290134616324 4.593960159455256,66.438096167529494 4.593869200340411,66.437853757089783 4.593505301475782,66.437647663506723 4.593293043137625,66.437587047452027 4.593232424843982,66.437380951593767 4.593171679431795,66.437235483774842 4.593111061018521,66.436968792665866 4.592959420475674,66.436823309846062 4.592777502825542,66.436714197195897 4.592504562752882,66.436556589198375 4.592171004709655,66.436386881669478 4.592049768359741,66.436144429415734 4.591989086432965,66.435950445702318 4.592292366462138,66.435683740774138 4.5924440062492,66.435441281610707 4.592686604773034,66.435210906565544 4.593050502578162,66.434883596301461 4.593563114602567,66.434514704012514 4.593981842044482,66.43419506368501 4.593590210551057,66.434144745516832 4.593352445602158,66.434094401930523 4.593058642501238,66.434066438901482 4.592876852128512,66.434004930059274 4.592681067962671,66.433881886598826 4.592485220188798,66.433758880424875 4.592079658580324,66.433669394701212 4.591841893695657,66.433641431178856 4.591674033569294,66.433663786978855 4.59128233874977,66.433719714270339 4.590932688355754,66.433719714401605 4.590666936235578,66.433714106636089 4.590303291911671,66.433591087076252 4.590037539626189,66.43351282915792 4.589617984535562,66.433479232351601 4.589184308653838,66.43347364985695 4.588554912625969,66.433507196541683 4.588205262158451,66.433462459642868 4.587645706896567,66.433378555603852 4.58717017717263,66.433311437233542 4.586764615962122,66.433361757365091 4.586400908607765,66.433468017706943 4.586079245800329,66.433574264948689 4.585771449298739,66.433624609770405 4.5854217989751,66.433630192518805 4.585114129580898,66.433630192628343 4.584848377507596,66.43362458483854 4.584498663412161,66.433551884441698 4.584218981181587,66.4334903996414 4.584023069979648,66.433417686170614 4.583855273272044,66.433339377161417 4.583743387539184,66.433261067887329 4.583603514324533,66.43309889109446 4.583519615713859,66.432947929305016 4.583407729874573,66.432824880642386 4.583211945678866,66.4326627010431 4.58238676449951,66.432081094176752 4.581589507014374,66.431510639982335 4.581337748315447,66.43138198855462 4.580974103633735,66.431079967638965 4.58076648826137,66.430851611611189 4.580190839961005,66.430582225253758 4.579645341889314,66.430420031273101 4.578974028258715,66.430257811032334 4.578414473016847,66.430117973858842 4.578078816190601,66.430028487754853 4.577883031955817,66.429855123116056 4.577659260616201,66.429748835036207 4.57728162261589,66.429564276217477 4.577071844737534,66.429390845207863 4.576722511944761,66.429164495059311 4.57627846772044,66.428965075886339 4.575743274162693,66.428819167749594 4.575025018700698,66.42879827341342 4.574654252051049,66.429245774113468 4.574379150369261,66.429460198730951 4.574060223047181,66.429638480305485 4.573694417206338,66.429888474040908 4.573102232592445,66.430209331503264 4.572010411904087,66.430743663741907 4.571465996192621,66.430956963990866 4.568874885546886,66.432149660796568 4.567873005629419,66.432684305065379 4.567462165576072,66.432934040924451 4.566871443670287,66.433201002452009 4.566141676153383,66.433629036693773 4.565592617316428,66.434021888557382 4.565405484676536,66.434308440124937 4.565309628629712,66.434541488176052 4.565074917761184,66.434935639086717 4.564800833528072,66.435114070947506 4.564299861643949,66.435381413259194 4.563762888234657,66.435861038408163 4.562591112636791,66.436495523313837 4.561211531415056,66.437100340161123 4.560158319348669,66.437153708795051 4.559535348017361,66.437159644342373 4.55868987782805,66.437147773632987 4.55812618863408,66.437135902865435 4.557755357171049,66.437082559719542 4.557369705163188,66.437017320279381 4.55685047758169,66.436999513973632 4.556182981064301,66.436987643153529 4.5555006640681,66.43701729535681 4.554951795510297,66.437064728607567 4.553661327804194,66.437100291007042 4.553619664900801,66.437071472520799 4.553729005998727,66.436987340496501 4.55382473511847,66.436916771416108 4.553981908985188,66.436810942676388 4.554029741707444,66.436745778225855 4.553995584455082,66.436694227481226 4.553968233213685,66.436656227366868 4.553913530785563,66.436629088007237 4.553400918526749,66.43671051874675 4.551924526519157,66.436924904621108 4.550871887212392,66.437079631064861 4.549949197891137,66.437218040446737 4.549395495250628,66.437299469256189 4.548896558601114,66.437367334817552 4.548178876028544,66.437475876379906 4.547611561405049,66.437554576614843 4.54699984880406,66.437640929375192 4.546904755647986,66.437590592813507 4.546800566617845,66.437527653024318 4.546560575690116,66.437430515313608 4.546469998671756,66.4373909630322 4.546374905511092,66.43733522097682 4.546293360736538,66.437283052664142 4.546143946818249,66.437214732348153 4.545971825059094,66.437158989911524 4.545822283949903,66.437115825431675 4.545727190814796,66.43708705748881 4.545641129939936,66.437063669305019 4.54553700455507,66.437040281102057 4.545459975940598,66.43702229793287 4.545396622916976,66.436997141673515 4.545387527031007,66.436971960123444 4.545373978633316,66.436955770167771 4.545333206259059,66.436943192009196 4.545115796054504,66.436932381887061 4.544993542578488,66.436935993709781 4.544853160992022,66.436946778626279 4.544789744393426,66.436955770254684 4.54472181166909,66.436966593037809 4.544667490924637,66.43696659304581 4.544617622693603,66.436959369452524 4.544549689951166,66.436950377844852 4.544441048469286,66.436957601464059 4.544300666877295,66.436961175399446 4.544155705540897,66.436953977075859 4.544096805055522,66.436946778737621 4.544051516550023,66.436928795496712 4.544015260287837,66.436898234054524 4.543965455580271,66.436799325848298 4.543951843532109,66.436736384056061 4.543979003888777,66.436720193942065 4.544019776226594,66.436695012106 4.544037904325019,66.436675235382523 4.544028872041433,66.436644673626247 4.543997131902551,66.436610499985079 4.543979003760015,66.436583524748698 4.543983583455475,66.43654215255502 4.544006227670615,66.436511590631184 4.54400164790478,66.436479210110178 4.543969971369454,66.436441474883139 4.54390655473454,66.436410887591521 4.543834105860618,66.436396515851968 4.54372991687701,66.436378532224595 4.543612179511595,66.436360548586379 4.543508054123699,66.436329961202176 4.543467281747266,66.436313770835312 4.543431025492973,66.436292200499082 4.543381220846256,66.436259819701107 4.543340448433143,66.43620586844348 4.54331328801976,66.436162727559221 4.543304255713989,66.436110569419782 4.543286127531719,66.436044013961336 4.543286127471025,66.435982888865411 4.543286127420737,66.43593252369466 4.54324083884098,66.435840810334426 4.54316838990972,66.435768874095615 4.543118585240231,66.435714921779962 4.543059684710534,66.435662762714202 4.542969107673512,66.435601636700795 4.542878530653136,66.43555667615324 4.542824209874646,66.435520707654049 4.54276982547383,66.435470354190571 4.54275627705116,66.43543078616851 4.542715504635358,66.435376833121964 4.542692860318519,66.435306676300968 4.542688344144,66.435261715208767 4.542624927465244,66.43518977730254 4.542579638940611,66.435153833533278 4.542493578037532,66.435099854637585 4.542416613003907,66.435053099777392 4.542353196353615,66.435008138239283 4.542298811949801,66.434955977698621 4.542280683754275,66.434882245484403 4.542316876321903,66.434830084665379 4.542412096572822,66.434772543441781 4.542534349992462,66.43472758136646 4.54266569928554,66.434693405076231 4.542810596937848,66.434639450405029 4.542892141599271,66.434589082512332 4.542923818037733,66.434536946341268 4.542923817968367,66.434475792299381 4.542901173655665,66.434414638112017 4.542874013223828,66.434360682869624 4.542833240796851,66.434301321866485 4.542783436130102,66.434254590768148 4.542656602837885,66.434177256931832 4.542606798189824,66.434146679498895 4.542452804563678,66.434099897610565 4.542353195293074,66.434060340065187 4.542185589658292,66.433995597920386 4.541986307523456,66.433927268635742 4.541787025393585,66.433862500892147 4.541660255750863,66.433819355982862 4.541506262112915,66.433759993716478 4.541393040857987,66.433722203879782 4.540872223214699,66.433655667417838 4.540609524562481,66.433652080449093 4.540482691361557,66.433648493454427 4.540342309792793,66.433655667516348 4.540183800119866,66.433671859640143 4.540038838827673,66.433688051750806 4.539898457243172,66.433680852489289 4.539758075663099,66.4336772402402 4.539626726318568,66.43365748641699 4.539495440583811,66.433639500827397 4.539345963100818,66.433598123790219 4.539205581493557,66.433569326551094 4.537981774675357,66.433495059989099 4.537507199731714,66.433495615811907 4.537339657788021,66.433490210019585 4.537226436600864,66.433504608721123 4.537135859642528,66.433508195775659 4.53702715455666,66.433499202936119 4.536909417215847,66.433488441835181 4.536750843907687,66.433472224389305 4.536633106547884,66.433443452261983 4.53654252957481,66.433432678501845 4.536474596828468,66.433409274269422 4.536429308320558,66.433384101744082 4.536393052057953,66.433351717179676 4.536352343287981,66.433330144290338 4.536279830813826,66.433312158454726 4.536003583756885,66.433267193825642 4.535940167172997,66.433276186778528 4.535786237246159,66.433294172679183 4.535618631719308,66.433306752707693 4.535473734024657,66.433304933937791 4.535324256596446,66.43330316569056 4.535247291633439,66.433312158632518 4.535134070447572,66.433324738642284 4.53497549715388,66.433317539277752 4.534812471333961,66.43330316577736 4.534726410493965,66.433295941133224 4.534413907257835,66.433288767047088 4.534232753307487,66.43325638238403 4.534124111826918,66.433240215300899 4.533970118265851,66.43322940357173 4.533761803958757,66.433204243523392 4.533662131120689,66.433184438798207 4.533548909890669,66.433152053988735 4.533426656404474,66.433116082044577 4.533363239794608,66.433098096053456 4.533240986316371,66.433069361388405 4.533118669227231,66.433036963800831 4.532973707906827,66.433011778287039 4.532851454431352,66.432984799187551 4.532742749336929,66.432959613615239 4.532638560378329,66.432943446339465 4.532511790792184,66.432930866178282 4.532416697705033,66.432925460250289 4.532077034147292,66.432948827109598 4.531687565976201,66.43296143260676 4.531311582581518,66.43297759994789 4.530953790916751,66.433002785576022 4.530827021351241,66.433008166261374 4.530718316271366,66.432993792573271 4.530573418574799,66.432979418882553 4.530455681253512,66.432975806525235 4.530170338398025,66.432965019962168 4.530125049919846,66.43296320114969 4.530052601098177,66.432983006076981 4.529957508029637,66.432993792691065 4.529853319094576,66.432997405080059 4.529549848136012,66.432993792753237 4.529477399299124,66.432997405137215 4.529323405789502,66.43302976492609 4.529183024258891,66.433054950465603 4.528947486027842,66.433063943518164 4.528798072236884,66.433080110754531 4.528558017892089,66.433101709161264 4.52845840868517,66.433098096817957 4.52834518750587,66.433108908645309 4.528200289836674,66.433119695211303 4.528096100899933,66.433119695226367 4.527933075093467,66.433101709252043 4.527869658516108,66.433112495809183 4.527788113830354,66.433126894718427 4.527760889867247,66.433135887713775 4.525317029852935,66.433406951960251 4.523698221383299,66.433472100026037 4.522843528696068,66.433522444986068 4.522124383370434,66.433537449990993 4.520238487382786,66.433511709436644 4.518843386242337,66.433613737851573 4.518303868248902,66.433629475331898 4.517945122477512,66.433609999356079 4.517453818822183,66.433500266571542 4.516918562432938,66.433354346976046 4.515845251008498,66.433170320134948 4.514410713208266,66.4330566447466 4.513423589926985,66.433016656189267 4.512519665264642,66.433228471575077 4.512383100211253,66.433299733077178 4.512193741165295,66.433676132360205 4.512010361095783,66.433819082028606 4.512041401760205,66.434357958748762 4.511895995422628,66.434770450643896 4.511703392419963,66.435272479205267 4.51151638677005,66.435559104578616 4.511371425650626,66.435953567443875 4.511183847529201,66.436258055079108 4.510858432199689,66.436687741315566 4.510897232796519,66.436921347890021 4.510700050059607,66.437602871051794 4.510605656723865,66.437782091875945 4.510329155408445,66.438050264045586 4.510186611296389,66.438354953429197 4.510005012170407,66.438426074029977 4.509956925004524,66.438551570067361 4.509401250859738,66.439195683912487 4.509259151977898,66.439482415804918 4.509119279332565,66.439679351874702 4.508752582689088,66.43996513118654 4.508646167618171,66.44061107733873 4.508462278630501,66.440771942561142 4.508184505133496,66.441093972933118 4.507955836527011,66.441254595142837 4.507728885308988,66.441343485539576 4.507543660567589,66.441558134332354 4.507270912019298,66.441682680295543 4.506633375012061,66.442021188637725 4.506179154534522,66.44221681684337 4.505904052517737,66.442431129857766 4.505723979947928,66.442448376839167 4.50522396213684,66.442679682172496 4.504859491706955,66.442875683987609 4.504498392458972,66.442946008925233 4.50413583024458,66.443070194449831 4.503726898233204,66.443248050375985 4.503544026944257,66.443372991921947 4.50331853868655,66.443407964334099 4.50295508596897,66.443568028771466 4.502594368363907,66.443620423834886 4.502277158228288,66.44372685491075 4.501640511700739,66.44402940454259 4.50141413294065,66.444100281730996 4.501184001348196,66.444314780579518 4.500957940627344,66.444476379437205 4.500989299081965,66.444580079902607 4.50099419685246,66.444585028830531 4.50116441027895,66.444760336394694 4.501423737687078,66.445156358294582 4.501594459973493,66.44549812712863 4.502077049377905,66.445948913473345 4.502694868128152,66.446382245451119 4.503176885058818,66.446850966707501 4.50339175087407,66.447228802909621 4.503567688960117,66.447373151973267 4.503915430642628,66.447823311194213 4.50430769750424,66.448291601476839 4.505201190717482,66.448979239390425 4.505560699769186,66.449198152086069 4.505852912188796,66.449338993364208 4.506194102305954,66.449540143322594 4.506519390566226,66.449772695697646 4.506570721733229,66.449875288673965 4.506502280151649,66.449971065297433 4.506313938588802,66.450217295868455 4.506331048967477,66.45033356917142 4.506279717779477,66.45041566193602 4.507084287839339,66.450709749750388 4.507906031897654,66.45099019018302 4.508590765606607,66.451209072645597 4.509207057757474,66.451345838508132 4.509555053870831,66.451430704655763 4.511162031362328,66.45177029258663 4.511786274437876,66.451908241767072 4.512184711203794,66.452083321263729 4.512636196522371,66.452353939848066 4.513300257801426,66.45260330215504 4.513592470212961,66.452688214516797 4.513307699783513,66.452905239462538 4.512665073998561,66.453390787451809 4.512322675276993,66.453548087167434 4.512083066149233,66.453630144116261 4.511803829598509,66.453742539741384 4.511706446632711,66.453828457821942 4.511740667405176,66.453869498496729 4.511637941428691,66.453917353951624 4.511449663488326,66.453972074630144 4.511261321934771,66.454047290130561 4.511090090794587,66.454054155419271 4.511141485576907,66.454060970236711 4.511124375176322,66.454088330437244 4.511158595940142,66.45415673081115 4.511192816707939,66.45421145097572 4.511124375102844,66.45432770568047 4.510918923136513,66.454471319618634 4.51074775558382,66.454546533615385 4.510576588020771,66.45465594686425 4.510405356837677,66.45480639876628 4.510288446355766,66.455028390021695 4.510327374011069,66.455261825126854 4.510317705557809,66.455638587655827 4.510122367003901,66.456247887039012 4.510151626180505,66.456858117960479 4.510097050881358,66.457234679738704 4.509958132250708,66.457395589325216 4.509953552445236,66.457574996243991 4.509815587940018,66.457700042776409 4.509761457892921,66.458058649057222 4.510147681722569,66.458760011052604 4.510272288435916,66.459155243224785 4.510572833135193,66.459694696535578 4.510967389634738,66.460073082877827 4.511751032235631,66.46104510194111 4.511970541244809,66.461243356789623 4.512363698297055,66.461675489870061 4.512579963236691,66.461999294595998 4.512703742944935,66.462430380069236 4.512881461956632,66.46250284511332 4.512962624758745,66.462843998146568 4.513402533238038,66.463204574288056 4.513529048106824,66.463527980713963 4.513660524493467,66.463654082359113 4.513701296710362,66.463815732720818 4.513961577880938,66.464175563142007 4.513857897409208,66.464713255413486 4.513976524765781,66.465235899794877 4.514357469204348,66.465489422319649 4.514357532550614,66.46579365093443 4.514306773643786,66.466037051331057 4.514205192415626,66.466300707180551 4.514052852609245,66.466432546660002 4.513697286984,66.466817919617938 4.513722729548263,66.467253967199255 4.513570389561442,66.46758862253327 4.51359405113419,66.467994562086574 4.513678394320524,66.468210117049139 4.513529870576296,66.468747545805243 4.513595958283155,66.469119816612221 4.513392796098542,66.469342878742125 4.513087989317352,66.469576104283689 4.512757866971367,66.469636945332113 4.512351542942618,66.469748486900144 4.511081621550125,66.469890473290192 4.510573716612966,66.469941173505561 4.510040368703734,66.470022318900675 4.509430755507753,66.470164278611691 4.508922850453889,66.470377216719044 4.508872091555484,66.470640851932913 4.508110265688066,66.47110725133048 4.50739697238446,66.471430504787122 4.507387749037128,66.4717891155926 4.507513373304649,66.472148276139137 4.507687911760204,66.472346241016169 4.507858442812836,66.472705570097361 4.507881913749032,66.472922118404668 4.508212162677385,66.473510138750129 4.508389945058661,66.473733186898698 4.508694814765565,66.474148836995596 4.508974178152642,66.474300886406539 4.509380565433286,66.474452960130833 4.509431387515743,66.474655698360507 4.509431387345917,66.474828045989625 4.509431450772347,66.47501053041664 4.509533031550871,66.475182850391604 4.509812522156785,66.475304530358102 4.510142707779931,66.475466710541696 4.510523652110929,66.475588338706629 4.510879217124043,66.475689716080922 4.511158643842886,66.476044508262802 4.511311046811389,66.476267533756115 4.511717243247073,66.476379171903872 4.511978478263893,66.476702962408098 4.512643365499215,66.477046317046231 4.513437248104511,66.477623271251773 4.513655802645335,66.477857226394519 4.514317572853509,66.478326063124129 4.514716772283053,66.478524886804252 4.514847357931173,66.478686793877756 4.515112727541358,66.478849204232262 4.515514216945859,66.478958435434549 4.516090308200422,66.479265550943978 4.516402365690817,66.479356449386202 4.517154903473902,66.479789781860205 4.517864824445833,66.480133270572935 4.518524240770227,66.480691646980731 4.519094415971469,66.481231756965926 4.519754404676426,66.481772208257595 4.520239664367796,66.482114787222812 4.520950094028667,66.482440293474014 4.521126031615908,66.482584401262585 4.521210374489972,66.482799855417284 4.521384594517749,66.483015660691919 4.521827237394081,66.483268397638682 4.522403773600979,66.483557560888471 4.5227984562271,66.483935560398564 4.522918990834373,66.484491658341867 4.522463370989975,66.484740724701467 4.52209718301487,66.485008090176819 4.522091139784658,66.485241068503882 4.521902352432281,66.485598724502395 4.521932628181646,66.486172380216132 4.521884922442324,66.486279713881189 4.521877606925957,66.486566422112475 4.521779078390514,66.48690656558405 4.521898213423797,66.487516387410921 4.522159893150119,66.4878220867962 4.522374948523733,66.488199315840617 4.522598146427174,66.488253961479771 4.522997345378296,66.488452706093895 4.523217744274971,66.488614901656405 4.523434071873893,66.488938356947813 4.523646264549813,66.489423040487253 4.523995912860187,66.489800774658661 4.523993241059808,66.489908269147506 4.524297537282157,66.490303739158804 4.52522925567457,66.490755506651837 4.526251296400004,66.49118969987245 4.5263833448145,66.491297768094086 4.526963951793733,66.491425544256472 4.527406657760031,66.491678196039089 4.527448002046851,66.49182169596709 4.527262395240086,66.492053904897105 4.52729992263075,66.492340723168127 4.527515359360305,66.492699965980492 4.527551105492527,66.49305844750495 4.527630867734314,66.493452909849069 4.527444306697384,66.493720912743143 4.526983724927326,66.494166947761542 4.526795827977555,66.494488718085364 4.526603414326178,66.49498954667709 4.526328884697666,66.495185515855454 4.525560253817726,66.495379442176599 4.525331585171269,66.495539778200012 4.525461279751226,66.495737381124343 4.526084566640258,66.495954888930584 4.526217632799972,66.496027080302355 4.527152085959278,66.49637125279699 4.527509049608228,66.496462290591964 4.52764147961568,66.496552370441805 4.527458226592377,66.496694960290299 4.527494863241951,66.497017554778949 4.527712081013489,66.497305046725785 4.5280224202432,66.49746753752855 4.528109116480195,66.497593291342426 4.528634764925688,66.498114919852796 4.529172309620711,66.498170879348777 4.530122475810371,66.497905973464597 4.530434532658645,66.497996829281249 4.530838311445077,66.498016381337166 4.531604143161326,66.497929910318106 4.532373537485976,66.497700175332028 4.532555072893847,66.497629248790119 4.533141659482518,66.497524181600198 4.533545056578813,66.497561648458728 4.533768254230643,66.497616273639636 4.534665116373515,66.497673670713212 4.535518089663326,66.497695012271663 4.536057861041057,66.497661376043979 4.537360855890097,66.497648778982025 4.537853939229192,66.497686598491768 4.538392883571407,66.497688816132026 4.539969008747297,66.497533987727607 4.5405945856011,66.497661883315345 4.540772494773011,66.497734271390343 4.541168003065206,66.49807627855327 4.541301323622153,66.498130549832041 4.541664776334975,66.497970784921534 4.541897580541606,66.497649286346231 4.542309121001376,66.497364343590277 4.54236172573659,66.497060021121683 4.542407650821679,66.496932803269232 4.542419100290223,66.496900803429781 4.542458473735372,66.496791726503147 4.542208691756308,66.496020362968395 4.542172373652033,66.495679839740632 4.542001398918983,66.495338782592441 4.541739783615982,66.495033150017221 4.541741564958716,66.494961484995954 4.542157749624112,66.494497371180529 4.542432152392416,66.494301396612173 4.543383146425183,66.49400066616397 4.543701756120258,66.493840723522538 4.544241082438887,66.493824999229517 4.545231957382369,66.493721529165882 4.546355325907434,66.493708199270685 4.546985356446402,66.49365699337045 4.547352053972878,66.493371828503427 4.547540333306216,66.493032176457589 4.54781448168259,66.49285413337013 4.548312209554909,66.492712832253432 4.548453291832308,66.492462534932173 4.548234674701345,66.492228741778121 4.548193966835563,66.492067325782031 4.5483336494706,66.491870802751549 4.548470278328112,66.491799708379688 4.548739782496232,66.491800767075134 4.549231402934645,66.49189237623483 4.550354771724172,66.491879045389283 4.550534844113566,66.491861832683171 4.550944094581751,66.491666417141317 4.551174608697724,66.491434431439075 4.551408367442335,66.491077010355369 4.551593084111474,66.49088068116852 4.551913857116637,66.490631096471787 4.552363497350687,66.490615042469258 4.552718679778079,66.49077772829429 4.5529423229238,66.490814449143329 4.553572417319472,66.490763287723439 4.553846056874943,66.490603147844354 4.55393498141583,66.490321123407853 4.553992737839466,66.490137818414226 4.554086623104116,66.48997691824961 4.554543579746602,66.489674194509618 4.554594403230749,66.489441408767533 4.554783700619142,66.489065887299944 4.554568709794638,66.488688721510513 4.554209584824696,66.488290578968076 4.554151766290236,66.488185547553229 4.554242471169449,66.488024307105576 4.554422225503449,66.488024483690708 4.555364949298928,66.488132868854763 4.555769237631302,66.488115351276846 4.556129446643398,66.487990230479852 4.556265694963314,66.487721560911837 4.555595149123153,66.48718327967552 4.555551324660168,66.486986062585274 4.555596868059832,66.486878580686479 4.555822675125254,66.486681638679059 4.556452834279821,66.486449228762112 4.557082675058116,66.486288532074056 4.557983229749409,66.485930886443356 4.558208845941599,66.485751910272285 4.557852138162686,66.485303455140652 4.557585371226867,66.484837194506866 4.557586708125873,66.484604187073074 4.558441401264309,66.484389933931553 4.55866625345951,66.484354313193606 4.559251824159424,66.484085982918444 4.559881792374918,66.483907346750996 4.560916240031901,66.483693188605571 4.56114179256508,66.483532070447097 4.561322629300415,66.483335076733511 4.561278868414059,66.483137879598814 4.561056880903521,66.4826895287962 4.560833683772593,66.482456274198228 4.560879290866353,66.482330847395176 4.56119484791166,66.482151921063959 4.561285743801118,66.481954815524205 4.561556776034926,66.481704107649151 4.561557858218822,66.481524823604161 4.561649390600488,66.48123813292186 4.561830481912006,66.481005243244795 4.562415861822224,66.480754803395726 4.563810391710974,66.480415509685997 4.56484401207451,66.480344811928347 4.567000430017504,66.480293050244313 4.56749523244451,66.480185918023309 4.567810726000951,66.480006976281615 4.567948120190174,66.4795588971824 4.568219152533982,66.479308215614353 4.568713700393581,66.479236934370604 4.56907301858033,66.479237262443178 4.56938723894667,66.47927342043144 4.569746620745723,66.479273748506344 4.570285884452241,66.479238448493575 4.570960377954685,66.479113585921624 4.57100585769853,66.479023997801434 4.570962096796758,66.478826716097501 4.570514365541034,66.478575295343475 4.569797448000393,66.478269834882894 4.56934997130319,66.477982576779937 4.56917155356042,66.477767282451751 4.569172954022712,66.477534208886453 4.569308756673019,66.477355021012826 4.56939564525411,66.477169880671369 4.569536091712227,66.476889065898206 4.569543916583662,66.476637172067058 4.569662545484456,66.476400406270372 4.569899674947669,66.476172262772238 4.57022604515179,66.476045241027961 4.570819185081122,66.475867631514674 4.571056441594522,66.47567821835294 4.570967455782468,66.475465123417081 4.570670791539143,66.475299387096086 4.570433536614234,66.475133649718742 4.570344487168366,66.474920524916243 4.5703444879943,66.474731079174219 4.570522399068531,66.474470614271198 4.570759655809511,66.474221999945215 4.571080556253609,66.473985816625145 4.571350952011112,66.473842617626744 4.571710779500715,66.473771244952843 4.572070989023284,66.473610188807143 4.57250949937778,66.473428703079946 4.572509500981389,66.473049812697099 4.572094209868265,66.472623601154368 4.571767905073566,66.472303918799312 4.571589869122008,66.471996061542086 4.571382128528617,66.471676371229776 4.571471179579219,66.471510609998717 4.571886409574883,66.471332993242498 4.572212652918822,66.471119810999539 4.572093962775739,66.47077642495934 4.571797298611237,66.470539628472153 4.571559980212853,66.470290949432282 4.571144688289506,66.470018607765937 4.570670050570615,66.469758118478794 4.570225180693352,66.469616029871062 4.570106490062399,66.469379197268523 4.570136132327871,66.469035787376953 4.570343684248162,66.468787093612491 4.570432672225643,66.468443675601037 4.570907184429677,66.468230493955318 4.571144440893478,66.468017335583397 4.571055454916983,66.467768656726719 4.570788432014917,66.467425224504709 4.570729087002021,66.467200177280574 4.570580755057685,66.467010698053784 4.570313795452367,66.466750152278337 4.57001719454594,66.466560669564927 4.569542556800897,66.466240909513004 4.569275597047362,66.466015901973407 4.569100804586264,66.465749896567687 4.569097561179144,66.465554023611091 4.569008574983799,66.465340842215866 4.568800960900135,66.465127658946756 4.568622987842692,66.464926306317707 4.56856364249442,66.464784190427196 4.568415310459871,66.464594667645372 4.56805936353178,66.464476240292157 4.567525443230407,66.464263049508347 4.567139791682819,66.464120929708699 4.566694921970098,66.463836687824866 4.566457603086638,66.463647157824354 4.566516885552104,66.463516867819848 4.566783846584238,66.463279952285163 4.567080385075712,66.463043059741537 4.567525256359915,66.462711396317118 4.567762512878382,66.462403420920495 4.567703167581668,66.462213905335943 4.567614181153228,66.462048081159608 4.567614181676069,66.461823010718831 4.567910847140906,66.461680877293645 4.568296372132699,66.461574245211452 4.568681960709092,66.461479471985044 4.569126831623079,66.461301783728103 4.569423433356838,66.461218868868627 4.569927713478813,66.461112260083212 4.570520916774615,66.461029319466661 4.571262388867951,66.461029319736895 4.57182601455579,66.461017460416656 4.572152257443529,66.460910850702376 4.572241244547111,66.460792380810375 4.572300527207989,66.4605673242758 4.572389514675943,66.460283016863272 4.572537784077714,66.460093485230814 4.573071641765182,66.459963176816373 4.573546280526543,66.4600105413611 4.573961509923573,66.460057931031017 4.574317393773451,66.46001054163311 4.574673341705064,66.459749923000132 4.574999584640404,66.459631447671129 4.575385173135701,66.459607727414664 4.575800466243066,66.459619562523699 4.576363964827217,66.459595867553716 4.576719849015445,66.459406330756693 4.577164783786905,66.459157553628415 4.577491090478742,66.458979848753941 4.578024948116362,66.458908761539419 4.578796125184214,66.458861370092151 4.579567302320525,66.458790282620328 4.580160442487125,66.458565170317428 4.580546095227708,66.458269004538693 4.580605378030532,66.457960974151632 4.58048675052003,66.457747753068418 4.580575674240331,66.45751078260713 4.580575674586344,66.457333065882025 4.581287506063752,66.457226465742124 4.58235528500949,66.457119814780199 4.583037475393532,66.457036886102514 4.583393359501414,66.456906561618553 4.583660320463908,66.456716966465535 4.583808589905005,66.456503709582847 4.584134896901072,66.456171984274221 4.584253525218527,66.455970559419526 4.58472803724301,66.455863928127002 4.58526195858291,66.455804668768224 4.585914444267293,66.455757271337859 4.586300096674845,66.455638802254825 4.586774608993293,66.45537813789683 4.587071211119623,66.455141144950801 4.587189839480636,66.454904200183378 4.587545724111642,66.454453940906618 4.587784888865714,66.45407044618544&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Calacal?&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12519665264642,66.433228471575077 4.512612277584715,66.433121086356167 4.512440537442865,66.4328150448287 4.51252869723335,66.43269083357778 4.512382400095626,66.432471409901694 4.512236039342389,66.432237332278717 4.512053104334669,66.432003252466998 4.511906743646072,66.431886211744001 4.511650660220222,66.431813076817406 4.511449406404438,66.431798424556916 4.511266407900485,66.431761844365283 4.511138366177031,66.431703336143244 4.510937175899635,66.431557039715997 4.510955431135709,66.431396077268332 4.511065217427034,66.431257130579723 4.511266471003945,66.430854799780079 4.511431214007183,66.430591438922846 4.511512249772087,66.430494223717318 4.511376257113674,66.430415880334337 4.511358001695386,66.430254948436684 4.511284852988215,66.429918453420868 4.511284852871774,66.429728236608852 4.51130317169252,66.429552671950603 4.511266597372588,66.429442921310979 4.511175129872006,66.429333208092601 4.510973876002035,66.429208827975089 4.510589750879425,66.429084447256912 4.510205562108151,66.428886922408992 4.509912904386657,66.42870402482626 4.509656820926796,66.428535780101043 4.50949207769998,66.428396767006447 4.509254313203206,66.428279709406866 4.509071378212525,66.428052919775254 4.508668934122672,66.427826102840854 4.508284745384786,66.427643222772559 4.508010343041994,66.427526136380976 4.507717621756819,66.427379802882555 4.507370070910603,66.427240808644029 4.507059030724467,66.427131047880721 4.506510226113129,66.426992027008893 4.506290717009974,66.426970094903737 4.5060528889878,66.426962767366732 4.505851635224642,66.426977397228598 4.505613807229208,66.427021286731744 4.505211299738456,66.427123720526453 4.50484543009289,66.427211498930831 4.504552708933441,66.427284672631131 4.504369774092321,66.427291974840429 4.504077052865491,66.427218801205044 4.503601396765493,66.427072478550457 4.503180633850947,66.426940797534854 4.502713119513378,66.426811263573782 4.502042634015897,66.426682777563997 4.500784098274498,66.426604194888824 4.49979411299835,66.426781296354335 4.499613976890044,66.426798478342363 4.498577240163925,66.426937904660576 4.498215568595078,66.427026239583867 4.497585855490955,66.427059592523463 4.497136723745069,66.427057773289732 4.496640395336427,66.427145526643201 4.496100432249815,66.427179207889267 4.495336443949126,66.427194014495868 4.494436272242279,66.427262185347544 4.494030647951376,66.427314412475866 4.493848667229222,66.427403478799178 4.49335424702269,66.427419409641018 4.492855883164349,66.427579045916872 4.492264525304769,66.427864003479527 4.49194559787113,66.42804233401931 4.491539464705733,66.428112523843211 4.490904599370322,66.428343456571682 4.489954941060537,66.428591012061517 4.487404284733862,66.429036406141194 4.486846893165745,66.429143973107344 4.48627029215123,66.429313047488421 4.484886386079023,66.429735766330865 4.484117499864914,66.430050864898178 4.482810558722291,66.430296786535479 4.481945625383292,66.430358253909503 4.478312943516838,66.430481188082709 4.477582603432144,66.430458122096397 4.476602286250275,66.430519589045517 4.475948847453721,66.430596441504619 4.474891692528306,66.43065025319639 4.472603225566564,66.430818761422458 4.472107723921505,66.43087057685689 4.471519673449339,66.43102986262231 4.471337183765731,66.431136852589987 4.471112140784759,66.431153854713386 4.470750532678931,66.431242199959385 4.470613903946762,66.431313492364055 4.470071714413265,66.431436990408002 4.469347862100509,66.431631589863372 4.468263037741124,66.431896569071441 4.467402175006439,66.432180391078575 4.467128535865106,66.432340956889803 4.466312707150852,66.432624950688407 4.465720840076024,66.43292786209139 4.465403248232729,66.433052274218653 4.464320268421837,66.433293821388645 4.463397642923859,66.433439817076447 4.462225103916986,66.433585799252199 4.461398652777913,66.433747164315477 4.460347603806239,66.434001309680127 4.459442406594321,66.434267021589818 4.459245923174738,66.434454147413575 4.458957590544451,66.434799927403233 4.458880689015398,66.435045827655827 4.458534664589452,66.435214862121157 4.458066195902454,66.435374840100877 4.457704078839869,66.435481104211249 4.457162334445675,66.435586635347249 4.457025769283933,66.435657915366036 4.456670267393819,66.435752736148444 4.456420353692872,66.436014009321056 4.456266614406903,66.436267550813739 4.455882170950579,66.436651773151638 4.455478581776815,66.436859213357948 4.454901853247422,66.437020557330882 4.454381226458542,66.437173502275698 4.453704252656203,66.437296453597256 4.452729914143906,66.437466205236163 4.452057202075725,66.437504620778 4.451721418495779,66.437539677146802 4.451541791148492,66.437538919425407 4.45109539436154,66.437429355321484 4.450308125456083,66.437266422642466 4.449827635090971,66.437158840020942 4.449347081090298,66.437089685813092 4.449058748670086,66.437074329389475 4.44855904875946,66.437105042101933 4.448136186597312,66.43715116165238 4.447732533839203,66.437243350036326 4.447194351428279,66.437274075164865 4.446694587855326,66.437358610232508 4.446310208187882,66.437381669763894 4.445945037942361,66.437427738297416 4.445771962093787,66.437496891497304 4.445695060656661,66.437581425862945 4.445695060599824,66.437658256677977 4.445426001166584,66.437704349970716 4.4453106808631,66.43776582442861 4.44517615110645,66.437842654661424 4.444887818627007,66.437881069663632 4.444657178102269,66.437888747585518 4.444330426736014,66.437927162512466 4.444176687529251,66.438011670159128 4.443849872519241,66.438096202756455 4.443427010267371,66.438219124318081 4.443100258894034,66.438257538738384 4.442658187155695,66.4384342545371 4.442235261277636,66.438572555174815 4.441793189561334,66.438710855046253 4.441043575863076,66.438941336295713 4.440486183864967,66.439087311698245 4.439967210785819,66.439179492940653 4.439813407942883,66.439294769579817 4.439659668707888,66.43941000780535 4.439429028104925,66.43950221314509 4.439121486092746,66.43963280522857 4.43881394414358,66.43966354008225 4.438621786093408,66.439663540062455 4.438198860176331,66.439824865980214 4.437660677613456,66.439947804297333 4.437372345024509,66.440101451129181 4.437007174674492,66.440224388105491 4.436757260938616,66.440439501144297 4.436507347218515,66.440631555772242 4.436199868849211,66.440685320680856 4.435738524105563,66.440716079484631 4.435315725459824,66.440754464816493 4.434873590089591,66.440900429660559 4.43431619807501,66.440984952485962 4.433701114100399,66.441084828960015 4.433201414045937,66.441123213721326 4.432259515116654,66.441077126610608 4.43160601228907,66.441061747354453 4.430587275526865,66.441046393307147 4.430183622702544,66.44104639326946 4.429780033509954,66.441000280806989 4.429414735990737,66.440961895775246 4.42893424540399,66.440900429103735 4.428511383143475,66.440861993404198 4.427531128813746,66.440869670340646 4.426973673153224,66.44088504960061 4.425416753587452,66.441031013587633 4.42482094257203,66.44110785901583 4.424321178851002,66.441100156749812 4.423706094783795,66.441146243679668 4.42320633099253,66.441230753063977 4.422283768454693,66.441330653791894 4.42089979741514,66.441453534148764 4.420476935054111,66.441461236213968 4.420111701062796,66.441438180354211 4.419285185764259,66.441468912946661 4.418900805855959,66.441545731806627 4.417401514397406,66.441653282771185 4.416401986683782,66.441799242358641 4.4154025225599,66.441937524392173 4.414787374711719,66.442068129034766 4.41386710185093,66.442196258267629 4.412072290031433,66.442117067489363 4.411269881929685,66.441945200694278 4.410456151496901,66.442074492173234 4.409870453868213,66.442143910297744 4.409059394875738,66.442352365627443 4.408521211996985,66.442444534889802 4.408098349406615,66.44263659945679 4.407675486746863,66.442966939010702 4.407675486698481,66.443066782421113 4.407752388074472,66.443197393872907 4.407886917792217,66.443404805222386 4.408021447522648,66.443596862454527 4.407983028561455,66.44371978234021 4.40790612707784,66.443850377741654 4.407733178297289,66.444019352832598 4.407425572513661,66.444126918559334 4.407233350699382,66.444203729297115 4.407156449228186,66.44431894497167 4.40698477260753,66.444481225712252 4.40696333684911,66.444644995131611 4.406813541194129,66.444878603302229 4.406656049062633,66.444986468333255 4.406318674964109,66.445256141502384 4.406026271366663,66.445462879284349 4.405801291712606,66.445507822052207 4.405418883546794,66.445561753266219 4.405081509474987,66.445588718828247 4.404856593424266,66.445624672868817 4.40463167737031,66.445696580797943 4.404631677366387,66.445777476973504 4.404811622924578,66.445867361306469 4.405193967482771,66.44598423570288 4.405463917623985,66.44605614259801 4.405778774643867,66.446128049284965 4.405868842835834,66.446235908927136 4.405868842840484,66.44634379335163 4.405666316632991,66.44640668574371 4.405351459615343,66.446442638612154 4.404901563916598,66.446487604874193 4.404676647870191,66.446523557626406 4.404519219370038,66.446667368109388 4.404451731850333,66.446811177763649 4.404249332867304,66.446954999217397 4.404001899777521,66.447026890702801 4.403552004072227,66.447098807235236 4.403192112945384,66.44714374707641 4.402764734284694,66.447233639132861 4.40251730118679,66.447296541919457 4.402404843192611,66.447458323658324 4.402472330765177,66.447584153169259 4.402627787497948,66.447737046276387 4.402765116087627,66.447846767204013 4.402833748577068,66.447894735243892 4.402833748615292,66.448011322451322 4.402713594115186,66.448114187873813 4.402559155172781,66.448189610470578 4.402318909722023,66.448230761457921 4.401992794174038,66.448292462564837 4.401718264288836,66.448340480262374 4.401460844810061,66.448374764139501 4.401254883800011,66.448443331733486 4.401117618865817,66.448491323888135 4.401014638396948,66.448607883077841 4.400877373495161,66.448724466972266 4.400740108585323,66.448820462724456 4.400619954087193,66.448909616634396 4.400551321654506,66.448998732354596 4.400551321705157,66.449094777532991 4.400654302289649,66.449211308646611 4.400774456897403,66.44932788970398 4.400911721974352,66.449533584019974 4.400980354523883,66.449650163576166 4.400980354558692,66.449705019903732 4.400877374092333,66.449787291557683 4.400757283227041,66.44989013705478 4.400637192353921,66.449979299771726 4.400448405377208,66.450040996562507 4.400087941807679,66.450123292385413 4.399779063893581,66.450185001458323 4.399126960047743,66.450349579261953 4.398800908138911,66.450452397232723 4.398577836755441,66.450555277877996 4.398354701805269,66.450706095506888 4.398200262894745,66.450795230080985 4.398062997977848,66.450850083916478 4.397839863045981,66.451014644675709 4.397719772177822,66.451096924650727 4.397462352827348,66.451275190690737 4.39732508793308,66.451350616385795 4.397016210128318,66.451528880627009 4.396621462212947,66.451707143613163 4.396364042783039,66.451796274640756 4.396106623316473,66.45185112630503 4.395832093455261,66.45192655028977 4.39554032596237,66.452001948808899 4.395282970107917,66.452063665878256 4.395094183202336,66.452187074261118 4.394819526228511,66.452351626243342 4.394682261358735,66.452440767578906 4.394510648442409,66.452529883362018 4.394236118649067,66.452660155153183 4.393995873263567,66.452762988873914 4.393755627878959,66.452865822172754 4.393481034401969,66.452934377494643 4.393154982449247,66.452996117526936 4.392897499341537,66.453030407679705 4.39260579545296,66.45310582812462 4.392245395454586,66.453174382811255 4.391936517529021,66.453242937300089 4.391799252590821,66.453277214470688 4.391627639582895,66.453297785818648 4.391335935631288,66.453332062949215 4.391061278478373,66.453359499774152 4.390803858917629,66.453359499832345 4.390546439393885,66.453386911383461 4.390306193904173,66.453421188382507 4.390031663998465,66.453476036507126 4.389705612033149,66.453544615421464 4.38939667046444,66.453599438045003 4.389104902930624,66.453661151201516 4.388813199044601,66.453750275302141 4.38855577971056,66.453907976921144 4.388538605899423,66.454045081566463 4.388590128132366,66.454141044258037 4.388658760852825,66.454278147601158 4.388710283089665,66.454374134635998 4.38867593528761,66.454524967084055 4.388538670429606,66.454607222915087 4.388504322505161,66.454682638554146 4.388384231664285,66.454758053989224 4.388092464298015,66.454908884192335 4.387903740997241,66.455004856251776 4.387697780026321,66.455080270741135 4.387594799584547,66.455141954961888 4.387303032087184,66.455217369064144 4.387011328120181,66.45525164358483 4.386616643530803,66.455251668940562 4.386427856444195,66.455251668996596 4.386221958974783,66.455272238744499 4.386033172001765,66.455333922520737 4.385913017558313,66.455409335997842 4.385741404666432,66.455498453849188 4.385604076317523,66.455635575050081 4.385501159662867,66.455786374677587 4.385346720998982,66.455971472098653 4.385243740578864,66.45604001888826 4.384969210702571,66.456108590784595 4.38472890153862,66.456115430367547 4.384471545616614,66.456149703657516 4.384265584548881,66.456177137398981 4.384093971638086,66.456252548354655 4.383991054783752,66.456300525552649 4.38383655239816,66.456423925676603 4.383853663071148,66.456540460509103 4.384059688029081,66.456643278162147 4.384248475245452,66.456698093852467 4.384420088372408,66.456725526862542 4.384728966416727,66.45671182284174 4.384900579570848,66.456752972352561 4.385037844713833,66.456814639749268 4.38507219304298,66.456938024643989 4.385226632260523,66.457020285060551 4.385381071447211,66.457088841500067 4.38551840021375,66.457157372519944 4.38565566537275,66.457225915969602 4.385758646069259,66.457287620062516 4.385793057888345,66.457356188428051 4.385793057983104,66.457397299080441 4.385724362017635,66.457459015430871 4.385621381558104,66.457500138570651 4.385569923244631,66.457568681148132 4.385535575351833,66.457637223531208 4.385432594926266,66.457692037141769 4.385432595073331,66.457753740120609 4.385587097857516,66.457815442887778 4.38589603968479,66.457883984461574 4.386153459412394,66.457945661629694 4.38627355049984,66.457993660725606 4.386445163683053,66.458048473446681 4.386599602889283,66.458123878626523 4.386857022729179,66.45823355387914 4.387045810037574,66.458329500416141 4.38718313879061,66.458391201761813 4.38737186233775,66.458425471764684 4.387612235346317,66.458528281618797 4.387955398007988,66.458603685269381 4.388247165822299,66.458685927510345 4.388367320563618,66.458754466758577 4.388556044416442,66.458912111396273 4.388676199158503,66.458980662639661 4.388864986269189,66.459001229175243 4.389191038500981,66.459076631397778 4.38932830360529,66.459124603069469 4.389465695977172,66.459193141102674 4.389620135515118,66.459398741560221 4.389740290509481,66.459563245941581 4.389843207602141,66.459624944243188 4.389980536386593,66.459700319420136 4.390152149629468,66.459782583320802 4.390186433849778,66.459700319332626 4.3902207816066,66.459590650421376 4.390272239944069,66.459542679568941 4.390392394359084,66.459487844784476 4.390598291695801,66.459439873670803 4.390821363162163,66.459433009752061 4.390975802176379,66.459439873514484 4.391233221722269,66.459446711997941 4.39137055015966,66.459391876998069 4.391593685123434,66.459343905695818 4.391748123976877,66.459289070464379 4.391816756340066,66.459241086411083 4.39198836921728,66.459186250947894 4.392177092510109,66.459131415358129 4.392314421085934,66.459131415303361 4.392468860076495,66.459131415241899 4.392691931583752,66.45914511773411 4.392966525105972,66.459138278953205 4.393189660081489,66.459097145854145 4.393361273022911,66.459069715330216 4.393515711975193,66.45905601264775 4.393687324982647,66.459056012580646 4.393876048403834,66.459056012507006 4.394116293990314,66.45909712025589 4.394408061741149,66.45917938609314 4.394699765881919,66.45926161380595 4.394957249277146,66.459378122639237 4.395077404108847,66.459494656216421 4.395249017466864,66.459638593853555 4.395472089281947,66.459782505404192 4.395592244082686,66.459885334924749 4.395746683283048,66.459974436656026 4.39595264452764,66.460056699627614 4.396072799400695,66.46018690680522 4.396175716504542,66.460262305520473 4.396244412693375,66.460303436578997 4.396415962127561,66.460324002025573 4.396553290699583,66.460330840314768 4.396690555520898,66.460282870858649 4.396913690407294,66.460221174060649 4.397033844939894,66.460221174011238 4.397171109866856,66.460214310344682 4.397256916358853,66.460214310309496 4.397359896958524,66.460248577831436 4.397514336133398,66.460330839916693 4.397634491001044,66.460461045658221 4.397737408189667,66.460570710663376 4.397806104537632,66.46067351171672 4.397926195784457,66.460796877452054 4.397994892098645,66.460885975957396 4.398063524714424,66.460940807578339 4.398200789799111,66.460995639049244 4.398372402829191,66.461016203922384 4.398578427503383,66.461036743530755 4.398887305447691,66.461050470164409 4.399041744565392,66.461112139517695 4.399213357774747,66.461201236850357 4.399333512480738,66.461269769166307 4.39936779711393,66.461345164631467 4.399299164872002,66.461427397958929 4.399179074015021,66.461447962601554 4.398887306637715,66.461489091859249 4.398715757445611,66.461550760270569 4.398629951189005,66.461633018162829 4.398629951380319,66.461701549346131 4.398681410135908,66.461811208917794 4.398870197296297,66.461872876372908 4.399024636361323,66.461914004733288 4.399230597402336,66.46192770569138 4.399470842986339,66.461982534942962 4.39964245612412,66.462044201980945 4.399865527687256,66.46209903098341 4.400054314743509,66.462126432788494 4.400225927781196,66.462153859802996 4.400431888852526,66.462181261539882 4.400603501887981,66.462208663262061 4.400689308502373,66.462256654147708 4.400775115136119,66.4623114827438 4.400826637343199,66.462366286003117 4.400792289602899,66.46246910492836 4.400706483440818,66.462578735952164 4.400655025255449,66.462667828142926 4.400569218997731,66.462743219436902 4.400449128334903,66.462825473413019 4.400311800048951,66.462907701895645 4.40024310406215,66.462935128161391 4.400346084739667,66.462996792873 4.400603568083536,66.463099583832829 4.400655090338467,66.463168110960865 4.40070654904824,66.463257200999337 4.400740897391355,66.463359990991691 4.400723723686687,66.463462805816064 4.400706613612297,66.463572432443954 4.400535001105786,66.463716346696913 4.400483542833852,66.463771172150899 4.400311866640294,66.463887710563839 4.400157428051847,66.463997360625839 4.400071621685272,66.464031623036831 4.399934356963996,66.464093310387824 4.399797092243368,66.464154972357051 4.399694111905226,66.464202959592726 4.39974557047928,66.4642440589259 4.399917183605038,66.464298883108214 4.400054512371028,66.464374269366076 4.400123144983364,66.464422230862084 4.400157493215269,66.464483891930641 4.400260473926918,66.464552440459187 4.400449260954852,66.464572977146773 4.400706680238017,66.464531852967539 4.401015558070404,66.464525015614171 4.40118717107828,66.464545552333647 4.401341609981731,66.46453871506381 4.401547570843271,66.464504428058845 4.401719120109838,66.464483891130527 4.401925080970419,66.464449604051353 4.402113804251192,66.464429041840503 4.402371287134828,66.46438794265903 4.402542899985099,66.464360517937976 4.402817493339062,66.464339955612445 4.402920410235303,66.464346818035821 4.403195003714714,66.464367354852399 4.403349442739177,66.464401616632529 4.403452423241117,66.464408479038966 4.403606862157702,66.464408478962412 4.403744126952989,66.464374217047535 4.403898565847347,66.464367354504517 4.40408741637739,66.464360491942884 4.404327661755603,66.464360491825019 4.404619365567265,66.464360491682356 4.404842436844336,66.464333066910072 4.405031223741865,66.464319367090241 4.405271469093583,66.464312504492199 4.405408733989384,66.464312504425919 4.405597521050212,66.464353628737115 4.405649043257342,66.464408452733181 4.405751960332155,66.464476976232604 4.405837766917379,66.464518075092428 4.405992333205364,66.464572898676593 4.406198230814662,66.464661983611705 4.406284037482882,66.464730506422015 4.406489998614108,66.464792166635476 4.40664443757912,66.464812728373829 4.406850334911561,66.464812728273344 4.407073406234741,66.464805865819031 4.407193560758128,66.464819565220978 4.407399458275322,66.464881250442716 4.407622593515533,66.464977171336812 4.407794270220215,66.465038856184663 4.407880076716028,66.465052555474969 4.408034515673863,66.465073116998241 4.40818895444285,66.465031993709246 4.408257586738078,66.464984008097943 4.408326219158348,66.464977170995411 4.408532180088103,66.46497717089602 4.408703729323483,66.464956609136209 4.408909690107368,66.46490862331521 4.409149935266695,66.464846963178502 4.409441638935087,66.4648126765711 4.412582129461486,66.464805787541437 4.412839548911043,66.464846885777305 4.413028272298481,66.46488114688168 4.413234296870793,66.464901708525431 4.413457368373062,66.464970230606113 4.413611807422422,66.465031890246877 4.413646155598237,66.465086712751159 4.413646155794081,66.465155234424415 4.413474543167591,66.465244342671653 4.413405910934062,66.465312863944021 4.413371626700943,66.465374522824334 4.413371627020505,66.465484166238909 4.413371627281471,66.465573248004972 4.413474607972974,66.465655467293644 4.413646220792184,66.465634906097335 4.414058078999206,66.465641768021641 4.414401241046054,66.46560748248929 4.414658660201605,66.465552660995868 4.414864557428452,66.465532099701363 4.41510486624077,66.465497839296887 4.415448091812713,66.465436155355405 4.415825601794113,66.465374496476386 4.416134479366579,66.465319674453596 4.416409072566948,66.465278551532137 4.416735060633942,66.465257989963078 4.416992543488073,66.465237428408059 4.417164156337396,66.465230566105589 4.41738722758461,66.465216866776842 4.417541666480624,66.4652305659408 4.41776480152031,66.465285387921938 4.41810796367915,66.465299086966326 4.418262402609193,66.465326485263645 4.418502647932374,66.465340184330458 4.418691498520387,66.465381306944536 4.418880285499759,66.465422404262156 4.419017550567311,66.465504624026252 4.419154879260652,66.465593705648018 4.419206337899113,66.46567592488428 4.419172053679776,66.46574447017413 4.419034725380476,66.465799291181838 4.418966093091533,66.465847249981877 4.418983267383506,66.465950029268512 4.419206402545861,66.466052808040203 4.419412300054371,66.466141887672691 4.419635371606562,66.466244665652866 4.41975552629463,66.466333744637552 4.419944313285681,66.466381702295038 4.420064404442459,66.466498177866512 4.420150274724779,66.466587255960448 4.420167385317149,66.466655773495532 4.420321887958919,66.46672429078032 4.420596481407364,66.466785946023393 4.420768094290311,66.466799669542112 4.420974055299922,66.466854462849469 4.421111320150199,66.466861324567802 4.421368739528181,66.466902419411653 4.42167761727454,66.466929815875133 4.421883514612994,66.466964074106471 4.422209566494244,66.467039452197128 4.42241559121673,66.467135364778784 4.422552856330225,66.467238138698278 4.422690185089718,66.467354635484256 4.422827450241803,66.467471106499289 4.422964778904113,66.46755331950358 4.423153502461831,66.467669814793183 4.42341098579937,66.467841100737559 4.423634057343665,66.46795073318799 4.423925825137631,66.468142576247715 4.424166134348765,66.468272741092562 4.424286225455077,66.468375510329906 4.424389206185356,66.468485140484546 4.42437209602824,66.468567350215196 4.424406380747051,66.468676979558381 4.424509361761272,66.468882514341132 4.424629516477534,66.468985281064988 4.424766845054738,66.469040094821608 4.425178639415297,66.469019536306533 4.425384600131962,66.468985280711578 4.425590497260989,66.468957861048096 4.425933786449377,66.468944163706851 4.426242664003974,66.46892360516452 4.426602999956674,66.468903046582724 4.42703203207154,66.468937276773644 4.427443890199167,66.468978393348038 4.427890096460641,66.469067437186908 4.428424208116736,66.469140967408592 4.429255429914613,66.469189121174935 4.42942971445965,66.469274759050364 4.42968452595598,66.469349701363925 4.429885589099329,66.469392507399874 4.430126915791151,66.469456754179348 4.430341463776312,66.469526323160338 4.430462127179723,66.469579849290525 4.430515748373661,66.46963337533532 4.430515748581465,66.469708291458772 4.430475548803442,66.469745774678188 4.430368306906709,66.469815342995318 4.430301264893233,66.469884936324902 4.430287843910716,66.469949156724482 4.430301265285251,66.470024097117943 4.430328107762756,66.470077622221382 4.430408507586766,66.470099037243941 4.430488970957355,66.470099011983834 4.430529170763413,66.470072249445366 4.430569370464251,66.470008029350922 4.430569370208985,66.469917046422424 4.430703454371131,66.469826037878434 4.430783853986327,66.469772512187973 4.430931359447394,66.469729706650966 4.431132422390526,66.469702943646396 4.431333549014189,66.469702943558389 4.431440854813497,66.469740401496324 4.431641917974594,66.469793927131533 4.431829623608132,66.469858147675765 4.432017329181862,66.469900952844696 4.43220503471067,66.469927715466383 4.432419518985376,66.469965173019972 4.432620645776264,66.470029393117173 4.432902172223861,66.470056155560655 4.433143498775319,66.470077570532823 4.433384888975905,66.470115027850142 4.433572594525945,66.470152485134335 4.433760236496242,66.470200662457017 4.434001563027512,66.470216704651719 4.434162426164196,66.470222052013483 4.43430993174576,66.470227399379937 4.434618236741327,66.47019528943396 4.434859563141533,66.470163154251964 4.435060753284813,66.470136391718412 4.435154574217083,66.470141764350487 4.435315437462468,66.470189916482184 4.435288658900337,66.470248788672777 4.435154574581928,66.470280923698837 4.434899827107365,66.470345143174754 4.434738964215812,66.470430777218922 4.434765743074666,66.470484301446291 4.434873048775201,66.470489648773551 4.435141217550507,66.470478953913087 4.435355701593703,66.470436124342655 4.435623806662111,66.470387947283527 4.435757890937256,66.470339770187977 4.435891911536108,66.470264830688549 4.43602599568845,66.470168501209599 4.436106395168548,66.470061451231714 4.436200215812278,66.469954400789405 4.436240479052802,66.469858044927136 4.436307457295689,66.469718883195782 4.436387920417784,66.469622551632597 4.436495162417822,66.469590440996967 4.436615762025734,66.469579720592691 4.436696225429343,66.469595788481456 4.436790046426994,66.469627899030201 4.43677668912581,66.469729578080774 4.436803531663323,66.469815239380225 4.436830374268567,66.469927637862668 4.43687063799583,66.47002396819876 4.43687063815803,66.470088188226939 4.436870638334289,66.470157780757404 4.436790175190874,66.47024341540623 4.436736554440073,66.470355811992391 4.436723133567585,66.470468208055891 4.436776754839872,66.47055918894246 4.436843924599465,66.470692998602928 4.436910903315142,66.47074117493186 4.437058408899612,66.47075186950498 4.437179072023367,66.470709040445101 4.437272892729275,66.470628754732019 4.437460534199247,66.470489597252609 4.437581197136174,66.470371853846984 4.437688438981596,66.470280872213507 4.437849301879324,66.470195212439279 4.437983386130082,66.470136340082817 4.438224648849082,66.470077467545664 4.438398932964503,66.470013222199228 4.438546438457313,66.469986459533033 4.438626838105298,66.469943654402698 4.438653680271641,66.469879408769899 4.438640194973146,66.469659983629256 4.438693879387662,66.469563626629622 4.438760921434086,66.469499405227651 4.438841321073361,66.469451226444178 4.438894942086297,66.469440506008098 4.438961984286051,66.469440505982789 4.439042447735791,66.469477989550796 4.439096068875212,66.469520795428267 4.439109490239739,66.469606432222577 4.439109490482005,66.469708136575676 4.439163111826694,66.46983660329154 4.439163175575428,66.469895476300877 4.439364238960663,66.470061374269065 4.439431281377575,66.470152381855314 4.439417924213546,66.470312930787912 4.439417924789534,66.470548442718311 4.43945818838986,66.470596619336291 4.439511809516982,66.470634075953114 4.439605630531353,66.470676879830194 4.439739715000491,66.4707089889706 4.439833535843284,66.470682227072132 4.4399005779073,66.4706287032364 4.439981041106352,66.470564484571483 4.440088283097656,66.470532375151208 4.440182103967481,66.470516307798434 4.440275924876106,66.47051630776231 4.440410009304653,66.470532375027275 4.440624557151924,66.470575179032735 4.440798841555452,66.470634050231126 4.440932926058932,66.470682226647199 4.441053589452886,66.470751792246702 4.44114747426221,66.47087488105754 4.441214516790657,66.471014036277225 4.441281559164278,66.471088973438242 4.441375444117612,66.471270930346364 4.441455844069904,66.471356561104258 4.441549728710749,66.471410083314453 4.441710591960417,66.471474299707268 4.442045739460074,66.471538541089515 4.442220023827221,66.47158671574195 4.442381014261711,66.471640237432069 4.442568656152734,66.471677692428997 4.442649119655879,66.471741908163565 4.442689383301782,66.471811496059232 4.442796755404347,66.472956755505635 4.44286379788614,66.473074511847202 4.443426979201394,66.473679224308839 4.443440336902455,66.473738088241333 4.443225852974571,66.47380229879046 4.443145453271047,66.473813017364435 4.442890705730511,66.473823055063846 4.442572350692764,66.473789613346554 4.442388016831115,66.473916722477966 4.442672914648989,66.474050488806384 4.442957812480876,66.474190962860476 4.443075169124633,66.474578939792821 4.443075233537381,66.474879955737606 4.443092026680667,66.475174259865355 4.443242840154102,66.475314727644374 4.443527801874666,66.475562246580836 4.4436283656838,66.47576290791875 4.443645158600783,66.475970250425561 4.443645159063361,66.476137469823257 4.443477617801485,66.476338126651825 4.443276555708273,66.476625756318782 4.443025243689998,66.476873237267355 4.442974994214116,66.476993622942743 4.44217666025433,66.477719354429283 4.441860278181724,66.478041841733656 4.44176944735557,66.478203096398403 4.441813019122538,66.478436239212144 4.441991629163556,66.478615696600571 4.442125078141722,66.478848911156518 4.442303688180794,66.479028365574052 4.442438217923226,66.47908229994465 4.442481217512777,66.479405072022175 4.442115542138239,66.480444616574516 4.441888401744702,66.480892604117344 4.441839235673508,66.481609649659532 4.442061417563965,66.482022168279514 4.442013586507215,66.482506179576106 4.442097488133329,66.483510174199751 4.44200532250703,66.483904434808892 4.441909660676073,66.484890248049169 4.441995978110509,66.485499766330577 4.441994325403187,66.485786559226909 4.442081977741016,66.4861630627951 4.442170647115915,66.486360311464409 4.442707685176084,66.486719287203456 4.442974011120731,66.487257275124875 4.442927960179149,66.487454389185146 4.442612722765888,66.487579563543946 4.44193651486558,66.487973256061437 4.441261133397774,66.488241444490725 4.44099010362942,66.488492137341922 4.440674612060374,66.488671068976643 4.440223383163859,66.489011133750708 4.440086819473458,66.489297785535982 4.440082815232523,66.4899967451435 4.439539675472108,66.490695156269908 4.439133226373334,66.491053213334894 4.438862641696883,66.491232151781531 4.438412302777487,66.491410963067153 4.437917629157154,66.49150007860635 4.43769303175041,66.491499902358981 4.437465828574217,66.491947691372218 4.437149129611082,66.492323698995179 4.436878417883826,66.492520546383886 4.435302359264771,66.493146285041689 4.433997457326375,66.493503476100983 4.433592597326104,66.493592659738241 4.433188118686743,66.493628116590187 4.432557263215134,66.493950096216992 4.432375221380268,66.494362033030868 4.432597912306373,66.494684808808913 4.432865510078505,66.495025521807975 4.432907684303499,66.495491415197492 4.432996163346926,66.495724421560453 4.433264205866185,66.495975517529004 4.433845833196541,66.496388125702282 4.434068460695862,66.496746705252448 4.434291532838849,66.496997715365012 4.434694168524478,66.497284778806886 4.43567957534364,66.497805253730391 4.436082719333422,66.498002712348082 4.436396558205461,66.498110498764433 4.436844354769159,66.498361721691722 4.437246291362414,66.498774164520242 4.437872570948226,66.499222603146634 4.438363621952123,66.499760522555988 4.438407639062559,66.499921787870804 4.438316427545593,66.500154576590617 4.4381359109536,66.500297750761177 4.43795463178644,66.500566285002677 4.437729335605326,66.500691469115694 4.437413209197647,66.500977810433241 4.436915930725943,66.501496823965752 4.43650840236873,66.502051724584575 4.43650751282642,66.502212975113324 4.436595991889848,66.502445943797071 4.436547653937767,66.503037021779079 4.436411281650603,66.503305576852441 4.43614082466938,66.503466517246167 4.435780871988319,66.503573650905409 4.435420410903784,66.503752424061972 4.435149318448373,66.504002961032597 4.434922497443414,66.504378887534401 4.434786951351506,66.50452206260357 4.434381011864193,66.5048082592821 4.434021249734237,66.504861659754482 4.433660979455124,66.505022514648317 4.433570403591196,66.505147827401714 4.433390395497262,66.505201378094739 4.433253197458075,66.505613204467323 4.43311720665934,66.505828006440979 4.432936563239483,66.505989006040807 4.432711267316587,66.506114162957246 4.43248622533965,66.50616771162845 4.431810274021856,66.506543203000945 4.431223691289753,66.506972512380742 4.431222484277659,66.507187428427486 4.431939467056093,66.507510440452606 4.432669360300048,66.507584033086005 4.433197492723339,66.50783961818405 4.434019045625884,66.508164888325325 4.434371113564328,66.50846690893917 4.434664470447381,66.508536620750675 4.435544668275244,66.508745704650337 4.436190154880522,66.508861881038754 4.436600867775447,66.509047742652498 4.437305064385737,66.509256822463783 4.437657130185479,66.509256822095296 4.437891840262186,66.509187136923785 4.438243904857518,66.509001275555562 4.438889452613253,66.508745701160848 4.439358872233432,66.50851337010242 4.439945647157613,66.508281036768722 4.441353970300082,66.507653738754684 4.4419993907711,66.507351682139387 4.442586229726831,66.507165806906826 4.443114358730439,66.506886991791816 4.4436424242945,66.506631421090546 4.444170554011468,66.506468763052695 4.44499210567652,66.506654642223964 4.445344171669355,66.506677889402269 4.445930947120018,66.506492009192556 4.446576430953129,66.506096971885029 4.447045850815599,66.505841393177178 4.447926046409189,66.505655506519631 4.448630241344491,66.505562562470303 4.449510374385659,66.505585785100209 4.450390635066241,66.505701976227343 4.451153412776812,66.505725198839997 4.451622897125747,66.505632255265937 4.452385737599625,66.505469615824921 4.453148514184077,66.505237254182674 4.453970063271291,66.504865471345582 4.454439483494212,66.504633104293504 4.454242107828943,66.504038437217659 4.453793993496268,66.503680391033114 4.453735347154364,66.503564189851517 4.453793991168675,66.50312268068744 4.454263411983403,66.5030064765578 4.454498122158816,66.502890297232824 4.454850187946554,66.502843820147959 4.45496754271403,66.502704388976724 4.455239208421713,66.502516867234874 4.455419407336776,66.502427463877794 4.455691135940807,66.502051508094766 4.45564800899495,66.501729079593062 4.455695267655659,66.501335025375369 4.456056555518646,66.501012914860581 4.456327648483996,66.500726548952017 4.456507529681051,66.500708813056917 4.456867736934663,66.50056581758534 4.4571826561044,66.50049447062419 4.458171938891359,66.500334140611955 4.458442142063237,66.500226892482402 4.458715460105646,66.499564348065448 4.458851324511346,66.499367430534619 4.458988269711275,66.499009266469685 4.459034765718249,66.498740589682697 4.459125342025687,66.498615219592025 4.459530773985381,66.498418521180369 4.46034030287655,66.498240138070017 4.461285187857825,66.498008112210698 4.461869801776576,66.497901156290936 4.462499640305286,66.497740482314995 4.463534084432971,66.497526467027868 4.464163160107578,66.497509131824899 4.46497078180962,66.497671091645714 4.465464819417077,66.497707423989198 4.466138865353907,66.497672199787516 4.466948394427805,66.497511725883612 4.467308601943278,66.497368737343223 4.467533580663385,66.497315195134263 4.467714097706033,66.497172029162144 4.468209915579749,66.496885795490655 4.468930076391704,66.496653580861562 4.469784257988969,66.496546871090004 4.470324028897767,66.49642194339053 4.47041428744682,66.496350357946909 4.470325427741763,66.496171128967333 4.470057131921368,66.495973806832225 4.469789980575067,66.495561443532623 4.469790870742429,66.495400200410415 4.469972087319048,66.495149501635993 4.470242481508462,66.495006449197064 4.470872574650659,66.494792032724817 4.47109888875184,66.49450549464251 4.471010601350896,66.494236668569414 4.47096881035341,66.493699058082257 4.471060340679853,66.493412482274536 4.472094022351795,66.493341744727346 4.472453912149377,66.493252484871192 4.47285851795753,66.4932170529339 4.473668365419234,66.493002772257455 4.474208645274873,66.492788212606584 4.474569488968347,66.492537714342802 4.474884599259309,66.492430483142215 4.475380417575688,66.492144220285823 4.476461676995879,66.491607648113813 4.477091388926782,66.491482771312874 4.477900282671695,66.491429770836504 4.479337934447186,66.491413187478386 4.48010204865562,66.491342242814341 4.480732205799117,66.49112776972369 4.481002854609748,66.490930911590738 4.481272994667221,66.490841542354019 4.481903851435736,66.490501654117722 4.482353236887453,66.490466218323903 4.482712745272133,66.490466571125083 4.48343182561023,66.490413467750898 4.483971342570611,66.490342293479841 4.484331741349115,66.490163399286359 4.485096936886521,66.489913227521285 4.4857269033913,66.489734582272803 4.486401585855839,66.489591851654822 4.487659801652232,66.489521330328785 4.488244416235057,66.489414363449455 4.488918271882834,66.489415018734633 4.489546521120328,66.489523119752164 4.489770227987263,66.489684627720194 4.490218468579334,66.489846311065023 4.490711297873587,66.4900797482141 4.491339165416654,66.490241630628532 4.491788932545156,66.490170329907372 4.492464505568615,66.489866348127023 4.49291389107047,66.489830911494963 4.493407483619178,66.489938909923779 4.494124337694106,66.490262121085507 4.494661246705038,66.490638985447646 4.495420717450206,66.491356506534245 4.495599835522436,66.491446251928096 4.496228275426304,66.491518531922509 4.497037042004277,66.491501369289082 4.497575795641833,66.49155562960361 4.498203917461464,66.491681640052278 4.498786878065553,66.491861380231541 4.499369138884762,66.492166547423892 4.49963571662195,66.492668531569592 4.499769546221367,66.492812000562822 4.500262884122011,66.492955821584658 4.500757112631,66.492956250060431 4.501835319529604,66.492939340517836 4.50205959872356,66.492993295284634 4.502417389369081,66.493262412043876 4.502550773566144,66.493513406952815 4.502729891546796,66.493603144600726 4.503268263340947,66.493729094333744 4.503762555467103,66.49369368847195 4.504122827224696,66.493532786139511 4.504930575751916,66.493694797488715 4.505154409576535,66.493820419115778 4.505557743059927,66.493982075729122 4.505781704085534,66.494107695910813 4.506947624809879,66.49444922349582 4.507351594447893,66.494521293246265 4.508069402188086,66.49468319739556 4.508652553359812,66.494827058107745 4.509235450028168,66.495006775705406 4.509458838372361,66.495221996537339 4.509683244760955,66.495240114267148 4.509951348900013,66.495509105999915 4.510310093687378,66.495599038121313 4.510668265774594,66.495814379872087 4.510981912933135,66.495940066459795 4.511788388624196,66.49631704679723 4.512101526717102,66.496532306749231 4.512325042211836,66.496729599423261 4.512593718956491,66.49687319629885 4.512817107217838,66.497070461080057 4.513264774481065,66.497339609511371 4.513802127860196,66.497644684574979 4.514293238247518,66.49816462371416 4.514470447041143,66.498594756982271 4.5145133811374,66.498935189869343 4.514647337690801,66.499060734704301 4.515095641129145,66.499222357421999 4.515903452707137,66.499366418853811 4.516935925122397,66.499474855073785 4.517789152471363,66.499529375486659 4.519181642084931,66.499548573983503 4.519945756055318,66.499477602557292 4.520620629403549,66.499299126983317 4.521385316205537,66.499120700568568 4.522510720454195,66.498709725111794 4.522915580860563,66.49862048477722 4.523477423983264,66.49852502101659 4.523774406398991,66.498471405941359 4.525530730349784,66.498299373771346 4.526161396483425,66.498230313628198 4.526703012603903,66.498125022140457 4.527782745968589,66.498057725471284 4.528186970061844,66.498059338222248 4.528634764925688,66.498114919852796 4.528109116480195,66.497593291342426 4.5280224202432,66.49746753752855 4.527712081013489,66.497305046725785 4.527494863241951,66.497017554778949 4.527458226592377,66.496694960290299 4.52764147961568,66.496552370441805 4.527509049608228,66.496462290591964 4.527152085959278,66.49637125279699 4.526217632799972,66.496027080302355 4.526084566640258,66.495954888930584 4.525461279751226,66.495737381124343 4.525331585171269,66.495539778200012 4.525560253817726,66.495379442176599 4.526328884697666,66.495185515855454 4.526603414326178,66.49498954667709 4.526795827977555,66.494488718085364 4.526983724927326,66.494166947761542 4.527444306697384,66.493720912743143 4.527630867734314,66.493452909849069 4.527551105492527,66.49305844750495 4.527515359360305,66.492699965980492 4.52729992263075,66.492340723168127 4.527262395240086,66.492053904897105 4.527448002046851,66.49182169596709 4.527406657760031,66.491678196039089 4.526963951793733,66.491425544256472 4.5263833448145,66.491297768094086 4.526251296400004,66.49118969987245 4.52522925567457,66.490755506651837 4.524297537282157,66.490303739158804 4.523993241059808,66.489908269147506 4.523995912860187,66.489800774658661 4.523646264549813,66.489423040487253 4.523434071873893,66.488938356947813 4.523217744274971,66.488614901656405 4.522997345378296,66.488452706093895 4.522598146427174,66.488253961479771 4.522374948523733,66.488199315840617 4.522159893150119,66.4878220867962 4.521898213423797,66.487516387410921 4.521779078390514,66.48690656558405 4.521877606925957,66.486566422112475 4.521884922442324,66.486279713881189 4.521932628181646,66.486172380216132 4.521902352432281,66.485598724502395 4.522091139784658,66.485241068503882 4.52209718301487,66.485008090176819 4.522463370989975,66.484740724701467 4.522918990834373,66.484491658341867 4.5227984562271,66.483935560398564 4.522403773600979,66.483557560888471 4.521827237394081,66.483268397638682 4.521384594517749,66.483015660691919 4.521210374489972,66.482799855417284 4.521126031615908,66.482584401262585 4.520950094028667,66.482440293474014 4.520239664367796,66.482114787222812 4.519754404676426,66.481772208257595 4.519094415971469,66.481231756965926 4.518524240770227,66.480691646980731 4.517864824445833,66.480133270572935 4.517154903473902,66.479789781860205 4.516402365690817,66.479356449386202 4.516090308200422,66.479265550943978 4.515514216945859,66.478958435434549 4.515112727541358,66.478849204232262 4.514847357931173,66.478686793877756 4.514716772283053,66.478524886804252 4.514317572853509,66.478326063124129 4.513655802645335,66.477857226394519 4.513437248104511,66.477623271251773 4.512643365499215,66.477046317046231 4.511978478263893,66.476702962408098 4.511717243247073,66.476379171903872 4.511311046811389,66.476267533756115 4.511158643842886,66.476044508262802 4.510879217124043,66.475689716080922 4.510523652110929,66.475588338706629 4.510142707779931,66.475466710541696 4.509812522156785,66.475304530358102 4.509533031550871,66.475182850391604 4.509431450772347,66.47501053041664 4.509431387345917,66.474828045989625 4.509431387515743,66.474655698360507 4.509380565433286,66.474452960130833 4.508974178152642,66.474300886406539 4.508694814765565,66.474148836995596 4.508389945058661,66.473733186898698 4.508212162677385,66.473510138750129 4.507881913749032,66.472922118404668 4.507858442812836,66.472705570097361 4.507687911760204,66.472346241016169 4.507513373304649,66.472148276139137 4.507387749037128,66.4717891155926 4.50739697238446,66.471430504787122 4.508110265688066,66.47110725133048 4.508872091555484,66.470640851932913 4.508922850453889,66.470377216719044 4.509430755507753,66.470164278611691 4.510040368703734,66.470022318900675 4.510573716612966,66.469941173505561 4.511081621550125,66.469890473290192 4.512351542942618,66.469748486900144 4.512757866971367,66.469636945332113 4.513087989317352,66.469576104283689 4.513392796098542,66.469342878742125 4.513595958283155,66.469119816612221 4.513529870576296,66.468747545805243 4.513678394320524,66.468210117049139 4.51359405113419,66.467994562086574 4.513570389561442,66.46758862253327 4.513722729548263,66.467253967199255 4.513697286984,66.466817919617938 4.514052852609245,66.466432546660002 4.514205192415626,66.466300707180551 4.514306773643786,66.466037051331057 4.514357532550614,66.46579365093443 4.514357469204348,66.465489422319649 4.513976524765781,66.465235899794877 4.513857897409208,66.464713255413486 4.513961577880938,66.464175563142007 4.513701296710362,66.463815732720818 4.513660524493467,66.463654082359113 4.513529048106824,66.463527980713963 4.513402533238038,66.463204574288056 4.512962624758745,66.462843998146568 4.512881461956632,66.46250284511332 4.512703742944935,66.462430380069236 4.512579963236691,66.461999294595998 4.512363698297055,66.461675489870061 4.511970541244809,66.461243356789623 4.511751032235631,66.46104510194111 4.510967389634738,66.460073082877827 4.510572833135193,66.459694696535578 4.510272288435916,66.459155243224785 4.510147681722569,66.458760011052604 4.509761457892921,66.458058649057222 4.509815587940018,66.457700042776409 4.509953552445236,66.457574996243991 4.509958132250708,66.457395589325216 4.510097050881358,66.457234679738704 4.510151626180505,66.456858117960479 4.510122367003901,66.456247887039012 4.510317705557809,66.455638587655827 4.510327374011069,66.455261825126854 4.510288446355766,66.455028390021695 4.510405356837677,66.45480639876628 4.510576588020771,66.45465594686425 4.51074775558382,66.454546533615385 4.510918923136513,66.454471319618634 4.511124375102844,66.45432770568047 4.511192816707939,66.45421145097572 4.511158595940142,66.45415673081115 4.511124375176322,66.454088330437244 4.511141485576907,66.454060970236711 4.511090090794587,66.454054155419271 4.511261321934771,66.454047290130561 4.511449663488326,66.453972074630144 4.511637941428691,66.453917353951624 4.511740667405176,66.453869498496729 4.511706446632711,66.453828457821942 4.511803829598509,66.453742539741384 4.512083066149233,66.453630144116261 4.512322675276993,66.453548087167434 4.512665073998561,66.453390787451809 4.513307699783513,66.452905239462538 4.513592470212961,66.452688214516797 4.513300257801426,66.45260330215504 4.512636196522371,66.452353939848066 4.512184711203794,66.452083321263729 4.511786274437876,66.451908241767072 4.511162031362328,66.45177029258663 4.509555053870831,66.451430704655763 4.509207057757474,66.451345838508132 4.508590765606607,66.451209072645597 4.507906031897654,66.45099019018302 4.507084287839339,66.450709749750388 4.506279717779477,66.45041566193602 4.506331048967477,66.45033356917142 4.506313938588802,66.450217295868455 4.506502280151649,66.449971065297433 4.506570721733229,66.449875288673965 4.506519390566226,66.449772695697646 4.506194102305954,66.449540143322594 4.505852912188796,66.449338993364208 4.505560699769186,66.449198152086069 4.505201190717482,66.448979239390425 4.50430769750424,66.448291601476839 4.503915430642628,66.447823311194213 4.503567688960117,66.447373151973267 4.50339175087407,66.447228802909621 4.503176885058818,66.446850966707501 4.502694868128152,66.446382245451119 4.502077049377905,66.445948913473345 4.501594459973493,66.44549812712863 4.501423737687078,66.445156358294582 4.50116441027895,66.444760336394694 4.50099419685246,66.444585028830531 4.500989299081965,66.444580079902607 4.500957940627344,66.444476379437205 4.501184001348196,66.444314780579518 4.50141413294065,66.444100281730996 4.501640511700739,66.44402940454259 4.502277158228288,66.44372685491075 4.502594368363907,66.443620423834886 4.50295508596897,66.443568028771466 4.50331853868655,66.443407964334099 4.503544026944257,66.443372991921947 4.503726898233204,66.443248050375985 4.50413583024458,66.443070194449831 4.504498392458972,66.442946008925233 4.504859491706955,66.442875683987609 4.50522396213684,66.442679682172496 4.505723979947928,66.442448376839167 4.505904052517737,66.442431129857766 4.506179154534522,66.44221681684337 4.506633375012061,66.442021188637725 4.507270912019298,66.441682680295543 4.507543660567589,66.441558134332354 4.507728885308988,66.441343485539576 4.507955836527011,66.441254595142837 4.508184505133496,66.441093972933118 4.508462278630501,66.440771942561142 4.508646167618171,66.44061107733873 4.508752582689088,66.43996513118654 4.509119279332565,66.439679351874702 4.509259151977898,66.439482415804918 4.509401250859738,66.439195683912487 4.509956925004524,66.438551570067361 4.510005012170407,66.438426074029977 4.510186611296389,66.438354953429197 4.510329155408445,66.438050264045586 4.510605656723865,66.437782091875945 4.510700050059607,66.437602871051794 4.510897232796519,66.436921347890021 4.510858432199689,66.436687741315566 4.511183847529201,66.436258055079108 4.511371425650626,66.435953567443875 4.51151638677005,66.435559104578616 4.511703392419963,66.435272479205267 4.511895995422628,66.434770450643896 4.512041401760205,66.434357958748762 4.512010361095783,66.433819082028606 4.512193741165295,66.433676132360205 4.512383100211253,66.433299733077178 4.512519665264642,66.433228471575077&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CALDERON&lt;/SimpleData&gt;</text:p>
          </table:table-cell>
        </table:table-row>
        <table:table-row table:style-name="ro1">
          <table:table-cell table:number-columns-repeated="2"/>
          <table:table-cell office:value-type="string" calcext:value-type="string">
            <text:p>&lt;SimpleData name="PARROQUIA"&gt;Calder?n&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603465520247609,66.430537396130248 4.603603865961372,66.430349305782173 4.603769880670309,66.430083778931873 4.603714604591434,66.429751828648122 4.60344268110685,66.429364505757121 4.603078271956615,66.428888760312972 4.602773907635316,66.428246956929186 4.602524946754234,66.427959274568565 4.602408670921016,66.42762078992051 4.602349006198648,66.427396419552068 4.602456438762667,66.427267506657145 4.602862381229015,66.427109939756136 4.603125015765996,66.426899866029117 4.603029540214651,66.426732771202197 4.602662523978649,66.426506548505017 4.602352818361504,66.426342281225402 4.60212783733125,66.426034286409703 4.602326481797857,66.425623557243142 4.602473286197585,66.425232392392417 4.602918856044719,66.425076480387929 4.60369232251336,66.424910610961192 4.604233303531598,66.424737892493866 4.605280409220584,66.424515137965244 4.606104761368369,66.424279013663735 4.606363960985477,66.424077305873269 4.606372164843324,66.423766680067814 4.605982375148671,66.423178560560004 4.606004637483963,66.423120638616012 4.606111688629424,66.42306481399838 4.606291061588734,66.42302566837418 4.606509934784069,66.422981897968839 4.606572524217235,66.422913108755509 4.606474695077427,66.422756323424551 4.606377883596756,66.422588442742907 4.60632941407128,66.422470498482383 4.606353711783769,66.422402466056425 4.606498863580958,66.422302640933339 4.606535119381682,66.42221193880205 4.606426285729367,66.421980519421268 4.606160086437296,66.421622089446174 4.606063338848513,66.421513213680271 4.6060875090372,66.421390715126265 4.606135913900486,66.421309057486468 4.606268980489047,66.42125461882388 4.606486708804904,66.421227399315896 4.606740820784466,66.421231923012144 4.607297323191638,66.421304507295375 4.607512189582605,66.421351110867448 4.607660268235205,66.421422482055547 4.607781313458784,66.421449675783506 4.607914443909904,66.421440627907515 4.608120023081695,66.421390713352906 4.608410390702605,66.421277261775543 4.608882229124927,66.420914309702269 4.60895480454027,66.420782760159369 4.609015294835984,66.420705624526889 4.609148361497192,66.420664781879992 4.610249406935149,66.420587670197861 4.610978030264908,66.420477449624869 4.61119575854766,66.420441560241599 4.611349434223045,66.420431362000599 4.611567289873102,66.420421087872398 4.611720965549972,66.420410851711182 4.611900274931828,66.420380092919075 4.612105217980438,66.420322467594019 4.612233323204623,66.420272525584409 4.612348579359269,66.420163643725033 4.612463899225827,66.420072706265074 4.612592004314959,66.420000977114981 4.612720045856915,66.419939458697698 4.612924988782257,66.419862623605283 4.61304030898447,66.419828035076279 4.613232467111889,66.419802406319448 4.613437410498645,66.419801142381985 4.613552667368629,66.41981137853567 4.613719191955227,66.419831876167876 4.613975339588614,66.41986262257852 4.614167498068769,66.419893419563564 4.614385227052903,66.419970241515529 4.614474850414529,66.420031734374987 4.614615741588235,66.420118855305958 4.614737423316201,66.420209792376397 4.61483347123125,66.420303307113528 4.614961513655615,66.420385296461433 4.61501284526155,66.420441657699584 4.615115253570409,66.420476232534043 4.615211364758872,66.420514648978013 4.615384250204634,66.420550537890904 4.615544350370414,66.420558221025388 4.615646822080219,66.420558220926168 4.615749293635072,66.420532593003514 4.615915817819991,66.420483940343246 4.616056708268727,66.420450654260065 4.616159179839068,66.42042757891096 4.61629364595981,66.420399398134094 4.616460170270121,66.420371242567711 4.61660748523615,66.420363571712883 4.616754736642581,66.420363571567947 4.61681236503905,66.420360980908384 4.6169021151542,66.420345614116769 4.616998162334773,66.420317433283515 4.617126267594094,66.420271307664109 4.617215953895238,66.420222654565862 4.617280006428738,66.420184212239221 4.617324785883429,66.42014579514688 4.617344058562092,66.420081749733896 4.617337633785619,66.420015126181156 4.617305638334383,66.419876798355475 4.617305637379423,66.419725617491125 4.617305699814349,66.419541161192143 4.617280064919319,66.419374648937762 4.617318100595499,66.419123614627452 4.617565596735195,66.419014727597173 4.619644414306876,66.418509891987554 4.6197681303981,66.418430676591754 4.619644413099909,66.41833166993402 4.619395897881157,66.418237364417834 4.618902048271328,66.418113839257671 4.618209107250722,66.418004948838004 4.617629451487648,66.417933315602241 4.616734173632526,66.417620238291235 4.616092945128624,66.417443261837064 4.615850982107955,66.417434187612074 4.615560677353641,66.417420538273063 4.615306501482088,66.417379753841928 4.614991962029301,66.417329793774798 4.614762084292723,66.417298045794951 4.61455637722536,66.417239048803921 4.614374967578536,66.417084755715535 4.614290240618059,66.416826115257194 4.614314473888826,66.416653669858789 4.614435514972921,66.416081927206307 4.614447599724924,66.415986601797428 4.61436293756621,66.415904888705782 4.614180128859462,66.415797985163465 4.613675529671612,66.415668709702189 4.613274101611657,66.41550555951531 4.613032074355185,66.415401182257568 4.612935326419248,66.415269553310736 4.612983730647484,66.41511979813302 4.613104647705322,66.415010893806567 4.613721701142009,66.414620623904554 4.613721700708133,66.414561620376688 4.613588696875456,66.414484465753432 4.61341924611873,66.414430012535163 4.612983725034273,66.414348307419971 4.612451393530407,66.414289316519046 4.611616608942331,66.414298405766004 4.611217280951999,66.414271154056678 4.61096323236293,66.414230326595444 4.610745503583866,66.414180398077477 4.610455198075987,66.414048788225998 4.609644579463358,66.413381639258134 4.60917273604252,66.412955015563995 4.60906383875943,66.4127825436655 4.609051751909778,66.412591917979242 4.609160581271727,66.412192534596443 4.609100153446861,66.412097194470661 4.608991256867748,66.412020082800638 4.60885812618925,66.411988264794672 4.608688803000666,66.411974662943535 4.608471011060292,66.41197921408488 4.608108067154144,66.41202008387782 4.607829784618369,66.412038237113094 4.607745122838136,66.412006431712427 4.607696717177455,66.411956511207848 4.607624140196938,66.411843042458784 4.607672544995836,66.411779506705429 4.607962911762313,66.411607051507957 4.608096041247294,66.411484529558635 4.608180701767714,66.411352879808859 4.608253277358389,66.411284791777447 4.60826536203618,66.411189498673224 4.608224714610162,66.410900785501468 4.608180697518442,66.410808246941826 4.607975053232494,66.410635760378071 4.607309524310741,66.410122844838753 4.607200690756231,66.409973046430864 4.607019215479385,66.409573596346448 4.607043385433391,66.409464668004915 4.607309516738189,66.409183254684578 4.607333814080848,66.409097018433272 4.607249087762012,66.40895177792423 4.606970803888683,66.408797433922757 4.606716754232943,66.408615830607729 4.6065837498932,66.408475138885791 4.606511172440312,66.408311739168056 4.606438467465556,66.408111976359393 4.606474785419548,66.407884990613042 4.606511168039725,66.407785107607097 4.606680490258238,66.407689826251584 4.606982942935042,66.407603571832468 4.607139034915568,66.407522071296 4.60722032463827,66.407452455587674 4.607045530811296,66.407386228531493 4.606846121310779,66.407367541498331 4.606485212688685,66.407369741985477 4.605953454469519,66.407370880636307 4.605716580240871,66.407357655699414 4.605426148232736,66.407306980279316 4.605209055367734,66.407227780444771 4.605074143465759,66.407166079204686 4.604862838575105,66.407050515352111 4.604768953110665,66.406945925681327 4.604736702794902,66.406787421784401 4.604751330468816,66.406548551293426 4.604815127346859,66.406387515919292 4.604849919860575,66.406299917095481 4.604873708306452,66.406214695095414 4.604881277039677,66.406150866928868 4.604884775199396,66.406122063277294 4.60488477494958,66.406093209020256 4.604888145892843,66.406064266215111 4.604896223744038,66.406030480594538 4.604940175619758,66.405931348841392 4.604954041615407,66.405882541492645 4.604959574969151,66.405825995672302 4.605001618678799,66.405733994595138 4.605006452573932,66.405703167343532 4.605041753783386,66.405598723598033 4.605055174301953,66.405524803479523 4.605076545832641,66.405460467748711 4.605125141038694,66.405361687779802 4.605128448376503,66.405333566032255 4.605112737000424,66.405295075632225 4.605089837960239,66.405253853924762 4.605086848235761,66.405234077585476 4.605113562971578,66.405190655521068 4.605135634571074,66.405170499753439 4.605175452560603,66.40514101210357 4.605221058645664,66.405091267452192 4.605328427354888,66.405020254011632 4.605452842952887,66.404960342537819 4.605524591801172,66.404923166505881 4.605655113838128,66.404877492958292 4.605776540129458,66.404844894193488 4.605863682140815,66.404826204864747 4.606058320619293,66.404797475280475 4.606186871163278,66.404789306457218 4.606412677338146,66.404766570496975 4.606584544534245,66.404757314132596 4.606621182386913,66.404754228706992 4.606799982885197,66.404754987144585 4.606892467955846,66.40474006594205 4.607195111784004,66.404703243301057 4.607326715369259,66.404682100667344 4.607507805358901,66.404641484609499 4.607600290352631,66.404618167033703 4.607649840462035,66.404609340722416 4.607700662765278,66.404605420683936 4.607770121996298,66.40459603795648 4.607824060944286,66.404579144084963 4.607967049987009,66.40452843713912 4.608019080723723,66.404512858313979 4.608103042349496,66.404492676615021 4.60819120214343,66.40448086595616 4.608239798204964,66.404478918537237 4.608399516472383,66.404478918299674 4.608426613219493,66.404476768590726 4.60849060217755,66.404463744028646 4.60855688085607,66.404434913047169 4.608677225490705,66.404367185452514 4.608859141902621,66.404276240983691 4.608901567782512,66.404246499364632 4.609012180422315,66.404173207357118 4.609128072263642,66.404077292672895 4.609201856504453,66.40403677694799 4.609413477582817,66.403946539369414 4.60970034647329,66.403879467754905 4.609914130802134,66.403852355649036 4.610041281929946,66.403838293736328 4.610133258229208,66.403832881349203 4.610209078208866,66.403824206462119 4.61034163582055,66.403794641200747 4.610379164082622,66.403781641611246 4.610438891175225,66.403751545301134 4.610467514342568,66.403732981689259 4.61049588298017,66.403704048754904 4.610538436061389,66.403673648885217 4.610553065597315,66.403655591058055 4.610651274799174,66.403585408138412 4.610657125937156,66.403508345959082 4.610633653747201,66.403400453500339 4.61050548316643,66.403235705565962 4.610381956608252,66.40314086254358 4.610331005969637,66.403029630042823 4.610299964805437,66.402954184883541 4.610279037443381,66.402901350372915 4.610310903072495,66.402728859557584 4.61041502757742,66.40264182951023 4.610444223249052,66.402627792357777 4.610526848803162,66.402577511500482 4.610653617939882,66.402530012612658 4.610709465160976,66.402519718600672 4.610815753052249,66.402507249373926 4.610932536129134,66.402490708075391 4.61115675212462,66.402471030355343 4.611333898614788,66.402450593926062 4.611478223748194,66.402437871679652 4.611621022326979,66.402427476319971 4.611834615796848,66.402399072714346 4.611918959176045,66.402391586049859 4.612188845413749,66.402381999819553 4.612464328993599,66.402361107892162 4.612716659257305,66.402319273881389 4.613004227591825,66.402233430845328 4.613291732000273,66.402116692608402 4.61351467537854,66.402050653151235 4.613677891565051,66.402003102605207 4.613993638210921,66.401939389628453 4.61409941719149,66.401921709787146 4.614157236197626,66.401907039858656 4.614341951667788,66.40185688383481 4.614424195394127,66.401790793332907 4.614433989915187,66.401692454172448 4.614438124033377,66.401657448574483 4.614406573724557,66.401559589529569 4.61435072522464,66.401447388853398 4.614304227432816,66.401374974146108 4.614233939704818,66.401230574054978 4.614266887627587,66.401161547926307 4.614454274289558,66.401082985639505 4.614532320579331,66.401080354966979 4.6145802169106,66.401074284407088 4.614666150555855,66.401074840721932 4.614979289936779,66.401074410197609 4.615091557011622,66.401070388313528 4.615188749104401,66.401064393547756 4.615278499149357,66.401060422287429 4.615328367312966,66.401054452893405 4.615373210488884,66.401048432919069 4.615450429805525,66.401038416483445 4.615714718317204,66.401003510698743 4.615806885349325,66.400990534850266 4.615866676219247,66.400979557257685 4.615964695059404,66.400959499128561 4.616292144989343,66.400853567982068 4.616851823954727,66.400591015062886 4.617226214374643,66.400322844338518 4.617346557913947,66.400166309079822 4.617376769715491,66.400009950063804 4.61708894212097,66.399652368896312 4.616827258249244,66.399391297239873 4.616797042513939,66.399194144426104 4.616736676698177,66.398983406284628 4.616579754190831,66.398718254806795 4.616301977679004,66.398462156822248 4.615730144702288,66.398261354985493 4.615235022872675,66.398111713946918 4.614800201043542,66.39797571953136 4.613749403470699,66.397699150047046 4.613556163188359,66.397613039008647 4.613399115984343,66.397567681442368 4.613266239955647,66.397554097079194 4.612891846908674,66.397567682358883 4.612698544050319,66.397572210906588 4.612505304648299,66.397563154854453 4.612312065044851,66.397535960685687 4.61199803361178,66.397386327642081 4.611791624567245,66.397117111756913 4.611772669099865,66.397076078952125 4.611739273888253,66.396958393826367 4.611689023228254,66.396886295024075 4.611627131845011,66.396763903627615 4.61161549127468,66.396727120304575 4.611591001897811,66.396680470693184 4.611572428299504,66.396659473293838 4.611541832099745,66.396567666293649 4.611496416120536,66.396541482709566 4.611419641783606,66.396523141617195 4.611172018231942,66.396527113893811 4.610861550410625,66.396516539783605 4.610708574493252,66.396504978750102 4.610606357367419,66.396501310684386 4.610554199250851,66.396496655894424 4.610499433186469,66.396488029276256 4.61045598922372,66.396478087122844 4.610404149009478,66.396461440926245 4.610248119307581,66.396393641614068 4.610178532522475,66.396367331400199 4.610104238570146,66.396321452813766 4.610080131141664,66.396301353220423 4.610050871395304,66.39627069149283 4.610053542425592,66.396228126701615 4.610067662943349,66.396199488692844 4.610118675408678,66.396140821110194 4.610303517882136,66.396087162289646 4.61049542110186,66.3960622680071 4.610812757607613,66.395994163166222 4.610934883443109,66.395962767119002 4.611011593539476,66.395926108952253 4.611015091571221,66.395893372195275 4.610990665402307,66.395812213248959 4.610777960256746,66.39563544905505 4.610593052159635,66.395512368695762 4.610495986514661,66.395445477486504 4.610125661592122,66.395209889529781 4.61005950948809,66.395173230524748 4.609951885452998,66.395143857843834 4.609919954518397,66.395141505034999 4.609756928758661,66.395138772972999 4.609646824393165,66.39514031645507 4.609375411995321,66.395167501420119 4.608727063266809,66.395284525763188 4.608402729561266,66.395314632751635 4.608301911837342,66.39531268487481 4.608233788282392,66.395308434685333 4.608090925841481,66.395285437702171 4.60803997603668,66.395259632283043 4.607998121950262,66.395221683029078 4.607963264586471,66.395175840225193 4.607924908252935,66.39508025815303 4.607691148903743,66.394883830819452 4.607534228758255,66.394818405443573 4.607241252389882,66.39474898273717 4.606983133373913,66.394724087945434 4.606780798385279,66.39473064103089 4.606491385564814,66.394796092743235 4.606289115244066,66.394896938708797 4.606149625354395,66.394993837384888 4.606125137129364,66.395048839135697 4.606208909154856,66.39514831738714 4.606229836945992,66.395234791386841 4.60623320949155,66.395356532555908 4.606180925156581,66.395440324235935 4.605936737588705,66.395545089057251 4.605514640176909,66.395649828451766 4.605312305522186,66.395687777484952 4.605151887685945,66.395685171959116 4.604960110955605,66.395640645837176 4.604806625296153,66.39554375018848 4.604712484904124,66.39540890501965 4.604600915097903,66.395183689120032 4.60457998694635,66.395063212134886 4.604534697299345,66.394954574940854 4.604478912448539,66.394847202291757 4.604321864793218,66.394751619185556 4.60399053255718,66.394620666402702 4.603575429745531,66.394518555419225 4.60303839163997,66.394417709253801 4.602804697533051,66.394358810311189 4.602724488142595,66.394312966013814 4.602557071660104,66.394140125442874 4.602201313753117,66.393964665376714 4.601842058388252,66.393874291256623 4.601539732231032,66.393839730697252 4.601193326664427,66.393849446873872 4.600935271699793,66.393857265319255 4.600673654440165,66.393838922584834 4.600594272421884,66.393835507093144 4.600167721870514,66.393870448446179 4.600062960560508,66.393870904044832 4.599931293238324,66.393861998344136 4.599807131510489,66.393846210768203 4.599675018885478,66.393832396671613 4.599565677778218,66.393826375229395 4.599418871995816,66.393825540550864 4.599177991115658,66.393841227566256 4.599136391889319,66.393839633677374 4.599061716756226,66.39383029774946 4.598976864370424,66.393813826958151 4.598933356792058,66.393799936787133 4.598818226828169,66.393738784390607 4.598712320285413,66.393710649774974 4.598661752405262,66.393707335418711 4.598607558950631,66.393708170447923 4.598577917948658,66.393710396994962 4.598481171380396,66.393730334413036 4.598472393590245,66.393732611524399 4.5984292042311,66.393735647726515 4.598396128440844,66.393738683910897 4.598373420633999,66.393740328518817 4.59835319351332,66.393741922520235 4.598325969547282,66.393740075589449 4.59820581491218,66.393707361501626 4.598074083877687,66.393687525661292 4.597965124492173,66.393688031869758 4.597843634774202,66.393718165685058 4.597731940743436,66.393762974053061 4.597542200698221,66.393827163025335 4.597440429110678,66.393843482319852 4.597339865748387,66.393830022377998 4.597260229156021,66.393811957614076 4.597086262575995,66.393766441390284 4.596971133109367,66.393750729638199 4.596842646231956,66.39374751662173 4.596709070737004,66.393741419292681 4.5963781848266,66.393694815256993 4.596154223222916,66.393681810861878 4.59601600418549,66.39365559912163 4.595899602205222,66.393604187338212 4.595855267719937,66.393588348858515 4.595750696999342,66.393564869497681 4.595667434841903,66.393551156363486 4.595501100968879,66.393487195000702 4.595372040636344,66.393388317485019 4.595243298781742,66.393331541262896 4.595213530483474,66.393325595466266 4.595163789513421,66.393322862989862 4.595134911788868,66.393323697987043 4.59507550305656,66.393374047979663 4.595051014274648,66.393378349263074 4.595024680840276,66.393378855335541 4.594993958488519,66.39337832405694 4.594945616868571,66.393374478320922 4.594908724566307,66.39337025304367 4.594796584344492,66.393324255185007 4.594693412708734,66.3932734499368 4.594592085578529,66.393212245630622 4.594553093952578,66.393180871702526 4.594412775374462,66.393105245270874 4.5942479041144,66.393005506048183 4.594192756266788,66.392978078973854 4.594055046143795,66.392955307548306 4.593815755293454,66.392950703009788 4.593716527727302,66.392939064318796 4.593637272971764,66.392937698149709 4.593561262099931,66.392927577526663 4.593475709944132,66.392899694983285 4.593331829358926,66.392823182140205 4.593212628742915,66.392777739934246 4.593092855764662,66.392742216058423 4.592975627160357,66.392714383965583 4.592845804324342,66.392688424219571 4.592631256539076,66.39266410922616 4.592479044192208,66.392664109477749 4.592240580697479,66.392702442589282 4.592135119768867,66.392705175390006 4.591983479779817,66.392694447545708 4.591859445352607,66.392681670179158 4.591732421619474,66.392692170767319 4.5917086325257,66.392696876999196 4.591605016501647,66.392728074651004 4.591553812799931,66.392747683837797 4.591477675064365,66.392771240167562 4.591446189749619,66.392802133984276 4.591424945372935,66.392848588454214 4.591358476160178,66.392892816343291 4.59133812189406,66.392900710571624 4.591225155565581,66.392929605512521 4.591208236047351,66.392932768274093 4.59116600083159,66.392937955225676 4.591134896871498,66.392940434858858 4.591108881477489,66.392940890334572 4.591096732454668,66.392938663790218 4.591076314441697,66.392932768487995 4.591013279328686,66.392908251064938 4.590998267955601,66.392904000370393 4.590986627791524,66.392901773821933 4.590864628729094,66.392881785508578 4.590853561043343,66.392880773449562 4.590837913644854,66.392881254211431 4.590788172753921,66.392885378505014 4.590754588088117,66.392885846644816 4.590733534052418,66.392884923158817 4.590620630933041,66.392874195325149 4.590492271035097,66.392843782593999 4.59038051255707,66.392804008060608 4.590347818248135,66.392789914894934 4.590342347603185,66.392748697887413 4.590362446934008,66.392690604265482 4.590264682012605,66.392645161783108 4.590215895075349,66.392633573469439 4.590137657816658,66.392609182289277 4.590015086318595,66.392591470942676 4.5897666358568,66.392567282413708 4.589664100700649,66.3925527337868 4.589572187924632,66.392533807841417 4.589408717060111,66.392530088669602 4.589331561600424,66.392552709018645 4.589278576934314,66.392576341397543 4.589175088059418,66.392600783505401 4.589040240553041,66.392603162128083 4.588940058798182,66.392581301175369 4.588803366511552,66.392566676703282 4.588703184721705,66.392541146890423 4.588657641696308,66.392522904023195 4.588511853564857,66.392508304833484 4.588448118917857,66.392497349037399 4.588347873812141,66.392500992728998 4.588247692494463,66.392522879372663 4.588165702943009,66.392552053018179 4.588092809166715,66.392573964875695 4.58794702128958,66.392584908318909 4.587883223036486,66.39257393990475 4.587801233053584,66.392559340642435 4.587737434621713,66.392530141934159 4.587682795465312,66.392482725511186 4.587637252407415,66.392460839063787 4.587527911242032,66.392442596238581 4.587427729638994,66.392435284012279 4.587373090950076,66.392435284098354 4.587291101184936,66.392442596611559 4.587236398888629,66.392442571395236 4.5871544089447,66.392431615598269 4.587108865996046,66.392420685041586 4.587035972078064,66.392427972242018 4.586944886395258,66.392427972384894 4.586853800605679,66.39241701659553 4.586780906545696,66.392409716969368 4.586671628885618,66.392380530809078 4.58659873471967,66.3923622878674 4.586507648647501,66.392322158301084 4.586462105416022,66.39228202859934 4.586398307097579,66.392263760269202 4.586289029440607,66.392234561287594 4.586161496520102,66.392209031177529 4.586061187496868,66.3921798574207 4.585933654364834,66.392132377192851 4.585842568404176,66.392103203332354 4.585751482408497,66.392070360541055 4.585669492224183,66.392033874093144 4.58550551217591,66.391993718811747 4.585359787393582,66.391949945128786 4.585232254587297,66.391935345572591 4.585122913332177,66.391906146208029 4.584995380351347,66.391873328517875 4.584895198480377,66.391836816508345 4.58483146345918,66.391785729850568 4.584749473140083,66.391734668420099 4.584694834141708,66.391701825089214 4.584576397010506,66.391668969162694 4.584485311059324,66.391639782111014 4.584339523033243,66.391632482370397 4.58412993680569,66.391617870103701 4.583956861105622,66.391595983097901 4.583747338768971,66.391610558069175 4.583780414714161,66.391625613418881 4.583531392093246,66.39162498122181 4.583394445482715,66.391617137442594 4.583081433396456,66.391562293186794 4.582909629690053,66.391523516188514 4.582776944608461,66.391498339605647 4.582658189767079,66.391498327135011 4.582511511371827,66.391503919390118 4.582416164201381,66.39152307413238 4.582337927214908,66.39152307425114 4.582220572031524,66.391554412533111 4.582083625723421,66.391577906803832 4.582024853236553,66.391648426905434 4.581907498197985,66.391695427662171 4.581750006679093,66.391713722044273 4.581594486571237,66.391687584165822 4.581379239302793,66.391671909199175 4.581222765185986,66.391656234134317 4.581124937296958,66.391671896927818 4.580948809542772,66.391765898171343 4.580850982305315,66.391852080332356 4.580714036788886,66.391961793910724 4.580576963620791,66.392024443878285 4.580450639918962,66.392068926314394 4.580342190059029,66.392134156842985 4.580283481373937,66.392228168824204 4.580059393444678,66.392295524516314 4.579786963729456,66.392337476434307 4.579403093778624,66.392353493445484 4.578990663987841,66.392351419239603 4.578855307870588,66.392376974895512 4.578776943950383,66.392408299389231 4.578757353390412,66.39246315494367 4.578757353810089,66.392510166641372 4.578757354927277,66.392635513868953 4.578679054889661,66.392698212661159 4.578452613372217,66.392754231768095 4.578268216123994,66.39279221036638 4.578131206674175,66.39287054544171 4.578108690227774,66.39293201642414 4.57752115076173,66.393073441608792 4.577211637745632,66.39308988815209 4.576889912597741,66.393160758566353 4.576624670662578,66.393223076771037 4.576487723995633,66.393207389982805 4.576213830999569,66.39321520854692 4.576076884468738,66.393215208734517 4.575881228794798,66.393262193982665 4.575783401024097,66.393293542688923 4.575548626523174,66.393301361169165 4.575392088877015,66.393293517919147 4.575294261171503,66.393332684736023 4.575137660446583,66.393387538443775 4.574942004965288,66.393458028309212 4.574726821711278,66.393489351623614 4.5744529288489,66.393512882185178 4.574276800349905,66.393528518601968 4.574081208080655,66.393551998417806 4.573865961219046,66.39358334691174 4.573689896392414,66.393606851949755 4.573435531294421,66.393669497922531 4.573220284687237,66.393732194287622 4.57304415657014,66.393794839841249 4.572907209978638,66.393786996712535 4.572731144832074,66.393771335620826 4.572535488510138,66.393739987902933 4.572418132780905,66.39370864004394 4.57220294889389,66.393661630883088 4.572026883942613,66.393669449156135 4.571811636956685,66.393685136119203 4.571596453452637,66.393685111094925 4.57132249711563,66.393724277514153 4.571107250068412,66.393732095814698 4.570931184808738,66.393700748019057 4.570813828840809,66.393638077312048 4.570716000750298,66.393630234080533 4.570559526605155,66.393606704196728 4.570422580336063,66.393638052507811 4.570129096624361,66.39368504970993 4.569796494238364,66.393708542185436 4.569522537661056,66.393716360558855 4.569150816788446,66.39373984039932 4.56873991418416,66.393810354809375 4.56842690308949,66.393865182335034 4.568172537862706,66.393912191700167 4.567996472861101,66.39391219191549 4.567742043669123,66.393912166924892 4.567448623086917,66.39389648073994 4.567155139018338,66.393896455794405 4.566626943970318,66.393888613156165 4.565961675266705,66.393888588650171 4.565511717610467,66.393935572889035 4.565120406166569,66.394021760514747 4.564846449720444,66.394045227273125 4.564494319512973,66.394013905361021 4.563985588154905,66.393982532987877 4.563633458295669,66.393998169278575 4.563222618963669,66.394021674159632 4.563007371999597,66.394037348216372 4.562811716081543,66.394053009589811 4.562576941789981,66.394084332128187 4.56238122270542,66.394162688459289 4.562068211771543,66.394241019374789 4.561872556287605,66.394319349911882 4.561755074759504,66.394483853033293 4.561559419914311,66.394656198194482 4.561461592756609,66.39478156003463 4.561363701719782,66.394867731737591 4.561207227935222,66.394891235501404 4.561128927302246,66.394883392625147 4.560952862258254,66.394875549852841 4.560698560614572,66.394922557277212 4.56046365935225,66.394993042787789 4.560346304157315,66.395032206926373 4.560248476610712,66.395102717278689 4.560091939633472,66.395188887934239 4.559915811346277,66.39523589468115 4.559700628126804,66.395275058541614 4.559524499837093,66.395322039825544 4.559250607339338,66.395400392345721 4.558976714531538,66.395431713217206 4.558546220969566,66.39552570048204 4.558233146418949,66.395611869834724 4.558076609167211,66.395658875758926 4.557998309137847,66.395745044409225 4.55790048191579,66.395870375481579 4.557802654491009,66.39596438604795 4.557606998743854,66.396011403996738 4.5574895798222,66.396034881334046 4.557235277948923,66.396050566788844 4.557020030955774,66.396066201596128 4.556785192818245,66.396066201831204 4.556413472072702,66.39611320711002 4.556237407368,66.396160186806 4.555924332834828,66.396254171191188 4.55584609624407,66.396316860854029 4.555826505483843,66.396363865310505 4.55582650596171,66.396442214275979 4.555630850201488,66.396489193370357 4.555513431273457,66.396512695552275 4.555396012392487,66.396544040154865 4.555317775700336,66.396591018942701 4.555239475541526,66.39666152486825 4.555161175334159,66.396724188210797 4.555082875031817,66.396771191957882 4.555004638335931,66.39681819561639 4.554808982333122,66.396826012860103 4.554613326284383,66.396826013046493 4.554417670236384,66.396826013232314 4.554182895608777,66.396810328743015 4.553948121121064,66.396818171321414 4.55359599117127,66.396825963410564 4.553459044889725,66.396865124678143 4.553263325329004,66.396880809537379 4.552872013151384,66.396865125223286 4.552441646277636,66.396880759700565 4.552109043729895,66.396880760004876 4.551972097356732,66.396904236530418 4.551795968889717,66.396927763664721 4.551580785233848,66.396896394555682 4.551091644745029,66.396825864515307 4.550719923416405,66.396771018913981 4.550504739727256,66.396731857821251 4.550348202093784,66.396716173191137 4.550269965211275,66.396731858030009 4.550152546279662,66.396755334673685 4.549976481553746,66.396802338438164 4.549859062449275,66.396794496180263 4.549761234348283,66.396778836834272 4.549682933643326,66.396755335087704 4.549604696588829,66.396739650401884 4.549526459620359,66.396739650470479 4.549428631691822,66.396755335310502 4.549232975919066,66.396802313791596 4.549056847456524,66.396825815715644 4.548822073197655,66.396872819394446 4.548646008467313,66.396919797635519 4.548469880170298,66.396974618094887 4.548372052406265,66.397021621374364 4.548254697161166,66.397060807601903 4.54817639662634,66.397068624648512 4.548058977938275,66.397139103946117 4.547980741216957,66.397186132196524 4.547882849594131,66.397186132279174 4.547693108890329,66.397157267921202 4.547393773044286,66.39717042290836 4.547198117300606,66.397225268127414 4.547041579755902,66.397225268257557 4.546767686395459,66.397154738935441 4.546650330782674,66.397123420610967 4.546356846744812,66.397123395555127 4.546180781685774,66.39710773647424 4.546024180538057,66.397107711304727 4.545887234480923,66.397193874980431 4.545789406785947,66.397256536983946 4.545554569143247,66.397350542414245 4.545358913352651,66.397397545059221 4.545163257404464,66.397413178962339 4.544948073940525,66.397413179133906 4.544908955456918,66.397413179165028 4.544772009038424,66.397428863604972 4.544713299470713,66.397421021487133 4.54467418083242,66.397389678133464 4.544635062349073,66.397389678164444 4.544595943865749,66.397389678195381 4.544537234337042,66.397389652944454 4.544439406556374,66.397436655435143 4.544204568595235,66.397467998945316 4.544087149499755,66.397460156885217 4.543989321411805,66.397444497947561 4.543852374879261,66.397436655895021 4.543715428726565,66.397507134158261 4.543598009631966,66.397499292109558 4.543480654145163,66.397491475355409 4.543382826397699,66.397546294482638 4.54324588009088,66.397585454593781 4.543108870175923,66.397624614643277 4.542932805421393,66.397671616748923 4.542815386438662,66.397687301007025 4.542698031321891,66.39775777854598 4.542541494112521,66.397828281212483 4.542482784583473,66.397828281256693 4.542211627162676,66.397926369981448 4.542216906720767,66.397959205198063 4.542198460766749,66.397993659379978 4.542124676480649,66.398030592631528 4.542008911355966,66.398061960595101 4.541909556951712,66.398101954655502 4.541811220237895,66.398136408699656 4.541755945727681,66.39818561054841 4.541639162965581,66.398234837641994 4.541589994607823,66.398252089874688 4.541553102524498,66.398284064615908 4.541436319771612,66.398335770560834 4.541362535502321,66.398377560203798 4.541288814817685,66.398414492887099 4.541215030547384,66.398456332990861 4.541135139787679,66.398456333048657 4.541030633072305,66.398471106136014 4.540969188670719,66.398525240087594 4.540938466414489,66.39854001308089 4.540680284423478,66.39854244169878 4.540544991876107,66.398579374181409 4.540465101280158,66.398616306569778 4.540409826814781,66.398677801349635 4.540360658583677,66.398724573712485 4.540293044106517,66.398741775027133 4.540194643720892,66.398763934358158 4.540102476784944,66.398771320839188 4.539936525377729,66.398776228367964 4.539868910857099,66.398783614827821 4.539807466383333,66.398823000601993 4.5397460219517,66.398872201101895 4.539684513880143,66.398914040428949 4.539629239280255,66.398946039630886 4.539555454957434,66.398978051452488 4.539475564270035,66.398995239952342 4.539309612945345,66.399019878081489 4.539229722278674,66.39904201185584 4.53911293943364,66.399076464612165 4.539088323599671,66.399120757243693 4.539039155265772,66.399145369872784 4.538946988400367,66.399169982506905 4.538928542399758,66.399197048731239 4.538867034260278,66.399224114955544 4.538750187669954,66.399226593992069 4.538615022251306,66.39924627396023 4.538467453451188,66.399275793845774 4.53833228815528,66.39932499350256 4.538166337009274,66.399393898138655 4.53802493821625,66.399448055437361 4.537926601540611,66.399497254729724 4.537815988605473,66.399534185778634 4.537748374161215,66.399561251640705 4.537600868972996,66.399593224777732 4.537471746292903,66.399625248451628 4.537324241173359,66.399674447426307 4.537189012290652,66.399731032428477 4.537103015364934,66.399765484211031 4.536986232517111,66.399802414866031 4.536801771554099,66.399851638809295 4.536495121225088,66.399964567603647 4.536383808592349,66.399999272026335 4.536267025672333,66.400018951368764 4.53611952040831,66.400033723550251 4.536033459802861,66.400050974559747 4.53593512305596,66.400085425907335 4.535799894047354,66.400112491212454 4.535609390334895,66.400149370808734 4.535492607413172,66.400169100620488 4.535277487713103,66.400215844996694 4.535185257197673,66.400233045294101 4.535068410658194,66.400250308830678 4.534957797708108,66.400287175525435 4.534791846510975,66.400351183044577 4.534711955958291,66.400407779122659 4.534668894178169,66.400503745487171 4.534539835034018,66.400520945607553 4.534398436055672,66.400533289245047 4.534287823082634,66.400565261108127 4.534195656189191,66.400587393514357 4.534109595577992,66.400604618844767 4.533759246515086,66.400587393772213 4.533581018856808,66.400584940348509 4.533433513514867,66.400580008083352 4.533347452840882,66.400580008133502 4.533310496956243,66.400567715213626 4.533242882336362,66.400550489948373 4.533205989952163,66.400508653424495 4.533187543666452,66.400461909739633 4.532935595163334,66.400461909885664 4.532720411740164,66.400479110080923 4.532335778443011,66.400486243268134 4.53176159559595,66.400548024614949 4.531564922195019,66.400651363735463 4.531509520324934,66.400676000148337 4.531398907405657,66.400725197019099 4.531355909050942,66.400776872559092 4.531362015520953,66.400826094460697 4.531282124848135,66.400853158923027 4.531177618218043,66.400899901944214 4.531097727586232,66.400939259091004 4.531036283179191,66.401010637979979 4.530919500437811,66.401086923653949 4.530827270095426,66.401158276844527 4.530771995468501,66.401192726634036 4.530735103400187,66.401241922447284 4.530722827521292,66.401340364337258 4.530765826187872,66.401379720724478 4.530765826245617,66.401396970751136 4.530747380210768,66.401421555822466 4.530556876518201,66.401473230002338 4.530394741739801,66.401542912780442 4.530201439475649,66.401641151237186 4.5302978682077,66.401660449767434 4.530418404059724,66.401665280670017 4.53058715416661,66.401645956710254 4.530719711718884,66.401626683340524 4.530864354545211,66.401573593087917 4.531008997370272,66.401520502722207 4.531093403982573,66.401438476821966 4.531201854218161,66.401375749440319 4.531346496973379,66.401303359812019 4.531491139908201,66.401284060876336 4.531587632265296,66.401308190715284 4.531575610716585,66.401375749236564 4.531539418376493,66.4014384765796 4.531479118917774,66.401515696766651 4.531382690640923,66.401631488663895 4.531370605612077,66.401737668663628 4.531370606180605,66.401906561709964 4.531382692005478,66.402036844426362 4.531382692376908,66.402147828280505 4.531358585562573,66.402253980803707 4.531334478666774,66.402336003998997 4.531250072139778,66.402446986571306 4.531659957702988,66.402471115123575 4.532105908629341,66.402500074436233 4.532551923101635,66.402509710509037 4.533166624208377,66.40253383888107 4.533154602544011,66.402567629160487 4.532949659779963,66.402562798481597 4.532780909591444,66.402562798574451 4.532563945031019,66.402553162398334 4.532334958723064,66.402553162523091 4.53209388699477,66.402543501062951 4.531876922485609,66.40254833197568 4.531623829106774,66.402577291574488 4.531430908239989,66.40260622581475 4.531201858469921,66.402649677663533 4.530934962390777,66.402705370768984 4.530722832243351,66.402773962590018 4.530548357609005,66.402839165097987 4.530351684078814,66.402922021090461 4.530288522104674,66.402947945147204 4.530171739291129,66.403012160796393 4.530105142569972,66.403053398836605 4.530368985740317,66.403070306138744 4.530657699513902,66.403132017405071 4.530775245912004,66.403160065637977 4.530916326975194,66.40317564512668 4.531096590253016,66.403225519798198 4.531449229374878,66.403284701509079 4.531613845217807,66.403322082051773 4.531994726198664,66.403443606446913 4.532358305802319,66.403505949028244 4.53258557504245,66.403599424840721 4.532718832655124,66.403686653484783 4.532933761968885,66.403746314702261 4.533070963059529,66.403780103264282 4.53315015438638,66.403845619155248 4.533290917615738,66.403917242555906 4.533494715675962,66.403982694794038 4.533745519545299,66.404048096254058 4.533950208303374,66.404169591925623 4.534070744366833,66.404227481712383 4.534364610308068,66.404266226454766 4.534395905332372,66.404331652583508 4.534538067848094,66.404377933750226 4.534670243933452,66.404400214399317 4.534819085638899,66.404568469797127 4.534858267940621,66.404624563114169 4.535129426422604,66.404762266773119 4.535187245747085,66.404840538816231 4.535258041132073,66.404967290968898 4.535373997749995,66.405103753640546 4.535387801200089,66.40529681324459 4.53545694273032,66.405404747902537 4.53556723807643,66.405476366858665 4.535662204130882,66.405569329602997 4.535783121825582,66.405618491441885 4.535830127799509,66.405665225483304 4.535837951600763,66.405694510093525 4.535574617742389,66.405834092174928 4.535540842499122,66.405907303170935 4.535612273844623,66.406001098852599 4.535728230331908,66.406098308111353 4.535751765432131,66.406213598269076 4.535830130028814,66.40632264165454 4.535900670735694,66.406375595280437 4.536082460676354,66.406432291387929 4.536108348969035,66.406464660247337 4.536104405738431,66.406590569711128 4.536198417583698,66.4066528793104 4.536331675184962,66.406724545259436 4.536331675321208,66.406765031160049 4.536370857559546,66.40680119275622 4.536389685497634,66.406851060289227 4.536251721301582,66.406883428695139 4.536383388923175,66.407015531444515 4.536176474756649,66.407162603858637 4.536107525057274,66.40735949128927 4.536251723091374,66.40742179894832 4.536041692356713,66.407631150901267 4.536057403734837,66.407743298429594 4.536002510907334,66.40783677121253 4.535916323157593,66.407895992824308 4.535806600942724,66.408033046524835 4.535787773616872,66.408172033840287 4.535767419641051,66.408288515567335 4.535728237768564,66.408366422626244 4.535665521179448,66.40844430416827 4.535665521514892,66.408550202404101 4.535587157533511,66.408633090005154 4.535557198753041,66.408721110342299 4.535555863312974,66.408821242248933 4.53546961208915,66.408927164218056 4.535391948006075,66.409082013264438 4.53528158959728,66.409188844415681 4.535273702578253,66.409283538110742 4.53532388898646,66.409353338106158 4.53528941425679,66.409500384041522 4.535305061844184,66.409559551092784 4.535380309532373,66.409624988648858 4.53518535329667,66.409715635203838 4.535173395173384,66.40973462414749 4.53533642113712,66.409846167984355 4.535436730225377,66.40994647233147 4.535449261219467,66.410061125294703 4.535524508955318,66.410142124122856 4.53565770299442,66.410226232637854 4.53576271889665,66.410282907425625 4.535947689355225,66.410378861097726 4.536033877472918,66.410431831420325 4.53618907949658,66.410462349303515 4.536439819696945,66.410472311124877 4.53652066473339,66.410503562233146 4.536613786035699,66.410550185995774 4.536762691032514,66.410612485713244 4.536885453509572,66.410707426796876 4.536950842100219,66.410783834529013 4.537217293692271,66.410913388260937 4.537530750841832,66.410952021525233 4.537656121006468,66.410975712214778 4.537805026063852,66.411054824424326 4.537852032129085,66.411129587680904 4.538063654025715,66.411204350632588 4.538157665878334,66.411263538900869 4.538226680093319,66.41133954040194 4.538502481986069,66.411469116535486 4.538515013090798,66.411616162660877 4.538526017277031,66.411652924053286 4.538690569833394,66.411758201844151 4.538784708944981,66.411830472626249 4.53882389129838,66.411902123801397 4.538957085413014,66.412001787829439 4.539044418583366,66.412088506855085 4.539060511379138,66.412131992681012 4.539066808797198,66.412226068458793 4.539095813873037,66.412265154918614 4.539286254531652,66.412338195297565 4.539399094043485,66.412356272030763 4.539485854801704,66.412459827718379 4.539638894475363,66.412578046502773 4.53981915831236,66.412764930179009 4.539906109731778,66.412815544249071 4.539957504532136,66.412832356581276 4.540000948360117,66.412832204869488 4.540232924403215,66.412829727144995 4.540312815271816,66.412836578454616 4.540383356047357,66.412904459767233 4.540383356700944,66.413116268613095 4.540477432214607,66.413188548114661 4.540728236175269,66.413228416683424 4.540897495704034,66.413335558656073 4.540790953719961,66.413450183515167 4.540689054892091,66.413506256999909 4.540671817459575,66.413559802217762 4.540626402225026,66.413699352955206 4.540595043982338,66.413761670203229 4.540657697690771,66.413911167696654 4.540642050381825,66.413945448231402 4.540563686693982,66.414141650293942 4.540516617594704,66.414260012911939 4.540516617742938,66.414309840312896 4.540596572301822,66.414342249520431 4.540609102983115,66.414352209913815 4.540646758589974,66.414367150487465 4.540703178422701,66.414399534351858 4.540703178622729,66.414466830016792 4.540690648089145,66.414506671397945 4.540621697789139,66.414536602980405 4.540502497607964,66.414546563358726 4.540358299803943,66.414581462442143 4.540333238624558,66.414623793718761 4.540367586643795,66.414637293177208 4.540389658587925,66.414701023734125 4.54039589240166,66.41480070195648 4.540339472838305,66.41486048850355 4.540270522600587,66.414912817423769 4.540251694941661,66.414955186055906 4.540264289266034,66.414977609033542 4.540370831800269,66.415042400423246 4.540571513461821,66.415181942774197 4.540763735427694,66.415350125687297 4.540988524054719,66.415409101859055 4.541144998570353,66.415539149924427 4.541114530718763,66.415566994738214 4.540896230193731,66.415560776211876 4.540826134716453,66.415508120083786 4.5407559757746,66.415505010795442 4.54070916075672,66.41550812013763 4.54064682584126,66.415616541683036 4.540537612183653,66.415687802902781 4.540405118436168,66.415833421334227 4.540405118584719,66.415886076809429 4.540545436889736,66.41604098380985 4.540561084425975,66.416084361653304 4.540561084565041,66.416133907357889 4.540397295893059,66.416248544692664 4.540280385674033,66.4162981154021 4.540179059287055,66.41635696309622 4.540179059338424,66.416375567822499 4.540233634774697,66.416487094753307 4.540194643606088,66.416542832783449 4.540186820026267,66.416589318953044 4.540291263699734,66.416720915492164 4.5402725631859,66.416741087178451 4.540140069111575,66.41677516166304 4.540085494175182,66.416846419555213 4.540023159154556,66.416923870259637 4.539945176626207,66.416967246612259 4.539851673780698,66.416967246652518 4.539680124558354,66.416920786540388 4.539516462726435,66.416902182289988 4.539321569730921,66.416905291520138 4.539209938865123,66.416935788992248 4.539173491896768,66.416957944800927 4.539321570273477,66.417109736039549 4.539309548557212,66.417139310595658 4.539235827675263,66.417165510616456 4.539025350837424,66.417156195998885 4.538807114013654,66.417190269950865 4.538697900138291,66.41718719880096 4.538512739099524,66.417201493204217 4.538456255831557,66.41723364595282 4.538498491222533,66.417269337434092 4.538604333967045,66.417295600436532 4.538775883193962,66.417345168946468 4.538814874645324,66.41739473741319 4.538822698433055,66.417425701863706 4.538783707166109,66.417447389613201 4.538736955798863,66.41746907734705 4.538643325665844,66.417441196788872 4.538534175547832,66.417496957996264 4.538425088909662,66.417503150909482 4.538222372115943,66.417472161357708 4.53801189538073,66.417503151078009 4.537817066068108,66.417537224544347 4.537644881018543,66.417585958576623 4.537528606888674,66.417648746431198 4.537567598358481,66.417707616161607 4.537528607159045,66.417757196579203 4.53744566321781,66.417789525559613 4.537313233041784,66.417945962750451 4.537497440362896,66.418088623193469 4.537536431808399,66.418138190186696 4.537571543191581,66.41818280292425 4.537572497303149,66.418183156792409 4.537593169945564,66.418282720024294 4.537596922884595,66.41832510821267 4.537615814342145,66.418351951494074 4.537687372786928,66.418409934893674 4.537713769936172,66.418445270838291 4.537740103567495,66.418517358043317 4.537732598054502,66.418582393073081 4.537676051239563,66.418643181608786 4.537611998705232,66.418684179042543 4.537487582850078,66.418760524579454 4.537453743793984,66.418790185655624 4.537461185915187,66.418814222841377 4.537502721593039,66.418838209439656 4.537581849264483,66.418874985469685 4.537713771056904,66.418908930559525 4.537860767789392,66.418938604028185 4.537902239847061,66.418956954062125 4.537921004072611,66.418976770071652 4.537894734270943,66.418996560807244 4.537815479532701,66.41902201325469 4.537672299377699,66.419048855850207 4.537559205474374,66.419058738591687 4.537476325047869,66.41905593304935 4.537382058913257,66.419058738658904 4.53730293136924,66.419075698502311 4.537238878803541,66.419104841070265 4.53717857907785,66.419135955080961 4.537133354321573,66.419175561556258 4.53711446303811,66.419222245036423 4.53710326826419,66.41927598021357 4.537122032547739,66.419321222807355 4.537167257545579,66.419384865595418 4.537163504801968,66.419424446385889 4.537154599781688,66.419430234379277 4.53711446357473,66.419452729190098 4.537061733083031,66.419465442551612 4.536941069915316,66.419482427408809 4.536884522983815,66.419496581431332 4.536843051011904,66.419514956361795 4.536790320607585,66.419565860133446 4.536760107223151,66.419619569304018 4.536745096013012,66.41967761298443 4.536771429585963,66.419728465846447 4.536865696009717,66.419851503048051 4.536933565241279,66.419918379623724 4.536967531831644,66.420027274857077 4.53699768190477,66.42010359096011 4.536986359984316,66.420189852282363 4.53693356605367,66.420278969307205 4.536880772099728,66.420358128011046 4.536835547354921,66.420406224640843 4.536809086805878,66.42046202974872 4.536825052392645,66.420521979646665 4.536845025188451,66.420556503844367 4.536921036112102,66.420599974929942 4.537004997972709,66.420649461109619 4.53706103617044,66.420689899186172 4.537080945385288,66.420736352361658 4.537061036461018,66.420821853294569 4.537045007461679,66.420850311421134 4.536953031283462,66.420898306026217 4.536852976959886,66.420943292991467 4.536745098891312,66.4209717762851 4.53664517171689,66.420986763503564 4.536481191883237,66.420992753376495 4.536197375737576,66.421001776105953 4.535937475970459,66.421010773549853 4.535877557836755,66.421022753189803 4.535821583370634,66.42103925676814 4.535789588902198,66.421061724853729 4.535797603490104,66.421088716842121 4.535837612590912,66.421114217662364 4.535925518067589,66.421145695583377 4.536001465359575,66.421179068966026 4.536044018786975,66.421219101818934 4.536071306520575,66.421296766400474 4.536060366517216,66.421519573732013 4.536016795685425,66.421629978388822 4.536022202466201,66.421703572786797 4.536000448857259,66.421760815541049 4.535967754764136,66.421811891640658 4.535967754865061,66.421860945816718 4.535967755028673,66.421940680761082 4.535989508977716,66.422048998562673 4.536027673583034,66.422132801740631 4.536071308402994,66.422206394646381 4.536152853136666,66.422234901709245 4.536228100729757,66.422258960834242 4.536303284740121,66.4222950494906 4.536423693557373,66.422307079000106 4.536498877519257,66.422319133790651 4.536694470299297,66.422343218067368 4.536784729188963,66.422343218037767 4.536874988078742,66.422343218008109 4.536950299243783,66.422349232746868 4.537055633147872,66.422379319144241 4.537070644542087,66.422403365514057 4.537115805865395,66.422439504516063 4.537115805927249,66.422469578203575 4.537199640504505,66.422485726973107 4.537221457928664,66.422528664014294 4.537229536127723,66.422557928891123 4.537250653814797,66.42257374908975 4.537329081779729,66.422597504625429 4.537443575174248,66.422639329484298 4.537494906396802,66.42266644611523 4.537518950038134,66.422689039079415 4.537518950151854,66.422744460008403 4.53751297121176,66.422820199220823 4.537476715151374,66.422895963485232 4.537440649930665,66.422980724166507 4.537440649990203,66.423010140145649 4.537455661387966,66.423036144444069 4.53749185402996,66.423053101548504 4.537537078917553,66.423067809485232 4.537597378739505,66.423073444984297 4.5376817221455,66.423073444956955 4.53778126768686,66.423057599763709 4.537877760041058,66.423025985194542 4.537953071157752,66.423006753605037 4.538034488619104,66.423004491783615 4.538186001438718,66.423006323913995 4.538306601093292,66.423022169067821 4.538421794144551,66.423050119219155 4.538469372526329,66.423074202840681 4.538553779666798,66.423135283664976 4.538646201389622,66.423220751088706 4.538821249180593,66.423335153638916 4.538989936029599,66.423350695315477 4.53904088558674,66.423366211750036 4.539104493052925,66.423399620081909 4.539158686614623,66.423428277420427 4.539206328592285,66.423446169282542 4.539287300859784,66.423470530492636 4.539420622086629,66.423529108512298 4.539489127289856,66.423546292710114 4.539561512509014,66.423546292686197 4.53969483359207,66.423534819649092 4.53987007194798,66.42352198196248 4.539999640170993,66.423499111718499 4.540464291995103,66.423393352405455 4.540597740266046,66.423369092131978 4.540776795041762,66.42334478127691 4.540932887515898,66.42330621748296 4.541035740602966,66.423270484020222 4.541134840831553,66.423224743102708 4.541172941617043,66.423203325713416 4.541214795273002,66.423197576488633 4.541348180019658,66.423211879969557 4.541572968646163,66.423247588131318 4.541770851380496,66.423300000489462 4.541802655074703,66.423297422820539 4.541840247021818,66.423285494818828 4.541862000723829,66.423272404342626 4.541881146501673,66.423249862431874 4.541901437223849,66.423232425287722 4.541985271713297,66.423203691862383 4.542028270296883,66.423195276519223 4.542082463796595,66.42319310317167 4.542255793973181,66.423198612244747 4.542285753055725,66.42319734867128 4.542416657090466,66.423199875750385 4.542532549769263,66.423198005636166 4.542539037722952,66.423197500208715 4.542577392977923,66.423194214931357 4.542655757300919,66.423196868385602 4.542699201176501,66.423206345090065 4.542736347921818,66.423216857913971 4.542757465644343,66.423246197796473 4.54278017352218,66.423262245000473 4.542843590146953,66.423282992617942 4.54292767914446,66.423289133481688 4.543002990286879,66.423280136918351 4.543028369618734,66.423270736030716 4.54305508469123,66.423254764627984 4.543080782055974,66.423243556839125 4.543136565698911,66.42322241744202 4.543175557010089,66.423211095913231 4.543216838206733,66.423208214976356 4.543288905390344,66.423207507355372 4.543325924920905,66.423217767466411 4.543450468227293,66.423224439027052 4.543531504041247,66.423217767391876 4.543579145909526,66.423184687302978 4.543588623406086,66.423181958002132 4.543680154422574,66.423167123726756 4.543734347920692,66.423163737354059 4.543750695015653,66.423160603707672 4.543782435095018,66.42315453858447 4.54387880022803,66.423119664128919 4.543912830150673,66.42310354099844 4.544057727701302,66.423056030756285 4.544095192437648,66.42304607380845 4.544183733915019,66.423035156523667 4.544337345722183,66.423006220671411 4.544375891782915,66.422995682459572 4.544421434651944,66.422982642364701 4.54448924006985,66.422951811120413 4.544608440252071,66.422914232317197 4.54464507807563,66.422897350905956 4.544677963032259,66.422867656790999 4.54469119329814,66.422836446350814 4.544701624786778,66.42278347696849 4.544739153068695,66.422747692234367 4.544807658150319,66.422710062599435 4.544852946593071,66.422698791378707 4.544892764819786,66.422696112556565 4.544936399499298,66.422697085502847 4.545080661072494,66.422691715197246 4.545213409690929,66.422679938498916 4.545216462845712,66.422679736323502 4.545343295920332,66.422644861191444 4.545496907641537,66.422581403518691 4.545557143805297,66.422562677024231 4.545626539452732,66.422551329911471 4.54576424946318,66.42254561840511 4.545947884053612,66.422554488774892 4.546028792668674,66.422554438199384 4.546100096547054,66.422546603878473 4.546307265812559,66.422529115624442 4.546368074491657,66.422530177021684 4.546493253876331,66.422537050937208 4.546518760415555,66.422525274206563 4.546604057868427,66.422495529083434 4.546642222263283,66.422476777260556 4.546724402976468,66.422456407997558 4.546795261611292,66.422451808463393 4.546892390047614,66.422424893716382 4.546949700223346,66.422387415229863 4.546966428958329,66.422382689344104 4.547018205351548,66.42236980055776 4.547057832731755,66.422357265579137 4.547124684103814,66.422354106538435 4.547192044347645,66.42235590083115 4.547310163333913,66.422371544214627 4.547374788487557,66.422384357136977 4.547453470855841,66.422388653358595 4.547483111949324,66.422405914169204 4.54752827324281,66.422420647757292 4.547564020610621,66.422423503483699 4.547647409921139,66.422425424124995 4.547691553446791,66.422420597146996 4.547748418387266,66.422389866298531 4.547807954880797,66.42237573917987 4.54785775948716,66.422379479428614 4.547897196114603,66.422394111946289 4.547932752699507,66.422412282544698 4.548007745903164,66.422441598078734 4.548042221159124,66.422458505042826 4.54807160780999,66.42247038287114 4.548094442883976,66.422476650315687 4.54823177135199,66.422509048927694 4.54842978124042,66.422524237287448 4.548483911206413,66.422549534464792 4.548505728655136,66.422592117596082 4.548547964003938,66.42260465242407 4.548595860386948,66.422607457580682 4.548618504631879,66.422610894543638 4.548659531434386,66.422621180168832 4.548697187055094,66.422635610371302 4.54873420661448,66.422654993840638 4.548812316632485,66.422703591448908 4.548846982746376,66.422734069157826 4.548854679269955,66.422744834908698 4.548861676142788,66.422767629984705 4.548915042892159,66.422820927909967 4.549060195098716,66.422862550208393 4.549121957923241,66.422875539781529 4.549174815697448,66.422883222320792 4.549226655739476,66.42288552201309 4.549258332260608,66.422898334685669 4.54931309834416,66.422940032706862 4.549437514533337,66.422979809997685 4.550333998547761,66.423452937814929 4.550574562475145,66.423731030919441 4.550922177539654,66.423955610674682 4.551516017065554,66.424246042548006 4.552127667610074,66.42491331834654 4.552653129746147,66.425436492965957 4.553093484722645,66.425779630813608 4.553220318641555,66.426085581735251 4.553442181577123,66.426194260559328 4.55388845149623,66.426303924284014 4.55455849273828,66.426586445317611 4.555146798243491,66.426778960010594 4.555093304873924,66.426982111056375 4.554959475444194,66.427238776421333 4.555119957583122,66.427506101681274 4.555307154476601,66.427613043574439 4.555788408980964,66.427933828641514 4.55613596097874,66.428393648893021 4.556510291439155,66.42873582401883 4.556648892576326,66.428991890185358 4.557049428875191,66.429137241515448 4.557397235256318,66.429587780099141 4.558365850804909,66.430346116684774 4.558676509810005,66.430491131751097 4.559072848354833,66.430798086041293 4.559426633346768,66.431015099166274 4.560132231639821,66.431520904271778 4.560342836885614,66.432060588709319 4.560775432265886,66.432708937300092 4.56120039519586,66.433644598647703 4.56132538444031,66.434022255960713 4.561445412592454,66.434597414288405 4.561437907348155,66.434884716966437 4.561237417834911,66.435692008736112 4.561143469855797,66.435853259377694 4.561096464665403,66.436393481798518 4.561211531415056,66.437100340161123 4.562591112636791,66.436495523313837 4.563762888234657,66.435861038408163 4.564299861643949,66.435381413259194 4.564800833528072,66.435114070947506 4.565074917761184,66.434935639086717 4.565309628629712,66.434541488176052 4.565405484676536,66.434308440124937 4.565592617316428,66.434021888557382 4.566141676153383,66.433629036693773 4.566871443670287,66.433201002452009 4.567462165576072,66.432934040924451 4.567873005629419,66.432684305065379 4.568874885546886,66.432149660796568 4.571465996192621,66.430956963990866 4.572010411904087,66.430743663741907 4.573102232592445,66.430209331503264 4.573694417206338,66.429888474040908 4.574060223047181,66.429638480305485 4.574379150369261,66.429460198730951 4.574654252051049,66.429245774113468 4.575025018700698,66.42879827341342 4.575743274162693,66.428819167749594 4.57627846772044,66.428965075886339 4.576722511944761,66.429164495059311 4.577071844737534,66.429390845207863 4.57728162261589,66.429564276217477 4.577659260616201,66.429748835036207 4.577883031955817,66.429855123116056 4.578078816190601,66.430028487754853 4.578414473016847,66.430117973858842 4.578974028258715,66.430257811032334 4.579645341889314,66.430420031273101 4.580190839961005,66.430582225253758 4.58076648826137,66.430851611611189 4.580974103633735,66.431079967638965 4.581337748315447,66.43138198855462 4.581589507014374,66.431510639982335 4.58238676449951,66.432081094176752 4.583211945678866,66.4326627010431 4.583407729874573,66.432824880642386 4.583519615713859,66.432947929305016 4.583603514324533,66.43309889109446 4.583743387539184,66.433261067887329 4.583855273272044,66.433339377161417 4.584023069979648,66.433417686170614 4.584218981181587,66.4334903996414 4.584498663412161,66.433551884441698 4.584848377507596,66.43362458483854 4.585114129580898,66.433630192628343 4.5854217989751,66.433630192518805 4.585771449298739,66.433624609770405 4.586079245800329,66.433574264948689 4.586400908607765,66.433468017706943 4.586764615962122,66.433361757365091 4.58717017717263,66.433311437233542 4.587645706896567,66.433378555603852 4.588205262158451,66.433462459642868 4.588554912625969,66.433507196541683 4.589184308653838,66.43347364985695 4.589617984535562,66.433479232351601 4.590037539626189,66.43351282915792 4.590303291911671,66.433591087076252 4.590666936235578,66.433714106636089 4.590932688355754,66.433719714401605 4.59128233874977,66.433719714270339 4.591674033569294,66.433663786978855 4.591841893695657,66.433641431178856 4.592079658580324,66.433669394701212 4.592485220188798,66.433758880424875 4.592681067962671,66.433881886598826 4.592876852128512,66.434004930059274 4.593058642501238,66.434066438901482 4.593352445602158,66.434094401930523 4.593590210551057,66.434144745516832 4.593981842044482,66.43419506368501 4.594023759230811,66.434127972561583 4.594084949345694,66.434000205917044 4.594223358362181,66.433624076132716 4.594361704074061,66.433380700200004 4.594776742398139,66.433137309151761 4.595247246767858,66.433015625258193 4.595551608402427,66.432916044630105 4.595745292660753,66.432694778384274 4.59588363820164,66.432407121802555 4.595939039574017,66.432130552079201 4.596160393087976,66.431920318561993 4.596630769992159,66.431721198737989 4.597239557010115,66.431588417481876 4.597682328480668,66.431466738653725 4.598650815203826,66.431090570277902 4.59917659439712,66.430946720293036 4.600172687426874,66.430780788834753 4.601386000522256,66.430739709520395 4.60271845044186,66.430670183108361 4.603465520247609,66.430537396130248&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Guayllabamb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603465520247609,66.430537396130248 4.604018905661377,66.430548461411547 4.604600023888993,66.430537395524539 4.604821378158633,66.430570592119835 4.605125740426161,66.430659128944754 4.605513110839991,66.430847229324556 4.605817473113735,66.430935752541941 4.606177237468104,66.431002119417414 4.606592276727455,66.431057446005212 4.606979646757573,66.431123837808371 4.607145662647683,66.431201269577713 4.607228607292769,66.431334052610723 4.607449961728544,66.431411508964828 4.60761597761894,66.431488965108542 4.607892734496245,66.431654929162846 4.607975742881818,66.43183194459435 4.608169428427661,66.432031088565111 4.608335444453549,66.432152777030652 4.608501460273103,66.432208101212098 4.608888830464973,66.432318749181931 4.609193192562488,66.432340878605601 4.609580625927473,66.432307684045526 4.609718972444675,66.432351943125411 4.609746641960049,66.432429396433179 4.609774248136906,66.432595341752844 4.609691240743188,66.432739156822137 4.60960823347585,66.432927229192629 4.609580564752878,66.433115300120861 4.609580565074709,66.43322594426931 4.609608234860496,66.433402948614386 4.609829589358855,66.433502514493199 4.609983074395078,66.433522899950177 4.610521003421265,66.433560993062272 4.61070158511346,66.43352582988345 4.611151099523419,66.43350973850265 4.612008083467241,66.433369577719176 4.613359170809091,66.43323149994842 4.613718489815838,66.433232964924002 4.614201461732244,66.433181735002378 4.614575855780269,66.433197207310471 4.614772594012635,66.433229604682069 4.614992612705755,66.433294399383882 4.614980972733548,66.433363816798746 4.61510570734655,66.433436214748966 4.615455548979146,66.433479511826746 4.615640774444423,66.433576740809485 4.615710170578839,66.433678529028867 4.615860666456255,66.433821984139072 4.616474098046898,66.433956192897043 4.617157052651984,66.434071885101559 4.617677935190103,66.434173708994976 4.618198754131054,66.434275532476647 4.619252095847698,66.434483775502301 4.619680365561005,66.434493020431475 4.620224337393275,66.434488422883376 4.620895778829509,66.434497667698793 4.621289318868429,66.434516183011922 4.62162497601769,66.434530050524359 4.621925903468152,66.43455318840634 4.622388902985212,66.434571728906462 4.622713047260059,66.434613356902091 4.623372785132296,66.434678173100281 4.624113622740688,66.434766076400834 4.624861393509601,66.434823213260472 4.625398368581021,66.434803106391513 4.625768755630725,66.434854042125721 4.625942404429229,66.434895657096021 4.626104476782381,66.434983610423771 4.626243332409103,66.435085405554844 4.626393828078085,66.435136302928825 4.626683179218219,66.435233474948177 4.626995683557671,66.435344564316807 4.627528079391107,66.435487997135155 4.628349953465405,66.435677740889091 4.628650881190129,66.43577028848506 4.629391655687695,66.43598316684897 4.630294502541651,66.436274697203459 4.630780655631637,66.436385731383027 4.631127825990204,66.436436651301705 4.631475123734276,66.436552344893329 4.631810781104693,66.4365939569891 4.632169591691066,66.436654120811255 4.63264416817566,66.436742042598993 4.633327123226329,66.436857722024982 4.633535438223649,66.436904018930207 4.633871095520272,66.436904018796838 4.634299365475654,66.436899371250831 4.634762365026296,66.436829963420806 4.635098085665336,66.436718930856827 4.635422166268985,66.436668011228079 4.635665210692586,66.436580114133704 4.635815706076536,66.43650146115327 4.63596613776535,66.436390376681658 4.636116632971238,66.43624696131819 4.636255551510982,66.436075761007203 4.636379267542059,66.435804384175839 4.637158967733371,66.435179137563566 4.637297377057363,66.434909645433365 4.637257113276735,66.43485629735018 4.637396476977957,66.434677307499001 4.637621456401575,66.434465402637869 4.637355257998226,66.434289567709456 4.63722797838346,66.434048913470221 4.637373702616185,66.433815304475118 4.637421980357423,66.433689809483241 4.638189532782275,66.433531348024616 4.638506743542043,66.433424885614841 4.638821537533468,66.433408225804826 4.639816041614079,66.433160956596396 4.640447156014699,66.433073754195519 4.640769900899989,66.433035457766692 4.641059251571241,66.432938276837163 4.641475944739623,66.432854989318841 4.642025387225388,66.432828843243115 4.642737601197421,66.432693010810382 4.643316366492685,66.432581959600441 4.644237213333327,66.432406944296602 4.644552388966305,66.432372360352986 4.645449574670759,66.432411945402535 4.645793310484353,66.432461660799504 4.646210068180168,66.432591254134636 4.646510996112771,66.432651402325121 4.646754040885322,66.432656025076895 4.64686980634752,66.432549596894603 4.646975649060518,66.432454182492123 4.647055030944184,66.432345959863071 4.647147579592156,66.432234907388889 4.647263345021517,66.43212382914254 4.647379110466659,66.432017411319435 4.647529605557642,66.431883178952518 4.647737983903942,66.431823028576915 4.648143101092937,66.431864661071131 4.648629190946899,66.431938730522987 4.648791263592901,66.432031292071045 4.649115344517918,66.432035914873751 4.649416271973495,66.431971116503178 4.649670956539593,66.431873956656915 4.649821451812796,66.431781394308359 4.649948730396337,66.431711972311007 4.649995036313045,66.431610163234524 4.650041342287426,66.431522185201203 4.65021499099817,66.431489797980547 4.650481188927959,66.431480551545746 4.650782116632816,66.431471305082312 4.651071467648004,66.431438917711063 4.651140926861286,66.431364846388576 4.651372458051561,66.431226025150494 4.651673385471231,66.431151978289634 4.651858610949262,66.431156601339111 4.652136385699476,66.431193637110312 4.652448890375659,66.43126306023953 4.652761394993393,66.431318613717792 4.653085476291585,66.431392634372983 4.653560053146087,66.431434318052638 4.653745278726621,66.431457458837642 4.654138755673945,66.431462081681133 4.654497566437497,66.431462081420449 4.654752188102898,66.431512986122627 4.655053180044589,66.431628727823636 4.655273135669159,66.43170739599185 4.655423568127205,66.431786063963699 4.655631883676096,66.431892495220282 4.655782379884823,66.432003599620415 4.656199011381959,66.432309020500725 4.656372598052654,66.432628357092611 4.656465211546211,66.432804203944102 4.657043978336362,66.432966180690187 4.657472185683057,66.433100394291017 4.657680501316438,66.433229959256565 4.657645772000402,66.433345655371397 4.657553223200879,66.433433589154788 4.657425881006097,66.433521522650025 4.657252232629618,66.433660369014632 4.657148107280701,66.433762169809185 4.657113378051046,66.433905624794363 4.657113315325041,66.434136997551064 4.657136469294194,66.434345229923849 4.657159623300454,66.434567366119722 4.657032281816747,66.434863511053734 4.656847056976457,66.435057857471278 4.656754508382011,66.43521982004772 4.656835481334244,66.435335506879099 4.656962824131674,66.435409541078172 4.657171139457626,66.43547434287288 4.657460490814643,66.435497479900832 4.657865608040739,66.435492857300503 4.658305391486762,66.435497479447406 4.658548563939647,66.435594675463847 4.658560077266596,66.435696468314916 4.658282239608821,66.435895430620434 4.658039195011586,66.435992600084745 4.657680384527863,66.436112905840687 4.657599348633414,66.43620082986881 4.657599348878491,66.436279483814133 4.657749844853972,66.436353515213838 4.657992890060946,66.436450682651113 4.65839794399548,66.436543227445256 4.658606386451008,66.436580255348574 4.658710512476932,66.436668152388293 4.658942044700162,66.436765343873205 4.65930079236993,66.436894889815719 4.659729063112475,66.436982810859789 4.660261459566397,66.437047595819962 4.660469838350692,66.437056839914788 4.660724523312555,66.436992054610172 4.661013874503251,66.436941185987578 4.661175883268281,66.436941185911095 4.661604154054194,66.437029081542221 4.661916658983299,66.437158651416183 4.6622292275739,66.437306708825687 4.662495426003758,66.437399250545695 4.662831020513399,66.437524183864141 4.66330559797939,66.43770464341398 4.663733805304867,66.437834184499565 4.664104256826551,66.437954506342123 4.665400519355202,66.438458821464238 4.665724600913118,66.438592980523026 4.666002439181642,66.438528224447069 4.666187664593603,66.438444930375326 4.666500168871068,66.438306148393423 4.666986258430723,66.438116448939525 4.667483988349284,66.43798228696663 4.668120637592471,66.437880503092899 4.668352105998665,66.437866611896837 4.668479385414552,66.438010043329115 4.668664611410001,66.438139582972795 4.668930810040732,66.43827839091324 4.669451693739299,66.43833856334318 4.670007243241068,66.438241390204254 4.670180891925309,66.438102581860775 4.670204044842273,66.437996176808923 4.670273440446698,66.437848123245644 4.670354476268302,66.437704665519931 4.670412358942198,66.437584392760357 4.670458665196667,66.437528878165637 4.670562854483585,66.437477972811621 4.670690133466011,66.437459472038285 4.67077116957186,66.437417823244374 4.670933241879189,66.437366917634975 4.671176286767792,66.437302133100687 4.671268899463449,66.437255861976638 4.671546737732347,66.437177210912125 4.671743476176178,66.437103181727025 4.671870818598816,66.437029152355393 4.671963367626982,66.436964367012308 4.672125439803031,66.436871823430963 4.672252718613789,66.436797818628236 4.672403214195973,66.436709871337726 4.672634682237989,66.436571079679567 4.672715718107364,66.436460045850637 4.672785177304879,66.436330472094738 4.672843060033248,66.43624254846118 4.67293567249521,66.436131513163261 4.673039861734941,66.436071347758514 4.67320193401686,66.436015829725434 4.673444978962127,66.435969556122842 4.674185690876294,66.435960311106058 4.674428799506193,66.435932551887547 4.674903376642603,66.435900170193591 4.675169574770615,66.435840029389041 4.675470502737814,66.435784510752129 4.675690394459491,66.4357289667781 4.675921926397133,66.435673422672281 4.676026052083706,66.435627173762327 4.677102549399326,66.435636443111889 4.677310864734091,66.435636442988738 4.677414990632747,66.435645687649341 4.677715919042222,66.435701206251011 4.677947451277362,66.435719720766883 4.678132613490705,66.435742882898211 4.678271469220166,66.435752127499811 4.678456694942373,66.435747479790905 4.678595614196986,66.435733612680067 4.678757686533226,66.435682716227504 4.678850299250151,66.435641089695167 4.678931271697824,66.435585545470843 4.678977577925102,66.43553000114342 4.679104920415097,66.435474469272592 4.679197469539949,66.435437464791008 4.679371118501791,66.435391190131611 4.679486884435167,66.435349537837112 4.679706776048627,66.435256988181493 4.679868784757977,66.435201468307298 4.680030857075101,66.435145948308602 4.680204442467359,66.435108918026046 4.680366578503049,66.435081183146409 4.680517010750957,66.435062667922935 4.680655930034406,66.435053397635699 4.680794785674384,66.435034907657737 4.680991587863078,66.434988632228851 4.681142019947554,66.43492846400558 4.681269362380965,66.434859050639446 4.681408217853952,66.434798932628823 4.681535560285312,66.434729518900767 4.681651262535365,66.434669350072156 4.681743875016611,66.434572175400973 4.681824911059017,66.434516654045581 4.681882793995991,66.43448889330972 4.681998496339979,66.434451874710945 4.682149055889099,66.434451874609209 4.682299488204413,66.434447239294656 4.68244998406988,66.434428723592816 4.682554109824823,66.4343963401341 4.682785641792861,66.434336170417737 4.682970803788417,66.434294541560462 4.683155965804882,66.434257509991568 4.683364344734101,66.434239019366231 4.683526353630524,66.434225126123621 4.683711579380136,66.434215880743878 4.6838041285672,66.43419274227638 4.683977841254457,66.434169603730453 4.684163003481679,66.434178848869394 4.684301859281955,66.434192741928911 4.684394472241531,66.434206635013183 4.68451023856777,66.434252911693264 4.684498662216686,66.434313081466527 4.684382896212174,66.434340817182928 4.684267130327569,66.434396338962742 4.684163004682243,66.434456508452911 4.684151428267268,66.434502784758124 4.68424397773506,66.434544413081738 4.684371320726378,66.434604582058256 4.68447544672887,66.434627720010667 4.68455648321173,66.434673995937416 4.684591213204963,66.434711026741468 4.684568060192332,66.434761925110152 4.684463871196455,66.434886859357078 4.684487024649906,66.434942379829309 4.684579637759585,66.434993277650634 4.684672187185894,66.43502566020878 4.684764800276626,66.435071935393495 4.684857413254978,66.435090475718795 4.684926809456036,66.43512285816692 4.685042575791683,66.435173755607934 4.685077305761156,66.435206137971036 4.685065729333438,66.435252412890151 4.68498469326324,66.435307957878024 4.68489208052403,66.435349584983811 4.68485741449372,66.435400482059237 4.684903657447246,66.435428241719407 4.684915234259901,66.435479163864585 4.684880504619221,66.435530048046473 4.684868928257472,66.435594837117307 4.684938388132346,66.43564573362859 4.685065731054937,66.435692007647873 4.685239316717267,66.435710522208453 4.685401325803294,66.435738281454903 4.685725407446236,66.43575679588993 4.686790265026503,66.43573368351565 4.6870333738057,66.435701276401446 4.687276418944005,66.435659624525201 4.687461580974381,66.43560875313527 4.687704689724455,66.435567101102009 4.687959311539321,66.435539341401707 4.688237086606556,66.435516204042415 4.688526438348769,66.435506959082844 4.688676934185835,66.435465294304535 4.688769483299859,66.435414397312073 4.688931555771688,66.435377367413366 4.689047321855666,66.435358877679803 4.689081987908245,66.435312602931774 4.689070474693008,66.435261680434706 4.689035744637524,66.435210808367671 4.688966284790693,66.435173778316653 4.688966284638317,66.435136748165291 4.689070474046979,66.435104365613512 4.689186176559843,66.435095120608139 4.689267212948113,66.435113610408848 4.689394555877548,66.43515064051121 4.689556628503608,66.435150640404302 4.689695484156858,66.435118257846284 4.689753367046194,66.435071982634824 4.689973258898683,66.43501183979015 4.69014690797152,66.434970186791602 4.690285763509107,66.434910031123934 4.690494142315082,66.434840630239307 4.690852889786767,66.43473883346654 4.690945502462985,66.434678702528942 4.691061268250844,66.434590760311039 4.691142304449293,66.434562999624333 4.69205666638808,66.434558376416817 4.692241892151666,66.434530615618371 4.692392324393179,66.434488961821927 4.692519667027397,66.434451955817366 4.692658522692988,66.434419572340758 4.692809018543615,66.434377918356901 4.693110010560097,66.434364050339482 4.693260442972857,66.434359402368884 4.69350348812771,66.434308502992948 4.693630830682259,66.43425298097408 4.69372337983525,66.4342113267504 4.693769686119985,66.434169697751074 4.69389702871562,66.434123420716105 4.694024307638881,66.434063250365583 4.69402430725077,66.433979966610252 4.694035947021366,66.433882789239163 4.694093766048899,66.433785611454994 4.694186378759218,66.433734711013273 4.694278991468843,66.433683810467244 4.69436002742461,66.433605148126304 4.694452576434416,66.433535718409672 4.694498882618535,66.433475571961409 4.694498882278611,66.433406154586606 4.694498881913861,66.433332088965358 4.694464215412228,66.433281212958022 4.694383178917183,66.433248802862863 4.694232682546609,66.433184007799468 4.694174862805157,66.433133131510345 4.694186438771771,66.433003540367878 4.694163285111163,66.432920227837457 4.694186438089411,66.432869350946362 4.694325293671714,66.43282307148236 4.694371599885842,66.432772169112013 4.694360023027952,66.432725889590998 4.694360022740089,66.432670338884108 4.694325356226418,66.432619461531502 4.694209589650866,66.432545393676563 4.694186435975756,66.432462104881495 4.694244318702855,66.432392684644 4.694325354616574,66.432314043495069 4.694417967245796,66.432253868801737 4.694464273148952,66.432147438662952 4.694429542866423,66.432068746315579 4.694360082801359,66.432003973395496 4.694302199404358,66.431948421134635 4.694198073266964,66.431916034600931 4.694186496419697,66.43187437655854 4.694232802485897,66.431800331620991 4.694394810974035,66.431698522543243 4.694498999920828,66.431587428976655 4.694765197418883,66.431388457130552 4.694857873660331,66.431332928627953 4.694915756196234,66.431235715651141 4.69497363854027,66.431106139883084 4.695054674332519,66.431013599750329 4.695170376533765,66.430948773396679 4.69533244884564,66.430888645866517 4.695448151209757,66.43085160924133 4.695610223548615,66.430796079474163 4.696050006422763,66.430555415612588 4.696200502167456,66.430504508509955 4.696339421292423,66.430453601313886 4.696513006838929,66.430430459239801 4.696744539037494,66.430398070415947 4.69687188160098,66.430356434965361 4.697080196782755,66.430296255422249 4.697207539432646,66.43026848988508 4.697369548393803,66.430249971011378 4.697485314366959,66.430212958693573 4.697624169712186,66.430134285335498 4.697739935509714,66.430069481947413 4.697867214582401,66.430046339557066 4.698052440425976,66.430032469160906 4.698260755934662,66.430023196875084 4.698445981517541,66.429967677855743 4.698631207278174,66.429939924520909 4.699316134909107,66.429743364462013 4.699596453803938,66.429631226110075 4.699672909322286,66.429468165754372 4.700208166404805,66.429070717087157 4.700768930798813,66.42876497702791 4.701711914249671,66.428418491153678 4.702578504694246,66.42807197525218 4.70334306847166,66.427766184745721 4.704031239003325,66.427429880499233 4.70456649746358,66.4272464397026 4.704974285437021,66.427012007802787 4.705483972974239,66.426757207702508 4.70589182394537,66.426451439338194 4.706707400584915,66.426084516966611 4.70787981706755,66.425707392690384 4.708593430895551,66.425411794470449 4.709409008342478,66.425146819187262 4.71007167261804,66.424891999708564 4.71088725051278,66.424677963099469 4.711422508901806,66.424494476635957 4.712339987431427,66.424372167596772 4.713512342686033,66.424249882831461 4.714378871796953,66.424168333909151 4.715245401333547,66.424127571328086 4.716162879952776,66.423995076351417 4.716647189592668,66.423923723869592 4.718048850433346,66.423689309502635 4.718329233359032,66.423628153295311 4.718635123145483,66.423577155865118 4.718686072158041,66.42348542165729 4.718584171436188,66.423393687353041 4.718507713762056,66.423291743049305 4.718431255578197,66.423138851027005 4.718176378820716,66.423138851432441 4.717921501864965,66.423118432453066 4.717182441188683,66.423036882283824 4.716494266846192,66.422955331772144 4.71578071259447,66.422832967098742 4.715118108682391,66.422751415891909 4.714531897839296,66.422669864301426 4.713818344299245,66.422608681919911 4.713155741091331,66.422588288436842 4.711575597132679,66.422812528842002 4.71063254734618,66.422822714857517 4.70971506796888,66.422832875549815 4.708950438960031,66.422914403423775 4.708466194376431,66.423108085847119 4.707956506363726,66.423271188474587 4.707599667774429,66.423413895939092 4.707115422320788,66.423515815239654 4.706707633293687,66.423597365567886 4.705968574626917,66.42366870665019 4.704974576030189,66.423760441478223 4.70431191069733,66.423862359586849 4.70354728232965,66.42399486751313 4.703012087273651,66.424117190388827 4.701916127021247,66.424382214791137 4.701686758502339,66.424524890371103 4.70143188324536,66.424667615707236 4.70120251488563,66.424830707629084 4.700871182684597,66.424932620839641 4.700335987298124,66.425014166630547 4.699596865055137,66.425065111041548 4.698322482888351,66.425075271086769 4.697303103870872,66.425014120139878 4.696793414303539,66.424973335688165 4.69656404333975,66.424819746798818 4.696494772251062,66.424556358687653 4.695870842656374,66.424459322403024 4.695350974596461,66.424265222460818 4.695142975494677,66.424071145866108 4.695316304066612,66.42376616643655 4.695350969098464,66.423627530212073 4.694657705847116,66.42339185298097 4.694345771473022,66.423183870495876 4.69406844021848,66.423031382676726 4.693721839352189,66.422795699366077 4.693479237560452,66.422601611451057 4.693201969148125,66.422365924004424 4.693271300089288,66.422199530886019 4.693305964785838,66.422033187255479 4.693201965054548,66.421922227894328 4.69261270245142,66.421894529884355 4.692127439205147,66.421936104195012 4.691538241144683,66.422005440559786 4.690879582155258,66.421936106037407 4.689735849566279,66.42176973714767 4.689111856752367,66.421686539733102 4.688834588648251,66.421478593648715 4.6877254580511,66.421228996577128 4.687032194804397,66.420965597004937 4.686685594142066,66.420743744436422 4.686408325909002,66.420521889802345 4.686131057934134,66.420327784397315 4.685403130365909,66.420258458028513 4.685160530609534,66.420272334021135 4.684779265872144,66.420272334603297 4.684086004578438,66.420202982753707 4.683566073704703,66.420064327711017 4.682630274102227,66.419773151927174 4.682214341891413,66.419634494359784 4.6816250146536,66.419454233401055 4.681590346429292,66.419246268487555 4.681763673911479,66.418885737585299 4.681729004813219,66.418594559360145 4.682387594743423,66.41816471026678 4.682907522073927,66.417956670519871 4.683184784369407,66.41759617136411 4.683299783244364,66.417227477390469 4.683412621054424,66.417013250116398 4.683787714083879,66.416857917891079 4.684050982822273,66.416525486906067 4.684038578968904,66.416493408954963 4.683840504974352,66.416532691539373 4.683528001782252,66.416671620277015 4.683425912552094,66.416778343880281 4.683327766237183,66.416814314442831 4.683186748240321,66.416842499461623 4.683069264997056,66.41686130634821 4.682904712148177,66.416889529269781 4.682787229106285,66.416927130116633 4.682693217509697,66.416983550098067 4.682634444334317,66.417016461701493 4.682469955740236,66.417105767707795 4.682352409286621,66.41716216204621 4.682234926340955,66.417209178327838 4.682105612755291,66.417293807272259 4.68190582167708,66.417364331326738 4.681764803827122,66.417406645698293 4.681623785976753,66.417448934720198 4.68144752935835,66.417481833263707 4.681318278544325,66.417486522391783 4.681165556925499,66.417533538115919 4.68096576555482,66.417575852294178 4.68082474756023,66.417604061718748 4.680648491138649,66.417655778777558 4.680507473481843,66.417716873411152 4.680378223153306,66.417768564880362 4.680225374653269,66.417848503110534 4.680096124179515,66.417886102519645 4.679908100234796,66.417928416073778 4.679767082526222,66.417984833855272 4.679743612137329,66.418069434707178 4.679720077807321,66.418121137910092 4.679696607225613,66.4181869579063 4.679626066846969,66.418243374988691 4.6795672938923,66.418299791924497 4.679496817493153,66.418393819823365 4.679496818240365,66.418469041797877 4.67956729604292,66.41851603002921 4.679590767797935,66.418567744871311 4.679590768355035,66.418624135705358 4.67955553038128,66.41869465571952 4.679461518516479,66.418727565113301 4.679369733002451,66.418768764943309 4.677539420793855,66.418707650703851 4.677290586656936,66.418623027172018 4.677215911463172,66.418647898864236 4.677054157333448,66.418672821218834 4.676929740921509,66.418697692938096 4.676743052431659,66.418707651941531 4.676531493238619,66.418707652269418 4.676382142227909,66.418692689153062 4.676207920755255,66.418692689422755 4.676008828820738,66.418707627801979 4.675809737127622,66.41874743764636 4.675560840708881,66.418797231455855 4.675312007708554,66.418827107845516 4.675162657137325,66.418856958770291 4.675013370079274,66.418876851017302 4.674739538977777,66.418876851435073 4.674515512652823,66.418871897730128 4.674391095873632,66.418856934671894 4.674167133302729,66.418866893661516 4.673893365916489,66.418876852722093 4.673619598722309,66.418906703771313 4.673345831484418,66.418931600749218 4.673146739856914,66.418976389526051 4.672959988027219,66.41901124489172 4.67269868804139,66.419051054330779 4.672561804356975,66.419056033821548 4.672375179746037,66.419090901710916 4.672213362177173,66.419130698233587 4.671976932707696,66.419160548913879 4.671765437173799,66.419160549227939 4.671640957038701,66.419170507939114 4.671404527528905,66.419195379312569 4.671280111049637,66.419210342539102 4.671006280000014,66.419210317667932 4.670832058574919,66.419210317924794 4.670670304210035,66.419205338908512 4.670533420401703,66.419195380597969 4.670396536594502,66.419185422283476 4.670234782096589,66.419165518115548 4.670035689987653,66.419155559880664 4.669687310720303,66.419150543213931 4.669500622022277,66.419130626417228 4.6692765958064,66.41913062674567 4.668990361292645,66.419130627164733 4.668654385268874,66.41909579802126 4.668293538971874,66.419095773272758 4.667920225398466,66.419075856704396 4.667758470970254,66.419060919095344 4.667609120038142,66.419045981459377 4.667385093710434,66.419031043923184 4.667223339287452,66.419016106287486 4.667011779930932,66.418986230826675 4.666800284230074,66.41896133463348 4.666563854193432,66.418921500525016 4.666364761991992,66.418896604249895 4.666115864905866,66.418861749380071 4.665954110450242,66.418841832318364 4.66577982528786,66.418821927897 4.665555862637852,66.418811969560167 4.665356770629092,66.418806977878646 4.664983457346474,66.418811970389655 4.664734560461141,66.418797020111782 4.664597740173973,66.418772123623455 4.664473259772538,66.418747227092709 4.66434884306967,66.418732289234342 4.664236829635057,66.418692479860269 4.664062671345405,66.418632702499977 4.663938190813139,66.418592918262391 4.663913256343316,66.418563016753538 4.663776435927661,66.418523207147558 4.66357728015233,66.418498285203171 4.663427992911152,66.418488326629998 4.663291109162565,66.41847836803484 4.663116887771531,66.418473414165234 4.662905328783325,66.418478368593682 4.662731171228144,66.418498286428346 4.662519612512916,66.418533117188986 4.662096431300303,66.418582911614536 4.661884872589032,66.418617742254085 4.661636039977789,66.418672490340128 4.659022785367852,66.418856653781077 4.658595152252217,66.418972935160312 4.658084065746849,66.41906879348916 4.657634297265266,66.419195323075201 4.657531253889639,66.41931128647748 4.656856697422875,66.419602937158047 4.656388164384785,66.419694281415346 4.655863465321945,66.419725926257769 4.655188843155199,66.419764597654989 4.654645316147257,66.419782139088639 4.65364394202999,66.419865521827688 4.653491474532551,66.419861718180655 4.653339070179392,66.419800692492288 4.653283158142545,66.41968533819508 4.653273041081479,66.419265897753334 4.653323798707893,66.4191152563114 4.653410176272424,66.418926523514727 4.653430528374666,66.418650006178893 4.653537196608382,66.418446028325747 4.653584774570122,66.418383596089086 4.653597240163257,66.418209353881323 4.65359723869753,66.418040089959831 4.653485287604706,66.417845902178669 4.653286192846164,66.417512348142111 4.653136905562083,66.417487475679877 4.652900411805035,66.417412782015262 4.652738657168483,66.417358019142313 4.652601772711024,66.41725843941299 4.652290729514507,66.417034405698899 4.65199208993216,66.416825309142951 4.651805464100739,66.416700815999874 4.651622845809745,66.416605341404605 4.651452885594635,66.416527813876371 4.651313584459396,66.41647402225054 4.651140571310314,66.416421772528281 4.650967558220095,66.416375842258347 4.650862096574953,66.416348921070906 4.650701741543575,66.416318865425509 4.650486620356229,66.416287166732246 4.650267173998778,66.416271368089355 4.649967582028045,66.416250754024134 4.649739803124533,66.416239695066039 4.649531233746021,66.416231783234139 4.64908388126031,66.416201702584203 4.648919391965253,66.41619533265991 4.648737983066498,66.416190593216612 4.648548050666972,66.416176374371659 4.648408813505282,66.416160499707047 4.648278036026923,66.416130418515721 4.648197890121178,66.416092450317663 4.648143060050836,66.416056049296571 4.648100824254612,66.416016450461811 4.64808403145159,66.415972111782395 4.648084030923189,66.415913515815234 4.64815145367913,66.415771044535973 4.648202147918234,66.415659968957144 4.64823592282596,66.415580795078569 4.648282292034191,66.415501620930684 4.648307607346488,66.415446208999981 4.648328724294487,66.415362281961976 4.648311803566586,66.415242002972192 4.648252710944426,66.415115302471889 4.64819368220649,66.415018734641777 4.648138788387558,66.414968074337054 4.648020668317386,66.414884145903059 4.647906809970299,66.414801835090884 4.647780230283508,66.414738483953244 4.647712678776664,66.414711560955965 4.647602955308505,66.414670405379781 4.647455257979787,66.414614966588474 4.647262717329034,66.414561929348892 4.64633875156255,66.414343509992634 4.645853488280554,66.414229546923039 4.645494867992647,66.414147259615461 4.645406325980005,66.414118768624874 4.64533126863111,66.4140751218914 4.645291068326777,66.414041422944635 4.645272430935234,66.414001909375258 4.645256910226903,66.413953117730301 4.645278663457295,66.413893859708935 4.645315873459171,66.41384855652224 4.645393156286993,66.413809067783461 4.645498553683852,66.413771879498043 4.648511955727757,66.413058312163344 4.648279213949677,66.412892667007455 4.648251735234846,66.412868459756979 4.648243402447691,66.412848929586332 4.648248427264167,66.412830625547414 4.648271961855293,66.412809249722031 4.648355923601109,66.412783373609727 4.64888844476499,66.412634664365356 4.648479257064783,66.412620380679172 4.648143599362878,66.41256921033245 4.647691857405732,66.412474529475446 4.645922417692491,66.412048384937819 4.645745842720783,66.412012256349499 4.645098698477651,66.411926447949767 4.644840387672717,66.411878183586722 4.64465306312385,66.411850979603088 4.64425723273234,66.411798391947201 4.644048599808488,66.411786357637936 4.643839903324334,66.411778823675405 4.643634132880443,66.411780340976762 4.643489680231013,66.41179237585321 4.64336132036982,66.411811944986354 4.643220875192631,66.411843599309762 4.642947999434811,66.411911357584984 4.64255077116696,66.412006218881714 4.642093306498107,66.412096579613646 4.641430389545116,66.412199265530219 4.64128192972947,66.412221842978212 4.640617867955888,66.412335462971186 4.640535623649201,66.412362565720656 4.640198503068472,66.412305377647982 4.639925689627807,66.412237646583932 4.639749178116892,66.412179674223765 4.639616046933329,66.412119249257941 4.639610258621969,66.412116721013859 4.639521652422932,66.412025033883225 4.639330319739685,66.411903070505019 4.639197633996656,66.41186188508189 4.639078623749316,66.411807451363828 4.639044339000801,66.411778426696188 4.638972271242729,66.411736305506992 4.638766627767152,66.41170753385201 4.638736477674483,66.411695549780518 4.63863286058446,66.411654389255219 4.638456794884978,66.411652872548046 4.638418693916781,66.411647816006791 4.638295231089717,66.411587490878588 4.638192377317188,66.411548833202531 4.638084880412153,66.411532652177698 4.637966824832451,66.411534750859374 4.637633203632247,66.411572094511342 4.637426797564228,66.411614241686962 4.637297547271793,66.411638412456853 4.637221091106474,66.411648778607017 4.637129051064893,66.411656136100547 4.63703166796886,66.411661268697074 4.636991786035486,66.411660712532438 4.636948532887538,66.411658588827535 4.636904007535675,66.411650902865262 4.636878500826136,66.411641927438112 4.636872012764382,66.411632244054161 4.636875701624329,66.411592827792873 4.636927350389915,66.411534752462941 4.637299578453218,66.411197270572075 4.637548409482942,66.411026479842462 4.637552098429001,66.410996720985693 4.637533779381396,66.410988933645712 4.637496886994964,66.410987543101726 4.637451344125775,66.411000715961677 4.637335515188435,66.411040765422811 4.637233234504097,66.411065189543677 4.637123638870795,66.411081194222746 4.636925310542395,66.411078742024969 4.636623937590574,66.411033585984967 4.636493668970508,66.410993992003782 4.636277212186616,66.410959151429907 4.63600936022805,66.410894526633356 4.635924444087654,66.41088610727121 4.635797292734184,66.410897181757917 4.635596293375991,66.410943527157499 4.635373349524817,66.411000870895819 4.635089151687068,66.411065294001133 4.635058429265733,66.411067063899523 4.634850559264305,66.41100608013376 4.634730467923874,66.410972705880681 4.634468213527765,66.410915868503125 4.63429494653589,66.410907575701813 4.634134464830995,66.410917234337788 4.633919598948348,66.410953946626464 4.633521861744111,66.411024488656494 4.633430394065486,66.411018901113351 4.633391720464896,66.410995387381874 4.633386186300805,66.41096289786941 4.633412010627529,66.410928309717789 4.633498579937929,66.41087228078753 4.633839578482333,66.410724976515638 4.633946501731126,66.410620604064675 4.633974170317475,66.41054937878873 4.63396494691797,66.410517546089778 4.633929962496926,66.410488519933352 4.633889317119626,66.410471225617968 4.633841929497909,66.410469759208553 4.633818585559091,66.410472186526789 4.633797022666035,66.410478229480105 4.633564983363116,66.410577014936848 4.633384338819858,66.41066348662045 4.633189064423355,66.4107374677736 4.633032145246259,66.410799185980892 4.632892018237643,66.410838098017749 4.632755707514229,66.410859538891998 4.632685675730631,66.410870259324923 4.632599105849462,66.410866112915812 4.632532699396108,66.410845329735068 4.63246260342461,66.410794863309818 4.632411080810432,66.410740224909205 4.632307844699494,66.410624753164171 4.632197293913638,66.410529331219124 4.632158556720769,66.41050718237328 4.632123508909776,66.410500254569016 4.632055258190739,66.410516183686937 4.631933640964797,66.410553503235874 4.631798284507317,66.41059014007979 4.631701410621849,66.410629065015343 4.631619866130092,66.410666042999608 4.631524200627939,66.410688217192671 4.631452960300301,66.410698381452846 4.631349852430705,66.410690139038195 4.631316203872368,66.410671125541242 4.631305390201645,66.410629685075392 4.631327524959843,66.410560179161152 4.631315630002128,66.410523163236775 4.630620525226756,66.410332571781097 4.63020771203783,66.410289867148961 4.6299222409515,66.410231182498251 4.629663993681039,66.410150879425061 4.629390289558423,66.410046290260325 4.629113277686616,66.409924570262902 4.629023272736911,66.409890789971257 4.628979065074172,66.409844266020372 4.628931486146201,66.40979071279537 4.628873666700285,66.409767728926184 4.628773421112689,66.409751799591405 4.62873093130843,66.409753089186566 4.628691876358148,66.4097594610421 4.628581008846606,66.409799171117044 4.628506143074797,66.409827275338259 4.628409269058598,66.409850537520597 4.628234857281619,66.409851903164778 4.628143007870603,66.409834102793212 4.628046196928969,66.409800929227117 4.627874519293358,66.409698272750532 4.627684204768299,66.409607095299506 4.627645149675004,66.409598195018162 4.627597507646696,66.40959753767892 4.627555017941551,66.409609017159809 4.627444532530254,66.409696351745126 4.627397018000242,66.409725682357873 4.627286532068995,66.409758198928898 4.627176046131535,66.409790083335523 4.626913220550255,66.409857366675951 4.62684471538925,66.409870413732406 4.626773284136818,66.409867834791072 4.62670509675854,66.409853624837368 4.626642506814677,66.40983660825222 4.626586341209107,66.409817467719378 4.626465677559393,66.409794559824249 4.626379107680975,66.40978753076088 4.626324659675866,66.409789452492518 4.626278798790605,66.409802802968215 4.626237835728619,66.409821033403304 4.626222570023124,66.409831248498023 4.626151329797353,66.40985033864095 4.626057890538057,66.409867835860567 4.625909939533619,66.40987294360788 4.62570092513237,66.409857014500162 4.625259170561201,66.409806015664188 4.625014472418107,66.409796433066973 4.624809401902549,66.409803361421396 4.624650128849503,66.409816964904067 4.624576407717615,66.409812590735427 4.624508347592316,66.409801591926652 4.624461595857861,66.409777419663186 4.624393662705252,66.409740099254606 4.624336288157656,66.409676811113513 4.624209708513451,66.409598478309277 4.624120530374572,66.409552206739988 4.623905027438132,66.409472381852638 4.623806562629753,66.409428638587855 4.62377189634707,66.409407297895555 4.62376426330843,66.40939227846259 4.623769415453168,66.409385552572914 4.623891223425684,66.409344539643428 4.623944017452803,66.409323679170626 4.623992168097303,66.409299025883286 4.62401557545914,66.409277937847691 4.62402708822959,66.409257962369836 4.624036438248583,66.40922764513887 4.623847966623361,66.408947759388056 4.623825703666559,66.408912182392896 4.623829201673796,66.408869120713916 4.623850255571666,66.408849751754843 4.623906484259972,66.408814149216099 4.624059968023281,66.408695937347275 4.624123384309691,66.408655429092036 4.624156269016055,66.408616716127142 4.624180884844013,66.408588117549044 4.624189153491762,66.408553804301718 4.624173569284557,66.408514762533258 4.624159384617053,66.408494103758059 4.624144309527493,66.408482143417217 4.624066962465641,66.408445225674328 4.623987325465688,66.408401101294928 4.623950941720988,66.408373868023716 4.623932177162393,66.40833732932694 4.623899355423795,66.408308705231107 4.62383746487041,66.408260029030671 4.623783843253175,66.408207433321323 4.623741289569514,66.408178910238078 4.623698799535293,66.408154761690284 4.623680035022369,66.408123077692082 4.623717562369102,66.40801144991066 4.623706939770626,66.407996075631345 4.623694027374061,66.407988135632991 4.623664767895541,66.407984620828444 4.623624886046757,66.40798945064715 4.623421215387764,66.4080434379742 4.623378916498114,66.408052819377133 4.623330193209553,66.408057750342437 4.623294382180804,66.408056384920073 4.623259970486584,66.408051858668017 4.623002423159605,66.407988010262542 4.62285599832764,66.407946413854503 4.622804794207919,66.407936653254254 4.622674589515615,66.407919003304855 4.62254177700484,66.407910507157084 4.622494198547958,66.407904438405907 4.622332381030671,66.407896498606519 4.622069618282959,66.407872350123895 4.622028018914582,66.407864587138079 4.62193756878816,66.407834698249573 4.621889608578535,66.407817149249979 4.621853224923711,66.407798841614181 4.621826191567961,66.407780432803179 4.621798076724828,66.407745233464524 4.621765191215576,66.407699059538317 4.621744327761141,66.407678096657961 4.621694840911291,66.40765414993551 4.621650442717396,66.407636196211584 4.621496702811927,66.407571031660581 4.6213361570637,66.407522202458125 4.621160282057591,66.407488343204463 4.621075811126958,66.40746765840484 4.621035929085843,66.407451803380454 4.621005524555703,66.407435581666519 4.62097613767707,66.407412228932671 4.620971430483865,66.407387169247158 4.620991402869437,66.407349288826097 4.621023015436232,66.407312773847536 4.621032428979957,66.407274943904753 4.621018371414357,66.40724237372838 4.620959661433301,66.407213369111446 4.620910429169109,66.407205428921529 4.620874681809258,66.407209866927914 4.620843196201186,66.407219590006676 4.620806049567737,66.407233498162981 4.620753319244034,66.407262199478723 4.620634946658123,66.407359404301943 4.620547041577481,66.407406944550061 4.620485978646016,66.407432889369289 4.620381471796927,66.407457772164463 4.620327660031913,66.407474714677335 4.620304252492422,66.40747600436022 4.620276646833975,66.407474613606155 4.620209922574123,66.407472919465064 4.620114320623008,66.407482098863525 4.619947732862301,66.407505464472735 4.619763462195335,66.407525846202759 4.619660990704968,66.407542156563849 4.619576456550128,66.407561349618049 4.619498664709004,66.407572185261202 4.619422844628573,66.407575460055071 4.619379019049238,66.407572425669073 4.619281254246736,66.407560452370689 4.619225343143168,66.407546329597722 4.619163071221085,66.407524633326048 4.618765205474461,66.407418731117076 4.618587294980501,66.407377057951166 4.618398825750431,66.407346283573389 4.61832097013933,66.40733932967386 4.618233827844067,66.40733305854458 4.618096626495244,66.407329569097129 4.617941360665701,66.407330378525145 4.617700415659824,66.407340342098038 4.617544831741138,66.407335360725213 4.617464813472991,66.407327749354337 4.61737270974989,66.407316269033529 4.617309229401139,66.407306154182692 4.617260251494304,66.407289464586611 4.617211400756357,66.407267818647824 4.617153644925901,66.407241127860956 4.617102504210077,66.40720776114506 4.617082467600643,66.407180223106792 4.617080241051225,66.407149372345785 4.617093661724447,66.40709561098474 4.617110135705953,66.407057932434938 4.617162547372523,66.406963381767071 4.617211397656289,66.406936652564056 4.61724256511931,66.406915815408624 4.617269216412464,66.406890780469993 4.61729370498907,66.406859120101331 4.617287089645134,66.406841368054756 4.617252550573794,66.406818381450904 4.617183218101352,66.406783003811753 4.617148361152708,66.406776960056149 4.617102500157783,66.40677572101815 4.617040292087291,66.406779059115323 4.61699137809499,66.406794889410506 4.616938075352563,66.406828269477458 4.616864609081893,66.406865796731836 4.616793432507261,66.406884964994305 4.616710552103812,66.406898266495034 4.61661342361341,66.406910000168281 4.616533405491904,66.40691751075444 4.616457839815108,66.406916676371509 4.61635117001791,66.406908331568417 4.616297803284607,66.406900821179391 4.616222237483928,66.406886634845108 4.616095467511426,66.406854949411311 4.615777556340012,66.406740522222606 4.615692767398278,66.406719760942721 4.615626424737218,66.406711441301695 4.615493612278722,66.406703147045206 4.615394130105051,66.406692071057549 4.615308386975743,66.406662989982706 4.615264370369668,66.406636943377208 4.615132256729161,66.406535740620399 4.615039961849274,66.406487010454583 4.614844559154712,66.406425054593427 4.614579124841487,66.406383506349684 4.614454199491988,66.406351162781306 4.614396062103831,66.406332752956146 4.614346766023346,66.406300510362811 4.614326411346797,66.406269430951781 4.614310000486078,66.406254788980377 4.614306247465556,66.406235468618974 4.614298868560635,66.406188432072028 4.614306055256195,66.406087366383687 4.614302365361191,66.406016811101509 4.614324562981734,66.405870111067699 4.614331941002465,66.405823073811746 4.614254466573162,66.405764934760825 4.614151167478904,66.405702698798748 4.614040617344624,66.405662565312582 4.613918872430238,66.40563626489525 4.613664442488328,66.405622406875395 4.613502179799765,66.405614137594384 4.613434564964205,66.405602024226496 4.61338654122947,66.405590492472442 4.613348122240188,66.405581097628357 4.613294755409596,66.405562118225717 4.613198516938035,66.405519885492112 4.613111247256343,66.405492370991496 4.61303377327742,66.405481294437294 4.612963677841176,66.405478512729957 4.612926849153833,66.405481294598687 4.612879079990145,66.405484607556929 4.612817253668849,66.405497353406545 4.612782778572072,66.405512349945298 4.612771202083234,66.405519481509799 4.612733737657325,66.405558034876691 4.612714401239154,66.405584322944009 4.612653084055919,66.40562685927415 4.612601307854258,66.405654930194558 4.61251613786571,66.405696353724309 4.612415765604958,66.405728015671457 4.612311004401809,66.405756668202216 4.612202680984512,66.405764153885855 4.612119863978302,66.405752647546763 4.612075020667319,66.405746274801302 4.61195887331029,66.405729584267831 4.611818936750416,66.405710971796481 4.611380681111633,66.405676124214153 4.611193738860225,66.405679968420372 4.611061244728365,66.405699441143867 4.610931804037623,66.405749715790279 4.610861709089651,66.405799560336675 4.610842500543043,66.405897933936359 4.610879139181973,66.405979793549506 4.610968635793784,66.406081858417608 4.611103166493018,66.406185478046794 4.611137323891688,66.406207251382313 4.611178859852457,66.406239772277914 4.611183439881712,66.406271939147501 4.611167792807915,66.406311389056427 4.611151191546595,66.406342544331295 4.611128992709343,66.406360473788169 4.611050183384298,66.406394157920815 4.610999361186401,66.406411227581003 4.610948602564961,66.406424883315353 4.610829656810766,66.406444456588318 4.610676172135373,66.406455583630674 4.610611483374196,66.406457227458532 4.610523387033375,66.406454597610647 4.610485985830111,66.406452018265725 4.610399415820538,66.406421849519049 4.610231936738955,66.40634745160051 4.610136080124742,66.406326310685003 4.610039269576979,66.406324894676914 4.609968283828039,66.40634292536906 4.609889983343193,66.406374384151462 4.609827521247922,66.406420965253375 4.609776635666092,66.406462943797152 4.609703742177668,66.406535242801297 4.609654892151957,66.406590623838625 4.609618954332278,66.406634220510469 4.609605724325728,66.406672734186003 4.609604197875109,66.406687148345156 4.609610622674815,66.406737521956273 4.609661572918756,66.406813916623562 4.609669206422227,66.406882750071262 4.609653941208728,66.406947714340561 4.609613169524494,66.40702603035723 4.609557131815432,66.407077617178757 4.609422157704125,66.407179829609589 4.609307664829036,66.407240949557107 4.609205766144513,66.407292535998423 4.609142095344913,66.407322122298851 4.609065766646374,66.40734986260766 4.608953754134568,66.407373733979625 4.608813754419365,66.407406203037226 4.608678843242166,66.407431996216232 4.608472628106095,66.407456828552895 4.60842167856404,66.407459686077715 4.608358070999733,66.407446309230252 4.608322450729855,66.407434879453831 4.608286766613055,66.40739568426504 4.608268956263799,66.407365137248661 4.6082613230812,66.407331707424902 4.608243449247539,66.407315422400742 4.608146829328014,66.407291551263611 4.608047474404599,66.407281082425584 4.607981259093043,66.407285836545242 4.607948183286415,66.407293473378857 4.60789220899674,66.407324071158968 4.607815816789708,66.407363216039386 4.607678297891385,66.407410048269085 4.607549302142617,66.407427977103708 4.607362614468046,66.407449193342359 4.60722032463827,66.407452455587674 4.607139034915568,66.407522071296 4.606982942935042,66.407603571832468 4.606680490258238,66.407689826251584 4.606511168039725,66.407785107607097 4.606474785419548,66.407884990613042 4.606438467465556,66.408111976359393 4.606511172440312,66.408311739168056 4.6065837498932,66.408475138885791 4.606716754232943,66.408615830607729 4.606970803888683,66.408797433922757 4.607249087762012,66.40895177792423 4.607333814080848,66.409097018433272 4.607309516738189,66.409183254684578 4.607043385433391,66.409464668004915 4.607019215479385,66.409573596346448 4.607200690756231,66.409973046430864 4.607309524310741,66.410122844838753 4.607975053232494,66.410635760378071 4.608180697518442,66.410808246941826 4.608224714610162,66.410900785501468 4.60826536203618,66.411189498673224 4.608253277358389,66.411284791777447 4.608180701767714,66.411352879808859 4.608096041247294,66.411484529558635 4.607962911762313,66.411607051507957 4.607672544995836,66.411779506705429 4.607624140196938,66.411843042458784 4.607696717177455,66.411956511207848 4.607745122838136,66.412006431712427 4.607829784618369,66.412038237113094 4.608108067154144,66.41202008387782 4.608471011060292,66.41197921408488 4.608688803000666,66.411974662943535 4.60885812618925,66.411988264794672 4.608991256867748,66.412020082800638 4.609100153446861,66.412097194470661 4.609160581271727,66.412192534596443 4.609051751909778,66.412591917979242 4.60906383875943,66.4127825436655 4.60917273604252,66.412955015563995 4.609644579463358,66.413381639258134 4.610455198075987,66.414048788225998 4.610745503583866,66.414180398077477 4.61096323236293,66.414230326595444 4.611217280951999,66.414271154056678 4.611616608942331,66.414298405766004 4.612451393530407,66.414289316519046 4.612983725034273,66.414348307419971 4.61341924611873,66.414430012535163 4.613588696875456,66.414484465753432 4.613721700708133,66.414561620376688 4.613721701142009,66.414620623904554 4.613104647705322,66.415010893806567 4.612983730647484,66.41511979813302 4.612935326419248,66.415269553310736 4.613032074355185,66.415401182257568 4.613274101611657,66.41550555951531 4.613675529671612,66.415668709702189 4.614180128859462,66.415797985163465 4.61436293756621,66.415904888705782 4.614447599724924,66.415986601797428 4.614435514972921,66.416081927206307 4.614314473888826,66.416653669858789 4.614290240618059,66.416826115257194 4.614374967578536,66.417084755715535 4.61455637722536,66.417239048803921 4.614762084292723,66.417298045794951 4.614991962029301,66.417329793774798 4.615306501482088,66.417379753841928 4.615560677353641,66.417420538273063 4.615850982107955,66.417434187612074 4.616092945128624,66.417443261837064 4.616734173632526,66.417620238291235 4.617629451487648,66.417933315602241 4.618209107250722,66.418004948838004 4.618902048271328,66.418113839257671 4.619395897881157,66.418237364417834 4.619644413099909,66.41833166993402 4.6197681303981,66.418430676591754 4.619644414306876,66.418509891987554 4.617565596735195,66.419014727597173 4.617318100595499,66.419123614627452 4.617280064919319,66.419374648937762 4.617305699814349,66.419541161192143 4.617305637379423,66.419725617491125 4.617305638334383,66.419876798355475 4.617337633785619,66.420015126181156 4.617344058562092,66.420081749733896 4.617324785883429,66.42014579514688 4.617280006428738,66.420184212239221 4.617215953895238,66.420222654565862 4.617126267594094,66.420271307664109 4.616998162334773,66.420317433283515 4.6169021151542,66.420345614116769 4.61681236503905,66.420360980908384 4.616754736642581,66.420363571567947 4.61660748523615,66.420363571712883 4.616460170270121,66.420371242567711 4.61629364595981,66.420399398134094 4.616159179839068,66.42042757891096 4.616056708268727,66.420450654260065 4.615915817819991,66.420483940343246 4.615749293635072,66.420532593003514 4.615646822080219,66.420558220926168 4.615544350370414,66.420558221025388 4.615384250204634,66.420550537890904 4.615211364758872,66.420514648978013 4.615115253570409,66.420476232534043 4.61501284526155,66.420441657699584 4.614961513655615,66.420385296461433 4.61483347123125,66.420303307113528 4.614737423316201,66.420209792376397 4.614615741588235,66.420118855305958 4.614474850414529,66.420031734374987 4.614385227052903,66.419970241515529 4.614167498068769,66.419893419563564 4.613975339588614,66.41986262257852 4.613719191955227,66.419831876167876 4.613552667368629,66.41981137853567 4.613437410498645,66.419801142381985 4.613232467111889,66.419802406319448 4.61304030898447,66.419828035076279 4.612924988782257,66.419862623605283 4.612720045856915,66.419939458697698 4.612592004314959,66.420000977114981 4.612463899225827,66.420072706265074 4.612348579359269,66.420163643725033 4.612233323204623,66.420272525584409 4.612105217980438,66.420322467594019 4.611900274931828,66.420380092919075 4.611720965549972,66.420410851711182 4.611567289873102,66.420421087872398 4.611349434223045,66.420431362000599 4.61119575854766,66.420441560241599 4.610978030264908,66.420477449624869 4.610249406935149,66.420587670197861 4.609148361497192,66.420664781879992 4.609015294835984,66.420705624526889 4.60895480454027,66.420782760159369 4.608882229124927,66.420914309702269 4.608410390702605,66.421277261775543 4.608120023081695,66.421390713352906 4.607914443909904,66.421440627907515 4.607781313458784,66.421449675783506 4.607660268235205,66.421422482055547 4.607512189582605,66.421351110867448 4.607297323191638,66.421304507295375 4.606740820784466,66.421231923012144 4.606486708804904,66.421227399315896 4.606268980489047,66.42125461882388 4.606135913900486,66.421309057486468 4.6060875090372,66.421390715126265 4.606063338848513,66.421513213680271 4.606160086437296,66.421622089446174 4.606426285729367,66.421980519421268 4.606535119381682,66.42221193880205 4.606498863580958,66.422302640933339 4.606353711783769,66.422402466056425 4.60632941407128,66.422470498482383 4.606377883596756,66.422588442742907 4.606474695077427,66.422756323424551 4.606572524217235,66.422913108755509 4.606509934784069,66.422981897968839 4.606291061588734,66.42302566837418 4.606111688629424,66.42306481399838 4.606004637483963,66.423120638616012 4.605982375148671,66.423178560560004 4.606372164843324,66.423766680067814 4.606363960985477,66.424077305873269 4.606104761368369,66.424279013663735 4.605280409220584,66.424515137965244 4.604233303531598,66.424737892493866 4.60369232251336,66.424910610961192 4.602918856044719,66.425076480387929 4.602473286197585,66.425232392392417 4.602326481797857,66.425623557243142 4.60212783733125,66.426034286409703 4.602352818361504,66.426342281225402 4.602662523978649,66.426506548505017 4.603029540214651,66.426732771202197 4.603125015765996,66.426899866029117 4.602862381229015,66.427109939756136 4.602456438762667,66.427267506657145 4.602349006198648,66.427396419552068 4.602408670921016,66.42762078992051 4.602524946754234,66.427959274568565 4.602773907635316,66.428246956929186 4.603078271956615,66.428888760312972 4.60344268110685,66.429364505757121 4.603714604591434,66.429751828648122 4.603769880670309,66.430083778931873 4.603603865961372,66.430349305782173 4.603465520247609,66.430537396130248&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TUMBACO&lt;/SimpleData&gt;</text:p>
          </table:table-cell>
        </table:table-row>
        <table:table-row table:style-name="ro1">
          <table:table-cell table:number-columns-repeated="2"/>
          <table:table-cell office:value-type="string" calcext:value-type="string">
            <text:p>&lt;SimpleData name="PARROQUIA"&gt;El Quinche&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684038578968904,66.416493408954963 4.684002448768623,66.41639998074028 4.684056577009849,66.416224397228873 4.684312404818161,66.416005471901542 4.684560728163493,66.415900160339788 4.684598760601578,66.415456716212205 4.684569430869002,66.414880065444393 4.68454004166044,66.414668245176173 4.684804774895245,66.414491713736297 4.685275406414596,66.414326961306358 4.685745974877232,66.41420928007345 4.68604022163847,66.413997440853734 4.686304954684798,66.413809149041882 4.68645207719694,66.413632611730151 4.686510912762628,66.413503146965496 4.686628585742114,66.413397218315893 4.686746194965426,66.413279558640738 4.68680509426374,66.413161860603594 4.686805092089015,66.412985331643981 4.686805089756162,66.412797007432076 4.686952213512925,66.412726394674479 4.687158047773321,66.412702856730789 4.687393395130116,66.412608705905953 4.687422844319302,66.412514555138074 4.68730516797813,66.412349790782955 4.68727577972748,66.412232063260248 4.687275841991569,66.412126129452744 4.687393513704253,66.411926042033059 4.687481736391375,66.411831888574 4.687570022530953,66.411725978171802 4.687570021165206,66.411620042219511 4.68759947016424,66.411514105757576 4.687746593878193,66.41144348936281 4.688011265556287,66.411443488811898 4.688334837825982,66.411431756694256 4.68845251132337,66.41137289688335 4.688746632148761,66.411278740900258 4.688981915838306,66.411184584682644 4.689070202722625,66.411137506501731 4.689217262665741,66.411055132128183 4.689217261886135,66.410996271674122 4.689217259853298,66.410843254072532 4.689217259539793,66.410819714764898 4.689276158394621,66.410678453043801 4.689423282085403,66.410607859557174 4.689805625823717,66.410443056275838 4.690040973724145,66.410395976373692 4.690482155388744,66.410290071739851 4.691011561116978,66.410195911128881 4.691570481642147,66.410160612656384 4.691894053944965,66.410148854612345 4.69233517332136,66.41013709630154 4.692688132731059,66.410148878143602 4.692952868073416,66.410148877557532 4.693188217465973,66.410207739497892 4.693335279664201,66.410290116045786 4.693570565455379,66.410348990298672 4.6939234624267,66.410443173698852 4.694276422527831,66.41050203469257 4.694599932258416,66.410560895614054 4.695158789635552,66.410549137232451 4.695541198846329,66.410513839628322 4.695952931230485,66.410478541905803 4.696250042006449,66.410409363401158 4.69671469575489,66.410353585056669 4.697041320277846,66.410266694360317 4.697423665910228,66.410231396339043 4.697600113785953,66.41023139594023 4.697806012381202,66.410254935348092 4.698011847870657,66.410313797112536 4.698188359694122,66.410337336510082 4.698482545018073,66.41030203878266 4.698717829070761,66.410231418690515 4.698982565183635,66.410278523101411 4.699247237024949,66.410278522499311 4.699394296968251,66.410196145221335 4.699659030908249,66.410090202106844 4.699923764844386,66.409984258539396 4.700070824947448,66.409913663023829 4.700394459313729,66.40978417826696 4.700600356410479,66.409701799211788 4.700747417019598,66.409666475620668 4.700923864411087,66.409631177195251 4.701070925708593,66.409642959718539 4.701306274054715,66.409619418713447 4.701482720932352,66.409548796802298 4.701629781198121,66.409489932413223 4.701953352117775,66.409372253716668 4.702100412031617,66.409289848141981 4.702365210948819,66.409278089764868 4.702541658868537,66.409278089345591 4.702894618321772,66.409278088505857 4.702953454623675,66.40921924896567 4.703247515051218,66.409336952213138 4.703423964032005,66.409407599182828 4.703659249845849,66.40945467991591 4.703835761390316,66.409454679495951 4.703629861834695,66.409372300307652 4.703629924390165,66.409301652816836 4.703747533737375,66.409207501927526 4.703835819195051,66.409066268816886 4.703953555036691,66.408924996907373 4.704041777758579,66.408842615269833 4.704453574059997,66.408819073058751 4.704894756800873,66.40877201477926 4.705247715577531,66.408724931335911 4.705424162443898,66.408654306863738 4.705600672916249,66.408583682190098 4.705894858120211,66.408536598527789 4.706218367416019,66.40854838111656 4.706483103320171,66.408571947219727 4.70683599942061,66.408583729718274 4.707159572163844,66.408583728917989 4.707600818934742,66.408560211649956 4.707983164731849,66.408524911109467 4.708100837654421,66.408430731972018 4.708424345526246,66.408348348088381 4.708777304169327,66.408289480307872 4.709130262260338,66.408195312326185 4.709453897350396,66.408112940295879 4.709895079248683,66.408006975132096 4.710306812059126,66.407983457362093 4.710483324038118,66.408007024206469 4.710806833989648,66.408054119974452 4.711130343386142,66.40806589012216 4.711718652022371,66.408077672229084 4.71204629543955,66.408057796022092 4.712441172023127,66.408020623476233 4.712696683635941,66.407964865416602 4.712952194798669,66.407881190489675 4.713184552873242,66.407806846241243 4.713579428565414,66.407713890056513 4.713881436721212,66.407611628078371 4.714183382181369,66.407565149386656 4.714438893950507,66.407518670727839 4.714624754872902,66.407453580680084 4.714833896096491,66.407379235202754 4.714996475945026,66.407276972207043 4.715182336398633,66.407184014576515 4.715414630388807,66.407081750591331 4.715646924841638,66.407007378648046 4.715856003536419,66.406998097461198 4.716157949316804,66.406970204175153 4.716436678878065,66.406979509349611 4.716622604497404,66.406979508848835 4.71690133312811,66.406933029014013 4.717412358268889,66.406933052919996 4.717667871788997,66.406988837235531 4.717923321235756,66.407016754289288 4.718202051775751,66.407081818957224 4.718480908280946,66.407072537601962 4.719038366717085,66.407044668979339 4.719804904554601,66.407044666891693 4.720269495297876,66.406998211937591 4.720943164656001,66.406933144438185 4.721082528924979,66.406905276785793 4.721338040445967,66.406840184897561 4.721547054966301,66.406793704963079 4.7220116452631,66.406719356753428 4.722360152567449,66.40671935578473 4.722778246688439,66.406710073883318 4.723242775027179,66.406728684635297 4.723753801360872,66.406784493982286 4.724404254640503,66.406756624721297 4.725008148146866,66.406793796467667 4.725495956546929,66.406784539672856 4.726007045434886,66.406775232229322 4.72642513966453,66.406765975617589 4.727005815740599,66.406765973973819 4.727423911316344,66.406831076837449 4.728144079799817,66.406849674113559 4.72835309489456,66.406831112130391 4.728771188864052,66.406803243541503 4.728933833171013,66.406747457611303 4.729119630738938,66.406691671488758 4.729375206465687,66.406654497150996 4.729700433474051,66.40665449621666 4.730072094232543,66.406654495147336 4.730327543761319,66.40667310651034 4.730815352843026,66.406691729833298 4.731187076905125,66.406673129317682 4.731860683778629,66.406645259786941 4.73220906428177,66.406654564831243 4.732534292032932,66.406691762787545 4.732766524904718,66.406719680218899 4.733207963425295,66.406710372902054 4.733742143439549,66.406766156912653 4.734090588957337,66.40684985930568 4.734392476208743,66.407082304618399 4.734764139631534,66.407221765165403 4.73511258467221,66.407277548590443 4.735437748898042,66.407314745632561 4.735809409832441,66.407314744555876 4.736204288165987,66.40734266082886 4.736668882792213,66.407482144961122 4.737133412986706,66.407575099790265 4.737342430073256,66.407658774621652 4.73757466371279,66.407723837794777 4.737923108670856,66.407770339759409 4.738434198396541,66.407779669209816 4.738712866506723,66.407881929088404 4.739154180061474,66.407984188082892 4.739432911460206,66.408067886646251 4.739632259323278,66.408103869127956 4.741932639927336,66.408105354379728 4.743202320191777,66.408232390961118 4.743788597359663,66.408386333707895 4.744880881102127,66.408835426749604 4.745187091463966,66.408929616080329 4.745539988951132,66.408961702869775 4.745896638294933,66.408937073375213 4.746805854176109,66.409145577502628 4.74725028573577,66.409297997967315 4.74824549950266,66.409496005455708 4.748559213651428,66.409476560111031 4.749119347587819,66.409596132731778 4.749640361720411,66.40966412318059 4.750207999409849,66.409670114133434 4.751098575831619,66.409730618923405 4.751985464084455,66.409847939041086 4.75270805129075,66.409872589816914 4.753341143308704,66.409964498714317 4.753561356079342,66.41006912672124 4.753706961544839,66.410445715006261 4.753649146008995,66.410678090380557 4.753742464383174,66.410985922947859 4.753273808185834,66.411418552558175 4.753387741173142,66.4120618552423 4.753395315920296,66.412380163236222 4.753077856863189,66.412888197023761 4.753092808130815,66.413092878664131 4.753266460733611,66.413259484218329 4.753391514754242,66.413300616948703 4.753817179633227,66.413305090657531 4.75467614052256,66.413200473272809 4.755303505750385,66.413161613728874 4.756308000949604,66.413001729314701 4.75710717117274,66.412941960863662 4.759101281407503,66.412849322457802 4.760135672228954,66.412667010577493 4.761523024708084,66.412516830201952 4.762893458257583,66.412406253889714 4.763322875329003,66.41235394326533 4.76456450299537,66.412259054389523 4.76565124479077,66.412145506927317 4.76645035191698,66.412085736251356 4.766836897337591,66.412038633298039 4.767979551013035,66.411937018149104 4.768494775338993,66.41187426436089 4.769155788406967,66.411756203242589 4.770018438343564,66.411594830746594 4.77127310654827,66.411517106136728 4.771870640716191,66.411500670179279 4.772877048624283,66.411528301901754 4.775518943677532,66.411300414103323 4.776206037011099,66.411216723216995 4.776695308849462,66.41111960696162 4.777656869944333,66.410964942717072 4.778640822912328,66.410901426374252 4.779628527732357,66.410781134415757 4.780104632436571,66.410666810529378 4.779678830981297,66.410230465402421 4.778775267323766,66.409720825214066 4.778334586025413,66.409511616117001 4.777593348363435,66.408907138516525 4.777591436298358,66.408719591507193 4.777374910961123,66.408558151976905 4.776740096234013,66.408278712960353 4.776138801353901,66.407919996114785 4.775828901885538,66.407882673503977 4.775220230848687,66.407637541788674 4.77485238026161,66.40740067590707 4.774729228986475,66.407115203844995 4.774378106459067,66.406838706580757 4.774040151156851,66.406579402316481 4.773913120913682,66.406350706501655 4.773584581167891,66.406165366928903 4.773192426180906,66.405649724987441 4.772311190745158,66.405231186852248 4.772061018394657,66.405149021328981 4.771721160145829,66.405134050961877 4.771204023816757,66.405009247273398 4.77034893216929,66.404625080642873 4.770085592609997,66.404525690427874 4.769616992075174,66.404526400219055 4.769387299441374,66.404347799475758 4.769011945594969,66.404224508849538 4.768520953059245,66.40413404552767 4.768369691447953,66.404058578173633 4.767930922673894,66.404036880146037 4.767051472772803,66.403805976235546 4.766138566881343,66.403654232203024 4.765811748868453,66.403656484292966 4.765501786110709,66.403619079555511 4.764568209891253,66.403563795982961 4.763836397424535,66.403465162016047 4.762798183119814,66.4032722921703 4.762359414580231,66.403250618759969 4.761380990951202,66.403012929813002 4.760481061972316,66.402878404890728 4.760029189902165,66.402839532568152 4.758849193737289,66.402645204160621 4.758625101735931,66.402597351890208 4.7581190936497,66.402302089148648 4.757876361218694,66.402106298926398 4.757183723187955,66.401627149334217 4.756776689247228,66.401338628247061 4.756468565840287,66.401056856960381 4.756235185431819,66.4009349915314 4.755579892011053,66.40075187722455 4.755251161830423,66.400566509191435 4.754819896777686,66.400431172790348 4.754621948513701,66.400417716828528 4.754009526823839,66.400229375255421 4.753531575012949,66.400156072794019 4.753027415961039,66.400048419756487 4.752743597249824,66.400045436003097 4.752196566606033,66.399943044016368 4.751572953975161,66.399925112141517 4.751207016394664,66.399875762837169 4.75062627544239,66.399852569372612 4.749263221101854,66.399849589537865 4.748365142061692,66.399902687165451 4.747724674424359,66.399924316742087 4.747054311604254,66.399968458938801 4.746434514430325,66.399893689115444 4.745986394561185,66.399797974079519 4.745508315893343,66.399724720954325 4.745293639806221,66.399750902265922 4.744389960611624,66.399673147977168 4.744152828910154,66.399608114608512 4.743206150990969,66.399535570886883 4.741872992685785,66.399510153763927 4.741473408621873,66.399540079663296 4.740549186520465,66.39955875094536 4.740239288110157,66.399521365449431 4.739486679676563,66.399519116822646 4.738879922915628,66.399461571831992 4.737899662207377,66.399468303881306 4.736857762428762,66.399332242879822 4.735924188690429,66.39927689932442 4.735617978420214,66.399182699208311 4.734084960700171,66.398956180144097 4.732617397530861,66.39881564045551 4.731713719332194,66.398737870587624 4.731347655191434,66.398688544243441 4.730270387720977,66.398444083953791 4.729413332896967,66.39830427288301 4.729116411163234,66.398284112498871 4.728059687139927,66.397943216298003 4.72738366145996,66.397856449842578 4.726390361752804,66.397845980305988 4.72449141789485,66.398002221135627 4.723675395637611,66.39810165327215 4.722863188672146,66.398144243193116 4.721918297436414,66.398259397037947 4.721277958337218,66.398281053122759 4.720142622832829,66.398269066326179 4.719300584461598,66.398334132017013 4.717705875356702,66.398396872732178 4.716518380352388,66.398316142710968 4.716135652259942,66.398306417429524 4.715093754419799,66.398170375381213 4.714972388820298,66.398072426635267 4.715302957102981,66.398013382670257 4.715988134234545,66.397741993859952 4.716979648263372,66.397564833849671 4.717425918377669,66.397472876317863 4.71781246175046,66.397425771132916 4.718262356314065,66.397276994623212 4.718775983685895,66.397026544961989 4.7193978095647,66.396856881913578 4.720032611791538,66.396704331904218 4.721261257039367,66.396592180359306 4.722034216649829,66.396498017061504 4.722456255581656,66.396559313619818 4.723085403372661,66.396708090719585 4.723877067013277,66.396761922511743 4.724444766634827,66.396767941481329 4.725996413810482,66.396710357302467 4.726422140881256,66.396714833577803 4.727878565958645,66.396593725481253 4.728773018983143,66.396597517023181 4.728944632374692,66.39657656936501 4.72928080124947,66.39664831422769 4.72979239873039,66.39664235463411 4.731006102028311,66.396757495220839 4.731762334154209,66.396702924221998 4.732006905123543,66.396654325353069 4.732875087607836,66.396623685929171 4.733142114234009,66.396666312600914 4.733624007514606,66.3966827547181 4.734579909362181,66.396829278373986 4.735311846997524,66.396928001426744 4.735881332423832,66.397121629683411 4.736114712385239,66.397243513484227 4.736783171813591,66.397443842797543 4.737397431542227,66.397387806506387 4.738573791031476,66.39720687332651 4.739548387445636,66.397069300161149 4.740110487205724,66.396944477954548 4.740918996936658,66.396526586095078 4.741273796571243,66.396314254019458 4.741413729440466,66.396128079972129 4.741990835149412,66.395775940635389 4.742325028075054,66.395660094024024 4.743015933310333,66.395519502617674 4.743415453603904,66.395489622374626 4.744561918005401,66.395331141337351 4.745196720844688,66.39517863203082 4.746475869552349,66.394947575330107 4.747060170718988,66.394913923905207 4.747949024126008,66.394786862986678 4.748150660037779,66.394743446968377 4.74838963034757,66.394564041225877 4.748828387131463,66.394153587028242 4.749007694325519,66.394018985378068 4.749457716315659,66.393870162645541 4.750699403522074,66.393775252732851 4.750983158420654,66.393778237100236 4.751468676452375,66.39373787956923 4.752301491061603,66.39359881985628 4.752936230325084,66.39344629974012 4.753348918077905,66.393433596603103 4.75367192046574,66.393488145413428 4.754385154654628,66.393438829648247 4.755608137556265,66.39319582678641 4.756336377187432,66.392919184484555 4.756594115628771,66.392887808725504 4.756670633676296,66.392803273766901 4.75773866718122,66.392541566717412 4.75834923966748,66.392542323123436 4.759008348466146,66.392668680624524 4.759486364073368,66.39274197941198 4.760165952069004,66.392771909041812 4.760798853577975,66.392863905169548 4.762257131146721,66.392930443412297 4.762996509555821,66.392915511892824 4.763653705245074,66.39285417652782 4.765117572284236,66.392619415081427 4.765679672357993,66.392494544703894 4.766000825230481,66.392361476701268 4.767219993883603,66.392175293189055 4.767854924315079,66.392022763984571 4.769275792699729,66.391793207131727 4.770095504233632,66.391636967718568 4.77198878758638,66.391349851683856 4.772319229368224,66.391290778483196 4.773686036395073,66.391236950783565 4.77506778467477,66.390955791472294 4.775896658154521,66.39087354889449 4.776434401130095,66.390901975589799 4.776903064951386,66.39090121420459 4.777332544699237,66.390848895638243 4.778040114845886,66.390668699951888 4.778499553307633,66.390593897679608 4.779722473760885,66.390350903886898 4.780181848641151,66.390276113280933 4.780954810527988,66.390181924662073 4.78157282269104,66.390069023357611 4.782990004415938,66.389896296032134 4.783320382741644,66.389837219241898 4.783891899432447,66.389786390634569 4.784836602545461,66.389671208317623 4.785200690654478,66.389532873776233 4.785908324520927,66.389352655662506 4.78619964588138,66.389242004373116 4.787148100118444,66.389069994698431 4.788447602249473,66.388742474573107 4.789797605277878,66.388296033124576 4.791183041534703,66.387958025005602 4.792760761078544,66.387502609154097 4.793078290053237,66.387426317341948 4.794192883546813,66.387102521817667 4.794484141203212,66.38699183509182 4.79491737216178,66.386882665586327 4.796198168294731,66.386407009701657 4.796889074541021,66.386266427788726 4.79779465722079,66.386099636291831 4.798429397117818,66.385947106943789 4.798743111606549,66.385927642342182 4.799460098443502,66.385821452972706 4.799928762980613,66.385820741642902 4.800272308912794,66.385778852611836 4.801454145952665,66.385728758436372 4.802585594198863,66.385365267099772 4.803457594856852,66.385277791028486 4.803616232151128,66.385239647989351 4.804576018538394,66.38532940410181 4.805923994887217,66.385127473041251 4.806898657462534,66.38498986854286 4.808383005047217,66.384658559075717 4.809193364379912,66.384428214200284 4.809551849865342,66.384158966769263 4.81006159835521,66.383965244500615 4.810610531412731,66.383823181157652 4.810935434688103,66.38363317818461 4.811665462207031,66.383544190534181 4.812261144878273,66.383339996411294 4.81264564721804,66.383105136235073 4.81308269253571,66.382939097833912 4.813947048176543,66.382532927443648 4.814135707649729,66.38247235278682 4.814374676515823,66.382292844871387 4.814484903030721,66.382129017979082 4.814787412386472,66.381847797993075 4.814992799202601,66.381747567922034 4.815340095909298,66.381648804729068 4.815368138727063,66.38143861184696 4.815644439981396,66.381122944319912 4.816174666018296,66.380832712201254 4.816748018123598,66.380537261560718 4.817261516706127,66.380286653391508 4.817634894077238,66.380222338037953 4.817655371950749,66.380125836600058 4.818579707400686,66.379674735095932 4.819505704368009,66.379411444816384 4.820517826363125,66.379137682879218 4.82082956136643,66.378930466881428 4.821059303413188,66.37867684432031 4.821234795103327,66.378599032252424 4.821348707977833,66.378378344497676 4.821630675185134,66.378193591357132 4.821141468772576,66.378290812371688 4.820249053784941,66.378474847412164 4.819733639362713,66.378537661969872 4.819373302482303,66.378619222339481 4.81832033421985,66.378653596876447 4.817651867546968,66.378453105188285 4.817211308585216,66.378243622806551 4.817007819988495,66.378099202449903 4.816770749638931,66.378034126029135 4.816225549470729,66.377686976558778 4.815279038825397,66.37718195419427 4.814756423467606,66.376926053224352 4.813897508893642,66.376598335464323 4.813348621974878,66.376308032882363 4.812779193799732,66.376114244183455 4.812036171961852,66.375753561677996 4.811556301175896,66.375492430054777 4.810658329289574,66.375113078738892 4.810169232172015,66.374777840015412 4.810156128159947,66.374760634772855 4.810140035306373,66.374760457640832 4.810155110299863,66.374757621629755 4.810014345531797,66.374755926130533 4.809331068661335,66.374782808676386 4.808763366290451,66.374776836962681 4.807618926108661,66.374690780133719 4.806371697597625,66.374654795415253 4.805374643252327,66.374701164406304 4.80515061363285,66.374653284575686 4.804893002356311,66.374684709292936 4.80391648942764,66.374634530401877 4.803203190908586,66.374683885269732 4.802744007627592,66.374758736122587 4.802538557898826,66.37485899412269 4.802334960709156,66.375147052173674 4.801899850968103,66.375933462171517 4.801434828129628,66.376309822399932 4.800777586473143,66.376803631005046 4.800294047415765,66.377031816120564 4.799873857809402,66.37715827063748 4.799160640267231,66.377640074831163 4.798660182917263,66.377907937373962 4.798193307405239,66.37809647818176 4.797388616403301,66.378457820260493 4.79651478223049,66.378789980264273 4.796292477613502,66.378929892817524 4.79584627082711,66.379021895028927 4.794470127004004,66.379434086667374 4.793827886960471,66.379700411720734 4.793030569788018,66.379948001531545 4.790916898413868,66.380562928171415 4.789733227823204,66.380857659663661 4.788947035646053,66.38093472118949 4.788527036625949,66.381061117654298 4.787798798712637,66.381337880238803 4.78719007692774,66.381524889462085 4.786753159587388,66.381690999950834 4.786187372983338,66.381872741064328 4.785819534948102,66.382067984259365 4.785412448900677,66.382211612987049 4.785292932682609,66.382301373413952 4.784714169372458,66.382465922756211 4.784144759054612,66.382704560737707 4.783476183598689,66.382936425945815 4.782897420245083,66.383101009004733 4.78225505243581,66.383367269126481 4.781724762689652,66.383657483133561 4.781291596054006,66.383766704553096 4.78082484712298,66.383955213219153 4.780061048188724,66.384123485892616 4.779713879179557,66.384222226029152 4.77928433625537,66.38427454606439 4.778946392910814,66.384447357491666 4.778500186040744,66.384539338922451 4.777799928063271,66.38460590958077 4.776339813026617,66.384783900669603 4.774905905716312,66.384996312115348 4.774506257884162,66.385026218173223 4.77356155628308,66.385141409305419 4.772934192304914,66.385180288755251 4.772353450954238,66.385157095201805 4.771795293430309,66.385225143952638 4.76938099751624,66.385444263539156 4.768634117288366,66.385572916251348 4.767175853539405,66.385938618948273 4.766428973341784,66.386067256381025 4.765575616850573,66.386302848977707 4.764623413432802,66.386531733028491 4.764203287058754,66.38665810058697 4.763323850235001,66.386859281083176 4.762392125611049,66.386991660144943 4.761893631144458,66.387014832160119 4.76093576269144,66.387112816933467 4.760351334317068,66.387146454076515 4.759548415344423,66.387263127383903 4.758388974900991,66.387404476848019 4.757765235400327,66.387386498714335 4.756577801008011,66.387305722048467 4.755944836267131,66.387213705773547 4.755282103748728,66.387144112159888 4.754988869170908,66.387067076034086 4.75455003783284,66.387045389133547 4.752330055598267,66.386902497364986 4.751082768151443,66.386866590905953 4.75060475301941,66.386793249818354 4.750093282509455,66.386799262942787 4.749331385544678,66.386722949256793 4.748857185306044,66.386592790222338 4.748086063139318,66.386442460926631 4.746816383572545,66.386315252644167 4.745783835998842,66.386253187626011 4.744562693107533,66.386251674774414 4.743819501512792,66.386323466611998 4.743468518090453,66.386479015372032 4.742338846843068,66.386597945377801 4.741558257785944,66.386805844556307 4.740830147088118,66.38708259220472 4.740482851268367,66.387181294713855 4.740161699211765,66.387314427926526 4.739569769145431,66.387461784505447 4.738956400808766,66.387520893061051 4.738381577850077,66.387545102258073 4.737443810867934,66.387641996021799 4.737050588190638,66.387666204280436 4.736778347861511,66.387702546858463 4.736778350179038,66.387787364301545 4.736778289545585,66.387896400416764 4.736596691623741,66.3879812179959 4.736294238575185,66.388053901109686 4.73593123058736,66.388114462252432 4.735507730620164,66.388138670158227 4.73517493764378,66.388247706171171 4.735023678991896,66.388271950723563 4.734751373757748,66.388259804643965 4.73450940716278,66.388162867864054 4.734297718526083,66.388090162001461 4.733934708950767,66.38809013825923 4.733480995026186,66.388102236932269 4.733359951056711,66.388162809541541 4.733238971663431,66.388259735220345 4.733027222359198,66.38829607663763 4.732694366114436,66.388417221148046 4.732573323418681,66.388526267655578 4.732633818578007,66.388683774626259 4.732664036108621,66.388829171719678 4.73284544867456,66.388950336768985 4.732936219202933,66.389035149578518 4.732936158460834,66.389144205536013 4.732845392386654,66.389229005801198 4.732512662007569,66.389301685352322 4.732361402716211,66.38930168598624 4.732089163333921,66.389374365066459 4.731907628321682,66.389434934830788 4.731665603257651,66.389531843412428 4.731514345541072,66.389592412664825 4.731272381885277,66.389604522315082 4.731000077326065,66.389616632083758 4.730969802214962,66.38970143048077 4.730939464739548,66.389834700720215 4.730697502640936,66.38990739075652 4.730394984701002,66.389931608980504 4.730153020742733,66.389931597321748 4.72985050435892,66.39001638310846 4.729699246938124,66.390089072233337 4.729699185796835,66.390185989913206 4.729699188566677,66.390295028180631 4.729517655060959,66.390416174962283 4.729426887386174,66.39044040446872 4.729184798967593,66.390549429953325 4.729063819125569,66.390634225543579 4.728852006776618,66.390694792343155 4.728670533813418,66.390694793073678 4.728549553357118,66.390755359357811 4.72860998285978,66.390840166168203 4.728700752963733,66.390912851913399 4.728791458551932,66.390949200851594 4.728791399175782,66.39111882601226 4.728791403093042,66.391276316890554 4.728549378823285,66.39140956691206 4.728307292130254,66.391591284939466 4.728065268429913,66.39174874849094 4.727702263621001,66.391942572028668 4.727339131280044,66.39212427398472 4.726976126721797,66.392330214566712 4.726885361648714,66.392463458352282 4.726734041384426,66.392572461962075 4.726492077423833,66.392572462894506 4.726189561483043,66.392681466605126 4.725856767083029,66.392742041513515 4.72546348054378,66.3927541374848 4.72519123843919,66.392717804503306 4.724798013508869,66.392645087200734 4.724525774300298,66.392729876216947 4.724314024060177,66.392729851720688 4.724072057263322,66.3926087051872 4.723951075017956,66.392596611112353 4.723648493198645,66.392608706799209 4.723346037740109,66.392584468267756 4.723134285799254,66.392511749889863 4.722892320754737,66.392463296540413 4.722287347138939,66.39245115362705 4.721924273817639,66.392439035089964 4.721325028980353,66.392598594641669 4.720222382472259,66.392331581415633 4.7201964304711,66.39232974707167 4.72013155039464,66.392322017356804 4.720068005904388,66.392306760091998 4.720008977468368,66.392287429068617 4.719979526735829,66.392272551195035 4.719892382907235,66.392220326691699 4.719838761042998,66.392197301376328 4.71980975540732,66.392175718206772 4.719801040679124,66.392155804928308 4.719762748411904,66.392138396726651 4.719696659774434,66.392129945826809 4.719675605547526,66.392127137290174 4.719577586522658,66.392148290832068 4.719478804877788,66.392198112420729 4.71940711935494,66.392214989636585 4.719369590959739,66.392222201063063 4.719303120967408,66.392226110587757 4.719242820831424,66.392225996951979 4.719178131748042,66.392225288718024 4.719120948317545,66.39222201222664 4.719062556244388,66.392214636692685 4.718961482969972,66.392189663236621 4.718906716341529,66.392173874500003 4.718858882930815,66.392156997706365 4.718768813122205,66.392103254803956 4.718710866182796,66.392090654188721 4.718649866317379,66.39208850367271 4.718533210606275,66.392125623416518 4.718483469898104,66.39214862388144 4.718409813186182,66.392193182392148 4.718231013490814,66.392263372872989 4.718163716938684,66.392281717581255 4.718118746443188,66.39228903022547 4.717942744087209,66.392299101347803 4.717654155669644,66.392292700847008 4.717581006337299,66.392273572287948 4.717541696275602,66.392252672398072 4.717509319418681,66.392230153089656 4.717457351307579,66.392204445685749 4.717417977950249,66.392196956212558 4.717224164615968,66.392171527634432 4.717167744480076,66.392167960149735 4.717051469520009,66.39216634120352 4.716928515606481,66.392158548396509 4.716810205180169,66.392156018555596 4.716751940557713,66.392158296025585 4.716627333310845,66.392170543046959 4.716515511375247,66.39218962176588 4.716391094919921,66.392200451815256 4.716213056898763,66.392200174145358 4.715993991767609,66.392194178200597 4.715916199746613,66.392203768238417 4.71586989373084,66.392221303219543 4.71572423308059,66.392265937763625 4.715665777741489,66.392272693799981 4.715622206453358,66.392272693960948 4.715566104180634,66.39226123204503 4.715510001801553,66.392245139726171 4.715456252956732,66.392231147515545 4.715435770939655,66.392216750330235 4.715430936339693,66.392198810691511 4.71551661478415,66.392148837356388 4.715520112795804,66.392130948243747 4.715518458620687,66.392114729125808 4.715499948353399,66.392096485830109 4.715386916689136,66.392064022642785 4.715349833266047,66.392058658563755 4.71526701582334,66.392050207697082 4.715149659683262,66.392054408415689 4.71508528858343,66.392050461398995 4.714979254009965,66.392028296425423 4.71485140174389,66.391995403054707 4.714729783392547,66.391977995053097 4.714615161980269,66.391964458373479 4.714454616089807,66.391963472149868 4.71432969056826,66.39196458594364 4.714268563420673,66.391958665265889 4.714259085514991,66.391943179854394 4.714293941135496,66.391882199360921 4.714303417954832,66.391850570447502 4.714306788304,66.391813336868196 4.71425895455357,66.391780784513699 4.714135109709786,66.391753432210294 4.714116536179596,66.391750016344659 4.714034036830612,66.391743539025128 4.713940024026442,66.391717122791192 4.713833289759172,66.391694071912625 4.713779032067477,66.391680357734259 4.713718731460633,66.391658710983918 4.713646600133546,66.391650614190127 4.713599657808748,66.39165767398913 4.713533061132869,66.39168338238774 4.713474606453948,66.391718237856438 4.713465511063761,66.391740454134549 4.713394016502952,66.391762240468807 4.713353053126457,66.39176165864626 4.713301530864416,66.3917607985274 4.713219922382825,66.391769730859195 4.713151607792185,66.391773450681029 4.713123620344079,66.391770945767817 4.71298082058801,66.3917510326703 4.712933241885275,66.391744960072856 4.712879430020652,66.391755992473932 4.712828289967745,66.391779575244513 4.712779885340056,66.391815986683454 4.712766719069093,66.391838835466785 4.712752154644601,66.391914795394953 4.712693826786781,66.391932608950626 4.712636516676414,66.391951485216296 4.712556434961413,66.391968337311312 4.712510891886665,66.391970159293862 4.712348564877108,66.391963631714859 4.712289536713479,66.391954219212792 4.712226755528214,66.39193746884412 4.712185410252281,66.391925677781984 4.712136813477215,66.391904195670492 4.712108888985883,66.391873098291796 4.712080964237062,66.391830740982101 4.712062199480449,66.391809537014893 4.71199522011531,66.391789598365435 4.711935810692794,66.391797037715961 4.711816101614176,66.391823910105146 4.711753703353898,66.391863079565596 4.711648880189906,66.391965203058248 4.711634950429283,66.391979524602007 4.711577450115948,66.392025626805577 4.711540113003686,66.392052397434696 4.711501312688241,66.392069224005425 4.711426701137401,66.392081647994232 4.711400240405785,66.392084810950294 4.711114260116309,66.392081649129992 4.711086336294614,66.392079802121131 4.711028834722901,66.392070440262088 4.71098838001579,66.392061128943467 4.710886797617145,66.392021176001236 4.710798827228113,66.391979527646427 4.710742470719214,66.391975580585679 4.710687450218622,66.391982513802816 4.710630776202112,66.392001997294926 4.710590640255173,66.392024517064257 4.710543953412822,66.392077906372634 4.710520673417642,66.392096579977277 4.710476721129861,66.392124514482205 4.710444472577928,66.392148906520219 4.710422719082286,66.392163835252674 4.710374568617043,66.392188733365032 4.710343528608162,66.392213024124771 4.710311152982205,66.392243754407332 4.710251808018201,66.392288983182638 4.710214089379341,66.392321269502972 4.710170836925054,66.392355997502506 4.710122813678379,66.392381161099152 4.710090183054751,66.392386727782437 4.709821376959281,66.392387993876653 4.709748291759174,66.392389866528987 4.709650845019952,66.392401025307691 4.709550344907576,66.392403049872357 4.709498950059579,66.392410615518557 4.709382357695319,66.392434754551957 4.708968469314496,66.392744343092872 4.708898946253605,66.392751061074705 4.708836929252726,66.392773681450961 4.7086359932302,66.392804500195339 4.708587206210609,66.392808169178949 4.70853263088438,66.392811534556799 4.708410822263636,66.392816544810771 4.70827190306863,66.392816747719294 4.708199899200759,66.392818519123054 4.708132729577395,66.392822997837115 4.708076818594989,66.392831082062443 4.707970530649324,66.392854056749599 4.707849485561529,66.392869845678135 4.707793320251353,66.392882598120025 4.707744470268971,66.392915541558679 4.707720999530065,66.392938262855154 4.707672149316369,66.392960705898361 4.707616365727752,66.392976924661994 4.707550277564686,66.392987273397452 4.707370204584319,66.393005023347314 4.707210486280525,66.393032603007086 4.707067305579781,66.393042028469196 4.707011394846702,66.393061485820283 4.706987669527967,66.393077476688035 4.706968715117791,66.393108699238056 4.70695345005446,66.393144577267535 4.706936212876201,66.393167779066289 4.706902628761742,66.393202012461799 4.706893469529778,66.393214663360794 4.706869108591431,66.393251755750995 4.706853779611748,66.393273540550126 4.706820258854794,66.393296337459432 4.706800858873248,66.393313087210345 4.706751690707746,66.39333972998152 4.706685476235902,66.393391977963162 4.706631600989095,66.393413484456858 4.70636158731716,66.393458117245203 4.706296643946641,66.393461760883028 4.706070200260621,66.393446934996845 4.705894452161451,66.393444051234368 4.705819394923348,66.393436208029357 4.705701020528427,66.393413335870221 4.705652805772587,66.393407263670113 4.705409505411921,66.393362253046874 4.705347169598008,66.393349045836032 4.705295965300551,66.393343808583353 4.70518045373289,66.393343049934302 4.705117036914698,66.393344947772718 4.705005024035284,66.393356485682816 4.704948286863594,66.393397449104754 4.704945997893123,66.393439652045345 4.704881627940365,66.393487269638882 4.704832904886824,66.39350737179933 4.704762936694062,66.39351937756453 4.704705880701797,66.393523957316305 4.704628088949282,66.393544603526408 4.704485100128866,66.393602948954609 4.704424227938944,66.393619850446527 4.70431266041889,66.393636347279397 4.704275831601062,66.393637713675275 4.704157521153875,66.393630098388385 4.703899655375039,66.393618485968091 4.703799218613936,66.393607353729948 4.703685996666325,66.393594146820746 4.70363173924209,66.393590604818115 4.703567813529703,66.393590756844148 4.703505732540229,66.393595614912996 4.703457072851343,66.393604268134581 4.703422979343007,66.393613983958872 4.703403452064564,66.393627090104857 4.703383416102867,66.393648596273181 4.70338036340297,66.393670684294193 4.70336827850928,66.393697326548988 4.703353140279497,66.393716074807898 4.703280182629934,66.39373287505687 4.703240682316781,66.393735430611855 4.703148133010438,66.393728953819149 4.70303611951508,66.393711091544503 4.703001071462598,66.39370054105261 4.702923088151874,66.393686322021807 4.702845931877939,66.393678554800317 4.702760061351502,66.393670711702171 4.702607657140099,66.393660085687472 4.702568474773655,66.39365821352618 4.702423194592828,66.393646120007389 4.702299159576474,66.393643514395038 4.702211126573872,66.39364424843032 4.702130917544301,66.393655836687884 4.701994479821809,66.393690601075235 4.701887492337891,66.393720001458362 4.701851744892825,66.39372313892865 4.701817205833382,66.393718660731381 4.701780058259128,66.393685642755926 4.701783683433018,66.393663630652327 4.701810270871156,66.393636659398879 4.70184423680717,66.393610092912482 4.701920118935834,66.393523764403625 4.701934047465043,66.393450415469687 4.701923614068679,66.393368286762254 4.7019022416384,66.393356319192137 4.701860769243319,66.393347109557581 4.701723312650032,66.393327172367307 4.701574533923612,66.393308652090624 4.701532043942057,66.393305818452859 4.70136723643302,66.393303693675463 4.701236077530674,66.393308653238961 4.701182965234699,66.393313612536673 4.701135895608251,66.393315788635235 4.701088380782242,66.393320520197932 4.701009062269116,66.3933321339033 4.700828163095653,66.393380738839852 4.700786373458522,66.393409152605344 4.700774606673234,66.393439210834075 4.700748400899736,66.393466991943825 4.700707883489502,66.393498973108649 4.700640714136771,66.393515216847788 4.700590018859499,66.393516709801816 4.700382339442813,66.393497936846018 4.700356959899669,66.393493863400721 4.700195014121267,66.393461984117494 4.700146163132004,66.393447461235695 4.700097375579709,66.393424791262305 4.700037901718534,66.393391545263924 4.700003235039197,66.393367534209858 4.699980208485288,66.393339879665007 4.699958645147144,66.393323636111731 4.699899553616739,66.393322978468987 4.699774247046057,66.393347749151388 4.699719099173883,66.393346269194325 4.699594873177491,66.393334947151175 4.699482859037212,66.393284723813238 4.699440623261304,66.393270858650169 4.699329118462907,66.393243482615659 4.699297505382061,66.393239902533139 4.699232943546555,66.393236879198142 4.69910502896314,66.393256665543788 4.699086010719359,66.39327794430514 4.699068264895811,66.393312000363679 4.69873521705997,66.393400759391568 4.698410246017829,66.393423329428146 4.69800296586611,66.393406859502548 4.697664509107543,66.393385683249377 4.697483926432815,66.393359041314739 4.697402826478573,66.393349414336626 4.697337246726436,66.393336649906374 4.697270839993649,66.393319951073039 4.697245524117599,66.393318433060855 4.697224215569151,66.393319116275066 4.697198072926428,66.393323999571535 4.697148777344144,66.393340698786645 4.697101708081846,66.393359928139702 4.697010368381146,66.393402637447792 4.696944534688154,66.393413466714904 4.696925834172144,66.393419893359734 4.696859873215332,66.393428369580633 4.6967494504497,66.393433809767117 4.696673439513628,66.393443677597631 4.696616638224593,66.393460199646157 4.696532931536639,66.393507614819001 4.696513023000992,66.393539595852545 4.696482364654734,66.393565858774807 4.69645030673084,66.393581950537609 4.696365709061008,66.39360639189826 4.696345736347349,66.393610667885838 4.696319402786336,66.393610920985608 4.696252869105112,66.393606936247963 4.69618029254667,66.393595588844903 4.696072413305867,66.393562849263631 4.69601605645354,66.393539572188757 4.695987623383945,66.393517560070663 4.695899461753594,66.393447753690666 4.695829492846169,66.393423515097211 4.695784331285971,66.39341706336306 4.695732554687924,66.393418252704365 4.695681541518931,66.393426121638811 4.695635680665228,66.393438671328539 4.695600633111458,66.393451246277763 4.695206078169973,66.393611127050747 4.695185342494437,66.393631519964586 4.695134711309861,66.393656011764421 4.695083761975389,66.393675038473177 4.69503084072239,66.393690067580039 4.694981799364546,66.393696696661038 4.69484491561028,66.393691434453245 4.694809104577623,66.393694875536639 4.694767505310293,66.393701302182066 4.694751667307032,66.393716040187826 4.694736338303092,66.39373758420146 4.694720755450102,66.393787781742063 4.694706698434254,66.393801241984704 4.694643091439271,66.393833172178489 4.694586608457679,66.393863027621876 4.694542147016849,66.393877904780723 4.694499021053774,66.393878815758029 4.694463400708607,66.393875577340765 4.694424790687119,66.393866544993287 4.69437873748159,66.393803671957855 4.694363280618719,66.393793500958907 4.694335674702567,66.393783633608891 4.694303107500192,66.393779180715015 4.694266405863784,66.3937778145728 4.69421946376825,66.393794766482046 4.694160182013997,66.393822774999592 4.694140845900068,66.393852883344294 4.694095493976458,66.393868924359467 4.694005870847367,66.393870721023958 4.693960646108369,66.3938852439653 4.693926425574734,66.393903916228552 4.693865808009511,66.393929495732749 4.693810406119068,66.393947560807987 4.693736366946025,66.393953506773357 4.693670087840564,66.393956239490819 4.693547070698843,66.393957859148941 4.693530023944208,66.393962463977317 4.693509097494904,66.3939855385009 4.693473604916816,66.394009650387105 4.693444790814377,66.394017519059389 4.693413241543321,66.394023388967838 4.693339774706343,66.394022680779415 4.69314717061393,66.394014509210493 4.693087633763108,66.394009423921077 4.692959018713892,66.393989133002748 4.69290393442362,66.393985300089739 4.692605614521083,66.393980835433879 4.692504732813585,66.393980936961256 4.692452638279439,66.393986882846178 4.692324660216386,66.394011804653957 4.692235292162646,66.394045505714274 4.692199417676888,66.394056537003493 4.692148023184497,66.394080421161846 4.692107696482646,66.394107442561477 4.692090395365311,66.394115437668773 4.69205617453918,66.394119511205446 4.692019345768874,66.394122016101008 4.691904088804801,66.394125457375438 4.691837491850414,66.394137424855302 4.691744879683613,66.394164977674677 4.691693039688576,66.394176363171425 4.691614548143006,66.394190152315929 4.691523398609426,66.394200449995537 4.691431549029778,66.394192455262797 4.691241997778158,66.394166762976099 4.691196327353897,66.394159438555732 4.691101424285696,66.394135048924497 4.691056199187791,66.39413138045586 4.690991828259981,66.394131077050901 4.690886176029752,66.394133253252789 4.690838852042382,66.394137756940211 4.690774227230952,66.394165081960708 4.690733709585802,66.394186081695565 4.690679135117559,66.39423056049462 4.690626850146984,66.394255962524767 4.690575837053546,66.394267398576844 4.69050567792621,66.394271851710243 4.690347294904599,66.394270536577238 4.690224468688873,66.394276356109813 4.690138344288369,66.394293029489589 4.690086313689621,66.39431547128541 4.690026268582145,66.394340594945959 4.689952674988174,66.394362581356816 4.689840599075264,66.394399672273707 4.689824951699984,66.39440483362489 4.689777182784801,66.394425934380891 4.689752185325249,66.394443214678589 4.689706070023521,66.394454878331885 4.689662435328768,66.394461911991854 4.689614920382016,66.394459382096599 4.689572684720183,66.394449262049974 4.689498390507449,66.394423405207093 4.689470212209478,66.394417282578843 4.689431729660017,66.39442057176214 4.68936882191372,66.394430590947607 4.689246123273937,66.394454677368088 4.689243897509132,66.394480433216216 4.689381482924244,66.394589274958804 4.689425436662777,66.394633904529812 4.689430525651785,66.394653385710853 4.689414815093246,66.394680419057906 4.689394079372843,66.394699267778208 4.689306237662295,66.394721051513827 4.689258849893152,66.394716573529493 4.689221893681728,66.394707288476042 4.689180611896291,66.394684834674862 4.689139839190714,66.394673652104785 4.688969560834826,66.394635449266005 4.688776829083702,66.39460207879624 4.688678300682309,66.394592211985014 4.688630531379262,66.394593375947593 4.688571948953383,66.394603470949406 4.688505733469645,66.394606178286523 4.688366242132099,66.394615489225302 4.688169249075298,66.394602586689018 4.68807918051136,66.394593731863367 4.688027085822259,66.394591303195526 4.687970984401571,66.394617261470245 4.687973720279527,66.394656122661928 4.688003998020365,66.39468270045721 4.688045216204131,66.394705748814147 4.688193868715762,66.394783394520246 4.688245709370689,66.394806316251632 4.688278213220372,66.394824684009492 4.688328718085525,66.394846049754378 4.688358550507465,66.394869211846867 4.688354098948568,66.394919862461691 4.688336670950747,66.394945415477068 4.688275862599037,66.394973397392448 4.688222496202087,66.394994244682721 4.688111246787901,66.395010993552859 4.688014118286929,66.395028804962294 4.687965458661878,66.395039633451361 4.687919279809234,66.395054383403263 4.687871510999199,66.395081327863139 4.687837417797719,66.395106691015371 4.687820752937473,66.395124337660505 4.687813630262242,66.395196543114636 4.687769359933635,66.395226852265679 4.687729542302106,66.395265763240033 4.687703527181537,66.395286660800522 4.687668034557392,66.395309278743923 4.687616830850174,66.395331922014236 4.687572305789939,66.395346494690742 4.687500938224212,66.395356437626361 4.687425881224815,66.395356286057648 4.687361255406403,66.395331391502026 4.687341536392088,66.395297110638126 4.687320418153551,66.395270394318857 4.687244596860534,66.395217442391214 4.687098871158454,66.395183794248595 4.687036281153962,66.395178279102822 4.686967457864442,66.395186527017245 4.686921406257651,66.395202896060226 4.686880634222542,66.395226601979573 4.686856209258436,66.395245703291948 4.686855001306127,66.39527694833572 4.686868295699409,66.3952980734623 4.68689609262939,66.395319147927864 4.686897429418455,66.395373491339583 4.686892850501432,66.395417461870764 4.686852332848654,66.395438764138106 4.686779756695075,66.395446354191279 4.686734849599743,66.395440307760254 4.68669954724685,66.395433805908539 4.686238137546103,66.395432795325789 4.68625722078735,66.3954835206209 4.686335714311626,66.395574977556223 4.686341376273053,66.395621983612813 4.686313898643782,66.395667977712222 4.686313708536333,66.395706128901253 4.686351683079415,66.395748428975935 4.686366186387193,66.395789539992421 4.686273765676884,66.395851851858154 4.686044524835174,66.395907004368482 4.68593283023189,66.395927446264722 4.685823616073865,66.395934340554518 4.685717900668186,66.395959121175068 4.685715929781661,66.396010224948711 4.685735331179034,66.396068007441372 4.685751870895224,66.396161562219646 4.685723121130241,66.396209123846276 4.685673444282343,66.396247274355986 4.685576952005686,66.396273635799773 4.68533467110883,66.396302704593779 4.685240086645754,66.396306524957424 4.685114779992188,66.396326106411934 4.685055498036458,66.396344979297183 4.685050473334389,66.39636129685843 4.685114081937127,66.396414701775868 4.685144805220257,66.396458366788437 4.685111729877785,66.396492216142619 4.684979808840319,66.396556120159076 4.684918872897723,66.396564822957146 4.684827786840803,66.396567960214156 4.684755847251001,66.3966024419897 4.684731168392738,66.396651685094511 4.68476113080677,66.396828696022723 4.684749173288598,66.396868034479766 4.684718578477184,66.396893104875076 4.684523557946254,66.396917391486767 4.684231281123909,66.396928472835228 4.68410018663414,66.396973705889096 4.684015716363642,66.397009730307346 4.684024495169453,66.397062628044125 4.684054455325627,66.39711625924275 4.684080853212059,66.397156431959701 4.684150504160043,66.397189850009312 4.684183263032603,66.397242494320679 4.684179447003011,66.397266299382252 4.684149805977365,66.397273357496331 4.68401343108343,66.397264984385131 4.683908605481933,66.397251627551185 4.683795638367997,66.397252892756669 4.683693739239347,66.397268577563068 4.683585797626933,66.397297670089671 4.683481227280638,66.397330253631893 4.683409096742012,66.397358435273077 4.683309360175538,66.397368681045236 4.68326508961779,66.397388084341273 4.683264453991336,66.397413305911059 4.683294541372861,66.3974681253341 4.683345491942347,66.397516696134744 4.683384229822045,66.397563799633119 4.683406939520316,66.397663824875863 4.683404586550872,66.397692714262192 4.683385186404903,66.397702807884315 4.683256572002125,66.397714672612707 4.683142905225028,66.397717152055321 4.683030192318085,66.397705793956604 4.682930582539059,66.397692007287773 4.682822258711854,66.397689250203783 4.682752354100509,66.397698509163703 4.682688110861077,66.397724388325514 4.682688493587269,66.39778560730997 4.682704650583118,66.397823046900697 4.682753947156463,66.397860891093828 4.682831930706667,66.397895294762648 4.682851141040403,66.397942549384936 4.68284121900543,66.397985427642311 4.682812023889801,66.398030000767676 4.682757131008764,66.398058333348644 4.682652751403672,66.398087045487856 4.682573051281609,66.398100098839421 4.682342348529151,66.398219828728571 4.68203169051197,66.39831211153566 4.682030228481724,66.398366499036271 4.682049820147059,66.398396323516906 4.682122142477975,66.398423086948114 4.682222324790056,66.398440743568216 4.682251394466888,66.398497989192819 4.682167687468525,66.398534567920606 4.682128505667014,66.398563127550275 4.682102490253293,66.398569148137284 4.682071958534695,66.398565707927915 4.681844115286338,66.398522654252091 4.681771284377453,66.398512131180794 4.681632238243928,66.398519467502027 4.681526140947495,66.398531938881945 4.681438935215934,66.398550278944455 4.681342378951044,66.398556249136419 4.681254918339601,66.39854848341588 4.681159760915642,66.398523819776557 4.681105948467863,66.398500496705225 4.681049718062175,66.398426808497106 4.68098674601852,66.398397743067719 4.68092116635361,66.39838552506113 4.680812651788217,66.39838727081704 4.680695677465793,66.398392229245943 4.680608217273334,66.398408520398874 4.680460139976299,66.398480286698572 4.680459631553805,66.398505810719485 4.680514653191742,66.398566939097847 4.680558861157487,66.398606097583695 4.680622087741087,66.398641765080541 4.680648167604351,66.398684945589054 4.680669923167858,66.398787698315203 4.680669479457714,66.398878080957402 4.680644100540224,66.398908739715807 4.680553142111488,66.398936173387924 4.680441129395732,66.398953918764263 4.68031117901809,66.398953210833639 4.68021754844881,66.398944104567718 4.679956121257819,66.398951086945573 4.679822227085953,66.398942967328068 4.679749268961262,66.398931862625261 4.679677710442722,66.398934809792792 4.679653539772051,66.398948001669297 4.679644889510671,66.398970110292112 4.679570533776152,66.399062895569259 4.679561248188785,66.399129524577546 4.679429962885154,66.399178042052654 4.679315469293192,66.39918504925798 4.679166945333397,66.399174577256616 4.67908749918115,66.399160285417807 4.678976821885565,66.399157604374224 4.678832750868739,66.399171340311767 4.678820157488293,66.399226611311605 4.678849926644889,66.399273913975179 4.678881349538233,66.399317586638674 4.678950237396587,66.399366014674087 4.678977462303743,66.399416694019948 4.679014864309011,66.399460189351245 4.679065432725497,66.399481804102749 4.679086105903449,66.399523882828717 4.679109768313578,66.399546446170604 4.679092785271987,66.399557980863676 4.679042408189743,66.399567036704795 4.678970277220646,66.399571185320511 4.678741607346512,66.399541666344419 4.678632329161848,66.399523631087646 4.678481260801798,66.399507214830194 4.678251255765487,66.399513159843636 4.678007702713421,66.399543413673712 4.677907393602491,66.39954918126503 4.677813954295163,66.399565876393183 4.677744050083387,66.39959941807659 4.677699779832732,66.39963862577018 4.677622560756774,66.399672926229528 4.67750889431549,66.399694933305867 4.677172028863495,66.399723011776942 4.677096781596848,66.3997557438191 4.677051620969843,66.399803096266822 4.677013393287946,66.399833146837196 4.676626531972284,66.399843822337004 4.676505041593513,66.399853409451509 4.676427567747329,66.399867043640427 4.676325286594669,66.399859910728878 4.676240625037581,66.399870383063586 4.67616086162681,66.399902963151931 4.676257291120141,66.399924918882306 4.676255765100603,66.399959496989752 4.676193748267591,66.399995542307153 4.676141209168672,66.400043956697573 4.676116975361488,66.400086603721363 4.676123782253347,66.400140734379562 4.676150816133457,66.400180598694945 4.676143756124308,66.400207512196573 4.676099549085329,66.400222992609869 4.67598779066509,66.400232351898865 4.675877304304419,66.400235944016174 4.6757519971399,66.40022519413975 4.675719301988568,66.400173163188157 4.675703716557678,66.40007628454056 4.675638327204127,66.400031057664464 4.675586550203693,66.400005889469114 4.675511620214332,66.399991825741793 4.67539337361764,66.399988411246412 4.675333137267364,66.399991699730904 4.675229839244646,66.40003685123024 4.675124251038129,66.400062854528699 4.675083288327802,66.400099304354725 4.675078836585446,66.400148325488303 4.675039018848451,66.400187127587543 4.674966633980786,66.400223729080622 4.67488203596545,66.400230027651972 4.674784398192607,66.400223957201206 4.674699227247125,66.400201445220773 4.674606423619041,66.400193224707493 4.674480926099809,66.400211007145757 4.674378073057086,66.400239337354392 4.674287178320661,66.400272473463886 4.67423101305842,66.400288257399083 4.674187569772644,66.400332573486267 4.67417911056798,66.400370591089072 4.674128670571169,66.400422887430267 4.674100365833628,66.400463497617551 4.674115695771604,66.400495254617212 4.674190626069132,66.400529123497762 4.674292016920798,66.400549763368147 4.674361858159974,66.40055527733935 4.674373244093657,66.40056610325108 4.674359250831172,66.400591953995516 4.674323949147938,66.400625848320573 4.674224849040525,66.400660096879889 4.67412002402699,66.400680383048936 4.674024613144116,66.400713619759358 4.673889510964626,66.400737345955278 4.673782650380887,66.400749588555001 4.673606457784968,66.400779385388034 4.673645450948061,66.40088744116143 4.673606459793266,66.400906993454413 4.673519254280703,66.400939749256935 4.673417673285138,66.400962058695555 4.673334284165624,66.400990817992664 4.673219154811436,66.401017047956941 4.673090604201908,66.401040027677837 4.67300727853874,66.401059137320743 4.672886615002759,66.401064828715278 4.672825806119031,66.401063892998778 4.672771358274588,66.401080839937151 4.672724098128625,66.401100316216755 4.672732049505925,66.401127734559722 4.672797502518123,66.401178372290332 4.672859647595113,66.40120715626729 4.672897812913427,66.401255770421798 4.672909708053241,66.40128910726844 4.672875233265776,66.401323557099161 4.672790890004832,66.401350874253311 4.672710490654647,66.4013936709392 4.672650572684262,66.401419116245194 4.672246855345276,66.401427211125565 4.672169699402279,66.401432396457608 4.672147500759803,66.401459081003651 4.672155070749824,66.401503597229308 4.672154816537485,66.401517774119526 4.672149918876277,66.401525855334469 4.672140059833031,66.401534657417145 4.67207556229488,66.401571889236834 4.672045221791708,66.401592983855565 4.671965331419401,66.401643722174924 4.671954454696227,66.401655281171372 4.671945422656234,66.401670937645136 4.671936327039111,66.401688592265074 4.671925196294535,66.401726911326037 4.671909167478699,66.401746564074642 4.671870303511585,66.401764825746838 4.671816682521529,66.401779242903089 4.671792575288483,66.40178244252877 4.671770567060459,66.401782632280202 4.671748749612252,66.401780001859763 4.67172623243954,66.401774690380421 4.671704923773518,66.401766900180036 4.671687622352578,66.401756884179889 4.671655181894331,66.4017188434959 4.671638834553827,66.401706626975312 4.671592400692457,66.401686240848335 4.6715360441461,66.401672456236042 4.671480260170387,66.401665349002997 4.671450809857968,66.401665829644585 4.671415316896002,66.40167106540946 4.671274617420591,66.401706450814146 4.671230410246572,66.401713608866075 4.671188683711268,66.401716972947952 4.671146702709812,66.401717984773612 4.67101452610954,66.401717630992891 4.670939469165403,66.401719249932938 4.670865811672956,66.401726408052582 4.670793680873744,66.401740850567663 4.670733126774073,66.401762956836563 4.670665257971232,66.40179634378417 4.670596117114676,66.401836256274507 4.670571882898531,66.401854720187103 4.670541351753148,66.40188795516363 4.670520552531885,66.401918660784844 4.67049485576619,66.401965351453299 4.67046279865023,66.402039307654007 4.670449886669767,66.402063386375787 4.670435129966691,66.402080686632743 4.670412867474763,66.4020918787092 4.670376484030052,66.402098720471585 4.6701990825897,66.402109166779141 4.670151376963377,66.402114073673971 4.670116710928854,66.402121231584289 4.670092921834855,66.402131121073921 4.670078101454845,66.402143843314846 4.670047188886888,66.402192278763579 4.670037011764037,66.402198500766616 4.669995158033717,66.402203205288842 4.669906616254604,66.402203180208502 4.66980204518436,66.402191343525104 4.669770686541622,66.402184893986444 4.669739773125302,66.402176648669482 4.669729023265643,66.402164912919304 4.669694228637042,66.402079904340866 4.669671138943689,66.402070874896367 4.669598308378198,66.402079828692919 4.669329567942555,66.402191218192584 4.669255847447861,66.402238920165431 4.669134167991698,66.402365281720819 4.669100329393952,66.402408734146476 4.669074824049805,66.402496738885674 4.669037995902609,66.402540873980399 4.668992962372498,66.402584882555502 4.668862440879262,66.402673051320861 4.668807484164205,66.402690047743661 4.668699097155042,66.402713063794167 4.668587211518826,66.402721815112344 4.668464512410632,66.402718223927607 4.668371136491085,66.40272047514064 4.668345947988675,66.40272770872879 4.668307338929202,66.402779076931992 4.668296654268858,66.402875995728152 4.668271339031937,66.402916235177273 4.668258808547527,66.40293080331665 4.668241125766193,66.402939781963241 4.668216128076843,66.402946408483132 4.668178854072927,66.402949721800226 4.668070784755916,66.402949089756476 4.667966595365381,66.402938998556479 4.667873791976148,66.402945473483356 4.66781514603799,66.402963759609975 4.667819471549938,66.402977214842721 4.667862152910384,66.403022904343871 4.667890903899116,66.403047374039872 4.667892685007924,66.403054000468671 4.667880663372276,66.40306780977491 4.667825579599576,66.403095858395076 4.667778446591339,66.403111134676308 4.667776793133744,66.403134630628301 4.667790087463494,66.403158278273324 4.667857893689493,66.40319474860577 4.668030016521574,66.403241234094196 4.668045664183374,66.403254562694144 4.668063920022929,66.40328632878466 4.668071172753781,66.403387899189383 4.667963741545553,66.403528949111447 4.667915845810153,66.40358386910097 4.667858536103786,66.403635652890344 4.667839708874868,66.403679077779074 4.66781827349392,66.403705709335625 4.667758037421373,66.403728471423051 4.667433766487138,66.403771213990012 4.667348787336318,66.403813551281687 4.667246188244046,66.403811073001165 4.666853284275592,66.40382272037759 4.666710676163698,66.403831281685072 4.666582634259654,66.403844610296005 4.666458090741467,66.403855637418516 4.666407777120021,66.403854727059397 4.666356763749868,66.40384918846388 4.666235654629785,66.403830903395999 4.666123259743036,66.4038120366031 4.666063468133449,66.403778677943748 4.665990318675035,66.403727312054542 4.665967610606853,66.403716184044768 4.665880531735318,66.403710822537818 4.665803185097561,66.403724707500203 4.665750073029198,66.403744004679936 4.665723930477993,66.403756043264082 4.665720305049658,66.403770560309567 4.665741614118993,66.403807889747313 4.665720306029765,66.40384021162221 4.665653709374576,66.403875467300892 4.665613700557081,66.403901036469904 4.665601742569655,66.403918158407464 4.665604160089727,66.403948937346428 4.665625024051534,66.403996838063023 4.665672285179711,66.404045826129888 4.665677119623231,66.404064870024087 4.66568144541722,66.404099037728002 4.665674194460828,66.404121192358176 4.665658165709773,66.404147191162537 4.665640673784482,66.404158900754865 4.665589024823111,66.404188010340604 4.665492278084648,66.404217701675407 4.665363600285627,66.404243953535243 4.665314432052742,66.404275465612102 4.66520820808061,66.404326704323452 4.665153760151135,66.404339071464278 4.665128253561154,66.404343067407396 4.664997858132955,66.404353158571638 4.664943600935185,66.404358924904372 4.66489265135824,66.404366562717655 4.66479017982119,66.404387996544926 4.664660166147409,66.4044058771197 4.664639175719822,66.404411542204926 4.664547390456552,66.404447353516218 4.664523665026286,66.40446202194569 4.664510244064567,66.404479497565077 4.664504329241029,66.404529167639367 4.664475833781712,66.404583263445758 4.664406501948074,66.404615584421279 4.664286665722812,66.404650662087263 4.664156970114501,66.404670666837916 4.664038596530628,66.404681339511143 4.663903621281633,66.404685841439203 4.663781812853506,66.404693909236499 4.663660449773432,66.40470890650387 4.663533425456246,66.404711992166298 4.663388527217632,66.404701143050659 4.663327781573497,66.404672034312938 4.663294005403392,66.404632328922915 4.663208707041763,66.404589386441131 4.663172832242473,66.404580636119888 4.663084736096659,66.404607443884387 4.663033850438085,66.404637792155711 4.663017948990325,66.404670896933354 4.662979339888592,66.404722868087731 4.662938504111764,66.404744668174715 4.662891307490296,66.40476014575853 4.662805819072994,66.40477360021724 4.662469017758852,66.40483773625418 4.662331753078209,66.404874406900802 4.662309681340554,66.404881488113276 4.662225337889678,66.404897117430352 4.662101494107644,66.404911280011646 4.661855650853992,66.404916389087077 4.661728881128773,66.404930855140606 4.661656305219122,66.404956701479307 4.661538440632347,66.404976857689491 4.661498622268033,66.404975669155277 4.661461793342485,66.404965654481202 4.6613433552848,66.40491063674709 4.661241772825962,66.404824841034198 4.661234712158444,66.40480797266234 4.661249023018823,66.404744823561671 4.661148777231213,66.4047271713453 4.661020417050759,66.404721304334274 4.660876345932565,66.404725452208112 4.66076719541789,66.404732609518632 4.660594437852668,66.404779484895556 4.660570394303162,66.404788197340778 4.660512702505815,66.404809112254753 4.660454756172907,66.404822136695131 4.660392802490026,66.404829723804738 4.660355910118033,66.404831595337498 4.660316155340363,66.404828611211613 4.660270357678442,66.40481328561188 4.660210629795382,66.404785846142147 4.659857606503216,66.404693664803517 4.659736879059512,66.404674115838759 4.659644075616908,66.404675127639663 4.659610045605924,66.404678364841729 4.659526338575914,66.404719157874169 4.659471509082795,66.404737139196726 4.659410382378053,66.404750492450063 4.659350909407993,66.404759141754781 4.659285775318775,66.404764402210574 4.659196024981015,66.404760861802771 4.659144629833511,66.404743816453433 4.659102267154868,66.404741338122577 4.659047882698,66.404742906218374 4.659001004042609,66.404752592388505 4.658959532117092,66.40476877806924 4.658909664395835,66.40481558988516 4.658871563775456,66.404839665970584 4.658829519442455,66.404860504935641 4.658793326786745,66.404864677843179 4.658746511641609,66.404867004611148 4.65869378091979,66.404863843487064 4.658656252402323,66.404860201822629 4.658584502820087,66.404842170277433 4.658397050457246,66.404778338868994 4.658326509205683,66.404744020504722 4.658244709473565,66.404714229034028 4.658113740917776,66.404671514405365 4.658037793005778,66.404635830240551 4.657942126860587,66.404608770006305 4.657809822825663,66.404587071335456 4.657680763117956,66.404591168614004 4.657596228869179,66.40460732919837 4.657507305442986,66.404604092247453 4.657424551780247,66.404587830853245 4.657207014009223,66.404596758736716 4.656951630040218,66.404628827165794 4.656749231411574,66.404678826106263 4.656507650364194,66.404716812265775 4.656383106939407,66.404731581898972 4.656313838279538,66.404730115222605 4.656256654983904,66.404722983556283 4.65623133897308,66.404707683140202 4.656116080632635,66.404597949661834 4.656056479739581,66.404551668769869 4.656017678853934,66.404530930881478 4.655972517243571,66.404512620852017 4.655879713440227,66.404484574159213 4.655746518964789,66.404466517183053 4.655676995847261,66.40446267320533 4.655604101577,66.404462496325763 4.655547872587557,66.404469906495933 4.655494378823617,66.404485004899243 4.655473770173617,66.404500394062566 4.6554661374694,66.404516010801416 4.655475679736885,66.404603110187708 4.655469573739434,66.404628412976308 4.655454753484811,66.404652122481565 4.655414490287141,66.40468221775906 4.655310556331916,66.404744330293667 4.655237726109283,66.404778219022461 4.655066241529104,66.404887724691079 4.654922425667974,66.40495312446788 4.654807805293059,66.404988580962765 4.654716910314202,66.405006486288229 4.654649804379559,66.405009976409076 4.654595101868765,66.40500947072664 4.654527105335424,66.405005677405967 4.654467314123258,66.404997610101574 4.654392193261069,66.404971738834448 4.654368403987512,66.404968198315188 4.654335518949066,66.404973762132073 4.654134392662508,66.405038301946973 4.65395883635181,66.405082205189487 4.653805287810683,66.405090981011938 4.653607849719193,66.405073405102087 4.653388403525831,66.405064604743103 4.653168957224244,66.405047054148667 4.652949574977402,66.405064605633811 4.652792018686839,66.405035371072955 4.652689610830459,66.405059978149609 4.652510809824236,66.405047030192705 4.652313308361379,66.405047005302194 4.652203648935022,66.405047005523613 4.652093926564819,66.405099709405093 4.651962259145847,66.405117285962021 4.651874544216782,66.405108485349331 4.65165509848317,66.405134812279428 4.651589329041665,66.405196316646467 4.651435717893781,66.405284122079692 4.651347875970212,66.405292872403336 4.650996825990577,66.40530167382704 4.650733554329166,66.405301649061329 4.650580006350705,66.405354327196875 4.65040445059189,66.405442132111602 4.650382506852647,66.405512410991406 4.650338619044994,66.405626566348914 4.650316612016147,66.405723170578753 4.650250779057892,66.405793423465667 4.650075285604417,66.405775847993738 4.649897375228752,66.405771625086345 4.649659101333669,66.405771119772524 4.649599310220968,66.405769931308214 4.649540282470781,66.405774635168925 4.649445443819348,66.405791654812802 4.649253857925312,66.405795625548194 4.649203926062253,66.405800885742323 4.64912416246931,66.405823544764147 4.64903269487632</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TUMBACO&lt;/SimpleData&gt;</text:p>
          </table:table-cell>
        </table:table-row>
        <table:table-row table:style-name="ro1">
          <table:table-cell table:number-columns-repeated="2"/>
          <table:table-cell office:value-type="string" calcext:value-type="string">
            <text:p>&lt;SimpleData name="PARROQUIA"&gt;Chec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810155110299863,66.374757621629755 4.81001439047164,66.374326662446236 4.809926584613148,66.373716824046952 4.809956587553162,66.373261865756106 4.810141540454278,66.372825636783759 4.810251702320004,66.372661747957437 4.810193873653309,66.372461976724509 4.810289141972851,66.372093043831867 4.810455342997266,66.371941140448754 4.810509529120941,66.371765280824505 4.810666312751253,66.371539290717081 4.810509573104913,66.371332762400002 4.81011194936351,66.37111795311661 4.809266266174795,66.370807380571236 4.808730419541548,66.370534232099502 4.808302901118073,66.370341892234663 4.807535587928816,66.370134535534419 4.807163981569545,66.369954171152159 4.806757067787073,66.369665285232202 4.805980400966388,66.369383882574837 4.80576018520714,66.369279097617309 4.805035616607634,66.369066514669342 4.804483106745536,66.368832996265127 4.804021943558545,66.368719966978233 4.803151949823814,66.368130209539245 4.80289248560933,66.367973751774272 4.802580839491791,66.367315865548179 4.802580966539603,66.36731226895796 4.802578549418306,66.367311876390644 4.80199093446135,66.367214937332548 4.801040610523943,66.366766555499751 4.800316296786575,66.366553951429438 4.800026937944186,66.36641998893343 4.799789740854444,66.366354844472895 4.798318592194083,66.365838302180762 4.797844388955718,66.365708048089118 4.797344041272922,66.365543357589573 4.796526293693931,66.365454987691791 4.795279131637823,66.365419003185522 4.794496755312952,66.36543920971377 4.794001947856326,66.365405499208492 4.792329121883091,66.365365021657112 4.791959369557943,66.365372509433115 4.790385454483895,66.365338768821786 4.788227112086406,66.365338696078737 4.787401801186737,66.365364120828602 4.787011571681543,66.365468166554137 4.785258245120857,66.366001811686431 4.784979966481369,66.366129802713004 4.784602777311163,66.366251056241055 4.783895211564612,66.366431442016648 4.783161310633043,66.366577404841209 4.782057784831415,66.366730803353732 4.780383062891075,66.366935089735293 4.779305617912819,66.367122932150011 4.779034839980576,66.367137168497919 4.777899630519094,66.367125158141519 4.777404887401046,66.36709144967692 4.776949328948149,66.367109385229597 4.776424563952002,66.367098155776091 4.775675897419989,66.367038981409792 4.774923480521368,66.367036732364909 4.774046008972206,66.366993287632383 4.773491349409628,66.36700448655705 4.771706448312406,66.366940063352601 4.769990563191861,66.36690484315794 4.769383742554436,66.366847187015921 4.767964716108681,66.366832176773386 4.767651130620802,66.366851618495417 4.767333476613008,66.366927960548864 4.766390694885633,66.367231069995029 4.765748267451234,66.367497511725048 4.765443908145867,66.367591099869415 4.76468030385372,66.367759495728066 4.764310552249641,66.367766944452384 4.763647756587717,66.367697310598786 4.763037058520662,66.367696580087255 4.761935495834209,66.367605217721746 4.761276514500986,66.367478671800257 4.761013174433439,66.367379109599881 4.760496038484216,66.367254119298138 4.760186076487172,66.367216661085095 4.759853848105955,66.367087920200106 4.759198426676204,66.366904484116731 4.758741016677918,66.366734583543419 4.758055764231168,66.366573611690569 4.757667433453007,66.366432874667282 4.757094322455401,66.366295886755395 4.755128313451364,66.365745620560261 4.754525180715248,66.365631071224911 4.75416299426041,66.365524739325167 4.753810097534862,66.365492547425589 4.753348937293705,66.365379503150535 4.751776862432843,66.365100971122743 4.750817146373103,66.365011118214696 4.750283156642253,66.364925771046273 4.749254361656927,66.364806699217027 4.748772596649678,66.36479022480745 4.748195735696564,66.364710120593273 4.74723595638951,66.36462021559295 4.746843939179597,66.364536386027268 4.746379028737213,66.36448023059819 4.745986884350295,66.364396349904936 4.74446709901337,66.364186682043425 4.743731348013029,66.364144750998065 4.743309436269754,66.364083350847409 4.742712034203183,66.36409980725135 4.742041675317004,66.364143963737021 4.74160284557213,66.364122219683239 4.740433931235958,66.364189557207069 4.739059178255802,66.364139562109585 4.738658640772027,66.364127646283961 4.738376793001012,66.364062192194652 4.737887203312762,66.36400863226892 4.73747184553521,66.364002656656197 4.737249346885203,66.364020491260248 4.736997143266753,66.364032373186063 4.736789337973934,66.364050207674538 4.736566841154597,66.364115614245179 4.736418446939521,66.364175080038663 4.736270052267196,66.364222652752872 4.736062375099517,66.364264285612762 4.735661839743714,66.364305894251217 4.735394752418163,66.364329669006352 4.735216715254575,66.364341550313483 4.734979270194218,66.364395063340496 4.734786413594481,66.364436683144987 4.73450457044324,66.364490196232907 4.734296830568253,66.364555614200341 4.734178140849366,66.364609138703187 4.734029746837756,66.364674555995975 4.733733019953973,66.364739961347141 4.733495637820797,66.364775628163784 4.733347306070599,66.364805354393738 4.733169206643679,66.364852926061602 4.732991171045605,66.364906450276024 4.732768610587388,66.364971854559542 4.732575754198548,66.365019425993097 4.732353193957169,66.365090782570945 4.732278965689025,66.365138365730147 4.732145457147294,66.36523945891625 4.731982242539339,66.365304874628407 4.731581646883408,66.365435705974306 4.73143325261112,66.365495181246743 4.731255154475078,66.365578428481797 4.731047414768218,66.365649796022538 4.730795214672695,66.365756827599498 4.730795153681094,66.365828206067476 4.730854501289816,66.365875787028827 4.730884144814468,66.365941212592489 4.730958249597566,66.36599473296863 4.731047238771965,66.366054218173971 4.731062062597945,66.366143427418407 4.731002719116875,66.366208852807034 4.730943313758813,66.366321845824672 4.730987778488828,66.366405114326369 4.730839387409756,66.366553782489291 4.730646470362636,66.366684606050583 4.730527781415423,66.366761922099414 4.730320042923471,66.366868961307048 4.730082663075743,66.366970048078244 4.729800757272903,66.367053290982113 4.729518787004948,66.367112737827171 4.72934075024312,66.367136521965747 4.729118253273709,66.367201933021448 4.72898467927095,66.367255439237667 4.72882146392277,66.367303006105047 4.728673131263165,66.367308946357937 4.728495095560361,66.367362465259788 4.728331881055224,66.367433827412398 4.728139025204232,66.367499237508383 4.727886758820365,66.367534900389231 4.727871939939828,66.367582478534914 4.727144967917286,66.367552697315134 4.726788892729177,66.36755268666974 4.726388355858765,66.367552663608876 4.726061984796655,66.367534796761092 4.725869125398973,66.367499098419827 4.725527933164263,66.367463400864736 4.725335074195396,66.367439606492113 4.725008701706428,66.367380113251357 4.724697152081967,66.367386041724487 4.72438566482354,66.367356283227494 4.724118575440966,66.367320572384003 4.723821907099016,66.367243247787385 4.723584584613806,66.367165909956228 4.723376903878149,66.367106428063835 4.723198864474322,66.367052910654152 4.722813209412455,66.366981499885114 4.72216046483707,66.36686846325982 4.721893439128571,66.366832764385762 4.721596709534061,66.366820861690172 4.721300042313401,66.366773258534806 4.720944027617671,66.366678088620503 4.720810575699529,66.366582917103344 4.720602895652942,66.366541277911153 4.72048413873448,66.366493685897666 4.720291280283897,66.366481782459374 4.720128127172819,66.366487722963868 4.71995009010725,66.366499603140184 4.719772052012693,66.366481747361846 4.71962371863731,66.366463904069448 4.719416038410926,66.366416312405207 4.719238061667893,66.366333032076199 4.719060084929011,66.366249764136313 4.718882044585882,66.36616648325699 4.718733709783658,66.366106998673146 4.718585313025687,66.366095094802091 4.71842215932524,66.36608319100722 4.718288585592795,66.366142664550381 4.718140192331945,66.366231861644891 4.717932517061962,66.366327011043509 4.717828647211133,66.366362687368508 4.717517099014467,66.36640430440174 4.71727971596148,66.366410245322697 4.71696816654709,66.366416161320316 4.716790065706384,66.366422101908753 4.716626850246052,66.366463718016377 4.716463699001557,66.366523178137982 4.716330125857616,66.366600494648651 4.716122386346169,66.366677798660319 4.715988875587595,66.366719414173815 4.715825659513231,66.366743198528397 4.715825661128541,66.366790790716095 4.715751433981064,66.366874032906793 4.71558821911041,66.366933492043913 4.715454709750545,66.367016746744198 4.715321136778075,66.367100001166406 4.715157922497855,66.367177303379393 4.71497982465448,66.367272461645882 4.714816611162187,66.367373558849735 4.714742384378547,66.367468703142606 4.714608811378564,66.367551956053376 4.714579109449462,66.367635220792423 4.714534586369614,66.367700629438332 4.71447524293374,66.367771989943535 4.714430657428612,66.367873097151673 4.714460363722218,66.367920674367468 4.71457899411969,66.367992045958516 4.714697624518481,66.368063417347173 4.714742151364275,66.368110994123768 4.71469756643708,66.368229942833707 4.71461538840488,66.368317143932089 4.714474891226374,66.368675935605353 4.714519357974786,66.368830553390069 4.714474835634539,66.368919752972673 4.714296738257065,66.369032734229492 4.714089002479987,66.369228961749286 4.714059239777605,66.369401431205645 4.714088883983902,66.369496579905714 4.714148231745853,66.369556044281154 4.714118469790554,66.369752292093054 4.714059125886386,66.369811743818047 4.713984897816959,66.36987120814149 4.713910671089722,66.369972294363819 4.713955198285765,66.370031770351602 4.713969959070311,66.370150696964487 4.713925437048645,66.370251781904571 4.713702816009983,66.370418268667819 4.713509899863853,66.370590705447881 4.713302161434791,66.370709630546699 4.713109241659411,66.37076908067634 4.712886681146079,66.370840420596906 4.712604774229193,66.37089391965695 4.712352574291004,66.371018782044416 4.712026144905393,66.371161472296322 4.711788702453323,66.371304186601833 4.711491976082181,66.371393365964309 4.71129905702314,66.371476593413519 4.711076496475212,66.371547943953559 4.710675897683928,66.371595491025474 4.710097325750021,66.371666805010406 4.709770893354785,66.371714364134363 4.70948898696984,66.37178570161187 4.70913285187348,66.371898658077939 4.708717432904576,66.371958093773856 4.708405886313055,66.372059160031824 4.708123979915999,66.372130496506259 4.707916242073519,66.372273192413573 4.707812374232719,66.372380219884604 4.70764909532383,66.372433714999474 4.707441355289687,66.372505062692639 4.707114987565376,66.372588287044152 4.70690724752379,66.372659621628884 4.706595701242014,66.372772586541316 4.706120874777656,66.372897415203838 4.705497717499003,66.373087650915409 4.705067416459899,66.373218453741927 4.704933843472165,66.373313576025822 4.704785450275791,66.373420586569665 4.704473904636767,66.373557324986834 4.704295807405814,66.373688124140202 4.704162296773987,66.373741628944543 4.703628063925137,66.37397348577386 4.703286813344314,66.374104270841926 4.702708119977983,66.374377739181 4.702218474194791,66.374550124548392 4.702203592767508,66.374645253853217 4.701713946102359,66.374787923961605 4.701110825515279,66.374998021345988 4.701105546155294,66.375000300181256 4.70096363890002,66.375040357230787 4.700885465718562,66.37505689159525 4.700816579402213,66.375079287496717 4.700771673345684,66.375109532473587 4.700709339832036,66.375175301401384 4.700693947825066,66.37521115448817 4.700660109553133,66.37524413380163 4.700609796573444,66.375264465881884 4.700530096770554,66.37527965815184 4.70035873859107,66.375297332170334 4.700179810734372,66.375301434791382 4.700093559129801,66.375308562709151 4.69994408246888,66.375344960584755 4.6998634285609,66.375360406005598 4.69979371531413,66.375381788845829 4.699742257635219,66.375410590260103 4.699726929089961,66.375441518330959 4.699740543055933,66.375511210577315 4.699758163338941,66.375546809836337 4.699751994288774,66.375578206109182 4.69970505274738,66.375607247811971 4.699639601250341,66.375630402784779 4.699556212198507,66.375645265691901 4.699469706190002,66.375653406288123 4.69938186417895,66.375652786355573 4.699349742318913,66.375650659664899 4.699310814243643,66.375641013122404 4.699250259171033,66.375615655929636 4.699118781150861,66.375570321917593 4.699044487041822,66.375551674400171 4.698960206732181,66.375539470746276 4.698930502035766,66.375540078549264 4.698908748354376,66.375543357531399 4.698881524512235,66.375549725524621 4.69886937570146,66.375557827838236 4.698866640880384,66.375568664618029 4.698885278848618,66.375603213029649 4.698908499466558,66.375742140691841 4.698898959251523,66.375774967275689 4.69884616579064,66.375803185896061 4.698792354169693,66.375815605253734 4.698708265129085,66.375819466821213 4.698653753203354,66.375809491261748 4.698621694516947,66.375791704589417 4.698597331867118,66.375756865290882 4.698559993336869,66.375723988254563 4.698498738609641,66.375699441369989 4.698415285132725,66.375684794458422 4.698351741219723,66.375684858040614 4.698268924653321,66.375700239956998 4.698213332369797,66.375725116513706 4.6981935511088,66.375749562456818 4.698187127087254,66.375761753754773 4.698193551738079,66.375772248593975 4.698245010977886,66.375799441319174 4.698279232437383,66.375821519595974 4.698272045650176,66.375852649673718 4.698222496054187,66.375876639878598 4.698150556390623,66.375892717905998 4.698078107565224,66.375897896007174 4.698060679131986,66.375898908853017 4.697973473180642,66.375897542003017 4.697887348357493,66.375888933852224 4.697847911335169,66.375875957923881 4.697815279953422,66.375849803287764 4.697752179677596,66.375791417288696 4.697704473623926,66.375776479098619 4.697620575047129,66.375767161955068 4.697548953110069,66.375771871670352 4.697480066755195,66.375793178189426 4.697426064726709,66.37582053593465 4.697345030519803,66.375884796564222 4.697222587373457,66.375933030179269 4.697149248390204,66.37595071594032 4.696944496692178,66.375983682363952 4.696903660846226,66.375990278174669 4.69683521977586,66.376012850457982 4.696745215553467,66.376028029646193 4.696602799309649,66.376064135251426 4.696466998677813,66.376115976530443 4.696383356399863,66.376174792837773 4.6963207673987,66.376203960500931 4.696247619180896,66.376219645874585 4.696117224010014,66.376228482734518 4.69601939599681,66.37624128185027 4.69598390322597,66.376249497974555 4.695866803156786,66.376299819654946 4.695797153580334,66.376323898127666 4.695697291135191,66.37637382714162 4.695650222254742,66.376398956170036 4.695603217194341,66.376431933960916 4.695555067258328,66.376467139752819 4.695503990957285,66.376486901159367 4.695366917210595,66.376503637352187 4.695305472394343,66.376505308646415 4.695214513597429,66.376503536740074 4.694957729465378,66.376481713217231 4.694896411358563,66.376464610752365 4.694782425197396,66.376409289972528 4.694714555382698,66.376387187041942 4.694665514021942,66.376388377234179 4.694581997757415,66.376403201696704 4.694393339658784,66.376469372835174 4.694294112953838,66.376507060013253 4.6942050633986,66.37654283553934 4.694142983107763,66.376566698532329 4.693985173918281,66.376605765672622 4.693830608322902,66.376630350579461 4.693754152444673,66.376643453210335 4.69369792362873,66.376651833858091 4.693581840283414,66.376665405038594 4.693495270804331,66.376678254509685 4.693413345065601,66.376705763304457 4.693327348998147,66.376753957177101 4.693286704538556,66.376781680916551 4.693172975825219,66.376838558923083 4.693101290671995,66.376857775776159 4.69301847403365,66.376870587152936 4.692930250526278,66.376874727058549 4.692867469687422,66.376866233063922 4.692768049517639,66.376804900015472 4.692694008664687,66.376740566484543 4.69267823302593,66.376703892893801 4.692652598405935,66.376674080583868 4.692604637475135,66.376641432667768 4.692528562594206,66.37663009032471 4.692449244073573,66.376631609771707 4.69236649099598,66.376642446424341 4.692300848639152,66.376664612997615 4.692260840194617,66.376690070833973 4.692199523251794,66.376716161694603 4.692116706743136,66.376733657038685 4.692052399565809,66.376734087724884 4.69200730154406,66.376722783268377 4.691972253448257,66.376709212768901 4.691939303808791,66.376673362055499 4.691914686934902,66.376644385214675 4.691864118179965,66.376614686874532 4.691787216552457,66.376608851292929 4.691701855517556,66.376617713124162 4.691650334184502,66.376645791515074 4.691514214898615,66.376674908289345 4.691432988517483,66.376690036383437 4.69134476505943,66.37669565744261 4.691081111555169,66.376680277633284 4.690835076961386,66.376650795372385 4.690769052259886,66.376646402902864 4.690721346837226,66.37665407459221 4.690654877621547,66.376677646325987 4.690552979977669,66.376737258885825 4.690498532662861,66.376764045917056 4.690471245937402,66.376797947245038 4.690444022455639,66.376818037414722 4.690225468715745,66.376880131314607 4.690163833720316,66.376905753585746 4.690142843815538,66.376927501981427 4.690132794737922,66.376962124581041 4.690143926974112,66.376997379995899 4.690229989193258,66.377045876383903 4.690248499699067,66.377073485612073 4.690232154381893,66.377142705026628 4.69019583525442,66.377171643568715 4.6901560172466,66.377182695001693 4.690123323167908,66.37718949299412 4.690078161852515,66.377189923587665 4.690052209968169,66.377189024911246 4.690007112096588,66.377183176666136 4.689924739566843,66.377151947362847 4.689873980344097,66.377135212417627 4.689830663367391,66.377124920851287 4.689768136971007,66.377116363642003 4.689678895781257,66.377121465585617 4.689598305410165,66.37713417553644 4.689442404352643,66.377169659268063 4.689281160086335,66.377198281825144 4.689205403988882,66.377214979279728 4.689180724812338,66.377235499504849 4.689187022544547,66.377258209575672 4.689225570503081,66.377328086507859 4.689235048936411,66.377363392048665 4.689222201154665,66.37739939386887 4.689190716246691,66.377430458773858 4.689143965134212,66.377445928046683 4.689100393986102,66.377445535804483 4.689029534835546,66.377430269561572 4.688974322809361,66.377402597586055 4.688918983966914,66.377390318740055 4.68883215964955,66.377387192366072 4.688755639999571,66.377393813259332 4.688714231881784,66.377407890060041 4.688700684015489,66.377428435397505 4.688718176703683,66.377452664304073 4.688753861350439,66.377485171965972 4.688812253728581,66.3775120210164 4.688861804743596,66.377541933496815 4.688873318590268,66.3775763779323 4.688861997359716,66.377611442692924 4.688831721062562,66.377645317563676 4.688805834430522,66.377708244066085 4.68877027898644,66.377752904008943 4.688735678796509,66.377842033625456 4.688720414586156,66.377903972219741 4.688720415707516,66.377947682274481 4.688729958051042,66.377995189775561 4.688789241024287,66.378025607981442 4.688912513317364,66.378062646286082 4.688929115314434,66.378079747851729 4.688931533106277,66.378107330689446 4.688907744701464,66.378138660510828 4.688850880418744,66.378170990446321 4.688777414477701,66.37819945958546 4.688649309617545,66.378225131404719 4.688523622132392,66.378262170435988 4.688459697316481,66.37829067740617 4.688390874624798,66.378315361534234 4.688312511231475,66.378356729394895 4.688273457046143,66.378389084290404 4.688240191139633,66.378421299878795 4.68822219115823,66.378458414127564 4.688249672563107,66.378575173941471 4.688228302940764,66.378673870171895 4.68821698168876,66.37870881947083 4.688182825109859,66.378734629620467 4.688110758724877,66.378771085400345 4.688025589346079,66.378813629738474 4.687986471613176,66.378848692877384 4.687981892596618,66.378877414123863 4.688019867580659,66.378929071591827 4.688114454207378,66.379018854712797 4.688123232405909,66.379033246843051 4.688122788055112,66.379069094313991 4.68808939464438,66.379090258608457 4.687942589326732,66.379122726910566 4.687683516789837,66.379156600654028 4.687608206045341,66.379178410597021 4.687493968261546,66.379230460450927 4.687443401030373,66.379260004206742 4.687416368607733,66.379290775647803 4.687439140703981,66.379315116653814 4.687482266751694,66.379321369468315 4.687573988998953,66.379330090369834 4.687658078464862,66.37934358331124 4.687733771873133,66.379362405233266 4.687790637711296,66.37939134082697 4.687807494385244,66.379418694320563 4.687803551505309,66.379450161653978 4.687766659972789,66.379483198645346 4.687756165320845,66.379506754816248 4.687730469910661,66.379588005039864 4.687653698107059,66.379687064570007 4.687640914231959,66.37973677129294 4.687653954422054,66.379762934606191 4.687678761664641,66.379775503545346 4.687755790728247,66.379790148121643 4.687930075578764,66.37980058997006 4.688277309707606,66.379828663182607 4.688310831070356,66.37983675126145 4.688348296153475,66.379847016429679 4.6883735487981,66.379865509079607 4.688416548615645,66.379911152148281 4.688401728753163,66.379938872271254 4.688365981877741,66.37996099781266 4.688300402771355,66.379970858299899 4.688210143631059,66.379967947425286 4.688041328793953,66.379948366873506 4.687866344307914,66.379939988269854 4.687789824567036,66.379944064306812 4.687695685767758,66.379957152587835 4.68764613593981,66.379974392357298 4.687601229835092,66.380006783154073 4.687539659204516,66.380065235764249 4.687486038820528,66.380095689883731 4.687296490168668,66.380166483799542 4.68724134314903,66.380194773381177 4.687212911420118,66.380228530826457 4.68722169011688,66.380263477874067 4.687266407891702,66.380332257868702 4.687266344667886,66.380347877042354 4.687245482307254,66.380384735297412 4.686657308243555,66.380574596839367 4.686530539708209,66.380625669222084 4.686473229948361,66.380650819305799 4.686271786684033,66.380722371114487 4.686203281896201,66.380743255685118 4.686053359834438,66.380778443116654 4.685981229411472,66.380799074511458 4.685920166802106,66.380824085205461 4.68589618728192,66.380845285944375 4.685902167221925,66.380879725857227 4.685939887257846,66.380911912642418 4.685992745813053,66.380941213520799 4.686060551960959,66.380963312453972 4.686135291595085,66.380996422950972 4.686192793971602,66.381045228150953 4.686210604773334,66.381074048044667 4.686183127071058,66.381104931166348 4.686039439821711,66.381193505010998 4.686028245247774,66.381208009881263 4.686031807639881,66.381223413326367 4.686039440804058,66.38123428557644 4.686057950776066,66.381241917614531 4.68612423031443,66.381262788571675 4.686186502710497,66.381289101982773 4.686190828580747,66.381312314659581 4.686155781441359,66.381337438651087 4.686102351529652,66.381354310430183 4.686025513921532,66.381365828447969 4.685978190199632,66.381377207121346 4.68596209770427,66.381385839138517 4.685957645395754,66.381394914096504 4.685956055648342,66.381413266483349 4.685964197842071,66.38143122645846 4.686010632030082,66.381460298933703 4.686047652087639,66.381480309161716 4.686050769251807,66.38149680092323 4.686012859851374,66.381525266123091 4.685976603988294,66.381542973053882 4.685892642958522,66.381580513251521 4.685829735740314,66.381606459766118 4.685771344604909,66.381630279910738 4.685732926122119,66.381649543547866 4.685698133382672,66.381673616694258 4.685669637938852,66.381704030782018 4.68566327804863,66.381740165551847 4.685691138904486,66.381772085481799 4.68582586070463,66.381816826107098 4.68584418013026,66.381836076726842 4.685851686658575,66.381871350606261 4.685840938695539,66.381943113342601 4.685812125287151,66.38197675451832 4.685773897476333,66.38198985416399 4.685696614732324,66.382006611683209 4.685609472508337,66.382010155837833 4.685519213404633,66.382009004439453 4.685396958987358,66.381977085170803 4.685369289650626,66.381974376779823 4.685333987662506,66.381982261928513 4.68531630499388,66.38199165313317 4.685309880843237,66.382000474748395 4.685340095232387,66.382034887667331 4.685384748428215,66.382065035250818 4.685392191067068,66.382088614233552 4.685372091928005,66.382124027082455 4.685335772680752,66.382151453732789 4.685130703551801,66.382216128815955 4.685005016196086,66.382263236380908 4.684931931578815,66.382281373242591 4.684862027235975,66.382295194259385 4.684776602597291,66.382306458742846 4.684604480879001,66.382316609789186 4.684538647392354,66.382329342324596 4.684485090405353,66.38235263019186 4.684438149507002,66.382414570390424 4.684404183802455,66.382444970938693 4.684356987752468,66.382476219469865 4.684301331604579,66.382494786422257 4.684237978749373,66.38250493698024 4.684189764183294,66.382502203409615 4.68409562462594,66.382484054682195 4.684080613200446,66.382481903172987 4.684043720888056,66.382484054876969 4.684008037266228,66.382492522052175 4.683885339231842,66.382529985022245 4.683808819824337,66.382548881073802 4.683661695558273,66.382545894752894 4.683577033985952,66.382547515067643 4.683519723841976,66.382557475736689 4.683455353567518,66.38258051030472 4.683402687167721,66.382607468231285 4.683338571329118,66.382630781188141 4.683176627262378,66.382660042891757 4.68293593724589,66.382696177148404 4.682906741643686,66.382706934989983 4.682900572063607,66.382722021143692 4.682932185661432,66.382750560619613 4.682958710600825,66.382776644795115 4.682953749778719,66.382801045798345 4.682923981981906,66.38282364970442 4.682834741372925,66.382855758527299 4.682768717323028,66.382879843277792 4.682697286494665,66.382897903742375 4.682546473561179,66.38291941958812 4.682460412743304,66.382926190889975 4.68240437463569,66.382931266169621 4.682368182349843,66.382948326639479 4.682371300976318,66.383029147914357 4.682364940688902,66.383049372202649 4.682328748488675,66.38307021672702 4.682284541465394,66.383079063411188 4.682237217587129,66.383084138627027 4.682156817566059,66.383079063881411 4.681909256529704,66.383054056592499 4.681834263306149,66.383055816049037 4.681746993958562,66.38306310621121 4.681664558848286,66.383073269258162 4.681491737544008,66.38308726738866 4.681408093905372,66.383098037915403 4.681325086225942,66.383103720742724 4.681068621157841,66.383122870129483 4.680981796958851,66.383125490226803 4.680805095232282,66.383123301394491 4.680543223564649,66.383143918870616 4.68045379137508,66.383142805474591 4.680201014699401,66.383124341384018 4.680117370610103,66.383115052226103 4.680065021242995,66.383098080787889 4.680025392425436,66.383039091460745 4.679992252607502,66.383025663578962 4.679910898334223,66.383013893801177 4.679828590445879,66.383024044207858 4.679756014681078,66.383041889413207 4.679693234634311,66.383066872537853 4.679641203984068,66.383079819780377 4.679601258555111,66.383083679993845 4.679553171218971,66.383081085696276 4.679430026538624,66.383057115739248 4.679386646098719,66.383051863666765 4.679300775886088,66.383048510144164 4.679132342831213,66.383031994697461 4.679056267848238,66.383014112057509 4.679005253990083,66.382985889355965 4.678920718180484,66.382922445004183 4.678878864060237,66.382905574646344 4.678723915344883,66.382868758730538 4.678662470001614,66.382846914568816 4.678589511788213,66.382828955849519 4.678425849181261,66.382806846245657 4.67833673470081,66.38279053285035 4.677619559744985,66.382773943281066 4.677406983411826,66.382770906580049 4.677189381859181,66.382757631093739 4.677113688978231,66.38275951712879 4.677056951259767,66.382767098349589 4.676971781031992,66.382776565431357 4.676919750226004,66.382782248213161 4.676867655855107,66.382789829410015 4.676806147744302,66.382804991643212 4.676744639675875,66.382822052280815 4.676706793511483,66.382835315996658 4.676673717909301,66.382848579688286 4.67663110126722,66.382865640228019 4.676598025918586,66.382890269044793 4.676569593790393,66.382909227912222 4.676564887427474,66.382935754989461 4.676555410163809,66.382947120138951 4.676555410544259,66.382964180458629 4.67657907308292,66.382988821631244 4.676602671887111,66.383007767581788 4.676654703328162,66.383030522868353 4.676716212201952,66.383049468651876 4.676730397138792,66.383070312985311 4.676711442737395,66.383098750991849 4.676697258729062,66.383119595385679 4.676649935128693,66.383136643101111 4.67661208900366,66.38315180503831 4.676579013398761,66.383165068561624 4.676522212448914,66.383189697167936 4.676451290634082,66.383214338456014 4.676385011997928,66.383231386173748 4.676276243594244,66.383250332412047 4.67616741158311,66.383269278635794 4.676063350050702,66.383284440726825 4.675935626696345,66.383307171089001 4.675845749636287,66.383322333105937 4.675784241227309,66.383324219043672 4.675736917248898,66.383324219211332 4.675637625903259,66.383322321187407 4.675561932981501,66.383322321455367 4.675509902132339,66.383326105734611 4.675443623245825,66.383331788438582 4.675344332277479,66.3833469504725 4.675282824203587,66.383363998080142 4.675197654349335,66.383390524957633 4.675140853063499,66.383400004352509 4.675103006728124,66.383405686938616 4.675013065811909,66.383409471338069 4.674970512313899,66.383405674749781 4.674890112356535,66.383401890949997 4.674819126391876,66.383401891199966 4.67473401960472,66.383403764557343 4.6746393720265,66.383420824897144 4.674573157205544,66.383447351645586 4.674521126772674,66.383470094243236 4.674459618905529,66.383496620922472 4.674431250377006,66.38351556667061 4.674393340806994,66.383538309156336 4.674364972360877,66.38356105158789 4.674341310951627,66.383587578037577 4.674327126976254,66.383610320374572 4.674303465690164,66.383642529170643 4.674256142126817,66.383661487529864 4.674204111402022,66.38367095414749 4.674137896164861,66.383678535118207 4.674024356951626,66.383686103595963 4.673953371399954,66.38370506200404 4.673887156492066,66.383727791759384 4.673854017563544,66.383754330719995 4.673806757770601,66.38378085704592 4.67378309627567,66.383803599239428 4.673764141898986,66.383833909432525 4.673740480977828,66.383883190286198 4.67369786461187,66.383913500464942 4.673664789206373,66.383936255225848 4.673626943319904,66.38396278132555 4.673589097433033,66.383989307397016 4.673532296716623,66.384025312462896 4.673508635422721,66.384057520723047 4.673475497101429,66.384112483460214 4.673470790962468,66.384150386481195 4.673470728292363,66.384193971702075 4.673475499383971,66.38421859907352 4.673461251793392,66.384241340836013 4.673428176302301,66.384260298689711 4.673248359656745,66.3843417743972 4.672997558134121,66.38447442797893 4.672940820610599,66.38449146213884 4.672884019277853,66.38449904282389 4.672600202912814,66.384512293828152 4.67252451003361,66.384514192371739 4.672439339960308,66.384531251911 4.672373124960278,66.384550184345599 4.672335278983749,66.384572925885521 4.672278478013656,66.384597565747939 4.672231218167199,66.384622192898263 4.672174417115931,66.384643036161719 4.67208924736227,66.384675243832746 4.672027739917064,66.384722624884191 4.671942570121758,66.384752934185229 4.671852693331771,66.384781370510723 4.671767523256048,66.384798429865057 4.671706078735518,66.384813578210014 4.671649277362573,66.384819260533007 4.6716019533867,66.384819260693007 4.671540508587214,66.384821159162357 4.671521554112306,66.384847684254694 4.671540446654465,66.384900746818303 4.671474232088658,66.384940534447097 4.671322783796962,66.384995482980983 4.671141439899536,66.385046533765021 4.671084956351867,66.385042104717186 4.671019122685748,66.385046420281085 4.670989100139945,66.38505556991862 4.670958059973135,66.385069452508546 4.670941077294281,66.385094433427525 4.670941141400863,66.385118325940709 4.670930073912496,66.38512865239602 4.670824740701597,66.385166971822201 4.670796881206654,66.385195154366826 4.67080426043013,66.385231347295687 4.670834156306927,66.385248355334909 4.670894011450273,66.385271905820417 4.670968241712161,66.385287015457834 4.67101887376909,66.385310553283148 4.670983890262839,66.385340165684326 4.670926516825626,66.385365361599568 4.670722528969049,66.385431926449812 4.670566754867441,66.385463525904612 4.67049570543454,66.385470258468104 4.670410789348575,66.385466399051595 4.670333378735543,66.385452301912551 4.670260993008992,66.385433079568614 4.67008995085031,66.385355392399518 4.670035884263075,66.385344851123094 4.66999517552064,66.385347407530162 4.669954021525559,66.385349951283615 4.669910450572783,66.385358632625838 4.669878837872264,66.385369427276899 4.669842836516488,66.385392889383212 4.669821782811112,66.385411023756831 4.669813068886223,66.385425627395563 4.669806008689431,66.385437004055376 4.669807090130445,66.385442508874007 4.6698098253054,66.385445065126831 4.669816504208644,66.385450709127497 4.669848626245932,66.385462984133568 4.669886663760074,66.385474284698589 4.669995178718199,66.385502099456232 4.670054842924278,66.385520347376044 4.670112854088825,66.385575078801978 4.67005955153624,66.385600679414424 4.669995180843984,66.385605159384568 4.669966875474763,66.385603501714996 4.669804803039401,66.385577269083214 4.669721540644306,66.385568233905047 4.669635288712674,66.385559932706229 4.669613026077379,66.385559312699314 4.669589109765262,66.385564425277849 4.669576579232107,66.385571372748885 4.669571300034322,66.385582268458109 4.669590002010405,66.385649059769491 4.669586122310252,66.38566643462147 4.669567549238407,66.385681835385824 4.669523660483167,66.38570207029359 4.669458463255221,66.385724152829525 4.66939154843122,66.385736795011624 4.669319799313562,66.385743375645589 4.669245060487651,66.385742325558553 4.66915537361869,66.385727469336132 4.669081715774967,66.385709512668825 4.669004814004815,66.385694251436689 4.668926767315349,66.385679724168241 4.668844840676616,66.385670435928333 4.668757380276488,66.385665538866661 4.668670428846442,66.385666007373857 4.668598997795868,66.385673891452882 4.668536726571926,66.385698821294312 4.668423188841936,66.385779267031779 4.668385851498405,66.385791706613887 4.668332930168233,66.385796705347289 4.668237773232848,66.385790302438508 4.668072902506468,66.385784722303654 4.66799606470925,66.385787164889635 4.667913184413631,66.385800085489663 4.667844997592511,66.385820130559011 4.667810586494968,66.385847439218594 4.667800091677188,66.385868053516589 4.667783173083866,66.38591735563412 4.667760720064137,66.385938298930625 4.667732287707208,66.385947726631443 4.667663210129856,66.385955433448402 4.667632678496487,66.385953522717628 4.667610224909621,66.385946436267986 4.667571678185742,66.385917470211567 4.667551450147606,66.385875115560182 4.667524607180157,66.385845099055231 4.66748307112361,66.385826965202895 4.667419336432233,66.38582750955625 4.667339700077902,66.385838367430196 4.667282771650748,66.385851907991096 4.667217001950537,66.385873749954584 4.667188188265126,66.385898818684453 4.667176930413836,66.385932214003319 4.66718818973029,66.385971442926859 4.667203456349184,66.386012215621761 4.667223493387846,66.386045965013011 4.667217387718979,66.386078246528399 4.667212235832309,66.386094140515837 4.667194362397408,66.38610752895832 4.66716732946293,66.386119867106459 4.667059833503185,66.386154489917601 4.666991074198235,66.3861739146367 4.666839052964851,66.386206993681768 4.666753055832791,66.3862165606632 4.66666718583381,66.386222027625976 4.666495700009267,66.386220092058451 4.666411356376437,66.386214828111747 4.666242096913504,66.386217751813675 4.666152855497752,66.386212095596392 4.666046121946775,66.386202567195042 4.66590580338667,66.386180106117251 4.665832781627713,66.386161719519876 4.665631335297253,66.386090045561957 4.665563783779373,66.386071443755725 4.665477467934754,66.386046831130784 4.665335304799296,66.386026103581315 4.665248671268796,66.386019042666192 4.6651673808514,66.386016208325046 4.665091878901813,66.386022750926031 4.664937758641894,66.38605622245791 4.664852079564646,66.386066232398178 4.664782874609604,66.386065397425398 4.664722638059545,66.386051971248392 4.664673914253058,66.386027940589756 4.664645290203331,66.385993495208837 4.664611959455506,66.385971906762137 4.664560564140857,66.385948154434516 4.664473230622956,66.385925490487296 4.664385833913443,66.385923731788225 4.664296083818867,66.385926566685413 4.664214157595189,66.385937006918098 4.664134330595682,66.385956393871822 4.66407174126816,66.385978096526856 4.664023209321011,66.38600627820955 4.663994777428533,66.386039129291632 4.663974805358525,66.38607342290986 4.663934925454017,66.386173924393901 4.66390782929956,66.386205940062851 4.663841423526445,66.386227971525784 4.663800078719047,66.386230679689632 4.66375071913611,66.386221530741565 4.663617651365556,66.386174393609409 4.663552262693081,66.386164928331667 4.663468809470023,66.386154058469145 4.663385610777212,66.386148263016565 4.663302284894046,66.386143695040175 4.663264820105836,66.386144454422535 4.663228818372184,66.386149415061652 4.66320114924915,66.386155970127604 4.663174815977519,66.386167333856875 4.663156370367103,66.386195730353705 4.663130356229191,66.386263013669165 4.663113882482311,66.386293093076844 4.663078135674684,66.386323425595151 4.663047541017449,66.386350961460522 4.663013956595654,66.386367614617569 4.662977191649503,66.386376573968846 4.662948441158285,66.386381078984343 4.662842343663339,66.386369563916347 4.662803034242607,66.386369526076678 4.662754692627881,66.38637294288597 4.66251699219528,66.386408957705882 4.662358037487119,66.386428028178742 4.66194408072649,66.386463043780182 4.661704535625542,66.38649622392397 4.661526753523541,66.386536768578125 4.661469380390436,66.386578552902336 4.661407363640643,66.386606329010107 4.661286764734109,66.386651023866918 4.661222712551836,66.386679204832092 4.661165402593751,66.386698679710179 4.661107520270612,66.3867234819553 4.66103748907831,66.386756534682775 4.661019170533843,66.386777768297492 4.661026422213137,66.386800039449255 4.66105676361306,66.386833155036641 4.66117062223955,66.386898272362984 4.661237538440537,66.386957644753593 4.661248542874042,66.386975410916932 4.661246698850745,66.387006400505598 4.661229016628975,66.387040692785476 4.661167064537336,66.387123841936912 4.661140668246085,66.387166333801602 4.66112228640892,66.387204257524189 4.661089402638258,66.387272196141225 4.661078526314537,66.387301337932698 4.661084189216459,66.387397911663058 4.661042145518582,66.387442389748017 4.661018801747731,66.387451525822073 4.661000800901951,66.387455233422827 4.660948451939185,66.387454765393784 4.660926634528889,66.387452361249515 4.660907552215908,66.387448679068711 4.660877147532794,66.387432381135241 4.660830586514444,66.387414172522668 4.660728941537269,66.387402050526802 4.660663807499504,66.38740298710357 4.660605670341576,66.387406947908659 4.66054288993125,66.387415831039931 4.66049715647841,66.38743285047903 4.660484498859141,66.387447035367757 4.660479665116996,66.387469559035409 4.660498875010651,66.387492614066119 4.660565791188323,66.387551478901003 4.660586464063623,66.387575052652863 4.6605919982592,66.387593324541498 4.660591935021297,66.38761289976074 4.66058582901251,66.387629273609377 4.66056992744541,66.387645293174955 4.660540541172653,66.387665539084807 4.660518024303586,66.387674978761325 4.66046688397643,66.387679470953529 4.660293362645747,66.387672385446365 4.660206602033463,66.387671626490544 4.660133453466925,66.387673284336728 4.660075697983558,66.387678864760616 4.660043703436467,66.387679573460133 4.660002486002512,66.387690772040486 4.659976152695268,66.387700768477515 4.659961268841235,66.387716496960621 4.659967311789925,66.387729201160468 4.659989193121488,66.387748371291906 4.660007067215985,66.387769350882778 4.660008085352634,66.387791583210216 4.659998798857513,66.387802060391039 4.659964260236331,66.387814789976659 4.659835264456881,66.387824546255004 4.659771529824276,66.387827671873623 4.659665623710809,66.38784552634489 4.659610285469884,66.387859597244969 4.659594383796472,66.387870061763337 4.659608187063582,66.387893875652267 4.659640881550419,66.387906946633947 4.659743735395494,66.387936694711144 4.659810459830452,66.387946956493892 4.65990358151737,66.38796516458072 4.659965662698585,66.387980310606991 4.660009424964049,66.387997468580068 4.660028571236543,66.388020029640458 4.660028253697849,66.388046728414139 4.660014005857747,66.388059318626489 4.659976795856892,66.388079361768803 4.659928390855123,66.388094875006075 4.659767083003957,66.388133190001383 4.659689418650135,66.388153448312323 4.659619578395731,66.388194141776566 4.659600433009264,66.388219144870959 4.659648141589789,66.388379335661426 4.659655203274372,66.388447081165779 4.6596767680557,66.38854688964058 4.659716842289074,66.388629223675167 4.659742476695738,66.388661286649594 4.659776570826249,66.388689490358203 4.659809201785223,66.388706875635833 4.659820269815621,66.388724691170523 4.659820778921295,66.38873802753011 4.659762960185568,66.388763321216373 4.659636381856802,66.388793828142013 4.659417890502191,66.388812681841785 4.659331384520052,66.388823196781047 4.659274074359289,66.38883301571245 4.65925448358674,66.388851109614009 4.659266632877578,66.388865394848636 4.659367961150228,66.388950194987231 4.659370378546169,66.388967213236683 4.659363763858677,66.388994024894814 4.659331833410254,66.389021798222487 4.659296722482778,66.389043852402253 4.659229171751873,66.389066627874215 4.659184964766742,66.389078433179193 4.659112770767181,66.389105485314985 4.659078550251648,66.389122503565858 4.659063602843385,66.389141723351045 4.659050945376919,66.389164928770512 4.659059406253841,66.389224359226617 4.659068121087735,66.389257825952342 4.659099735178375,66.389322266627929 4.659110803447748,66.389353493674236 4.659119327622513,66.389396019604277 4.659101454362399,66.389420452119552 4.659058774086311,66.389439557881886 4.658932259343564,66.389469633784046 4.658845244764527,66.389495065991639 4.658818720725669,66.389510679504752 4.658795567965885,66.389530860619601 4.658769616769627,66.389567275108362 4.658750217206726,66.389607181656999 4.6586219858668,66.389682123565976 4.658608119882587,66.38970699863053 4.658610473828986,66.389733100924531 4.658639988084039,66.389754331871586 4.658686040163819,66.389768793629443 4.658713009937864,66.389779915157462 4.658716890501394,66.389808117694471 4.658705632412447,66.389832397957193 4.658677645810175,66.389870937635791 4.658624025524531,66.389916980258832 4.658572567643409,66.389949117721358 4.658481737324898,66.390014670384275 4.658462401247996,66.390048199395849 4.65847404188076,66.390074098868837 4.658508135938011,66.390098960753818 4.658533133804717,66.390105906850067 4.658566909443143,66.390109398815127 4.65863522393416,66.390112131537023 4.658687064188125,66.39012058318734 4.658758177851822,66.390148089267356 4.658769818424329,66.390170597803518 4.658756206848821,66.390194523455477 4.658728092786508,66.390219625793819 4.658691582538678,66.390244917915851 4.658663977507614,66.390279673917163 4.658660670860399,66.390332598487547 4.658676064303811,66.390356814903953 4.658699026978837,66.390377678426319 4.65873509278159,66.39039768154089 4.658846979186926,66.390444304724966 4.658946779823705,66.390471456106809 4.659021646219356,66.390492698952073 4.659061719284312,66.390512094658405 4.659082201306917,66.3905351595387 4.65907647703528,66.390557819603046 4.659052815311409,66.390572648010149 4.659007145424826,66.39058915920775 4.658971461995696,66.390610250442535 4.658968791041269,66.390641842834185 4.658972862237049,66.390659682317022 4.658998559971682,66.390677028293382 4.659012680946616,66.390683316351343 4.65906153159976,66.39068885783486 4.659138115262559,66.390702420669498 4.65921813376438,66.390717893952683 4.659269592472284,66.390731709884761 4.659291091986034,66.390741894748359 4.659300760548421,66.390754483535162 4.659304004936781,66.390777396416965 4.659291601934324,66.390803307857524 4.659281807168075,66.390847817746533 4.659285242406196,66.390872312043911 4.659305152723768,66.390938570486483 4.65931933899039,66.391040241539173 4.659314060248336,66.391078817250232 4.659298540758659,66.391120796288476 4.65926279461576,66.391193000601035 4.659222786453108,66.391247251787462 4.659178516928693,66.391320999276658 4.65919047562963,66.391349022931564 4.659219989872092,66.391369746441029 4.659257391431367,66.391389723457948 4.659308595868803,66.391412597668605 4.659359418783116,66.391442417656933 4.659468379397458,66.391497642065289 4.659512142163164,66.391543656119069 4.659518885059772,66.391572324774558 4.659511888694567,66.391598627578261 4.659492743283118,66.391624171290431 4.65945871368406,66.391647880533299 4.659432062310012,66.391657559095492 4.659373861674293,66.391670615721964 4.659316296851934,66.391668667535185 4.659200403491728,66.391640328237742 4.659165292100207,66.39163738050739 4.659098758661975,66.391637772893759 4.659067909176152,66.39164647729649 4.659027518690215,66.391662355188203 4.659007736951107,66.391673463356852 4.659012762406116,66.391700044355048 4.659073064018851,66.391797967329907 4.659124332957746,66.391872434065348 4.659151112172093,66.391898723807671 4.65917502924141,66.391936121527394 4.659181263227505,66.391962132927944 4.659181454567732,66.391992015661089 4.659170450917989,66.392017900537141 4.659139283739927,66.392046695268775 4.659011688536324,66.392130447872603 4.658930844469913,66.392192490367691 4.658900949483419,66.392223840462833 4.658876970949759,66.392310755007358 4.658868320563187,66.39232436781009 4.658838679938407,66.392351846452556 4.658811710682105,66.392370798113319 4.658726159537439,66.392426084269843 4.658660707898681,66.392454271366489 4.658457101470481,66.392523954704714 4.658414357544625,66.392542501440232 4.658377465570853,66.392564679028027 4.658359465054982,66.392588589751256 4.658365953490808,66.392616194515 4.658391524061336,66.392636967592466 4.658483883023147,66.392687774185902 4.658509580817846,66.392709078549288 4.658529999563285,66.392752345161583 4.658538332833209,66.392792727294918 4.658556016420251,66.392833944305039 4.658581650887647,66.392871770757608 4.658654545886066,66.392918655126152 4.658704224067304,66.392960985126464 4.658744488288908,66.393000455969513 4.658743407242629,66.393017053995479 4.658737301165411,66.393031425462141 4.65871300335413,66.393046581326573 4.658634893806028,66.393074438833608 4.658572813299471,66.393099335958638 4.658532486617529,66.393127623433685 4.65850023867637,66.393190738641735 4.658501956885173,66.393238546116109 4.658458133249908,66.393353693696028 4.658434917252691,66.393397946069939 4.658347013211317,66.3934895374626 4.658327231523408,66.393504313516146 4.658278699466386,66.393532549951686 4.658175592528623,66.39358249501251 4.65814614255349,66.393600560201548 4.658116056589677,66.393623812134365 4.658095511807771,66.393650403780569 4.658079737614943,66.393678564059371 4.658058620257737,66.393698729153442 4.658035912687728,66.393717401467825 4.658003473086811,66.393731165374803 4.657981019992,66.393752570184432 4.657964164414242,66.393777365306619 4.657964673634377,66.393799023026077 4.657951316682708,66.393836671017752 4.657958123098886,66.393861516595564 4.657950681352716,66.393881555000632 4.657953799242266,66.393949184424216 4.657950619239379,66.393971676934257 4.657939615470937,66.393991664658827 4.657938661711763,66.39401301858662 4.657919962054144,66.394070502098018 4.657915638278546,66.394163457040818 4.657899291893086,66.394208644087144 4.657873786045821,66.394255096106249 4.65785947471197,66.394276753451507 4.657819339132045,66.394323002978325 4.657800766060908,66.394342636234825 4.657748035950671,66.3943741860963 4.657685891793515,66.394397538595001 4.657278424935328,66.394573035684957 4.657296363230568,66.394632946633621 4.657317545918302,66.394718069028045 4.657313793314247,66.39473278106216 4.657288668831872,66.394762660551962 4.657281163634052,66.394792755010641 4.657282181638747,66.394810275293239 4.657291404987066,66.394826214290632 4.657292041442759,66.394849667402056 4.657298529701031,66.394867655680315 4.657316212938674,66.394889147961578 4.657328680378874,66.394911804035232 4.657343819636435,66.394953093463144 4.65732047606652,66.394977077815341 4.657263929441102,66.395005262005228 4.657220994488362,66.395012700269817 4.657104020291409,66.39501416796341 4.657049190538275,66.395009512935175 4.656958104511779,66.395005465196178 4.656863329143002,66.394994788904839 4.656757231727137,66.394989678608013 4.65670570953085,66.394982847778095 4.656526844708458,66.394952134183256 4.65642895251571,66.394937814689996 4.656291496198582,66.394907809331443 4.656197738356059,66.394884811915588 4.65605315810652,66.394861409810062 4.656001508679967,66.394853465745655 4.655947887516456,66.394851467184182 4.655898655312826,66.394852049211153 4.655807887822861,66.394878614428919 4.655739764778373,66.394915906733871 4.655691360077566,66.394954210928077 4.655671578491026,66.394975994178623 4.655643655084602,66.394994134252357 4.655599448478857,66.395032488915291 4.655572860768558,66.395046808674849 4.655554542104074,66.395065479967855 4.655549262882069,66.395078079269609 4.655520766966535,66.395093676645445 4.655499013452249,66.395109602890841 4.655457159841973,66.395117850710946 4.655448445912953,66.395136648424739 4.655446728829335,66.395156660491651 4.655437569726498,66.395180416912382 4.65543101869822,66.395214647353328 4.655437761343364,66.395230282503206 4.655464477080407,66.39526686565199 4.655528339709181,66.395310051832084 4.655557154165211,66.395325965160922 4.655635137507977,66.395359461502522 4.655690794525674,66.395387391976499 4.655764643571422,66.395432880170404 4.655833213338833,66.395487501364499 4.655882128346554,66.395539744355347 4.65591329663473,66.395577946194635 4.655927481510082,66.395603144213396 4.65594325642966,66.395619285082631 4.655951398518335,66.395639903920056 4.656044204399961,66.395798908664474 4.656054191148,66.395822196395983 4.656057244653009,66.395843991482664 4.656054700673427,66.39586433187354 4.656033965064332,66.395892312577047 4.656015964263866,66.395900357686401 4.655994973876567,66.395906277690457 4.655968131557419,66.395909642516116 4.655928694919647,66.395911084654699 4.655894474061253,66.395910173979729 4.655809748599722,66.395894337059289 4.655731510945397,66.395868342577756 4.655683741566896,66.395859829593249 4.655640424780187,66.395855478277795 4.655588393825319,66.395855023027423 4.655423841249992,66.39585924837246 4.655372891749486,66.395866812894639 4.655337780648162,66.395882523639727 4.655310938554224,66.395900182372372 4.655277036104981,66.395922875594906 4.65524784074209,66.395953892119081 4.6552442154492,66.395975294974718 4.655249686311744,66.39601463466073 4.65527105903929,66.396053114086442 4.655291095708373,66.396072391701821 4.655321627605703,66.396090910313745 4.655351777816836,66.396106797845235 4.655387080209164,66.396120914443742 4.655472060272338,66.396147832049238 4.655517794270101,66.396160177691314 4.655569634527569,66.396168551421596 4.655569825352495,66.396168703213107 4.655645964057004,66.396201059996599 4.655720449093829,66.396241562891078 4.655756387947824,66.396280345515152 4.655758996506425,66.396321986894776 4.655742204554545,66.396349739389592 4.655699905594346,66.396352294642156 4.655537197342694,66.396338229089096 4.655289255342171,66.396344908510073 4.655158733014058,66.396364034485572 4.65503151808935,66.396371067775831 4.654497406257401,66.396402059699113 4.654394171730617,66.3964324939476 4.654363004409935,66.396455920331306 4.654337689281435,66.396498864349255 4.654339534585312,66.396543364071022 4.654331839277392,66.396621409183624 4.654298700325483,66.396658091640148 4.654114875823703,66.396737578819113 4.653988488316206,66.396778511406112 4.65399847532192,66.39681941829329 4.654061256376096,66.396847903679785 4.654453270461522,66.396910388648962 4.65448087627796,66.396920419202999 4.654753499253361,66.396995489958442 4.65483001963174,66.397030248965891 4.654895981303945,66.397074279578675 4.654940507350369,66.397125418821332 4.654977718380667,66.397166679244194 4.655012830453694,66.397213909841028 4.655056720303111,66.397257118014679 4.655168797997473,66.397338423988032 4.655180058014841,66.397436021465865 4.655114734280177,66.397514493993143 4.655038723704406,66.397541865848723 4.654916597645306,66.397567365789385 4.654714580943403,66.397619756834914 4.654589337953913,66.397634555995509 4.654455316848621,66.397630913524793 4.654154071269437,66.397607337262329 4.65389887742534,66.397576095802577 4.65376205754637,66.397569240578747 4.65367090807164,66.397575969865827 4.653588218651159,66.397599610326949 4.653545665826038,66.397639972109076 4.653597697689859,66.397700862217107 4.653729430308818,66.397797294323055 4.653744696656125,66.397833544888542 4.653830249509443,66.397882823156948 4.653890168230784,66.397911965063045 4.653940482516389,66.397961192668234 4.653862946527437,66.398067262336241 4.653811170737193,66.398116565769911 4.653719195085746,66.398172243955997 4.653567555967311,66.398254344427059 4.653417443509135,66.398342060440214 4.653338761589509,66.398381826642634 4.653263387360917,66.39842842279738 4.653219053405738,66.398461624379578 4.653165624022162,66.398525320626334 4.653073839116098,66.398576469873404 4.653024797985303,66.398594885637877 4.652906043133433,66.398621826368014 4.652814384973194,66.398641026379764 4.652699701178771,66.398680033304672 4.652602827345603,66.398709124058797 4.652501691957617,66.398748484989639 4.652415122731362,66.398790577793719 4.652316913217825,66.398825107057164 4.652238167599099,66.398859180900274 4.652134042599953,66.398894747214186 4.652105228636108,66.398911594350125 4.652086719025653,66.398923938784804 4.652073107230208,66.398938762196764 4.652067001200216,66.398958973597686 4.652070690593356,66.398969825503471 4.652273600143006,66.39907715501981 4.652289948106963,66.399134702687746 4.652272711386281,66.399198447724103 4.652220744722087,66.399245952938088 4.652158473589917,66.399290119078486 4.651997293396863,66.399379033003186 4.651882609521193,66.399413384420853 4.651783636355053,66.399423325731334 4.651664436345512,66.399457727688258 4.651489516758703,66.399535283475174 4.651345446755872,66.399608437587915 4.65115685152097,66.39968422227804 4.651066656660766,66.399727274720917 4.651005021576521,66.399770225844605 4.650910692120752,66.399805841423273 4.650823804531107,66.399826279959584 4.65059621711894,66.39984808472289 4.650492537047549,66.399861693631763 4.650405204437428,66.39989867498673 4.650330339005976,66.399943143534344 4.650241670653646,66.399981351569338 4.650115156549007,66.400071489736931 4.650061027284801,66.400124456937831 4.650007661105015,66.400162702557722 4.649844635950125,66.400229430049734 4.649766081293421,66.400275188034968 4.649661130099568,66.400363339479995 4.649542629701209,66.400393553909623 4.649206973680418,66.400457169960447 4.649181721649808,66.400468501871345 4.649170463413675,66.400490002053843 4.64920443039247,66.400530928110669 4.649275162308746,66.400556500429872 4.649311355685331,66.400607240514788 4.649353019257984,66.400654287542807 4.649406640900546,66.400690786823134 4.649391820928217,66.400733230302166 4.64937178475278,66.400747470890366 4.649279427023553,66.400776458036887 4.649214230049692,66.400830587287217 4.649151704761308,66.400897262182255 4.649149797234207,66.400948634005488 4.649159720620785,66.400993732840064 4.649188344555797,66.40103415221084 4.649276505221136,66.401080945399059 4.649377387322229,66.401122578567708 4.649460840613908,66.401138563970193 4.649584684541693,66.401143925951473 4.649671317965403,66.401141826391452 4.649771245654112,66.40116117579673 4.649825503477204,66.401205490052646 4.649829638578693,66.401250613732032 4.64979497305111,66.401293081598865 4.649657836433954,66.40138289888759 4.649622280518282,66.401434244494709 4.649575338654912,66.401470818737053 4.649373131404589,66.40155140350187 4.649326952889645,66.401592454463497 4.649326634859125,66.401592985620937 4.649301892090529,66.401634769969064 4.649203365117224,66.401716163358302 4.649164311400889,66.401814047366472 4.649172009237187,66.401913549634486 4.649199044530075,66.402071098267243 4.649190712346099,66.402101474792687 4.649178118237852,66.402115284610076 4.64914994028505,66.402129145038145 4.648983988193393,66.402125857347144 4.648901425610083,66.402125199913442 4.648882343512062,66.402137391003123 4.64887439312418,66.402179300868127 4.648893030698951,66.402222374063641 4.648928333464821,66.402266838237281 4.649003072875384,66.402309430607332 4.649089006951423,66.402332244208651 4.64909613160516,66.402378592529686 4.649140148513021,66.402416252767935 4.649243129715061,66.402462360454848 4.649269654533057,66.402498629529845 4.649298468902246,66.402510542122059 4.649427847109001,66.402547291463023 4.649547238787477,66.402572886918904 4.649749574639237,66.402594384843411 4.649796199207888,66.402613025064923 4.649809875419277,66.402658019726388 4.649755300679148,66.402698082498929 4.6496466594595,66.402732555783288 4.649397954467336,66.402768648000446 4.649176218941451,66.402794800367957 4.64905110280424,66.402785847272739 4.648918671690536,66.402768370790454 4.648790311615514,66.402762832111961 4.648637335558677,66.402767486157515 4.648543832569521,66.402773961100877 4.648505922859042,66.402803148111673 4.648494728092473,66.402815414729616 4.648503760581337,66.402832309722086 4.648621626921493,66.402954292132165 4.648618828905237,66.403009579954642 4.648573668302759,66.403067396911425 4.648528125826205,66.403107560172231 4.648466490682465,66.403150808977273 4.648449253278883,66.403169322459064 4.648435705139486,66.403189960410884 4.648478517044046,66.40350471184513 4.648470439900258,66.403584151535895 4.648407023897454,66.403640019785541 4.648333939245723,66.403672114330007 4.64812104551205,66.403726591680126 4.648043126349608,66.403732079989098 4.647933467439647,66.403770193741394 4.647869605899172,66.40380388142799 4.647855040282921,66.403844245768113 4.647873741099581,66.403860178992915 4.647998666403161,66.403868246531388 4.648049806863102,66.403868271718835 4.648095858697525,66.403866501264204 4.648206026442894,66.403826237929451 4.648295267699293,66.403816880106433 4.648439275226006,66.403821735672153 4.64860548201047,66.403844395992834 4.648832180050213,66.403905194786802 4.648954879222678,66.403923201609658 4.649070708825393,66.403944647982698 4.649198305942805,66.403975451900195 4.649293463061515,66.403994141578934 4.649377298159702,66.404022391161874 4.64938493119368,66.404032558014904 4.649387030365723,66.404042269642389 4.649384358927848,66.404048491159926 4.649337480706791,66.404090903717162 4.64930211502711,66.404099881969302 4.649201933233241,66.404106558901631 4.649077453153441,66.404096974000325 4.648932809611885,66.404097505396678 4.648485457928293,66.404109102058953 4.648395071706671,66.404116398588073 4.648236880197777,66.404151476981085 4.64814509486001,66.4041786392456 4.648041542274004,66.404217511019269 4.647842197295844,66.404301336719755 4.647763960619799,66.404349161050646 4.647740617255179,66.404397516277484 4.647667851282698,66.404482163053061 4.647639418775911,66.404487246450557 4.647596928890453,66.404483250675042 4.647519581927232,66.40446741912416 4.647422579921453,66.404426297302834 4.647314510281974,66.404391396862437 4.647220498080315,66.404370304890719 4.64711535468586,66.404359329077352 4.647004423507103,66.404388767282157 4.646873137796462,66.404408494007512 4.646789684816343,66.404417156109247 4.646773783005357,66.404423061429924 4.646763415075131,66.40443100260805 4.646746305272123,66.404481557914053 4.646759918737624,66.404599460781398 4.646770032916642,66.404646677401871 4.64676456325249,66.404694222734463 4.646793634230575,66.404884706539718 4.646783521258427,66.404935994319302 4.646784157923084,66.404984297782704 4.646770610047969,66.40502784671672 4.646773536651576,66.405081814880361 4.646759988837124,66.405130472144293 4.646636845638433,66.405212714027115 4.646609367851103,66.405268047481599 4.646644480862268,66.405404610128898 4.646710315309581,66.405457945126685 4.646776594803187,66.405494133916491 4.646869716967753,66.405554271459508 4.646924738038381,66.405599741243051 4.64700240330113,66.405637472440944 4.647087701290425,66.40566030831269 4.647210018779908,66.405675607956795 4.647286666118307,66.405696268954188 4.647361977893177,66.405733114897018 4.647369166106268,66.405779798318164 4.647171093263903,66.405867500603577 4.647147495279728,66.405902196934534 4.647138272601657,66.40593701963374 4.64720226276689,66.406018778020837 4.647249969440957,66.406104026001628 4.64731891971107,66.406078029158721 4.647405107715102,66.406059517700641 4.647497020454118,66.406045684623152 4.647574176388386,66.40604406600032 4.6476936313928,66.406046746371473 4.647917466310387,66.406043357260032 4.648039656528278,66.406053295474564 4.648169606941226,66.406069353524899 4.648301147376961,66.406071477519177 4.64837594978249,66.406065483964525 4.648471360706807,66.406032229175011 4.64855239619536,66.405988226658408 4.648560537698702,66.405966377165925 4.648560537424656,66.405943617273977 4.648519573534929,66.405891471833726 4.648501063161182,66.405843625351793 4.648493111646883,66.405796360403372 4.648499027012839,66.405785106815955 4.648522561664318,66.405773423277154 4.648556591590523,66.405764167452958 4.648594120007755,66.40576118328255 4.648907197101747,66.405822255451213 4.649032694876326,66.405828805032868 4.64912416246931,66.405823544764147 4.649203926062253,66.405800885742323 4.649253857925312,66.405795625548194 4.649445443819348,66.405791654812802 4.649540282470781,66.405774635168925 4.649599310220968,66.405769931308214 4.649659101333669,66.405771119772524 4.649897375228752,66.405771625086345 4.650075285604417,66.405775847993738 4.650250779057892,66.405793423465667 4.650316612016147,66.405723170578753 4.650338619044994,66.405626566348914 4.650382506852647,66.405512410991406 4.65040445059189,66.405442132111602 4.650580006350705,66.405354327196875 4.650733554329166,66.405301649061329 4.650996825990577,66.40530167382704 4.651347875970212,66.405292872403336 4.651435717893781,66.405284122079692 4.651589329041665,66.405196316646467 4.65165509848317,66.405134812279428 4.651874544216782,66.405108485349331 4.651962259145847,66.405117285962021 4.652093926564819,66.405099709405093 4.652203648935022,66.405047005523613 4.652313308361379,66.405047005302194 4.652510809824236,66.405047030192705 4.652689610830459,66.405059978149609 4.652792018686839,66.405035371072955 4.652949574977402,66.405064605633811 4.653168957224244,66.405047054148667 4.653388403525831,66.405064604743103 4.653607849719193,66.405073405102087 4.653805287810683,66.405090981011938 4.65395883635181,66.405082205189487 4.654134392662508,66.405038301946973 4.654335518949066,66.404973762132073 4.654368403987512,66.404968198315188 4.654392193261069,66.404971738834448 4.654467314123258,66.404997610101574 4.654527105335424,66.405005677405967 4.654595101868765,66.40500947072664 4.654649804379559,66.405009976409076 4.654716910314202,66.405006486288229 4.654807805293059,66.404988580962765 4.654922425667974,66.40495312446788 4.655066241529104,66.404887724691079 4.655237726109283,66.404778219022461 4.655310556331916,66.404744330293667 4.655414490287141,66.40468221775906 4.655454753484811,66.404652122481565 4.655469573739434,66.404628412976308 4.655475679736885,66.404603110187708 4.6554661374694,66.404516010801416 4.655473770173617,66.404500394062566 4.655494378823617,66.404485004899243 4.655547872587557,66.404469906495933 4.655604101577,66.404462496325763 4.655676995847261,66.40446267320533 4.655746518964789,66.404466517183053 4.655879713440227,66.404484574159213 4.655972517243571,66.404512620852017 4.656017678853934,66.404530930881478 4.656056479739581,66.404551668769869 4.656116080632635,66.404597949661834 4.65623133897308,66.404707683140202 4.656256654983904,66.404722983556283 4.656313838279538,66.404730115222605 4.656383106939407,66.404731581898972 4.656507650364194,66.404716812265775 4.656749231411574,66.404678826106263 4.656951630040218,66.404628827165794 4.657207014009223,66.404596758736716 4.657424551780247,66.404587830853245 4.657507305442986,66.404604092247453 4.657596228869179,66.40460732919837 4.657680763117956,66.404591168614004 4.657809822825663,66.404587071335456 4.657942126860587,66.404608770006305 4.658037793005778,66.404635830240551 4.658113740917776,66.404671514405365 4.658244709473565,66.404714229034028 4.658326509205683,66.404744020504722 4.658397050457246,66.404778338868994 4.658584502820087,66.404842170277433 4.658656252402323,66.404860201822629 4.65869378091979,66.404863843487064 4.658746511641609,66.404867004611148 4.658793326786745,66.404864677843179 4.658829519442455,66.404860504935641 4.658871563775456,66.404839665970584 4.658909664395835,66.40481558988516 4.658959532117092,66.40476877806924 4.659001004042609,66.404752592388505 4.659047882698,66.404742906218374 4.659102267154868,66.404741338122577 4.659144629833511,66.404743816453433 4.659196024981015,66.404760861802771 4.659285775318775,66.404764402210574 4.659350909407993,66.404759141754781 4.659410382378053,66.404750492450063 4.659471509082795,66.404737139196726 4.659526338575914,66.404719157874169 4.659610045605924,66.404678364841729 4.659644075616908,66.404675127639663 4.659736879059512,66.404674115838759 4.659857606503216,66.404693664803517 4.660210629795382,66.404785846142147 4.660270357678442,66.40481328561188 4.660316155340363,66.404828611211613 4.660355910118033,66.404831595337498 4.660392802490026,66.404829723804738 4.660454756172907,66.404822136695131 4.660512702505815,66.404809112254753 4.660570394303162,66.404788197340778 4.660594437852668,66.404779484895556 4.66076719541789,66.404732609518632 4.660876345932565,66.404725452208112 4.661020417050759,66.404721304334274 4.661148777231213,66.4047271713453 4.661249023018823,66.404744823561671 4.661234712158444,66.40480797266234 4.661241772825962,66.404824841034198 4.6613433552848,66.40491063674709 4.661461793342485,66.404965654481202 4.661498622268033,66.404975669155277 4.661538440632347,66.404976857689491 4.661656305219122,66.404956701479307 4.661728881128</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TUMBACO&lt;/SimpleData&gt;</text:p>
          </table:table-cell>
        </table:table-row>
        <table:table-row table:style-name="ro1">
          <table:table-cell table:number-columns-repeated="2"/>
          <table:table-cell office:value-type="string" calcext:value-type="string">
            <text:p>&lt;SimpleData name="PARROQUIA"&gt;Yaruqu?&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779305617912819,66.367122932150011 4.77874737975968,66.366758384151922 4.778375838601323,66.366577970487413 4.77733971176342,66.366140064639012 4.777011169315236,66.365954415730656 4.776675126122855,66.365882545790086 4.776187820286546,66.365735055215154 4.775190814774936,66.365348744433248 4.774694155448117,66.365127147303653 4.774401047387258,66.365050043999574 4.77396049069845,66.364840450525961 4.773581449011739,66.364773783158086 4.773295841730818,66.364582905757842 4.772784289294502,66.364156183331389 4.772386604083528,66.363941338521684 4.772360586990725,66.363906875269279 4.771505490912875,66.363522068079206 4.771048016449632,66.363352106679415 4.770698869576439,66.363263003603194 4.769976392604941,66.362805557270875 4.76977850832973,66.362792081744701 4.769093318673725,66.362631084842945 4.768230785873534,66.362360054440501 4.767971259436236,66.362203561065456 4.767216927067041,66.362013389546647 4.766248047119062,66.361849400337604 4.766040809333211,66.361761798302553 4.765855901888829,66.361765510989599 4.764153167461732,66.361314758015027 4.763583679249122,66.361120829017921 4.762864908790562,66.361039168983041 4.762284233232216,66.361015941485121 4.761272291720227,66.360857202994978 4.760461921126937,66.360654987727969 4.760207998205683,66.360629553438343 4.759252032215888,66.360482770188014 4.758437975076407,66.360337479849406 4.758032853526302,66.360236395668409 4.757399953403215,66.360144256019097 4.75654664828934,66.359947330438644 4.755700971231119,66.35963655735236 4.755391009611156,66.359599087927137 4.754532101551321,66.359271120098526 4.75441079754388,66.359173031997912 4.753776044915908,66.358892955743769 4.753176662907954,66.358721481980382 4.752084500704947,66.358271417775072 4.751459165433465,66.358065468563979 4.750824285841484,66.35778538001351 4.750165305730314,66.357658810312017 4.749179382819985,66.357534459324782 4.748774261772979,66.357433338573117 4.748098363940407,66.357346471961364 4.747034135879424,66.357118765362586 4.746091275425557,66.356989217015055 4.745540368423025,66.356943497659003 4.744924323609114,66.356811678327233 4.744733940727582,66.356684365642209 4.744177494309151,66.356507618741929 4.74344930848879,66.356351814519044 4.742603696559689,66.356041009808038 4.742037896801528,66.355790114890695 4.74097741998146,66.355505493536157 4.740618921004121,66.355342217912664 4.740407997177281,66.355311519880573 4.740075578789913,66.355182680194872 4.739580838162739,66.355148955773359 4.73936514330456,66.355106740378304 4.739109313932222,66.355106729476361 4.738699808845048,66.355106694292502 4.738426930038094,66.355045106528706 4.738034659386545,66.354969822940603 4.737488776662177,66.354894527513466 4.737181741259794,66.354846610693727 4.736789407644672,66.354785010442441 4.736567671072302,66.35476446072218 4.736311778744869,66.354778133743238 4.736209434885767,66.354791805702888 4.736107089570997,66.354771280508416 4.735953539651407,66.354737059026789 4.735783005372664,66.354675469654097 4.735646566454061,66.354654931927797 4.735441877004229,66.354641236655567 4.735339531989682,66.354627540675338 4.73527128000289,66.354600173100167 4.735151888768377,66.354600161246083 4.734964183105921,66.354600149858271 4.734827743328305,66.354559086002055 4.734793648269497,66.354524876085719 4.734657146050177,66.354511192945353 4.73450366295882,66.354552233517538 4.734435413299996,66.354579589405063 4.734298911663302,66.354579577664936 4.734230723873754,66.354565894087145 4.734179518410341,66.354531684297612 4.734094219922057,66.354511146103007 4.733923626423604,66.354552186787572 4.733770141887636,66.35455901718683 4.733684843982132,66.35455217574119 4.733531294396165,66.354524795993697 4.733497198769778,66.354476901942647 4.733394915359977,66.35441531146995 4.733207208571906,66.354387931806116 4.73307077027075,66.354381077990794 4.732968425861147,66.354381078685932 4.732848972198733,66.354408435102386 4.732712534478065,66.354415265421665 4.732593142116843,66.35438788529251 4.732456640503893,66.354387886217665 4.732234906333409,66.354422072707891 4.732098406735791,66.354469955343333 4.731996062906672,66.35448364012737 4.731927812101357,66.354483627917944 4.731774262831852,66.354463090143113 4.731620777746452,66.354456236457821 4.73146716688203,66.354483593014677 4.73141596402496,66.354510961521044 4.731296573971912,66.354538317785938 4.73098947745457,66.35454513653913 4.73081894557947,66.354538295657292 4.730631241406088,66.354572481697417 4.730477695006378,66.354620364146697 4.730341259294863,66.354675088380489 4.73017066580877,66.354716128765432 4.730102414441605,66.354702445258141 4.730000071753344,66.354743485140233 4.7298976646049,66.354764011732996 4.729727132738372,66.354757158233141 4.729641770401562,66.35472977824314 4.729539424593032,66.354695569022695 4.72931768873522,66.354688703174418 4.729095888708007,66.354668166012544 4.728686571667177,66.354592881367154 4.728140690030496,66.354531256124957 4.727577763324369,66.354510695753419 4.7271854312303,66.354476462815271 4.726895444641372,66.354469597348512 4.726554253793075,66.354455890167756 4.726332519118373,66.354476405099945 4.726178971053315,66.354483235484594 4.725991264117467,66.35444902649094 4.725803682438128,66.35436689764289 4.725581883329009,66.354366873762856 4.725462491624717,66.354353190399124 4.725326050891584,66.354284757767047 4.725274969646241,66.354175284340613 4.725138586913427,66.353970007977594 4.724967988438036,66.353887890126757 4.724746250724195,66.353833141233423 4.724507465948245,66.353771550099481 4.724081037620871,66.353668881167664 4.723893391824228,66.353573077874557 4.72372285894957,66.353538854861213 4.723586418249623,66.353470432688212 4.723518165535074,66.353422511534887 4.723398774147722,66.353415669991406 4.723228178797594,66.353408816112037 4.722887050033332,66.353354054291287 4.722545921841785,66.353312977072008 4.722358216393229,66.353312952963279 4.722221714348635,66.353299269138162 4.722102321579797,66.353258203042145 4.722017086545845,66.353230834092003 4.721829445272292,66.353244494739386 4.721692943792846,66.353244495634257 4.721607645434696,66.35322396905319 4.721590658355466,66.35312816928699 4.721403014303043,66.353073418515748 4.721164230467809,66.353032352834148 4.721096041389477,66.352984443520327 4.721044896582423,66.352874958115279 4.720993753448169,66.352806533580505 4.720840204927154,66.352799679419675 4.720720813576432,66.352792825032452 4.720311370863722,66.352744904828398 4.71985078866506,66.352717499762576 4.719646099545153,66.352703803385225 4.719339065872244,66.352683252468012 4.719032033593948,66.352696914182047 4.718861438874994,66.352703745146258 4.718673730727907,66.352635308370338 4.718434947522375,66.352607927070409 4.718230255939909,66.352532634904307 4.718093816736805,66.352498422919794 4.717872081428935,66.352498399018216 4.717769738269419,66.352525769983529 4.717616129496212,66.352601026480784 4.717377287111795,66.352683113159486 4.717070194284256,66.352772042510693 4.716745990245059,66.352840444203522 4.716456005875753,66.352881475603709 4.716080660961475,66.352936198737197 4.715858926757314,66.352963544635855 4.715585986989258,66.352949848806645 4.715398344435677,66.352929309963642 4.715193590960302,66.352895086277528 4.714971852691841,66.352819788740391 4.714784271041265,66.352730824742395 4.714562532786473,66.352655545721234 4.714409046322503,66.352607636243761 4.714170199872981,66.352587097447255 4.714016714774154,66.352573400645895 4.713794978169635,66.352539163911231 4.713624381071364,66.352484411741131 4.713453846771045,66.352409131656387 4.713283248596347,66.352327008724487 4.712959166161159,66.352251716476573 4.712737427962152,66.35217643602266 4.712311001602341,66.352107986659078 4.712072156562876,66.352121648196615 4.711935656012525,66.352142164420627 4.711901563556251,66.352169535315355 4.711748018124723,66.352237950182356 4.711611517302956,66.352251623666092 4.711457905298803,66.352244769322994 4.711287373205471,66.352224229786998 4.710946182619417,66.352203678640862 4.710622102954332,66.352196812686856 4.710417414270973,66.352189971319021 4.710195677216208,66.35214204871086 4.709990286643547,66.352078565129645 4.709803404350703,66.351977788490942 4.709410946040578,66.351950394735027 4.70917216331922,66.351929842711442 4.708865127804687,66.351854580834896 4.708677547125342,66.351786116401414 4.708387559995018,66.35175190435416 4.707961069958066,66.351676572998059 4.707585783304427,66.351587625148156 4.707227605171945,66.351450732551839 4.706784193259073,66.351313846080757 4.706255417705542,66.351108529965543 4.705794895222398,66.35096479241362 4.705453702722195,66.350889464500327 4.705180823682682,66.350793670190029 4.704532660274446,66.350663599151474 4.704140265281982,66.350622486097777 4.70385027804683,66.350581435699539 4.703509151614896,66.350567726280559 4.70308266262758,66.350512927050957 4.702690393854164,66.350444491916633 4.701973857007986,66.350423878236327 4.70185446482798,66.350389688607819 4.701530384156928,66.35034857466735 4.701052754483311,66.350280133267248 4.700694452340858,66.350218483447748 4.700285074098199,66.350170583568016 4.69989274340259,66.350143194128719 4.698937489178205,66.350136255377961 4.698374440508589,66.350211489701195 4.697862658780655,66.35027304345968 4.697436174395628,66.350334596539753 4.69687312573232,66.350409823892917 4.696088405516543,66.350478221889517 4.695201213772478,66.350539745503539 4.694672446150384,66.350526005420448 4.693614783501234,66.350491726449661 4.693171248142082,66.350436927067562 4.692813011125544,66.350409562986272 4.692369476553079,66.350375280194939 4.691943051096363,66.350306844812607 4.691124171494675,66.350306754580032 4.690817076002615,66.35031358687047 4.69059534018266,66.350286215502138 4.690305354301671,66.350272511844494 4.690083556621789,66.350293029979525 4.689605868036013,66.350340896874812 4.689162273917287,66.350416136022943 4.688838134913482,66.350511903576788 4.688428698113936,66.350593978747085 4.688155698085306,66.350655549003008 4.687916852692522,66.350648694635197 4.687507412962615,66.350648690650289 4.687098035873799,66.350621251003986 4.686859190012159,66.350600704122229 4.686603297905877,66.350593849829067 4.685801465262869,66.35059381638375 4.685323839613767,66.350621134393847 4.685016745166385,66.350655326149536 4.68453905688368,66.350710035310698 4.684180760787107,66.35080584621187 4.683975949850617,66.350928977171904 4.68366885801959,66.351038441184045 4.683412906619435,66.351154779037643 4.683191110859924,66.351230020715349 4.683037627116323,66.351243682042266 4.682832877376549,66.351298426369098 4.68259397079358,66.351359988294504 4.682269768343126,66.351462639326684 4.681877380821083,66.351619975766852 4.681672632233131,66.351708939508967 4.681501975471083,66.351749997084497 4.681246087134076,66.351852595435247 4.680887790469232,66.351934672115959 4.68058063469827,66.352037301659195 4.680171136984039,66.35220150252816 4.679915248375061,66.352297275398868 4.679522795060591,66.352393048637211 4.6793692504492,66.352488832885186 4.679318048701399,66.352550422504493 4.679317987613399,66.35262569041987 4.679335037551931,66.352721485529784 4.679471415551561,66.352844662190179 4.679539668387919,66.35291309907943 4.679659060975949,66.352967837971718 4.679863688164147,66.353049971291881 4.68003428571938,66.353138934244356 4.680153677859257,66.35318000056688 4.680324211814677,66.353268969395444 4.680409447789911,66.353337392368303 4.680580043530117,66.353371615768154 4.680699435222255,66.353399009751357 4.680852985601453,66.353474274300964 4.680972379127254,66.353556393755127 4.681091772654909,66.353638512941217 4.681159962813561,66.353734303918841 4.681193996568523,66.353850633976009 4.681211046958565,66.353960121421849 4.681296283170081,66.354035384658957 4.681296223889026,66.354165385053378 4.681296227300124,66.354268016467543 4.681159666630038,66.354391174338787 4.681023168424573,66.354480108843831 4.680886669308772,66.354541675024691 4.680750107034068,66.354616925026789 4.680579451720837,66.354705858906954 4.680238265819026,66.35480846456899 4.680084718597548,66.354828991168532 4.679334031240668,66.354993137469521 4.679112236561054,66.355109450350511 4.678995328876534,66.355184356436183 4.678978792094763,66.355218299575597 4.678982291616027,66.355252876065379 4.678945146049828,66.35528574226926 4.6789198314693,66.355319786676944 4.678910736766901,66.355354768531384 4.678736710909705,66.355465213308179 4.678531901750666,66.35565677004557 4.678258905812793,66.355855154644189 4.678173547077003,66.355923571453133 4.678122408162668,66.355964621448138 4.67796879883896,66.356033025638951 4.677695862742278,66.356115113408393 4.677559363760697,66.356183517096227 4.677456957173448,66.356217712709892 4.677184019758577,66.356258750685427 4.677115769393995,66.356265579899585 4.676945113742963,66.356347679041619 4.676893850200584,66.356470826204045 4.67680855460547,66.356525545730676 4.676620913207103,66.356525534015645 4.676433209067409,66.356552888135454 4.676296710275655,66.356628132051839 4.676126119067963,66.356737595629127 4.676040758993322,66.356764948994993 4.67593841621126,66.356805997861102 4.675682525731149,66.356853863468643 4.675546089340639,66.356891162278572 4.675530760108755,66.356894874428065 4.67551473139645,66.356904959180312 4.675461302748833,66.356951176585468 4.675393625377227,66.356975058279829 4.675329764412663,66.356998053092482 4.675277543789734,66.357027927158768 4.675231301736329,66.357041394662318 4.675155482401008,66.357057788870307 4.67508233440951,66.357069026730869 4.674911422123749,66.357082000741428 4.674828415021584,66.357093669388689 4.674752277656316,66.357110278937014 4.674719711288951,66.357127851105645 4.674678558159784,66.357152429294416 4.674558722982797,66.357181023938523 4.674388956003835,66.357206134815144 4.674269948089491,66.357246663601813 4.674217854304791,66.357264603171913 4.674138600507352,66.357291740549968 4.674082435795152,66.35730765307116 4.673995166924207,66.357316699153685 4.673908470411905,66.357322286601004 4.673733932317266,66.357328913337895 4.673568108904325,66.357351350890966 4.673334735244075,66.357395021898952 4.673099135224779,66.357435297570731 4.673030503022647,66.357435982030736 4.672977963272388,66.357430712021639 4.672801007934852,66.357431726407327 4.672741725834942,66.357427039200516 4.672675001175412,66.357405641719012 4.672634164363006,66.357374336979746 4.672587094134443,66.357346098120232 4.672510256070732,66.357329489489416 4.672370383287881,66.357314895524851 4.672295644657769,66.357311120538299 4.672206594635226,66.357315111703315 4.672122442561824,66.357325348645446 4.672041343931926,66.357345264653873 4.6719888050819,66.357369335920481 4.671966225109713,66.357388998227478 4.671960946126172,66.357402693369309 4.671987854135239,66.357472980356576 4.672006047893209,66.357541392198712 4.671988302119475,66.357562675959585 4.671919861023642,66.357572621338548 4.671836598924824,66.357565666550371 4.671771846383214,66.357553707473301 4.671473017273704,66.35747916529661 4.671345165231399,66.357430466661555 4.671315842010358,66.357421205826711 4.671274369944848,66.357416518528908 4.67123550584038,66.35741393425873 4.67120058538474,66.357411337300064 4.671170753696832,66.357414935419953 4.67114486567572,66.357419116290373 4.671113762080645,66.357430543805535 4.671085330116559,66.357446152041831 4.671033237775586,66.357511815151597 4.671009958544824,66.357545489107281 4.67097758342759,66.35757751611284 4.670913022929638,66.357605767924269 4.670891205770873,66.357609936073715 4.670862646210833,66.357613002067779 4.670842673536068,66.357613002164939 4.670709224988911,66.357594848385673 4.6706345495109,66.357575858163912 4.670575648460156,66.357551255549879 4.670525525080671,66.357522396130022 4.670357725360593,66.357396138695563 4.670310019367241,66.357377515591949 4.670237061326869,66.357359779423803 4.670150682833122,66.357364327996095 4.670072255545646,66.35737884698618 4.66999516436526,66.357405135396419 4.669889704647013,66.357441090295026 4.669860254890454,66.357454202754226 4.669828896672666,66.357459219790655 4.669788251609807,66.357457991104368 4.669717901436162,66.357439152784607 4.66961142179072,66.357401678639746 4.669490630172853,66.357352726440041 4.669364621535633,66.357262992699873 4.669317424107348,66.357234449660496 4.669262339417382,66.357207072177317 4.669207318732275,66.357192883130864 4.66913385214042,66.357185028684952 4.669067255519536,66.357190109290613 4.669020377395753,66.357203652711434 4.668950219285565,66.357225887183972 4.668882859820155,66.357245689173908 4.668806595323821,66.357264895748145 4.668734528927025,66.357284849757264 4.668666915141086,66.357308300365901 4.66861005106258,66.357334601416909 4.668505291686523,66.357392638364502 4.668405111814375,66.357443504555135 4.668340741991184,66.357466853647097 4.668180961370881,66.357492027494018 4.668110357919497,66.357511411213423 4.668031294631692,66.357528311861145 4.667873104323398,66.357557919733566 4.667621602279554,66.357590087119917 4.667453170667549,66.357601553213968 4.667364247849434,66.357604682837987 4.667279268461034,66.357600426518204 4.667218077973107,66.35758926557196 4.667148745559077,66.357571326830836 4.667091371038043,66.357544380466322 4.667049389899383,66.357532015861878 4.666957032110547,66.357528963106489 4.666893743153397,66.357536957458365 4.666846038191436,66.357552515037753 4.666796997846181,66.357580538750994 4.666766085710392,66.357613617205729 4.666743633406738,66.357649102648764 4.666735747052811,66.357681015375292 4.666742808411662,66.357713396734653 4.666764881125177,66.357747412249907 4.666758521300388,66.357777855270783 4.666725001220632,66.357809438568324 4.666685438470704,66.357841617283654 4.666646893211536,66.357866182070467 4.666553391522861,66.357898221612572 4.666438390462761,66.357925979207863 4.666396537104104,66.357932795144293 4.666356401005944,66.357935025017582 4.66632135341124,66.357934695798136 4.666268495612997,66.357928285706947 4.666105660432636,66.357905558890522 4.666023416001432,66.357895969093008 4.66594435184502,66.35788340213665 4.665904279097415,66.357876839947579 4.66586204386277,66.357875687296371 4.665836919095666,66.357878715230555 4.6658109675159,66.357884517609619 4.665783553109401,66.357895083416807 4.66577242210249,66.357903900866162 4.665736867748167,66.357975187546728 4.665705891954574,66.358006897266975 4.665667219678727,66.358038378948308 4.665608829099435,66.358067770365608 4.665551646819385,66.358089028516829 4.665485368704499,66.358110274023943 4.665426659919584,66.358133913834322 4.665381563298853,66.358165002660613 4.6653568846911,66.358199258483211 4.665349888808402,66.358230600419873 4.665357331875868,66.358265679454121 4.665409173697832,66.358331897313406 4.665423804279605,66.358363454346645 4.665423741684418,66.358398254525056 4.665422469647656,66.358401966378267 4.665412102557416,66.358432547973152 4.665393021256831,66.358462483483592 4.665382210211837,66.358537733652298 4.665386726951647,66.358559307823782 4.665401612053381,66.358594069655695 4.665438441795932,66.358633809980518 4.665461277862584,66.358670661939158 4.665455363337637,66.358703371454595 4.665399198923094,66.35873016508755 4.665342715982973,66.358740071923094 4.66517409368059,66.358756794790438 4.665089496657964,66.358777647098421 4.665052287058088,66.358799588635478 4.66503918463482,66.358822708184519 4.665026336959777,66.358856899711213 4.665024366097795,66.358890255041388 4.665032699783028,66.358929678325367 4.665054963208516,66.358960613832309 4.665162142976156,66.359015048262194 4.665191085014976,66.359040878390658 4.665201135931586,66.359074626131175 4.665195730302979,66.359108880620425 4.665172451039494,66.359143147813668 4.665092880177353,66.359205601566273 4.665063684837677,66.35921896645192 4.66503105466458,66.359230861858208 4.665003703696629,66.359235941852347 4.664969737569352,66.359240806520049 4.66492311351081,66.359242529582687 4.664881768771923,66.359241414990024 4.664820005949512,66.359234751908701 4.664732609341109,66.359225707359343 4.664683186174402,66.35921382499761 4.664579950058697,66.359159251631482 4.664515260892922,66.359138210312295 4.6644395678574,66.359123515722374 4.664380858281178,66.359120196962536 4.664287928218738,66.359124124487849 4.664214653092355,66.359138503062582 4.664173881339456,66.35915550376329 4.66413330088489,66.359189175572837 4.664117209164244,66.359221023031779 4.664084198834253,66.359284958523446 4.664056530488619,66.359313094202136 4.664023964402782,66.359341850600899 4.663898532319001,66.359390686052265 4.663821377196524,66.359406799993721 4.663761840963659,66.359411829426463 4.66368856537438,66.359410081590383 4.663628075450054,66.359429767790331 4.66359073903319,66.35946608680193 4.663569240843364,66.359503292438774 4.663544244099286,66.359535025527393 4.663506462280339,66.359566087239102 4.663413215700278,66.359623713558165 4.663356160807735,66.35965202633767 4.663300123473376,66.359674790595378 4.663235180990539,66.359692804460821 4.663158534765881,66.359710489004627 4.663078071975218,66.35972352448897 4.662911612420854,66.359744528366207 4.662829304893335,66.35975306679471 4.662741018196138,66.359758438314174 4.662198769274204,66.359857704921694 4.66204999290677,66.359892072990661 4.661987849298701,66.359915774460077 4.661936900615604,66.359941312664276 4.661893902959842,66.359971246472611 4.661859237908105,66.360003194357404 4.661789972093045,66.360091551081709 4.661706775493649,66.360151418289803 4.661657035293628,66.360175157459238 4.661618107945699,66.360185316983802 4.661579752899132,66.360189598775747 4.661484914604777,66.360193209441647 4.661450312229287,66.360191879507681 4.661405850694369,66.360189206861278 4.661240598443516,66.360166076708921 4.661164205724511,66.360150774674665 4.661027130917317,66.360107262272294 4.660954618102226,66.36008694382933 4.660893109395995,66.360068652132824 4.660805648776366,66.36004454611718 4.660590591714868,66.360008596440082 4.660528447281544,66.360002655609946 4.660441559770975,66.360001642588799 4.660355372166134,66.360008774835393 4.660273955199791,66.360019365313292 4.66019241114768,66.360034604793526 4.660130776402811,66.360058635477216 4.660083262589848,66.360087239066203 4.660018383817976,66.36010920490223 4.659939193322892,66.360127725210489 4.659855550175783,66.360140975829424 4.659758676578006,66.360148931471286 4.659610217387478,66.360152289025223 4.659523330121107,66.360160067273114 4.65945151804649,66.360177928798493 4.659407184554026,66.360205164144716 4.659403432709536,66.360240899166925 4.659417872438489,66.360273175838657 4.659488477912392,66.360325732806785 4.659534849280264,66.360387397643521 4.659577339718505,66.360416709832194 4.659597185684578,66.360435229473737 4.65960908122832,66.360471318785756 4.659603039484749,66.360505723367112 4.659590573391709,66.360539469228073 4.659545732035312,66.360603186045054 4.659464507218354,66.360662583319836 4.659408915081515,66.360684130587728 4.659355739626444,66.360691300491212 4.659263572758431,66.360692022929854 4.659194495207718,66.36068870441116 4.659099084052653,66.360677747647301 4.65902173757303,66.360674834515336 4.65897403245191,66.36068607058813 4.658947763058919,66.360700587380876 4.658934725263606,66.360762542902052 4.658929701244298,66.360797517102242 4.658918507288319,66.360831237229036 4.658899998129015,66.360851340129685 4.658881997584502,66.360862512656979 4.658799626804355,66.360884338545603 4.65877329355162,66.360889633533532 4.658707460202962,66.36089489069137 4.658653203749288,66.360914056327843 4.658618602020908,66.360936502651896 4.658585781365962,66.360961571042409 4.658529808247683,66.361007742904178 4.658440950472153,66.361064504496554 4.658409719907652,66.36108630465057 4.658366913003044,66.361114679032937 4.658103901462138,66.361277527171083 4.658088318193983,66.361296299669633 4.658097606807873,66.361368982499201 4.658119429355159,66.361564774162417 4.658110145120085,66.361655037779286 4.658072744820767,66.361683386159271 4.658037061603928,66.361700068426771 4.657981851023635,66.361719018113547 4.657940952212692,66.361743186416305 4.657925623798619,66.36177800729044 4.657934847408213,66.36179890731249 4.658022881492379,66.361860847014711 4.658047243854758,66.361890284228124 4.658051251942941,66.361921393490675 4.658033951725014,66.361957062789401 4.657905214107926,66.362086401853986 4.657868322704456,66.362116434392476 4.657845424997847,66.362150330124223 4.657788180196596,66.36221505620891 4.657708163927863,66.362277147600352 4.657651426796551,66.362297287501178 4.657587883397563,66.362306432945246 4.657499533083899,66.362312272551151 4.657412136760684,66.362313640899018 4.657296562299777,66.362310208786241 4.65720439536849,66.362309107198257 4.657162859929992,66.362312666644527 4.657117253985205,66.362329741192156 4.657095119085769,66.362345726315965 4.657074066055068,66.36238235767118 4.657105298962174,66.36244852674325 4.657116558326933,66.362481915224848 4.657111470618654,66.362514936407607 4.657089972320392,66.362551022865688 4.657041122708676,66.362579699601014 4.657004803233713,66.362589744131796 4.656973444899924,66.362591276886704 4.656882740649393,66.362579408946857 4.656712145406401,66.36255657231267 4.656650255249387,66.362545008225965 4.656561713213801,66.362516636025177 4.656512989501152,66.362495306113416 4.656395569102559,66.362441284585756 4.656281456431101,66.362392912141985 4.656217085350241,66.362372050848492 4.65613808475077,66.362356788155907 4.656059402340254,66.362347314007536 4.65589955705478,66.362336611554838 4.655813878075015,66.362335750599399 4.655724064703233,66.362337878937694 4.655637749837721,66.362344111181855 4.655565492434184,66.362360311834578 4.655503984812993,66.362382566972457 4.65546397619662,66.362395537533473 4.655421932150983,66.362408609427362 4.655388347765194,66.36241772936711 4.655287594513454,66.36244149191657 4.655219408037349,66.362460187761656 4.655201089448646,66.362471574896276 4.655291857188555,66.362479389656556 4.655352602284633,66.362486229231422 4.655401198576474,66.362499921347919 4.655434529159783,66.362514753491283 4.655443689198503,66.362537552846533 4.65536176422893,66.362582037280944 4.655243392544031,66.362635628841545 4.65493388153172,66.362706333179759 4.654709349144059,66.362751970532301 4.654633466441213,66.36278049514911 4.654600137426677,66.362826106235616 4.654548554341327,66.36291848071447 4.654484822386324,66.363015440025009 4.654466759284625,66.363067991619346 4.654487877858628,66.363105521026185 4.654527315499045,66.363150003943701 4.654571205011752,66.363169851398069 4.654610641627034,66.363174562987709 4.654666806552066,66.363163897979035 4.654711521919617,66.363143442183556 4.654765141744371,66.363101416079445 4.654896742224599,66.362988712865302 4.654973005323265,66.362911892558643 4.655069049563184,66.362807776314483 4.655088513131004,66.362798175261347 4.655126168409583,66.362790056073521 4.655147985742343,66.362791879914568 4.655194801150263,66.362810144366108 4.655249440723589,66.362846635393794 4.655365272349856,66.362955487720257 4.654845799434188,66.363244655568749 4.654733534873137,66.363331341758695 4.654697089005794,66.363373557394155 4.654663759921433,66.363416887542868 4.654596980502573,66.363736205269788 4.654569058332529,66.363791453185897 4.654446813852583,66.364130891883917 4.654362032634071,66.364416422054475 4.654331121694637,66.364502774553472 4.654312678510052,66.364618168190376 4.654317068675245,66.364668157952622 4.654366432266024,66.364840569168209 4.65439715605403,66.364899208665989 4.65444161886177,66.364951933368332 4.654484554810035,66.364993348049694 4.654542820702248,66.365058281609819 4.654650255502936,66.365142693592261 4.654804124058304,66.365244861377917 4.655041636456143,66.365358084869044 4.655165608301923,66.365408655258292 4.655303128547556,66.365461163212615 4.655724911918216,66.365601424295477 4.655723894185522,66.365600778395986 4.657011443217532,66.366015718501316 4.657871611229511,66.366279579896897 4.659015088854202,66.366647221110796 4.6591177517819,66.366676791699234 4.659218570347705,66.366716151700984 4.65930787620045,66.366763654764682 4.659787552919314,66.367318376271484 4.660290384499935,66.367944875458548 4.660405389737103,66.368072675675847 4.660557543301238,66.368266375687099 4.660999626987626,66.368777908087822 4.6611099885913,66.368893838746956 4.661422946425021,66.369286251751689 4.662385418023941,66.370456438948636 4.661111497978387,66.370775342663407 4.66090407568958,66.370826840451926 4.660841613877927,66.370851443222151 4.660772536812474,66.37087234865588 4.660609448159801,66.370895900818454 4.660478418072021,66.370938635896863 4.660117639471217,66.371031247604733 4.659894824366976,66.371089784993615 4.659847182731463,66.371100699825334 4.659790254417707,66.371111348786215 4.659481060263791,66.371158300616159 4.659479978936573,66.371158199324555 4.658952674229305,66.371163911903849 4.658775019849443,66.371202240335933 4.658624654975823,66.371322706406659 4.658515316958346,66.371448666971702 4.65843326557132,66.371536274295252 4.658269287536225,66.371607459346819 4.656738842653639,66.372089290487196 4.656629441854829,66.372253573316456 4.656465465435432,66.372395938492161 4.65630142590384,66.372560219509722 4.65617841157897,66.372658787692913 4.656137386735919,66.372740920990182 4.656137389635401,66.372866886655331 4.656069014381471,66.372981887473998 4.65598702702343,66.373091392943806 4.655595788377937,66.373536373682143 4.655211418395973,66.373944592891021 4.655131021886517,66.37408603657498 4.654592727203185,66.374728613428019 4.653786270698915,66.375692289489066 4.653537955690306,66.376066874755523 4.653227878304723,66.376461987999562 4.652208342560479,66.377724508452317 4.651964796527423,66.378040581106063 4.651684358396362,66.378367700606589 4.652584723789597,66.378509090700376 4.653514666799539,66.378656024176593 4.654547845778038,66.378855652082478 4.655464743645852,66.378727802054115 4.65603860926464,66.378714255889392 4.656370703591275,66.378719799030534 4.656533157174477,66.378733671805904 4.656437174142433,66.378758608661684 4.656385462093572,66.378794684482713 4.656274786279677,66.378844570428228 4.656193560220297,66.378872279240284 4.656082883936551,66.378900013437217 4.655964893093991,66.378941608182544 4.65581719771254,66.378988721852934 4.655736098865709,66.379016443161134 4.65561798063016,66.379049696102157 4.655359673552236,66.379171681652579 4.655293205446362,66.379249312783998 4.655254725561506,66.379373423134595 4.655214780697944,66.379401346401124 4.655160269710924,66.379427877328055 4.655097807759811,66.379452534902072 4.654985605252032,66.379497812110344 4.654939045236701,66.379526684590061 4.654877792641006,66.379590707567445 4.654843763500779,66.379630161728116 4.654826144891133,66.379661046528611 4.65481043467719,66.379700348625576 4.654807127460109,66.379718119975678 4.654811516731888,66.379735587504371 4.654857505868808,66.37978334456551 4.654895163110838,66.379863758117736 4.654903496336988,66.379895566545699 4.65487627402822,66.379975979952832 4.654874302833696,66.38000678833005 4.654874239246896,66.380007788272636 4.654924173010141,66.380102630561865 4.654936704804224,66.380157842257759 4.654922523433859,66.380307819653453 4.65490687677129,66.380344817101772 4.654877554431715,66.380377688257241 4.654831630480042,66.38040669894886 4.654718791961519,66.38045639181648 4.654611486930288,66.380488680846952 4.654403939048541,66.380639732751618 4.654305603048464,66.380691260393547 4.654263368266653,66.380717600051753 4.654235190937984,66.380754634905387 4.6542049788239,66.380823844042652 4.654163189397891,66.380855410929755 4.654127124207216,66.380865701242342 4.654108360048173,66.380866967009709 4.65391760224262,66.380906698119929 4.65387816605116,66.380926493855853 4.653863218999734,66.380960617243062 4.653878995038294,66.381030116771242 4.6538791229835,66.381066353681348 4.653861377212346,66.381100869252307 4.653831100741034,66.38113337236453 4.653767876216801,66.381194948451693 4.65372551430785,66.381226021252843 4.653698990673282,66.381258612788173 4.653667189031115,66.381361437054665 4.653667380365926,66.381387029117917 4.65368665386761,66.381409849257054 4.653750579830092,66.381435656231289 4.653825128160658,66.381457982534798 4.653877477607367,66.381485384247497 4.653900376944291,66.381518823287848 4.653887338128652,66.381553983712521 4.653756372275937,66.381644352924212 4.653733156239651,66.381677867839983 4.653746132545456,66.381697624827083 4.653892940171095,66.381783891892738 4.653918701827054,66.381816710353277 4.653919274962582,66.381850288245417 4.653904582302276,66.381883043465578 4.653881048207326,66.381915608823064 4.653852171824472,66.381985181784188 4.653808602086861,66.382052729564435 4.653786150660116,66.382153158479213 4.653785770390881,66.38222264209476 4.653778647015885,66.382255789150747 4.653756321482153,66.382289644966363 4.653694559976791,66.382355255566651 4.653668418750136,66.382427345895621 4.653605957458315,66.382487843014445 4.653528294769658,66.38258792864012 4.65345400251521,66.382649539149639 4.653408332933509,66.382677294242555 4.653311460004917,66.382736968216278 4.653229598331934,66.382791883310446 4.653147736717026,66.382849861050644 4.653086929333015,66.382916938275514 4.65303165715487,66.3830540914403 4.653003925428673,66.383111169832148 4.652970215038217,66.383190661701676 4.652938411886083,66.383219453931346 4.652882819513744,66.383245942835146 4.652803438623311,66.383306438023752 4.652803502766836,66.383334179588289 4.652817242635896,66.38336866662145 4.652813235726856,66.383387232683972 4.652790782956619,66.383420884475242 4.652773673079465,66.383447803341866 4.65275961647042,66.383480543812212 4.6527330292025,66.383513474114352 4.652695119524832,66.383531432699783 4.652589213595381,66.383553669110881 4.652460409029767,66.383577765959345 4.652383635163469,66.383592940367237 4.652313985393332,66.383611506465144 4.652195231225265,66.383657813905572 4.652143709752083,66.383685922252099 4.652103319614445,66.38371597949876 4.65204823681265,66.383780105627196 4.652012045475755,66.383847509322621 4.652007657249031,66.383883463746201 4.652034055629042,66.383951689579717 4.652096773774486,66.384016105820081 4.652136083944385,66.384057210637366 4.652142508571965,66.384071815003523 4.652140346148622,66.384083862989172 4.652101673184885,66.384102289416845 4.65197115155388,66.384144609529315 4.651912887661426,66.384171401187558 4.651882674610049,66.384196471599992 4.651865564861759,66.384230729742498 4.651845975085828,66.384300005162032 4.651823649481581,66.384331846014192 4.651792037186095,66.384363332505643 4.651708776241249,66.384425596735355 4.651660816782232,66.384454235726992 4.651555801899041,66.384506097203897 4.651515729783287,66.384536001600026 4.651503708699267,66.384574283612238 4.651453459321386,66.384600302818683 4.651187645393812,66.384680600579614 4.651114051895166,66.384696255197767 4.650950644870377,66.384720401658711 4.650772289886125,66.384733031994315 4.650692335646919,66.384748787838433 4.650452728282932,66.384845777054551 4.650268522436021,66.384913393450077 4.65021515629337,66.384939652755051 4.65017139490894,66.384967936802141 4.650053276831985,66.385017177667521 4.649889107496096,66.385094499866312 4.649776459621425,66.385141968778612 4.649703883891446,66.385160533725994 4.649678059341266,66.38516402655209 4.649648036628221,66.385163558409786 4.649631498614981,66.385159053317281 4.649618649815392,66.385153624405788 4.649609489839279,66.385126062056074 4.649591170591209,66.385109218420567 4.64956267444082,66.385107889738336 4.649431707142892,66.385128973209561 4.649355378627158,66.385150347564107 4.649298577555388,66.385169823609729 4.64913097346278,66.385249954717054 4.649086703200957,66.385277555051303 4.649005095990426,66.385338513543033 4.648896965053514,66.385430817810303 4.648749079373021,66.385517680327226 4.648705890485831,66.385548165632585 4.648681529402283,66.385579005176879 4.648637514860924,66.385678065941249 4.64862835601358,66.38571239795435 4.648632300282922,66.385746033879599 4.648689993344201,66.385808256279631 4.648814601927231,66.38589860934114 4.648820899389593,66.385916705277438 4.648811422282954,66.385938850686074 4.648794757440818,66.38595568121093 4.648741073258215,66.385982635414308 4.648724726361545,66.385994404121305 4.648712195998547,66.386011057434288 4.648710542798216,66.386043946362591 4.648732997429087,66.38611105272841 4.648728354693692,66.386144776724095 4.648664494037384,66.386211667944664 4.648666467085455,66.386279495216741 4.648635745889915,66.386346031661404 4.648591730707943,66.38641079637101 4.64852723390702,66.38647419431507 4.648473041552471,66.386540084945011 4.648402565675038,66.386604937806595 4.648344811916743,66.386705487734019 4.648335525849964,66.386740273885593 4.648340042240909,66.386755091810926 4.64834010584834,66.386755091810741 4.648413764080922,66.386801582666948 4.648426359349089,66.386857715986352 4.648449513613108,66.386923023302003 4.648468597668006,66.387026039253783 4.64849804866346,66.387068607016559 4.648546200010639,66.387097938665448 4.648601665974318,66.387113768547181 4.64866482839727,66.38712729538787 4.648718831363178,66.387141581480691 4.648803239163298,66.387182959428017 4.648835679332758,66.387204255789058 4.648848782617629,66.387212898335804 4.648872317822479,66.387238522310824 4.648881223313307,66.387263956493726 4.648886439781823,66.387301234629916 4.648865704170672,66.387324656879358 4.64883409165366,66.387346168415888 4.648823024415881,66.38737204542808 4.648845033691807,66.387434580238121 4.648870159278719,66.387471402530025 4.648952977675115,66.387557207049525 4.648956094822511,66.387578971361521 4.648953614557536,66.387603152518992 4.648916468525043,66.387643707562034 4.648751791153013,66.387774394443056 4.648715980559352,66.387796993810326 4.648667258187491,66.387850062917479 4.64865052985843,66.387874560190767 4.648581644428381,66.387956453830014 4.648489224224861,66.388037372951899 4.648400238450819,66.388097034086655 4.648363918893269,66.388113837907056 4.648308135520674,66.388134235332885 4.648236514086951,66.388165717142712 4.648164829128705,66.388202019841245 4.648113116616511,66.388221556755923 4.647920450594278,66.388274739239108 4.647734081811403,66.388333957209028 4.647296339197632,66.388555288733883 4.647256712141679,66.388577520461382 4.647229170495313,66.388599511726014 4.647189098451676,66.3886372561619 4.647132489552528,66.388738354650243 4.6471177332683,66.388776073501106 4.647096553034054,66.388837440841399 4.647087203813664,66.388900617378098 4.647103362073698,66.389016657732881 4.647123398917612,66.389046088403944 4.647185735178597,66.389103038994378 4.647228098674383,66.38915838259534 4.647276124029886,66.389260883158101 4.647278032837963,66.389295488587877 4.647257361232798,66.389343771686327 4.6472249219561,66.389374682488508 4.647184213637886,66.389401266035435 4.647151328782853,66.389412856038419 4.647102923924852,66.389437174726922 4.647059734916156,66.389463808824715 4.647039889673795,66.389480535763113 4.647005033672549,66.38953291801117 4.647014130409521,66.389584869840959 4.647048860989757,66.389639339367008 4.647015722714928,66.389711332801539 4.646959367931996,66.389796067210199 4.646959940889982,66.389825459060432 4.647022722300783,66.389876840776822 4.64711819872488,66.38997520091965 4.647139762135901,66.390004301497584 4.647194401882216,66.390061047493788 4.64720756912428,66.390091046314893 4.647250632493774,66.390158609920206 4.647264436007963,66.390200527133615 4.647360358679955,66.390359047592796 4.64737575222558,66.390391715675719 4.647453609778897,66.390514176271424 4.647480517116398,66.390597844962969 4.647476828214836,66.390617873307477 4.647464425095343,66.390638129397246 4.647443180513725,66.39065684193622 4.647421108935235,66.390669506756936 4.647390577854262,66.390699720050947 4.64737671184925,66.390725239343567 4.64737124223894,66.390763549823319 4.647374232388762,66.390799962416025 4.647403429614879,66.390885287558561 4.64740559263262,66.390907453843468 4.647433135712975,66.390971460090199 4.647466212557676,66.391030354781876 4.647490575129046,66.391086149643627 4.647492865756464,66.39113249349171 4.647485042583321,66.391165767916405 4.647460363629222,66.391211061585665 4.647440328084618,66.391260378436144 4.647411387374485,66.39130233187359 4.647390652002803,66.391342855569562 4.647376531740949,66.391379355926972 4.647402803395913,66.391488363084704 4.647396252666447,66.391540019912057 4.647357771090983,66.39159791397411 4.647313246735692,66.391651519022091 4.647288694902546,66.391691523447108 4.647176174545494,66.391768571806452 4.647086425119858,66.391812270459525 4.646835685913296,66.391900072566557 4.64670287458569,66.391965809937588 4.646653197730489,66.392001588344826 4.646620758790444,66.392055685899322 4.646596333934918,66.392081343000498 4.64651472647088,66.392138400927735 4.64645544473835,66.392164943627662 4.646410729085606,66.39218966446937 4.646351638197732,66.39221764936508 4.646305968487932,66.392245861918639 4.646248849464416,66.392275972163716 4.646183461439189,66.392304134096335 4.646132321285429,66.392319695296564 4.646078064315658,66.392332093678604 4.646029150524034,66.392354031088914 4.645978519468128,66.392384647236085 4.645949833450804,66.392444588810136 4.645940230578285,66.392561953827624 4.645905820074299,66.392633888249904 4.645829746489811,66.392693829346314 4.645405678206567,66.392865125492804 4.645149279077958,66.3930294367362 4.645038539893502,66.393120321008169 4.644801924145487,66.393380422074713 4.644608560496792,66.393578658795334 4.64453153337187,66.39367767531256 4.644453742516676,66.39374812651424 4.644374424927291,66.393808570962122 4.644183730912639,66.393885638271968 4.644074262954033,66.393918099649781 4.643935281052772,66.393945475576558 4.643838216208564,66.393955444365076 4.643679388709819,66.393978342045259 4.64362443202835,66.393989575760628 4.643493146729342,66.394023479200996 4.643423369579064,66.39403941888159 4.643354228568656,66.394059684984626 4.64328718669142,66.394085719639264 4.643211621360376,66.394108237485369 4.643135292787854,66.394133968502913 4.643087396662763,66.394153728463593 4.643045797701361,66.394175132936724 4.643045098024741,66.394175499798081 4.643006806772705,66.394204987799071 4.642955285476186,66.394255083132364 4.642927680864871,66.394323799494416 4.642885319451361,66.394401345557313 4.642857714836167,66.394470048867305 4.642832145309555,66.394515349196539 4.642799133488011,66.394545848795318 4.642711674001639,66.394598422954317 4.642559780746853,66.394691325617956 4.642381872005267,66.394782330493044 4.642227243198342,66.394846567608496 4.642192768275057,66.394868578668905 4.642152950468767,66.394900406098202 4.642140356440329,66.394917407676715 4.642042465880376,66.395008158538658 4.642017341354309,66.395037050979425 4.64198954573807,66.395094861007649 4.641968746571496,66.395127345896086 4.641930837710722,66.395208760296384 4.641903423426458,66.395245394184329 4.641881797498185,66.395287290310151 4.641843761882367,66.395400632086634 4.641804771474727,66.395467473173241 4.641762091624302,66.395519994686666 4.641725200147201,66.395579043282609 4.641672534753678,66.39568912018261 4.641647855532285,66.395722186187157 4.641585966375661,66.395785509900946 4.641412319400397,66.395884429341876 4.641361497348811,66.395906616616969 4.641312011115437,66.395933092031072 4.641199871902898,66.395986181948601 4.641078891065511,66.396026344093016 4.641029659007054,66.396035084937424 4.640861671868977,66.396048746661947 4.640800799634169,66.396056842406438 4.640767087827961,66.396067619753893 4.64074196304766,66.396079611416567 4.640712831111905,66.396099698673936 4.64068579897877,66.396172938419454 4.640683191923433,66.396232820245984 4.640616151350983,66.396352937788208 4.640612780674242,66.396389620540063 4.640584476967159,66.39650413366634 4.640566667246532,66.39653049453176 4.640552483281815,66.396566089223143 4.640551402315543,66.396591691038822 4.640561643905437,66.396647549426405 4.640573093769068,66.396684383501793 4.640592049255767,66.396717043320805 4.640592112865376,66.396717195109218 4.640612342592728,66.396898935916411 4.640611961674957,66.396950872474804 4.640597777968628,66.397005288141244 4.640570936448261,66.397065066839787 4.640516807161674,66.39711356268738 4.640445503793611,66.397157631390797 4.640407721541222,66.397199979704382 4.640372674588408,66.397255204396714 4.640370894367043,66.397311997337738 4.640381199582063,66.397369979102535 4.640417392864975,66.397415311984332 4.640506889832989,66.397505319734393 4.640522411321866,66.397596819860325 4.640477250808838,66.397654674602762 4.6404055021331,66.397695479026282 4.640354171475127,66.397737548191159 4.640289864874402,66.397778453650673 4.640158643711636,66.397856444535918 4.640077608182512,66.39788573855644 4.640026150162644,66.397917321845455 4.639997082099057,66.397957961315853 4.640000136395558,66.398041364852304 4.640055793560887,66.398086822959911 4.640095103617165,66.398133292887351 4.640188354672195,66.398316237483783 4.640207692732985,66.398418498246684 4.640204703909581,66.398472328881354 4.64016978422346,66.398533217126655 4.640177863752269,66.398635401139117 4.640170295402715,66.398705306984425 4.640161327033742,66.398726606298396 4.640146379448092,66.398739507319732 4.6400789559019,66.398768420833989 4.639990541832211,66.398793388184671 4.639873313481027,66.398811601546967 4.639664553820026,66.398819393154682 4.639586253369735,66.398846561178686 4.639542682761644,66.398885415808266 4.639477739937576,66.398916732254705 4.639444664496883,66.398950603473295 4.639445046765087,66.398997426021936 4.639470428097628,66.399143888158562 4.639596054088506,66.399234800261041 4.639696109734524,66.399315492721414 4.639868359836703,66.399392921664102 4.639942335969748,66.399440072069794 4.639957156882909,66.399467922194859 4.639982663616469,66.39947778731144 4.640057848275401,66.39952367279227 4.640143591715511,66.399564827961797 4.640337468996486,66.39968976031497 4.640443185623322,66.399763748122183 4.640599724676043,66.399840669817038 4.64065309181984,66.399875374335764 4.640661170542013,66.39991872974548 4.640659135698765,66.399964108686589 4.640635285159261,66.400137276431892 4.640716641157226,66.400291168370103 4.640768418945725,66.400389829199312 4.640795771411234,66.4004852393753 4.640785086170872,66.400548285328938 4.6407866769341,66.400592651354259 4.640772747620135,66.400648817043802 4.640778345684897,66.400695535231662 4.640788587098283,66.400742392439867 4.640822426812532,66.400783001897693 4.640890042163797,66.400827873249284 4.64114905357392,66.400957225594524 4.641252607160939,66.401001818328993 4.64135113552936,66.401028831852599 4.641458505191538,66.401044235512671 4.641568101302118,66.401073980686789 4.641642840477344,66.401101828872939 4.641695126336015,66.401139895701888 4.641727884755271,66.401182945349817 4.641744169078789,66.401245268627633 4.641755174547377,66.401351880565727 4.641691059403399,66.401447110214264 4.641670578461266,66.401499821471702 4.6416697522471,66.401553291374071 4.641674968569593,66.401593001669838 4.641684128933003,66.401662203665154 4.641677768838374,66.401713713020882 4.641664284608275,66.401757836729558 4.641581851152628,66.401905471715111 4.641532365127794,66.401954135217039 4.641394910219249,66.402026573979825 4.641341607742066,66.402075287838542 4.641294475205181,66.402125038587613 4.641263562502029,66.402168440766417 4.641225335617913,66.402266322962546 4.641164591060258,66.402315251354196 4.641111224718583,66.402343857192463 4.64107134314714,66.402370768381331 4.640990943759823,66.402411084566594 4.640830971769949,66.402482813862548 4.640753371185779,66.402529149410114 4.640710754782916,66.402579733886981 4.640717688624462,66.402630014657632 4.640790202677671,66.40275068292614 4.640837336443757,66.402799369881336 4.640885996667246,66.402838117020494 4.640957110335103,66.402876307634259 4.641130187389821,66.402958783948222 4.64120479957805,66.403005598856609 4.641237875855055,66.403035695944681 4.641235904525188,66.403076567319047 4.641208490201263,66.403118374466985 4.641107927792801,66.403205504166905 4.640988602016542,66.403362387322204 4.640988983816487,66.403375083590944 4.640998970569202,66.403405686106851 4.641052401310916,66.403440992682917 4.641226050460405,66.403493168242733 4.641304733488527,66.403536871327645 4.641372730501115,66.403584418613292 4.641402435724641,66.403626654750227 4.64139454906068,66.403681637585464 4.641380619255016,66.403701440502928 4.641356257829581,66.403722318293163 4.641259828911096,66.403728578006266 4.641215303774655,66.403738871531701 4.641168170769539,66.403752427595251 4.641123200543781,66.403776226488844 4.641091524233267,66.403795447673787 4.641064173201599,66.403812013288487 4.641049225624715,66.403827693686353 4.641045409441441,66.403849873811723 4.641049226102904,66.4038673245105 4.641014051531868,66.403899292217275 4.641002538641072,66.403905071195155 4.640954324365739,66.403923495652094 4.640826028529567,66.403967033995542 4.64076661956684,66.404005109332999 4.640724575583396,66.404053869893872 4.64069862433149,66.40410520997294 4.640643032056972,66.404163327877001 4.640580506370019,66.404205360888668 4.640496990086849,66.404237732902374 4.640453864635851,66.404275124953088 4.640440253138211,66.40431809342833 4.640356864722905,66.404405648844886 4.640330659013331,66.404455243172478 4.640329005555408,66.404483770589223 4.640242944890374,66.404509617370095 4.640156438763893,66.404517786273374 4.640110641427965,66.404524235363013 4.640062617784255,66.404526890925126 4.640016629610074,66.404531999632283 4.639966952296243,66.404545277075854 4.639830005864337,66.404592064129304 4.639735740102253,66.40464117770226 4.639659984138806,66.404691353325063 4.639646245163508,66.404712546391465 4.639631806879859,66.404765756551186 4.639644528731394,66.404795548082632 4.639658268165966,66.40481360506044 4.639666664620006,66.404836024541495 4.639654897806953,66.404885529472494 4.639634289592522,66.404938840434951 4.63962016899035,66.404961752996186 4.639564067923934,66.405027481105762 4.639540978596741,66.405044855163496 4.639511846676964,66.405072724427214 4.639494863753504,66.405097204827726 4.639464142222239,66.405174945071124 4.639437745337275,66.40519527790704 4.639421652871246,66.405215711865338 4.639424642656731,66.405235817008318 4.63939131280317,66.405277949316144 4.639366506070662,66.405295272623874 4.639348632596263,66.405315959397697 4.639319373386663,66.405337581882506 4.639275993325221,66.40536072173613 4.639238973915748,66.405375187313126 4.639100627961173,66.405409833944432 4.639011450533236,66.405437095967955 4.63893563094994,66.40548762403921 4.638905735816402,66.405522624363499 4.638902046746403,66.405537165652788 4.638906181356925,66.405547837676792 4.638912160525131,66.40555322425827 4.638942692237879,66.405562328299638 4.638972206363142,66.405583065343635 4.638986581881056,66.405602234473136 4.638986900150788,66.405622592201084 4.638982066275616,66.405648589384484 4.638968836145236,66.405669098833698 4.638524859312255,66.405991558189484 4.638501261102203,66.4060075154093 4.638471874594413,66.406022284060995 4.638432183671242,66.406037305609217 4.638391284173302,66.406049494820593 4.63824174324918,66.40608097945298 4.638181379880943,66.406095899848253 4.638142197787271,66.406108215470653 4.638116564150256,66.406125462337059 4.638085396876719,66.406162181390314 4.638058300254808,66.406178391392274 4.638029104560096,66.406192401286617 4.637930831271062,66.406221761412695 4.637904688804793,66.406241853154029 4.63789902794719,66.406260844795199 4.637892921910588,66.406286461990021 4.637878546789126,66.406302444292805 4.63786531653064,66.406311927466504 4.637834339782741,66.406322169319793 4.637756929716603,66.406347773934385 4.637721627700653,66.406361922830129 4.637659038291849,66.406397073715937 4.63758964298603,66.406441985835926 4.637563182490857,66.406463025709442 4.637508289547947,66.406494332631212 4.637477376448142,66.406508317062546 4.637447671752743,66.406509758542228 4.637410461329159,66.406507482670321 4.637358175976177,66.406509961005938 4.637302646710648,66.406518862546989 4.637253605429856,66.406529382516595 4.637212769583219,66.406545744032556 4.637115641842877,66.406631293897419 4.637100249409946,66.406684778139507 4.637077541776484,66.40670766382506 4.63703047243465,66.406727944871136 4.636973861943021,66.406746228168956 4.636936460755001,66.406749237500989 4.636909682002432,66.406750400793655 4.636809881762033,66.406746354895759 4.636761540017101,66.406743497441198 4.636658432100712,66.406731586990375 4.636554242909833,66.406724506539845 4.636476959845475,66.406730841312296 4.6363661557749,66.406751413261247 4.636286010502593,66.406769696581861 4.636234807018092,66.406821840330636 4.636200077561118,66.406844624759074 4.636183221786313,66.40686465276174 4.636152626786049,66.406884529045328 4.636106829541453,66.406900005262727 4.636061986361384,66.406911030818506 4.635941641046476,66.406920893262324 4.635895970927781,66.406928125644825 4.635839678408484,66.406940415595656 4.635790000966112,66.406942995032736 4.635736252596437,66.406941275558196 4.63525894293257,66.407046675529088 4.635212127852374,66.407051429687229 4.635156725798339,66.407059977004934 4.635121105719378,66.407072064553361 4.635050629087185,66.407118290408533 4.634997898730614,66.407143881514045 4.634909357375266,66.407172507157313 4.634869920898252,66.407189601584022 4.634847022370934,66.407206316658446 4.634792893057292,66.40727039516392 4.634782652360476,66.407281041184362 4.634769231271759,66.407290169961527 4.634722034677625,66.407307314895434 4.634670067430228,66.407316013843015 4.634615046962392,66.407319073708905 4.63456562397657,66.407324080692362 4.63451155773502,66.407337849752679 4.634431285328806,66.407364034931078 4.634291349424749,66.407423460318924 4.634239064190929,66.407437014379298 4.634190913297665,66.407436534002727 4.634126733373573,66.407441996157473 4.634074129963617,66.407442375554908 4.633954547757189,66.407434688431621 4.633959318324152,66.407435017157923 4.633809013693641,66.407427709392962 4.633603624905932,66.407415394838267 4.633340925772021,66.407404951632699 4.633056282067203,66.407396126845867 4.632991465948266,66.407389855704665 4.632891093090929,66.407370157057812 4.632803632452139,66.407340267573588 4.632759234277612,66.407327573394724 4.632640224373963,66.407303323000832 4.632583550038969,66.407299074814233 4.632515871935555,66.407326461158078 4.632473318639064,66.407338624448499 4.632367221584689,66.407364544148024 4.632259152599822,66.407381082233769 4.632211892327871,66.407391348957816 4.632185686125404,66.407400098405191 4.632130729494133,66.407424728304534 4.632090402590065,66.407449408729647 4.632063814872954,66.407470751194936 4.632046386609101,66.407489413183811 4.632018972364653,66.407546562234018 4.631991049774775,66.407653678381635 4.631980364050595,66.407686399798678 4.631958419660515,66.407705870817296 4.63188845178087,66.407742840470434 4.631836357656463,66.407784260534243 4.63180264590394,66.407806411905057 4.631724663487033,66.407844392895754 4.631675304255932,66.407863535107268 4.63158752618695,66.407892235775989 4.631550443195339,66.407910454963357 4.631514568802785,66.407934211934034 4.631456368471833,66.407987162425471 4.63140662801105,66.408047243622789 4.631381694046801,66.408064893728167 4.631279159768241,66.408166103373702 4.631255179947557,66.408186888918806 4.631179932680544,66.408228105990901 4.631167783902587,66.40825349359514 4.631158370425575,66.408296556356774 4.631161296646512,66.408323890916563 4.63119354657839,66.40841573073692 4.631209640481616,66.408535587306233 4.63118190866164,66.408641005050214 4.631178029049351,66.408685660153324 4.631210214943843,66.408735144733996 4.631218102625039,66.408770241580527 4.63121218726616,66.408784275262661 4.631157549965454,66.40894056694512 4.631147500360122,66.408979102386382 4.631188464288802,66.409048890736003 4.631190181907018,66.409070686930136 4.631195652701258,66.409126214037855 4.631204049100258,66.409147226302863 4.631230065117487,66.409202449782768 4.631256907932109,66.409247533687619 4.6312711562888,66.409275347613402 4.631269121321711,66.409323541530057 4.631231848842887,66.409479248256645 4.631240754568466,66.409548226138654 4.631195975636577,66.409626154819577 4.631138475071338,66.409690884524636 4.631090642922983,66.409763452367059 4.631074614130485,66.409794603369249 4.631077794750156,66.40981981236547 4.631103365243831,66.409847954340293 4.631121811600049,66.409866209941214 4.631156732282832,66.409882366866725 4.63117651431998,66.409892657739405 4.631237514177668,66.409918422811899 4.631271099134516,66.409937866720185 4.631292407840753,66.409957335917071 4.6313137802369,66.409985351320657 4.631330572814649,66.410005376750064 4.631365303461491,66.410103228122836 4.631378789173527,66.4101988414712 4.631387503751889,66.41023517520081 4.631400161827407,66.410253885647833 4.631315630002128,66.410523163236775 4.631327524959843,66.410560179161152 4.631305390201645,66.410629685075392 4.631316203872368,66.410671125541242 4.631349852430705,66.410690139038195 4.631452960300301,66.410698381452846 4.631524200627939,66.410688217192671 4.631619866130092,66.410666042999608 4.631701410621849,66.410629065015343 4.631798284507317,66.41059014007979 4.631933640964797,66.410553503235874 4.632055258190739,66.410516183686937 4.632123508909776,66.410500254569016 4.632158556720769,66.41050718237328 4.632197293913638,66.410529331219124 4.632307844699494,66.410624753164171 4.632411080810432,66.410740224909205 4.63246260342461,66.410794863309818 4.632532699396108,66.410845329735068 4.632599105849462,66.410866112915812 4.632685675730631,66.410870259324923 4.632755707514229,66.410859538891998 4.632892018237643,66.410838098017749 4.633032145246259,66.410799185980892 4.633189064423355,66.4107374677736 4.633384338819858,66.41066348662045 4.633564983363116,66.410577014936848 4.633797022666035,66.410478229480105 4.633818585559091,66.410472186526789 4.633841929497909,66.410469759208553 4.633889317119626,66.410471225617968 4.633929962496926,66.410488519933352 4.63396494691797,66.410517546089778 4.633974170317475,66.41054937878873 4.633946501731126,66.410620604064675 4.633839578482333,66.410724976515638 4.633498579937929,66.41087228078753 4.633412010627529,66.410928309717789 4.633386186300805,66.41096289786941 4.633391720464896,66.410995387381874 4.633430394065486,66.411018901113351 4.633521861744111,66.411024488656494 4.633919598948348,66.410953946626464 4.634134464830995,66.410917234337788 4.63429494653589,66.410907575701813 4.634468213527765,66.410915868503125 4.634730467923874,66.410972705880681 4.634850559264305,66.41100608013376 4.635058429265733,66.411067063899523 4.635089151687068,66.411065294001133 4.635373349524817,66.411000870895819 4.635596293375991,66.410943527157499 4.635797292734184,66.410897181757917 4.635924444087654,66.41088610727121 4.63600936022805,66.410894526633356 4.636277212186616,66.410959151429907 4.636493668970508,66.410993992003782 4.636623937590574,66.411033585984967 4.636925310542395,66.411078742024969 4.637123638870795,66.411081194222746 4.637233234504097,66.411065189543677 4.637335515188435,66.411040765422811 4.637451344125775,66.411000715961677 4.637496886994964,66.410987543101726 4.637533779381396,66.410988933645712 4.637552098429001,66.410996720985693 4.637548409482942,66.411026479842462 4.637299578453218,66.411197270572075 4.636927350389915,66.411534752462941 4.636875701624329,66.411592827792873 4.636872012764382,66.411632244054161 4.636878500826136,66.411641927438112 4.636904007535675,66.411650902865262 4.636948532887538,66.411658588827535 4.636991786035486,66.411660712532438 4.63703166796886,66.411661268697074 4.637129051064893,66.411656136100547 4.637221091106474,66.411648778607017 4.637297547271793,66.411638412456853 4.637426797564228,66.411614241686962 4.637633203632247,66.411572094511342 4.637966824832451,66.411534750859374 4.638084880412153,66.411532652177698 4.638192377317188,66.411548833202531 4.638295231089717,66.411587490878588 4.638418693916781,66.411647816006791 4.638456794884978,66.411652872548046 4.63863286058446,66.411654389255219 4.638725345785123,66.411636792139447 4.638810325033695,66.41159221801189 4.63916200886198,66.411357260877793 4.63931453853998,66.411233397453074 4.639350349442505,66.411218606589443 4.639402443929711,66.411209201066342 4.639594411496676,66.411208518110101 4.63963562914025,66.411203815322978 4.639669786266058,66.411190996554595 4.639815128256534,66.411064452252361 4.639889293945227,66.410992975309469 4.639985594973049,66.410912977504793 4.640120251388212,66.410836923659076 4.640407373747952,66.410627572247535 4.640448591186231,66.410602642107918 4.64049884108642,66.410596573850952 4.640651372241473,66.410622161068474 4.640749200823225,66.410639429905459 4.640818088022058,66.41066170501054 4.641032255753012,66.410772321933521 4.641079452652807,66.410782106721371 4.641148530372215,66.410774319172972 4.641191528782834,66.410745369033037 4.641200496308982,66.410632931178384 4.64114852784164,66.410524538380614 4.641082120959299,66.410465297673966 4.641042683992189,66.410437029984664 4.640970934370672,66.41040673957545 4.640812996455651,66.410369723647975 4.640606653192863,66.410331999783537 4.64057071465545,66.410305072009848 4.640586870711325,66.410279509479267 4.640629932799323,66.410257941815743 4.64089193196274,66.410226993248642 4.641119837524308,66.410200064928844 4.641457148074592,66.410173768511157 4.641765771562309,66.410141441751506 4.641939865296859,66.410129355455311 4.642255804138685,66.410143514271795 4.64248199278795,66.410163046187279 4.642600366522982,66.410171137032378 4.642758367615558,66.410165017919894 4.642791507134936,66.410163601932354 4.642839785187057,66.41015597857151 4.642861475329701,66.410152868539697 4.642919803147137,66.410123336106139 4.642955613826838,66.410087634236959 4.642961020188356,66.410060731414276 4.642946644523743,66.410026394910446 4.642882082318453,66.409974536152532 4.642785143701166,66.409906520379735 4.642551956408844,66.409713976518788 4.642438861658568,66.409663520514883 4.642408392970726,66.409599536757213 4.642408392354234,66.409540976447289 4.642427981764985,66.409378695875262 4.64237238843485,66.409347089322679 4.642295232096405,66.409310729117749 4.642198611726065,66.409262737603456 4.641977002393265,66.409201762119167 4.641895711629042,66.409171331163819 4.641873575923955,66.40914495840012 4.641884643254261,66.40910895175054 4.641951112842902,66.409081238633419 4.642054538414008,66.409053500136721 4.642213302593244,66.409029958933189 4.642346305865138,66.409020249012841 4.642516201721444,66.409029958415076 4.642612249130082,66.409031374247149 4.642689850216645,66.40902024842444 4.642771013103672,66.408988388328069 4.642774701746652,66.40893296201385 4.64276738601521,66.408852603776282 4.642785831412343,66.408779173575908 4.642807966568746,66.40875421633416 4.642855990085778,66.40873760338755 4.642915017737791,66.408723746581003 4.643216135650341,66.408704579290912 4.643649302966093,66.408697624891516 4.643793819148702,66.408682478326384 4.643882551508446,66.408666952558661 4.64392109748281,66.408648645404355 4.643942151467078,66.408638189587407 4.643938016686143,66.408611576011097 4.643904749787044,66.40859766872218 4.643845658330656,66.408593547192055 4.643786630511796,66.408592156559848 4.643701650798867,66.408589375237341 4.643664758286173,66.408576934537138 4.643675762149565,66.408554733300633 4.643745920667961,66.408499305906957 4.643841077175201,66.40846436019865 4.643890054944014,66.408460516605913 4.64407470784083,66.408477660340736 4.644109373969394,66.408479051021615 4.644222468213711,66.408481301295765 4.644344276546138,66.408470200432674 4.644371754960536,66.408465977584896 4.644481795755473,66.408442006037106 4.644585920790944,66.408394669947484 4.64463826926323,66.408345715533073 4.644675606303958,66.408292310642807 4.64469513344381,66.408258199228513 4.644672934179373,66.408237413808379 4.644627327393049,66.408221660421304 4.644506790758415,66.408191683503034 4.644467799137863,66.408174160019101 4.644463537301643,66.40816237650499 4.644488343928732,66.40813385323527 4.644585790074689,66.408078374283292 4.644680374015524,66.408035083386864 4.644783799671174,66.408015688324923 4.644958402177805,66.407996748280993 4.645153104613655,66.407972725554714 4.645252777331561,66.407945011109277 4.645522344908684,66.407836934804777 4.645562862700836,66.407817716708209 4.645769840614879,66.407724685718975 4.645943424423151,66.407619390209675 4.64609118373511,66.407529291899024 4.646148366681404,66.407508202281903 4.646227812150282,66.407476643695873 4.64625363667292,66.407464177042016 4.646267375584926,66.407436285174626 4.646258279572187,66.407424627757507 4.64621299076846,66.407404600306009 4.646139205837769,66.407389352193988 4.645991381610846,66.40736441915837 4.64584005866909,66.407313136654736 4.645796932497742,66.407290883817993 4.645772061813881,66.40727925164974 4.645755078209478,66.407245214780716 4.64579941206662,66.40719259143647 4.645847435191742,66.407142699031709 4.645880956070638,66.407116753914565 4.645936166985822,66.40707892354726 4.646054285689222,66.407034619362477 4.646346052513384,66.406948691155549 4.646390323285885,66.406941762225699 4.646478992206711,66.406941762061138 4.646572686052027,66.406935541095137 4.646614094512751,66.406930989218182 4.646706325271554,66.406915007164486 4.646810577863531,66.406899581409803 4.646888942144686,66.406880817700113 4.646922208618046,66.406857249368286 4.646937028740634,66.406819823287151 4.646918518508185,66.40678244778817</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TUMBACO&lt;/SimpleData&gt;</text:p>
          </table:table-cell>
        </table:table-row>
        <table:table-row table:style-name="ro1">
          <table:table-cell table:number-columns-repeated="2"/>
          <table:table-cell office:value-type="string" calcext:value-type="string">
            <text:p>&lt;SimpleData name="PARROQUIA"&gt;Tababel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655201089448646,66.362471574896276 4.655179654153533,66.362484823992389 4.655123998618383,66.362515590772318 4.655022355628339,66.362568726416868 4.65490818200397,66.362621659339894 4.654845465780554,66.362641608987033 4.654765066347673,66.362646333841553 4.654678369593709,66.362643192968676 4.654591354867757,66.362642509353179 4.654507075493765,66.362651084768302 4.654451228255449,66.362648019764521 4.6543891472174,66.362633757801831 4.654336671385619,66.362639267849389 4.654259706980329,66.362653061736253 4.654211111515206,66.362671124025823 4.654165378701036,66.362701763870106 4.654134402747088,66.362731656308185 4.654127025294561,66.362769870311112 4.654132051814791,66.362829806704895 4.65415596978869,66.36289374537867 4.654157560493961,66.362914061857737 4.654140068799797,66.362925613440964 4.65409827922971,66.362940711633271 4.654063359494101,66.362965600690529 4.654014000818691,66.362986803949013 4.653937227374656,66.363006221384694 4.653860135726352,66.363019115776098 4.653785143187346,66.363034746023615 4.653719946327721,66.36305675991612 4.653677457398554,66.363084410086742 4.653659839072702,66.363118735122512 4.653684711188503,66.363184357632278 4.653764921571604,66.363248573820528 4.653803723721605,66.363316070491237 4.653806777789143,66.363351978363852 4.653846406818434,66.363418930120375 4.653938893243693,66.363476990056839 4.653984436811982,66.363507387887694 4.654030298436218,66.363538545629524 4.654058095662187,66.363572071911818 4.654074826080387,66.363638997844205 4.654071773908822,66.363677210446127 4.654061534853602,66.363744262865794 4.654030814098299,66.36380491902095 4.653923001558731,66.363873744689215 4.653866709746634,66.363897581657994 4.653589065552675,66.363955211369785 4.653359189786015,66.363988484833712 4.65320704208508,66.364021909922172 4.653138219570442,66.364042947709649 4.653088733869141,66.364072256004434 4.653067234988455,66.364086922791273 4.653054323151972,66.364104173303133 4.653030725600346,66.364133443424379 4.653024238357127,66.364161041595722 4.653027801375289,66.364201153195438 4.653051654879256,66.364232234172775 4.653057761676064,66.364252080926164 4.653051147041107,66.364272687642199 4.653041542663323,66.364285289796769 4.653019280467369,66.364298905230882 4.652984169602076,66.36431236872447 4.652839018781306,66.36434946631671 4.652770386988613,66.364366754868811 4.652708243170928,66.364385449240771 4.652649089015676,66.364408994426356 4.652569263051827,66.364454450744844 4.652550499217853,66.364466660218682 4.652506993505958,66.364532532780999 4.652506993971159,66.364551112790423 4.652516281011851,66.364566349110447 4.652556481376904,66.364589501101648 4.652605968190719,66.364604230625503 4.652663406119247,66.364627243194533 4.652684142469821,66.364642618740177 4.652696864353947,66.364659906761517 4.652691967156209,66.364682324264109 4.652655393447237,66.364700866314067 4.652583454209074,66.364723651340682 4.652522201071951,66.364749729256872 4.652480221009154,66.364778846714131 4.652463874410531,66.364797540593187 4.65246228424521,66.364798186523757 4.652453634021884,66.364812764176662 4.652459041520133,66.364848099962387 4.652466293096837,66.364862107590881 4.652479778124836,66.364873708809668 4.652607057320783,66.364916668424897 4.652641469483852,66.364942163161544 4.652652092516722,66.364967050043077 4.652642552163893,66.364996585065569 4.652465408636635,66.365104770654781 4.652380876209363,66.365170071777911 4.652369045778786,66.365191019713663 4.652372862980319,66.365221884239944 4.652387429956147,66.365258688546476 4.652386730584367,66.365271112859745 4.65238240584318,66.365293403163747 4.652373946302393,66.365302483950629 4.652363387640619,66.36530828452787 4.652342588272046,66.365316605463391 4.652318608421411,66.365320126405905 4.652297872478098,66.365321101687002 4.652259580890328,66.365320455928682 4.652229367393544,66.365318543646481 4.652206977542056,66.365314693600439 4.652162706407336,66.365295278448016 4.652101896230452,66.365229230998679 4.652081223059914,66.365196492132156 4.652070408999496,66.365163145263892 4.652045983140708,66.365136067585922 4.652007181917977,66.365104012581511 4.651955722993771,66.365077720179926 4.651934096482194,66.365075959825631 4.65191997573137,66.36507840423441 4.651765666024724,66.365139095638611 4.651737869753254,66.365143161216224 4.651707147499968,66.365145289059186 4.651667583780477,66.365145099241346 4.651614853268129,66.365141249289209 4.651560659741786,66.365135486925894 4.651539860074235,66.365131674840413 4.651483949025871,66.365120795815457 4.651422440224484,66.365097175792499 4.651355270485929,66.365077937873423 4.651308455338586,66.365069579132623 4.65127455257393,66.365065653103684 4.651238296439664,66.365065729237799 4.651227037971237,66.365066375199703 4.651209609642711,66.365068794292114 4.651172781581518,66.365090692287495 4.651116299942603,66.365155803354469 4.651004737705962,66.365354744805984 4.650986038890991,66.36542478166885 4.650968802169287,66.365459255469588 4.650952519466556,66.365490081748419 4.650917535913183,66.365508015278721 4.650846296382782,66.365532534639968 4.650729260147376,66.365578419658391 4.650701400833078,66.365605649040816 4.650697012070155,66.365611297545385 4.650687471827232,66.365645935700456 4.650696250471823,66.365680447088423 4.650731998543531,66.365712855980192 4.650891908650762,66.365772316129394 4.650936052761474,66.365799785647653 4.650944831423388,66.365835006044989 4.650941335402787,66.365932549045866 4.650947632984888,66.365951545923409 4.650960291293658,66.36597055542623 4.650998201856141,66.365996530332438 4.651025044368404,66.366006649219912 4.651061300740863,66.366016147502805 4.651148188574174,66.366028824387996 4.651218283852177,66.366031749626003 4.651282590898012,66.366035852689862 4.65133277758524,66.366058572693234 4.651356694211842,66.366070641905893 4.651381946946067,66.366097262649049 4.65138824494505,66.366133331160853 4.651370627281254,66.366196906964873 4.651326295093474,66.366282278205233 4.651324705739366,66.366316307511312 4.651350022172315,66.366346739977502 4.651382462572343,66.366375234728494 4.651523480761752,66.366411099684399 4.651576593406072,66.366434680513152 4.651640583886528,66.366499078415515 4.651663419731214,66.366533398611423 4.651649744993506,66.366567389631498 4.651617814925376,66.366599620343237 4.651575898458027,66.366629508165346 4.651519924808316,66.366660447138287 4.651463760103892,66.366681799254692 4.651391184753097,66.366704405174048 4.651325860349133,66.366715359973085 4.65120290777157,66.366726948201318 4.651114875317482,66.366727391790377 4.651032694928772,66.366735953110322 4.650953249805319,66.366750833849565 4.650792896706758,66.366785407693527 4.650755050732429,66.36680003495826 4.650672998627052,66.366853022098113 4.650648765061267,66.366886493494363 4.650644186406548,66.366930969876719 4.650670967323807,66.367024886575834 4.650675547898719,66.367060358549125 4.650641646845862,66.367128098518748 4.65063051806156,66.367232019147636 4.650643303902151,66.367264540100024 4.650692855576598,66.367331696657487 4.650701761467593,66.367368181290658 4.650689994844906,66.367398460656744 4.650653993890555,66.367430475026651 4.650599419376079,66.367452662290248 4.650530024334477,66.367473545216626 4.65037711324865,66.367507497500682 4.650266628209337,66.367541170972117 4.650200222785423,66.367565295740278 4.650166447743945,66.367583088475229 4.650165557581694,66.36759738587314 4.650178025143474,66.367619927316724 4.65022026143362,66.36766446553672 4.650342008140981,66.36776454633835 4.650364017156626,66.367802347312065 4.650366180532758,66.367833069327432 4.650345128171121,66.367902618054032 4.650311735073968,66.367933251436611 4.650248319126815,66.367954893752568 4.650178160699127,66.367971951861307 4.650064241180828,66.368019453320585 4.649962917140218,66.368119457571069 4.649929587263757,66.36813385609365 4.649787680303321,66.368171467178115 4.649662311296979,66.368211712141303 4.649409600569268,66.36825441422495 4.649363549011532,66.368259277155957 4.649174444938464,66.368275233784061 4.649088257286867,66.368284377096856 4.648941261391487,66.368307057818498 4.648850493866302,66.3683097934545 4.648590339744457,66.368294889598644 4.648502052836871,66.368294712641443 4.648421144603671,66.368304400452118 4.648396974544137,66.368334754709593 4.648386099012405,66.368391208084617 4.648396976224046,66.368406986588894 4.648475723693058,66.368478242890603 4.64854626566024,66.368542483561114 4.648547856442826,66.368568341972562 4.648529220287374,66.36860186170405 4.648483487345794,66.36863178513137 4.648343870239707,66.368669674040206 4.648044281437967,66.368734358807473 4.647981247110605,66.36875553188456 4.647962292379106,66.368765865106269 4.647939203311217,66.368782137364065 4.647925783101263,66.368822317603858 4.647921712811352,66.36884731465392 4.647929791736848,66.368882062234078 4.647943022764812,66.368913023480772 4.647954218435052,66.368947264435135 4.647955490954979,66.368963523821805 4.647947476644148,66.368972514631864 4.647924387417228,66.368981948701659 4.647898626680249,66.368991205494908 4.647817400577844,66.369008554180127 4.647529069709564,66.369049824090766 4.647465589961159,66.369063791642091 4.647388243745194,66.369074276907057 4.647225536860271,66.369098071302872 4.647146155379704,66.369115926424925 4.64708604695094,66.369135769552102 4.64705157228887,66.36915701815964 4.646967993660339,66.369215812589815 4.646917553949899,66.369253776255533 4.646835629709169,66.36933903589096 4.646795748634802,66.369369502914395 4.646764199720624,66.369382647082574 4.646689524905129,66.369388624224641 4.646667198793386,66.369390599711807 4.646609443608567,66.36940067955436 4.646542656341334,66.369417458070529 4.646489862907269,66.36944443010411 4.646461176741656,66.369476188564676 4.646443621890074,66.369509707073192 4.646441079171618,66.369579238401386 4.646455901198266,66.369646895390105 4.64645043172482,66.369680236348415 4.646428806012921,66.369714134479437 4.646395094900115,66.369747323498487 4.646232961785151,66.369829783298172 4.646162803273012,66.369844218951116 4.646105175152472,66.36984781534521 4.645766211997183,66.369850956899185 4.645682123409806,66.369861821730893 4.645644404742649,66.369882031397083 4.645526669599008,66.3699687705343 4.645469741694026,66.369996311800321 4.64527364187492,66.370060942075554 4.645050127245254,66.370122545946074 4.644823049966926,66.370155418549061 4.644737943607999,66.370163915368067 4.64456219680861,66.370169715402554 4.644392238433563,66.370182758339737 4.644309421983026,66.370193306457153 4.643931087605371,66.370272409998165 4.643857494382784,66.370290770745981 4.643797767654823,66.370313993788727 4.643749553970168,66.370342914838005 4.643720804188743,66.37037524195938 4.643714317026106,66.370410747207842 4.643690401220133,66.370435008323284 4.643544106523524,66.370528823846641 4.64339405873102,66.370610723866719 4.643045812037218,66.370757062149011 4.64300554899378,66.370773978935631 4.642934500038267,66.370791554249976 4.64283444599667,66.370801595679836 4.64277325586121,66.370804951360768 4.642699471385839,66.370803812025599 4.642609339645684,66.370793783922664 4.642537018139103,66.370792669905939 4.642489694380576,66.370795481067091 4.642467431939555,66.370800482691251 4.642268278845288,66.370861084322456 4.642141256103132,66.370907542006833 4.642000939290331,66.370947200120852 4.641883266824479,66.370994050134769 4.641781941639691,66.371050687743477 4.641720624740753,66.371075024336747 4.641654918853087,66.371095372393953 4.641502770875895,66.37112552110473 4.641339745899918,66.37114854113014 4.641179328984257,66.371179120309776 4.641002819325023,66.371205001928146 4.640961411253206,66.371217638679951 4.64079100887358,66.371289546263142 4.640691910060175,66.371352260884393 4.640641916171156,66.371419837322847 4.64058549858906,66.371517814549392 4.640560628815894,66.371549671648694 4.640454851859048,66.371642203997524 4.640343031310364,66.371692357382628 4.64015895329289,66.371761959220962 4.640103043042132,66.371788244992146 4.640057309994563,66.371816328652301 4.640027987677029,66.371846817931768 4.640028751693531,66.371881485398973 4.640102219747436,66.371959366497975 4.640141212428762,66.372026662442138 4.640170283135147,66.372130309342865 4.640100762474567,66.372230866761086 4.640043644507184,66.372296794870152 4.640034231279013,66.372327929227467 4.640081556358761,66.372387994531238 4.640281031819649,66.372531243839191 4.640320787032874,66.372562605643225 4.640349220139417,66.372593562286553 4.640357171625288,66.372621075108427 4.640356599900382,66.372656589810333 4.639834132815619,66.37281212129048 4.63963656989244,66.372876529003932 4.639576970395687,66.372902560392745 4.639508974959948,66.372939454973803 4.639478634707993,66.372960168559629 4.63945446438535,66.372981945635047 4.63943353817865,66.373010711566806 4.639430295113407,66.373054695935366 4.639439455088696,66.373080157166129 4.639454275960124,66.373098186358447 4.639473294770954,66.373109315294059 4.639556302864675,66.373137067858906 4.639626843811992,66.373159148329904 4.639688098110309,66.373182001129408 4.639741974046512,66.373208930750323 4.639819703409299,66.373269310365842 4.639857232406865,66.373302861586467 4.639877205651947,66.373329715224813 4.639882104136921,66.373364823756631 4.639874408344935,66.373398412981587 4.63982212452267,66.373465452149404 4.639796364818785,66.373526451866653 4.639774421957043,66.37360722747917 4.639761319968353,66.373661655909501 4.639770099070536,66.373724870651387 4.6398576897025,66.373889901564567 4.639936564733361,66.373986488683244 4.639971613649335,66.374049715180774 4.639993876780699,66.374077859381629 4.640030961190029,66.374144035527635 4.640028481196089,66.374177940202003 4.639987392139619,66.37424001436932 4.639977597376224,66.374277463845473 4.639961251014544,66.374312697722999 4.639935109064871,66.374344880438741 4.639865841915494,66.37440446020085 4.639803379952247,66.374424868831625 4.639698810014724,66.374448455317463 4.639632340850115,66.374471813771677 4.639592586536588,66.374484385561416 4.639561991533808,66.374489956183098 4.639485789982045,66.374490146334708 4.639462255289462,66.374490716123532 4.639433822836464,66.37449139987072 4.639410288213499,66.374495413254152 4.639392478294042,66.374501692806888 4.639376767456125,66.374509972673366 4.639346428049627,66.374573375305033 4.639324547745326,66.374603620657226 4.639320986506108,66.374641829180405 4.639334727453069,66.374729627466721 4.639322515466752,66.374760303043672 4.639282379952468,66.374795042572771 4.639270485859142,66.374818615747643 4.639238683015159,66.374859014229614 4.639210505661927,66.374893171219625 4.639166171949544,66.37492226419235 4.63899004480476,66.374997174209071 4.638922303405504,66.375016544249604 4.638844384785864,66.375033394967431 4.638763158519677,66.375046928765883 4.638681868561537,66.375056221460724 4.638603631856835,66.37507065409558 4.638534745547264,66.375091138159434 4.638414210658817,66.375139664171044 4.638364343100796,66.375168528994166 4.638289160479248,66.37522998047335 4.638270078732401,66.375252489829634 4.638255195294527,66.375286431020598 4.638237069221527,66.375387950397268 4.638288593846376,66.375524524022339 4.63832402375147,66.375556464446717 4.63834005329465,66.375581771197375 4.638359199699948,66.375612331692324 4.63838375302408,66.375657944503814 4.638386806754813,66.375687314947939 4.638388079603319,66.375722913913293 4.638379175245463,66.375756715192068 4.638383183875083,66.375826191164776 4.638373389032106,66.3758609291162 4.638376379928677,66.375929695868464 4.63836798498224,66.37599175292479 4.63835011230537,66.37604164408846 4.638320407836692,66.376049239876068 4.638284215349489,66.37605316443107 4.638245732974766,66.376055861022635 4.638084043220309,66.376058317471376 4.638016365155878,66.376064533489711 4.637970949652945,66.376070762095907 4.63791930070965,66.376080915156649 4.637848887738529,66.376097765129018 4.637769124416164,66.376110753985188 4.637681982384553,66.376110399793603 4.637599547185096,66.376104424787599 4.637510687724347,66.376102412211708 4.637471251237926,66.376104969546105 4.637436330908015,66.376109425784705 4.637361783345999,66.376120351127014 4.637290161799112,66.376135314818185 4.637216950140089,66.376153924422596 4.637135660301523,66.376169951515294 4.637065947090446,66.376190928393441 4.637039041433334,66.376203170129344 4.637022885376946,66.376213576212194 4.637010545851545,66.376228729552992 4.63700424908393,66.376247123669174 4.637006857291675,66.37626299852775 4.637017925358849,66.37628332944827 4.637043495975443,66.376307850554568 4.637155000977535,66.376378793142294 4.637171984436276,66.376394528620423 4.637180380939671,66.376411947802893 4.637184833747607,66.376427214905235 4.63718031800298,66.376446583635385 4.63715748360589,66.376479156029774 4.637124090433267,66.376513791872824 4.63707746686993,66.376544921100489 4.637048271720073,66.37657649330805 4.637023338347812,66.376612610116709 4.637011698801331,66.376643359337265 4.637013989376636,66.376680286151966 4.637019523585228,66.376699578700254 4.637022258822919,66.376705958906982 4.637032626974898,66.376714199983823 4.637065321418831,66.376728795880013 4.637088983519188,66.376737986343713 4.637148075094969,66.376757430591525 4.637176635044393,66.376771039063811 4.637200360879665,66.376786837570663 4.637219125641379,66.376818080188471 4.637218235463343,66.37683492944636 4.637212892796314,66.376853006637589 4.63716906860247,66.376918049048598 4.637127342979707,66.376958684690024 4.637099801335194,66.376975673184674 4.63702372757276,66.377006713315239 4.636986390878284,66.377048652674048 4.636977613695143,66.377081401467123 4.636976977894913,66.377095655460593 4.63699491643656,66.377162330052016 4.63699778003482,66.377228662722331 4.636971638695258,66.377295185188885 4.636948740682097,66.377327870408706 4.636911149341269,66.377358720101157 4.636883098755693,66.377371568891832 4.636839909515344,66.377378582008859 4.636789850611271,66.377381784842129 4.636727006617546,66.377384076279512 4.636574539942662,66.377388444035361 4.636500691913295,66.377392368491726 4.636465199078144,66.377395102902526 4.636431614491613,66.377399356363796 4.636402800483749,66.377405154183649 4.636375958363004,66.377414116695661 4.636361710528727,66.377424990643718 4.636345809008185,66.377441358504782 4.636344219021272,66.377451700733758 4.636347526756313,66.3774598276581 4.636357576898026,66.377469549564296 4.636373606113404,66.377478486605099 4.636399812598782,66.377492588385451 4.636424047167117,66.377501943131904 4.636462593381824,66.377511196561329 4.636571298620429,66.377528007042486 4.636611371371813,66.377535171766183 4.636647754959923,66.37754557713447 4.63671880473294,66.377566084054024 4.636750226969164,66.377577502121838 4.636773253091438,66.377591717784668 4.636774016559855,66.377601224470197 4.636767910403272,66.377608958955236 4.636749400943009,66.377623288655045 4.636719060526481,66.377637972825838 4.636691582383147,66.377649682189968 4.636665885182505,66.377658100288031 4.636663404510178,66.377658809181327 4.636527985240739,66.377697367884309 4.636425514175047,66.377715254867823 4.636369921626977,66.37772878712471 4.636322598032026,66.377742357325005 4.636305233394299,66.377750965245653 4.636267260099874,66.377765788608826 4.636246778769627,66.377777928284218 4.636244298285423,66.377788612159321 4.636249196314413,66.377802650537006 4.636262681673418,66.377834765346535 4.636260583078764,66.377858487529679 4.636256258023307,66.377871373966641 4.636257339665073,66.377888209850965 4.636264909078994,66.377895741668866 4.636284563954908,66.377906969744359 4.636401538823523,66.377959590921122 4.6365026119298,66.378015857682129 4.636534670608396,66.378046883533585 4.636566792986105,66.378082782853966 4.636590518856878,66.378100656521028 4.636642613732425,66.37812570742507 4.636987940757605,66.378275442599247 4.637027504834995,66.378292227462907 4.637047350509921,66.378302151550642 4.637110576616617,66.378324290802482 4.637166551535739,66.378348987038621 4.637211395221653,66.37837634152973 4.637258910505199,66.37840844284429 4.637292686555877,66.378437961870191 4.63736246500564,66.378501860578993 4.637389498721207,66.37853363268087 4.637393633501336,66.378549759251314 4.637390898753273,66.378569303550236 4.637387209927621,66.378590582010744 4.637379577297597,66.37860391111866 4.637350254945062,66.37863745540642 4.637344530507805,66.378649341451833 4.637343258629721,66.378663657846289 4.637347775129007,66.37868382228416 4.637356044415795,66.378701568988419 4.637368130224469,66.378723670067941 4.637380088755521,66.378742416724947 4.637394209792497,66.378753505199214 4.637415454822218,66.378763036698842 4.637437335900692,66.378771251749271 4.637460870756973,66.378778770596071 4.637498653678351,66.378787415969043 4.637744941973995,66.378823516114821 4.637787877158797,66.378835781667931 4.637814465234482,66.378846832089209 4.637926796853776,66.378903058854334 4.637947914743168,66.378916488973999 4.637957583400707,66.378934691198808 4.637964962090821,66.37894739983561 4.637968015581658,66.378965437503709 4.637962418760664,66.378998766050856 4.637959238764707,66.379018563161097 4.637962864768959,66.379039145029822 4.637961465932239,66.379067157122293 4.637945755343872,66.379089865545239 4.637916242153975,66.379122839576453 4.637899386451999,66.37913587729679 4.637873053188851,66.379145332846619 4.637803149096336,66.379165522436466 4.637737952014288,66.379189319497868 4.637684585956696,66.379216280973139 4.637664741142154,66.379252558512462 4.637623078863514,66.379281064142717 4.637520862888298,66.379336164030065 4.637486324662306,66.379366365690302 4.637474939112467,66.379375226190959 4.63746584352973,66.379389618140863 4.637466479797866,66.379400098795188 4.637485563310155,66.37947060255577 4.637486518041499,66.379504082303427 4.637490334630333,66.379512069326125 4.637499048953961,66.379518398168472 4.637525637154703,66.379536220173833 4.637543638334317,66.37955244731971 4.637566664880014,66.379589483706127 4.637613289612323,66.379619039277401 4.63763186326023,66.379635380287127 4.63764757458343,66.37965203773642 4.637685040573335,66.379720211729747 4.637690638364332,66.379738818426901 4.63768739466886,66.379753906319479 4.63765883546981,66.379780930400102 4.637633329172024,66.379794372845993 4.637613738431369,66.379811815064841 4.637599808896248,66.379837472021464 4.637603371846782,66.379888330090978 4.637599174026228,66.379902658443839 4.637570233888078,66.379968021985462 4.637567753488618,66.37998360338014 4.637574814310347,66.380005640057064 4.637574114650958,66.380006804548074 4.637555351042144,66.380037169899509 4.637525710568277,66.38006710489266 4.637483729895099,66.380076749997585 4.63734862792455,66.380078876848231 4.637268164917784,66.380094648265327 4.637237824648825,66.380118431680174 4.637237889843345,66.380204995705796 4.637249848623816,66.380237677025036 4.637248768450031,66.380300558770699 4.637197311345732,66.380368503428983 4.637171933323417,66.380440282979052 4.63712066698456,66.380505341407542 4.637070735671844,66.380530504126384 4.636997078734524,66.380551160921712 4.636930991121283,66.380574538976035 4.636749775112686,66.380648141020288 4.636714219074185,66.380674126267579 4.636715682598413,66.380704756549193 4.636706523625313,66.380731564373804 4.636629050983206,66.380793078134403 4.636575176702047,66.380856528205015 4.636567289947181,66.380887373460268 4.636573270281093,66.380956252975409 4.636653736019673,66.38109140391029 4.636681723819688,66.381122717078952 4.636739925074034,66.381151827819139 4.636796981273287,66.381174103804824 4.636867649394058,66.381193430676618 4.636934183115717,66.381217124168231 4.636957654637865,66.381239754585295 4.636931130845296,66.38126616952529 4.636873757474534,66.381292052939187 4.63680875097403,66.381304216345598 4.63672644321873,66.381313392784648 4.636565707874013,66.381338263901512 4.636486389819273,66.381356072262051 4.636419793302975,66.381377639641556 4.636371770247038,66.381405497369911 4.636336150715266,66.381438392424229 4.636319677028187,66.381473008697995 4.636311599481775,66.381505941554735 4.636320314267028,66.381538292111273 4.636353136198516,66.381568275754475 4.636418524991641,66.381592323283314 4.63673548146172,66.38164835346457 4.636988003111254,66.381672400379827 4.637068720907923,66.381675526339521 4.637113500702033,66.381687372827756 4.637229966337059,66.381718457179261 4.637284350980111,66.38173793555876 4.637319653631611,66.381769526344797 4.637303752213656,66.381793143590443 4.637272775915265,66.381820380636867 4.637183344616878,66.381856945702751 4.637033740841408,66.381898484904752 4.63679578819705,66.382038947385112 4.636648348626139,66.382168473693255 4.636551730080105,66.382227212230916 4.636531439900321,66.382259422719045 4.636530550511116,66.38232250188878 4.636563818345826,66.382389554876468 4.636568589475709,66.382422309304346 4.636542129395806,66.382455456121477 4.636462048798339,66.382516573307271 4.63643590675802,66.382549960466321 4.636426111818958,66.382583841125935 4.636434826653769,66.382619468238758 4.636457407826724,66.382651247792083 4.636682326823931,66.38284197463922 4.636703826715138,66.382876247153405 4.636693840947292,66.382909886908166 4.636669416275613,66.382941780129684 4.636632270102342,66.382972116659516 4.636571207447489,66.382996150543548 4.636500094614038,66.383007933455076 4.636327082842923,66.383023614683154 4.636162594545755,66.383044231698932 4.63599848775557,66.383056938730562 4.635911854700769,66.383067354813889 4.635827257025599,66.383074530967221 4.635740051367711,66.383077049741516 4.635654054381722,66.383087162071746 4.635586694522456,66.383106968783153 4.635571174651695,66.383125851453201 4.635571811050046,66.383144607505074 4.635617036442502,66.38317660147905 4.635660989548692,66.383200558937304 4.635719127164041,66.383228313091493 4.635906388407784,66.383294641844529 4.6360505869299,66.383330077732566 4.636113240548092,66.383350744485185 4.636173477158642,66.383375574981301 4.636196376202453,66.383398102205831 4.636188489275225,66.383420452314965 4.636146890409405,66.383440992725184 4.635989398910301,66.383461432193883 4.635737450586961,66.383488933803733 4.635663920788264,66.383507639166041 4.635603494250642,66.38353464662174 4.635514635763978,66.383593445202564 4.635464958881408,66.383621072662962 4.6354271766079,66.383650509817457 4.635336410416024,66.38373965628027 4.635298437290315,66.383767435413631 4.635119511698373,66.383881373894965 4.634957314882993,66.383997931492559 4.63486101498889,66.384096188634601 4.63484059757229,66.384128637167919 4.634822725026322,66.384195103311924 4.634820753805004,66.384230981267663 4.634833221983061,66.384297953270419 4.634916168300427,66.384434123905962 4.634954906828428,66.384531113449796 4.635016607616837,66.384628026625435 4.635071565390111,66.38468736641515 4.635113165734415,66.384753881536852 4.635204571056776,66.384844225805182 4.635222254456544,66.384876863092202 4.635205462878366,66.384922750221605 4.635113805157238,66.384953400867516 4.634623202371619,66.385009324512097 4.634544265811895,66.385021195072341 4.634384102852346,66.385046467429333 4.634241304926388,66.385084926144671 4.634225721428941,66.38510360484247 4.634273236550897,66.385128269126056 4.634346130792744,66.385139405240352 4.634427866130847,66.385130698454134 4.634513990525051,66.385130812118291 4.634587584481824,66.385143909737621 4.634634654335745,66.385167485663274 4.634659270915404,66.385198932953074 4.634662388223743,66.385231797603709 4.634641843588053,66.385264788822667 4.634599354346694,66.385294249363312 4.634543889130615,66.385319584438491 4.634472331161279,66.385339769030736 4.634390214123251,66.385345274083122 4.634331122687411,66.385334479702507 4.634261599493668,66.385314763709189 4.634102071656168,66.38528288665961 4.634046605563569,66.385255248663128 4.634005197073219,66.385250034980658 4.633966523938332,66.385259209838694 4.633912267281008,66.385285658568947 4.633915004925156,66.385438730787953 4.633900757438347,66.385473101081146 4.633870035595479,66.385504801227299 4.633775643124134,66.38555841941907 4.633703767122897,66.385579072040073 4.633619487516837,66.385589651564729 4.633201841988864,66.385622111858453 4.633122332976886,66.385635133697335 4.633082197199984,66.38566450521003 4.633134610935092,66.385741318543481 4.633182698583608,66.385770044317368 4.633240199998838,66.385791050751166 4.633291022692976,66.385815347368435 4.633320664156007,66.385841289107645 4.63330896074046,66.385862308317442 4.63327213238284,66.385881733106089 4.63322353664717,66.385900411294344 4.633172460142479,66.385914116256473 4.633095622672079,66.38592930185402 4.633034941595223,66.385951789037364 4.632989462780555,66.38598032499705 4.632870073801064,66.386108464120483 4.63285194621051,66.386140201390177 4.632844377487075,66.386174532738082 4.632848957745662,66.386207143015469 4.632873510750015,66.386241461534027 4.632982535251647,66.386330990517678 4.633066688815129,66.386392553348216 4.63274102198095,66.386577735937692 4.632706674106389,66.38658482235796 4.632655216003115,66.38660176640785 4.632637342754568,66.386628403433065 4.632632699870567,66.386656824627721 4.632634990069487,66.386677627996079 4.632644340556757,66.386690218813627 4.632661387540595,66.386702986762558 4.632735236490845,66.386751388468426 4.63286575968816,66.38680381392426 4.633001307651421,66.386842534944648 4.633035528653769,66.386856745330917 4.633101299225196,66.386889961955816 4.633134121056616,66.386916130347046 4.633145888673209,66.386931732687955 4.633150532264592,66.386947486885148 4.633149960284821,66.386977932342219 4.63316465423645,66.387018273108922 4.633160138389237,66.387035646978887 4.633114532879864,66.387097651298987 4.633094624069465,66.387116644851659 4.633038077544643,66.387144597431899 4.632909400631722,66.387197275805661 4.632894771042916,66.387204260768812 4.632864621368391,66.387218648268288 4.63281577136036,66.387248119173634 4.632803050066975,66.387259760724334 4.63279586262576,66.387271984331008 4.632792682825731,66.38730789584065 4.632799743623029,66.387331672295943 4.632869395005139,66.387412997862967 4.632920281561961,66.387453616218792 4.63294636086508,66.387470812556785 4.632973394241694,66.387485642637444 4.633038083395925,66.387513164271411 4.63305640249439,66.38752385659356 4.633075421386739,66.387541660277975 4.633088524907775,66.387566815745984 4.633091451343526,66.387598158850437 4.633082101881977,66.387650393088862 4.633062574971484,66.387685835914311 4.633052143505951,66.387695161646732 4.633005837524764,66.387707967205316 4.632936887299321,66.387720026252779 4.632850508599621,66.387729023171104 4.632823729977123,66.387734767965327 4.632777233199823,66.387749243775573 4.632747274359408,66.387764643245973 4.632672472787056,66.387810664412427 4.632607339521084,66.387855635227453 4.632532792192986,66.387889964391491 4.632460216829119,66.387932961139185 4.632377718621338,66.387970238473358 4.632234666869091,66.38805213190426 4.632224935118181,66.38806370980582 4.632231487179532,66.388095773522039 4.632275440460282,66.388132404974399 4.63237683166159,66.388197417703935 4.632417095863742,66.388243690851866 4.632418240985487,66.388255812730449 4.632413661427511,66.388267036232307 4.632369136578705,66.388288192672363 4.632343630100883,66.388293874067685 4.632225320557087,66.38830765380078 4.632143076242759,66.388310829981492 4.632077878811664,66.388320509908581 4.632027883427884,66.388322420678861 4.631985012198765,66.388332480144157 4.631925476129526,66.388361772615468 4.631879806318009,66.388381094255536 4.631831210730113,66.388411031957702 4.631799534458097,66.388424710183941 4.631739361877965,66.388425785857692 4.631715254629759,66.388422863020736 4.631669520661771,66.388406641683957 4.631589120780585,66.388398012370985 4.631553754982671,66.388392432376605 4.631486839791398,66.388378716417236 4.631412041753575,66.388655669520872 4.631414268041189,66.388657542176375 4.631400338307703,66.388676218200445 4.631386344780681,66.388682759889235 4.631363255513581,66.388696982028137 4.631323183146582,66.388716113598008 4.63128438284599,66.388729930857963 4.631260784581126,66.388735118677218 4.63119336095277,66.388748999262134 4.631122057320712,66.388765992501519 4.631098586306324,66.388773521128243 4.631055779041747,66.388807153032175 4.631040704483245,66.38883301586651 4.631030591065732,66.388843416676025 4.63099376281502,66.388871772168329 4.630975189629304,66.388883210528405 4.630944022228774,66.38889792603932 4.630871637417617,66.388924661975125 4.630788248531172,66.388951714233102 4.630722415075617,66.388964911432879 4.630568612751509,66.388988749969897 4.630329067654399,66.389012411550539 4.63019154869608,66.389027772541709 4.630138627472557,66.389036376658538 4.63009391162793,66.38904662563175 4.630043598413917,66.389062277406993 4.630007278893619,66.389082357653535 4.629985207888707,66.38913290598714 4.62995041781475,66.389343993068096 4.629936615412406,66.389370867563386 4.62991492570649,66.389398678351469 4.629876443701168,66.389430095175314 4.629851191750479,66.389442545512438 4.629637408600331,66.38953054551564 4.629572656602283,66.389552890279788 4.62952386995309,66.389567997669005 4.629428713579808,66.389587748680228 4.629366505832618,66.389607107365379 4.629240754653842,66.389650645338818 4.629205770848051,66.389668371724383 4.629187197723167,66.389684238127003 4.629187197986123,66.389701977058095 4.629184844692214,66.389714110890196 4.629208125235029,66.389729977164308 4.629346090267279,66.389769440175314 4.629426490380701,66.389793796133901 4.62942909864353,66.389818051033586 4.629425346105356,66.389838193857287 4.629415169132961,66.389852478568798 4.62934863675045,66.389917208881727 4.629322367288217,66.389943867698406 4.629312317549053,66.389959442899695 4.629303540672851,66.390023476915559 4.629298834564349,66.390080400113433 4.629270976631989,66.390223764048741 4.629272694410259,66.390249524158776 4.629289932508724,66.390283065366503 4.62929228636068,66.390308825414067 4.629281410567336,66.390381968157143 4.629271551728124,66.390403008849816 4.629187908715299,66.390452352699597 4.629151334725622,66.390470622564635 4.629080221786727,66.390480048616325 4.628959494918243,66.390478821636364 4.62886688264255,66.390485843819093 4.628617923183697,66.3904798725669 4.62851061744528,66.390476304898925 4.628453561550326,66.390472458764805 4.628249635913504,66.390451165585716 4.628061993647467,66.390421180275638 4.62796276629394,66.390434288204531 4.627938913930356,66.3904626671617 4.627983249155365,66.390522537199757 4.628014290527561,66.390588922976974 4.628038207313434,66.390616795563147 4.628093292081867,66.390669289037305 4.628113646674021,66.390684762498935 4.628140616408396,66.390698325471462 4.628288440856247,66.390756790329405 4.628337037145317,66.390772934229986 4.62843283022603,66.390795872153063 4.628482826135849,66.390829817417057 4.628468642002308,66.390851793990763 4.628440782210435,66.390869177902928 4.628407134134614,66.390885865957088 4.628357838566863,66.390897670372127 4.628297920407444,66.390898707973093 4.628203845003219,66.3908949379001 4.628104680772384,66.390874859425409 4.628022372680092,66.390867015379044 4.627988406323939,66.390866800373516 4.627940192130021,66.39088190696377 4.627922509416519,66.3908919526815 4.627915131308384,66.39091634571092 4.627901201503636,66.390931414236221 4.627863482696452,66.390958071996209 4.627833969094932,66.390974342466677 4.627778185665587,66.390992687903989 4.627726409429236,66.391005921940959 4.627576423835977,66.391052228290988 4.627318370010042,66.39115083761429 4.627148412524019,66.391255924067465 4.626992257416843,66.391331189863095 4.626958927438013,66.391352406933237 4.626910268297019,66.391389337475815 4.626895257164833,66.391404544886768 4.626890041585016,66.391420625234673 4.626889978300238,66.391443461571626 4.626898311079539,66.391458289345877 4.626933232022838,66.391492183139817 4.626943854732372,66.391511527526674 4.626946399325598,66.391532579890963 4.626936922593323,66.391587260324471 4.626906646242296,66.391642193717587 4.62687210792703,66.39167813697658 4.626849654760245,66.391695722725274 4.626749028680147,66.391755185292567 4.626661505706118,66.391813382536867 4.626472975496482,66.391966567062369 4.626432076732756,66.392023852807867 4.626414776079023,66.392064134906349 4.626403963689754,66.392126683327078 4.626414968754898,66.392197505509657 4.626435705588462,66.392256511165158 4.626481694815946,66.392333810345988 4.626475909316979,66.392534521703993 4.626491112542891,66.392611010423977 4.626487996234393,66.392644004515105 4.626460137375515,66.392730259611326 4.626520694162906,66.392914660562212 4.626536406920515,66.393040764988015 4.62654862021424,66.393089799790602 4.626501554502673,66.393366814513357 4.626521591192395,66.393392862314158 4.626558229321484,66.393411838306022 4.62681736708728,66.393496647955956 4.626917549294468,66.393535308146127 4.626958131072252,66.393553373175806 4.627000175900524,66.39357730808058 4.627041648433292,66.3936138429724 4.627063593364294,66.393641218825081 4.627068618722586,66.393668645287022 4.627057997247639,66.393739741469844 4.627051763937877,66.393755782368373 4.627039169863506,66.393770153400666 4.627009529044539,66.393787762995018 4.62692652156417,66.393802665483122 4.626799243170597,66.393806486213379 4.626714327271515,66.393806840611518 4.626630683602998,66.393813267250835 4.626591755950338,66.393819744393696 4.626556581174225,66.393829105840624 4.6265135192043,66.393847828664946 4.626488330849941,66.393861440642169 4.626473001690947,66.393878442917924 4.626461298949823,66.393954598680082 4.626461680930247,66.393979608577553 4.626460600264767,66.394028831326438 4.62643019640686,66.394065264511212 4.626406979911674,66.394081153432651 4.626376575777972,66.394097042359391 4.626241283172017,66.394125075839128 4.626123546066264,66.394142078154815 4.626071706139638,66.39415106000591 4.626022728623799,66.394165810398022 4.625948562770207,66.394195589411964 4.625926936434099,66.394209580700817 4.625886864339213,66.394253097802107 4.625860467471531,66.394268986610385 4.625830890199152,66.39428234536156 4.625726002103051,66.394322877015369 4.625548283990957,66.394399651635723 4.625460124611671,66.394437754226246 4.625328839539938,66.394486356489679 4.625193292925108,66.394546748596071 4.625158881458092,66.394557906085709 4.624982689482542,66.394601701168085 4.62489885522754,66.394626343741976 4.624844980043706,66.394649240516941 4.624826279662294,66.394664496552366 4.624785953216612,66.394714793288045 4.624699257290099,66.39479028885664 4.624664337395415,66.394834665133246 4.62463914928039,66.394867150338584 4.624593797733311,66.394908895310522 4.624558432247319,66.394927313707967 4.624529554620709,66.394938243316446 4.62448032264136,66.394950842753445 4.624429436819786,66.394959647209788 4.624288355717884,66.394971589030945 4.624256043273031,66.394981177735914 4.624230473290279,66.394996610681261 4.624152491333934,66.395053813660454 4.624101669397204,66.395084122857 4.624084495685543,66.395106715538518 4.624089266807683,66.395150559877479 4.624086213966605,66.39517499934324 4.624072475175852,66.395206978089959 4.624052057495703,66.395230418203084 4.624008868410844,66.395257906269748 4.623910404823667,66.395312376347064 4.623887887936067,66.395323229874876 4.623862890318438,66.395330920968604 4.623827397462434,66.39533752420428 4.623638801806725,66.39536451911215 4.623616793649362,66.39536530344003 4.623213522482359,66.395355412182397 4.62312243670643,66.39535918198672 4.62305902020336,66.395366518955157 4.622941092411445,66.395394981050231 4.622859547913142,66.395411678822583 4.622821256387038,66.395422684134857 4.62276814444447,66.39544251895181 4.622735450395752,66.395455472289058 4.62270453739317,66.395471461536204 4.622628781697744,66.395529877784327 4.622612943569289,66.39553926384572 4.622536042611555,66.395571798835903 4.622493298587954,66.395584600330906 4.622443812112107,66.395592190195828 4.6222740439501,66.395595175846069 4.622193008160675,66.395600033457413 4.621986348107106,66.395635553931015 4.621733699851768,66.395667962652098 4.621679824505107,66.395678790787599 4.621590265727383,66.395715980651346 4.621564377669676,66.395728857934685 4.621517435755672,66.395757648357076 4.621462097622414,66.395783251087025 4.621397027362462,66.395793497317314 4.621219626206638,66.395787881291668 4.621139226367498,66.395782695154054 4.620962588132659,66.395747327454558 4.620938417290119,66.395745354176526 4.620868258314458,66.395745657905124 4.6207738013494,66.395749427652305 4.620701543421669,66.395757156655165 4.620678899232594,66.395761242495425 4.620558299946376,66.395791297975777 4.620517209660986,66.395799747924897 4.620446987168279,66.39580728716524 4.620319072730537,66.395813207382517 4.620193130022806,66.395811006620207 4.620102743998825,66.395820038536414 4.620022153532021,66.395830310079305 4.619932531038815,66.395858948672654 4.619887815303465,66.395881414209327 4.619822681580547,66.395903272592534 4.619769696729525,66.395913417551739 4.619748897144694,66.395916630550857 4.619681536976537,66.395923385483883 4.619608579304851,66.395925966112515 4.619463427161961,66.395923866591502 4.619259565333794,66.395918149445734 4.619213004731361,66.39592007225184 4.619077902876357,66.395943701656805 4.61900316442921,66.395965180520278 4.618955013864734,66.39598539437263 4.618873914731734,66.396011452292825 4.6188038195736,66.396028706194784 4.618640094470335,66.396059570990644 4.618508808970173,66.396075863626606 4.618411935170844,66.39609966989822 4.618358696020703,66.396120592013588 4.618322121978527,66.396138731227069 4.618239115141278,66.396207834569751 4.618159352021561,66.396255484564435 4.618064196169743,66.396324967084254 4.618036654347371,66.396340525689709 4.617925723555383,66.396385051137798 4.617880817004613,66.396408578730771 4.617856201128047,66.39642459264897 4.617819245646328,66.396460061004078 4.617747306484281,66.396528746014297 4.617719128835215,66.396565150238985 4.617707234661932,66.396599758208168 4.617698266653243,66.396653162645251 4.617705073288342,66.396707072899872 4.617712515562822,66.396724477959026 4.617765373942904,66.39677654121769 4.617813525447922,66.396834802376105 4.617819631946325,66.396850512387459 4.617816833754624,66.396895542677811 4.617831654746829,66.39693470375299 4.617821477833585,66.396957750103624 4.617786112341749,66.396977254788041 4.617720151718896,66.396999795249585 4.61762245097589,66.397020666098456 4.617564059558245,66.397036704985965 4.617487603776058,66.397064735018873 4.617457326856146,66.397082519366137 4.617436654684985,66.397102782855384 4.617424633137334,66.397124336492467 4.617403326040449,66.397242324534218 4.617388887493779,66.397271011954558 4.617357020575014,66.39730483476292 4.617321082540822,66.397318141299351 4.617276684641689,66.397324744019585 4.617166389439786,66.397329651932537 4.617114931262833,66.397348675704819 4.617097948351241,66.397371645793982 4.617117603452358,66.397406707940618 4.617148962346891,66.397444249155257 4.617156849887653,66.397463196837279 4.617155514360597,66.397482802251929 4.617138467988694,66.397518471445849 4.617055270445516,66.397600814046896 4.617052853562714,66.397617940234198 4.617064366767433,66.397640505268782 4.617055016744982,66.397663576264179 4.617019587705776,66.397688772242262 4.616989628782223,66.397703444604574 4.61695572615529,66.397714373000696 4.616884422454056,66.397732839981444 4.616836144651302,66.397752470568776 4.616801160841341,66.397775794478221 4.616784114287866,66.397796082695294 4.616777117709464,66.397816649143849 4.616779153386616,66.397837417934269 4.616790412152429,66.397859325051627 4.616826668855608,66.39790048303189 4.61688569755531,66.397988566482155 4.616888114850453,66.398007083717275 4.616866553381184,66.39813285896166 4.61685764877869,66.398170879797448 4.616816559128006,66.398235689679396 4.61678997149964,66.398259569645759 4.616736478082411,66.398296591159962 4.616670581202722,66.398332309875414 4.616614225273445,66.398353811940822 4.616563148645996,66.398365321900499 4.616474098447584,66.398382017683957 4.616443948631402,66.398390896769129 4.616415007504637,66.398412828771797 4.616402604211819,66.398426387637286 4.616301977679004,66.398462156822248 4.616579754190831,66.398718254806795 4.616736676698177,66.398983406284628 4.616797042513939,66.399194144426104 4.616827258249244,66.399391297239873 4.61708894212097,66.399652368896312 4.617376769715491,66.400009950063804 4.617346557913947,66.400166309079822 4.617226214374643,66.400322844338518 4.616851823954727,66.400591015062886 4.616292144989343,66.400853567982068 4.615964695059404,66.400959499128561 4.615866676219247,66.400979557257685 4.615806885349325,66.400990534850266 4.615714718317204,66.401003510698743 4.615450429805525,66.401038416483445 4.615373210488884,66.401048432919069 4.615328367312966,66.401054452893405 4.615278499149357,66.401060422287429 4.615188749104401,66.401064393547756 4.615091557011622,66.401070388313528 4.614979289936779,66.401074410197609 4.614666150555855,66.401074840721932 4.6145802169106,66.401074284407088 4.614532320579331,66.401080354966979 4.614454274289558,66.401082985639505 4.614266887627587,66.401161547926307 4.614233939704818,66.401230574054978 4.614304227432816,66.401374974146108 4.61435072522464,66.401447388853398 4.614406573724557,66.401559589529569 4.614438124033377,66.401657448574483 4.614433989915187,66.401692454172448 4.614424195394127,66.401790793332907 4.614341951667788,66.40185688383481 4.614157236197626,66.401907039858656 4.61409941719149,66.401921709787146 4.613993638210921,66.401939389628453 4.613677891565051,66.402003102605207 4.61351467537854,66.402050653151235 4.613291732000273,66.402116692608402 4.613004227591825,66.402233430845328 4.612716659257305,66.402319273881389 4.612464328993599,66.402361107892162 4.612188845413749,66.402381999819553 4.611918959176045,66.402391586049859 4.611834615796848,66.402399072714346 4.611621022326979,66.402427476319971 4.611478223748194,66.402437871679652 4.611333898614788,66.402450593926062 4.61115675212462,66.402471030355343 4.610932536129134,66.402490708075391 4.610815753052249,66.402507249373926 4.610709465160976,66.402519718600672 4.610653617939882,66.402530012612658 4.610526848803162,66.402577511500482 4.610444223249052,66.402627792357777 4.61041502757742,66.40264182951023 4.610310903072495,66.402728859557584 4.610279037443381,66.402901350372915 4.610299964805437,66.402954184883541 4.610331005969637,66.403029630042823 4.610381956608252,66.40314086254358 4.61050548316643,66.403235705565962 4.610633653747201,66.403400453500339 4.610657125937156,66.403508345959082 4.610651274799174,66.403585408138412 4.610553065597315,66.403655591058055 4.610538436061389,66.403673648885217 4.61049588298017,66.403704048754904 4.610467514342568,66.403732981689259 4.610438891175225,66.403751545301134 4.610379164082622,66.403781641611246 4.61034163582055,66.403794641200747 4.610209078208866,66.403824206462119 4.610133258229208,66.403832881349203 4.610041281929946,66.403838293736328 4.609914130802134,66.403852355649036 4.60970034647329,66.403879467754905 4.609413477582817,66.403946539369414 4.609201856504453,66.40403677694799 4.609128072263642,66.404077292672895 4.609012180422315,66.404173207357118 4.608901567782512,66.404246499364632 4.608859141902621,66.404276240983691 4.608677225490705,66.404367185452514 4.60855688085607,66.404434913047169 4.60849060217755,66.404463744028646 4.608426613219493,66.404476768590726 4.608399516472383,66.404478918299674 4.608239798204964,66.404478918537237 4.60819120214343,66.40448086595616 4.608103042349496,66.404492676615021 4.608019080723723,66.404512858313979 4.607967049987009,66.40452843713912 4.607824060944286,66.404579144084963 4.607770121996298,66.40459603795648 4.607700662765278,66.404605420683936 4.607649840462035,66.404609340722416 4.607600290352631,66.404618167033703 4.607507805358901,66.404641484609499 4.607326715369259,66.404682100667344 4.607195111784004,66.404703243301057 4.606892467955846,66.40474006594205 4.606799982885197,66.404754987144585 4.606621182386913,66.404754228706992 4.606584544534245,66.404757314132596 4.606412677338146,66.404766570496975 4.606186871163278,66.404789306457218 4.606058320619293,66.404797475280475 4.605863682140815,66.404826204864747 4.605776540129458,66.404844894193488 4.605655113838128,66.404877492958292 4.605524591801172,66.404923166505881 4.605452842952887,66.404960342537819 4.605328427354888,66.405020254011632 4.605221058645664,66.405091267452192 4.605175452560603,66.40514101210357 4.605135634571074,66.405170499753439 4.605113562971578,66.405190655521068 4.605086848235761,66.405234077585476 4.605089837960239,66.405253853924762 4.605112737000424,66.405295075632225 4.605128448376503,66.405333566032255 4.605125141038694,66.405361687779802 4.605076545832641,66.405460467748711 4.605055174301953,66.405524803479523 4.605041753783386,66.405598723598033 4.605006452573932,66.405703167343532 4.605001618678799,66.405733994595138 4.604959574969151,66.405825995672302 4.604954041615407,66.405882541492645 4.604940175619758,66.405931348841392 4.604896223744038,66.406030480594538 4.604888145892843,66.406064266215111 4.60488477494958,66.406093209020256 4.604884775199396,66.406122063277294 4.604881277039677,66.406150866928868 4.604873708306452,66.406214695095414 4.604849919860575,66.406299917095481 4.604815127346859,66.406387515919292 4.604751330468816,66.406548551293426 4.604736702794902,66.406787421784401 4.604768953110665,66.406945925681327 4.604862838575105,66.407050515352111 4.605074143465759,66.407166079204686 4.605209055367734,66.407227780444771 4.605426148232736,66.407306980279316 4.605716580240871,66.407357655699414 4.605953454469519,66.407370880636307 4.606485212688685,66.407369741985477 4.606846121310779,66.407367541498331 4.607045530811296,66.407386228531493 4.60722032463827,66.407452455587674 4.607362614468046,66.407449193342359 4.607549302142617,66.407427977103708 4.607678297891385,66.407410048269085 4.607815816789708,66.407363216039386 4.60789220899674,66.407324071158968 4.607948183286415,66.407293473378857 4.607981259093043,66.407285836545242 4.608047474404599,66.407281082425584 4.608146829328014,66.407291551263611 4.608243449247539,66.407315422400742 4.6082613230812,66.407331707424902 4.608268956263799,66.407365137248661 4.608286766613055,66.40739568426504 4.608322450729855,66.407434879453831 4.608358070999733,66.407446309230252 4.60842167856404,66.407459686077715 4.608472628106095,66.407456828552895 4.608678843242166,66.407431996216232 4.608813754419365,66.407406203037226 4.608953754134568,66.407373733979625 4.609065766646374,66.40734986260766 4.609142095344913,66.407322122298851 4.609205766144513,66.407292535998423 4.609307664829036,66.407240949557107 4.609422157704125,66.407179829609589 4.609557131815432,66.407077617178757 4.609613169524494,66.40702603035723 4.609653941208728,66.406947714340561 4.609669206422227,66.406882750071262 4.609661572918756,66.406813916623562 4.609610622674815,66.406737521956273 4.609604197875109,66.406687148345156 4.609605724325728,66.406672734186003 4.609618954332278,66.406634220510469 4.609654892151957,66.406590623838625 4.609703742177668,66.406535242801297 4.609776635666092,66.406462943797152 4.609827521247922,66.406420965253375 4.609889983343193,66.406374384151462 4.609968283828039,66.40634292536906 4.610039269576979,66.406324894676914 4.610136080124742,66.406326310685003 4.610231936738955,66.40634745160051 4.610399415820538,66.406421849519049 4.610485985830111,66.406452018265725 4.610523387033375,66.406454597610647 4.610611483374196,66.406457227458532 4.610676172135373,66.406455583630674 4.610829656810766,66.406444456588318 4.610948602564961,66.406424883315353 4.610999361186401,66.406411227581003 4.611050183384298,66.406394157920815 4.611128992709343,66.406360473788169 4.611151191546595,66.406342544331295 4.611167792807915,66.406311389056427 4.611183439881712,66.406271939147501 4.611178859852457,66.406239772277914 4.611137323891688,66.406207251382313 4.611103166493018,66.406185478046794 4.610968635793784,66.406081858417608 4.610879139181973,66.405979793549506 4.610842500543043,66.405897933936359 4.610861709089651,66.405799560336675 4.610931804037623,66.405749715790279 4.611061244728365,66.405699441143867 4.611193738860225,66.405679968420372 4.611380681111633,66.405676124214153 4.611818936750416,66.405710971796481 4.61195887331029,66.405729584267831 4.612075020667319,66.405746274801302 4.612119863978302,66.405752647546763 4.612202680984512,66.405764153885855 4.612311004401809,66.405756668202216 4.612415765604958,66.405728015671457 4.61251613786571,66.405696353724309 4.612601307854258,66.405654930194558 4.612653084055919,66.40562685927415 4.612714401239154,66.405584322944009 4.612733737657325,66.405558034876691 4.612771202083234,66.405519481509799 4.612782778572072,66.405512349945298 4.612817253668849,66.405497353406545 4.612879079990145,66.405484607556929 4.612926849153833,66.405481294598687 4.612963677841176,66.405478512729957 4.61303377327742,66.405481294437294 4.613111247256343,66.405492370991496 4.613198516938035,66.405519885492112 4.613294755409596,66.405562118225717 4.613348122240188,66.405581097628357 4.61338654122947,66.405590492472442 4.613434564964205,66.405602024226496 4.613502179799765,66.405614137594384 4.613664442488328,66.405622406875395 4.613918872430238,66.40563626489525 4.614040617344624,66.405662565312582 4.614151167478904,66.405702698798748 4.614254466573162,66.405764934760825 4.614331941002465,66.405823073811746 4.614324562981734,66.405870111067699 4.614302365361191,66.406016811101509 4.614306055256195,66.406087366383687 4.614298868560635,66.406188432072028 4.614306247465556,66.406235468618974 4.614310000486078,66.406254788980377 4.614326411346797,66.406269430951781 4.614346766023346,66.406300510362811 4.614396062103831,66.406332752956146 4.614454199491988,66.406351162781306 4.614579124841487,66.406383506349684 4.614844559154712,66.406425054593427 4.615039961849274,66.406487010454583 4.615132256729161,66.406535740620399 4.615264370369668,66.406636943377208 4.615308386975743,66.406662989982706 4.615394130105051,66.406692071057549 4.615493612278722,66.406703147045206 4.615626424737218,66.406711441301695 4.615692767398278,66.406719760942721 4.615777556340012,66.406740522222606 4.616095467511426,66.406854949411311 4.616222237483928,66.406886634845108 4.616297803284607,66.406900821179391 4.61635117001791,66.406908331568417 4.616457839815108,66.406916676371509 4.616533405491904,66.40691751075444 4.61661342361341,66.406910000168281 4.616710552103812,66.406898266495034 4.616793432507261,66.406884964994305 4.616864609081893,66.406865796731836 4.616938075352563,66.406828269477458 4.61699137809499,66.406794889410506 4.617040292087291,66.406779059115323 4.617102500157783,66.40677572101815 4.617148361152708,66.406776960056149 4.617183218101352,66.406783003811753 4.617252550573794,66.406818381450904 4.617287089645134,66.406841368054756 4.61729370498907,66.406859120101331 4.617269216412464,66.406890780469993 4.61724256511931,66.406915815408624 4.617211397656289,66.406936652564056 4.617162547372523,66.406963381767071 4.617110135705953,66.407057932434938 4.617093661724447,66.40709561098474 4.617080241051225,66.407149372345785 4.617082467600643,66.407180223106792 4.617102504210077,66.40720776114506 4.617153644925901,66.407241127860956 4.617211400756357,66.407267818647824 4.617260251494304,66.407289464586611 4.617309229401139,66.407306154182692 4.61737270974989,66.407316269033529 4.617464813472991,66.407327749354337 4.617544831741138,66.407335360725213 4.617700415659824,66.407340342098038 4.617941360665701,66.407330378525145 4.618096626495244,66.407329569097129 4.618233827844067,66.40733305854458 4.61832097013933,66.40733932967386 4.618398825750431,66.407346283573389 4.618587294980501,66.407377057951166 4.618765205474461,66.407418731117076 4.619163071221085,66.407524633326048 4.619225343143168,66.407546329597722 4.619281254246736,66.407560452370689 4.619379019049238,66.407572425669073 4.619422844628573,66.407575460055071 4.619498664709004,66.407572185261202 4.619576456550128,66.407561349618049 4.619660990704968,66.407542156563849 4.619763462195335,66.407525846202759 4.619947732862301,66.407505464472735 4.620114320623008,66.407482098863525 4.620209922574123,66.407472919465064 4.620276646833975,66.407474613606155 4.620304252492422,66.40747600436022 4.620327660031913,66.407474714677335 4.620381471796927,66.407457772164463 4.620485978646016,66.407432889369289 4.620547041577481,66.407406944550061 4.620634946658123,66.407359404301943 4.620753319244034,66.407262199478723 4.620806049567737,66.407233498162981 4.620843196201186,66.407219590006676 4.620874681809258,66.407209866927914 4.620910429169109,66.407205428921529 4.620959661433301,66.407213369111446 4.621018371414357,66.40724237372838 4.621032428979957,66.407274943904753 4.621023015436232,66.407312773847536 4.620991402869437,66.407349288826097 4.620971430483865,66.407387169247158 4.62097613767707,66.407412228932671 4.621005524555703,66.407435581666519 4.621035929085843,66.407451803380454 4.621075811126958,66.40746765840484 4.621160282057591,66.407488343204463 4.6213361570637,66.407522202458125 4.621496702811927,66.407571031660581 4.621650442717396,66.407636196211584 4.621694840911291,66.40765414993551 4.621744327761141,66.407678096657961 4.621765191215576,66.407699059538317 4.621798076724828,66.407745233464524 4.621826191567961,66.407780432803179 4.621853224923711,66.407798841614181 4.621889608578535,66.407817149249979 4.62193756878816,66.407834698249573 4.622028018914582,66.407864587138079 4.622069618282959,66.407872350123895 4.622332381030671,66.407896498606519 4.622494198547958,66.407904438405907 4.62254177700484,66.407910507157084 4.622674589515615,66.407919003304855 4.622804794207919,66.407936653254254 4.62285599832764,66.407946413854503 4.623002423159605,66.407988010262542 4.623259970486584,66.408051858668017 4.623294382180804,66.408056384920073 4.623330193209553,66.408057750342437 4.623378916498114,66.408052819377133 4.623421215387764,66.4080434379742 4.623624886046757,66.40798945064715 4.623664767895541,66.407984620828444 4.623694027374061,66.407988135632991 4.623706939770626,66.407996075631345 4.623717562369102,66.40801144991066 4.623680035022369,66.408123077692082 4.623698799535293,66.408154761690284 4.623741289569514,66.408178910238078 4.623783843253175,66.408207433321323 4.62383746487041,66.408260029030671 4.623899355423795,66.408308705231107 4.623932177162393,66.40833732932694 4.623950941720988,66.408373868023716 4.623987325465688,66.408401101294928 4.624066962465641,66.408445225674328 4.624144309527493,66.408482143417217 4.624159384617053,66.408494103758059 4.624173569284557,66.408514762533258 4.624189153491762,66.408553804301718 4.624180884844013,66.408588117549044 4.624156269016055,66.408616716127142 4.624123384309691,66.408655429092036 4.624059968023281,66.408695937347275 4.623906484259972,66.408814149216099 4.623850255571666,66.408849751754843 4.623829201673796,66.408869120713916 4.623825703666559,66.408912182392896 4.623847966623361,66.408947759388056 4.624036438248583,66.40922764513887 4.62402708822959,66.409257962369836 4.62401557545914,66.409277937847691 4.623992168097303,66.409299025883286 4.623944017452803,66.409323679170626 4.623891223425684,66.409344539643428 4.623769415453168,66.409385552572914 4.62376426330843,66.40939227846259 4.62377189634707,66.409407297895555 4.623806562629753,66.409428638587855 4.623905027438132,66.409472381852638 4.624120530374572,66.409552206739988 4.624209708513451,66.409598478309277 4.624336288157656,66.409676811113513 4.624393662705252,66.409740099254606 4.624461595857861,66.409777419663186 4.624508347592316,66.409801591926652 4.624576407717615,66.409812590735427 4.624650128849503,66.409816964904067 4.624809401902549,66.409803361421396 4.625014472418107,66.409796433066973 4.625259170561201,66.409806015664188 4.62570092513237,66.409857014500162 4.625909939533619,66.40987294360788 4.626057890538057,66.409867835860567 4.626151329797353,66.40985033864095 4.626222570023124,66.409831248498023 4.626237835728619,66.409821033403304 4.626278798790605,66.409802802968215 4.626324659675866,66.409789452492518 4.626379107680975,66.40978753076088 4.626465677559393,66.409794559824249 4.626586341209107,66.409817467719378 4.626642506814677,66.40983660825222 4.62670509675854,66.409853624837368 4.626773284136818,66.409867834791072 4.62684471538925,66.409870413732406 4.626913220550255,66.409857366675951 4.627176046131535,66.409790083335523 4.627286532068995,66.409758198928898 4.627397018000242,66.409725682357873 4.627444532530254,66.409696351745126 4.627555017941551,66.409609017159809 4.627597507646696,66.40959753767892 4.627645149675004,66.409598195018162 4.627684204768299,66.409607095299506 4.627874519293358,66.409698272750532 4.628046196928969,66.409800929227117 4.628143007870603,66.409834102793212 4.628234857281619,66.409851903164778 4.628409269058598,66.409850537520597 4.628506143074797,66.409827275338259 4.628581008846606,66.409799171117044 4.628691876358148,66.4097594610421 4.62873093130843,66.409753089186566 4.628773421112689,66.409751799591405 4.628873666700285,66.409767728926184 4.628931486146201,66.40979071279537 4.628979065074172,66.409844266020372 4.629023272736911,66.409890789971257 4.629113277686616,66.409924570262902 4.629390289558423,66.410046290260325 4.629663993681039,66.410150879425061 4.6299222409515,66.410231182498251 4.63020771203783,66.410289867148961 4.630620525226756,66.410332571781097 4.631315630002128,66.410523163236775 4.631400161827407,66.410253885647833 4.631387503751889,66.41023517520081 4.631378789173527,66.4101988414712 4.631365303461491,66.410103228122836 4.631330572814649,66.410005376750064 4.6313137802369,66.409985351320657 4.631292407840753,66.409957335917071 4.631271099134516,66.409937866720185 4.631237514177668,66.409918422811899 4.63117651431998,66.409892657739405 4.631156732282832,66.409882366866725 4.631121811600049,66.409866209941214 4.631103365243831,66.409847954340293 4.631077794750156,66.40981981236547 4.631074614130485,66.409794603369249 4.631090642922983,66.409763452367059 4.631138475071338,66.409690884524636 4.631195975636577,66.409626154819577 4.631240754568466,66.409548226138654 4.631231848842887,66.409479248256645 4.631269121321711,66.409323541530057 4.6312711562888,66.409275347613402 4.631256907932109,66.409247533687619 4.631230065117487,66.409202449782768 4.631204049100258,66.409147226302863 4.631195652701258,66.409126214037855 4.631190181907018,66.409070686930136 4.631188464288802,66.409048890736003 4.631147500360122,66.408979102386382 4.631157549965454,66.40894056694512 4.63121218726616,66.408784275262661 4.631218102625039,66.408770241580527 4.631210214943843,66.408735144733996 4.631178029049351,66.408685660153324 4.63118190866164,66.408641005050214 4.631209640481616,66.408535587306233 4.63119354657839,66.40841573073692 4.631161296646512,66.408323890916563 4.631158370425575,66.408296556356774 4.631167783902587,66.40825349359514 4.631179932680544,66.408228105990901 4.631255179947557,66.408186888918806 4.631279159768241,66.408166103373702 4.631381694046801,66.408064893728167 4.63140662801105,66.408047243622789 4.631456368471833,66.407987162425471 4.631514568802785,66.407934211934034 4.631550443195339,66.407910454963357 4.63158752618695,66.407892235775989 4.631675304255932,66.407863535107268 4.631724663487033,66.407844392895754 4.63180264590394,66.407806411905057 4.631836357656463,66.407784260534243 4.63188845178087,66.407742840470434 4.631958419660515,66.407705870817296 4.631980364050595,66.407686399798678 4.631991049774775,66.407653678381635 4.632018972364653,66.407546562234018 4.632046386609101,66.407489413183811 4.632063814872954,66.407470751194936 4.632090402590065,66.407449408729647 4.632130729494133,66.407424728304534 4.632185686125404,66.407400098405191 4.632211892327871,66.407391348957816 4.632259152599822,66.407381082233769 4.632367221584689,66.407364544148024 4.632473318639064,66.407338624448499 4.632515871935555,66.407326461158078 4.632583550038969,66.407299074814233 4.632640224373963,66.407303323000832 4.632759234277612,66.407327573394724 4.632803632452139,66.407340267573588 4.632891093090929,66.407370157057812 4.632991465948266,66.407389855704665 4.633056282067203,66.407396126845867 4.633340925772021,66.407404951632699 4.633603624905932,66.407415394838267 4.633809013693641,66.407427709392962 4.633959318324152,66.407435017157923 4.633954547757189,66.407434688431621 4.634074129963617,66.407442375554908 4.634126733373573,66.407441996157473 4.634190913297665,66.407436534002727 4.634239064190929,66.407437014379298 4.634291349424749,66.407423460318924 4.634431285328806,66.407364034931078 4.63451155773502,66.407337849752679 4.63456562397657,66.407324080692362 4.634615046962392,66.407319073708905 4.634670067430228,66.407316013843015 4.634722034677625,66.407307314895434 4.634769231271759,66.407290169961527 4.634782652360476,66.407281041184362 4.634792893057292,66.40727039516392 4.634847022370934,66.407206316658446 4.634869920898252,66.407189601584022 4.634909357375266,66.407172507157313 4.634997898730614,66.407143881514045 4.635050629087185,66.407118290408533 4.635121105719378,66.407072064553361 4.635156725798339,66.407059977004934 4.635212127852374,66.407051429687229 4.63525894293257,66.407046675529088 4.635736252596437,66.406941275558196 4.635790000966112,66.406942995032736 4.635839678408484,66.406940415595656 4.635895970927781,66.406928125644825 4.635941641046476,66.406920893262324 4.636061986361384,66.4069110</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TUMBACO&lt;/SimpleData&gt;</text:p>
          </table:table-cell>
        </table:table-row>
        <table:table-row table:style-name="ro1">
          <table:table-cell table:number-columns-repeated="2"/>
          <table:table-cell office:value-type="string" calcext:value-type="string">
            <text:p>&lt;SimpleData name="PARROQUIA"&gt;Puemb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650701400833078,66.365605649040816 4.649688127938406,66.36522480779746 4.647939747415789,66.364892610461922 4.647919900953122,66.364851233526167 4.647472231111244,66.364765884673645 4.645916773044315,66.364489344686305 4.644354763164295,66.364192080934899 4.643863713288122,66.364104234884607 4.643158178883493,66.363974301620487 4.642876652150922,66.363924780185869 4.642483176453911,66.3638639486594 4.642099877713185,66.36379414964432 4.641686555955345,66.363706301895448 4.641387155263067,66.363641011131719 4.640608471130047,66.363442819514418 4.640446780973059,66.363415803835835 4.639853895776043,66.363312224362247 4.639257893353538,66.363187023640009 4.639114203633671,66.363141971226085 4.638868614709636,66.363076666120861 4.637772655898276,66.362783892965481 4.637443232469804,66.362707314299939 4.636640632359665,66.362509102714824 4.636323167277656,66.362439299668708 4.63624543757976,66.362364960967227 4.636155559847487,66.362331179990193 4.635999848109762,66.362272648988295 4.635660818890122,66.362145326806257 4.634720505716336,66.361786764157927 4.63435825970307,66.361649420192506 4.633399881128145,66.361241981423632 4.633330993948086,66.361214963026015 4.633235137072245,66.361176671072812 4.633139407464228,66.361140659123805 4.633067530646671,66.361109143832095 4.632968620475782,66.361064112856383 4.63278899201833,66.360984184274031 4.632753053507491,66.360963904378664 4.632741095155102,66.360954910776186 4.632753053017849,66.360942547629591 4.632777032710839,66.360933541219822 4.632723156852206,66.360907649810002 4.632101135560304,66.360606805870347 4.629104821434423,66.359031083833671 4.62899242803476,66.359048616862651 4.628873038232154,66.359082897077016 4.628772603325461,66.359115948374878 4.628744362189761,66.359134861850137 4.628709760474096,66.359159640625862 4.628681519444953,66.359183266565523 4.628637503739872,66.359202180047419 4.628573578838206,66.359213860167884 4.628391408335895,66.359228010970156 4.628284675917964,66.359243352278142 4.628175717432309,66.359266737740555 4.628065741450761,66.359299801495126 4.627937002244844,66.359371882457992 4.627830207415453,66.359440403461093 4.627748536442961,66.359466372881812 4.62767316236375,66.359482904705345 4.627582077163433,66.35949234258166 4.627462686604636,66.359493533790243 4.627195727556232,66.359497094417023 4.627088994843899,66.359499438352245 4.62700738726564,66.359515970174527 4.626938183236057,66.359539595922328 4.626884817697694,66.359577384198275 4.626856513078786,66.359602213181063 4.626844046476583,66.359619935458056 4.626847100382922,66.359654189104333 4.626844048688469,66.359719136657105 4.626828338621439,66.359759293389061 4.626796917250579,66.359784109534885 4.626630458969822,66.359855403834686 4.626555085487346,66.35989909483267 4.62650788975435,66.359933348276485 4.626501657119357,66.35997232654374 4.626511071996035,66.360018398540362 4.626526784109358,66.360070373510624 4.626555090121022,66.36010816069377 4.626602160369242,66.360151888817299 4.626630466302839,66.360186141646849 4.626649294772561,66.36022036912847 4.626649296287549,66.360288874755284 4.626636702727203,66.360318415260352 4.626589571273124,66.360383399250892 4.626583402161991,66.360418804618206 4.626592690054784,66.360475503703356 4.626598989348721,66.36057475216387 4.626608404453629,66.360631438228808 4.626636710489239,66.360670415288823 4.626705789118084,66.360728266311 4.626730978663029,66.360779023726536 4.626743510568072,66.360838052744853 4.626715270449274,66.360904188030602 4.62666502199754,66.360958504813169 4.626639897641666,66.360979760294981 4.626567640519879,66.361006880783762 4.626520508220477,66.361034039155683 4.626511031402492,66.361063578771393 4.62650791524663,66.361090736926855 4.626514214134862,66.361172173160767 4.626492270314891,66.361201712657504 4.626448254916669,66.361235926307288 4.626338343466825,66.361313866405695 4.626253429108368,66.361368195086911 4.626163298459558,66.361399419285874 4.626081499925251,66.361411263103591 4.625924263570049,66.361434900031867 4.625703992685923,66.361465655926168 4.625427111901454,66.3615177429147 4.62528240661192,66.361562685260296 4.625055966747619,66.361636026703408 4.624886073785434,66.361716486432627 4.624735071785985,66.361780352479855 4.624621852075543,66.361827675574247 4.624495974086406,66.361853718656235 4.624363798634802,66.361863155763544 4.62417507632968,66.36186790640248 4.624024072962694,66.361867906919372 4.623829053451353,66.361867907586031 4.623659158463084,66.361853721520632 4.62345784189735,66.361856065537381 4.623325730007222,66.36186315931019 4.623199851868357,66.361882109033999 4.622971057616848,66.361912788386022 4.62285567517625,66.361956412582032 4.622786470802411,66.361965887430614 4.622717202622005,66.361965887665022 4.62262274576333,66.361954032049624 4.622427725614312,66.361923278185017 4.622333396320727,66.361928028483845 4.622276722901884,66.361954033218112 4.621836314401301,66.362306581690774 4.621685313053589,66.362403568797689 4.621578391600691,66.362507699186253 4.621565863688073,66.362637845326603 4.621546975006326,66.362765596902719 4.621597290753616,66.362886254567229 4.62169785634507,66.36301638570184 4.621792315259622,66.363127567843051 4.621767128581177,66.363212759343611 4.621666440352334,66.363305031052633 4.621521735384705,66.363368905668608 4.621188308901903,66.363477744476569 4.621102694495887,66.363518199384671 4.621071273912055,66.363584466913565 4.621027132327725,66.363671987415103 4.62103972842209,66.363764257057625 4.621140422256881,66.363946426612188 4.62127253735636,66.364095487100784 4.621354275487321,66.36423980999254 4.621379531267612,66.364424344761488 4.62136687528746,66.364515674486299 4.621322860322072,66.36457482153557 4.621253720046787,66.364610297171268 4.621171858289943,66.36464342972819 4.621077529336843,66.364667088691931 4.620995730852694,66.364683655070039 4.620920229192199,66.364685998379557 4.620838430280714,66.364681287181639 4.62075650405972,66.364671813858493 4.620542656387476,66.3646529053579 4.620423075057786,66.364659998273794 4.62034134037006,66.364686000244475 4.620177744865003,66.364792451707814 4.619995323513542,66.364993574304307 4.619838027300723,66.365211197643376 4.619793952112703,66.365443041346282 4.619768768890153,66.36570798839837 4.619793897687764,66.365909812202773 4.619749882541805,66.365961851130322 4.619674381332686,66.365987877054124 4.619592646388317,66.366002074279891 4.619485659117204,66.366002074616119 4.619422751619714,66.366002074813665 4.619334655310701,66.365983128910912 4.619164823597921,66.36595474814176 4.618994928879776,66.365957129614472 4.618850095710942,66.365976038272507 4.61871868400201,66.366012765898773 4.618668371507709,66.366052988627374 4.618598404783746,66.366113246594736 4.618453828237375,66.36624572999726 4.618315357195238,66.366337990629546 4.618334249576074,66.366392409367165 4.618422282821425,66.366439685090384 4.618623664107568,66.366489391920283 4.619120755820084,66.366572189479854 4.619221446720921,66.366610042627528 4.61927176114635,66.366669171767597 4.61932207572797,66.366736367853989 4.619359795519598,66.36677420828579 4.619416470070024,66.366802626476456 4.619504502869979,66.366826244829895 4.619856887500998,66.366868845854924 4.62000789142001,66.366892514605738 4.620121049431486,66.36693507827043 4.620202912708835,66.366977679952768 4.620228038695863,66.367036808306096 4.62019661871724,66.367138538360734 4.620177728618564,66.36720239012466 4.620190324078287,66.367266266955824 4.620171435805013,66.367424755413879 4.620146313062854,66.367533575591949 4.620121062191976,66.367595083575438 4.620077047015339,66.367647119002953 4.619793933846537,66.367774845859287 4.619443399001482,66.368005476416599 4.619040833862953,66.368258595233598 4.618744999781234,66.368417065585973 4.618505903993182,66.368612245503584 4.618398918944699,66.368732875507732 4.618373796180538,66.368844070663698 4.618153591182022,66.369012009023209 4.618015182614761,66.369049859212211 4.617857882443957,66.369073514179163 4.617644035207304,66.369082948750389 4.617329434865448,66.369130258594836 4.616966811826231,66.369217798642765 4.616740371710979,66.369300576733693 4.616564181712623,66.369407021245337 4.616425775248287,66.369560773287063 4.616388058374061,66.369681398505335 4.61640688847216,66.369811481962373 4.616526408233655,66.369911769424661 4.616589380872176,66.369994582358558 4.616595618451603,66.370219265359978 4.616545369697427,66.370271295343201 4.6164383836524,66.370342255617516 4.616218113929193,66.370455799376131 4.61603569081088,66.370587335551562 4.615941363265051,66.370696142177195 4.615853205528661,66.370800200014273 4.615828081945849,66.370871158551012 4.615834380367059,66.37094447193914 4.615846912210087,66.37101306216185 4.615916117870278,66.371069800413366 4.616029403164306,66.371117130570155 4.616306223289024,66.371202268706227 4.616526369077631,66.371269920650192 4.616708923105816,66.37134325769253 4.616803253964291,66.371418937209626 4.616840974396761,66.371494629322541 4.616828381684397,66.371579779668636 4.616784366707272,66.37164836831704 4.616689974639221,66.371707485993824 4.616595646050569,66.3717595130109 4.616482362160045,66.371791914458697 4.616192950089171,66.371836851355653 4.616016822689947,66.371893626424622 4.615991634771324,66.371924381444359 4.616016824022839,66.371969304548244 4.616060841678496,66.372052072757555 4.616148941094612,66.372246033210715 4.616312540751507,66.372352451571601 4.616520094542859,66.372546384043702 4.616570472863081,66.372625871079308 4.616595663273344,66.372737010828672 4.616526397312767,66.372869471623261 4.616388052817662,66.37294039929705 4.616243346979609,66.372975888591412 4.616067091500383,66.372985321548413 4.615903493780126,66.372990082549194 4.615532345497764,66.372985323037213 4.615381342134761,66.372997174171999 4.61531849884305,66.373035005439107 4.615312202746614,66.373094119589979 4.615324734797716,66.373176896833158 4.61527436067533,66.373340083129875 4.615217688496313,66.3734488903483 4.615054155630358,66.373526906461933 4.614903343703063,66.373575359519535 4.614628052605167,66.373635017540721 4.614131091842874,66.373786364388096 4.614068184447179,66.373795834699862 4.613986321895178,66.373793454726524 4.613866803541602,66.373772185208566 4.613791365041814,66.373753245109967 4.613709502093177,66.373727265694995 4.613627766518313,66.373710693122376 4.613527076267755,66.373710693394955 4.61312126229243,66.373720835674959 4.61238825274124,66.373731966355294 4.61223724937251,66.373743779138891 4.612167981453273,66.373765087170923 4.612123965879318,66.373802929878323 4.612105139553456,66.373888034399698 4.61211767196845,66.373995889498445 4.612186941617548,66.374078650943076 4.612237256389871,66.374166172485744 4.61223725717333,66.37421348445244 4.612186944437174,66.374248933686459 4.612123973548843,66.374265518951219 4.612042238446798,66.374277305974971 4.611954078898072,66.374282066507192 4.611859685683577,66.374277306458737 4.611784247348308,66.374267874681394 4.611702384603985,66.374253657293721 4.61163954042362,66.374239477828795 4.611482175078186,66.374175644484808 4.611406736744663,66.37416617468773 4.611306046535195,66.374168555113513 4.611029164913774,66.374208727336978 4.610934772285209,66.374239467026769 4.610915881402239,66.374267876971444 4.610941134053529,66.374303338587168 4.611060589248766,66.374352979479909 4.611318581195435,66.374414469953678 4.611562388974334,66.374490582920075 4.611847097013726,66.374615513321103 4.611847097517997,66.374646252264583 4.611809378930062,66.374676991269652 4.611715049977276,66.37471245262202 4.61162059369386,66.374740862229785 4.611475887497941,66.374757384080439 4.611331181187115,66.374766854232647 4.611191245167933,66.374760879020585 4.61106854666344,66.374751991932129 4.61085151850433,66.374735458364498 4.610456707953211,66.37470827806311 4.610023924253564,66.374703493649406 4.609779227336357,66.37471033076487 4.609646733681732,66.374723510319782 4.609584335362785,66.374746944394758 4.609545344552053,66.374773290214549 4.609529824787125,66.374798205354153 4.609537585528277,66.374839249361912 4.609549289635236,66.374862683137323 4.609693488128667,66.374918336383843 4.609888445245845,66.374976939159723 4.610009299324085,66.374997460724103 4.610266464136482,66.375044340014171 4.610590034768998,66.375082420371811 4.611010925385186,66.375176166125655 4.611159067596144,66.375234768419261 4.611186291898297,66.375259682990844 4.61119023631559,66.375307208098491 4.611182413642442,66.375370203447787 4.611159070446304,66.375411208622268 4.611120079868223,66.375452239089626 4.611049921645521,66.375487382783547 4.61078487167678,66.375575280011745 4.610718657006732,66.375604587401384 4.610699130028989,66.375632413453417 4.610703010610646,66.375666113500628 4.610753643571315,66.375765719435506 4.610808283530039,66.375849209330795 4.610858979090525,66.375885845983731 4.610956298668553,66.375916583118084 4.611077153304552,66.375970803563064 4.611198071361445,66.376013275884702 4.6113188620884,66.376048443619013 4.611564387219071,66.376120222105428 4.611642434259615,66.376179189499169 4.611658019021451,66.3762407141094 4.611650196056591,66.376286135934919 4.611630732846957,66.376324227953887 4.611587798490566,66.376357914532718 4.611517576552089,66.376387183039526 4.611342212316998,66.376447277129756 4.611194071842823,66.376498534852104 4.610866686410219,66.376567401894945 4.61065621096368,66.376627445000253 4.610562708951177,66.37666848627056 4.610543182032693,66.37670070386379 4.610551006208985,66.376731440228326 4.610656213804845,66.376807609826429 4.610781012656057,66.376897742074576 4.610925147710521,66.376962214144527 4.611092753382861,66.376997380433167 4.611291590705644,66.377063295230215 4.611322758677119,66.377089638436942 4.611334399174947,66.377113082769142 4.611299033800275,66.377129602765535 4.611268184366608,66.377135071500035 4.611166794490968,66.377140945497175 4.611077171888207,66.377142376181808 4.610944678041181,66.377146769161698 4.610667986521984,66.377149719386921 4.610352240333528,66.377164379202924 4.609939111530812,66.377184849687154 4.609868952524057,66.377171684603326 4.609814313596121,66.377152633078524 4.609771441714383,66.377114555137467 4.609748097099747,66.377066210675665 4.609755792093782,66.376971002440271 4.609728567481972,66.37692561992472 4.609635000140143,66.376856742278918 4.609451809612805,66.376751279842594 4.609373826827345,66.37673222805725 4.609319315369073,66.376729316594108 4.60925698056128,66.376748356073776 4.609217989750577,66.376776180901501 4.609202343802745,66.376868478311636 4.609210169814227,66.377017867405129 4.609256986976718,66.377161419753733 4.609315381562477,66.377363581606716 4.609284214392117,66.377388481549275 4.609233519771501,66.377411913096424 4.609182888599736,66.377425091013194 4.609085442511218,66.377439762773733 4.608925724964426,66.377457308218212 4.608820455273304,66.377477828322156 4.608750296921233,66.377507133487029 4.608738593793018,66.377546692035864 4.608765882540053,66.377627251910539 4.608746420221306,66.377725369161823 4.60868650326577,66.377796067636069 4.608574046729591,66.377867816699037 4.608542243324442,66.377882488036747 4.60848843180079,66.377896678395103 4.608469031626608,66.377899260784432 4.608421389089999,66.377853196438124 4.608382397618525,66.377838537914997 4.608267522439363,66.377807372779912 4.608119062789958,66.377786701665343 4.607998972215197,66.377781663836984 4.607954955923696,66.377776992921397 4.607735447265255,66.377775550375446 4.607618473657203,66.377784335726872 4.607519373785003,66.377799551595103 4.60740411798504,66.377835628824712 4.607361183596452,66.377869313360392 4.607345981965608,66.377902681320151 4.607357304348826,66.377922048845278 4.607392352321174,66.377946922752059 4.607446991284881,66.377968910448388 4.607531080142529,66.377973264769366 4.607941920673777,66.37805678442038 4.607992679553064,66.378075822611351 4.608043311439497,66.378109506598022 4.608055080110154,66.378197406565505 4.608035616863745,66.378235495671305 4.607973155506999,66.378299964808264 4.607867886351973,66.378357079407294 4.607680818654529,66.378440573909373 4.607572941099205,66.378464434985816 4.607388226046316,66.37849315698729 4.607312342752839,66.378504359707108 4.607130489848435,66.378521157610862 4.607079222509993,66.37852871469174 4.607001685387965,66.378537246515634 4.606789173744193,66.378551284979707 4.606718506127398,66.378554500332839 4.606524440544256,66.378565475457449 4.606376427125698,66.378610855417662 4.606329612659655,66.378643070570376 4.606315238347326,66.378705918297186 4.606321791451225,66.378811423570497 4.606356904470281,66.378934409055887 4.606427064959686,66.379048621892807 4.606454289556664,66.379095481540105 4.606497416130088,66.379153290151493 4.606532273845777,66.379216997217966 4.606540098183514,66.379260907317601 4.606482470566274,66.37929938728584 4.606461925528016,66.379306766847918 4.606390685669619,66.379325728431837 4.606306151839259,66.379341031925918 4.606241781390942,66.379348082475474 4.6061372111649,66.379356031821061 4.60602869723477,66.379360285096027 4.605810460738645,66.379362007067016 4.605653605294728,66.379366614871273 4.605408717353633,66.37936802045725 4.605212997947327,66.379377666150219 4.605041385644683,66.379383894180464 4.604966583587552,66.379389615672807 4.604873589932772,66.379400818024322 4.604810491758576,66.379416716334489 4.604695426713956,66.37945084192495 4.604677998556317,66.379466967936878 4.604637990288799,66.379515662324877 4.60464187087898,66.379553749366053 4.60469644647775,66.37959326655043 4.604836764583458,66.379626922977195 4.605035601437187,66.37966499674188 4.605132920825627,66.379684046264913 4.605487660083384,66.379790900971912 4.605631858706944,66.37985680857679 4.605748833484721,66.379927057598721 4.605772178112356,66.379979788686356 4.605780003261247,66.380080795201991 4.605752653083301,66.38014668978434 4.605631863572132,66.380194990660499 4.60546514938549,66.38022755845418 4.605348239341899,66.380235773348446 4.605196217989082,66.380237203978567 4.604909666747425,66.380202384225825 4.604676736506863,66.380172462710888 4.604587813338254,66.380157767682206 4.604350112321664,66.380111239596019 4.604127994989473,66.380057673848668 4.604036145844171,66.380039725793267 4.603907913295987,66.380018372949749 4.603846786585529,66.380009234396965 4.603790939355656,66.380005563857324 4.603701762002234,66.380007728487556 4.603662198343029,66.380011892884951 4.603562780563546,66.380038347206124 4.603457383857162,66.380075889429222 4.603386716636481,66.380107786308287 4.603324445643681,66.380144632171991 4.603150735751351,66.380254739057364 4.603001516299512,66.380482937640593 4.602930213663567,66.380562513681753 4.602758475955686,66.380700072030649 4.602711279790197,66.380730841577204 4.602641693626825,66.380744346859558 4.602518868042373,66.380747865805674 4.602456214852387,66.380745562353198 4.602389808776596,66.380739120037148 4.602325310832111,66.380726387133649 4.602105991976164,66.380653824319708 4.601867145783908,66.380587741814423 4.601671743776709,66.380552074296659 4.601533079642327,66.380530304218411 4.601418904417745,66.380516697970549 4.601254924659888,66.380499636403798 4.601117532818129,66.380488333805417 4.601026701514341,66.380478587938796 4.600946365465734,66.380472968304005 4.60085763349149,66.380484334693193 4.600805157812092,66.380507092495577 4.600770683274058,66.38055082321894 4.600745368353816,66.380607211015672 4.600708795149466,66.380678445528773 4.600688504646504,66.380694140410341 4.600653330186937,66.380720340717701 4.600598437395079,66.380740630175964 4.600308071049557,66.380800270989326 4.599931389747322,66.380867392153689 4.599697697695155,66.380943916975113 4.599577353415494,66.38099315290134 4.599503951121228,66.381029465883572 4.599449694515108,66.381058513690277 4.599411784984659,66.381088270215727 4.599383416683457,66.381128506602963 4.59937584770066,66.381149567696582 4.599371968093259,66.381182171837864 4.599493078546494,66.381348558313775 4.599530034949608,66.381392173500785 4.599588299939213,66.381447204950106 4.599841779179891,66.381768493741831 4.599947368949033,66.381896463866852 4.60003521250804,66.382040899413269 4.600075604829887,66.382169450480163 4.600024529333536,66.382255931464599 4.599934971180303,66.382323199976426 4.59981341831298,66.382371256156418 4.59965987076426,66.382402492148117 4.599340117187829,66.382416882984202 4.59907150345335,66.382400076040398 4.598790040990432,66.382378447072313 4.598610922912876,66.382378447446982 4.598329461204682,66.382414467755453 4.597877914835506,66.382542018082006 4.597752227513564,66.382592187421039 4.597628384851385,66.382646280057315 4.597540861699135,66.382681616142364 4.597499644435019,66.382700954767088 4.597418609417305,66.382751440095959 4.5973926579261,66.38277299344773 4.597370904538773,66.382796432525168 4.597320083089854,66.382856055253782 4.597306725862904,66.382879582828281 4.597299792960011,66.382902300383179 4.597302147435275,66.382981223106128 4.597312516070338,66.383032213919719 4.59732377495417,66.383063347490165 4.597437125318621,66.383236378460424 4.597601171402894,66.383466219729357 4.597639845211006,66.383512210498623 4.597831751119227,66.38372907720786 4.597869025799071,66.383793380093877 4.598009664139153,66.384002360131007 4.598055144560663,66.384098617209133 4.598049038890293,66.384148530076061 4.598040388780181,66.384186698679898 4.598013547322338,66.384251595321672 4.598007251071493,66.384320883139594 4.597973604068176,66.384420606689119 4.597939065916627,66.384468899103936 4.597925772316676,66.384494703099847 4.597918775887723,66.384524493440594 4.597879149519992,66.384602297485628 4.597715301081498,66.38491864918285 4.597677582639847,66.384973597152239 4.597639864585046,66.385059916556983 4.597599093193952,66.385131315571272 4.597569452664932,66.38516928024049 4.59752982568611,66.385198753471784 4.597514560036563,66.385206890566408 4.597478304032737,66.385219229105502 4.597430725868154,66.38522645510939 4.597376341669606,66.385229302553697 4.597291489485956,66.385224582468965 4.597069435853127,66.385177089275203 4.596950362787426,66.385159170226515 4.596854061326019,66.385157082363037 4.596737024216411,66.385181772225152 4.596613181205966,66.385212966663474 4.596563377014372,66.385238833236755 4.59647070190464,66.38529713412899 4.596399208247585,66.385374100616659 4.596357609909124,66.385442373016602 4.596376629597069,66.385533739906606 4.596412059416662,66.385579828125174 4.596427770785054,66.385610161278777 4.596570697390817,66.385694440744288 4.596797776476963,66.385781124127902 4.59700291083124,66.385849673338811 4.597128408728787,66.385907782567443 4.597261221958099,66.386006385880037 4.597300404926765,66.386078490685108 4.597279097571819,66.386168488665476 4.597193037759176,66.386239732753154 4.597178090155865,66.386248983088024 4.597098454076432,66.386270318407995 4.596963606935751,66.386297753184849 4.596881871845598,66.386321644631039 4.596856301923748,66.386339272083532 4.596841418147219,66.386366845749563 4.596852994913811,66.386386700245865 4.596943445426793,66.38646457417579 4.596975440618112,66.386524592940944 4.596980720694905,66.386580574941078 4.596948790811928,66.386662586396838 4.596880922608309,66.386728362482813 4.596839959898662,66.38676121251217 4.596767638986354,66.386810614036293 4.596618544637936,66.386908632252883 4.596458764139838,66.386996640842753 4.596330914597846,66.387092646320241 4.596298920714892,66.387142667151423 4.596298921280527,66.387190663207988 4.596346945359713,66.387238671735687 4.596389499775958,66.387334701270063 4.596400187706203,66.387496719546661 4.596357508001536,66.387564733087174 4.596272338497875,66.387622724857053 4.596159563146642,66.38765713023885 4.595984834145124,66.387680046230329 4.595763481459782,66.387743516977253 4.595726016861224,66.387752513726028 4.595586590227868,66.387802596704674 4.595338268513114,66.387907051831547 4.595247883286421,66.387972609574291 4.595168247878175,66.388054325524692 4.595159979214903,66.388079290689603 4.595132946419878,66.38810634367124 4.595099171619093,66.388165612074971 4.595132438734788,66.388208747232383 4.595275556062325,66.388286008046663 4.595323261907933,66.388317818297324 4.59552133679738,66.38846879628403 4.595579347668394,66.388556583875044 4.595579856816325,66.388581915464414 4.595567644636935,66.388619077718474 4.595541756845939,66.388652798299489 4.595506645960609,66.38868355803038 4.595491825556604,66.38869230133713 4.595453406904603,66.388706725914133 4.59542974505709,66.388713090452001 4.595404174981276,66.388718670501603 4.595318305243477,66.388730362088907 4.595231990187536,66.388736157347253 4.595125702334341,66.388732994276182 4.59504695636693,66.388722745439495 4.594938251237818,66.38870201990936 4.594909182660603,66.388698818734085 4.594820195985979,66.388694643380219 4.594735534664154,66.388695364759329 4.594684966891199,66.388698781181859 4.594644321897248,66.388705613915747 4.594612009519902,66.388717672349713 4.59457346379197,66.388744433641094 4.594557562220837,66.388767171195965 4.594551011279711,66.388821465350432 4.594535300990763,66.388885147918145 4.594495165583713,66.38895689029556 4.594473666558448,66.388978805226685 4.594423544604177,66.38903295981855 4.594369033694995,66.389082711098382 4.594297539668339,66.389135676135069 4.594242901714398,66.389200838352963 4.594211035475906,66.389292836912375 4.594265611368749,66.389366311376733 4.5943510371686,66.389472125855335 4.594488557683509,66.389607066136293 4.594721235624093,66.389821147091439 4.594825807028757,66.389908967817775 4.594930505426042,66.389976670879605 4.594984508299797,66.390000090421879 4.595020891809507,66.390011173873688 4.595176412001131,66.390037693041364 4.595227297853651,66.390037351336005 4.595278438022016,66.39002678648859 4.595328560405142,66.390010097870856 4.595448396340001,66.389986994338514 4.595927486604449,66.389980059950787 4.596152974762193,66.38999811455615 4.596249022160788,66.390028632002767 4.596389467844952,66.390092450399607 4.596441244797421,66.390145197993036 4.596415357238241,66.390200703820469 4.59637095974512,66.390238167385903 4.596226889945989,66.390308944505065 4.59607906728125,66.390376937939678 4.595934870078102,66.390431089677605 4.595798178475772,66.390479649022708 4.59544318677081,66.390549628743827 4.595403623121694,66.39055930770003 4.595306622419101,66.390601755753096 4.595291229955003,66.390648024522022 4.595312157065962,66.390675441552688 4.595393638510166,66.390717395663998 4.595463352280366,66.390730275331492 4.595609458501476,66.390747899373594 4.596271929264328,66.390789055258637 4.596431202053095,66.390792660801566 4.596626222203878,66.390800099840902 4.596954945082866,66.390818419366695 4.597270565023363,66.390851693557181 4.597372273417465,66.390876162311017 4.597458334583868,66.390916306848496 4.597522769318527,66.39096185373684 4.5975964909527,66.391027909265134 4.597669512923312,66.391095470192809 4.59773992676436,66.39114245905516 4.597883298283138,66.391195343446086 4.598060636075982,66.391244267654258 4.598141481304085,66.391271683926803 4.598197074382861,66.391295709541609 4.598240073072271,66.391307437648578 4.598276838268662,66.391321468380283 4.598377720547295,66.391415040387159 4.598427398320047,66.391454766621607 4.598572361301917,66.391621730097185 4.59871331637012,66.391730115877039 4.598711408869862,66.391794866410663 4.598693217879067,66.391858655293262 4.598725149758758,66.391948379381461 4.598752120751554,66.392082104655358 4.59886171688386,66.392143843063153 4.59890815044893,66.392162415137136 4.598951785169112,66.392169955250083 4.599028940958921,66.392177495301269 4.599213656487017,66.392159884328862 4.599461979217997,66.392129621888358 4.599686576685179,66.39212402959231 4.599767866905668,66.392127192283681 4.60008297778603,66.392135921146632 4.600271001336723,66.392157326870475 4.600449929190672,66.392192269501209 4.60050075158246,66.392203200142319 4.60066708522513,66.392241761000363 4.600819043944198,66.392310153499849 4.601059862448847,66.392406897020066 4.601250176387661,66.392473796161994 4.601410785663367,66.39253770951025 4.601563507711584,66.392608909746514 4.60164632482882,66.392639727666435 4.601795166512414,66.392682538643243 4.601850123468986,66.392700730770983 4.60194922413492,66.392737292120955 4.601988724489249,66.392754042019462 4.602018047691738,66.392772967900825 4.602028543024771,66.392783620039125 4.602050106304671,66.392818056040539 4.602054495630343,66.39285527524116 4.602019893770806,66.392903437535026 4.601915832803972,66.392962656771729 4.601815143011277,66.393020623423112 4.601694289418531,66.393054629223684 4.601509701271341,66.393089950780862 4.601217680289134,66.393123956790802 4.601053191813429,66.393136557319721 4.600877762997389,66.3931603664942 4.600823442425426,66.393170082421832 4.600697372950207,66.393197079479435 4.600576519604205,66.393253755239286 4.600491859236686,66.393346523366148 4.600453504416003,66.393384209930957 4.600405290808523,66.393454193652673 4.600386272909708,66.393518206024339 4.600369608703871,66.393602560402712 4.60038640211499,66.393700678242041 4.600383667347693,66.393732734723471 4.600428256413163,66.393761147731567 4.600454081111393,66.393771419907324 4.600521823098879,66.393785512459587 4.600550064799979,66.393788725639254 4.600611954791491,66.393791837555682 4.600709592092142,66.393792621716372 4.600741332147888,66.393791230105279 4.601065793032252,66.393768989937684 4.601131245006139,66.393769293435199 4.601235115868446,66.393773645030208 4.601267046792452,66.393776428087207 4.601319522979061,66.39378705442401 4.601376769847008,66.393809471013739 4.601394389228092,66.393822500991106 4.601539732231032,66.393839730697252 4.601842058388252,66.393874291256623 4.602201313753117,66.393964665376714 4.602557071660104,66.394140125442874 4.602724488142595,66.394312966013814 4.602804697533051,66.394358810311189 4.60303839163997,66.394417709253801 4.603575429745531,66.394518555419225 4.60399053255718,66.394620666402702 4.604321864793218,66.394751619185556 4.604478912448539,66.394847202291757 4.604534697299345,66.394954574940854 4.60457998694635,66.395063212134886 4.604600915097903,66.395183689120032 4.604712484904124,66.39540890501965 4.604806625296153,66.39554375018848 4.604960110955605,66.395640645837176 4.605151887685945,66.395685171959116 4.605312305522186,66.395687777484952 4.605514640176909,66.395649828451766 4.605936737588705,66.395545089057251 4.606180925156581,66.395440324235935 4.60623320949155,66.395356532555908 4.606229836945992,66.395234791386841 4.606208909154856,66.39514831738714 4.606125137129364,66.395048839135697 4.606149625354395,66.394993837384888 4.606289115244066,66.394896938708797 4.606491385564814,66.394796092743235 4.606780798385279,66.39473064103089 4.606983133373913,66.394724087945434 4.607241252389882,66.39474898273717 4.607534228758255,66.394818405443573 4.607691148903743,66.394883830819452 4.607924908252935,66.39508025815303 4.607963264586471,66.395175840225193 4.607998121950262,66.395221683029078 4.60803997603668,66.395259632283043 4.608090925841481,66.395285437702171 4.608233788282392,66.395308434685333 4.608301911837342,66.39531268487481 4.608402729561266,66.395314632751635 4.608727063266809,66.395284525763188 4.609375411995321,66.395167501420119 4.609646824393165,66.39514031645507 4.609756928758661,66.395138772972999 4.609919954518397,66.395141505034999 4.609951885452998,66.395143857843834 4.61005950948809,66.395173230524748 4.610125661592122,66.395209889529781 4.610495986514661,66.395445477486504 4.610593052159635,66.395512368695762 4.610777960256746,66.39563544905505 4.610990665402307,66.395812213248959 4.611015091571221,66.395893372195275 4.611011593539476,66.395926108952253 4.610934883443109,66.395962767119002 4.610812757607613,66.395994163166222 4.61049542110186,66.3960622680071 4.610303517882136,66.396087162289646 4.610118675408678,66.396140821110194 4.610067662943349,66.396199488692844 4.610053542425592,66.396228126701615 4.610050871395304,66.39627069149283 4.610080131141664,66.396301353220423 4.610104238570146,66.396321452813766 4.610178532522475,66.396367331400199 4.610248119307581,66.396393641614068 4.610404149009478,66.396461440926245 4.61045598922372,66.396478087122844 4.610499433186469,66.396488029276256 4.610554199250851,66.396496655894424 4.610606357367419,66.396501310684386 4.610708574493252,66.396504978750102 4.610861550410625,66.396516539783605 4.611172018231942,66.396527113893811 4.611419641783606,66.396523141617195 4.611496416120536,66.396541482709566 4.611541832099745,66.396567666293649 4.611572428299504,66.396659473293838 4.611591001897811,66.396680470693184 4.61161549127468,66.396727120304575 4.611627131845011,66.396763903627615 4.611689023228254,66.396886295024075 4.611739273888253,66.396958393826367 4.611772669099865,66.397076078952125 4.611791624567245,66.397117111756913 4.61199803361178,66.397386327642081 4.612312065044851,66.397535960685687 4.612505304648299,66.397563154854453 4.612698544050319,66.397572210906588 4.612891846908674,66.397567682358883 4.613266239955647,66.397554097079194 4.613399115984343,66.397567681442368 4.613556163188359,66.397613039008647 4.613749403470699,66.397699150047046 4.614800201043542,66.39797571953136 4.615235022872675,66.398111713946918 4.615730144702288,66.398261354985493 4.616301977679004,66.398462156822248 4.616402604211819,66.398426387637286 4.616415007504637,66.398412828771797 4.616443948631402,66.398390896769129 4.616474098447584,66.398382017683957 4.616563148645996,66.398365321900499 4.616614225273445,66.398353811940822 4.616670581202722,66.398332309875414 4.616736478082411,66.398296591159962 4.61678997149964,66.398259569645759 4.616816559128006,66.398235689679396 4.61685764877869,66.398170879797448 4.616866553381184,66.39813285896166 4.616888114850453,66.398007083717275 4.61688569755531,66.397988566482155 4.616826668855608,66.39790048303189 4.616790412152429,66.397859325051627 4.616779153386616,66.397837417934269 4.616777117709464,66.397816649143849 4.616784114287866,66.397796082695294 4.616801160841341,66.397775794478221 4.616836144651302,66.397752470568776 4.616884422454056,66.397732839981444 4.61695572615529,66.397714373000696 4.616989628782223,66.397703444604574 4.617019587705776,66.397688772242262 4.617055016744982,66.397663576264179 4.617064366767433,66.397640505268782 4.617052853562714,66.397617940234198 4.617055270445516,66.397600814046896 4.617138467988694,66.397518471445849 4.617155514360597,66.397482802251929 4.617156849887653,66.397463196837279 4.617148962346891,66.397444249155257 4.617117603452358,66.397406707940618 4.617097948351241,66.397371645793982 4.617114931262833,66.397348675704819 4.617166389439786,66.397329651932537 4.617276684641689,66.397324744019585 4.617321082540822,66.397318141299351 4.617357020575014,66.39730483476292 4.617388887493779,66.397271011954558 4.617403326040449,66.397242324534218 4.617424633137334,66.397124336492467 4.617436654684985,66.397102782855384 4.617457326856146,66.397082519366137 4.617487603776058,66.397064735018873 4.617564059558245,66.397036704985965 4.61762245097589,66.397020666098456 4.617720151718896,66.396999795249585 4.617786112341749,66.396977254788041 4.617821477833585,66.396957750103624 4.617831654746829,66.39693470375299 4.617816833754624,66.396895542677811 4.617819631946325,66.396850512387459 4.617813525447922,66.396834802376105 4.617765373942904,66.39677654121769 4.617712515562822,66.396724477959026 4.617705073288342,66.396707072899872 4.617698266653243,66.396653162645251 4.617707234661932,66.396599758208168 4.617719128835215,66.396565150238985 4.617747306484281,66.396528746014297 4.617819245646328,66.396460061004078 4.617856201128047,66.39642459264897 4.617880817004613,66.396408578730771 4.617925723555383,66.396385051137798 4.618036654347371,66.396340525689709 4.618064196169743,66.396324967084254 4.618159352021561,66.396255484564435 4.618239115141278,66.396207834569751 4.618322121978527,66.396138731227069 4.618358696020703,66.396120592013588 4.618411935170844,66.39609966989822 4.618508808970173,66.396075863626606 4.618640094470335,66.396059570990644 4.6188038195736,66.396028706194784 4.618873914731734,66.396011452292825 4.618955013864734,66.39598539437263 4.61900316442921,66.395965180520278 4.619077902876357,66.395943701656805 4.619213004731361,66.39592007225184 4.619259565333794,66.395918149445734 4.619463427161961,66.395923866591502 4.619608579304851,66.395925966112515 4.619681536976537,66.395923385483883 4.619748897144694,66.395916630550857 4.619769696729525,66.395913417551739 4.619822681580547,66.395903272592534 4.619887815303465,66.395881414209327 4.619932531038815,66.395858948672654 4.620022153532021,66.395830310079305 4.620102743998825,66.395820038536414 4.620193130022806,66.395811006620207 4.620319072730537,66.395813207382517 4.620446987168279,66.39580728716524 4.620517209660986,66.395799747924897 4.620558299946376,66.395791297975777 4.620678899232594,66.395761242495425 4.620701543421669,66.395757156655165 4.6207738013494,66.395749427652305 4.620868258314458,66.395745657905124 4.620938417290119,66.395745354176526 4.620962588132659,66.395747327454558 4.621139226367498,66.395782695154054 4.621219626206638,66.395787881291668 4.621397027362462,66.395793497317314 4.621462097622414,66.395783251087025 4.621517435755672,66.395757648357076 4.621564377669676,66.395728857934685 4.621590265727383,66.395715980651346 4.621679824505107,66.395678790787599 4.621733699851768,66.395667962652098 4.621986348107106,66.395635553931015 4.622193008160675,66.395600033457413 4.6222740439501,66.395595175846069 4.622443812112107,66.395592190195828 4.622493298587954,66.395584600330906 4.622536042611555,66.395571798835903 4.622612943569289,66.39553926384572 4.622628781697744,66.395529877784327 4.62270453739317,66.395471461536204 4.622735450395752,66.395455472289058 4.62276814444447,66.39544251895181 4.622821256387038,66.395422684134857 4.622859547913142,66.395411678822583 4.622941092411445,66.395394981050231 4.62305902020336,66.395366518955157 4.62312243670643,66.39535918198672 4.623213522482359,66.395355412182397 4.623616793649362,66.39536530344003 4.623638801806725,66.39536451911215 4.623827397462434,66.39533752420428 4.623862890318438,66.395330920968604 4.623887887936067,66.395323229874876 4.623910404823667,66.395312376347064 4.624008868410844,66.395257906269748 4.624052057495703,66.395230418203084 4.624072475175852,66.395206978089959 4.624086213966605,66.39517499934324 4.624089266807683,66.395150559877479 4.624084495685543,66.395106715538518 4.624101669397204,66.395084122857 4.624152491333934,66.395053813660454 4.624230473290279,66.394996610681261 4.624256043273031,66.394981177735914 4.624288355717884,66.394971589030945 4.624429436819786,66.394959647209788 4.62448032264136,66.394950842753445 4.624529554620709,66.394938243316446 4.624558432247319,66.394927313707967 4.624593797733311,66.394908895310522 4.62463914928039,66.394867150338584 4.624664337395415,66.394834665133246 4.624699257290099,66.39479028885664 4.624785953216612,66.394714793288045 4.624826279662294,66.394664496552366 4.624844980043706,66.394649240516941 4.62489885522754,66.394626343741976 4.624982689482542,66.394601701168085 4.625158881458092,66.394557906085709 4.625193292925108,66.394546748596071 4.625328839539938,66.394486356489679 4.625460124611671,66.394437754226246 4.625548283990957,66.394399651635723 4.625726002103051,66.394322877015369 4.625830890199152,66.39428234536156 4.625860467471531,66.394268986610385 4.625886864339213,66.394253097802107 4.625926936434099,66.394209580700817 4.625948562770207,66.394195589411964 4.626022728623799,66.394165810398022 4.626071706139638,66.39415106000591 4.626123546066264,66.394142078154815 4.626241283172017,66.394125075839128 4.626376575777972,66.394097042359391 4.626406979911674,66.394081153432651 4.62643019640686,66.394065264511212 4.626460600264767,66.394028831326438 4.626461680930247,66.393979608577553 4.626461298949823,66.393954598680082 4.626473001690947,66.393878442917924 4.626488330849941,66.393861440642169 4.6265135192043,66.393847828664946 4.626556581174225,66.393829105840624 4.626591755950338,66.393819744393696 4.626630683602998,66.393813267250835 4.626714327271515,66.393806840611518 4.626799243170597,66.393806486213379 4.62692652156417,66.393802665483122 4.627009529044539,66.393787762995018 4.627039169863506,66.393770153400666 4.627051763937877,66.393755782368373 4.627057997247639,66.393739741469844 4.627068618722586,66.393668645287022 4.627063593364294,66.393641218825081 4.627041648433292,66.3936138429724 4.627000175900524,66.39357730808058 4.626958131072252,66.393553373175806 4.626917549294468,66.393535308146127 4.62681736708728,66.393496647955956 4.626558229321484,66.393411838306022 4.626521591192395,66.393392862314158 4.626501554502673,66.393366814513357 4.62654862021424,66.393089799790602 4.626536406920515,66.393040764988015 4.626520694162906,66.392914660562212 4.626460137375515,66.392730259611326 4.626487996234393,66.392644004515105 4.626491112542891,66.392611010423977 4.626475909316979,66.392534521703993 4.626481694815946,66.392333810345988 4.626435705588462,66.392256511165158 4.626414968754898,66.392197505509657 4.626403963689754,66.392126683327078 4.626414776079023,66.392064134906349 4.626432076732756,66.392023852807867 4.626472975496482,66.391966567062369 4.626661505706118,66.391813382536867 4.626749028680147,66.391755185292567 4.626849654760245,66.391695722725274 4.62687210792703,66.39167813697658 4.626906646242296,66.391642193717587 4.626936922593323,66.391587260324471 4.626946399325598,66.391532579890963 4.626943854732372,66.391511527526674 4.626933232022838,66.391492183139817 4.626898311079539,66.391458289345877 4.626889978300238,66.391443461571626 4.626890041585016,66.391420625234673 4.626895257164833,66.391404544886768 4.626910268297019,66.391389337475815 4.626958927438013,66.391352406933237 4.626992257416843,66.391331189863095 4.627148412524019,66.391255924067465 4.627318370010042,66.39115083761429 4.627576423835977,66.391052228290988 4.627726409429236,66.391005921940959 4.627778185665587,66.390992687903989 4.627833969094932,66.390974342466677 4.627863482696452,66.390958071996209 4.627901201503636,66.390931414236221 4.627915131308384,66.39091634571092 4.627922509416519,66.3908919526815 4.627940192130021,66.39088190696377 4.627988406323939,66.390866800373516 4.628022372680092,66.390867015379044 4.628104680772384,66.390874859425409 4.628203845003219,66.3908949379001 4.628297920407444,66.390898707973093 4.628357838566863,66.390897670372127 4.628407134134614,66.390885865957088 4.628440782210435,66.390869177902928 4.628468642002308,66.390851793990763 4.628482826135849,66.390829817417057 4.62843283022603,66.390795872153063 4.628337037145317,66.390772934229986 4.628288440856247,66.390756790329405 4.628140616408396,66.390698325471462 4.628113646674021,66.390684762498935 4.628093292081867,66.390669289037305 4.628038207313434,66.390616795563147 4.628014290527561,66.390588922976974 4.627983249155365,66.390522537199757 4.627938913930356,66.3904626671617 4.62796276629394,66.390434288204531 4.628061993647467,66.390421180275638 4.628249635913504,66.390451165585716 4.628453561550326,66.390472458764805 4.62851061744528,66.390476304898925 4.628617923183697,66.3904798725669 4.62886688264255,66.390485843819093 4.628959494918243,66.390478821636364 4.629080221786727,66.390480048616325 4.629151334725622,66.390470622564635 4.629187908715299,66.390452352699597 4.629271551728124,66.390403008849816 4.629281410567336,66.390381968157143 4.62929228636068,66.390308825414067 4.629289932508724,66.390283065366503 4.629272694410259,66.390249524158776 4.629270976631989,66.390223764048741 4.629298834564349,66.390080400113433 4.629303540672851,66.390023476915559 4.629312317549053,66.389959442899695 4.629322367288217,66.389943867698406 4.62934863675045,66.389917208881727 4.629415169132961,66.389852478568798 4.629425346105356,66.389838193857287 4.62942909864353,66.389818051033586 4.629426490380701,66.389793796133901 4.629346090267279,66.389769440175314 4.629208125235029,66.389729977164308 4.629184844692214,66.389714110890196 4.629187197986123,66.389701977058095 4.629187197723167,66.389684238127003 4.629205770848051,66.389668371724383 4.629240754653842,66.389650645338818 4.629366505832618,66.389607107365379 4.629428713579808,66.389587748680228 4.62952386995309,66.389567997669005 4.629572656602283,66.389552890279788 4.629637408600331,66.38953054551564 4.629851191750479,66.389442545512438 4.629876443701168,66.389430095175314 4.62991492570649,66.389398678351469 4.629936615412406,66.389370867563386 4.62995041781475,66.389343993068096 4.629985207888707,66.38913290598714 4.630007278893619,66.389082357653535 4.630043598413917,66.389062277406993 4.63009391162793,66.38904662563175 4.630138627472557,66.389036376658538 4.63019154869608,66.389027772541709 4.630329067654399,66.389012411550539 4.630568612751509,66.388988749969897 4.630722415075617,66.388964911432879 4.630788248531172,66.388951714233102 4.630871637417617,66.388924661975125 4.630944022228774,66.38889792603932 4.630975189629304,66.388883210528405 4.63099376281502,66.388871772168329 4.631030591065732,66.388843416676025 4.631040704483245,66.38883301586651 4.631055779041747,66.388807153032175 4.631098586306324,66.388773521128243 4.631122057320712,66.388765992501519 4.63119336095277,66.388748999262134 4.631260784581126,66.388735118677218 4.63128438284599,66.388729930857963 4.631323183146582,66.388716113598008 4.631363255513581,66.388696982028137 4.631386344780681,66.388682759889235 4.631400338307703,66.388676218200445 4.631414268041189,66.388657542176375 4.631412041753575,66.388655669520872 4.631486839791398,66.388378716417236 4.631553754982671,66.388392432376605 4.631589120780585,66.388398012370985 4.631669520661771,66.388406641683957 4.631715254629759,66.388422863020736 4.631739361877965,66.388425785857692 4.631799534458097,66.388424710183941 4.631831210730113,66.388411031957702 4.631879806318009,66.388381094255536 4.631925476129526,66.388361772615468 4.631985012198765,66.388332480144157 4.632027883427884,66.388322420678861 4.632077878811664,66.388320509908581 4.632143076242759,66.388310829981492 4.632225320557087,66.38830765380078 4.632343630100883,66.388293874067685 4.632369136578705,66.388288192672363 4.632413661427511,66.388267036232307 4.632418240985487,66.388255812730449 4.632417095863742,66.388243690851866 4.63237683166159,66.388197417703935 4.632275440460282,66.388132404974399 4.632231487179532,66.388095773522039 4.632224935118181,66.38806370980582 4.632234666869091,66.38805213190426 4.632377718621338,66.387970238473358 4.632460216829119,66.387932961139185 4.632532792192986,66.387889964391491 4.632607339521084,66.387855635227453 4.632672472787056,66.387810664412427 4.632747274359408,66.387764643245973 4.632777233199823,66.387749243775573 4.632823729977123,66.387734767965327 4.632850508599621,66.387729023171104 4.632936887299321,66.387720026252779 4.633005837524764,66.387707967205316 4.633052143505951,66.387695161646732 4.633062574971484,66.387685835914311 4.633082101881977,66.387650393088862 4.633091451343526,66.387598158850437 4.633088524907775,66.387566815745984 4.633075421386739,66.387541660277975 4.63305640249439,66.38752385659356 4.633038083395925,66.387513164271411 4.632973394241694,66.387485642637444 4.63294636086508,66.387470812556785 4.632920281561961,66.387453616218792 4.632869395005139,66.387412997862967 4.632799743623029,66.387331672295943 4.632792682825731,66.38730789584065 4.63279586262576,66.387271984331008 4.632803050066975,66.387259760724334 4.63281577136036,66.387248119173634 4.632864621368391,66.387218648268288 4.632894771042916,66.387204260768812 4.632909400631722,66.387197275805661 4.633038077544643,66.387144597431899 4.633094624069465,66.387116644851659 4.633114532879864,66.387097651298987 4.633160138389237,66.387035646978887 4.63316465423645,66.387018273108922 4.633149960284821,66.386977932342219 4.633150532264592,66.386947486885148 4.633145888673209,66.386931732687955 4.633134121056616,66.386916130347046 4.633101299225196,66.386889961955816 4.633035528653769,66.386856745330917 4.633001307651421,66.386842534944648 4.63286575968816,66.38680381392426 4.632735236490845,66.386751388468426 4.632661387540595,66.386702986762558 4.632644340556757,66.386690218813627 4.632634990069487,66.386677627996079 4.632632699870567,66.386656824627721 4.632637342754568,66.386628403433065 4.632655216003115,66.38660176640785 4.632706674106389,66.38658482235796 4.63274102198095,66.386577735937692 4.633066688815129,66.386392553348216 4.632982535251647,66.386330990517678 4.632873510750015,66.386241461534027 4.632848957745662,66.386207143015469 4.632844377487075,66.386174532738082 4.63285194621051,66.386140201390177 4.632870073801064,66.386108464120483 4.632989462780555,66.38598032499705 4.633034941595223,66.385951789037364 4.633095622672079,66.38592930185402 4.633172460142479,66.385914116256473 4.63322353664717,66.385900411294344 4.63327213238284,66.385881733106089 4.63330896074046,66.385862308317442 4.633320664156007,66.385841289107645 4.633291022692976,66.385815347368435 4.633240199998838,66.385791050751166 4.633182698583608,66.385770044317368 4.633134610935092,66.385741318543481 4.633082197199984,66.38566450521003 4.633122332976886,66.385635133697335 4.633201841988864,66.385622111858453 4.633619487516837,66.385589651564729 4.633703767122897,66.385579072040073 4.633775643124134,66.38555841941907 4.633870035595479,66.385504801227299 4.633900757438347,66.385473101081146 4.633915004925156,66.385438730787953 4.633912267281008,66.385285658568947 4.633966523938332,66.385259209838694 4.634005197073219,66.385250034980658 4.634046605563569,66.385255248663128 4.634102071656168,66.38528288665961 4.634261599493668,66.385314763709189 4.634331122687411,66.385334479702507 4.634390214123251,66.385345274083122 4.634472331161279,66.385339769030736 4.634543889130615,66.385319584438491 4.634599354346694,66.385294249363312 4.634641843588053,66.385264788822667 4.634662388223743,66.385231797603709 4.634659270915404,66.385198932953074 4.634634654335745,66.385167485663274 4.634587584481824,66.385143909737621 4.634513990525051,66.385130812118291 4.634427866130847,66.385130698454134 4.634346130792744,66.385139405240352 4.634273236550897,66.385128269126056 4.634225721428941,66.38510360484247 4.634241304926388,66.385084926144671 4.634384102852346,66.385046467429333 4.634544265811895,66.385021195072341 4.634623202371619,66.385009324512097 4.635113805157238,66.384953400867516 4.635205462878366,66.384922750221605 4.635222254456544,66.384876863092202 4.635204571056776,66.384844225805182 4.635113165734415,66.384753881536852 4.635071565390111,66.38468736641515 4.635016607616837,66.384628026625435 4.634954906828428,66.384531113449796 4.634916168300427,66.384434123905962 4.634833221983061,66.384297953270419 4.634820753805004,66.384230981267663 4.634822725026322,66.384195103311924 4.63484059757229,66.384128637167919 4.63486101498889,66.384096188634601 4.634957314882993,66.383997931492559 4.635119511698373,66.383881373894965 4.635298437290315,66.383767435413631 4.635336410416024,66.38373965628027 4.6354271766079,66.383650509817457 4.635464958881408,66.383621072662962 4.635514635763978,66.383593445202564 4.635603494250642,66.38353464662174 4.635663920788264,66.383507639166041 4.635737450586961,66.383488933803733 4.635989398910301,66.383461432193883 4.636146890409405,66.383440992725184 4.636188489275225,66.383420452314965 4.636196376202453,66.383398102205831 4.636173477158642,66.383375574981301 4.636113240548092,66.383350744485185 4.6360505869299,66.383330077732566 4.635906388407784,66.383294641844529 4.635719127164041,66.383228313091493 4.635660989548692,66.383200558937304 4.635617036442502,66.38317660147905 4.635571811050046,66.383144607505074 4.635571174651695,66.383125851453201 4.635586694522456,66.383106968783153 4.635654054381722,66.383087162071746 4.635740051367711,66.383077049741516 4.635827257025599,66.383074530967221 4.635911854700769,66.383067354813889 4.63599848775557,66.383056938730562 4.636162594545755,66.383044231698932 4.636327082842923,66.383023614683154 4.636500094614038,66.383007933455076 4.636571207447489,66.382996150543548 4.636632270102342,66.382972116659516 4.636669416275613,66.382941780129684 4.636693840947292,66.382909886908166 4.636703826715138,66.382876247153405 4.636682326823931,66.38284197463922 4.636457407826724,66.382651247792083 4.636434826653769,66.382619468238758 4.636426111818958,66.382583841125935 4.63643590675802,66.382549960466321 4.636462048798339,66.382516573307271 4.636542129395806,66.382455456121477 4.636568589475709,66.382422309304346 4.636563818345826,66.382389554876468 4.636530550511116,66.38232250188878 4.636531439900321,66.382259422719045 4.636551730080105,66.382227212230916 4.636648348626139,66.382168473693255 4.63679578819705,66.382038947385112 4.637033740841408,66.381898484904752 4.637183344616878,66.381856945702751 4.637272775915265,66.381820380636867 4.637303752213656,66.381793143590443 4.637319653631611,66.381769526344797 4.637284350980111,66.38173793555876 4.637229966337059,66.381718457179261 4.637113500702033,66.381687372827756 4.637068720907923,66.381675526339521 4.636988003111254,66.381672400379827 4.63673548146172,66.38164835346457 4.636418524991641,66.381592323283314 4.636353136198516,66.381568275754475 4.636320314267028,66.381538292111273 4.636311599481775,66.381505941554735 4.636319677028187,66.381473008697995 4.636336150715266,66.381438392424229 4.636371770247038,66.381405497369911 4.636419793302975,66.381377639641556 4.636486389819273,66.381356072262051 4.636565707874013,66.381338263901512 4.63672644321873,66.381313392784648 4.63680875097403,66.381304216345598 4.636873757474534,66.381292052939187 4.636931130845296,66.38126616952529 4.636957654637865,66.381239754585295 4.636934183115717,66.381217124168231 4.636867649394058,66.381193430676618 4.636796981273287,66.381174103804824 4.636739925074034,66.381151827819139 4.636681723819688,66.381122717078952 4.636653736019673,66.38109140391029 4.636573270281093,66.380956252975409 4.636567289947181,66.380887373460268 4.636575176702047,66.380856528205015 4.636629050983206,66.380793078134403 4.636706523625313,66.380731564373804 4.636715682598413,66.380704756549193 4.636714219074185,66.380674126267579 4.636749775112686,66.380648141020288 4.636930991121283,66.380574538976035 4.636997078734524,66.380551160921712 4.637070735671844,66.380530504126384 4.63712066698456,66.380505341407542 4.637171933323417,66.380440282979052 4.637197311345732,66.380368503428983 4.637248768450031,66.380300558770699 4.637249848623816,66.380237677025036 4.637237889843345,66.380204995705796 4.637237824648825,66.380118431680174 4.637268164917784,66.380094648265327 4.63734862792455,66.380078876848231 4.637483729895099,66.380076749997585 4.637525710568277,66.38006710489266 4.637555351042144,66.380037169899509 4.637574114650958,66.380006804548074 4.637574814310347,66.380005640057064 4.637567753488618,66.37998360338014 4.637570233888078,66.379968021985462 4.637599174026228,66.379902658443839 4.637603371846782,66.379888330090978 4.637599808896248,66.379837472021464 4.637613738431369,66.379811815064841 4.637633329172024,66.379794372845993 4.63765883546981,66.379780930400102 4.63768739466886,66.379753906319479 4.637690638364332,66.379738818426901 4.637685040573335,66.379720211729747 4.63764757458343,66.37965203773642 4.63763186326023,66.379635380287127 4.637613289612323,66.379619039277401 4.637566664880014,66.379589483706127 4.637543638334317,66.37955244731971 4.637525637154703,66.379536220173833 4.637499048953961,66.379518398168472 4.637490334630333,66.379512069326125 4.637486518041499,66.379504082303427 4.637485563310155,66.37947060255577 4.637466479797866,66.379400098795188 4.63746584352973,66.379389618140863 4.637474939112467,66.379375226190959 4.637486324662306,66.379366365690302 4.637520862888298,66.379336164030065 4.637623078863514,66.379281064142717 4.637664741142154,66.379252558512462 4.637684585956696,66.379216280973139 4.637737952014288,66.379189319497868 4.637803149096336,66.379165522436466 4.637873053188851,66.379145332846619 4.637899386451999,66.37913587729679 4.637916242153975,66.379122839576453 4.637945755343872,66.379089865545239 4.637961465932239,66.379067157122293 4.637962864768959,66.379039145029822 4.637959238764707,66.379018563161097 4.637962418760664,66.378998766050856 4.637968015581658,66.378965437503709 4.637964962090821,66.37894739983561 4.637957583400707,66.378934691198808 4.637947914743168,66.378916488973999 4.637926796853776,66.378903058854334 4.637814465234482,66.378846832089209 4.637787877158797,66.378835781667931 4.637744941973995,66.378823516114821 4.637498653678351,66.378787415969043 4.637460870756973,66.378778770596071 4.637437335900692,66.378771251749271 4.637415454822218,66.378763036698842 4.637394209792497,66.378753505199214 4.637380088755521,66.378742416724947 4.637368130224469,66.378723670067941 4.637356044415795,66.378701568988419 4.637347775129007,66.37868382228416 4.637343258629721,66.378663657846289 4.637344530507805,66.378649341451833 4.637350254945062,66.37863745540642 4.637379577297597,66.37860391111866 4.637387209927621,66.378590582010744 4.637390898753273,66.378569303550236 4.637393633501336,66.378549759251314 4.637389498721207,66.37853363268087 4.63736246500564,66.378501860578993 4.637292686555877,66.378437961870191 4.637258910505199,66.37840844284429 4.637211395221653,66.37837634152973 4.637166551535739,66.378348987038621 4.637110576616617,66.378324290802482 4.637047350509921,66.378302151550642 4.637027504834995,66.378292227462907 4.636987940757605,66.378275442599247 4.636642613732425,66.37812570742507 4.636590518856878,66.378100656521028 4.636566792986105,66.378082782853966 4.636534670608396,66.378046883533585 4.6365026119298,66.378015857682129 4.636401538823523,66.377959590921122 4.636284563954908,66.377906969744359 4.636264909078994,66.377895741668866 4.636257339665073,66.377888209850965 4.636256258023307,66.377871373966641 4.636260583078764,66.377858487529679 4.636262681673418,66.377834765346535 4.636249196314413,66.377802650537006 4.636244298285423,66.377788612159321 4.636246778769627,66.377777928284218 4.636267260099874,66.377765788608826 4.636305233394299,66.377750965245653 4.636322598032026,66.377742357325005 4.636369921626977,66.37772878712471 4.636425514175047,66.377715254867823 4.636527985240739,66.377697367884309 4.636663404510178,66.377658809181327 4.636665885182505,66.377658100288031 4.636691582383147,66.377649682189968 4.636719060526481,66.377637972825838 4.636749400943009,66.377623288655045 4.636767910403272,66.377608958955236 4.636774016559855,66.377601224470197 4.636773253091438,66.377591717784668 4.636750226969164,66.377577502121838 4.63671880473294,66.377566084054024 4.636647754959923,66.37754557713447 4.636611371371813,66.377535171766183 4.636571298620429,66.377528007042486 4.636462593381824,66.377511196561329 4.636424047167117,66.377501943131904 4.636399812598782,66.377492588385451 4.636373606113404,66.377478486605099 4.636357576898026,66.377469549564296 4.636347526756313,66.3774598276581 4.636344219021272,66.377451700733758 4.636345809008185,66.377441358504782 4.636361710528727,66.377424990643718 4.636375958363004,66.377414116695661 4.636402800483749,66.377405154183649 4.636431614491613,66.377399356363796 4.636465199078144,66.377395102902526 4.636500691913295,66.377392368491726 4.636574539942662,66.377388444035361 4.636727006617546,66.377384076279512 4.636789850611271,66.377381784842129 4.636839909515344,66.377378582008859 4.636883098755693,66.377371568891832 4.636911149341269,66.377358720101157 4.636948740682097,66.377327870408706 4.636971638695258,66.377295185188885 4.63699778003482,66.377228662722331 4.63699491643656,66.377162330052016 4.636976977894913,66.377095655460593 4.636977613695143,66.377081401467123 4.636986390878284,66.377048652674048 4.63702372757276,66.377006713315239 4.637099801335194,66.376975673184674 4.637127342979707,66.376958684690024 4.63716906860247,66.376918049048598 4.637212892796314,66.376853006637589 4.637218235463343,66.37683492944636 4.637219125641379,66.376818080188471 4.637200360879665,66.376786837570663 4.637176635044393,66.376771039063811 4.637148075094969,66.376757430591525 4.637088983519188,66.376737986343713 4.637065321418831,66.376728795880013 4.637032626974898,66.376714199983823 4.637022258822919,66.376705958906982 4.637019523585228,66.376699578700254 4.637013989376636,66.376680286151966 4.637011698801331,66.376643359337265 4.637023338347812,66.376612610116709 4.637048271720073,66.37657649330805 4.63707746686993,66.376544921100489 4.637124090433267,66.376513791872824 4.63715748360589,66.376479156029774 4.63718031800298,66.376446583635385 4.637184833747607,66.376427214905235 4.637180380939671,66.376411947802893 4.637171984436276,66.376394528620423 4.637155000977535,66.376378793142294 4.637043495975443,66.376307850554568 4.637017925358849,66.37628332944827 4.637006857291675,66.37626299852775 4.63700424908393,66.376247123669174 4.637010545851545,66.376228729552992 4.637022885376946,66.376213576212194 4.637039041433334,66.376203170129344 4.637065947090446,66.376190928393441 4.637135660301523,66.376169951515294 4.637216950140089,66.376153924422596 4.637290161799112,66.376135314818185 4.637361783345999,66.376120351127014 4.637436330908015,66.376109425784705 4.637471251237926,66.376104969546105 4.637510687724347,66.376102412211708 4.637599547185096,66.376104424787599 4.637681982384553,66.376110399793603 4.637769124416164,66.376110753985188 4.637848887738529,66.376097765129018 4.63791930070965,66.376080915156649 4.637970949652945,66.376070762095907 4.638016365155878,66.376064533489711 4.638084043220309,66.376058317471376 4.638245732974766,66.376055861022635 4.638284215349489,66.37605316443107 4.638320407836692,66.376049239876068 4.63835011230537,66.37604164408846 4.63836798498224,66.37599175292479 4.638376379928677,66.375929695868464 4.638373389032106,66.3758609291162 4.638383183875083,66.375826191164776 4.638379175245463,66.375756715192068 4.638388079603319,66.375722913913293 4.638386806754813,66.375687314947939 4.63838375302408,66.375657944503814 4.638359199699948,66.375612331692324 4.63834005329465,66.375581771197375 4.63832402375147,66.375556464446717 4.638288593846376,66.375524524022339 4.638237069221527,66.375387950397268 4.638255195294527,66.375286431020598 4.638270078732401,66.375252489829634 4.638289160479248,66.37522998047335 4.638364343100796,66.375168528994166 4.638414210658817,66.375139664171044 4.638534745547264,66.375091138159434 4.638603631856835,66.37507065409558 4.638681868561537,66.375056221460724 4.638763158519677,66.375046928765883 4.638844384785864,66.375033394967431 4.638922303405504,66.375016544249604 4.63899004480476,66.374997174209071 4.639166171949544,66.37492226419235 4.639210505661927,66.374893171219625 4.639238683015159,66.374859014229614 4.639270485859142,66.374818615747643 4.639282379952468,66.374795042572771 4.639322515466752,66.374760303043672 4.639334727453069,66.374729627466721 4.639320986506108,66.374641829180405 4.639324547745326,66.374603620657226 4.639346428049627,66.374573375305033 4.639376767456125,66.374509972673366 4.639392478294042,66.374501692806888 4.639410288213499,66.374495413254152 4.639433822836464,66.37449139987072 4.639462255289462,66.374490716123532 4.639485789982045,66.374490146334708 4.639561991533808,66.374489956183098 4.639592586536588,66.374484385561416 4.639632340850115,66.374471813771677 4.639698810014724,66.374448455317463 4.639803379952247,66.374424868831625 4.639865841915494,66.37440446020085 4.639935109064871,66.374344880438741 4.639961251014544,66.374312697722999 4.639977597376224,66.374277463845473 4.639987392139619,66.37424001436932 4.640028481196089,66.374177940202003 4.640030961190029,66.374144035527635 4.639993876780699,66.374077859381629 4.639971613649335,66.374049715180774 4.639936564733361,66.373986488683244 4.6398576897025,66.373889901564567 4.639770099070536,66.373724870651387 4.639761319968353,66.373661655909501 4.639774421957043,66.37360722747917 4.639796364818785,66.373526451866653 4.63982212452267,66.373465452149404 4.639874408344935,66.373398412981587 4.639882104136921,66.373364823756631 4.639877205651947,66.373329715224813 4.639857232406865,66.373302861586467 4.639819703409299,66.373269310365842 4.639741974046512,66.373208930750323 4.639688098110309,66.373182001129408 4.639626843811992,66.373159148329904 4.639556302864675,66.373137067858906 4.639473294770954,66.373109315294059 4.639454275960124,66.373098186358447 4.639439455088696,66.373080157166129 4.639430295113407,66.373054695935366 4.63943353817865,66.373010711566806 4.63945446438535,66.372981945635047 4.639478634707993,66.372960168559629 4.639508974959948,66.372939454973803 4.639576970395687,66.372902560392745 4.63963656989244,66.372876529003932 4.639834132815619,66.37281212129048 4.640356599900382,66.372656589810333 4.640357171625288,66.372621075108427 4.640349220139417,66.372593562286553 4.640320787032874,66.372562605643225 4.640281031819649,66.372531243839191 4.640081556358761,66.372387994531238 4.640034231279013,66.372327929227467 4.640043644507184,66.372296794870152 4.640100762474567,66.372230866761086 4.640170283135147,66.372130309342865 4.640141212428762,66.372026662442138 4.640102219747436,66.371959366497975 4.640028751693531,66.371881485398973 4.640027987677029,66.371846817931768 4.640057309994563,66.371816328652301 4.640103043042132,66.371788244992146 4.64015895329289,66.371761959220962 4.640343031310364,66.371692357382628 4.640454851859048,</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LOY ALFARO&lt;/SimpleData&gt;</text:p>
          </table:table-cell>
        </table:table-row>
        <table:table-row table:style-name="ro1">
          <table:table-cell table:number-columns-repeated="2"/>
          <table:table-cell office:value-type="string" calcext:value-type="string">
            <text:p>&lt;SimpleData name="PARROQUIA"&gt;Llo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23373845668008,66.379111379011022 4.423563396762716,66.378916155595988 4.423507998700335,66.378483463131346 4.423391917682941,66.378248031524251 4.423184687454771,66.378029395348989 4.423463987625423,66.377906975529982 4.423737498899373,66.377856468385986 4.424110620091109,66.377681248761206 4.424290119495312,66.377683514909592 4.424570882757403,66.377543092735706 4.424894898718721,66.377421252904796 4.425275335470921,66.377156139588649 4.425526841136295,66.376817322309975 4.425585933751782,66.376638094685305 4.425781145821093,66.376442598831773 4.425836039891382,66.376317284620768 4.426083156170118,66.376032436007222 4.426269843921453,66.375944832631916 4.426636031021186,66.375859495261224 4.426780547540927,66.375735342945703 4.426754343439997,66.375500987056895 4.426302101296807,66.374973234634709 4.426155490541136,66.374557324714146 4.425954049345211,66.374266732977702 4.425823718826801,66.374211077806009 4.425662731306468,66.373974998292326 4.425246935315369,66.373555678326724 4.425004849766997,66.373210519190522 4.424924520346925,66.37252541634254 4.424976551808182,66.372436053264181 4.425000916202507,66.372130319502531 4.425265272085038,66.37162960580639 4.425441214261069,66.37110977510109 4.425627901949396,66.371022154536902 4.425778271000884,66.370826007043817 4.426155717716528,66.370596759367999 4.426790522591283,66.369956740802976 4.427319864988177,66.369513384442186 4.427755068352434,66.369122849997041 4.428180411406865,66.368858180854218 4.428473960913613,66.368555848273502 4.428661984426774,66.368450198925558 4.429001776412649,66.368130436588118 4.429466109840017,66.367938331944032 4.429693378218098,66.367905204409908 4.43002897157724,66.36763940787219 4.430214196004327,66.367569732360465 4.430733487011866,66.367252263888162 4.431165891069293,66.366897647558773 4.431591043068106,66.36663300557808 4.431938150498146,66.366223264883729 4.432040686528891,66.366062502408468 4.432059325523581,66.365828638720942 4.432438298568042,66.365581412081269 4.432808620053715,66.36544207475184 4.433221049057186,66.365339300194307 4.433592897240675,66.365181989970694 4.433775258930197,66.3651482761327 4.434104999554079,66.364954400653659 4.434893538772458,66.364640331714511 4.435401378854954,66.364466742380515 4.436405672035348,66.364263464837165 4.436764606463533,66.364268037543596 4.437263922198422,66.364202393354688 4.437951324784228,66.364031093671628 4.438405733925745,66.363964866174982 4.43859229405664,66.363877207955184 4.438912110731663,66.363809244676034 4.439019099517204,66.363594523389494 4.43920572323723,66.363506863874122 4.439712099987505,66.363351264859674 4.440089609499102,66.363121948800782 4.440368845285346,66.362999456155876 4.440853847838996,66.363113704239055 4.441296806461756,66.363191423176929 4.441645817116374,66.363321945860534 4.441913538873488,66.363343376859618 4.442095900448122,66.363309673187175 4.442111612928262,66.363111793278406 4.441992796598091,66.362912138385951 4.441824748031436,66.362765945764309 4.441752174155409,66.362548872057985 4.441809803384393,66.362387553984362 4.442086240112928,66.362301030333356 4.44253206127663,66.362342741305469 4.442925914826914,66.362473851104141 4.442977946050454,66.362384452202619 4.442733061500719,66.362075162958362 4.442605530183164,66.361983469762691 4.442500963269441,66.361603938724713 4.44252233735738,66.361334046894484 4.442490343762223,66.36124302245581 4.442326046406708,66.361304836790751 4.442143244114042,66.360780168093768 4.441929016817903,66.36065135508963 4.44144834018875,66.360483069750771 4.44102268466461,66.360189426446041 4.440631757539284,66.36002232886031 4.439534412616305,66.359702026377846 4.438615039945262,66.359402039270023 4.438041878648985,66.359268620187336 4.437739301580279,66.359120594569134 4.437562601744932,66.359082311578646 4.437348374611672,66.358953489811924 4.437168748537029,66.358951183959007 4.437093375913816,66.358770092858279 4.43691820282389,66.358713782475121 4.436585860125402,66.35830749655301 4.436481227751298,66.358189553180452 4.436306246162332,66.3580625511443 4.436034836158482,66.357963925972527 4.435865515618922,66.357835668601979 4.435748099211493,66.357617982013466 4.435578715084805,66.357489735539559 4.435403478442612,66.357433460275658 4.435247008089523,66.357143202187885 4.435121003758353,66.357033513525863 4.434961607174277,66.356779269325472 4.434750242864326,66.356614416994645 4.434631427020459,66.356414722976496 4.434383744234666,66.356141354076087 4.434111320878152,66.35561543679961 4.43428325506175,66.355149235702299 4.434485718772529,66.354863601684983 4.433975664093126,66.3539382190434 4.433861110600369,66.353684526375631 4.433871225382709,66.353558528134059 4.433672775139247,66.353231694701549 4.433238278216285,66.353045955745344 4.432882207132534,66.353005344328352 4.432675168917023,66.352786513238001 4.432455089600015,66.352729619094532 4.432226485819724,66.352780734408867 4.431912331321668,66.352776691758322 4.431525730870886,66.352555526830983 4.431238931040261,66.352209520851574 4.431027567076469,66.352044632099194 4.430034350763407,66.351545390489832 4.429327870631317,66.351392186305745 4.428718392063326,66.351150099871802 4.427528373911443,66.350864595166286 4.426916096347798,66.350658511900107 4.426700343071136,66.350547603446515 4.426494641189042,66.350310705275533 4.426604493269408,66.35005986563246 4.42643937196454,66.349877525193008 4.425272383409172,66.349303982767267 4.424971270476865,66.34913794043409 4.423755113468913,66.348617741953447 4.423288815896734,66.348269349232638 4.42269365183304,66.347847222243303 4.422259346557233,66.347661449531699 4.421819252143889,66.347547675686144 4.421315300759859,66.347108673850528 4.421103873751298,66.346943757792374 4.420856128697568,66.346670279117063 4.42074889216161,66.34632648623608 4.420424439532737,66.345889808206209 4.420173895406324,66.345652295499733 4.420107175789338,66.345363092525659 4.419984034951352,66.345217285461686 4.419924440576976,66.344838064558672 4.419605713812343,66.344329313292647 4.419462223148847,66.343876857656937 4.418988737613354,66.343618441931397 4.418066569715224,66.34335430563317 4.416620284484865,66.342903128638952 4.415168337400124,66.342523920083224 4.414774613218446,66.342392749810131 4.414340181533898,66.342206854125124 4.414117367198265,66.342186019652459 4.413769885487102,66.342037328600227 4.413153156235192,66.341885181582029 4.41257700729929,66.341787670644464 4.412226662781684,66.34167501743012 4.411339286416075,66.341537420554502 4.410855749604831,66.341405053189163 4.408992711099275,66.34111072560944 4.408099609047318,66.341045112760455 4.406885227563901,66.341065583044966 4.406035568629908,66.341018618235381 4.404815397609934,66.341111050158972 4.403197176423744,66.341126321506877 4.402438602690528,66.34106245201508 4.401554153053543,66.340888854513494 4.400925972301025,66.340880770950733 4.400287739356117,66.3409987874454 4.399290445957475,66.341112086426236 4.398569589351786,66.341138896350301 4.397805353218475,66.341147102471268 4.397038254078645,66.341191292455704 4.396899464060158,66.34118728607811 4.396066215257536,66.341154348467896 4.395442297076414,66.341092330138153 4.39513246933871,66.341034261551485 4.394612742631133,66.340793266119746 4.394314430566804,66.340591163274752 4.394153446332078,66.340354734935644 4.393986926909036,66.340190395500741 4.393426429479388,66.33989480789846 4.392913765157731,66.33956373154605 4.392605400855179,66.33948773279198 4.392257856232543,66.339339019061455 4.391473145079631,66.339040549032234 4.390815772956285,66.338833841289045 4.3905131348262,66.338685732358925 4.390248213669592,66.338628273174507 4.389679191096306,66.338440694100001 4.389149285218508,66.338325793470602 4.388632358581398,66.338048713765716 4.388334046980167,66.337846601380093 4.387723044864535,66.337622444062248 4.387295740347344,66.337346548685076 4.386907679701563,66.337143238466425 4.386429806327618,66.336938785144852 4.38601541771179,66.336500826799579 4.385987753541684,66.336284108695125 4.385589207577618,66.335647959628872 4.385474593840559,66.335394094140526 4.384569607527773,66.334913697963174 4.384045428408379,66.334726718763193 4.383580471352192,66.334360119351587 4.383237253936596,66.334157406353441 4.382814276637947,66.333827420921494 4.382211928423695,66.333495141545868 4.381599463851333,66.333288964913862 4.381059137525827,66.332741071285724 4.380999419863987,66.332361648664204 4.381171360066209,66.331895021484556 4.381269635037184,66.331788076245545 4.381430058960838,66.331465531549796 4.381674441995298,66.331216222363651 4.381836265687875,66.330875674173498 4.381605766784487,66.330385796116687 4.381592355402914,66.329988912017697 4.381489258636139,66.329590867145697 4.381243044244331,66.329299131571787 4.381260159755334,66.329082928517579 4.381183390494558,66.32891961888653 4.381159926304697,66.328648797688771 4.38099347780483,66.328236868116562 4.380859657586242,66.327905569224669 4.380839120286548,66.327598683017442 4.380642011854103,66.32725350536704 4.380618675014484,66.326982640827637 4.380964323493891,66.326590270791272 4.381081177516722,66.326249095239234 4.381170558954712,66.325691118147233 4.381689915235879,66.325373101313545 4.381802569848594,66.325085954622637 4.382081869681167,66.324963276780949 4.382227914104932,66.324820840380042 4.382867545797589,66.324684728855956 4.383272911154387,66.324671886510714 4.383539294718759,66.324711402636623 4.384035681567377,66.324681689063794 4.384436656709157,66.324722905546054 4.38480144236673,66.324655401586881 4.38534127204501,66.324644316664077 4.385933261328276,66.32454367891917 4.386119821684017,66.324455921325196 4.386530786103219,66.324371005874113 4.38681014933833,66.324248254746294 4.387096511469274,66.32403550422535 4.387510402599347,66.323914553366521 4.388297605086156,66.323617986034634 4.388618884090674,66.323531944676589 4.388673779602278,66.323406346896647 4.389133976640204,66.323267930729813 4.389323463644855,66.32314408918829 4.389790786718034,66.322915599000012 4.389939693994113,66.322737153383358 4.390414270294607,66.322418521708755 4.390641537387211,66.322385359903976 4.390703558927436,66.322169700183224 4.390374722095708,66.321786615329401 4.389728805849445,66.321435615305532 4.389353663206305,66.321070014749765 4.389389484675585,66.320619455363797 4.389578971617213,66.320495562717895 4.389688826253852,66.320244424995252 4.38965683613737,66.320081629062059 4.389501707340291,66.319772946634302 4.389349568979031,66.319428226341387 4.389181460523941,66.319281722494864 4.388918004132687,66.319206207865832 4.388755685692111,66.318987639711551 4.388541462117321,66.318858579593709 4.388374753520387,66.318694054845409 4.388028674600525,66.318527257045019 4.387588583933701,66.318413343798085 4.387459782591905,66.31833952101222 4.386628643337286,66.318058234779059 4.385964276237143,66.317941476143858 4.385790441540364,66.317867036360596 4.385218686478273,66.317715382656473 4.384736425790818,66.317564870406756 4.384215176254374,66.317341648515537 4.38427446225271,66.317161944787046 4.384508791876727,66.317038682472983 4.385271688071217,66.317048500849438 4.385802927093139,66.317145506009538 4.386163321908279,66.31713208866276 4.386428305128336,66.31718961630915 4.386836469335446,66.317140720135669 4.387661260131635,66.316934770289095 4.388122344666585,66.316894718297661 4.388523896084621,66.316752909762982 4.389123201293636,66.316562170516704 4.389677409457001,66.316370858600081 4.390108606290904,66.316033549233268 4.38995366867584,66.315724829748461 4.390240093993515,66.31551198172285 4.389772467581441,66.315181173596542 4.389918575250007,66.315038643694635 4.390597512255827,66.314975233044237 4.390697313944862,66.314850208166916 4.390668187199824,66.314651368090225 4.390080285745197,66.314138500183759 4.389838399259843,66.313792496560538 4.389493911498779,66.31360765767316 4.388972726073534,66.313384368967405 4.388979915936984,66.313294236516768 4.389162276473837,66.313260447033969 4.389975740794148,66.313198790244527 4.390469326574093,66.313205125199403 4.391237884703817,66.313142871562633 4.391512857050835,66.313074193954691 4.39184565171433,66.312843923793608 4.391804895563194,66.312229792469338 4.39160072546854,66.311974547558975 4.391177942108563,66.311644219758264 4.390581515278113,66.311239497998827 4.390590041340398,66.31113129679369 4.390820171090951,66.311062099486819 4.391183428514683,66.31101265179241 4.392088040711243,66.310934051917059 4.393027505936685,66.310982273983072 4.393212729521154,66.310912498562985 4.393222909738464,66.310786253684569 4.393062055181768,66.310549595241511 4.393073698815411,66.310405375801608 4.393347207554069,66.310354707930571 4.394340104676034,66.310295367440361 4.39452532820731,66.310225526646249 4.394716341717685,66.310083616165471 4.394823396640929,66.309868384165696 4.394836312803669,66.309706155853561 4.394504805156286,66.309358954869879 4.393607079492507,66.308787841862568 4.393572290061469,66.308661065695134 4.39364162882929,66.308355125354481 4.394075688110021,66.307981670682565 4.394133574023996,66.307819944481267 4.393985763144969,66.307420932533176 4.394011659283823,66.307096379793919 4.393885721594115,66.306986446466937 4.393277779102905,66.306725872058919 4.392749404861349,66.306592704395456 4.39227878945769,66.306297831750896 4.392322939560576,66.306020768693273 4.391623713462123,66.306091780505213 4.391445679925972,66.306071449009934 4.391350204952092,66.306142425179615 4.391037453279763,66.306120360303382 4.389634994130581,66.306246711431882 4.387972006385007,66.306261461702391 4.386899351179435,66.30619351469592 4.386049571960545,66.306146514849473 4.385868802332988,66.306162274585915 4.385246289461378,66.306082028003829 4.385021886415791,66.306079145255424 4.384400837019458,66.305980909780473 4.384144571868042,66.305815183022645 4.384157488605466,66.305652896767185 4.383815801799397,66.305431911925567 4.383788139310991,66.305214931948328 4.383261038148965,66.305063760393821 4.383049551960212,66.304898592719866 4.382111615203145,66.304832362615613 4.381757011733477,66.30477368253986 4.381183668387841,66.304639939023986 4.380972245920933,66.304474787575913 4.38062184213002,66.304361940612708 4.380044299234481,66.30428229770439 4.379683905481617,66.304295728016982 4.379281405452461,66.304272550020372 4.378480859488715,66.30417198941241 4.37817402553142,66.304077746988327 4.377994528594645,66.30407550528713 4.377596355474519,66.303998160236517 4.377424112441831,66.303905682547025 4.376887085152236,66.303880713345521 4.375719018777129,66.303883773529719 4.374368528372944,66.303920565757991 4.37225807104783,66.303911464590996 4.371593643212432,66.303794664834541 4.370988438765101,66.303498031303789 4.370323947420187,66.303381159744958 4.369753531594781,66.303211370151132 4.36962746752366,66.303101457685159 4.36913820977872,66.30304102050836 4.368964439816194,66.302966587112977 4.368796460448771,66.302819974247114 4.36848517251476,66.302779864409345 4.367955335833189,66.302664729570211 4.367374866130739,66.302621164533861 4.367110011412928,66.302563596802344 4.365768047926903,66.302492183663333 4.365549499222611,66.302417202398658 4.365650701788864,66.302274047641902 4.36511800169155,66.302195051788146 4.363600995695799,66.302067205410182 4.363105883772525,66.302078870999054 4.36189437490293,66.302063342191829 4.361528253917113,66.302148872252701 4.361246027031428,66.302307700795353 4.360708936160705,66.302282761319447 4.359904254267104,66.3022363182954 4.359458311857688,66.302194479835379 4.358320706067848,66.302378429823079 4.357374146943038,66.302420450244625 4.356612748373164,66.302392620957008 4.355849917980827,66.302382795513552 4.355033622428425,66.302480599362411 4.354220190442198,66.302542395268489 4.353150399294091,66.302438377924972 4.352559843062851,66.302521029446154 4.351083383526769,66.302447919443622 4.350633240924288,66.302460175269871 4.34991528459783,66.302450959371299 4.349553331433905,66.302482362269245 4.348425811131527,66.302540131182781 4.347251984622249,66.302615306630329 4.346617985669395,66.302679375779675 4.346076630738178,66.30270849182395 4.345043122472329,66.302713316207488 4.344723338721664,66.302781386483517 4.344459852355455,66.302705808787138 4.344040169748354,66.30289899575304 4.343506037662467,66.302837954096844 4.342741774902538,66.302846151020731 4.342389971870269,66.302751413884025 4.341026170485647,66.302390872182528 4.340162072340121,66.302524206743783 4.339803109920783,66.302519557378716 4.339224039975716,66.302458000163796 4.338687044131831,66.302432977766799 4.337788094822113,66.302439504122404 4.336699624994837,66.302569941968144 4.335894815277666,66.302523511278849 4.335050858925663,66.302404309230539 4.334107098779099,66.30241026378701 4.332768093338781,66.302302745007509 4.331971811563919,66.302148111651974 4.331151218726609,66.302300073642144 4.330774977540541,66.302511820043748 4.330225062274693,66.302649225129699 4.329371375565477,66.303215911338498 4.329320805303622,66.303287467129337 4.328656671028288,66.303730297261495 4.328089476788445,66.304084027356055 4.327904251734975,66.30415386578558 4.327431133668129,66.304454675148563 4.327286518889395,66.304579186483608 4.326583205888608,66.304949217283749 4.326063781371733,66.305267485480741 4.32587998817512,66.305319255338716 4.325319985058043,66.305582878954937 4.325259359300581,66.305780641864871 4.325402930875221,66.306233754766922 4.325157048153556,66.306501344476686 4.324950343810874,66.306841651913899 4.3248318608457,66.307201161821155 4.324697658377105,66.307758947419956 4.324722453820338,66.308011994709872 4.324517181451325,66.308334231290246 4.323911260645786,66.309174751829261 4.323933160493273,66.309463807990198 4.323259001642272,66.310032683950155 4.323048001504163,66.310427052416628 4.322621220895773,66.310710347684946 4.322380970357274,66.310905765364893 4.321917906859724,66.311080250340211 4.321278209501521,66.311216440374267 4.320373624962935,66.31129503695324 4.320055176361795,66.311345137142212 4.319185315320462,66.31155048332073 4.318814864315174,66.311690118572358 4.318625406572233,66.31181404171187 4.318333217033911,66.312098984952343 4.317892021089483,66.312562564748788 4.317884829566249,66.312652687382041 4.317391663020692,66.313205780824717 4.317325309427726,66.313475632881151 4.317069370817308,66.313869318919771 4.316958047374509,66.314138592454668 4.316987170507948,66.314337481711931 4.316736991469337,66.314659084985095 4.3167312319168,66.314731147919929 4.316550333891946,66.314746882829922 4.316226189003201,66.314869064079616 4.3161149291676,66.315138307881924 4.315643305154831,66.315420940695816 4.315304745398358,66.315723323232248 4.314510344606524,66.316110111488356 4.314190527193548,66.316178170780532 4.314090722813337,66.31630321453801 4.313400422044992,66.316510862796008 4.313119655887697,66.316651644960402 4.312099450245688,66.317053517620053 4.311781096445144,66.317103600000664 4.311636385679383,66.317228048796693 4.311306512672004,66.317422285923925 4.311002898857872,66.317851375435382 4.310302478619425,66.318185238709361 4.309681490407744,66.318087048639853 4.308081758938033,66.317868040406324 4.307091655382099,66.317891387143206 4.306464812110789,66.317865319594191 4.305620851421332,66.317746259526572 4.304952029348217,66.317683558375407 4.303417735088845,66.317772058970448 4.302598473916341,66.317905927306072 4.302285847716047,66.317883871689418 4.302091997896444,66.318061812333355 4.301550607581179,66.318090948120229 4.300960046728883,66.318173547598576 4.299557511525314,66.318299935731545 4.298796107907063,66.318272110021539 4.298399396907959,66.318176821031159 4.297953483556866,66.318135001833397 4.297322343957442,66.318162982095274 4.296109362468417,66.318165434430782 4.295485382849267,66.318103292709111 4.294823752354677,66.317950520454872 4.294147801686242,66.317977910463185 4.293510902044248,66.318077994990176 4.292565703883484,66.318101912343565 4.291705895098447,66.318181146990952 4.291239933195065,66.318391642517227 4.29087804071812,66.318423113841575 4.289873647375607,66.318626687851662 4.289686957063806,66.318714535256532 4.288557868640027,66.318790276463517 4.288246706024013,66.318750153088516 4.286896108600345,66.318786983259741 4.286276520222879,66.318670739126475 4.28555706288149,66.318679570884001 4.284930218812281,66.318653459209116 4.284251371629733,66.318716953330238 4.283214991461887,66.318757782774966 4.281451961488837,66.318897506081754 4.280637026360103,66.318977290257465 4.279953850849974,66.319094791252425 4.279547115162757,66.319125715608038 4.279134555734525,66.319228677423339 4.278856747352759,66.319333340147807 4.278043244048926,66.319395074017649 4.277147247273311,66.319365509493849 4.27688369607475,66.319289949148157 4.27627553241576,66.31902958073718 4.275673033623282,66.318697081936506 4.275074958471592,66.318310537613669 4.274502981667508,66.318158826177822 4.274159833329282,66.317955966933013 4.273867129088456,66.317681534156577 4.2729463075302,66.317399117813181 4.272645010714669,66.31723283586409 4.272362490577088,66.316832243371181 4.27197720495866,66.316592700126478 4.271539915929363,66.316442730502658 4.271011509181998,66.316309680906869 4.269982225647655,66.316260397625342 4.269756420456334,66.316275477382021 4.268843174605655,66.316462286858936 4.268375683325599,66.31669087284466 4.268193352359133,66.316724574582054 4.268277404821858,66.316797838092896 4.267904086384082,66.316973526236183 4.267618957817746,66.317168304971744 4.267089501452507,66.317612617986867 4.266308046544952,66.317837193739109 4.265260080757456,66.318022175918671 4.264715888215902,66.318087379013576 4.264167303767281,66.318206661458291 4.263669354349782,66.318254373055936 4.263167203843311,66.318356176454571 4.261941171115687,66.318520857744673 4.261525810073164,66.318659889025611 4.26110331999049,66.318889058177831 4.261136641958086,66.319033807565461 4.260992024634956,66.319158208863584 4.260876496422792,66.319481503250302 4.260946195570084,66.319734985893888 4.260876942451681,66.320040795784919 4.260765647180788,66.320310003927645 4.260799064649014,66.320454751474287 4.260404263384749,66.320900739596041 4.260019423547444,66.321220532892028 4.259679521991267,66.321540925164044 4.259494294595787,66.321610740442182 4.259199172309319,66.321931635624537 4.258778145979543,66.322142747138372 4.258032812570809,66.322475905858425 4.257536772730677,66.323064864203815 4.257521050939477,66.323263086958718 4.25739833039126,66.323676450112572 4.257074565268568,66.324357771732053 4.256870719979009,66.324661811730707 4.256535051126138,66.324928069885956 4.256396162281715,66.324980440188895 4.25637614419672,66.325232699595389 4.256079621544336,66.325571650187811 4.255518146740807,66.325852998148164 4.25515631620003,66.325884478918539 4.25481924692375,66.326168717467183 4.25466027637237,66.326473325829411 4.254462095983651,66.326705248200213 4.254402899909885,66.326884871959649 4.254164236549926,66.327062158968729 4.253939830865932,66.327059303053645 4.253528765414011,66.327144208053099 4.252621181268506,66.327258865594899 4.251852581399324,66.327321157267818 4.250732143861561,66.32728873937242 4.250277699197012,66.327355067255056 4.249729081271371,66.327474293206421 4.249310854862486,66.327649297725245 4.24903584569418,66.327717871296585 4.248797182045682,66.327895184173386 4.248284941323418,66.32812308899949 4.247965057293738,66.328191147195056 4.247740683258208,66.3281882533242 4.24709375439564,66.3284144356805 4.24657008813872,66.328786477031912 4.246600641494959,66.328967215612053 4.246087319588538,66.329772241803568 4.245943148654709,66.330455721143224 4.246082580068077,66.330962462944257 4.246321690800545,66.331344232169982 4.246385662226622,66.331669629072465 4.246261509767624,66.33210089405506 4.246186592194623,66.332478610521378 4.246208584973424,66.332767444521934 4.246285413851473,66.3329306862979 4.246224753931545,66.333128273012278 4.246200408026628,66.333434472242374 4.246125427051912,66.333812219380434 4.246005666671155,66.33418933276684 4.246029028174099,66.334460128016843 4.245826646823664,66.334746039863589 4.245719648240138,66.33496104736183 4.24546526333509,66.335336449590415 4.245346839809304,66.335695553624959 4.245203558952615,66.335801905266095 4.244591575213541,66.336154684046889 4.244339927317958,66.336494007894686 4.244098367685168,66.336707300294577 4.244043499937992,66.336832813280722 4.243602327793223,66.337295913174145 4.243309213047748,66.338157595759483 4.243047636092765,66.338622999246311 4.24269630932396,66.339087201633362 4.24262702547069,66.339392770081503 4.242385465878701,66.339606044259426 4.242104727841547,66.339746640329068 4.241866095993663,66.339923862192805 4.24144350911469,66.340152850756013 4.24063340834435,66.340737393465261 4.239875311011184,66.341232416130666 4.239130102235869,66.341565354395598 4.238930457964665,66.341815170622965 4.238592083397735,66.34211728107509 4.238477924693261,66.342422254610923 4.238382478275646,66.342493166401681 4.238112309119098,66.343066529415495 4.238166289385763,66.343517863020608 4.238050698771594,66.343840800233821 4.23808841348327,66.343931445307192 4.237829669222085,66.344360699046078 4.237867415760465,66.344451348579952 4.237756216810438,66.344720225996639 4.237508010362433,66.345582231301094 4.237314158089319,66.345760014505373 4.236591798156112,66.345804820816468 4.235828891098816,66.345795055184951 4.235645094889425,66.345846767097512 4.235014012335758,66.345874767146455 4.233754584012797,66.345894662980285 4.233121973885297,66.345940616773021 4.232495155552968,66.345914603115332 4.232133323003454,66.34594602103968 4.23183399958453,66.346320707809014 4.231666468999621,66.346733052010805 4.231749572081956,66.347382948754273 4.231663167694914,66.347904505489765 4.231997855179335,66.34821517256681 4.232102407529519,66.348594942383912 4.231706174164181,66.349058402939079 4.232132044047944,66.349352226577281 4.232197449686142,66.349659394896719 4.232322050689373,66.349787138435218 4.232435227320841,66.350058913282012 4.232322564841604,66.350345757475992 4.231942147588387,66.350611224321298 4.231934987491678,66.350701230019126 4.231528184189857,66.350732058812568 4.230337056029013,66.351023183017446 4.229837702044778,66.351088871917952 4.229477269355638,66.351102276338395 4.229021390188191,66.351186523714574 4.228432190535874,66.351251096348605 4.227482653491866,66.351329035084078 4.225883320889301,66.351668986779032 4.225382502799907,66.351752674342109 4.224871724060694,66.351962357094109 4.224548974307293,66.352066338790252 4.224359513252284,66.352190044495686 4.22390353836199,66.352274319904936 4.223012214481592,66.352749442700429 4.222676608170818,66.353015435825441 4.222405957197737,66.353029980305749 4.222029740020219,66.353241376747036 4.221909917166853,66.353618224446336 4.22147024031893,66.354063080431516 4.221231576194235,66.354240201624847 4.220767072530511,66.354432423104527 4.220411417890965,66.354950410789613 4.220078707398558,66.355180384875112 4.219670598581384,66.355229199753509 4.219297245349628,66.355404588608053 4.218967271631731,66.355598550683155 4.218554803082767,66.355701376434141 4.218272727550385,66.355859937221439 4.217816847617244,66.355944200405546 4.217080133274104,66.356168967826875 4.216534502922118,66.356252089034555 4.215538593338582,66.356347445332275 4.214758531014609,66.356553660774338 4.213622267553729,66.356719304559647 4.213070877058184,66.356874410867789 4.212741030241204,66.357068374333338 4.212359084490036,66.357351754174175 4.212211538888003,66.357511977927388 4.211902254711957,66.358012470612664 4.211255385587672,66.358238373143891 4.210844316807128,66.358323198816137 4.210734549935085,66.35857399609354 4.210589931980676,66.358698271967441 4.210568451753906,66.358968207865672 4.209971268447131,66.359699162199462 4.209632861337725,66.360001058295907 4.209091977626428,66.36058858835321 4.209076225601538,66.360786528425024 4.208658028451905,66.360961346293024 4.207720459403926,66.361453722207457 4.207713267606223,66.361543695522357 4.207305062576849,66.361592498152717 4.206753671577625,66.361747599880815 4.206474396066402,66.361870098423879 4.206014219324636,66.362008301750464 4.205776923243054,66.36216739322235 4.205462796427131,66.362163362925713 4.206341170498384,66.36185040061217 4.205192144666253,66.362177940207232 4.204750424839172,66.362082215170176 4.204362299518807,66.36187913955176 4.204176523819771,66.361390436956569 4.203925793011664,66.361153066822681 4.203365358711648,66.360857663348796 4.202752793701622,66.360651700538071 4.202266262353174,66.360555411859252 4.20159882973272,66.360474841763036 4.201058830937512,66.36048593435568 4.200692700472127,66.360571335515758 4.200322210293987,66.360710712030297 4.199957416409309,66.360778112177471 4.198774906952041,66.360961158012742 4.198550498761296,66.36095828083414 4.19737082136154,66.361105312655013 4.196638432837733,66.361276110493307 4.19622313076388,66.361414887432645 4.196123355944127,66.361539694391141 4.195748537624962,66.361733051700824 4.195009084184674,66.361993779099564 4.194826687113776,66.362027496483464 4.194588022088252,66.362204561841907 4.194311641909747,66.36229112320396 4.194029469991813,66.362449591981957 4.193332027636567,66.362746880053876 4.192630257330338,66.363098160501181 4.192211995568426,66.3632729497524 4.19202963022902,66.363306627435193 4.191430466910773,66.363497119667215 4.190517176237265,66.363683567663529 4.190009259100832,66.363857199600162 4.189957223625397,66.363946594133523 4.189727087034785,66.364015671218709 4.189227698406232,66.364081364335362 4.189006185771169,66.364042491679839 4.188425606801425,66.363999069232605 4.187833635151532,66.364099579605139 4.186946634784439,66.364520487265921 4.186579039781751,66.364623846994036 4.185810367008839,66.364686078825684 4.184863656563731,66.364728006590795 4.184274516903008,66.364792544612015 4.183644702533959,66.36480252004975 4.183287195241062,66.364779935042137 4.182477911132987,66.364787603998678 4.181521207858093,66.364955512889992 4.181068062540637,66.365003738570252 4.180610684673381,66.365105981098864 4.18008991025383,66.365441512986209 4.179301220100753,66.365755622122435 4.178244677719428,66.366048296652295 4.176882599599048,66.366229010638918 4.17642382123384,66.366349219195143 4.176008454406083,66.366487968305321 4.175552540071387,66.366572196040693 4.174591444360045,66.366794030441554 4.17421955260957,66.366951406549433 4.173976654368142,66.367182386650896 4.173659630504246,66.367214361100437 4.172973610708139,66.367367705015369 4.172372981987418,66.367576124125904 4.172145708926198,66.367609251183836 4.172050229891711,66.367680041595875 4.17122952001671,66.367831646715842 4.170688182429252,66.367860743940625 4.170080393310916,66.368159159539005 4.16912655251054,66.368291018273553 4.168294385976816,66.368586552479954 4.167919598037786,66.36877985595244 4.167362571361128,66.369006853367509 4.166986319545282,66.369218147886798 4.166291675100791,66.369479381009853 4.165964690245532,66.369637272597487 4.165641937880471,66.369741181605718 4.165589934026193,66.36983055536831 4.164990736770491,66.370020998506732 4.164754934876385,66.370162033452999 4.164161497497821,66.370280525529964 4.163468284848933,66.370523754363973 4.162964598362767,66.370643359722493 4.162178770537608,66.370921430896388 4.161814038380843,66.370988803855582 4.161628808229309,66.371058482515082 4.160987694633877,66.371212373301873 4.160340725639323,66.371438183308101 4.160057152235964,66.371614612689939 4.159686755458609,66.371753953709671 4.15925996330561,66.372036573602713 4.159131611172205,66.372521080096703 4.158920572788218,66.372914517115234 4.159030982300926,66.373222019695618 4.159006638065995,66.373527782951228 4.15916905148551,66.373745918442268 4.159773060260448,66.374059706774773 4.159896230837614,66.374205292238244 4.160075828384305,66.374207597778067 4.16076812453787,66.374540498144142 4.161031713356707,66.374615880085699 4.161573631144492,66.37514489247009 4.161287257708143,66.375357300918836 4.160961641265579,66.375497153302206 4.160272724529158,66.375686401067995 4.159889471870198,66.375987574180456 4.159563855383897,66.37612741041761 4.159183434884796,66.376392612705899 4.158814311196213,66.376513912999457 4.158393279258855,66.376724574645991 4.157620370905292,66.37684073082805 4.156305964497465,66.376985986130279 4.155709630658225,66.377140410896658 4.154980133830628,66.377275123649824 4.153745581496267,66.377547396859342 4.153376552959739,66.37766870429148 4.151534210380153,66.378239257145879 4.151438731274261,66.378310030403412 4.151658781531239,66.378366856026688 4.152006457730737,66.378515304257377 4.152123964467244,66.378732813837573 4.152728006594175,66.379046501763455 4.152667347581223,66.379243752591208 4.152302614928663,66.379311103480745 4.152065381056342,66.379470086083856 4.15205675748093,66.379577994744068 4.151825283263236,66.379665028624061 4.151555934215511,66.379661609142119 4.151335852069088,66.379604773825804 4.150580031132447,66.37950513824309 4.150168958999644,66.379589905370381 4.149086152763522,66.379648111368994 4.14905757706152,66.38000774358342 4.149231383493839,66.380081956620074 4.149529793067235,66.380283771219069 4.150135267642627,66.380579478935218 4.15058899565344,66.381089252961132 4.150845393658851,66.38125451824088 4.151096095721996,66.381491711770195 4.151342502016734,66.381782833583955 4.151691610636083,66.381913263636946 4.152094027462088,66.381936402775764 4.152463024128204,66.381815115834939 4.153383542744624,66.38153886145831 4.153966925647293,66.38154630761079 4.154890920875009,66.381792084037741 4.155248398358344,66.38181465340891 4.155883911819149,66.381732742981939 4.156917609684191,66.38172791492083 4.157903504394443,66.38175850021355 4.158252517466994,66.381888930260075 4.158336604575799,66.381961985243166 4.158449784387741,66.38223341955181 4.158220355906199,66.382860415077161 4.157947324916332,66.383468866408364 4.157935933306693,66.383612713037508 4.157737848000441,66.383844148072114 4.157270477275123,66.384072162252508 4.156545276251023,66.384152912961454 4.156128508667221,66.384309560470655 4.156024406669419,66.384488191434116 4.155940965351,66.384973027292403 4.155793546900801,66.385133126239182 4.15576272351371,66.38608654130276 4.155735613276049,66.386428098953942 4.155946255786222,66.387168575411224 4.156186999516854,66.387531542916719 4.156360838204755,66.387605720798533 4.156610109580659,66.387860834768944 4.156739009047856,66.387934454635968 4.157070936100361,66.388280595056173 4.157247670332366,66.388318834901185 4.157372242476217,66.388446356924476 4.157653598465898,66.388863790747678 4.158060958653531,66.389390830818684 4.158041008384556,66.389642445437659 4.157897726878815,66.389748601332997 4.157790920853002,66.389963139677548 4.157281506913059,66.390154570363094 4.156737208301537,66.390219626504972 4.156068337338751,66.390157131865209 4.15556321877834,66.39029463636021 4.155372261542979,66.390436140069838 4.155855966290532,66.390568246161905 4.157364778955258,66.390803384510875 4.157402527298697,66.390893797244857 4.157026276707258,66.391104908228115 4.156560402032452,66.391314903570034 4.155919224773359,66.391468658664877 4.155243130922186,66.391496020854945 4.154377638871469,66.391646926943451 4.154136046958953,66.391859778340148 4.154116128773715,66.392111393561336 4.15393233067935,66.392163010815793 4.153299744110193,66.392208906982049 4.152086573778649,66.392211455799583 4.151853572710477,66.392316436458046 4.151661247286043,66.39247589377149 4.152278700907192,66.393185426618487 4.152438221987918,66.393439306710462 4.1524966327929,66.393835833176624 4.152614173702672,66.394053234854752 4.15266968929304,66.394485691254246 4.152879781632366,66.394668248974114 4.153183952513323,66.39479806724286 4.153646181225643,66.395199710177181 4.153800007384366,66.395525471465589 4.15397527839649,66.395581637552596 4.155524673200246,66.395871248402301 4.155608665679358,66.395944262512501 4.155918563712326,66.396002186622724 4.156393710414862,66.396242074616197 4.156598075946535,66.396496505643952 4.156494134243015,66.39667503716997 4.156603021491592,66.397000222350499 4.156853694586317,66.397237266219918 4.157117317054141,66.397312579324236 4.157561873962813,66.397372183182739 4.15835687756154,66.397544211433413 4.158875373023212,66.397802602372536 4.159082729533869,66.398021095566634 4.159431712733638,66.398151440338012 4.159689608284276,66.39829866962171 4.160080635512878,66.398465503600107 4.160305045646409,66.398468363208067 4.160700368064012,66.398581314463812 4.161221854339412,66.398803799121865 4.161429083788929,66.399022258200446 4.162308175495473,66.399267279198682 4.162754100457879,66.399308918238432 4.162974183601554,66.39936568300385 4.16331893533445,66.399549938187647 4.163400159990187,66.399658861026708 4.163335304013506,66.399909840955416 4.163355967885849,66.400215873155574 4.163254731132619,66.400358484876818 4.163114409144764,66.400428601172081 4.162571574280403,66.40047567202744 4.161807192652995,66.400483889264336 4.160780715464555,66.40039894503002 4.15978616488333,66.400476190359015 4.159463508506295,66.400579997839671 4.158715463602435,66.400948153615005 4.158019484680982,66.401227017016211 4.157606949661555,66.401329708080837 4.157138244350516,66.401575534983266 4.156752036531735,66.401912314354249 4.156083752921523,66.402407357485373 4.155330076625959,66.402847341981527 4.155181132631299,66.40302532226498 4.155193175024001,66.403439071911222 4.155263010140414,66.403691734567232 4.155419637958865,66.403981471833518 4.155385436840488,66.404412592804462 4.155197407577789,66.404518104452322 4.15504846375167,66.404696022301323 4.154712954156462,66.404961492636005 4.154385970949593,66.405119199926375 4.154140085608223,66.405385753635599 4.153974089162591,66.405779257422807 4.153764616926241,66.406154192799846 4.153530248527477,66.406277095655469 4.153304470034778,66.406292230061808 4.152574973316375,66.406426788276647 4.151680258306595,66.40637941891346 4.151272049897622,66.406428173778409 4.151170813393454,66.406570750329166 4.151209994332894,66.406643176649396 4.151469322638111,66.406772300084995 4.151870404598428,66.406813420458974 4.15222937869241,66.406817973809439 4.152943190924009,66.406880994947045 4.153425498044992,66.407030955367304 4.153699669467493,66.407537925730225 4.153726061156876,66.407771985987381 4.153845004003659,66.407971274710746 4.154014485520393,66.408099303522505 4.154275277358125,66.40821049100515 4.154672096217094,66.408305393863031 4.155142823254535,66.408599086773805 4.155888753814958,66.408824340224399 4.156456485875491,66.409029311564296 4.156770615945773,66.409033307945748 4.157215205546352,66.409092883367521 4.157849128476528,66.409029038701689 4.158086391596204,66.408870243031032 4.158377088334739,66.408604270275873 4.158880774313843,66.408484806201074 4.159025390977523,66.408360788586762 4.159095908657099,66.408038027716088 4.159131572083218,66.407588977342726 4.159035471782472,66.40710234053735 4.159596790986112,66.406821746198844 4.160455219450883,66.406760754354096 4.161362754827581,66.406646429385503 4.162323787422382,66.406424931183579 4.163022692206265,66.406110126650546 4.16372006991493,66.405813311484991 4.164288547144792,66.405442950244804 4.164567886322722,66.405320599973436 4.165162723239367,66.405184340977868 4.165303076838184,66.405114200013756 4.165855869535301,66.404941408203399 4.166234886144012,66.404694475927471 4.167062659374196,66.404453258765898 4.167734426214368,66.404479816655225 4.168220963801279,66.404575872058729 4.169114245544429,66.404641226214125 4.169626520911674,66.404413967719137 4.170011200361808,66.404095166214944 4.170194997895658,66.404043548086335 4.170416512817788,66.404082320082622 4.170630933101059,66.404210950485123 4.17125212927264,66.404308765146126 4.171752951349388,66.404225219119908 4.172163990321507,66.404140547006335 4.172557259555813,66.403713963350754 4.173132831077401,66.403253735149477 4.173410021539023,66.402591866561124 4.173231265861086,66.402014116009781 4.173103176329603,66.401365062116085 4.173561954258433,66.401245019910291 4.173751414857077,66.401121510687645 4.174071302684482,66.401053673625114 4.174579219412966,66.400880284768292 4.175905014228235,66.400591403988741 4.176627350736463,66.400546686485256 4.177297685012254,66.4005911571561 4.177519199659685,66.400629909233132 4.178454524248127,66.400731748503148 4.17911626840298,66.400884073370747 4.179737463764289,66.400981888437499 4.18026461292776,66.401132491173144 4.180787403495665,66.401336968634865 4.181359460059642,66.401488100548562 4.181743392531427,66.401744779899232 4.182048931695658,66.401856577317375 4.182217076216313,66.402002569865502 4.182432864225929,66.402113227562495 4.183109578402265,66.402643351811705 4.183172255566888,66.402985859250862 4.183378053978343,66.403222238395813 4.183447857641466,66.403474902513452 4.183932248906832,66.404164393098966 4.184171533703535,66.404545031072075 4.184771350318218,66.404912349403077 4.185124660334417,66.404988752016834 4.185385324142509,66.405099952961947 4.186135419936948,66.405271319608971 4.186394779358102,66.40540050018096 4.186617662043438,66.405421289065671 4.187098504347505,66.405589263662733 4.187615664410712,66.40586558872694 4.188044504963393,66.406122766721893 4.18829524304235,66.406359672573231 4.188363615656097,66.40663027224673 4.18816267123361,66.406897416188215 4.188054372988373,66.407129761574495 4.187814279396061,66.407324476343177 4.187837808380416,66.407594496463346 4.188175434689625,66.407868484858568 4.188413288826776,66.408267032442922 4.188355624455339,66.408428158529517 4.187596163008328,66.408939886828662 4.187611166438139,66.409317631803418 4.187740003327691,66.409391188041511 4.188013615177293,66.409340693665243 4.188797941878406,66.409081024452433 4.189078584334011,66.408940751664929 4.189554476407117,66.408605230993317 4.189847971237436,66.408303298553307 4.190060336228736,66.407892463680554 4.190373841512407,66.407339101783279 4.19061530298904,66.40712638223593 4.190875343343134,66.406680200544656 4.190992167523221,66.406340058505293 4.191003652088509,66.406196368115118 4.190835475384945,66.406050400234676 4.191026398625823,66.405908959570482 4.192010925012235,66.405957454944613 4.192511714146233,66.405873889088895 4.193430603806657,66.405615841163439 4.193854526158982,66.40536952315469 4.194868988627025,66.40504075987495 4.195973106676303,66.404713181302142 4.196481117241085,66.404539817831164 4.19767784940966,66.404177445648074 4.198334707150389,66.403826131114187 4.199314219594311,66.403371041631971 4.199552881510974,66.403194278822198 4.199827861073579,66.403125840190867 4.200384914638696,66.40289915035045 4.200904187145644,66.402582063421519 4.202014094750368,66.402182558311011 4.202160142416213,66.402040539347126 4.202430890665132,66.402026022244314 4.2030748955054,66.401836402667001 4.203850599947565,66.40168439336496 4.205310953265657,66.401397293094064 4.205587396107501,66.401310865809393 4.206361700536932,66.401176837263321 4.206546928958407,66.401107254602948 4.207136068513094,66.401042845950627 4.208092769776179,66.400875137608892 4.20947043423486,66.400497043712789 4.209874377060413,66.400502180085013 4.210379428367264,66.400364731432518 4.21074126352427,66.400333380144986 4.211244946773658,66.400213889871623 4.211886056011349,66.400060200849353 4.212476626871527,66.399977741560335 4.213210318377677,66.399789270589366 4.213524478341929,66.399793293765811 4.21393414749067,66.399726566556183 4.21484880409863,66.399522385949766 4.215028274072761,66.399524663250077 4.215617381320197,66.399460212638843 4.217028594426666,66.39922638522556 4.217436704594888,66.39917761655154 4.218173354393917,66.398953193999262 4.218820221487102,66.398727630767723 4.218999691388318,66.39872990814132 4.2202356972104,66.398439864419046 4.22088103714434,66.398232244661699 4.221106845849531,66.398217168683104 4.221429563501675,66.398113326482587 4.221842031968436,66.39801067317012 4.222079230044948,66.39785180855452 4.223097984805237,66.397469089225169 4.223464050766384,66.39738381257763 4.224066010352854,66.397157628008955 4.224478510522214,66.397054996114079 4.225248550411334,66.396974855189669 4.225708757378998,66.396836805344137 4.226208113204088,66.396771209128573 4.226804346118089,66.396616917161765 4.227393420856153,66.396552484464735 4.227758150447151,66.396485166673628 4.228208367711006,66.396472923994025 4.228888688364457,66.396391667726164 4.229474931538491,66.396363133226487 4.230204326949329,66.396228534405324 4.230755716056888,66.396073657079071 4.23116245764596,66.396042844597446 4.231346285804589,66.395991235414684 4.231747269066884,66.396032322563357 4.23305164513104,66.396012948736342 4.234103757535849,66.395774534203582 4.234374473109337,66.395760013522178 4.234730549114417,66.395800493670905 4.235748525107764,66.395993327363769 4.23636675873479,66.396127110503002 4.237178841696297,66.396083473105577 4.237731662014297,66.395910657883562 4.23839128516677,66.395523328663913 4.238272343326362,66.395323967629338 4.238392094424453,66.394947708656375 4.238711980088125,66.394879855112947 4.240077409999214,66.395221004879616 4.240296123819486,66.395295766431161 4.241057541075012,66.395323421947623 4.241286276182707,66.395272393372366 4.241293370644645,66.395182528663781 4.241658067939305,66.395115232523665 4.242286386144823,66.395123255029517 4.243545790280026,66.395103273023139 4.243728154790836,66.39506967546933 4.244800899463026,66.395137280882636 4.245419132670471,66.395271068457419 4.245818811120081,66.395330119427342 4.246267596081896,66.395335838859481 4.24681322606457,66.395252807392737 4.247737869142787,66.3949228245027 4.248646764496804,66.394790533655836 4.249191058163168,66.394725488875707 4.249686118085509,66.394713802044507 4.249862724280036,66.394752031379568 4.250402723084462,66.394740926630973 4.251035176640565,66.394695009067647 4.251349335516049,66.394699007699856 4.251714127878868,66.394631710266992 4.251947062138623,66.394526765122805 4.252453511138369,66.394371257377486 4.25367659671051,66.394242962335099 4.254048387969406,66.394085795125918 4.254505730394391,66.393983682272619 4.254783571679093,66.393879265927325 4.255282957955459,66.393813687298234 4.255797932785591,66.393550404009034 4.256070143048263,66.393517917992369 4.256666342395551,66.393363606198648 4.257162833577722,66.393333979877198 4.257575236992708,66.393231256570544 4.258621715916547,66.393064723910314 4.259115312013529,66.39307100064886 4.259829053218409,66.39313405559831 4.260228667581075,66.393193111517078 4.260854089825808,66.393237037703386 4.261507271824544,66.393497216483368 4.262083428610929,66.393594502566458 4.262167516380633,66.393667522518712 4.262834950670325,66.393747982957066 4.264006001993056,66.393708947444111 4.264632823908095,66.393734946748893 4.265672080698165,66.393658199154402 4.265935669456328,66.393733521958524 4.266688527558402,66.393869037644592 4.268096094641319,66.39424670907006 4.268575438386444,66.394432695508584 4.269189344259199,66.394620388793285 4.270182325753033,66.394561088252885 4.271592068334522,66.394345191483112 4.272181172579137,66.394280727542835 4.27285713231775,66.394253379868715 4.273124888506239,66.394274759866377 4.273576599293886,66.394244539773311 4.273789491127029,66.394391182886366 4.274224023194366,66.394576586070457 4.274616479558734,66.394725504857234 4.27571548707255,66.395027287588576 4.276026845932797,66.395067211843781 4.276614423035602,66.39502073794371 4.27714866281546,66.395081484727001 4.277507696358614,66.39508609049922 4.277559697512294,66.394996832698197 4.277785536945201,66.394981704095017 4.277843232491469,66.394820543155234 4.278574088043538,66.394667985530049 4.27933693482524,66.394677703380651 4.279648230001702,66.394717628173083 4.280056401517284,66.394668850694885 4.280571406576628,66.394405589261993 4.280934766461148,66.394356229118486 4.281347168960847,66.394253560587615 4.281339979424311,66.394343428380338 4.281564387239481,66.394346288093004 4.281600704974291,66.394454650343647 4.28235076311758,66.394626151442537 4.282842958780675,66.394650390730718 4.28355666734217,66.394713453904998 4.283924258158087,66.394610166825501 4.284284659461234,66.394596784140091 4.284954956108693,66.39464128954603 4.285403676236826,66.394647008866286 4.285605986188446,66.39436176006042 4.285588278440908,66.394019744787229 4.285732829380692,66.393895669347515 4.286313407344299,66.393939062472711 4.286584058197706,66.393924540593602 4.287000818717337,66.393767953623026 4.28758702737376,66.393739415828819 4.28785487873091,66.393760834143023 4.288439687619459,66.393750298116444 4.288882681467118,66.393827872812409 4.289366287691178,66.393959971005714 4.289589263852766,66.393980794400989 4.289910515956785,66.393894923927448 4.290234694724707,66.393773176178783 4.29068341466739,66.393778895682132 4.291770375919529,66.393666789602634 4.292585254817283,66.393587219671431 4.29285876860858,66.393536769654219 4.293667984929836,66.393529055317487 4.294561161820064,66.393594411538501 4.295138844629641,66.393673758160489 4.295799120138889,66.393844036956253 4.295971494975799,66.393936158487193 4.296460827175314,66.393996350941393 4.29755989726948,66.39429814171784 4.298343314366134,66.394613944195129 4.298515689239364,66.394706075514648 4.299138247197893,66.394785924658208 4.29959122967561,66.394737779884153 4.299970240244211,66.394490736482894 4.300116317787394,66.39434870007338 4.300380585065257,66.393848402924931 4.300458289648375,66.393435663745876 4.300659262986254,66.393168403554085 4.300767591208793,66.392935930461178 4.300728346731109,66.392863465389951 4.300836674973576,66.39263101477087 4.30117217836715,66.392365454348152 4.301455680814842,66.392189146473285 4.301782690479544,66.392031409821556 4.302193660707649,66.391946696917486 4.302380318859352,66.391859123778175 4.303293536453573,66.391672882811832 4.303701738996307,66.391624099392246 4.304871259958987,66.391603012745918 4.305639863168985,66.391540844825329 4.306488227767481,66.391605649307763 4.307063047067752,66.391720907373809 4.307507440132659,66.391780522979701 4.307629245490406,66.391943981028092 4.308276668733534,66.392276056874536 4.308992433320562,66.392878798275845 4.309205325106888,66.393025398362312 4.309474639448422,66.393028865515817 4.309548674985034,66.393227686994081 4.309806505529154,66.393374841792493 4.309971691038947,66.393556810104258 4.310535090301093,66.393815845417521 4.311191039221741,66.394040039063213 4.311932507548321,66.394319284994495 4.312857770855798,66.394546953637828 4.313391977845551,66.394607713799218 4.313609227827202,66.394700414401541 4.314013103902521,66.394705551465506 4.315415652585037,66.394579509647215 4.315731114457052,66.394565570060394 4.317006163237443,66.394347939451421 4.317514072433573,66.394174530488584 4.317888755965588,66.393981435876185 4.318260576526951,66.393824279937135 4.31848641533371,66.393809188483701 4.3197294084339,66.393429268292707 4.320910348557319,66.393264470057474 4.321684613391364,66.393130411254148 4.322045077419614,66.393117002318476 4.322773067423549,66.393000362945116 4.323322924901995,66.392863430334359 4.323884297774739,66.392582767732051 4.324256086339979,66.392425590402937 4.325759772266168,66.392156931645189 4.326936449217016,66.392046007479237 4.327343156046945,66.392015240322166 4.327709282211799,66.391929919914219 4.328657352838993,66.391870030332484 4.32905839734658,66.391911148772522 4.329962992496579,66.391832711887218 4.330322024850229,66.391837318004491 4.330908200060061,66.391808777727519 4.331844850584798,66.391892659751207 4.33206636298078,66.391931475083354 4.332186641731637,66.392112896846399 4.332201551495942,66.392490841355965 4.332363969648679,66.392708795513315 4.332345392479989,66.392942371241816 4.332506347411178,66.393178285660824 4.3324457263153,66.393375384838421 4.332065381112088,66.393640364901628 4.332056855987388,66.393748173130916 4.331759040056647,66.394104131124678 4.331194836573893,66.394420690654783 4.33118055385053,66.394600424221011 4.330793019584242,66.394955193451466 4.330917720088208,66.395082704882299 4.33094968032102,66.395244977099281 4.331075812289005,66.395354524426494 4.331342136283892,66.395393891058191 4.331374191950415,66.395556161254419 4.332335677773148,66.39589216111672 4.332552959581792,66.395984856794243 4.3327644520222,66.396149425765202 4.332939721640506,66.396205589197166 4.333019483530268,66.39633253755909 4.332581380448696,66.396758610131272 4.332412464302792,66.397188129236568 4.332211619626339,66.397455371506709 4.332180159882059,66.397850614282561 4.332073296114321,66.398065080754932 4.332089637998778,66.398424949702871 4.332260581603079,66.398535039709841 4.332624504705115,66.399043250098174 4.33321996051102,66.39946442224138 4.333593871947002,66.399846860246512 4.333854534014209,66.399958057149078 4.334106607580419,66.400177084682682 4.334756894994203,66.400473056573247 4.335188532610115,66.400694356439828 4.335434944213271,66.400985224604611 4.335731924782764,66.401204799670225 4.336083768524133,66.40129919583876 4.336431349850664,66.401447466470756 4.336957031975512,66.401615983768764 4.337552456469751,66.402037150366382 4.337846542539742,66.402292606187444 4.337994679368148,66.402690099729597 4.337938353086282,66.402833252288787 4.338194848331983,66.40299834526877 4.338456941954703,66.403091596315065 4.338885621633373,66.403348761428973 4.339844405019725,66.403720569394849 4.340239660775469,66.4038334943221 4.340662742205796,66.404162489731561 4.340878529387957,66.404273148806013 4.340723928304582,66.404522865275183 4.341013815904297,66.404832239039095 4.340837210067211,66.404794025640925 4.340647626371965,66.404917439857186 4.340721758589709,66.405116179181391 4.34102449687158,66.405263870633704 4.341374845808702,66.405376206817863 4.342133460212713,66.405439810855967 4.342760216640396,66.405465758806869 4.343204673511356,66.405525341037588 4.343881324283005,66.406055322267648 4.344042248658961,66.406291112879217 4.343938248360213,66.406469547134321 4.343975998416544,66.406559927200448 4.343873365888591,66.406720468300378 4.343592791535123,66.406860701926178 4.34349308535628,66.406985269353569 4.343220971992422,66.407017738278853 4.342438119639059,66.407259498635582 4.342056312300132,66.407542260532693 4.341994324395701,66.407757225612755 4.342146756110338,66.408100721295639 4.342491443359687,66.408284883458521 4.342977976369901,66.408380972448541 4.343105891692949,66.40832777022122 4.343117309546825,66.408299651791751 4.343724287251521,66.40803707759558 4.344538434115585,66.407824720781065 4.345445194651033,66.407504790857033 4.345764347325068,66.407326339074572 4.346627537229454,66.406952249075744 4.346898919471367,66.406881469043682 4.347800080077239,66.406777309868119 4.348337753784047,66.406833500495978 4.348736952399963,66.407032945775441 4.348961105072625,66.407051861322586 4.34913885549347,66.407124525563376 4.349808450029647,66.407289122945684 4.350346632773964,66.407327358373436 4.350889842567578,66.407167744936828 4.351699343836711,66.407135150650817 4.352819502617916,66.407247681879923 4.353538712792816,66.407232662319174 4.354037524626682,66.40705492962492 4.354633118023941,66.406607866518968 4.355047588533392,66.406214002168142 4.354928648944332,66.405602114331174 4.354937016764582,66.405278462321064 4.355035739234225,66.404937191959149 4.355496039420417,66.404507515806287 4.355676207798924,66.404490268190642 4.356040776196338,66.404293965326417 4.356319539863479,66.403935446207242 4.356103246193023,66.403610861784955 4.356245507477602,66.40332370508834 4.357201819544821,66.402824108072622 4.357524249187808,66.402519718694506 4.357796044880391,66.402430918058201 4.359420646203914,66.402149947182167 4.360688665187176,66.401759504745968 4.361457427016602,66.401564875879373 4.362133002508651,66.401495725439418 4.362401616356764,66.401532805782608 4.362666030340748,66.401731736528106 4.362889228280087,66.401786622680191 4.363650990262213,66.401861743952594 4.364237261039395,66.401774256766473 4.364916145390702,66.401579248451782 4.365862752640568,66.401457235595188 4.366088750439981,66.401404246506161 4.366899109927887,66.401335677575091 4.367140182841352,66.4012670821878 4.36737686680611,66.401201471242999 4.367631806178095,66.40112857559906 4.367868617349733,66.401062976939116 4.368105364445253,66.401041098303153 4.368232769976107,66.401055692979625 4.368323856204841,66.401019244910344 4.368360303727229,66.400975512092089 4.368378496537616,66.40087345157616 4.368378497547238,66.400778700569518 4.368323922839602,66.400734941881595 4.368360306834465,66.400683923878958 4.368451392984747,66.400654759968106 4.368506032233658,66.400611026544851 4.368578863441095,66.400545413604178 4.368651694648238,66.400479825786078 4.368779164323003,66.400443364295569 4.369052294612949,66.400443377411051 4.369179763739236,66.40045797243684 4.369398319087602,66.400436093243115 4.369507596411402,66.400457972996833 4.369598618016926,66.400516301707853 4.369817108904347,66.400574630498895 4.370053855817048,66.400567346178931 4.370649794608068,66.400487923351847 4.370982525732333,66.400421576995399 4.371146378603386,66.400406982443855 4.371419636848323,66.40033410981583 4.371674512161838,66.400297660974132 4.371801981353405,66.40030495863499 4.371929450239422,66.400341420755566 4.372093302722011,66.400363275383455 4.372257218887425,66.400377870510141 4.372548541392952,66.400326852211393 4.372712458313904,66.400268523494049 4.372876376067834,66.400130036136304 4.372876376904414,66.400049852080059 4.372876377666255,66.399976952661532 4.372949208842361,66.399911338066602 4.373040294964496,66.399882173257268 4.373222466673248,66.399874888640554 4.373440958137319,66.399874889006227 4.373641258031479,66.399860319490585 4.373823366583089,66.399809325252022 4.373987220337708,66.399707234949261 4.374088803211375,66.399530953360227 4.374060181695413,66.399357351623891 4.374023735493254,66.399277114443493 4.374023800251545,66.399167787160565 4.374078440014172,66.399072991865779 4.374388019030145,66.39890530675622 4.374570127954216,66.398817833860377 4.374879706035048,66.398737646130144 4.375389583663473,66.398672079623495 4.375881269561652,66.398606462320814 4.376245422001038,66.398599177639994 4.376573190850801,66.398606514073833 4.376828128999687,66.398635655648107 4.377155897920098,66.398635681490077 4.377374388876643,66.39867941880722 4.377592880134117,66.398694040296917 4.377993543873973,66.398621137604806 4.378193844011797,66.398577375584381 4.378576188582441,66.398526391714782 4.379086129798585,66.398453476064802 4.379395707718867,66.398380597817606 4.37972347786795,66.398256671100327 4.380014864210701,66.398169196123249 4.380342634345332,66.398045243064715 4.380597637027263,66.397979649015411 4.380797936833583,66.3979650783929 4.381143897771635,66.397928626248955 4.381362389358475,66.39790677013255 4.38158094469795,66.397870342992249 4.381835883974238,66.397782866607386 4.382017928891808,66.397724532002883 4.382272931030273,66.397709961318711 4.382564317249267,66.397629770008436 4.382928470450266,66.397535020008689 4.383238049247701,66.39736733727284 4.383365583288135,66.397243379926579 4.383474861569237,66.397163186829573 4.383584075947538,66.397112149040055 4.383602331706162,66.397068409386421 4.383602333182975,66.396922593025238 4.383657037449411,66.396733035634853 4.383748060786293,66.396616386259751 4.38380270018708,66.396550762847568 4.383802764315474,66.39649971098396 4.383802765358612,66.396397657540973 4.38393023564634,66.396288292629706 4.384185239153911,66.396135186137997 4.384567712116682,66.395952909392363 4.385022952339962,66.395726914715496 4.385460000991349,66.395486345581915 4.385733195949526,66.395355092939795 4.385806028098192,66.39518738258684 4.38580609275676,66.395085285851465 4.385878924007786,66.395005085791126 4.385824349950135,66.394903000871977 4.385806158849716,66.394844684538356 4.385806159605286,66.394771769993014 4.385878990707931,66.394706141781839 4.385897247306461,66.394582171093106 4.386006589561263,66.394465537038784 4.386243337039309,66.394378023449647 4.386862428903372,66.394232217764028 4.387571843029307,66.394100554471066 4.387791161535087,66.394064551919755 4.388228208288639,66.393998947760849 4.388628807723681,66.393962515246727 4.388865491026172,66.393926031807382 4.389120429260103,66.393926057526159 4.389411751115087,66.393904198041611 4.389593922544592,66.393904198338873 4.389903500070618,66.393845880220539 4.389994522102361,66.393853167041172 4.390158438589602,66.393816733923515 4.390376930394629,66.393758390151774 4.390504399282738,66.393780275746877 4.390558973938941,66.393824021253664 4.390668251054964,66.393853218734606 4.391068850080284,66.393853219380205 4.391323724979495,66.393824073087842 4.391487704989623,66.393794901314294 4.391706196559155,66.393758442896271 4.3920339656752,66.393707436477868 4.392179626765916,66.393678239237417 4.392307160562395,66.39356888777121 4.39247101407301,66.393466822670504 4.392671378118282,66.393372018723241 4.392926317178349,66.393284526643583 4.393071978330848,66.39324806736623 4.39329053420738,66.39313871416924 4.393509090152952,66.393022010329389 4.39358192141477,66.392934516737796 4.393673007979655,66.392847022869915 4.393836924643103,66.392788702053807 4.393982586219513,66.392708494769067 4.394201141716613,66.392635574370033 4.394419634254888,66.392497044955576 4.394510720740551,66.392416836650767 4.394547168826269,66.39230744158391 4.394674638772502,66.392219932934552 4.394911385876542,66.39215432361253 4.395148132396685,66.392147036824383 4.395312048895239,66.392103288743314 4.395494158098606,66.391957443806263 4.395658075461487,66.391826197819327 4.396006836167113,66.39164619228211 4.396277231610284,66.391570991584004 4.396004169414544,66.391169906211189 4.396240917144946,66.391038630914167 4.396495856268449,66.390936543007484 4.396550495751237,66.390856329651342 4.396550496263293,66.390805278847779 4.396714413028931,66.390732365478769 4.396769052584608,66.390644851214489 4.396841947364254,66.390564636954252 4.396914842143667,66.390484422437325 4.397096950739205,66.39039693281731 4.397242612200197,66.39032399292698 4.397333698665828,66.390243777669482 4.397497615492666,66.390163562272789 4.397625084893311,66.390127111081242 4.39778893825509,66.390032307099474 4.3979710464704,66.389981267563627 4.398189601739162,66.389922940169853 4.39833526282063,66.389886476004889 4.398408093543244,66.389850011669907 4.398553755132874,66.389762507124829 4.398590202990957,66.38967498944632 4.398608459675237,66.389536418045594 4.398754248257041,66.389470788903424 4.398990931880875,66.389383283181317 4.399227679034022,66.389303090454021 4.399391595832602,66.389222859394692 4.399464426913121,66.389149928624391 4.399719365523032,66.389091586701809 4.399865026511482,66.389062422045029 4.400119965769283,66.388938449148682 4.400302138793078,66.388763420562086 4.400474453020971,66.388554809314812 4.400593591030409,66.388398770443402 4.400630039321803,66.388267492967188 4.400630103661965,66.388194571953576 4.400648296593198,66.388070569077541 4.400703000179744,66.387939289911031 4.400830470938737,66.387764254258755 4.400976196617566,66.38762568515493 4.401085475324467,66.38748711522598 4.401304031258062,66.387355845923381 4.401558970843611,66.387195396275615 4.40199398342211,66.386954897119452 4.402068913971642,66.3868380124119 4.402214639189737,66.386743195963177 4.402524216583998,66.386662982257022 4.402870241009397,66.386575466912731 4.403088732268063,66.386546312102084 4.403343670195468,66.386546312513104 4.403671374688146,66.386560915933856 4.403962760520566,66.38646611132468 4.404326976445764,66.386393185655152 4.404490892510276,66.386378608233386 4.404744813959341,66.386252268362313 4.404618363495502,66.386174393438779 4.404472767053965,66.386116031295757 4.404327107518087,66.386006608440724 4.404199639590457,66.385904499427468 4.404126810083671,66.385824257110059 4.404072236893385,66.385641904685542 4.404163324552928,66.385437671171715 4.404218027828523,66.385335560132916 4.404381944688851,66.385240738031712 4.404418392311442,66.385175110121821 4.404363754345729,66.385109443927078 4.40436381876851,66.385029199180636 4.404436649816172,66.38495625620962 4.404454906063154,66.384861432436139 4.404291054375439,66.384803067198078 4.404181714030433,66.384752003885808 4.404127140054751,66.38464987721791 4.404017927002971,66.384591524229776 4.404036119502453,66.384511277853335 4.404127206662857,66.384358099163308 4.404072632395531,66.384285154028149 4.404109080479848,66.384175736123112 4.404181911005216,66.384153855124595 4.404127337345852,66.384022555261055 4.404109147414833,66.383854781593968 4.404200234279727,66.383730782676423 4.404273129092879,66.383643243995991 4.404364215501156,66.383563007360095 4.404382471691964,66.383475468002445 4.404509941289533,66.383409822965717 4.404783071922503,66.383300414290588 4.404892349692402,66.383249360933647 4.404946988918391,66.383191004955506 4.404892414818993,66.383103464177367 4.404910606945772,66.383059687421664 4.404928862527638,66.383030502885646 4.404965246248388,66.382994028518539 4.405038141056166,66.382906499921589 4.405147419354928,66.382804391316924 4.405129228524425,66.382724126500975 4.405165676462619,66.382629294310703 4.405274954378618,66.382563647028292 4.405438807528371,66.382476117081509 4.405511701875115,66.382432351978352 4.405529959137456,66.382242697596212 4.405566407842685,66.382074899449933 4.405530025812918,66.381950878856401 4.405384366029182,66.381877913901022 4.405366174978958,66.381819554606651 4.405348048619434,66.381659056407614 4.405220645517296,66.381454790059834 4.405184263897667,66.381294289491763 4.405166139200499,66.380980588436529 4.405311864911874,66.38083469137635 4.4055304</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CALDERON&lt;/SimpleData&gt;</text:p>
          </table:table-cell>
        </table:table-row>
        <table:table-row table:style-name="ro1">
          <table:table-cell table:number-columns-repeated="2"/>
          <table:table-cell office:value-type="string" calcext:value-type="string">
            <text:p>&lt;SimpleData name="PARROQUIA"&gt;Llano Chic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83747338768971,66.391610558069175 4.583350046772274,66.391532472877302 4.582993972678516,66.391491962838074 4.582644259501262,66.391470354326444 4.582141252715728,66.391447961622873 4.58161738151051,66.391294560296842 4.580912420175723,66.391123711414096 4.580291357583166,66.391025850127619 4.579532967174878,66.390962250101552 4.578547435442126,66.390931671832021 4.577965619283756,66.390906305527892 4.57711175503807,66.390913404514336 4.576305595963195,66.390885153852892 4.576124696966628,66.390900842543317 4.573623340684884,66.390943192127608 4.571221592973094,66.390917436057592 4.569398862696983,66.390917425831532 4.565774901707003,66.390926021157256 4.565024393649212,66.390178850584988 4.564531179527267,66.389749415191829 4.563887854509523,66.389603417972495 4.56300867359282,66.389431646664931 4.562601268425197,66.38934576052705 4.5614003614798,66.389096691608032 4.559277466091262,66.388658660846957 4.558307772245641,66.388479265919386 4.557218878024968,66.388237818145157 4.556574917268527,66.388097455477393 4.556255099719419,66.388051422852556 4.555996599744558,66.38803168385202 4.555439082147181,66.388014488510962 4.554636231557931,66.388015387809659 4.554453805887785,66.388000368413628 4.554302547670277,66.38797154408428 4.554069109016243,66.387959346434513 4.553879241545445,66.387979364374402 4.553487039570641,66.388017400979294 4.553039753814945,66.38806843260943 4.552897337696493,66.388140481014702 4.552667525363574,66.388232546832754 4.552286836359036,66.388280756263882 4.552062938741596,66.388260574524239 4.551920521879819,66.388222538875951 4.551735679144667,66.388207519597998 4.551538242529235,66.388245555631599 4.551328402666113,66.388308594473159 4.551146040673874,66.388302584366741 4.55084874070453,66.388342619570338 4.550636419769641,66.388346618216886 4.550485543531298,66.38836664844564 4.550421236892205,66.388409593538796 4.550378366225119,66.388504062259159 4.550162483819984,66.388591520976291 4.550120566972991,66.388641880372305 4.550064656604233,66.388703424988776 4.549966829134624,66.388776167424808 4.549882995077608,66.388820933866384 4.549757180134027,66.388848909763311 4.549603505218411,66.38887687300398 4.549449830373048,66.388916046731111 4.549338009020471,66.388944022506266 4.549212321324013,66.388977590855617 4.549058583008904,66.389039147396161 4.54894682533107,66.389078295519454 4.548876984650022,66.389089480724181 4.548793150271296,66.38908388824126 4.548653468700406,66.389072690590581 4.548569634357001,66.389072690674112 4.548471806420691,66.389072678118566 4.548360048568108,66.389083863366722 4.548248290957049,66.389134221838532 4.548206374026593,66.389173395047607 4.548094616104138,66.389173395157854 4.548010781760552,66.389173382587614 4.547954870927307,66.389162197545488 4.547884966569724,66.389162184961364 4.547815125990571,66.389190160416121 4.547745221872069,66.389229333564401 4.547675381428226,66.389279691700793 4.547591547288326,66.389313259554086 4.547549630252121,66.389335642301816 4.547465795941802,66.389341234893749 4.547423878735867,66.389335642424072 4.547270203607164,66.389330037408726 4.54718636926334,66.389330024837122 4.547130522139493,66.389335630055484 4.547158445853217,66.389358025367983 4.547186369600569,66.389385987855405 4.547242216994657,66.389425160574589 4.547270140877208,66.389475518221531 4.547256211059655,66.389503505923557 4.547214294021485,66.389525875848094 4.547102536130215,66.389531468423641 4.547004708359133,66.389559456143616 4.546934867840991,66.389598616059615 4.54686496364825,66.389626591024779 4.546753205822703,66.389643368463922 4.546669371609775,66.389665750955373 4.54662745463589,66.389699318248745 4.546683365601746,66.389732898056593 4.546683302226794,66.389772070286796 4.546599468144656,66.389816822286875 4.546529627457197,66.389828019810068 4.546417869529959,66.389828007263333 4.546320041655131,66.389839192155179 4.546250201000313,66.389855982063295 4.546250201230275,66.389895154100614 4.546236207964707,66.38995110321585 4.546180297328114,66.389973498057117 4.546110393097398,66.389995880238942 4.546068476053976,66.390018262374454 4.546026559075522,66.39005182919432 4.545914801406875,66.390096593371027 4.545719209420516,66.390146949875529 4.545523617238895,66.390163714387782 4.545327961674781,66.39021966306953 4.545099102898951,66.390235731686303 4.544573516966358,66.390365114092603 4.54437792471866,66.390370706549476 4.544210255801009,66.390331522755986 4.544042586822579,66.390281166956555 4.543833064279724,66.390230798440825 4.543581560959125,66.390180429860763 4.543441879484384,66.390186009654116 4.543344115059184,66.390169220120683 4.543204369792616,66.390141233301762 4.543022771054168,66.390130036145919 4.542729414484524,66.390135628736516 4.542561745672993,66.3901132342409 4.542156503847171,66.390096432272827 4.542030816119995,66.390129999055461 4.541863147522609,66.39014677619403 4.54177931311877,66.390135578952638 4.54163963134817,66.390085222730619 4.5415418033525,66.390074025473524 4.541416115475621,66.390079630578498 4.541290363872333,66.3900628156902 4.541094771401946,66.390023644084948 4.540913172407874,66.389962090281543 4.540675599223439,66.389934103309514 4.540549911143692,66.389900511175142 4.540340325323392,66.389906091082636 4.540228567377071,66.389900498792727 4.54010281604273,66.389934078485709 4.540018981964714,66.389984447852825 4.539949077870769,66.390034791802037 4.53911359750135,66.390173196546939 4.539037841479183,66.390212482015968 4.539256459939619,66.390287206182037 4.540605251370637,66.39026842910944 4.54113376463604,66.390401049378681 4.541313137071333,66.390403351927091 4.541621505386549,66.390479226788514 4.542197596712986,66.390576508571556 4.542689726096164,66.390600787536869 4.543399011131009,66.390717717349943 4.543918874487387,66.390958180424775 4.543994313681088,66.391139038892589 4.543754324592556,66.391333851193082 4.543208765650705,66.391416808920582 4.542171204490955,66.391475551524181 4.542292886024514,66.391638997652819 4.542901036341968,66.391898555506629 4.543151713792728,66.392135578975939 4.543312641404817,66.39237144901935 4.54311177109605,66.392638691821858 4.542640251952553,66.392920455264786 4.542165870634861,66.393238194339006 4.542129296778859,66.393300840889026 4.54176966161065,66.393358452564399 4.541666936442198,66.393469550903006 4.542108754200004,66.393806966412086 4.542139541070584,66.39399622949837 4.542067665251827,66.394074408807654 4.5419443314192,66.394206073346311 4.541995726912921,66.394370678181446 4.542180698021136,66.394605211547898 4.542663669265765,66.394852088835805 4.543043850969333,66.395057801201048 4.543228758081355,66.395210054158497 4.543280153544322,66.395366379498995 4.54337263906057,66.395473344991927 4.543516455609909,66.395572113055024 4.543680880940199,66.395674979162109 4.543886396534202,66.395769597348462 4.54407130324865,66.395839548772457 4.544204878931622,66.39591772216265 4.544420698831241,66.395995933190278 4.544472093701798,66.396032919891326 4.543516460531895,66.396563681980766 4.542365612208323,66.396201612796446 4.541368948208888,66.395880686885775 4.540557190993436,66.395637943732766 4.54032082633921,66.395633820156235 4.540094765833554,66.395580337945134 4.53982767894562,66.395592684135281 4.539611859273097,66.395551522538739 4.539180347016982,66.395440459144254 4.538800102421007,66.395370506741159 4.538265800927723,66.395279985793067 4.53736162275139,66.395094818944798 4.536590893024746,66.394991976178829 4.536005262158568,66.395279987396009 4.535902472776518,66.395271765138375 4.535892231279208,66.395103067665261 4.535912775286577,66.394839747536651 4.535943623609967,66.394564078140561 4.535854700473304,66.394522585853522 4.535646514202869,66.394592869949776 4.535264107836404,66.394710819295142 4.534932905293673,66.394824821257984 4.53473368757111,66.39487974747702 4.534562202472672,66.394900923577268 4.534359995049121,66.394918380604423 4.53422743772938,66.394971459687412 4.534095834586506,66.395041236470462 4.533993490692575,66.395088850545861 4.533906921363212,66.395127609653883 4.533831165285944,66.395170619024114 4.533051787202734,66.39560607208513 4.532429963795733,66.395923789688439 4.531334458017014,66.396511146099883 4.530607235454308,66.396344506587056 4.530240158693889,66.396562830967014 4.529874798376646,66.396522379373309 4.529634235443923,66.396458147272327 4.529481259671518,66.396378761244776 4.52929425401166,66.396299324388124 4.529124231381761,66.39618811231243 4.52909586193813,66.39602020529766 4.528942886003819,66.395893129600637 4.528931563438139,66.395761512010822 4.528976914781443,66.395584519696428 4.528931562326319,66.395452913153534 4.528806892014442,66.395432471389711 4.528811217438462,66.395468573479747 4.528780495483581,66.395567012785904 4.528639160422386,66.395645794377984 4.528503931796082,66.395763915658634 4.528436317403064,66.395800826877618 4.52843014763766,66.395840217299551 4.528448593867001,66.395874712315617 4.528534654612216,66.39590669001204 4.528589929554112,66.395970670647458 4.52859609993827,66.396106043987245 4.528442425176456,66.396219229895564 4.528448595582349,66.396361989017109 4.52863916336931,66.396477678101775 4.528688331936537,66.396519521354534 4.528712884533363,66.396573659459548 4.528805115249736,66.396622864278541 4.529050957659153,66.396709004053719 4.529192293201358,66.396760687779874 4.529413583148536,66.39682959922979 4.529714763913983,66.396920646036179 4.52987460920591,66.39697971625786 4.529991392383502,66.397041265538306 4.530071283244918,66.397075695620345 4.5301511740714,66.397100310177549 4.530280296893923,66.397115083912666 4.530390909999759,66.397129857649631 4.530544585303501,66.397164312864106 4.530667474776457,66.39722335723404 4.530956379207496,66.397272585957111 4.531134606997367,66.39732672234382 4.531319004713397,66.397385791591148 4.531386619368356,66.397417792664598 4.531454234114797,66.397474382635849 4.531571080923074,66.39753835922906 4.531737032515841,66.39759252034483 4.531835369562636,66.397644202270101 4.531878368248984,66.397688497389083 4.531890708345456,66.397764767821243 4.531835370313048,66.397845996249202 4.531780032306714,66.397934623724055 4.531761586767317,66.398089641951358 4.531743140854733,66.398143776687604 4.531706312409929,66.398190550029625 4.531693972831817,66.398254537517658 4.531724758856187,66.398281592050353 4.531816926017981,66.398338205351493 4.531927539374403,66.398416952783649 4.532001324132136,66.398500607455588 4.532013600600417,66.398571993259054 4.532075045382794,66.398611353986794 4.532197998510793,66.39867780668321 4.532277889488919,66.398739326514658 4.532413119016083,66.398857433047851 4.53240084297283,66.398901751349143 4.532443841689484,66.398953405309484 4.532517626261556,66.398985429671754 4.532597517151647,66.399022310761538 4.532695854092494,66.399042016034812 4.533126093977654,66.39909121580061 4.533298215311872,66.399093694667741 4.533433508016574,66.399093694586384 4.533519505044238,66.399086308214152 4.533562567077186,66.399059241858581 4.533562566789106,66.398982950065658 4.533581012688753,66.398926338155988 4.533630180973698,66.398886977856705 4.533746963852503,66.398859911240464 4.533943637522746,66.398842684640215 4.534158757240283,66.398808231512348 4.534336984691644,66.398763938237451 4.534595166589396,66.398741778817111 4.534754948011716,66.398719644733745 4.534939345415598,66.398687645167144 4.53508068063605,66.398643351699462 4.535252865429237,66.398608898319893 4.535437262811212,66.398571991158889 4.53558476800452,66.398544924178182 4.535683104891762,66.398549831571444 4.535898224651925,66.398527697279377 4.535978115356411,66.398515377981795 4.536113344341938,66.398488310946377 4.536291635511174,66.398473537829659 4.53641452477239,66.398468630278074 4.536488309136453,66.398446470707967 4.536519031305696,66.398409563404158 4.536598921928422,66.398377563503757 4.536752596984537,66.398340656017112 4.536844763731359,66.398288975406587 4.537041501052371,66.39828406776833 4.537164453909286,66.398276681126745 4.537299682808333,66.398229933170015 4.537496356377165,66.398190546374892 4.53768692369739,66.398163478946614 4.537920425967664,66.398143772763717 4.53806182496881,66.398143772667339 4.538172438032414,66.398141344120376 4.538289220908021,66.3981167051613 4.538461342060547,66.398077343497874 4.538627293453967,66.398072435834081 4.538725630257568,66.398057662519307 4.538916261118507,66.398015821671677 4.539002258182712,66.398018275391948 4.539112934810399,66.398005955817368 4.53920510163114,66.39797399333284 4.5393403306068,66.39794691305498 4.539450943539848,66.397914912536336 4.539543173955235,66.397880445547557 4.539746017531057,66.397865697340265 4.539979583514726,66.397870604763497 4.540170087409302,66.39788537798438 4.540219255799105,66.397875512180576 4.540317592534659,66.397846015968497 4.540526606051276,66.397838629128401 4.540747895484612,66.397767241057338 4.541012183509653,66.397710638859195 4.541147412773726,66.397747559725076 4.541270365854728,66.39778941344818 4.541436317475507,66.397833695571109 4.54155310057231,66.397858309346887 4.541704740482188,66.397886717598311 4.541809692629985,66.397912507632171 4.541863377231652,66.397923031063328 4.542211627162676,66.397926369981448 4.542482784583473,66.397828281256693 4.542541494112521,66.397828281212483 4.542698031321891,66.39775777854598 4.542815386438662,66.397687301007025 4.542932805421393,66.397671616748923 4.543108870175923,66.397624614643277 4.54324588009088,66.397585454593781 4.543382826397699,66.397546294482638 4.543480654145163,66.397491475355409 4.543598009631966,66.397499292109558 4.543715428726565,66.397507134158261 4.543852374879261,66.397436655895021 4.543989321411805,66.397444497947561 4.544087149499755,66.397460156885217 4.544204568595235,66.397467998945316 4.544439406556374,66.397436655435143 4.544537234337042,66.397389652944454 4.544595943865749,66.397389678195381 4.544635062349073,66.397389678164444 4.54467418083242,66.397389678133464 4.544713299470713,66.397421021487133 4.544772009038424,66.397428863604972 4.544908955456918,66.397413179165028 4.544948073940525,66.397413179133906 4.545163257404464,66.397413178962339 4.545358913352651,66.397397545059221 4.545554569143247,66.397350542414245 4.545789406785947,66.397256536983946 4.545887234480923,66.397193874980431 4.546024180538057,66.397107711304727 4.546180781685774,66.39710773647424 4.546356846744812,66.397123395555127 4.546650330782674,66.397123420610967 4.546767686395459,66.397154738935441 4.547041579755902,66.397225268257557 4.547198117300606,66.397225268127414 4.547393773044286,66.39717042290836 4.547693108890329,66.397157267921202 4.547882849594131,66.397186132279174 4.547980741216957,66.397186132196524 4.548058977938275,66.397139103946117 4.54817639662634,66.397068624648512 4.548254697161166,66.397060807601903 4.548372052406265,66.397021621374364 4.548469880170298,66.396974618094887 4.548646008467313,66.396919797635519 4.548822073197655,66.396872819394446 4.549056847456524,66.396825815715644 4.549232975919066,66.396802313791596 4.549428631691822,66.396755335310502 4.549526459620359,66.396739650470479 4.549604696588829,66.396739650401884 4.549682933643326,66.396755335087704 4.549761234348283,66.396778836834272 4.549859062449275,66.396794496180263 4.549976481553746,66.396802338438164 4.550152546279662,66.396755334673685 4.550269965211275,66.396731858030009 4.550348202093784,66.396716173191137 4.550504739727256,66.396731857821251 4.550719923416405,66.396771018913981 4.551091644745029,66.396825864515307 4.551580785233848,66.396896394555682 4.551795968889717,66.396927763664721 4.551972097356732,66.396904236530418 4.552109043729895,66.396880760004876 4.552441646277636,66.396880759700565 4.552872013151384,66.396865125223286 4.553263325329004,66.396880809537379 4.553459044889725,66.396865124678143 4.55359599117127,66.396825963410564 4.553948121121064,66.396818171321414 4.554182895608777,66.396810328743015 4.554417670236384,66.396826013232314 4.554613326284383,66.396826013046493 4.554808982333122,66.396826012860103 4.555004638335931,66.39681819561639 4.555082875031817,66.396771191957882 4.555161175334159,66.396724188210797 4.555239475541526,66.39666152486825 4.555317775700336,66.396591018942701 4.555396012392487,66.396544040154865 4.555513431273457,66.396512695552275 4.555630850201488,66.396489193370357 4.55582650596171,66.396442214275979 4.555826505483843,66.396363865310505 4.55584609624407,66.396316860854029 4.555924332834828,66.396254171191188 4.556237407368,66.396160186806 4.556413472072702,66.39611320711002 4.556785192818245,66.396066201831204 4.557020030955774,66.396066201596128 4.557235277948923,66.396050566788844 4.5574895798222,66.396034881334046 4.557606998743854,66.396011403996738 4.557802654491009,66.39596438604795 4.55790048191579,66.395870375481579 4.557998309137847,66.395745044409225 4.558076609167211,66.395658875758926 4.558233146418949,66.395611869834724 4.558546220969566,66.39552570048204 4.558976714531538,66.395431713217206 4.559250607339338,66.395400392345721 4.559524499837093,66.395322039825544 4.559700628126804,66.395275058541614 4.559915811346277,66.39523589468115 4.560091939633472,66.395188887934239 4.560248476610712,66.395102717278689 4.560346304157315,66.395032206926373 4.56046365935225,66.394993042787789 4.560698560614572,66.394922557277212 4.560952862258254,66.394875549852841 4.561128927302246,66.394883392625147 4.561207227935222,66.394891235501404 4.561363701719782,66.394867731737591 4.561461592756609,66.39478156003463 4.561559419914311,66.394656198194482 4.561755074759504,66.394483853033293 4.561872556287605,66.394319349911882 4.562068211771543,66.394241019374789 4.56238122270542,66.394162688459289 4.562576941789981,66.394084332128187 4.562811716081543,66.394053009589811 4.563007371999597,66.394037348216372 4.563222618963669,66.394021674159632 4.563633458295669,66.393998169278575 4.563985588154905,66.393982532987877 4.564494319512973,66.394013905361021 4.564846449720444,66.394045227273125 4.565120406166569,66.394021760514747 4.565511717610467,66.393935572889035 4.565961675266705,66.393888588650171 4.566626943970318,66.393888613156165 4.567155139018338,66.393896455794405 4.567448623086917,66.39389648073994 4.567742043669123,66.393912166924892 4.567996472861101,66.39391219191549 4.568172537862706,66.393912191700167 4.56842690308949,66.393865182335034 4.56873991418416,66.393810354809375 4.569150816788446,66.39373984039932 4.569522537661056,66.393716360558855 4.569796494238364,66.393708542185436 4.570129096624361,66.39368504970993 4.570422580336063,66.393638052507811 4.570559526605155,66.393606704196728 4.570716000750298,66.393630234080533 4.570813828840809,66.393638077312048 4.570931184808738,66.393700748019057 4.571107250068412,66.393732095814698 4.57132249711563,66.393724277514153 4.571596453452637,66.393685111094925 4.571811636956685,66.393685136119203 4.572026883942613,66.393669449156135 4.57220294889389,66.393661630883088 4.572418132780905,66.39370864004394 4.572535488510138,66.393739987902933 4.572731144832074,66.393771335620826 4.572907209978638,66.393786996712535 4.57304415657014,66.393794839841249 4.573220284687237,66.393732194287622 4.573435531294421,66.393669497922531 4.573689896392414,66.393606851949755 4.573865961219046,66.39358334691174 4.574081208080655,66.393551998417806 4.574276800349905,66.393528518601968 4.5744529288489,66.393512882185178 4.574726821711278,66.393489351623614 4.574942004965288,66.393458028309212 4.575137660446583,66.393387538443775 4.575294261171503,66.393332684736023 4.575392088877015,66.393293517919147 4.575548626523174,66.393301361169165 4.575783401024097,66.393293542688923 4.575881228794798,66.393262193982665 4.576076884468738,66.393215208734517 4.576213830999569,66.39321520854692 4.576487723995633,66.393207389982805 4.576624670662578,66.393223076771037 4.576889912597741,66.393160758566353 4.577211637745632,66.39308988815209 4.57752115076173,66.393073441608792 4.578108690227774,66.39293201642414 4.578131206674175,66.39287054544171 4.578268216123994,66.39279221036638 4.578452613372217,66.392754231768095 4.578679054889661,66.392698212661159 4.578757354927277,66.392635513868953 4.578757353810089,66.392510166641372 4.578757353390412,66.39246315494367 4.578776943950383,66.392408299389231 4.578855307870588,66.392376974895512 4.578990663987841,66.392351419239603 4.579403093778624,66.392353493445484 4.579786963729456,66.392337476434307 4.580059393444678,66.392295524516314 4.580283481373937,66.392228168824204 4.580342190059029,66.392134156842985 4.580450639918962,66.392068926314394 4.580576963620791,66.392024443878285 4.580714036788886,66.391961793910724 4.580850982305315,66.391852080332356 4.580948809542772,66.391765898171343 4.581124937296958,66.391671896927818 4.581222765185986,66.391656234134317 4.581379239302793,66.391671909199175 4.581594486571237,66.391687584165822 4.581750006679093,66.391713722044273 4.581907498197985,66.391695427662171 4.582024853236553,66.391648426905434 4.582083625723421,66.391577906803832 4.582220572031524,66.391554412533111 4.582337927214908,66.39152307425114 4.582416164201381,66.39152307413238 4.582511511371827,66.391503919390118 4.582658189767079,66.391498327135011 4.582776944608461,66.391498339605647 4.582909629690053,66.391523516188514 4.583081433396456,66.391562293186794 4.583394445482715,66.391617137442594 4.583531392093246,66.39162498122181 4.583780414714161,66.391625613418881 4.583747338768971,66.391610558069175&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Z?mbiz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83747338768971,66.391610558069175 4.583956861105622,66.391595983097901 4.58412993680569,66.391617870103701 4.584339523033243,66.391632482370397 4.584485311059324,66.391639782111014 4.584576397010506,66.391668969162694 4.584694834141708,66.391701825089214 4.584749473140083,66.391734668420099 4.58483146345918,66.391785729850568 4.584895198480377,66.391836816508345 4.584995380351347,66.391873328517875 4.585122913332177,66.391906146208029 4.585232254587297,66.391935345572591 4.585359787393582,66.391949945128786 4.58550551217591,66.391993718811747 4.585669492224183,66.392033874093144 4.585751482408497,66.392070360541055 4.585842568404176,66.392103203332354 4.585933654364834,66.392132377192851 4.586061187496868,66.3921798574207 4.586161496520102,66.392209031177529 4.586289029440607,66.392234561287594 4.586398307097579,66.392263760269202 4.586462105416022,66.39228202859934 4.586507648647501,66.392322158301084 4.58659873471967,66.3923622878674 4.586671628885618,66.392380530809078 4.586780906545696,66.392409716969368 4.586853800605679,66.39241701659553 4.586944886395258,66.392427972384894 4.587035972078064,66.392427972242018 4.587108865996046,66.392420685041586 4.5871544089447,66.392431615598269 4.587236398888629,66.392442571395236 4.587291101184936,66.392442596611559 4.587373090950076,66.392435284098354 4.587427729638994,66.392435284012279 4.587527911242032,66.392442596238581 4.587637252407415,66.392460839063787 4.587682795465312,66.392482725511186 4.587737434621713,66.392530141934159 4.587801233053584,66.392559340642435 4.587883223036486,66.39257393990475 4.58794702128958,66.392584908318909 4.588092809166715,66.392573964875695 4.588165702943009,66.392552053018179 4.588247692494463,66.392522879372663 4.588347873812141,66.392500992728998 4.588448118917857,66.392497349037399 4.588511853564857,66.392508304833484 4.588657641696308,66.392522904023195 4.588703184721705,66.392541146890423 4.588803366511552,66.392566676703282 4.588940058798182,66.392581301175369 4.589040240553041,66.392603162128083 4.589175088059418,66.392600783505401 4.589278576934314,66.392576341397543 4.589331561600424,66.392552709018645 4.589408717060111,66.392530088669602 4.589572187924632,66.392533807841417 4.589664100700649,66.3925527337868 4.5897666358568,66.392567282413708 4.590015086318595,66.392591470942676 4.590137657816658,66.392609182289277 4.590215895075349,66.392633573469439 4.590264682012605,66.392645161783108 4.590362446934008,66.392690604265482 4.590342347603185,66.392748697887413 4.590347818248135,66.392789914894934 4.59038051255707,66.392804008060608 4.590492271035097,66.392843782593999 4.590620630933041,66.392874195325149 4.590733534052418,66.392884923158817 4.590754588088117,66.392885846644816 4.590788172753921,66.392885378505014 4.590837913644854,66.392881254211431 4.590853561043343,66.392880773449562 4.590864628729094,66.392881785508578 4.590986627791524,66.392901773821933 4.590998267955601,66.392904000370393 4.591013279328686,66.392908251064938 4.591076314441697,66.392932768487995 4.591096732454668,66.392938663790218 4.591108881477489,66.392940890334572 4.591134896871498,66.392940434858858 4.59116600083159,66.392937955225676 4.591208236047351,66.392932768274093 4.591225155565581,66.392929605512521 4.59133812189406,66.392900710571624 4.591358476160178,66.392892816343291 4.591424945372935,66.392848588454214 4.591446189749619,66.392802133984276 4.591477675064365,66.392771240167562 4.591553812799931,66.392747683837797 4.591605016501647,66.392728074651004 4.5917086325257,66.392696876999196 4.591732421619474,66.392692170767319 4.591859445352607,66.392681670179158 4.591983479779817,66.392694447545708 4.592135119768867,66.392705175390006 4.592240580697479,66.392702442589282 4.592479044192208,66.392664109477749 4.592631256539076,66.39266410922616 4.592845804324342,66.392688424219571 4.592975627160357,66.392714383965583 4.593092855764662,66.392742216058423 4.593212628742915,66.392777739934246 4.593331829358926,66.392823182140205 4.593475709944132,66.392899694983285 4.593561262099931,66.392927577526663 4.593637272971764,66.392937698149709 4.593716527727302,66.392939064318796 4.593815755293454,66.392950703009788 4.594055046143795,66.392955307548306 4.594192756266788,66.392978078973854 4.5942479041144,66.393005506048183 4.594412775374462,66.393105245270874 4.594553093952578,66.393180871702526 4.594592085578529,66.393212245630622 4.594693412708734,66.3932734499368 4.594796584344492,66.393324255185007 4.594908724566307,66.39337025304367 4.594945616868571,66.393374478320922 4.594993958488519,66.39337832405694 4.595024680840276,66.393378855335541 4.595051014274648,66.393378349263074 4.59507550305656,66.393374047979663 4.595134911788868,66.393323697987043 4.595163789513421,66.393322862989862 4.595213530483474,66.393325595466266 4.595243298781742,66.393331541262896 4.595372040636344,66.393388317485019 4.595501100968879,66.393487195000702 4.595667434841903,66.393551156363486 4.595750696999342,66.393564869497681 4.595855267719937,66.393588348858515 4.595899602205222,66.393604187338212 4.59601600418549,66.39365559912163 4.596154223222916,66.393681810861878 4.5963781848266,66.393694815256993 4.596709070737004,66.393741419292681 4.596842646231956,66.39374751662173 4.596971133109367,66.393750729638199 4.597086262575995,66.393766441390284 4.597260229156021,66.393811957614076 4.597339865748387,66.393830022377998 4.597440429110678,66.393843482319852 4.597542200698221,66.393827163025335 4.597731940743436,66.393762974053061 4.597843634774202,66.393718165685058 4.597965124492173,66.393688031869758 4.598074083877687,66.393687525661292 4.59820581491218,66.393707361501626 4.598325969547282,66.393740075589449 4.59835319351332,66.393741922520235 4.598373420633999,66.393740328518817 4.598396128440844,66.393738683910897 4.5984292042311,66.393735647726515 4.598472393590245,66.393732611524399 4.598481171380396,66.393730334413036 4.598577917948658,66.393710396994962 4.598607558950631,66.393708170447923 4.598661752405262,66.393707335418711 4.598712320285413,66.393710649774974 4.598818226828169,66.393738784390607 4.598933356792058,66.393799936787133 4.598976864370424,66.393813826958151 4.599061716756226,66.39383029774946 4.599136391889319,66.393839633677374 4.599177991115658,66.393841227566256 4.599418871995816,66.393825540550864 4.599565677778218,66.393826375229395 4.599675018885478,66.393832396671613 4.599807131510489,66.393846210768203 4.599931293238324,66.393861998344136 4.600062960560508,66.393870904044832 4.600167721870514,66.393870448446179 4.600594272421884,66.393835507093144 4.600673654440165,66.393838922584834 4.600935271699793,66.393857265319255 4.601193326664427,66.393849446873872 4.601539732231032,66.393839730697252 4.601394389228092,66.393822500991106 4.601376769847008,66.393809471013739 4.601319522979061,66.39378705442401 4.601267046792452,66.393776428087207 4.601235115868446,66.393773645030208 4.601131245006139,66.393769293435199 4.601065793032252,66.393768989937684 4.600741332147888,66.393791230105279 4.600709592092142,66.393792621716372 4.600611954791491,66.393791837555682 4.600550064799979,66.393788725639254 4.600521823098879,66.393785512459587 4.600454081111393,66.393771419907324 4.600428256413163,66.393761147731567 4.600383667347693,66.393732734723471 4.60038640211499,66.393700678242041 4.600369608703871,66.393602560402712 4.600386272909708,66.393518206024339 4.600405290808523,66.393454193652673 4.600453504416003,66.393384209930957 4.600491859236686,66.393346523366148 4.600576519604205,66.393253755239286 4.600697372950207,66.393197079479435 4.600823442425426,66.393170082421832 4.600877762997389,66.3931603664942 4.601053191813429,66.393136557319721 4.601217680289134,66.393123956790802 4.601509701271341,66.393089950780862 4.601694289418531,66.393054629223684 4.601815143011277,66.393020623423112 4.601915832803972,66.392962656771729 4.602019893770806,66.392903437535026 4.602054495630343,66.39285527524116 4.602050106304671,66.392818056040539 4.602028543024771,66.392783620039125 4.602018047691738,66.392772967900825 4.601988724489249,66.392754042019462 4.60194922413492,66.392737292120955 4.601850123468986,66.392700730770983 4.601795166512414,66.392682538643243 4.60164632482882,66.392639727666435 4.601563507711584,66.392608909746514 4.601410785663367,66.39253770951025 4.601250176387661,66.392473796161994 4.601059862448847,66.392406897020066 4.600819043944198,66.392310153499849 4.60066708522513,66.392241761000363 4.60050075158246,66.392203200142319 4.600449929190672,66.392192269501209 4.600271001336723,66.392157326870475 4.60008297778603,66.392135921146632 4.599767866905668,66.392127192283681 4.599686576685179,66.39212402959231 4.599461979217997,66.392129621888358 4.599213656487017,66.392159884328862 4.599028940958921,66.392177495301269 4.598951785169112,66.392169955250083 4.59890815044893,66.392162415137136 4.59886171688386,66.392143843063153 4.598752120751554,66.392082104655358 4.598725149758758,66.391948379381461 4.598693217879067,66.391858655293262 4.598711408869862,66.391794866410663 4.59871331637012,66.391730115877039 4.598572361301917,66.391621730097185 4.598427398320047,66.391454766621607 4.598377720547295,66.391415040387159 4.598276838268662,66.391321468380283 4.598240073072271,66.391307437648578 4.598197074382861,66.391295709541609 4.598141481304085,66.391271683926803 4.598060636075982,66.391244267654258 4.597883298283138,66.391195343446086 4.59773992676436,66.39114245905516 4.597669512923312,66.391095470192809 4.5975964909527,66.391027909265134 4.597522769318527,66.39096185373684 4.597458334583868,66.390916306848496 4.597372273417465,66.390876162311017 4.597270565023363,66.390851693557181 4.596954945082866,66.390818419366695 4.596626222203878,66.390800099840902 4.596431202053095,66.390792660801566 4.596271929264328,66.390789055258637 4.595609458501476,66.390747899373594 4.595463352280366,66.390730275331492 4.595393638510166,66.390717395663998 4.595312157065962,66.390675441552688 4.595291229955003,66.390648024522022 4.595306622419101,66.390601755753096 4.595403623121694,66.39055930770003 4.59544318677081,66.390549628743827 4.595798178475772,66.390479649022708 4.595934870078102,66.390431089677605 4.59607906728125,66.390376937939678 4.596226889945989,66.390308944505065 4.59637095974512,66.390238167385903 4.596415357238241,66.390200703820469 4.596441244797421,66.390145197993036 4.596389467844952,66.390092450399607 4.596249022160788,66.390028632002767 4.596152974762193,66.38999811455615 4.595927486604449,66.389980059950787 4.595448396340001,66.389986994338514 4.595328560405142,66.390010097870856 4.595278438022016,66.39002678648859 4.595227297853651,66.390037351336005 4.595176412001131,66.390037693041364 4.595020891809507,66.390011173873688 4.594984508299797,66.390000090421879 4.594930505426042,66.389976670879605 4.594825807028757,66.389908967817775 4.594721235624093,66.389821147091439 4.594488557683509,66.389607066136293 4.5943510371686,66.389472125855335 4.594265611368749,66.389366311376733 4.594211035475906,66.389292836912375 4.594018305013553,66.38926551989843 4.593733979808798,66.389218806262491 4.593487119206547,66.389162286521994 4.593363656477567,66.389077537865546 4.593240257200537,66.388978655599047 4.593116857846402,66.388872712576472 4.593046379144976,66.388710260466198 4.592958218003641,66.388583134909283 4.592852438031897,66.388491311137045 4.592711419929301,66.388427741730709 4.592552719469723,66.388406547874496 4.592376399866983,66.388392414534891 4.592129539766821,66.388378281312384 4.591865060368342,66.388357074947834 4.591477055516114,66.388328808263807 4.591159655007014,66.388321735649811 4.590789396371096,66.388272274638865 4.590613076551127,66.388236959590941 4.590419136816243,66.38813804882821 4.590295737422738,66.388025041651304 4.590278116963348,66.387912033779031 4.590401640468218,66.387742527076767 4.590754401748805,66.387311694410997 4.590919969758681,66.387152914036363 4.590991526666638,66.387037270053014 4.590955778645211,66.386972722417866 4.590776659550784,66.386886650446471 4.590654978172779,66.386830150535488 4.590425737233359,66.386805943798123 4.590089063528039,66.386776371914394 4.589945756189683,66.386765603575682 4.589852698459033,66.38674138387664 4.589781012597458,66.386701017510489 4.589494522806734,66.386469674998551 4.589236593563578,66.386316356699325 4.589086224809382,66.386214148158572 4.589043225627172,66.386154963867327 4.589028913058235,66.386071584181266 4.589057279209732,66.385830820333098 4.588942976311872,66.385775659412431 4.588842603695772,66.385746073235765 4.588713735110741,66.385724560696517 4.588248129604946,66.385703036087492 4.588061887411164,66.385694975447009 4.587818334794753,66.385662693998512 4.587651364870545,66.385588095274073 4.587358642712748,66.385454221947597 4.587140087181883,66.385369093940199 4.586946147673061,66.3852843199343 4.586684593323337,66.385170895185269 4.586500256636052,66.384915949496914 4.586313694709653,66.384752396279012 4.586123634651473,66.384612658980345 4.585973202547134,66.38452924909933 4.585801271309649,66.384456583259919 4.585633983447178,66.38438771377713 4.585515674382425,66.384427615961314 4.585450031843185,66.38444161275892 4.58541562036318,66.384446004182095 4.585355002656074,66.384447193880291 4.585262771973506,66.384433273297049 4.585170223146332,66.38440948162156 4.585091159151503,66.384394080330026 4.58506336273737,66.38439033442566 4.58498385361389,66.384385981160023 4.584918147476708,66.384400775260588 4.584898302088562,66.384407786299775 4.584862109730266,66.38442351682248 4.584830497120564,66.384441613854037 4.584810079428551,66.384463355554175 4.584804990987092,66.384476061393059 4.584800666308859,66.384532199831014 4.58478686381422,66.384557851886953 4.584742466457874,66.384604638064559 4.584713334577703,66.384627100980694 4.584655070670243,66.384658612335542 4.584570091783061,66.384696615761584 4.584527347945757,66.384718888792506 4.584485113011333,66.384745300010778 4.584445295206622,66.384776684633565 4.584393137802723,66.384827418784042 4.584337863796851,66.384892440330802 4.584270441236706,66.384997628548305 4.584215040086558,66.38506950861273 4.584186544296078,66.38509395792822 4.584085791204056,66.385169570976743 4.584020975796521,66.385206308106405 4.583900631504433,66.385267127384765 4.583874425434733,66.385278643300566 4.583729655834936,66.385328655269078 4.583704594688291,66.385339487796912 4.583532156465767,66.385440131269618 4.583446795985945,66.385484359616925 4.583401635010055,66.385501557419857 4.583355074661243,66.38551754036412 4.583281099640159,66.385539129363437 4.583196629510237,66.385569247599349 4.583110759902685,66.385588280336037 4.583064517571417,66.38560256750273 4.582979729421065,66.38563430545365 4.582957403328114,66.385639746977489 4.582793424083452,66.385666979976321 4.582679440136982,66.38569303598365 4.582535179160849,66.385721888675789 4.582463875599521,66.385739415376833 4.582391872467301,66.38576738207469 4.582361086731099,66.385784642930162 4.582336725348725,66.38580382725219 4.582322286603893,66.385813837010929 4.58230842028675,66.385820240225087 4.582266503214335,66.385831350966555 4.582243350204442,66.385834704452961 4.582220578808442,66.385835210671814 4.582153918295991,66.385825846438067 4.582111937390254,66.385815267324844 4.582039933735727,66.385793210592681 4.58200507688981,66.385787022580388 4.581986757983942,66.385785731847619 4.581911828628726,66.385786048336328 4.581782578709804,66.385790262514405 4.581710193780835,66.385803613172016 4.58162693192812,66.385809118032284 4.581536545866939,66.385795805612176 4.581477709008982,66.385782455168865 4.581424278843645,66.3857763431118 4.581264052135828,66.385775432250199 4.581208077643327,66.385765726302651 4.581124815441645,66.385737291643807 4.581081371582009,66.385727724860985 4.581057773255727,66.385724662493402 4.581008286778578,66.385722106351267 4.580787760408894,66.385723182354525 4.580674221551171,66.38573352132687 4.580630587036936,66.385740139737521 4.580612459017339,66.385745037083851 4.580574358458445,66.385763702620437 4.580564944796814,66.385784506713776 4.580636249382426,66.385866836920187 4.580644073388697,66.385897384855937 4.580643882617823,66.38590235806889 4.580635041387795,66.385919909846294 4.580628489960931,66.385931767097247 4.580624037503842,66.385936790928241 4.580617167956083,66.385940384807711 4.580599612413054,66.385946433669858 4.580580721105296,66.385951293013605 4.580511707377345,66.385966326619581 4.580378450333991,66.38598346095911 4.580301930826294,66.385986485495835 4.580274770550653,66.385989041737204 4.580163903253061,66.386005087742802 4.580081086741822,66.386019475962541 4.580055135034869,66.386025056605376 4.57996551265937,66.386050606015402 4.579930656029075,66.386065437034645 4.579904577225665,66.386082697674254 4.579903178161936,66.386111954614762 4.579937844230132,66.386122748740306 4.580016399341503,66.386136567183385 4.580046803641624,66.386139300476728 4.580167530263954,66.386142653686591 4.580230565220086,66.386158091901166 4.580240615460812,66.386186956450715 4.580220324982365,66.38621054416214 4.580208939359331,66.386218187393595 4.580161679399525,66.386241724502156 4.580103987856966,66.386266160060728 4.58008255227501,66.38627274033054 4.580035292165451,66.386281522487408 4.579904770205583,66.386296277598973 4.579827869037675,66.386297859508886 4.579744988827865,66.386303503452737 4.579690095848908,66.386312538696245 4.579614276084758,66.386322080141028 4.579472241070738,66.386322953514565 4.579384844584097,66.386312501225262 4.579313349895838,66.38630023934364 4.579130160566118,66.386259391581319 4.579081564570888,66.386254823455559 4.579027689204125,66.386253380951132 4.578918539172218,66.386256620628131 4.578866890067877,66.3862559753413 4.57881651307772,66.386252204438875 4.578740883945335,66.386242524013539 4.57866353741275,66.386232400686069 4.578570670785927,66.38623007244 4.578544719050563,66.386232869085433 4.57851329710935,66.386237551232071 4.578490016890953,66.386241550031997 4.578419667593067,66.386275261207729 4.578402811722407,66.386280702580663 4.578375015397387,66.386285625143941 4.578358413916485,66.386287105722161 4.578334751997573,66.386285372122188 4.578258232352756,66.38627447689818 4.578242521355292,66.386274109948573 4.578208109857001,66.386277210305366 4.578131590551559,66.386300595550409 4.578115943193757,66.386303506059846 4.578089291758673,66.386304303321751 4.578039169246916,66.386305416977763 4.578022822172381,66.38630459447549 4.577971872671418,66.386296090878758 4.577955525562107,66.386291737830575 4.577804775850701,66.38624093105868 4.577674571450606,66.386206789908073 4.577523821896303,66.386171598432526 4.577444503533112,66.386160462730075 4.577385030631687,66.386148947360596 4.577321359596297,66.386131826108539 4.577301832093981,66.386124334753063 4.577245857357187,66.386088851961162 4.577238796761684,66.386069528713705 4.5772459842802,66.386059164748104 4.577284975205617,66.386026149326284 4.577300495161889,66.386004295108691 4.577289745288769,66.385979251993845 4.577252089652097,66.385965066417754 4.577205274583164,66.385952184257249 4.577136451476325,66.385946755602973 4.57706279448966,66.385968989595725 4.577015216517427,66.38599518436618 4.576970691482111,66.385999828613691 4.57695313581645,66.385993463460522 4.576938060766803,66.385980252249013 4.576914525789037,66.385950425745648 4.576870763859268,66.385936505906514 4.576835652474281,66.385918258216137 4.576787310943492,66.385916714446182 4.57672268606436,66.38592635725594 4.576654499080926,66.385925990383313 4.576524803698541,66.385907034182637 4.576462786484318,66.385892810640158 4.576421441547119,66.385870222435031 4.576361205031907,66.385824767529087 4.576333726548788,66.385809544178045 4.576270564276077,66.38578209658796 4.576197797221454,66.385745752827745 4.57616599337462,66.385723265711761 4.576129355492768,66.385712699198592 4.576099014791401,66.385708510580343 4.576064921281788,66.385706346700346 4.575955453168938,66.385703499590434 4.575854635609225,66.385697172455622 4.575644222492606,66.385664169601895 4.575589329359842,66.385656652852347 4.575530047355698,66.385652122595104 4.575471910320129,66.385651502609647 4.575443859546177,66.385654058884072 4.575365304713397,66.385666979356941 4.575316836032312,66.385671724907013 4.575247440486149,66.385668308272741 4.575206858964679,66.385658564291532 4.575188985259571,66.385651616940009 4.575130339041305,66.385617285054025 4.574979461974739,66.385548393409053 4.574912864958437,66.385525172198854 4.574747930900637,66.385477881898311 4.574646476987186,66.385441651633329 4.574592983155642,66.385427718871298 4.574534400788345,66.385418367120693 4.574502660743217,66.385415519856053 4.574373792419739,66.385411850183303 4.574319980741688,66.385417608167387 4.574295428402251,66.385423758401529 4.574174829520357,66.385472200821397 4.574131703892275,66.385481337578554 4.574081835842723,66.385484931587939 4.574032158555401,66.385482286833152 4.573970841073901,66.385472555465597 4.573835993789063,66.385481375995241 4.573805716740527,66.38548160382598 4.573700955573791,66.385478744024851 4.573634676778144,66.385474314982105 4.573578066241494,66.385465355540774 4.573488443412955,66.385442691095292 4.573421846569185,66.385436933301264 4.573378593639208,66.385436819474592 4.573356394726324,66.385438591168608 4.573334323045556,66.385442223105287 4.573248008201305,66.385462483425016 4.57318490986817,66.385468532468323 4.57302843606721,66.385471658416122 4.572955860082679,66.385459497357331 4.57292055795334,66.385448158792457 4.572860385413788,66.385439313239019 4.572713325458701,66.385439414698709 4.572665111205564,66.385443704719435 4.572641640175171,66.38544837434344 4.572573835039309,66.385468596664779 4.572504376147105,66.385492273702269 4.57245972402588,66.385510053600086 4.57235935222794,66.385556977257551 4.572189012616421,66.385621098569985 4.57217292002065,66.385625173382337 4.572145250857733,66.385624085126224 4.572121398114756,66.385621389727277 4.572087940372118,66.385585868225405 4.572006204582908,66.38553462965406 4.571991447645729,66.385528618708662 4.571971029676083,66.385523949165545 4.571950611706701,66.385519304930909 4.571941006995041,66.385517432053334 4.571930384572146,66.3855160653642 4.571915055225709,66.385516065387066 4.57189610027892,66.385517432120309 4.571881088982716,66.385518938049017 4.571865823261991,66.385520924855612 4.571848585721908,66.385523481125233 4.571798336135342,66.385538375744972 4.571761062482312,66.385559243333987 4.571742489411678,66.385585729538931 4.571740835796245,66.385604407784328 4.571776583721681,66.385674893929092 4.571778556103472,66.385735129729852 4.571762400222249,66.385774067821217 4.571694658727664,66.385798427910188 4.571625072564686,66.385816511334795 4.571517639970543,66.385821750465993 4.571357031769101,66.385832646243514 4.57125551462185,66.385834886242193 4.571112716351086,66.385834949724682 4.57098244880997,66.385846111195306 4.570768410630593,66.385868965541491 4.570681459655611,66.385883493027336 4.570652263952309,66.385886049276806 4.570485358560355,66.385888782889467 4.570204278146653,66.385889934856223 4.570147540459538,66.38588737873205 4.570121652279324,66.385883962057591 4.570028912742956,66.385865005759214 4.56997809048761,66.385857729494674 4.569921607224237,66.38585452798695 4.56984216189844,66.385868346816849 4.56978955877433,66.385875939590136 4.569785869563737,66.385877015227393 4.569770476613856,66.385877420193395 4.569715265328115,66.385855578608812 4.569690140417171,66.385850137207768 4.569664888316107,66.385847403870599 4.569633720743514,66.385844923631822 4.569597337399101,66.38584492368426 4.569569477432983,66.385845746267464 4.569540408968036,66.385850896693867 4.56951337595489,66.385858274308774 4.569421972687912,66.385896769407069 4.569382854423721,66.385918218802715 4.569347807134947,66.385952196087629 4.569330124608686,66.385984464952358 4.569261301833841,66.386014228272899 4.569214296134397,66.386020454315741 4.569079957647951,66.386022390633812 4.569020103202111,66.386019303040641 4.568968008777341,66.386009116303939 4.568898549491385,66.385989539998064 4.568857713506348,66.385974493927336 4.568754033246971,66.385923762359326 4.568695832431326,66.385902692742121 4.568556850254399,66.385863388094691 4.568417613572645,66.385815339111389 4.568341221086328,66.385794180847 4.568280921313415,66.385782133812768 4.568184174581338,66.385769036496924 4.568081321574434,66.385758204347795 4.567936551381442,66.385745790433234 4.567887255700633,66.385738045911623 4.567863848180913,66.385731832553589 4.5678195137921,66.385715773966908 4.567713670925073,66.385668319418912 4.567606365146484,66.385627002273921 4.567538941289709,66.385606312058684 4.567386410779369,66.385566627324792 4.567157932971813,66.385497786259734 4.567069455122544,66.385477235168779 4.567019586975936,66.385469072959566 4.566812354356482,66.385442004835284 4.566705112406861,66.385425237486189 4.566626875398708,66.385413114370337 4.566534899232621,66.38540157338538 4.566405712859102,66.385393031619557 4.566318634521287,66.385389576997369 4.566211201788468,66.385376947714619 4.566116363279451,66.385363204789769 4.566038571610305,66.38536104093501 4.56591860842736,66.385368595987288 4.565696810192855,66.385391703854225 4.565568323733863,66.385410154631018 4.565507006405173,66.385415646866562 4.565428006320479,66.385427643651425 4.565343535986885,66.385436540033098 4.565273186326924,66.385429883748898 4.565198511305403,66.385415052517658 4.56517497650782,66.385400942527383 4.565145971385611,66.385374823186098 4.565101509738487,66.385352588849358 4.565040255814655,66.385334239529271 4.564994712981616,66.385328038755489 4.564920610528294,66.385325128259694 4.564874304502764,66.385329987754318 4.564786017825535,66.385349349662278 4.564696395316155,66.385359283767542 4.564635904781234,66.385352817270132 4.564595132462134,66.385343161744558 4.564552451753686,66.385313144690826 4.564512506236564,66.385292580724979 4.564456722554946,66.385276332049216 4.564434205569912,66.38527345944118 4.564353042719086,66.385271004520689 4.564056187773672,66.385272485533804 4.564049636230791,66.385272738638577 4.564039331850189,66.385271688304357 4.564028391380967,66.385268701786799 4.563968791261141,66.385251757086039 4.56393329837693,66.385246011850754 4.563886992289929,66.385243442986607 4.563529519654362,66.38524470894852 4.563411210271126,66.385252909423102 4.563353200490822,66.385254744447636 4.563170202495473,66.385256035482328 4.562918445150721,66.385265425681197 4.562625215823569,66.38526651438309 4.562522744560142,66.385264780811113 4.562329632881522,66.38524945609835 4.562265262292232,66.385240686399769 4.562197774907634,66.385226892739382 4.562087479745824,66.385199469876042 4.562068970009477,66.385195508937301 4.562040410357716,66.385194825613752 4.562016684868392,66.385195724138256 4.561975976369225,66.385211340253321 4.561928143929708,66.385235460405042 4.561889852580181,66.385260289189887 4.561861165956733,66.385289357291711 4.561824337475848,66.385302277874828 4.561773642535655,66.385305011373745 4.561676132586596,66.385296988369504 4.561537214382218,66.385295229535743 4.561482830216804,66.385297203752927 4.56138862797008,66.385304657541965 4.561312617341462,66.385305986392595 4.561254925503931,66.385296052463929 4.561205438894176,66.385273134703553 4.561142404052704,66.385263555103137 4.561091263806367,66.385259315810885 4.56101480789461,66.385256506543556 4.560945666899886,66.385264314645909 4.560861387533962,66.385290674689529 4.560846567172786,66.385305986995974 4.560831938281586,66.385402023948785 4.560810757228855,66.385421309777925 4.560795109912754,66.385429092450124 4.560759998814728,66.385440671558499 4.560740153391877,66.385444771710027 4.56066420642232,66.385452617725861 4.560635265138858,66.385453377045295 4.560440881446913,66.385453592424369 4.560362962516679,66.38544427865989 4.560231231768359,66.385422069803994 4.560056566140614,66.385399721780843 4.55993246837228,66.385391445743025 4.559872041491776,66.385389724775735 4.559790687855731,66.385390838495809 4.559769570238586,66.385388636598464 4.559706408136679,66.385372881526038 4.559476467442231,66.385301015417824 4.559417694318913,66.385295232256468 4.559302819613956,66.385288462091154 4.559221720378163,66.385285690794831 4.559041775528763,66.385284969698375 4.558990317326045,66.385290512560076 4.558829582059184,66.385315341440176 4.558630682382746,66.3853307425438 4.558576807069786,66.385331717028009 4.558527893098975,66.385329920112255 4.558486484729409,66.385321492088082 4.558450419352183,66.38531116583809 4.55839813416324,66.385304800550173 4.558384522223326,66.385305623127721 4.55837027422823,66.385308647637359 4.558352400629111,66.385312684533133 4.558333509330446,66.3853187968122 4.558315317919362,66.385351787803415 4.558307685084871,66.385356001846034 4.558288857395541,66.385362405173638 4.558263096497417,66.385366075082814 4.558206422466657,66.3853670495687 4.558105541324589,66.385356432358307 4.558021706914709,66.385345207693803 4.557939780686462,66.385329376687238 4.557821661954984,66.3853145074781 4.557736809872206,66.385308686386054 4.557633575231588,66.385293715907707 4.557574038723242,66.385274645213642 4.557516283267581,66.385262117035452 4.557444216217037,66.385253549822721 4.557373294155197,66.385252626109008 4.557253903453604,66.385260181172811 4.557140237357214,66.385261826435951 4.557030069713177,66.385270684929168 4.556985608198192,66.38526204175632 4.556917166592724,66.385231353930422 4.556834476781249,66.385175824638296 4.556813041088808,66.385168130518238 4.556719983534268,66.385143339772767 4.556678765943454,66.385128723455196 4.556525345126488,66.385102629291268 4.556478721000903,66.385098389962479 4.556348962229976,66.385093239581906 4.556182820169645,66.385093492880529 4.556115523738525,66.385094682520915 4.555998359294758,66.385102351520985 4.555917832558021,66.385103034981427 4.55584691055514,66.385109514364515 4.555737188197978,66.385122751494009 4.555603867549674,66.385134368821866 4.555540260398018,66.385143657566616 4.555443005094108,66.38516204518703 4.55532806690538,66.38517003053326 4.555275654563276,66.385171080947842 4.555179544049963,66.385170688761832 4.555106077585445,66.385153807278883 4.554960925546061,66.385104655948155 4.554894392257704,66.385086154586674 4.554825251169186,66.38508061182668 4.554772775216025,66.38508100419034 4.554635829074773,66.385108503415239 4.554451813429229,66.385113970538114 4.554407988033038,66.385110946074434 4.554365816400734,66.385104656649801 4.554303417609916,66.385089749271003 4.554219201474337,66.385065388701165 4.554177220655214,66.385057871739264 4.554107888777108,66.385056505090873 4.554060755835554,66.385057504883306 4.553954086653712,66.385074462571893 4.553837494670574,66.385081081216555 4.553724655552503,66.385093103491215 4.553669953348419,66.385093597095235 4.553670144171172,66.385093748953622 4.553527663911233,66.385081081576317 4.55347919517534,66.385076108259867 4.553430599224652,66.385071071668051 4.553382575741757,66.385066414721493 4.553333852584571,66.385062453794347 4.553275461135518,66.385059201552195 4.553196906203404,66.385056607387796 4.553092590352208,66.385054532103737 4.552978351779666,66.385053051611237 4.552875308083099,66.385052343054809 4.552799488280775,66.385052368451483 4.552746121831574,66.385053165771581 4.552705731259134,66.385054595821984 4.552669665981591,66.385056607992851 4.55263525449304,66.385058809985182 4.552600970216764,66.38506070825953 4.552565413791936,66.385062011754854 4.552528203573557,66.385062480028594 4.552489212346218,66.385061973877015 4.552448312895236,66.38506045533552 4.552406141296473,66.385058443254195 4.552363460840748,66.385056532412463 4.552321162032226,66.385055165730975 4.55228000815803,66.385054419138399 4.5522405716822,66.385054166085084 4.552203552283654,66.385054343295721 4.55216977685771,66.385055165902756 4.552139754263424,66.385056823729087 4.552113738930363,66.385059418013469 4.552089504604164,66.385062695660167 4.552064506993329,66.385066251715017 4.552036901486445,66.385069782462509 4.552008723513806,66.385073199316082 4.551982771793005,66.385076514927519 4.551960827326272,66.385079754604632 4.551941427151197,66.385083424544689 4.551921963375923,66.385088094220336 4.551900782216025,66.385094219208725 4.55187921942107,66.385101521099912 4.551859437633996,66.385109658208762 4.551842708997434,66.385118390090497 4.551826362014073,66.385128539313826 4.551806516650185,66.385141029686196 4.551780628621861,66.385156544568986 4.551750224500372,66.38517481820314 4.551717657748503,66.385195255802842 4.551685091007327,66.385217249928928 4.551652905912695,66.385239737572817 4.551621102456393,66.385261541836911 4.551589807847663,66.385281916090292 4.551559594554839,66.385301341217456 4.551530971441318,66.385320627125282 4.551504002120309,66.385340634337652 4.551477032808459,66.385361982937368 4.551447582828301,66.385385255041683 4.551414443643167,66.385410526574859 4.551380286737478,66.38543510207451 4.55134880130703,66.385455678661828 4.55132253162506,66.385470003808464 4.55129956948571,66.385479608744674 4.551276925366836,66.385486961142973 4.551252373029282,66.385494009828847 4.551227057401841,66.385500590290505 4.551203013910093,66.385505917936115 4.551181514694139,66.385509372686116 4.551160969576243,66.385511346837887 4.551139025092654,66.385512321271946 4.551113645813532,66.385512460501403 4.551081905801014,66.385510916666405 4.551041578794488,66.385506525539014 4.550991265430788,66.385498641730607 4.550936117904839,66.385488745830301 4.550882306130458,66.385478824615205 4.55083409180068,66.385470257442222 4.550787213222338,66.385461652300748 4.550735246053208,66.385451073028221 4.550674373852524,66.385437380702498 4.550610830142299,66.38542271395896 4.550553519954809,66.385410274431436 4.550508867634764,66.385402390586222 4.550473883638278,66.385398391730277 4.550443034128192,66.385396923815364 4.550441825590732,66.385396873197763 4.550412693485877,66.385396923848575 4.550382798105136,66.385398543686733 4.550355128991374,66.385402276861953 4.550330958291227,66.385408465049494 4.55030926828576,66.38541660205982 4.550288977648316,66.385426105775281 4.550268496193046,66.38543617894932 4.550246297338745,66.385445644695281 4.550221172539961,66.38545327550915 4.550192040467413,66.385458096981864 4.550160745733852,66.385460615301028 4.550129578204941,66.385461690984272 4.550100255281209,66.385462159239978 4.550072522538421,66.385462703422107 4.550045362265647,66.38546399423069 4.550017883966042,66.385466651746668 4.549988497460459,66.385470865791689 4.549955612568893,66.385476699640179 4.549918529610911,66.385484001435486 4.549881065011808,66.385491632250805 4.549848180124918,66.385498174756421 4.549823118911404,66.385502603920855 4.549803146263272,66.38550526142447 4.549783809681081,66.38550699513587 4.549762119629657,66.385508399828169 4.549737758075562,66.385509867796614 4.549711997165169,66.385511702751998 4.549685472971327,66.385514005930872 4.549658503528922,66.385516600167406 4.549631025228016,66.385519080512196 4.549603292496116,66.385521244490306 4.549576386653616,66.385522750424656 4.549551643451474,66.385523509731286 4.54952931731729,66.385523332589969 4.549505273784625,66.385522611299848 4.549474169850017,66.385521750815911 4.549432761547988,66.385521130781697 4.549385437781225,66.385521459853862 4.549338304845953,66.385523256867103 4.549296324107466,66.385526888801095 4.549259431953619,66.385531621684706 4.549226165411417,66.385536405182151 4.549195252330884,66.385540391432727 4.549166056641218,66.385543782911967 4.549138133094265,66.385546933950948 4.549110909228367,66.385550338081813 4.549083876187222,66.385554210434094 4.549056652329711,66.385558880028796 4.549029110443077,66.38556459995857 4.549002204633617,66.385571079164876 4.548977715900946,66.385577950660718 4.548956216707912,66.385584898079287 4.54893624408569,66.385591491164604 4.548915253743115,66.38559735028079 4.54889140106891,66.385602171719285 4.548864368028675,66.385606208573506 4.54883415462518,66.385609878446388 4.548801206110871,66.385613472393885 4.548767494307866,66.385616749976194 4.548735118253306,66.385619559335765 4.548705731732898,66.385621609414855 4.548678825891257,66.385623254543432 4.548653255801244,66.385624912325085 4.548628130962912,66.385626747270749 4.548603069731797,66.385628582216199 4.548553710522777,66.385627177606239 4.548502443128358,66.385630493168918 4.548438454419889,66.385653486655912 4.548418863449011,66.385661370491377 4.54840137151524,66.38566910246702 4.548386805509906,66.385676302944447 4.548374783792453,66.385683389525866 4.548358691238158,66.385694297792952 4.548330258939795,66.385713760558971 4.548284779980411,66.385744422610941 4.54823077769156,66.385780905721418 4.548180210181004,66.385815718378709 4.548142046027928,66.385842938272901 4.548113677339883,66.385863058956829 4.548089697516877,66.385878130480222 4.548061837640518,66.38589120259077 4.548009743447235,66.385909374472064 4.547910134746898,66.385940643754054 4.547751053413102,66.385989882355815 4.547564493819908,66.386048535764203 4.547393772407491,66.386104949194234 4.547272473727213,66.386149644520899 4.547194682308754,66.386182609159164 4.547144687183489,66.386205994406339 4.547108685600483,66.386222191968656 4.547078599460367,66.386233922544548 4.547048258880785,66.386243995401685 4.547012511691605,66.386254713629341 4.546971675929384,66.386266153152135 4.546927532592875,66.386277782487269 4.54688103578748,66.386289146079505 4.546831867475666,66.38630001615256 4.54677869190488,66.386310240857213 4.546721509073937,66.386319630380285 4.54666528034715,66.386328374531601 4.546615412339039,66.3863366125032 4.546576548378211,66.38634459737591 4.546547607144491,66.386352734087026 4.546526489602506,66.386361478191247 4.546511541966149,66.38637108277436 4.546502000947052,66.386381269443035 4.546498057363237,66.386391456101947 4.546499456784265,66.386401389666901 4.546505690357623,66.386411905317033 4.546516249232862,66.386424167239554 4.546530115697967,66.38643873221784 4.546544491025929,66.386454107055698 4.546556258449736,66.386468178505353 4.546562873670424,66.386479326836238 4.54656459111852,66.386487817789714 4.546562428513977,66.386494360001322 4.546557149147393,66.386499586180435 4.546548816629867,66.38650411638217 4.546537494572579,66.386508583315234 4.546522674119895,66.38651332864265 4.546501556552927,66.386518162554637 4.546470834293206,66.386522604196301 4.546428408300172,66.386526286599349 4.546378222220329,66.386529019947773 4.546325237415155,66.386530525845458 4.546274478854691,66.386530741016827 4.546229381328372,66.386529589533524 4.546193443233312,66.386527071391924 4.545996897231055,66.386576802381242 4.545946584016759,66.386592493551674 4.545904285304891,66.386607020525418 4.545872290948332,66.386619231778113 4.545851555051864,66.386628545223303 4.545838070371012,66.386636643863966 4.54582674834179,66.38664574217367 4.545813454504901,66.386657472533415 4.545797616387777,66.386670607493755 4.545779615622436,66.386683312210636 4.545759833843336,66.386694144119929 4.545737571369737,66.386702888105532 4.545711810487211,66.386709721327605 4.545681915124727,66.386714833599271 4.545647758068639,66.386718351462321 4.545609911785431,66.386720515344024 4.545569139563016,66.386721527708914 4.545528430945595,66.386722173105952 4.545491538764076,66.386723248737226 4.545461007311068,66.386725374649046 4.545435818867235,66.386727930793356 4.54541381078158,66.386730018734227 4.54539288401165,66.386730955154832 4.54537062148214,66.386730588209005 4.545344415297548,66.386729006477637 4.54531267527753,66.386726235270174 4.545277373249726,66.386722894633209 4.545241435149685,66.386719541342316 4.545207214448186,66.386716770136175 4.545175156398142,66.386714973290509 4.545145515429731,66.386714365924334 4.545118418758834,66.386715188464876 4.545093484741115,66.386717276409527 4.54507077698225,66.386720376676692 4.545049786623081,66.386724261493455 4.545028987089318,66.386728766358175 4.545006660985162,66.386733752077618 4.544981408950916,66.38673907945828 4.544953294592416,66.386744520727021 4.544922953980027,66.386749772186022 4.544890259897859,66.386754593408725 4.544853113306345,66.386758769278671 4.544808969915074,66.386762034063835 4.544757002829519,66.386764273879024 4.54470363638163,66.38676593160956 4.544657203120322,66.38676751340904 4.544623809341314,66.386769449508805 4.544600783542328,66.386771904413834 4.5445836732171,66.386774738933894 4.544567898646834,66.386778130229743 4.544550025046641,66.38678291347037 4.544526363203422,66.386790037710441 4.544494750474839,66.386800034418911 4.544457794748997,66.386811587572325 4.54441982130663,66.386822988873234 4.544383438037883,66.386833251307095 4.544345782628278,66.386844121129869 4.544302720623712,66.386858154450962 4.544251198886945,66.386876933015728 4.544192934801504,66.386898558716283 4.544130663460421,66.386920108478137 4.544067247174367,66.386939178048351 4.544006438766671,66.386955299233193 4.54395199106278,66.386968358149403 4.543906384746189,66.38697865849376 4.543865930606505,66.386987617512901 4.543825540076067,66.386996930838521 4.543781396728908,66.387007838557537 4.543735408777088,66.387019568777603 4.543690756574653,66.387030932027685 4.543650302440772,66.387040941301493 4.543614364412102,66.387049685177644 4.543583069704813,66.387057454696816 4.543556227499634,66.387064654784481 4.543532947294958,66.387071196864795 4.543512274982401,66.387077068285308 4.543493256453504,66.387082243739613 4.5434753192438,66.38708681180583 4.543457890889188,66.387090924331289 4.543440080890274,66.387094872356101 4.54341921774945,66.387099630230765 4.543392439147873,66.387106248228335 4.543358345729894,66.387115283118504 4.543321135563607,66.387125279701365 4.543286978537398,66.387134162738448 4.54325969107707,66.387140641534955 4.543235202329013,66.387146183942605 4.543207151583879,66.387152991736571 4.543171658808992,66.387162418879967 4.543133685357978,66.387172807713327 4.543100546047666,66.387181804616901 4.543077456659999,66.387187638052012 4.543062000125355,66.387191130521614 4.542658730855567,66.387280745104562 4.542354370683292,66.387348114002194 4.542018016128961,66.387425099562265 4.541561571259524,66.387524545236133 4.54153752805189,66.387582283812961 4.54171372047285,66.387656054177413 4.54204206107072,66.387675299980643 4.543024982568124,66.387510928568815 4.543893092871208,66.387324083104446 4.544427266696758,66.387384858512817 4.545167147718023,66.38768213000165 4.545330937525887,66.387882118796227 4.545386341999841,66.388314585437215 4.545572205228028,66.388802654522891 4.545514450808035,66.388963840737432 4.545177588537325,66.389247353590534 4.544522308682762,66.389580803444787 4.543833634164349,66.389769871388154 4.543153546002886,66.389851151651442 4.54216788804734,66.38982063472271 4.541046174317341,66.389806313063488 4.539965105917761,66.389846510937716 4.539324136578409,66.390000251282956 4.539091271015301,66.390105202931764 4.539037841479183,66.390212482015968 4.53911359750135,66.390173196546939 4.539949077870769,66.390034791802037 4.540018981964714,66.389984447852825 4.54010281604273,66.389934078485709 4.540228567377071,66.389900498792727 4.540340325323392,66.389906091082636 4.540549911143692,66.389900511175142 4.540675599223439,66.389934103309514 4.540913172407874,66.389962090281543 4.541094771401946,66.390023644084948 4.541290363872333,66.3900628156902 4.541416115475621,66.390079630578498 4.5415418033525,66.390074025473524 4.54163963134817,66.390085222730619 4.54177931311877,66.390135578952638 4.541863147522609,66.39014677619403 4.542030816119995,66.390129999055461 4.542156503847171,66.390096432272827 4.542561745672993,66.3901132342409 4.542729414484524,66.390135628736516 4.543022771054168,66.390130036145919 4.543204369792616,66.390141233301762 4.543344115059184,66.390169220120683 4.543441879484384,66.390186009654116 4.543581560959125,66.390180429860763 4.543833064279724,66.390230798440825 4.544042586822579,66.390281166956555 4.544210255801009,66.390331522755986 4.54437792471866,66.390370706549476 4.544573516966358,66.390365114092603 4.545099102898951,66.390235731686303 4.545327961674781,66.39021966306953 4.545523617238895,66.390163714387782 4.545719209420516,66.390146949875529 4.545914801406875,66.390096593371027 4.546026559075522,66.39005182919432 4.546068476053976,66.390018262374454 4.546110393097398,66.389995880238942 4.546180297328114,66.389973498057117 4.546236207964707,66.38995110321585 4.546250201230275,66.389895154100614 4.546250201000313,66.389855982063295 4.546320041655131,66.389839192155179 4.546417869529959,66.389828007263333 4.546529627457197,66.389828019810068 4.546599468144656,66.389816822286875 4.546683302226794,66.389772070286796 4.546683365601746,66.389732898056593 4.54662745463589,66.389699318248745 4.546669371609775,66.389665750955373 4.546753205822703,66.389643368463922 4.54686496364825,66.389626591024779 4.546934867840991,66.389598616059615 4.547004708359133,66.389559456143616 4.547102536130215,66.389531468423641 4.547214294021485,66.389525875848094 4.547256211059655,66.389503505923557 4.547270140877208,66.389475518221531 4.547242216994657,66.389425160574589 4.547186369600569,66.389385987855405 4.547158445853217,66.389358025367983 4.547130522139493,66.389335630055484 4.54718636926334,66.389330024837122 4.547270203607164,66.389330037408726 4.547423878735867,66.389335642424072 4.547465795941802,66.389341234893749 4.547549630252121,66.389335642301816 4.547591547288326,66.389313259554086 4.547675381428226,66.389279691700793 4.547745221872069,66.389229333564401 4.547815125990571,66.389190160416121 4.547884966569724,66.389162184961364 4.547954870927307,66.389162197545488 4.548010781760552,66.389173382587614 4.548094616104138,66.389173395157854 4.548206374026593,66.389173395047607 4.548248290957049,66.389134221838532 4.548360048568108,66.389083863366722 4.548471806420691,66.389072678118566 4.548569634357001,66.389072690674112 4.548653468700406,66.389072690590581 4.548793150271296,66.38908388824126 4.548876984650022,66.389089480724181 4.54894682533107,66.389078295519454 4.549058583008904,66.389039147396161 4.549212321324013,66.388977590855617 4.549338009020471,66.388944022506266 4.549449830373048,66.388916046731111 4.549603505218411,66.38887687300398 4.549757180134027,66.388848909763311 4.549882995077608,66.388820933866384 4.549966829134624,66.388776167424808 4.550064656604233,66.388703424988776 4.550120566972991,66.388641880372305 4.550162483819984,66.388591520976291 4.550378366225119,66.388504062259159 4.550421236892205,66.388409593538796 4.550485543531298,66.38836664844564 4.550636419769641,66.388346618216886 4.55084874070453,66.388342619570338 4.551146040673874,66.388302584366741 4.551328402666113,66.388308594473159 4.551538242529235,66.388245555631599 4.551735679144667,66.388207519597998 4.551920521879819,66.388222538875951 4.552062938741596,66.388260574524239 4.552286836359036,66.388280756263882 4.552667525363574,66.388232546832754 4.552897337696493,66.388140481014702 4.553039753814945,66.38806843260943 4.553487039570641,66.388017400979294 4.553879241545445,66.387979364374402 4.554069109016243,66.387959346434513 4.554302547670277,66.38797154408428 4.554453805887785,66.388000368413628 4.554636231557931,66.388015387809659 4.555439082147181,66.388014488510962 4.555996599744558,66.38803168385202 4.556255099719419,66.388051422852556 4.556574917268527,66.388097455477393 4.557218878024968,66.388237818145157 4.558307772245641,66.388479265919386 4.559277466091262,66.388658660846957 4.5614003614798,66.389096691608032 4.562601268425197,66.38934576052705 4.56300867359282,66.389431646664931 4.563887854509523,66.389603417972495 4.564531179527267,66.389749415191829 4.565024393649212,66.390178850584988 4.565774901707003,66.390926021157256 4.569398862696983,66.390917425831532 4.571221592973094,66.390917436057592 4.573623340684884,66.390943192127608 4.576124696966628,66.390900842543317 4.576305595963195,66.390885153852892 4.57711175503807,66.390913404514336 4.577965619283756,66.390906305527892 4.578547435442126,66.390931671832021 4.579532967174878,66.390962250101552 4.580291357583166,66.391025850127619 4.580912420175723,66.391123711414096 4.58161738151051,66.391294560296842 4.582141252715728,66.391447961622873 4.582644259501262,66.391470354326444 4.582993972678516,66.391491962838074 4.583350046772274,66.391532472877302 4.583747338768971,66.391610558069175&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Nay?n&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39024383066883,66.383279140098836 4.538963511229606,66.383321815469188 4.538993915639266,66.383352303188573 4.539328744198941,66.383407165546899 4.539450488814923,66.383486428168567 4.53958743558654,66.383571777893977 4.539709180206561,66.38365102733917 4.539815659067219,66.383724189217645 4.539922201466433,66.383785150942259 4.540196094465506,66.383858312274043 4.540470051006346,66.383919273516355 4.540683071893949,66.383986347245184 4.540941826145497,66.384016833941928 4.541200516900069,66.384065595006547 4.542847688532907,66.384006442010602 4.5428747215881,66.384005783901785 4.54289571195039,66.384003632457805 4.542914666865157,66.383998658853699 4.542934766688046,66.383990167035506 4.54295556617696,66.383979523788199 4.542975920412963,66.383968475562355 4.542994875298196,66.383958680223131 4.54301255804885,66.383950428847442 4.543029286701855,66.383943873302059 4.543045442900491,66.383939026243411 4.543061980749876,66.383935419419274 4.543079981570136,66.383932685820525 4.543100463073811,66.383930395160505 4.543125524296883,66.383928294327802 4.543157391490658,66.383926282076558 4.543197082368678,66.383924092640783 4.543241225746748,66.383921283082174 4.543285114688725,66.383917283908701 4.543325187189097,66.383911702803417 4.543361506856438,66.383904767563948 4.543394900586327,66.383896807230997 4.543427212987643,66.38388784711276 4.543462642125832,66.383876330577891 4.543505894921755,66.38386035929247 4.543560088123439,66.383839199224923 4.543618861035472,66.383816811548726 4.543674071968461,66.383798347072656 4.543720886799234,66.383787627784201 4.543768210526553,66.383783198296939 4.543828192107607,66.383782223760178 4.543908718820258,66.383782337579675 4.543999231864849,66.383782742466593 4.544085292405584,66.383783122046708 4.544155133108887,66.383783159943277 4.544208944795968,66.383782805533968 4.544250353076501,66.38378197022638 4.544282601917469,66.383780641361668 4.544308362820609,66.38377873034824 4.544330180073269,66.383776148594592 4.544350470748803,66.383772870786999 4.544370825028185,66.383769061445747 4.544392324235047,66.383764923058322 4.544415858871746,66.38376070873484 4.544440538440936,66.383756962665117 4.544465154409289,66.383754229039624 4.54448862545716,66.383752938148845 4.544511078798003,66.383752938126136 4.544533277717082,66.383754051792934 4.544555413034164,66.383755988071016 4.544577293927342,66.383758696338191 4.544598093501929,66.38376199941726 4.544617938971604,66.383765783407881 4.54463772083634,66.383769921753441 4.544659092882655,66.383774313207681 4.544683009216925,66.383778704658553 4.544708452121028,66.383782627851943 4.544733958625478,66.383785462667944 4.544758256582536,66.383786614297705 4.544781473200814,66.383785171542186 4.544803481260764,66.383780324446178 4.544825743722782,66.38377126305096 4.544853603591397,66.383757974690951 4.544893676015301,66.383740484663818 4.544950159072566,66.383719286523927 4.545018218627415,66.383696177360378 4.545090921508806,66.383673295971391 4.545161588972525,66.383652452116877 4.545226213769073,66.383634253275773 4.545281170289256,66.383618851325139 4.545323914245343,66.383606258928438 4.545355972204069,66.383595526915443 4.545379824839118,66.383585554244959 4.545397507573923,66.383575265185598 4.545410546977902,66.383564140853565 4.545420151584232,66.383551624397356 4.545427466321406,66.383537551290061 4.545434526625106,66.383522756801568 4.545443049896652,66.383508329317664 4.545454562714797,66.383495205358471 4.545467856544674,66.383483676008311 4.545481404815201,66.383473994384957 4.545494126204454,66.383466223770213 4.545506084316789,66.383459921216044 4.545517978828276,66.383454605805781 4.5455305094149,66.383449783966554 4.545545711503929,66.38344498743507 4.545565811345528,66.383439950438913 4.545592780761308,66.383434445172952 4.545627001399601,66.38342926894704 4.545668664088629,66.383425446874995 4.545716623903477,66.383423687679226 4.545765092586585,66.383423573727285 4.545806628090954,66.383424333027605 4.545836459873208,66.383425408733217 4.545858340758763,66.383426927397437 4.545877868182902,66.38342919275172 4.545899749079429,66.383432394626766 4.545921248339793,66.38343667223802 4.545938803961789,66.383442152145804 4.545949426406988,66.383448809041028 4.545955151106006,66.383456693543479 4.545959158417701,66.383465653780206 4.545964247058253,66.383475613812934 4.545970798667225,66.383486016789504 4.545978558811804,66.383496242580833 4.545987781916914,66.383505696369696 4.545997895515397,66.383514011142807 4.54600902681951,66.383520857853583 4.546020921397746,66.38352581886619 4.546033579249526,66.383528805592064 4.546047063980639,66.383529602885403 4.546061248376602,66.383528198090858 4.546075496368224,66.383525021501669 4.54608917188764,66.383520705901731 4.546101384437536,66.38351578282996 4.546112452052829,66.383510087761778 4.546122565553705,66.38350340554976 4.546132297404196,66.383495622291349 4.546142283678584,66.383487092344296 4.546153287666538,66.383478321935002 4.546166390693051,66.383469716044559 4.546182546869471,66.383461793556151 4.546202519484563,66.383454921485253 4.546226817398971,66.383449568093553 4.5462539140408,66.383445859940821 4.546281392337809,66.383443986866027 4.546307789324975,66.383444024805442 4.546333741072878,66.383445758611231 4.546360392509265,66.383448909856142 4.546388506919109,66.383453263391729 4.546417002980479,66.383458882497052 4.546444163299466,66.383465830451613 4.546468842948174,66.38347436036949 4.546493013753976,66.383485117687528 4.546519410831632,66.383498899708343 4.546550069615753,66.383516351864472 4.546584544856504,66.383537550082721 4.54662200966011,66.383562456387523 4.546661001056721,66.383590412675957 4.546698593095654,66.383618444868418 4.546731796214633,66.383642920806352 4.546758066108463,66.383661233448052 4.546779756252117,66.383674698986965 4.546799919806876,66.383685709335069 4.546821482716331,66.383696150175368 4.546845017449452,66.383706654287138 4.546871096472549,66.383717449470126 4.546899847000956,66.383728674935114 4.546931523463326,66.383740305370083 4.546966761930094,66.383752100318191 4.547005816830755,66.383764161023322 4.547049960314198,66.383777221505568 4.547100273708899,66.383792192961138 4.547157075054455,66.383809606918589 4.547217311196841,66.383828185168355 4.547276784048828,66.383846117973945 4.547332440457839,66.383862367588591 4.547386315863173,66.383878275496158 4.547441208995638,66.383895942505433 4.547498964471862,66.383916532914697 4.547555384202343,66.383937907947427 4.547604870733045,66.383957030297964 4.547643989260276,66.383971697926981 4.547676429008011,66.383982859996706 4.547707596599558,66.383992187024134 4.54774169011958,66.384001071104734 4.547776546923088,66.384009499585844 4.547808605004501,66.384017143430626 4.547835383680924,66.38402371156775 4.547859490851387,66.384029760833727 4.547884806558253,66.384035734164456 4.547914829202288,66.38404231494863 4.547951021754526,66.384050300474996 4.547994847187216,66.384060665206903 4.54804592385983,66.384073801459124 4.548099226790535,66.384087798268666 4.548147949993577,66.384100428293735 4.548188277025782,66.384110071651904 4.548225932546594,66.384118386194785 4.548269312723646,66.384127852367527 4.548324778290553,66.384140419088212 4.548389403313979,66.384155782626763 4.548458671677968,66.38417327224947 4.54852755840707,66.384191951462171 4.548591738202275,66.384210478802046 4.548646631335071,66.384227424223155 4.54868899383059,66.384241712030601 4.54872149719282,66.384253557366279 4.548747830643408,66.384263517063005 4.548771747013296,66.384272451679237 4.548796617495864,66.384282057021792 4.548825876893523,66.384294294655803 4.548861179001392,66.384310303550734 4.548898198515524,66.384328020895097 4.548930638302505,66.384344498016262 4.548954173058931,66.384357773356911 4.54897121986906,66.384369390859973 4.548985976825409,66.384381843606178 4.549001687906341,66.384396726150484 4.549017717029425,66.384412507206775 4.54903266482111,66.384426972111427 4.549045895198261,66.384438488344841 4.549059634423082,66.384448523912937 4.549077126477658,66.384459217543551 4.549100343195057,66.384471986615864 4.549126740278591,66.384485590920818 4.549152692103685,66.384498005631542 4.549175336336087,66.384507775407357 4.549194991012929,66.384515064768294 4.549212801069859,66.384520746922192 4.549230929158058,66.384525720384943 4.549256181257786,66.384531301286984 4.549296699102979,66.384539134790387 4.549356362739077,66.384550043474064 4.549422832357259,66.384562496074111 4.549479951710747,66.38457418936936 4.549515253776146,66.384583617412787 4.549532236961131,66.38459243802609 4.549538406931697,66.384602903815249 4.549539933598171,66.384616634627449 4.549538852380302,66.384632023255321 4.549536053763688,66.384646817085482 4.549532301022627,66.384659219093592 4.549528421053525,66.384669621590334 4.549525304363874,66.384678986364307 4.549523841459869,66.384688085376126 4.549525304486583,66.384697045175528 4.549530901981024,66.384705865761347 4.549541588050763,66.384714458547165 4.54955710826345,66.384722304675577 4.549577144579349,66.384728859979717 4.549600933708927,66.384733681534144 4.549627012687629,66.384736959167427 4.549653727729857,66.384738971293288 4.549679615873202,66.3847402241162 4.549703786620922,66.384741337735235 4.549725413084446,66.384743071454977 4.549744558877969,66.384746450335001 4.549763450267251,66.384753435905935 4.54978507680538,66.384766103589584 4.549811092286958,66.384785491088792 4.549836789751291,66.384807624714597 4.549856444514206,66.384827353874115 4.549866240117315,66.384840920039153 4.549870947112079,66.38484987978039 4.549877498704689,66.38485718171107 4.549891619561232,66.384865318861259 4.549913055256686,66.384874848050217 4.549940088397222,66.384885895828077 4.549971256016908,66.384898449539492 4.550004586289599,66.384912129535039 4.550038616245883,66.384926416960852 4.550071374058713,66.384940805619564 4.550100887901627,66.384954877899744 4.550124995125898,66.384968127606385 4.550142232764724,66.384980428193032 4.550153618541953,66.384993019843535 4.550161060685028,66.385007522386104 4.550166212989085,66.385025049448458 4.550170602023248,66.38504501889679 4.55017619960508,66.385066544880317 4.550184341479771,66.385088703586874 4.550195854541555,66.385111558288258 4.550210929612964,66.385135235530981 4.550229503085434,66.385159532835161 4.550248330977912,66.385182526667151 4.550263660448744,66.385201875891397 4.550272756377727,66.385216125214839 4.550277336171647,66.385227033663867 4.550280262171838,66.385237043618346 4.550283760644215,66.385248116571901 4.550288276835055,66.385259632437453 4.550293238271308,66.385270401664357 4.55029889937606,66.385279576382416 4.55030621426592,66.385288384106545 4.550317091168325,66.385298431992169 4.550332356985468,66.385310947549996 4.550350675963335,66.38532556378955 4.550370267094547,66.385341496114123 4.550441825590732,66.385396873197763 4.550443034128192,66.385396923815364 4.550473883638278,66.385398391730277 4.550508867634764,66.385402390586222 4.550553519954809,66.385410274431436 4.550610830142299,66.38542271395896 4.550674373852524,66.385437380702498 4.550735246053208,66.385451073028221 4.550787213222338,66.385461652300748 4.55083409180068,66.385470257442222 4.550882306130458,66.385478824615205 4.550936117904839,66.385488745830301 4.550991265430788,66.385498641730607 4.551041578794488,66.385506525539014 4.551081905801014,66.385510916666405 4.551113645813532,66.385512460501403 4.551139025092654,66.385512321271946 4.551160969576243,66.385511346837887 4.551181514694139,66.385509372686116 4.551203013910093,66.385505917936115 4.551227057401841,66.385500590290505 4.551252373029282,66.385494009828847 4.551276925366836,66.385486961142973 4.55129956948571,66.385479608744674 4.55132253162506,66.385470003808464 4.55134880130703,66.385455678661828 4.551380286737478,66.38543510207451 4.551414443643167,66.385410526574859 4.551447582828301,66.385385255041683 4.551477032808459,66.385361982937368 4.551504002120309,66.385340634337652 4.551530971441318,66.385320627125282 4.551559594554839,66.385301341217456 4.551589807847663,66.385281916090292 4.551621102456393,66.385261541836911 4.551652905912695,66.385239737572817 4.551685091007327,66.385217249928928 4.551717657748503,66.385195255802842 4.551750224500372,66.38517481820314 4.551780628621861,66.385156544568986 4.551806516650185,66.385141029686196 4.551826362014073,66.385128539313826 4.551842708997434,66.385118390090497 4.551859437633996,66.385109658208762 4.55187921942107,66.385101521099912 4.551900782216025,66.385094219208725 4.551921963375923,66.385088094220336 4.551941427151197,66.385083424544689 4.551960827326272,66.385079754604632 4.551982771793005,66.385076514927519 4.552008723513806,66.385073199316082 4.552036901486445,66.385069782462509 4.552064506993329,66.385066251715017 4.552089504604164,66.385062695660167 4.552113738930363,66.385059418013469 4.552139754263424,66.385056823729087 4.55216977685771,66.385055165902756 4.552203552283654,66.385054343295721 4.5522405716822,66.385054166085084 4.55228000815803,66.385054419138399 4.552321162032226,66.385055165730975 4.552363460840748,66.385056532412463 4.552406141296473,66.385058443254195 4.552448312895236,66.38506045533552 4.552489212346218,66.385061973877015 4.552528203573557,66.385062480028594 4.552565413791936,66.385062011754854 4.552600970216764,66.38506070825953 4.55263525449304,66.385058809985182 4.552669665981591,66.385056607992851 4.552705731259134,66.385054595821984 4.552746121831574,66.385053165771581 4.552799488280775,66.385052368451483 4.552875308083099,66.385052343054809 4.552978351779666,66.385053051611237 4.553092590352208,66.385054532103737 4.553196906203404,66.385056607387796 4.553275461135518,66.385059201552195 4.553333852584571,66.385062453794347 4.553382575741757,66.385066414721493 4.553430599224652,66.385071071668051 4.55347919517534,66.385076108259867 4.553527663911233,66.385081081576317 4.553670144171172,66.385093748953622 4.553669953348419,66.385093597095235 4.553724655552503,66.385093103491215 4.553837494670574,66.385081081216555 4.553954086653712,66.385074462571893 4.554060755835554,66.385057504883306 4.554107888777108,66.385056505090873 4.554177220655214,66.385057871739264 4.554219201474337,66.385065388701165 4.554303417609916,66.385089749271003 4.554365816400734,66.385104656649801 4.554407988033038,66.385110946074434 4.554451813429229,66.385113970538114 4.554635829074773,66.385108503415239 4.554772775216025,66.38508100419034 4.554825251169186,66.38508061182668 4.554894392257704,66.385086154586674 4.554960925546061,66.385104655948155 4.555106077585445,66.385153807278883 4.555179544049963,66.385170688761832 4.555275654563276,66.385171080947842 4.55532806690538,66.38517003053326 4.555443005094108,66.38516204518703 4.555540260398018,66.385143657566616 4.555603867549674,66.385134368821866 4.555737188197978,66.385122751494009 4.55584691055514,66.385109514364515 4.555917832558021,66.385103034981427 4.555998359294758,66.385102351520985 4.556115523738525,66.385094682520915 4.556182820169645,66.385093492880529 4.556348962229976,66.385093239581906 4.556478721000903,66.385098389962479 4.556525345126488,66.385102629291268 4.556678765943454,66.385128723455196 4.556719983534268,66.385143339772767 4.556813041088808,66.385168130518238 4.556834476781249,66.385175824638296 4.556917166592724,66.385231353930422 4.556985608198192,66.38526204175632 4.557030069713177,66.385270684929168 4.557140237357214,66.385261826435951 4.557253903453604,66.385260181172811 4.557373294155197,66.385252626109008 4.557444216217037,66.385253549822721 4.557516283267581,66.385262117035452 4.557574038723242,66.385274645213642 4.557633575231588,66.385293715907707 4.557736809872206,66.385308686386054 4.557821661954984,66.3853145074781 4.557939780686462,66.385329376687238 4.558021706914709,66.385345207693803 4.558105541324589,66.385356432358307 4.558206422466657,66.3853670495687 4.558263096497417,66.385366075082814 4.558288857395541,66.385362405173638 4.558307685084871,66.385356001846034 4.558315317919362,66.385351787803415 4.558333509330446,66.3853187968122 4.558352400629111,66.385312684533133 4.55837027422823,66.385308647637359 4.558384522223326,66.385305623127721 4.55839813416324,66.385304800550173 4.558450419352183,66.38531116583809 4.558486484729409,66.385321492088082 4.558527893098975,66.385329920112255 4.558576807069786,66.385331717028009 4.558630682382746,66.3853307425438 4.558829582059184,66.385315341440176 4.558990317326045,66.385290512560076 4.559041775528763,66.385284969698375 4.559221720378163,66.385285690794831 4.559302819613956,66.385288462091154 4.559417694318913,66.385295232256468 4.559476467442231,66.385301015417824 4.559706408136679,66.385372881526038 4.559769570238586,66.385388636598464 4.559790687855731,66.385390838495809 4.559872041491776,66.385389724775735 4.55993246837228,66.385391445743025 4.560056566140614,66.385399721780843 4.560231231768359,66.385422069803994 4.560362962516679,66.38544427865989 4.560440881446913,66.385453592424369 4.560635265138858,66.385453377045295 4.56066420642232,66.385452617725861 4.560740153391877,66.385444771710027 4.560759998814728,66.385440671558499 4.560795109912754,66.385429092450124 4.560810757228855,66.385421309777925 4.560831938281586,66.385402023948785 4.560846567172786,66.385305986995974 4.560861387533962,66.385290674689529 4.560945666899886,66.385264314645909 4.56101480789461,66.385256506543556 4.561091263806367,66.385259315810885 4.561142404052704,66.385263555103137 4.561205438894176,66.385273134703553 4.561254925503931,66.385296052463929 4.561312617341462,66.385305986392595 4.56138862797008,66.385304657541965 4.561482830216804,66.385297203752927 4.561537214382218,66.385295229535743 4.561676132586596,66.385296988369504 4.561773642535655,66.385305011373745 4.561824337475848,66.385302277874828 4.561861165956733,66.385289357291711 4.561889852580181,66.385260289189887 4.561928143929708,66.385235460405042 4.561975976369225,66.385211340253321 4.562016684868392,66.385195724138256 4.562040410357716,66.385194825613752 4.562068970009477,66.385195508937301 4.562087479745824,66.385199469876042 4.562197774907634,66.385226892739382 4.562265262292232,66.385240686399769 4.562329632881522,66.38524945609835 4.562522744560142,66.385264780811113 4.562625215823569,66.38526651438309 4.562918445150721,66.385265425681197 4.563170202495473,66.385256035482328 4.563353200490822,66.385254744447636 4.563411210271126,66.385252909423102 4.563529519654362,66.38524470894852 4.563886992289929,66.385243442986607 4.56393329837693,66.385246011850754 4.563968791261141,66.385251757086039 4.564028391380967,66.385268701786799 4.564039331850189,66.385271688304357 4.564049636230791,66.385272738638577 4.564056187773672,66.385272485533804 4.564353042719086,66.385271004520689 4.564434205569912,66.38527345944118 4.564456722554946,66.385276332049216 4.564512506236564,66.385292580724979 4.564552451753686,66.385313144690826 4.564595132462134,66.385343161744558 4.564635904781234,66.385352817270132 4.564696395316155,66.385359283767542 4.564786017825535,66.385349349662278 4.564874304502764,66.385329987754318 4.564920610528294,66.385325128259694 4.564994712981616,66.385328038755489 4.565040255814655,66.385334239529271 4.565101509738487,66.385352588849358 4.565145971385611,66.385374823186098 4.56517497650782,66.385400942527383 4.565198511305403,66.385415052517658 4.565273186326924,66.385429883748898 4.565343535986885,66.385436540033098 4.565428006320479,66.385427643651425 4.565507006405173,66.385415646866562 4.565568323733863,66.385410154631018 4.565696810192855,66.385391703854225 4.56591860842736,66.385368595987288 4.566038571610305,66.38536104093501 4.566116363279451,66.385363204789769 4.566211201788468,66.385376947714619 4.566318634521287,66.385389576997369 4.566405712859102,66.385393031619557 4.566534899232621,66.38540157338538 4.566626875398708,66.385413114370337 4.566705112406861,66.385425237486189 4.566812354356482,66.385442004835284 4.567019586975936,66.385469072959566 4.567069455122544,66.385477235168779 4.567157932971813,66.385497786259734 4.567386410779369,66.385566627324792 4.567538941289709,66.385606312058684 4.567606365146484,66.385627002273921 4.567713670925073,66.385668319418912 4.5678195137921,66.385715773966908 4.567863848180913,66.385731832553589 4.567887255700633,66.385738045911623 4.567936551381442,66.385745790433234 4.568081321574434,66.385758204347795 4.568184174581338,66.385769036496924 4.568280921313415,66.385782133812768 4.568341221086328,66.385794180847 4.568417613572645,66.385815339111389 4.568556850254399,66.385863388094691 4.568695832431326,66.385902692742121 4.568754033246971,66.385923762359326 4.568857713506348,66.385974493927336 4.568898549491385,66.385989539998064 4.568968008777341,66.386009116303939 4.569020103202111,66.386019303040641 4.569079957647951,66.386022390633812 4.569214296134397,66.386020454315741 4.569261301833841,66.386014228272899 4.569330124608686,66.385984464952358 4.569347807134947,66.385952196087629 4.569382854423721,66.385918218802715 4.569421972687912,66.385896769407069 4.56951337595489,66.385858274308774 4.569540408968036,66.385850896693867 4.569569477432983,66.385845746267464 4.569597337399101,66.38584492368426 4.569633720743514,66.385844923631822 4.569664888316107,66.385847403870599 4.569690140417171,66.385850137207768 4.569715265328115,66.385855578608812 4.569770476613856,66.385877420193395 4.569785869563737,66.385877015227393 4.56978955877433,66.385875939590136 4.56984216189844,66.385868346816849 4.569921607224237,66.38585452798695 4.56997809048761,66.385857729494674 4.570028912742956,66.385865005759214 4.570121652279324,66.385883962057591 4.570147540459538,66.38588737873205 4.570204278146653,66.385889934856223 4.570485358560355,66.385888782889467 4.570652263952309,66.385886049276806 4.570681459655611,66.385883493027336 4.570768410630593,66.385868965541491 4.57098244880997,66.385846111195306 4.571112716351086,66.385834949724682 4.57125551462185,66.385834886242193 4.571357031769101,66.385832646243514 4.571517639970543,66.385821750465993 4.571625072564686,66.385816511334795 4.571694658727664,66.385798427910188 4.571762400222249,66.385774067821217 4.571778556103472,66.385735129729852 4.571776583721681,66.385674893929092 4.571740835796245,66.385604407784328 4.571742489411678,66.385585729538931 4.571761062482312,66.385559243333987 4.571798336135342,66.385538375744972 4.571848585721908,66.385523481125233 4.571865823261991,66.385520924855612 4.571881088982716,66.385518938049017 4.57189610027892,66.385517432120309 4.571915055225709,66.385516065387066 4.571930384572146,66.3855160653642 4.571941006995041,66.385517432053334 4.571950611706701,66.385519304930909 4.571971029676083,66.385523949165545 4.571991447645729,66.385528618708662 4.572006204582908,66.38553462965406 4.572087940372118,66.385585868225405 4.572121398114756,66.385621389727277 4.572145250857733,66.385624085126224 4.57217292002065,66.385625173382337 4.572189012616421,66.385621098569985 4.57235935222794,66.385556977257551 4.57245972402588,66.385510053600086 4.572504376147105,66.385492273702269 4.572573835039309,66.385468596664779 4.572641640175171,66.38544837434344 4.572665111205564,66.385443704719435 4.572713325458701,66.385439414698709 4.572860385413788,66.385439313239019 4.57292055795334,66.385448158792457 4.572955860082679,66.385459497357331 4.57302843606721,66.385471658416122 4.57318490986817,66.385468532468323 4.573248008201305,66.385462483425016 4.573334323045556,66.385442223105287 4.573356394726324,66.385438591168608 4.573378593639208,66.385436819474592 4.573421846569185,66.385436933301264 4.573488443412955,66.385442691095292 4.573578066241494,66.385465355540774 4.573634676778144,66.385474314982105 4.573700955573791,66.385478744024851 4.573805716740527,66.38548160382598 4.573835993789063,66.385481375995241 4.573970841073901,66.385472555465597 4.574032158555401,66.385482286833152 4.574081835842723,66.385484931587939 4.574131703892275,66.385481337578554 4.574174829520357,66.385472200821397 4.574295428402251,66.385423758401529 4.574319980741688,66.385417608167387 4.574373792419739,66.385411850183303 4.574502660743217,66.385415519856053 4.574534400788345,66.385418367120693 4.574592983155642,66.385427718871298 4.574646476987186,66.385441651633329 4.574747930900637,66.385477881898311 4.574912864958437,66.385525172198854 4.574979461974739,66.385548393409053 4.575130339041305,66.385617285054025 4.575188985259571,66.385651616940009 4.575206858964679,66.385658564291532 4.575247440486149,66.385668308272741 4.575316836032312,66.385671724907013 4.575365304713397,66.385666979356941 4.575443859546177,66.385654058884072 4.575471910320129,66.385651502609647 4.575530047355698,66.385652122595104 4.575589329359842,66.385656652852347 4.575644222492606,66.385664169601895 4.575854635609225,66.385697172455622 4.575955453168938,66.385703499590434 4.576064921281788,66.385706346700346 4.576099014791401,66.385708510580343 4.576129355492768,66.385712699198592 4.57616599337462,66.385723265711761 4.576197797221454,66.385745752827745 4.576270564276077,66.38578209658796 4.576333726548788,66.385809544178045 4.576361205031907,66.385824767529087 4.576421441547119,66.385870222435031 4.576462786484318,66.385892810640158 4.576524803698541,66.385907034182637 4.576654499080926,66.385925990383313 4.57672268606436,66.38592635725594 4.576787310943492,66.385916714446182 4.576835652474281,66.385918258216137 4.576870763859268,66.385936505906514 4.576914525789037,66.385950425745648 4.576938060766803,66.385980252249013 4.57695313581645,66.385993463460522 4.576970691482111,66.385999828613691 4.577015216517427,66.38599518436618 4.57706279448966,66.385968989595725 4.577136451476325,66.385946755602973 4.577205274583164,66.385952184257249 4.577252089652097,66.385965066417754 4.577289745288769,66.385979251993845 4.577300495161889,66.386004295108691 4.577284975205617,66.386026149326284 4.5772459842802,66.386059164748104 4.577238796761684,66.386069528713705 4.577245857357187,66.386088851961162 4.577301832093981,66.386124334753063 4.577321359596297,66.386131826108539 4.577385030631687,66.386148947360596 4.577444503533112,66.386160462730075 4.577523821896303,66.386171598432526 4.577674571450606,66.386206789908073 4.577804775850701,66.38624093105868 4.577955525562107,66.386291737830575 4.577971872671418,66.386296090878758 4.578022822172381,66.38630459447549 4.578039169246916,66.386305416977763 4.578089291758673,66.386304303321751 4.578115943193757,66.386303506059846 4.578131590551559,66.386300595550409 4.578208109857001,66.386277210305366 4.578242521355292,66.386274109948573 4.578258232352756,66.38627447689818 4.578334751997573,66.386285372122188 4.578358413916485,66.386287105722161 4.578375015397387,66.386285625143941 4.578402811722407,66.386280702580663 4.578419667593067,66.386275261207729 4.578490016890953,66.386241550031997 4.57851329710935,66.386237551232071 4.578544719050563,66.386232869085433 4.578570670785927,66.38623007244 4.57866353741275,66.386232400686069 4.578740883945335,66.386242524013539 4.57881651307772,66.386252204438875 4.578866890067877,66.3862559753413 4.578918539172218,66.386256620628131 4.579027689204125,66.386253380951132 4.579081564570888,66.386254823455559 4.579130160566118,66.386259391581319 4.579313349895838,66.38630023934364 4.579384844584097,66.386312501225262 4.579472241070738,66.386322953514565 4.579614276084758,66.386322080141028 4.579690095848908,66.386312538696245 4.579744988827865,66.386303503452737 4.579827869037675,66.386297859508886 4.579904770205583,66.386296277598973 4.580035292165451,66.386281522487408 4.58008255227501,66.38627274033054 4.580103987856966,66.386266160060728 4.580161679399525,66.386241724502156 4.580208939359331,66.386218187393595 4.580220324982365,66.38621054416214 4.580240615460812,66.386186956450715 4.580230565220086,66.386158091901166 4.580167530263954,66.386142653686591 4.580046803641624,66.386139300476728 4.580016399341503,66.386136567183385 4.579937844230132,66.386122748740306 4.579903178161936,66.386111954614762 4.579904577225665,66.386082697674254 4.579930656029075,66.386065437034645 4.57996551265937,66.386050606015402 4.580055135034869,66.386025056605376 4.580081086741822,66.386019475962541 4.580163903253061,66.386005087742802 4.580274770550653,66.385989041737204 4.580301930826294,66.385986485495835 4.580378450333991,66.38598346095911 4.580511707377345,66.385966326619581 4.580580721105296,66.385951293013605 4.580599612413054,66.385946433669858 4.580617167956083,66.385940384807711 4.580624037503842,66.385936790928241 4.580628489960931,66.385931767097247 4.580635041387795,66.385919909846294 4.580643882617823,66.38590235806889 4.580644073388697,66.385897384855937 4.580636249382426,66.385866836920187 4.580564944796814,66.385784506713776 4.580574358458445,66.385763702620437 4.580612459017339,66.385745037083851 4.580630587036936,66.385740139737521 4.580674221551171,66.38573352132687 4.580787760408894,66.385723182354525 4.581008286778578,66.385722106351267 4.581057773255727,66.385724662493402 4.581081371582009,66.385727724860985 4.581124815441645,66.385737291643807 4.581208077643327,66.385765726302651 4.581264052135828,66.385775432250199 4.581424278843645,66.3857763431118 4.581477709008982,66.385782455168865 4.581536545866939,66.385795805612176 4.58162693192812,66.385809118032284 4.581710193780835,66.385803613172016 4.581782578709804,66.385790262514405 4.581911828628726,66.385786048336328 4.581986757983942,66.385785731847619 4.58200507688981,66.385787022580388 4.582039933735727,66.385793210592681 4.582111937390254,66.385815267324844 4.582153918295991,66.385825846438067 4.582220578808442,66.385835210671814 4.582243350204442,66.385834704452961 4.582266503214335,66.385831350966555 4.58230842028675,66.385820240225087 4.582322286603893,66.385813837010929 4.582336725348725,66.38580382725219 4.582361086731099,66.385784642930162 4.582391872467301,66.38576738207469 4.582463875599521,66.385739415376833 4.582535179160849,66.385721888675789 4.582679440136982,66.38569303598365 4.582793424083452,66.385666979976321 4.582957403328114,66.385639746977489 4.582979729421065,66.38563430545365 4.583064517571417,66.38560256750273 4.583110759902685,66.385588280336037 4.583196629510237,66.385569247599349 4.583281099640159,66.385539129363437 4.583355074661243,66.38551754036412 4.583401635010055,66.385501557419857 4.583446795985945,66.385484359616925 4.583532156465767,66.385440131269618 4.583704594688291,66.385339487796912 4.583729655834936,66.385328655269078 4.583874425434733,66.385278643300566 4.583900631504433,66.385267127384765 4.584020975796521,66.385206308106405 4.584085791204056,66.385169570976743 4.584186544296078,66.38509395792822 4.584215040086558,66.38506950861273 4.584270441236706,66.384997628548305 4.584337863796851,66.384892440330802 4.584393137802723,66.384827418784042 4.584445295206622,66.384776684633565 4.584485113011333,66.384745300010778 4.584527347945757,66.384718888792506 4.584570091783061,66.384696615761584 4.584655070670243,66.384658612335542 4.584713334577703,66.384627100980694 4.584742466457874,66.384604638064559 4.58478686381422,66.384557851886953 4.584800666308859,66.384532199831014 4.584804990987092,66.384476061393059 4.584810079428551,66.384463355554175 4.584830497120564,66.384441613854037 4.584862109730266,66.38442351682248 4.584898302088562,66.384407786299775 4.584918147476708,66.384400775260588 4.58498385361389,66.384385981160023 4.58506336273737,66.38439033442566 4.585091159151503,66.384394080330026 4.585170223146332,66.38440948162156 4.585262771973506,66.384433273297049 4.585355002656074,66.384447193880291 4.58541562036318,66.384446004182095 4.585450031843185,66.38444161275892 4.585515674382425,66.384427615961314 4.585633983447178,66.38438771377713 4.585336936236509,66.384270108783738 4.585167231447492,66.384214071309287 4.585069530483689,66.384194746773503 4.584966677545927,66.384194746955799 4.584884369902219,66.384208275664918 4.584776301573851,66.384244988973833 4.584668360565385,66.384291370878671 4.584516848132362,66.384296635749436 4.584444780981135,66.384285043622057 4.584357384205906,66.384248343372377 4.584244098726594,66.384161350745757 4.584095001685992,66.384012574099501 4.584038390062069,66.383906268279517 4.583930447659961,66.383825121314274 4.583647584401187,66.383660877749051 4.583452118403732,66.383577743205436 4.58330811116372,66.383539131012768 4.583174344967362,66.383525614979376 4.583086948626047,66.383527526141222 4.582989248037083,66.383541042579907 4.582824697028081,66.383628025188813 4.58267032344739,66.383740090842721 4.582490252469082,66.383846397776026 4.582248545516567,66.383902424132671 4.582001685773167,66.383902424558684 4.581806220358881,66.383871507502732 4.58168791052077,66.383838653980121 4.581605665787521,66.383786475330226 4.581600512896151,66.383720767621043 4.581651970185606,66.383629925568997 4.581739365026747,66.383488865343779 4.581759972795389,66.383398060470626 4.581744515608238,66.383340084442253 4.581636510086367,66.383301433851557 4.581543897769228,66.383285968621834 4.581420499691426,66.383284019841199 4.58129710182243,66.38330143443865 4.581106852986703,66.383341996566543 4.580906235921174,66.38335941125527 4.580638640364722,66.383371004395443 4.580468999719398,66.383359412004324 4.58036099426877,66.383326557792316 4.580211771078496,66.383270492856624 4.580000975607585,66.383170005857082 4.579730070435763,66.382988254796999 4.579380353419017,66.382572756922656 4.579262041549863,66.382346628394927 4.579071726415923,66.382132129174067 4.578912261672787,66.381999971095169 4.578793887528874,66.381898263821412 4.578629333054519,66.381657890587192 4.578567631826392,66.381451093203339 4.578547021922304,66.381342865290165 4.578634417438933,66.381267506518171 4.578768182828865,66.381211474460699 4.578922620794784,66.381176667822402 4.579190025506802,66.381170883166376 4.579426644364831,66.38116893359468 4.579688896936831,66.381167021947391 4.579889514086357,66.381163135934031 4.579971757912817,66.381134164179144 4.580033519850979,66.381072322416998 4.579987212792727,66.380981483591825 4.579889511330721,66.380911920962291 4.579766049071429,66.380853939374063 4.579370029478623,66.380760822099248 4.579220933705558,66.380720231069759 4.57912316887768,66.380671931695929 4.579051164784683,66.380606203281985 4.579030554966944,66.380507667141899 4.579082011978315,66.380395549245378 4.579143773377015,66.380285380056094 4.57932378084594,66.380198423790702 4.579714582329188,66.380084379976566 4.579899742315881,66.380028307199936 4.580131208385636,66.379975006201363 4.580249517334472,66.379932502140875 4.580280366488362,66.379901579794435 4.580295822326281,66.379837760492848 4.580290668470187,66.379688970588177 4.580293529304146,66.379556558841216 4.580383214461941,66.37946667626305 4.580516977782804,66.379232835929699 4.580532369322079,66.379109117738011 4.580506734384205,66.379000892371025 4.580414120976072,66.378885856640863 4.580300898713005,66.378760276232285 4.580254655237309,66.378669492317044 4.580259743107711,66.378607657228216 4.580311264038857,66.378528429528231 4.580419204625803,66.378454998950986 4.580516968501591,66.378420226544208 4.58065067062542,66.378400897120983 4.58073304189013,66.378395112136928 4.580799893108202,66.378398998103833 4.581046752920525,66.378420238222205 4.581159910118876,66.378418326614124 4.581257674216231,66.378402845369436 4.581288459858003,66.378381604721255 4.581303915916034,66.378339098140032 4.581293674572597,66.378288857295871 4.581221606688599,66.378209628814716 4.581046749383785,66.378114944351012 4.58086158791764,66.3780376649337 4.580753646001698,66.377995157999351 4.580619816157076,66.377970031155641 4.58052726758909,66.377962322305251 4.580475809384982,66.377964233833509 4.580393501911823,66.377985512905866 4.580264952113692,66.378016425141325 4.580131249886798,66.378026071139104 4.580041945382954,66.378026691568692 4.579946979779959,66.378022223306232 4.579863908468258,66.377995476109191 4.579804626199087,66.377964273050281 4.579745216681655,66.377930082544339 4.579729441669294,66.377892891839934 4.579749159218699,66.377833459934891 4.57983623636242,66.377736811481967 4.579891573476713,66.377637213247041 4.579958868483324,66.377515335254984 4.579962810803887,66.377400862174099 4.579927253537383,66.377328061498716 4.579852069142819,66.377268577794709 4.579757103077147,66.377223373193843 4.579642355216454,66.377181725696403 4.579535558515024,66.377162433740409 4.579448607326849,66.377149040783308 4.579345754358337,66.377137154258989 4.579207345192448,66.377144572636652 4.579116323385698,66.377152028900738 4.579001639856854,66.377172827683381 4.578740532877525,66.377220400241157 4.578431974879805,66.377263504220707 4.57823428394646,66.377282834635125 4.577942581472814,66.377292417905579 4.577420493964757,66.377320686010734 4.577345310248061,66.377319192406134 4.577289908351104,66.377316205024812 4.577230626382459,66.377310268144399 4.577068427746064,66.377283520328902 4.576933834914962,66.377282026828595 4.57686666582219,66.377290938769562 4.576775644282522,66.377322142937302 4.576704531776302,66.377351878609147 4.576668848524292,66.377386070074706 4.576657018034674,66.377426211070926 4.576660962111556,66.377464870901434 4.576684687941683,66.377496074646402 4.576783598549806,66.377623939969183 4.576795430050301,66.377674473287158 4.576767761433851,66.377720550741358 4.576676740150885,66.377775552529968 4.576593733109085,66.377806756078272 4.576486936795274,66.37782161742777 4.576395978524658,66.377823098641358 4.576221949177768,66.377817162082692 4.576039968801929,66.377799339136047 4.575869946432405,66.377768098051462 4.575731473199599,66.377733907416271 4.575573217854982,66.377674475455791 4.57542692037074,66.377588232258205 4.575363566820518,66.377516267656787 4.575379467132384,66.377380996194717 4.575430860709657,66.377287333562862 4.575513930860581,66.37721153220032 4.575616782959106,66.377146123536733 4.575755191555305,66.377088170752472 4.576008347314144,66.377012317846138 4.57619815034537,66.3769395029842 4.576423636703788,66.376839901286601 4.576625397065117,66.376694941597222 4.576751973868699,66.376562665726027 4.576779641630568,66.376442238407307 4.576763802363845,66.376347103902859 4.576680730221007,66.376244500137545 4.576579657804323,66.376191014461483 4.576468917484526,66.376171671109716 4.576350226402785,66.376164227598181 4.576227655418161,66.37616868392989 4.576128746455763,66.376186546516024 4.576037724866789,66.376211814812081 4.575915090793328,66.376262363879022 4.575586879293553,66.3764005915571 4.575266427527435,66.376509119923952 4.574827348737252,66.376651815110762 4.574487242316152,66.376758873959162 4.574245981041034,66.376828739864976 4.574063937546589,66.376852539216358 4.573933415674517,66.376858476540122 4.573846400937073,66.376848070950359 4.573743547882539,66.3768257532045 4.573652653204931,66.37682427225208 4.573537905931263,66.376831690664545 4.573407320212637,66.376815348034626 4.57328474882299,66.376782662501697 4.573217452073162,66.376749938852811 4.573185838791145,66.376702391263308 4.573181894052186,66.376601269941688 4.573177949634438,66.376529922706624 4.573174005280502,66.376464525116361 4.573126426620312,66.376419167067553 4.573122482298053,66.376356744124905 4.573150150886637,66.376307676566881 4.573217446809486,66.376264558738882 4.573676370318214,66.376057931162379 4.573945299764143,66.375904776132188 4.574135229061186,66.375749126359736 4.574525709426126,66.375384741422906 4.574656230572271,66.375316378199727 4.574774857826975,66.375305984263207 4.574964788886035,66.375310402202047 4.575617398979562,66.375356482767288 4.576420377044426,66.375454581974509 4.576697259225823,66.375467937509043 4.57757039492544,66.375468657497777 4.577572875605294,66.375468657493144 4.577570076889121,66.375468619519097 4.577917434364935,66.375355946806508 4.578070981055401,66.37526770748039 4.578143173887742,66.37515575599113 4.5780980744913,66.374992898436346 4.577926396662787,66.374816455796505 4.577917426735777,66.374704515104696 4.577998715498836,66.37460268923715 4.578350968580578,66.374314287742607 4.578396064769633,66.374205712367782 4.578387031621691,66.374127648284897 4.578260579485398,66.374036037476131 4.578040942696846,66.37393098103081 4.577732381700449,66.373708091983843 4.577616678355954,66.373546807749975 4.577621574508028,66.373412704984162 4.577655222001769,66.373354705761585 4.577746879395392,66.373311215624454 4.578171137937099,66.373211561105066 4.578286838743593,66.373160803303847 4.578315715780059,66.373110070889709 4.578272334889138,66.373043005854754 4.578074705465858,66.372878109098309 4.578042392501594,66.372834251201084 4.57806032872151,66.372751814706419 4.578206241935918,66.37262044222787 4.57824962130833,66.372562441150734 4.578244850264728,66.372520747720188 4.578148421251104,66.372473648038962 4.578037553569355,66.372439196923906 4.57795079319701,66.372421091449809 4.577849530504723,66.372412013498064 4.577719390277211,66.3724120137515 4.577463817124662,66.372442831828621 4.577097312842669,66.372451910675679 4.576972006672892,66.37244463068167 4.576880412162398,66.372426525219225 4.576759876117766,66.372384831786931 4.576692388587388,66.372355850157888 4.576509135009727,66.372239847171599 4.576403037792284,66.372198153400987 4.576248853878104,66.372181845801151 4.576028900307641,66.372176414475462 4.575763722188505,66.372181846729248 4.575575763229334,66.37219455914358 4.575378008855399,66.372214475905139 4.575069387572087,66.372263425403162 4.574023242453106,66.372397510938754 4.573859326950815,66.372406576735969 4.573666470114984,66.3724083749985 4.573578628608166,66.372404640077917 4.57345911076831,66.372402943684847 4.572851661819247,66.372337701034539 4.572316470682722,66.372279738360959 4.571856463362332,66.372236247379064 4.571755264200612,66.372218103791582 4.57157678208161,66.372174612188715 4.571379090569004,66.372127474050373 4.571287496047879,66.372105721852947 4.571186297013096,66.372098479684894 4.571094639130439,66.372098479850337 4.570998210854956,66.372111154136803 4.570887343881874,66.37213475526427 4.57067038107483,66.372236249519105 4.570588392081517,66.372290617592682 4.570554680722245,66.372328665002428 4.570516073181531,66.372508075588158 4.570469704139379,66.372558796576115 4.570431222141607,66.372587828809031 4.570373339725152,66.372595071121211 4.570166043979694,66.372587829279453 4.570021401386067,66.372591412656661 4.569852524692741,66.372615000768718 4.569654897651492,66.372645818441669 4.569423558805981,66.372674800266111 4.569167985285553,66.372671166959222 4.569004006163258,66.372678434752672 4.568811149498649,66.372694742658055 4.568623381348431,66.372705808828798 4.568416276311097,66.372687361889618 4.568278185117931,66.372678132143704 4.568140157433795,66.372659685063837 4.567978976753322,66.372641238009933 4.567863910951464,66.372595126150458 4.567668509038069,66.37252074181086 4.567470881112259,66.372468210609725 4.567398559666182,66.372455511479998 4.567244248722669,66.372451903280819 4.567152718038803,66.372450067552208 4.567065957775131,66.372437393760066 4.566926085364146,66.372406576419039 4.566552837968565,66.372335901590944 4.5664226976069,66.372319594009056 4.566355146795927,66.372315960318147 4.566297264326496,66.372317796310682 4.566162226521816,66.372330470538984 4.566007979344865,66.372341346883886 4.565810225042422,66.372366720509049 4.565602993126009,66.372377596925446 4.565458286849051,66.372372165463958 4.565332980577885,66.372350413525353 4.56524622009624,66.372315962179812 4.565188400896856,66.372285169871489 4.565173898133341,66.372252554215308 4.565183502395886,66.372212670836845 4.565207672426834,66.372147426543222 4.565169062448715,66.372103934564961 4.565120911476857,66.372067659565104 4.56500037554004,66.372026003501162 4.564899112769854,66.372004225899005 4.56478818183029,66.371993349852588 4.564667646365423,66.371996983904751 4.564397634418384,66.372026004501961 4.564045696845906,66.37208942640045 4.563915557056585,66.372127474263294 4.563775685652834,66.37219271879566 4.563727535206318,66.372207228839912 4.563679321115563,66.372218105056618 4.563582892694661,66.37221630729627 4.56347196181243,66.372210863077626 4.563346655610375,66.372194555398949 4.563235724655768,66.372181843526732 4.563158569250046,66.372185477476364 4.56302365855691,66.372187300937668 4.562951337183345,66.372180058728731 4.562859679225663,66.372170967982285 4.562811465116857,66.37218005895474 4.562715100559846,66.372203596661734 4.562613774410869,66.372203596824903 4.562551057677577,66.372192720781825 4.562473902018661,66.372170968603797 4.562396746324345,66.372145620561511 4.562329322411554,66.372109370974954 4.562237663896079,66.37204411394255 4.562006260572153,66.371982478156383 4.561716402381344,66.371928110035043 4.561581364357195,66.37191725931001 4.561436785480468,66.371928110480084 4.561325854949558,66.371957130883672 4.561253534010942,66.371993355589339 4.561200486029342,66.372029605534919 4.561142668154096,66.37213111255673 4.561079952420909,66.372221743043809 4.561017235922335,66.372234404528527 4.560930475701387,66.37222354119605 4.560882324968207,66.372209031316444 4.560824505811519,66.372180062117266 4.560723115458552,66.372118439116946 4.560646023009308,66.372055005336435 4.560617080660823,66.371941431708365 4.56055926127668,66.371888911714592 4.560149439222213,66.37174578570513 4.559927704304369,66.371693278219027 4.559768622661996,66.371667917157197 4.559619145765608,66.371649798535131 4.559460064405646,66.371653407359787 4.559233368996705,66.371689658062223 4.55910806303213,66.3716950647826 4.558973024988886,66.37168059271481 4.558871762029479,66.371635289402633 4.558804210685831,66.371573702995235 4.558789771333998,66.371517535582171 4.558794605179927,66.37148674219344 4.558920037415268,66.37138347247317 4.558963416995702,66.371334585101764 4.558963416507757,66.371283849070068 4.55892474294868,66.371238557606773 4.558862153273329,66.371209574631138 4.558780163499434,66.37118782160411 4.558698237472614,66.371180591778284 4.558558365421005,66.371178756015993 4.558322128738195,66.371191468938648 4.558196822991492,66.371218616248669 4.558105165078091,66.371211373783609 4.558032843600027,66.371190848947521 4.557945128963961,66.371145228180865 4.557829872181888,66.371071206591338 4.55781066238163,66.371023369653713 4.55781307898031,66.370973709261193 4.557808307864112,66.370912311063734 4.557810660786574,66.370855458391659 4.557784199887286,66.370819346157873 4.557731405655268,66.370784132922466 4.557623336815808,66.370745323676118 4.557582564533465,66.370731787913186 4.557544145791272,66.370726381236963 4.557500892994747,66.370729990013587 4.557328009423935,66.370786868553338 4.557229545865061,66.370812154929823 4.557095017025969,66.370831983974696 4.556998970273001,66.370829287094423 4.556902923494627,66.370823855201436 4.556828503005282,66.370804912813284 4.556754018790928,66.37077333361843 4.556703641635282,66.370738120314272 4.556667576001904,66.370694765171891 4.556597988547049,66.370557583065292 4.556534381089412,66.370519533134697 4.556467211813634,66.370500590505614 4.556428729433189,66.370491549709953 4.556397498279716,66.370484370253266 4.556361496626705,66.370480710912275 4.55631595394291,66.370480710980658 4.556277471714893,66.370487953854393 4.556171820523472,66.370509631799052 4.556046959903186,66.370522268910946 4.555950849633167,66.370528562190088 4.555854866544135,66.370531272053043 4.555792404296922,66.370523180972157 4.555746797880866,66.370509632433155 4.55567714783088,66.370479812913644 4.555530660114721,66.370418464368498 4.555497075358189,66.370395887529398 4.555484989834237,66.370376906737164 4.555489887355665,66.370352531752474 4.555487469827155,66.370302882702745 4.55546348950944,66.370255069632094 4.555374629852769,66.370196379557967 4.555302499063632,66.370159354748083 4.555232785461567,66.370134979662581 4.555107924458645,66.370105210428918 4.554942291309098,66.370075428557442 4.554819783870499,66.370056447685613 4.554710379524038,66.370040721039842 4.554514787630761,66.370032072845589 4.554301131230512,66.370013142723437 4.554142176953794,66.369996580396034 4.55406056893852,66.369983918000315 4.554012481943719,66.369980321915065 4.553959688064882,66.369981221030812 4.553894808879281,66.369986628020371 4.553774782434118,66.370001975160051 4.553683569879492,66.370003773368481 4.553609085876817,66.369992972354851 4.553544142864673,66.36997399133422 4.55349134875884,66.369949603379709 4.553431303388456,66.369918934787592 4.553378509145584,66.36987921241105 4.553342507093971,66.369830461518518 4.553268022720816,66.36977811440245 4.553210458085451,66.369753726264207 4.553145578675762,66.369733858677094 4.55308318004841,66.369725754673496 4.553032675954655,66.369718511710417 4.55297988202239,66.369713117496133 4.552924734716395,66.36971761281734 4.552789697128691,66.369747003009593 4.552658984769534,66.369770479715243 4.552603773856082,66.369774975025749 4.552546082210254,66.369773177015546 4.552493288222178,66.369761438835596 4.552450035313577,66.369751498730736 4.552433242954121,66.369741571246877 4.552430825772582,66.369728921269768 4.5524308255647,66.369705482700368 4.552402074159471,66.369592632877286 4.552361238072971,66.369554720737497 4.552320402122889,66.369532143130201 4.552265191019827,66.369515010508039 4.552217103982428,66.369505969368262 4.552159539537464,66.369502360563629 4.551746538911174,66.369523102742576 4.551691200770549,66.369525837974606 4.551640760216611,66.369510465464018 4.551621614317603,66.369491522000047 4.551614299320507,66.369470755065322 4.551626384484557,66.369450013411608 4.551792143574782,66.369339542779045 4.551811288964522,66.369300718445402 4.551832914791034,66.369234833454271 4.551806517540342,66.369199617953683 4.551748825629356,66.369167137641114 4.551693614474544,66.369143660636198 4.551635986330633,66.369129212297082 4.551561502421777,66.369127414263744 4.55132246717471,66.369146371030396 4.551144812650707,66.369152690086864 4.55099107464139,66.369187880580242 4.550834983035545,66.369207748911194 4.550676537755931,66.369203253799029 4.550558864576818,66.36919421264237 4.550366770770625,66.369145460634982 4.55019388603371,66.369065127050462 4.54992495420079,66.368936939736159 4.549668743774614,66.368806624345666 4.549438294410712,66.368698266182037 4.549334932643822,66.368666697030307 4.549224574168704,66.368643219630599 4.549104483881266,66.36862787199891 4.548962830834712,66.368617032489126 4.548848656158333,66.368619590612354 4.548673291661103,66.36864396751011 4.548529221820554,66.368665609093668 4.548327523932521,66.368682755309266 4.548020110899182,66.368677348546385 4.547919229937765,66.368660215397668 4.547861601674047,66.368629532558131 4.547803973343209,66.368590719894925 4.547729552453414,66.368516716025624 4.547671224475419,66.368481423579524 4.547574795961989,66.368458135933707 4.547512842632013,66.368452982057818 4.54739580562143,66.368452982213498 4.547292507780807,66.368458123645752 4.547196079674826,66.368484020182407 4.547144431031278,66.36852024985167 4.547113454695953,66.368557771091361 4.547103150934843,66.368628951057985 4.547085977725467,66.368714326235335 4.5470583728069,66.368781630864561 4.54701709205947,66.36881138924187 4.546968814448876,66.368830789180222 4.54678295486315,66.368865714225919 4.546638376204413,66.368892902035128 4.546535078305409,66.36889159787367 4.546445583099812,66.368885114498312 4.546356024172654,66.368864410484449 4.546256160806545,66.368832081745381 4.54614936421822,66.368793256794945 4.546046129533849,66.368742819680122 4.545960005069782,66.368681998641264 4.545863639650369,66.368593989553233 4.545754298711691,66.368546021377611 4.545674281308516,66.368582364960062 4.545619070687763,66.368621937574972 4.54557232011151,66.368699727576839 4.545572320631726,66.368764993443094 4.545619072409639,66.368837768296089 4.545621553542934,66.368895208026245 4.545554956763556,66.36887335164991 4.545476210995231,66.36884664530676 4.545361145531581,66.368812657695543 4.545300591368073,66.368783519944998 4.545203653921821,66.368749532224854 4.545064355622814,66.368900058689121 4.545397470140278,66.369441474363498 4.545300533163267,66.369468180295897 4.54516733997972,66.369473030306722 4.544888677409193,66.36947789316136 4.544628270428374,66.369528873752785 4.544289053975648,66.369541017743998 4.543743941635686,66.369582286248672 4.543216957237716,66.369613855027509 4.542877804029267,66.369577437478185 4.542671844097798,66.369548300788111 4.542556714149817,66.369395347277433 4.542259923323794,66.36936621048325 4.542041877879257,66.369312798879918 4.541666405022919,66.369271518385389 4.541381700935058,66.369431766892177 4.541745152112418,66.369480315571082 4.542211519131796,66.369473033925274 4.542229647363944,66.36950217092847 4.542181243061568,66.369594431676219 4.542120625911953,66.369647843010839 4.541920772673643,66.369674548835718 4.541593705917896,66.369788652293607 4.541666409126034,66.369832350850899 4.541708772978879,66.370043587268029 4.540455329446908,66.369702066508751 4.539913332558694,66.369560270288318 4.539451862325326,66.369429451816174 4.539155134836508,66.369357869267432 4.538993954375073,66.369337203698834 4.538832774039077,66.369334468704494 4.538715673479183,66.369342712343851 4.538594756542571,66.369357869891004 4.538440954850892,66.369387716335538 4.538331105713128,66.369427654945696 4.538235886247323,66.369474456699137 4.538158922169059,66.369544671755577 4.538122348523904,66.369606643151272 4.538111281295219,66.369665841240106 4.538133289790922,66.369731914968582 4.5382248208751,66.369806269791724 4.538356678724721,66.369862719474369 4.538697358785475,66.369945342272203 4.539655855152321,66.370135987599255 4.540036734804904,66.370202059686108 4.540168592533154,66.370237856129933 4.540347965043732,66.370314982405688 4.540417615225112,66.370375546262892 4.540448783129985,66.370437148324896 4.540452345461647,66.370484644510867 4.540434154194974,66.370535584759978 4.540386512891725,66.370592729421219 4.540330856952508,66.370629601805007 4.540268585839206,66.370661244665058 4.540198936274634,66.370688759629815 4.540133039479651,66.370709424338614 4.540065298054475,66.37072659428199 4.540012186225232,66.37073899057323 4.539940819172207,66.370752779712589 4.539865699286454,66.370764479598577 4.539807117213857,66.370772038948729 4.53972837170951,66.370781649581133 4.539125885776824,66.370836021295773 4.538786287984417,66.370899749856008 4.538633631213028,66.370934165455651 4.538525117757663,66.370968593621683 4.538409862087187,66.37102343288268 4.538331816543016,66.371075701604838 4.538155499409176,66.371332383794723 4.537901201519469,66.371825570283491 4.537823093835794,66.3721046554504 4.537931608006799,66.372176015128787 4.538057486889008,66.372243095041853 4.538157477551072,66.372289777376437 4.538249262825623,66.372325317663154 4.538338376543004,66.372351741754557 4.538497839771685,66.372387281881501 4.538719319956942,66.372427886404154 4.538973176125095,66.372463426321247 4.539455445600782,66.372529960647427 4.539704022416724,66.372569564670329 4.539874108052274,66.372606104707188 4.540066011064097,66.372662991161334 4.540228082382376,66.372724916648878 4.540363057105171,66.372790906225291 4.540465719442341,66.372859959640508 4.540552225587645,66.372930633494633 4.540633261796858,66.373041303193332 4.540657560266826,66.37312252316103 4.540665702476196,66.373195652574225 4.540654826055942,66.373253538120096 4.540622387098662,66.373351533046119 4.540554964315441,66.373462201048838 4.540479336108799,66.373557650403114 4.540147055428213,66.373984705519874 4.540098332738078,66.374038487292296 4.54005247228609,66.374080102260791 4.539997007102425,66.374113196703135 4.540035298984391,66.374173131061028 4.54016919314419,66.374350527796025 4.540392518948444,66.374532670761766 4.54072302233431,66.374651296360454 4.540898260328589,66.374707519866746 4.541597748530473,66.374808901214166 4.541866234163479,66.374804355951568 4.542270075682891,66.374789391286711 4.54282682851403,66.374743852289029 4.542994687604017,66.374728444740882 4.543521354153645,66.374667485599332 4.543779471628945,66.374635087961181 4.544261104387903,66.374582421061589 4.544609543956025,66.374547465841218 4.544861936767001,66.374512548662096 4.545062680455952,66.374458944963564 4.545226277535908,66.37439896040982 4.545326521998667,66.374349711732123 4.545447693031927,66.37427728184764 4.545560531723982,66.374231096724799 4.545645065265169,66.37418753225154 4.545722474872314,66.374152652753622 4.545797594586041,66.374112898944503 4.545867498520491,66.374073879384468 4.545916793785919,66.374040037919784 4.545959091882313,66.373954718836245 4.5459703502075,66.373936702910271 4.546192021541176,66.37400623411861 4.54651431940827,66.374084171548347 4.547085957432625,66.374192290818613 4.547192690383666,66.374218383738935 4.547458187266197,66.374316349220734 4.547527646388736,66.374334997791209 4.547604611080792,66.374344315689029 4.547659249600806,66.374344315621656 4.547723747210886,66.374342454475865 4.547835377578202,66.374324729891043 4.54798924302541,66.374300472508438 4.548093558529393,66.374277177349839 4.548314403067763,66.374354582321217 4.548354157709716,66.374378839411278 4.548378901091827,66.37440588175896 4.548383862701384,66.374438532600735 4.548364017524261,66.374470246572415 4.548324326959354,66.374506606834174 4.548227580931084,66.374559779871902 4.548115887305414,66.374623207557065 4.548081158045703,66.374653300812994 4.548063793472304,66.37467569664345 4.547882579526249,66.375036343861055 4.547852747952798,66.375058739364192 4.547815537951815,66.375081122196377 4.547768405216787,66.375100707175903 4.547706324812753,66.375121228992498 4.547239830794735,66.375211697192881 4.546799415578867,66.375286973229095 4.546159083273518,66.375380213519421 4.545991351504407,66.375412572119984 4.545931815365569,66.375431220029824 4.545894605329877,66.375449867899405 4.545844928384756,66.375480643802845 4.54581764110917,66.375505849363051 4.545593873813745,66.375863560303259 4.545393258015299,66.376017107695716 4.545202183279954,66.376170995938025 4.545105437549351,66.37627265074741 4.545075669747748,66.37632023719155 4.545053280490278,66.376384204653917 4.545004750684138,66.376728420898672 4.545010730385736,66.376817553517853 4.54495666480709,66.376887406195181 4.544890513784922,66.376945219985942 4.544740210644759,66.377022313341698 4.544656058797225,66.377080126840752 4.544547100478245,66.377183372991041 4.544429046541552,66.377316594808917 4.544400550910164,66.377370002309249 4.544390246882288,66.377417637281383 4.544416135435816,66.377481842403128 4.544493673008237,66.37754811067029 4.544591819398516,66.377628885560668 4.544664204751044,66.377688950720071 4.544684877304531,66.377722090951195 4.544752046483884,66.377726230240441 4.544865775866953,66.377697229233632 4.545000177558653,66.377666164812339 4.545196532250582,66.377583326347434 4.545351605956744,66.377508766454739 4.545392950472362,66.377490132773204 4.545485435166419,66.377475878941169 4.545554321681845,66.377472068584623 4.545592867645952,66.377476562390711 4.545625816208332,66.377484917114259 4.545701445300579,66.377511981371271 4.545797492415733,66.377556982946317 4.545871849323432,66.377578008937348 4.545912112763324,66.377594022116128 4.5459469060686,66.377621314157565 4.5459568289652,66.377646796011504 4.545949832380822,66.377675265295807 4.545913449307214,66.377705823252839 4.545846153141281,66.377734077342453 4.545734713688693,66.377773243149363 4.545434488465825,66.37784908093272 4.54510544939928,66.377953830523225 4.545001642704095,66.377979400775203 4.544872011626373,66.378022591604918 4.544818263673652,66.37803580708804 4.544764006835654,66.378044984521523 4.544704025313617,66.378048339075335 4.544646778875947,66.378048326480297 4.544537628968415,66.378043478417311 4.544476947759136,66.378045567127515 4.544439037941109,66.3780521115836 4.544457865723072,66.378061542098777 4.544494630733056,66.378072554894359 4.544547551939477,66.378080580279018 4.544716174644136,66.378101137367182 4.544801026634769,66.378108086742103 4.54487029483468,66.378109491748873 4.544954129040176,66.3781061751518 4.545010484813782,66.378082453212485 4.545051829334185,66.378063819958371 4.545093173868724,66.378047250016536 4.545186230975364,66.378024464705732 4.545299896857053,66.378009970644413 4.545392954049829,66.377999615916451 4.545501467737144,66.377983045856155 4.545553180250979,66.377968551839857 4.545661693864801,66.37794161445251 4.545744383090802,66.377931259707182 4.545899457212922,66.377914689547822 4.545992450870748,66.377914689442164 4.546064835781713,66.377910550026797 4.546157893032149,66.377908473924734 4.546256102506427,66.37791262580447 4.546318119717006,66.377945753034254 4.546380136898842,66.377974778873266 4.546406025497496,66.378043109222048 4.546411178016222,66.378090742898806 4.546390505956034,66.378128021943866 4.546354313793688,66.378171516216455 4.546328489464874,66.378196364633411 4.546287144960434,66.378217073760993 4.546245800397126,66.378229504311449 4.546188872168296,66.378254352706108 4.546178504480053,66.378293707460031 4.546152680267014,66.378335125472177 4.546147528335743,66.378370328177965 4.54612685614118,66.378388973840103 4.546085511620271,66.378407606853443 4.546044167070031,66.378422100604396 4.546018342607849,66.378428315835151 4.546013126952037,66.37844696143658 4.54603379948206,66.378475948767758 4.546054471924861,66.378492518356893 4.546111336957289,66.378525657484786 4.546137161594683,66.378544290320562 4.546178506451864,66.378573290173989 4.54618887444788,66.378577429385786 4.546271627463719,66.378591922898224 4.546380141335655,66.378600213873696 4.546519695399111,66.378593998556269 4.546669617370781,66.378579492122526 4.546783283261497,66.378564998379446 4.546860820314992,66.378554643896365 4.546938357397918,66.378548428637203 4.546991469436079,66.378556833612834 4.547005272224428,66.378561694339737 4.547033386599006,66.378563099365735 4.547046871356399,66.378568630975309 4.547050369824853,66.378579073967188 4.547041655728389,66.378590884050951 4.546920420986789,66.378661719199101 4.546891416353297,66.378694250611474 4.546884992196887,66.378717693438645 4.546886264637541,66.37875951577837 4.546996559809616,66.37880932515958 4.547003620313496,66.378824628738798 4.54699452459494,66.37883946397956 4.546950890195237,66.378855400500001 4.546975824300003,66.378869083803195 4.547024356693181,66.378887146746777 4.547054188662885,66.378916741142632 4.547075179250436,66.378948208895892 4.547107492292546,66.37903302989119 4.547121358743029,66.379045523263841 4.547202458051988,66.37907014284967 4.547282793921645,66.37907316800198 4.547369363323106,66.379080332287174 4.547479976408732,66.379112078206205 4.547733896914004,66.379210151170724 4.547807617870984,66.379245251294662 4.547830198544579,66.379263313996717 4.547838785671722,66.379285566439776 4.54783357004826,66.379308451769305 4.547818050034393,66.379327248621877 4.547776451071602,66.379344589844777 4.547643067067965,66.379376082553691 4.54698098117111,66.379532077199144 4.546937664797482,66.379547342420864 4.546925515911614,66.37955916470959 4.547024616293528,66.379618073366714 4.54733953661891,66.379792798592518 4.547541426463833,66.379889881669158 4.547816019930637,66.38007432594469 4.547961363009811,66.380171395337356 4.548114847695285,66.380252288283287 4.548244098256968,66.380362305399117 4.548413676093492,66.380517609471084 4.548445989183997,66.380608209473266 4.548470160486557,66.380689101156833 4.548405599843067,66.380779700649313 4.548187554570975,66.380799116823539 4.547889173068118,66.380766727741573 4.547494427013196,66.38077996747586 4.547226831866118,66.380816015062294 4.546985824516631,66.380851847396215 4.546869105307716,66.380846417660663 4.546837619721499,66.380841595367073 4.546809632524098,66.380835899733341 4.546783680759477,66.380830647092353 4.546757983433965,66.380826900637587 4.54672967822317,66.380824457860257 4.546696220837203,66.380822913738271 4.546656021094112,66.380821901219321 4.546613722316463,66.38082121778568 4.546575558006245,66.380820660917863 4.546545853449417,66.380819926842122 4.546522127963372,66.380818623192823 4.546500374292991,66.38081631963486 4.546477666506401,66.380812763030235 4.546453940999981,66.380808472317469 4.546430469922909,66.380804270203029 4.54640795295759,66.380800662968269 4.546384291068821,66.380797891099746 4.546357067183618,66.380795916629239 4.546324818336827,66.380794726901456 4.546289452742888,66.38079419534391 4.546253769116458,66.380794157411799 4.546220184529294,66.3807944738749 4.54618895341096,66.380795271303484 4.546159757725648,66.380796562354902 4.546132279437811,66.380798397657628 4.546106136904384,66.380800777211974 4.546080884874349,66.380803587104822 4.546056268918307,66.380806726079911 4.546032925107163,66.380810067565946 4.546011553118226,66.380813371078247 4.545992089345092,66.380816750530286 4.545970208509014,66.3808215728872 4.545940885653651,66.38082940762628 4.545900876818075,66.380841014170088 4.545855779416895,66.380853899073543 4.545813226289068,66.38086477150155 4.545779005670223,66.380871036762358 4.545751845421931,66.380873441624701 4.545729074052621,66.380873441649356 4.545707765641391,66.380872403797184 4.5456870932987,66.380870884977668 4.545666166527403,66.380869378815333 4.545644412865976,66.380868340963445 4.54562151428041,66.380868049876796 4.545597025523611,66.380868973865518 4.545570946596676,66.380871277470661 4.545544422425115,66.380874416439013 4.545519234004932,66.38087765666161 4.54549614461885,66.380880491857184 4.545475027053875,66.38088312453813 4.54545518163387,66.3808859723</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TUMBACO&lt;/SimpleData&gt;</text:p>
          </table:table-cell>
        </table:table-row>
        <table:table-row table:style-name="ro1">
          <table:table-cell table:number-columns-repeated="2"/>
          <table:table-cell office:value-type="string" calcext:value-type="string">
            <text:p>&lt;SimpleData name="PARROQUIA"&gt;Cumbay?&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7757039492544,66.375468657497777 4.577964123874406,66.375514105239006 4.578233882780124,66.375588493204205 4.578375727752907,66.375671223899943 4.57840511540605,66.375768664996002 4.578380691169751,66.375847724135596 4.578238784703466,66.375947000494406 4.578219194566293,66.376022425792925 4.578224093192349,66.376097800181043 4.578214298388065,66.376158451485281 4.578219196609258,66.376198936222863 4.578277906400595,66.376230179457167 4.578410082340953,66.376248573268725 4.578561785644912,66.376263257840051 4.578698795584283,66.376268802380707 4.578855332843778,66.376266928504663 4.579065872454509,66.376252243259216 4.579359482812235,66.37621729019466 4.57970200707362,66.376180526693147 4.580103367633426,66.376114329868642 4.580220786149709,66.376084909116045 4.580318677150169,66.376046284937672 4.580382283549636,66.375980126375026 4.580416503536913,66.375923107872495 4.580401873271707,66.375871621558076 4.580362690721465,66.375827528376945 4.580274657963596,66.375792575438226 4.580025063050588,66.375765003309965 4.579795059218072,66.375742925387158 4.57966778094288,66.375717188616377 4.579545463854942,66.375676728641537 4.579472060494839,66.375619747633792 4.579437839201567,66.375566437736978 4.579437838396333,66.375498391729266 4.579530831133211,66.375417508345606 4.579699897528356,66.375292618977269 4.580837504155256,66.374651691329674 4.58095492223658,66.374589149792925 4.581028324758015,66.374576261562709 4.581140973040808,66.374574425611726 4.581346488001413,66.374589149024118 4.581459009364292,66.374611228180939 4.58154220779759,66.374631458989981 4.581666433515084,66.374705052253319 4.581867052380512,66.374854048615958 4.581950187571824,66.374903688521329 4.582008960875827,66.374925754846899 4.58206277252648,66.374923919036348 4.582170459457712,66.374922083119102 4.582371139563342,66.3748779498126 4.582591410609805,66.374828271273998 4.582933997687348,66.374732610849733 4.583026927294231,66.374693984584653 4.583095495075415,66.374633291628172 4.583227604213462,66.374396013185418 4.583252091515972,66.374279702710382 4.583252089317247,66.374104938539233 4.583286308886473,66.3740184674825 4.583335221594744,66.373922842530902 4.583433175196088,66.373808795956123 4.583570120408745,66.373727856365463 4.583687665828745,66.373678175742526 4.583858959377046,66.373634040290071 4.584113451244082,66.373600919398967 4.584328761541774,66.373602754757087 4.5848014903188,66.373624213656001 4.585202724221104,66.37361316003981 4.585403404589787,66.373592927824632 4.585545375513759,66.373570872571719 4.585628509514362,66.373526724444147 4.585662729717824,66.373491768051068 4.585657894924805,66.373442087207508 4.585599184232814,66.373344586469855 4.585378910272432,66.373166157222812 4.585212511973998,66.373017163424393 4.585021623934903,66.372792746683345 4.584865084706396,66.372640053580398 4.584742766602213,66.37252311485598 4.584551880138579,66.372418279933697 4.584424664759264,66.372337349057489 4.584072215231814,66.372164407982467 4.583871597009426,66.372068751151303 4.5837198933414,66.372022726969831 4.583514378118302,66.371984097142786 4.583436013888202,66.371967574022179 4.58334791776341,66.371951012926317 4.58329410577585,66.371925234144115 4.583171788716971,66.371886603992579 4.583103219918988,66.371864535017124 4.583078794390669,66.37183512220831 4.583108180489582,66.371803835335086 4.583460498149999,66.371622722312821 4.583759069110346,66.371545459879172 4.583827510236684,66.371532570082294 4.583915606045703,66.371525226083492 4.58404282042259,66.371530746336433 4.584238666941689,66.371538077071676 4.584336494961248,66.371554638417379 4.584414795755587,66.37158408942642 4.58449805815123,66.371631912515909 4.584546972368485,66.371655817680178 4.584605745549465,66.371668707144991 4.58467914837633,66.37168159657206 4.584752551057343,66.371683432358125 4.584825889985011,66.371674214505674 4.584909087875614,66.371653980966357 4.584967860447806,66.371620895839968 4.584982489629207,66.371585936829717 4.584967859421589,66.371543621363656 4.584918881228549,66.371492100797752 4.58477213825562,66.371396441291111 4.584591047106423,66.371276863224381 4.584522478133689,66.371241903912193 4.584454036009741,66.371179366897422 4.584449073674464,66.37110577570229 4.584488254935985,66.371049961635052 4.584595941274735,66.371007619678991 4.584762337305486,66.370987385422083 4.584928669901342,66.370980041091968 4.585212548780985,66.370992930418069 4.58567751779087,66.371048097764145 4.58608358684001,66.371121688261596 4.586245149555359,66.371162168141396 4.586357734465435,66.371180553015776 4.586445830273307,66.371173208907308 4.586533989613058,66.371160318870039 4.58661712386276,66.371138248928588 4.586661139512374,66.371101453193887 4.586695359484735,66.371051805511456 4.586705154183844,66.370992927174498 4.586602426124388,66.370808947600082 4.586485005944348,66.370707764723633 4.586323505987773,66.370604758177038 4.586254936779316,66.370553235725041 4.585961255289901,66.370019251354577 4.585966216092117,66.369978769267092 4.586034720529808,66.369945694565189 4.586132547757074,66.369905212153796 4.586284314016029,66.369877594743286 4.586881393235505,66.36980399838481 4.587917233467235,66.369655399785501 4.588142021103092,66.369655006733851 4.588328008829655,66.369686257823588 4.58860699035963,66.369728563165239 4.588709779739242,66.369745125682385 4.588773323302892,66.369746974284595 4.588836930239311,66.36973227280069 4.588900536940221,66.369700983213605 4.588949513657748,66.369645786455195 4.588988694821825,66.369586930068905 4.588978898274311,66.369513308874843 4.588934880822362,66.369421351796433 4.588851681292016,66.369323835474717 4.588753789142394,66.369270474340823 4.588695015909041,66.369253911410908 4.588582494643027,66.369237348592918 4.587970657572825,66.369237349987074 4.587799363549437,66.369237350375812 4.587182819126952,66.369206099699625 4.586913697126726,66.369191373323929 4.586786355451294,66.369177824272995 4.586752134503958,66.369155752844108 4.586742402149848,66.369122664565396 4.586810842293953,66.369041684632094 4.586801046383322,66.36901226847867 4.586698701966954,66.368973849080447 4.58648294646468,66.368966277067244 4.586292125142588,66.368971785917665 4.586115870110702,66.368995706781334 4.585758589867256,66.369069304982006 4.585058850331256,66.36925326110412 4.584911981763537,66.369275370834643 4.584814154168551,66.369288223874747 4.584711365066704,66.369290060217651 4.584637898728092,66.369282715908554 4.58450088856326,66.369253262329281 4.584305104935243,66.369188884510649 4.58403795263573,66.369015934218567 4.584013463190786,66.368964446396319 4.58400372962168,66.368841158737894 4.584077129131253,66.36861300638931 4.584081962568372,66.368561517675218 4.584072166466718,66.368517360920706 4.583959642605223,66.368308618992629 4.583827528670366,66.368166915736907 4.583695352065398,66.368093341306164 4.583455615925148,66.368027086409214 4.583269691211284,66.367946141497725 4.583059213274541,66.367800763914786 4.582907509198407,66.367719818197727 4.582834105608436,66.367648078563946 4.582794922570789,66.36757081725743 4.582809551367667,66.367509448639268 4.582858527912089,66.367441355312508 4.582936890839362,66.367365904040497 4.582941724272922,66.367314412766476 4.582922132701626,66.367272102767245 4.582853690995774,66.367238974143262 4.582760697123112,66.367218737406986 4.582662805654815,66.367209518284838 4.58231525640976,66.367209519049084 4.581955176918401,66.367235303581438 4.581783883324803,66.367261049680721 4.581362997175357,66.367415600374073 4.580883401743297,66.367577520531654 4.58072184000394,66.367601455338573 4.580579932762265,66.367617981804074 4.579821417669466,66.367594074305515 4.579466681070452,66.367612475454209 4.579266001225241,66.367656621578604 4.57906048704568,66.3676860777625 4.578889129689865,66.36770080598501 4.578737363107243,66.367698970069782 4.578605250881867,66.367678733778575 4.578434019880142,66.367627192867189 4.577763596536821,66.367283118755964 4.57740135159725,66.367089918473397 4.577151755582372,66.366953768102576 4.57708324985903,66.366885698855171 4.577078415267755,66.366850733289212 4.577117469763275,66.36683049595635 4.577998489054008,66.366630919487378 4.578184411701901,66.366562861491516 4.578277404839847,66.366529731586837 4.5782823020775,66.366491092859235 4.578248017368708,66.366454290479751 4.578096313988783,66.366419349950576 4.577174836222633,66.366280715135645 4.576827413312158,66.366205261281763 4.576616936521483,66.366133479610312 4.576475028272306,66.366069093660485 4.576357608396264,66.365977073464848 4.576112908552238,66.365715802979707 4.576019913422009,66.365594373924466 4.576010180822252,66.36553916827512 4.576000383682653,66.365412178329805 4.575966162475683,66.365366192348034 4.575897593421636,66.365318344616284 4.575765481111564,66.365287075281273 4.575608880244538,66.365268673505909 4.575134117462219,66.365303642272664 4.574855200991419,66.365347792610237 4.574630032405733,66.365384597146772 4.574463636453368,66.365397452304975 4.574287444870719,66.365399289067767 4.574189553578003,66.365399289267984 4.574067173420742,66.365388271105118 4.573940022499563,66.365358812917492 4.573798050851619,66.365307305168486 4.57364634697396,66.365228187810146 4.573577777848345,66.365172981477087 4.573567981613304,66.365114102057987 4.573587635639441,66.365069939181694 4.573675731015801,66.365036807324984 4.573930222307292,66.364988945638657 4.573976273617126,66.364972379657573 4.573961580054396,66.364946593622079 4.573878381534087,66.364909789077373 4.57376579652409,66.364871148098445 4.573653275450657,66.364858293242506 4.573467288256905,66.364849073418611 4.57331068762479,66.36484723729572 4.573149189225719,66.364843564739715 4.572977895454517,66.364849074414053 4.572522978306353,66.364898228605 4.572459116814816,66.364898773332598 4.572395509583408,66.3648858803938 4.572375918329533,66.364863805157015 4.572366122172245,66.364810421683217 4.572405302303363,66.36466507607642 4.572429726792929,66.364615377694065 4.572483537492192,66.364545465390307 4.572566797889748,66.364446105978573 4.572601081610391,66.364407463986083 4.572635301723354,66.364368821934093 4.572713601578081,66.364333852692482 4.572845776545821,66.364293373844575 4.572899524235138,66.364271285271386 4.572933871605809,66.364236315982595 4.572948500668905,66.364192126240042 4.57301706802953,66.364109319257309 4.57306108289702,66.364013631200976 4.573085506528117,66.36389769053676 4.573119789580852,66.363807549244697 4.573080670592044,66.363757013357372 4.572992510312624,66.363687073617882 4.572875090576455,66.363600604948175 4.572806585116089,66.363549055442562 4.57268420445637,66.363495682066471 4.57250807595425,66.363451529407868 4.572175283068229,66.363390810060579 4.571886570018701,66.363341122457285 4.571744598842447,66.363322731884011 4.571553713843705,66.363304328730308 4.57145092479977,66.363300617830788 4.571191598940172,66.363308002573731 4.570912555148579,66.363335589440865 4.57069724553067,66.36335582994343 4.570369415518452,66.363414726829589 4.569657907991914,66.363492015085384 4.569511039400437,66.363499399536849 4.569423007218634,66.363497563169759 4.569310422557345,66.363482833063301 4.569237019704786,66.36345704561316 4.56919293947827,66.363412892615358 4.568946076831616,66.363111431596707 4.568811291818818,66.362974068784382 4.568644830876783,66.362867344637849 4.568586184529561,66.362813969679777 4.568542039440065,66.362666763410814 4.568537202257422,66.362418314319569 4.568473592247226,66.362176601443693 4.568434408136634,66.361999916367751 4.568316924560674,66.361887652672294 4.568272907699761,66.361823242956405 4.568248289263058,66.361619423204871 4.568303370816346,66.36144688873847 4.568327921074787,66.361281243949733 4.568358450817983,66.361150128277487 4.568376832532482,66.3610926073992 4.568456340109361,66.360995995743039 4.568621653010053,66.360855669303362 4.568737861221822,66.360710718645961 4.568835813514894,66.360510601123252 4.568872512731615,66.360349561051947 4.568786832201409,66.360201086322476 4.568688939023448,66.360044554183276 4.568684867158279,66.359964292511762 4.568719850317358,66.359909175724638 4.568831479892904,66.359851436458285 4.569159627268824,66.359756960345408 4.569480777796755,66.359657214107955 4.569871705410804,66.359573251384987 4.570004452360855,66.359504984342649 4.570081225274747,66.359447244211751 4.570116144637793,66.359379015032999 4.57006729356795,66.359310785843562 4.569927547810448,66.359221527855397 4.569369075368887,66.358995810311853 4.56913869008705,66.358940691944909 4.569026932412258,66.35892758068897 4.568873448644925,66.358922323741425 4.568266002167491,66.358953805224346 4.568063477571102,66.358961697859968 4.567805105993642,66.358966955643766 4.567400247293181,66.358956441952017 4.567051171674568,66.358924949761288 4.566890563406253,66.358877710666363 4.566799859298849,66.358835728625436 4.566751008301866,66.358770094937796 4.566730080481832,66.358680860118824 4.566757939491,66.358612603540593 4.566876692104709,66.358481372393982 4.567016243966224,66.358331758664747 4.566995316767924,66.358292385265756 4.566932472594234,66.358255646927006 4.566792855078498,66.358242535365235 4.566278974315419,66.35825305121638 4.565867119302184,66.358274056319217 4.565573891151019,66.358280644490776 4.565057338837938,66.358285864910385 4.564945581484048,66.358296392594582 4.564847817667435,66.358306869572687 4.564749417972862,66.358333030039176 4.564449830679028,66.358467062006852 4.564205517401512,66.358564228451613 4.563786666652152,66.358671858819733 4.5633816823091,66.358787380967712 4.563172225229372,66.358850418135773 4.563039604895896,66.358871422164214 4.562955834453118,66.358868800020431 4.562809219926634,66.358834646984761 4.562620624352017,66.358763756263613 4.562494936127817,66.358695487544381 4.562439152144881,66.358640380821996 4.56241122765121,66.35855370455657 4.562390298651651,66.358359397548753 4.562376304242856,66.358285870119033 4.562292533094276,66.358222870100292 4.562124927877572,66.358154599989334 4.561887609440681,66.358088964878746 4.561754925147215,66.35807845024928 4.56151760739685,66.358070558200225 4.561468757079418,66.358057446352277 4.561398852542753,66.3580180726169 4.561315144367356,66.357899862121954 4.561273162958927,66.357831603561749 4.561259231797651,66.357726592857503 4.561363991535507,66.357645170717745 4.561363990298158,66.357540121199975 4.561273159194112,66.357511274484651 4.561042838051558,66.357487634890248 4.560744775460305,66.357462133079636 4.560577106889358,66.357412268771043 4.560430555622342,66.35734397107386 4.56027694370994,66.357252083628055 4.56020716594392,66.357173320766591 4.560144319932026,66.356973745478598 4.560095468861006,66.356894956365934 4.560004637375162,66.356831940197665 4.559872079811655,66.356776791518001 4.55984415595559,66.356742635408096 4.559865082189567,66.356703259438802 4.560179171973358,66.35658192535729 4.560737766055827,66.356387614652832 4.560961216606119,66.35632721918229 4.561226456927401,66.356266798145271 4.561352143503606,66.356201157402722 4.561456903228444,66.356122378237103 4.561512749164738,66.356040988988028 4.561533674908245,66.355962196810864 4.561477826796611,66.355862385588651 4.561373065061096,66.355773115255275 4.561135746081709,66.355654945158875 4.560898299928978,66.355539409827529 4.560639990202001,66.355381822654707 4.560381680080385,66.355190114224797 4.560123305227037,66.354902833663914 4.559844131619285,66.354674339896562 4.559774353707867,66.354582429846701 4.559760359273778,66.354506268588281 4.559837131851473,66.35442223861962 4.559948760966596,66.354332924735118 4.560088441368667,66.354296180205168 4.560186204668868,66.35424890654501 4.560151283764383,66.354191116541571 4.56003259252207,66.354133364578502 4.559809204293005,66.354078197477278 4.559606742939742,66.354038817753761 4.558817823402985,66.353810304422467 4.558752943973727,66.353780110275551 4.558585403095137,66.353761738065813 4.558382942166552,66.35375648010276 4.558215401783862,66.353780111293929 4.557978021142016,66.353816894768329 4.557768627700856,66.353866766929997 4.557545177338238,66.353935087455014 4.557356647207246,66.354005992527533 4.557154123606265,66.354082130362258 4.556930736835539,66.354150437624384 4.55672134370498,66.354229197818498 4.556397140393871,66.354338367003876 4.556125221582477,66.354412882138419 4.555911439201292,66.354460320398786 4.555688051961647,66.354489183865539 4.555590288040849,66.354483963858669 4.55519929476905,66.35435527150554 4.5549759059603,66.354242352930825 4.55484322084882,66.354147805942958 4.554689608594894,66.354011217664805 4.55459190788465,66.353969214809112 4.554375516587355,66.353921941111693 4.553090909581939,66.353785391603665 4.552838135319623,66.353754032040342 4.552173632527799,66.353637436988194 4.551914496953299,66.353546385079923 4.551474652865449,66.353336290073628 4.551335034288852,66.353204955811876 4.551258259100385,66.353050027231973 4.55132141619674,66.352619739193884 4.55128655826211,66.352493203445846 4.551118571481938,66.352405492477828 4.550832339560834,66.352326689426107 4.550546107565754,66.352240036144494 4.550015497716066,66.352140223593437 4.549652428552363,66.352048304752387 4.549296419250986,66.351906484658059 4.549059037512294,66.351830334666303 4.548793732514008,66.351769916430669 4.548374880713698,66.351733137435247 4.54812007141313,66.351726295114972 4.547757003139009,66.351715790833367 4.5476430829854,66.3516957886619 4.547583100996914,66.351627823711752 4.547604471965706,66.351533912874004 4.547697336764107,66.351408714667727 4.547829446966153,66.351279302343812 4.547893689347258,66.351222386043432 4.547950807304874,66.351121358276345 4.547936494752443,66.351023200449134 4.547929370606723,66.351006150152116 4.547858002471997,66.350888052328116 4.547747325646796,66.350805550259878 4.547636649201222,66.350760025506489 4.547475978035032,66.350742943601489 4.547375987925269,66.350734428020957 4.547229628627086,66.350748652844956 4.546954720587144,66.350839715790968 4.546822609256585,66.350856753753817 4.546661938334458,66.350863863103697 4.546511953284135,66.350862450397216 4.54629772520956,66.350853935037193 4.546119180626616,66.350848226504681 4.545937073862868,66.350822647981417 4.545765716454259,66.350775697726178 4.545576484928069,66.350669010388188 4.545362255388698,66.350509681735701 4.545241083447375,66.350424365164002 4.545083782593005,66.350317587573755 4.545040974317068,66.350230831897434 4.545073095010351,66.350151140742113 4.545133775035927,66.350055849344486 4.545301568556951,66.349912135247152 4.545508671311655,66.349788360791308 4.545662154029633,66.349721486526661 4.545712148592131,66.349677416915128 4.545737145681358,66.349636135281045 4.545740707566891,66.349626174456887 4.545730021372169,66.349602026442938 4.545655028490302,66.349563615241422 4.545094459160412,66.349361585049692 4.54465169045411,66.349227828922864 4.544344659177035,66.349131108880044 4.54415542806819,66.349059975250327 4.544026877729841,66.348970306877121 4.543955510266287,66.348911985174595 4.543859081784229,66.348862205103742 4.543566361920742,66.348748400100078 4.543359257280883,66.348674394912933 4.54296292150439,66.348522157289906 4.5428915543696,66.348496582553025 4.54251659096724,66.34839126720621 4.541923901064156,66.348257569479159 4.541220598343769,66.348065452365958 4.54063585965541,66.347962594192452 4.540199388774666,66.347884778572094 4.539303549243735,66.347801646745054 4.539228619983438,66.347756851550216 4.539222767765223,66.347713329889444 4.538464828704581,66.347719642504543 4.538310391462515,66.347738678704587 4.538037136890603,66.347786364033041 4.537751987793357,66.347829195256011 4.537514353085625,66.347881613977421 4.53733606327201,66.34790069444027 4.537157900427032,66.347891151410522 4.537015357251953,66.347862534433347 4.536896539349403,66.347824405774674 4.536753996177914,66.347795795057337 4.536587727858053,66.347791017289694 4.536350092704863,66.34779100493769 4.536124415518647,66.347776664918172 4.535851160418927,66.347762331289445 4.535708617532705,66.347767096804944 4.535577842108013,66.347795676238519 4.535387721696742,66.34784809495018 4.535304587791642,66.347876674227237 4.535280799145664,66.347914822009969 4.535280736045546,66.347976796140316 4.535221327606241,66.34801969008457 4.535138193580917,66.348033967010025 4.535066890311701,66.348033967103405 4.534971861729449,66.348038738838184 4.534864938860513,66.348067330601239 4.534734227108192,66.348105414864563 4.534651029704154,66.34814832762865 4.534544106984257,66.348195967573005 4.534425289706653,66.348234089644649 4.533926231107492,66.348321606987525 4.533854991653904,66.348348449443876 4.533748005091715,66.348367478746255 4.533605398994645,66.348424661390837 4.533462793006242,66.348496177487561 4.533439004342904,66.348534305315965 4.533343975973906,66.348567629983179 4.533248947308865,66.348562883938584 4.533106341053985,66.348600973793197 4.532975692921563,66.348643892099659 4.532928115292642,66.348681981712559 4.532916221104869,66.348720115579894 4.53286864376725,66.348796402179744 4.532844918704211,66.348834491531477 4.53279734103603,66.348867847422341 4.532601559749205,66.348946174129907 4.532488466754182,66.348944121219134 4.532369649050085,66.348929781700051 4.532298345771535,66.348929781786666 4.532203317353238,66.348958372509216 4.532084500150537,66.34901077600847 4.531977577248669,66.349039366652249 4.531906210397721,66.349044131820676 4.531751773141279,66.349067951068875 4.53163295572028,66.349091763914686 4.531573547344256,66.349148957470959 4.531561653179999,66.349191868354936 4.531549695513828,66.349249042616975 4.531549696006278,66.349315797489325 4.531537802016331,66.34938251417941 4.531454604810929,66.34945873543937 4.531335787519655,66.349501652255952 4.531276315388093,66.349539753249942 4.531181287092679,66.349587434878686 4.531109984118115,66.3496302880543 4.531062470211011,66.349687467694679 4.53102678714412,66.349739926595817 4.530967378648555,66.349782779496635 4.530789152505268,66.349820918218512 4.530705954973253,66.349854272834833 4.530610926564326,66.349887627420173 4.530480214671858,66.349916217085763 4.530408911381989,66.349916217167532 4.53031388273318,66.349916172921994 4.530242579781437,66.349963860140932 4.530171276794208,66.350006719007155 4.530171276895348,66.350021026373554 4.530123762738397,66.350044838226509 4.530004881682768,66.350068669146495 4.529909852898317,66.350049609696683 4.5298385495402,66.350040048311598 4.529743520856889,66.350035283525216 4.529612872431589,66.350044826130357 4.529505885890472,66.350073415585882 4.529387068505091,66.350106769902297 4.529303934534802,66.350135359259895 4.529185117212291,66.350178211546933 4.529125708599516,66.3502068007963 4.529030679817065,66.350187766794008 4.528947482171724,66.35020680099268 4.528816770362278,66.350249716531607 4.528638607701764,66.350273521971459 4.528424698143308,66.350321132626462 4.528270197200762,66.350340192144031 4.528163274063767,66.350340179586667 4.528008836758874,66.350364022928815 4.527711793053521,66.350416436334825 4.527569250384714,66.350464052972853 4.527402855139421,66.350511688553368 4.527141494749433,66.350545029754969 4.526963268437433,66.350564089120581 4.526773211339157,66.350597430175412 4.52666628819891,66.350597417613187 4.526381075076999,66.350606953813326 4.52614350352649,66.350621216725131 4.525965277240102,66.3506450281333 4.525739536742768,66.350687930332043 4.525644444685608,66.35072128379251 4.52551379644776,66.350764135075281 4.525347464697675,66.350797513848505 4.525181132887316,66.350821312400797 4.524979117508088,66.350826083678555 4.524836574548785,66.350830804207689 4.524563255958076,66.350849882443228 4.524468227271003,66.350845111459279 4.524254381240388,66.350887943596632 4.524076154771693,66.350883179034199 4.523874202942289,66.350878389148022 4.523695976502684,66.350878389315682 4.523541539142044,66.350897467394816 4.523327692966964,66.350916507497388 4.523232664280885,66.35091171751445 4.523090121265934,66.350906927574101 4.522959409155809,66.35090692769414 4.522852485986665,66.350902150391391 4.522769288232908,66.350906927867825 4.522567273094166,66.350954549941093 4.522472244515913,66.350968875859792 4.522353426889063,66.350968863294582 4.522270292767312,66.350978348447271 4.52216336978317,66.351006943148732 4.521997038010318,66.35104029623696 4.521925734869459,66.351068884499327 4.521806917319584,66.351083210371726 4.52169999417523,66.351083197793713 4.521450528118435,66.351097460410855 4.521296027191243,66.351126048678879 4.521117800926379,66.351159407950348 4.521022772417869,66.351187983423173 4.52095140568897,66.351221348855518 4.520927616896966,66.351254669850775 4.520868208258009,66.351288035183956 4.52079696861468,66.351297564553718 4.520701876470248,66.351321375219442 4.520583059137382,66.351378551044334 4.520499861624903,66.351430981088455 4.520464242050567,66.351483417318789 4.520392875561641,66.351564396752082 4.520369086838691,66.351612061764115 4.520310950673113,66.351711832971134 4.520212296603532,66.351749062603233 4.520186281615573,66.351792526597436 4.520095769158183,66.351816976707696 4.519973389691281,66.351848427920274 4.519869519832142,66.351881507385684 4.519775000146534,66.351907471672902 4.519668077084359,66.351926517232116 4.519359138678058,66.351964621054108 4.519252215637408,66.351988443762991 4.519054080251227,66.351995318263903 4.518887875331003,66.351964266623767 4.518513930427517,66.351947717782991 4.518591849431791,66.35206773670869 4.518784706063527,66.352186810943437 4.518954346016109,66.352269986410491 4.5192544434799,66.352311561198192 4.51977627458793,66.352363538967523 4.520258987581999,66.352436310390658 4.520559085685537,66.352597451513461 4.520598204671651,66.352742993548915 4.520533008336434,66.352883326984355 4.520428630392913,66.353070460254628 4.520352493904383,66.353258365033767 4.52029817438078,66.353408312779791 4.521002687268658,66.353974871755966 4.521302785625815,66.35416718511901 4.521785499836739,66.354437457730626 4.522176874126639,66.354624572654458 4.522398672251874,66.354780492332651 4.522503051833992,66.354900035220666 4.522516091893491,66.355019577617924 4.522450832287007,66.3552222726575 4.522411714894688,66.355383396169515 4.522346454917204,66.355518520212868 4.522346455662482,66.355658863409261 4.522398678432738,66.355939522062627 4.522503058964962,66.356235760968431 4.522607438951533,66.356428057161949 4.522711755225494,66.35659956161237 4.523481594238283,66.357399904187488 4.523982882882597,66.357831021663358 4.524307470440845,66.358071509235543 4.524407842825806,66.358184638864742 4.52464509793394,66.358399925758661 4.524761945349209,66.358661095290685 4.525203444363243,66.3592248122294 4.525546097324093,66.359629017535681 4.525641317303984,66.359692204074477 4.525799890036864,66.35979330473306 4.52621225522022,66.360008096289405 4.526846799726815,66.36024814466758 4.527164008649363,66.36041240241029 4.527322581792284,66.360576646557391 4.52760811535665,66.360892515219987 4.52770327369077,66.361284178973136 4.527830170213545,66.361385247906213 4.527925326854574,66.361486329128525 4.528306015482706,66.361625295906862 4.528718444015448,66.361764287215365 4.529003913091127,66.361915893798781 4.529225966618831,66.36216857808941 4.529772735421735,66.36267567420181 4.530194516923673,66.363246381161645 4.530528392427134,66.363626849422388 4.530862267180419,66.36388050427783 4.531705763956152,66.364549820623282 4.532022146683558,66.364775273560141 4.532689894987267,66.365057083435829 4.53367402534393,66.365437523547143 4.534658091977135,66.365782724878017 4.534999535699208,66.365958458392129 4.535114983922398,66.366177262702422 4.535150159736101,66.366346332329428 4.53518985139053,66.366476356848324 4.534999730800364,66.366605747725814 4.534880341507119,66.366776954865031 4.534775837442034,66.367130509776203 4.534857892449355,66.36742514754657 4.535161998898001,66.367600590991685 4.535415600322922,66.36761768673847 4.535575572321754,66.367657843160003 4.53567403646736,66.367722909006417 4.535748648073307,66.367803677597394 4.535921659897635,66.367900173978597 4.536169346625861,66.368029189801888 4.53633943232723,66.36809425460747 4.536551307726122,66.368138006626992 4.536867562242409,66.368171678368398 4.537249586423478,66.368199727434842 4.537512156430187,66.368209807224559 4.537677598326227,66.36820044878047 4.537862567483933,66.368175780230885 4.538008799817851,66.368133142270693 4.538092315489805,66.368075941311105 4.538277410943746,66.367919989882409 4.53834000010766,66.367894194132916 4.538384843011793,66.367884063224324 4.538465369514196,66.367879605554918 4.538587622379323,66.367894193854539 4.538799561440597,66.367943556163794 4.538850319935666,66.367952521894892 4.538927856946779,66.367953636198578 4.539029373763322,66.36794691174245 4.539100995167089,66.3679267006369 4.539420238028399,66.367792086330965 4.539519592055816,66.367764859414464 4.539585679728867,66.367756691291859 4.539644516266173,66.367758096887982 4.539758818221729,66.367768506265193 4.539866123617911,66.367808903100979 4.540227285605352,66.367962600489335 4.540313727867527,66.367999628540687 4.540394318248539,66.368032173665156 4.5404808240624,66.368061350253271 4.540549456096588,66.368063578946391 4.540636088896406,66.368061350071301 4.540809099944297,66.368040024547881 4.540874806029397,66.368038910082646 4.54094044850748,66.368037795617326 4.541018049112686,66.368036643147207 4.541116512983099,66.368055726916069 4.541235840086262,66.368090513355227 4.541310451725012,66.368165658194769 4.541325400089804,66.368261051641639 4.541314778732935,66.368399614035624 4.541326737266387,66.36845459807715 4.541377368705105,66.368483774215179 4.541484801220459,66.368508467457985 4.541586318121662,66.368511823101173 4.54170857072678,66.368488269282906 4.54193240363031,66.368440021906935 4.5421084678021,66.368415353584169 4.542317353268974,66.368397384092106 4.542469501309651,66.368389532650227 4.542603775866935,66.368395155001039 4.542753061709102,66.368403006075255 4.542902284030345,66.3684220895002 4.543060347811845,66.368451252880007 4.543173823169707,66.368497233103881 4.543267962140896,66.368564170926035 4.543336594845082,66.368652787988069 4.543381311858143,66.368815446055649 4.543414133415025,66.368855841290525 4.543464892097433,66.368887245660488 4.543536450258335,66.368914179907151 4.543617040477748,66.368922030901501 4.543730388235796,66.368916408366019 4.543849778588045,66.368900706025443 4.544025842649998,66.36886034859323 4.544172075028477,66.368824448544387 4.544236381690067,66.368813216290675 4.544318243894405,66.3688008696559 4.54437663520309,66.368803123616971 4.544528847204484,66.368839023323972 4.544618342538282,66.368862576555799 4.544716869962801,66.368871541892602 4.544830217747711,66.368869313048037 4.54495259757802,66.368846873907572 4.545048071545408,66.368815443976885 4.545203653921821,66.368749532224854 4.545300591368073,66.368783519944998 4.545361145531581,66.368812657695543 4.545476210995231,66.36884664530676 4.545554956763556,66.36887335164991 4.545621553542934,66.368895208026245 4.545619072409639,66.368837768296089 4.545572320631726,66.368764993443094 4.54557232011151,66.368699727576839 4.545619070687763,66.368621937574972 4.545674281308516,66.368582364960062 4.545754298711691,66.368546021377611 4.545863639650369,66.368593989553233 4.545960005069782,66.368681998641264 4.546046129533849,66.368742819680122 4.54614936421822,66.368793256794945 4.546256160806545,66.368832081745381 4.546356024172654,66.368864410484449 4.546445583099812,66.368885114498312 4.546535078305409,66.36889159787367 4.546638376204413,66.368892902035128 4.54678295486315,66.368865714225919 4.546968814448876,66.368830789180222 4.54701709205947,66.36881138924187 4.5470583728069,66.368781630864561 4.547085977725467,66.368714326235335 4.547103150934843,66.368628951057985 4.547113454695953,66.368557771091361 4.547144431031278,66.36852024985167 4.547196079674826,66.368484020182407 4.547292507780807,66.368458123645752 4.54739580562143,66.368452982213498 4.547512842632013,66.368452982057818 4.547574795961989,66.368458135933707 4.547671224475419,66.368481423579524 4.547729552453414,66.368516716025624 4.547803973343209,66.368590719894925 4.547861601674047,66.368629532558131 4.547919229937765,66.368660215397668 4.548020110899182,66.368677348546385 4.548327523932521,66.368682755309266 4.548529221820554,66.368665609093668 4.548673291661103,66.36864396751011 4.548848656158333,66.368619590612354 4.548962830834712,66.368617032489126 4.549104483881266,66.36862787199891 4.549224574168704,66.368643219630599 4.549334932643822,66.368666697030307 4.549438294410712,66.368698266182037 4.549668743774614,66.368806624345666 4.54992495420079,66.368936939736159 4.55019388603371,66.369065127050462 4.550366770770625,66.369145460634982 4.550558864576818,66.36919421264237 4.550676537755931,66.369203253799029 4.550834983035545,66.369207748911194 4.55099107464139,66.369187880580242 4.551144812650707,66.369152690086864 4.55132246717471,66.369146371030396 4.551561502421777,66.369127414263744 4.551635986330633,66.369129212297082 4.551693614474544,66.369143660636198 4.551748825629356,66.369167137641114 4.551806517540342,66.369199617953683 4.551832914791034,66.369234833454271 4.551811288964522,66.369300718445402 4.551792143574782,66.369339542779045 4.551626384484557,66.369450013411608 4.551614299320507,66.369470755065322 4.551621614317603,66.369491522000047 4.551640760216611,66.369510465464018 4.551691200770549,66.369525837974606 4.551746538911174,66.369523102742576 4.552159539537464,66.369502360563629 4.552217103982428,66.369505969368262 4.552265191019827,66.369515010508039 4.552320402122889,66.369532143130201 4.552361238072971,66.369554720737497 4.552402074159471,66.369592632877286 4.5524308255647,66.369705482700368 4.552430825772582,66.369728921269768 4.552433242954121,66.369741571246877 4.552450035313577,66.369751498730736 4.552493288222178,66.369761438835596 4.552546082210254,66.369773177015546 4.552603773856082,66.369774975025749 4.552658984769534,66.369770479715243 4.552789697128691,66.369747003009593 4.552924734716395,66.36971761281734 4.55297988202239,66.369713117496133 4.553032675954655,66.369718511710417 4.55308318004841,66.369725754673496 4.553145578675762,66.369733858677094 4.553210458085451,66.369753726264207 4.553268022720816,66.36977811440245 4.553342507093971,66.369830461518518 4.553378509145584,66.36987921241105 4.553431303388456,66.369918934787592 4.55349134875884,66.369949603379709 4.553544142864673,66.36997399133422 4.553609085876817,66.369992972354851 4.553683569879492,66.370003773368481 4.553774782434118,66.370001975160051 4.553894808879281,66.369986628020371 4.553959688064882,66.369981221030812 4.554012481943719,66.369980321915065 4.55406056893852,66.369983918000315 4.554142176953794,66.369996580396034 4.554301131230512,66.370013142723437 4.554514787630761,66.370032072845589 4.554710379524038,66.370040721039842 4.554819783870499,66.370056447685613 4.554942291309098,66.370075428557442 4.555107924458645,66.370105210428918 4.555232785461567,66.370134979662581 4.555302499063632,66.370159354748083 4.555374629852769,66.370196379557967 4.55546348950944,66.370255069632094 4.555487469827155,66.370302882702745 4.555489887355665,66.370352531752474 4.555484989834237,66.370376906737164 4.555497075358189,66.370395887529398 4.555530660114721,66.370418464368498 4.55567714783088,66.370479812913644 4.555746797880866,66.370509632433155 4.555792404296922,66.370523180972157 4.555854866544135,66.370531272053043 4.555950849633167,66.370528562190088 4.556046959903186,66.370522268910946 4.556171820523472,66.370509631799052 4.556277471714893,66.370487953854393 4.55631595394291,66.370480710980658 4.556361496626705,66.370480710912275 4.556397498279716,66.370484370253266 4.556428729433189,66.370491549709953 4.556467211813634,66.370500590505614 4.556534381089412,66.370519533134697 4.556597988547049,66.370557583065292 4.556667576001904,66.370694765171891 4.556703641635282,66.370738120314272 4.556754018790928,66.37077333361843 4.556828503005282,66.370804912813284 4.556902923494627,66.370823855201436 4.556998970273001,66.370829287094423 4.557095017025969,66.370831983974696 4.557229545865061,66.370812154929823 4.557328009423935,66.370786868553338 4.557500892994747,66.370729990013587 4.557544145791272,66.370726381236963 4.557582564533465,66.370731787913186 4.557623336815808,66.370745323676118 4.557731405655268,66.370784132922466 4.557784199887286,66.370819346157873 4.557810660786574,66.370855458391659 4.557808307864112,66.370912311063734 4.55781307898031,66.370973709261193 4.55781066238163,66.371023369653713 4.557829872181888,66.371071206591338 4.557945128963961,66.371145228180865 4.558032843600027,66.371190848947521 4.558105165078091,66.371211373783609 4.558196822991492,66.371218616248669 4.558322128738195,66.371191468938648 4.558558365421005,66.371178756015993 4.558698237472614,66.371180591778284 4.558780163499434,66.37118782160411 4.558862153273329,66.371209574631138 4.55892474294868,66.371238557606773 4.558963416507757,66.371283849070068 4.558963416995702,66.371334585101764 4.558920037415268,66.37138347247317 4.558794605179927,66.37148674219344 4.558789771333998,66.371517535582171 4.558804210685831,66.371573702995235 4.558871762029479,66.371635289402633 4.558973024988886,66.37168059271481 4.55910806303213,66.3716950647826 4.559233368996705,66.371689658062223 4.559460064405646,66.371653407359787 4.559619145765608,66.371649798535131 4.559768622661996,66.371667917157197 4.559927704304369,66.371693278219027 4.560149439222213,66.37174578570513 4.56055926127668,66.371888911714592 4.560617080660823,66.371941431708365 4.560646023009308,66.372055005336435 4.560723115458552,66.372118439116946 4.560824505811519,66.372180062117266 4.560882324968207,66.372209031316444 4.560930475701387,66.37222354119605 4.561017235922335,66.372234404528527 4.561079952420909,66.372221743043809 4.561142668154096,66.37213111255673 4.561200486029342,66.372029605534919 4.561253534010942,66.371993355589339 4.561325854949558,66.371957130883672 4.561436785480468,66.371928110480084 4.561581364357195,66.37191725931001 4.561716402381344,66.371928110035043 4.562006260572153,66.371982478156383 4.562237663896079,66.37204411394255 4.562329322411554,66.372109370974954 4.562396746324345,66.372145620561511 4.562473902018661,66.372170968603797 4.562551057677577,66.372192720781825 4.562613774410869,66.372203596824903 4.562715100559846,66.372203596661734 4.562811465116857,66.37218005895474 4.562859679225663,66.372170967982285 4.562951337183345,66.372180058728731 4.56302365855691,66.372187300937668 4.563158569250046,66.372185477476364 4.563235724655768,66.372181843526732 4.563346655610375,66.372194555398949 4.56347196181243,66.372210863077626 4.563582892694661,66.37221630729627 4.563679321115563,66.372218105056618 4.563727535206318,66.372207228839912 4.563775685652834,66.37219271879566 4.563915557056585,66.372127474263294 4.564045696845906,66.37208942640045 4.564397634418384,66.372026004501961 4.564667646365423,66.371996983904751 4.56478818183029,66.371993349852588 4.564899112769854,66.372004225899005 4.56500037554004,66.372026003501162 4.565120911476857,66.372067659565104 4.565169062448715,66.372103934564961 4.565207672426834,66.372147426543222 4.565183502395886,66.372212670836845 4.565173898133341,66.372252554215308 4.565188400896856,66.372285169871489 4.56524622009624,66.372315962179812 4.565332980577885,66.372350413525353 4.565458286849051,66.372372165463958 4.565602993126009,66.372377596925446 4.565810225042422,66.372366720509049 4.566007979344865,66.372341346883886 4.566162226521816,66.372330470538984 4.566297264326496,66.372317796310682 4.566355146795927,66.372315960318147 4.5664226976069,66.372319594009056 4.566552837968565,66.372335901590944 4.566926085364146,66.372406576419039 4.567065957775131,66.372437393760066 4.567152718038803,66.372450067552208 4.567244248722669,66.372451903280819 4.567398559666182,66.372455511479998 4.567470881112259,66.372468210609725 4.567668509038069,66.37252074181086 4.567863910951464,66.372595126150458 4.567978976753322,66.372641238009933 4.568140157433795,66.372659685063837 4.568278185117931,66.372678132143704 4.568416276311097,66.372687361889618 4.568623381348431,66.372705808828798 4.568811149498649,66.372694742658055 4.569004006163258,66.372678434752672 4.569167985285553,66.372671166959222 4.569423558805981,66.372674800266111 4.569654897651492,66.372645818441669 4.569852524692741,66.372615000768718 4.570021401386067,66.372591412656661 4.570166043979694,66.372587829279453 4.570373339725152,66.372595071121211 4.570431222141607,66.372587828809031 4.570469704139379,66.372558796576115 4.570516073181531,66.372508075588158 4.570554680722245,66.372328665002428 4.570588392081517,66.372290617592682 4.57067038107483,66.372236249519105 4.570887343881874,66.37213475526427 4.570998210854956,66.372111154136803 4.571094639130439,66.372098479850337 4.571186297013096,66.372098479684894 4.571287496047879,66.372105721852947 4.571379090569004,66.372127474050373 4.57157678208161,66.372174612188715 4.571755264200612,66.372218103791582 4.571856463362332,66.372236247379064 4.572316470682722,66.372279738360959 4.572851661819247,66.372337701034539 4.57345911076831,66.372402943684847 4.573578628608166,66.372404640077917 4.573666470114984,66.3724083749985 4.573859326950815,66.372406576735969 4.574023242453106,66.372397510938754 4.575069387572087,66.372263425403162 4.575378008855399,66.372214475905139 4.575575763229334,66.37219455914358 4.575763722188505,66.372181846729248 4.576028900307641,66.372176414475462 4.576248853878104,66.372181845801151 4.576403037792284,66.372198153400987 4.576509135009727,66.372239847171599 4.576692388587388,66.372355850157888 4.576759876117766,66.372384831786931 4.576880412162398,66.372426525219225 4.576972006672892,66.37244463068167 4.577097312842669,66.372451910675679 4.577463817124662,66.372442831828621 4.577719390277211,66.3724120137515 4.577849530504723,66.372412013498064 4.57795079319701,66.372421091449809 4.578037553569355,66.372439196923906 4.578148421251104,66.372473648038962 4.578244850264728,66.372520747720188 4.57824962130833,66.372562441150734 4.578206241935918,66.37262044222787 4.57806032872151,66.372751814706419 4.578042392501594,66.372834251201084 4.578074705465858,66.372878109098309 4.578272334889138,66.373043005854754 4.578315715780059,66.373110070889709 4.578286838743593,66.373160803303847 4.578171137937099,66.373211561105066 4.577746879395392,66.373311215624454 4.577655222001769,66.373354705761585 4.577621574508028,66.373412704984162 4.577616678355954,66.373546807749975 4.577732381700449,66.373708091983843 4.578040942696846,66.37393098103081 4.578260579485398,66.374036037476131 4.578387031621691,66.374127648284897 4.578396064769633,66.374205712367782 4.578350968580578,66.374314287742607 4.577998715498836,66.37460268923715 4.577917426735777,66.374704515104696 4.577926396662787,66.374816455796505 4.5780980744913,66.374992898436346 4.578143173887742,66.37515575599113 4.578070981055401,66.37526770748039 4.577917434364935,66.375355946806508 4.577570076889121,66.375468619519097 4.577572875605294,66.375468657493144 4.57757039492544,66.375468657497777&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TUMBACO&lt;/SimpleData&gt;</text:p>
          </table:table-cell>
        </table:table-row>
        <table:table-row table:style-name="ro1">
          <table:table-cell table:number-columns-repeated="2"/>
          <table:table-cell office:value-type="string" calcext:value-type="string">
            <text:p>&lt;SimpleData name="PARROQUIA"&gt;Tumbac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7757039492544,66.375468657497777 4.576697259225823,66.375467937509043 4.576420377044426,66.375454581974509 4.575617398979562,66.375356482767288 4.574964788886035,66.375310402202047 4.574774857826975,66.375305984263207 4.574656230572271,66.375316378199727 4.574525709426126,66.375384741422906 4.574135229061186,66.375749126359736 4.573945299764143,66.375904776132188 4.573676370318214,66.376057931162379 4.573217446809486,66.376264558738882 4.573150150886637,66.376307676566881 4.573122482298053,66.376356744124905 4.573126426620312,66.376419167067553 4.573174005280502,66.376464525116361 4.573177949634438,66.376529922706624 4.573181894052186,66.376601269941688 4.573185838791145,66.376702391263308 4.573217452073162,66.376749938852811 4.57328474882299,66.376782662501697 4.573407320212637,66.376815348034626 4.573537905931263,66.376831690664545 4.573652653204931,66.37682427225208 4.573743547882539,66.3768257532045 4.573846400937073,66.376848070950359 4.573933415674517,66.376858476540122 4.574063937546589,66.376852539216358 4.574245981041034,66.376828739864976 4.574487242316152,66.376758873959162 4.574827348737252,66.376651815110762 4.575266427527435,66.376509119923952 4.575586879293553,66.3764005915571 4.575915090793328,66.376262363879022 4.576037724866789,66.376211814812081 4.576128746455763,66.376186546516024 4.576227655418161,66.37616868392989 4.576350226402785,66.376164227598181 4.576468917484526,66.376171671109716 4.576579657804323,66.376191014461483 4.576680730221007,66.376244500137545 4.576763802363845,66.376347103902859 4.576779641630568,66.376442238407307 4.576751973868699,66.376562665726027 4.576625397065117,66.376694941597222 4.576423636703788,66.376839901286601 4.57619815034537,66.3769395029842 4.576008347314144,66.377012317846138 4.575755191555305,66.377088170752472 4.575616782959106,66.377146123536733 4.575513930860581,66.37721153220032 4.575430860709657,66.377287333562862 4.575379467132384,66.377380996194717 4.575363566820518,66.377516267656787 4.57542692037074,66.377588232258205 4.575573217854982,66.377674475455791 4.575731473199599,66.377733907416271 4.575869946432405,66.377768098051462 4.576039968801929,66.377799339136047 4.576221949177768,66.377817162082692 4.576395978524658,66.377823098641358 4.576486936795274,66.37782161742777 4.576593733109085,66.377806756078272 4.576676740150885,66.377775552529968 4.576767761433851,66.377720550741358 4.576795430050301,66.377674473287158 4.576783598549806,66.377623939969183 4.576684687941683,66.377496074646402 4.576660962111556,66.377464870901434 4.576657018034674,66.377426211070926 4.576668848524292,66.377386070074706 4.576704531776302,66.377351878609147 4.576775644282522,66.377322142937302 4.57686666582219,66.377290938769562 4.576933834914962,66.377282026828595 4.577068427746064,66.377283520328902 4.577230626382459,66.377310268144399 4.577289908351104,66.377316205024812 4.577345310248061,66.377319192406134 4.577420493964757,66.377320686010734 4.577942581472814,66.377292417905579 4.57823428394646,66.377282834635125 4.578431974879805,66.377263504220707 4.578740532877525,66.377220400241157 4.579001639856854,66.377172827683381 4.579116323385698,66.377152028900738 4.579207345192448,66.377144572636652 4.579345754358337,66.377137154258989 4.579448607326849,66.377149040783308 4.579535558515024,66.377162433740409 4.579642355216454,66.377181725696403 4.579757103077147,66.377223373193843 4.579852069142819,66.377268577794709 4.579927253537383,66.377328061498716 4.579962810803887,66.377400862174099 4.579958868483324,66.377515335254984 4.579891573476713,66.377637213247041 4.57983623636242,66.377736811481967 4.579749159218699,66.377833459934891 4.579729441669294,66.377892891839934 4.579745216681655,66.377930082544339 4.579804626199087,66.377964273050281 4.579863908468258,66.377995476109191 4.579946979779959,66.378022223306232 4.580041945382954,66.378026691568692 4.580131249886798,66.378026071139104 4.580264952113692,66.378016425141325 4.580393501911823,66.377985512905866 4.580475809384982,66.377964233833509 4.58052726758909,66.377962322305251 4.580619816157076,66.377970031155641 4.580753646001698,66.377995157999351 4.58086158791764,66.3780376649337 4.581046749383785,66.378114944351012 4.581221606688599,66.378209628814716 4.581293674572597,66.378288857295871 4.581303915916034,66.378339098140032 4.581288459858003,66.378381604721255 4.581257674216231,66.378402845369436 4.581159910118876,66.378418326614124 4.581046752920525,66.378420238222205 4.580799893108202,66.378398998103833 4.58073304189013,66.378395112136928 4.58065067062542,66.378400897120983 4.580516968501591,66.378420226544208 4.580419204625803,66.378454998950986 4.580311264038857,66.378528429528231 4.580259743107711,66.378607657228216 4.580254655237309,66.378669492317044 4.580300898713005,66.378760276232285 4.580414120976072,66.378885856640863 4.580506734384205,66.379000892371025 4.580532369322079,66.379109117738011 4.580516977782804,66.379232835929699 4.580383214461941,66.37946667626305 4.580293529304146,66.379556558841216 4.580290668470187,66.379688970588177 4.580295822326281,66.379837760492848 4.580280366488362,66.379901579794435 4.580249517334472,66.379932502140875 4.580131208385636,66.379975006201363 4.579899742315881,66.380028307199936 4.579714582329188,66.380084379976566 4.57932378084594,66.380198423790702 4.579143773377015,66.380285380056094 4.579082011978315,66.380395549245378 4.579030554966944,66.380507667141899 4.579051164784683,66.380606203281985 4.57912316887768,66.380671931695929 4.579220933705558,66.380720231069759 4.579370029478623,66.380760822099248 4.579766049071429,66.380853939374063 4.579889511330721,66.380911920962291 4.579987212792727,66.380981483591825 4.580033519850979,66.381072322416998 4.579971757912817,66.381134164179144 4.579889514086357,66.381163135934031 4.579688896936831,66.381167021947391 4.579426644364831,66.38116893359468 4.579190025506802,66.381170883166376 4.578922620794784,66.381176667822402 4.578768182828865,66.381211474460699 4.578634417438933,66.381267506518171 4.578547021922304,66.381342865290165 4.578567631826392,66.381451093203339 4.578629333054519,66.381657890587192 4.578793887528874,66.381898263821412 4.578912261672787,66.381999971095169 4.579071726415923,66.382132129174067 4.579262041549863,66.382346628394927 4.579380353419017,66.382572756922656 4.579730070435763,66.382988254796999 4.580000975607585,66.383170005857082 4.580211771078496,66.383270492856624 4.58036099426877,66.383326557792316 4.580468999719398,66.383359412004324 4.580638640364722,66.383371004395443 4.580906235921174,66.38335941125527 4.581106852986703,66.383341996566543 4.58129710182243,66.38330143443865 4.581420499691426,66.383284019841199 4.581543897769228,66.383285968621834 4.581636510086367,66.383301433851557 4.581744515608238,66.383340084442253 4.581759972795389,66.383398060470626 4.581739365026747,66.383488865343779 4.581651970185606,66.383629925568997 4.581600512896151,66.383720767621043 4.581605665787521,66.383786475330226 4.58168791052077,66.383838653980121 4.581806220358881,66.383871507502732 4.582001685773167,66.383902424558684 4.582248545516567,66.383902424132671 4.582490252469082,66.383846397776026 4.58267032344739,66.383740090842721 4.582824697028081,66.383628025188813 4.582989248037083,66.383541042579907 4.583086948626047,66.383527526141222 4.583174344967362,66.383525614979376 4.58330811116372,66.383539131012768 4.583452118403732,66.383577743205436 4.583647584401187,66.383660877749051 4.583930447659961,66.383825121314274 4.584038390062069,66.383906268279517 4.584095001685992,66.384012574099501 4.584244098726594,66.384161350745757 4.584357384205906,66.384248343372377 4.584444780981135,66.384285043622057 4.584516848132362,66.384296635749436 4.584668360565385,66.384291370878671 4.584776301573851,66.384244988973833 4.584884369902219,66.384208275664918 4.584966677545927,66.384194746955799 4.585069530483689,66.384194746773503 4.585167231447492,66.384214071309287 4.585336936236509,66.384270108783738 4.585633983447178,66.38438771377713 4.585801271309649,66.384456583259919 4.585973202547134,66.38452924909933 4.586123634651473,66.384612658980345 4.586313694709653,66.384752396279012 4.586500256636052,66.384915949496914 4.586684593323337,66.385170895185269 4.586946147673061,66.3852843199343 4.587140087181883,66.385369093940199 4.587358642712748,66.385454221947597 4.587651364870545,66.385588095274073 4.587818334794753,66.385662693998512 4.588061887411164,66.385694975447009 4.588248129604946,66.385703036087492 4.588713735110741,66.385724560696517 4.588842603695772,66.385746073235765 4.588942976311872,66.385775659412431 4.589057279209732,66.385830820333098 4.589028913058235,66.386071584181266 4.589043225627172,66.386154963867327 4.589086224809382,66.386214148158572 4.589236593563578,66.386316356699325 4.589494522806734,66.386469674998551 4.589781012597458,66.386701017510489 4.589852698459033,66.38674138387664 4.589945756189683,66.386765603575682 4.590089063528039,66.386776371914394 4.590425737233359,66.386805943798123 4.590654978172779,66.386830150535488 4.590776659550784,66.386886650446471 4.590955778645211,66.386972722417866 4.590991526666638,66.387037270053014 4.590919969758681,66.387152914036363 4.590754401748805,66.387311694410997 4.590401640468218,66.387742527076767 4.590278116963348,66.387912033779031 4.590295737422738,66.388025041651304 4.590419136816243,66.38813804882821 4.590613076551127,66.388236959590941 4.590789396371096,66.388272274638865 4.591159655007014,66.388321735649811 4.591477055516114,66.388328808263807 4.591865060368342,66.388357074947834 4.592129539766821,66.388378281312384 4.592376399866983,66.388392414534891 4.592552719469723,66.388406547874496 4.592711419929301,66.388427741730709 4.592852438031897,66.388491311137045 4.592958218003641,66.388583134909283 4.593046379144976,66.388710260466198 4.593116857846402,66.388872712576472 4.593240257200537,66.388978655599047 4.593363656477567,66.389077537865546 4.593487119206547,66.389162286521994 4.593733979808798,66.389218806262491 4.594018305013553,66.38926551989843 4.594211035475906,66.389292836912375 4.594242901714398,66.389200838352963 4.594297539668339,66.389135676135069 4.594369033694995,66.389082711098382 4.594423544604177,66.38903295981855 4.594473666558448,66.388978805226685 4.594495165583713,66.38895689029556 4.594535300990763,66.388885147918145 4.594551011279711,66.388821465350432 4.594557562220837,66.388767171195965 4.59457346379197,66.388744433641094 4.594612009519902,66.388717672349713 4.594644321897248,66.388705613915747 4.594684966891199,66.388698781181859 4.594735534664154,66.388695364759329 4.594820195985979,66.388694643380219 4.594909182660603,66.388698818734085 4.594938251237818,66.38870201990936 4.59504695636693,66.388722745439495 4.595125702334341,66.388732994276182 4.595231990187536,66.388736157347253 4.595318305243477,66.388730362088907 4.595404174981276,66.388718670501603 4.59542974505709,66.388713090452001 4.595453406904603,66.388706725914133 4.595491825556604,66.38869230133713 4.595506645960609,66.38868355803038 4.595541756845939,66.388652798299489 4.595567644636935,66.388619077718474 4.595579856816325,66.388581915464414 4.595579347668394,66.388556583875044 4.59552133679738,66.38846879628403 4.595323261907933,66.388317818297324 4.595275556062325,66.388286008046663 4.595132438734788,66.388208747232383 4.595099171619093,66.388165612074971 4.595132946419878,66.38810634367124 4.595159979214903,66.388079290689603 4.595168247878175,66.388054325524692 4.595247883286421,66.387972609574291 4.595338268513114,66.387907051831547 4.595586590227868,66.387802596704674 4.595726016861224,66.387752513726028 4.595763481459782,66.387743516977253 4.595984834145124,66.387680046230329 4.596159563146642,66.38765713023885 4.596272338497875,66.387622724857053 4.596357508001536,66.387564733087174 4.596400187706203,66.387496719546661 4.596389499775958,66.387334701270063 4.596346945359713,66.387238671735687 4.596298921280527,66.387190663207988 4.596298920714892,66.387142667151423 4.596330914597846,66.387092646320241 4.596458764139838,66.386996640842753 4.596618544637936,66.386908632252883 4.596767638986354,66.386810614036293 4.596839959898662,66.38676121251217 4.596880922608309,66.386728362482813 4.596948790811928,66.386662586396838 4.596980720694905,66.386580574941078 4.596975440618112,66.386524592940944 4.596943445426793,66.38646457417579 4.596852994913811,66.386386700245865 4.596841418147219,66.386366845749563 4.596856301923748,66.386339272083532 4.596881871845598,66.386321644631039 4.596963606935751,66.386297753184849 4.597098454076432,66.386270318407995 4.597178090155865,66.386248983088024 4.597193037759176,66.386239732753154 4.597279097571819,66.386168488665476 4.597300404926765,66.386078490685108 4.597261221958099,66.386006385880037 4.597128408728787,66.385907782567443 4.59700291083124,66.385849673338811 4.596797776476963,66.385781124127902 4.596570697390817,66.385694440744288 4.596427770785054,66.385610161278777 4.596412059416662,66.385579828125174 4.596376629597069,66.385533739906606 4.596357609909124,66.385442373016602 4.596399208247585,66.385374100616659 4.59647070190464,66.38529713412899 4.596563377014372,66.385238833236755 4.596613181205966,66.385212966663474 4.596737024216411,66.385181772225152 4.596854061326019,66.385157082363037 4.596950362787426,66.385159170226515 4.597069435853127,66.385177089275203 4.597291489485956,66.385224582468965 4.597376341669606,66.385229302553697 4.597430725868154,66.38522645510939 4.597478304032737,66.385219229105502 4.597514560036563,66.385206890566408 4.59752982568611,66.385198753471784 4.597569452664932,66.38516928024049 4.597599093193952,66.385131315571272 4.597639864585046,66.385059916556983 4.597677582639847,66.384973597152239 4.597715301081498,66.38491864918285 4.597879149519992,66.384602297485628 4.597918775887723,66.384524493440594 4.597925772316676,66.384494703099847 4.597939065916627,66.384468899103936 4.597973604068176,66.384420606689119 4.598007251071493,66.384320883139594 4.598013547322338,66.384251595321672 4.598040388780181,66.384186698679898 4.598049038890293,66.384148530076061 4.598055144560663,66.384098617209133 4.598009664139153,66.384002360131007 4.597869025799071,66.383793380093877 4.597831751119227,66.38372907720786 4.597639845211006,66.383512210498623 4.597601171402894,66.383466219729357 4.597437125318621,66.383236378460424 4.59732377495417,66.383063347490165 4.597312516070338,66.383032213919719 4.597302147435275,66.382981223106128 4.597299792960011,66.382902300383179 4.597306725862904,66.382879582828281 4.597320083089854,66.382856055253782 4.597370904538773,66.382796432525168 4.5973926579261,66.38277299344773 4.597418609417305,66.382751440095959 4.597499644435019,66.382700954767088 4.597540861699135,66.382681616142364 4.597628384851385,66.382646280057315 4.597752227513564,66.382592187421039 4.597877914835506,66.382542018082006 4.598329461204682,66.382414467755453 4.598610922912876,66.382378447446982 4.598790040990432,66.382378447072313 4.59907150345335,66.382400076040398 4.599340117187829,66.382416882984202 4.59965987076426,66.382402492148117 4.59981341831298,66.382371256156418 4.599934971180303,66.382323199976426 4.600024529333536,66.382255931464599 4.600075604829887,66.382169450480163 4.60003521250804,66.382040899413269 4.599947368949033,66.381896463866852 4.599841779179891,66.381768493741831 4.599588299939213,66.381447204950106 4.599530034949608,66.381392173500785 4.599493078546494,66.381348558313775 4.599371968093259,66.381182171837864 4.59937584770066,66.381149567696582 4.599383416683457,66.381128506602963 4.599411784984659,66.381088270215727 4.599449694515108,66.381058513690277 4.599503951121228,66.381029465883572 4.599577353415494,66.38099315290134 4.599697697695155,66.380943916975113 4.599931389747322,66.380867392153689 4.600308071049557,66.380800270989326 4.600598437395079,66.380740630175964 4.600653330186937,66.380720340717701 4.600688504646504,66.380694140410341 4.600708795149466,66.380678445528773 4.600745368353816,66.380607211015672 4.600770683274058,66.38055082321894 4.600805157812092,66.380507092495577 4.60085763349149,66.380484334693193 4.600946365465734,66.380472968304005 4.601026701514341,66.380478587938796 4.601117532818129,66.380488333805417 4.601254924659888,66.380499636403798 4.601418904417745,66.380516697970549 4.601533079642327,66.380530304218411 4.601671743776709,66.380552074296659 4.601867145783908,66.380587741814423 4.602105991976164,66.380653824319708 4.602325310832111,66.380726387133649 4.602389808776596,66.380739120037148 4.602456214852387,66.380745562353198 4.602518868042373,66.380747865805674 4.602641693626825,66.380744346859558 4.602711279790197,66.380730841577204 4.602758475955686,66.380700072030649 4.602930213663567,66.380562513681753 4.603001516299512,66.380482937640593 4.603150735751351,66.380254739057364 4.603324445643681,66.380144632171991 4.603386716636481,66.380107786308287 4.603457383857162,66.380075889429222 4.603562780563546,66.380038347206124 4.603662198343029,66.380011892884951 4.603701762002234,66.380007728487556 4.603790939355656,66.380005563857324 4.603846786585529,66.380009234396965 4.603907913295987,66.380018372949749 4.604036145844171,66.380039725793267 4.604127994989473,66.380057673848668 4.604350112321664,66.380111239596019 4.604587813338254,66.380157767682206 4.604676736506863,66.380172462710888 4.604909666747425,66.380202384225825 4.605196217989082,66.380237203978567 4.605348239341899,66.380235773348446 4.60546514938549,66.38022755845418 4.605631863572132,66.380194990660499 4.605752653083301,66.38014668978434 4.605780003261247,66.380080795201991 4.605772178112356,66.379979788686356 4.605748833484721,66.379927057598721 4.605631858706944,66.37985680857679 4.605487660083384,66.379790900971912 4.605132920825627,66.379684046264913 4.605035601437187,66.37966499674188 4.604836764583458,66.379626922977195 4.60469644647775,66.37959326655043 4.60464187087898,66.379553749366053 4.604637990288799,66.379515662324877 4.604677998556317,66.379466967936878 4.604695426713956,66.37945084192495 4.604810491758576,66.379416716334489 4.604873589932772,66.379400818024322 4.604966583587552,66.379389615672807 4.605041385644683,66.379383894180464 4.605212997947327,66.379377666150219 4.605408717353633,66.37936802045725 4.605653605294728,66.379366614871273 4.605810460738645,66.379362007067016 4.60602869723477,66.379360285096027 4.6061372111649,66.379356031821061 4.606241781390942,66.379348082475474 4.606306151839259,66.379341031925918 4.606390685669619,66.379325728431837 4.606461925528016,66.379306766847918 4.606482470566274,66.37929938728584 4.606540098183514,66.379260907317601 4.606532273845777,66.379216997217966 4.606497416130088,66.379153290151493 4.606454289556664,66.379095481540105 4.606427064959686,66.379048621892807 4.606356904470281,66.378934409055887 4.606321791451225,66.378811423570497 4.606315238347326,66.378705918297186 4.606329612659655,66.378643070570376 4.606376427125698,66.378610855417662 4.606524440544256,66.378565475457449 4.606718506127398,66.378554500332839 4.606789173744193,66.378551284979707 4.607001685387965,66.378537246515634 4.607079222509993,66.37852871469174 4.607130489848435,66.378521157610862 4.607312342752839,66.378504359707108 4.607388226046316,66.37849315698729 4.607572941099205,66.378464434985816 4.607680818654529,66.378440573909373 4.607867886351973,66.378357079407294 4.607973155506999,66.378299964808264 4.608035616863745,66.378235495671305 4.608055080110154,66.378197406565505 4.608043311439497,66.378109506598022 4.607992679553064,66.378075822611351 4.607941920673777,66.37805678442038 4.607531080142529,66.377973264769366 4.607446991284881,66.377968910448388 4.607392352321174,66.377946922752059 4.607357304348826,66.377922048845278 4.607345981965608,66.377902681320151 4.607361183596452,66.377869313360392 4.60740411798504,66.377835628824712 4.607519373785003,66.377799551595103 4.607618473657203,66.377784335726872 4.607735447265255,66.377775550375446 4.607954955923696,66.377776992921397 4.607998972215197,66.377781663836984 4.608119062789958,66.377786701665343 4.608267522439363,66.377807372779912 4.608382397618525,66.377838537914997 4.608421389089999,66.377853196438124 4.608469031626608,66.377899260784432 4.60848843180079,66.377896678395103 4.608542243324442,66.377882488036747 4.608574046729591,66.377867816699037 4.60868650326577,66.377796067636069 4.608746420221306,66.377725369161823 4.608765882540053,66.377627251910539 4.608738593793018,66.377546692035864 4.608750296921233,66.377507133487029 4.608820455273304,66.377477828322156 4.608925724964426,66.377457308218212 4.609085442511218,66.377439762773733 4.609182888599736,66.377425091013194 4.609233519771501,66.377411913096424 4.609284214392117,66.377388481549275 4.609315381562477,66.377363581606716 4.609256986976718,66.377161419753733 4.609210169814227,66.377017867405129 4.609202343802745,66.376868478311636 4.609217989750577,66.376776180901501 4.60925698056128,66.376748356073776 4.609319315369073,66.376729316594108 4.609373826827345,66.37673222805725 4.609451809612805,66.376751279842594 4.609635000140143,66.376856742278918 4.609728567481972,66.37692561992472 4.609755792093782,66.376971002440271 4.609748097099747,66.377066210675665 4.609771441714383,66.377114555137467 4.609814313596121,66.377152633078524 4.609868952524057,66.377171684603326 4.609939111530812,66.377184849687154 4.610352240333528,66.377164379202924 4.610667986521984,66.377149719386921 4.610944678041181,66.377146769161698 4.611077171888207,66.377142376181808 4.611166794490968,66.377140945497175 4.611268184366608,66.377135071500035 4.611299033800275,66.377129602765535 4.611334399174947,66.377113082769142 4.611322758677119,66.377089638436942 4.611291590705644,66.377063295230215 4.611092753382861,66.376997380433167 4.610925147710521,66.376962214144527 4.610781012656057,66.376897742074576 4.610656213804845,66.376807609826429 4.610551006208985,66.376731440228326 4.610543182032693,66.37670070386379 4.610562708951177,66.37666848627056 4.61065621096368,66.376627445000253 4.610866686410219,66.376567401894945 4.611194071842823,66.376498534852104 4.611342212316998,66.376447277129756 4.611517576552089,66.376387183039526 4.611587798490566,66.376357914532718 4.611630732846957,66.376324227953887 4.611650196056591,66.376286135934919 4.611658019021451,66.3762407141094 4.611642434259615,66.376179189499169 4.611564387219071,66.376120222105428 4.6113188620884,66.376048443619013 4.611198071361445,66.376013275884702 4.611077153304552,66.375970803563064 4.610956298668553,66.375916583118084 4.610858979090525,66.375885845983731 4.610808283530039,66.375849209330795 4.610753643571315,66.375765719435506 4.610703010610646,66.375666113500628 4.610699130028989,66.375632413453417 4.610718657006732,66.375604587401384 4.61078487167678,66.375575280011745 4.611049921645521,66.375487382783547 4.611120079868223,66.375452239089626 4.611159070446304,66.375411208622268 4.611182413642442,66.375370203447787 4.61119023631559,66.375307208098491 4.611186291898297,66.375259682990844 4.611159067596144,66.375234768419261 4.611010925385186,66.375176166125655 4.610590034768998,66.375082420371811 4.610266464136482,66.375044340014171 4.610009299324085,66.374997460724103 4.609888445245845,66.374976939159723 4.609693488128667,66.374918336383843 4.609549289635236,66.374862683137323 4.609537585528277,66.374839249361912 4.609529824787125,66.374798205354153 4.609545344552053,66.374773290214549 4.609584335362785,66.374746944394758 4.609646733681732,66.374723510319782 4.609779227336357,66.37471033076487 4.610023924253564,66.374703493649406 4.610456707953211,66.37470827806311 4.61085151850433,66.374735458364498 4.61106854666344,66.374751991932129 4.611191245167933,66.374760879020585 4.611331181187115,66.374766854232647 4.611475887497941,66.374757384080439 4.61162059369386,66.374740862229785 4.611715049977276,66.37471245262202 4.611809378930062,66.374676991269652 4.611847097517997,66.374646252264583 4.611847097013726,66.374615513321103 4.611562388974334,66.374490582920075 4.611318581195435,66.374414469953678 4.611060589248766,66.374352979479909 4.610941134053529,66.374303338587168 4.610915881402239,66.374267876971444 4.610934772285209,66.374239467026769 4.611029164913774,66.374208727336978 4.611306046535195,66.374168555113513 4.611406736744663,66.37416617468773 4.611482175078186,66.374175644484808 4.61163954042362,66.374239477828795 4.611702384603985,66.374253657293721 4.611784247348308,66.374267874681394 4.611859685683577,66.374277306458737 4.611954078898072,66.374282066507192 4.612042238446798,66.374277305974971 4.612123973548843,66.374265518951219 4.612186944437174,66.374248933686459 4.61223725717333,66.37421348445244 4.612237256389871,66.374166172485744 4.612186941617548,66.374078650943076 4.61211767196845,66.373995889498445 4.612105139553456,66.373888034399698 4.612123965879318,66.373802929878323 4.612167981453273,66.373765087170923 4.61223724937251,66.373743779138891 4.61238825274124,66.373731966355294 4.61312126229243,66.373720835674959 4.613527076267755,66.373710693394955 4.613627766518313,66.373710693122376 4.613709502093177,66.373727265694995 4.613791365041814,66.373753245109967 4.613866803541602,66.373772185208566 4.613986321895178,66.373793454726524 4.614068184447179,66.373795834699862 4.614131091842874,66.373786364388096 4.614628052605167,66.373635017540721 4.614903343703063,66.373575359519535 4.615054155630358,66.373526906461933 4.615217688496313,66.3734488903483 4.61527436067533,66.373340083129875 4.615324734797716,66.373176896833158 4.615312202746614,66.373094119589979 4.61531849884305,66.373035005439107 4.615381342134761,66.372997174171999 4.615532345497764,66.372985323037213 4.615903493780126,66.372990082549194 4.616067091500383,66.372985321548413 4.616243346979609,66.372975888591412 4.616388052817662,66.37294039929705 4.616526397312767,66.372869471623261 4.616595663273344,66.372737010828672 4.616570472863081,66.372625871079308 4.616520094542859,66.372546384043702 4.616312540751507,66.372352451571601 4.616148941094612,66.372246033210715 4.616060841678496,66.372052072757555 4.616016824022839,66.371969304548244 4.615991634771324,66.371924381444359 4.616016822689947,66.371893626424622 4.616192950089171,66.371836851355653 4.616482362160045,66.371791914458697 4.616595646050569,66.3717595130109 4.616689974639221,66.371707485993824 4.616784366707272,66.37164836831704 4.616828381684397,66.371579779668636 4.616840974396761,66.371494629322541 4.616803253964291,66.371418937209626 4.616708923105816,66.37134325769253 4.616526369077631,66.371269920650192 4.616306223289024,66.371202268706227 4.616029403164306,66.371117130570155 4.615916117870278,66.371069800413366 4.615846912210087,66.37101306216185 4.615834380367059,66.37094447193914 4.615828081945849,66.370871158551012 4.615853205528661,66.370800200014273 4.615941363265051,66.370696142177195 4.61603569081088,66.370587335551562 4.616218113929193,66.370455799376131 4.6164383836524,66.370342255617516 4.616545369697427,66.370271295343201 4.616595618451603,66.370219265359978 4.616589380872176,66.369994582358558 4.616526408233655,66.369911769424661 4.61640688847216,66.369811481962373 4.616388058374061,66.369681398505335 4.616425775248287,66.369560773287063 4.616564181712623,66.369407021245337 4.616740371710979,66.369300576733693 4.616966811826231,66.369217798642765 4.617329434865448,66.369130258594836 4.617644035207304,66.369082948750389 4.617857882443957,66.369073514179163 4.618015182614761,66.369049859212211 4.618153591182022,66.369012009023209 4.618373796180538,66.368844070663698 4.618398918944699,66.368732875507732 4.618505903993182,66.368612245503584 4.618744999781234,66.368417065585973 4.619040833862953,66.368258595233598 4.619443399001482,66.368005476416599 4.619793933846537,66.367774845859287 4.620077047015339,66.367647119002953 4.620121062191976,66.367595083575438 4.620146313062854,66.367533575591949 4.620171435805013,66.367424755413879 4.620190324078287,66.367266266955824 4.620177728618564,66.36720239012466 4.62019661871724,66.367138538360734 4.620228038695863,66.367036808306096 4.620202912708835,66.366977679952768 4.620121049431486,66.36693507827043 4.62000789142001,66.366892514605738 4.619856887500998,66.366868845854924 4.619504502869979,66.366826244829895 4.619416470070024,66.366802626476456 4.619359795519598,66.36677420828579 4.61932207572797,66.366736367853989 4.61927176114635,66.366669171767597 4.619221446720921,66.366610042627528 4.619120755820084,66.366572189479854 4.618623664107568,66.366489391920283 4.618422282821425,66.366439685090384 4.618334249576074,66.366392409367165 4.618315357195238,66.366337990629546 4.618453828237375,66.36624572999726 4.618598404783746,66.366113246594736 4.618668371507709,66.366052988627374 4.61871868400201,66.366012765898773 4.618850095710942,66.365976038272507 4.618994928879776,66.365957129614472 4.619164823597921,66.36595474814176 4.619334655310701,66.365983128910912 4.619422751619714,66.366002074813665 4.619485659117204,66.366002074616119 4.619592646388317,66.366002074279891 4.619674381332686,66.365987877054124 4.619749882541805,66.365961851130322 4.619793897687764,66.365909812202773 4.619768768890153,66.36570798839837 4.619793952112703,66.365443041346282 4.619838027300723,66.365211197643376 4.619995323513542,66.364993574304307 4.620177744865003,66.364792451707814 4.62034134037006,66.364686000244475 4.620423075057786,66.364659998273794 4.620542656387476,66.3646529053579 4.62075650405972,66.364671813858493 4.620838430280714,66.364681287181639 4.620920229192199,66.364685998379557 4.620995730852694,66.364683655070039 4.621077529336843,66.364667088691931 4.621171858289943,66.36464342972819 4.621253720046787,66.364610297171268 4.621322860322072,66.36457482153557 4.62136687528746,66.364515674486299 4.621379531267612,66.364424344761488 4.621354275487321,66.36423980999254 4.62127253735636,66.364095487100784 4.621140422256881,66.363946426612188 4.62103972842209,66.363764257057625 4.621027132327725,66.363671987415103 4.621071273912055,66.363584466913565 4.621102694495887,66.363518199384671 4.621188308901903,66.363477744476569 4.621521735384705,66.363368905668608 4.621666440352334,66.363305031052633 4.621767128581177,66.363212759343611 4.621792315259622,66.363127567843051 4.62169785634507,66.36301638570184 4.621597290753616,66.362886254567229 4.621546975006326,66.362765596902719 4.621565863688073,66.362637845326603 4.621578391600691,66.362507699186253 4.621685313053589,66.362403568797689 4.621836314401301,66.362306581690774 4.622276722901884,66.361954033218112 4.622333396320727,66.361928028483845 4.622427725614312,66.361923278185017 4.62262274576333,66.361954032049624 4.622717202622005,66.361965887665022 4.622786470802411,66.361965887430614 4.62285567517625,66.361956412582032 4.622971057616848,66.361912788386022 4.622877362127518,66.361810138196859 4.622690608841006,66.361681457771255 4.622325945260897,66.361499221991224 4.622112413418654,66.36137214875896 4.621970186381248,66.361301949218131 4.621698900012335,66.361209988063962 4.621592166256512,66.36116320924161 4.621552093058527,66.361129781144669 4.621525440824536,66.361089652096538 4.62153879765279,66.361057883104522 4.621557370721989,66.361047762064814 4.621597570124893,66.361033321478999 4.621682231150118,66.361030116424189 4.621838005017391,66.361030115895161 4.622016041559657,66.361038500886366 4.622132824167846,66.361034320357945 4.622266398881885,66.361021754171716 4.622372049976394,66.361005045939308 4.622444434183697,66.360971579246225 4.622496909149977,66.360928358897198 4.622533355179684,66.360888051970292 4.622552500052318,66.360846985008138 4.62253532513068,66.360800230538644 4.622508417878626,66.36073287912923 4.622466435206541,66.360640699766776 4.622397482065574,66.360499560957649 4.622374455239546,66.360450614407881 4.622382087448432,66.360420364709213 4.622405112550692,66.360388658171232 4.622485574364902,66.360332503288504 4.622815054734823,66.360120803348437 4.62285340896318,66.360080469779803 4.622895515887096,66.360034385057048 4.622895515033615,66.359994798869891 4.622872551619055,66.359937186684576 4.622826562332293,66.359875254778572 4.622727015474844,66.35979600617911 4.622669513703455,66.359752771514778 4.622474110514064,66.359654799917124 4.622397462815533,66.359602925646513 4.622362987010686,66.359568342682252 4.622355353379005,66.359532328113161 4.622362985455949,66.35949633877506 4.622412852689012,66.359461755370859 4.622569833620995,66.35939547649906 4.622765297011807,66.35933640536517 4.622933790805439,66.359269226693726 4.623083265804302,66.359189975309533 4.623163663753695,66.359123695982021 4.623190504901618,66.359075379974598 4.623213528535834,66.358977404968982 4.623205829773185,66.358872221508236 4.62318280144208,66.35875554759113 4.623179046852672,66.358674850938471 4.623186678788779,66.358633058297585 4.62322878577856,66.358591278133517 4.623290165341217,66.358532192900213 4.623531422927986,66.358342559111932 4.623876168060769,66.358099044238585 4.624194198589691,66.357874289381641 4.624383617355473,66.357731411126807 4.624441116564168,66.357659363726086 4.624563812792339,66.357575787265816 4.624678685828293,66.357513823611299 4.624870205127977,66.357438899262164 4.624992838354786,66.35738273760056 4.625084812792155,66.357319329289609 4.625134552600866,66.357277546901571 4.625157577425763,66.357235751871968 4.62513454639832,66.357003781772747 4.625065594790816,66.356937104452584 4.62497756018139,66.356831950728747 4.624854923410274,66.356731078894356 4.624732286706739,66.356633082583613 4.6246326767224,66.35657688191894 4.624502408088289,66.356519224265682 4.624245623642447,66.356403769184865 4.624224569047476,66.356375199738252 4.624220306038817,66.356316451589379 4.624216107249858,66.356284701946393 4.62422876459123,66.356264050664251 4.62426673744571,66.356238660884486 4.624562380259502,66.356110038829286 4.624659570910737,66.356067202676797 4.624769291755992,66.356006857016055 4.624862220364025,66.355948094975574 4.624908652809568,66.35591635734859 4.624963545033202,66.355886203358367 4.625048078176476,66.355856847412127 4.625161934221059,66.355829037025558 4.625322414533961,66.355813173968031 4.625419605759077,66.355795702080798 4.625533589071988,66.355770311541718 4.625613797387224,66.355760758269327 4.625672888297277,66.355757590617117 4.625715123256001,66.355751242923787 4.625740438509165,66.355735354977085 4.62571932007634,66.355697282449242 4.625727778680501,66.355648073013299 4.6257784711905,66.355547157767845 4.625846020551431,66.355488394738316 4.625909309010319,66.35546299140438 4.626031752093636,66.35543918422988 4.626154259078311,66.355428046933469 4.626251386836506,66.355416909726642 4.626306279528825,66.355407407091135 4.626369695532548,66.355396282670924 4.626437245811324,66.355377214188906 4.626525913307986,66.35534385392333 4.626601859238497,66.355304146011036 4.626766598461717,66.355170743014156 4.627043983455851,66.354937054867307 4.627056704310439,66.354913209591402 4.627069360585383,66.354848110182488 4.627022922657628,66.354646374753997 4.626946909573594,66.354535180299365 4.626908932731324,66.354390636677039 4.626862498063893,66.354327119944017 4.626841377919845,66.354217520350673 4.626845574480025,66.354153964975012 4.626887808482903,66.354107907350254 4.626942700178273,66.354057072779881 4.627120033099859,66.353906152233748 4.627343735256926,66.353742534509522 4.627385969628227,66.353712339930667 4.627428203466858,66.353659920755717 4.627466175554352,66.353604321111732 4.627508409391024,66.353551939723147 4.627529589362468,66.353502688011716 4.627533595068527,66.353438585974757 4.627528186422248,66.353353450047138 4.627468902445457,66.353262244634166 4.627388056308573,66.353197394720866 4.627339522511214,66.353130517145644 4.6273233648061,66.353067719358634 4.62733417703004,66.35302717812759 4.627425768459638,66.352913682367671 4.627522766825667,66.352814377841767 4.627619828744367,66.352713058189494 4.627743793094879,66.35247391167627 4.627749132932741,66.352344206957724 4.62776535041194,66.352248968043199 4.627749128488763,66.35216180067232 4.627727627674302,66.352094932903285 4.627727626735108,66.352056449276745 4.627738374735619,66.351991298106924 4.627776092180119,66.35192845924108 4.627867748052918,66.351851446706107 4.628029434732888,66.351752068017831 4.628185715605319,66.351685166774047 4.628401278291889,66.351620298942933 4.628611497079987,66.351518904311888 4.628730058608457,66.351437791041789 4.628837869889539,66.351330376891994 4.628880993854749,66.351265439127573 4.628907897671168,66.351186390944449 4.628907894950153,66.351076948611947 4.628859416075264,66.350663309121941 4.628821695140161,66.350584766194757 4.628757005669623,66.350540153420482 4.62858456542793,66.350477330767447 4.628428217870124,66.350418525053115 4.628374342003221,66.350390088320594 4.628342028315493,66.350337402707993 4.628352776941085,66.350298846642502 4.62842821427346,66.35027454049083 4.628611465524372,66.350250240217349 4.628832435540304,66.350217778657722 4.628918686218149,66.350199536193529 4.629058810980773,66.350138688348181 4.629306684950657,66.35003417009078 4.629387528361942,66.349989574756947 4.629527650908082,66.349841563567736 4.629549212562226,66.349796980804371 4.629586927519632,66.349638792618506 4.629640800509887,66.34955366255582 4.629974920618985,66.349255568224848 4.630088137111888,66.349098859062536 4.630136666827502,66.349003563325354 4.630131258566379,66.348938683095042 4.630098944690693,66.348879873275564 4.630050411442419,66.348837323144082 4.629948003204593,66.348800805629836 4.629694718862805,66.348754162743262 4.629506059151855,66.348703451374874 4.629355181286528,66.348624383173373 4.629317460354316,66.348547341996962 4.629339021313076,66.348476358231053 4.629406379645117,66.348418085539492 4.629506050519042,66.348366890710722 4.629635425877621,66.34831617090974 4.629700113477191,66.348287750318676 4.629743237673661,66.348235059979601 4.629732422443372,66.34815599606101 4.629705515213803,66.348099231173009 4.629613855681649,66.348028227597467 4.629570728141969,66.347951190950269 4.629549226878686,66.347870066703209 4.629559975390111,66.347828553861561 4.629630068791259,66.347769804384967 4.629694692720642,66.347739355368489 4.629813318944895,66.347706909966007 4.630001848951516,66.347662322709283 4.630131224440702,66.34761771660844 4.630190568667447,66.347575100517986 4.630185160435959,66.34751226342884 4.630169002935741,66.347461542502145 4.630147439369426,66.347431137829389 4.630093499204922,66.347376405586971 4.629942621230828,66.347293258519073 4.629673179022774,66.347179706605743 4.629554614047137,66.347120886690888 4.62951148654857,66.347045811750576 4.629527640454893,66.34695865784839 4.629570763924498,66.346879171433301 4.629603074159731,66.346798056169291 4.62966235492441,66.346761573038023 4.629807885920957,66.346692624259248 4.630071979603201,66.346595315919814 4.630325260459849,66.346512145546313 4.630384540893519,66.34646345018713 4.630422322216511,66.346416801748532 4.630422320933043,66.346368157153492 4.630352222282681,66.346226221921114 4.630282189756263,66.346179579837084 4.6302552178745,66.346084247977245 4.630212091104213,66.346037592840588 4.630142058473433,66.345986932536661 4.63007196282474,66.345958522547747 4.62996421205671,66.345938237166862 4.62974858379222,66.34591593061235 4.629527611956267,66.345871284862639 4.629403704967539,66.345848977858068 4.629339015921101,66.345820637400891 4.62925817048671,66.345784109079332 4.629198887393704,66.345731401239078 4.629139604140303,66.345672577684766 4.629112632324987,66.345579309907677 4.629091065729435,66.345434023828659 4.629064095301136,66.345393445064502 4.62899412655863,66.345352891767448 4.628891718526717,66.345322440523063 4.628800124111017,66.345308276590643 4.628659997681623,66.34529813717387 4.628552183862497,66.345298137630749 4.628482152798893,66.345306249936428 4.628439027644619,66.345320446128568 4.628352778452816,66.345391394733269 4.628266529099994,66.345456328880104 4.628191028206325,66.345478630739024 4.62807793543057,66.345494823427103 4.627948558898973,66.345496851958487 4.627867714382659,66.345494824312084 4.627765306997217,66.345488753456948 4.627679119073399,66.345470533615639 4.62759286711831,66.345436020123259 4.62754974016251,66.345381258139838 4.627533582456627,66.345322446260397 4.627512015403082,66.345158234806135 4.627490450175422,66.345063982777333 4.627441979862256,66.344995036495419 4.627323348996025,66.344847003262629 4.627280285753327,66.344796296081327 4.627285627781342,66.344759778581903 4.627334158617782,66.344711111563228 4.627786907477613,66.344502244981143 4.628083312860881,66.344386649980109 4.628201811123573,66.344329844262859 4.628304280053417,66.344258860895764 4.628352747209461,66.344208126784011 4.628395870680136,66.344131084386461 4.628438993660869,66.344035738114528 4.628465960309954,66.343934351576522 4.628492928199853,66.343879617706435 4.628541395670802,66.343841057889534 4.628606083224946,66.343814134299194 4.628782782264741,66.343773723164361 4.628967177899734,66.343739117448578 4.629118052234783,66.343688362826484 4.629209644943234,66.343639744238459 4.629258175848725,66.343595093291896 4.629295892644031,66.343516008208013 4.629382136779306,66.343260447372586 4.629409039778176,66.343159019668747 4.629430599076986,66.343031263203883 4.629473722114447,66.342940000823276 4.629484533810208,66.342885233160231 4.629462968635581,66.342796030426513 4.629468374234386,66.342759510011973 4.629527652212304,66.34262361945899 4.629506087241299,66.342542110376883 4.629419832639767,66.342410231389309 4.62934979792051,66.342282496867185 4.629182697301276,66.342091829040683 4.629177289716247,66.342055326664223 4.629188101566053,66.342006622862726 4.629263537727264,66.34194577439726 4.629349786231812,66.341854495201602 4.629392909789091,66.341783549445822 4.629392908288213,66.341728772968168 4.629403655356495,66.341637493315275 4.629317462288826,66.341430581041905 4.629268928812593,66.341379930371303 4.629204239343046,66.34133529491595 4.629015706022767,66.341248039682029 4.628918703501228,66.341176509685724 4.628783979975665,66.341028441337428 4.628767758929109,66.340981776692075 4.628762413549925,66.340894538436146 4.628751598757511,66.340835773066459 4.628627625918126,66.340728238440548 4.628482154839269,66.340653220905267 4.628282618387317,66.340596370093152 4.628137211981567,66.34055985982404 4.62801864730617,66.340509176014805 4.627937801530029,66.340458453904191 4.6279162376744,66.340417905109632 4.627935381600727,66.340354054811243 4.627950264398121,66.34030968341014 4.6279502634036,66.340273508036333 4.62777667561504,66.340108440173239 4.627695703045022,66.340072822685173 4.627584708097244,66.340040114805277 4.627323982400577,66.340003762709145 4.627179212193119,66.3399710675656 4.627034378083409,66.339927501229951 4.626971597574555,66.339909346993778 4.626870271333967,66.339892999493159 4.626706165034043,66.339874820322819 4.626580604518163,66.339856672663487 4.626503385195775,66.339836654806504 4.626440604344929,66.339805829056999 4.626377886852937,66.339765894265 4.62632471103892,66.339749495747071 4.626266828317704,66.33973319866169 4.626199213987539,66.339725909207957 4.626054381133981,66.339727729112454 4.625784115976701,66.33974771054703 4.625591005787434,66.339760439918351 4.625427917682926,66.339759515150789 4.625255733424858,66.339744974447711 4.625120250228483,66.339726066063832 4.624836880488727,66.339687951376717 4.624577744942372,66.339648372231053 4.624488758204258,66.339622509753937 4.62442801304835,66.339601166796257 4.624351111292516,66.339563108070777 4.624294436732577,66.339532624261849 4.624168938988095,66.339482394812919 4.623978689106402,66.339419950310614 4.623764205620357,66.339380338851043 4.623533502343817,66.339339244069564 4.62342416145456,66.339314832996195 4.623237982718663,66.339263069327274 4.623059818372037,66.339208224741185 4.622962753252138,66.339170165506729 4.622881717515708,66.339148853946583 4.622833121615046,66.339139732247517 4.622788596717005,66.339136670672204 4.622687461980997,66.339144277981589 4.622489072570986,66.339161071000674 4.622432398962231,66.339165610008052 4.622371717958948,66.339164101573331 4.622302895071859,66.339154954609697 4.62224736593106,66.339142359136616 4.622125939223875,66.339098170023547 4.621845047590703,66.338960372097588 4.621726165133571,66.338914940186072 4.621627128318003,66.338880601582147 4.621437642273398,66.338836577116723 4.621283140488639,66.338810504888272 4.621205921409929,66.338797820586279 4.621168265865631,66.338787392846641 4.621110891935057,66.338767285298132 4.621098996994645,66.338750087214052 4.621090982035233,66.338731450111339 4.621093013976661,66.338600229053085 4.621075140111432,66.338587595105224 4.62105535807838,66.338576400158487 4.621023681541876,66.338564482587984 4.620995885162983,66.338557788503508 4.620766136583994,66.338536160095629 4.620714678350491,66.338525656235547 4.620688853707724,66.338516027074022 4.620671106878447,66.338496622793201 4.620665063259069,66.33846008350659 4.6206750475005,66.338383182110775 4.620675045840288,66.338320531200992 4.620653226254464,66.338228827272417 4.620619513252466,66.338177377674867 4.620595787200008,66.338151259828663 4.62051055183056,66.3380692674112 4.620414440158651,66.338004948880808 4.620303508490807,66.337955717931067 4.620168851408443,66.337904268205577 4.620022236260815,66.337853604509476 4.619859846969481,66.337816285209044 4.619802346194066,66.337809553015319 4.619750888248183,66.337809553234521 4.619402260179807,66.337851369344833 4.619219072908183,66.337869215488311 4.619038747496781,66.337870008674884 4.618850597992233,66.33785360314593 4.618805055172135,66.337841672611731 4.618717912902237,66.337808074197426 4.618624855021489,66.337767806707518 4.618523783362763,66.337753632215524 4.618458395500697,66.337752909798581 4.618424684005341,66.337758095578451 4.61840496603895,66.337764111760691 4.618379142515923,66.337796924624826 4.618357389596264,66.337820767188148 4.618333601042893,66.337836419246912 4.618301925044345,66.337844597191918 4.618250403670451,66.337851342516487 4.618165297838323,66.33785654117051 4.618078029237735,66.33785654153732 4.617967225830795,66.337846120052006 4.617881928518638,66.337825973828913 4.617745300014064,66.337787957036937 4.617642319398442,66.33774468467341 4.61752540884693,66.33769995422611 4.617491760649515,66.337693234576548 4.61734718205312,66.337684334626346 4.617313470229333,66.337676841562271 4.617275114930698,66.337662603359007 4.61721634201465,66.337655306915707 4.617090782230064,66.337660353630412 4.616900980694033,66.337710334470572 4.616800737106692,66.337741398033756 4.61661322493863,66.337773026127834 4.61647386309946,66.337802600015806 4.616363442647659,66.337842785885442 4.616326615885064,66.337905070446027 4.616308170524426,66.337929394681296 4.616266063604079,66.337961047289696 4.616208245575903,66.337984306622275 4.61610564802744,66.337995939754563 4.616096361413885,66.337995407287593 4.616096488627583,66.337995407287067 4.615968893113869,66.337988548637099 4.615887348891942,66.337979071642096 4.615842633142266,66.337973772126588 4.615818971339931,66.337971623182824 4.615761152715507,66.337971623421112 4.615724324405795,66.33797377261412 4.615690104029839,66.337977994764856 4.615658555275758,66.337987472226459 4.615626879335891,66.337998046392229 4.61553490585682,66.338077294839934 4.615490191131261,66.338112154966211 4.615440196429955,66.338123210942356 4.615302359934194,66.338105334628111 4.615151165320823,66.33806066835055 4.615008748637783,66.338023178093422 4.614921479773627,66.338012502996477 4.614844197363176,66.338008851849779 4.614721309076338,66.338014329545857 4.614622400572568,66.338019889553806 4.614318869875851,66.338066104555921 4.614231474164395,66.338069819759042 4.614061389320384,66.3380642354998 4.613923553109206,66.338057116989091 4.613743863558663,66.338048515240956 4.613456424117985,66.338043901367442 4.613350582680066,66.33805780395565 4.613290856571008,66.338086400910612 4.613254029319073,66.338130750941545 4.613260772765057,66.338175531791038 4.613255239497037,66.3381966163264 4.613180820493946,66.338236820419979 4.613132734454894,66.338266272926091 4.613074153463613,66.338302857120382 4.613014427526714,66.338338585465351 4.612973592480899,66.338360620893638 4.612903752975479,66.338393204929687 4.612827425554172,66.338425123328904 4.61275516878808,66.338449719857024 4.612703266387956,66.338481390856202 4.612674516706154,66.338506082243029 4.612618861724702,66.338546786560372 4.612553347488211,66.33857972533103 4.61247396663975,66.338599814567004 4.612377093697958,66.338611428356998 4.612033616955197,66.338620875118863 4.611934262990412,66.338618041895174 4.611835099858506,66.338615690448677 4.611736127566314,66.338614099703946 4.611631685070359,66.338611881400411 4.61152164512296,66.338607647255003 4.611421909760827,66.338614646118046 4.611339157728669,66.338633968293919 4.611251317330208,66.338660713655585 4.611174544575151,66.338689626941843 4.611091856315411,66.338715795358979 4.61100045401619,66.338746027183632 4.610861665304811,66.338804531754164 4.610783620365475,66.338831682598013 4.610711172152906,66.33883110602072 4.610610418758143,66.338824951112997 4.610474490635014,66.338812907279433 4.6103753909765,66.338804971060853 4.610276609538989,66.338804705203017 4.610166060977784,66.338810309437008 4.610080192207174,66.338829726556568 4.609970916884706,66.338880883766663 4.609933389299846,66.33889966673064 4.609910872969073,66.338920053417993 4.609895862190161,66.338938132623724 4.609892046179916,66.338954715744009 4.609892046707735,66.338976572970239 4.609897645244257,66.339023545635328 4.60991526508397,66.339054328159833 4.609936065267796,66.339085180364066 4.609950886146215,66.339105186411487 4.609981545152671,66.339126130562647 4.6099961113669,66.339136317376969 4.610005143750572,66.339145065242661 4.610012458837437,66.339157464407535 4.61000877007943,66.339175670179287 4.60998879810934,66.339199745956137 4.6099688895349,66.339215073836286 4.609936195964175,66.33922960303812 4.609887219182956,66.339250084645371 4.609841867779242,66.339261735957322 4.60979460818708,66.339274103580962 4.609761978171087,66.339286502836842 4.609717708147764,66.339300835532185 4.609665614868065,66.339331256662916 4.60956740657956,66.339359966404061 4.609468879887509,66.339373310382541 4.60939496893871,66.339382153570767 4.609297396348752,66.339395484855061 4.609187738384496,66.339405786140702 4.60909684470228,66.33942702210274 4.609032602455774,66.339455205465811 4.608981145035324,66.339477087809129 4.60891404052174,66.339507058714943 4.608873396298159,66.33953033554242 4.608816659804475,66.339564699237968 4.608743703391655,66.339591874586532 4.608663686509348,66.339614498574846 4.608584623719127,66.339636697830286 4.60852254390062,66.339656481869454 4.608454675887232,66.339677495665953 4.60838299125939,66.339689945580389 4.608324663997302,66.339699308385079 4.608266591346315,66.339716442693415 4.608227855159314,66.339732778213786 4.608191027178684,66.33974915808848 4.608150255626807,66.339767819971442 4.608123095702941,66.339776390265726 4.6080281948023,66.339798602113646 4.607948114449705,66.339827260531806 4.607884635433352,66.339853725602239 4.607844372893147,66.3398791383039 4.607795523701697,66.339916227199097 4.607754561826266,66.33995616849306 4.607715380900594,66.339994353857264 4.607667167864691,66.340035271234129 4.607637782126627,66.340062097268259 4.60759185882556,66.340098311124535 4.607535885556318,66.340130937201266 4.607462865650003,66.340163620348761 4.607388255344475,66.340186598767872 4.607357406046129,66.340187758883204 4.607234389502299,66.340149910381271 4.607150110074334,66.340135160299013 4.607057370801883,66.340114686293234 4.606974553965395,66.340084158867469 4.606905794116597,66.340048135587907 4.6068528723636,66.3400116177679 4.606813753598155,66.339987974038195 4.606749637108694,66.33995439740039 4.606677251763532,66.339922291364331 4.606586866127819,66.339909411135494 4.606482232647541,66.339900372306275 4.606385868003953,66.339888981722339 4.606306168334814,66.339876684612051 4.606227168122576,66.339854948906435 4.60614753178487,66.339830722003228 4.606059881029478,66.339808409451038 4.605960717610845,66.339793665560947 4.605877328671147,66.339778046835434 4.605779055730127,66.339762440833326 4.60566748902637,66.339749750766714 4.605560184117309,66.339742905149052 4.605465155125493,66.339727185011952 4.605380175803312,66.339702235367909 4.60528088545289,66.339699452952516 4.605163594641676,66.339708657492551 4.605069011547048,66.339721025061309 4.604977290279942,66.339712493225463 4.604904459782516,66.339683771863719 4.604843460045224,66.339650099722476 4.604824059059355,66.339610988573412 4.604795307033097,66.339535567874847 4.604736151823698,66.339498751400754 4.604653843865918,66.339468077425593 4.604625029893316,66.339464876349751 4.604582413309763,66.339464876507364 4.604550419189909,66.339470156991652 4.604487448717983,66.339483266219375 4.604443178514136,66.339490137826274 4.604399289896365,66.339494613300019 4.604355782871852,66.339497003251353 4.604310940080917,66.339498397989502 4.60426666972896,66.339498803846595 4.604132268486213,66.339499311459036 4.6040890159129,66.339502734660016 4.604046781101881,66.339508471578796 4.604001493216022,66.339516553923573 4.603933688629733,66.339529948396503 4.603729765982331,66.339568711848457 4.603670103071676,66.339582150635508 4.603489142659307,66.339628330474227 4.603449134102624,66.339634770976545 4.603407026489512,66.339639861292525 4.603365618519566,66.339643538023481 4.603325101011479,66.339645718763265 4.603282675276652,66.339646948670378 4.603238532141812,66.33964750031825 4.603083204256523,66.339648331284067 4.602940025339834,66.339651881605064 4.60289766313297,66.339649599744988 4.602862424844465,66.339645200656378 4.602847413555208,66.339641872772702 4.602832402234793,66.339637163001541 4.60276052590923,66.339610691870519 4.602740362420188,66.339605322862496 4.602720071737105,66.339600822288673 4.602678981562388,66.339593862280012 4.602633375333306,66.33958827783664 4.602562199132728,66.339581685592393 4.602403563404288,66.339569483694376 4.602296322119183,66.339562498560412 4.602251924413028,66.339556546446019 4.602231124884017,66.339552394507493 4.602211406654766,66.339547507245697 4.60217540494467,66.339536800880182 4.602120893498769,66.339519565447887 4.602079294409726,66.339509847968984 4.602057858841507,66.339506976495784 4.602035214774867,66.339505505937836 4.602010598922073,66.339505182739558 4.60198324799611,66.339505785039989 4.601955070203605,66.33950738256074 4.601927910145059,66.339510076718398 4.601903485201749,66.33951372171029 4.601881413729949,66.339518197097078 4.601860487190677,66.339523097189243 4.601799043326863,66.339538272876823 4.601737853898173,66.339553809874388 4.601679654009877,66.339570215287324 4.601529224815994,66.339613834093043 4.601436677403633,66.339637814613241 4.601359586454938,66.339661934511028 4.601317669771094,66.339671886771555 4.601276134649326,66.339678295570195 4.601231482771226,66.339683747201434 4.601161261002803,66.339691810557042 4.600983353074899,66.339709553816519 4.600892968036302,66.339722003761011 4.600733633425864,66.339745255439155 4.600634725154334,66.339761496057619 4.600484168244892,66.339782884031393 4.600443650876368,66.33979132758104 4.600402751932109,66.339802737729485 4.600314020988644,66.339829678309059 4.60029226754096,66.339833785981654 4.600270259645262,66.339836955500147 4.600247361237381,66.339839377033542 4.600198702081761,66.339842755828712 4.600147307803484,66.339844828824056 4.60005622289505,66.339848524712252 4.599986509901776,66.339853044578021 4.599932507833612,66.339859231511468 4.599906937980429,66.339863561052951 4.599884548485422,66.339868638569385 4.599848610880951,66.339880409979685 4.599833981449573,66.339886843983024 4.59982126023227,66.339893690004274 4.599810383622067,66.339900941704471 4.599793210123753,66.339916814276279 4.5997271879295,66.339994636576165 4.599714784746406,66.340001507922153 4.599698437910808,66.340007073479626 4.599678847101389,66.340011491717917 4.599657284467379,66.340015333128321 4.599634767724694,66.340018895632767 4.599611678517131,66.340022306006702 4.59954152036155,66.340030838321908 4.599408455166737,66.340045018751098 4.599320995947151,66.340053367292725 4.599243777380052,66.340059497207051 4.599041825959768,66.340072733375123 4.598980000178211,66.340075681142693 4.598937701643102,66.340076207412508 4.598894512594877,66.340075928655253 4.598643774398738,66.340073767991925 4.598425412214072,66.340077622754222 4.598324913501725,66.340081705302737 4.598251574931924,66.340086884371374 4.598098346377512,66.340101388111819 4.598046188829085,66.340104018899851 4.597970814781199,66.340106434248256 4.597774269787732,66.340112342699811 4.597525885427117,66.340127702489653 4.597470293157707,66.3401325645453 4.597402106813338,66.34014109047169 4.597268278395787,66.340158053563329 4.597225280231036,66.340160646279628 4.59716046491079,66.34016270661148 4.59649183018045,66.340177072610032 4.596326007196026,66.340178442354457 4.596110316426524,66.340178424071595 4.596007273327765,66.340176972837753 4.595776889269787,66.340171598321135 4.595582697564596,66.340169259962678 4.595506941759952,66.340165976722304 4.595381572553421,66.340159150260831 4.595175168085444,66.34014464144343 4.595129116741237,66.3401446732925 4.595081475258668,66.340146251814446 4.595037077752258,66.340149161473491 4.594998468509439,66.340154086850944 4.594980467850982,66.340157649316467 4.594963294095975,66.34016191538521 4.594930600401809,66.340172285765476 4.594900451029882,66.340185014163438 4.594857707684956,66.340206357009066 4.594841170028904,66.34021210634296 4.594823169395388,66.340216879507778 4.59480408742989,66.340220892021421 4.594784114957662,66.340224372079732 4.594743088669997,66.340230032748593 4.594701489899192,66.340234653858275 4.594657664869008,66.340238298802703 4.594607097495992,66.340241037323949 4.594547752363349,66.340242951833176 4.594469197943816,66.340243693732688 4.594401965499651,66.340242483250933 4.594312597845764,66.340239669132146 4.594248990934194,66.340235701269222 4.59412998235975,66.340226174479824 4.594088701503032,66.340224976587677 4.594033617986696,66.340224849995451 4.593973509558102,66.340226035547531 4.593920079875765,66.340228634625305 4.593882170289303,66.340232672554066 4.593856918487584,66.340237965518142 4.593838663452131,66.340243993755934 4.59382250745074,66.3402504466832 4.593777156161721,66.340268873645414 4.593761254542036,66.340273120673842 4.593744207954492,66.340275187169041 4.593725634747959,66.340274578708858 4.593705662150487,66.340271992557319 4.593684544608338,66.340268347834694 4.593639892462208,66.340260937959172 4.593593713792812,66.340255493106341 4.593571006132978,66.340254415590039 4.593549252609743,66.340254998829266 4.593529089297619,66.340257547082913 4.593511025046905,66.340261851169203 4.593495568706475,66.34026763217966 4.593458168319112,66.34028844881685 4.593442457553691,66.340294350258475 4.593424075278665,66.340299142424129 4.593403212311799,66.340302692199828 4.593380759145456,66.340304841114104 4.593357224635847,66.340305665230801 4.593333753709024,66.340305316676478 4.593311046043232,66.340303947579102 4.59328929246066,66.340301640341735 4.593268683783095,66.340298458351157 4.593249092801178,66.340294610786643 4.593171810174389,66.340278459866909 4.593131038085728,66.340272983305553 4.59306717671926,66.340267525835372 4.5929079049972,66.340256427170559 4.592755820908279,66.340248282345883 4.592684263092075,66.340241588833479 4.592550370418936,66.340226655110285 4.592444401254509,66.340217178978961 4.592384547042557,66.34020787383993 4.592364002027058,66.340207335110478 4.592342693761376,66.34020835572467 4.592297787428246,66.34021255848586 4.592250464058787,66.34021789589633 4.592203013492368,66.340224057347555 4.592158679703402,66.340232342278071 4.592137180707994,66.340237838069157 4.592114918458536,66.340244709375938 4.59206772255166,66.340262343998475 4.591945598433626,66.340311089501967 4.591902282456561,66.340324502453811 4.591881292302977,66.340329396041099 4.591860111301343,66.340332926796066 4.591838166987941,66.340334980623552 4.591816413460058,66.340335303970733 4.591795868423215,66.340333713010494 4.591777167942232,66.340330036594068 4.591760502846427,66.340324712094073 4.591732197536938,66.340311229649146 4.591720239298076,66.340303515417062 4.591709425960726,66.340294742605437 4.591675522968077,66.340267245145682 4.591659239502526,66.340261375496752 4.591640284602321,66.340258079396875 4.591619739580011,66.3402571856967 4.59159868575043,66.340258637344007 4.591578776888938,66.340262332912644 4.591561157914252,66.340268069557325 4.591546655709573,66.340275574706894 4.591519559503021,66.340290496250347 4.591502576572409,66.340295041199013 4.591484003418944,66.34029699359823 4.591465684636102,66.340296131585902 4.591449146789616,66.34029255023826 4.591434389891111,66.340286826381814 4.591420905104245,66.340279866460392 4.591408438015883,66.340272374077188 4.591386811369727,66.340256178587723 4.591358505845561,66.340231951877726 4.591345402726895,66.340226335761372 4.591329373735965,66.340222786096021 4.591310546097,66.340221829001038 4.591289047027702,66.340223667317261 4.591266403079815,66.34022770519384 4.59124420440273,66.340232890387284 4.591204704794357,66.340244281297984 4.591167876666684,66.340255386949991 4.591129267508613,66.340264540261472 4.591108213716701,66.340267861845177 4.59108658744212,66.340270124855806 4.591064961142356,66.340271132789979 4.591043716461926,66.340271063132164 4.591002435584244,66.340268603822935 4.590939464727624,66.340263533009917 4.590872550211039,66.340256604948138 4.590778984325233,66.34024413688077 4.590730070523938,66.340236397391863 4.590680457010685,66.340226800640238 4.590573024647449,66.340204729343668 4.590528372511872,66.340197376494729 4.590485183384476,66.340192584509694 4.590440722173524,66.340190435803081 4.590394925255323,66.34019008731677 4.590350972950793,66.340190531173135 4.590309755762222,66.340192109663874 4.590271273705349,66.340195615137318 4.590234381873622,66.34020186529979 4.590077400816211,66.340230872072297 4.5900325581319,66.340237141267409 4.590009914138855,66.34023891619745 4.589986570446117,66.340239448729335 4.589961254919175,66.340238833948888 4.58993275903072,66.340237185957875 4.589866862255811,66.340231709464049 4.589809552380331,66.340225142671287 4.589767062872873,66.340217498236484 4.589747153841595,66.340212623775884 4.589728198890823,66.340206646362688 4.589711342940685,66.340199432877967 4.589669234726791,66.340174217305218 4.589652696829251,66.34016792927423 4.589633996332266,66.340163276657975 4.589613705691809,66.340159986887301 4.589592397361218,66.340157654277846 4.589570389369568,66.340156025276954 4.589525737350498,66.340154402686863 4.589480322081257,66.340154377476239 4.589433761935915,66.340156710302026 4.589411054360797,66.340159708625364 4.589389110098775,66.340164291644868 4.589346748151555,66.340174129588547 4.589325630746701,66.340177121565887 4.589282696192454,66.340179581153606 4.589238871104778,66.340180113751245 4.589195491235409,66.340179150392558 4.589153574290614,66.340176545281892 4.589147149987708,66.340175822679896 4.587904847308497,66.340282419503268 4.587517481858581,66.340285881678085 4.586802033744274,66.340356472280988 4.586470516067489,66.340411360450688 4.586468544295418,66.340413414206097 4.586445137447002,66.340437501449173 4.586386492750341,66.340478817412674 4.586367283831389,66.340496635595301 4.586354053947432,66.340514155827663 4.586346357850928,66.340531384450486 4.586335863221495,66.340557385826699 4.586320661533927,66.340575337053664 4.586298208682519,66.340594004561609 4.586271684986047,66.340612228360371 4.586244143538879,66.340628277982518 4.58621195875575,66.340642330926215 4.58619357649965,66.340648359061134 4.586174049302333,66.340653417381361 4.586153822406847,66.340657258677965 4.586132895820436,66.340660263271673 4.586111078729996,66.340662817822249 4.58604397371031,66.340672009096068 4.586024319292799,66.340676731462509 4.586008799339544,66.340682563081671 4.585999767301046,66.340689408865686 4.585998622526384,66.340697218100132 4.58600161220663,66.340705642169411 4.586003902216425,66.34071430710695 4.586001676140816,66.340722908668738 4.585994488721948,66.34073091440942 4.585982467169724,66.340738127831074 4.585966120331606,66.340744174952491 4.58592458527139,66.340754373962781 4.585878534121537,66.340764294082305 4.585815945263673,66.34077766880732 4.585773583279225,66.340786010585347 4.58572886781934,66.340793135349571 4.58568796870156,66.340796710464545 4.585646242639838,66.340797357132189 4.585573540006664,66.340795341667004 4.585469288357012,66.340791513447243 4.585409052689972,66.340791038232183 4.585317204463771,66.340792154110545 4.585270326285039,66.340794658013749 4.585249208874301,66.340797491447702 4.585228791157382,66.340801326383399 4.585208945919436,66.340806099434459 4.585171036473188,66.340817711921829 4.585138978886049,66.340831023138051 4.585126066843102,66.340838559802918 4.585115190241764,66.340847345168015 4.58510628548115,66.340857696163226 4.585098907295451,66.340868649318168 4.585086313522869,66.340888799811722 4.585071302617543,66.340905033037018 4.585060807628413,66.34091230345085 4.585048213611087,66.340919409065194 4.585033902209448,66.340926508344083 4.584969278204602,66.340954550500371 4.584937729449729,66.340966752388454 4.584899947218314,66.340978529603845 4.584843337431418,66.340993717029477 4.58469</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OS CHILLOS&lt;/SimpleData&gt;</text:p>
          </table:table-cell>
        </table:table-row>
        <table:table-row table:style-name="ro1">
          <table:table-cell table:number-columns-repeated="2"/>
          <table:table-cell office:value-type="string" calcext:value-type="string">
            <text:p>&lt;SimpleData name="PARROQUIA"&gt;Guangopol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733894172456,66.341772020269971 4.572587523313655,66.341594001796665 4.572044824938903,66.341276566197706 4.571317284640543,66.340919726340971 4.570608191620166,66.340639097674469 4.570138452283516,66.340438092422843 4.569816092203475,66.340382673723752 4.566362498177726,66.340382675956334 4.56595929611811,66.340471862798182 4.564966524784428,66.340697706200444 4.564906289350269,66.340710687909436 4.564868697885096,66.340720525587116 4.564785500627221,66.340748897570791 4.564750835097253,66.340760338902626 4.564663185260016,66.340781681305316 4.564600278409237,66.340799435966147 4.564563768269516,66.340810040580038 4.564528339476087,66.340822768626424 4.56448209764202,66.340843236148146 4.564449276720645,66.340855571177173 4.564411049214219,66.340867354753371 4.564357556114215,66.34088155970916 4.564310041998832,66.340892126282142 4.564254449818064,66.340902464679729 4.564057587200153,66.340929042898139 4.564010645472703,66.340934627312464 4.563919878689804,66.340941631673175 4.563884195316886,66.340944002390941 4.563871283154823,66.34094507998212 4.563842342149449,66.340950778445276 4.563793555948376,66.340964894601356 4.563720344899088,66.340989957541453 4.563497912922907,66.341056430689576 4.563408354999503,66.341086570760993 4.563343603630936,66.341110340494026 4.563304167608961,66.341123340953033 4.563240370212374,66.341138116254271 4.563226376789829,66.34114306035157 4.563129186109459,66.341177440816054 4.562906627045503,66.34125379521069 4.562799259314938,66.341291008858036 4.56267363657208,66.34133793940606 4.562545215078687,66.341381377367512 4.56244160003783,66.341411111414232 4.562358211785854,66.341428840316269 4.562260066834336,66.341451988628094 4.562234814953769,66.341453078901537 4.562210707995796,66.341454194526179 4.562197795821833,66.341454517817198 4.562187936772843,66.341454771378167 4.562167455402926,66.341455956717596 4.562128973313836,66.341457325913211 4.56210251291683,66.341459309912509 4.562082031546822,66.341460488913199 4.562069691839064,66.341461173495233 4.562010346755793,66.341464900645889 4.561990755860204,66.341464609120891 4.561944640974068,66.341467246025516 4.561889684844004,66.341477013717963 4.561844842158063,66.3414842523391 4.561810430886313,66.341484391862764 4.561720236466963,66.341485076619406 4.561650841554878,66.341491966678106 4.561583545593464,66.341493602150962 4.56155365046919,66.341498419443823 4.561525091124761,66.341505911559793 4.56148883529255,66.341508662529336 4.561457222709953,66.341508104816484 4.561426055332651,66.341504510983924 4.561391071535831,66.341500042452765 4.561291399554983,66.34148991382466 4.561256224960732,66.341487074274738 4.561207502073615,66.34148086903339 4.561152990967323,66.341474556049576 4.561113681941444,66.341472394722302 4.561053255402653,66.341465980334007 4.561022151610739,66.341460782863663 4.560986849825299,66.341459521588035 4.560936155127705,66.341453252959283 4.560879672200681,66.34144612864867 4.560850476624213,66.341441755170734 4.560799527554635,66.341439448081402 4.560737319994246,66.341430663099956 4.560658701966451,66.341427950408644 4.560569843320378,66.341430644456082 4.560552351431308,66.341429021846139 4.560530534338192,66.341431582636886 4.560509925774562,66.341434181455512 4.560490525739545,66.341436754917254 4.560472461434702,66.341438428313182 4.560446191812831,66.34143709095423 4.560424819914888,66.341435842322952 4.5604007765437,66.341435455729439 4.560378068916292,66.341435157871516 4.560355361288028,66.341434796628889 4.560335070718851,66.341434517781011 4.560315797858638,66.341434264284743 4.560287174798187,66.341433833331919 4.560266757022504,66.34143406790038 4.560245130723326,66.341434701795109 4.560222168707556,66.34143723089521 4.560199079492246,66.341440786827263 4.560177135211842,66.341445274511017 4.560155127324184,66.341449730501751 4.560134391572859,66.341454230858133 4.560103987588353,66.341458629819542 4.560084778347755,66.3414593144159 4.560058445132463,66.341458940504438 4.560040508014827,66.341458687005314 4.560021362368232,66.341458433508834 4.559999926862672,66.341457108816883 4.559978427758472,66.341456379940681 4.559955720130507,66.34145603137496 4.559931740366974,66.341455695488975 4.559904262229189,66.34145528988752 4.559875575555468,66.341454370873009 4.55985064166429,66.341452133449351 4.559825834966624,66.341448419162532 4.559799756126532,66.341444210477448 4.5597762215579,66.341439995447601 4.559755040441563,66.341435862811991 4.559737357705881,66.341432268938064 4.559716494577385,66.341424738879354 4.559699257023661,66.341416315085525 4.559684309320945,66.341408379346575 4.559664463928506,66.341402858576103 4.559632342475281,66.341400944425871 4.559613196828572,66.34140065289769 4.559592906253266,66.341399885986121 4.559571534342829,66.341397661226608 4.559548953896516,66.341394923052647 4.559508817921896,66.341388102934701 4.559492534516169,66.341383051199685 4.55947504257553,66.341377555772368 4.559458759162663,66.341371971602413 4.559440122306053,66.341366926207755 4.559418813983018,66.341363249931376 4.559396360744483,66.341360061720579 4.559358832622503,66.341351308347612 4.559341213481437,66.34134676368744 4.559322449424182,66.341342656384981 4.559302286029768,66.341339442812554 4.55928097772079,66.341336787029746 4.559259542203411,66.341334511556667 4.559234671906991,66.34133129799342 4.559208656680953,66.341327526644477 4.559182705062435,66.341323806002805 4.559159043281896,66.341319616306663 4.559135445114775,66.341315914674155 4.55911159254013,66.341313664558342 4.559087803578967,66.34131190884527 4.559067767398995,66.341308733299513 4.559048939741301,66.341305063347534 4.559024196632792,66.341299916536428 4.559006513904378,66.341296772676571 4.558987495452976,66.341295073998438 4.558958935981557,66.341293197862697 4.558937564072022,66.341290966754869 4.558912630175697,66.341288222235491 4.558885152032925,66.341287328565471 4.558858818819786,66.341286992681574 4.55883725612194,66.341287138513891 4.558816456764154,66.341291651575645 4.558795593812485,66.341297128089437 4.558778547242309,66.341300703042705 4.558760228543233,66.341304785078421 4.558740701314552,66.341308816408059 4.558721046885362,66.341313823866415 4.558701456063346,66.341318863016085 4.55868065671112,66.341323807089893 4.558659857347145,66.341327876450137 4.558638040267041,66.341331381685748 4.558613806123,66.341334430554397 4.558588363442831,66.341336940653221 4.558564320105803,66.341338994377196 4.558540149549097,66.341340591729704 4.558518459650711,66.34134172002824 4.558497978288254,66.341343374419026 4.55847635199614,66.34134446468633 4.558454534897043,66.341346556435752 4.558432908611861,66.341348166459198 4.558411218713465,66.341349294757308 4.558389465209044,66.341350480101923 4.558371528105003,66.341351164697471 4.558346212619228,66.341352242295258 4.558323441385826,66.341351893727122 4.558297171779477,66.341351557843439 4.558268421513457,66.341351589597537 4.55823731779037,66.341351164985298 4.558206277667179,66.341350220616604 4.558177590989383,66.341348851563865 4.558150303648064,66.34134651905724 4.558124034022735,66.341344744335572 4.558097828009609,66.341343375277162 4.558072830520018,66.341341600552511 4.55805018648751,66.341340282194238 4.558026397520644,66.341338038418172 4.557997838050081,66.341336174961754 4.5579667343209,66.341335268623382 4.557934422068235,66.34133476795121 4.557868652641727,66.341333829994142 4.557837485318792,66.341333899783976 4.557805173073191,66.341333925206769 4.557775277879344,66.341333494252709 4.55774652760812,66.341333101327166 4.55772025798874,66.341331744944938 4.55769888608048,66.341329539193723 4.557671407937715,66.341328594816133 4.557653470821545,66.341328341314366 4.557633116647295,66.341328062463745 4.557591263376731,66.341327504764863 4.557573326260347,66.341327232247551 4.557542222537825,66.341326801295736 4.557520787028881,66.34132504557742 4.557498206590947,66.341322763766073 4.557450565057815,66.341318745258889 4.557429065954611,66.341317933976512 4.5574063583293,66.341317636115107 4.55738365069734,66.341316831173728 4.557362342395965,66.341314606405348 4.55731718152741,66.341310568875912 4.557294410288672,66.34130975759588 4.557274119721114,66.341309453390679 4.557252557018252,66.341309174542147 4.557229849386175,66.341308350584882 4.557185706252405,66.341306297003399 4.557166687795899,66.341304110260154 4.557146588024122,66.341301923518984 4.557125216122122,66.341300148783048 4.557106070470454,66.341299362848915 4.557082154316287,66.341299045974111 4.557047488607706,66.341298095271483 4.557022363923894,66.341297715014107 4.556998638558496,66.341294976829971 4.556974913186924,66.34129176325763 4.556953795675069,66.341287142530831 4.556907807856351,66.341278281393087 4.556868308043589,66.341278167382896 4.556846936135955,66.34127593627241 4.556826963546475,66.341271321878736 4.556808390287888,66.341265300331528 4.556791152740787,66.341256901837198 4.55678453754077,66.341249625235207 4.556778176748403,66.341240852740214 4.55676240212551,66.341230007565457 4.556749680692033,66.341224068396855 4.556738231400468,66.341218610952041 4.556718513194963,66.341210656144113 4.556694978625767,66.341206010053227 4.556673733925535,66.341203271853715 4.556647655103446,66.341200026581717 4.556619095628519,66.341197668708617 4.55655962321616,66.341192046556699 4.55653252667286,66.341187806135778 4.556511409155808,66.341182709999629 4.556495125748054,66.341177151139306 4.55648119579225,66.341171674673802 4.556466120920039,66.341166629230031 4.556450918840878,66.341162090868593 4.556433426911114,66.341157045427934 4.556415934975226,66.341151524595674 4.556398506639666,66.341145503017188 4.556378661252214,66.341139918801858 4.556361042115543,66.341135374102066 4.556321351340622,66.341124186649949 4.55630354140868,66.341121568866569 4.556276126862866,66.34111969905176 4.55625844413773,66.341116555168 4.556237581011221,66.341108581314259 4.556220089081735,66.341103523185666 4.556175500703905,66.341101494941356 4.556037219333313,66.341083290895725 4.555883799484136,66.341059889245571 4.555695141636564,66.341048499233437 4.555512272017512,66.341037914201522 4.555440141794351,66.341027081732022 4.555388556564679,66.341016591498487 4.55530332334396,66.34100556888913 4.555289584262318,66.341004155414453 4.555267321819117,66.340998539479187 4.555245949907848,66.340995826610808 4.555225595729503,66.340995034330049 4.555206513693228,66.340994755471655 4.555187368050511,66.340994501967714 4.555161034840216,66.34099409635256 4.555142970531102,66.340995288042762 4.555122425570078,66.340997449540723 4.555080127123855,66.34100213383752 4.555052330981995,66.341003636137557 4.555032040410341,66.341002831179594 4.555013085563676,66.34100066342441 4.554994257912313,66.340997056811148 4.554959019660307,66.340989304798612 4.554938919879085,66.340986135548476 4.554917675169508,66.340982459213606 4.554871814560615,66.340972678870685 4.55485069704664,66.340967576351403 4.554829515937906,66.340963418280893 4.554802546580917,66.340956750139924 4.554786390378103,66.340950272132858 4.554770297764129,66.34094237427901 4.554755350072704,66.340934520790512 4.55473213355698,66.340931117011664 4.55471146127979,66.340925146095017 4.554687354237091,66.340919194199742 4.554645628114051,66.340912925408844 4.554566564612272,66.340890607344804 4.55446352126449,66.340860892147617 4.554397942491346,66.340845800035396 4.554280842046359,66.340815875638626 4.554215962843291,66.340792372134871 4.554147267286212,66.340772982392195 4.554129520895567,66.340764907003845 4.554109611906812,66.340759386089289 4.554094409837156,66.340755297696916 4.554077999245235,66.340751716397662 4.554060316517123,66.340748071714032 4.554041425266353,66.340744902430586 4.554020116951956,66.340741226060047 4.553998999446153,66.340736611569028 4.553975401281972,66.340732447126072 4.55394932246489,66.340729170098086 4.55392216233283,66.340725899410486 4.553893666458319,66.340722603370551 4.55386160860463,66.340719300998671 4.553829550744107,66.340715447163674 4.553798765019772,66.340711650373393 4.553770269139154,66.340707847239258 4.553744317524178,66.340703625748233 4.553717093779865,66.340699885996827 4.553689870035844,66.340696165260795 4.553665063348659,66.340692406487406 4.553641528780012,66.340687291238083 4.553620411268199,66.340682137950921 4.553598085234207,66.340677498096596 4.553573278542247,66.340673339984676 4.553520993714312,66.340668250143693 4.553492434251719,66.340666392972608 4.553469981022471,66.34066320466971 4.553449754041689,66.340660941806988 4.553429654269589,66.34065828594656 4.553411907947898,66.340655623742464 4.553390536040075,66.340652936190651 4.553369164137556,66.34065067332925 4.553346647313615,66.340648442163271 4.553326483934177,66.340645729253566 4.553305239233959,66.340642553622857 4.553283930927084,66.34063938433053 4.553262749827496,66.340635707943846 4.553239278860083,66.340630079250133 4.55321828853888,66.340623011671184 4.553177834436887,66.340607082658337 4.553160596898246,66.340598645910475 4.553141005903361,66.340589733763238 4.553114227347537,66.340581125884057 4.553083632409732,66.340574457647662 4.553053101084743,66.340568271149621 4.553024859603553,66.340562090984193 4.552994137470336,66.340556867964509 4.552963160951365,66.340554985434807 4.552928495256589,66.340554453053628 4.552910494538311,66.340554199541714 4.552891412504686,66.340553920677181 4.552872266858755,66.340553191765622 4.552834166374893,66.340550732428682 4.552816356453081,66.340548539276313 4.552779655288626,66.340543677571034 4.552761972574797,66.340541028031737 4.552713694917577,66.340531177793522 4.552687997691009,66.340523628454633 4.55266707097809,66.340516573522748 4.552625026756661,66.340504460345201 4.552600156464885,66.340500701542524 4.552568162214647,66.340496885705022 4.552550479501152,66.340494236160694 4.552532669568085,66.340491092197141 4.552515114056746,66.340487510861806 4.55249863985968,66.340483866136736 4.552470652783341,66.340475758981427 4.55244374701707,66.34046723980498 4.552419449128203,66.340458714281752 4.552371807452437,66.340441682240865 4.552347191553654,66.340435090019739 4.552324929122845,66.340429936682384 4.552301585359647,66.340423357133091 4.552274743206171,66.340415281649484 4.552260686056011,66.340410768503375 4.552232762575678,66.340401710514712 4.552205984017752,66.340392696891612 4.55218270384357,66.340384634068585 4.552161777137917,66.340378060841331 4.552138178977384,66.340373877321554 4.552108347388347,66.340372508212923 4.552079724339291,66.34037207723496 4.552052309801937,66.340370264409771 4.552025976573735,66.340367969838155 4.552002124033355,66.340367646609266 4.551980561336872,66.340367355069546 4.551956899581266,66.340364109681488 4.55192865810858,66.340358385854373 4.551912183913346,66.340354810836473 4.551895773318431,66.340350703363512 4.55187821779649,66.340346158518813 4.551861870802782,66.340341588315937 4.551846795932899,66.340336073636479 4.55183286598525,66.340330596986078 4.55182148030269,66.340324670278306 4.551799663050556,66.340313761330762 4.551757046272755,66.340293426688703 4.551735229032957,66.340283512912876 4.551713411781407,66.340272622963724 4.551703234622058,66.340266239848845 4.551692993855815,66.340259844054955 4.551672639531088,66.34024657071555 4.551643062166031,66.340228346805304 4.551621308515974,66.340216987762588 4.551590586335005,66.34020747331698 4.551577737705841,66.340202237510013 4.551555284412048,66.34019338861485 4.551543008256924,66.340189236735824 4.551532131444196,66.340184558734265 4.551525325453984,66.340179037665365 4.551511268305784,66.34017456884807 4.551485761879371,66.340165029021009 4.551473104067798,66.340159552330718 4.551448869766324,66.340149150419506 4.551427052515559,66.340138228717976 4.551394612942007,66.340127807797472 4.551384435789978,66.340121976121409 4.551369297284452,66.340113970244417 4.55135218697692,66.340106585571547 4.55133049698764,66.340099606588993 4.55131771197902,66.340095467373033 4.551293795712741,66.340085128822693 4.551269815830017,66.340073978900179 4.551208816769207,66.340059139853665 4.55116562762177,66.340046005906331 4.551141266124922,66.340037011166729 4.551120339416612,66.340029968775013 4.551100494040718,66.340024377970252 4.551078040816829,66.340021202262122 4.551054251861566,66.340018901314224 4.551025565197151,66.340017532183182 4.550994715891267,66.340015186876784 4.550961449516829,66.340011859056432 4.550929455260048,66.340007066963565 4.550913044678941,66.340003935613268 4.550896506884571,66.340000823279325 4.550880096297965,66.339997229193486 4.550854462666573,66.339988215422196 4.550836334610255,66.339977331676295 4.550819351464934,66.339965554147042 4.550810382836003,66.339959196306978 4.550801414206483,66.339952787754569 4.550785639589994,66.339941035566852 4.550768529254292,66.339931172353189 4.55075027399711,66.339921315476715 4.550731764329508,66.339912840466909 4.550713381881926,66.339904904256684 4.550696207951247,66.339896004535305 4.550676616963816,66.339887098476552 4.550654672513676,66.33987712115146 4.550629166091507,66.339867663616175 4.550604931798191,66.339857673610013 4.550585340811148,66.339848773876497 4.550549593624376,66.339832844361155 4.550530002648421,66.339824857416914 4.550507931003107,66.33981636970357 4.550483569514695,66.339807881991732 4.550461370678708,66.339801295937392 4.550439044652324,66.339796643240817 4.550412965838798,66.339792941383152 4.550362334750075,66.33978352823641 4.550334093283369,66.339777835970324 4.5503022262368,66.339772568415412 4.550285688443465,66.339769437035898 4.550252549267595,66.339764644898423 4.550221827143186,66.339759409032965 4.550195875526298,66.339754249223972 4.550173676702377,66.339748620328521 4.550152559193699,66.339743023124214 4.550133795146464,66.339738395765465 4.550117448162369,66.339734313546487 4.550098620520633,66.339730713087931 4.55007845714778,66.339728012755216 4.550058166584364,66.339727245787046 4.550029352731186,66.339727759292941 4.550009952702877,66.339730415328916 4.549987944819651,66.339734928666772 4.549963519889886,66.339740297759519 4.549936614302762,66.339746180306321 4.549909772322263,66.339752056512722 4.549884011667901,66.339758896227266 4.549859459536029,66.339765247843062 4.54983726086072,66.339772169952752 4.549816270719131,66.339779554796948 4.549796425504733,66.339787421392046 4.549776453083412,66.339795852145471 4.549757879998513,66.33980325599471 4.549739434099067,66.339808282761751 4.549721051800518,66.339812815095144 4.549693001290982,66.339818678610229 4.549672265536197,66.339822678480587 4.549647904202284,66.339827179128278 4.549622397934243,66.339830614846491 4.549594665413325,66.339832649677433 4.549567060088491,66.339833201211633 4.549538246240766,66.339834215485808 4.549510386523425,66.339837708257264 4.54948360813745,66.339842614594403 4.549456766150099,66.339847983668164 4.54943361334435,66.339852490647701 4.549411669060591,66.339856458820421 4.549393350363431,66.339860566440692 4.549376049396263,66.339866550362458 4.549359829755741,66.339873548498844 4.549339984534612,66.339880926971787 4.549312951749192,66.339888223050892 4.549283692721811,66.339895050056555 4.549256723526208,66.33990090721106 4.549210672317516,66.339907911732681 4.549185484033048,66.339907087728875 4.549161758681726,66.339904355726929 4.549139432667819,66.339900660215889 4.549121877138912,66.339895107410157 4.549107947195784,66.339889617984952 4.54909280874125,66.339885580159816 4.549074998824824,66.339883412302981 4.549026466795664,66.339876902383239 4.549000515185479,66.339872211673324 4.548975644901581,66.33986850348451 4.548949884100874,66.339862874620536 4.548925268204729,66.339855775135931 4.548904532298782,66.339846792997761 4.548875209340815,66.339825709962724 4.548860706870485,66.339814452145063 4.548842451607007,66.339803644389903 4.548825532079091,66.33979229148359 4.548816945037969,66.339781122384309 4.548816754083941,66.339769585608792 4.548817835253846,66.339757091652857 4.54881898002504,66.33974412861231 4.548820188402741,66.339731146548246 4.548820061044513,66.339718671592138 4.548815035987274,66.339707996888023 4.548802759770517,66.339698196962161 4.548785585839087,66.339688840765291 4.548763641400417,66.339679402167974 4.548738134977375,66.339669412088199 4.54871409149355,66.33965802743991 4.548702642204064,66.339651612475976 4.548682097085886,66.339639727038232 4.54866047065407,66.33962793034182 4.548627204117564,66.339610130695974 4.548603160622449,66.339597725452606 4.548588149354936,66.339591285124158 4.548558063224053,66.339579336286207 4.548541779831995,66.339573789745771 4.548526704968803,66.339568293913374 4.548511630111066,66.339563267161438 4.548486123694906,66.339553777811872 4.548465324184291,66.339544808243559 4.548448277456428,66.339534494807964 4.548433711375078,66.339522729743635 4.548419272502017,66.33951050826883 4.548402289353366,66.339497792354109 4.548384224899945,66.339485932194677 4.548364761121174,66.339476068805766 4.548339191104313,66.339467042167797 4.54831362108236,66.339457565459838 4.548288051070881,66.339448988882097 4.548250968170571,66.339434542433665 4.548227433619907,66.339429845297246 4.548166752878505,66.339438162143551 4.548147098461591,66.339444082779963 4.548131006018492,66.339449654765005 4.548103082711847,66.339454491450326 4.548080247891996,66.33945471335646 4.548056395357062,66.339454314045526 4.548033560536719,66.339454491578849 4.548008117872004,66.339457483618929 4.547980194555008,66.339461426508265 4.547950044995786,66.339464843266896 4.54791735116054,66.339467727556624 4.547884784528107,66.339469680017899 4.547851200176111,66.339470618246551 4.547820032870099,66.33947064365978 4.547794971807883,66.339470320418684 4.547772136987198,66.33947046625687 4.547723032581197,66.339470732583621 4.547704141341291,66.339467582152693 4.547668775937248,66.339462973789324 4.547663750973803,66.339460305093468 4.547626795297238,66.339446568615429 4.547608158385184,66.339434695754605 4.547582206624106,66.339416388839368 4.547567195327743,66.339407235380492 4.547548240411503,66.339397936128861 4.547534564856776,66.339388769982818 4.547515101133482,66.339383584727941 4.547499072132711,66.339374722852426 4.54747566479192,66.339369594652766 4.547456582743244,66.339367401396984 4.547435338064444,66.339365138416085 4.547416955712909,66.339364960957937 4.547389604783833,66.339362457106262 4.547362253843218,66.339358932676475 4.547350613788645,66.339357157779673 4.547323008456408,66.339356745795527 4.547296866062096,66.339354812450196 4.547272186610969,66.339351820489938 4.547241019246956,66.339346628909638 4.547217993523667,66.339339427851201 4.547187144163349,66.339331567548967 4.547166535515164,66.339326014622145 4.54715273276594,66.339318445878789 4.547140202157455,66.339311390590225 4.54713034303285,66.339304386006859 4.547122074035402,66.339293711132541 4.547109861376701,66.339279220175371 4.547101147137479,66.339269020717339 4.547088934526859,66.339258776888386 4.547074177650897,66.339248919740172 4.547058148656723,66.339240533243682 4.547043200987839,66.339233084918078 4.547029461858218,66.33922661913715 4.547009616480691,66.339220102653428 4.546964137652088,66.339219475172314 4.546936405145075,66.339222410192463 4.54690746409949,66.339224419716572 4.546883420757,66.339224996611605 4.546839277648678,66.339222467419901 4.546820259212979,66.339220736899861 4.546800223053513,66.339217592778226 4.54678037768666,66.339211989112371 4.546765302821302,66.339206005094738 4.546757479114982,66.339199158954045 4.546755952450139,66.339189992713258 4.546753217241225,66.339179406526782 4.546751881369387,66.339167818764849 4.546747937497115,66.339145201063374 4.546745138697344,66.339136028466129 4.546738587120966,66.339128738570508 4.546726120110772,66.339120840134413 4.546711490449669,66.339111008287915 4.546699341424969,66.339098811964391 4.546684775349274,66.33908707205174 4.546668873553006,66.339077195820877 4.546652908166929,66.339068821944934 4.546636815572689,66.339060917157454 4.54662326723219,66.339051592411153 4.546614616595043,66.33904086671744 4.546606093160447,66.339029164801204 4.546597506114797,66.339017076195816 4.546588791881451,66.33900728233246 4.546576515676167,66.338997976581211 4.546564112257441,66.338988670826708 4.546555270817111,66.338979447470479 4.546547828718961,66.338969678946526 4.546539114481562,66.33895951105815 4.546526901861364,66.338948259186523 4.546514689252231,66.338937989870232 4.546502285843895,66.338929590584982 4.54648854670538,66.338922199216739 4.546476079696351,66.33891433241115 4.546461259226941,66.338905476706628 4.546444085307754,66.338896576629466 4.54642576646151,66.338887156744036 4.546407320413287,66.338878757452662 4.546378442825569,66.338867277366674 4.546363622403288,66.338862605463817 4.546353699709512,66.338858795671456 4.546335380854141,66.338848532668649 4.546300269781736,66.338834840225473 4.546264776972174,66.338812475846154 4.54623017468775,66.338792843612922 4.546198498375278,66.338778745428215 4.546171083750642,66.338767899207937 4.54614920293781,66.338759347743306 4.546111356826945,66.338750143372351 4.546077708812903,66.338745610942652 4.54604902217055,66.338745224306138 4.546020717115057,66.33874002625528 4.54599234846341,66.338735772736811 4.545962580474,66.338732451075316 4.545935293163626,66.338730593752913 4.545910359292717,66.33872785528402 4.545885425421635,66.338725097797351 4.545861827281553,66.338721395774087 4.54584185471503,66.338716755548887 4.545830469011199,66.338707912446665 4.545816475381304,66.338694568542479 4.545795421334728,66.338674993245021 4.545746380342641,66.338657009113987 4.545689070564767,66.338647088413381 4.545618848651161,66.338639975986126 4.545563765154318,66.338634106008229 4.54550817285957,66.338633288353464 4.545477514442377,66.338635887469962 4.545452008171965,66.338638607021309 4.545403603483929,66.338641935173655 4.545377461136776,66.33864380527622 4.545326893811921,66.338646423444288 4.54530533113636,66.338647089095602 4.545286121904669,66.33864727296563 4.545268057599698,66.338647957628226 4.545248911969524,66.338647666060183 4.545231292859478,66.33864359634245 4.545218635054247,66.338637662897966 4.545211002160486,66.338629859386131 4.545204577789255,66.338621561413788 4.545198153408086,66.338612356935798 4.545191856229264,66.338602138184854 4.545183269203048,66.338591463012378 4.545166031538118,66.338569580161789 4.545155027449873,66.338558334452216 4.545141479108571,66.338548565775127 4.545125577322524,66.338539190128742 4.545108403401745,66.338529801802693 4.545087603912583,66.33852180810446 4.545064260164766,66.338514777967475 4.545036145915727,66.338508077475694 4.545005487407979,66.338502334207192 4.544988949623801,66.33849924070222 4.544960771773728,66.338493041004057 4.544936028704167,66.338488388066168 4.544913575482476,66.338484235921229 4.544893475731309,66.33848204258868 4.544875602226298,66.338480812812591 4.544840809338545,66.338480299397446 4.544793867594576,66.338482486508866 4.544766135081916,66.338484527784374 4.54473604911928,66.338486486654062 4.54470475462349,66.338487963745536 4.544672188008386,66.338490848144176 4.544640702713417,66.338494258695064 4.544613987929348,66.338498227087584 4.544584665289571,66.338504065550552 4.5443294115202,66.338508116750035 4.544151375740261,66.338458094324423 4.543922390433122,66.338357738329222 4.543755104058826,66.338294510906039 4.543731760308861,66.338286967224278 4.543707208036644,66.338279937022804 4.543682719375574,66.338273312532309 4.543658103501186,66.338266694379499 4.543631070576247,66.338260545335103 4.543605118986349,66.338256323425739 4.5435789765919,66.338253559548477 4.543319906190697,66.338234592885513 4.543334281912997,66.338291215213417 4.543305150642971,66.338348756678982 4.54323969998745,66.33841174347512 4.543101419710872,66.33848291416308 4.542904939127967,66.338540423776649 4.54265750937714,66.338581476814312 4.542461155600318,66.338600691218076 4.542184657539903,66.33863901835683 4.542039125820587,66.33868556711154 4.541957328370828,66.338763843101901 4.541957329306408,66.338854695528724 4.541957330162697,66.338937915353171 4.541881893741213,66.33905147383345 4.541863067310635,66.339164961976778 4.541849456194763,66.339235864075562 4.541823187570966,66.33932966247211 4.541731403499521,66.339374130666243 4.541554259330921,66.339433387750361 4.541160662155071,66.339565821874658 4.540944082237871,66.339669527068111 4.54062267984319,66.339918892872745 4.540097926660891,66.340170785691853 4.53958627607954,66.340388053818643 4.53912042202314,66.340574748523551 4.538549681425957,66.34087106215209 4.538484103533331,66.340942644073152 4.538431628676816,66.341019157180042 4.53843818086803,66.341093273991149 4.538510311789815,66.341184593263165 4.538831719195473,66.341443837352713 4.53931468901368,66.341828965164794 4.539334344207642,66.341903009843591 4.539313354594793,66.3419685800162 4.539185188346368,66.342116326318546 4.539015486401548,66.342214696731773 4.538958940405772,66.342260123163044 4.538789238027015,66.342313073181344 4.538600643658985,66.342282820998221 4.538449768110202,66.342252549706558 4.538336611239941,66.342207155207589 4.53814808048582,66.342176852188217 4.537714345353213,66.342116328518088 4.537299438248568,66.342101186933547 4.536827985273089,66.342146595152869 4.53652629842702,66.342154150824754 4.536073736588731,66.342191991008235 4.535696611980238,66.34218445532936 4.535262813808031,66.342184455936561 4.535111938549902,66.342184456146356 4.534715923124921,66.342222251817262 4.53447841630082,66.342322928998087 4.534380017033373,66.342371055365916 4.534350503804216,66.342408064309211 4.534347197378138,66.342541401126894 4.534338802293834,66.342661141898589 4.534273097528502,66.342784006873202 4.534227428481186,66.342857668534577 4.534175207543428,66.342884706959339 4.534037118142227,66.342994127885618 4.533905070972076,66.343054637577822 4.53384852504709,66.343115153360685 4.533773024612924,66.343213519695482 4.533737723562974,66.34329991311877 4.533835742305939,66.3433834032748 4.533985918432275,66.343444830655287 4.534231059116673,66.343461131554079 4.534468948642031,66.343478883841158 4.535822883412528,66.343562466746164 4.536379316283142,66.3436413287086 4.53673513365825,66.343754345568101 4.537021429316543,66.343922843521241 4.53702677261752,66.343960179696978 4.537040130921299,66.344059347505507 4.536991981725417,66.344189405329104 4.537077597782406,66.34433763891785 4.537198006111546,66.344412240108824 4.537454850993606,66.344482645327304 4.53757793026638,66.34449541560916 4.538187918698657,66.344407979739259 4.538594556876349,66.344397306427837 4.538712229623148,66.344415463815054 4.538776472765009,66.344445320678204 4.538829967713178,66.344623358846448 4.538765726902448,66.344849428682139 4.538693535636086,66.34512022053103 4.538731005545494,66.34572798925528 4.538557107569297,66.34606916656756 4.538549093997396,66.346168326075059 4.53861060204245,66.34619602618848 4.539576407709885,66.346159775597556 4.539878731165298,66.346184287717435 4.540079411372865,66.346257850323823 4.540162291794575,66.346336761511807 4.54017838528657,66.3464412558547 4.540103458887925,66.346706701006582 4.539961681918186,66.346996699580274 4.539843946990707,66.347141697678296 4.539482789960649,66.347427433107413 4.53922861943084,66.347695003611022 4.539222767765223,66.347713329889444 4.539228619983438,66.347756851550216 4.539303549243735,66.347801646745054 4.540199388774666,66.347884778572094 4.54063585965541,66.347962594192452 4.541220598343769,66.348065452365958 4.541923901064156,66.348257569479159 4.54251659096724,66.34839126720621 4.5428915543696,66.348496582553025 4.54296292150439,66.348522157289906 4.543359257280883,66.348674394912933 4.543566361920742,66.348748400100078 4.543859081784229,66.348862205103742 4.543955510266287,66.348911985174595 4.544026877729841,66.348970306877121 4.54415542806819,66.349059975250327 4.544344659177035,66.349131108880044 4.54465169045411,66.349227828922864 4.545094459160412,66.349361585049692 4.545655028490302,66.349563615241422 4.545730021372169,66.349602026442938 4.545740707566891,66.349626174456887 4.545737145681358,66.349636135281045 4.545712148592131,66.349677416915128 4.545662154029633,66.349721486526661 4.545508671311655,66.349788360791308 4.545301568556951,66.349912135247152 4.545133775035927,66.350055849344486 4.545073095010351,66.350151140742113 4.545040974317068,66.350230831897434 4.545083782593005,66.350317587573755 4.545241083447375,66.350424365164002 4.545362255388698,66.350509681735701 4.545576484928069,66.350669010388188 4.545765716454259,66.350775697726178 4.545937073862868,66.350822647981417 4.546119180626616,66.350848226504681 4.54629772520956,66.350853935037193 4.546511953284135,66.350862450397216 4.546661938334458,66.350863863103697 4.546822609256585,66.350856753753817 4.546954720587144,66.350839715790968 4.547229628627086,66.350748652844956 4.547375987925269,66.350734428020957 4.547475978035032,66.350742943601489 4.547636649201222,66.350760025506489 4.547747325646796,66.350805550259878 4.547858002471997,66.350888052328116 4.547929370606723,66.351006150152116 4.547936494752443,66.351023200449134 4.547950807304874,66.351121358276345 4.547893689347258,66.351222386043432 4.547829446966153,66.351279302343812 4.547697336764107,66.351408714667727 4.547604471965706,66.351533912874004 4.547583100996914,66.351627823711752 4.5476430829854,66.3516957886619 4.547757003139009,66.351715790833367 4.54812007141313,66.351726295114972 4.548374880713698,66.351733137435247 4.548793732514008,66.351769916430669 4.549059037512294,66.351830334666303 4.549296419250986,66.351906484658059 4.549652428552363,66.352048304752387 4.550015497716066,66.352140223593437 4.550546107565754,66.352240036144494 4.550832339560834,66.352326689426107 4.551118571481938,66.352405492477828 4.55128655826211,66.352493203445846 4.55132141619674,66.352619739193884 4.551258259100385,66.353050027231973 4.551335034288852,66.353204955811876 4.551474652865449,66.353336290073628 4.551914496953299,66.353546385079923 4.552173632527799,66.353637436988194 4.552838135319623,66.353754032040342 4.553090909581939,66.353785391603665 4.554375516587355,66.353921941111693 4.55459190788465,66.353969214809112 4.554689608594894,66.354011217664805 4.55484322084882,66.354147805942958 4.5549759059603,66.354242352930825 4.55519929476905,66.35435527150554 4.555590288040849,66.354483963858669 4.555688051961647,66.354489183865539 4.555911439201292,66.354460320398786 4.556125221582477,66.354412882138419 4.556397140393871,66.354338367003876 4.556326981697688,66.354316713371645 4.556272788467786,66.3543060829751 4.556219930932883,66.354290954563723 4.556058368365567,66.354206746934267 4.556028282027242,66.354183876747328 4.555962193207935,66.354076291423496 4.555893814926826,66.354002928932474 4.555868371783892,66.35397015013811 4.555923073391219,66.353938840947606 4.5559933588376,66.353920037607352 4.556071468113783,66.353916907818459 4.556180808322249,66.353907518676905 4.556282324806816,66.35389187024677 4.556383904683496,66.353857405876326 4.556430718956045,66.353819824570678 4.556477596691471,66.35376969920965 4.556563529403442,66.353747778715316 4.556626054657059,66.353716469231088 4.556657285228563,66.353678875071651 4.556680755718383,66.353638163859515 4.556649524141096,66.353588038279057 4.556618292743816,66.3535535737347 4.556579237586972,66.353509720066469 4.556555829950161,66.353484657174846 4.556548069509732,66.353450205116047 4.556610531007891,66.353406351079641 4.556680879835929,66.353368769053759 4.556719934199933,66.35334371857661 4.556766748572217,66.353315525667398 4.556766811817869,66.35328420308764 4.556743340609694,66.353262282370594 4.55671993300843,66.353240348963269 4.556657470466921,66.353193352383286 4.556626239286802,66.353177691080035 4.556595071316782,66.353127577250646 4.556571663463578,66.353083710137952 4.556602894029115,66.353046127700992 4.556649772005288,66.353017934457142 4.556720057291937,66.352986611375314 4.556712296704072,66.352939626889622 4.556681065053583,66.352883240363028 4.556751350301632,66.352848787332888 4.556837282851066,66.352814334225954 4.556915392003278,66.352801814939454 4.557095017653302,66.352776763631951 4.557204357802377,66.352764244267348 4.55736063974794,66.352742322758118 4.557516794625982,66.352732933081711 4.557618311086185,66.35271728391217 4.557649605580283,66.352707894461673 4.557680836282846,66.352682830666041 4.557696483216123,66.35265150726616 4.557696482920838,66.352626443473312 4.557727713511789,66.352591990161471 4.557774591477995,66.352563796404667 4.557852700440574,66.352535615228007 4.557907401834057,66.352488629777994 4.557954279909706,66.352469838059903 4.558071380021763,66.352451046193607 4.558149488944137,66.352419735055776 4.558243245092476,66.352382151501274 4.55835258485916,66.352338289166099 4.55839163924403,66.35231636750315 4.558430693253998,66.352263121965308 4.558477570875823,66.352206733767673 4.55850886517789,66.352181682141236 4.558508864727238,66.35214408573782 4.55850110408275,66.352093969798844 4.558485456368573,66.35205950317301 4.558446464917364,66.352025036544916 4.558462048310502,66.351999984767275 4.55848551896042,66.351974920277755 4.558532397142125,66.351965530517845 4.558594858979444,66.351952998160812 4.558649560584805,66.351924816340059 4.558649560094268,66.351884089651264 4.558665206828208,66.351837103053981 4.558641799107335,66.351805778672542 4.55864179880512,66.351780714034234 4.558649622153162,66.351755681035002 4.558719907334704,66.351718071184763 4.558776707976082,66.351690852149233 4.558837070428479,66.351649155571721 4.560749704881316,66.349635588302078 4.560825587162118,66.349577711409765 4.56107263372951,66.349375692543148 4.561436526585053,66.34920970120713 4.562018208013146,66.34893848335993 4.562739061232773,66.348667243258362 4.563096021185485,66.348527449403406 4.56417777826881,66.348149385249187 4.565359782164909,66.347954278920866 4.565782061684147,66.347485253531971 4.566401776244267,66.346976086270487 4.566743275000129,66.34651920381333 4.567160595028438,66.346200351594206 4.56829380891869,66.345798448881354 4.56909124436926,66.345550515197701 4.570304730144464,66.345169617031289 4.570949699813483,66.344922146418909 4.571594665914183,66.344448132894712 4.571910853822435,66.344338679598721 4.572581202808436,66.344114992766833 4.572973208972976,66.343938876500772 4.573150286020113,66.343662829923389 4.572960669427649,66.343372501777864 4.573023763833474,66.343148807858142 4.573365328755162,66.342915572388151 4.57376999114673,66.342653812855289 4.574076444738908,66.342403066681896 4.573924994263377,66.342241162869755 4.573700713877797,66.34207236846143 4.573491635180322,66.3418819273911 4.5733894172456,66.341772020269971&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OS CHILLOS&lt;/SimpleData&gt;</text:p>
          </table:table-cell>
        </table:table-row>
        <table:table-row table:style-name="ro1">
          <table:table-cell table:number-columns-repeated="2"/>
          <table:table-cell office:value-type="string" calcext:value-type="string">
            <text:p>&lt;SimpleData name="PARROQUIA"&gt;La Merced&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62777667561504,66.340108440173239 4.627779346877899,66.340100180679471 4.627767769398025,66.340062990842512 4.627766496205287,66.340024666252518 4.62776057964187,66.339983932861713 4.627747602776252,66.33994553847549 4.627704603554397,66.33991085240207 4.627638960412857,66.339881148738144 4.627558624276118,66.339858652413653 4.627472245524205,66.33983759502307 4.627401068716545,66.339812683500639 4.627347638010858,66.339779626387823 4.627331798709917,66.339736623313527 4.6273171679608,66.339694380830991 4.627290261160665,66.339655066919036 4.627251332595457,66.339613521690893 4.627196375081769,66.339571589788932 4.627134929821034,66.33953531854047 4.627080226934388,66.339500587580005 4.62703035812249,66.339464043601581 4.626977627038327,66.339428862465596 4.626922478834306,66.339391557726387 4.626861224422124,66.339356180017447 4.626784577236021,66.339324200039897 4.626725104284695,66.33930577911508 4.626635354360187,66.339283973270838 4.626564750334668,66.339270306638568 4.626507567344968,66.339255955323779 4.626477226680959,66.339249514999111 4.626446885918893,66.339239499455815 4.626432574151226,66.339231588398874 4.626421887977933,66.339223734374812 4.626405794823173,66.339201465382885 4.626392881069793,66.33914485768436 4.626375006366151,66.33910235431992 4.626353251713259,66.339062437246454 4.626341102369694,66.339046868509186 4.626296385302608,66.338995027606217 4.6262252715236,66.338948486210597 4.626169932398776,66.338907237825964 4.626106769656087,66.338867022686728 4.62604233479862,66.338827612559783 4.625987950005374,66.338794598529589 4.625935537035672,66.338761933100997 4.625865948545254,66.338668747611905 4.625796487209974,66.338573406446855 4.625790696233047,66.33847339896441 4.625812828231036,66.338357339957852 4.625854360311013,66.338240887292329 4.625865932589845,66.33808977079876 4.625886094776995,66.338046644224661 4.626007133906608,66.337875056216618 4.626050385322725,66.337829729400511 4.626062214985866,66.337785936778758 4.626033654150287,66.337737269250042 4.625993580836989,66.33770177500891 4.625949818267365,66.337664182381161 4.625902938975661,66.337627096866697 4.625848935650459,66.337587678410188 4.625895940082406,66.337550104224221 4.625947142992972,66.337527871484497 4.626029449580352,66.337502735105673 4.626069839037842,66.337470276785893 4.626094899388907,66.337443175363362 4.626091781481611,66.3374011318366 4.626083511459322,66.337360578047964 4.626079312383715,66.337323884944311 4.626084399693867,66.337279438498257 4.626089614681153,66.337251626930211 4.626101189871108,66.337206489315989 4.626120715961209,66.337162892098391 4.626131909618977,66.337121710219691 4.626148064534109,66.337077764192813 4.626177577072133,66.33704035414992 4.626197421388839,66.337003742884633 4.626210586818465,66.336961197718992 4.626225978484839,66.336918557376791 4.626230938550399,66.336873235343674 4.626237552477188,66.336830892854962 4.626235070717585,66.336791935712256 4.626232335246532,66.33677852100962 4.626225146691749,66.336743583156675 4.626218848449732,66.336702121722922 4.626210960110522,66.336663316557406 4.626210259143053,66.336617290382392 4.626212229870795,66.336578662553038 4.626203959840328,66.336538107435842 4.62619174625,66.336499878951841 4.626154471114681,66.336445839208906 4.626171071329051,66.336404072871701 4.626230097434001,66.336366591952824 4.626327860780892,66.336352891277556 4.626366406491189,66.336351382238121 4.626404188757383,66.336344129372122 4.626415001698785,66.336336198270985 4.62642358768125,66.33630276859823 4.626405967511031,66.336264755333104 4.626359024447654,66.336221968275069 4.626312590462206,66.336187074204616 4.626280404274958,66.336147336400145 4.626258967611965,66.336106412936019 4.626250252280379,66.336064132621786 4.62627493061219,66.336024273907114 4.626320853250853,66.335970987206053 4.626352273937895,66.33593223779026 4.6263645488936,66.335891028527243 4.626350745041556,66.335849812975553 4.626294451693982,66.33580426739519 4.626227599821337,66.335766158501514 4.62615788598921,66.335740336333416 4.626063365700045,66.335721982685499 4.626003637862259,66.335686194050794 4.626002491725216,66.335643266320446 4.626029714223788,66.335599793151118 4.62608098027285,66.335562158906242 4.626135235938689,66.335527922817789 4.626159342357326,66.33550766647987 4.626165002784648,66.335487156610426 4.626161185879962,66.335469728002636 4.626140449640218,66.335455279257019 4.626112144274512,66.335443930795975 4.626017814612351,66.335418577569811 4.625920177310824,66.335390225508718 4.625839714101509,66.335370508438416 4.625802948351759,66.335335289800781 4.625801357051128,66.335295404689091 4.625857520879979,66.335259824139513 4.625913621098618,66.335224161118859 4.625946949941959,66.335184028408364 4.625909675112965,66.335140941482962 4.625854526854916,66.335101068987555 4.625798042806484,66.335059522650468 4.62574276747304,66.335024474844474 4.625650536145959,66.334974470832961 4.625632026060419,66.33495694683505 4.625624137846392,66.334922881389105 4.625635967504679,66.334880180539912 4.625647733734694,66.334843788065868 4.625671394576632,66.334812150601635 4.625675337277996,66.334779714327169 4.625663569362765,66.334756794678952 4.625618280782248,66.334738579572971 4.625536799676077,66.334711906819805 4.62548953869944,66.334673092419621 4.625496025517762,66.334635165341382 4.625533552537599,66.334599710745238 4.625580938455931,66.334558676661132 4.625633540114617,66.334517002122581 4.625662480531986,66.334492839361516 4.625679272326129,66.334478529367402 4.625688621736931,66.334450733698063 4.625688621287021,66.334434959159168 4.625684868226799,66.334425930657744 4.625677425884623,66.334413884208331 4.625664258993505,66.334404126612895 4.625649374825041,66.334398116115509 4.625621260457162,66.334392809446499 4.625578198574199,66.33439060957356 4.625515800253256,66.33438969052213 4.625436227528155,66.334369046985501 4.625384705075683,66.334336559671257 4.625382159680007,66.334297148499445 4.625405056764142,66.334249012900941 4.625425155362859,66.334208441211317 4.625431069639359,66.334167856840637 4.625428396853751,66.334122339667886 4.625414084242326,66.334084621084529 4.625362752010051,66.334031077099667 4.625315554654441,66.333992692792606 4.625273700255719,66.33395373776888 4.625253599367479,66.333914034419607 4.625241194757818,66.33386921427514 4.625238140443155,66.333827659315901 4.625235786202049,66.333800059533061 4.62522897917659,66.333761719070139 4.625220327440442,66.333719434809225 4.625209640300834,66.333677670402778 4.625212374235964,66.333637211998138 4.625211609786671,66.333596430180862 4.625198696560783,66.333560010598234 4.625182348845905,66.333533329955202 4.625154933230919,66.333495654931497 4.625138457964042,66.333457161876638 4.625142909241275,66.333415308197118 4.625164598061389,66.333376871907475 4.625198944736614,66.33334194815238 4.625253582052284,66.333309433658044 4.625286084164128,66.333275752563893 4.625298741439481,66.333259064189605 4.625298740918488,66.33324093655753 4.625287990784733,66.333220646832231 4.625273551517013,66.333202474855383 4.625206317549501,66.333147775080121 4.625155113022245,66.333111310640234 4.625105180642604,66.333075226577222 4.625079227880169,66.333033968418718 4.625072611983707,66.333006532639288 4.625055945863289,66.332966967270906 4.625022360777364,66.332942847691641 4.624983560199315,66.332927960073974 4.624946477147924,66.332918037156148 4.624825941781582,66.332901488655196 4.624754892218341,66.332874839269465 4.62472327857204,66.332837721255643 4.624703495615431,66.332794497072868 4.62469719735077,66.332753029120397 4.62469751404782,66.332706513882513 4.62469827620617,66.332667448876265 4.624704127166631,66.332637374906113 4.624708387568734,66.332593814209233 4.624708449950875,66.332551267972448 4.624708385106181,66.332508277812565 4.624706730169123,66.332467995085665 4.62470590209225,66.332426748495166 4.624702147979733,66.332381247194817 4.624696930873562,66.332334464981116 4.62469063245365,66.332287758774797 4.624685987731048,66.332238319587063 4.624683760241791,66.332194967474962 4.624689674502378,66.332154417895552 4.624699914019475,66.332113703368748 4.624706209970323,66.332074903729946 4.62470188348223,66.332032489792368 4.624700737470073,66.331994806055306 4.624723698432603,66.331957191898908 4.624708813263502,66.331916407419641 4.624696599806096,66.331883453867974 4.624675099526077,66.331842504436338 4.624636043762647,66.331801199928663 4.624616260952859,66.331763249612777 4.624613651932679,66.331723834403419 4.624630125006824,66.331686460827271 4.624644880610004,66.331646081591103 4.624648250555145,66.331604218557374 4.624629867284443,66.331572849868422 4.624569058162821,66.331537112402373 4.624521161206972,66.331500969001681 4.624476062870921,66.331462098905604 4.624427402507042,66.331421554739137 4.624369964569011,66.331386558941617 4.624278242827796,66.331360193394588 4.624226593002467,66.331321545047743 4.624227227759492,66.331276346095436 4.624309532341164,66.331187158712027 4.62436645918036,66.331144958585597 4.624401505433579,66.331107793316932 4.624421159306147,66.331086436422581 4.62443203560078,66.331070488510093 4.624424784006651,66.331055999126391 4.624415815092331,66.331043665718781 4.624395905833345,66.331032042560736 4.624363402412684,66.331019721933998 4.624273143196215,66.330978365585423 4.624262265952501,66.330961682135637 4.624253296953154,66.330946412738143 4.624251515606488,66.330934142654428 4.624262264876273,66.330924694311975 4.624345079585812,66.330879728882053 4.624409385230318,66.330852176276096 4.624496970598094,66.330812467519436 4.624581693400557,66.33076389374834 4.62463766608849,66.330720392969482 4.624652040181173,66.330684907585919 4.624641226309731,66.330660278413973 4.624589003582786,66.330606657384848 4.624529402556774,66.330555959583336 4.624475335702162,66.330518311927705 4.624450083052133,66.330492224174051 4.624413380203329,66.330432610222317 4.624388508748344,66.330391284307083 4.624380238683196,66.330350776270961 4.624370950768614,66.330305455133256 4.624357655515175,66.330256297443114 4.624332847679278,66.330215402447152 4.624286859030792,66.330182681452854 4.624210530153912,66.330156682370657 4.624118935658256,66.330130791136227 4.624069066925011,66.330095527170414 4.624047375795777,66.330053718742974 4.624039868804297,66.330006114168739 4.624033188828263,66.329962878711314 4.623992097822427,66.329927392519991 4.623937204214918,66.329894106808553 4.623875822723991,66.329860998643028 4.623806935671059,66.329829069972206 4.623761010648039,66.329796798715719 4.623734548785721,66.329747208875702 4.623720617698515,66.329705964220906 4.623705668750183,66.329659500485363 4.623686776392884,66.329620202540198 4.623673290189113,66.329566560085297 4.623669346113526,66.32955097274224 4.623659231351061,66.329507013587758 4.623652678600242,66.329464208493519 4.623663299468571,66.329414478308436 4.623659863953584,66.329388909311106 4.623651276616396,66.32937439993961 4.623644342893112,66.329354386101727 4.623630603267705,66.329335057166233 4.623611711455615,66.329314364808496 4.623556690380697,66.329272225478576 4.623546449227447,66.329256327246426 4.623544667933687,66.329245946122427 4.62355153715855,66.329235596660993 4.623588491890633,66.329208758976478 4.623639694203151,66.329170683919173 4.623675694515503,66.329133065470401 4.623701835766154,66.329094933342404 4.623694456331406,66.329059192101752 4.623623342869883,66.329021142764134 4.623565841314473,66.328985192382746 4.623546313459026,66.328965317810486 4.623546313208336,66.3289568009981 4.623546312851961,66.328944694816755 4.623564058841247,66.32893477006931 4.623623339083847,66.328892597852331 4.623649353116949,66.328854439993066 4.623661437286566,66.32881675142545 4.623634721555543,66.328786260789755 4.623573658514355,66.328766957009037 4.623518065786766,66.328752174809395 4.623493322514447,66.328743689750738 4.623479137917046,66.328733708000286 4.623459737505486,66.328721639853768 4.623452676863469,66.328711670744127 4.623452676612602,66.32870316018743 4.623459736710411,66.32869466861942 4.623542296966037,66.32865084704359 4.623572636094176,66.3286072666248 4.623583956877682,66.328566096079186 4.623554633084547,66.328529307803379 4.623527026620468,66.32849072475004 4.62350546255735,66.328444049520414 4.623493694477388,66.328415841398794 4.623511058249506,66.328386523295634 4.623562960430279,66.328355575154703 4.623597307205954,66.328326472520942 4.623644184246067,66.328288535664441 4.623685845562607,66.32825160078157 4.623682283596393,66.328251968623661 4.623689979347355,66.328229575640307 4.623682282520382,66.328215674409932 4.623663009244603,66.328200986840997 4.623608052431636,66.328180902537682 4.623525871716288,66.328153347666159 4.623454376882639,66.328124093099234 4.623392295642161,66.328087951201979 4.623344398691209,66.328051396964 4.623297264965403,66.328012946449618 4.623275574000369,66.327976810541628 4.623270929400038,66.327932620298611 4.623291473235994,66.327894245382112 4.623343248046388,66.327858292867617 4.623367671821628,66.327817577649967 4.623362708822277,66.327761166221634 4.623352212509572,66.327720660297786 4.623344832898302,66.327679215684228 4.62338795721142,66.327644004912685 4.623454616262402,66.327617222460617 4.62352623672431,66.327593369949781 4.623605808070828,66.327571020427939 4.623659809151286,66.327536519754574 4.623641489712726,66.327512972014532 4.623588758917349,66.327485409928926 4.623468922334661,66.327434496836347 4.623426241137981,66.32739803675392 4.623406903950343,66.327373055589575 4.623402705187791,66.327348930503035 4.623402704776642,66.327335136563306 4.623402704184881,66.327315285960879 4.623415552150803,66.327295447965113 4.623430562335007,66.327261866699757 4.623437049859163,66.327249759670224 4.623432724114214,66.327233403501197 4.623426235714485,66.327216165783796 4.623421909967958,66.327199758856295 4.623409061026213,66.327186871813964 4.623387625201992,66.327174802935147 4.623359765072119,66.327161820820962 4.623329742264235,66.32714717074073 4.623314667112854,66.327135127180625 4.623314666880276,66.327127332746542 4.623385394703914,66.327032048583206 4.623397606143289,66.326996913157629 4.623367392341968,66.326976453588685 4.623290173198416,66.326956653811948 4.62320767453213,66.326931285642317 4.623125238554883,66.3268751453097 4.623098904377557,66.326841715893735 4.623093433149806,66.326806542234451 4.623110796792846,66.32677342962603 4.62311677479749,66.326739092985463 4.623094511447868,66.326705612631329 4.623033384589647,66.326678525367115 4.623035165621125,66.326679984066487 4.623007687012212,66.326662910968253 4.62296914046363,66.326633375452374 4.622956991275156,66.326623101112261 4.622942933910094,66.326613651266427 4.622925187397104,66.326605577698132 4.622904578623226,66.326598874062469 4.622882061693073,66.326593673542789 4.622809804153024,66.326582974546312 4.62278429772869,66.326578471683419 4.622757137465467,66.326571806125429 4.622727242021355,66.326562039224612 4.622694356950857,66.326548543096678 4.622661408214806,66.32653306818132 4.622632275889693,66.326517872297046 4.622609885936178,66.32650470589202 4.622579544870735,66.326482362272529 4.622557281875664,66.326460640136176 4.622539471332103,66.326438315444051 4.622526176851789,66.326415559435674 4.622509637730208,66.326369368684141 4.622492844507667,66.326334099284239 4.62247706935702,66.3263110451053 4.622457032587812,66.326289012037179 4.62243387910732,66.326267549772865 4.622408181370427,66.326246474383851 4.622394251192937,66.326236098417084 4.622361429561763,66.326216900364315 4.62229877622636,66.326192286090048 4.622257813009124,66.326175466418903 4.622186190763562,66.326138560685834 4.622130343250225,66.326110699018116 4.622071569876849,66.326084429265578 4.622007708006277,66.326059434325373 4.621967571666869,66.326042227676737 4.621899002511487,66.326004129366126 4.621863700227312,66.325985089707629 4.621783872789504,66.325950390886931 4.621741701076321,66.325934484364637 4.621722682420652,66.325925966616325 4.621706335219827,66.325916560916212 4.621693549970963,66.3259063814223 4.621685153560879,66.325895421787237 4.621681464026787,66.325883808856688 4.621681908209493,66.325848075696641 4.621674719262455,66.325801395490885 4.621673637255448,66.325778131452651 4.621677961828576,66.325755247913364 4.621684321828556,66.325732795629861 4.621689473640108,66.325721709004995 4.621696915294049,66.325710673103842 4.621706583186127,66.325699770378691 4.621718731742725,66.325688988143568 4.621749071513935,66.325668178383495 4.621855547418765,66.325611349333428 4.621889703657714,66.325592803756649 4.621987783898183,66.325550105654585 4.622028173627761,66.325532765076758 4.622065192183789,66.325514802937874 4.622081729644392,66.325505492062888 4.622096740532561,66.325495787956342 4.62212135569816,66.325474984405417 4.62213973737493,66.325453083611748 4.622147051809105,66.325441908057329 4.622158627546842,66.325419246164515 4.622161680325221,66.325407823256995 4.62216123473965,66.325396533554382 4.622156209478536,66.325385446829941 4.622110284175552,66.325342996429583 4.622098643831314,66.325332321979218 4.622080896896594,66.325310034340134 4.622061941060274,66.325275264526667 4.622054243929828,66.325251232581991 4.622049217932622,66.325215625399494 4.622049090380445,66.32520434195159 4.62205093463969,66.3251931980259 4.622071224173335,66.325159937397629 4.622094821621764,66.325138911582272 4.622121090580963,66.325118894210092 4.622134829335204,66.325109259728748 4.622149967441964,66.325099809172499 4.622167268185654,66.32509068207527 4.622186986002933,66.325082208251999 4.622209375331995,66.325074768258872 4.622234499783554,66.325068495291433 4.622342376155348,66.325049733305178 4.622394215310316,66.325040016157786 4.622442746834901,66.325027559008561 4.622485299220308,66.325011435842498 4.622543371294107,66.324983978301603 4.622599217141237,66.324956787132322 4.622633564192225,66.32493831718071 4.622649020321799,66.324928574796104 4.622662822665439,66.324918432828625 4.622684575500017,66.324896905748844 4.622699840426338,66.324874509737242 4.622768658152842,66.324719221474496 4.622782141544437,66.324678831040956 4.622818395255449,66.324609733246717 4.622832896517272,66.324574784703373 4.622841737140415,66.324551563878686 4.622871503695478,66.324506460427415 4.622889566942701,66.324471943030829 4.62290247803656,66.324437032359995 4.622911382266493,66.324413862149754 4.622918124230895,66.324402578307598 4.622938668535689,66.324381164960968 4.622965382710343,66.324360493672657 4.622991842442117,66.324339302258963 4.623011559818214,66.324316544187639 4.623036237764421,66.324269175952992 4.623084958051859,66.324189674718056 4.623098569222145,66.324168121681083 4.62311714171366,66.324146600315402 4.623141375208659,66.324125402388859 4.623187234712457,66.324095711248447 4.623202500033111,66.324086526708896 4.623214457811379,66.324077494411043 4.623221072635898,66.324068684136648 4.62322170843571,66.324059956345948 4.623215983571597,66.324051336412424 4.623171394478053,66.324024633126413 4.623156701032825,66.324014687562823 4.62314544233218,66.324004228204771 4.623138954118699,66.323993337502543 4.62313806328721,66.323982281852864 4.623142451809746,66.323971238858064 4.623151738056917,66.323960557379266 4.623164904327601,66.323950421365979 4.623198615279549,66.323931360785053 4.623235570198518,66.323913188180541 4.623318448703395,66.323881003840157 4.623338230119086,66.32387256766377 4.623373785675581,66.323853919304113 4.623404507069009,66.323833450534394 4.623433701880021,66.323812265004094 4.623446740921028,66.323801640525261 4.623456217985575,66.323790920915471 4.623460542906384,66.323780087153679 4.623459206837739,66.323769386617059 4.623451764543332,66.32375915548414 4.623438216035678,66.32374979970416 4.623419960655286,66.323741116296787 4.62333103761674,66.323711241422345 4.623310874056374,66.323703198650051 4.623293509162566,66.323694280532536 4.62327983342279,66.323684296775554 4.62327041929507,66.323673183945274 4.623264439905357,66.323661354337432 4.623261259198832,66.323649194875543 4.623259986699667,66.323637276431427 4.623260686008867,66.323625415058743 4.623263738769135,66.32361369955737 4.623277031840951,66.323590211415748 4.623296431195596,66.323568131366642 4.623319519776651,66.323547357937699 4.623346933629501,66.323527199741534 4.623363979937483,66.32351815453093 4.623428412791181,66.323495484294696 4.623469629373129,66.323478053485559 4.623506011795132,66.323458897386345 4.623537369267857,66.323439011849302 4.623550917169811,66.323428710704263 4.623562620467686,66.323418060697406 4.623571970310525,66.323407137947214 4.623578585059536,66.323395980513453 4.623582083075928,66.32338462645599 4.623582337149137,66.32337316457776 4.62357902925174,66.323361785171642 4.623571841356912,66.323350697559903 4.623560837079175,66.323340155464749 4.623545634790524,66.323330545815026 4.623526552522929,66.323321824208833 4.623504289960065,66.323314326825724 4.623453467856834,66.323301983483901 4.623428152215149,66.32329580546714 4.623405126388141,66.323288809182159 4.623384390371892,66.323280867766897 4.623365689742678,66.3232720763678 4.623349151717525,66.323262555501671 4.623335794005718,66.323252393965689 4.623326507102039,66.323241642499255 4.623322563145129,66.323230478701504 4.623324661823835,66.323219410015014 4.623333248409561,66.32320924200944 4.623348640948875,66.323200406014237 4.623369567327352,66.323193510973638 4.623394437387915,66.323188861365438 4.623480051841986,66.323185296122688 4.623508356767063,66.323184046392868 4.623535771162099,66.323181604166152 4.623561976989262,66.323177823552626 4.623586974243818,66.323172552317445 4.623610063250323,66.323165720689104 4.623630353522372,66.323157550679184 4.623647463424495,66.323148188179601 4.623661710998809,66.323137918627083 4.623683845442986,66.323116142635001 4.623732820867781,66.323061109521774 4.623751266120924,66.323039212961916 4.623755909063277,66.323028112462524 4.623755527070358,66.323016713856063 4.623749865681194,66.323003907094488 4.623723277056168,66.322970256864238 4.623707056750561,66.322950624903015 4.62369446205922,66.322932115646807 4.623689182224952,66.322916562252615 4.623690008706885,66.322903501681111 4.623724100108284,66.322846514477718 4.623730205987096,66.322834900088338 4.623733640382591,66.322823165186463 4.623733449196735,66.322811366865395 4.623724988782151,66.32278784636533 4.623710740180884,66.322764934819133 4.623663224290173,66.322709476423469 4.623646113409583,66.322687205485082 4.623633454971707,66.322664192347673 4.623624040462667,66.322640842981855 4.623620923377484,66.322629266602959 4.623619841710653,66.322617867819076 4.62362505676718,66.322595672806671 4.623655649828036,66.322539693499721 4.623674094348615,66.322494377160112 4.623687196262191,66.322460396198679 4.623689740163893,66.322448680156143 4.623689994223611,66.322436881656984 4.623687449591523,66.322425108539434 4.623681788242302,66.322413614536586 4.623651892090804,66.322380604205577 4.623642350756603,66.322369769904739 4.623635735327636,66.322358916554649 4.623634272176446,66.322352541545087 4.623633190717227,66.322347841163875 4.623635798239727,66.322336588129815 4.623662193551654,66.322290097870223 4.623702391191958,66.322233565963757 4.623712503926953,66.322210400056463 4.623712948451582,66.322187234176397 4.623697363377832,66.322140851688147 4.62368502299666,66.322118649998998 4.623666703611723,66.322097114373747 4.623604812713826,66.322044712086196 4.623593299584948,66.322034239223285 4.623584966783892,66.322023626785565 4.6235821041553,66.322013052376207 4.623586556287805,66.32200238911814 4.623597178272079,66.321991966873426 4.623683681828541,66.321944638343894 4.623697420552818,66.32193469815833 4.623705371058962,66.321924320302742 4.62370607039187,66.321913428662995 4.623700917906819,66.321902315028495 4.623616317925888,66.321801493015968 4.62359628113738,66.321779176883865 4.623584322748011,66.321768253527779 4.623570328960704,66.321757793249148 4.623553981743676,66.321747840454336 4.62353521749922,66.321738680599807 4.623469002297392,66.321716535918043 4.623448457117505,66.321708980957411 4.623431728293763,66.321700074817088 4.623419261076363,66.321689938019304 4.623410864658037,66.321678976545684 4.623406475440422,66.321667456821402 4.623405520973659,66.321655696022404 4.623414233987325,66.321620616525621 4.623416714285695,66.32160907770951 4.623415314213172,66.321585822475555 4.623402145830976,66.32152794442915 4.62339572084626,66.321505082443409 4.623375111214019,66.321470446930817 4.623369386251264,66.32145874949893 4.623365315058995,66.321446988617978 4.623363342517838,66.321423466808426 4.623378351878588,66.32136577855249 4.623354180300804,66.321331980215732 4.623345211413382,66.321320720441548 4.623335097611183,66.321309606570097 4.623323012015156,66.321298866974146 4.623308318569333,66.32128883152302 4.623290635657175,66.321280242417401 4.623269518060665,66.321274006792038 4.623244902184084,66.321270473545596 4.623160432536841,66.321269129133867 4.623133018055605,66.32126837438669 4.623108338591706,66.321265450122922 4.62308772986219,66.321259645854482 4.62307163712457,66.32125131681758 4.623060378438137,66.321241300360867 4.623054017429696,66.32123024352768 4.623050327515497,66.321206892801072 4.623053633601173,66.321160216603317 4.623053760468131,66.321149140670926 4.623049816544584,66.321139143167471 4.623040020849947,66.321130382693468 4.623008725884913,66.321114257390377 4.622991297385773,66.321105198796246 4.622974186856772,66.321094122926539 4.622957966722655,66.321079913298206 4.622943654673177,66.321062049723409 4.622932395691238,66.321042568494462 4.622926098057677,66.321024095863635 4.622925397902173,66.321008661794892 4.622932393861192,66.320984048422943 4.622935001376438,66.320972655217943 4.622935001020804,66.320961287395548 4.622931438693549,66.320949900555021 4.622923805543095,66.320938539104503 4.622912292418531,66.320928135561232 4.622897344599602,66.320919755659489 4.622879661780034,66.32091406548254 4.622859180335136,66.320910487758994 4.622809885056312,66.320905844444368 4.622754801530318,66.320899773832764 4.622728213812157,66.320894990840813 4.622702643768734,66.320889205542898 4.622652394125728,66.320876061707494 4.622628414202573,66.320868817351823 4.622606215240181,66.320860780025384 4.622586751334119,66.320851829192733 4.622570594945157,66.320842002912059 4.622558254931993,66.320831485146684 4.622550240154897,66.320820510609579 4.622546423409503,66.320809364766916 4.62254616863372,66.320798180839191 4.622554118769428,66.320776028611988 4.62258960946968,66.320718617891416 4.622603029772134,66.320696408472898 4.622611615988879,66.320674763650601 4.622614223160954,66.320652408342042 4.622609006691917,66.32062919664871 4.622602518454307,66.320617613016665 4.622593485958697,66.320606245079361 4.622581527574533,66.320595384651256 4.622534521344311,66.320565366271012 4.622504562001706,66.320545370907325 4.622480009185077,66.320524201904433 4.622444197249806,66.320479135955424 4.622423460811294,66.320457351530919 4.622382942425258,66.32042629257208 4.622367994553477,66.320416155273406 4.622351456529866,66.32040644935654 4.622333073933537,66.320397352449532 4.622291411078401,66.320380649443095 4.622268830486818,66.320372865714702 4.622245232209332,66.320365716369281 4.622220489035493,66.32035929022129 4.62214155276388,66.320344452456993 4.622089522243034,66.320334499282694 4.622067005297025,66.320327939895364 4.622048495515611,66.320319712063053 4.622034310937978,66.320310012440899 4.622024578792574,66.3202993295006 4.622019235486021,66.320288088277294 4.622017517383224,66.320264901605555 4.622023050073286,66.320230169095737 4.622024385081353,66.320206785696044 4.622022603734372,66.320195208189588 4.62201840533913,66.320183725847727 4.622011662686985,66.3201724845798 4.621964592457754,66.320129695503937 4.621922165451704,66.320084990482201 4.621884827344669,66.320052116697354 4.621871914879716,66.3200417698894 4.62186218273788,66.320031188337353 4.621857348288425,66.320020080213297 4.621856966289415,66.320008585084437 4.621870958676846,66.319974486567915 4.621875474395949,66.319963295900877 4.621876936997068,66.319952079868628 4.621874774023741,66.31994093363268 4.621868476627315,66.319929990417833 4.621857853990187,66.319919320008424 4.62184405103151,66.319908928742919 4.621812310700799,66.319888653733727 4.621775227492067,66.319870827491229 4.621705768449434,66.31985069220805 4.621685668512959,66.319842717985082 4.621670466248632,66.319833576450549 4.621662133471665,66.319823603822016 4.621661624289199,66.319813060195301 4.621672818353281,66.319790729453317 4.621678033736086,66.319779259567156 4.621680577639094,66.319767713561802 4.62167968679003,66.319756313479488 4.62167459790869,66.319745027604412 4.621666074279312,66.319734014532003 4.621641903110477,66.31971292731582 4.62158013983047,66.319672357924446 4.621549671630459,66.319651968526429 4.621523719473772,66.319630760714659 4.621493505276399,66.319596807820773 4.621452222848071,66.319541025206007 4.621434984728522,66.319517653947187 4.621424107640857,66.319506171329664 4.621411513194308,66.319495304085706 4.621397137789434,66.319485280601313 4.621380790608438,66.319476164318758 4.621362280829749,66.319467898143699 4.621319218709859,66.31945341493855 4.621247342664555,66.319434548140876 4.621224189653703,66.319427848953211 4.621202690388293,66.319420312342032 4.621164780323819,66.319403266089225 4.621131577100213,66.319384697229182 4.621114466643961,66.319375676074756 4.62109570243213,66.31936716244978 4.621075348074499,66.319359257859333 4.621029487288427,66.319345472452127 4.620928797279893,66.319320864339062 4.620887579864167,66.319309895653987 4.620851832604735,66.319298571668583 4.620826516841206,66.319287704398903 4.620809279125727,66.319277173319975 4.620742872209331,66.319224822275956 4.620729578107329,66.319214430720891 4.620717746952255,66.319203886895878 4.62070820562406,66.319193006817727 4.620701272157863,66.319181860269495 4.620694465539185,66.319158989808983 4.620694019565753,66.319135675207761 4.620693191950666,66.319112297145637 4.620689947655222,66.319100782584016 4.620683586642755,66.31908945835653 4.620673790886478,66.319078521133022 4.620660560393748,66.319068205646744 4.620588174928009,66.319030826370806 4.620553572332208,66.319011235835532 4.620523167742268,66.318990706329799 4.620496007070766,66.318969605817074 4.620470054920283,66.318948365709019 4.620444802446996,66.31892727149534 4.62043456144904,66.31891645474272 4.620427373559191,66.318905377859096 4.620422984350083,66.318894009124506 4.620421075071915,66.318859369921924 4.62042037503684,66.318847747380559 4.620417257954032,66.318836207320416 4.620410578917834,66.318825162119836 4.620399574673401,66.318815385774897 4.620383672770603,66.31880717012298 4.620317648536799,66.318787998288869 4.620296085699839,66.318781438493275 4.620279802171121,66.318773647893835 4.620271660232087,66.318764150659561 4.620271787117802,66.318753650995077 4.620279801226292,66.31874335430129 4.620311794762425,66.318724898821699 4.620327123663314,66.318715737694433 4.620336600735422,66.318705840663625 4.620340416800902,66.318695283858162 4.620339907607948,66.318684384481799 4.620330556753803,66.318662401774134 4.620312173394593,66.31862856170973 4.620298242844705,66.318605881109249 4.620289083153094,66.318594873885488 4.620264021505951,66.318573937980759 4.620251045451034,66.318563939499114 4.620242585459678,66.318553820449807 4.620241376609489,66.318543409523855 4.620257150005882,66.318510254308407 4.620264718465979,66.318487116704944 4.620265799049736,66.318463820505812 4.620247223436432,66.318384110910714 4.620232720020437,66.318348424257636 4.620217389051786,66.318291414288154 4.620196015463578,66.318234581861418 4.620191880686856,66.31822342218554 4.620189145251223,66.318212148299395 4.620188699648532,66.318200753854001 4.62019079830566,66.318189257880988 4.620195695653853,66.318177818987763 4.620226925456077,66.31814505021778 4.620246133507213,66.318108842816414 4.620265087487446,66.318083991803562 4.62031495073126,66.317946622699381 4.620378555451589,66.317887676367874 4.620387141981618,66.317876313451634 4.620393057050143,66.317865413687429 4.620396109828897,66.317854704266097 4.620394900623469,66.31783305704694 4.620385358591727,66.317799786821752 4.620383831680083,66.317788531772749 4.620387265722636,66.317765888393069 4.620397760088024,66.317743048278729 4.620413851830637,66.317720189081768 4.620435286551285,66.317698173652133 4.620475739404912,66.317668836574114 4.620499972874107,66.317648737120578 4.620507859745225,66.317637843591996 4.620511484963838,66.317626556721734 4.620510021653197,66.317615149326855 4.620494118923703,66.317580648011486 4.620475798802567,66.31753529753972 4.620471472852177,66.317512977541824 4.62047337999588,66.317479586288528 4.620477259292542,66.317457278888469 4.620516883915242,66.317385464775683 4.620524959808847,66.317317723833625 4.620536153235181,66.317275684609157 4.620537360710347,66.317242489726311 4.620529854340759,66.317217339794411 4.620519676612942,66.317195901443725 4.6205057462339,66.317178758393084 4.620458357948796,66.317134568409713 4.620450597429963,66.317118173951187 4.620445889751415,66.317093100016237 4.620445443851533,66.317072429210626 4.620453712135214,66.317054448470259 4.620489011768428,66.316991065274593 4.620508791945799,66.316944914116519 4.620585242530386,66.316803148111546 4.62063383546248,66.316725190392262 4.620643248470991,66.316701226320006 4.620649353873342,66.316675212892847 4.620651960911009,66.316649072561873 4.620660032993791,66.316462092319796 4.62067586740643,66.316348520280172 4.620686425002783,66.316314308952144 4.620688904764076,66.31628627114155 4.620699780325981,66.316249978619197 4.620715553938698,66.316224567435484 4.620735398394519,66.316199923932388 4.620752635250054,66.316183687356926 4.620765356251615,66.316174055794917 4.620810261524094,66.316144361598489 4.62083099693238,66.316134177976252 4.620866934172555,66.316119857413767 4.621276359028804,66.315793625120122 4.621255367596316,66.315754007287978 4.621202765031016,66.315755359038789 4.621122239277691,66.315759293335219 4.621048646595954,66.315761939567039 4.620981987407912,66.315776450842293 4.620918954470226,66.315812103479047 4.620785828897463,66.315903166752776 4.620351281499845,66.316295269846918 4.620040254905482,66.316592379027981 4.619746404979088,66.31698349988487 4.619675422055057,66.31704681348684 4.619626382590648,66.317084684862678 4.619357013969095,66.317248840310171 4.619254163885501,66.317303861043641 4.61916607096417,66.317373068015698 4.619073017734104,66.317474536786051 4.619038671715764,66.31752342787307 4.61903867280819,66.317558462284794 4.619068123885025,66.317598172396927 4.619126897700634,66.317641485969204 4.619234586817798,66.317744177126855 4.619303157716486,66.317841018489645 4.619315434761524,66.317872372627292 4.619305641390876,66.317937872500565 4.619293366099118,66.317962793411326 4.619241973598203,66.31801444344616 4.619180721790104,66.318056868690206 4.619109738147801,66.318098418387436 4.618975084666594,66.3181509694585 4.618948115908186,66.318164774919055 4.61887363467074,66.318231213314704 4.617513989474404,66.318521078621188 4.617355864258782,66.318544895768028 4.617181964551253,66.318566727216677 4.617002784953713,66.318570699600826 4.616865648759754,66.318556838074102 4.616660134957765,66.318525054329356 4.616517845670341,66.318479369925896 4.61643362900432,66.318427734211227 4.616365059256232,66.318366213887217 4.61598035096929,66.317846066123067 4.615890725207541,66.317710377717759 4.615585031572622,66.317693192035037 4.615279340382244,66.317756695303871 4.61503166159559,66.317927438024654 4.615052719967889,66.318080312515434 4.614884103265353,66.31822323906934 4.614383335231128,66.318438675371794 4.614376593833935,66.318468804405953 4.61438969900679,66.318543260697624 4.614328766825093,66.318640937039348 4.614287105183378,66.318663129367437 4.614267257528732,66.318582316524953 4.614264012327141,66.318539778302394 4.614241494446097,66.318500945155222 4.614196396268125,66.31846324133862 4.614096404832135,66.318398885350945 4.614041510849709,66.318347896446667 4.614018992498915,66.318293233920301 4.614018991341348,66.318254368562577 4.614073754853878,66.31819609552727 4.614138314317424,66.318156017936047 4.614183155792547,66.318117501090157 4.614195685693478,66.318097700248757 4.614175711714949,66.318046850142153 4.614110702547587,66.317937568168091 4.614093081449294,66.31786790649474 4.614080612789748,66.317808554330696 4.614070625490823,66.317772784365701 4.614053132787373,66.317742660958615 4.614018084786328,66.317716249115094 4.613868098086235,66.317634336259687 4.613755640325023,66.317588199627323 4.613530597792268,66.317502467313162 4.613450580145903,66.317482076391997 4.613398104265816,66.317466050360423 4.613290544303725,66.317422762095092 4.612828056291589,66.317260736844858 4.612632782488974,66.317202951241413 4.612487694849777,66.317165277680459 4.612380262452493,66.317133237902411 4.612317736497023,66.317108722592025 4.611890104224218,66.31692228721235 4.611585107799833,66.31681768388367 4.611455158235641,66.31676965510934 4.611425708013111,66.316756160052179 4.611408152137553,66.316740133389857 4.611355611559063,66.316686444601288 4.61126814983026,66.316593209053551 4.611123123056963,66.316461327374185 4.611020650387655,66.316374645250349 4.610743956832939,66.316198951886904 4.610528963021891,66.316070850023507 4.610298894865618,66.315955932311638 4.609973926189032,66.315854211999564 4.60980721230996,66.315813097552066 4.609599663045181,66.315771685016486 4.60938721638651,66.315740608388438 4.609329652299687,66.315733965478202 4.609212170883234,66.315727437057774 4.608829704223464,66.315702934567867 4.608749623271463,66.31569067010085 4.608697211179524,66.315679369935253 4.608659555633305,66.315662403622753 4.608629596366114,66.315641693717652 4.608604597886886,66.315603090873495 4.608569548839811,66.315539025473001 4.608528521697072,66.315506463012085 4.608412119946326,66.315442911695285 4.60826353347101,66.315384969399332 4.608005988339488,66.315302078646056 4.607473470365892,66.315151372396258 4.607430980925773,66.315140991982943 4.607395933664185,66.315138168568424 4.607361013724239,66.315139107808605 4.607265985753676,66.31514383536377 4.607091004253463,66.315142897099676 4.607005962258466,66.315139109458983 4.606943245822856,66.315124147955927 4.606823219288508,66.315086674192045 4.606769471616579,66.315080284892616 4.606687228356693,66.315078127928146 4.606605175947002,66.315077030599753 4.606503214920985,66.315083477726816 4.605449704051583,66.315206120992585 4.605310915134314,66.315222098587313 4.605223138172668,66.315222098988315 4.605109791190428,66.315214656705535 4.604191501666005,66.315122244342774 4.603774686343843,66.315050869846573 4.603332940072806,66.315079025207538 4.603030300998237,66.315100301787808 4.602518841930544,66.315125284829435 4.600185509228361,66.315404656546491 4.599522477305514,66.315482100642186 4.597503359226621,66.315715351519358 4.597180557502445,66.315760636903207 4.597015308593114,66.315788891689849 4.596887778330037,66.315817222423803 4.596715024294348,66.315862443534442 4.596452268328418,66.315955822853425 4.59625712542205,66.316025065578728 4.594832100401083,66.316601225526085 4.594362816347699,66.31678507215716 4.593859757379355,66.316975972819961 4.593687067016654,66.317026908334086 4.593519655729001,66.317067438532717 4.593365792209972,66.317091447217592 4.593200542916377,66.317107030271856 4.59305793728806,66.317112671210836 4.592310878976788,66.317112674201979 4.590864593954221,66.317090733890481 4.590676954868242,66.317093577018355 4.590556611538701,66.317099966523628 4.590365092663314,66.317111286073242 4.590106151419314,66.317143841294254 4.589794544608882,66.317201794098153 4.589142264285716,66.317379825304201 4.588263800651741,66.317618712497904 4.587840247575846,66.317728511588896 4.587539898986844,66.31778361430807 4.587269699046688,66.31780338461661 4.586939263326205,66.317804826048146 4.586620149137823,66.317787855858427 4.586331056828413,66.317753926821297 4.586180372202408,66.317717611701838 4.586164343931828,66.317742107722395 4.587273138646283,66.318011088081761 4.587145672634126,66.318071867737686 4.587093516179812,66.318109559831228 4.587030928355992,66.318151470902819 4.586905688125391,66.318193394827503 4.586749089886164,66.318235318798486 4.586696933329178,66.318268842424686 4.586644713456449,66.318314984846992 4.586634283151403,66.318365250823817 4.586550833351384,66.318449084572791 4.586477751021739,66.318516169157505 4.58637337447954,66.318591621736203 4.58627949262128,66.318650287227399 4.586185547538324,66.318725733018894 4.586143822532819,66.318763474842598 4.586167930270218,66.318801432068625 4.586251256017348,66.318854526227426 4.586353791302768,66.318923728027201 4.586396471918273,66.318951838821079 4.586426367145775,66.318959071042286 4.58645632586996,66.318961513428945 4.586610062999127,66.318969525518426 4.586736131241549,66.318975190373408 4.586819456054394,66.318987269314647 4.586862199687454,66.318989648209197 4.586942534611569,66.318985105504098 4.587051810519871,66.318981412805456 4.5871561251091,66.318977244313402 4.587229209189579,66.318985624655397 4.587281366920099,66.319002360305149 4.587273544277191,66.31904378118432 4.587247466696064,66.319090943489584 4.587195246834385,66.319138080427251 4.587182208405443,66.319177363142074 4.58723442996272,66.319203564045736 4.587306115176665,66.319232403987328 4.587410493839763,66.319248130569889 4.587625738730174,66.319266464141805 4.587775723210243,66.319279526022342 4.587912732023509,66.319295258795563 4.588095346775967,66.319313611484247 4.588232292047194,66.319331957986194 4.588349709689063,66.319331957544264 4.588447536766268,66.319342405833837 4.588564955205992,66.319376466590953 4.588604073464356,66.31938697217943 4.588649743868054,66.319426235253729 4.588708517217504,66.319465529937304 4.58879979356475,66.319507457201695 4.588891133213091,66.319536277685756 4.58902152733196,66.319567692683549 4.589165024276322,66.319593924552649 4.589269403144516,66.319617485725004 4.589432427050471,66.31963321818192 4.589569435330096,66.319625319404423 4.58966726205018,66.31962009159011 4.589732458743752,66.319620091341719 4.589823798402842,66.319648905350405 4.58986291716284,66.319680339584195 4.589217252309807,66.319895173261784 4.589249819960748,66.319942314719455 4.589295490743077,66.31999733514958 4.589328122001421,66.320044476415447 4.589386768333862,66.320091623838337 4.58945851767632,66.320141422853439 4.589843341548744,66.320324789765806 4.590182495768085,66.320500270217892 4.590476043872936,66.320665339575129 4.590710882222021,66.320791064548601 4.590913089430065,66.320874863757126 4.590997877646335,66.320903676352145 4.590528270473571,66.320903678142301 4.590417277473207,66.320922011733714 4.590371671884263,66.320935117894621 4.590273845254083,66.320945585288797 4.590169466903067,66.320945585684399 4.590117309346613,66.320937732443269 4.590045560849962,66.320924645759547 4.589973812292457,66.320908939138178 4.589882473286106,66.320908939483417 4.589758567665217,66.320906326363954 4.589699859063868,66.320916774589278 4.589615071778254,66.320927286344869 4.589569402397367,66.320932513686799 4.589497654087045,66.32092728678694 4.589399826968558,66.320916775718899 4.589288960448142,66.320903682825886 4.589171542697666,66.320901056991445 4.589158502441376,66.320861764379472 4.589165053306648,66.320835577671716 4.588641953328078,66.320847099743276 4.588350572394268,66.320875571219631 4.588295489260414,66.320881458346122 4.588249883511324,66.32088775143032 4.58816535077522,66.320903591866312 4.588114847367107,66.320911857840287 4.588077128804366,66.320917059778466 4.588043353806661,66.320920485477586 4.587994122401994,66.320923213431499 4.587748601227079,66.320927375776776 4.587514020291674,66.320927700168923 4.58745416654909,66.320928455284189 4.58739469448728,66.320931024682466 4.5873549404718,66.32093434255863 4.587324473022707,66.320938129830267 4.587287963006394,66.320944315022842 4.587174298712913,66.320970838221896 4.586983288455365,66.320979637552497 4.58681199639957,66.32099603648301 4.586632689843254,66.321009111367701 4.586453319829472,66.321028796304915 4.586359818593043,66.321045886371337 4.586316439014985,66.321049705389839 4.586268479810641,66.321055522664864 4.586221601958653,66.321063166896735 4.586136942033196,66.321080358404458 4.586077851849544,66.321093585050903 4.586029193133725,66.321106570595305 4.585976082061686,66.321124110856445 4.585862736218952,66.321169709044284 4.585779030670063,66.321199467117196 4.585743602126141,66.32121299176265 4.585662377405546,66.321250558712009 4.585591011641707,66.321285588144477 4.585554692718047,66.321304187592915 4.585531094984963,66.321317464740318 4.585504126211896,66.321335550303857 4.58547951092584,66.321355653093121 4.585399304978137,66.321441436987683 4.585307395448694,66.321528482987347 4.585283607069144,66.321549664013091 4.585219556277084,66.321594950416127 4.585162629481553,66.321643135678585 4.585132862133946,66.321666555872312 4.585071546321899,66.321707427009358 4.584998399991147,66.321761942868989 4.584955593512929,66.321795100170334 4.584932377550658,66.321814574586313 4.584915267769645,66.321831885857847 4.584906172309812,66.321844458553826 4.584898603539513,66.321863025767229 4.584890464479158,66.321979947373848 4.584888302451853,66.322006970194792 4.58488359605431,66.322029102254533 4.584873228734017,66.322054006366869 4.584858854214412,66.322079551148278 4.584845179245749,66.322099602554999 4.584822090640972,66.322125781655927 4.584793913514388,66.322152112987794 4.584688582831888,66.32223316847103 4.584569195055769,66.322312460303408 4.584543434781542,66.322329955217398 4.584522508717154,66.322352537423299 4.584481356245513,66.322397054756948 4.584435496053529,66.322403442602251 4.584399367679689,66.322410477425905 4.584344093875415,66.322424153724299 4.584265095006103,66.322446228588049 4.584172166443437,66.322474944876902 4.583728259559729,66.322628078644698 4.583676865847963,66.322646214091961 4.58352414780512,66.322707287056318 4.583388794237139,66.322763101307487 4.583344397269937,66.322782410120993 4.583312530706215,66.322797551407064 4.583298155783577,66.322805049094683 4.583283144855963,66.322815369495558 4.583276847984526,66.322823672732852 4.583275067186951,66.322832331169337 4.583292496102307,66.322865607363383 4.583296885170538,66.322875604170861 4.583298539168091,66.322886146495435 4.583297076444619,66.322896726885318 4.58329275141505,66.322906818857945 4.583286009316754,66.322916022793891 4.583276786546291,66.322924484586736 4.583265210318568,66.322932286697707 4.583245937731714,66.322941750736632 4.583228446057828,66.322947916332112 4.583200522920934,66.322954747991943 4.583116435336377,66.322968690501639 4.583069748303332,66.322977475906086 4.583028976692875,66.322986813139423 4.582956910894977,66.323007574451566 4.582927270401484,66.323015408314475 4.5828895518728,66.323023204144036 4.582837839911803,66.323031608958971 4.582776523359528,66.323040051862748 4.582719977252129,66.323046261969964 4.582625521622266,66.323052136020792 4.582594354453446,66.323054483080639 4.582556953885048,66.323058904359996 4.582521016308092,66.323065222224145 4.58249366561884,66.323071584458958 4.582461608105902,66.323080883567584 4.582425479842565,66.323093481101637 4.582332869629516,66.323138282731051 4.582248655307845,66.32317488898731 4.582216407105898,66.323190410620839 4.582187530070771,66.32320682026392 4.582143705776364,66.323236689943258 4.58211921764757,66.323255630423716 4.582075966099539,66.323299131267845 4.582064771547497,66.323308804460311 4.58204537180379,66.323321135414105 4.58201598586659,66.32333528684957 4.581979666826326,66.323350078947698 4.581943156928061,66.32336306961524 4.581910336147215,66.323373047322221 4.581866384225637,66.323383481761354 4.581778225876277,66.323400582869084 4.581501986406312,66.323585203285603 4.581523295034164,66.323605475372219 4.581537924938718,66.32362417440828 4.581548165973905,66.323642124975251 4.581555544741393,66.323661420246978 4.581557834958022,66.323679535731117 4.581547977048599,66.323732486714107 4.581544670123278,66.323761917966721 4.581548424558783,66.323840570240407 4.581548934365111,66.323886125022895 4.581546454171936,66.323908268102485 4.581542065614027,66.323922419121629 4.581536468443849,66.323932402856386 4.581525337549692,66.323944708103738 4.581463958127503,66.323989108502005 4.581452954357281,66.323997163993937 4.581444431249373,66.324005492218561 4.581439533722914,66.324014124886077 4.581438834308547,66.324026480801095 4.581447485365609,66.324053393552546 4.581475155450002,66.32411188092766 4.581552376055013,66.324217863089302 4.581567387674946,66.324240183416393 4.581576420181942,66.324258000348379 4.581582272455275,66.324280396784303 4.581585772037836,66.324338877369669 4.581585327307095,66.324363582528292 4.581572289169291,66.324421733151567 4.581569427230862,66.324438909375502 4.5815705089069,66.324456377341463 4.581574834440127,66.324470065001208 4.581585075446611,66.324486657614784 4.58164499423672,66.324553034238619 4.581656825301396,66.324564501863847 4.581676607231244,66.324577954731751 4.581740278144197,66.324612300378391 4.581787093186375,66.324640652170345 4.581823731111179,66.324665972150257 4.581785757976951,66.324666016676929 4.581755926501806,66.324666796930288 4.581731756052175,66.324669441920534 4.581711847279309,66.324673774056023 4.581614911462141,66.324703959301274 4.58159353977503,66.324710099104252 4.581574585135717,66.324716112043689 4.581559383285808,66.32472215033988 4.581536548783765,66.32473487385694 4.581526308270329,66.324741990389057 4.581508244367236,66.324759756314521 4.581501629518104,66.324771141452388 4.581493806451447,66.324797349424472 4.581492662102947,66.324824813195107 4.581498642216296,66.324877501661675 4.581500296252546,66.324890263073854 4.581500360114442,66.324902567814192 4.581497498053483,66.324913933846815 4.581490374326561,66.32492413918493 4.581478607315399,66.324934211338984 4.58144127073796,66.324958034409136 4.581353112972611,66.325005160431388 4.581336130209456,66.325014725160642 4.581321818932696,66.325024746545779 4.581298730162779,66.325045271324072 4.581280475471372,66.325064705141031 4.581273924197599,66.325074656711635 4.58126648267609,66.325096449916813 4.581262730645053,66.325133154524167 4.58126387702805,66.325204070918502 4.581266421978065,66.325237312308133 4.581272783345886,66.325271619190318 4.581290021855262,66.32532594940028 4.581297909752134,66.325358841771546 4.58130249026783,66.325399598840136 4.581299375079011,66.325474059956349 4.581249634773354,66.325476850823108 4.581108174001654,66.325492022555309 4.581063649521238,66.325498897971158 4.580952084009187,66.325521731321274 4.580724436758612,66.325559825049851 4.580655932703296,66.325572338989801 4.580575979545421,66.325589077049486 4.580508238842422,66.325605206180398 4.580161584965091,66.325708969922459 4.580073362861754,66.325721604357057 4.579976490487464,66.32574547126832 4.579930948468584,66.325760769365829 4.579895138243074,66.325775236564155 4.579869377830331,66.325788194224373 4.579847497432239,66.32580174171035 4.579824981028951,66.32581830818161 4.579774605434665,66.325859749662129 4.579747382340371,66.32588615317394 4.579729318511611,66.325908326251721 4.579698152188587,66.325953661744052 4.579622970962854,66.326042245888175 4.579603825735754,66.326060232877126 4.579585252880432,66.326073868998122 4.579559683315639,66.326088380378451 4.579537484792965,66.326097519772858 4.579519229805011,66.326102929852652 4.579449199294658,66.326121145286962 4.579431834836076,66.326128400979229 4.579414852049662,66.326137280306256 4.579398378149116,66.326147808635213 4.579380504999338,66.326163138108186 4.57937293603864,66.326174402107398 4.579371346015788,66.326181505517425 4.579372999990517,66.326191627860595 4.579378025109327,66.326201439415129 4.579395581124616,66.326230924786174 4.579398698121026,66.326244522690288 4.579397617010975,66.326254619647671 4.579393037529941,66.32626434875867 4.579385404922277,66.326273614887725 4.579372111380049,66.326285570166434 4.579329622895577,66.326322127286218 4.579309714316497,66.326336638504372 4.579294766906991,66.326343849730407 4.579277275204304,66.32634962760676 4.579238793400927,66.326359470951175 4.57915642325399,66.326380273886002 4.579109799793937,66.326389622547126 4.579070681846805,66.326395603434989 4.579039578273692,66.326398622455685 4.579007584178296,66.32640015104549 4.578874328394729,66.326403588983126 4.578840171700683,66.326406430428889 4.578809640609468,66.326410578369675 4.578781335777482,66.326416127943347 4.578755575239649,66.326423174281913 4.578738274368669,66.326429592707427 4.578722945320871,66.326436930752735 4.578709842519425,66.326445023517508 4.578695785689347,66.326456674288195 4.578657113602884,66.326493675102043 4.578637332178908,66.326505408317544 4.578618886423933,66.326513621579835 4.578598341632563,66.326520921563699 4.578576588292114,66.326527041893115 4.578554262467855,66.326531938171271 4.578523667785725,66.326536929608366 4.578483659320151,66.326541686411801 4.57844097934781,66.326544978167007 4.578396073114038,66.326546754135279 4.578252067828692,66.326551137075953 4.578189987855541,66.326555247038925 4.578147244307175,66.326560092638232 4.578122056179921,66.326564735229496 4.578100811678114,66.326570164243449 4.578081411782146,66.326576309921805 4.578038732060271,66.32659234319685 4.577976207273185,66.326618473331735 4.57793352763411,66.326638762202336 4.577858790626429,66.326677665519924 4.577808033138474,66.326707765740494 4.577711733871902,66.32676639319665 4.577564612193105,66.326787982421337 4.577345551128624,66.326794020856738 4.577135267689002,66.326795499241911 4.577075159378034,66.32679239810912 4.577042274678597,66.326788288485389 4.577005637132638,66.326781274157611 4.576970335249434,66.326770327674964 4.576940439843463,66.326754992382661 4.576891907310641,66.326719577778093 4.576869517484183,66.326704172667206 4.576847954590662,66.326691183921 4.576827854691627,66.326680376879878 4.576809472208208,66.32667147883123 4.576791662223693,66.326664610282521 4.576772898178022,66.326659701475947 4.576752035151426,66.326656714362983 4.576729391175965,66.326655598205662 4.576705538708301,66.326656207131748 4.576681113810594,66.326658338188636 4.57663251849999,66.326665619189384 4.576540607289482,66.326683403004452 4.576493538553367,66.326691521162715 4.576444497962964,66.326697089762447 4.576419882223203,66.326698079221288 4.576395520880545,66.326697546552722 4.576371795576643,66.326695593230596 4.576349087958031,66.326692574416342 4.576306598580602,66.326684228217871 4.576224291219288,66.326663134315851 4.576202092417047,66.32665820015049 4.576156041086239,66.326650691122666 4.576132888242813,66.326648763163803 4.576109035753527,66.326648230492395 4.576084101980157,66.326649169216211 4.576057959710432,66.326651630073087 4.576032898784624,66.326655733557416 4.576011717894188,66.326661511370716 4.575996388845622,66.326669045954361 4.575986084744949,66.326677918724187 4.575974063465774,66.32669721806549 4.575964968272421,66.326725998954004 4.575960007310629,66.326744454726281 4.575956381909464,66.326753619189063 4.575951039125608,66.326762568019774 4.575943152068111,66.326771041192004 4.575931893846749,66.326778816732713 4.575917073629285,66.326785247741597 4.575898500585076,66.326789769767103 4.575876111102067,66.326792097412778 4.57582637073832,66.326792471754317 4.575677022311453,66.326787170159989 4.575604637971867,66.326786377611398 4.575556487772233,66.326786669499413 4.575532571695859,66.326787176946667 4.575509291695408,66.326788198107792 4.575487665486569,66.326790253037601 4.575468965213769,66.326793982291051 4.575454144985349,66.326799867869269 4.575443268399082,66.326807446792429 4.575436017411402,66.326816167291696 4.575430420388092,66.326834997186694 4.575430866005917,66.326854512001702 4.575436272971726,66.326875720140166 4.575456691393295,66.326912428408818 4.575462670626344,66.326923533474599 4.575466932464774,66.326933795036908 4.57546871363754,66.326943650706198 4.575467696117586,66.326953417590403 4.575464007117763,66.326963076662835 4.575458091881098,66.326972456684928 4.575440409581859,66.32699030981334 4.575416239381197,66.327006767683457 4.575402246074205,66.327014568527645 4.575371397143707,66.327029187190391 4.575354541513458,66.327035649851439 4.575336032094549,66.32704123730511 4.575315932487706,66.327045638788604 4.575294369909424,66.327049025538955 4.575248891261002,66.327053319282882 4.575202649289885,66.327055329871115 4.57515672532014,66.327055666142897 4.575133826938717,66.327055666212814 4.575110737739624,66.327055780441157 4.57508822100812,66.327056319588664 4.574986768659851,66.327067031708197 4.574956428140934,66.327058374831878 4.574925515215094,66.327052495796096 4.574901408253406,66.327049597527704 4.574869350483033,66.327047656941104 4.574794803496098,66.32704581161515 4.57466956235882,66.327061007676804 4.574624147364625,66.3270678319155 4.574510864404572,66.327090181810448 4.574480078904767,66.327095591709849 4.574448148449884,66.327099086299683 4.574415009434185,66.327100709975568 4.574374619233503,66.327100684729373 4.574343897213041,66.327099314930365 4.574314129267941,66.327096670367709 4.574285060968199,66.327092560778951 4.574264007098699,66.327088279928745 4.574244098128223,66.327082927260037 4.574213693963423,66.327072069680412 4.574187551419802,66.327060032452209 4.574160454720252,66.327044957352527 4.574128078551517,66.327023445017431 4.574067842203404,66.326976094950538 4.574030631827872,66.326948963444281 4.57399520251101,66.326925745001617 4.573964543791908,66.326907961738158 4.573935793339395,66.326893818847353 4.573904180604041,66.326880449699189 4.573863853749526,66.326866344880656 4.573760365257527,66.326837551809845 4.573711896748686,66.326822952302933 4.573661583608565,66.326806209140955 4.573615150450706,66.326788324365381 4.573564201138503,66.326765847855327 4.573511725212008,66.326740352450855 4.573463956178344,66.32671503458765 4.573371089450346,66.326656889608302 4.573352261682659,66.326645480037399 4.573332161812421,66.326635656017473 4.573308245577748,66.326627544402271 4.573273261789288,66.32661919181345 4.573226828809151,66.326610687042944 4.573194262133976,66.326605670447478 4.573160868591158,66.326601630555018 4.573135616728963,66.326599480618654 4.573110555708269,66.326598497649755 4.573085621925042,66.326598821177456 4.573060624562617,66.326600622442157 4.573026658725979,66.326605506051067 4.573001216182491,66.326610827246384 4.572977109398567,66.326617277350636 4.57294861382103,66.326627088838549 4.57293080411929,66.326635073734479 4.572916556397129,66.326643585020435 4.572903135623299,66.326655476696075 4.572895312237025,66.326667710828232 4.572892259350006,66.326680154232747 4.572893022860022,66.326692635672885 4.572897030305537,66.326705040990859 4.572912741607589,66.326730479461858 4.5729376118367,66.326732959182024 4.573062027285068,66.326782928833779 4.573149105424834,66.326820366387267 4.573267287337776,66.326865344610809 4.57341657302404,66.326917781015865 4.57351611815823,66.326960222269435 4.573547222302413,66.326987727967293 4.573528522376195,66.327010198145715 4.573503652468999,66.3270251656064 4.573447678974892,66.327042644625479 4.573397938835703,66.327055126036697 4.573335731754189,66.327065121375426 4.573267291270488,66.327077602831011 4.573205084420073,66.327100117453028 4.573167747708005,66.327120107830112 4.573136644489574,66.327142584268586 4.573086904578362,66.327167515125439 4.573043334647149,66.327199986657448 4.572999828184238,66.327224993543226 4.572968724872167,66.327242485032002 4.572950088548039,66.327264961323522 4.572912751970257,66.327292403470793 4.572831655296725,66.327388219118845 4.572676395006656,66.32757710956453 4.57266392870349,66.327609580473862 4.572626592120645,66.327637066637379 4.57258308569526,66.327664559130838 4.572533345454707,66.327672011066568 4.572483541426129,66.327669525169568 4.572452437652205,66.327662016393447 4.572421333787752,66.327649535524344 4.572396463190397,66.327627085073544 4.572377825949819,66.327599586380174 4.572352955397903,66.327579609253448 4.572315618131202,66.327569627099251 4.572271220497549,66.327557856524564 4.572223515545855,66.327558490862202 4.57219234832504,66.327559689587076 4.572162008010908,66.327562023523001 4.572133067070023,66.327565879528422 4.572106288784417,66.327571403465754 4.572081673151985,66.327578481178449 4.572047834660554,66.327591101796557 4.571937350821631,66.3276383243672 4.571912735270513,66.327649923873622 4.571886339014966,66.327677042126624 4.571873935995145,66.327692002809073 4.571811730031478,66.327764427866612 4.571786860565018,66.327804382028248 4.57176816067021,66.327829388236623 4.571693550959393,66.327876806851634 4.571668681266142,66.327904305368037 4.571631344674218,66.327931784864816 4.571569138161807,66.327974237565357 4.571513164827292,66.328001678988187 4.57150069819897,66.328016690211911 4.571463424897384,66.328026685089554 4.571432321393019,66.328034168570539 4.571394984529374,66.328046662131342 4.57133901083471,66.328054126652589 4.571239466826957,66.328074103761921 4.571090182796065,66.328114076813662 4.57101932547745,66.328139869249526 4.571008957759851,66.328148957118714 4.570987332215295,66.328188644301235 4.570980144883977,66.328200833290651 4.570969204751776,66.328212464205606 4.5709575648803,66.328220372475712 4.570948151182479,66.328225014706305 4.570931295527559,66.328230671646367 4.570918256218058,66.328233405002081 4.570896311978636,66.328236005205127 4.570872268691452,66.328236969228413 4.57082977945364,66.328236284435363 4.570726482168128,66.328229169225509 4.570701675562017,66.328227907277025 4.570677759464669,66.328227545862489 4.5706624938844,66.32822809130154 4.570641376526615,66.328230437830328 4.570622867078123,66.32823490885616 4.57060753799267,66.328241174602525 4.570595961721997,66.328248791140339 4.570588329076537,66.328257225756687 4.57058285917927,66.328272598289203 4.570581587723554,66.32831078855601 4.570585277983774,66.328371523754711 4.570591194134864,66.328413017907764 4.570600863030938,66.328451918205857 4.570617783149722,66.328494610783466 4.570626561414444,66.328525685262235 4.570629551257623,66.328544425063455 4.570629551475867,66.328556759719092 4.570626116930256,66.328568764608988 4.570619947236041,66.328577180088502 4.570613841091112,66.328582354947713 4.570606081161567,66.328586838563524 4.570596731050001,66.328590402634376 4.570585981571152,66.328592755441221 4.570573959937053,66.328593827225234 4.570560984180866,66.328593617985618 4.570540948053035,66.328591385759125 4.570521293531742,66.328587270041751 4.570491207429847,66.328577865360842 4.570452152686673,66.32856241704134 4.57041557858484,66.328545979395955 4.570337087251838,66.328503274397363 4.570316542132256,66.328493140357722 4.570297841652597,66.328485707890806 4.570282830404583,66.328480951626815 4.570264320803479,66.328476842229747 4.570240722693097,66.328473918752692 4.570209873459496,66.3284728280602 4.570170564587341,66.328474172621625 4.570122732473745,66.328478168056023 4.57004271550691,66.328487871148411 4.569967787100014,66.328499280150012 4.569912131481116,66.328509553921066 4.569834595357198,66.328529822318657 4.569813732464805,66.328534477207228 4.569791215784618,66.328538250599394 4.569766981705692,66.328540895168302 4.569741602687589,66.32854240457101 4.569707382326257,66.328542658336588 4.569673988815857,66.328540895430493 4.569595307257287,66.328531725512377 4.569556952384773,66.328527362509817 4.569540414646723,66.328526506422648 4.569521459874775,66.328526677702726 4.569498625127554,66.328528510527164 4.5694546094546,66.328534998240528 4.569400162362835,66.328545398826904 4.569362125735489,66.328553199255907 4.569322753363451,66.328560688941778 4.5692040636627,66.328575998187858 4.569209406668656,66.328578832920968 4.56921290507151,66.328581039828904 4.569245853589174,66.328597414045504 4.56931149613152,66.328626300348759 4.569325108093693,66.328634563552072 4.569349596959056,66.328652580257625 4.569370905503606,66.328671199420185 4.569386553054415,66.328689596625665 4.569391196508909,66.328699400863414 4.569393295708701,66.32870980756455 4.569393295896649,66.328720613793251 4.56939176952138,66.328731185379425 4.569385536411362,66.328750724103742 4.569374596392719,66.328769235475548 4.569358885869469,66.32878733463879 4.56933299843354,66.328813982374655 4.569320786302544,66.328833692275893 4.569317733368066,66.328844282843676 4.569317288310846,66.328855184140451 4.56932097767367,66.328865451256377 4.569330137178778,66.328874101233808 4.569345657306612,66.328880417466394 4.569366075115661,66.328885034124056 4.569434516076259,66.328897945509439 4.569455760826838,66.328905732979408 4.569475097432963,66.328916653219025 4.56949138094747,66.328929108136848 4.569510972166063,66.328950714004392 4.569514788816738,66.328965248991821 4.569513516795622,66.328971666714395 4.569508619534708,66.328997553202555 4.569510019190401,66.32901537946428 4.569515680358684,66.329025614801211 4.569521468640976,66.329030136349061 4.569529737573978,66.329034194952143 4.569540423546326,66.329037517921947 4.569552636064144,66.329040048186855 4.569564912174614,66.329041773068013 4.569576679416583,66.329042610126379 4.569589082710353,66.329042610091605 4.569623112221552,66.329040403119009 4.569669608617045,66.329037270237293 4.569719603410574,66.329036039826121 4.569769025772166,66.329036401158646 4.569818702581155</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OS CHILLOS&lt;/SimpleData&gt;</text:p>
          </table:table-cell>
        </table:table-row>
        <table:table-row table:style-name="ro1">
          <table:table-cell table:number-columns-repeated="2"/>
          <table:table-cell office:value-type="string" calcext:value-type="string">
            <text:p>&lt;SimpleData name="PARROQUIA"&gt;Alangas?&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733894172456,66.341772020269971 4.573132949826323,66.341479027296558 4.57307964592099,66.341392836897143 4.572978254531684,66.341261110470967 4.572909811773902,66.341148132688858 4.572857080639229,66.341080766686645 4.572793918118238,66.341021285721339 4.572730691992431,66.34096186166262 4.572672808999225,66.340912306657543 4.572609582810129,66.340848863656205 4.57247269898563,66.340725983227657 4.572398914297533,66.340676440475946 4.572351590905821,66.340680408602623 4.572304203714475,66.340672485397107 4.572267375090981,66.340654667501255 4.572251536773416,66.340640754160447 4.572267374351077,66.340609035382172 4.572293642078347,66.34049327806423 4.572293641434705,66.340453654758704 4.572314694607041,66.340412059990527 4.572314693768606,66.340360500706126 4.572330467607892,66.340320858133396 4.572325314909345,66.340287161312105 4.572356799560634,66.340243563188395 4.572362141787876,66.340197962001739 4.572372636261586,66.340158306508428 4.572377915043991,66.340122682445369 4.572446352482257,66.339910597688785 4.572451694478947,66.339851126449219 4.572462188299968,66.339771846025783 4.572493799213505,66.339670727735026 4.572630679730739,66.339592859990162 4.572688624628686,66.339539359150194 4.572725452236157,66.339495715339339 4.57283746259648,66.339424148062307 4.572841342580984,66.339422385815539 4.573376715350155,66.339091740997006 4.57353115054442,66.338968477183258 4.57374696507384,66.33877420794461 4.573841864912521,66.338686999931411 4.573919082113548,66.338602707688935 4.574910886308688,66.337657254406508 4.575816638710837,66.337205291083521 4.576406394131038,66.336840572993466 4.576617052806977,66.336452051330198 4.576785537036178,66.335889032048016 4.577038307376982,66.33573048960956 4.578496480924898,66.33513203476997 4.578955143870306,66.334850285694742 4.579207911562089,66.334556918799933 4.580173456857545,66.334300770093307 4.581011086808786,66.333932902089202 4.58181385769255,66.33343838407832 4.581954172744749,66.333368099178472 4.582246312839738,66.333083401380321 4.58253120348795,66.332888686776812 4.582737541272197,66.332767535379745 4.582948774600691,66.332537025208751 4.583307765585068,66.332272012242541 4.584307209283735,66.331853266244281 4.584371069662704,66.331816298599847 4.584366108041609,66.331801511626068 4.584361210089835,66.331789825348366 4.584323618083841,66.331767657641024 4.584284308846353,66.331752870750378 4.584227062482864,66.331736213337109 4.584200856324488,66.331726334262171 4.584181265226714,66.331714673361006 4.584148570949338,66.33169308259636 4.584122300825465,66.331665391807789 4.584104363227465,66.331640110521732 4.584087125343362,66.331616820267357 4.58404050125763,66.331598051190326 4.583979311421261,66.331588311675787 4.583929443603226,66.331579884699906 4.583863610448341,66.331568629702517 4.58380191170804,66.331556334767797 4.583687101059467,66.331528124155398 4.583562685541789,66.331486952570216 4.583474462490636,66.331458576927545 4.583425357920151,66.331448374426358 4.583362387138416,66.33144052447598 4.583295663601219,66.331434621221945 4.583229894088145,66.331424894339676 4.583177354727113,66.331413169994534 4.58310573339979,66.331403468486627 4.583032267478385,66.331393741616751 4.582972095325053,66.331382486516262 4.58291192314831,66.331370039299827 4.58285270510392,66.331359177328608 4.58278992526731,66.331357446432321 4.582726318711364,66.331364123728136 4.582658895761068,66.331371156131098 4.582595161939125,66.331375195561648 4.582528629346266,66.331375379664181 4.58243423679821,66.331364194415301 4.582371329688286,66.331359400807386 4.582308549899213,66.331360016086776 4.582235338688503,66.331364423327528 4.58217090538951,66.331378367424833 4.58211607678215,66.331396458503505 4.582059276292859,66.33141079570062 4.582001394458382,66.331423553983484 4.581939696132621,66.331431765775562 4.581868456705692,66.331435018934584 4.581800842680014,66.331429134701821 4.581738762396911,66.331421240352398 4.58168145252648,66.331408812166828 4.58161937217008,66.331397157593173 4.581553602739391,66.33139126066321 4.581461373048441,66.33139153995964 4.581395794618281,66.331394812127826 4.581329262093806,66.331398388666827 4.581258913185646,66.33140285929916 4.581189518376171,66.331407247494425 4.581103903847675,66.331410925547345 4.581037434922886,66.331414140645876 4.580981079424771,66.331415485116068 4.580958117383806,66.33141409650851 4.580936872736148,66.331413361018875 4.580906786718268,66.331410533025533 4.580887323016571,66.331407679634424 4.580871421275612,66.331404122380079 4.580853738547344,66.331400558789824 4.580818309470998,66.331392753119999 4.58080590606971,66.331387750102181 4.580754002696547,66.331371453862943 4.580697710523004,66.331358264725836 4.580634803500294,66.331357700572596 4.580571005968826,66.331356350135721 4.580507271970133,66.331351188745913 4.58044347448322,66.3313521147345 4.580369372796271,66.331357308260678 4.58029336293826,66.331364023635501 4.580222123589138,66.331371132136312 4.58015565474741,66.331378557670661 4.580089313134271,66.331386775828577 4.580023734727221,66.331391164011819 4.579955166667042,66.331388355157884 4.579895948655942,66.331378615548545 4.579853777035899,66.331358476615435 4.579818983717023,66.331334475960062 4.579788070385452,66.331309403635629 4.579754422009818,66.33128656333939 4.579698956691878,66.331271478182842 4.57963789411858,66.331263260383679 4.579568308256801,66.331255385024505 4.579498786062664,66.331250661162045 4.579435942642378,66.331249684835797 4.579367438272619,66.331251054713576 4.579299887972874,66.331250845668038 4.579233228138348,66.331249152815047 4.579152320371344,66.331245576715162 4.579089413307844,66.331242653686871 4.579018046587393,66.331241373015445 4.578954312688918,66.331241144934125 4.578890578770091,66.331239845215663 4.578822901163647,66.331234690151732 4.578760820836728,66.331223840805762 4.578705419165522,66.331210575492719 4.578650907931058,66.331194310849142 4.578598241298081,66.33117843299415 4.578521913025845,66.331164914078457 4.578459005965482,66.331162022744891 4.578389611090715,66.331162638040993 4.578324923073429,66.331161312955984 4.578255400890623,66.331156925149727 4.578195228729857,66.331144103690207 4.57814256210652,66.331128593585277 4.578105987834318,66.331105765814883 4.578069413548977,66.33108222782198 4.578031885220975,66.331061708170083 4.577985897198851,66.331040846107939 4.577924707283587,66.331025374011659 4.577828979026895,66.331014290055592 4.5777950766688,66.331014290158848 4.577761174310734,66.331014290262075 4.577744254922117,66.331013605474297 4.577712006311808,66.331012235893823 4.57768153867553,66.331010181468457 4.577647636253242,66.331006770056675 4.577630653194419,66.331002711800039 4.577565964659743,66.330973739461228 4.577534097291872,66.330951247614891 4.577487091574111,66.330930784954575 4.577427937154308,66.330919466222909 4.57735650683602,66.330918198213936 4.577288956466209,66.330913804016262 4.577212500983006,66.330899860100047 4.577167594430657,66.330887013097083 4.577129239301096,66.330870716487524 4.577087004143741,66.330853297496503 4.577038217541615,66.330838123279889 4.576978172632918,66.330826893284609 4.576915201880197,66.330818998739971 4.576869977234321,66.330802841612325 4.576863997719515,66.330776798482901 4.576856809607373,66.330746988674491 4.576855155176363,66.330711890269981 4.576849875307766,66.330684407594646 4.576839888580905,66.330658808238113 4.576826085390104,66.330629803642211 4.576814126764671,66.330599302481986 4.576805921003507,66.330572580638204 4.576799369168597,66.330554013571685 4.576791417807915,66.330525896608975 4.576783402824361,66.330496917207043 4.576767437174855,66.330476859921745 4.576753379679023,66.330454329529047 4.576729399589201,66.330434240527723 4.576728572020607,66.330397886114326 4.576698676459689,66.330375051317944 4.576660257642009,66.330354137931693 4.576612297883284,66.330336331781908 4.576548436589079,66.330325469367892 4.576471154346578,66.330317669827963 4.576397879388561,66.33031330724792 4.576298716478487,66.330306782367586 4.576257562869623,66.330301544591421 4.576210748238781,66.330294746874912 4.576177036609751,66.330289509073751 4.57614523313789,66.330281975719245 4.576120935252319,66.330274442339885 4.576107832154651,66.330267726951362 4.5760965736066,66.330258671617841 4.576092820701809,66.330252679104817 4.576092820462737,66.330239857000365 4.576115273179822,66.330216558987473 4.576168956581318,66.330183298656877 4.576215134558525,66.330158738597262 4.57626627388449,66.330135770171381 4.576320847961278,66.330112357820767 4.576373577636295,66.330099193053357 4.57641543064048,66.330089674581131 4.57643546660178,66.33008238198137 4.576462817286603,66.330072831839786 4.576477383047628,66.330064080742545 4.576490104173805,66.330053110176536 4.576499199610089,66.330036267526324 4.576501043984568,66.330024618456179 4.576499199102894,66.330009247014999 4.576488322048814,66.329992448785319 4.576479226117052,66.329982886036973 4.576453719723768,66.329976329142383 4.576422806846438,66.329974135123081 4.57636454313342,66.329973406042029 4.576337192297205,66.329974845614913 4.576270914330021,66.329983977381175 4.576206544660076,66.32999832807846 4.576149680596284,66.330013788482162 4.576087219174706,66.33003077715901 4.576027556481336,66.330049674561451 4.575972791477565,66.330067354396917 4.57591783559871,66.330082098180384 4.575855310517849,66.330096347353603 4.575793675868089,66.330107273657589 4.575713849655961,66.330115105441806 4.575640638466608,66.330119183136489 4.575564564920183,66.330120166270135 4.575495106452571,66.33012040110691 4.575419923342071,66.330118276985871 4.57534365884174,66.330111999295752 4.575282659925897,66.330104966939729 4.575213074068674,66.330095620019719 4.575143424611863,66.330086634552544 4.575083252554613,66.330078035875601 4.575020345410923,66.330069411838352 4.574961191039792,66.330059671710231 4.574899174376768,66.330050331091613 4.574838111862949,66.330043653833258 4.574751415888585,66.330038168822853 4.574634570263563,66.330027464967287 4.574488401921995,66.330014091482482 4.574418816062117,66.330004364045521 4.574351138450822,66.329997287287839 4.574288294995065,66.329992911933985 4.574222525654585,66.329989697057215 4.57414721530121,66.329985670513452 4.573951624277495,66.329954953505208 4.573894314469579,66.32994329188918 4.573835986899478,66.329928548361224 4.573789044864975,66.329910735562308 4.573739240524303,66.329892529593124 4.573687527964407,66.329873220214139 4.573629200382783,66.329857747384295 4.573568074156675,66.329844906233703 4.573501287002791,66.32983558457093 4.57343170119016,66.32982811460252 4.57335645444318,66.329823809009156 4.573274592651305,66.329822078044543 4.573206978723194,66.329818888514879 4.57314216343778,66.32981292144045 4.573080210391153,66.329803587068056 4.573007698702609,66.329797677084812 4.572940084739725,66.329792502689585 4.572876287218719,66.329789693629124 4.572798941503978,66.329788140207327 4.572731009666434,66.329791748668001 4.572665621996389,66.329789871799278 4.572598644004354,66.329779307197427 4.572577717322027,66.329774037541284 4.57255857160672,66.329767696179218 4.572542288171245,66.329760270424458 4.572529757507889,66.329751715883518 4.572502533260011,66.329718144450382 4.572491083811006,66.329704079186186 4.57247047478214,66.329677603743704 4.572456226584005,66.329660374083886 4.572446812651385,66.329652079499283 4.572434600034141,66.329644222480013 4.572404895464403,66.329629421618648 4.572371819762097,66.329615711488813 4.572352801265646,66.329609630086154 4.572241743650111,66.329586718708157 4.572198745394084,66.329577606146913 4.572153457265215,66.329566603831267 4.572136855847492,66.329561955581923 4.57211872785013,66.329556178554228 4.572102062795016,66.329549805422502 4.572087242321118,66.329542785453413 4.572074520854896,66.329535112304214 4.57206389840076,66.329527033291953 4.572055820205328,66.329518554756461 4.572045388390258,66.329500348387796 4.572031648068741,66.329428366120595 4.572024778026946,66.329399036668065 4.572016826834647,66.329378794578957 4.572011547302206,66.329368667190536 4.572003659916687,66.329359617864171 4.571991574532102,66.329352769055177 4.571974146248047,66.329349192486234 4.57195296523432,66.329349097424384 4.571930003299177,66.32935261703598 4.571907232243842,66.32935949131145 4.571885860573413,66.329368540722072 4.57185075004021,66.329387241955359 4.571801073868194,66.329421809668133 4.571775377093012,66.329439141070353 4.571743383260872,66.32945652955209 4.571702802548776,66.329474888294655 4.571681494469429,66.329483119611055 4.571660886035013,66.329489771892213 4.571640468390488,66.329494737335537 4.571619287435988,66.329498003261804 4.571596897923003,66.329499455526232 4.571573745104493,66.329499455592511 4.571527630225193,66.329495948882609 4.571392783841933,66.329479137981352 4.571371793596487,66.329476144857423 4.571352584317326,66.329472035625344 4.571335474028231,66.329466277598186 4.571321035194392,66.329459175164956 4.571309331430977,66.329451210278208 4.571300807992225,66.329442820499352 4.571295782912901,66.329434094608104 4.571294637831945,66.329424981870957 4.571297754393789,66.329415742288205 4.571305577855579,66.329406978301805 4.571318426266351,66.32939958406439 4.571336426850289,66.329394174703523 4.571403213636975,66.329383584184768 4.571425030640128,66.329379347989956 4.571445829910406,66.329373615199231 4.571464911767515,66.329365979956307 4.571480304415099,66.329356981294481 4.571489399998073,66.329347589472945 4.571490481149762,66.329338514747178 4.571484056728415,66.329330042484827 4.571471335261735,66.32932225512296 4.571453716095979,66.329315158999748 4.571410399762751,66.329303306797044 4.571365747739044,66.329294200478444 4.571343485354727,66.329290820502351 4.571297243255728,66.32928681278193 4.571244322535331,66.329287079277776 4.571114501488837,66.329293129476099 4.570897603083879,66.329306675614816 4.570849516504407,66.329308984069925 4.570800730228212,66.329309948121619 4.570775796423633,66.329309859410927 4.570727836991852,66.329308439043487 4.570705256605004,66.329306758601007 4.570683630299936,66.329304063510108 4.570662958073758,66.329300188890528 4.570643494353152,66.329295141082568 4.570625938812722,66.329289008865047 4.570610736702962,66.329282020531394 4.570586311471792,66.329266001864042 4.570549800645469,66.329230983933783 4.57053943261546,66.32922256872034 4.570527219999649,66.329214534002745 4.570512526736228,66.329207139787115 4.570495225617837,66.329200722177106 4.570475698293889,66.32919582654678 4.57045394476961,66.329192750950455 4.570431046365403,66.329191926612026 4.570407575545208,66.329193594509519 4.570340025574202,66.329209486651976 4.57031833579648,66.329214388737753 4.570273047995897,66.329221573849367 4.570222289995014,66.329227084803975 4.570171277543776,66.329231238665585 4.570121409990378,66.329234155920489 4.570069761428509,66.32923577950335 4.570044255161508,66.329235487863741 4.570020148221746,66.329234118156279 4.569999539620655,66.329231232807658 4.569984591974747,66.329226305462313 4.569976959054052,66.329219190258584 4.569975686773132,66.329210698916796 4.569978866945992,66.329201586086683 4.570010224404993,66.32916646006872 4.570025680488144,66.329147587506839 4.570036429672028,66.329128258350295 4.570039864266711,66.329118891826241 4.57004183591782,66.329110045312703 4.570041708554569,66.329101465148582 4.570038591679412,66.329092884989947 4.570031912833081,66.329084330204793 4.570021990052329,66.329076003723173 4.570009204986743,66.3290684636046 4.569994193706015,66.329061900095823 4.569977401459148,66.32905645905312 4.569959082670802,66.329052032669324 4.569918501525588,66.329045627768238 4.569870732865175,66.32904119512375 4.569818702581155,66.329037954711595 4.569769025772166,66.329036401158646 4.569719603410574,66.329036039826121 4.569669608617045,66.329037270237293 4.569623112221552,66.329040403119009 4.569589082710353,66.329042610091605 4.569576679416583,66.329042610126379 4.569564912174614,66.329041773068013 4.569552636064144,66.329040048186855 4.569540423546326,66.329037517921947 4.569529737573978,66.329034194952143 4.569521468640976,66.329030136349061 4.569515680358684,66.329025614801211 4.569510019190401,66.32901537946428 4.569508619534708,66.328997553202555 4.569513516795622,66.328971666714395 4.569514788816738,66.328965248991821 4.569510972166063,66.328950714004392 4.56949138094747,66.328929108136848 4.569475097432963,66.328916653219025 4.569455760826838,66.328905732979408 4.569434516076259,66.328897945509439 4.569366075115661,66.328885034124056 4.569345657306612,66.328880417466394 4.569330137178778,66.328874101233808 4.56932097767367,66.328865451256377 4.569317288310846,66.328855184140451 4.569317733368066,66.328844282843676 4.569320786302544,66.328833692275893 4.56933299843354,66.328813982374655 4.569358885869469,66.32878733463879 4.569374596392719,66.328769235475548 4.569385536411362,66.328750724103742 4.56939176952138,66.328731185379425 4.569393295896649,66.328720613793251 4.569393295708701,66.32870980756455 4.569391196508909,66.328699400863414 4.569386553054415,66.328689596625665 4.569370905503606,66.328671199420185 4.569349596959056,66.328652580257625 4.569325108093693,66.328634563552072 4.56931149613152,66.328626300348759 4.569245853589174,66.328597414045504 4.56921290507151,66.328581039828904 4.569209406668656,66.328578832920968 4.5692040636627,66.328575998187858 4.569322753363451,66.328560688941778 4.569362125735489,66.328553199255907 4.569400162362835,66.328545398826904 4.5694546094546,66.328534998240528 4.569498625127554,66.328528510527164 4.569521459874775,66.328526677702726 4.569540414646723,66.328526506422648 4.569556952384773,66.328527362509817 4.569595307257287,66.328531725512377 4.569673988815857,66.328540895430493 4.569707382326257,66.328542658336588 4.569741602687589,66.32854240457101 4.569766981705692,66.328540895168302 4.569791215784618,66.328538250599394 4.569813732464805,66.328534477207228 4.569834595357198,66.328529822318657 4.569912131481116,66.328509553921066 4.569967787100014,66.328499280150012 4.57004271550691,66.328487871148411 4.570122732473745,66.328478168056023 4.570170564587341,66.328474172621625 4.570209873459496,66.3284728280602 4.570240722693097,66.328473918752692 4.570264320803479,66.328476842229747 4.570282830404583,66.328480951626815 4.570297841652597,66.328485707890806 4.570316542132256,66.328493140357722 4.570337087251838,66.328503274397363 4.57041557858484,66.328545979395955 4.570452152686673,66.32856241704134 4.570491207429847,66.328577865360842 4.570521293531742,66.328587270041751 4.570540948053035,66.328591385759125 4.570560984180866,66.328593617985618 4.570573959937053,66.328593827225234 4.570585981571152,66.328592755441221 4.570596731050001,66.328590402634376 4.570606081161567,66.328586838563524 4.570613841091112,66.328582354947713 4.570619947236041,66.328577180088502 4.570626116930256,66.328568764608988 4.570629551475867,66.328556759719092 4.570629551257623,66.328544425063455 4.570626561414444,66.328525685262235 4.570617783149722,66.328494610783466 4.570600863030938,66.328451918205857 4.570591194134864,66.328413017907764 4.570585277983774,66.328371523754711 4.570581587723554,66.32831078855601 4.57058285917927,66.328272598289203 4.570588329076537,66.328257225756687 4.570595961721997,66.328248791140339 4.57060753799267,66.328241174602525 4.570622867078123,66.32823490885616 4.570641376526615,66.328230437830328 4.5706624938844,66.32822809130154 4.570677759464669,66.328227545862489 4.570701675562017,66.328227907277025 4.570726482168128,66.328229169225509 4.57082977945364,66.328236284435363 4.570872268691452,66.328236969228413 4.570896311978636,66.328236005205127 4.570918256218058,66.328233405002081 4.570931295527559,66.328230671646367 4.570948151182479,66.328225014706305 4.5709575648803,66.328220372475712 4.570969204751776,66.328212464205606 4.570980144883977,66.328200833290651 4.570987332215295,66.328188644301235 4.571008957759851,66.328148957118714 4.57101932547745,66.328139869249526 4.571090182796065,66.328114076813662 4.571239466826957,66.328074103761921 4.57133901083471,66.328054126652589 4.571394984529374,66.328046662131342 4.571432321393019,66.328034168570539 4.571463424897384,66.328026685089554 4.57150069819897,66.328016690211911 4.571513164827292,66.328001678988187 4.571569138161807,66.327974237565357 4.571631344674218,66.327931784864816 4.571668681266142,66.327904305368037 4.571693550959393,66.327876806851634 4.57176816067021,66.327829388236623 4.571786860565018,66.327804382028248 4.571811730031478,66.327764427866612 4.571873935995145,66.327692002809073 4.571886339014966,66.327677042126624 4.571912735270513,66.327649923873622 4.571937350821631,66.3276383243672 4.572047834660554,66.327591101796557 4.572081673151985,66.327578481178449 4.572106288784417,66.327571403465754 4.572133067070023,66.327565879528422 4.572162008010908,66.327562023523001 4.57219234832504,66.327559689587076 4.572223515545855,66.327558490862202 4.572271220497549,66.327557856524564 4.572315618131202,66.327569627099251 4.572352955397903,66.327579609253448 4.572377825949819,66.327599586380174 4.572396463190397,66.327627085073544 4.572421333787752,66.327649535524344 4.572452437652205,66.327662016393447 4.572483541426129,66.327669525169568 4.572533345454707,66.327672011066568 4.57258308569526,66.327664559130838 4.572626592120645,66.327637066637379 4.57266392870349,66.327609580473862 4.572676395006656,66.32757710956453 4.572831655296725,66.327388219118845 4.572912751970257,66.327292403470793 4.572950088548039,66.327264961323522 4.572968724872167,66.327242485032002 4.572999828184238,66.327224993543226 4.573043334647149,66.327199986657448 4.573086904578362,66.327167515125439 4.573136644489574,66.327142584268586 4.573167747708005,66.327120107830112 4.573205084420073,66.327100117453028 4.573267291270488,66.327077602831011 4.573335731754189,66.327065121375426 4.573397938835703,66.327055126036697 4.573447678974892,66.327042644625479 4.573503652468999,66.3270251656064 4.573528522376195,66.327010198145715 4.573547222302413,66.326987727967293 4.57351611815823,66.326960222269435 4.57341657302404,66.326917781015865 4.573267287337776,66.326865344610809 4.573149105424834,66.326820366387267 4.573062027285068,66.326782928833779 4.5729376118367,66.326732959182024 4.572912741607589,66.326730479461858 4.572897030305537,66.326705040990859 4.572893022860022,66.326692635672885 4.572892259350006,66.326680154232747 4.572895312237025,66.326667710828232 4.572903135623299,66.326655476696075 4.572916556397129,66.326643585020435 4.57293080411929,66.326635073734479 4.57294861382103,66.326627088838549 4.572977109398567,66.326617277350636 4.573001216182491,66.326610827246384 4.573026658725979,66.326605506051067 4.573060624562617,66.326600622442157 4.573085621925042,66.326598821177456 4.573110555708269,66.326598497649755 4.573135616728963,66.326599480618654 4.573160868591158,66.326601630555018 4.573194262133976,66.326605670447478 4.573226828809151,66.326610687042944 4.573273261789288,66.32661919181345 4.573308245577748,66.326627544402271 4.573332161812421,66.326635656017473 4.573352261682659,66.326645480037399 4.573371089450346,66.326656889608302 4.573463956178344,66.32671503458765 4.573511725212008,66.326740352450855 4.573564201138503,66.326765847855327 4.573615150450706,66.326788324365381 4.573661583608565,66.326806209140955 4.573711896748686,66.326822952302933 4.573760365257527,66.326837551809845 4.573863853749526,66.326866344880656 4.573904180604041,66.326880449699189 4.573935793339395,66.326893818847353 4.573964543791908,66.326907961738158 4.57399520251101,66.326925745001617 4.574030631827872,66.326948963444281 4.574067842203404,66.326976094950538 4.574128078551517,66.327023445017431 4.574160454720252,66.327044957352527 4.574187551419802,66.327060032452209 4.574213693963423,66.327072069680412 4.574244098128223,66.327082927260037 4.574264007098699,66.327088279928745 4.574285060968199,66.327092560778951 4.574314129267941,66.327096670367709 4.574343897213041,66.327099314930365 4.574374619233503,66.327100684729373 4.574415009434185,66.327100709975568 4.574448148449884,66.327099086299683 4.574480078904767,66.327095591709849 4.574510864404572,66.327090181810448 4.574624147364625,66.3270678319155 4.57466956235882,66.327061007676804 4.574794803496098,66.32704581161515 4.574869350483033,66.327047656941104 4.574901408253406,66.327049597527704 4.574925515215094,66.327052495796096 4.574956428140934,66.327058374831878 4.574986768659851,66.327067031708197 4.57508822100812,66.327056319588664 4.575110737739624,66.327055780441157 4.575133826938717,66.327055666212814 4.57515672532014,66.327055666142897 4.575202649289885,66.327055329871115 4.575248891261002,66.327053319282882 4.575294369909424,66.327049025538955 4.575315932487706,66.327045638788604 4.575336032094549,66.32704123730511 4.575354541513458,66.327035649851439 4.575371397143707,66.327029187190391 4.575402246074205,66.327014568527645 4.575416239381197,66.327006767683457 4.575440409581859,66.32699030981334 4.575458091881098,66.326972456684928 4.575464007117763,66.326963076662835 4.575467696117586,66.326953417590403 4.57546871363754,66.326943650706198 4.575466932464774,66.326933795036908 4.575462670626344,66.326923533474599 4.575456691393295,66.326912428408818 4.575436272971726,66.326875720140166 4.575430866005917,66.326854512001702 4.575430420388092,66.326834997186694 4.575436017411402,66.326816167291696 4.575443268399082,66.326807446792429 4.575454144985349,66.326799867869269 4.575468965213769,66.326793982291051 4.575487665486569,66.326790253037601 4.575509291695408,66.326788198107792 4.575532571695859,66.326787176946667 4.575556487772233,66.326786669499413 4.575604637971867,66.326786377611398 4.575677022311453,66.326787170159989 4.57582637073832,66.326792471754317 4.575876111102067,66.326792097412778 4.575898500585076,66.326789769767103 4.575917073629285,66.326785247741597 4.575931893846749,66.326778816732713 4.575943152068111,66.326771041192004 4.575951039125608,66.326762568019774 4.575956381909464,66.326753619189063 4.575960007310629,66.326744454726281 4.575964968272421,66.326725998954004 4.575974063465774,66.32669721806549 4.575986084744949,66.326677918724187 4.575996388845622,66.326669045954361 4.576011717894188,66.326661511370716 4.576032898784624,66.326655733557416 4.576057959710432,66.326651630073087 4.576084101980157,66.326649169216211 4.576109035753527,66.326648230492395 4.576132888242813,66.326648763163803 4.576156041086239,66.326650691122666 4.576202092417047,66.32665820015049 4.576224291219288,66.326663134315851 4.576306598580602,66.326684228217871 4.576349087958031,66.326692574416342 4.576371795576643,66.326695593230596 4.576395520880545,66.326697546552722 4.576419882223203,66.326698079221288 4.576444497962964,66.326697089762447 4.576493538553367,66.326691521162715 4.576540607289482,66.326683403004452 4.57663251849999,66.326665619189384 4.576681113810594,66.326658338188636 4.576705538708301,66.326656207131748 4.576729391175965,66.326655598205662 4.576752035151426,66.326656714362983 4.576772898178022,66.326659701475947 4.576791662223693,66.326664610282521 4.576809472208208,66.32667147883123 4.576827854691627,66.326680376879878 4.576847954590662,66.326691183921 4.576869517484183,66.326704172667206 4.576891907310641,66.326719577778093 4.576940439843463,66.326754992382661 4.576970335249434,66.326770327674964 4.577005637132638,66.326781274157611 4.577042274678597,66.326788288485389 4.577075159378034,66.32679239810912 4.577135267689002,66.326795499241911 4.577345551128624,66.326794020856738 4.577564612193105,66.326787982421337 4.577711733871902,66.32676639319665 4.577808033138474,66.326707765740494 4.577858790626429,66.326677665519924 4.57793352763411,66.326638762202336 4.577976207273185,66.326618473331735 4.578038732060271,66.32659234319685 4.578081411782146,66.326576309921805 4.578100811678114,66.326570164243449 4.578122056179921,66.326564735229496 4.578147244307175,66.326560092638232 4.578189987855541,66.326555247038925 4.578252067828692,66.326551137075953 4.578396073114038,66.326546754135279 4.57844097934781,66.326544978167007 4.578483659320151,66.326541686411801 4.578523667785725,66.326536929608366 4.578554262467855,66.326531938171271 4.578576588292114,66.326527041893115 4.578598341632563,66.326520921563699 4.578618886423933,66.326513621579835 4.578637332178908,66.326505408317544 4.578657113602884,66.326493675102043 4.578695785689347,66.326456674288195 4.578709842519425,66.326445023517508 4.578722945320871,66.326436930752735 4.578738274368669,66.326429592707427 4.578755575239649,66.326423174281913 4.578781335777482,66.326416127943347 4.578809640609468,66.326410578369675 4.578840171700683,66.326406430428889 4.578874328394729,66.326403588983126 4.579007584178296,66.32640015104549 4.579039578273692,66.326398622455685 4.579070681846805,66.326395603434989 4.579109799793937,66.326389622547126 4.57915642325399,66.326380273886002 4.579238793400927,66.326359470951175 4.579277275204304,66.32634962760676 4.579294766906991,66.326343849730407 4.579309714316497,66.326336638504372 4.579329622895577,66.326322127286218 4.579372111380049,66.326285570166434 4.579385404922277,66.326273614887725 4.579393037529941,66.32626434875867 4.579397617010975,66.326254619647671 4.579398698121026,66.326244522690288 4.579395581124616,66.326230924786174 4.579378025109327,66.326201439415129 4.579372999990517,66.326191627860595 4.579371346015788,66.326181505517425 4.57937293603864,66.326174402107398 4.579380504999338,66.326163138108186 4.579398378149116,66.326147808635213 4.579414852049662,66.326137280306256 4.579431834836076,66.326128400979229 4.579449199294658,66.326121145286962 4.579519229805011,66.326102929852652 4.579537484792965,66.326097519772858 4.579559683315639,66.326088380378451 4.579585252880432,66.326073868998122 4.579603825735754,66.326060232877126 4.579622970962854,66.326042245888175 4.579698152188587,66.325953661744052 4.579729318511611,66.325908326251721 4.579747382340371,66.32588615317394 4.579774605434665,66.325859749662129 4.579824981028951,66.32581830818161 4.579847497432239,66.32580174171035 4.579869377830331,66.325788194224373 4.579895138243074,66.325775236564155 4.579930948468584,66.325760769365829 4.579976490487464,66.32574547126832 4.580073362861754,66.325721604357057 4.580161584965091,66.325708969922459 4.580508238842422,66.325605206180398 4.580575979545421,66.325589077049486 4.580655932703296,66.325572338989801 4.580724436758612,66.325559825049851 4.580952084009187,66.325521731321274 4.581063649521238,66.325498897971158 4.581108174001654,66.325492022555309 4.581249634773354,66.325476850823108 4.581299375079011,66.325474059956349 4.58130249026783,66.325399598840136 4.581297909752134,66.325358841771546 4.581290021855262,66.32532594940028 4.581272783345886,66.325271619190318 4.581266421978065,66.325237312308133 4.58126387702805,66.325204070918502 4.581262730645053,66.325133154524167 4.58126648267609,66.325096449916813 4.581273924197599,66.325074656711635 4.581280475471372,66.325064705141031 4.581298730162779,66.325045271324072 4.581321818932696,66.325024746545779 4.581336130209456,66.325014725160642 4.581353112972611,66.325005160431388 4.58144127073796,66.324958034409136 4.581478607315399,66.324934211338984 4.581490374326561,66.32492413918493 4.581497498053483,66.324913933846815 4.581500360114442,66.324902567814192 4.581500296252546,66.324890263073854 4.581498642216296,66.324877501661675 4.581492662102947,66.324824813195107 4.581493806451447,66.324797349424472 4.581501629518104,66.324771141452388 4.581508244367236,66.324759756314521 4.581526308270329,66.324741990389057 4.581536548783765,66.32473487385694 4.581559383285808,66.32472215033988 4.581574585135717,66.324716112043689 4.58159353977503,66.324710099104252 4.581614911462141,66.324703959301274 4.581711847279309,66.324673774056023 4.581731756052175,66.324669441920534 4.581755926501806,66.324666796930288 4.581785757976951,66.324666016676929 4.581823731111179,66.324665972150257 4.581787093186375,66.324640652170345 4.581740278144197,66.324612300378391 4.581676607231244,66.324577954731751 4.581656825301396,66.324564501863847 4.58164499423672,66.324553034238619 4.581585075446611,66.324486657614784 4.581574834440127,66.324470065001208 4.5815705089069,66.324456377341463 4.581569427230862,66.324438909375502 4.581572289169291,66.324421733151567 4.581585327307095,66.324363582528292 4.581585772037836,66.324338877369669 4.581582272455275,66.324280396784303 4.581576420181942,66.324258000348379 4.581567387674946,66.324240183416393 4.581552376055013,66.324217863089302 4.581475155450002,66.32411188092766 4.581447485365609,66.324053393552546 4.581438834308547,66.324026480801095 4.581439533722914,66.324014124886077 4.581444431249373,66.324005492218561 4.581452954357281,66.323997163993937 4.581463958127503,66.323989108502005 4.581525337549692,66.323944708103738 4.581536468443849,66.323932402856386 4.581542065614027,66.323922419121629 4.581546454171936,66.323908268102485 4.581548934365111,66.323886125022895 4.581548424558783,66.323840570240407 4.581544670123278,66.323761917966721 4.581547977048599,66.323732486714107 4.581557834958022,66.323679535731117 4.581555544741393,66.323661420246978 4.581548165973905,66.323642124975251 4.581537924938718,66.32362417440828 4.581523295034164,66.323605475372219 4.581501986406312,66.323585203285603 4.581778225876277,66.323400582869084 4.581866384225637,66.323383481761354 4.581910336147215,66.323373047322221 4.581943156928061,66.32336306961524 4.581979666826326,66.323350078947698 4.58201598586659,66.32333528684957 4.58204537180379,66.323321135414105 4.582064771547497,66.323308804460311 4.582075966099539,66.323299131267845 4.58211921764757,66.323255630423716 4.582143705776364,66.323236689943258 4.582187530070771,66.32320682026392 4.582216407105898,66.323190410620839 4.582248655307845,66.32317488898731 4.582332869629516,66.323138282731051 4.582425479842565,66.323093481101637 4.582461608105902,66.323080883567584 4.58249366561884,66.323071584458958 4.582521016308092,66.323065222224145 4.582556953885048,66.323058904359996 4.582594354453446,66.323054483080639 4.582625521622266,66.323052136020792 4.582719977252129,66.323046261969964 4.582776523359528,66.323040051862748 4.582837839911803,66.323031608958971 4.5828895518728,66.323023204144036 4.582927270401484,66.323015408314475 4.582956910894977,66.323007574451566 4.583028976692875,66.322986813139423 4.583069748303332,66.322977475906086 4.583116435336377,66.322968690501639 4.583200522920934,66.322954747991943 4.583228446057828,66.322947916332112 4.583245937731714,66.322941750736632 4.583265210318568,66.322932286697707 4.583276786546291,66.322924484586736 4.583286009316754,66.322916022793891 4.58329275141505,66.322906818857945 4.583297076444619,66.322896726885318 4.583298539168091,66.322886146495435 4.583296885170538,66.322875604170861 4.583292496102307,66.322865607363383 4.583275067186951,66.322832331169337 4.583276847984526,66.322823672732852 4.583283144855963,66.322815369495558 4.583298155783577,66.322805049094683 4.583312530706215,66.322797551407064 4.583344397269937,66.322782410120993 4.583388794237139,66.322763101307487 4.58352414780512,66.322707287056318 4.583676865847963,66.322646214091961 4.583728259559729,66.322628078644698 4.584172166443437,66.322474944876902 4.584265095006103,66.322446228588049 4.584344093875415,66.322424153724299 4.584399367679689,66.322410477425905 4.584435496053529,66.322403442602251 4.584481356245513,66.322397054756948 4.584522508717154,66.322352537423299 4.584543434781542,66.322329955217398 4.584569195055769,66.322312460303408 4.584688582831888,66.32223316847103 4.584793913514388,66.322152112987794 4.584822090640972,66.322125781655927 4.584845179245749,66.322099602554999 4.584858854214412,66.322079551148278 4.584873228734017,66.322054006366869 4.58488359605431,66.322029102254533 4.584888302451853,66.322006970194792 4.584890464479158,66.321979947373848 4.584898603539513,66.321863025767229 4.584906172309812,66.321844458553826 4.584915267769645,66.321831885857847 4.584932377550658,66.321814574586313 4.584955593512929,66.321795100170334 4.584998399991147,66.321761942868989 4.585071546321899,66.321707427009358 4.585132862133946,66.321666555872312 4.585162629481553,66.321643135678585 4.585219556277084,66.321594950416127 4.585283607069144,66.321549664013091 4.585307395448694,66.321528482987347 4.585399304978137,66.321441436987683 4.58547951092584,66.321355653093121 4.585504126211896,66.321335550303857 4.585531094984963,66.321317464740318 4.585554692718047,66.321304187592915 4.585591011641707,66.321285588144477 4.585662377405546,66.321250558712009 4.585743602126141,66.32121299176265 4.585779030670063,66.321199467117196 4.585862736218952,66.321169709044284 4.585976082061686,66.321124110856445 4.586029193133725,66.321106570595305 4.586077851849544,66.321093585050903 4.586136942033196,66.321080358404458 4.586221601958653,66.321063166896735 4.586268479810641,66.321055522664864 4.586316439014985,66.321049705389839 4.586359818593043,66.321045886371337 4.586453319829472,66.321028796304915 4.586632689843254,66.321009111367701 4.58681199639957,66.32099603648301 4.586983288455365,66.320979637552497 4.587174298712913,66.320970838221896 4.587287963006394,66.320944315022842 4.587324473022707,66.320938129830267 4.5873549404718,66.32093434255863 4.58739469448728,66.320931024682466 4.58745416654909,66.320928455284189 4.587514020291674,66.320927700168923 4.587748601227079,66.320927375776776 4.587994122401994,66.320923213431499 4.588043353806661,66.320920485477586 4.588077128804366,66.320917059778466 4.588114847367107,66.320911857840287 4.58816535077522,66.320903591866312 4.588249883511324,66.32088775143032 4.588295489260414,66.320881458346122 4.588350572394268,66.320875571219631 4.588641953328078,66.320847099743276 4.589165053306648,66.320835577671716 4.589158502441376,66.320861764379472 4.589171542697666,66.320901056991445 4.589288960448142,66.320903682825886 4.589399826968558,66.320916775718899 4.589497654087045,66.32092728678694 4.589569402397367,66.320932513686799 4.589615071778254,66.320927286344869 4.589699859063868,66.320916774589278 4.589758567665217,66.320906326363954 4.589882473286106,66.320908939483417 4.589973812292457,66.320908939138178 4.590045560849962,66.320924645759547 4.590117309346613,66.320937732443269 4.590169466903067,66.320945585684399 4.590273845254083,66.320945585288797 4.590371671884263,66.320935117894621 4.590417277473207,66.320922011733714 4.590528270473571,66.320903678142301 4.590997877646335,66.320903676352145 4.590913089430065,66.320874863757126 4.590710882222021,66.320791064548601 4.590476043872936,66.320665339575129 4.590182495768085,66.320500270217892 4.589843341548744,66.320324789765806 4.58945851767632,66.320141422853439 4.589386768333862,66.320091623838337 4.589328122001421,66.320044476415447 4.589295490743077,66.31999733514958 4.589249819960748,66.319942314719455 4.589217252309807,66.319895173261784 4.58986291716284,66.319680339584195 4.589823798402842,66.319648905350405 4.589732458743752,66.319620091341719 4.58966726205018,66.31962009159011 4.589569435330096,66.319625319404423 4.589432427050471,66.31963321818192 4.589269403144516,66.319617485725004 4.589165024276322,66.319593924552649 4.58902152733196,66.319567692683549 4.588891133213091,66.319536277685756 4.58879979356475,66.319507457201695 4.588708517217504,66.319465529937304 4.588649743868054,66.319426235253729 4.588604073464356,66.31938697217943 4.588564955205992,66.319376466590953 4.588447536766268,66.319342405833837 4.588349709689063,66.319331957544264 4.588232292047194,66.319331957986194 4.588095346775967,66.319313611484247 4.587912732023509,66.319295258795563 4.587775723210243,66.319279526022342 4.587625738730174,66.319266464141805 4.587410493839763,66.319248130569889 4.587306115176665,66.319232403987328 4.58723442996272,66.319203564045736 4.587182208405443,66.319177363142074 4.587195246834385,66.319138080427251 4.587247466696064,66.319090943489584 4.587273544277191,66.31904378118432 4.587281366920099,66.319002360305149 4.587229209189579,66.318985624655397 4.5871561251091,66.318977244313402 4.587051810519871,66.318981412805456 4.586942534611569,66.318985105504098 4.586862199687454,66.318989648209197 4.586819456054394,66.318987269314647 4.586736131241549,66.318975190373408 4.586610062999127,66.318969525518426 4.58645632586996,66.318961513428945 4.586426367145775,66.318959071042286 4.586396471918273,66.318951838821079 4.586353791302768,66.318923728027201 4.586251256017348,66.318854526227426 4.586167930270218,66.318801432068625 4.586143822532819,66.318763474842598 4.586185547538324,66.318725733018894 4.58627949262128,66.318650287227399 4.58637337447954,66.318591621736203 4.586477751021739,66.318516169157505 4.586550833351384,66.318449084572791 4.586634283151403,66.318365250823817 4.586644713456449,66.318314984846992 4.586696933329178,66.318268842424686 4.586749089886164,66.318235318798486 4.586905688125391,66.318193394827503 4.587030928355992,66.318151470902819 4.587093516179812,66.318109559831228 4.587145672634126,66.318071867737686 4.587273138646283,66.318011088081761 4.586164343931828,66.317742107722395 4.586180372202408,66.317717611701838 4.586209439880697,66.317696433766059 4.586291554132021,66.317621587651431 4.586309109143659,66.317605161702204 4.586350198667676,66.317593494025658 4.586432314323626,66.317579427969861 4.586526133465513,66.317560698652784 4.586567222825574,66.317542013930563 4.586602396563012,66.317513932991901 4.586655189352364,66.317488186739567 4.586713834264584,66.317476455496674 4.586737304624773,66.317457770777551 4.586731452499619,66.317443692285764 4.586760774983516,66.317439035288203 4.586872277053499,66.317434358946926 4.586942626105587,66.317446038968143 4.587024742360377,66.31745776969565 4.587089302949698,66.31745776945219 4.58717141893097,66.317457769142308 4.587194825517405,66.31743202294173 4.587276940510402,66.317389863157004 4.587312177848245,66.317361788390912 4.587382525858827,66.317329050208016 4.587452937803298,66.317310295410024 4.587493963825264,66.317303303541351 4.587535053232024,66.317286889982327 4.5875643754393,66.317270539902907 4.587617168549808,66.317258808577847 4.587664109864503,66.317247140715253 4.587728606734824,66.317242458167797 4.587916309486862,66.317242457453105 4.587928522034756,66.317246765378442 4.588027748832607,66.3172752204365 4.588037735637322,66.317299989608273 4.588035891917558,66.317336730987989 4.588046642950714,66.317401730878089 4.588056502133853,66.317409211056045 4.588080545373992,66.317408608232938 4.58812157150686,66.317406273285044 4.588150448806737,66.31740424292127 4.588160307196048,66.317378154110216 4.588172837177304,66.317357115527869 4.588209537488829,66.317330309629881 4.588256478550636,66.317307963895104 4.588274097104706,66.317289221969517 4.588285799978087,66.317258806028946 4.588303418476881,66.317237754637858 4.588344444052228,66.317211995453135 4.588387568705648,66.317188951721576 4.588409003529338,66.317165229179366 4.588414854547139,66.317132433881724 4.58838553167772,66.317120740872525 4.588356208919846,66.317113736529635 4.588303415478577,66.317111401913067 4.588262325686788,66.31711140207041 4.58821544759321,66.317106707233037 4.588191976355322,66.317088003382295 4.588191975910464,66.317069248670805 4.588215446372134,66.317055239639828 4.588256472389165,66.317048177907509 4.58828579459189,66.317031834016007 4.588321032195877,66.317015413955446 4.588414851654314,66.317010762973283 4.588432470149571,66.31698967330621 4.588455876891066,66.316970943809892 4.588485262643108,66.316952258689213 4.588491113938021,66.316931188052109 4.588520436081661,66.316912445800014 4.58854975822605,66.316893747946565 4.588555609464803,66.316870348763743 4.588602550548586,66.316849284244398 4.588643576228147,66.316828194351302 4.588659222665062,66.316796439105914 4.588778356475166,66.316748954894067 4.588827905262882,66.316721241001346 4.588827902324302,66.316598559285694 4.588897360033132,66.316574816964987 4.588937049813666,66.316547147331121 4.589026288850881,66.316511514791586 4.589036210320417,66.316464024117138 4.589046131502861,66.316404624174851 4.589095743509495,66.316361117682831 4.589234595783962,66.316333383979185 4.589373511568579,66.316301722799523 4.589507592991072,66.316258983523241 4.589545502232102,66.316249903918688 4.589604337909326,66.316236909464379 4.589627617784688,66.316232969228793 4.589671760427953,66.316222563518394 4.589681619292914,66.316216827742508 4.58971952851774,66.316207107292996 4.589758328325478,66.316201193744547 4.58978167184493,66.316198814335436 4.589804252056141,66.316195178649153 4.589828295185022,66.316190254952119 4.589831793358201,66.316182717255927 4.589833955435907,66.31616038336017 4.589833446340392,66.316150352140994 4.589821933241948,66.316136926459421 4.589809975119098,66.316132592964422 4.589778298878452,66.316123722966893 4.589752156422938,66.316115741226128 4.589736063774549,66.31610709323202 4.589730275425659,66.316100519967904 4.589713928213754,66.316086199651181 4.589697326796749,66.316080971537943 4.589670929794122,66.316067977329496 4.589654582574801,66.316053339750013 4.589650702206265,66.316037947071536 4.58965222832612,66.316020003715778 4.589656298781578,66.316005220095775 4.589656043822805,66.315983273090879 4.589653053996991,66.315970031288941 4.589641985985265,66.315950044873006 4.589628882741177,66.315937253582064 4.589621186015591,66.315923155210555 4.589632952814515,66.315906747203655 4.589651080328512,66.315893137272994 4.589659412651037,66.315887978816093 4.589684664080294,66.315873981806604 4.58969617673512,66.315869184994312 4.589720601333833,66.315857402359484 4.58972772486651,66.315841279849963 4.589699610407766,66.31582490367073 4.589757619169641,66.315810931877138 4.589788849925249,66.31581003711716 4.58980042623257,66.315807143776297 4.58981041233174,66.315802346957184 4.589829303113653,66.315788387994402 4.589837825943266,66.315770431742905 4.58984825710418,66.315758109795041 4.589894435010255,66.315742050517684 4.589930435858913,66.315725096629649 4.589957658956163,66.315705757055312 4.58997445080787,66.315695256058348 4.589984309663047,66.315689209257954 4.590003836408362,66.315671157717333 4.590006698553332,66.315665174388513 4.59001185049894,66.315657871292601 4.590022599499686,66.315637713227716 4.590024316543287,66.315624166665415 4.590023489237059,66.315606895592893 4.590022598224113,66.315585525637587 4.590022152757169,66.315576458629366 4.590022215993951,66.315561338478503 4.590020689047898,66.315545355403174 4.590011083926848,66.315523090782364 4.589995754510087,66.315512532730509 4.589965095698482,66.315492304917129 4.5899528830056,66.315482026021286 4.589939843414431,66.315471163381645 4.589927567061819,66.315458701785701 4.589907467137545,66.315447204660117 4.589896271871321,66.315425593498105 4.589890674003844,66.31540520054466 4.589886984529792,66.315392967303978 4.589882468172625,66.315380772130922 4.589870891460825,66.315367060511122 4.589869809989588,66.315360461654748 4.589868982674697,66.315342841422577 4.589868282596893,66.31532621100817 4.589867709877387,66.315315525913988 4.589867009798576,66.315298857411051 4.589867709038777,66.315281243474743 4.589874005678694,66.315264898520681 4.589885899746542,66.315250977357152 4.589902882145479,66.315229467436623 4.589909624275122,66.315223122316951 4.589915603142731,66.315217411708232 4.58993284009999,66.315201326818439 4.589946960307953,66.315183915803999 4.589957772927031,66.315164353798806 4.589961080137974,66.315151092505076 4.589963878463265,66.315136447971184 4.589964832434331,66.315131314768266 4.589967440037241,66.315120629578615 4.589965849389507,66.315100801077961 4.589944922575294,66.315089024606522 4.589937798621573,66.315087793679908 4.589875209822561,66.31508606805258 4.589854792145179,66.315085915850219 4.589815610550798,66.315085300527613 4.589769559481183,66.315085598930594 4.589735148384593,66.315085522924946 4.589690305732133,66.315081500290134 4.58964476339279,66.315076824108942 4.589609398099186,66.315072642806939 4.589558894349225,66.315063582156284 4.589543883136714,66.315059971833932 4.589516786528778,66.315049470740163 4.589492170627401,66.31504120312151 4.589481739045977,66.315036196846904 4.589477349925222,66.315024927891344 4.58947671351593,66.315010809944965 4.589474995642801,66.314990384914097 4.589490833363585,66.314978627281306 4.589535166957381,66.314974242603682 4.589567733280782,66.314966761534478 4.589590949495492,66.314960942931862 4.589610285738594,66.314956038046404 4.589646477523304,66.314944204175063 4.589659580343246,66.314939699056325 4.5896887117867,66.314926875358793 4.589736416206113,66.314909590925055 4.589771017811071,66.31489704003296 4.589782594091632,66.314893182119775 4.589809626630368,66.31488480637762 4.589836468312426,66.314874914135004 4.589854914003916,66.31486754095971 4.589873296050571,66.314858606866807 4.589888561412248,66.314850954511016 4.589900773671288,66.314843600388897 4.589919282598665,66.314821151024503 4.589919600346489,66.31480957103912 4.589917946168833,66.314792889513939 4.589911839610522,66.314779107754617 4.589893774917876,66.314760408497378 4.589879399691831,66.31475360014241 4.589851667082006,66.314745637009551 4.589832712237802,66.314740719543039 4.589793975721876,66.314733175234011 4.589771967846202,66.314731443076752 4.589743790162264,66.314730434298653 4.589718729199902,66.314729641245592 4.58967783014916,66.314725529705612 4.589637312515013,66.314712350841702 4.589620011462438,66.314708385145607 4.58958998909155,66.314703290049167 4.589555387055506,66.314698169588851 4.589526382472448,66.31469651994459 4.589513788366763,66.314695377853525 4.589485992097781,66.314685206562388 4.589474669573677,66.314661697520577 4.589478994580658,66.314652230410331 4.589490634136296,66.314634869787454 4.589518111780377,66.314620859379971 4.589536621092604,66.314614114309578 4.589551250466112,66.314609609125569 4.589593103296393,66.314600839824777 4.589636419042382,66.314590744357105 4.589669748631514,66.314582939562172 4.589696908457991,66.314577710963547 4.589724004669859,66.314572152410648 4.589750337621243,66.314567285492771 4.589772090922884,66.314563021391834 4.589801540580629,66.314557761053536 4.589843329779565,66.314548014563684 4.589875705203085,66.314537436877387 4.589880221167289,66.314533623353725 4.589908334780156,66.314515805723431 4.589923600125453,66.314507563152546 4.589939692369076,66.314499910686379 4.589960364213153,66.314489662980648 4.589980908837179,66.314479129733556 4.589993057458273,66.314470569898774 4.589995092693429,66.314463621803895 4.58999611011009,66.314451997233917 4.589999162739756,66.314432529868952 4.590010929550713,66.314417028265396 4.590036880644686,66.314403347697223 4.590055644124199,66.314386202613775 4.590062640405279,66.314368848170261 4.590064166479493,66.314349380746918 4.590063466459687,66.314335249730405 4.590059522410561,66.314317051367382 4.590057359466362,66.314303891173424 4.590054941964095,66.314285375515098 4.59005118883375,66.314271206402751 4.590022183833733,66.314252576610215 4.590005200620652,66.314240761654077 4.589980457050185,66.314213920942166 4.589971424696832,66.3142042823917 4.589950306941909,66.314187479980532 4.589939620757616,66.314175271556479 4.589932878211675,66.314164630415036 4.589927916762773,66.314158710212212 4.589912905194613,66.314140600600666 4.589899738259017,66.314124337471839 4.589893949918093,66.314118080958053 4.589884790336306,66.314107801488447 4.589869905980956,66.314089679148978 4.589858329230318,66.314074374133853 4.589847770383956,66.31406721658189 4.589837275160829,66.314060737984079 4.589810051234981,66.314045826427929 4.589793258974864,66.314039379576656 4.589752041672727,66.314026124211949 4.589718775292953,66.314017602476042 4.589683346378618,66.314012500916391 4.589662928226452,66.313992861978633 4.589662291867615,66.313980919927218 4.589661400897425,66.313961452213221 4.589660446243739,66.313938862538933 4.589660700412849,66.313928456050149 4.589668523554939,66.31391020658252 4.589678891131448,66.313899127426239 4.589687032498746,66.31388870819876 4.589695364777551,66.313882026426128 4.589728948536306,66.313864132166572 4.589765076670692,66.313851028691872 4.589808392360483,66.313839054670524 4.589837714745456,66.313831617692912 4.589847828112917,66.31382933329219 4.589881857357674,66.31382122367539 4.589900366719569,66.313816692951349 4.589935222840794,66.313808297781762 4.589961492131351,66.313801469970514 4.589974722220991,66.313799458409022 4.590004998772636,66.313794870524816 4.590045516012292,66.313792351217231 4.590083234733017,66.313796462920905 4.590092012514708,66.313800213048864 4.590126741764241,66.313805587508099 4.590170439372542,66.313804940097057 4.590213373633974,66.313801487998973 4.590225713211682,66.313798600768308 4.59025802498004,66.313786391983157 4.590268647097091,66.313780014755821 4.59027697898507,66.313757653317509 4.590276469844339,66.313746015736015 4.590275706137773,66.313728743372366 4.590274051886594,66.313709281811228 4.590271698042627,66.313692961250766 4.590269598748549,66.31368163457438 4.590265781980597,66.313666284861355 4.590264064106416,66.313646163320939 4.590263045848854,66.313623865256034 4.590262473063254,66.313610692001646 4.590264062848651,66.313595596043797 4.590272140590645,66.313584523102989 4.59030705994777,66.313561355503666 4.590319908178719,66.313550542694728 4.590339498575177,66.313535046860594 4.590344078181835,66.313532768800343 4.59036061549255,66.313518212105123 4.590376007635641,66.313493559668856 4.590383322170889,66.313485342175923 4.590406728833582,66.31346506809659 4.590418750220337,66.313455867016671 4.59042937230424,66.313448220596868 4.590450552843773,66.313432058410697 4.590457930921441,66.313421289986834 4.590461937813356,66.313408732126319 4.590461492324211,66.313398953630497 4.590461619153066,66.313383572001101 4.590460855468669,66.31336726391379 4.59046021908964,66.313354661626022 4.590459519011916,66.313338366210814 4.590451631328614,66.31331892340917 4.590443870967866,66.313303871732671 4.590407233332642,66.31329065403682 4.590403226034077,66.313286916504964 4.59039629257296,66.313272499364658 4.590390567453404,66.313250848237473 4.590386750707918,66.313236450100703 4.590379817238416,66.31322169661469 4.590366523065765,66.313204538162012 4.590354755454329,66.313187652552628 4.590350302699881,66.313175469000541 4.590349602612426,66.313158786386694 4.590350301818979,66.313140206415852 4.590374217629333,66.313131912592908 4.590392663364526,66.313126734490481 4.590416706479926,66.313122133816179 4.590451499010463,66.313114677565963 4.590487563849087,66.313114398212761 4.59052617313365,66.313121657452342 4.590553142418971,66.313128009312749 4.590573751041353,66.313133561648925 4.590607717049609,66.313140529003135 4.590654722247934,66.313142375388367 4.590696193640615,66.313142375220579 4.590726279386464,66.313138555035678 4.5907351841072,66.313131397138889 4.590734929310273,66.313116599144763 4.590735119838238,66.313104986645968 4.59073429250615,66.313087111006624 4.59073371973285,66.313074540306204 4.590737217462189,66.313049665384682 4.590740779208145,66.313041136824936 4.590741923477091,66.31301537348871 4.590741096112343,66.312996209617424 4.590740459724902,66.312983340625806 4.590740205133457,66.312976741140091 4.590725766068292,66.312960572448716 4.590707129246693,66.312955064486204 4.590679587564659,66.312951123938504 4.59064613031313,66.312940336436753 4.590624694763271,66.312933007273244 4.590611909731336,66.312927423132848 4.590593272680676,66.312912771043699 4.590572981824995,66.312896602334874 4.590544295072249,66.31288645570443 4.590526103487189,66.312880586019745 4.590510901420591,66.312875369927312 4.590482977890557,66.312863040367958 4.590469429581765,66.312857449869412 4.590449266018205,66.312844415897786 4.590441441988284,66.312826876423614 4.590439215400738,66.312812408234834 4.590438896778076,66.312788852976951 4.590439659637814,66.312772208174806 4.59044163120033,66.312762772090167 4.590448818386114,66.312749211264148 4.590458804088402,66.312729031830543 4.590462111266246,66.312714836429279 4.590461919942504,66.312694733158068 4.590461474452924,66.312684986113126 4.590460519805655,66.312663036210751 4.590459883394169,66.312649202495592 4.590459183352332,66.312634416910967 4.590457529104351,66.312615259098479 4.590456892740566,66.312603329083714 4.590455747154047,66.312576613443895 4.590454919836871,66.312559346622479 4.590454601622885,66.312552106103141 4.590453774313132,66.312535137516207 4.590453392043375,66.312510014591368 4.590453837075271,66.312501536627451 4.590457526135183,66.3124970628364 4.590486021569194,66.312487436167274 4.590506121060071,66.312481959672937 4.590540277559066,66.312476064298323 4.590587982309028,66.312473494060484 4.590623093021952,66.31247227552646 4.590672324382273,66.312471938999536 4.590705081657878,66.312470726820692 4.590759146741063,66.312455909179164 4.59078299889728,66.312445952531377 4.590806787455762,66.312436344898714 4.590818999704599,66.31242906621803 4.590823769827444,66.312414857949548 4.590824023951988,66.312402927835919 4.590823196639867,66.312385946456487 4.590821033696415,66.312373064466939 4.590812255450095,66.312350860491065 4.590788656972569,66.312331194885758 4.590768493409485,66.312318173333324 4.590746167307137,66.312308273931492 4.590723968497965,66.31230155378708 4.590705458779712,66.312291609942321 4.590699988193442,66.312274393710609 4.590697443389562,66.31225270998145 4.590696934228953,66.312240456155791 4.590695852332803,66.312217198619891 4.590695406858964,66.312208130396215 4.59068930029399,66.31219430279873 4.590673271281603,66.31218654822348 4.590655652085838,66.312177879848107 4.590637269605962,66.312168925908878 4.590620477316956,66.312161177674767 4.590590200384111,66.312150097911712 4.590576652078429,66.312144570713627 4.590549428229222,66.312132520012057 4.590543003832082,66.312126599336779 4.590539759453113,66.312108684936234 4.590538423377454,66.312095168212963 4.590524811052409,66.312073262268214 4.590521248816642,66.312062296583704 4.590519022228115,66.312047866030156 4.59051666840352,66.312032515313419 4.590512915251931,66.312017723032511 4.590509925426114,66.312004866241367 4.590506935545192,66.311989826450585 4.590506490061659,66.311980371044243 4.590516030680543,66.3119667907485 4.590567042679959,66.311953235660027 4.590583198546114,66.311946813522709 4.590597764220352,66.311939141243414 4.59060908596966,66.311931551472014 4.590618690186044,66.311917641161259 4.590617481028882,66.311892511276483 4.5906165900473,66.31187306098208 4.590618116186903,66.31185668209983 4.590621105568573,66.311851954358929 4.590628928717877,66.311834598160985 4.59062784682882,66.311811670239265 4.590631090364965,66.311796230511973 4.590647309486746,66.311775986827612 4.590672942753621,66.311771417628108 4.59069475971648,66.311770027772454 4.590714159611545,66.311767679685644 4.590768670172758,66.311762520191436 4.590791314019387,66.311761149369701 4.590842008228864,66.311757284467305 4.590886341767516,66.311752239239766 4.590937481038551,66.311741158963486 4.590972209915359,66.311732414068516 4.591000896216803,66.31172498915852 4.591041158842645,66.311715920590132 4.591074615757972,66.311713743781709 4.591117677280657,66.311713128044786 4.591157558482971,66.311712512320852 4.591198711661564,66.311705931369104 4.59124056450182,66.311699007729544 4.591273130817052,66.311692502961236 4.591310149457779,66.311681175222134 4.591336418715573,66.311673775690409 4.591356454569266,66.311667315388974 4.591371274411094,66.311649635388221 4.591359888003874,66.311615931825742 4.591344558072822,66.311585102978256 4.591318987667928,66.311560442466288 4.591324139104724,66.311533725691319 4.591313961450148,66.311509065065536 4.59128839130778,66.31149467236655 4.591247491917408,66.311476180180875 4.591216769814121,66.31146795583804 4.59119635189633,66.311457688023722 4.59116562953106,66.311439183076772 4.591140122734114,66.31141452242143 4.591124793066123,66.311393948563563 4.591114551701108,66.3113651692031 4.591114550966989,66.311336396113617 4.59111970198419,66.311293242742465 4.591129941565489,66.311252145411672 4.591155573895084,66.311211047950152 4.591155573317462,66.311188443106573 4.591155572529521,66.311157613671767 4.591135154402744,66.311139121153857 4.59108916639882,66.311116516435334 4.591053355313697,66.311089786665335 4.59103287358119,66.311071294097815 4.591032936715148,66.31105280143197 4.590992037329074,66.311034296229124 4.590976707295276,66.310999367049263 4.590976706717789,66.310976762015429 4.590992035386641,66.310958269217096 4.591038086101695,66.310945932067867 4.591089288619345,66.310921276958354 4.591109705851532,66.310904840261855 4.591104616919203,66.310888403659945 4.591109768826623,66.310880178976973 4.591104616129919,66.310857573857163 4.59109443868601,66.31084113724539 4.590962010086098,66.310837698151502 4.588592922826183,66.310693286906343 4.588588535577681,66.310757022104596 4.588582239003134,66.310775356356402 4.588567037744792,66.310802131091208 4.58855387173489,66.310822667470859 4.588538161367572,66.310839129583584 4.588519334288429,66.310855648813813 4.588490775690306,66.310882550440496 4.588472711894915,66.310899374255939 4.58845693784194,66.310912688612532 4.588436711523112,66.310933294738007 4.588422082627372,66.310956350446133 4.588410315884865,66.310974018226901 4.588402429053733,66.310988538283112 4.588351671671419,66.311009360238231 4.588339459410576,66.311016049136313 4.588337106435582,66.311034611644558 4.588333608717218,66.31106008509613 4.58830873917839,66.311082645730011 4.588292265522299,66.311098733253161 4.588273438416411,66.311114294046561 4.588256010595543,66.311127620987875 4.588234003170266,66.311143207160569 4.588204871805558,66.311157860472449 4.588174341140861,66.311174163771511 4.588139930539634,66.311192637445544 4.588110099558359,66.311209492830415 4.588088791739224,66.311222534161857 4.588050564763145,66.31124140127352 4.588023659566564,66.311253865115958 4.587992365644521,66.311271018731645 4.587954774715081,66.31128922581108 4.5879234171719,66.311305808255298 4.587907643130495,66.311319763349815 4.587869289326409,66.311354298840897 4.58783576924991,66.311374333510315 4.587790482032037,66.311396087992719 4.58776911057993,66.311408145588331 4.587747802781293,66.311422119685986 4.587724396073281,66.311440231408184 4.587711802419938,66.311457016751064 4.587653603257001,66.311485091866643 4.587631595787653,66.311499091308235 4.58760042919849,66.311521296193959 4.587575686916151,66.311545982329164 4.58756843609696,66.311558610938206 4.587561694399485,66.311582256219268 4.587560359244867,66.311605863380606 4.587553998929938,66.311619101172312 4.587545984896356,66.311634287185541 4.587486449692729,66.311650057225222 4.587452293232718,66.311657272756321 4.587404334276719,66.311668283242753 4.587370813817658,66.31167293498622 4.587326543909654,66.311678925774814 4.587275341028139,66.311689993378124 4.587234442419144,66.311702526857673 4.587206010616837,66.31171311206603 4.58717376252275,66.311727479486862 4.587143040974761,66.31174154863271 4.587118489176503,66.311752711292414 4.587073965133301,66.311770645171379 4.587043243561375,66.311783762398619 4.587008642037411,66.311798466123747 4.58698014665864,66.311810333174492 4.586955722095304,66.311822441349733 4.586928816898967,66.311835241237247 4.586902865843438,66.311849887784518 4.58686088620568,66.311874046950322 4.586834108274376,66.311889023466719 4.586805104135397,66.311904685343436 4.586780615964138,66.311916780781303 4.586747350447379,66.311942805549251 4.586700918497949,66.31197268231179 4.586681137208251,66.3119851267234 4.586633623803701,66.312009019252159 4.586606337125769,66.312028393398649 4.586576760662751,66.312049658615706 4.586553862635568,66.312061163809275 4.586483641724436,66.312084313885379 4.586455973177973,66.312094232610818 4.586397900935574,66.312111024038771 4.586362345150709,66.312119134209411 4.586319856367846,66.312131400952083 4.586264455690561,66.312152215625289 4.586232907229473,66.312165332654928 4.586199132589532,66.312180340753102 4.586165294298118,66.312193489506114 4.586139152312463,66.312203763549903 4.586103723860019,66.312216893259148 4.586059899468797,66.312234477779583 4.586030004780426,66.312247905705831 4.585997820344927,66.31226481750015 4.585974985988543,66.312279127453948 4.585944582576287,66.312297885857305 4.585910807949722,66.312313547495933 4.585851463672335,66.312334444527792 4.585815144666848,66.312345023152162 4.585762669766314,66.312361148077997 4.585694738607717,66.312381435905124 4.585631132540835,66.312395726912101 4.585593159694076,66.31240322780134 4.58556135666069,66.312410385991086 4.585505764645876,66.312409827774815 4.585419705190122,66.312410475378414 4.585370473868647,66.312412106439368 4.585277036309282,66.312422805820034 4.585226914827357,66.312438264376823 4.58519593870578,66.312446647291111 4.585128007543429,66.312466928701355 4.585080811910332,66.312480496175368 4.585045383475053,66.312494583950908 4.584995071104714,66.312507199554915 4.58495906987585,66.312507155272399 4.584874536964914,66.312507460193416 4.584827659071162,66.312508723182674 4.584793375274587,66.31251117278407 4.584759027864831,66.312513336825461 4.584732504063086,66.312516332133413 4.58468053785121,66.312525819265673 4.58461521430983,66.312536010825823 4.584562484828285,66.312545821587491 4.584530681785436,66.31255267513815 4.584480178490749,66.312560912134899 4.584442269292699,66.312570323047012 4.584406713567414,66.312581250583222 4.584360217505064,66.31259071863</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OS CHILLOS&lt;/SimpleData&gt;</text:p>
          </table:table-cell>
        </table:table-row>
        <table:table-row table:style-name="ro1">
          <table:table-cell table:number-columns-repeated="2"/>
          <table:table-cell office:value-type="string" calcext:value-type="string">
            <text:p>&lt;SimpleData name="PARROQUIA"&gt;P?ntag&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62777667561504,66.340108440173239 4.6279502634036,66.340273508036333 4.627983147903048,66.340263613057971 4.628001784236434,66.340245775643766 4.628041664834678,66.340211875627588 4.628089051076206,66.340179027773132 4.628142607123654,66.340143885199083 4.628194255024317,66.34011096750929 4.628247429368781,66.340073663301098 4.628290617378026,66.340034552513046 4.628331324813326,66.339998928040643 4.628358865569446,66.339961535035428 4.628375402255538,66.339921441666718 4.628385768757248,66.339870008009569 4.628395372187874,66.33982625064732 4.62841922367238,66.339786397907886 4.628425710544244,66.339749163152391 4.628418458014591,66.339700746547649 4.628412541430461,66.339659575243985 4.628411967085306,66.339591735903738 4.628417372706796,66.339556985735939 4.628440778778787,66.339511376787016 4.628458842352543,66.33948311122515 4.628522129236388,66.339411911454732 4.628554503864852,66.339365839454089 4.628588914220343,66.339330797248394 4.628630702791324,66.339289162374655 4.628673636130383,66.339241974430166 4.628699077845645,66.339204599322187 4.628718731600764,66.339176821514215 4.628749388874309,66.339132080292671 4.628771014069645,66.339090984000762 4.628788632069387,66.339051301275717 4.628808539759746,66.339006014716219 4.628827175453942,66.338965818384409 4.628834107298212,66.338919168818506 4.628830862118779,66.338875365481471 4.628829525287903,66.338836633371926 4.628826725427007,66.33879536554916 4.628836965028724,66.338755891582096 4.628839571040331,66.338689260566881 4.628859223551823,66.33861746285389 4.628896495658001,66.338563027955388 4.628931923451809,66.338518856146734 4.628994766301062,66.338492002910158 4.629096918340561,66.338469910230259 4.629215481196681,66.338456324712141 4.629338433561598,66.338465167385863 4.629473979909683,66.33846757567764 4.629576132506348,66.338465197999597 4.629656722188695,66.338456493862338 4.629705762810233,66.338446249430788 4.629788323792195,66.338419421380806 4.629868785789899,66.338394140088852 4.629939515822693,66.338364979189137 4.629984675301352,66.338315266460882 4.630006301308057,66.338303468973919 4.630079001398609,66.338212696398287 4.630145722260104,66.338115710985903 4.63018121357328,66.338069097741837 4.630200803415094,66.338031283494772 4.630212633237473,66.337994210930702 4.630269560248156,66.337953911368615 4.630334374062319,66.337897915411489 4.630371710671779,66.337875847856751 4.630434614330332,66.337751931339994 4.630442436054764,66.337684891907429 4.630431366684371,66.337623082427356 4.630438616278073,66.337567662887849 4.630460177442639,66.337513079970392 4.630478876800274,66.337476025626913 4.63048797140327,66.337434958373507 4.630511886494806,66.337396902248813 4.630551448936926,66.337360912675138 4.630602142433184,66.337319768965926 4.630645775660522,66.337281940797851 4.630682348605178,66.337246940041254 4.630713069825314,66.337215711295329 4.63074945175727,66.337174110965506 4.630814329588007,66.337133195107583 4.630866931618579,66.337103620747754 4.630922968479798,66.337076125720856 4.63099325258627,66.337024673267095 4.631001520485445,66.336990350620539 4.630984281819828,66.336948845260736 4.630957693013828,66.336909755274121 4.630964688593455,66.336869187934312 4.630980143992029,66.336832259446894 4.631005712784057,66.336791939141563 4.631010419303028,66.336778524401865 4.631019577936102,66.336752481020852 4.631069317504731,66.33671792323986 4.631131778537709,66.336686503495073 4.631226615410228,66.336653149952809 4.631282842247746,66.336597011652998 4.631312608989898,66.336553356258008 4.63130001303271,66.336491734189622 4.631294542054318,66.336464733278675 4.631276985443742,66.336426517381483 4.631210705906831,66.336386019341944 4.631136412140275,66.336353560101543 4.631023636257993,66.336322356275588 4.630953795086985,66.336293764199709 4.630919319672778,66.336276824456434 4.630903926273555,66.336258363062186 4.63089432107658,66.336239134511814 4.630898200624248,66.33622298068687 4.6309154375219,66.336203701264864 4.630955700194892,66.336187547246084 4.631096206864297,66.336157039402906 4.631227618063419,66.336137207827591 4.631399737955712,66.336127659241683 4.631514230086814,66.336120044570436 4.631608749566907,66.336109158638962 4.631663196535186,66.336091882340114 4.63172985558513,66.336059770745408 4.631760449513489,66.336026663923619 4.631760448405497,66.33598897348466 4.631727880266316,66.335940486343461 4.63168189089718,66.335885798764593 4.631649323189285,66.335851962924792 4.631610648829899,66.33580476254923 4.631613319141776,66.335764789394887 4.631649701195037,66.335728442454737 4.631698868190663,66.335690897153356 4.631759357317394,66.335657130348565 4.63185368502384,66.335614297203747 4.632020651642034,66.335567482140689 4.632152635133585,66.335542540071188 4.632373986213204,66.33551603791426 4.632548586715383,66.335505151332228 4.632668930891362,66.335505150756219 4.632839843216897,66.335528544461496 4.633014445393155,66.335573766635989 4.633177535520997,66.335645483436679 4.633286241368634,66.335703208066562 4.633348322364224,66.335726602108593 4.63341822672437,66.335740593987012 4.633491947127771,66.335742210313157 4.633592954174724,66.335720330744621 4.633670553337764,66.335679799176987 4.633721055228401,66.335614288263415 4.633752093417931,66.335548815312237 4.633763668044972,66.335487983154962 4.633775369465171,66.335413164800514 4.633790888041587,66.335363230789511 4.633935394677612,66.335092148454649 4.633969994556662,66.335017411229998 4.634001096807413,66.334967590477518 4.634027937721042,66.334928490806078 4.634067563563862,66.334887812316964 4.634133649777266,66.334844502471043 4.634201835387547,66.334813505128551 4.634281152118305,66.334779933585921 4.634342786222451,66.334748993256497 4.634358242124752,66.334730403784732 4.634367018932389,66.334699438291182 4.634356013338866,66.334646370929647 4.634329741681745,66.334579488202479 4.634324461288344,66.334545694851258 4.634320897670801,66.334491834598708 4.634338770038334,66.334453710627059 4.634367391811032,66.334410596761359 4.634430042720949,66.334350199072475 4.634478319488977,66.33432292930047 4.63459045649143,66.334261523049904 4.634685102228183,66.334220462788522 4.634772179142113,66.334192298699492 4.634855439785313,66.334168750350884 4.635003133442178,66.334121621977332 4.635037162476006,66.33410106644358 4.635052363906558,66.334081278167247 4.635035253129754,66.334063791580732 4.634982267976025,66.334042507288217 4.634870637567207,66.334029567176088 4.634758880156083,66.334023506346 4.634592357484162,66.334025009830157 4.634439001569535,66.334031090985334 4.634334877050233,66.334027261922003 4.634259184305213,66.33400750573648 4.634198502451535,66.333977103985006 4.634164471702761,66.333941369808926 4.63415314917397,66.333924593219606 4.634122170970459,66.33386971096607 4.634115236435226,66.333824110832524 4.634106011485134,66.333759876129761 4.63413844992152,66.333725409404636 4.634196395096309,66.333703946747505 4.634268206819536,66.33369093581274 4.634474483057181,66.333666739662192 4.634618170477722,66.333652751923097 4.634754924811905,66.333640691707586 4.634907898831209,66.333626710246776 4.635100245342167,66.333608106385725 4.635239289806359,66.333605258828811 4.635373754897522,66.333612758928069 4.635478007111637,66.333632299703595 4.635561459718738,66.333646292671716 4.635665839032155,66.333662054513056 4.635800240434073,66.3336667330952 4.635899848633838,66.333662991735054 4.635974013866963,66.333651819492943 4.636113121196879,66.333624833824118 4.636169158520543,66.333614993151528 4.636215209725391,66.333610174171071 4.636275381723647,66.333607751814014 4.636405648563088,66.333608550061271 4.636505829142243,66.333602133011482 4.636563965472647,66.333591683633713 4.636606072828098,66.333579617511958 4.636644172676037,66.333558668400485 4.636662108853563,66.33352805013817 4.63666617894135,66.333503937250356 4.636656128081861,66.333472494797022 4.636618090313931,66.333444330485378 4.636433692203016,66.333383931697512 4.636311438904634,66.333353307584261 4.636171184424287,66.333308239781928 4.63590415992784,66.333211845732507 4.635868030753961,66.333196026205087 4.635855818087596,66.333191067942764 4.635791701582026,66.33316479293741 4.635717280748679,66.333137833173339 4.635643241612285,66.333112648742897 4.63556481374199,66.333091877361909 4.63530510487496,66.333021884759518 4.63522241514327,66.332994411293029 4.635154927523324,66.332969461288911 4.635083877855739,66.332942380826083 4.635030701609589,66.33291211090436 4.634986684910754,66.332887122657652 4.634967284200424,66.332866832684971 4.634951763434761,66.332844215656337 4.634934207393761,66.332826227299336 4.634922566860991,66.33281060396753 4.634908954444402,66.332792647270182 4.634891462061756,66.332776320132083 4.63485838580997,66.332753639702744 4.63481761301216,66.332727072452002 4.634759348241792,66.332697411002883 4.634685499776085,66.332666982371748 4.634660120145627,66.332650579102918 4.634646571552942,66.332639616091228 4.634640719314755,66.332626345018156 4.634640719001476,66.332616212561732 4.634648542183475,66.332601419636305 4.634671821796239,66.332585738924294 4.634712720428683,66.332567781794523 4.634798652282268,66.332536584980929 4.634853353667285,66.332520973819356 4.634954042191774,66.332486213374423 4.635020192629131,66.332464965196948 4.635097601100639,66.332431707549929 4.635167567784408,66.332405259879152 4.635261832014774,66.332370486622608 4.635353360941814,66.332329017462826 4.635383382852229,66.332312651740267 4.635409842428285,66.332284993069237 4.635422245139202,66.332265127284302 4.635427523775305,66.332241717008458 4.635404560493314,66.332202626017008 4.635365759271656,66.332168620387094 4.635329566416178,66.332150200463772 4.635281924265934,66.332129618359701 4.635188548627945,66.332103101441021 4.635106177271021,66.332086216186482 4.63494874950185,66.332057524630557 4.634827704568308,66.332020266354533 4.634759199250197,66.331995315389932 4.634727776355228,66.331959071112735 4.634699406391625,66.331916530265858 4.634706529105683,66.331876398710747 4.634768226790825,66.331846697611311 4.634845826437859,66.331825309333851 4.634913376011988,66.331797649920006 4.634974373726092,66.331758545133923 4.634996317295791,66.331733536386665 4.634998161089133,66.33170779216637 4.634992690029838,66.331679841306382 4.634976151591539,66.331658497746346 4.634943266249734,66.331638663398891 4.634873679845165,66.33162098514839 4.634756896880527,66.331593478620164 4.634708109730172,66.331570207492319 4.634661675459792,66.33152859820315 4.634623955473184,66.331491807958983 4.634577394279461,66.33145946909103 4.634536430384745,66.33142390891868 4.634487833697266,66.331389109657124 4.634425688869724,66.331357810664457 4.63435336705962,66.331329897798057 4.634292939547377,66.331296353992954 4.634230858164784,66.331259791809472 4.634166741558699,66.331229431142916 4.634091875606846,66.331205589112969 4.634020762356442,66.331178513093292 4.633951493649829,66.331149693237506 4.633878853770533,66.331120454853632 4.63380678644957,66.331094304547037 4.633726513752062,66.331064939314899 4.633647577015174,66.331042536580924 4.63356418794311,66.331024629699485 4.633481180254939,66.330998434959966 4.63341203877992,66.330969989023288 4.633355046081735,66.330937605148421 4.633293600506039,66.330892278975654 4.633260905559233,66.330858404707357 4.633227129334779,66.330825741561199 4.633198696411671,66.330803699807376 4.63312904590343,66.33076936904007 4.633066901195355,66.330741392056865 4.633010926612047,66.330721943914028 4.632902793966036,66.330686636683026 4.632833016349458,66.330655571478204 4.632770617237219,66.330628228490909 4.632708281746857,66.330601348382629 4.63262654606891,66.330570695312005 4.632551807362487,66.33054724581217 4.632478785958052,66.330521145643246 4.632421602397264,66.330487055394983 4.632402900822073,66.330449026986599 4.632395966479374,66.330410250192116 4.632386615024754,66.33036974218075 4.632388267382555,66.330324034191236 4.632377135006355,66.330285751846247 4.632345966596685,66.330250824095955 4.632298133171353,66.330214666164864 4.632272181071308,66.330197538388404 4.632200304167856,66.330157689845706 4.632112207728468,66.330124049494628 4.632028437210482,66.330111646247445 4.63187857867061,66.330080663169809 4.631735399202952,66.330061221292269 4.631636236149799,66.330058590123869 4.631521680227062,66.330055014169218 4.631382890013877,66.330047944245152 4.631239647326781,66.330040855316554 4.631043610578105,66.330019612720193 4.630948899594555,66.330003702695507 4.630862902575328,66.329982427813377 4.630688935914871,66.329913396357682 4.630609617447967,66.329886838979618 4.630508290819485,66.329853179305388 4.630411670711842,66.329807090381323 4.630332479286765,66.329774825604829 4.630189425977107,66.329720226552524 4.630131224646618,66.329683300593871 4.630034094907586,66.32961167427446 4.629974112338336,66.329566567655704 4.629965207184187,66.329559845728767 4.629921062954233,66.329522976538414 4.629875200840299,66.329469771589231 4.629846894259942,66.329418697190846 4.62983099112917,66.329371858769903 4.62976076505149,66.329234938762454 4.62972469613915,66.329108887338876 4.62971585354282,66.329068066491274 4.629706819971474,66.329022229358458 4.629692633260138,66.328944189348789 4.629687924128957,66.328871799466285 4.629674436789806,66.328784037194154 4.629642059244347,66.328728737855442 4.629626793102466,66.32871187536476 4.629588119778862,66.328698399447418 4.629510773083701,66.32866986850587 4.62942700160325,66.328624988617889 4.629387945536291,66.328575700924674 4.629402000829827,66.328517382225996 4.629410331480734,66.328457972637452 4.629446585286675,66.32839184048575 4.629480104034104,66.328326805303718 4.629544280782706,66.328247228024111 4.629616726612229,66.328174341084889 4.629708826889859,66.328100375720439 4.629831649117166,66.328023029766356 4.629911728641545,66.327978972348518 4.630014579284087,66.327931857945785 4.630187777674006,66.327842715253993 4.630337568997769,66.327760726067737 4.630399393730251,66.32772800767988 4.630462872568243,66.327705867617652 4.630546259841246,66.327668557469678 4.630605285726369,66.327631133233496 4.630671498970236,66.327587271794741 4.630714432483234,66.327554191781502 4.630790694470687,66.327474738823597 4.630828793332046,66.327424604993752 4.630828792074305,66.327384637537051 4.63082363881515,66.327349274365361 4.63080550949149,66.327304721577207 4.630782228434311,66.327273265094689 4.630748388578747,66.327239271798916 4.630692667630764,66.327193374485603 4.630621554374033,66.327164017337907 4.630509414279752,66.327118976356985 4.630400900378143,66.327093215286283 4.63029054199646,66.327071069202134 4.630196212107547,66.327036010463388 4.63009653909902,66.326995998499385 4.630066324934918,66.326965245643322 4.630057419026683,66.326934505326008 4.630078725955062,66.32689228551726 4.630101941311494,66.326857283013055 4.630225841653308,66.326680430478319 4.630234936654907,66.326656304653241 4.63023773460516,66.326632654503641 4.630234934952114,66.326602313308669 4.630226474370966,66.326574217257814 4.630209808734875,66.326552869364008 4.630178958585676,66.326524767029539 4.630103518988509,66.326460742324059 4.630016820824221,66.32639106653923 4.629927387644277,66.326323661118792 4.629879745110374,66.326288835767059 4.629830067109094,66.326252336005524 4.629782488041761,66.326213032871507 4.629732173778371,66.326170317511938 4.629687456695224,66.32612089184461 4.629667864939342,66.326092795312505 4.629662266980383,66.3260748020639 4.629670662712192,66.326063550666916 4.629690253192322,66.326051221005201 4.629726635773835,66.326036607997921 4.62979927393595,66.326014130249575 4.629858046045463,66.325998375477539 4.629922351975214,66.325983762296701 4.629978134520132,66.325966485346811 4.63004523900318,66.325947400744482 4.630095614953158,66.325929394420811 4.630151524510196,66.325905806739414 4.630199038121996,66.325886696820803 4.630238155612089,66.32586649603499 4.630269004335106,66.325849650415492 4.630299725842201,66.325832735018622 4.630327712155819,66.325812534246111 4.630327711834579,66.325802424411791 4.630313717963378,66.32579003771103 4.630280133260578,66.325778811770689 4.630148720965483,66.325752973338822 4.63000051646487,66.32572603137946 4.629874638027676,66.325702381012007 4.629712503625546,66.325674297425124 4.629550305371861,66.32563838085359 4.629508324584681,66.325627085120686 4.629474803386862,66.325612516620311 4.629444016991775,66.325588903714788 4.629432885106389,66.325566425992818 4.629432884608789,66.32555069660971 4.6294440150014,66.325525992522103 4.62945520903457,66.325502366636101 4.629477597741687,66.325475372795893 4.62952746414473,66.325435693740985 4.62957777612576,66.325406492485271 4.629619692163964,66.32538181346824 4.629681262779735,66.32536045147657 4.629742769859146,66.325341322043855 4.629818206592635,66.325315444047661 4.629907700338099,66.325287377768603 4.629960875080748,66.325272764229155 4.62998046587586,66.325270537888002 4.630081091115422,66.325252575217718 4.630173384017162,66.325239046036558 4.630232092650174,66.325227813033422 4.630302059635247,66.325215482700813 4.630366429191918,66.325201966327654 4.630422275451505,66.325188513416762 4.630444664760224,66.325180616779463 4.630478248635639,66.325166034990218 4.630503436353012,66.325149188928791 4.630514630413338,66.325126678984759 4.630514629658522,66.325103090834887 4.630503434339024,66.325086244918879 4.630469849098483,66.325058134616853 4.63044186153634,66.325039024440485 4.630388812572297,66.325008656209107 4.630361142883666,66.324984528967022 4.630344349886021,66.324958663761052 4.63034155050859,66.324937339794261 4.630350009409363,66.324912635115567 4.630366673645888,66.324890156644713 4.630394723553876,66.324869923399234 4.630439438237334,66.324844064100148 4.63049820993001,66.324815978420645 4.630545723343452,66.32479125439221 4.63058770286487,66.324763156054743 4.63062395774721,66.324733960427949 4.630665937085423,66.324700204329133 4.630699520738237,66.324678886296809 4.630749832769292,66.324651859709903 4.63080300710483,66.324624947247983 4.630856054151449,66.324595713316114 4.630898033667851,66.324567608415961 4.63093441566719,66.324535571007416 4.630959539443325,66.324508595138383 4.630979129582128,66.324486141660572 4.630993185646451,66.324454662427968 4.630998718594046,66.324428796560213 4.630993183940341,66.324401827078745 4.630984723669375,66.324383864347325 4.630965132262661,66.324367024335686 4.630940007218256,66.324354668699868 4.630898026144576,66.324334422700474 4.630833719049275,66.324311956818178 4.630724632515301,66.324279393386874 4.630624069422843,66.324251250817341 4.630534510400782,66.324226545972934 4.630473510839408,66.324203521807206 4.630493862840048,66.324137112124603 4.630496660591118,66.324107865200631 4.630516250183645,66.324068552022979 4.63054143738113,66.324035955863224 4.630563762568045,66.324012372915647 4.630600271889158,66.323983918532079 4.630636527119398,66.323965872811385 4.630684167986031,66.323949038512183 4.630737215747748,66.323942302074784 4.630807119464912,66.323941204387921 4.630874224740772,66.323947914826874 4.630935732811748,66.32396028950096 4.63099450590422,66.323976019573905 4.631067145438649,66.323997382049484 4.631128717226336,66.324013099398684 4.631226608691797,66.324036694403617 4.631313305088541,66.324051295250712 4.63146430803759,66.324071553592205 4.63157059518881,66.324082779911123 4.631676818624129,66.324090619135646 4.631819425348328,66.324106386743196 4.631939642553487,66.324123264457839 4.631997461331785,66.324132201236864 4.632072962846636,66.32414342134615 4.632131735837562,66.324155770565326 4.632196042758397,66.324172616825948 4.632257551243547,66.32419737895259 4.632344247796078,66.324216445058909 4.632428145473488,66.324229961190184 4.632495250724658,66.324235574239992 4.632548425741825,66.324229960556153 4.63259314073673,66.324214223755334 4.63262106349008,66.324196267039923 4.632649113013551,66.324164781024081 4.632674236628257,66.324133294984108 4.632696625082003,66.324099601602995 4.632707755331616,66.324071458247616 4.632716214249145,66.324047875402727 4.632716213585591,66.324027641621612 4.632721810165163,66.324002955088417 4.632736693174999,66.323973784055966 4.632759081956509,66.323950156645267 4.632787004262275,66.32391867666388 4.63281225567804,66.323905210532445 4.632848510976237,66.323889441857176 4.632887692183384,66.323873711213921 4.632921276224093,66.323864761174747 4.632943665632632,66.323860257581089 4.632971589008721,66.323861380130296 4.6329967138754,66.323868128865826 4.633021902422554,66.323877116649626 4.633052688617486,66.323893956929865 4.633083411539526,66.323920933167699 4.633111463054425,66.323950154777577 4.633130927444534,66.323972665617433 4.633156180448712,66.324007468922233 4.633175773013565,66.324059194999251 4.633184106230525,66.324081674086216 4.633195237845358,66.324095127244746 4.633203698017016,66.324109741153677 4.63322608831459,66.324132220120887 4.633245679546999,66.324143434181039 4.633276402028199,66.32415696331681 4.633304325517835,66.324161466590482 4.633329577487103,66.324164783765298 4.633354701986498,66.324160305582168 4.63337429251709,66.324150182291817 4.633399416646942,66.324134483600062 4.633421805612835,66.324116488798325 4.633432936341782,66.324103022847211 4.633441395401961,66.324083873695173 4.633452525834014,66.324061407192318 4.633455387468115,66.324041160720498 4.633463782701879,66.324015364180084 4.633469315853803,66.323996234005378 4.633474912724217,66.323980497263605 4.633488905529877,66.323960250667326 4.633511294494779,66.323942287454983 4.633539217167152,66.323922053439475 4.633561606243582,66.323907483657422 4.633597988530862,66.323884972461599 4.633628773429396,66.323862492989946 4.633656696100405,66.323842258909835 4.633676286368934,66.323824295627645 4.633693077905447,66.323805209647659 4.633698674774245,66.323789479128905 4.633698674363902,66.323777078676102 4.633687415569214,66.323764703649033 4.633676284025939,66.323753476689191 4.63365669268055,66.323738875318298 4.63362030901898,66.323719776871258 4.633569995602825,66.323704040254412 4.633511286066958,66.323687199996272 4.633469305350047,66.323678161490804 4.633432921987383,66.323668063675953 4.633413458116273,66.323661321199964 4.633393866920717,66.323651216945834 4.633391067854252,66.323639964519046 4.633393866065175,66.323625337590926 4.633407795449119,66.323610767681814 4.633432919795018,66.32360176684891 4.633458171429752,66.323595049488617 4.633494490627037,66.32358827498048 4.633525276155178,66.323584919373261 4.633567256572329,66.323584919149141 4.633645492804495,66.323584918731257 4.633715460166821,66.323584918357327 4.633799357395199,66.323584917908732 4.633927906522826,66.323584917220856 4.633986742714582,66.32358491690583 4.634037119216184,66.32358491663598 4.63408743203531,66.323582632888858 4.634140479981149,66.323581516237624 4.634199252379355,66.323575883343409 4.634257961209696,66.32357141755945 4.634297142784215,66.323566932850383 4.63434745545421,66.323560164601076 4.634386636990427,66.323554531806764 4.634420157532052,66.323548937099531 4.634488788906665,66.323541471016171 4.634525108291037,66.323540322737145 4.63456988732946,66.323538083415713 4.634634193697992,66.323538083069693 4.634684506593776,66.323538082798848 4.63474321549781,66.323535818029868 4.634779598527523,66.323535817833871 4.634827112580393,66.323531371130656 4.634863495422319,66.323525751030118 4.63490547553991,66.323516737387791 4.634933398617167,66.32350890361829 4.634978113634354,66.323494270043497 4.635006100128021,66.323480759264811 4.635025690613366,66.323469506640151 4.635036884865305,66.323453788565715 4.635045216626728,66.323432425199428 4.63504801449418,66.323407738093252 4.635045215046564,66.323385264715327 4.635048012837124,66.323358294064789 4.635053609001004,66.323321751695133 4.635059142107056,66.323301587070858 4.6350759337439,66.323285786401087 4.635095524002442,66.323267822718307 4.635117912917514,66.323248736282736 4.635151433040013,66.323230740782535 4.635190614157964,66.323212751581778 4.635215738423956,66.323201524178984 4.63523532898269,66.323192529569667 4.635243788409142,66.323184689460604 4.635263314756616,66.323157718503737 4.635274509041912,66.323143078561614 4.635285703290378,66.323127347596284 4.635302431170304,66.323107144696237 4.635313625114856,66.323082393793257 4.635327681096618,66.323049815431247 4.635346889012673,66.323011090498952 4.635363680232276,66.322983002976684 4.635386068914443,66.322957122809413 4.635427984282925,66.322914445820558 4.635461567296979,66.322875409785539 4.635486754369802,66.322840591951234 4.635520273651274,66.322797883093656 4.635545523872063,66.322749541443699 4.635559388952363,66.322714723496318 4.63557064661355,66.322693372171045 4.635578978099393,66.322664110842311 4.635598568197497,66.322641630333308 4.635623755837233,66.322623691530922 4.635674131759858,66.322606824585719 4.635755165989826,66.322586595541637 4.635825196530104,66.322574244856938 4.635903432254884,66.322559610550286 4.63599858739584,66.322546111584913 4.63606289348663,66.322538258280844 4.636130634316725,66.322529770629316 4.636217266200951,66.322517432510722 4.636292766837909,66.322502823557457 4.636362606518761,66.32248936275839 4.636401787813459,66.322476955103724 4.636426975679201,66.322465771772087 4.636457760699392,66.322447737662515 4.636491280579895,66.322423055761078 4.636527662183217,66.322381456251136 4.636554439610461,66.322352568710812 4.636541271944266,66.322320858583254 4.636582355111859,66.322123460033623 4.636604357262096,66.321955239717653 4.636845926989361,66.32170981083965 4.637268266130207,66.321444022156086 4.637906997035669,66.321234091123813 4.638626121745611,66.320882351711447 4.638887478432981,66.32079389385089 4.639530023551544,66.320526945925607 4.639537525105823,66.320412973515246 4.639141636290425,66.320385919471363 4.638499330385045,66.320219378740134 4.638477001227773,66.32012788778411 4.6386301600721,66.319958371871351 4.639255787052105,66.31973117916931 4.640064594243233,66.319311987023397 4.640417421471902,66.319344206510621 4.640703085807455,66.319535515764983 4.640790742158216,66.319713273990217 4.641046512197999,66.319927044436596 4.641227602269762,66.319980294182756 4.642267696534053,66.319928636005145 4.64327248515623,66.319768172873594 4.6437037433003,66.319903981446757 4.644372240834468,66.319671484251131 4.644880205548295,66.319722537565681 4.646411346750691,66.319761670688067 4.646657764200762,66.319901210604186 4.6468314166558,66.320068428566515 4.647167453426845,66.320140454907573 4.647542737470403,66.320264246552142 4.648078570426983,66.320537991010596 4.648332489286868,66.320563491405281 4.648595761122328,66.320663289647058 4.648780602032223,66.32065956475617 4.64912980613551,66.320748787126419 4.649910205192405,66.320973849989301 4.650569366248542,66.321100655354542 4.650776600218499,66.321188417987955 4.651444923537889,66.32138944821935 4.651670157354428,66.321453846500845 4.651772629648313,66.321503249283694 4.651813531268622,66.321569120096413 4.651875040528033,66.321610308077055 4.652038956289537,66.321643210768272 4.652162034663971,66.321626767686055 4.652264504774359,66.321618545889322 4.652449027238689,66.321602102411887 4.652510471329126,66.321602102034035 4.652633486410239,66.321593880101133 4.652756499289954,66.321528033716206 4.652797523105881,66.321462187663172 4.652961500595422,66.321445744204652 4.653166443335619,66.321495146368306 4.653330422723965,66.32152812532523 4.653514882214569,66.32152813687064 4.653637895398453,66.321470505181878 4.653781390895298,66.321437625741083 4.653822354256023,66.321454061595773 4.653904281932289,66.321511711082763 4.654027361890716,66.321536399294715 4.654191276735096,66.32154467656305 4.654252784436728,66.321544676180565 4.65447826773037,66.321478848045643 4.654601280903933,66.321421197205581 4.654826767377822,66.321437720727857 4.655175206291963,66.32147064784985 4.655380148123746,66.321495392676439 4.655503099926843,66.321495404592824 4.655728584172012,66.321454239998374 4.655954133308145,66.321446061759758 4.656077085755529,66.321462528809107 4.65628202824359,66.321503709716197 4.656302510895669,66.321536613429586 4.65620004173816,66.321569524217509 4.656158954679928,66.321643616543724 4.656363897818162,66.321701252135185 4.656527876620591,66.321717763163193 4.656794325229662,66.321717780514106 4.656978785726742,66.321742468127312 4.657101738515625,66.321767206851746 4.657306682324774,66.321841284358285 4.657306679420304,66.321767205556199 4.657306740120593,66.32169312019181 4.657388788930833,66.321594364220758 4.657470839029133,66.32152851805894 4.657634877878657,66.321454443635702 4.657757891352723,66.321405039332276 4.658024401615442,66.321355703795433 4.658352295303784,66.32138039718204 4.658475308772883,66.321331049819449 4.658618803604812,66.321281638791845 4.658823808436629,66.321289896821114 4.659028749337883,66.321289939912134 4.659172246788682,66.321306413262633 4.659356645995959,66.321388726182391 4.659684605624465,66.321471107688694 4.659807559752792,66.321528744184448 4.659950993612521,66.321545217376894 4.660258468935015,66.321553449277715 4.660381419782855,66.321528784891029 4.660483953853102,66.321528784228946 4.660627387720233,66.321545251074724 4.660811847611972,66.321553540855746 4.660914379041261,66.321487694431767 4.661139864289819,66.321471250533534 4.661180828687748,66.321512375369863 4.661221856364693,66.321545342378244 4.661303847115152,66.321586466827355 4.661447280995539,66.321602990723477 4.661570173540232,66.321709972852204 4.661631683255782,66.321759369041132 4.661734154394895,66.32177584234168 4.661836563254311,66.321825231792275 4.661857047281002,66.321891101911845 4.66189801301226,66.321965180100108 4.66198000245079,66.321973413313046 4.662061991559362,66.321973438154203 4.662102952652545,66.321932307195354 4.662103013604207,66.321866443392963 4.662246509446211,66.321841779170796 4.662348980591542,66.321858227042114 4.662451452403669,66.321891148793313 4.662553861942345,66.32195702455148 4.662717840163623,66.321957061543031 4.662963806162198,66.321924131260957 4.66308688590747,66.321940629689252 4.663189295792553,66.322014720019652 4.663722194238492,66.322039436742003 4.663783702313484,66.322047701777294 4.66398864363834,66.322055946838347 4.66415262187429,66.322055945761306 4.664439550981346,66.322031299799008 4.664747026755532,66.322047765219679 4.665054503549104,66.322088944447415 4.665218419540861,66.322121935262757 4.665341373110488,66.322163064839231 4.66544384631696,66.322228933540856 4.665505293494825,66.322303023293387 4.665648728791961,66.322352424120893 4.665915178582569,66.322377167612714 4.666058614565216,66.322443035482664 4.666304521746097,66.322525337919771 4.666632416047601,66.322558327072173 4.66687844741173,66.322566552647373 4.667165439510603,66.322525452721663 4.667329415750115,66.322476056532096 4.66757538215079,66.322451379506788 4.667964845794058,66.322434947776912 4.66814936564928,66.322352661199417 4.668374851349383,66.322344438748956 4.668518349968335,66.32238565027977 4.668641301881159,66.322385649453295 4.6688053413719,66.322328019344766 4.668969256398528,66.322336264556498 4.669215224870077,66.322361001829719 4.669502158530881,66.322443335958454 4.669625050640066,66.322533923519927 4.669809511019736,66.322550364022263 4.670034935905005,66.32260801002603 4.670096383864504,66.322698559351153 4.670342355829437,66.322805593086969 4.670998029233896,66.323151354157631 4.671633338854586,66.323266648367735 4.672391663753925,66.323373726944922 4.672699139435053,66.323382015224524 4.67300661232895,66.323324399078459 4.673088661974643,66.323250317683303 4.67323221660433,66.323110413125761 4.673478242842344,66.322995220022349 4.673765233256423,66.322912921830195 4.674011262285447,66.322863544810545 4.674134274684329,66.322789499823145 4.674318792740384,66.32266603407507 4.674441868024381,66.322575527745499 4.674544399010273,66.322501456672441 4.674708434931812,66.322361509716586 4.674981808711116,66.322170205400894 4.675138980496648,66.322155766805352 4.675282414909257,66.322180473204526 4.675528321672966,66.322246340854988 4.67567175787927,66.322312215392643 4.675835798766064,66.322287557718752 4.675999776759863,66.322279335608044 4.67618423722075,66.322295795265532 4.676307189901367,66.322312293403101 4.676614605204324,66.322394627501964 4.676676052254724,66.322460489539623 4.676737499305717,66.322526351404946 4.67690141908938,66.322641607272729 4.67714732770879,66.322748596825591 4.677311244279675,66.322789801182196 4.677454680174811,66.322847440833144 4.677475164083376,66.322905049500761 4.677557156150085,66.322970916401985 4.677741618814262,66.323036782410426 4.677803063008105,66.323036781978246 4.677885114734978,66.323012062151818 4.677987583176417,66.322962718006337 4.678110596977674,66.32292155631437 4.678254093976445,66.322921555301875 4.678377046694567,66.322938065711497 4.678438492330352,66.322970967280526 4.678581927891927,66.323020379451151 4.678684400658461,66.323069785471006 4.67884837906712,66.32306980334117 4.679176273365611,66.323094501184826 4.679422304595645,66.323094556529114 4.679586281561168,66.323061615463402 4.679832247735236,66.323028718171898 4.680098759643021,66.323012281173121 4.680795574351394,66.323053500314586 4.681512936307237,66.323144132175059 4.681758843287934,66.323209990934785 4.681902281482636,66.323317016853451 4.682066202183614,66.323448710275514 4.682353012426146,66.323605146195462 4.682762899015755,66.323695702149635 4.683049895714857,66.323753345029203 4.683254898042752,66.323695781069574 4.683591247922248,66.323624768873387 4.683955327346475,66.323486069844108 4.684226164698386,66.323471821423027 4.684935881175015,66.323276113754105 4.685509862361098,66.323119790026297 4.685796851631503,66.3230128171991 4.685960888838602,66.322905851156875 4.686165888094642,66.322782379320884 4.686452938668475,66.32262600384044 4.68673999337588,66.322560215763659 4.687067948038182,66.322510830936992 4.68739590194242,66.322445042243515 4.68751897740629,66.322362736899265 4.687683014153173,66.322247483649519 4.687785544589476,66.322165184150506 4.687867590181334,66.322008812661736 4.687990602007237,66.321926518567821 4.688031687059214,66.321819491692395 4.687908732349957,66.321761874933827 4.687888247886132,66.32169602977352 4.687908851908067,66.32159721692004 4.688113852544128,66.321506693294211 4.688175356905314,66.321432612916141 4.688113908857138,66.321350292942157 4.688052524032705,66.321259764084331 4.688093544673642,66.321136266311427 4.688175595182481,66.321086880492928 4.688360114758978,66.321004589248091 4.688524154857977,66.32096345566778 4.688585659962982,66.320905829213217 4.68864722673946,66.320807070028934 4.688647284539747,66.320683570335035 4.68874981526482,66.320609499899007 4.688852343656722,66.32048605554796 4.689036921730674,66.320296716570482 4.689036981833425,66.320222620394873 4.688934630273262,66.320049769429602 4.688996191923015,66.319843965539917 4.688996252404126,66.319778089818527 4.689119324167055,66.319621696785532 4.689283359877601,66.319489993496774 4.689426853713652,66.3194241411192 4.689816432859223,66.319160750320975 4.69022750726235,66.318818821663086 4.690438726047575,66.318416117750417 4.690493419321433,66.318238780358598 4.690883116600262,66.31779424934065 4.690883237400666,66.317662525028481 4.690862814005436,66.31754730233142 4.690807021388881,66.317353330517207 4.690965951666028,66.316881547824764 4.691384341585731,66.316566540648594 4.691804627472248,66.316006267580661 4.692150252391667,66.315718996656727 4.692322222415977,66.315264422788687 4.692664097225885,66.315034167502844 4.693429710930108,66.314620148119147 4.694294551322653,66.314212866176476 4.694496182516449,66.314169417669248 4.695082622517616,66.313890391771253 4.695968904684861,66.313612197859925 4.696399330715778,66.31359576568984 4.696747827423327,66.313505224509115 4.697566306694986,66.313266433122905 4.697895909150901,66.313118304110688 4.698387900039635,66.312978390516051 4.698713105357781,66.312673868808304 4.698963379397453,66.312322784510997 4.698474412327345,66.311904428131612 4.698622856786632,66.311646347874841 4.699166675323815,66.311288976724612 4.699809460473052,66.310832363716926 4.700847681931318,66.31025666839588 4.70172430016942,66.310081315946007 4.702032402887111,66.309930534404771 4.70300531332764,66.309604245634375 4.703566374882847,66.309363381703292 4.704011233642183,66.30924425797501 4.704703203355251,66.309105336187002 4.705291239687989,66.308966655709014 4.705418250900302,66.308762568976263 4.705593737448993,66.308684565589473 4.705926549885375,66.307946262555078 4.706219756638403,66.307589887883609 4.706511132612698,66.307478887650106 4.70677642786567,66.307333346146123 4.706886585310172,66.307168998579684 4.707021286147111,66.306850875513561 4.707274683305579,66.306643209552902 4.707522031473065,66.306325478658977 4.70762105223011,66.30606731592475 4.707736921759881,66.305688610936514 4.708676314331992,66.305441789646252 4.70893391950408,66.305410315808516 4.709488568997343,66.305399081671808 4.710297010625411,66.305413413295668 4.711419222896058,66.305408242057965 4.712914866266547,66.3053385880756 4.714776569186483,66.305318460892877 4.71577914297215,66.305403325268784 4.716677266348737,66.305350098106913 4.71742979737156,66.305352426699372 4.718400812413263,66.305271446743802 4.719345683012122,66.305155960786621 4.720189788609249,66.304845390431254 4.720869655813612,66.304441707605392 4.721301081631395,66.304143815606125 4.722531721766694,66.303785929593985 4.723273232345766,66.303525626359743 4.723835316853617,66.303400359820373 4.7242162460899,66.303221712800891 4.724533702274854,66.303145226721369 4.724696211349123,66.303049983032636 4.725699139520969,66.302701072628182 4.727547901462205,66.302229922675366 4.72890186439928,66.301724931094228 4.729712325777675,66.301493847052626 4.730901760152801,66.301329576408548 4.731941789833672,66.301277874568456 4.732770961299964,66.301195371040052 4.733978978771579,66.301179702182679 4.735491475372331,66.30107030403002 4.735917131798598,66.301074838732831 4.736544609408649,66.301035825360088 4.737636801551907,66.301053183519812 4.738469658485135,66.300913641789919 4.738988808369917,66.30079362523162 4.739485625993241,66.300582001069188 4.739904009345292,66.300266857033833 4.740016310542503,66.299857007396909 4.740092823559861,66.299772253276913 4.740120986740369,66.299561339959226 4.740063217970338,66.299360955900681 4.740197787661748,66.299042723486707 4.740483619282912,66.298800261063761 4.740498678154011,66.298572085383697 4.740629498861775,66.298310908438012 4.740808796652699,66.298175825421765 4.741414101773426,66.297611435082686 4.741660684078541,66.297317174590603 4.742207932434986,66.296986215189989 4.743788158744966,66.295849864382717 4.744305513030094,66.295541384323727 4.744449437227056,66.295297444934377 4.744736998982642,66.295243426895965 4.745105012825158,66.295047480307915 4.745775519207993,66.294569386785909 4.746010791166983,66.294446291458371 4.746472170200133,66.29412578594463 4.747273400489849,66.293820284960262 4.747555354980568,66.293634892417714 4.747546126504771,66.293560568187146 4.74779450255448,66.29345473194266 4.748227719192016,66.293345196929764 4.748443156975831,66.293373502439763 4.748484438501011,66.293384475889169 4.748624058336326,66.293428277861921 4.748606057018644,66.293419707873468 4.748062964273542,66.293160819175867 4.747448106081171,66.292670533644412 4.747279709659303,66.292272601470046 4.747427623524421,66.291803825896324 4.747703595031901,66.291570397744294 4.747756557597079,66.291281756095643 4.747994791154299,66.290795361431506 4.747960161808802,66.290434099598713 4.74765806119935,66.289999409265562 4.746997789180988,66.289526936341218 4.746603973427463,66.289164015646733 4.746386546950288,66.288910224267966 4.74621618383236,66.288584453609914 4.746175273803716,66.288439792966841 4.745782916918758,66.288022702571624 4.745432928911214,66.287696081011418 4.74490534598434,66.287296407252413 4.744639461052798,66.287168791391551 4.744376240712042,66.286950864585791 4.744198074724328,66.286895928995591 4.743537930496169,66.286423401141278 4.743362429116454,66.286278116757714 4.742962396819562,66.286131840148272 4.742432276879529,66.285822392751996 4.741857821925353,66.285494722713167 4.741370578418126,66.285257710213841 4.741147062533155,66.28522059723413 4.740971117405261,66.285093366813427 4.740170545855125,66.284818821968301 4.739415388083734,66.284526444180045 4.737945475362243,66.284104356551524 4.737410281300437,66.283975489001804 4.737152136347252,66.283576991890726 4.736978665221715,66.2833594554629 4.736893927780645,66.28317846624627 4.737261360017337,66.282891211351412 4.737539296569917,66.282585392859005 4.737906601405574,66.282298108917104 4.738092379056177,66.282082231135988 4.738822992269234,66.281652053917739 4.739505463623003,66.281330076815408 4.739790123644928,66.280789481830567 4.73983928010947,66.280645248682248 4.740159584860492,66.280429929979562 4.740386588922245,66.280340641541159 4.740662622143126,66.280107103828769 4.741124305189671,66.279657636654179 4.741493638752615,66.279298036771792 4.741777917579518,66.278775501533545 4.741828405208091,66.278577012540097 4.74215587677369,66.278108846920972 4.742298206061636,66.277838544777225 4.742531362218691,66.277532506309541 4.742631322297442,66.277171656164398 4.743047146848176,66.276758064163758 4.743094589849122,66.276667951510376 4.743597181987654,66.276363134438839 4.744140557420551,66.276203032699129 4.745721591252226,66.275866976296598 4.746805170421746,66.275655152384047 4.74716543355736,66.275620670920773 4.748113406992648,66.275444353111638 4.74861022684565,66.275338176371761 4.749379146923962,66.275142996469356 4.749965906043931,66.275037271585248 4.750786707430537,66.274589357476898 4.751107644987948,66.274355940102481 4.751926987619098,66.27396222998162 4.752109592071258,66.273854678328462 4.75260901174812,66.273658203350635 4.753252028012402,66.273155240260976 4.753796797205294,66.272940913552588 4.754658064943299,66.272655788656266 4.755203404841491,66.272423381265739 4.755659567071898,66.272172486473067 4.755937563296404,66.271866606717253 4.755943650531176,66.271649808725329 4.755772840801081,66.271341842538362 4.755597274854316,66.271196512579507 4.755342613049052,66.270671309856667 4.755261044438093,66.270381819851011 4.755273853122873,66.269930142158131 4.75541510182741,66.269695876585317 4.75547021646515,66.26933471878651 4.75570749119482,66.268884052063953 4.756309022346116,66.268254322672988 4.756404921104936,66.268037913426085 4.756868183230644,66.267534039102259 4.757014123634344,66.26713710347687 4.756989569970243,66.266414089710921 4.756727362474749,66.266159898175147 4.756424433963011,66.265760922569285 4.756340201401785,66.265561714331355 4.756028395903141,66.26546990734677 4.755768217312616,66.265143380105286 4.755728954291987,66.264944412700061 4.755067729294925,66.264507614016253 4.754221872313498,66.264250698585371 4.752922962361652,66.264136301618109 4.751669909382174,66.263985985006514 4.750956170945737,66.26382006154158 4.749930691188279,66.26356231507431 4.749263887829528,66.263324261810993 4.748730216893239,66.263141074945096 4.74842006089903,66.262995075026225 4.748063413747231,66.262903038365337 4.747844591246482,66.262703210302618 4.747401175869446,66.262502388804393 4.746522081068021,66.261829521492686 4.74643594725358,66.261702593098008 4.746486559896376,66.261503977284505 4.746225240630848,66.261213591462067 4.745699305945021,66.26075926318191 4.745350267635839,66.260396129707843 4.745170644366593,66.260395278615007 4.745088568432132,66.2601237479563 4.744912052185454,66.260014502479535 4.74469728774446,66.259670045165407 4.744304485407025,66.259270520862074 4.743952974704047,66.258997733995258 4.743779565501873,66.258780016403563 4.743209676302933,66.258289282874813 4.742643401399699,66.257672002433168 4.742516356085473,66.257400229290909 4.74230007008181,66.257109968133491 4.742216916065678,66.256874553297877 4.742001580899722,66.256548127364425 4.742012359687123,66.256168522325368 4.741759346965003,66.255588765511931 4.741632301573381,66.25531697629269 4.741501705702767,66.25517174106615 4.74116610960236,66.254338443257765 4.740961552849657,66.253632333358851 4.740933004722588,66.2530535899363 4.740996360163115,66.252402902532879 4.740878000375927,66.251823684550288 4.740843365613346,66.251461891694191 4.740540374856631,66.251062629778872 4.740363795354141,66.250953351092008 4.740145480513631,66.250735324249263 4.739345611957392,66.250442300269412 4.738682869181923,66.250059477898972 4.738421677603308,66.249768919693238 4.738134473334783,66.248809120632529 4.738148294288702,66.248320866317002 4.737984077893644,66.247777527382809 4.737821446535049,66.24717993144418 4.737619424689553,66.246383181218064 4.737489843216836,66.2462017076423 4.737358296715982,66.246092574126479 4.737005265423511,66.24587391345068 4.736076703921953,66.245363185701365 4.735323263966499,66.245016049386663 4.734792639496447,66.244724209673478 4.734216158875783,66.244468276610817 4.733325339796685,66.244210958126089 4.732700974498457,66.244063377903274 4.732034176070317,66.243825154531493 4.731361607972585,66.243785911582094 4.731004456347691,66.243711880877484 4.730516329393888,66.243510643245884 4.729576991724387,66.243379724801656 4.728994425664444,66.243340853397072 4.728234330135869,66.243228800978031 4.727788318592593,66.243118224874479 4.726276686910957,66.242586658031769 4.725612932856211,66.242239895845998 4.725083895285564,66.241893767263932 4.724825812056102,66.241494593743496 4.724655954470809,66.241150078025953 4.724348780981751,66.240895365947608 4.724447405113088,66.240588254344146 4.724407571722023,66.240407178043867 4.724276469500769,66.240279942150636 4.724461226750045,66.240099881367428 4.724686704584443,66.240064716357992 4.725052541378975,66.239831218238805 4.725460176760249,66.239706446333926 4.725735251844338,66.239508682692616 4.725961236805211,66.239455444703708 4.726825090170923,66.239079499870513 4.727550106150741,66.238847628741112 4.727959833524764,66.238650463262388 4.72823123093393,66.238579337726236 4.72868903374267,66.238273874186035 4.72932214636404,66.238113966341928 4.729640541261816,66.237970668390787 4.730497737179261,66.237829863488997 4.730814610582962,66.237740854843992 4.730994168534225,66.237741679500985 4.731402310479109,66.237598817956552 4.732440205661884,66.237422649333766 4.733118223334725,66.237262942812379 4.733935077561009,66.23695909242042 4.734258099608537,66.236653010318719 4.734309660885973,66.236418003195212 4.734182614833837,66.236146014662012 4.734187305911948,66.235983193138139 4.733567378645334,66.235672709222456 4.732633875568055,66.235342709578163 4.73201401223803,66.23503221698428 4.73152829435213,66.234740461572855 4.730862131836786,66.2344840557531 4.730242205295489,66.234173559759796 4.729311682288481,66.233734959178847 4.728956623915953,66.233588576033412 4.728293441051311,66.233223574203635 4.727892906783188,66.233095037905116 4.727361840846462,66.232821129215111 4.726873144701285,66.232637943486139 4.725853319367395,66.232180778715005 4.725544117322693,66.231998392474168 4.725457413140012,66.231889395612868 4.724660529621847,66.231487555934308 4.724217309910203,66.231286433845355 4.723246004320667,66.230702820361074 4.722491870947841,66.230373547921943 4.721917993006192,66.230027064173271 4.720988994210454,66.229534067927659 4.720858399297848,66.229388657357731 4.720594103065419,66.229206457190529 4.720419744467435,66.229024660225036 4.71980248324402,66.228623599921107 4.719404105932309,66.22842266921927 4.71909686964685,66.228167855514599 4.718874499540251,66.228094415784398 4.718833144358165,66.227967496954037 4.718524577543184,66.227766992634713 4.718352691220189,66.227494684122789 4.718001247883762,66.22722154765998 4.717602363735302,66.22703867330226 4.716911712381518,66.22605799862383 4.716651537353946,66.225730961628784 4.716518977754115,66.225657935312185 4.716434809664181,66.225458464711494 4.716126559527497,66.225239779393462 4.716084253720943,66.225149076264387 4.715864483245597,66.224985125542659 4.715868603969263,66.224840328318223 4.715516083171482,66.224603362154483 4.715299862735101,66.224312702459343 4.71521512394163,66.224131290816018 4.714949877732177,66.223985230324587 4.71481883966275,66.223857905361143 4.714822960378113,66.223713093718942 4.71447196117938,66.2234218001594 4.714475511145799,66.223295084846939 4.714041992623521,66.222749983016996 4.713600676320789,66.22247638270467 4.712941047753083,66.221984476944797 4.712370849526123,66.221511126857962 4.712149874352885,66.221383335434538 4.711931498514025,66.22116508001038 4.711487774135514,66.220981987372639 4.71135565839681,66.220890816548092 4.711000666241173,66.220744331079075 4.710870008360869,66.220598871535003 4.710648589794096,66.220489233651975 4.710254271341213,66.220143387085145 4.709900737182358,66.219942560241279 4.709592615217701,66.2197238877026 4.70955081671568,66.21961503785991 4.709064659927608,66.219341190909162 4.708449366976278,66.218867584995863 4.708276023716421,66.21864948073808 4.707924645689461,66.218376226390262 4.707438932811995,66.218084253917354 4.707351722279259,66.217993360186327 4.706864551667501,66.217755653481433 4.706466620268674,66.217536530232394 4.706379853327085,66.217427493301528 4.705982492772791,66.217190235358174 4.705541305283997,66.216916549356682 4.704607178145841,66.216604412025362 4.70438366790717,66.216567157106056 4.703939881272476,66.216384005628058 4.70349191014898,66.21634571223332 4.703359287717849,66.216272652414986 4.702643472364659,66.216178793091785 4.702239962662161,66.216158819198839 4.701748608305229,66.216066007146054 4.701164844687232,66.216063311687279 4.699014483641227,66.215890374006989 4.69847568865934,66.215887891166133 4.697803129870664,66.215848529961534 4.696412347557322,66.215805895262477 4.695202135748463,66.215727874292639 4.694662326467256,66.21576158061157 4.694123468064002,66.215759110338297 4.693540846509144,66.215720202926391 4.693183256549198,66.215664232684929 4.692016871903534,66.215622587820476 4.691256216453677,66.215528493721621 4.689820973835069,66.215467575746942 4.689328605934383,66.21541093150843 4.688700508988399,66.21538991826047 4.687491376399061,66.215275648133371 4.685340384378424,66.215120839731711 4.68462501458336,66.215008854720523 4.684177044568131,66.214970565080947 4.683412838773951,66.21500323986092 4.682697469190033,66.214891295655647 4.681984763544993,66.214688797645337 4.680465991719953,66.214410085168254 4.680287830923878,66.214354937523453 4.679213857987601,66.214223201653553 4.678767981345034,66.214112457472837 4.677879716081129,66.213764203169234 4.677122170161764,66.213561489521737 4.676768640124576,66.213360641893985 4.676418725267171,66.213032995877271 4.675626485853141,66.212467855635467 4.675408177673394,66.212249508834006 4.675054204174167,66.212066744863179 4.674748116052371,66.211775521755683 4.674221119518355,66.211356470467692 4.673690064187457,66.211082304762371 4.673384547276255,66.210772981675987 4.672988713640753,66.210481330689248 4.672228441544727,66.210369118246689 4.671734553454875,66.210366853241425 4.671239714211225,66.210400759679771 4.669712574347074,66.210411802315619 4.669263083608522,66.210427816680664 4.668185942004188,66.210404733583644 4.666343010901339,66.21046865428616 4.664996061149099,66.210462452652578 4.663735748976883,66.210565286024561 4.662298418935391,66.21057672166323 4.660939670410245,66.210987074070033 4.659712336177423,66.211506647664208 4.659081133061237,66.211594320929564 4.658401472750635,66.211808533437761 4.657674814003687,66.212094952078374 4.656991600852728,66.212435966896479 4.656670543035757,66.212669927514142 4.656075996706053,66.213047556583319 4.655888130256061,66.213336455187971 4.655831361612575,66.213752773268936 4.655686369621929,66.214114320443528 4.655085161002253,66.214727321272221 4.654720403684182,66.214924850915892 4.654175900090448,66.21512157522325 4.65362524213955,66.215535563470567 4.653440483932295,66.215715795870778 4.652892934646712,66.216021188947337 4.652392827814865,66.216236186267935 4.651754389939565,66.216577290671268 4.651525869054729,66.216721114897837 4.651117157842181,66.216882212402112 4.650154614620008,66.217565940059288 4.649515731982054,66.217925122553794 4.649242749996247,66.218050639568986 4.648338055153322,66.218281866269493 4.647888563171,66.218297941640159 4.647661437488031,66.21838738869981 4.647212960735486,66.218367208483826 4.646584357192338,66.2183643108079 4.646403722755422,66.218399705182193 4.646135372846991,66.218362245571853 4.645457168613986,66.218522090040452 4.644918311066061,66.218519570323494 4.644197359735501,66.218606798866261 4.643700995952761,66.218695043792025 4.641935874816447,66.219175800106825 4.641254243646545,66.219462372219681 4.640660200393765,66.219821819642263 4.640155522484436,66.220199710650789 4.63982424417094,66.220795697904819 4.639685912232814,66.220921847023817 4.638727044844311,66.221478716197907 4.637772302273425,66.221890745159328 4.637181811757824,66.222123394124011 4.636862971936897,66.222284898250038 4.636675101733632,66.222573700112363 4.635436077544515,66.223509468359737 4.634798206354816,66.223832395599118 4.634571079636849,66.223921856163102 4.634120571234414,66.223974120729494 4.633756191071766,66.224153459922888 4.632976432525688,66.224729219149467 4.632794781909915,66.22480077581379 4.632791735311261,66.224909401316694 4.632151260868105,66.225322814532248 4.631651657842649,66.225519655058264 4.63142567360851,66.225572926529239 4.630970467592301,66.225788079690261 4.630381625956873,66.22596640029569 4.629432021585863,66.226197365364683 4.629206989245208,66.226214407085436 4.628118036068845,66.226607638628764 4.62788792556734,66.226805741535642 4.627114322001044,66.227164187286036 4.626841845537265,66.227271565011606 4.62638917792001,66.227396200811356 4.625886019181516,66.22771971160698 4.625380321101732,66.228133710604197 4.625199241444633,66.228187197275915 4.624878177725571,66.228421066369279 4.624695955133623,66.228510704225741 4.624234145875771,66.228961108335 4.623999971918843,66.229303937281301 4.623815590584325,66.229466020924818 4.623269176791065,66.229735009857208 4.622947668355306,66.229986936175749 4.621671474339904,66.230650766518835 4.621263710794161,66.230775564847988 4.621169710573498,66.230919928526802 4.62044208892257,66.231242373950579 4.620079293809156,66.231367398108446 4.619042415964218,66.23150739911209 4.618592921810606,66.23152345056134 4.618231650302258,66.231594195009151 4.617610218472062,66.23133793348201 4.617211216389375,66.231155098330177 4.616230100698793,66.230915257378101 4.615739765092734,66.230786287764971 4.614755538555875,66.230655083715661 4.613683026044446,66.230469113542412 4.612212083774769,66.23008224022837 4.611675827755174,66.229989255526647 4.611008476231205,66.229768960738383 4.610249727488829,66.229602568542987 4.609002295093432,66.229252879590376 4.608467055360514,66.229123686778024 4.607841053511202,66.229030305984779 4.607213400580502,66.228991202411819 4.606912908775835,66.228501073997705 4.606649702276283,66.228282646018698 4.606433432632599,66.227992017568639 4.606124749731457,66.227791464542861 4.606128877175851,66.227646658808197 4.606223322373214,66.22748416334818 4.605957004523098,66.227374342933075 4.605825337745395,66.227265113161096 4.605293273737048,66.227027329331847 4.604985543388893,66.226790553956377 4.604585654233583,66.226643894233675 4.603696319915795,66.226332025860941 4.603477002744847,66.22614999497732 4.602940620807693,66.226056982838514 4.602227921931082,66.225854554900209 4.601255382635843,66.225306936352112 4.600498795321495,66.225068099274779 4.600320319216832,66.225031089017193 4.599034018530403,66.224463868453427 4.597968749912817,66.224024440278328 4.597700908735327,66.223968912195346 4.597026256916054,66.224001970826123 4.596397653190612,66.223999084214896 4.595855747233242,66.224105220566827 4.595181158993947,66.224138293256829 4.59392750796578,66.224005778672833 4.592903461770799,66.223693257272217 4.592055478535667,66.223508301326987 4.590176844875486,66.223246122607279 4.589372687067188,66.223097588342199 4.58776081509551,66.222927183110599 4.586240277303069,66.222702905339759 4.585212231502717,66.222535158594781 4.584186091169972,66.222295060860702 4.583250268702384,66.222037236366816 4.582447255353531,66.221852472923828 4.581644178537061,66.221667676248885 4.581020149064297,66.221501828890169 4.579771074089292,66.221206339223428 4.579324123009198,66.221131826604463 4.57825625548033,66.220782878619517 4.577096546153506,66.220505892908108 4.576784309456856,66.220432025403227 4.576432758033964,66.220158791945721 4.574965894593388,66.219626864725171 4.574299502462171,66.219370257742384 4.573048904987655,66.219129042994453 4.57152684688703,66.21895904360413 4.571215690632517,66.218848924736491 4.570456885124077,66.218682450955072 4.569339986053417,66.218478060332316 4.56876035485027,66.218330519721832 4.56813378611714,66.218255171244962 4.567596518511849,66.218198376635954 4.566787790002564,66.218212753877509 4.566114156518341,66.218209658615109 4.565616647483305,66.218334103326512 4.564934818179166,66.21862071247682 4.564337715360007,66.219088803770561 4.563700853948363,66.219375585569622 4.562880752070094,66.219788299877891 4.562556634652834,66.220130851081365 4.56237447445428,66.220220590730861 4.562053406629018,66.220454519170232 4.561865718774269,66.220743367371085 4.561815540329957,66.220924236821872 4.561540457240142,66.221122136355078 4.561492502752376,66.221230543590835 4.560987177499602,66.221626581256658 4.560758015573408,66.221788466587242 4.560609449959658,66.222276710542275 4.560423731346971,66.222493129748571 4.560420109585148,66.222619841809532 4.560092433125711,66.223089086485757 4.560083728210404,66.223396866764972 4.559888668944059,66.223939134145496 4.559819491646765,66.224789794106456 4.559763403844348,66.225187811439056 4.559974584269245,66.225659516305015 4.559969373863554,66.225840549288151 4.559635024865358,66.226545065827821 4.559716574092517,66.226835124462056 4.559656737025411,66.22735982485311 4.559684803466928,66.227957372949561 4.559948450086585,66.228157725002845 4.560160710883134,66.228593147997813 4.560336136471919,66.228738782934769 4.560508575741217,66.228993011952809 4.560718676162452,66.229500808743921 4.560980353316339,66.229773575754834 4.561425907394814,66.229902318336912 4.561872859263563,66.229976800893226 4.562401297094817,66.230341266539952 4.56279883299982,66.230578401923893 4.56341314161721,66.231088081156358 4.563590600770457,66.231161291374931 4.563721757324476,66.231288579993517 4.563848275533442,66.231578763742391 4.563800257182969,66.231687154714365 4.564051196817696,66.232339918424017 4.564519989619659,66.233228928310183 4.564547357728942,66.23384442064804 4.564487076325785,66.234387090758403 4.564529948048863,66.234459670615749 4.564559984830312,66.234984659259894 4.564554838123161,66.235165633316726 4.564369626799542,66.235363813788609 4.564271493018717,66.235652944441398 4.564131631320152,66.235833260317705 4.564217438373358,66.235978447308113 4.564248936341718,66.236449115935031 4.564291299756473,66.236539791791841 4.564687756417874,66.236813055702129 4.564956678117818,66.236832388552898 4.565400645053398,66.237015403069009 4.565659718115931,66.237378540706302 4.56542242167416,66.237829830468769 4.564915123030203,66.238297971411029 4.564778882992929,66.238351635134237 4.564408332496211,66.238748018419216 4.563991987382305,66.239180372202682 4.563805123423791,66.239432855708813 4.563620356341209,66.239612930754745 4.563121825797267,66.239773494303464 4.562982027297297,66.239953794217584 4.562709546946249,66.240061114453511 4.562524207787097,66.240259283060695 4.562205297297119,66.240420661803967 4.56193014793501,66.24061846761866 4.561969969563887,66.240799561331542 4.561738327376893,66.241051788946919 4.561641845112755,66.24128655727128 4.561805579456678,66.241848223093811 4.56147840787305,66.242299046170217 4.561019634581621,66.242640672606242 4.560921055113217,66.242947768991939 4.560689412566383,66.243200015256505 4.560635356980886,66.243525420081681 4.560399964982657,66.243904239500864 4.560065167285947,66.244626359034271 4.559881479806439,66.244770261780374 4.559920220913201,66.244987500918114 4.559736088628925,66.245149495956341 4.558784819410393,66.245434548481441 4.5586480704576,66.245506271056087 4.558595031237428,66.245795498908222 4.558767407327006,66.246049549461446 4.558764357049409,66.246158077105619 4.55844182322192,66.246446017698531 4.5585275664895,66.246591136528181 4.558705598401083,66.246646195773977 4.559059692337049,66.24682873911128 4.558460546399997,66.247368629779999 4.557593621457754,66.247853085915025 4.557004198085899,66.248049333695988 4.556418969044898,66.248100890403762 4.555970425565163,66.248080772232441 4.555786165564416,66.248242700605488 4.555688729092759,66.248513578539587 4.555807048467813,66.249092954821919 4.55589171120564,66.249274207575098 4.556242246381845,66.249583289079325 4.556328370765136,66.249710312452365 4.55640801310001,66.250072434785906 4.556313563396705,66.250234783391051 4.556353384557945,66.25041581480248 4.55675187555625,66.250616614346853 4.558177022671233,66.251039118078538 4.558574941897452,66.251258002400036 4.558747953764905,66.251493908234579 4.558917279696628,66.251856398184898 4.558949347910343,66.252308707700507 4.559168345503725,66.252508659571546 4.559657664304457,66.252673658142882 4.561046613742096,66.25278854836202 4.561723179469792,66.252683140480528 4.561902736945601,66.252683960283647 4.562199217144284,66.253318292665682 4.562461467997592,66.253572659712802 4.562676335342454,66.25391725195621 4.562985016692545,66.25411763073096 4.563071205077093,66.254244590696644 4.563066629730976,66.254407325531119 4.563374866387373,66.254625734497097 4.563499796055372,66.254969919178478 4.563847218836472,66.255387412287945 4.563889582306469,66.255478025637828 4.564244757913547,66.255624298114924 4.564281910509662,66.255895723200368 4.56463454435537,66.2561324255622 4.564985589556064,66.256423344193493 4.565199821740571,66.25678598247346 4.565240151801383,66.256948894686431 4.565188637710103,66.257183734222309 4.565311534138469,66.257600185202136 4.565484483202252,66.257836031266763 4.565738092444494,66.258397721619573 4.565953849875359,66.258706071122731 4.566395278165023,66.258979302301839 4.566789704102644,66.259324625878293 4.567047825270294,66.259723563712996 4.567223379952355,66.259869032524577 4.567394740564382,66.26015911550661 4.567299337805379,66.260357531546632 4.567148290402272,66.260935365686478 4.566964601851005,66.261079179746702 4.566955959640448,66.26138646491188 4.566992159230041,66.261693965509068 4.566937531228211,66.262037208757206 4.567105905250187,66.262435702663808 4.567314037452956,66.263015151877639 4.56753195589124,66.263251160872358 4.567842227086339,66.263397196086984 4.568102953973104,66.263705691659752 4.568139153613124,66.264013163956122 4.568530974796331,66.264448808318676 4.568748893399055,66.264684797522918 4.568969798601684,66.264812336281935 4.569506058857585,66.264905173806497 4.570359771214076,66.264891003323967 4.570983364349368,66.265074621030138 4.571734874682292,66.265493825213795 4.57200125751613,66.265603480447623 4.572221209845662,66.265767162147853 4.572843659395205,66.265986949337076 4.573106420321624,66.266223097150174 4.573148275772938,66.266331745736338 4.573988771854326,66.266787491105362 4.574255536008232,66.266879063723337 4.574782138512622,66.267315276100959 4.574779596840537,66.267405621094071 4.575261293962373,66.267841617951433 4.576316405742515,66.268641700656957 4.576804266752583,66.26886079267436 4.577380985884378,66.269116468557939 4.578316695103939,66.269373780167626 4.579070304298309,66.269720605075079 4.579379623672033,66.269902749136008 4.579506080121302,66.270192482422686 4.579496485741786,66.270535808432427 4.579615317456418,66.271096589499919 4.579742345844941,66.271368260733155 4.579901571898009,66.272091838406979 4.579935294484487,66.272489522470224 4.580104623300919,66.272851716858497 4.58005463449552,66.273032171598118 4.57986999245238,66.273212039362875 4.579774462469786,66.273410389242088 4.579761309654317,66.273880105439247 4.579841335515916,66.274223816104552 4.57992752488649,66.274350673195855 4.579923077169517,66.274513291760741 4.580049533642272,66.274802979961564 4.580179167291787,66.27498426035956 4.58053078753003,66.2752568784354 4.581234853993434,66.275766005867567 4.581451693820836,66.276038044159321 4.581444068989074,66.276309032004974 4.581569636161326,66.276634833170249 4.581656905873379,66.27672552879342 4.582100815711534,66.276908284068341 4.582501408490837,66.277036552792879 4.582543708961413,66.277127081957886 4.583164255313466,66.277418990476406 4.583387195144925,66.277474214326446 4.583643349429654,66.277945114847839 4.583771521995842,66.278180563394713 4.583808802952119,66.278451747208891 4.583704695075877,66.278957090273181 4.58364905107041,66.279336261573548 4.583816982538488,66.279752498826738 4.583986947305212,66.28009654194355 4.584118550926855,66.280205521047861 4.584247231849791,66.280422912980725 4.584555344859092,66.28064108370971 4.584772185100603,66.280913037571793 4.585125331122133,66.281131403979899 4.585214570663529,66.281149905523833 4.584746705481733,66.28181612197973 4.58442378739372,66.282121716754631 4.584328829045461,66.282301967099301 4.584365156853868,66.282609180740693 4.58485803986788,66.282647577915014 4.585527940705461,66.2827770550373 4.585520760604338,66.283029927231809 4.58533205</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OS CHILLOS&lt;/SimpleData&gt;</text:p>
          </table:table-cell>
        </table:table-row>
        <table:table-row table:style-name="ro1">
          <table:table-cell table:number-columns-repeated="2"/>
          <table:table-cell office:value-type="string" calcext:value-type="string">
            <text:p>&lt;SimpleData name="PARROQUIA"&gt;Conocot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12485062797209,66.3474509903198 4.512681480665819,66.347452891278849 4.513029410182154,66.347504619493435 4.51332543652244,66.347552222296798 4.513882887378698,66.347711987873353 4.514446380864504,66.347859287851975 4.514636629101432,66.347910330943989 4.514772048206296,66.347949695211483 4.51484227028229,66.347981582024488 4.514918407827576,66.348021136325272 4.514987421466424,66.348073782379075 4.51506012435311,66.348137935902685 4.515153626774903,66.348224819184864 4.51528866461636,66.348346959674259 4.515489217649912,66.348502322763963 4.515551425386998,66.348559143676184 4.515683410176089,66.348694640164766 4.515808080124423,66.34881671500743 4.515865199269881,66.348862237072879 4.515901518942765,66.348899527853433 4.515963853813245,66.3489367805402 4.516031404473507,66.348980236661376 4.516093739402108,66.34902991520201 4.516222925160556,66.349088078214876 4.516353383075391,66.349149909935662 4.516670209513908,66.34931340400027 4.516805183603213,66.349392039449754 4.51689353371396,66.349435494765672 4.516934115069239,66.349475674105108 4.517028507993691,66.349553485341858 4.517070107133738,66.349609340754441 4.517132378500455,66.349665234045347 4.517184345558577,66.349721089201225 4.517247443830882,66.349780023694805 4.517300047285083,66.349904874955925 4.517354940686417,66.350050648033516 4.517375486052964,66.350125403460098 4.517402519265271,66.350188778746784 4.517444055235931,66.350335735057925 4.517501238025152,66.350383332641584 4.517549388609886,66.350424258128271 4.517601991792571,66.350489894656718 4.517643145641911,66.35053452029733 4.517816920368337,66.350699450079475 4.51796099061617,66.350847068610022 4.51804107205475,66.350930014155423 4.5181027710412,66.350998329503128 4.518155692264502,66.351063102828419 4.518209249636028,66.3511441595478 4.51829849082589,66.35130067754973 4.518389322702313,66.351562871414146 4.518477610441867,66.35185256641671 4.518513930427517,66.351947717782991 4.518887875331003,66.351964266623767 4.519054080251227,66.351995318263903 4.519252215637408,66.351988443762991 4.519359138678058,66.351964621054108 4.519668077084359,66.351926517232116 4.519775000146534,66.351907471672902 4.519869519832142,66.351881507385684 4.519973389691281,66.351848427920274 4.520095769158183,66.351816976707696 4.520186281615573,66.351792526597436 4.520212296603532,66.351749062603233 4.520310950673113,66.351711832971134 4.520369086838691,66.351612061764115 4.520392875561641,66.351564396752082 4.520464242050567,66.351483417318789 4.520499861624903,66.351430981088455 4.520583059137382,66.351378551044334 4.520701876470248,66.351321375219442 4.52079696861468,66.351297564553718 4.520868208258009,66.351288035183956 4.520927616896966,66.351254669850775 4.52095140568897,66.351221348855518 4.521022772417869,66.351187983423173 4.521117800926379,66.351159407950348 4.521296027191243,66.351126048678879 4.521450528118435,66.351097460410855 4.52169999417523,66.351083197793713 4.521806917319584,66.351083210371726 4.521925734869459,66.351068884499327 4.521997038010318,66.35104029623696 4.52216336978317,66.351006943148732 4.522270292767312,66.350978348447271 4.522353426889063,66.350968863294582 4.522472244515913,66.350968875859792 4.522567273094166,66.350954549941093 4.522769288232908,66.350906927867825 4.522852485986665,66.350902150391391 4.522959409155809,66.35090692769414 4.523090121265934,66.350906927574101 4.523232664280885,66.35091171751445 4.523327692966964,66.350916507497388 4.523541539142044,66.350897467394816 4.523695976502684,66.350878389315682 4.523874202942289,66.350878389148022 4.524076154771693,66.350883179034199 4.524254381240388,66.350887943596632 4.524468227271003,66.350845111459279 4.524563255958076,66.350849882443228 4.524836574548785,66.350830804207689 4.524979117508088,66.350826083678555 4.525181132887316,66.350821312400797 4.525347464697675,66.350797513848505 4.52551379644776,66.350764135075281 4.525644444685608,66.35072128379251 4.525739536742768,66.350687930332043 4.525965277240102,66.3506450281333 4.52614350352649,66.350621216725131 4.526381075076999,66.350606953813326 4.52666628819891,66.350597417613187 4.526773211339157,66.350597430175412 4.526963268437433,66.350564089120581 4.527141494749433,66.350545029754969 4.527402855139421,66.350511688553368 4.527569250384714,66.350464052972853 4.527711793053521,66.350416436334825 4.528008836758874,66.350364022928815 4.528163274063767,66.350340179586667 4.528270197200762,66.350340192144031 4.528424698143308,66.350321132626462 4.528638607701764,66.350273521971459 4.528816770362278,66.350249716531607 4.528947482171724,66.35020680099268 4.529030679817065,66.350187766794008 4.529125708599516,66.3502068007963 4.529185117212291,66.350178211546933 4.529303934534802,66.350135359259895 4.529387068505091,66.350106769902297 4.529505885890472,66.350073415585882 4.529612872431589,66.350044826130357 4.529743520856889,66.350035283525216 4.5298385495402,66.350040048311598 4.529909852898317,66.350049609696683 4.530004881682768,66.350068669146495 4.530123762738397,66.350044838226509 4.530171276895348,66.350021026373554 4.530171276794208,66.350006719007155 4.530242579781437,66.349963860140932 4.53031388273318,66.349916172921994 4.530408911381989,66.349916217167532 4.530480214671858,66.349916217085763 4.530610926564326,66.349887627420173 4.530705954973253,66.349854272834833 4.530789152505268,66.349820918218512 4.530967378648555,66.349782779496635 4.53102678714412,66.349739926595817 4.531062470211011,66.349687467694679 4.531109984118115,66.3496302880543 4.531181287092679,66.349587434878686 4.531276315388093,66.349539753249942 4.531335787519655,66.349501652255952 4.531454604810929,66.34945873543937 4.531537802016331,66.34938251417941 4.531549696006278,66.349315797489325 4.531549695513828,66.349249042616975 4.531561653179999,66.349191868354936 4.531573547344256,66.349148957470959 4.53163295572028,66.349091763914686 4.531751773141279,66.349067951068875 4.531906210397721,66.349044131820676 4.531977577248669,66.349039366652249 4.532084500150537,66.34901077600847 4.532203317353238,66.348958372509216 4.532298345771535,66.348929781786666 4.532369649050085,66.348929781700051 4.532488466754182,66.348944121219134 4.532601559749205,66.348946174129907 4.53279734103603,66.348867847422341 4.532844918704211,66.348834491531477 4.53286864376725,66.348796402179744 4.532916221104869,66.348720115579894 4.532928115292642,66.348681981712559 4.532975692921563,66.348643892099659 4.533106341053985,66.348600973793197 4.533248947308865,66.348562883938584 4.533343975973906,66.348567629983179 4.533439004342904,66.348534305315965 4.533462793006242,66.348496177487561 4.533605398994645,66.348424661390837 4.533748005091715,66.348367478746255 4.533854991653904,66.348348449443876 4.533926231107492,66.348321606987525 4.534425289706653,66.348234089644649 4.534544106984257,66.348195967573005 4.534651029704154,66.34814832762865 4.534734227108192,66.348105414864563 4.534864938860513,66.348067330601239 4.534971861729449,66.348038738838184 4.535066890311701,66.348033967103405 4.535138193580917,66.348033967010025 4.535221327606241,66.34801969008457 4.535280736045546,66.347976796140316 4.535280799145664,66.347914822009969 4.535304587791642,66.347876674227237 4.535387721696742,66.34784809495018 4.535577842108013,66.347795676238519 4.535708617532705,66.347767096804944 4.535851160418927,66.347762331289445 4.536124415518647,66.347776664918172 4.536350092704863,66.34779100493769 4.536587727858053,66.347791017289694 4.536753996177914,66.347795795057337 4.536896539349403,66.347824405774674 4.537015357251953,66.347862534433347 4.537157900427032,66.347891151410522 4.53733606327201,66.34790069444027 4.537514353085625,66.347881613977421 4.537751987793357,66.347829195256011 4.538037136890603,66.347786364033041 4.538310391462515,66.347738678704587 4.538464828704581,66.347719642504543 4.539222767765223,66.347713329889444 4.53922861943084,66.347695003611022 4.539482789960649,66.347427433107413 4.539843946990707,66.347141697678296 4.539961681918186,66.346996699580274 4.540103458887925,66.346706701006582 4.54017838528657,66.3464412558547 4.540162291794575,66.346336761511807 4.540079411372865,66.346257850323823 4.539878731165298,66.346184287717435 4.539576407709885,66.346159775597556 4.53861060204245,66.34619602618848 4.538549093997396,66.346168326075059 4.538557107569297,66.34606916656756 4.538731005545494,66.34572798925528 4.538693535636086,66.34512022053103 4.538765726902448,66.344849428682139 4.538829967713178,66.344623358846448 4.538776472765009,66.344445320678204 4.538712229623148,66.344415463815054 4.538594556876349,66.344397306427837 4.538187918698657,66.344407979739259 4.53757793026638,66.34449541560916 4.537454850993606,66.344482645327304 4.537198006111546,66.344412240108824 4.537077597782406,66.34433763891785 4.536991981725417,66.344189405329104 4.537040130921299,66.344059347505507 4.53702677261752,66.343960179696978 4.537021429316543,66.343922843521241 4.53673513365825,66.343754345568101 4.536379316283142,66.3436413287086 4.535822883412528,66.343562466746164 4.534468948642031,66.343478883841158 4.534231059116673,66.343461131554079 4.533985918432275,66.343444830655287 4.533835742305939,66.3433834032748 4.533737723562974,66.34329991311877 4.533773024612924,66.343213519695482 4.53384852504709,66.343115153360685 4.533905070972076,66.343054637577822 4.534037118142227,66.342994127885618 4.534175207543428,66.342884706959339 4.534227428481186,66.342857668534577 4.534273097528502,66.342784006873202 4.534338802293834,66.342661141898589 4.534347197378138,66.342541401126894 4.534350503804216,66.342408064309211 4.534380017033373,66.342371055365916 4.53447841630082,66.342322928998087 4.534715923124921,66.342222251817262 4.535111938549902,66.342184456146356 4.535262813808031,66.342184455936561 4.535696611980238,66.34218445532936 4.536073736588731,66.342191991008235 4.53652629842702,66.342154150824754 4.536827985273089,66.342146595152869 4.537299438248568,66.342101186933547 4.537714345353213,66.342116328518088 4.53814808048582,66.342176852188217 4.538336611239941,66.342207155207589 4.538449768110202,66.342252549706558 4.538600643658985,66.342282820998221 4.538789238027015,66.342313073181344 4.538958940405772,66.342260123163044 4.539015486401548,66.342214696731773 4.539185188346368,66.342116326318546 4.539313354594793,66.3419685800162 4.539334344207642,66.341903009843591 4.53931468901368,66.341828965164794 4.538831719195473,66.341443837352713 4.538510311789815,66.341184593263165 4.53843818086803,66.341093273991149 4.538431628676816,66.341019157180042 4.538484103533331,66.340942644073152 4.538549681425957,66.34087106215209 4.53912042202314,66.340574748523551 4.53958627607954,66.340388053818643 4.540097926660891,66.340170785691853 4.54062267984319,66.339918892872745 4.540944082237871,66.339669527068111 4.541160662155071,66.339565821874658 4.541554259330921,66.339433387750361 4.541731403499521,66.339374130666243 4.541823187570966,66.33932966247211 4.541849456194763,66.339235864075562 4.541863067310635,66.339164961976778 4.541881893741213,66.33905147383345 4.541957330162697,66.338937915353171 4.541957329306408,66.338854695528724 4.541957328370828,66.338763843101901 4.542039125820587,66.33868556711154 4.542184657539903,66.33863901835683 4.542461155600318,66.338600691218076 4.54265750937714,66.338581476814312 4.542904939127967,66.338540423776649 4.543101419710872,66.33848291416308 4.54323969998745,66.33841174347512 4.543305150642971,66.338348756678982 4.543334281912997,66.338291215213417 4.543319906190697,66.338234592885513 4.543330336945044,66.338164201444314 4.543199686978163,66.3379992590325 4.543181622380168,66.337972114012985 4.543253812203752,66.337615035197402 4.543229704533792,66.337547266610756 4.543181680616796,66.337468093178572 4.543091549176908,66.337400330648336 4.542899328937937,66.33733026687004 4.542641085151206,66.33728050848994 4.542388756938168,66.337244348287015 4.541986316842376,66.337203687212835 4.54167400767633,66.337183337816768 4.541421743413257,66.337178837163123 4.541163373023498,66.337185620902275 4.541025282993406,66.337199168726315 4.540851000906471,66.337228584450955 4.540676845846292,66.337239837400617 4.540508733227034,66.337231748437759 4.540420383300453,66.337211481098649 4.54031937558803,66.337186135791882 4.540181284690638,66.337113763714271 4.540039185675806,66.336952155384736 4.53982603750146,66.33674296074193 4.539470728557095,66.336552847091212 4.539068033121035,66.336410242105728 4.538925934439301,66.336277177247695 4.539020643488739,66.336144060587685 4.53923385256114,66.336087014625491 4.539470723318937,66.336029968493506 4.539707594264057,66.335991986142716 4.540133947703439,66.335773310651021 4.540394478758452,66.335583182312106 4.541073286559686,66.335316210987912 4.541235545958952,66.335196358820269 4.541152538528647,66.335128850087742 4.541013684291556,66.335047792518566 4.540584464982149,66.334910961240922 4.54030675700808,66.334793777078104 4.540014800956532,66.334657559179135 4.539770232607562,66.33459108271515 4.53950193926651,66.33455306731193 4.539154710241284,66.334534053595604 4.538736559685354,66.334505567692233 4.538420942902859,66.334458067245308 4.538081663913185,66.334356680972675 4.537797595839402,66.334287014604513 4.537466140745503,66.334211026845324 4.537134749362007,66.33414450493558 4.536858632364599,66.334096972027851 4.536645549761326,66.334068466261144 4.536393094454255,66.33402096487066 4.53614846310396,66.334008284564021 4.535951218720275,66.333995635878466 4.535722361796418,66.333979779016332 4.535548779124454,66.333970300454297 4.535241049707058,66.333929120295309 4.534901771626857,66.333913269891212 4.534680865809325,66.333925969971403 4.534357362677543,66.333963942858361 4.53412856963141,66.33397661755869 4.533907536368267,66.333963943517119 4.533710291998385,66.333951301134846 4.533568258154193,66.333932280261905 4.533363125938888,66.333849919121491 4.533252640099025,66.333729565847619 4.533205315955405,66.333640876060784 4.53329213841858,66.333571213474613 4.533352627873197,66.333518213484183 4.533473606783593,66.333412859897351 4.533710285679295,66.333251328631732 4.533875980170809,66.333159479247399 4.533915415629968,66.333086594379921 4.533852317286575,66.333026454041871 4.533709265296517,66.332956156024167 4.532858142135314,66.33266216054794 4.532487314345882,66.332541814634951 4.532250633395658,66.332468979096262 4.532124309886775,66.332386600358703 4.53201541489324,66.33233761815471 4.531883303571609,66.332299167915721 4.531606995655026,66.332220022635525 4.531384753309382,66.332131841366788 4.531138403669621,66.331998417896003 4.530952225915394,66.331864974609289 4.530772026808233,66.331686338845316 4.530567847765226,66.331478286047712 4.530359788553064,66.331248881260933 4.530335744847551,66.331201380523581 4.530329701642859,66.331133499486171 4.530305721449173,66.331074762133497 4.530251655516224,66.331038510208288 4.530225703920904,66.331027273825455 4.530021907823576,66.330968663291372 4.529665010654987,66.330915759837538 4.529460260775577,66.330893731040334 4.529191141077214,66.330880541848003 4.529009798473175,66.330862926417197 4.528828455798722,66.330836484103017 4.528658753047844,66.330799090576264 4.5285533565672,66.330759426772701 4.528418764564213,66.330708748324795 4.528295939698936,66.330647118524197 4.528272532110617,66.330603072602699 4.528284171711311,66.330552419013188 4.528348604708295,66.330490788584953 4.528424614258693,66.330447972460334 4.528524094259069,66.330357641183895 4.52878844086672,66.330058990879905 4.528764777646289,66.329868813415416 4.528764776314782,66.329707151899427 4.528788436792198,66.32956450737052 4.528788435928228,66.329459923720123 4.528835822054003,66.329364813796076 4.528835821187349,66.329260216630914 4.528783535866942,66.329175468199224 4.528876019205206,66.329097847227558 4.528951710400573,66.329020232379662 4.529019005777128,66.328972999993383 4.529052653154178,66.328912228188642 4.52902746429676,66.328834606560804 4.528901458693014,66.328719867016048 4.528834226055395,66.328662487540129 4.528775453038399,66.328598328636261 4.528733408750435,66.328557811484501 4.528699823970257,66.328497057790813 4.528691490946982,66.328429556294068 4.528657842589269,66.328372176109738 4.528599069493807,66.328297945712677 4.528582276656244,66.328213530102218 4.528599131697978,66.328129183923082 4.528599194798982,66.328068403780108 4.528599257872115,66.328004306698276 4.528666552838785,66.32790978102949 4.528742244095595,66.327842277841143 4.528775636935694,66.327769460001647 4.528801142365897,66.327673550961421 4.528776016382502,66.327508127235475 4.528776079223574,66.327417024473263 4.528792934139998,66.327319141727088 4.528902272940615,66.327214523208951 4.528986423851575,66.32714701813893 4.529104095445932,66.32708286780759 4.529221830816599,66.327039024731278 4.529347899019928,66.327039043583852 4.529423590884837,66.327045766106778 4.529532803988971,66.327120076238074 4.529616828547922,66.327153796947897 4.529726104884833,66.32718417530873 4.529885820906483,66.327177452495363 4.529969908489727,66.327143731582879 4.529927927659575,66.327086316763186 4.529869091003945,66.327018798860777 4.529759877691461,66.326920914736974 4.529650664470785,66.32683315231175 4.529575035748966,66.326772381821314 4.529457363066711,66.326708268910451 4.529314502220673,66.326647498210676 4.529205289187855,66.326579979197646 4.529138056280953,66.326488822423229 4.529062490831619,66.326387543073722 4.52902050973004,66.326296423619823 4.528945135170502,66.326202811352275 4.528961735808862,66.326124236285878 4.529021270724116,66.32602922787224 4.529096389103367,66.325918350434549 4.529054345003903,66.325898092906101 4.528978716592142,66.325871099782773 4.528903088152276,66.32584070710152 4.528807487392141,66.325825916740683 4.528758192042253,66.325793113849969 4.528643063588524,66.325720994282534 4.52864306303102,66.325655381706412 4.528642617437924,66.325614523600564 4.528708831411699,66.325563593488823 4.528823958573881,66.325484864067406 4.528928527473466,66.32545589139059 4.529070560782492,66.325445546570847 4.52933370057239,66.325393036553379 4.529465238376514,66.325334012828051 4.529317225284299,66.325255314765258 4.529103442644886,66.325130696279942 4.529054846768418,66.325074462933841 4.529070557161311,66.325025796107894 4.529152799610417,66.32493394848089 4.529382990955853,66.324855235949116 4.529563887579468,66.324815911210152 4.529711836018101,66.324776535713667 4.529761194163185,66.324717510653628 4.529744719262841,66.324625725464017 4.529678949537047,66.324560129147727 4.529465231038879,66.324494545555197 4.529315755142275,66.324429767230285 4.529299025948196,66.324352119052094 4.529416760671899,66.324244113783124 4.52949811290172,66.324186235477953 4.529613176400016,66.32410753344773 4.529662534652058,66.324061636526949 4.529629649676792,66.324015745982422 4.529481637485486,66.32403539004045 4.529333689130227,66.324081331548314 4.529185676993014,66.324107534053212 4.529004780056659,66.324107534307359 4.528845254484931,66.324058364767552 4.528803273629287,66.323994257510094 4.52888971427391,66.32392389582202 4.52900477788828,66.323858310104484 4.529054136085677,66.323805866838455 4.529037661483818,66.323746833248364 4.528988365693435,66.32366155243129 4.528758173446001,66.323628746968907 4.528544327906094,66.32357627821942 4.528429199503698,66.323504120574029 4.528330545021766,66.323412324722298 4.528248364740636,66.323333614202667 4.528182595052639,66.323268027196633 4.528018171231958,66.323149963874343 4.527771504213807,66.323031862050456 4.527689260342282,66.322953156681038 4.527689259509304,66.322854793511539 4.527672848143521,66.322749820381219 4.527426181708603,66.322697349834471 4.526998682071008,66.322651457329115 4.526571119053456,66.322631762224887 4.5263079788811,66.322618644800698 4.526176440278949,66.322572732718015 4.526077785543909,66.322441554512125 4.526044900189511,66.322343151324475 4.526012014942913,66.322257916464977 4.525699579662977,66.322231649214629 4.525321439409341,66.322271035320057 4.524976056181442,66.322271035760821 4.524630736407892,66.322251352911039 4.524384070248351,66.322225079212544 4.52410458279383,66.322152943249847 4.523923685449321,66.322087340609883 4.523825031393027,66.322034868466673 4.523759261591161,66.321943029134061 4.523249517773098,66.321746257068142 4.52300278741342,66.321634764846152 4.522969902083954,66.321529792983313 4.522953490588233,66.321392069049736 4.522986372735179,66.32107061502883 4.522920603108769,66.320998462796723 4.522772590470179,66.320945988436165 4.522591756996439,66.320906664394926 4.522460218246436,66.320827939728105 4.522509512626953,66.320742648879445 4.522246435768387,66.320670483251092 4.522049128524448,66.320670483483354 4.521621565278795,66.320585199001357 4.521424257900016,66.320565565372718 4.520963810186939,66.320486827319698 4.520667848744239,66.320401535706736 4.52047054128931,66.320368770294266 4.520289644483351,66.320362211019813 4.520158106601642,66.320401536273948 4.519927915147593,66.320447452747672 4.519582531955258,66.320427806471898 4.519398836240306,66.320387415847222 4.520427731217469,66.319945522063961 4.521225226379289,66.319593978220297 4.523046654723315,66.318828036432947 4.525099545456918,66.317975641351524 4.525370698487788,66.317836514467118 4.52528851872325,66.317803732907549 4.525304928801142,66.317757792797551 4.525469351285688,66.317744703983919 4.525617363203908,66.317718444098205 4.525650246957258,66.317626576170426 4.525633772075885,66.31752820485778 4.525553754702579,66.317467754462854 4.525427686929029,66.317484643735042 4.525301555659217,66.317514989697912 4.525173388895365,66.317534752999279 4.525025312730835,66.317482239698563 4.524959543055248,66.317403548641352 4.524976016525839,66.317331385775233 4.525008900610574,66.31727887181016 4.525140502113785,66.317259222505797 4.525304924414698,66.317226376419185 4.525420051582426,66.317173912880705 4.525403576759604,66.317082043028478 4.525293473569792,66.317022023035122 4.525192593472931,66.316981480942886 4.525008897918838,66.31695083654968 4.524822658556663,66.316974667287212 4.524729348245399,66.317009880155354 4.524536811886472,66.317038830957415 4.524435932478751,66.317082704146529 4.524343449060408,66.317119820242567 4.524219607396485,66.317121438277582 4.524108105053434,66.317082685537244 4.52407165826293,66.317042708127417 4.52412095291347,66.317003320594665 4.524203195313294,66.316918054780885 4.524351143124106,66.316832750523929 4.524548513103344,66.316747452256294 4.524663576497771,66.316675274687569 4.524745819146212,66.316622791010246 4.524729344767112,66.316583460006939 4.524630691240515,66.316583460136812 4.5244991533114,66.316596549508688 4.524384025939203,66.316622791484676 4.524285372729404,66.316662186023635 4.524170308749865,66.316662186172934 4.524038770397595,66.316622791932559 4.524022295815358,66.316557187338816 4.524055179903745,66.316504728860068 4.524071653224519,66.316412856519094 4.523972999230493,66.316353799317895 4.523940114409429,66.31631446791458 4.523940113832501,66.316242301943248 4.523808575547641,66.316209467605731 4.523660563157676,66.316170136124001 4.523709857590892,66.316104523919407 4.523808574554078,66.316084803951014 4.52400588158145,66.31608480369637 4.524120945385981,66.316065128104128 4.52408805876822,66.315802677455395 4.524088058133464,66.31572394932742 4.524005878207373,66.315664903176426 4.523397482305139,66.315559951527177 4.523265880181844,66.315494344305307 4.523084983528443,66.31548120400106 4.523084983271436,66.315448387534985 4.523200110512067,66.315409022801404 4.523364596197933,66.315356561759259 4.523529018429317,66.315323732229814 4.523594787112238,66.315284380052276 4.52336459531544,66.315245009157366 4.523134338678677,66.315048146231135 4.522974431735683,66.314982188725224 4.52274748424651,66.314988914865125 4.522476585662915,66.315113768301629 4.522328574180036,66.315185944041431 4.522131267349763,66.315205639450824 4.521983318768192,66.315185944465782 4.521486488421803,66.315059671021373 4.521074510508141,66.315137316707336 4.52107444717465,66.315174448245813 4.517241340254723,66.315807367986892 4.515240348759464,66.316099717598817 4.514931603720767,66.316162906305948 4.512498788461114,66.316521871986566 4.511483885680554,66.316688815499546 4.510693322372311,66.316810564548007 4.509115503122898,66.317046415524004 4.508045008115007,66.317218602414769 4.507675710052894,66.317397969657321 4.507641680784767,66.31743823206925 4.507558992737084,66.317509607930688 4.507078002063048,66.317765753718845 4.507019675088437,66.317793218831653 4.506912816414447,66.317818825025967 4.506242150823714,66.317932269905299 4.505746466291346,66.318001823753804 4.505289708801478,66.318051240354876 4.505177948940245,66.317031945861061 4.505134250966741,66.316918503681777 4.505034452523979,66.316916479789725 4.504894264033813,66.316918776629905 4.504856799868993,66.316919595110335 4.50482766814255,66.316920553168742 4.504802543619939,66.316921777700529 4.504777482705009,66.316923401945459 4.504752294578666,66.316925457626851 4.504727806124201,66.316927989156767 4.504704271767149,66.316930983845609 4.504681691507751,66.316934517829026 4.504550280684989,66.316932202098712 4.50446530266383,66.316971545305123 4.504441513876916,66.316973321817272 4.50441797951517,66.316974971436309 4.504394699578918,66.316976595676508 4.504371864887429,66.316978219916365 4.504349348227233,66.316979628438148 4.504326640746799,66.316980707038596 4.504303615233137,66.316981392271416 4.504280080866947,66.316981646068896 4.504256101254867,66.316981544566715 4.50423154918419,66.31698111314347 4.504206933506413,66.316980453313178 4.504182508647073,66.316979546041736 4.504158719850855,66.316978359605685 4.504134931054085,66.316976989174975 4.504110378979747,66.316975352269566 4.504084809202649,66.316973575782384 4.504058412542277,66.316971754882957 4.50403163424351,66.316969921294287 4.504004919552002,66.316968360525109 4.503978586499478,66.316966990094954 4.503952825905337,66.316965879794836 4.50392789219524,66.316965055003251 4.503903276518081,66.316964541099054 4.503878724448785,66.31696450938783 4.50385404516798,66.316964902767822 4.503829429494964,66.316965759306825 4.503805449887186,66.316967040936632 4.503782424376663,66.316968760346327 4.50376067099596,66.316971114219584 4.503740380565437,66.316974495923986 4.503530097858124,66.316988498646282 4.503399068745508,66.317011066578189 4.503249212148409,66.31703735879384 4.503166396651664,66.317049051975872 4.503123907588515,66.317052839735311 4.502968390080508,66.317101211161855 4.502818660752598,66.317150090059542 4.502622053503972,66.317198911780466 4.50246297392713,66.317210211554055 4.502322594601436,66.317210198924954 4.502172801577426,66.317228991635488 4.501994958186867,66.317270320256952 4.501882692898131,66.317274057253016 4.501779396170584,66.317301294504915 4.501755162140834,66.317305018771009 4.501730419256575,66.317307436057774 4.501685322325692,66.317310652766665 4.501635645730572,66.317312556153624 4.501602761220749,66.317312524443906 4.501562625577675,66.317311084245304 4.501419829194351,66.317306389328436 4.50131080781849,66.317304974534053 4.501266156126523,66.317305812032942 4.501240713570745,66.317307874024152 4.501216479539784,66.317311293750009 4.501191609447367,66.317315817428394 4.501137416821342,66.317327897480908 4.501062106884675,66.317346512421082 4.501048367916453,66.317352831595613 4.501036791569371,66.317360660769452 4.501025024412992,66.317372791540578 4.501018854622031,66.317385804194629 4.501018409399761,66.31739555574849 4.501021526135625,66.31740511696124 4.501030685485572,66.317417165224199 4.501040862531061,66.317426206174787 4.501070503163755,66.317447143098192 4.50110389657372,66.317467705676165 4.501196444019443,66.317521938520599 4.501212154830482,66.31753424050504 4.501216352869085,66.317540965673558 4.501217879441952,66.317549080286256 4.501216480126479,66.317559872274259 4.501210691981648,66.317576031698763 4.501202741205964,66.31758667140997 4.501194281570275,66.317593605937319 4.501175390494342,66.317604975260792 4.5011624148009,66.317610710677783 4.501150711230146,66.31761413670209 4.501133791934293,66.317617670584028 4.501016438163732,66.317639070549603 4.500886999174148,66.317660261133369 4.500753298550224,66.317679783106087 4.500565405280668,66.317706099997139 4.500501862504114,66.317717469284972 4.500360592730722,66.31774476950801 4.500312633521456,66.317755364750155 4.500288781133315,66.317762432469237 4.500259776633024,66.317772818330781 4.500240758336368,66.317782062185714 4.500225556425948,66.3177921498459 4.50020940042631,66.317805555640746 4.500192481157788,66.317822831530108 4.500178742214445,66.317842410432235 4.500171681937425,66.317858842485194 4.500170855076288,66.317869424974148 4.500173399353579,66.317879379360505 4.500178933132041,66.317889270297826 4.500207238076428,66.317932824634156 4.500208955470556,66.317942810717682 4.500209337154849,66.317964578336955 4.500204439525194,66.317995025058821 4.500197442851705,66.318010181791465 4.500168502026984,66.318054560705647 4.500163286333192,66.31806989504399 4.500148656956423,66.318116970198375 4.500139942903219,66.318129208456853 4.500129447867371,66.318140012887341 4.500081679536907,66.318181910942599 4.50007271106449,66.318197435534486 4.500070357647427,66.318207256561593 4.500068449487008,66.318222762102479 4.500067368229742,66.318247834871045 4.500069594556069,66.318297092128518 4.500066477877562,66.318314488216998 4.500061643805491,66.318322063316387 4.500051912044982,66.318332410874106 4.500030540325592,66.318350339864963 4.499953640290236,66.318411035686253 4.499937102657531,66.318428818701008 4.499925081075945,66.318444387551153 4.499875849835757,66.318507982460673 4.499848181123101,66.318547856081224 4.499840993632715,66.31856537888217 4.49983526909787,66.318586854129251 4.499819113193768,66.318650315438717 4.499807791301885,66.31867600317257 4.499795197271784,66.3186968692834 4.499770581654816,66.318731464230382 4.49966054265154,66.318787286807336 4.499415975994655,66.318810785732055 4.499312233931152,66.318818849213343 4.499095908503883,66.31883165816707 4.499015255562647,66.318834754147034 4.498924171165752,66.31883680968518 4.498867688667129,66.318840641580948 4.498823736635177,66.318845057136102 4.498686219570008,66.318860092852972 4.498454819437984,66.318886046886533 4.498401199226492,66.318889288766229 4.498250452007952,66.318895734470473 4.4982348048311,66.31889815159829 4.498220111751618,66.318901190452905 4.498205164248059,66.318905257060308 4.498174187936851,66.31891667020011 4.498106701561002,66.318943410803286 4.498088255703508,66.318947344177658 4.498066693130278,66.318950770020706 4.498034317464695,66.318954335437155 4.497961678933232,66.318959385392176 4.497322498011353,66.319002658892472 4.497264234527264,66.319005095051338 4.497212776927374,66.319004987212509 4.49717957437113,66.319004130762281 4.497139947564359,66.319002246564295 4.497021830420926,66.31899623235347 4.496960704643671,66.318995686771061 4.496904158530945,66.318996498831737 4.496856072075822,66.318999505959937 4.496824078047445,66.319003071367831 4.496779171918679,66.319010145080981 4.496625244395556,66.319035667526762 4.496583009732899,66.319040114764022 4.496522838057849,66.319044866521637 4.496365602979498,66.319054725311233 4.496307975558044,66.319056780815757 4.496257026809399,66.31905699018094 4.496208049858281,66.319055645237128 4.496147432928699,66.319052333618842 4.49596526410714,66.319041187033591 4.495946627424479,66.319041834137039 4.495928372381327,66.319043382105434 4.49591024455212,66.319045983197512 4.495882702975234,66.31905211162055 4.495822276884265,66.319067299443674 4.495807520194483,66.319068822033387 4.495794798908723,66.319068707841438 4.495780869099373,66.319067159880007 4.49576255044459,66.319063734061288 4.49574225998725,66.319057015646223 4.495717262651967,66.319047956250415 4.495686031883262,66.31903526167072 4.495642779492774,66.319015264997432 4.495621089687684,66.319001612435969 4.495611294288879,66.318992369037829 4.495606841830087,66.318983239829876 4.495606523791125,66.318976235903875 4.495610976213056,66.318947611141624 4.495608495555194,66.318940194836557 4.495602262119572,66.318934186930647 4.4955930391829,66.318929162366842 4.495581335596578,66.318925108457336 4.495568232669706,66.318921879286975 4.49542371890325,66.318957590506997 4.495217761294342,66.318957565160545 4.494974657518506,66.318940588265519 4.494942218241074,66.318940486763481 4.49490596257672,66.318938704063171 4.49486824396255,66.31893435198333 4.494834087307338,66.318928756449083 4.494788354279678,66.318919265606482 4.494710818033385,66.318901863603386 4.494562169792085,66.31886759881354 4.494541688521308,66.318864927922647 4.494528394778287,66.318864648780917 4.494292033272078,66.318817498928794 4.494256222843091,66.318798796292199 4.494172071513939,66.318750669293195 4.494134988958715,66.318733742982317 4.494059806149469,66.318704953002623 4.493986785970857,66.318695385946199 4.493963315200341,66.318694224958364 4.493913129732353,66.318692854614056 4.493765308404672,66.318688591318761 4.493582503542619,66.318679176525208 4.493321844421696,66.318671430260551 4.492943640640635,66.318682887930976 4.492756446943588,66.31869414256785 4.492597367281468,66.318694142574699 4.492456987902683,66.318671557189248 4.49242187715137,66.318640292885775 4.492407947344383,66.318636867006319 4.492395035239859,66.318631924856945 4.492382695592788,66.318625092127462 4.492325767839183,66.318588663560263 4.492314000650653,66.318584692069408 4.492296063639553,66.31858184985218 4.492279144331374,66.318580003679799 4.492254528646233,66.318577542116458 4.492032033385105,66.318556580752087 4.492000420993788,66.31855168299677 4.491980003332493,66.31854705804281 4.491970398762721,66.318543378380497 4.491966009919396,66.318539673340581 4.491963211236373,66.318533842976933 4.491931089989288,66.318474758921766 4.491891972035329,66.31839198518125 4.491877533377274,66.318374773132192 4.491866465860125,66.318367210739126 4.49185393539562,66.318362566718136 4.491843567549473,66.318360232018776 4.491831291510863,66.318358506371325 4.49180928369047,66.318357053528459 4.491783332272285,66.318356590395283 4.491739443844559,66.318357668925429 4.491525153825339,66.318366227375662 4.491435850415565,66.318366830082951 4.49135895025722,66.318365573912828 4.491287456644533,66.318362186060511 4.491238161671574,66.318358214532893 4.491210174848367,66.318354744204086 4.491186322442395,66.318350385673568 4.491147331709802,66.318340774064481 4.491112857033092,66.318330109297946 4.491089767904933,66.31832094812674 4.49105980928455,66.318306686130668 4.491043017192041,66.318295970595472 4.491035320816774,66.318287735681452 4.491027115590551,66.318276950350892 4.491018846758251,66.318264001603808 4.491008478915569,66.318241821862884 4.490999764840432,66.318215042464303 4.490996838948494,66.318192742137967 4.490997284195985,66.318174375282538 4.490997856663783,66.318102899854864 4.490991496025632,66.318080707283073 4.490967961661432,66.318023163845083 4.490966053472249,66.318001827694658 4.490963509226268,66.317931690444624 4.490959056780049,66.317914991976764 4.490953268598402,66.317903920987902 4.490940738137983,66.317888707093687 4.49092865292177,66.317878257845678 4.490903273967122,66.317861197709902 4.490759777925081,66.317773257569328 4.490735225854207,66.317760486206481 4.49070062397154,66.317745583102493 4.490679252220272,66.317737899974631 4.490651010977241,66.317729550676731 4.490622833340316,66.317722990511911 4.490564697086984,66.317711304024101 4.490504207396722,66.317700410587975 4.490447406877584,66.317692365810316 4.49023324411535,66.317663822053788 4.490189610123299,66.317655878776037 4.490079825474387,66.317633438368759 4.490041852451903,66.31762859753097 4.489958846096223,66.317618795306828 4.489931622556599,66.317613846610556 4.489891804950508,66.317604640764628 4.489836785415809,66.317590556004461 4.489801102224988,66.317584801551916 4.489527022246417,66.31754271850626 4.489420290708157,66.317526704977467 4.489414311706915,66.317525277463787 4.489148691387307,66.317484247504325 4.488934465019452,66.317485154748297 4.488896237572151,66.317483226012158 4.488828115116806,66.317478937113194 4.488795039786906,66.317479044966319 4.488775067375136,66.317480599370214 4.488759102166132,66.31748308641798 4.488719475372341,66.317489323069836 4.488696767884976,66.317491099530628 4.488675332527471,66.317490331842251 4.488661593545069,66.317489215206535 4.488636341805638,66.317485281605713 4.488622793644176,66.317481811155133 4.488521277844663,66.31745428228119 4.48847535402887,66.31744469570242 4.488434391511253,66.317437006133702 4.488374537894306,66.317426588413255 4.488075778663235,66.317376942392428 4.488028646327976,66.317367044900564 4.487976807122646,66.317353264541822 4.487949138346515,66.317343620825199 4.487932346263515,66.317335797992612 4.487860407461628,66.317294038112735 4.487807232525971,66.317277453415485 4.487777019494396,66.317268183998721 4.487744262205028,66.317260963874261 4.487703935753736,66.317254194211117 4.487656994236528,66.317247894043476 4.487476224868328,66.317227420068733 4.487395635590275,66.317197822579999 4.487627735374724,66.317163028884465 4.487769641273319,66.317138208839793 4.488023049257273,66.317031264056453 4.488134614947886,66.316947273747431 4.488185309372316,66.31679448145006 4.488109299845306,66.316662708275672 4.487977507467847,66.316590181647243 4.487886296000601,66.316485137911116 4.487870203622217,66.316443801725612 4.487876310019595,66.316242182963379 4.487888586081314,66.316209741843082 4.487911293632779,66.316129752380107 4.487959952630636,66.316000919765472 4.487988702800784,66.31590389989907 4.488054789901349,66.315820368995887 4.487550136746629,66.315975673380663 4.487236239231101,66.316003482985124 4.487008655619957,66.315987214648032 4.486848494786862,66.31595946839235 4.486750032152404,66.315924685615713 4.486700800851206,66.315894547278347 4.486710532701695,66.315832741387965 4.486784252546302,66.315788422023374 4.486807087248801,66.315777350102024 4.486881188716437,66.315744337348065 4.486911719796631,66.315727491498308 4.486932010246115,66.315714059224305 4.486945685632377,66.315700633286852 4.48694899317129,66.315694212183203 4.486950456125009,66.315688044876254 4.486948484342296,66.315675044035018 4.486938052917041,66.315657405009318 4.486920370368531,66.315636840934289 4.486898871433774,66.315619690443498 4.486886595412073,66.315612323913314 4.486872856443075,66.315605585534513 4.486857654526774,66.315599481652555 4.486840798843644,66.315594354897371 4.486822353,66.315590249684547 4.486802507814856,66.315587248499483 4.486781517713839,66.315585230787761 4.486759573516043,66.315584209239631 4.486737565711135,66.315583809500794 4.486654495785956,66.315584463018851 4.48658103042137,66.315586601266887 4.486450128494871,66.315593498246429 4.486398352905228,66.315594354809519 4.486354528114097,66.315593847201114 4.486320307888277,66.315591188642614 4.486305296788016,66.315588111318391 4.486290667327804,66.315583676165275 4.486263889058962,66.31557260414364 4.486227697055219,66.315555320360247 4.486115877126431,66.31549935736858 4.486086427400362,66.315481413654098 4.486019577161752,66.315438857559187 4.485936952561754,66.315384030076672 4.48590743922757,66.31536849739787 4.485828122137061,66.315330966394185 4.485738119182449,66.315290351629073 4.485658992908131,66.315256925772616 4.485583174159876,66.315227795493996 4.485550734927442,66.315217484723703 4.485534388095253,66.315214521564457 4.485500104266432,66.315212104077986 4.485481785632776,66.315211850270018 4.485448964745584,66.315212637052767 4.485427911033537,66.315215359089791 4.485416907127409,66.315218239756163 4.485402786506934,66.315222605171229 4.485374227229453,66.315234311842502 4.485364813476758,66.315240872653717 4.485355399713017,66.315254546295009 4.48535171052199,66.315268505458576 4.485350565583914,66.315283625762746 4.485350247471257,66.315335782177286 4.485354063797308,66.315372063182394 4.485361950947054,66.315398090553117 4.485392736307157,66.315478450367564 4.485402976874997,66.315516336455957 4.485409019417053,66.315557705891436 4.48541016427041,66.315597780879685 4.485409973436306,66.315607564852115 4.485406665878847,66.315624531341868 4.48540176817845,66.315630755768325 4.485392672459457,66.315635571606606 4.485378742658061,66.31563901058226 4.48536131450857,66.31564079351709 4.485342614234733,66.315640527023291 4.485324422815374,66.315638020751891 4.485307694345455,66.315633718851089 4.485293064887454,66.315628446167807 4.485280916078978,66.315622615125505 4.485270421037093,66.315616263793459 4.485260180422152,66.31560901147175 4.485227041540978,66.315583675917324 4.485152749391074,66.315524096339331 4.485130614395736,66.315510029445889 4.48510141909168,66.315496895259997 4.485069107074399,66.315484478053492 4.484995450943009,66.315455106926436 4.484956778299234,66.315436592123802 4.484922367282646,66.315418115378819 4.484874090093668,66.315389905323357 4.484853290835062,66.315375108674601 4.484838915818524,66.31536121936098 4.484789048515476,66.315307013530173 4.48476812204911,66.315289723221042 4.48469542006814,66.315231697490304 4.484676847027418,66.315220688764938 4.484666351983362,66.315216773844227 4.484654203171508,66.315214159665231 4.484639573708961,66.315212903333958 4.48460191873748,66.315213728184744 4.484581437484255,66.31521523196453 4.484543273656,66.315219362604722 4.484527181239907,66.315222141747441 4.484513696683873,66.315225504638292 4.484502565562539,66.315229387826179 4.484493342631191,66.315233867451667 4.484485264613463,66.315238911788867 4.484470253487379,66.315251944576545 4.484426301414035,66.315292616475929 4.484407728331864,66.315305084524013 4.484372045117289,66.315328015563779 4.48434577564909,66.31534875754221 4.484273773128377,66.3154089275845 4.484256790194109,66.315427106105574 4.484208512852073,66.315484909275312 4.484190957466846,66.315499274387648 4.484110876926166,66.315562451596335 4.484078437615858,66.315594462085215 4.484055412075431,66.315612069421363 4.484035185225522,66.315624220061054 4.483944418830448,66.315675988698203 4.483914841839104,66.315689992034336 4.483879476665407,66.315704997865012 4.483842648546078,66.315719331120548 4.483809382390771,66.315729933534826 4.483777770008471,66.315736716282586 4.483761232346316,66.315738886251864 4.483743804196235,66.315740351930799 4.483705894793538,66.315741443250943 4.483630203204075,66.315741976203071 4.483591021671874,66.315744031955418 4.483573402700228,66.315746677795048 4.483558646012027,66.315751081186818 4.483546369969631,66.315756924882237 4.483535684084667,66.315763752043779 4.483525888687747,66.315771181973602 4.483484926118103,66.315802411765745 4.483365536790923,66.315879077498508 4.483331570931898,66.315904837844755 4.48329779588685,66.315932907710248 4.483084205280704,66.316114847139076 4.483039744352464,66.3161464254691 4.482994774585351,66.316171931743327 4.482948787130849,66.316190255633046 4.482903690180066,66.31620169536194 4.482861900773845,66.316207177286401 4.482825136282945,66.316207538929248 4.482792379001851,66.316204398223803 4.482761402703461,66.316199468274306 4.482699958960423,66.316188491680506 4.482668664633931,66.316181931103202 4.482584958681429,66.31616000328836 4.482571601712854,66.315993031710093 4.48254463293516,66.315846489691026 4.48253674589087,66.315781041679756 4.48253464701713,66.315720073041589 4.482549594852308,66.315569817622915 4.482551884757336,66.315536112977227 4.482551375981836,66.315502446355396 4.482546605577059,66.315469820270593 4.4825372555095,66.315439008820405 4.482523007746221,66.315410532304455 4.482468815264743,66.315345514604488 4.48245921073255,66.315332380336571 4.482434786091606,66.315242128075838 4.482430397289357,66.315225783143575 4.482426708145566,66.315214545996213 4.48242454553804,66.315210593006114 4.482421110801671,66.315207287213951 4.48240546365084,66.315200352025499 4.482378303748536,66.315192915568574 4.482362402163422,66.315189876263375 4.482345737300539,66.315187433396304 4.482311326260307,66.315185263361428 4.482295615485823,66.315185923245352 4.482282957813148,66.315188251889992 4.482274688975801,66.31519233812665 4.482269918485098,66.3151979789113 4.482266165537912,66.315271937180171 4.482263557612839,66.315299512847801 4.482250200174732,66.315342773460287 4.482245048004749,66.315366015381528 4.482244984040545,66.315520269380613 4.48224148554923,66.315580978356763 4.482239386512522,66.315592342237949 4.482236905854345,66.315596466481011 4.482231562911591,66.315599600903994 4.482221640311666,66.315601948546274 4.482186593191218,66.315605336756946 4.482129474658277,66.31560885820349 4.482067903682688,66.315610806091073 4.481980126883749,66.31561138979626 4.481940182080275,66.315611364400908 4.481901445799553,66.315610660092418 4.481882872741228,66.315609333982977 4.481865508207084,66.315606745221388 4.481849924655567,66.31560245600329 4.481820538541211,66.315589715251193 4.481790452763951,66.315574081174361 4.481778303965304,66.315566321238393 4.481770035154082,66.315559157731528 4.48176520108623,66.315552349544049 4.481754960594778,66.315497109897152 4.481748154777276,66.315470727306803 4.481738995512691,66.315449008283494 4.481731489994849,66.315435068251247 4.481719913667616,66.315421794438294 4.48170261276369,66.315409865764011 4.481609238724391,66.315363597671706 4.481576672299139,66.315348800999885 4.481538635728414,66.315333135044355 4.481388461210001,66.315284646012884 4.481349152507775,66.315271118306015 4.481290761922039,66.315247006995207 4.481264810550631,66.315236366285575 4.481122841252811,66.315190884643187 4.481043206154189,66.315162363401839 4.480927824296734,66.315126799042702 4.480876494003765,66.315109667220895 4.480814732284292,66.315086101432797 4.480756087280912,66.315061272943879 4.480725365441898,66.315047948163595 4.480702721609597,66.315035359415035 4.480686374820926,66.315017891253547 4.480659596661529,66.314973583115474 4.480644967254638,66.31495264411339 4.480606867152995,66.314912123917878 4.480595990499993,66.314899249573884 4.480573919208114,66.314856857472151 4.480560879963611,66.314835049083456 4.480545296459122,66.314815283825169 4.480527486720272,66.314799807900101 4.480505478959741,66.314785023589891 4.480493012131346,66.314778304021743 4.48047984563023,66.314772586992831 4.480466424699089,66.314768532404784 4.480453130974721,66.314766628838953 4.480440346094251,66.314767244317594 4.480415730414641,66.314773526053401 4.480378520656812,66.314786394095023 4.48035237841493,66.314796013396716 4.480327699112913,66.314807891582888 4.480306581758785,66.314822713931378 4.480280248654299,66.314847612415576 4.48025073524102,66.314869078134763 4.480230253947042,66.314884922019786 4.48021180804405,66.314905175785654 4.480196987695802,66.314928196026344 4.480159968546283,66.315014325050356 4.480129882574391,66.31507065710214 4.48011913303103,66.315094241908525 4.480112327084558,66.315117052591006 4.480108447031581,66.315139641175449 4.480107747317384,66.315155091502589 4.480109273821262,66.315172229617232 4.480115189168589,66.315187971801706 4.480126383851632,66.315201245738834 4.480164293165167,66.315230223765923 4.480191198608267,66.315248269187151 4.480222365678758,66.315266187695855 4.480257031104685,66.31528240571474 4.480354730385796,66.315319467283075 4.480387360419144,66.315331986098485 4.480417000951737,66.315345050580873 4.480440726093568,66.315357543999255 4.480449885393586,66.315363850982862 4.48045726371337,66.315370830539109 4.480466741018112,66.315386978683406 4.480468840006735,66.315394814811455 4.480468903593862,66.315401781665756 4.480466295715307,66.315408044217747 4.480460189487306,66.315413932409456 4.480449885238643,66.31541984597807 4.480435319363014,66.315425753198326 4.480395183709676,66.315437383623873 4.480350404795634,66.315447313574452 4.480315103240438,66.315453848936471 4.480284572170723,66.315457668628198 4.480238393936309,66.315460377932908 4.480154942370516,66.315461919735782 4.480072508510141,66.315462224259022 4.48003453550597,66.315462027545735 4.480013672617438,66.315461386688597 4.479993000550421,66.315459914633308 4.479972964550591,66.315457249713447 4.479931556828523,66.31544799864534 4.479862925611861,66.315427497820039 4.479813439902866,66.315410784974361 4.479728970738805,66.315377384636406 4.479651689093675,66.315344802769175 4.479588528057272,66.315314517778589 4.479546229875829,66.315296085347782 4.479491719275629,66.315276339467786 4.479457181062103,66.315261244522205 4.479391984644841,66.315224309781954 4.479342944200813,66.31520236844689 4.479231378764116,66.315158530127988 4.479111926158597,66.31510878442819 4.478993809296917,66.315056754384514 4.47893344694888,66.315026881480122 4.478858073508652,66.314994083421894 4.478823726123495,66.314977592373722 4.478760247094934,66.314938683872072 4.478728443973497,66.314919622998559 4.4787018565525,66.314907332404488 4.478662484258307,66.314893214389443 4.478536671061549,66.314834223228502 4.478490492910204,66.314813246021131 4.478463905484395,66.31480286527723 4.478423006636253,66.314789692636211 4.478358955072402,66.31477651363069 4.478276457643799,66.314769368893337 4.478185627768035,66.314766392945856 4.47811534273736,66.314766418288613 4.47829846433146,66.315105497238108 4.478313092619025,66.315462045724473 4.478012806131938,66.315698828063589 4.477759143383637,66.315849247547874 4.477412042574264,66.31607583634846 4.477336668417947,66.316243968435458 4.477551212297858,66.31637686060364 4.477829680787182,66.316458733837052 4.478027432582998,66.316598997441432 4.477822301218165,66.316821131942874 4.477580532697149,66.31699942940638 4.477199656545141,66.317294592620428 4.476994525301765,66.317461168415718 4.476664916301816,66.317627787443826 4.476666887944462,66.317670593598081 4.476723497018864,66.317844057095826 4.476723496203884,66.318069073734293 4.476218078048712,66.318492810071078 4.475873775353613,66.318790931171833 4.475280451997292,66.319454295281872 4.475133902489637,66.319524415503324 4.475463573873773,66.319726052554927 4.474870252548518,66.31983710908068 4.474386779761022,66.319889699802374 4.474723700331315,66.320573519422268 4.474855554715576,66.321023527261445 4.475346341409002,66.321219316299704 4.475412300672057,66.321385872579768 4.474745704500019,66.321488142319055 4.474108430936535,66.321575808957036 4.473690853179093,66.321879735683723 4.473353865702562,66.321967382111481 4.473156111760826,66.322291736023388 4.473485719732172,66.32248167930716 4.473523883051655,66.32261601636435 4.473558993212876,66.322762151020683 4.473009620655772,66.323527684824271 4.473558988770025,66.323816980869168 4.474101106244968,66.324001026571239 4.474364818267047,66.324138362151572 4.47467241840824,66.324375056754562 4.474862919500681,66.324480213501488 4.47457719769271,66.324824970984722 4.474452718745909,66.325076227791754 4.474445339709543,66.325248618976374 4.474928812246429,66.325418079045363 4.47492881162109,66.325581689912298 4.475273049115194,66.325859222353202 4.475697939467192,66.326212751782478 4.476181411894961,66.326458179222215 4.476181411301176,66.326627630826877 4.475829793744826,66.326791233613591 4.47590306779951,66.326984034691947 4.476174095026598,66.327062892580003 4.476518396501325,66.327290807608208 4.476862634804275,66.327398869539806 4.476862633156205,66.327895520134092 4.477477961806709,66.328281142142245 4.477265514470278,66.32871933035463 4.47741199969601,66.328944275039277 4.477411998985975,66.32916920495083 4.477902850290609,66.329388267198468 4.478100601818427,66.329835212789945 4.478305732619918,66.329987107862252 4.478584074305219,66.330250038285172 4.478620711061185,66.330474962858673 4.478646026201043,66.330575407806734 4.479001268214567,66.330879314865044 4.478859170532584,66.331069877756391 4.478587951410226,66.331265607085356 4.478445853125107,66.331657080370206 4.477961424040404,66.332033082086781 4.477548043369164,66.332445144333235 4.477554530893391,66.332561021018236 4.477709540157115,66.332589351354954 4.478316665741708,66.332473456068911 4.479459868470116,66.332146418678974 4.480157378948146,66.332033083049012 4.480435085313753,66.332087157783263 4.480764503541542,66.332280305075514 4.481109250981543,66.332478865865198 4.482030401840208,66.332612522021975 4.48223228916765,66.332663983104595 4.482501917491954,66.332749043276692 4.483050906292597,66.332751605070882 4.483264051959358,66.332831446577202 4.483322187873275,66.333137900452172 4.483676158497596,66.333308010882547 4.483736330279851,66.333364333656348 4.483836573977624,66.333581659847141 4.48415530628317,66.333936189962671 4.484177504811679,66.334056593102233 4.484097296664684,66.334161265352833 4.484277748697071,66.334177325379557 4.484518372606777,66.334201513665533 4.484578544351253,66.334298107846919 4.484718923708681,66.334652253725125 4.484939574872468,66.334877633427567 4.485040200494696,66.334955933828894 4.485188721921738,66.335043490514096 4.485289093225319,66.335046406972239 4.48551597818271,66.335041981644522 4.485939280688346,66.334880765656806 4.486102050182812,66.334828484997786 4.486286573086135,66.334832859723718 4.486438529329822,66.33488514043151 4.486677372202772,66.335002749415708 4.486807638409951,66.335229336887906 4.48686189480514,66.335316436114667 4.486829328067569,66.33544281122451 4.486601361487493,66.335726003761962 4.486536228006128,66.335965600383147 4.486644804336802,66.336213899272067 4.486731627230844,66.336427377927393 4.486764193670078,66.336605992854558 4.486764193482221,66.336793317169409 4.486916149688978,66.336954527323996 4.486851016213656,66.337189769638542 4.486514473003356,66.337407595151333 4.486427649699757,66.337568750606962 4.486503659569023,66.337690752883233 4.486492782468211,66.338030543017453 4.486373392611664,66.338108947650042 4.486416835802496,66.338283157507647 4.486519115224953,66.338431147148711 4.486667000544205,66.338695909812188 4.486792114704537,66.338933297471414 4.486883135736062,66.339111324063651 4.486974156778709,66.33928481700228 4.486974156582264,66.339494776765605 4.486985478454552,66.339627178182369 4.487065113937255,66.339768681553338 4.487144749449246,66.339882793937889 4.487178842538689,66.340010597663266 4.487201613624793,66.340147566629255 4.487247092337945,66.340257088022128 4.487292634667784,66.34035750651141 4.487463227852572,66.340430547702454 4.487781706634205,66.34057664845723 4.488031935432931,66.34069075718665 4.488304935450918,66.340809410191099 4.48856661349672,66.340905307069875 4.488668956701774,66.340960066179392 4.488782685481747,66.341074173146367 4.488919185467324,66.341211129978618 4.489112549864334,66.341393672428154 4.489169414227599,66.341526082846585 4.489169414172905,66.341640187229885 4.48923321167206,66.341780931316919 4.489351583780686,66.341885520686048 4.489564793553158,66.341999528374828 4.489704028682306,66.342119423814552 4.489840528729762,66.34223352550822 4.489976965179538,66.342338531313558 4.490014811167434,66.342436773802348 4.490346456760162,66.3425413224154 4.490417505465172,66.342721896691955 4.490512215898116,66.342864466423876 4.490583264624781,66.342988021132058 4.490678038684214,66.343073553288903 4.490796474464338,66.343149590783597 4.490867523208537,66.343225590018378 4.491033282430459,66.343282606724941 4.491114508264054,66.343342665532404 4.491216851547088,66.34338827362356 4.491330580441916,66.343461299634797 4.491489851785739,66.343552585018486 4.491706878082353,66.343656495178124 4.491932491298311,66.343709315217126 4.492158231727756,66.343720634684914 4.492383844945259,66.343735725187557 4.49269411878443,66.343788538714293 4.492835135015117,66.343863952924892 4.492866175146126,66.343967918834721 4.492825721280672,66.34414314643449 4.492612702223708,66.344317846784563 4.492248871470083,66.344441958400964 4.491978924305912,66.344543000251434 4.491795991210677,66.344686066648293 4.491709613202316,66.344772638723512 4.491555175931214,66.344941681563441 4.491421601679725,66.34499939149984 4.491144276082059,66.345111705579782 4.491091927691222,66.34516072638003 4.491085121755958,66.345255117294442 4.49117041846327,66.345220913780466 4.491312516031108,66.345198079725023 4.491582463242496,66.345163869795684 4.491710376493671,66.34515816602331 4.491781425276828,66.345175277335372 4.491824041826458,66.345203802500748 4.491923522845306,66.345220913781148 4.492037251784081,66.345220913779727 4.492193597266768,66.345180981098352 4.492335694824869,66.345129672484788 4.492463608067577,66.34508407389383 4.492605705619233,66.345027061279012 4.492776171794302,66.344970016845124 4.492946701573927,66.34491871413401 4.493174095820991,66.344884510149853 4.493415674373967,66.344838879415775 4.493628820697128,66.344810366497626 4.493775370737367,66.344833505102812 4.493925864383953,66.344822186123025 4.49402674472462,66.344781885220229 4.49416884226513,66.344753346888538 4.49428257118783,66.344741964497544 4.494438853044761,66.344724859213727 4.494580950578188,66.344690661300476 4.494723048106252,66.344650715088946 4.494907762179532,66.344616510731328 4.495021491074872,66.3445709238745 4.495048651125764,66.344504460600461 4.495148704584726,66.344495017429026 4.495284123411388,66.344483210289241 4.495407711376348,66.344471365118537 4.495484230323733,66.344459583324564 4.495572580113485,66.344424149198304 4.495666781733177,66.344398158221495 4.495796285118026,66.344376914167512 4.495902253997708,66.344360385367366 4.495996455630793,66.344353287099509 4.496120107212469,66.344357996014097 4.496320214144574,66.344365081563325 4.496520384695389,66.344383980623689 4.496697020737057,66.344400509366423 4.497009012001608,66.344412354504698 4.497232717031759,66.344400509276369 4.497385754910768,66.344372166964078 4.49749178737608,66.344341498680365 4.49760952349281,66.344315513945517 4.497680190595443,66.344291855144533 4.497790166662613,66.344248764764188 4.497897980107624,66.344213900728661 4.498027483470183,66.344185558207087 4.498115769625286,66.344145433729153 4.498204119382707,66.344102919839401 4.498457655918386,66.344048845687666 4.498604396670608,66.343991875057526 4.498788665426074,66.343942034351414 4.499153513723614,66.343835596482634 4.499385678260979,66.343715797923153 4.499518361902969,66.343662572236951 4.499708227995225,66.34358855171007 4.499883146494044,66.34351618516996 4.500112512351994,66.343426357324375 4.500469727847335,66.343362216961623 4.500770651475011,66.343369746393662 4.50094442521142,66.343396422873951 4.501143450836438,66.343423061289585 4.50144195742324,66.343436370918184 4.501767306089236,66.343460315617691 4.502199768663996,66.343535743355289 4.502378440174679,66.343581008786956 4.502519456504695,66.343637631685226 4.50283481904564,66.343715796890223 4.503027229675757,66.343780994608011 4.503133325955279,66.343862176256394 4.503365490923478,66.343968670884621 4.503531314002441,66.34406179232505 4.503630795187478,66.34414164846973 4.503995643854211,66.344221510595915 4.504360428793676,66.34424809734972 4.50479479942922,66.344226149517084 4.505152078783802,66.34425631075321 4.505377755686199,66.344275171803218 4.505744448851966,66.344305383671824 4.505970062226146,66.344350647675583 4.50618448080693,66.344394472939257 4.506383506729957,66.344500920939879 4.506682013398621,66.344514261637755 4.506914178234076,66.344540848115244 4.507312166199515,66.344647295394097 4.507493000239999,66.344631812410185 4.507757859601399,66.344859472612796 4.507975395488928,66.345073156485341 4.508043518588924,66.345145119193887 4.508471084934146,66.345606854402874 4.508696762811669,66.345901092273365 4.508795481383228,66.346150072319688 4.508781361432398,66.346382078895175 4.508668523637803,66.346591409016028 4.508583927038446,66.346732866827509 4.508499330270944,66.346823405254028 4.508344193688962,66.346959221800731 4.508400612985901,66.346976192441559 4.508598048551915,66.346981845002574 4.508992919611447,66.346970545806357 4.509232653860321,66.347021463967295 4.509387790917575,66.347032800872569 4.509599347200453,66.347038428059065 4.509754484220387,66.347038427973729 4.509937798980811,66.347015817264648 4.510036516381296,66.346908315152987 4.510854563994297,66.34701581674021 4.511108418540116,66.3469478895897 4.511362273249173,66.346925285085874 4.511602007179374,66.34688564647773 4.512039240303879,66.346857357425151 4.512264917431402,66.346896976780343 4.512420054338103,66.346868675237658 4.512589248416436,66.346857357077909 4.512631610801773,66.346919587262207 4.512561071271378,66.347027101991188 4.512518773030056,66.347100662429952 4.512250797955391,66.347213829117578 4.511975126530141,66.347349377493217 4.511673885105911,66.347473569353824 4.512255632979846,66.347446649655339 4.512485062797209,66.3474509903198&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OS CHILLOS&lt;/SimpleData&gt;</text:p>
          </table:table-cell>
        </table:table-row>
        <table:table-row table:style-name="ro1">
          <table:table-cell table:number-columns-repeated="2"/>
          <table:table-cell office:value-type="string" calcext:value-type="string">
            <text:p>&lt;SimpleData name="PARROQUIA"&gt;Amagua?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61609644889905,66.303197310280098 4.461753585317012,66.303240845849231 4.461974870959038,66.303272186740202 4.462033960925823,66.303293776704805 4.46209305083024,66.303323244631386 4.462157038380052,66.303356648340298 4.462250539026541,66.303411705309955 4.462314526376757,66.303470640781171 4.462388372609571,66.30353942827918 4.462437603345182,66.303596420937396 4.462472077571515,66.303637689430687 4.462501590408137,66.30369268857001 4.462565577336026,66.303806647626033 4.462609846857262,66.303855818991963 4.462664039053192,66.303891189842517 4.462728026695427,66.303914759837014 4.462782155440038,66.303930496444494 4.463062721751426,66.304007122619296 4.463254684843997,66.30405821718989 4.463299018179375,66.304081799697528 4.46331377463602,66.304105369450724 4.463308876779388,66.304128932809704 4.463294056371331,66.304150566378667 4.463343287564758,66.304150566439318 4.463387621096417,66.304148579607059 4.463426993359532,66.304144675708073 4.463476288054877,66.304158406234237 4.463530416672191,66.304191834208297 4.463584545246178,66.304231133909411 4.46364363498637,66.304286125436661 4.46370272472797,66.304341180321742 4.463751955584826,66.304386376909619 4.463835597557453,66.30440995280793 4.463935331952039,66.304426419155675 4.464032522168955,66.304433528819843 4.464116164217106,66.304447259227828 4.464244203333733,66.304468899041382 4.464372178975237,66.304472834829113 4.464485397979169,66.304476738859151 4.464574001370146,66.304482629719615 4.464672400073177,66.304494411343313 4.464800439307576,66.304500314940441 4.464923453722873,66.304496423886278 4.465031775120436,66.304490520562993 4.465169609849361,66.304476739655144 4.465312405860153,66.304463009527026 4.465450240614151,66.30444533104972 4.465607729626696,66.304435479430865 4.465790597580106,66.304415623683013 4.465962206992574,66.304430845927769 4.466343589383964,66.304484129809666 4.466763072457229,66.304453692563783 4.467087273390964,66.304430847154009 4.46756400232093,66.304354756344992 4.468059813377808,66.304232941723242 4.468460278627386,66.304126367686138 4.468822579953081,66.304050275815626 4.46897517152487,66.303996978892272 4.46918494486979,66.303974120230308 4.469547245620622,66.303989342901289 4.470176501541604,66.3040045658081 4.470786739172408,66.304027406166114 4.471015593600495,66.304141579650917 4.471415994602484,66.304134006981087 4.471530421354232,66.304278617825517 4.471206282197889,66.304644022415474 4.471511335306825,66.305055074602677 4.471702024844367,66.30540518977601 4.472235998508595,66.305496563241391 4.472598362827212,66.305549844740398 4.472750889759593,66.305702083494623 4.472541115727211,66.305846672352772 4.472541115611175,66.305869529517736 4.472636460294824,66.306075059070722 4.47278905059299,66.306280567947056 4.473418305947815,66.306493666876634 4.473437387046875,66.306653535546488 4.473132266691657,66.306912292253799 4.473342038075403,66.307323313595589 4.473284791465931,66.307528805752185 4.473704337653717,66.307658240672609 4.474142902522742,66.307703894893564 4.474486185000671,66.307802819031224 4.474600612236679,66.307894170717944 4.474600611625653,66.308031175287269 4.474581529274268,66.308137707774094 4.474638710858326,66.308236680768601 4.47473405599975,66.308381255287415 4.474924746902375,66.308533476904998 4.475153601775384,66.308640058210415 4.475325211119423,66.308723765433285 4.475344292611711,66.308815101009884 4.475020090582842,66.309020580790758 4.475153599362116,66.30920326221505 4.475420554122439,66.309385897975702 4.47542055297252,66.309659890106573 4.475515898026443,66.309842509738075 4.475592161109753,66.310048006780718 4.475706587165817,66.31045136121449 4.476145213927851,66.311014512227516 4.476602859929327,66.311364614330827 4.476888896581348,66.311608092567866 4.477041424093222,66.311722275931658 4.477003323514603,66.311828780073569 4.476850731362505,66.311988621052166 4.476793548708761,66.312140801616366 4.476793547878113,66.312361478029899 4.476774465236265,66.312559333161644 4.476780252437553,66.312818841567136 4.477192420942218,66.312962729960446 4.477625198336111,66.312991514087273 4.477954996626223,66.313151880979547 4.478099255209596,66.313324595212933 4.477954995465912,66.313489096995298 4.47794469039081,66.31373580334558 4.47808894885817,66.313949619140516 4.478088948286842,66.314118209671221 4.477831278244826,66.314323811159269 4.477968858229537,66.314488744380668 4.478056697987171,66.314672889835805 4.47811534273736,66.314766418288613 4.478185627768035,66.314766392945856 4.478276457643799,66.314769368893337 4.478358955072402,66.31477651363069 4.478423006636253,66.314789692636211 4.478463905484395,66.31480286527723 4.478490492910204,66.314813246021131 4.478536671061549,66.314834223228502 4.478662484258307,66.314893214389443 4.4787018565525,66.314907332404488 4.478728443973497,66.314919622998559 4.478760247094934,66.314938683872072 4.478823726123495,66.314977592373722 4.478858073508652,66.314994083421894 4.47893344694888,66.315026881480122 4.478993809296917,66.315056754384514 4.479111926158597,66.31510878442819 4.479231378764116,66.315158530127988 4.479342944200813,66.31520236844689 4.479391984644841,66.315224309781954 4.479457181062103,66.315261244522205 4.479491719275629,66.315276339467786 4.479546229875829,66.315296085347782 4.479588528057272,66.315314517778589 4.479651689093675,66.315344802769175 4.479728970738805,66.315377384636406 4.479813439902866,66.315410784974361 4.479862925611861,66.315427497820039 4.479931556828523,66.31544799864534 4.479972964550591,66.315457249713447 4.479993000550421,66.315459914633308 4.480013672617438,66.315461386688597 4.48003453550597,66.315462027545735 4.480072508510141,66.315462224259022 4.480154942370516,66.315461919735782 4.480238393936309,66.315460377932908 4.480284572170723,66.315457668628198 4.480315103240438,66.315453848936471 4.480350404795634,66.315447313574452 4.480395183709676,66.315437383623873 4.480435319363014,66.315425753198326 4.480449885238643,66.31541984597807 4.480460189487306,66.315413932409456 4.480466295715307,66.315408044217747 4.480468903593862,66.315401781665756 4.480468840006735,66.315394814811455 4.480466741018112,66.315386978683406 4.48045726371337,66.315370830539109 4.480449885393586,66.315363850982862 4.480440726093568,66.315357543999255 4.480417000951737,66.315345050580873 4.480387360419144,66.315331986098485 4.480354730385796,66.315319467283075 4.480257031104685,66.31528240571474 4.480222365678758,66.315266187695855 4.480191198608267,66.315248269187151 4.480164293165167,66.315230223765923 4.480126383851632,66.315201245738834 4.480115189168589,66.315187971801706 4.480109273821262,66.315172229617232 4.480107747317384,66.315155091502589 4.480108447031581,66.315139641175449 4.480112327084558,66.315117052591006 4.48011913303103,66.315094241908525 4.480129882574391,66.31507065710214 4.480159968546283,66.315014325050356 4.480196987695802,66.314928196026344 4.48021180804405,66.314905175785654 4.480230253947042,66.314884922019786 4.48025073524102,66.314869078134763 4.480280248654299,66.314847612415576 4.480306581758785,66.314822713931378 4.480327699112913,66.314807891582888 4.48035237841493,66.314796013396716 4.480378520656812,66.314786394095023 4.480415730414641,66.314773526053401 4.480440346094251,66.314767244317594 4.480453130974721,66.314766628838953 4.480466424699089,66.314768532404784 4.48047984563023,66.314772586992831 4.480493012131346,66.314778304021743 4.480505478959741,66.314785023589891 4.480527486720272,66.314799807900101 4.480545296459122,66.314815283825169 4.480560879963611,66.314835049083456 4.480573919208114,66.314856857472151 4.480595990499993,66.314899249573884 4.480606867152995,66.314912123917878 4.480644967254638,66.31495264411339 4.480659596661529,66.314973583115474 4.480686374820926,66.315017891253547 4.480702721609597,66.315035359415035 4.480725365441898,66.315047948163595 4.480756087280912,66.315061272943879 4.480814732284292,66.315086101432797 4.480876494003765,66.315109667220895 4.480927824296734,66.315126799042702 4.481043206154189,66.315162363401839 4.481122841252811,66.315190884643187 4.481264810550631,66.315236366285575 4.481290761922039,66.315247006995207 4.481349152507775,66.315271118306015 4.481388461210001,66.315284646012884 4.481538635728414,66.315333135044355 4.481576672299139,66.315348800999885 4.481609238724391,66.315363597671706 4.48170261276369,66.315409865764011 4.481719913667616,66.315421794438294 4.481731489994849,66.315435068251247 4.481738995512691,66.315449008283494 4.481748154777276,66.315470727306803 4.481754960594778,66.315497109897152 4.48176520108623,66.315552349544049 4.481770035154082,66.315559157731528 4.481778303965304,66.315566321238393 4.481790452763951,66.315574081174361 4.481820538541211,66.315589715251193 4.481849924655567,66.31560245600329 4.481865508207084,66.315606745221388 4.481882872741228,66.315609333982977 4.481901445799553,66.315610660092418 4.481940182080275,66.315611364400908 4.481980126883749,66.31561138979626 4.482067903682688,66.315610806091073 4.482129474658277,66.31560885820349 4.482186593191218,66.315605336756946 4.482221640311666,66.315601948546274 4.482231562911591,66.315599600903994 4.482236905854345,66.315596466481011 4.482239386512522,66.315592342237949 4.48224148554923,66.315580978356763 4.482244984040545,66.315520269380613 4.482245048004749,66.315366015381528 4.482250200174732,66.315342773460287 4.482263557612839,66.315299512847801 4.482266165537912,66.315271937180171 4.482269918485098,66.3151979789113 4.482274688975801,66.31519233812665 4.482282957813148,66.315188251889992 4.482295615485823,66.315185923245352 4.482311326260307,66.315185263361428 4.482345737300539,66.315187433396304 4.482362402163422,66.315189876263375 4.482378303748536,66.315192915568574 4.48240546365084,66.315200352025499 4.482421110801671,66.315207287213951 4.48242454553804,66.315210593006114 4.482426708145566,66.315214545996213 4.482430397289357,66.315225783143575 4.482434786091606,66.315242128075838 4.48245921073255,66.315332380336571 4.482468815264743,66.315345514604488 4.482523007746221,66.315410532304455 4.4825372555095,66.315439008820405 4.482546605577059,66.315469820270593 4.482551375981836,66.315502446355396 4.482551884757336,66.315536112977227 4.482549594852308,66.315569817622915 4.48253464701713,66.315720073041589 4.48253674589087,66.315781041679756 4.48254463293516,66.315846489691026 4.482571601712854,66.315993031710093 4.482584958681429,66.31616000328836 4.482668664633931,66.316181931103202 4.482699958960423,66.316188491680506 4.482761402703461,66.316199468274306 4.482792379001851,66.316204398223803 4.482825136282945,66.316207538929248 4.482861900773845,66.316207177286401 4.482903690180066,66.31620169536194 4.482948787130849,66.316190255633046 4.482994774585351,66.316171931743327 4.483039744352464,66.3161464254691 4.483084205280704,66.316114847139076 4.48329779588685,66.315932907710248 4.483331570931898,66.315904837844755 4.483365536790923,66.315879077498508 4.483484926118103,66.315802411765745 4.483525888687747,66.315771181973602 4.483535684084667,66.315763752043779 4.483546369969631,66.315756924882237 4.483558646012027,66.315751081186818 4.483573402700228,66.315746677795048 4.483591021671874,66.315744031955418 4.483630203204075,66.315741976203071 4.483705894793538,66.315741443250943 4.483743804196235,66.315740351930799 4.483761232346316,66.315738886251864 4.483777770008471,66.315736716282586 4.483809382390771,66.315729933534826 4.483842648546078,66.315719331120548 4.483879476665407,66.315704997865012 4.483914841839104,66.315689992034336 4.483944418830448,66.315675988698203 4.484035185225522,66.315624220061054 4.484055412075431,66.315612069421363 4.484078437615858,66.315594462085215 4.484110876926166,66.315562451596335 4.484190957466846,66.315499274387648 4.484208512852073,66.315484909275312 4.484256790194109,66.315427106105574 4.484273773128377,66.3154089275845 4.48434577564909,66.31534875754221 4.484372045117289,66.315328015563779 4.484407728331864,66.315305084524013 4.484426301414035,66.315292616475929 4.484470253487379,66.315251944576545 4.484485264613463,66.315238911788867 4.484493342631191,66.315233867451667 4.484502565562539,66.315229387826179 4.484513696683873,66.315225504638292 4.484527181239907,66.315222141747441 4.484543273656,66.315219362604722 4.484581437484255,66.31521523196453 4.48460191873748,66.315213728184744 4.484639573708961,66.315212903333958 4.484654203171508,66.315214159665231 4.484666351983362,66.315216773844227 4.484676847027418,66.315220688764938 4.48469542006814,66.315231697490304 4.48476812204911,66.315289723221042 4.484789048515476,66.315307013530173 4.484838915818524,66.31536121936098 4.484853290835062,66.315375108674601 4.484874090093668,66.315389905323357 4.484922367282646,66.315418115378819 4.484956778299234,66.315436592123802 4.484995450943009,66.315455106926436 4.485069107074399,66.315484478053492 4.48510141909168,66.315496895259997 4.485130614395736,66.315510029445889 4.485152749391074,66.315524096339331 4.485227041540978,66.315583675917324 4.485260180422152,66.31560901147175 4.485270421037093,66.315616263793459 4.485280916078978,66.315622615125505 4.485293064887454,66.315628446167807 4.485307694345455,66.315633718851089 4.485324422815374,66.315638020751891 4.485342614234733,66.315640527023291 4.48536131450857,66.31564079351709 4.485378742658061,66.31563901058226 4.485392672459457,66.315635571606606 4.48540176817845,66.315630755768325 4.485406665878847,66.315624531341868 4.485409973436306,66.315607564852115 4.48541016427041,66.315597780879685 4.485409019417053,66.315557705891436 4.485402976874997,66.315516336455957 4.485392736307157,66.315478450367564 4.485361950947054,66.315398090553117 4.485354063797308,66.315372063182394 4.485350247471257,66.315335782177286 4.485350565583914,66.315283625762746 4.48535171052199,66.315268505458576 4.485355399713017,66.315254546295009 4.485364813476758,66.315240872653717 4.485374227229453,66.315234311842502 4.485402786506934,66.315222605171229 4.485416907127409,66.315218239756163 4.485427911033537,66.315215359089791 4.485448964745584,66.315212637052767 4.485481785632776,66.315211850270018 4.485500104266432,66.315212104077986 4.485534388095253,66.315214521564457 4.485550734927442,66.315217484723703 4.485583174159876,66.315227795493996 4.485658992908131,66.315256925772616 4.485738119182449,66.315290351629073 4.485828122137061,66.315330966394185 4.48590743922757,66.31536849739787 4.485936952561754,66.315384030076672 4.486019577161752,66.315438857559187 4.486086427400362,66.315481413654098 4.486115877126431,66.31549935736858 4.486227697055219,66.315555320360247 4.486263889058962,66.31557260414364 4.486290667327804,66.315583676165275 4.486305296788016,66.315588111318391 4.486320307888277,66.315591188642614 4.486354528114097,66.315593847201114 4.486398352905228,66.315594354809519 4.486450128494871,66.315593498246429 4.48658103042137,66.315586601266887 4.486654495785956,66.315584463018851 4.486737565711135,66.315583809500794 4.486759573516043,66.315584209239631 4.486781517713839,66.315585230787761 4.486802507814856,66.315587248499483 4.486822353,66.315590249684547 4.486840798843644,66.315594354897371 4.486857654526774,66.315599481652555 4.486872856443075,66.315605585534513 4.486886595412073,66.315612323913314 4.486898871433774,66.315619690443498 4.486920370368531,66.315636840934289 4.486938052917041,66.315657405009318 4.486948484342296,66.315675044035018 4.486950456125009,66.315688044876254 4.48694899317129,66.315694212183203 4.486945685632377,66.315700633286852 4.486932010246115,66.315714059224305 4.486911719796631,66.315727491498308 4.486881188716437,66.315744337348065 4.486807087248801,66.315777350102024 4.486784252546302,66.315788422023374 4.486710532701695,66.315832741387965 4.486700800851206,66.315894547278347 4.486750032152404,66.315924685615713 4.486848494786862,66.31595946839235 4.487008655619957,66.315987214648032 4.487236239231101,66.316003482985124 4.487550136746629,66.315975673380663 4.488054789901349,66.315820368995887 4.487988702800784,66.31590389989907 4.487959952630636,66.316000919765472 4.487911293632779,66.316129752380107 4.487888586081314,66.316209741843082 4.487876310019595,66.316242182963379 4.487870203622217,66.316443801725612 4.487886296000601,66.316485137911116 4.487977507467847,66.316590181647243 4.488109299845306,66.316662708275672 4.488185309372316,66.31679448145006 4.488134614947886,66.316947273747431 4.488023049257273,66.317031264056453 4.487769641273319,66.317138208839793 4.487627735374724,66.317163028884465 4.487395635590275,66.317197822579999 4.487476224868328,66.317227420068733 4.487656994236528,66.317247894043476 4.487703935753736,66.317254194211117 4.487744262205028,66.317260963874261 4.487777019494396,66.317268183998721 4.487807232525971,66.317277453415485 4.487860407461628,66.317294038112735 4.487932346263515,66.317335797992612 4.487949138346515,66.317343620825199 4.487976807122646,66.317353264541822 4.488028646327976,66.317367044900564 4.488075778663235,66.317376942392428 4.488374537894306,66.317426588413255 4.488434391511253,66.317437006133702 4.48847535402887,66.31744469570242 4.488521277844663,66.31745428228119 4.488622793644176,66.317481811155133 4.488636341805638,66.317485281605713 4.488661593545069,66.317489215206535 4.488675332527471,66.317490331842251 4.488696767884976,66.317491099530628 4.488719475372341,66.317489323069836 4.488759102166132,66.31748308641798 4.488775067375136,66.317480599370214 4.488795039786906,66.317479044966319 4.488828115116806,66.317478937113194 4.488896237572151,66.317483226012158 4.488934465019452,66.317485154748297 4.489148691387307,66.317484247504325 4.489414311706915,66.317525277463787 4.489420290708157,66.317526704977467 4.489527022246417,66.31754271850626 4.489801102224988,66.317584801551916 4.489836785415809,66.317590556004461 4.489891804950508,66.317604640764628 4.489931622556599,66.317613846610556 4.489958846096223,66.317618795306828 4.490041852451903,66.31762859753097 4.490079825474387,66.317633438368759 4.490189610123299,66.317655878776037 4.49023324411535,66.317663822053788 4.490447406877584,66.317692365810316 4.490504207396722,66.317700410587975 4.490564697086984,66.317711304024101 4.490622833340316,66.317722990511911 4.490651010977241,66.317729550676731 4.490679252220272,66.317737899974631 4.49070062397154,66.317745583102493 4.490735225854207,66.317760486206481 4.490759777925081,66.317773257569328 4.490903273967122,66.317861197709902 4.49092865292177,66.317878257845678 4.490940738137983,66.317888707093687 4.490953268598402,66.317903920987902 4.490959056780049,66.317914991976764 4.490963509226268,66.317931690444624 4.490966053472249,66.318001827694658 4.490967961661432,66.318023163845083 4.490991496025632,66.318080707283073 4.490997856663783,66.318102899854864 4.490997284195985,66.318174375282538 4.490996838948494,66.318192742137967 4.490999764840432,66.318215042464303 4.491008478915569,66.318241821862884 4.491018846758251,66.318264001603808 4.491027115590551,66.318276950350892 4.491035320816774,66.318287735681452 4.491043017192041,66.318295970595472 4.49105980928455,66.318306686130668 4.491089767904933,66.31832094812674 4.491112857033092,66.318330109297946 4.491147331709802,66.318340774064481 4.491186322442395,66.318350385673568 4.491210174848367,66.318354744204086 4.491238161671574,66.318358214532893 4.491287456644533,66.318362186060511 4.49135895025722,66.318365573912828 4.491435850415565,66.318366830082951 4.491525153825339,66.318366227375662 4.491739443844559,66.318357668925429 4.491783332272285,66.318356590395283 4.49180928369047,66.318357053528459 4.491831291510863,66.318358506371325 4.491843567549473,66.318360232018776 4.49185393539562,66.318362566718136 4.491866465860125,66.318367210739126 4.491877533377274,66.318374773132192 4.491891972035329,66.31839198518125 4.491931089989288,66.318474758921766 4.491963211236373,66.318533842976933 4.491966009919396,66.318539673340581 4.491970398762721,66.318543378380497 4.491980003332493,66.31854705804281 4.492000420993788,66.31855168299677 4.492032033385105,66.318556580752087 4.492254528646233,66.318577542116458 4.492279144331374,66.318580003679799 4.492296063639553,66.31858184985218 4.492314000650653,66.318584692069408 4.492325767839183,66.318588663560263 4.492382695592788,66.318625092127462 4.492395035239859,66.318631924856945 4.492407947344383,66.318636867006319 4.49242187715137,66.318640292885775 4.492456987902683,66.318671557189248 4.492597367281468,66.318694142574699 4.492756446943588,66.31869414256785 4.492943640640635,66.318682887930976 4.493321844421696,66.318671430260551 4.493582503542619,66.318679176525208 4.493765308404672,66.318688591318761 4.493913129732353,66.318692854614056 4.493963315200341,66.318694224958364 4.493986785970857,66.318695385946199 4.494059806149469,66.318704953002623 4.494134988958715,66.318733742982317 4.494172071513939,66.318750669293195 4.494256222843091,66.318798796292199 4.494292033272078,66.318817498928794 4.494528394778287,66.318864648780917 4.494541688521308,66.318864927922647 4.494562169792085,66.31886759881354 4.494710818033385,66.318901863603386 4.494788354279678,66.318919265606482 4.494834087307338,66.318928756449083 4.49486824396255,66.31893435198333 4.49490596257672,66.318938704063171 4.494942218241074,66.318940486763481 4.494974657518506,66.318940588265519 4.495217761294342,66.318957565160545 4.49542371890325,66.318957590506997 4.495568232669706,66.318921879286975 4.495581335596578,66.318925108457336 4.4955930391829,66.318929162366842 4.495602262119572,66.318934186930647 4.495608495555194,66.318940194836557 4.495610976213056,66.318947611141624 4.495606523791125,66.318976235903875 4.495606841830087,66.318983239829876 4.495611294288879,66.318992369037829 4.495621089687684,66.319001612435969 4.495642779492774,66.319015264997432 4.495686031883262,66.31903526167072 4.495717262651967,66.319047956250415 4.49574225998725,66.319057015646223 4.49576255044459,66.319063734061288 4.495780869099373,66.319067159880007 4.495794798908723,66.319068707841438 4.495807520194483,66.319068822033387 4.495822276884265,66.319067299443674 4.495882702975234,66.31905211162055 4.49591024455212,66.319045983197512 4.495928372381327,66.319043382105434 4.495946627424479,66.319041834137039 4.49596526410714,66.319041187033591 4.496147432928699,66.319052333618842 4.496208049858281,66.319055645237128 4.496257026809399,66.31905699018094 4.496307975558044,66.319056780815757 4.496365602979498,66.319054725311233 4.496522838057849,66.319044866521637 4.496583009732899,66.319040114764022 4.496625244395556,66.319035667526762 4.496779171918679,66.319010145080981 4.496824078047445,66.319003071367831 4.496856072075822,66.318999505959937 4.496904158530945,66.318996498831737 4.496960704643671,66.318995686771061 4.497021830420926,66.31899623235347 4.497139947564359,66.319002246564295 4.49717957437113,66.319004130762281 4.497212776927374,66.319004987212509 4.497264234527264,66.319005095051338 4.497322498011353,66.319002658892472 4.497961678933232,66.318959385392176 4.498034317464695,66.318954335437155 4.498066693130278,66.318950770020706 4.498088255703508,66.318947344177658 4.498106701561002,66.318943410803286 4.498174187936851,66.31891667020011 4.498205164248059,66.318905257060308 4.498220111751618,66.318901190452905 4.4982348048311,66.31889815159829 4.498250452007952,66.318895734470473 4.498401199226492,66.318889288766229 4.498454819437984,66.318886046886533 4.498686219570008,66.318860092852972 4.498823736635177,66.318845057136102 4.498867688667129,66.318840641580948 4.498924171165752,66.31883680968518 4.499015255562647,66.318834754147034 4.499095908503883,66.31883165816707 4.499312233931152,66.318818849213343 4.499415975994655,66.318810785732055 4.49966054265154,66.318787286807336 4.499770581654816,66.318731464230382 4.499795197271784,66.3186968692834 4.499807791301885,66.31867600317257 4.499819113193768,66.318650315438717 4.49983526909787,66.318586854129251 4.499840993632715,66.31856537888217 4.499848181123101,66.318547856081224 4.499875849835757,66.318507982460673 4.499925081075945,66.318444387551153 4.499937102657531,66.318428818701008 4.499953640290236,66.318411035686253 4.500030540325592,66.318350339864963 4.500051912044982,66.318332410874106 4.500061643805491,66.318322063316387 4.500066477877562,66.318314488216998 4.500069594556069,66.318297092128518 4.500067368229742,66.318247834871045 4.500068449487008,66.318222762102479 4.500070357647427,66.318207256561593 4.50007271106449,66.318197435534486 4.500081679536907,66.318181910942599 4.500129447867371,66.318140012887341 4.500139942903219,66.318129208456853 4.500148656956423,66.318116970198375 4.500163286333192,66.31806989504399 4.500168502026984,66.318054560705647 4.500197442851705,66.318010181791465 4.500204439525194,66.317995025058821 4.500209337154849,66.317964578336955 4.500208955470556,66.317942810717682 4.500207238076428,66.317932824634156 4.500178933132041,66.317889270297826 4.500173399353579,66.317879379360505 4.500170855076288,66.317869424974148 4.500171681937425,66.317858842485194 4.500178742214445,66.317842410432235 4.500192481157788,66.317822831530108 4.50020940042631,66.317805555640746 4.500225556425948,66.3177921498459 4.500240758336368,66.317782062185714 4.500259776633024,66.317772818330781 4.500288781133315,66.317762432469237 4.500312633521456,66.317755364750155 4.500360592730722,66.31774476950801 4.500501862504114,66.317717469284972 4.500565405280668,66.317706099997139 4.500753298550224,66.317679783106087 4.500886999174148,66.317660261133369 4.501016438163732,66.317639070549603 4.501133791934293,66.317617670584028 4.501150711230146,66.31761413670209 4.5011624148009,66.317610710677783 4.501175390494342,66.317604975260792 4.501194281570275,66.317593605937319 4.501202741205964,66.31758667140997 4.501210691981648,66.317576031698763 4.501216480126479,66.317559872274259 4.501217879441952,66.317549080286256 4.501216352869085,66.317540965673558 4.501212154830482,66.31753424050504 4.501196444019443,66.317521938520599 4.50110389657372,66.317467705676165 4.501070503163755,66.317447143098192 4.501040862531061,66.317426206174787 4.501030685485572,66.317417165224199 4.501021526135625,66.31740511696124 4.501018409399761,66.31739555574849 4.501018854622031,66.317385804194629 4.501025024412992,66.317372791540578 4.501036791569371,66.317360660769452 4.501048367916453,66.317352831595613 4.501062106884675,66.317346512421082 4.501137416821342,66.317327897480908 4.501191609447367,66.317315817428394 4.501216479539784,66.317311293750009 4.501240713570745,66.317307874024152 4.501266156126523,66.317305812032942 4.50131080781849,66.317304974534053 4.501419829194351,66.317306389328436 4.501562625577675,66.317311084245304 4.501602761220749,66.317312524443906 4.501635645730572,66.317312556153624 4.501685322325692,66.317310652766665 4.501730419256575,66.317307436057774 4.501755162140834,66.317305018771009 4.501779396170584,66.317301294504915 4.501882692898131,66.317274057253016 4.501994958186867,66.317270320256952 4.502172801577426,66.317228991635488 4.502322594601436,66.317210198924954 4.50246297392713,66.317210211554055 4.502622053503972,66.317198911780466 4.502818660752598,66.317150090059542 4.502968390080508,66.317101211161855 4.503123907588515,66.317052839735311 4.503166396651664,66.317049051975872 4.503249212148409,66.31703735879384 4.503399068745508,66.317011066578189 4.503530097858124,66.316988498646282 4.503740380565437,66.316974495923986 4.50376067099596,66.316971114219584 4.503782424376663,66.316968760346327 4.503805449887186,66.316967040936632 4.503829429494964,66.316965759306825 4.50385404516798,66.316964902767822 4.503878724448785,66.31696450938783 4.503903276518081,66.316964541099054 4.50392789219524,66.316965055003251 4.503952825905337,66.316965879794836 4.503978586499478,66.316966990094954 4.504004919552002,66.316968360525109 4.50403163424351,66.316969921294287 4.504058412542277,66.316971754882957 4.504084809202649,66.316973575782384 4.504110378979747,66.316975352269566 4.504134931054085,66.316976989174975 4.504158719850855,66.316978359605685 4.504182508647073,66.316979546041736 4.504206933506413,66.316980453313178 4.50423154918419,66.31698111314347 4.504256101254867,66.316981544566715 4.504280080866947,66.316981646068896 4.504303615233137,66.316981392271416 4.504326640746799,66.316980707038596 4.504349348227233,66.316979628438148 4.504371864887429,66.316978219916365 4.504394699578918,66.316976595676508 4.50441797951517,66.316974971436309 4.504441513876916,66.316973321817272 4.50446530266383,66.316971545305123 4.504550280684989,66.316932202098712 4.504681691507751,66.316934517829026 4.504704271767149,66.316930983845609 4.504727806124201,66.316927989156767 4.504752294578666,66.316925457626851 4.504777482705009,66.316923401945459 4.504802543619939,66.316921777700529 4.50482766814255,66.316920553168742 4.504856799868993,66.316919595110335 4.504894264033813,66.316918776629905 4.505034452523979,66.316916479789725 4.505134250966741,66.316918503681777 4.505177948940245,66.317031945861061 4.505289708801478,66.318051240354876 4.505746466291346,66.318001823753804 4.506242150823714,66.317932269905299 4.506912816414447,66.317818825025967 4.507019675088437,66.317793218831653 4.507078002063048,66.317765753718845 4.507558992737084,66.317509607930688 4.507641680784767,66.31743823206925 4.507675710052894,66.317397969657321 4.508045008115007,66.317218602414769 4.509115503122898,66.317046415524004 4.510693322372311,66.316810564548007 4.511483885680554,66.316688815499546 4.512498788461114,66.316521871986566 4.514931603720767,66.316162906305948 4.515240348759464,66.316099717598817 4.51375074345237,66.314769984375957 4.513345568833286,66.314389853659904 4.512988671765151,66.314057409062826 4.512384281337864,66.313512659218389 4.511591106394872,66.312757500317531 4.512469127948322,66.312707926867148 4.513454389777,66.312661475291151 4.514135485445085,66.312498572864243 4.514483284651259,66.312463664419141 4.514628179903109,66.312469534129903 4.518513696004101,66.311918297886436 4.51843145244467,66.311832983290088 4.518579463401977,66.311695174290691 4.518645231790162,66.311616426878814 4.518562988187689,66.311524581205674 4.518710998624631,66.311314590394545 4.518678113796081,66.311262063938543 4.518332794726109,66.311203007584794 4.51815189820074,66.311176779338979 4.518003949389936,66.311098036885269 4.517790103477698,66.310874893623179 4.518119011141989,66.310796149700963 4.51984941892411,66.310560074217619 4.51956598621219,66.310139916724964 4.520586738798487,66.309977708149432 4.521670842937252,66.309785524096526 4.522076268856033,66.309713757729867 4.522657438660897,66.309608360825564 4.523150704607132,66.309509881296989 4.523528970587086,66.309437707973601 4.52384140399566,66.309358978523818 4.524284993510916,66.30927614874814 4.524860820309788,66.309175186240353 4.525601514329379,66.309048468405948 4.526185482522917,66.308931282843147 4.527853553385491,66.308532058674515 4.527870026848996,66.308472995490604 4.527639834452222,66.308335181266372 4.527060951896464,66.308130356578943 4.526472272980613,66.307810104724979 4.525666570320031,66.307567270147914 4.525123879841846,66.307350684335518 4.524893687724496,66.307225983407122 4.524351061059038,66.307022520562043 4.524153753470511,66.306904412681092 4.523940035877374,66.306832207288295 4.523660486280631,66.306812493250135 4.522821839359591,66.306976619979139 4.522690301378969,66.30694376084675 4.522575173326907,66.306851910850909 4.522558761084364,66.306628742366073 4.522460106950406,66.306523707896403 4.522213441010251,66.306405559640169 4.521835237453515,66.306294018579493 4.521374791325912,66.306215229521172 4.521045946401198,66.306123332699016 4.520338896308824,66.305696735061503 4.520388189916472,66.305539183444779 4.520388189157923,66.305440720362185 4.520157997712626,66.305368542494506 4.519960690438553,66.305263496526663 4.519824127086823,66.305155898298452 4.51977972927681,66.305066593429515 4.519812612592614,66.304922183946843 4.519516651239947,66.304699005024133 4.519467292236397,66.304620273912192 4.519335753534071,66.30447587476138 4.518875371050257,66.304364249025326 4.518743833532691,66.304377376483714 4.518513642612987,66.30436424945232 4.518201208460357,66.304292049530716 4.518102554923865,66.304246103900567 4.518151849300508,66.304187030620298 4.518135438620624,66.304147667457016 4.518036785088283,66.304101689823412 4.518069669066509,66.304042616222929 4.518283449140884,66.303996701514222 4.518414986264817,66.303931051090146 4.518513639080816,66.303878540791288 4.51864517643659,66.303845702672135 4.518595817411447,66.303760360641618 4.518530047992944,66.30367505008077 4.518678058523194,66.303530638819979 4.518760237177866,66.303458436042362 4.518727352443881,66.30341245707325 4.51877671050016,66.303366496966348 4.518743825718576,66.30331401103571 4.518595813708919,66.303254942146225 4.518579402833748,66.303189302654644 4.518513633422957,66.303103939371312 4.518332737177031,66.303064587402858 4.518118956733143,66.303051453317138 4.518036713620216,66.303005467312488 4.518135429878111,66.302933294750744 4.518217672228713,66.302874186605791 4.518250555998806,66.302788872922207 4.518036711586379,66.302723232444819 4.51770786728006,66.302664156024534 4.51749408672319,66.302631310371609 4.517395433190607,66.302578816631851 4.51737895859269,66.302493444869285 4.517247420449022,66.302408104689135 4.517198125260172,66.302349027203718 4.517148766237313,66.302257160328026 4.517198124202288,66.302198037937742 4.51705011207819,66.302112734863272 4.516902163657829,66.302040528278894 4.516902163065501,66.301955161018739 4.516852804098965,66.301869812569436 4.516869277728054,66.301817298063824 4.516984341026928,66.30178450806676 4.517033699078494,66.301738513245482 4.517033698527958,66.301659741062196 4.516951455366264,66.301600661855559 4.516951454633913,66.301495644344385 4.516984338368792,66.301403710772348 4.516918568929491,66.301305276010922 4.516902157949637,66.301219931667561 4.516984336577883,66.301147709563153 4.517017220123289,66.301029554730974 4.517017219109411,66.300885128452748 4.517115871576189,66.300793186224766 4.517275904040462,66.300713306214774 4.517344343455417,66.300603396361481 4.517390011741014,66.300475188793897 4.517412845423256,66.30034694885471 4.517412971651209,66.3002095214663 4.517390389245532,66.29989810086137 4.51737893780377,66.299572083130528 4.517406796499301,66.299463507988023 4.517429439891969,66.299410442428254 4.517461179180398,66.299388277752072 4.517491074314527,66.299424676984003 4.517500806357754,66.299467361760037 4.517518616386798,66.299511373406105 4.517544567946857,66.299548248642665 4.517589919250029,66.299568343301644 4.517806498568252,66.299637731583402 4.518111872195907,66.299729448998249 4.51820912611856,66.299752752864563 4.518269106738414,66.299759876359673 4.518354974985014,66.299758587411617 4.518421443366461,66.299757317533562 4.518910955807385,66.299727517935509 4.519215629076016,66.299724298617065 4.519411472444098,66.299742132702818 4.519732301062045,66.299661544391142 4.521604926414651,66.299388272531971 4.520355250925673,66.298613556645122 4.518891730998573,66.297668114084388 4.519582365180606,66.297589302879373 4.519319287148062,66.2971690873228 4.520815618649394,66.297011505776112 4.521012987730737,66.296945849699952 4.521231853499242,66.296624095352996 4.521456888451367,66.296236717314699 4.521095156895198,66.29577054030409 4.520963618213704,66.295606379835419 4.520766311062902,66.295461909972602 4.520832078827856,66.2953568445066 4.520947141487393,66.295278039473175 4.521391110894399,66.295192689919048 4.521720017022148,66.295113884069877 4.52207824517697,66.294996275107763 4.522279112790098,66.294969442071263 4.522624429937217,66.294969441576313 4.523413653344734,66.294943150586789 4.523676791075758,66.294897212766699 4.523890570337401,66.294831551114882 4.525321133446459,66.294818391231246 4.526439263739138,66.294805257154664 4.526733314131199,66.294776397991058 4.5271298945364,66.294463785390121 4.527133710004823,66.294376649222571 4.527146303005432,66.29427994272784 4.526801046444031,66.293977873278635 4.526784570947531,66.293826821059682 4.526636621026142,66.293596983403617 4.52638289504181,66.293437140076691 4.525584254225254,66.293051934098614 4.525041565800032,66.292841805852248 4.524811373607806,66.292625111810281 4.524729128838527,66.292395263064449 4.524498936880087,66.292198233915116 4.52433451296087,66.291942107474966 4.524330631995922,66.291837881606213 4.524383802409052,66.291403593929132 4.524466043082504,66.291213161719597 4.524581168344692,66.291055506514496 4.524548282020182,66.290845341730034 4.524482511164235,66.290608928508618 4.52417007657505,66.29038563218154 4.523660273843181,66.290273966353297 4.523265662373249,66.290254287183501 4.52249284876167,66.290103201039642 4.522178316432335,66.289998647263687 4.521983108970256,66.289906179739276 4.521621252623656,66.289663171576024 4.521325293115139,66.289538389367493 4.521160870571281,66.289400458531247 4.520832025464409,66.289118036482918 4.520568949325281,66.288881585073909 4.520634714247991,66.288467829515042 4.520634712360271,66.288251049803961 4.520470289671619,66.288086862544347 4.520371634530671,66.287810983871438 4.520404514216858,66.287285537228755 4.520141372468088,66.286799445023263 4.520141371048007,66.286635244884664 4.519975803274479,66.286439695067642 4.519911115413815,66.286359350479728 4.519023238029161,66.285991502180266 4.518612150646391,66.285663071784697 4.518266763193816,66.284723681188709 4.517526831951006,66.284152160050297 4.517806375515893,66.283652903418854 4.517822783153659,66.283324445107283 4.517937907470089,66.283055095857264 4.518118737526089,66.282903974618904 4.518250336187862,66.282693744701575 4.51829962926264,66.282522932471352 4.51834898341807,66.282049905854564 4.518431223606148,66.281800280230755 4.518628524566108,66.281307505406915 4.518825828260217,66.281143253277875 4.519236910103524,66.280887042064876 4.519483571114563,66.280643942745357 4.51977551831078,66.280280339451423 4.51963157433546,66.279809494862619 4.519335545833652,66.278968468732359 4.519056058962647,66.278587399408508 4.518624298139396,66.277980169330547 4.5181680488741,66.277325782686091 4.517855615129402,66.277016932389373 4.517691192953211,66.276839504730702 4.517148568694144,66.276326949476527 4.516571978904239,66.275779860073499 4.516457932918549,66.275650089912631 4.516145500015313,66.275406943950443 4.515767298718084,66.275137510605674 4.515438455662909,66.274894388303537 4.515220540328367,66.274579565779803 4.515126021398714,66.274454079282123 4.515027367461812,66.274243779086078 4.514953328652287,66.273999573752619 4.515010888275983,66.273548075468454 4.514978255269092,66.273114247629124 4.515225738338068,66.272302118352485 4.51541044753682,66.272122249687584 4.515377178547126,66.27170647236531 4.515749839835429,66.271238287285598 4.516072762781159,66.270932515756314 4.516310516485148,66.270463742784784 4.516505971668887,66.269904334722241 4.516607037533215,66.269507177299758 4.516834553585984,66.269399781559969 4.517205624642673,66.268985759275239 4.517258160457493,66.268714915362736 4.517808281005721,66.268319810894383 4.517995596792278,66.268049519037646 4.51792409841103,66.267398513197733 4.517357686206715,66.2667813328367 4.517049515828469,66.266563030099888 4.516871865144116,66.266489928441473 4.516433556683826,66.266108303292171 4.515504404223195,66.265615996828402 4.514754301504708,66.265142559750757 4.51364749913592,66.264577120740938 4.513515835099038,66.264468080008754 4.513160661377283,66.26432181657222 4.512987144207626,66.264104105843231 4.512587128745721,66.263957627343004 4.51213858330312,66.263937526955303 4.511777305112347,66.264008169770989 4.511371057881889,66.264078613743422 4.510554620775529,66.264364122009212 4.510329076215504,66.264399222732052 4.510051058909159,66.264705280075759 4.509454442847756,66.265154473823216 4.5092273084064,66.265243812635205 4.50908852222363,66.265387777753872 4.508860942621682,66.265495195274923 4.50827208452323,66.265673271067556 4.507596022794688,66.265760554932058 4.506871367130568,66.265974161111998 4.506370857061634,66.266206877385869 4.505959458245292,66.266458050128605 4.50572876230038,66.266673882961157 4.504587746816078,66.267319396764336 4.503906533317766,66.267587422383059 4.502686517627239,66.267852955086951 4.501964850171477,66.267958081717126 4.49993850712431,66.26814769278063 4.499081868693666,66.268270263159266 4.498261231596484,66.268700316188387 4.49798308539652,66.269006301997379 4.497845824898593,66.269096033797283 4.497658570828297,66.269366314188559 4.497152335332802,66.269797759497223 4.496969088041656,66.269923423509638 4.496453820892886,66.270680146522636 4.496350144630277,66.271167650060974 4.496154685611589,66.271727031384785 4.495823555870606,66.272321875876685 4.49577044561205,66.272610783943506 4.495531734510623,66.273115677505942 4.495104051448888,66.273944997320285 4.494689661251175,66.274304519413164 4.494507494842258,66.274394079786632 4.494138073693017,66.274753782928912 4.493457875239796,66.27498556931188 4.493229785504956,66.275111024690261 4.492866406565089,66.275253914879116 4.492502073517752,66.275432939544217 4.492271884740857,66.275630681819763 4.491224808524586,66.276131809846078 4.490268560877921,66.276597258177873 4.489451609486599,66.27690069651446 4.488723387825072,66.277240638798474 4.488405486509452,66.277365711122513 4.487949369868616,66.277616568815617 4.487718671773315,66.277832321677565 4.487171089941658,66.278136968315465 4.486804720737199,66.278388263123844 4.486430082622365,66.278706793566485 4.48633715446879,66.278833780798564 4.486151361886714,66.279005583774108 4.485946932848857,66.279154952111128 4.485742567438915,66.279281921161839 4.485593856978801,66.279431329173946 4.485426637267222,66.279565756537622 4.48542657355985,66.27961803155398 4.48542650979441,66.279700202297448 4.485296499578407,66.279752505586487 4.485240780838425,66.27981223982286 4.485203443837877,66.280028882517627 4.485073369830826,66.280163293991535 4.485017587412192,66.280252925608622 4.484850303949113,66.280424722069981 4.484794521408396,66.280566632155853 4.484850112563298,66.280693625934319 4.48488719455865,66.280768324308397 4.484868557931866,66.280835569475286 4.484719974732486,66.28091025783371 4.484441253865759,66.281111874034679 4.484181233231198,66.281238823648678 4.483902639980044,66.281246279566318 4.483865494053302,66.281313488503244 4.483846793742388,66.281403112859238 4.4837538655563,66.281470327708888 4.483419553347267,66.281589800495098 4.483270906473487,66.281664477074671 4.48302945871298,66.281761559133628 4.482509162108414,66.28225447700072 4.482416169860204,66.282463620748473 4.482397405642404,66.282642873663647 4.482378768719942,66.282792226821002 4.48218527947633,66.282937884604337 4.482100047458988,66.283023742041209 4.482025692017638,66.283113357102891 4.481654106278091,66.283329910863372 4.481412594599148,66.283471798115713 4.481115364235106,66.283606222860641 4.480911062108456,66.283688336006549 4.480539540140171,66.283815250285699 4.480242437154919,66.283882433153238 4.479870915326267,66.283957093250365 4.479462311177542,66.28406159928231 4.479183653606483,66.284188521240267 4.478886422938718,66.284360274831755 4.478626338042903,66.284532036800201 4.478291897995658,66.284681372186768 4.477976158157307,66.28480082330465 4.477140376527868,66.285024759879704 4.47665748046766,66.285144202875387 4.476285958340323,66.285233768854184 4.475394521439185,66.285442801439203 4.475041635793013,66.285524886183524 4.474707322998036,66.285614485749221 4.474465811121314,66.285704056482729 4.474317163540787,66.285838485216701 4.474149879393214,66.28598035513258 4.473648409843535,66.286159515879021 4.473146940322309,66.286323775833438 4.47268248936528,66.286488002976853 4.471939571462243,66.28671944234884 4.47151232987063,66.28687620303856 4.471159443555502,66.287025521212229 4.470787856892168,66.287204715871312 4.470657782299127,66.287294322305243 4.470416333890411,66.287368940488733 4.470212031452042,66.287421221323228 4.470100593747025,66.287451063373794 4.470007728813314,66.287503315567776 4.469951945963614,66.287577996841506 4.46998902771132,66.287652693871408 4.470323212341905,66.287764731350123 4.470620123282186,66.287981350391476 4.470787151433539,66.288130697461753 4.471028471109636,66.288309957912901 4.471139780478381,66.288466804497787 4.471121079336384,66.288631084757171 4.471288107726957,66.288750577847992 4.471455136129875,66.288870064017971 4.471510790498223,66.289004495075901 4.471510662660437,66.289109050262368 4.471473452438078,66.289235965957516 4.471640480696449,66.289385327802592 4.471770363417943,66.289482418421073 4.471918818990195,66.289594466598672 4.472067338222033,66.289699022648847 4.47219728474673,66.289766221856254 4.472327231361897,66.289818510744453 4.472420032286992,66.289840928434757 4.472661352476011,66.289967888329713 4.47295845533594,66.290050085895359 4.473422523350597,66.290214403877997 4.473700989315138,66.290371251421135 4.473886590980361,66.290460859569819 4.474090765320923,66.290602748198964 4.474294875768331,66.290804391829994 4.474369039773571,66.290908920542606 4.474313256595268,66.291058265895785 4.474201754595576,66.291207565858329 4.474090252893727,66.291297170777824 4.47412733470732,66.291386769150321 4.474350018490442,66.291521186888872 4.474535683769604,66.29162575081952 4.474888441931766,66.291730320797612 4.475129762496526,66.291827408781373 4.47514827129379,66.291939414632253 4.475203861908984,66.29214847481353 4.47514801529058,66.292267941462626 4.475166524128179,66.292372473573593 4.475240751769483,66.292484477040617 4.475296342827946,66.292603951706269 4.475296278690303,66.29271595408521 4.475333296560383,66.292887652868558 4.475240367681031,66.292999653913228 4.475091719948,66.293111606785828 4.474831698401948,66.293163847117711 4.474497320960316,66.293313128060035 4.474460111008123,66.293402719191903 4.474515765848611,66.29348487355918 4.474664285415005,66.293574464227405 4.474905669787109,66.293656630879966 4.475091271742084,66.293731297266049 4.475258364322544,66.293813463344549 4.475481112026843,66.293925476383365 4.475741005825348,66.294000129320196 4.475963817533682,66.294030055928459 4.476372358888213,66.29403754655992 4.476595234371424,66.294030135760082 4.476818046152109,66.294045078484757 4.476836555309696,66.294089852175446 4.476780836095227,66.294171978813068 4.47650217771005,66.294276474226265 4.476205010090277,66.294351106665275 4.476112081438194,66.29441081255905 4.476241964392283,66.294530278125791 4.476297619361398,66.294597464345927 4.476390483821256,66.294672156436889 4.476594722492075,66.294731871303952 4.476817534127914,66.294791627316542 4.476928908208523,66.294806575860449 4.477058855217319,66.294828982757963 4.477281730841169,66.294799159017131 4.477504606460979,66.294769341588918 4.477764564297808,66.294761870688674 4.478024458323374,66.294806703583106 4.478173105509026,66.294829110485438 4.47824733342179,66.294911244318769 4.478321497703693,66.295000861583887 4.478247141660883,66.295157618670629 4.478339942770253,66.295180037924681 4.478674192392645,66.295194986364066 4.479082670172452,66.295232347632535 4.479416919723844,66.295269743721647 4.479769678510565,66.295344446645501 4.480011063150046,66.295419095306485 4.480270956986251,66.295546049190023 4.480475131906066,66.295687909069642 4.48054929630969,66.295762597893429 4.480697816037763,66.295882057019838 4.480809126241335,66.296001509209347 4.480808998593826,66.29614332831477 4.480716133490799,66.296232902998057 4.480493193920058,66.296352321604047 4.480288890955216,66.296456808047154 4.480177389185056,66.296568796386381 4.480065887432614,66.296673262927428 4.480047186714969,66.296837508654647 4.480065695614908,66.296979319881686 4.480232724817307,66.297076412902271 4.480418326999768,66.29717346110867 4.480771085909635,66.297278014268485 4.481105271934848,66.297360152920106 4.4813990682994,66.297380586045605 4.481988887303483,66.297401819329735 4.482094155209091,66.297452654093718 4.48208353280268,66.297524620025797 4.482030866840023,66.297575406851323 4.481988695808909,66.297651623422993 4.482020244272299,66.29770665149978 4.482104458679117,66.297719334673417 4.482251897556756,66.29771938870735 4.48237828293413,66.297677037534541 4.482504731968577,66.2976135804591 4.482641612287382,66.297592398472531 4.482799609798832,66.297579721684784 4.482957607319406,66.297562803394911 4.483105046200344,66.297558615928224 4.48326298008257,66.297554374492677 4.483452526171382,66.297554387262835 4.483642135790261,66.297588290707438 4.483779015979727,66.297622159163552 4.483947508371181,66.297664526415019 4.48408438854855,66.297706865010227 4.484231763740013,66.297744990645683 4.484358148973255,66.297761953364002 4.484526577797323,66.297791608708522 4.484737177459869,66.297817006704534 4.484947777125275,66.297842442769692 4.485095215968412,66.297863653218357 4.485379535095712,66.297880590498906 4.485695530051294,66.297897581743229 4.485832410306128,66.297910264820175 4.485969290581874,66.297910306126994 4.486064063635256,66.297910318849887 4.486169395316593,66.297897635835355 4.486243114726718,66.297918801765292 4.486348382751688,66.297939986733013 4.486558982441351,66.297961178056113 4.486706421327738,66.297961178089295 4.486864418820036,66.297963308361659 4.486969686822507,66.29800564642882 4.48703278387839,66.29814113342087 4.487032720204717,66.298194036543407 4.486969495708014,66.298234266194669 4.486779885886843,66.29830197578498 4.486653500529605,66.298352761035247 4.486527115195782,66.29838448548324 4.486484944273974,66.298445883476305 4.486505997840138,66.298479744383812 4.486442773353866,66.298505116206343 4.486358558891978,66.298507227330532 4.48627428084277,66.298496649366299 4.486147959180678,66.298479683980119 4.485979466644806,66.298488153918555 4.485853017690622,66.298521979810701 4.485768803189965,66.298547380155128 4.48557919332915,66.298615088892348 4.485347412653027,66.298665860775614 4.485136749207534,66.298708200752074 4.48498931027428,66.298716613468912 4.48473653955244,66.298777985187272 4.484504822480531,66.298818163051024 4.484336329872849,66.29885200435038 4.48425205169528,66.29890281706173 4.484146719933143,66.298936670964977 4.484020334605205,66.298945096304493 4.483872895659118,66.298953553379107 4.483662232103751,66.299029749845147 4.483535719463904,66.29908051138635 4.483388216730539,66.299165158193247 4.483303938493138,66.299232868461544 4.483240713911408,66.299283693105792 4.48317755301353,66.29930058805499 4.483030114030274,66.299317546451377 4.48290372872185,66.299311140159276 4.482735236122359,66.299325946194145 4.482672011657183,66.299325933470655 4.482672011551985,66.299368281920152 4.482671947756682,66.299444477204148 4.48275616209259,66.299503733022334 4.482798269251161,66.299537630611923 4.482798205562238,66.299571496393909 4.48279820543811,66.299622269585328 4.48286136624071,66.299647697436058 4.482987687767841,66.29973233926269 4.482987623939186,66.299825491553776 4.483071838309467,66.299876315056352 4.483198159830122,66.299969422419451 4.483219149788418,66.299994853076626 4.483240139531611,66.300113361920182 4.483240075670921,66.300223438897277 4.483155733682408,66.300341914879894 4.483050338082132,66.300451965421374 4.482902898888802,66.300536633004725 4.482734342538169,66.300587385135245 4.482481507960532,66.300680515111623 4.482313015159941,66.300748218087961 4.482144458857218,66.300773587566468 4.481933858901527,66.300798937953914 4.481702141684938,66.300832789239152 4.481196536374237,66.300900485297674 4.480943829170573,66.300917347322766 4.48064895112512,66.30092580364331 4.48052256574396,66.30092577818661 4.480332955711417,66.300976548549897 4.480185516619023,66.301001924142852 4.479890638536953,66.301018824158788 4.479553653472823,66.300951064525137 4.479300946715393,66.300832521406534 4.479111464173287,66.30079865086897 4.4789008007348,66.300781680599172 4.478669147336131,66.300747809965401 4.478437494003222,66.300696975423477 4.478311172421476,66.300646147187749 4.478184850905843,66.300578431093754 4.47810063652266,66.300544572965421 4.477911090592324,66.30045988618923 4.477763651728956,66.300426002465898 4.477637266363792,66.300426002387425 4.477426666492675,66.300425945115705 4.477279227467305,66.300434401649539 4.477152842034005,66.300451321163933 4.477026456463112,66.300502092498178 4.476984285363658,66.300561352113235 4.47685783607708,66.300637524654888 4.476605065050695,66.300705214952359 4.476394401342805,66.300756023806628 4.476225845102126,66.300756010994263 4.475867742414419,66.300798261557503 4.475762474270145,66.300798261483465 4.475657142259207,66.300857507656445 4.475467468250913,66.300976005946097 4.4753410828652,66.300976005854992 4.475193707608643,66.300942148204953 4.474898829579756,66.300942109895487 4.474751454407174,66.300891294816211 4.474477630131302,66.300865836296254 4.474182752432672,66.30079811429222 4.473908991897168,66.30074726707393 4.473698392003314,66.300747260558097 4.473529899535826,66.300713370828049 4.473407712913919,66.300563812823555 4.473329478113359,66.300418374350869 4.473110927856145,66.300343375417313 4.471732902201234,66.300163129975047 4.470758775487016,66.299988016645287 4.470310097971051,66.299982264089081 4.469579262749244,66.300135332511843 4.468668867392261,66.300286009452705 4.468033568897339,66.300368086672194 4.466946539452459,66.300480434244562 4.465531173819477,66.300769060463196 4.465162002935184,66.300890644351099 4.464974046027222,66.300996552982568 4.464201547384792,66.301275022535052 4.46391029405759,66.301379996172997 4.463395018631952,66.301644133179522 4.462622266592476,66.301760538277691 4.462477561602976,66.301884999818341 4.462013044297039,66.302077572448113 4.460863297395199,66.30231376219038 4.46064569981464,66.302419956780824 4.460365958783936,66.302551137697193 4.460903301555039,66.302805512915299 4.461609644889905,66.303197310280098&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TUMBACO&lt;/SimpleData&gt;</text:p>
          </table:table-cell>
        </table:table-row>
        <table:table-row table:style-name="ro1">
          <table:table-cell table:number-columns-repeated="2"/>
          <table:table-cell office:value-type="string" calcext:value-type="string">
            <text:p>&lt;SimpleData name="PARROQUIA"&gt;P?f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635274509041912,66.323143078561614 4.635263314756616,66.323157718503737 4.635243788409142,66.323184689460604 4.63523532898269,66.323192529569667 4.635215738423956,66.323201524178984 4.635190614157964,66.323212751581778 4.635151433040013,66.323230740782535 4.635117912917514,66.323248736282736 4.635095524002442,66.323267822718307 4.6350759337439,66.323285786401087 4.635059142107056,66.323301587070858 4.635053609001004,66.323321751695133 4.635048012837124,66.323358294064789 4.635045215046564,66.323385264715327 4.63504801449418,66.323407738093252 4.635045216626728,66.323432425199428 4.635036884865305,66.323453788565715 4.635025690613366,66.323469506640151 4.635006100128021,66.323480759264811 4.634978113634354,66.323494270043497 4.634933398617167,66.32350890361829 4.63490547553991,66.323516737387791 4.634863495422319,66.323525751030118 4.634827112580393,66.323531371130656 4.634779598527523,66.323535817833871 4.63474321549781,66.323535818029868 4.634684506593776,66.323538082798848 4.634634193697992,66.323538083069693 4.63456988732946,66.323538083415713 4.634525108291037,66.323540322737145 4.634488788906665,66.323541471016171 4.634420157532052,66.323548937099531 4.634386636990427,66.323554531806764 4.63434745545421,66.323560164601076 4.634297142784215,66.323566932850383 4.634257961209696,66.32357141755945 4.634199252379355,66.323575883343409 4.634140479981149,66.323581516237624 4.63408743203531,66.323582632888858 4.634037119216184,66.32358491663598 4.633986742714582,66.32358491690583 4.633927906522826,66.323584917220856 4.633799357395199,66.323584917908732 4.633715460166821,66.323584918357327 4.633645492804495,66.323584918731257 4.633567256572329,66.323584919149141 4.633525276155178,66.323584919373261 4.633494490627037,66.32358827498048 4.633458171429752,66.323595049488617 4.633432919795018,66.32360176684891 4.633407795449119,66.323610767681814 4.633393866065175,66.323625337590926 4.633391067854252,66.323639964519046 4.633393866920717,66.323651216945834 4.633413458116273,66.323661321199964 4.633432921987383,66.323668063675953 4.633469305350047,66.323678161490804 4.633511286066958,66.323687199996272 4.633569995602825,66.323704040254412 4.63362030901898,66.323719776871258 4.63365669268055,66.323738875318298 4.633676284025939,66.323753476689191 4.633687415569214,66.323764703649033 4.633698674363902,66.323777078676102 4.633698674774245,66.323789479128905 4.633693077905447,66.323805209647659 4.633676286368934,66.323824295627645 4.633656696100405,66.323842258909835 4.633628773429396,66.323862492989946 4.633597988530862,66.323884972461599 4.633561606243582,66.323907483657422 4.633539217167152,66.323922053439475 4.633511294494779,66.323942287454983 4.633488905529877,66.323960250667326 4.633474912724217,66.323980497263605 4.633469315853803,66.323996234005378 4.633463782701879,66.324015364180084 4.633455387468115,66.324041160720498 4.633452525834014,66.324061407192318 4.633441395401961,66.324083873695173 4.633432936341782,66.324103022847211 4.633421805612835,66.324116488798325 4.633399416646942,66.324134483600062 4.63337429251709,66.324150182291817 4.633354701986498,66.324160305582168 4.633329577487103,66.324164783765298 4.633304325517835,66.324161466590482 4.633276402028199,66.32415696331681 4.633245679546999,66.324143434181039 4.63322608831459,66.324132220120887 4.633203698017016,66.324109741153677 4.633195237845358,66.324095127244746 4.633184106230525,66.324081674086216 4.633175773013565,66.324059194999251 4.633156180448712,66.324007468922233 4.633130927444534,66.323972665617433 4.633111463054425,66.323950154777577 4.633083411539526,66.323920933167699 4.633052688617486,66.323893956929865 4.633021902422554,66.323877116649626 4.6329967138754,66.323868128865826 4.632971589008721,66.323861380130296 4.632943665632632,66.323860257581089 4.632921276224093,66.323864761174747 4.632887692183384,66.323873711213921 4.632848510976237,66.323889441857176 4.63281225567804,66.323905210532445 4.632787004262275,66.32391867666388 4.632759081956509,66.323950156645267 4.632736693174999,66.323973784055966 4.632721810165163,66.324002955088417 4.632716213585591,66.324027641621612 4.632716214249145,66.324047875402727 4.632707755331616,66.324071458247616 4.632696625082003,66.324099601602995 4.632674236628257,66.324133294984108 4.632649113013551,66.324164781024081 4.63262106349008,66.324196267039923 4.63259314073673,66.324214223755334 4.632548425741825,66.324229960556153 4.632495250724658,66.324235574239992 4.632428145473488,66.324229961190184 4.632344247796078,66.324216445058909 4.632257551243547,66.32419737895259 4.632196042758397,66.324172616825948 4.632131735837562,66.324155770565326 4.632072962846636,66.32414342134615 4.631997461331785,66.324132201236864 4.631939642553487,66.324123264457839 4.631819425348328,66.324106386743196 4.631676818624129,66.324090619135646 4.63157059518881,66.324082779911123 4.63146430803759,66.324071553592205 4.631313305088541,66.324051295250712 4.631226608691797,66.324036694403617 4.631128717226336,66.324013099398684 4.631067145438649,66.323997382049484 4.63099450590422,66.323976019573905 4.630935732811748,66.32396028950096 4.630874224740772,66.323947914826874 4.630807119464912,66.323941204387921 4.630737215747748,66.323942302074784 4.630684167986031,66.323949038512183 4.630636527119398,66.323965872811385 4.630600271889158,66.323983918532079 4.630563762568045,66.324012372915647 4.63054143738113,66.324035955863224 4.630516250183645,66.324068552022979 4.630496660591118,66.324107865200631 4.630493862840048,66.324137112124603 4.630473510839408,66.324203521807206 4.630534510400782,66.324226545972934 4.630624069422843,66.324251250817341 4.630724632515301,66.324279393386874 4.630833719049275,66.324311956818178 4.630898026144576,66.324334422700474 4.630940007218256,66.324354668699868 4.630965132262661,66.324367024335686 4.630984723669375,66.324383864347325 4.630993183940341,66.324401827078745 4.630998718594046,66.324428796560213 4.630993185646451,66.324454662427968 4.630979129582128,66.324486141660572 4.630959539443325,66.324508595138383 4.63093441566719,66.324535571007416 4.630898033667851,66.324567608415961 4.630856054151449,66.324595713316114 4.63080300710483,66.324624947247983 4.630749832769292,66.324651859709903 4.630699520738237,66.324678886296809 4.630665937085423,66.324700204329133 4.63062395774721,66.324733960427949 4.63058770286487,66.324763156054743 4.630545723343452,66.32479125439221 4.63049820993001,66.324815978420645 4.630439438237334,66.324844064100148 4.630394723553876,66.324869923399234 4.630366673645888,66.324890156644713 4.630350009409363,66.324912635115567 4.63034155050859,66.324937339794261 4.630344349886021,66.324958663761052 4.630361142883666,66.324984528967022 4.630388812572297,66.325008656209107 4.63044186153634,66.325039024440485 4.630469849098483,66.325058134616853 4.630503434339024,66.325086244918879 4.630514629658522,66.325103090834887 4.630514630413338,66.325126678984759 4.630503436353012,66.325149188928791 4.630478248635639,66.325166034990218 4.630444664760224,66.325180616779463 4.630422275451505,66.325188513416762 4.630366429191918,66.325201966327654 4.630302059635247,66.325215482700813 4.630232092650174,66.325227813033422 4.630173384017162,66.325239046036558 4.630081091115422,66.325252575217718 4.62998046587586,66.325270537888002 4.629960875080748,66.325272764229155 4.629907700338099,66.325287377768603 4.629818206592635,66.325315444047661 4.629742769859146,66.325341322043855 4.629681262779735,66.32536045147657 4.629619692163964,66.32538181346824 4.62957777612576,66.325406492485271 4.62952746414473,66.325435693740985 4.629477597741687,66.325475372795893 4.62945520903457,66.325502366636101 4.6294440150014,66.325525992522103 4.629432884608789,66.32555069660971 4.629432885106389,66.325566425992818 4.629444016991775,66.325588903714788 4.629474803386862,66.325612516620311 4.629508324584681,66.325627085120686 4.629550305371861,66.32563838085359 4.629712503625546,66.325674297425124 4.629874638027676,66.325702381012007 4.63000051646487,66.32572603137946 4.630148720965483,66.325752973338822 4.630280133260578,66.325778811770689 4.630313717963378,66.32579003771103 4.630327711834579,66.325802424411791 4.630327712155819,66.325812534246111 4.630299725842201,66.325832735018622 4.630269004335106,66.325849650415492 4.630238155612089,66.32586649603499 4.630199038121996,66.325886696820803 4.630151524510196,66.325905806739414 4.630095614953158,66.325929394420811 4.63004523900318,66.325947400744482 4.629978134520132,66.325966485346811 4.629922351975214,66.325983762296701 4.629858046045463,66.325998375477539 4.62979927393595,66.326014130249575 4.629726635773835,66.326036607997921 4.629690253192322,66.326051221005201 4.629670662712192,66.326063550666916 4.629662266980383,66.3260748020639 4.629667864939342,66.326092795312505 4.629687456695224,66.32612089184461 4.629732173778371,66.326170317511938 4.629782488041761,66.326213032871507 4.629830067109094,66.326252336005524 4.629879745110374,66.326288835767059 4.629927387644277,66.326323661118792 4.630016820824221,66.32639106653923 4.630103518988509,66.326460742324059 4.630178958585676,66.326524767029539 4.630209808734875,66.326552869364008 4.630226474370966,66.326574217257814 4.630234934952114,66.326602313308669 4.63023773460516,66.326632654503641 4.630234936654907,66.326656304653241 4.630225841653308,66.326680430478319 4.630101941311494,66.326857283013055 4.630078725955062,66.32689228551726 4.630057419026683,66.326934505326008 4.630066324934918,66.326965245643322 4.63009653909902,66.326995998499385 4.630196212107547,66.327036010463388 4.63029054199646,66.327071069202134 4.630400900378143,66.327093215286283 4.630509414279752,66.327118976356985 4.630621554374033,66.327164017337907 4.630692667630764,66.327193374485603 4.630748388578747,66.327239271798916 4.630782228434311,66.327273265094689 4.63080550949149,66.327304721577207 4.63082363881515,66.327349274365361 4.630828792074305,66.327384637537051 4.630828793332046,66.327424604993752 4.630790694470687,66.327474738823597 4.630714432483234,66.327554191781502 4.630671498970236,66.327587271794741 4.630605285726369,66.327631133233496 4.630546259841246,66.327668557469678 4.630462872568243,66.327705867617652 4.630399393730251,66.32772800767988 4.630337568997769,66.327760726067737 4.630187777674006,66.327842715253993 4.630014579284087,66.327931857945785 4.629911728641545,66.327978972348518 4.629831649117166,66.328023029766356 4.629708826889859,66.328100375720439 4.629616726612229,66.328174341084889 4.629544280782706,66.328247228024111 4.629480104034104,66.328326805303718 4.629446585286675,66.32839184048575 4.629410331480734,66.328457972637452 4.629402000829827,66.328517382225996 4.629387945536291,66.328575700924674 4.62942700160325,66.328624988617889 4.629510773083701,66.32866986850587 4.629588119778862,66.328698399447418 4.629626793102466,66.32871187536476 4.629642059244347,66.328728737855442 4.629674436789806,66.328784037194154 4.629687924128957,66.328871799466285 4.629692633260138,66.328944189348789 4.629706819971474,66.329022229358458 4.62971585354282,66.329068066491274 4.62972469613915,66.329108887338876 4.62976076505149,66.329234938762454 4.62983099112917,66.329371858769903 4.629846894259942,66.329418697190846 4.629875200840299,66.329469771589231 4.629921062954233,66.329522976538414 4.629965207184187,66.329559845728767 4.629974112338336,66.329566567655704 4.630034094907586,66.32961167427446 4.630131224646618,66.329683300593871 4.630189425977107,66.329720226552524 4.630332479286765,66.329774825604829 4.630411670711842,66.329807090381323 4.630508290819485,66.329853179305388 4.630609617447967,66.329886838979618 4.630688935914871,66.329913396357682 4.630862902575328,66.329982427813377 4.630948899594555,66.330003702695507 4.631043610578105,66.330019612720193 4.631239647326781,66.330040855316554 4.631382890013877,66.330047944245152 4.631521680227062,66.330055014169218 4.631636236149799,66.330058590123869 4.631735399202952,66.330061221292269 4.63187857867061,66.330080663169809 4.632028437210482,66.330111646247445 4.632112207728468,66.330124049494628 4.632200304167856,66.330157689845706 4.632272181071308,66.330197538388404 4.632298133171353,66.330214666164864 4.632345966596685,66.330250824095955 4.632377135006355,66.330285751846247 4.632388267382555,66.330324034191236 4.632386615024754,66.33036974218075 4.632395966479374,66.330410250192116 4.632402900822073,66.330449026986599 4.632421602397264,66.330487055394983 4.632478785958052,66.330521145643246 4.632551807362487,66.33054724581217 4.63262654606891,66.330570695312005 4.632708281746857,66.330601348382629 4.632770617237219,66.330628228490909 4.632833016349458,66.330655571478204 4.632902793966036,66.330686636683026 4.633010926612047,66.330721943914028 4.633066901195355,66.330741392056865 4.63312904590343,66.33076936904007 4.633198696411671,66.330803699807376 4.633227129334779,66.330825741561199 4.633260905559233,66.330858404707357 4.633293600506039,66.330892278975654 4.633355046081735,66.330937605148421 4.63341203877992,66.330969989023288 4.633481180254939,66.330998434959966 4.63356418794311,66.331024629699485 4.633647577015174,66.331042536580924 4.633726513752062,66.331064939314899 4.63380678644957,66.331094304547037 4.633878853770533,66.331120454853632 4.633951493649829,66.331149693237506 4.634020762356442,66.331178513093292 4.634091875606846,66.331205589112969 4.634166741558699,66.331229431142916 4.634230858164784,66.331259791809472 4.634292939547377,66.331296353992954 4.63435336705962,66.331329897798057 4.634425688869724,66.331357810664457 4.634487833697266,66.331389109657124 4.634536430384745,66.33142390891868 4.634577394279461,66.33145946909103 4.634623955473184,66.331491807958983 4.634661675459792,66.33152859820315 4.634708109730172,66.331570207492319 4.634756896880527,66.331593478620164 4.634873679845165,66.33162098514839 4.634943266249734,66.331638663398891 4.634976151591539,66.331658497746346 4.634992690029838,66.331679841306382 4.634998161089133,66.33170779216637 4.634996317295791,66.331733536386665 4.634974373726092,66.331758545133923 4.634913376011988,66.331797649920006 4.634845826437859,66.331825309333851 4.634768226790825,66.331846697611311 4.634706529105683,66.331876398710747 4.634699406391625,66.331916530265858 4.634727776355228,66.331959071112735 4.634759199250197,66.331995315389932 4.634827704568308,66.332020266354533 4.63494874950185,66.332057524630557 4.635106177271021,66.332086216186482 4.635188548627945,66.332103101441021 4.635281924265934,66.332129618359701 4.635329566416178,66.332150200463772 4.635365759271656,66.332168620387094 4.635404560493314,66.332202626017008 4.635427523775305,66.332241717008458 4.635422245139202,66.332265127284302 4.635409842428285,66.332284993069237 4.635383382852229,66.332312651740267 4.635353360941814,66.332329017462826 4.635261832014774,66.332370486622608 4.635167567784408,66.332405259879152 4.635097601100639,66.332431707549929 4.635020192629131,66.332464965196948 4.634954042191774,66.332486213374423 4.634853353667285,66.332520973819356 4.634798652282268,66.332536584980929 4.634712720428683,66.332567781794523 4.634671821796239,66.332585738924294 4.634648542183475,66.332601419636305 4.634640719001476,66.332616212561732 4.634640719314755,66.332626345018156 4.634646571552942,66.332639616091228 4.634660120145627,66.332650579102918 4.634685499776085,66.332666982371748 4.634759348241792,66.332697411002883 4.63481761301216,66.332727072452002 4.63485838580997,66.332753639702744 4.634891462061756,66.332776320132083 4.634908954444402,66.332792647270182 4.634922566860991,66.33281060396753 4.634934207393761,66.332826227299336 4.634951763434761,66.332844215656337 4.634967284200424,66.332866832684971 4.634986684910754,66.332887122657652 4.635030701609589,66.33291211090436 4.635083877855739,66.332942380826083 4.635154927523324,66.332969461288911 4.63522241514327,66.332994411293029 4.63530510487496,66.333021884759518 4.63556481374199,66.333091877361909 4.635643241612285,66.333112648742897 4.635717280748679,66.333137833173339 4.635791701582026,66.33316479293741 4.635855818087596,66.333191067942764 4.635868030753961,66.333196026205087 4.63590415992784,66.333211845732507 4.636171184424287,66.333308239781928 4.636311438904634,66.333353307584261 4.636433692203016,66.333383931697512 4.636618090313931,66.333444330485378 4.636656128081861,66.333472494797022 4.63666617894135,66.333503937250356 4.636662108853563,66.33352805013817 4.636644172676037,66.333558668400485 4.636606072828098,66.333579617511958 4.636563965472647,66.333591683633713 4.636505829142243,66.333602133011482 4.636405648563088,66.333608550061271 4.636275381723647,66.333607751814014 4.636215209725391,66.333610174171071 4.636169158520543,66.333614993151528 4.636113121196879,66.333624833824118 4.635974013866963,66.333651819492943 4.635899848633838,66.333662991735054 4.635800240434073,66.3336667330952 4.635665839032155,66.333662054513056 4.635561459718738,66.333646292671716 4.635478007111637,66.333632299703595 4.635373754897522,66.333612758928069 4.635239289806359,66.333605258828811 4.635100245342167,66.333608106385725 4.634907898831209,66.333626710246776 4.634754924811905,66.333640691707586 4.634618170477722,66.333652751923097 4.634474483057181,66.333666739662192 4.634268206819536,66.33369093581274 4.634196395096309,66.333703946747505 4.63413844992152,66.333725409404636 4.634106011485134,66.333759876129761 4.634115236435226,66.333824110832524 4.634122170970459,66.33386971096607 4.63415314917397,66.333924593219606 4.634164471702761,66.333941369808926 4.634198502451535,66.333977103985006 4.634259184305213,66.33400750573648 4.634334877050233,66.334027261922003 4.634439001569535,66.334031090985334 4.634592357484162,66.334025009830157 4.634758880156083,66.334023506346 4.634870637567207,66.334029567176088 4.634982267976025,66.334042507288217 4.635035253129754,66.334063791580732 4.635052363906558,66.334081278167247 4.635037162476006,66.33410106644358 4.635003133442178,66.334121621977332 4.634855439785313,66.334168750350884 4.634772179142113,66.334192298699492 4.634685102228183,66.334220462788522 4.63459045649143,66.334261523049904 4.634478319488977,66.33432292930047 4.634430042720949,66.334350199072475 4.634367391811032,66.334410596761359 4.634338770038334,66.334453710627059 4.634320897670801,66.334491834598708 4.634324461288344,66.334545694851258 4.634329741681745,66.334579488202479 4.634356013338866,66.334646370929647 4.634367018932389,66.334699438291182 4.634358242124752,66.334730403784732 4.634342786222451,66.334748993256497 4.634281152118305,66.334779933585921 4.634201835387547,66.334813505128551 4.634133649777266,66.334844502471043 4.634067563563862,66.334887812316964 4.634027937721042,66.334928490806078 4.634001096807413,66.334967590477518 4.633969994556662,66.335017411229998 4.633935394677612,66.335092148454649 4.633790888041587,66.335363230789511 4.633775369465171,66.335413164800514 4.633763668044972,66.335487983154962 4.633752093417931,66.335548815312237 4.633721055228401,66.335614288263415 4.633670553337764,66.335679799176987 4.633592954174724,66.335720330744621 4.633491947127771,66.335742210313157 4.63341822672437,66.335740593987012 4.633348322364224,66.335726602108593 4.633286241368634,66.335703208066562 4.633177535520997,66.335645483436679 4.633014445393155,66.335573766635989 4.632839843216897,66.335528544461496 4.632668930891362,66.335505150756219 4.632548586715383,66.335505151332228 4.632373986213204,66.33551603791426 4.632152635133585,66.335542540071188 4.632020651642034,66.335567482140689 4.63185368502384,66.335614297203747 4.631759357317394,66.335657130348565 4.631698868190663,66.335690897153356 4.631649701195037,66.335728442454737 4.631613319141776,66.335764789394887 4.631610648829899,66.33580476254923 4.631649323189285,66.335851962924792 4.63168189089718,66.335885798764593 4.631727880266316,66.335940486343461 4.631760448405497,66.33598897348466 4.631760449513489,66.336026663923619 4.63172985558513,66.336059770745408 4.631663196535186,66.336091882340114 4.631608749566907,66.336109158638962 4.631514230086814,66.336120044570436 4.631399737955712,66.336127659241683 4.631227618063419,66.336137207827591 4.631096206864297,66.336157039402906 4.630955700194892,66.336187547246084 4.6309154375219,66.336203701264864 4.630898200624248,66.33622298068687 4.63089432107658,66.336239134511814 4.630903926273555,66.336258363062186 4.630919319672778,66.336276824456434 4.630953795086985,66.336293764199709 4.631023636257993,66.336322356275588 4.631136412140275,66.336353560101543 4.631210705906831,66.336386019341944 4.631276985443742,66.336426517381483 4.631294542054318,66.336464733278675 4.63130001303271,66.336491734189622 4.631312608989898,66.336553356258008 4.631282842247746,66.336597011652998 4.631226615410228,66.336653149952809 4.631131778537709,66.336686503495073 4.631069317504731,66.33671792323986 4.631019577936102,66.336752481020852 4.631010419303028,66.336778524401865 4.631005712784057,66.336791939141563 4.630980143992029,66.336832259446894 4.630964688593455,66.336869187934312 4.630957693013828,66.336909755274121 4.630984281819828,66.336948845260736 4.631001520485445,66.336990350620539 4.63099325258627,66.337024673267095 4.630922968479798,66.337076125720856 4.630866931618579,66.337103620747754 4.630814329588007,66.337133195107583 4.63074945175727,66.337174110965506 4.630713069825314,66.337215711295329 4.630682348605178,66.337246940041254 4.630645775660522,66.337281940797851 4.630602142433184,66.337319768965926 4.630551448936926,66.337360912675138 4.630511886494806,66.337396902248813 4.63048797140327,66.337434958373507 4.630478876800274,66.337476025626913 4.630460177442639,66.337513079970392 4.630438616278073,66.337567662887849 4.630431366684371,66.337623082427356 4.630442436054764,66.337684891907429 4.630434614330332,66.337751931339994 4.630371710671779,66.337875847856751 4.630334374062319,66.337897915411489 4.630269560248156,66.337953911368615 4.630212633237473,66.337994210930702 4.630200803415094,66.338031283494772 4.63018121357328,66.338069097741837 4.630145722260104,66.338115710985903 4.630079001398609,66.338212696398287 4.630006301308057,66.338303468973919 4.629984675301352,66.338315266460882 4.629939515822693,66.338364979189137 4.629868785789899,66.338394140088852 4.629788323792195,66.338419421380806 4.629705762810233,66.338446249430788 4.629656722188695,66.338456493862338 4.629576132506348,66.338465197999597 4.629473979909683,66.33846757567764 4.629338433561598,66.338465167385863 4.629215481196681,66.338456324712141 4.629096918340561,66.338469910230259 4.628994766301062,66.338492002910158 4.628931923451809,66.338518856146734 4.628896495658001,66.338563027955388 4.628859223551823,66.33861746285389 4.628839571040331,66.338689260566881 4.628836965028724,66.338755891582096 4.628826725427007,66.33879536554916 4.628829525287903,66.338836633371926 4.628830862118779,66.338875365481471 4.628834107298212,66.338919168818506 4.628827175453942,66.338965818384409 4.628808539759746,66.339006014716219 4.628788632069387,66.339051301275717 4.628771014069645,66.339090984000762 4.628749388874309,66.339132080292671 4.628718731600764,66.339176821514215 4.628699077845645,66.339204599322187 4.628673636130383,66.339241974430166 4.628630702791324,66.339289162374655 4.628588914220343,66.339330797248394 4.628554503864852,66.339365839454089 4.628522129236388,66.339411911454732 4.628458842352543,66.33948311122515 4.628440778778787,66.339511376787016 4.628417372706796,66.339556985735939 4.628411967085306,66.339591735903738 4.628412541430461,66.339659575243985 4.628418458014591,66.339700746547649 4.628425710544244,66.339749163152391 4.62841922367238,66.339786397907886 4.628395372187874,66.33982625064732 4.628385768757248,66.339870008009569 4.628375402255538,66.339921441666718 4.628358865569446,66.339961535035428 4.628331324813326,66.339998928040643 4.628290617378026,66.340034552513046 4.628247429368781,66.340073663301098 4.628194255024317,66.34011096750929 4.628142607123654,66.340143885199083 4.628089051076206,66.340179027773132 4.628041664834678,66.340211875627588 4.628001784236434,66.340245775643766 4.627983147903048,66.340263613057971 4.6279502634036,66.340273508036333 4.627950264398121,66.34030968341014 4.627935381600727,66.340354054811243 4.6279162376744,66.340417905109632 4.627937801530029,66.340458453904191 4.62801864730617,66.340509176014805 4.628137211981567,66.34055985982404 4.628282618387317,66.340596370093152 4.628482154839269,66.340653220905267 4.628627625918126,66.340728238440548 4.628751598757511,66.340835773066459 4.628762413549925,66.340894538436146 4.628767758929109,66.340981776692075 4.628783979975665,66.341028441337428 4.628918703501228,66.341176509685724 4.629015706022767,66.341248039682029 4.629204239343046,66.34133529491595 4.629268928812593,66.341379930371303 4.629317462288826,66.341430581041905 4.629403655356495,66.341637493315275 4.629392908288213,66.341728772968168 4.629392909789091,66.341783549445822 4.629349786231812,66.341854495201602 4.629263537727264,66.34194577439726 4.629188101566053,66.342006622862726 4.629177289716247,66.342055326664223 4.629182697301276,66.342091829040683 4.62934979792051,66.342282496867185 4.629419832639767,66.342410231389309 4.629506087241299,66.342542110376883 4.629527652212304,66.34262361945899 4.629468374234386,66.342759510011973 4.629462968635581,66.342796030426513 4.629484533810208,66.342885233160231 4.629473722114447,66.342940000823276 4.629430599076986,66.343031263203883 4.629409039778176,66.343159019668747 4.629382136779306,66.343260447372586 4.629295892644031,66.343516008208013 4.629258175848725,66.343595093291896 4.629209644943234,66.343639744238459 4.629118052234783,66.343688362826484 4.628967177899734,66.343739117448578 4.628782782264741,66.343773723164361 4.628606083224946,66.343814134299194 4.628541395670802,66.343841057889534 4.628492928199853,66.343879617706435 4.628465960309954,66.343934351576522 4.628438993660869,66.344035738114528 4.628395870680136,66.344131084386461 4.628352747209461,66.344208126784011 4.628304280053417,66.344258860895764 4.628201811123573,66.344329844262859 4.628083312860881,66.344386649980109 4.627786907477613,66.344502244981143 4.627334158617782,66.344711111563228 4.627285627781342,66.344759778581903 4.627280285753327,66.344796296081327 4.627323348996025,66.344847003262629 4.627441979862256,66.344995036495419 4.627490450175422,66.345063982777333 4.627512015403082,66.345158234806135 4.627533582456627,66.345322446260397 4.62754974016251,66.345381258139838 4.62759286711831,66.345436020123259 4.627679119073399,66.345470533615639 4.627765306997217,66.345488753456948 4.627867714382659,66.345494824312084 4.627948558898973,66.345496851958487 4.62807793543057,66.345494823427103 4.628191028206325,66.345478630739024 4.628266529099994,66.345456328880104 4.628352778452816,66.345391394733269 4.628439027644619,66.345320446128568 4.628482152798893,66.345306249936428 4.628552183862497,66.345298137630749 4.628659997681623,66.34529813717387 4.628800124111017,66.345308276590643 4.628891718526717,66.345322440523063 4.62899412655863,66.345352891767448 4.629064095301136,66.345393445064502 4.629091065729435,66.345434023828659 4.629112632324987,66.345579309907677 4.629139604140303,66.345672577684766 4.629198887393704,66.345731401239078 4.62925817048671,66.345784109079332 4.629339015921101,66.345820637400891 4.629403704967539,66.345848977858068 4.629527611956267,66.345871284862639 4.62974858379222,66.34591593061235 4.62996421205671,66.345938237166862 4.63007196282474,66.345958522547747 4.630142058473433,66.345986932536661 4.630212091104213,66.346037592840588 4.6302552178745,66.346084247977245 4.630282189756263,66.346179579837084 4.630352222282681,66.346226221921114 4.630422320933043,66.346368157153492 4.630422322216511,66.346416801748532 4.630384540893519,66.34646345018713 4.630325260459849,66.346512145546313 4.630071979603201,66.346595315919814 4.629807885920957,66.346692624259248 4.62966235492441,66.346761573038023 4.629603074159731,66.346798056169291 4.629570763924498,66.346879171433301 4.629527640454893,66.34695865784839 4.62951148654857,66.347045811750576 4.629554614047137,66.347120886690888 4.629673179022774,66.347179706605743 4.629942621230828,66.347293258519073 4.630093499204922,66.347376405586971 4.630147439369426,66.347431137829389 4.630169002935741,66.347461542502145 4.630185160435959,66.34751226342884 4.630190568667447,66.347575100517986 4.630131224440702,66.34761771660844 4.630001848951516,66.347662322709283 4.629813318944895,66.347706909966007 4.629694692720642,66.347739355368489 4.629630068791259,66.347769804384967 4.629559975390111,66.347828553861561 4.629549226878686,66.347870066703209 4.629570728141969,66.347951190950269 4.629613855681649,66.348028227597467 4.629705515213803,66.348099231173009 4.629732422443372,66.34815599606101 4.629743237673661,66.348235059979601 4.629700113477191,66.348287750318676 4.629635425877621,66.34831617090974 4.629506050519042,66.348366890710722 4.629406379645117,66.348418085539492 4.629339021313076,66.348476358231053 4.629317460354316,66.348547341996962 4.629355181286528,66.348624383173373 4.629506059151855,66.348703451374874 4.629694718862805,66.348754162743262 4.629948003204593,66.348800805629836 4.630050411442419,66.348837323144082 4.630098944690693,66.348879873275564 4.630131258566379,66.348938683095042 4.630136666827502,66.349003563325354 4.630088137111888,66.349098859062536 4.629974920618985,66.349255568224848 4.629640800509887,66.34955366255582 4.629586927519632,66.349638792618506 4.629549212562226,66.349796980804371 4.629527650908082,66.349841563567736 4.629387528361942,66.349989574756947 4.629306684950657,66.35003417009078 4.629058810980773,66.350138688348181 4.628918686218149,66.350199536193529 4.628832435540304,66.350217778657722 4.628611465524372,66.350250240217349 4.62842821427346,66.35027454049083 4.628352776941085,66.350298846642502 4.628342028315493,66.350337402707993 4.628374342003221,66.350390088320594 4.628428217870124,66.350418525053115 4.62858456542793,66.350477330767447 4.628757005669623,66.350540153420482 4.628821695140161,66.350584766194757 4.628859416075264,66.350663309121941 4.628907894950153,66.351076948611947 4.628907897671168,66.351186390944449 4.628880993854749,66.351265439127573 4.628837869889539,66.351330376891994 4.628730058608457,66.351437791041789 4.628611497079987,66.351518904311888 4.628401278291889,66.351620298942933 4.628185715605319,66.351685166774047 4.628029434732888,66.351752068017831 4.627867748052918,66.351851446706107 4.627776092180119,66.35192845924108 4.627738374735619,66.351991298106924 4.627727626735108,66.352056449276745 4.627727627674302,66.352094932903285 4.627749128488763,66.35216180067232 4.62776535041194,66.352248968043199 4.627749132932741,66.352344206957724 4.627743793094879,66.35247391167627 4.627619828744367,66.352713058189494 4.627522766825667,66.352814377841767 4.627425768459638,66.352913682367671 4.62733417703004,66.35302717812759 4.6273233648061,66.353067719358634 4.627339522511214,66.353130517145644 4.627388056308573,66.353197394720866 4.627468902445457,66.353262244634166 4.627528186422248,66.353353450047138 4.627533595068527,66.353438585974757 4.627529589362468,66.353502688011716 4.627508409391024,66.353551939723147 4.627466175554352,66.353604321111732 4.627428203466858,66.353659920755717 4.627385969628227,66.353712339930667 4.627343735256926,66.353742534509522 4.627120033099859,66.353906152233748 4.626942700178273,66.354057072779881 4.626887808482903,66.354107907350254 4.626845574480025,66.354153964975012 4.626841377919845,66.354217520350673 4.626862498063893,66.354327119944017 4.626908932731324,66.354390636677039 4.626946909573594,66.354535180299365 4.627022922657628,66.354646374753997 4.627069360585383,66.354848110182488 4.627056704310439,66.354913209591402 4.627043983455851,66.354937054867307 4.626766598461717,66.355170743014156 4.626601859238497,66.355304146011036 4.626525913307986,66.35534385392333 4.626437245811324,66.355377214188906 4.626369695532548,66.355396282670924 4.626306279528825,66.355407407091135 4.626251386836506,66.355416909726642 4.626154259078311,66.355428046933469 4.626031752093636,66.35543918422988 4.625909309010319,66.35546299140438 4.625846020551431,66.355488394738316 4.6257784711905,66.355547157767845 4.625727778680501,66.355648073013299 4.62571932007634,66.355697282449242 4.625740438509165,66.355735354977085 4.625715123256001,66.355751242923787 4.625672888297277,66.355757590617117 4.625613797387224,66.355760758269327 4.625533589071988,66.355770311541718 4.625419605759077,66.355795702080798 4.625322414533961,66.355813173968031 4.625161934221059,66.355829037025558 4.625048078176476,66.355856847412127 4.624963545033202,66.355886203358367 4.624908652809568,66.35591635734859 4.624862220364025,66.355948094975574 4.624769291755992,66.356006857016055 4.624659570910737,66.356067202676797 4.624562380259502,66.356110038829286 4.62426673744571,66.356238660884486 4.62422876459123,66.356264050664251 4.624216107249858,66.356284701946393 4.624220306038817,66.356316451589379 4.624224569047476,66.356375199738252 4.624245623642447,66.356403769184865 4.624502408088289,66.356519224265682 4.6246326767224,66.35657688191894 4.624732286706739,66.356633082583613 4.624854923410274,66.356731078894356 4.62497756018139,66.356831950728747 4.625065594790816,66.356937104452584 4.62513454639832,66.357003781772747 4.625157577425763,66.357235751871968 4.625134552600866,66.357277546901571 4.625084812792155,66.357319329289609 4.624992838354786,66.35738273760056 4.624870205127977,66.357438899262164 4.624678685828293,66.357513823611299 4.624563812792339,66.357575787265816 4.624441116564168,66.357659363726086 4.624383617355473,66.357731411126807 4.624194198589691,66.357874289381641 4.623876168060769,66.358099044238585 4.623531422927986,66.358342559111932 4.623290165341217,66.358532192900213 4.62322878577856,66.358591278133517 4.623186678788779,66.358633058297585 4.623179046852672,66.358674850938471 4.62318280144208,66.35875554759113 4.623205829773185,66.358872221508236 4.623213528535834,66.358977404968982 4.623190504901618,66.359075379974598 4.623163663753695,66.359123695982021 4.623083265804302,66.359189975309533 4.622933790805439,66.359269226693726 4.622765297011807,66.35933640536517 4.622569833620995,66.35939547649906 4.622412852689012,66.359461755370859 4.622362985455949,66.35949633877506 4.622355353379005,66.359532328113161 4.622362987010686,66.359568342682252 4.622397462815533,66.359602925646513 4.622474110514064,66.359654799917124 4.622669513703455,66.359752771514778 4.622727015474844,66.35979600617911 4.622826562332293,66.359875254778572 4.622872551619055,66.359937186684576 4.622895515033615,66.359994798869891 4.622895515887096,66.360034385057048 4.62285340896318,66.360080469779803 4.622815054734823,66.360120803348437 4.622485574364902,66.360332503288504 4.622405112550692,66.360388658171232 4.622382087448432,66.360420364709213 4.622374455239546,66.360450614407881 4.622397482065574,66.360499560957649 4.622466435206541,66.360640699766776 4.622508417878626,66.36073287912923 4.62253532513068,66.360800230538644 4.622552500052318,66.360846985008138 4.622533355179684,66.360888051970292 4.622496909149977,66.360928358897198 4.622444434183697,66.360971579246225 4.622372049976394,66.361005045939308 4.622266398881885,66.361021754171716 4.622132824167846,66.361034320357945 4.622016041559657,66.361038500886366 4.621838005017391,66.361030115895161 4.621682231150118,66.361030116424189 4.621597570124893,66.361033321478999 4.621557370721989,66.361047762064814 4.62153879765279,66.361057883104522 4.621525440824536,66.361089652096538 4.621552093058527,66.361129781144669 4.621592166256512,66.36116320924161 4.621698900012335,66.361209988063962 4.621970186381248,66.361301949218131 4.622112413418654,66.36137214875896 4.622325945260897,66.361499221991224 4.622690608841006,66.361681457771255 4.622877362127518,66.361810138196859 4.622971057616848,66.361912788386022 4.623199851868357,66.361882109033999 4.623325730007222,66.36186315931019 4.62345784189735,66.361856065537381 4.623659158463084,66.361853721520632 4.623829053451353,66.361867907586031 4.624024072962694,66.361867906919372 4.62417507632968,66.36186790640248 4.624363798634802,66.361863155763544 4.624495974086406,66.361853718656235 4.624621852075543,66.361827675574247 4.624735071785985,66.361780352479855 4.624886073785434,66.361716486432627 4.625055966747619,66.361636026703408 4.62528240661192,66.361562685260296 4.625427111901454,66.3615177429147 4.625703992685923,66.361465655926168 4.625924263570049,66.361434900031867 4.626081499925251,66.361411263103591 4.626163298459558,66.361399419285874 4.626253429108368,66.361368195086911 4.626338343466825,66.361313866405695 4.626448254916669,66.361235926307288 4.626492270314891,66.361201712657504 4.626514214134862,66.361172173160767 4.62650791524663,66.361090736926855 4.626511031402492,66.361063578771393 4.626520508220477,66.361034039155683 4.626567640519879,66.361006880783762 4.626639897641666,66.360979760294981 4.62666502199754,66.360958504813169 4.626715270449274,66.360904188030602 4.626743510568072,66.360838052744853 4.626730978663029,66.360779023726536 4.626705789118084,66.360728266311 4.626636710489239,66.360670415288823 4.626608404453629,66.360631438228808 4.626598989348721,66.36057475216387 4.626592690054784,66.360475503703356 4.626583402161991,66.360418804618206 4.626589571273124,66.360383399250892 4.626636702727203,66.360318415260352 4.626649296287549,66.360288874755284 4.626649294772561,66.36022036912847 4.626630466302839,66.360186141646849 4.626602160369242,66.360151888817299 4.626555090121022,66.36010816069377 4.626526784109358,66.360070373510624 4.626511071996035,66.360018398540362 4.626501657119357,66.35997232654374 4.62650788975435,66.359933348276485 4.626555085487346,66.35989909483267 4.626630458969822,66.359855403834686 4.626796917250579,66.359784109534885 4.626828338621439,66.359759293389061 4.626844048688469,66.359719136657105 4.626847100382922,66.359654189104333 4.626844046476583,66.359619935458056 4.626856513078786,66.359602213181063 4.626884817697694,66.359577384198275 4.626938183236057,66.359539595922328 4.62700738726564,66.359515970174527 4.627088994843899,66.359499438352245 4.627195727556232,66.359497094417023 4.627462686604636,66.359493533790243 4.627582077163433,66.35949234258166 4.62767316236375,66.359482904705345 4.627748536442961,66.359466372881812 4.627830207415453,66.359440403461093 4.627937002244844,66.359371882457992 4.628065741450761,66.359299801495126 4.628175717432309,66.359266737740555 4.628284675917964,66.359243352278142 4.628391408335895,66.359228010970156 4.628573578838206,66.359213860167884 4.628637503739872,66.359202180047419 4.628681519444953,66.359183266565523 4.628709760474096,66.359159640625862 4.628744362189761,66.359134861850137 4.628772603325461,66.359115948374878 4.628873038232154,66.359082897077016 4.62899242803476,66.359048616862651 4.629104821434423,66.359031083833671 4.632101135560304,66.360606805870347 4.632723156852206,66.360907649810002 4.632777032710839,66.360933541219822 4.632753053017849,66.360942547629591 4.632741095155102,66.360954910776186 4.632753053507491,66.360963904378664 4.63278899201833,66.360984184274031 4.632968620475782,66.361064112856383 4.633067530646671,66.361109143832095 4.633139407464228,66.361140659123805 4.633235137072245,66.361176671072812 4.633330993948086,66.361214963026015 4.633399881128145,66.361241981423632 4.63435825970307,66.361649420192506 4.634720505716336,66.361786764157927 4.635660818890122,66.362145326806257 4.635999848109762,66.362272648988295 4.636155559847487,66.362331179990193 4.63624543757976,66.362364960967227 4.636323167277656,66.362439299668708 4.636640632359665,66.362509102714824 4.637443232469804,66.362707314299939 4.637772655898276,66.362783892965481 4.638868614709636,66.363076666120861 4.639114203633671,66.363141971226085 4.639257893353538,66.363187023640009 4.639853895776043,66.363312224362247 4.640446780973059,66.363415803835835 4.640608471130047,66.363442819514418 4.641387155263067,66.363641011131719 4.641686555955345,66.363706301895448 4.642099877713185,66.36379414964432 4.642483176453911,66.3638639486594 4.642876652150922,66.363924780185869 4.643158178883493,66.363974301620487 4.643863713288122,66.364104234884607 4.644354763164295,66.364192080934899 4.645916773044315,66.364489344686305 4.647472231111244,66.364765884673645 4.647919900953122,66.364851233526167 4.647939747415789,66.364892610461922 4.649688127938406,66.36522480779746 4.650701400833078,66.365605649040816 4.650729260147376,66.365578419658391 4.650846296382782,66.365532534639968 4.650917535913183,66.365508015278721 4.650952519466556,66.365490081748419 4.650968802169287,66.365459255469588 4.650986038890991,66.36542478166885 4.651004737705962,66.365354744805984 4.651116299942603,66.365155803354469 4.651172781581518,66.365090692287495 4.651209609642711,66.365068794292114 4.651227037971237,66.365066375199703 4.651238296439664,66.365065729237799 4.65127455257393,66.365065653103684 4.651308455338586,66.365069579132623 4.651355270485929,66.365077937873423 4.651422440224484,66.365097175792499 4.651483949025871,66.365120795815457 4.651539860074235,66.365131674840413 4.651560659741786,66.365135486925894 4.651614853268129,66.365141249289209 4.651667583780477,66.365145099241346 4.651707147499968,66.365145289059186 4.651737869753254,66.365143161216224 4.651765666024724,66.365139095638611 4.65191997573137,66.36507840423441 4.651934096482194,66.365075959825631 4.651955722993771,66.365077720179926 4.652007181917977,66.365104012581511 4.652045983140708,66.365136067585922 4.652070408999496,66.365163145263892 4.652081223059914,66.365196492132156 4.652101896230452,66.365229230998679 4.652162706407336,66.365295278448016 4.652206977542056,66.365314693600439 4.652229367393544,66.365318543646481 4.652259580890328,66.365320455928682 4.652297872478098,66.365321101687002 4.652318608421411,66.365320126405905 4.652342588272046,66.365316605463391 4.652363387640619,66.36530828452787 4.652373946302393,66.365302483950629 4.65238240584318,66.365293403163747 4.652386730584367,66.365271112859745 4.652387429956147,66.365258688546476 4.652372862980319,66.365221884239944 4.652369045778786,66.365191019713663 4.652380876209363,66.365170071777911 4.652465408636635,66.365104770654781 4.652642552163893,66.364996585065569 4.652652092516722,66.364967050043077 4.652641469483852,66.364942163161544 4.652607057320783,66.364916668424897 4.652479778124836,66.364873708809668 4.652466293096837,66.364862107590881 4.652459041520133,66.364848099962387 4.652453634021884,66.364812764176662 4.65246228424521,66.364798186523757 4.652463874410531,66.364797540593187 4.652480221009154,66.364778846714131 4.652522201071951,66.364749729256872 4.652583454209074,66.364723651340682 4.652655393447237,66.364700866314067 4.652691967156209,66.364682324264109 4.652696864353947,66.364659906761517 4.652684142469821,66.364642618740177 4.652663406119247,66.364627243194533 4.652605968190719,66.364604230625503 4.652556481376904,66.364589501101648 4.652516281011851,66.364566349110447 4.652506993971159,66.364551112790423 4.652506993505958,66.364532532780999 4.652550499217853,66.364466660218682 4.652569263051827,66.364454450744844 4.652649089015676,66.364408994426356 4.652708243170928,66.364385449240771 4.652770386988613,66.364366754868811 4.652839018781306,66.36434946631671 4.652984169602076,66.36431236872447 4.653019280467369,66.364298905230882 4.653041542663323,66.364285289796769 4.653051147041107,66.364272687642199 4.653057761676064,66.364252080926164 4.653051654879256,66.364232234172775 4.653027801375289,66.364201153195438 4.653024238357127,66.364161041595722 4.653030725600346,66.364133443424379 4.653054323151972,66.364104173303133 4.653067234988455,66.364086922791273 4.653088733869141,66.364072256004434 4.653138219570442,66.364042947709649 4.65320704208508,66.364021909922172 4.653359189786015,66.363988484833712 4.653589065552675,66.363955211369785 4.653866709746634,66.363897581657994 4.653923001558731,66.363873744689215 4.654030814098299,66.36380491902095 4.654061534853602,66.363744262865794 4.654071773908822,66.363677210446127 4.654074826080387,66.363638997844205 4.654058095662187,66.363572071911818 4.654030298436218,66.363538545629524 4.653984436811982,66.363507387887694 4.653938893243693,66.363476990056839 4.653846406818434,66.363418930120375 4.653806777789143,66.363351978363852 4.653803723721605,66.363316070491237 4.653764921571604,66.363248573820528 4.653684711188503,66.363184357632278 4.653659839072702,66.363118735122512 4.653677457398554,66.363084410086742 4.653719946327721,66.36305675991612 4.653785143187346,66.363034746023615 4.653860135726352,66.363019115776098 4.653937227374656,66.363006221384694 4.654014000818691,66.362986803949013 4.654063359494101,66.362965600690529 4.65409827922971,66.362940711633271 4.654140068799797,66.362925613440964 4.654157560493961,66.362914061857737 4.65415596978869,66.36289374537867 4.654132051814791,66.362829806704895 4.654127025294561,66.362769870311112 4.654134402747088,66.362731656308185 4.654165378701036,66.362701763870106 4.654211111515206,66.362671124025823 4.654259706980329,66.362653061736253 4.654336671385619,66.362639267849389 4.6543891472174,66.362633757801831 4.654451228255449,66.362648019764521 4.654507075493765,66.362651084768302 4.654591354867757,66.362642509353179 4.654678369593709,66.362643192968676 4.654765066347673,66.362646333841553 4.654845465780554,66.362641608987033 4.65490818200397,66.362621659339894 4.655022355628339,66.362568726416868 4.655123998618383,66.362515590772318 4.655179654153533,66.362484823992389 4.655201089448646,66.362471574896276 4.655219408037349,66.362460187761656 4.655287594513454,66.36244149191657 4.655388347765194,66.36241772936711 4.655421932150983,66.362408609427362 4.65546397619662,66.362395537533473 4.655503984812993,66.362382566972457 4.655565492434184,66.362360311834578 4.655637749837721,66.362344111181855 4.655724064703233,66.362337878937694 4.655813878075015,66.362335750599399 4.65589955705478,66.362336611554838 4.656059402340254,66.362347314007536 4.65613808475077,66.362356788155907 4.656217085350241,66.362372050848492 4.656281456431101,66.362392912141985 4.656395569102559,66.362441284585756 4.656512989501152,66.362495306113416 4.656561713213801,66.362516636025177 4.656650255249387,66.362545008225965 4.656712145406401,66.36255657231267 4.656882740649393,66.362579408946857 4.656973444899924,66.362591276886704 4.657004803233713,66.362589744131796 4.657041122708676,66.362579699601014 4.657089972320392,66.362551022865688 4.657111470618654,66.362514936407607 4.657116558326933,66.362481915224848 4.657105298962174,66.36244852674325 4.657074066055068,66.36238235767118 4.657095119085769,66.362345726315965 4.657117253985205,66.362329741192156 4.657162859929992,66.362312666644527 4.65720439536849,66.362309107198257 4.657296562299777,66.362310208786241 4.657412136760684,66.362313640899018 4.657499533083899,66.362312272551151 4.657587883397563,66.362306432945246 4.657651426796551,66.362297287501178 4.657708163927863,66.362277147600352 4.657788180196596,66.36221505620891 4.657845424997847,66.362150330124223 4.657868322704456,66.362116434392476 4.657905214107926,66.362086401853986 4.658033951725014,66.361957062789401 4.658051251942941,66.361921393490675 4.658047243854758,66.361890284228124 4.658022881492379,66.361860847014711 4.657934847408213,66.36179890731249 4.657925623798619,66.36177800729044 4.657940952212692,66.361743186416305 4.657981851023635,66.361719018113547 4.658037061603928,66.361700068426771 4.658072744820767,66.361683386159271 4.658110145120085,66.361655037779286 4.658119429355159,66.361564774162417 4.658097606807873,66.361368982499201 4.658088318193983,66.361296299669633 4.658103901462138,66.361277527171083 4.658366913003044,66.361114679032937 4.658409719907652,66.36108630465057 4.658440950472153,66.361064504496554 4.658529808247683,66.361007742904178 4.658585781365962,66.360961571042409 4.658618602020908,66.360936502651896 4.658653203749288,66.360914056327843 4.658707460202962,66.36089489069137 4.65877329355162,66.360889633533532 4.658799626804355,66.360884338545603 4.658881997584502,66.360862512656979 4.658899998129015,66.360851340129685 4.658918507288319,66.360831237229036 4.658929701244298,66.360797517102242 4.658934725263606,66.360762542902052 4.658947763058919,66.360700587380876 4.65897403245191,66.36068607058813 4.65902173757303,66.360674834515336 4.659099084052653,66.360677747647301 4.659194495207718,66.36068870441116 4.659263572758431,66.360692022929854 4.659355739626444,66.360691300491212 4.659408915081515,66.360684130587728 4.659464507218354,66.360662583319836 4.659545732035312,66.360603186045054 4.659590573391709,66.360539469228073 4.659603039484749,66.360505723367112 4.65960908122832,66.360471318785756 4.659597185684578,66.360435229473737 4.659577339718505,66.360416709832194 4.659534849280264,66.360387397643521 4.659488477912392,66.360325732806785 4.659417872438489,66.360273175838657 4.659403432709536,66.360240899166925 4.659407184554026,66.360205164144716 4.65945151804649,66.360177928798493 4.659523330121107,66.360160067273114 4.659610217387478,66.360152289025223 4.659758676578006,66.360148931471286 4.659855550175783,66.360140975829424 4.659939193322892,66.360127725210489 4.660018383817976,66.36010920490223 4.660083262589848,66.360087239066203 4.660130776402811,66.360058635477216 4.66019241114768,66.360034604793526 4.660273955199791,66.360019365313292 4.660355372166134,66.360008774835393 4.660441559770975,66.360001642588799 4.660528447281544,66.360002655609946 4.660590591714868,66.360008596440082 4.660805648776366,66.36004454611718 4.660893109395995,66.360068652132824 4.660954618102226,66.36008694382933 4.661027130917317,66.360107262272294 4.661164205724511,66.360150774674665 4.661240598443516,66.360166076708921 4.661405850694369,66.360189206861278 4.661450312229287,66.360191879507681 4.661484914604777,66.360193209441647 4.661579752899132,66.360189598775747 4.661618107945699,66.360185316983802 4.661657035293628,66.360175157459238 4.661706775493649,66.360151418289803 4.661789972093045,66.360091551081709 4.661859237908105,66.360003194357404 4.661893902959842,66.359971246472611 4.661936900615604,66.359941312664276 4.661987849298701,66.359915774460077 4.66204999290677,66.359892072990661 4.662198769274204,66.359857704921694 4.662741018196138,66.359758438314174 4.662829304893335,66.35975306679471 4.662911612420854,66.359744528366207 4.663078071975218,66.35972352448897 4.663158534765881,66.359710489004627 4.663235180990539,66.359692804460821 4.663300123473376,66.359674790595378 4.663356160807735,66.35965202633767 4.663413215700278,66.359623713558165 4.663506462280339,66.359566087239102 4.663544244099286,66.359535025527393 4.663569240843364,66.359503292438774 4.66359073903319,66.35946608680193 4.663628075450054,66.359429767790331 4.66368856537438,66.359410081590383 4.663761840963659,66.359411829426463 4.663821377196524,66.359406799993721 4.663898532319001,66.359390686052265 4.664023964402782,66.359341850600899 4.664056530488619,66.359313094202136 4.664084198834253,66.359284958523446 4.664117209164244,66.359221023031779 4.66413330088489,66.359189175572837 4.664173881339456,66.35915550376329 4.664214653092355,66.359138503062582 4.664287928218738,66.359124124487849 4.664380858281178,66.359120196962536 4.6644395678574,66.359123515722374 4.664515260892922,66.359138210312295 4.664579950058697,66.359159251631482 4.664683186174402,66.35921382499761 4.664732609341109,66.359225707359343 4.664820005949512,66.359234751908701 4.664881768771923,66.359241414990024 4.66492311351081,66.359242529582687 4.664969737569352,66.359240806520049 4.665003703696629,66.359235941852347 4.66503105466458,66.359230861858208 4.665063684837677,66.35921896645192 4.665092880177353,66.359205601566273 4.665172451039494,66.359143147813668 4.665195730302979,66.359108880620425 4.665201135931586,66.359074626131175 4.665191085014976,66.359040878390658 4.665162142976156,66.359015048262194 4.665054963208516,66.358960613832309 4.665032699783028,66.358929678325367 4.665024366097795,66.358890255041388 4.665026336959777,66.358856899711213 4.66503918463482,66.358822708184519 4.665052287058088,66.358799588635478 4.665089496657964,66.358777647098421 4.66517409368059,66.358756794790438 4.665342715982973,66.358740071923094 4.665399198923094,66.35873016508755 4.665455363337637,66.358703371454595 4.665461277862584,66.358670661939158 4.665438441795932,66.358633809980518 4.665401612053381,66.358594069655695 4.665386726951647,66.358559307823782 4.665382210211837,66.358537733652298 4.665393021256831,66.358462483483592 4.665412102557416,66.358432547973152 4.665422469647656,66.358401966378267 4.665423741684418,66.358398254525056 4.665423804279605,66.358363454346645 4.665409173697832,66.358331897313406 4.665357331875868,66.358265679454121 4.665349888808402,66.358230600419873 4.6653568846911,66.358199258483211 4.665381563298853,66.358165002660613 4.665426659919584,66.358133913834322 4.665485368704499,66.358110274023943 4.665551646819385,66.358089028516829 4.665608829099435,66.358067770365608 4.665667219678727,66.358038378948308 4.665705891954574,66.358006897266975 4.665736867748167,66.357975187546728 4.66577242210249,66.357903900866162 4.665783553109401,66.357895083416807 4.6658109675159,66.357884517609619 4.665836919095666,66.357878715230555 4.66586204386277,66.357875687296371 4.665904279097415,66.357876839947579 4.66594435184502,66.35788340213665 4.666023416001432,66.357895969093008 4.666105660432636,66.357905558890522 4.666268495612997,66.357928285706947 4.66632135341124,66.357934695798136 4.666356401005944,66.357935025017582 4.666396537104104,66.357932795144293 4.666438390462761,66.357925979207863 4.666553391522861,66.357898221612572 4.666646893211536,66.357866182070467 4.666685438470704,66.357841617283654 4.666725001220632,66.357809438568324 4.666758521300388,66.357777855270783 4.666764881125177,66.357747412249907 4.666742808411662,66.357713396734653 4.666735747052811,66.357681015375292 4.666743633406738,66.357649102648764 4.666766085710392,66.357613617205729 4.666796997846181,66.357580538750994 4.666846038191436,66.357552515037753 4.666893743153397,66.357536957458365 4.666957032110547,66.357528963106489 4.667049389899383,66.357532015861878 4.667091371038043,66.357544380466322 4.667148745559077,66.357571326830836 4.667218077973107,66.35758926557196 4.667279268461034,66.357600426518204 4.667364247849434,66.357604682837987 4.667453170667549,66.357601553213968 4.667621602279554,66.357590087119917 4.667873104323398,66.357557919733566 4.668031294631692,66.357528311861145 4.668110357919497,66.357511411213423 4.668180961370881,66.357492027494018 4.668340741991184,66.357466853647097 4.668405111814375,66.357443504555135 4.668505291686523,66.357392638364502 4.66861005106258,66.357334601416909 4.668666915141086,66.357308300365901 4.668734528927025,66.357284849757264 4.668806595323821,66.357264895748145 4.668882859820155,66.357245689173908 4.668950219285565,66.357225887183972 4.669020377395753,66.357203652711434 4.669067255519536,66.357190109290613 4.66913385214042,66.357185028684952 4.669207318732275,66.357192883130864 4.669262339417382,66.357207072177317 4.669317424107348,66.357234449660496 4.669364621535633,66.357262992699873 4.669490630172853,66.357352726440041 4.66961142179072,66.357401678639746 4.669717901436162,66.357439152784607 4.669788251609807,66.357457991104368 4.669828896672666,66.357459219790655 4.669860254890454,66.357454202754226 4.669889704647013,66.357441090295026 4.66999516436526,66.357405135396419 4.670072255545646,66.35737884698618 4.670150682833122,66.357364327996095 4.670237061326869,66.357359779423803 4.670310019367241,66.357377515591949 4.670357725360593,66.357396138695563 4.670525525080671,66.357522396130022 4.670575648460156,66.357551255549879 4.6706345495109,66.357575858163912 4.670709224988911,66.357594848385673 4.670842673536068,66.357613002164939 4.670862646210833,66.357613002067779 4.670891205770873,66.357609936073715 4.670913022929638,66.357605767924269 4.67097758342759,66.35757751611284 4.671009958544824,66.357545489107281 4.671033237775586,66.357511815151597 4.671085330116559,66.357446152041831 4.671113762080645,66.357430543805535 4.67114486567572,66.357419116290373 4.671170753696832,66.357414935419953 4.67120058538474,66.357411337300064 4.67123550584038,66.35741393425873 4.671274369944848,66.357416518528908 4.671315842010358,66.357421205826711 4.671345165231399,66.357430466661555 4.671473017273704,66.35747916529661 4.671771846383214,66.357553707473301 4.671836598924824,66.357565666550371 4.671919861023642,66.357572621338548 4.671988302119475,66.357562675959585 4.672006047893209,66.357541392198712 4.671987854135239,66.357472980356576 4.671960946126172,66.357402693369309 4.671966225109713,66.357388998227478 4.6719888050819,66.357369335920481 4.672041343931926,66.357345264653873 4.672122442561824,66.357325348645446 4.672206594635226,66.357315111703315 4.672295644657769,66.357311120538299 4.672370383287881,66.357314895524851 4.672510256070732,66.357329489489416 4.672587094134443,66.357346098120232 4.672634164363006,66.357374336979746 4.672675001175412,66.357405641719012 4.672741725834942,66.357427039200516 4.672801007934852,66.357431726407327 4.672977963272388,66.357430712021639 4.673030503022647,66.357435982030736 4.673099135224779,66.357435297570731 4.673334735244075,66.357395021898952 4.673568108904325,66.357351350890966 4.673733932317266,66.357328913337895 4.673908470411905,66.357322286601004 4.673995166924207,66.357316699153685 4.674082435795152,66.35730765307116 4.674138600507352,66.357291740549968 4.674217854304791,66.357264603171913 4.674269948089491,66.357246663601813 4.674388956003835,66.357206134815144 4.674558722982797,66.357181023938523 4.674678558159784,66.357152429294416 4.674719711288951,66.357127851105645 4.674752277656316,66.357110278937014 4.674828415021584,66.357093669388689 4.674911422123749,66.357082000741428 4.67508233440951,66.357069026730869 4.675155482401008,66.357057788870307 4.675231301736329,66.357041394662318 4.675277543789734,66.357027927158768 4.675329764412663,66.356998053092482 4.675393625377227,66.356975058279829 4.675461302748833,66.356951176585468 4.67551473139645,66.356904959180312 4.675530760108755,66.356894874428065 4.675546089340639,66.356891162278572 4.675682525731149,66.356853863468643 4.67593841621126,66.356805997861102 4.676040758993322,66.356764948994993 4.676126119067963,66.356737595629127 4.676296710275655,66.356628132051839 4.676433209067409,66.356552888135454 4.676620913207103,66.356525534015645 4.67680855460547,66.356525545730676 4.676893850200584,66.356470826204045 4.676945113742963,66.356347679041619 4.677115769393995,66.356265579899585 4.677184019758577,66.356258750685427 4.677456957173448,66.356217712709892 4.677559363760697,66.356183517096227 4.677695862742278,66.356115113408393 4.67796879883896,66.356033025638951 4.678122408162668,66.355964621448138 4.678173547077003,66.355923571453133 4.678258905812793,66.355855154644189 4.678531901750666,66.35565677004557 4.678736710909705,66.355465213308179 4.678910736766901,66.355354768531384 4.6789198314693,66.355319786676944 4.678945146049828,66.35528574226926 4.678982291616027,66.355252876065379 4.678978792094763,66.355218299575597 4.678995328876534,66.355184356436183 4.679112236561054,66.355109450350511 4.679334031240668,66.354993137469521 4.680084718597548,66.354828991168532 4.680238265819026,66.35480846456899 4.680579451720837,66.354705858906954 4.680750107034068,66.354616925026789 4.680886669308772,66.354541675024691 4.681023168424573,66.354480108843831 4.681159666630038,66.354391174338787 4.681296227300124,66.354268016467543 4.681296223889026,66.354165385053378 4.681296283170081,66.354035384658957 4.681211046958565,66.353960121421849 4.681193996568523,66.353850633976009 4.681159962813561,66.353734303918841 4.681091772654909,66.353638512941217 4.680972379127254,66.353556393755127 4.680852985601453,66.353474274300964 4.680699435222255,66.353399009751357 4.680580043530117,66.353371615768154 4.680409447789911,66.353337392368303 4.680324211814677,66.353268969395444 4.680153677859257,66.35318000056688 4.68003428571938,66.353138934244356 4.679863688164147,66.353049971291881 4.679659060975949,66.352967837971718 4.679539668387919,66.35291309907943 4.679471415551561,66.352844662190179 4.679335037551931,66.352721485529784 4.679317987613399,66.35262569041987 4.679318048701399,66.352550422504493 4.6793692504492,66.352488832885186 4.679522795060591,66.352393048637211 4.679915248375061,66.352297275398868 4.680171136984039,66.35220150252816 4.68058063469827,66.352037301659195 4.680887790469232,66.351934672115959 4.681246087134076,66.351852595435247 4.681501975471083,66.351749997084497 4.681672632233131,66.351708939508967 4.681877380821083,66.351619975766852 4.682269768343126,66.351462639326684 4.68259397079358,66.351359988294504 4.682832877376549,66.351298426369098 4.683037627116323,66.351243682042266 4.683191110859924,66.351230020715349 4.683412906619435,66.351154779037643 4.68366885801959,66.351038441184045 4.683975949850617,66.350928977171904 4.684180760787107,66.35080584621187 4.68453905688368,66.350710035310698 4.685016745166385,66.350655326149536 4.685323839613767,66.350621134393847 4.685801465262869,66.35059381638375 4.686603297905877,66.350593849829067 4.686859190012159,66.350600704122229 4.687098035873799,66.350621251003986 4.687507412962615,66.350648690650289 4.687916852692522,66.350648694635197 4.688155698085306,66.350655549003008 4.688428698113936,66.350593978747085 4.688838134913482,66.350511903576788 4.689162273917287,66.350416136022943 4.689605868036013,66.350340896874812 4.690083556621789,66.350293029979525 4.690305354301671,66.350272511844494 4.69059534018266,66.350286215502138 4.690817076002615,66.35031358687047 4.691124171494675,66.350306754580032 4.691943051096363,66.350306844812607 4.692369476553079,66.350375280194939 4.692813011125544,66.350409562986272 4.693171248142082,66.350436927067562 4.693614783501234,66.350491726449661 4.694672446150384,66.350526005420448 4.695201213772478,66.350539745503539 4.696088405516543,66.350478221889517 4.69687312573232,66.350409823892917 4.697436174395628,66.350334596539753 4.697862658780655,66.35027304345968 4.698374440508589,66.350211489701195 4.698937489178205,66.350136255377961 4.69989274340259,66.350143194128719 4.700285074098199,66.350170583568016 4.700694452340858,66.350218483447748 4.701052754483311,66.350280133267248 4.701530384156928,66.35034857466735 4.70185446482798,66.350389688607819 4.701973857007986,66.350423878236327 4.702690393854164,66.350444491916633 4.70308266262758,66.350512927050957 4.703509151614896,66.350567726280559 4.70385027804683,66.350581435699539 4.704140265281982,66.350622486097777 4.704532660274446,66.350663599151474 4.705180823682682,66.350793670190029 4.705453702722195,66.350889464500327 4.705794895222398,66.35096479241362 4.706255417705542,66.351108529965543 4.706784193259073,66.351313846080757 4.707227605171945,66.351450732551839 4.707585783304427,66.351587625148156 4.707961069958066,66.351676572998059 4.708387559995018,66.35175190435416 4.708677547125342,66.351786116401414 4.708865127804687,66.351854580834896 4.70917216331922,66.351929842711442 4.709410946040578,66.351950394735027 4.709803404350703,66.351977788490942 4.709990286643547,66.352078565129645 4.710195677216208,66.35214204871086 4.710417414270973,66.352189971319021 4.710622102954332,66.352196812686856 4.710946182619417,66.352203678640862 4.711287373205471,66.352224229786998 4.711457905298803,66.352244769322994 4.711611517302956,66.352251623666092 4.711748018124723,66.352237950182356 4.711901563556251,66.352169535315355 4.711935656012525,66.352142164420627 4.712072156562876,66.352121648196615 4.712311001602341,66.352107986659078 4.712737427962152,66.35217643602266 4.712959166161159,66.352251716476573 4.713283248596347,66.352327008724487 4.713453846771045,66.352409131656387 4.713624381071364,66.352484411741131 4.713794978169635,66.352539163911231 4.714016714774154,66.352573400645895 4.714170199872981,66.352587097447255 4.714409046322503,66.352607636243761 4.714562532786473,66.352655545721234 4.714784271041265,66.352730824742395 4.714971852691841,66.352819788740391 4.715193590960302,66.352895086277528 4.715398344435677,66.352929309963642 4.715585986989258,66.352949848806645 4.715858926757314,66.352963544635855 4.716080660961475,66.352936198737197 4.716456005875753,66.352881475603709 4.716745990245059,66.352840444203522 4.717070194284256,66.352772042510693 4.717377287111795,66.352683113159486 4.717616129496212,66.352601026480784 4.717769738269419,66.352525769983529 4.717872081428935,66.352498399018216 4.718093816736805,66.352498422919794 4.718230255939909,66.352532634904307 4.718434947522375,66.352607927070409 4.718673730727907,66.352635308370338 4.718861438874994,66.352703745146258 4.719032033593948,66.352696914182047 4.719339065872244,66.352683252468012 4.719646099545153,66.352703803385225 4.71985078866506,66.352717499762576 4.720311370863722,66.352744904828398 4.720720813576432,66.352792825032452 4.720840204927154,66.352799679419675 4.720993753448169,66.352806533580505 4.721044896582423,66.352874958115279 4.721096041389477,66.352984443520327 4.721164230467809,66.353032352834148 4.721403014303043,66.353073418515748 4.721590658355466,66.35312816928699 4.721607645434696,66.35322396905319 4.721692943792846,66.353244495634257 4.721829445272292,66.353244494739386 4.722017086545845,66.3532</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El Condado&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494419606992046,66.426166224430062 4.494914154390161,66.426150318054283 4.495360169375649,66.426277909813024 4.495941604478847,66.42637013831785 4.496569027717984,66.426426637575688 4.49756003072929,66.426322912254349 4.498728752782831,66.426291832439574 4.499360755708048,66.426168700558321 4.499585798624516,66.426151619208312 4.500126079720546,66.426099970800365 4.500754075428067,66.426138504915755 4.501335128916062,66.426248699587731 4.502235682220731,66.426162585480952 4.502644168771159,66.426002561108106 4.502962714476872,66.425842181955787 4.503142405334338,66.42584294000028 4.503459106454055,66.425754398736657 4.503824021907798,66.425540321673992 4.504099060123873,66.425325876382104 4.504102749280353,66.425182145345929 4.504285175196507,66.425075104592494 4.504522748502109,66.424573048079836 4.504579804069858,66.42410615782363 4.504673624864801,66.423944831510369 4.505086245744598,66.423623110760076 4.505720156753544,66.423428082401443 4.506036030957116,66.423375468061266 4.506620837163527,66.423341958542238 4.506846770533127,66.423288990231939 4.506848615099178,66.423217118961318 4.506670323585013,66.423162533067227 4.505905826543156,66.423195284708058 4.505457648943436,66.423157478933149 4.504876595494512,66.423047295927859 4.504338922312902,66.422991168135212 4.503983357002377,66.42284593268441 4.50362963627154,66.422628873972513 4.502927219708305,66.421997095757291 4.502487374543768,66.421635899170852 4.502181232102866,66.421311179180748 4.502008029107941,66.421058901295851 4.501915098690533,66.420957403085666 4.502100514055376,66.420727261412836 4.502133844277584,66.420651187323557 4.502133844214906,66.42052941775583 4.502109991392088,66.420413410083867 4.502072017751377,66.420331623089737 4.502000713859243,66.420266921202469 4.501905557205883,66.420204190543132 4.501753408353315,66.42014333003182 4.50171537113556,66.420118586449078 4.501715371124065,66.420095763691961 4.501834253297166,66.420105266848395 4.502179514113435,66.420161780254176 4.502274225489279,66.420174038286405 4.502387192178806,66.420184729304935 4.502565928885688,66.420194687358887 4.502709427106306,66.420195458211936 4.502981030553358,66.420176287637446 4.50310054879205,66.420168932803776 4.503183810836964,66.42017123275815 4.503231961618189,66.42017866339873 4.503273433633045,66.420198377340355 4.503299321853242,66.420235732694564 4.503307145591835,66.420291752986998 4.503299321922145,66.420355077377366 4.503270825861922,66.420425642625474 4.503278649574161,66.420436004982861 4.503299321972895,66.420443283903097 4.503330489584504,66.420445356370749 4.503374505878389,66.42043704120961 4.503488553845633,66.42036233103137 4.503695977391025,66.420226381186097 4.503781529272747,66.4201807611135 4.50387223335456,66.420141307896046 4.503994041436585,66.420098758501851 4.504351769217309,66.420016452312524 4.504711723251939,66.419932085975219 4.505601335730382,66.41971184249347 4.506016564602405,66.419690283056767 4.506166550763687,66.41967860608213 4.506277927254325,66.419667876912058 4.506392547715988,66.419651132327473 4.506429058334654,66.419638292704875 4.50643866303309,66.419619842059703 4.506417290943213,66.419600127660502 4.506393756209353,66.419588956162073 4.506203061277358,66.419523734232413 4.506203061270364,66.419514331945095 4.506215909951905,66.419505738452031 4.506265205649536,66.419491180053768 4.506380780216437,66.41946888748511 4.506545841303145,66.419432845265305 4.50667483701445,66.419398622804124 4.506812546938496,66.419369581694383 4.507075372534086,66.419320244584057 4.507516171540844,66.419275608542478 4.507809592290367,66.419242422128136 4.508196897483775,66.419177767913595 4.50831800589703,66.419165686295315 4.508520277316102,66.419162349924349 4.508633562037228,66.419166090656574 4.508753589149523,66.419181508581943 4.50886248498014,66.419204862939665 4.508935824289532,66.419223617182794 4.508978059598244,66.419243584628063 4.509003566167228,66.419260695959252 4.509011389885509,66.419274420402857 4.509008082314748,66.419288170115721 4.509003566209595,66.419308188066481 4.508999113707338,66.419323150968864 4.509005792494372,66.419338391887337 4.509021567128358,66.419346454656306 4.509041667060047,66.419350928352927 4.509064056852939,66.419350928349743 4.509086510250835,66.419348223906809 4.509111126293534,66.41933927650247 4.509159531473244,66.419310361709464 4.509222820720312,66.419219471997735 4.50922511054728,66.419177388638914 4.509205137775036,66.419111900223584 4.509181793819279,66.419053994269319 4.509144965117879,66.419013376615467 4.509092234587793,66.418986483500703 4.508996187445327,66.418962926733272 4.508794297641709,66.418932191700918 4.508775151816345,66.418922612264822 4.508775151806958,66.418912047074699 4.50878647390273,66.418895162980107 4.508822920910937,66.418882070212277 4.508870880854359,66.418871504998151 4.50896381120114,66.418857198979282 4.509085746514959,66.418852775725014 4.509201766349087,66.418853938387443 4.509357477192601,66.41886996311419 4.509439785132895,66.418881059097743 4.509528517429245,66.41890507090362 4.509656749925705,66.418957012161627 4.509751461339849,66.419007386236814 4.509843055998933,66.419063523008958 4.509867544867128,66.419097872286727 4.509866081965005,66.419169275167718 4.509878040160652,66.419180800709157 4.509899603063134,66.41918656347552 4.509928417198981,66.419185603009666 4.50996435535174,66.419176011024746 4.509995522941931,66.419155828674334 4.510017594634553,66.419089202802965 4.510015559151806,66.419039789345732 4.509962256102286,66.418958655025079 4.509953033016377,66.418939824747468 4.509965245591132,66.418898600286539 4.50998661764055,66.418872263100951 4.510021856080631,66.41883048246055 4.510041510702878,66.418774926489888 4.509977457900879,66.41858222367938 4.509953032551115,66.418456197662067 4.509922310175108,66.418436179034629 4.509034668713124,66.417680716855514 4.509155204629281,66.417646946977115 4.509239547966184,66.417622832829622 4.509372169256809,66.417564986595949 4.509504726929661,66.417497446496952 4.509637411835314,66.41744921789531 4.50978205490949,66.4173865306891 4.509938719773658,66.417323843323544 4.510107470039971,66.417265983752543 4.51031241287282,66.417188812175112 4.510469077733426,66.417126124312887 4.510589613633452,66.417082722984958 4.510722171292953,66.417010416772712 4.510818599992209,66.416957346584582 4.511035564603992,66.416875371299895 4.511204314852082,66.416807841967994 4.511373065115031,66.416754796614271 4.511517771795668,66.416701763790897 4.511590093291225,66.416639049442679 4.511662414797124,66.416585991108661 4.511770928910972,66.4165522450282 4.511855272250687,66.416537786012512 4.511987893602469,66.416547429535555 4.512144558535793,66.416557073050285 4.512349501454078,66.416566729191004 4.511992345974062,66.416423276476635 4.511774108995371,66.416304671411538 4.511525594885578,66.416157829873072 4.511287067090126,66.415971982695964 4.511121242510681,66.41579108875726 4.510849066205833,66.415404055750557 4.510526385575009,66.414931812009101 4.510202051149192,66.414446514828086 4.510021215263249,66.414274660197648 4.509923323476524,66.414205341627792 4.509840379423973,66.414142014318855 4.509561588229059,66.413970182894332 4.508521861848154,66.413315951176955 4.507240936288423,66.412444643720121 4.506562817990136,66.411986350716859 4.505967452872679,66.411528036661778 4.505673586791412,66.41132602438482 4.505530406601571,66.411241578221549 4.50528933469254,66.411120976475331 4.504332489217082,66.410713960269618 4.504272952729658,66.410685515913997 4.504098859391348,66.410602407642457 4.503910836013449,66.410476543712306 4.503795452171858,66.410304965206478 4.503729491199773,66.410100364002233 4.503736169857182,66.409966457012345 4.503729681711428,66.409730954954526 4.503699468080519,66.409553087993018 4.503586501287719,66.409338973392806 4.503473470935578,66.409179170091903 4.503155879260359,66.408813287495803 4.502817360736788,66.408381326741235 4.502591745332811,66.408086816411654 4.50202258643305,66.407303920951492 4.501845948741837,66.407076182417924 4.501627966237947,66.406764233397894 4.500923005696866,66.405801809752901 4.50083847149102,66.405672469714972 4.500702669896619,66.405684785450518 4.500569285366185,66.405677590759083 4.500459117499894,66.405665237114192 4.500359126794834,66.405640605659642 4.50028470622583,66.405612914206827 4.500238590907004,66.405582137456307 4.500202525540872,66.405548250109632 4.500173902221295,66.405501414684025 4.500181853104089,66.405455590733979 4.499540564204558,66.405406605613777 4.499000665358845,66.405360301046656 4.49860858990134,66.405321861355162 4.498324519655217,66.405289819799037 4.498140567311717,66.405260989943571 4.497929645459394,66.405207907506451 4.497720631826766,66.405152043112906 4.497508628643567,66.405076756219017 4.497216607459134,66.404967833863907 4.497089138431667,66.404991277386983 4.496654573363244,66.405078121914315 4.496670411632087,66.405203456656878 4.496637590264489,66.40520836280848 4.496608203725348,66.40529996095087 4.496335328422129,66.405404127523312 4.496227005174713,66.405391002415783 4.495987332844005,66.405388372347858 4.495871376749411,66.405462014530301 4.495787351522046,66.405537274996334 4.495775329754038,66.405577282314169 4.49564735183955,66.40553727500351 4.495143391113448,66.405415583603741 4.494947353388435,66.405388372398278 4.494803346445424,66.405380355711941 4.494547454239942,66.405323328388818 4.494138840898149,66.405275228085756 4.494080194978374,66.405356432091949 4.494047946080181,66.40538725970417 4.493936824121403,66.405413762824466 4.49374390317081,66.405467578232916 4.493653071938587,66.405475999526175 4.493418933444609,66.405484370241595 4.493163804538268,66.405484370247009 4.492940670104646,66.40546181232007 4.492769502840678,66.405434348267192 4.492588031194026,66.405409716577225 4.49203681027553,66.405306865095241 4.49206765981754,66.40527532928273 4.49181399388261,66.405231072864368 4.49152337210531,66.405168405640794 4.491365816811953,66.405113578013257 4.491265571701313,66.405053995824218 4.491106235405196,66.405019349069519 4.490997021664758,66.405001393432912 4.491005163407308,66.40483200287072 4.491043900267666,66.404530293640022 4.491320146782123,66.404377819084857 4.491564780461685,66.404215758528196 4.49185304874189,66.404037232738574 4.49172710628945,66.404039154825313 4.491528524301321,66.404032427522409 4.491261946110817,66.404018821166545 4.491109988273785,66.404003823817689 4.49075391461683,66.403957213112264 4.490603737786256,66.403932984615608 4.490412407035473,66.403894188623383 4.490201676061831,66.403837891333822 4.489604149132379,66.403650182203819 4.489168693604467,66.403500952185851 4.488783297023649,66.403374698416613 4.488475501343856,66.403276213962855 4.488341353570534,66.40322851436818 4.48820726940583,66.403179752440323 4.488078146612033,66.403128069245838 4.487921672690546,66.403050462057649 4.487760173798436,66.402961435428878 4.487640973761527,66.402864011610021 4.487536721440102,66.402767497920763 4.48747273253144,66.40268545087666 4.487380056762415,66.402525073928132 4.48681815038706,66.401432897537518 4.486763766198466,66.401333950170454 4.486676624298366,66.401142074126682 4.486364757979578,66.40070762853891 4.486297270685476,66.400638120590685 4.485217474241098,66.399272116186481 4.485213721414691,66.39926733534999 4.485130713922902,66.399266323525083 4.484985371389511,66.399118395383155 4.484900582898946,66.399111110246309 4.48445234243202,66.399132940286208 4.484319085186825,66.399145056846407 4.484252488349436,66.399179003451778 4.484240339339477,66.399210521649962 4.484036605259614,66.399184366078615 4.483894951878888,66.399159045239102 4.483460132608187,66.399089710014934 4.483228792991675,66.399042103601573 4.483166203443363,66.399031327640728 4.483134018166422,66.399027229737868 4.482939697957112,66.399015606348797 4.482706895351802,66.398999353835677 4.482606841118891,66.398990652099542 4.482467223167236,66.398976182930141 4.482373211630032,66.398962067898523 4.482343952289722,66.398956022211934 4.482291285480078,66.398941679512461 4.482222907685459,66.398914107108524 4.48218410726795,66.398892150348843 4.482109114345799,66.398831617389391 4.482070059498484,66.398811115071126 4.482013449041496,66.398793926498101 4.481946088952701,66.398780291989311 4.481883499405611,66.398771033670599 4.481805071646318,66.39876367254179 4.48172670749444,66.398756260818828 4.481618447925015,66.398748874385248 4.481229998355844,66.398708552541748 4.481125237198799,66.398688720456647 4.481071934318511,66.398675060595735 4.481043692695055,66.398669900200659 4.480984092689116,66.398662539044011 4.480729600015507,66.398644148774167 4.48066650160892,66.398637824747937 4.480603021560825,66.398629426441758 4.480484902878988,66.398609164257152 4.480375943658496,66.398575191557853 4.480297197882228,66.398550932543031 4.480200324041691,66.398519413496714 4.480097343901242,66.398490310198412 4.479982278387683,66.398453921543904 4.479855063888929,66.398415117038326 4.479794509799203,66.398386026273641 4.479649103612183,66.398356935460328 4.479400780866596,66.398325416141887 4.479267587279681,66.398293896803651 4.479067669695917,66.398238092811539 4.478916284429237,66.398209001823517 4.47878296362761,66.398179910804714 4.478643663746273,66.398148391280728 4.478499084484735,66.398098253414972 4.478461174579809,66.398075764707983 4.478357876442783,66.398020845630015 4.478310616268427,66.397999722874118 4.478255214360205,66.397981686300184 4.478225191738222,66.39797485617585 4.478162156946176,66.397966508238341 4.477952316582633,66.397956402144104 4.477920322131615,66.397952721459234 4.47786135820944,66.397940857263691 4.477806147121519,66.397924768499806 4.477412227494422,66.397786040442654 4.477214218161426,66.39771912993335 4.477171855754243,66.397694870092465 4.477141578740754,66.397660921460144 4.477140433880772,66.397607949369046 4.477135917798909,66.397582538408884 4.477080961175666,66.397542088245515 4.477032556076088,66.39752025676276 4.476923469675352,66.397476593737323 4.476814446866085,66.397445073329948 4.476602443980104,66.397352940441664 4.476505506566839,66.397311705677623 4.47641467545514,66.3972680422915 4.476341972397103,66.397236521628841 4.476314684913991,66.397213298520839 4.47625133211511,66.397188253960678 4.476130669212723,66.397135078460863 4.476014904064643,66.397086152852324 4.475960392686254,66.397054631964352 4.475869561586218,66.397006110967581 4.475821092884262,66.396984304314003 4.475760538799154,66.396964875628001 4.475681793029881,66.396950354691157 4.475615259851375,66.39693836352744 4.47554853593931,66.39686788377999 4.475542493311635,66.396826648237095 4.475560685047019,66.3967878412343 4.475627281900755,66.396753891394241 4.475663665323333,66.396707823752621 4.475633324740145,66.396654470166197 4.475506810020162,66.396574502798998 4.47549090827482,66.396528713094824 4.475512216828497,66.39644884655489 4.475514824947052,66.396304038777373 4.4754882371977,66.39624868575109 4.475456369982576,66.396234847469202 4.475391108984229,66.39620337610296 4.475299132987701,66.396139901990693 4.475146284833906,66.396084852153464 4.475046993910025,66.396081765693054 4.474894272928927,66.396054240705894 4.474810247800902,66.39601755757198 4.474710956907157,66.395996154822868 4.474604033177794,66.395953323994391 4.474481780110535,66.395904370772016 4.474344324839339,66.395898273716696 4.474263352817564,66.395888786629385 4.474236765003909,66.395877047954585 4.474218191722193,66.39585473434623 4.474162408211885,66.395822781823796 4.474066742957829,66.395787641582345 4.473795712516725,66.395742912926522 4.473678866017272,66.39572588666536 4.473539693358576,66.3957162477015 4.473394287176158,66.395713945449813 4.473324700845322,66.395710024081268 4.473253460729464,66.395704053489908 4.473186355088934,66.395696033675904 4.473128090861599,66.39568543335858 4.472874870479519,66.395628459754647 4.47281126324715,66.395615759579698 4.472748482901879,66.395607107259877 4.472616879502944,66.39560042824975 4.472553463085489,66.395591674727669 4.472523694901797,66.395585274033763 4.47246854743993,66.395569866828055 4.472360224349548,66.395534764173675 4.472328166309354,66.395525997988102 4.472259852145992,66.395510755186734 4.472226203918304,66.395505341141018 4.4721933189749,66.395501419749465 4.472070175345295,66.395493070962203 4.471975782196569,66.395483862005946 4.471832093439198,66.395467493337861 4.471668877261639,66.395447658649786 4.471344925599539,66.39540358714153 4.471207406732775,66.395394656430398 4.471127007177042,66.395387572586827 4.471054304103276,66.395378439495289 4.471020910306147,66.395372671229183 4.470957430294982,66.395358250564414 4.470831169967777,66.395322021780387 4.470769661796155,66.39530059314248 4.470669925671659,66.395275951441647 4.470582402218718,66.395212879763079 4.470547418372554,66.395142799954101 4.470459894878551,66.39510072665297 4.47031989540168,66.395058678563245 4.470127356291241,66.395037654450775 4.469952309175882,66.395016630325941 4.469707294098103,66.394988572827458 4.469514691382225,66.394967573953863 4.469339644527825,66.394827387427611 4.469199645135637,66.394750298402869 4.468919582423119,66.394743290203195 4.468639583301901,66.394743290102809 4.468482028187297,66.394722265732483 4.468271997122821,66.394687199794333 4.468061965913845,66.394715232170043 4.467834379101803,66.394743289807209 4.467589363967101,66.394743289715223 4.467344285241316,66.394736281519769 4.467116762133903,66.394722265221674 4.466906730987104,66.394722265140487 4.466696699805786,66.394736281269601 4.466469176611801,66.394757305481974 4.466224161421965,66.394778329668981 4.465979019033732,66.394792345750517 4.465751495871304,66.394799353745512 4.465594004365553,66.394778329414748 4.465471496849545,66.394757305080262 4.464464148643833,66.394807322692955 4.463486187109263,66.394807322268917 4.46243310574027,66.394687652784413 4.461069430447306,66.394473713896147 4.458659735426705,66.393796769247501 4.457403556851231,66.393494850345334 4.456535573412745,66.393183806771461 4.455302229628246,66.392973371898123 4.453703335436317,66.392657729021991 4.453257958674619,66.392355847373139 4.452778297036899,66.392204867063569 4.451362210489773,66.391829777964261 4.45075692467544,66.391660512874694 4.450231721544715,66.39122595287445 4.449363997277453,66.389949747124049 4.448975803761335,66.38963868498918 4.448062344316107,66.388792376596598 4.447753976793037,66.388728314078335 4.447479959039674,66.388279999836257 4.446269580598849,66.387602913185717 4.44519614871839,66.386921214909989 4.445047690056485,66.386811416151801 4.444476817902786,66.386326458559907 4.444431148220657,66.386271551632802 4.44359751462687,66.385814018349251 4.443494725783482,66.38574082442166 4.443015193431296,66.385315310979962 4.441850292997857,66.384981272382419 4.441678999064186,66.384935511922805 4.441587659360089,66.384894332557948 4.441279356132807,66.384743332560362 4.440731255244041,66.384345263995201 4.438915529862821,66.383420955559401 4.43813908100447,66.382771188629661 4.437442455825476,66.382652182724968 4.436277490791538,66.382551463908811 4.435580865171929,66.382501104213048 4.434751237556284,66.382357847442066 4.432870627947966,66.382268036296594 4.431290943292989,66.382268034458249 4.430162680883897,66.381998629412323 4.428883860307488,66.3817292212468 4.428282136954568,66.381639409214245 4.423664070817133,66.380791685707109 4.424435746565737,66.381597662655636 4.42441220804113,66.382066232811994 4.424212924915841,66.382280593337882 4.423923700918613,66.382528807220908 4.423429086594426,66.383098315618483 4.423299196561569,66.383600534259628 4.423324001325117,66.383852772590714 4.423077134903333,66.384695349499182 4.423104738704763,66.38491166200842 4.423269925217066,66.385093703417212 4.423798309394353,66.385226428180786 4.424538186334108,66.38552380292893 4.425194102341431,66.385748094076504 4.425622685892177,66.386005486923011 4.426002100683635,66.38631624016115 4.426121044718458,66.386515696076131 4.426287567236623,66.386679744356286 4.426551091449803,66.386755086970922 4.426979675110315,66.387012469442993 4.427182516607727,66.387284982923887 4.427163941607792,66.387518608514696 4.427313288682829,66.387898354794331 4.427674065104956,66.388442752093269 4.42786405690957,66.388876942855191 4.427894650742879,66.389057234459003 4.428136673946387,66.389402175229392 4.428348103321672,66.389566786651613 4.429160491682586,66.390080909006102 4.42933852825115,66.390101203581466 4.429595178759541,66.390824060390969 4.429604335273702,66.39127391049044 4.429401871507695,66.391559167933238 4.429280633514134,66.391953389119053 4.428554552311806,66.392609684772609 4.428530188765031,66.392915130737521 4.428658993023783,66.39298873388968 4.429322098002059,66.393123162621123 4.42967104669031,66.393253516761391 4.430176531103524,66.393673708788668 4.430295348274547,66.39387310607033 4.430469059297468,66.393947288360764 4.430828500639738,66.394509466663138 4.430889561480943,66.394869992743338 4.431019828867304,66.394925601962555 4.431172166288156,66.395269297981997 4.431429902149111,66.395416502849102 4.431617095675347,66.395886534992343 4.431779735098426,66.396662034443352 4.432186946048589,66.397188760552567 4.43273301208296,66.397663376437364 4.433009764894845,66.398134504798278 4.433229845850287,66.398191270469937 4.433480520963849,66.398428247475309 4.433684762671001,66.39868265116975 4.434028365390873,66.399442368405843 4.4342876281136,66.399571576511363 4.434528189116558,66.399934306340938 4.434513812962444,66.400113949143091 4.43456635026736,66.400582172937362 4.434650375165883,66.400655197009016 4.434588293367608,66.400870144803534 4.434701449450412,66.401141343809485 4.434908617415759,66.401359778118774 4.435026035473988,66.401577059614013 4.43500587074767,66.401828547727376 4.434611185202186,66.402273065420331 4.433203866874533,66.403585667916389 4.433234524755638,66.403765840951678 4.433440293362409,66.404002259311895 4.433592504112102,66.404345780099803 4.433618772861684,66.404579840867925 4.433356197042849,66.405619304442453 4.43320296591665,66.405851102468731 4.433232097192374,66.406049214098374 4.433405872121869,66.4061233602622 4.433617302201554,66.406287836381409 4.433877900998347,66.406399054480715 4.434351520160071,66.4066567911985 4.435069899104683,66.407223286528819 4.434874623731741,66.407418567613405 4.434885054553923,66.407605843972703 4.435011886336982,66.407912017391112 4.435580851731173,66.408489685935749 4.435888773909094,66.408742672523672 4.436018023193188,66.408958979629602 4.435924901533755,66.409084434006473 4.434977405755646,66.409242315712703 4.434612107783835,66.409474547824644 4.434110562629151,66.409760116123749 4.434243947043428,66.409814579696388 4.434870860875014,66.40988911952941 4.436084616593736,66.409858146495594 4.436577700677758,66.40989614973391 4.437070021336726,66.409970132961064 4.437965485280498,66.410081689021013 4.4389991048546,66.410067985415708 4.439675633052,66.409962953658848 4.440168780727909,66.410000931430702 4.440793467966991,66.410165306392429 4.441728240509768,66.410492788678496 4.442483004221025,66.410837459518802 4.442835896995279,66.411090624596326 4.443191525249092,66.411235903306604 4.443629524123502,66.411669193110839 4.443759155295137,66.411867486233362 4.444059062264844,66.412425975144998 4.444142514354612,66.412677986312602 4.44471478843431,66.41312974455839 4.445068953643522,66.413328936326039 4.445243936975458,66.413509431094397 4.445099992479652,66.413868343479379 4.445231913844895,66.413976746879428 4.445632449011695,66.414122160503908 4.445626914567428,66.414337852180765 4.445531502918772,66.414553162757997 4.445252201925672,66.414929477767615 4.445377252978626,66.415307430444756 4.445148902131066,66.415450270226444 4.444968829617451,66.415467535757486 4.444606712562328,66.415573884413377 4.444559452039652,66.415663573985199 4.444867311035279,66.415916437379622 4.445666091414325,66.416297206590386 4.445890625439286,66.416298116700361 4.44642785312007,66.41637223257834 4.447506697842358,66.416340736417368 4.448089722915345,66.416379134182705 4.449122324923153,66.416401354066053 4.450246203621076,66.416370060158187 4.45100885588955,66.416409140437821 4.451276897217099,66.416464196209034 4.451809926440101,66.416700039578103 4.4522553685274,66.41684566483471 4.452613732366486,66.416883101165766 4.453423645107974,66.416832546124013 4.45395794662309,66.417014507064337 4.454226560465607,66.41705152602789 4.454720153606988,66.417071545934249 4.455254582352275,66.417253467209648 4.45529579964029,66.417397408165627 4.455114264065479,66.41746858836099 4.454034846890971,66.4175180298584 4.453268505065542,66.417622676137256 4.452995183890053,66.417765338391959 4.453078127343801,66.418035267304703 4.453700397760683,66.418289421126175 4.454282532295771,66.418363733268862 4.455091045610464,66.418367069971779 4.455587437715316,66.418279260679171 4.456037968830588,66.418227242295103 4.456715896492831,66.418068279497064 4.456807554847442,66.417996772384541 4.457167890664398,66.417962295310645 4.457529435117531,66.417873953743324 4.458070733989848,66.417786344940694 4.45856579020163,66.417752448978021 4.459241809464537,66.417665370598172 4.460189686755363,66.417489569803934 4.460950048997301,66.417618507756359 4.461795581219632,66.417927541319187 4.462686020270334,66.418236747997497 4.46295552468515,66.418237860219136 4.462959277739404,66.418094088421881 4.46305602495739,66.417824893246774 4.463337106596749,66.417376746394481 4.463793171808271,66.417109085510134 4.464018723571352,66.417074051059316 4.464511935005401,66.417112068418319 4.465138403784839,66.417204482572387 4.46549772177461,66.417205948739522 4.466218202465406,66.417137068151177 4.467660563252977,66.416945338843604 4.468158036581432,66.416821579667371 4.468697872287588,66.416787884591258 4.469953290623829,66.416882954193127 4.471434515147855,66.416924991134394 4.472153278299172,66.416927974016517 4.473140337247217,66.416968013846045 4.474618890147473,66.417117909468843 4.475338925489976,66.417066950298732 4.476332154548008,66.416873349742417 4.47705320761715,66.416786495716934 4.477499985616978,66.416878203201819 4.47762872672543,66.417112374131449 4.477523964964712,66.417687036526985 4.47755818541179,66.418100561846046 4.477765290480099,66.41878432968268 4.478162899930933,66.419037540492752 4.478563817060133,66.419164979043103 4.479946513713538,66.41954812487748 4.480257235609295,66.419693139432695 4.480615154224659,66.41974854174245 4.48096524897378,66.420109386541554 4.480960541934293,66.420289061384466 4.480547093853164,66.420646739090984 4.480544295071224,66.420754607546939 4.480311746365488,66.421059103413953 4.480347429908232,66.421418640350566 4.480478015756099,66.421580880152348 4.480876197783358,66.421816144334159 4.481536124017619,66.422357908183201 4.482291207010372,66.422684446860103 4.483312232407701,66.423155874642347 4.48406788792581,66.423464422591579 4.484648114366828,66.42361057689341 4.484914820065129,66.423719468675458 4.485539889718019,66.423865811013641 4.48589456440869,66.424046924561623 4.486117762683594,66.424101761253965 4.486517853053967,66.424265133440684 4.487499950929278,66.424502722464894 4.48771939635373,66.424701280143395 4.488075088796491,66.424846492219615 4.489729961964085,66.425122813586881 4.490354586427622,66.425287114051244 4.491156548275423,66.425541939352684 4.491512240749775,66.425687133903679 4.491774239555935,66.42597565061034 4.491770613936223,66.426119377080994 4.4919373288925,66.426623120718986 4.492568822993609,66.42651790543799 4.494419606992046,66.426166224430062&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LA DELICIA&lt;/SimpleData&gt;</text:p>
          </table:table-cell>
        </table:table-row>
        <table:table-row table:style-name="ro1">
          <table:table-cell table:number-columns-repeated="2"/>
          <table:table-cell office:value-type="string" calcext:value-type="string">
            <text:p>&lt;SimpleData name="PARROQUIA"&gt;Pomasqui&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12519665264642,66.433228471575077 4.513423589926985,66.433016656189267 4.514410713208266,66.4330566447466 4.515845251008498,66.433170320134948 4.516918562432938,66.433354346976046 4.517453818822183,66.433500266571542 4.517945122477512,66.433609999356079 4.518303868248902,66.433629475331898 4.518843386242337,66.433613737851573 4.520238487382786,66.433511709436644 4.522124383370434,66.433537449990993 4.522843528696068,66.433522444986068 4.523698221383299,66.433472100026037 4.525317029852935,66.433406951960251 4.527760889867247,66.433135887713775 4.527788113830354,66.433126894718427 4.527869658516108,66.433112495809183 4.527933075093467,66.433101709252043 4.528096100899933,66.433119695226367 4.528200289836674,66.433119695211303 4.52834518750587,66.433108908645309 4.52845840868517,66.433098096817957 4.528558017892089,66.433101709161264 4.528798072236884,66.433080110754531 4.528947486027842,66.433063943518164 4.529183024258891,66.433054950465603 4.529323405789502,66.43302976492609 4.529477399299124,66.432997405137215 4.529549848136012,66.432993792753237 4.529853319094576,66.432997405080059 4.529957508029637,66.432993792691065 4.530052601098177,66.432983006076981 4.530125049919846,66.43296320114969 4.530170338398025,66.432965019962168 4.530455681253512,66.432975806525235 4.530573418574799,66.432979418882553 4.530718316271366,66.432993792573271 4.530827021351241,66.433008166261374 4.530953790916751,66.433002785576022 4.531311582581518,66.43297759994789 4.531687565976201,66.43296143260676 4.532077034147292,66.432948827109598 4.532416697705033,66.432925460250289 4.532511790792184,66.432930866178282 4.532638560378329,66.432943446339465 4.532742749336929,66.432959613615239 4.532851454431352,66.432984799187551 4.532973707906827,66.433011778287039 4.533118669227231,66.433036963800831 4.533240986316371,66.433069361388405 4.533363239794608,66.433098096053456 4.533426656404474,66.433116082044577 4.533548909890669,66.433152053988735 4.533662131120689,66.433184438798207 4.533761803958757,66.433204243523392 4.533970118265851,66.43322940357173 4.534124111826918,66.433240215300899 4.534232753307487,66.43325638238403 4.534413907257835,66.433288767047088 4.534726410493965,66.433295941133224 4.534812471333961,66.43330316577736 4.53497549715388,66.433317539277752 4.535134070447572,66.433324738642284 4.535247291633439,66.433312158632518 4.535324256596446,66.43330316569056 4.535473734024657,66.433304933937791 4.535618631719308,66.433306752707693 4.535786237246159,66.433294172679183 4.535940167172997,66.433276186778528 4.536003583756885,66.433267193825642 4.536279830813826,66.433312158454726 4.536352343287981,66.433330144290338 4.536393052057953,66.433351717179676 4.536429308320558,66.433384101744082 4.536474596828468,66.433409274269422 4.53654252957481,66.433432678501845 4.536633106547884,66.433443452261983 4.536750843907687,66.433472224389305 4.536909417215847,66.433488441835181 4.53702715455666,66.433499202936119 4.537135859642528,66.433508195775659 4.537226436600864,66.433504608721123 4.537339657788021,66.433490210019585 4.537507199731714,66.433495615811907 4.537981774675357,66.433495059989099 4.539205581493557,66.433569326551094 4.539345963100818,66.433598123790219 4.539495440583811,66.433639500827397 4.539626726318568,66.43365748641699 4.539758075663099,66.4336772402402 4.539898457243172,66.433680852489289 4.540038838827673,66.433688051750806 4.540183800119866,66.433671859640143 4.540342309792793,66.433655667516348 4.540482691361557,66.433648493454427 4.540609524562481,66.433652080449093 4.540872223214699,66.433655667417838 4.541393040857987,66.433722203879782 4.541506262112915,66.433759993716478 4.541660255750863,66.433819355982862 4.541787025393585,66.433862500892147 4.541986307523456,66.433927268635742 4.542185589658292,66.433995597920386 4.542353195293074,66.434060340065187 4.542452804563678,66.434099897610565 4.542606798189824,66.434146679498895 4.542656602837885,66.434177256931832 4.542783436130102,66.434254590768148 4.542833240796851,66.434301321866485 4.542874013223828,66.434360682869624 4.542901173655665,66.434414638112017 4.542923817968367,66.434475792299381 4.542923818037733,66.434536946341268 4.542892141599271,66.434589082512332 4.542810596937848,66.434639450405029 4.54266569928554,66.434693405076231 4.542534349992462,66.43472758136646 4.542412096572822,66.434772543441781 4.542316876321903,66.434830084665379 4.542280683754275,66.434882245484403 4.542298811949801,66.434955977698621 4.542353196353615,66.435008138239283 4.542416613003907,66.435053099777392 4.542493578037532,66.435099854637585 4.542579638940611,66.435153833533278 4.542624927465244,66.43518977730254 4.542688344144,66.435261715208767 4.542692860318519,66.435306676300968 4.542715504635358,66.435376833121964 4.54275627705116,66.43543078616851 4.54276982547383,66.435470354190571 4.542824209874646,66.435520707654049 4.542878530653136,66.43555667615324 4.542969107673512,66.435601636700795 4.543059684710534,66.435662762714202 4.543118585240231,66.435714921779962 4.54316838990972,66.435768874095615 4.54324083884098,66.435840810334426 4.543286127420737,66.43593252369466 4.543286127471025,66.435982888865411 4.543286127531719,66.436044013961336 4.543304255713989,66.436110569419782 4.54331328801976,66.436162727559221 4.543340448433143,66.43620586844348 4.543381220846256,66.436259819701107 4.543431025492973,66.436292200499082 4.543467281747266,66.436313770835312 4.543508054123699,66.436329961202176 4.543612179511595,66.436360548586379 4.54372991687701,66.436378532224595 4.543834105860618,66.436396515851968 4.54390655473454,66.436410887591521 4.543969971369454,66.436441474883139 4.54400164790478,66.436479210110178 4.544006227670615,66.436511590631184 4.543983583455475,66.43654215255502 4.543979003760015,66.436583524748698 4.543997131902551,66.436610499985079 4.544028872041433,66.436644673626247 4.544037904325019,66.436675235382523 4.544019776226594,66.436695012106 4.543979003888777,66.436720193942065 4.543951843532109,66.436736384056061 4.543965455580271,66.436799325848298 4.544015260287837,66.436898234054524 4.544051516550023,66.436928795496712 4.544096805055522,66.436946778737621 4.544155705540897,66.436953977075859 4.544300666877295,66.436961175399446 4.544441048469286,66.436957601464059 4.544549689951166,66.436950377844852 4.544617622693603,66.436959369452524 4.544667490924637,66.43696659304581 4.54472181166909,66.436966593037809 4.544789744393426,66.436955770254684 4.544853160992022,66.436946778626279 4.544993542578488,66.436935993709781 4.545115796054504,66.436932381887061 4.545333206259059,66.436943192009196 4.545373978633316,66.436955770167771 4.545387527031007,66.436971960123444 4.545396622916976,66.436997141673515 4.545459975940598,66.43702229793287 4.54553700455507,66.437040281102057 4.545641129939936,66.437063669305019 4.545727190814796,66.43708705748881 4.545822283949903,66.437115825431675 4.545971825059094,66.437158989911524 4.546143946818249,66.437214732348153 4.546293360736538,66.437283052664142 4.546374905511092,66.43733522097682 4.546469998671756,66.4373909630322 4.546560575690116,66.437430515313608 4.546800566617845,66.437527653024318 4.546904755647986,66.437590592813507 4.54699984880406,66.437640929375192 4.547611561405049,66.437554576614843 4.548178876028544,66.437475876379906 4.548896558601114,66.437367334817552 4.549395495250628,66.437299469256189 4.549949197891137,66.437218040446737 4.550871887212392,66.437079631064861 4.551924526519157,66.436924904621108 4.553400918526749,66.43671051874675 4.553913530785563,66.436629088007237 4.553968233213685,66.436656227366868 4.553995584455082,66.436694227481226 4.554029741707444,66.436745778225855 4.553981908985188,66.436810942676388 4.55382473511847,66.436916771416108 4.553729005998727,66.436987340496501 4.553619664900801,66.437071472520799 4.553661327804194,66.437100291007042 4.554951795510297,66.437064728607567 4.5555006640681,66.43701729535681 4.556182981064301,66.436987643153529 4.55685047758169,66.436999513973632 4.557369705163188,66.437017320279381 4.557755357171049,66.437082559719542 4.55812618863408,66.437135902865435 4.55868987782805,66.437147773632987 4.559535348017361,66.437159644342373 4.560158319348669,66.437153708795051 4.561211531415056,66.437100340161123 4.561096464665403,66.436393481798518 4.561143469855797,66.435853259377694 4.561237417834911,66.435692008736112 4.561437907348155,66.434884716966437 4.561445412592454,66.434597414288405 4.56132538444031,66.434022255960713 4.56120039519586,66.433644598647703 4.560775432265886,66.432708937300092 4.560342836885614,66.432060588709319 4.560132231639821,66.431520904271778 4.559426633346768,66.431015099166274 4.559072848354833,66.430798086041293 4.558676509810005,66.430491131751097 4.558365850804909,66.430346116684774 4.557397235256318,66.429587780099141 4.557049428875191,66.429137241515448 4.556648892576326,66.428991890185358 4.556510291439155,66.42873582401883 4.55613596097874,66.428393648893021 4.555788408980964,66.427933828641514 4.555307154476601,66.427613043574439 4.555119957583122,66.427506101681274 4.554959475444194,66.427238776421333 4.555093304873924,66.426982111056375 4.555146798243491,66.426778960010594 4.55455849273828,66.426586445317611 4.55388845149623,66.426303924284014 4.553442181577123,66.426194260559328 4.553220318641555,66.426085581735251 4.553093484722645,66.425779630813608 4.552653129746147,66.425436492965957 4.552127667610074,66.42491331834654 4.551516017065554,66.424246042548006 4.550922177539654,66.423955610674682 4.550574562475145,66.423731030919441 4.550333998547761,66.423452937814929 4.549437514533337,66.422979809997685 4.54931309834416,66.422940032706862 4.549258332260608,66.422898334685669 4.549226655739476,66.42288552201309 4.549174815697448,66.422883222320792 4.549121957923241,66.422875539781529 4.549060195098716,66.422862550208393 4.548915042892159,66.422820927909967 4.548861676142788,66.422767629984705 4.548854679269955,66.422744834908698 4.548846982746376,66.422734069157826 4.548812316632485,66.422703591448908 4.54873420661448,66.422654993840638 4.548697187055094,66.422635610371302 4.548659531434386,66.422621180168832 4.548618504631879,66.422610894543638 4.548595860386948,66.422607457580682 4.548547964003938,66.42260465242407 4.548505728655136,66.422592117596082 4.548483911206413,66.422549534464792 4.54842978124042,66.422524237287448 4.54823177135199,66.422509048927694 4.548094442883976,66.422476650315687 4.54807160780999,66.42247038287114 4.548042221159124,66.422458505042826 4.548007745903164,66.422441598078734 4.547932752699507,66.422412282544698 4.547897196114603,66.422394111946289 4.54785775948716,66.422379479428614 4.547807954880797,66.42237573917987 4.547748418387266,66.422389866298531 4.547691553446791,66.422420597146996 4.547647409921139,66.422425424124995 4.547564020610621,66.422423503483699 4.54752827324281,66.422420647757292 4.547483111949324,66.422405914169204 4.547453470855841,66.422388653358595 4.547374788487557,66.422384357136977 4.547310163333913,66.422371544214627 4.547192044347645,66.42235590083115 4.547124684103814,66.422354106538435 4.547057832731755,66.422357265579137 4.547018205351548,66.42236980055776 4.546966428958329,66.422382689344104 4.546949700223346,66.422387415229863 4.546892390047614,66.422424893716382 4.546795261611292,66.422451808463393 4.546724402976468,66.422456407997558 4.546642222263283,66.422476777260556 4.546604057868427,66.422495529083434 4.546518760415555,66.422525274206563 4.546493253876331,66.422537050937208 4.546368074491657,66.422530177021684 4.546307265812559,66.422529115624442 4.546100096547054,66.422546603878473 4.546028792668674,66.422554438199384 4.545947884053612,66.422554488774892 4.54576424946318,66.42254561840511 4.545626539452732,66.422551329911471 4.545557143805297,66.422562677024231 4.545496907641537,66.422581403518691 4.545343295920332,66.422644861191444 4.545216462845712,66.422679736323502 4.545213409690929,66.422679938498916 4.545080661072494,66.422691715197246 4.544936399499298,66.422697085502847 4.544892764819786,66.422696112556565 4.544852946593071,66.422698791378707 4.544807658150319,66.422710062599435 4.544739153068695,66.422747692234367 4.544701624786778,66.42278347696849 4.54469119329814,66.422836446350814 4.544677963032259,66.422867656790999 4.54464507807563,66.422897350905956 4.544608440252071,66.422914232317197 4.54448924006985,66.422951811120413 4.544421434651944,66.422982642364701 4.544375891782915,66.422995682459572 4.544337345722183,66.423006220671411 4.544183733915019,66.423035156523667 4.544095192437648,66.42304607380845 4.544057727701302,66.423056030756285 4.543912830150673,66.42310354099844 4.54387880022803,66.423119664128919 4.543782435095018,66.42315453858447 4.543750695015653,66.423160603707672 4.543734347920692,66.423163737354059 4.543680154422574,66.423167123726756 4.543588623406086,66.423181958002132 4.543579145909526,66.423184687302978 4.543531504041247,66.423217767391876 4.543450468227293,66.423224439027052 4.543325924920905,66.423217767466411 4.543288905390344,66.423207507355372 4.543216838206733,66.423208214976356 4.543175557010089,66.423211095913231 4.543136565698911,66.42322241744202 4.543080782055974,66.423243556839125 4.54305508469123,66.423254764627984 4.543028369618734,66.423270736030716 4.543002990286879,66.423280136918351 4.54292767914446,66.423289133481688 4.542843590146953,66.423282992617942 4.54278017352218,66.423262245000473 4.542757465644343,66.423246197796473 4.542736347921818,66.423216857913971 4.542699201176501,66.423206345090065 4.542655757300919,66.423196868385602 4.542577392977923,66.423194214931357 4.542539037722952,66.423197500208715 4.542532549769263,66.423198005636166 4.542416657090466,66.423199875750385 4.542285753055725,66.42319734867128 4.542255793973181,66.423198612244747 4.542082463796595,66.42319310317167 4.542028270296883,66.423195276519223 4.541985271713297,66.423203691862383 4.541901437223849,66.423232425287722 4.541881146501673,66.423249862431874 4.541862000723829,66.423272404342626 4.541840247021818,66.423285494818828 4.541802655074703,66.423297422820539 4.541770851380496,66.423300000489462 4.541572968646163,66.423247588131318 4.541348180019658,66.423211879969557 4.541214795273002,66.423197576488633 4.541172941617043,66.423203325713416 4.541134840831553,66.423224743102708 4.541035740602966,66.423270484020222 4.540932887515898,66.42330621748296 4.540776795041762,66.42334478127691 4.540597740266046,66.423369092131978 4.540464291995103,66.423393352405455 4.539999640170993,66.423499111718499 4.53987007194798,66.42352198196248 4.53969483359207,66.423534819649092 4.539561512509014,66.423546292686197 4.539489127289856,66.423546292710114 4.539420622086629,66.423529108512298 4.539287300859784,66.423470530492636 4.539206328592285,66.423446169282542 4.539158686614623,66.423428277420427 4.539104493052925,66.423399620081909 4.53904088558674,66.423366211750036 4.538989936029599,66.423350695315477 4.538821249180593,66.423335153638916 4.538646201389622,66.423220751088706 4.538553779666798,66.423135283664976 4.538469372526329,66.423074202840681 4.538421794144551,66.423050119219155 4.538306601093292,66.423022169067821 4.538186001438718,66.423006323913995 4.538034488619104,66.423004491783615 4.537953071157752,66.423006753605037 4.537877760041058,66.423025985194542 4.53778126768686,66.423057599763709 4.5376817221455,66.423073444956955 4.537597378739505,66.423073444984297 4.537537078917553,66.423067809485232 4.53749185402996,66.423053101548504 4.537455661387966,66.423036144444069 4.537440649990203,66.423010140145649 4.537440649930665,66.422980724166507 4.537476715151374,66.422895963485232 4.53751297121176,66.422820199220823 4.537518950151854,66.422744460008403 4.537518950038134,66.422689039079415 4.537494906396802,66.42266644611523 4.537443575174248,66.422639329484298 4.537329081779729,66.422597504625429 4.537250653814797,66.42257374908975 4.537229536127723,66.422557928891123 4.537221457928664,66.422528664014294 4.537199640504505,66.422485726973107 4.537115805927249,66.422469578203575 4.537115805865395,66.422439504516063 4.537070644542087,66.422403365514057 4.537055633147872,66.422379319144241 4.536950299243783,66.422349232746868 4.536874988078742,66.422343218008109 4.536784729188963,66.422343218037767 4.536694470299297,66.422343218067368 4.536498877519257,66.422319133790651 4.536423693557373,66.422307079000106 4.536303284740121,66.4222950494906 4.536228100729757,66.422258960834242 4.536152853136666,66.422234901709245 4.536071308402994,66.422206394646381 4.536027673583034,66.422132801740631 4.535989508977716,66.422048998562673 4.535967755028673,66.421940680761082 4.535967754865061,66.421860945816718 4.535967754764136,66.421811891640658 4.536000448857259,66.421760815541049 4.536022202466201,66.421703572786797 4.536016795685425,66.421629978388822 4.536060366517216,66.421519573732013 4.536071306520575,66.421296766400474 4.536044018786975,66.421219101818934 4.536001465359575,66.421179068966026 4.535925518067589,66.421145695583377 4.535837612590912,66.421114217662364 4.535797603490104,66.421088716842121 4.535789588902198,66.421061724853729 4.535821583370634,66.42103925676814 4.535877557836755,66.421022753189803 4.535937475970459,66.421010773549853 4.536197375737576,66.421001776105953 4.536481191883237,66.420992753376495 4.53664517171689,66.420986763503564 4.536745098891312,66.4209717762851 4.536852976959886,66.420943292991467 4.536953031283462,66.420898306026217 4.537045007461679,66.420850311421134 4.537061036461018,66.420821853294569 4.537080945385288,66.420736352361658 4.53706103617044,66.420689899186172 4.537004997972709,66.420649461109619 4.536921036112102,66.420599974929942 4.536845025188451,66.420556503844367 4.536825052392645,66.420521979646665 4.536809086805878,66.42046202974872 4.536835547354921,66.420406224640843 4.536880772099728,66.420358128011046 4.53693356605367,66.420278969307205 4.536986359984316,66.420189852282363 4.53699768190477,66.42010359096011 4.536967531831644,66.420027274857077 4.536933565241279,66.419918379623724 4.536865696009717,66.419851503048051 4.536771429585963,66.419728465846447 4.536745096013012,66.41967761298443 4.536760107223151,66.419619569304018 4.536790320607585,66.419565860133446 4.536843051011904,66.419514956361795 4.536884522983815,66.419496581431332 4.536941069915316,66.419482427408809 4.537061733083031,66.419465442551612 4.53711446357473,66.419452729190098 4.537154599781688,66.419430234379277 4.537163504801968,66.419424446385889 4.537167257545579,66.419384865595418 4.537122032547739,66.419321222807355 4.53710326826419,66.41927598021357 4.53711446303811,66.419222245036423 4.537133354321573,66.419175561556258 4.53717857907785,66.419135955080961 4.537238878803541,66.419104841070265 4.53730293136924,66.419075698502311 4.537382058913257,66.419058738658904 4.537476325047869,66.41905593304935 4.537559205474374,66.419058738591687 4.537672299377699,66.419048855850207 4.537815479532701,66.41902201325469 4.537894734270943,66.418996560807244 4.537921004072611,66.418976770071652 4.537902239847061,66.418956954062125 4.537860767789392,66.418938604028185 4.537713771056904,66.418908930559525 4.537581849264483,66.418874985469685 4.537502721593039,66.418838209439656 4.537461185915187,66.418814222841377 4.537453743793984,66.418790185655624 4.537487582850078,66.418760524579454 4.537611998705232,66.418684179042543 4.537676051239563,66.418643181608786 4.537732598054502,66.418582393073081 4.537740103567495,66.418517358043317 4.537713769936172,66.418445270838291 4.537687372786928,66.418409934893674 4.537615814342145,66.418351951494074 4.537596922884595,66.41832510821267 4.537593169945564,66.418282720024294 4.537572497303149,66.418183156792409 4.537571543191581,66.41818280292425 4.537536431808399,66.418138190186696 4.537497440362896,66.418088623193469 4.537313233041784,66.417945962750451 4.537108353520774,66.417883251599434 4.537072160839585,66.417849507294633 4.536951624739426,66.417801279427266 4.536855132264169,66.41776750975886 4.536698467186511,66.417724134891188 4.536565845757162,66.417704823470274 4.536433287912252,66.417675894200187 4.536276559311486,66.417666238508104 4.53615608684596,66.417627666059005 4.536035550761881,66.41758424038072 4.535866800368804,66.417574609934519 4.53569805003426,66.417589093680775 4.535553406906838,66.417608354744374 4.535408763802503,66.417637322114516 4.535264120732138,66.417680709886767 4.535107392145871,66.41767589470949 4.534974770698603,66.417646952766489 4.534866256435983,66.417613208170593 4.534709591401843,66.417584240887081 4.534552862783823,66.417564979919561 4.534372090601086,66.41755532419154 4.53414304044387,66.417555324276876 4.533938161089716,66.417555324352819 4.533769410802504,66.417589094406438 4.533588575080593,66.417608355480368 4.53339571748816,66.417593897158099 4.533275181469989,66.417574610906442 4.533166667300596,66.417579438840363 4.533106367597158,66.417618011430903 4.533058153338062,66.417675908104997 4.532937617439492,66.417709677976575 4.53280505969281,66.417719283206395 4.532648331068879,66.41769516919247 4.53256398759425,66.417651781531987 4.532467558675989,66.41758909487794 4.532383151648306,66.417569783332041 4.532250593871432,66.417564980759778 4.532105950747087,66.417584241836778 4.531961307612164,66.417598725562726 4.531792557240541,66.417593897731308 4.531696128431381,66.417579439364317 4.531575592459688,66.417579439406438 4.531479163713889,66.417593897840732 4.531382671329326,66.417593897874255 4.531274157109726,66.4175746116168 4.531129513892495,66.417550497457867 4.531033085053624,66.417521555354355 4.530948741740239,66.417550497520139 4.530864334808902,66.417574611757971 4.530767906011959,66.417564981276414 4.530671477174034,66.417536039189471 4.530671477060733,66.417482982762195 4.530575048243932,66.417463696414728 4.530273740175732,66.41748781080959 4.530092904428737,66.417492638781752 4.529948261256072,66.41748781091934 4.52982778885454,66.417468524583185 4.52974338186297,66.417463696695719 4.529659038509021,66.417473327277307 4.529538439033638,66.417521555859963 4.529417903105318,66.417540867512386 4.529309388860709,66.417507097493569 4.529176831099831,66.417507097537225 4.529068316974658,66.417531211823047 4.52897188830869,66.417584242901555 4.528875459661654,66.41764692963082 4.528718794774996,66.417680712185572 4.528598258806878,66.41768071222441 4.528465637438454,66.417680712266986 4.528345101422496,66.417656585561303 4.528188436410967,66.417627668875127 4.527947364448419,66.417613210571147 4.527718250691358,66.41760835747894 4.527501286027528,66.417646930068543 4.527428964485403,66.417666254244821 4.527332535777917,66.417700024113827 4.527272299673048,66.41773859651255 4.527236107209628,66.417806085407278 4.527115571298253,66.417835027250618 4.52698301355673,66.417844682978085 4.526886584737243,66.417820569060197 4.52676604873398,66.417801282977678 4.526681641735538,66.417791627299778 4.526645512621212,66.417724138388621 4.526536998356959,66.417675910271356 4.526404440489334,66.417618013659379 4.526271819115443,66.417613185812868 4.526175390343883,66.417613185841972 4.526066939788742,66.41761801376127 4.52595836191959,66.417569785439227 4.525801696889402,66.41752638494296 4.52574139698702,66.417463697963115 4.525705267893711,66.417405838746589 4.525765503998914,66.417367265835907 4.525584731543339,66.417198464550438 4.525464195555454,66.417184005958276 4.525355681369223,66.417174350049009 4.525162823823776,66.417169547411547 4.524969966225309,66.417135776914293 4.524849430176791,66.417087547665929 4.524716872354488,66.417048974321887 4.524584250978516,66.417039331005796 4.524487822246938,66.417058630379145 4.524355264540077,66.417082745099165 4.524198536051271,66.417116465215614 4.524029722145259,66.417140579889818 4.523933293343926,66.417121318551821 4.523848949864661,66.417058630564071 4.523776628203765,66.417010413791317 4.523704306525845,66.416952515620878 4.523692221022884,66.416894655215614 4.523619962978682,66.416851253522537 4.52354764134463,66.416817482559537 4.523306569364687,66.416778921468108 4.523101626386067,66.416750003776855 4.522981090431251,66.41675000381089 4.522740018420758,66.416692105085176 4.522679782188368,66.416658333903712 4.522607460523473,66.416605300917254 4.522462817337581,66.416581185816383 4.522342217768903,66.416576357763333 4.522209596408841,66.416571529712527 4.522077038714466,66.416600472982495 4.52194441741241,66.41662941621874 4.521823881508956,66.416658334140124 4.521775667193327,66.416696908137681 4.521715431102109,66.416745138189796 4.521606916981132,66.416769253202091 4.521414059464067,66.416774081303217 4.521305608877842,66.416754794406998 4.521233287217874,66.416701761624765 4.521185072748587,66.41664870344583 4.521124772904685,66.416610104125425 4.521040429494172,66.416581186203842 4.520835486573264,66.416581186258185 4.520678821624645,66.416571530125424 4.520642628980312,66.416537784052423 4.520618521710998,66.41648955362362 4.520534114750019,66.416494381749075 4.52047381499484,66.416508840791167 4.520437686068505,66.416542612200075 4.520413578941182,66.416581186368816 4.520305064805303,66.416595645373093 4.520148399873143,66.416595645413594 4.520015778508437,66.416585989279312 4.519919349686522,66.416547427788146 4.519835006232805,66.416489553826892 4.519666255865274,66.416465438617706 4.519593934311068,66.416475069572954 4.519473398407706,66.416504050864816 4.519413098674919,66.416532968912804 4.519340777196,66.416590842813093 4.519268455716455,66.416648703940396 4.519135898005099,66.416667990980031 4.518979169466516,66.416667991018798 4.518834526334189,66.41667281912315 4.518738097581814,66.416677647214627 4.518509047466671,66.416672819202532 4.518328211768014,66.416692106234123 4.518171546837629,66.416692106271711 4.518026903713018,66.416701762433462 4.517930474989435,66.416725877480388 4.517797853684242,66.41675479528763 4.517701424910723,66.416745139203513 4.51760499612335,66.416725877556971 4.517508567308069,66.416687278363298 4.517412138486224,66.416643876314495 4.517327795049307,66.416590843299176 4.517255473396837,66.41653296943484 4.517255473312765,66.416475070141772 4.517110830127834,66.416441323963681 4.517014401349841,66.416426864921078 4.516905887208376,66.416436495897557 4.516785351262181,66.416436495925197 4.516628622714938,66.416426865009441 4.516508086748589,66.416412380685472 4.51635142177548,66.416378634424788 4.516218800404991,66.416359347225253 4.516074157250831,66.416344888145389 4.515929514090332,66.416325575644038 4.515857192523592,66.416325575660053 4.515724634841308,66.41636415018499 4.515616120740146,66.41640274992308 4.515495584847672,66.416441324325945 4.515399156137233,66.416475070558036 4.515326834570163,66.416475070573611 4.515206298657373,66.416499185841587 4.515109869939828,66.416528154455577 4.51503748481004,66.416561900564943 4.514977248691928,66.416600474708716 4.514941056155361,66.416639074065742 4.514844627379728,66.416624589857761 4.514796412950957,66.416585990496145 4.514772305692469,66.41653296998355 4.514663855139412,66.41652815454961 4.514507126632449,66.41654742904214 4.514314269151718,66.416571531615148 4.514133497056598,66.416585990633095 4.513892425130753,66.416557072711683 4.513711589356285,66.416513670451977 4.513518731804165,66.416479924331739 4.513386174052072,66.41646544003774 4.513181167513819,66.416446152916109 4.512988309993282,66.416436496728139 4.512903966677772,66.416470268239678 4.512783430781064,66.416508842534682 4.512650809480133,66.416542613957503 4.512457951987973,66.416557072991594 4.512349501454059,66.416566729191004 4.512144558535763,66.416557073050271 4.511987893602456,66.416547429535555 4.511855272250648,66.416537786012512 4.511770928910956,66.4165522450282 4.511662414797105,66.416585991108647 4.511590093291222,66.416639049442679 4.511517771795648,66.416701763790897 4.511373065115007,66.416754796614271 4.511204314852089,66.416807841967994 4.511035564603975,66.416875371299895 4.510818599992194,66.416957346584567 4.51072217129293,66.417010416772712 4.510589613633409,66.417082722984958 4.510469077733429,66.417126124312887 4.510312412872779,66.417188812175112 4.510107470039971,66.417265983752543 4.509938719773655,66.417323843323544 4.509782054909498,66.417386530689086 4.509637411835305,66.417449217895296 4.509504726929652,66.417497446496952 4.50937216925678,66.417564986595934 4.509239547966197,66.417622832829622 4.509155204629274,66.417646946977115 4.509034668713132,66.4176807168555 4.509922310175078,66.418436179034629 4.509953032551082,66.418456197662067 4.509977457900889,66.41858222367938 4.51004151070286,66.418774926489888 4.51002185608062,66.418830482460535 4.50998661764054,66.418872263100951 4.509965245591091,66.418898600286539 4.509953033016341,66.418939824747454 4.50996225610225,66.418958655025079 4.510015559151792,66.419039789345732 4.510017594634554,66.419089202802965 4.509995522941907,66.419155828674334 4.50996435535171,66.419176011024746 4.509928417198998,66.419185603009666 4.509899603063116,66.41918656347552 4.509878040160629,66.419180800709157 4.509866081964989,66.419169275167718 4.509867544867121,66.419097872286727 4.509843055998952,66.419063523008958 4.509751461339829,66.419007386236814 4.509656749925689,66.418957012161627 4.509528517429228,66.41890507090362 4.509439785132897,66.418881059097743 4.509357477192594,66.41886996311419 4.509201766349077,66.418853938387429 4.509085746514961,66.418852775725014 4.508963811201084,66.418857198979282 4.508870880854352,66.418871504998151 4.508822920910942,66.418882070212277 4.508786473902744,66.418895162980093 4.508775151806928,66.418912047074699 4.508775151816365,66.418922612264808 4.508794297641708,66.418932191700918 4.508996187445319,66.418962926733272 4.509092234587761,66.418986483500703 4.509144965117843,66.419013376615467 4.50918179381924,66.419053994269305 4.50920513777499,66.419111900223584 4.509225110547272,66.4191773886389 4.509222820720271,66.419219471997735 4.509159531473197,66.419310361709464 4.509111126293522,66.41933927650247 4.509086510250814,66.419348223906809 4.509064056852958,66.419350928349743 4.509041667060051,66.419350928352927 4.509021567128341,66.419346454656306 4.509005792494343,66.419338391887337 4.508999113707318,66.419323150968864 4.509003566209603,66.419308188066481 4.509008082314725,66.419288170115721 4.509011389885475,66.419274420402843 4.509003566167203,66.419260695959238 4.508978059598205,66.419243584628063 4.508935824289502,66.419223617182794 4.508862484980145,66.419204862939665 4.508753589149523,66.419181508581929 4.508633562037221,66.419166090656574 4.50852027731609,66.419162349924349 4.508318005897035,66.419165686295315 4.508196897483749,66.419177767913595 4.507809592290339,66.419242422128136 4.507516171540846,66.419275608542478 4.507075372534045,66.419320244584057 4.506812546938472,66.419369581694383 4.506674837014458,66.419398622804124 4.506545841303147,66.419432845265305 4.506380780216416,66.41946888748511 4.50626520564952,66.419491180053754 4.506215909951867,66.419505738452031 4.506203061270354,66.419514331945081 4.506203061277338,66.419523734232413 4.506393756209341,66.419588956162073 4.506417290943211,66.419600127660502 4.506438663033079,66.419619842059703 4.506429058334632,66.419638292704875 4.506392547715985,66.419651132327473 4.506277927254292,66.419667876912058 4.506166550763713,66.41967860608213 4.506016564602371,66.419690283056767 4.505601335730364,66.41971184249347 4.504711723251914,66.419932085975219 4.504351769217315,66.420016452312524 4.503994041436603,66.420098758501837 4.503872233354531,66.420141307896046 4.50378152927272,66.4201807611135 4.503695977391007,66.420226381186097 4.503488553845608,66.420362331031356 4.50337450587836,66.420437041209595 4.503330489584462,66.420445356370749 4.503299321972919,66.420443283903097 4.503278649574127,66.420436004982861 4.503270825861918,66.42042564262546 4.503299321922151,66.420355077377351 4.50330714559181,66.420291752986998 4.503299321853184,66.42023573269455 4.503273433633047,66.420198377340355 4.503231961618209,66.42017866339873 4.503183810836964,66.42017123275815 4.503100548792029,66.420168932803776 4.502981030553335,66.420176287637446 4.502709427106314,66.420195458211921 4.502565928885646,66.420194687358887 4.502387192178782,66.420184729304935 4.502274225489268,66.420174038286405 4.502179514113401,66.420161780254162 4.501834253297147,66.420105266848395 4.501715371124059,66.420095763691947 4.501715371135549,66.420118586449078 4.501753408353329,66.42014333003182 4.501905557205848,66.420204190543132 4.502000713859214,66.420266921202469 4.50207201775135,66.420331623089737 4.502109991392055,66.420413410083867 4.502133844214906,66.42052941775583 4.502133844277553,66.420651187323557 4.502100514055352,66.420727261412821 4.50191509869052,66.420957403085666 4.502008029107895,66.421058901295851 4.502181232102889,66.421311179180748 4.502487374543789,66.421635899170838 4.502927219708264,66.421997095757291 4.503629636271504,66.422628873972513 4.503983357002362,66.42284593268441 4.504338922312908,66.422991168135198 4.504876595494458,66.423047295927844 4.505457648943421,66.423157478933149 4.505905826543143,66.423195284708058 4.506670323584987,66.423162533067227 4.506848615099167,66.423217118961304 4.50684677053312,66.423288990231939 4.506620837163511,66.423341958542224 4.506036030957091,66.423375468061266 4.505720156753546,66.423428082401443 4.505086245744557,66.423623110760076 4.504673624864758,66.423944831510369 4.504579804069843,66.42410615782363 4.504522748502113,66.424573048079836 4.504285175196475,66.42507510459248 4.504102749280313,66.425182145345929 4.504099060123827,66.425325876382104 4.503824021907791,66.425540321673992 4.503459106454061,66.425754398736657 4.503142405334319,66.425842940000265 4.502962714476844,66.425842181955787 4.502644168771161,66.426002561108106 4.5022356822207,66.426162585480952 4.501335128916015,66.426248699587717 4.500754075428048,66.426138504915755 4.500126079720524,66.426099970800365 4.49958579862449,66.426151619208312 4.49979411299835,66.426781296354335 4.500784098274498,66.426604194888824 4.502042634015897,66.426682777563997 4.502713119513378,66.426811263573782 4.503180633850947,66.426940797534854 4.503601396765493,66.427072478550457 4.504077052865491,66.427218801205044 4.504369774092321,66.427291974840429 4.504552708933441,66.427284672631131 4.50484543009289,66.427211498930831 4.505211299738456,66.427123720526453 4.505613807229208,66.427021286731744 4.505851635224642,66.426977397228598 4.5060528889878,66.426962767366732 4.506290717009974,66.426970094903737 4.506510226113129,66.426992027008893 4.507059030724467,66.427131047880721 4.507370070910603,66.427240808644029 4.507717621756819,66.427379802882555 4.508010343041994,66.427526136380976 4.508284745384786,66.427643222772559 4.508668934122672,66.427826102840854 4.509071378212525,66.428052919775254 4.509254313203206,66.428279709406866 4.50949207769998,66.428396767006447 4.509656820926796,66.428535780101043 4.509912904386657,66.42870402482626 4.510205562108151,66.428886922408992 4.510589750879425,66.429084447256912 4.510973876002035,66.429208827975089 4.511175129872006,66.429333208092601 4.511266597372588,66.429442921310979 4.51130317169252,66.429552671950603 4.511284852871774,66.429728236608852 4.511284852988215,66.429918453420868 4.511358001695386,66.430254948436684 4.511376257113674,66.430415880334337 4.511512249772087,66.430494223717318 4.511431214007183,66.430591438922846 4.511266471003945,66.430854799780079 4.511065217427034,66.431257130579723 4.510955431135709,66.431396077268332 4.510937175899635,66.431557039715997 4.511138366177031,66.431703336143244 4.511266407900485,66.431761844365283 4.511449406404438,66.431798424556916 4.511650660220222,66.431813076817406 4.511906743646072,66.431886211744001 4.512053104334669,66.432003252466998 4.512236039342389,66.432237332278717 4.512382400095626,66.432471409901694 4.51252869723335,66.43269083357778 4.512440537442865,66.4328150448287 4.512612277584715,66.433121086356167 4.512519665264642,66.433228471575077&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EUGENIO ESPEJO&lt;/SimpleData&gt;</text:p>
          </table:table-cell>
        </table:table-row>
        <table:table-row table:style-name="ro1">
          <table:table-cell table:number-columns-repeated="2"/>
          <table:table-cell office:value-type="string" calcext:value-type="string">
            <text:p>&lt;SimpleData name="PARROQUIA"&gt;Jipijap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44345782628296,66.386844121129869 4.54438343803789,66.386833251307095 4.544419821306615,66.386822988873234 4.54445779474903,66.386811587572325 4.544494750474843,66.386800034418911 4.54452636320342,66.386790037710441 4.544550025046676,66.386782913470384 4.544567898646821,66.386778130229757 4.544583673217089,66.386774738933909 4.54460078354237,66.386771904413834 4.544623809341319,66.386769449508805 4.544657203120326,66.38676751340904 4.54470363638165,66.38676593160956 4.544757002829546,66.386764273879024 4.544808969915101,66.38676203406385 4.544853113306386,66.386758769278671 4.54489025989788,66.386754593408725 4.544922953980022,66.386749772186022 4.544953294592458,66.386744520727021 4.544981408950973,66.38673907945828 4.545006660985154,66.386733752077618 4.545028987089347,66.386728766358175 4.545049786623061,66.386724261493455 4.545070776982282,66.386720376676692 4.545093484741114,66.386717276409527 4.545118418758873,66.386715188464891 4.54514551542975,66.386714365924348 4.545175156398162,66.386714973290509 4.545207214448195,66.386716770136175 4.545241435149705,66.386719541342316 4.54527737324974,66.386722894633209 4.545312675277541,66.386726235270174 4.545344415297548,66.386729006477637 4.545370621482163,66.386730588209019 4.545392884011703,66.386730955154832 4.545413810781596,66.386730018734227 4.545435818867239,66.386727930793356 4.545461007311107,66.386725374649046 4.545491538764092,66.386723248737226 4.545528430945623,66.386722173105952 4.545569139563066,66.386721527708929 4.545609911785448,66.386720515344024 4.54564775806867,66.386718351462321 4.545681915124767,66.386714833599271 4.545711810487213,66.386709721327605 4.545737571369731,66.386702888105546 4.545759833843384,66.386694144119929 4.545779615622448,66.386683312210636 4.545797616387759,66.386670607493755 4.545813454504921,66.386657472533415 4.545826748341816,66.38664574217367 4.545838070371025,66.386636643863966 4.545851555051898,66.386628545223303 4.545872290948347,66.386619231778113 4.545904285304911,66.386607020525418 4.545946584016767,66.386592493551674 4.545996897231096,66.386576802381242 4.546193443233351,66.386527071391939 4.546229381328383,66.386529589533524 4.546274478854692,66.386530741016827 4.54632523741519,66.386530525845458 4.546378222220326,66.386529019947773 4.546428408300176,66.386526286599349 4.546470834293221,66.386522604196315 4.546501556552936,66.386518162554637 4.546522674119924,66.386513328642664 4.546537494572572,66.386508583315234 4.546548816629859,66.38650411638217 4.546557149147417,66.386499586180449 4.546562428513981,66.386494360001322 4.546564591118575,66.386487817789714 4.546562873670421,66.386479326836238 4.546556258449774,66.386468178505353 4.546544491025937,66.386454107055712 4.546530115697971,66.38643873221784 4.546516249232881,66.386424167239568 4.546505690357677,66.386411905317033 4.546499456784292,66.386401389666915 4.546498057363253,66.386391456101947 4.546502000947047,66.386381269443035 4.546511541966185,66.38637108277436 4.546526489602523,66.386361478191262 4.546547607144479,66.386352734087041 4.546576548378244,66.386344597375924 4.546615412339064,66.3863366125032 4.546665280347157,66.386328374531601 4.546721509073958,66.386319630380299 4.546778691904875,66.386310240857213 4.546831867475664,66.38630001615256 4.546881035787459,66.386289146079505 4.546927532592865,66.386277782487269 4.546971675929402,66.38626615315215 4.547012511691616,66.386254713629341 4.547048258880811,66.386243995401685 4.547078599460402,66.386233922544548 4.547108685600498,66.386222191968656 4.547144687183525,66.386205994406339 4.547194682308746,66.386182609159164 4.547272473727233,66.386149644520899 4.547393772407513,66.386104949194234 4.547564493819927,66.386048535764203 4.547751053413136,66.385989882355815 4.547910134746936,66.385940643754054 4.548009743447247,66.385909374472064 4.548061837640526,66.385891202590784 4.54808969751686,66.385878130480222 4.548113677339878,66.385863058956829 4.548142046027956,66.385842938272901 4.548180210181008,66.385815718378723 4.548230777691552,66.385780905721433 4.548284779980424,66.385744422610941 4.548330258939786,66.385713760558986 4.548358691238189,66.385694297792966 4.548374783792437,66.385683389525866 4.548386805509946,66.385676302944447 4.548401371515268,66.38566910246702 4.548418863449025,66.385661370491377 4.548438454419902,66.385653486655912 4.548502443128377,66.385630493168918 4.548553710522772,66.385627177606253 4.548603069731822,66.385628582216199 4.548628130962969,66.385626747270763 4.548653255801264,66.385624912325099 4.548678825891273,66.385623254543432 4.548705731732913,66.385621609414855 4.548735118253314,66.385619559335765 4.548767494307906,66.385616749976194 4.548801206110899,66.385613472393885 4.548834154625157,66.385609878446402 4.548864368028672,66.385606208573506 4.548891401068961,66.385602171719285 4.548915253743144,66.38559735028079 4.548936244085715,66.385591491164604 4.548956216707937,66.385584898079287 4.548977715900986,66.385577950660732 4.549002204633632,66.385571079164876 4.54902911044308,66.38556459995857 4.549056652329713,66.385558880028796 4.549083876187224,66.385554210434094 4.549110909228381,66.385550338081813 4.549138133094275,66.385546933950948 4.549166056641223,66.385543782911967 4.54919525233093,66.385540391432727 4.549226165411434,66.385536405182151 4.549259431953626,66.385531621684706 4.549296324107464,66.385526888801095 4.549338304845951,66.385523256867103 4.5493854377812,66.385521459853862 4.549432761548045,66.385521130781697 4.549474169850039,66.385521750815926 4.54950527378466,66.385522611299848 4.549529317317294,66.385523332589983 4.549551643451454,66.385523509731286 4.549576386653645,66.385522750424656 4.549603292496123,66.385521244490306 4.549631025228055,66.385519080512196 4.549658503528944,66.385516600167406 4.549685472971339,66.385514005930872 4.549711997165198,66.385511702751998 4.549737758075541,66.385509867796614 4.549762119629685,66.385508399828169 4.549783809681136,66.38550699513587 4.549803146263318,66.38550526142447 4.549823118911442,66.385502603920855 4.549848180124919,66.385498174756421 4.549881065011835,66.385491632250805 4.549918529610934,66.385484001435501 4.549955612568909,66.385476699640193 4.54998849746046,66.385470865791703 4.550017883966069,66.385466651746668 4.550045362265668,66.38546399423069 4.550072522538438,66.385462703422107 4.550100255281246,66.385462159239992 4.550129578204959,66.385461690984272 4.550160745733859,66.385460615301028 4.550192040467413,66.385458096981864 4.550221172539985,66.38545327550915 4.550246297338775,66.385445644695281 4.550268496193067,66.38543617894932 4.550288977648314,66.385426105775281 4.550309268285755,66.38541660205982 4.550330958291259,66.385408465049494 4.550355128991418,66.385402276861967 4.550382798105145,66.385398543686733 4.550412693485862,66.385396923848575 4.550441825590779,66.385396873197763 4.550370267094569,66.385341496114123 4.550350675963378,66.38532556378955 4.55033235698549,66.385310947549996 4.550317091168334,66.385298431992169 4.550306214265964,66.385288384106545 4.55029889937606,66.385279576382416 4.550293238271325,66.385270401664357 4.550288276835062,66.385259632437453 4.550283760644223,66.385248116571901 4.550280262171841,66.385237043618346 4.550277336171624,66.385227033663867 4.550272756377754,66.385216125214839 4.550263660448763,66.385201875891397 4.550248330977944,66.385182526667151 4.550229503085491,66.385159532835161 4.550210929612976,66.385135235530981 4.550195854541593,66.385111558288273 4.550184341479765,66.385088703586874 4.550176199605062,66.385066544880317 4.550170602023259,66.38504501889679 4.550166212989069,66.385025049448458 4.550161060685034,66.385007522386104 4.550153618541933,66.384993019843535 4.550142232764757,66.384980428193032 4.550124995125944,66.384968127606385 4.550100887901665,66.384954877899744 4.550071374058713,66.384940805619564 4.550038616245872,66.384926416960852 4.550004586289635,66.384912129535039 4.549971256016928,66.384898449539492 4.549940088397205,66.384885895828077 4.549913055256706,66.384874848050231 4.549891619561238,66.384865318861259 4.549877498704726,66.38485718171107 4.549870947112074,66.384849879780404 4.549866240117346,66.384840920039167 4.549856444514212,66.384827353874115 4.549836789751279,66.384807624714597 4.549811092286947,66.384785491088792 4.549785076805374,66.384766103589584 4.549763450267284,66.384753435905949 4.549744558877986,66.384746450335001 4.549725413084449,66.384743071454977 4.549703786620919,66.384741337735235 4.549679615873205,66.3847402241162 4.549653727729861,66.384738971293288 4.549627012687658,66.384736959167427 4.54960093370892,66.384733681534144 4.549577144579405,66.384728859979717 4.549557108263446,66.384722304675577 4.5495415880508,66.384714458547165 4.54953090198103,66.384705865761347 4.549525304486622,66.384697045175542 4.549523841459876,66.384688085376141 4.549525304363906,66.384678986364307 4.549528421053543,66.384669621590334 4.549532301022628,66.384659219093592 4.549536053763717,66.384646817085496 4.549538852380341,66.384632023255321 4.549539933598206,66.384616634627449 4.549538406931719,66.384602903815249 4.549532236961129,66.38459243802609 4.549515253776168,66.384583617412787 4.549479951710768,66.38457418936936 4.549422832357253,66.384562496074111 4.549356362739077,66.384550043474064 4.549296699103019,66.384539134790387 4.549256181257821,66.384531301286984 4.549230929158066,66.384525720384943 4.549212801069885,66.384520746922206 4.549194991012936,66.384515064768294 4.549175336336141,66.384507775407371 4.549152692103671,66.384498005631556 4.549126740278604,66.384485590920818 4.549100343195096,66.384471986615878 4.54907712647766,66.384459217543565 4.549059634423112,66.384448523912951 4.54904589519825,66.384438488344841 4.549032664821089,66.384426972111442 4.549017717029457,66.38441250720679 4.549001687906364,66.384396726150484 4.548985976825429,66.384381843606178 4.548971219869057,66.384369390859973 4.548954173058962,66.384357773356911 4.548930638302497,66.384344498016262 4.54889819851555,66.384328020895097 4.548861179001428,66.384310303550734 4.548825876893545,66.384294294655803 4.548796617495878,66.384282057021792 4.5487717470133,66.384272451679237 4.548747830643405,66.384263517063005 4.548721497192846,66.384253557366279 4.548688993830628,66.384241712030615 4.548646631335098,66.38422742422317 4.548591738202275,66.384210478802046 4.548527558407068,66.384191951462185 4.548458671677991,66.38417327224947 4.548389403314015,66.384155782626763 4.548324778290602,66.384140419088212 4.548269312723697,66.384127852367527 4.548225932546621,66.384118386194785 4.548188277025823,66.384110071651918 4.548147949993598,66.384100428293735 4.548099226790538,66.384087798268666 4.548045923859852,66.384073801459124 4.547994847187204,66.384060665206903 4.547951021754547,66.384050300474996 4.547914829202316,66.38404231494863 4.54788480655828,66.384035734164456 4.547859490851377,66.384029760833741 4.54783538368096,66.384023711567764 4.547808605004536,66.38401714343064 4.547776546923131,66.384009499585844 4.547741690119603,66.384001071104734 4.547707596599589,66.383992187024134 4.547676429007994,66.383982859996706 4.547643989260317,66.383971697926981 4.547604870733086,66.383957030297964 4.547555384202354,66.383937907947427 4.5474989644719,66.383916532914697 4.547441208995653,66.383895942505433 4.547386315863215,66.383878275496158 4.547332440457853,66.383862367588591 4.547276784048829,66.38384611797396 4.547217311196829,66.383828185168355 4.547157075054472,66.383809606918589 4.547100273708931,66.383792192961138 4.547049960314208,66.383777221505568 4.547005816830777,66.383764161023322 4.546966761930069,66.383752100318191 4.546931523463316,66.383740305370083 4.546899847000978,66.383728674935114 4.546871096472547,66.383717449470126 4.546845017449484,66.383706654287153 4.546821482716328,66.383696150175368 4.546799919806852,66.383685709335069 4.546779756252121,66.383674698986965 4.546758066108458,66.383661233448066 4.54673179621463,66.383642920806352 4.546698593095644,66.383618444868418 4.546661001056733,66.383590412675957 4.546622009660116,66.383562456387523 4.546584544856498,66.383537550082721 4.546550069615766,66.383516351864472 4.546519410831664,66.383498899708343 4.546493013753995,66.383485117687542 4.54646884294817,66.38347436036949 4.546444163299463,66.383465830451613 4.546417002980513,66.383458882497052 4.546388506919151,66.383453263391729 4.546360392509301,66.383448909856142 4.546333741072871,66.383445758611231 4.546307789324975,66.383444024805442 4.546281392337812,66.383443986866027 4.546253914040807,66.383445859940821 4.546226817399011,66.383449568093553 4.546202519484541,66.383454921485253 4.546182546869497,66.383461793556151 4.546166390693044,66.383469716044559 4.546153287666578,66.383478321935002 4.546142283678622,66.383487092344296 4.546132297404239,66.383495622291363 4.546122565553707,66.38350340554976 4.546112452052865,66.383510087761778 4.54610138443755,66.383515782829974 4.546089171887642,66.383520705901731 4.546075496368281,66.383525021501683 4.546061248376587,66.383528198090858 4.546047063980693,66.383529602885417 4.546033579249524,66.383528805592078 4.546020921397788,66.38352581886619 4.546009026819528,66.383520857853583 4.545997895515428,66.383514011142822 4.545987781916954,66.383505696369696 4.545978558811803,66.383496242580833 4.545970798667221,66.383486016789504 4.545964247058304,66.383475613812934 4.545959158417753,66.383465653780206 4.545955151106038,66.383456693543494 4.545949426406975,66.383448809041042 4.54593880396182,66.383442152145804 4.545921248339798,66.383436672238034 4.545899749079418,66.383432394626766 4.545877868182933,66.38342919275172 4.54585834075875,66.383426927397437 4.54583645987326,66.383425408733245 4.545806628090988,66.383424333027605 4.545765092586614,66.383423573727285 4.545716623903533,66.38342368767924 4.545668664088649,66.383425446874995 4.545627001399616,66.38342926894704 4.545592780761321,66.383434445172952 4.545565811345547,66.383439950438913 4.545545711503929,66.38344498743507 4.545530509414927,66.383449783966569 4.545517978828316,66.383454605805795 4.545506084316819,66.383459921216058 4.545494126204431,66.383466223770213 4.545481404815223,66.383473994384957 4.545467856544656,66.383483676008311 4.545454562714807,66.383495205358471 4.545443049896635,66.383508329317664 4.545434526625104,66.383522756801582 4.545427466321438,66.383537551290061 4.545420151584249,66.383551624397356 4.545410546977893,66.383564140853565 4.545397507573967,66.383575265185598 4.545379824839118,66.383585554244959 4.545355972204123,66.383595526915443 4.545323914245349,66.383606258928438 4.545281170289274,66.383618851325139 4.54522621376907,66.383634253275773 4.545161588972531,66.383652452116877 4.545090921508847,66.383673295971391 4.545018218627438,66.383696177360378 4.544950159072568,66.383719286523927 4.544893676015318,66.383740484663818 4.544853603591418,66.383757974690951 4.544825743722781,66.38377126305096 4.544803481260757,66.383780324446178 4.54478147320083,66.3837851715422 4.544758256582551,66.383786614297705 4.544733958625463,66.383785462667944 4.544708452121033,66.383782627851943 4.544683009216954,66.383778704658553 4.544659092882684,66.383774313207681 4.544637720836378,66.383769921753441 4.544617938971611,66.383765783407895 4.544598093501906,66.38376199941726 4.544577293927348,66.383758696338191 4.544555413034161,66.383755988071016 4.544533277717107,66.383754051792934 4.544511078798026,66.383752938126136 4.544488625457171,66.383752938148859 4.544465154409301,66.383754229039624 4.544440538440929,66.383756962665117 4.544415858871751,66.38376070873484 4.544392324235074,66.383764923058322 4.544370825028236,66.383769061445747 4.54435047074883,66.383772870786999 4.544330180073273,66.383776148594606 4.544308362820664,66.38377873034824 4.544282601917482,66.383780641361668 4.544250353076513,66.383781970226394 4.544208944796003,66.383782805533968 4.544155133108892,66.383783159943277 4.54408529240559,66.383783122046708 4.543999231864877,66.383782742466593 4.543908718820266,66.383782337579675 4.5438281921076,66.383782223760193 4.543768210526567,66.383783198296939 4.543720886799226,66.383787627784216 4.543674071968496,66.38379834707267 4.543618861035468,66.383816811548726 4.54356008812349,66.383839199224923 4.543505894921787,66.38386035929247 4.543462642125825,66.383876330577891 4.543427212987623,66.383887847112774 4.543394900586375,66.383896807230997 4.543361506856461,66.383904767563962 4.54332518718911,66.383911702803417 4.543285114688743,66.383917283908701 4.543241225746757,66.383921283082174 4.543197082368674,66.383924092640783 4.543157391490705,66.383926282076558 4.543125524296882,66.383928294327802 4.543100463073816,66.383930395160505 4.543079981570177,66.38393268582054 4.543061980749934,66.383935419419274 4.543045442900517,66.383939026243411 4.543029286701893,66.383943873302073 4.543012558048874,66.383950428847442 4.542994875298212,66.383958680223131 4.542975920412972,66.383968475562355 4.542955566176953,66.383979523788199 4.542934766688063,66.383990167035506 4.542914666865186,66.383998658853699 4.542895711950412,66.384003632457819 4.542874721588097,66.384005783901799 4.542847688532883,66.384006442010602 4.541200516900065,66.384065595006547 4.540941826145489,66.384016833941928 4.54068307189395,66.383986347245184 4.54047005100633,66.383919273516355 4.540196094465536,66.383858312274043 4.539922201466463,66.383785150942273 4.53981565906725,66.383724189217645 4.539709180206598,66.38365102733917 4.539587435586581,66.383571777893977 4.539450488814935,66.383486428168567 4.539328744198918,66.383407165546913 4.538993915639284,66.383352303188587 4.538963511229637,66.383321815469188 4.539024383066896,66.38327914009885 4.5390395850462,66.383254752350155 4.539146127052636,66.383248664807098 4.539328743536314,66.383291340006409 4.539480891898152,66.383285239773855 4.539724380078654,66.383260851819657 4.539983070518442,66.38326085157918 4.540226558912115,66.383273051547192 4.540424377380385,66.383291338987931 4.540591791577099,66.38330352635522 4.540789673798924,66.383346201442592 4.541017896725799,66.383401076561285 4.54100269482328,66.383437651628569 4.541185311252595,66.38346813906206 4.541428799839812,66.38351081382406 4.541504873933479,66.383492526284783 4.542037518799536,66.38319988652276 4.542600631355535,66.382888968050267 4.542478823662907,66.382901155891545 4.542326611733678,66.382913343756485 4.542204867424569,66.382888955783883 4.542037516650692,66.382846279893556 4.541946176431421,66.382797516300542 4.541809229933617,66.382760927790173 4.541672283695834,66.382767028143874 4.541535337310823,66.382748740267388 4.541626613403054,66.382712164119738 4.541702687450859,66.382687788414046 4.541809229526031,66.382693863236184 4.541900569521021,66.382706063618926 4.541991845760279,66.382693863057611 4.541900569149511,66.38264509916803 4.541794026926222,66.382614610663083 4.54164181441099,66.382529257696291 4.541504867807738,66.38247438058427 4.541307048983403,66.38239512749476 4.541109230126088,66.382309773824034 4.540926613389482,66.38222441984756 4.540743996693001,66.382145165951812 4.540576582189313,66.382078099911624 4.540363497951089,66.382047610817523 4.540074403098624,66.382011034011668 4.539815712625605,66.381998833447327 4.53955695861881,66.381998833691853 4.539176523972564,66.381980545479351 4.538856897828063,66.381968344952526 4.538628675236439,66.381962257405959 4.538369984807443,66.381956157228487 4.538035156830817,66.381992734696269 4.537700392425464,66.382023224364801 4.537396032284286,66.382059801702212 4.537015534315763,66.382090291325113 4.536863385912512,66.382084191075762 4.536635099617612,66.382059802380738 4.536452483244452,66.382029325879245 4.536269866806169,66.381986635868344 4.536102516059232,66.381937870663521 4.535965505837439,66.381870791375036 4.535813357110332,66.381803724576542 4.535661208517736,66.381761046809928 4.53553946405708,66.381700080170518 4.535372049746484,66.38165740224008 4.535143699831855,66.381626912628803 4.534930679410836,66.381626912811726 4.534717659022864,66.381633013489633 4.534413298832141,66.381657390403589 4.534200214869198,66.381669591558804 4.533971992367377,66.381675692235817 4.533774174125681,66.381687880710842 4.533652430030126,66.381693981293083 4.533332803741142,66.381645202981488 4.533089315240449,66.381596424510903 4.532906698774089,66.38154155803484 4.532693614445107,66.38148057827496 4.532434923718156,66.381407422619588 4.532237105209244,66.381364744207218 4.532024084742111,66.381352543255034 4.531795798586325,66.381346455530519 4.531537044658408,66.381352543643558 4.531278354457759,66.381383033988698 4.530958792285456,66.381431813324298 4.530760974082379,66.381450102446493 4.530532688074826,66.381474492112162 4.530258795843437,66.381523258572571 4.529923967942509,66.38157203763916 4.529726086014138,66.381565937278452 4.529558735384378,66.381529359624381 4.529436990981214,66.381468392411477 4.52926957663441,66.38140742508422 4.529071821645501,66.381340724112107 4.528919545695048,66.381254999736399 4.528843471272604,66.38120011976531 4.528658946660807,66.381150479699627 4.528343327513035,66.381062501861408 4.527779958528506,66.38098595312529 4.52755720608784,66.380950210019876 4.52730659364399,66.380898924092975 4.526126361622077,66.380629974915706 4.525653314578862,66.380486746699432 4.525084284071858,66.380275839163858 4.524836788387436,66.380216818209675 4.524620396685924,66.380177251469163 4.524558316067268,66.380168328068109 4.52351388612344,66.380045779822979 4.523400983396071,66.380037463963461 4.523226000166889,66.380048589957369 4.522655634489037,66.379958709764111 4.521730467919972,66.379808908697385 4.521659291458564,66.379792593155358 4.521584616599184,66.379774923245279 4.521243172985942,66.379657372362999 4.520690298935493,66.379460204091473 4.520586046706932,66.379428344639976 4.520270109698215,66.379340626529043 4.520178133686946,66.379318386844687 4.519133894442209,66.379099469902954 4.518978374894632,66.37907467313903 4.518874631605232,66.379062584881467 4.518781574327056,66.379053686410415 4.518476896120161,66.379052939761905 4.517803169326673,66.379064496817236 4.517742806150449,66.379064496849736 4.517670421209881,66.379060066614684 4.517569285815207,66.379047573292183 4.51670912606617,66.378924766179253 4.516411126469482,66.378877070962744 4.516354198046955,66.378866412937683 4.516110200873866,66.378805616497431 4.515846867137019,66.378745364216044 4.515714182582045,66.378723592366057 4.515313648440224,66.378722579916314 4.515288841545634,66.378686061292498 4.515370065941435,66.378062843853996 4.511725123691339,66.378346481355607 4.509923197581768,66.378480520311925 4.505146811550971,66.378872429925963 4.504936463018093,66.379023667555401 4.504550940213258,66.379048312664523 4.504550940213258,66.379048325322458 4.505099871704305,66.380162907199718 4.505275746152277,66.38056643346512 4.505651538554202,66.381351038707976 4.505821497704331,66.381826802060203 4.505910675385837,66.382081083046032 4.505998898942528,66.38232327470952 4.506187621499826,66.3823843790871 4.506693871161695,66.382524622411978 4.507228934896679,66.382669965348271 4.507699882598143,66.382800018969391 4.50807802736197,66.382881612182999 4.509228172685343,66.383132781423527 4.509535777116584,66.383207995030261 4.509920282675853,66.383307444213045 4.510891055917969,66.383568809669597 4.51110534860249,66.383619963667357 4.511563893051843,66.383761326396296 4.512348869811068,66.384011208698055 4.512470614035746,66.384046909577521 4.513008921996207,66.384212644019186 4.513444695125561,66.384347777015165 4.513767501817094,66.384445007014463 4.514133497814435,66.384550487777204 4.514484228023183,66.38462834200368 4.514637775816417,66.384648716661033 4.515072976075274,66.384618154378217 4.516890360564869,66.384638528275133 4.518409554625041,66.384664331281783 4.519116993758683,66.384672493454943 4.520267838673239,66.384706142711295 4.521458056467061,66.384742664574006 4.522007113765204,66.384759824512969 4.524090249639642,66.384884614395403 4.524331638887634,66.384875249557197 4.524604386329183,66.38482679338739 4.5256399745041,66.384706784949188 4.525842499693972,66.384681828999206 4.525889186924644,66.384571084054869 4.525933139046329,66.384460832175293 4.526491103364558,66.384966363946745 4.52661348400651,66.385065553118864 4.526729885502323,66.38514707573438 4.526862443130584,66.385205022149435 4.526946850114608,66.385262955807235 4.527007086405482,66.38533055758532 4.527079408083959,66.38540299327768 4.527139708003331,66.385475416113863 4.527163815448579,66.38555267284039 4.527187922734969,66.385591307433671 4.527296373124861,66.385620286443441 4.527453101278211,66.385625107746719 4.527585658676987,66.385625107658441 4.527730301443436,66.385625107561737 4.527766494079899,66.385658907980769 4.527573637157406,66.385683040408694 4.527554682506671,66.385753956597014 4.527534837225691,66.385793729816442 4.527508313193919,66.38583483170018 4.527468622520971,66.385887866700998 4.527372639513995,66.38595017733779 4.527253503501106,66.386016461320565 4.527187288720103,66.386093362115218 4.527150905649994,66.386154343494951 4.528047830780747,66.38615168548921 4.528597206174791,66.386150369066499 4.52890830902723,66.386156987076049 4.529050979983134,66.386157391916996 4.529494831074445,66.386165199337739 4.529833666697384,66.38617768892972 4.530137391160193,66.386193266193629 4.53124320271281,66.386263458839451 4.531867316597008,66.386261522275674 4.532449958491448,66.386238959232585 4.532723215068679,66.386243818278402 4.53299151031819,66.386255662496595 4.533353626409761,66.386311809256924 4.533622367037518,66.386349240338475 4.533969662684389,66.386410397966969 4.53430760803658,66.386463102455181 4.534615212688153,66.386502089739253 4.534973448643985,66.386533294618062 4.535168150505761,66.386572281879637 4.535336391812399,66.386619772664289 4.535493120171675,66.386658405506253 4.535794427796438,66.386711514424888 4.535951156014325,66.386721169347126 4.536180142147662,66.386754968129495 4.536336870416432,66.38677427806212 4.536626156043702,66.386779111665717 4.536770799388776,66.386885329244919 4.53686722789996,66.386880508000544 4.537265027489918,66.38689498381919 4.537638719923932,66.386904638486271 4.53798824169515,66.386928781949109 4.538048541106709,66.386885328182473 4.538265505316494,66.38688532799911 4.53842216991261,66.38689016168459 4.538506576558991,66.386866017819457 4.538651219443186,66.38688050650569 4.538819969462746,66.386894982508622 4.538940568665924,66.386880506257796 4.539036996945464,66.386832218545919 4.539145447117551,66.386808074602939 4.539241875733966,66.386822563362784 4.539374496961007,66.386856362080252 4.539458840338185,66.386894981957411 4.539675804605196,66.386904649400847 4.539868661711829,66.386909470393064 4.54012181843429,66.386909470170778 4.540411104003766,66.386899814938786 4.540664197120771,66.386899814714027 4.540893310290904,66.386894993346829 4.540905331839449,66.386856360730846 4.540965631400395,66.386841871852738 4.54133289980256,66.386900396197177 4.541313310624195,66.38722942255535 4.540808906669195,66.387464719360764 4.541481489515504,66.387479624797066 4.541561571259568,66.387524545236147 4.542018016128985,66.387425099562265 4.542354370683299,66.387348114002194 4.542658730855599,66.387280745104562 4.543062000125331,66.387191130521614 4.543077456660002,66.387187638052012 4.543100546047691,66.387181804616901 4.543133685357971,66.387172807713341 4.543171658809021,66.387162418879967 4.543207151583919,66.387152991736585 4.543235202329046,66.387146183942619 4.543259691077068,66.387140641534955 4.543286978537409,66.387134162738448 4.543321135563589,66.387125279701365 4.543358345729918,66.387115283118504 4.543392439147864,66.387106248228335 4.543419217749476,66.387099630230765 4.543440080890288,66.387094872356101 4.543457890889192,66.387090924331289 4.543475319243796,66.38708681180583 4.543493256453512,66.387082243739613 4.543512274982426,66.387077068285308 4.543532947294971,66.38707119686481 4.543556227499649,66.387064654784496 4.543583069704844,66.387057454696816 4.543614364412112,66.387049685177644 4.543650302440751,66.387040941301493 4.543690756574692,66.387030932027685 4.543735408777069,66.387019568777617 4.543781396728951,66.387007838557537 4.543825540076081,66.386996930838521 4.543865930606541,66.386987617512901 4.543906384746171,66.38697865849376 4.543951991062838,66.386968358149417 4.544006438766666,66.386955299233193 4.544067247174342,66.386939178048351 4.544130663460431,66.386920108478137 4.544192934801487,66.386898558716283 4.54425119888693,66.386876933015728 4.544302720623723,66.386858154450962 4.544345782628296,66.386844121129869&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table:table-cell office:value-type="string" calcext:value-type="string">
            <text:p>&lt;Style&gt;&lt;LineStyle&gt;&lt;color&gt;ff0000ff&lt;/color&gt;&lt;/LineStyle&gt;&lt;PolyStyle&gt;&lt;fill&gt;0&lt;/fill&gt;&lt;/PolyStyle&gt;&lt;/Style&gt;</text:p>
          </table:table-cell>
          <table:table-cell/>
        </table:table-row>
        <table:table-row table:style-name="ro1">
          <table:table-cell/>
          <table:table-cell office:value-type="string" calcext:value-type="string">
            <text:p>&lt;ExtendedData&gt;&lt;SchemaData schemaUrl="#parroquias"&gt;</text:p>
          </table:table-cell>
          <table:table-cell/>
        </table:table-row>
        <table:table-row table:style-name="ro1">
          <table:table-cell table:number-columns-repeated="2"/>
          <table:table-cell office:value-type="string" calcext:value-type="string">
            <text:p>&lt;SimpleData name="Admi_Zonal"&gt;MANUELA SAENZ&lt;/SimpleData&gt;</text:p>
          </table:table-cell>
        </table:table-row>
        <table:table-row table:style-name="ro1">
          <table:table-cell table:number-columns-repeated="2"/>
          <table:table-cell office:value-type="string" calcext:value-type="string">
            <text:p>&lt;SimpleData name="PARROQUIA"&gt;Itchimb?a&lt;/SimpleData&gt;</text:p>
          </table:table-cell>
        </table:table-row>
        <table:table-row table:style-name="ro1">
          <table:table-cell/>
          <table:table-cell office:value-type="string" calcext:value-type="string">
            <text:p>&lt;/SchemaData&gt;&lt;/ExtendedData&gt;</text:p>
          </table:table-cell>
          <table:table-cell/>
        </table:table-row>
        <table:table-row table:style-name="ro1">
          <table:table-cell office:value-type="string" calcext:value-type="string">
            <text:p><text:s text:c="6"/>&lt;Polygon&gt;&lt;outerBoundaryIs&gt;&lt;LinearRing&gt;&lt;coordinates&gt;4.538356678724773,66.369862719474369 4.538224820875114,66.369806269791724 4.538133289790918,66.369731914968597 4.538111281295212,66.369665841240106 4.538122348523942,66.369606643151286 4.538158922169106,66.369544671755591 4.538235886247331,66.369474456699137 4.538331105713113,66.369427654945696 4.538440954850899,66.369387716335552 4.538594756542603,66.369357869891019 4.538715673479192,66.369342712343851 4.538832774039118,66.369334468704508 4.538993954375118,66.369337203698834 4.539155134836545,66.369357869267432 4.539451862325326,66.369429451816188 4.539913332558679,66.369560270288318 4.540455329446905,66.369702066508751 4.5417087729789,66.370043587268029 4.54166640912607,66.369832350850913 4.541593705917876,66.369788652293607 4.541920772673623,66.369674548835732 4.542120625911973,66.369647843010839 4.542181243061561,66.369594431676219 4.54222964736399,66.36950217092847 4.54221151913181,66.369473033925274 4.541745152112424,66.369480315571096 4.541381700935054,66.369431766892177 4.541666405022961,66.369271518385389 4.54204187787927,66.369312798879918 4.542259923323838,66.369366210483264 4.542556714149838,66.369395347277433 4.542671844097796,66.369548300788111 4.542877804029285,66.369577437478199 4.543216957237754,66.369613855027524 4.543743941635695,66.369582286248672 4.544289053975676,66.369541017743998 4.544628270428381,66.369528873752785 4.544888677409225,66.36947789316136 4.545167339979737,66.369473030306722 4.545300533163283,66.369468180295897 4.545397470140284,66.369441474363498 4.545064355622819,66.368900058689121 4.545203653921821,66.368749532224868 4.545048071545423,66.368815443976885 4.544952597578019,66.368846873907572 4.544830217747689,66.368869313048052 4.544716869962835,66.368871541892617 4.544618342538285,66.368862576555799 4.544528847204488,66.368839023323972 4.544376635203092,66.368803123616985 4.544318243894436,66.368800869655914 4.54423638169011,66.368813216290675 4.544172075028528,66.368824448544387 4.544025842650012,66.368860348593245 4.543849778588078,66.368900706025443 4.543730388235853,66.368916408366019 4.543617040477738,66.368922030901501 4.543536450258336,66.368914179907151 4.543464892097426,66.368887245660503 4.543414133415049,66.368855841290539 4.543381311858174,66.368815446055663 4.543336594845105,66.368652787988069 4.543267962140892,66.368564170926049 4.543173823169716,66.368497233103881 4.54306034781186,66.368451252880021 4.542902284030348,66.3684220895002 4.542753061709117,66.368403006075269 4.542603775866963,66.368395155001039 4.542469501309689,66.368389532650241 4.542317353268996,66.368397384092106 4.542108467802101,66.368415353584169 4.541932403630336,66.368440021906935 4.541708570726805,66.368488269282906 4.541586318121662,66.368511823101187 4.541484801220512,66.368508467457985 4.541377368705125,66.368483774215179 4.541326737266422,66.36845459807715 4.541314778732914,66.368399614035624 4.541325400089842,66.368261051641639 4.541310451725024,66.368165658194769 4.541235840086254,66.368090513355227 4.541116512983135,66.368055726916069 4.541018049112706,66.368036643147207 4.540940448507509,66.368037795617326 4.540874806029374,66.368038910082646 4.540809099944327,66.368040024547895 4.540636088896398,66.368061350071301 4.54054945609659,66.368063578946391 4.540480824062411,66.368061350253271 4.540394318248565,66.368032173665156 4.540313727867578,66.367999628540687 4.540227285605328,66.367962600489349 4.539866123617923,66.367808903100993 4.539758818221705,66.367768506265207 4.539644516266189,66.367758096887982 4.539585679728876,66.367756691291859 4.539519592055817,66.367764859414464 4.539420238028436,66.367792086330979 4.539100995167094,66.367926700636914 4.53902937376337,66.36794691174245 4.538927856946819,66.367953636198578 4.538850319935719,66.367952521894892 4.538799561440577,66.367943556163794 4.538587622379347,66.367894193854553 4.538465369514215,66.367879605554933 4.538384843011792,66.367884063224324 4.538340000107714,66.367894194132916 4.538277410943746,66.367919989882409 4.538092315489855,66.368075941311105 4.538008799817872,66.368133142270693 4.537862567483964,66.368175780230885 4.537677598326241,66.36820044878047 4.537512156430165,66.368209807224559 4.537249586423489,66.368199727434842 4.536867562242429,66.368171678368412 4.536551307726122,66.368138006626992 4.536339432327239,66.36809425460747 4.53616934662584,66.368029189801888 4.535921659897637,66.367900173978597 4.535748648073341,66.367803677597394 4.5356740364674,66.367722909006417 4.535575572321739,66.367657843160003 4.535415600322922,66.36761768673847 4.535161998897989,66.367600590991685 4.534857892449371,66.367425147546584 4.534775837442084,66.367130509776203 4.534880341507161,66.366776954865031 4.534999730800373,66.366605747725814 4.535189851390555,66.366476356848324 4.535150159736151,66.366346332329428 4.535114983922411,66.366177262702436 4.534999535699264,66.365958458392143 4.534658091977128,66.365782724878017 4.533674025343952,66.365437523547158 4.532689894987291,66.365057083435843 4.532022146683563,66.364775273560141 4.531705763956161,66.364549820623282 4.530862267180436,66.36388050427783 4.530528392427134,66.363626849422388 4.530194516923681,66.363246381161645 4.529772735421762,66.362675674201824 4.529225966618838,66.36216857808941 4.529003913091156,66.361915893798781 4.528718444015469,66.361764287215365 4.52830601548269,66.361625295906862 4.52792532685458,66.361486329128525 4.527830170213552,66.361385247906213 4.527703273690796,66.361284178973136 4.527608115356664,66.360892515219987 4.527322581792267,66.360576646557391 4.527164008649402,66.360412402410304 4.52684679972684,66.36024814466758 4.526212255220246,66.36000809628942 4.525799890036884,66.35979330473306 4.525641317304014,66.359692204074477 4.525546097324128,66.359629017535681 4.525203444363264,66.359224812229414 4.524761945349237,66.358661095290685 4.52464509793395,66.358399925758661 4.519866943981921,66.358410267083869 4.520146116675229,66.358787806445946 4.520282428173599,66.359165340233943 4.519071034846612,66.359415925140141 4.518833843765726,66.359252876881854 4.518596652696835,66.359089840230638 4.518334082420532,66.358916604716455 4.518037609623972,66.358736565209625 4.517808878422398,66.358597290866825 4.517546308305772,66.35845122554538 4.517460438691595,66.358396701021647 4.5145693758049,66.358396702921965 4.51383904086631,66.358396703366452 4.513453582930915,66.358437102977433 4.513149223846222,66.358477502472226 4.512649909627746,66.358562583076107 4.512286396101107,66.358611166089474 4.511882555902308,66.358700249330653 4.511759540323418,66.358776499244314 4.511660377405574,66.358870294272393 4.511637797138124,66.358930037091923 4.511526230897341,66.359035093443737 4.511422678757168,66.359027480004372 4.511335537217399,66.359021969449913 4.511198018937375,66.359005425045339 4.511028379101202,66.358974173017941 4.51087604033918,66.358937359650525 4.510764982416751,66.358877984293528 4.510666264228571,66.358813655541738 4.510579885758761,66.358739432763073 4.510542866359357,66.358689950778071 4.510505846929198,66.358630574797061 4.510555205793678,66.358590999139494 4.510518186363787,66.358531622924232 4.510444147817889,66.358511822407038 4.510336143177367,66.358496177098559 4.510234435629916,66.358482140653749 4.510172736771283,66.358442552149668 4.510049339148003,66.358393069621684 4.509962897282159,66.358383175668621 4.509888858664312,66.358338646341011 4.509839499525755,66.358289163570902 4.509777800656513,66.358244634070147 4.509694729856788,66.358200383206906 4.509599446353786,66.358099225368491 4.509245473449341,66.35800298264931 4.508827957288039,66.357927997508995 4.508827956994836,66.357826990549754 4.508838133681668,66.357681528660549 4.508899005234995,66.357584549350705 4.508909118465456,66.357491611044011 4.508797551893371,66.35748756974202 4.508675808165578,66.357467363017221 4.508442561578495,66.357479487195789 4.508219364852059,66.357479499966246 4.507935296257897,66.357467363353962 4.507701985997156,66.357455239380258 4.507499143447173,66.357439074023929 4.507407803763156,66.35739059033564 4.507295791942468,66.357385104761363 4.507219018446208,66.357411443371703 4.507192367220188,66.357441088502185 4.507173030854977,66.357494981727029 4.50714402614948,66.357516151327971 4.507074313014362,66.357540247420403 4.506983927572288,66.357543883402755 4.50688896239807,66.357534799914774 4.50679857689534,66.357514846585104 4.506681031205461,66.35748401073208 4.506595161745824,66.357444116605123 4.506506557152555,66.357389678553915 4.506434235994406,66.35735884252793 4.506352819105043,66.357351608624484 4.506248885393925,66.357357043620212 4.505629608525009,66.357444116986741 4.505444321601883,66.357473128695858 4.505376453052376,66.357493082121593 4.50529961596699,66.357531164595784 4.505264632227078,66.357562684566503 4.505251529226464,66.357574580557966 4.505176218789394,66.357649199584998 4.505060009159592,66.357753754534286 4.504960591610801,66.357793673577092 4.504790761150682,66.357818909613457 4.504577741586647,66.357847186112991 4.504415353080469,66.357847186169792 4.504187513036026,66.357846274106038 4.504027096291351,66.357820620147251 4.503792132187695,66.357778940316251 4.503656458537372,66.357749941744757 4.503602201789478,66.357733624483615 4.503575105206264,66.357719118828001 4.503538976438577,66.357704625835609 4.503231564131862,66.35770642489129 4.503100470266372,66.357719118979304 4.502982924715541,66.357751740913059 4.502915119793192,66.357788024035059 4.502865442887576,66.35784602116081 4.502847315010777,66.357898570638667 4.502851894796081,66.357943898902732 4.502833766870756,66.357971098361915 4.5027840899081,66.358000096737342 4.50272976962839,66.358023685609297 4.502652932522791,66.358063566203398 4.502503710764255,66.358127010176645 4.502399840670724,66.358146925081428 4.502286811144931,66.358148762045246 4.502191845963667,66.358136042906239 4.502042624020355,66.35809799942767 4.501907013960412,66.35805813161808 4.501545471893256,66.357916737800679 4.501414314332207,66.357880454921087 4.50132392885665,66.357867773648579 4.501274188236466,66.3578695726072 4.50125612388464,66.357880454962853 4.501247155351036,66.357907654487548 4.501242575728289,66.357954769008387 4.501210963169228,66.358009167870591 4.501183803057024,66.358039965127134 4.501147610721762,66.358047249548292 4.500880843194755,66.358025485054497 4.500626351777082,66.357982982091784 4.500473949515687,66.357954490492304 4.500463708795182,66.357951893434262 4.500368934381664,66.357898254595796 4.500331915095839,66.357864568733063 4.500307235549836,66.357826930203146 4.500304691224423,66.357794219723914 4.500280011689029,66.357763523528021 4.500233069732955,66.357736754596203 4.500154133479987,66.357703068526206 4.500067755205428,66.357661464454296 4.499951672489253,66.357615933005206 4.499835589792773,66.357583222276418 4.499717153650733,66.357557466670556 4.499448477876906,66.357485355885601 4.499371195342195,66.357398764339592 4.499342190498875,66.357335255230637 4.499347024546962,66.357275597308742 4.499371195108527,66.357221716286048 4.499395365649177,66.357152442326651 4.499395365587953,66.357106251138163 4.499351858371554,66.357046605350874 4.499289078257608,66.356986946756706 4.499187625162253,66.356948458095857 4.499086108495725,66.356936916568344 4.498955714360718,66.356985021125851 4.498718969574744,66.357140901010041 4.49863201895425,66.357181302429339 4.498530565925891,66.35719862093525 4.498414674102151,66.357196695273686 4.498337391676703,66.357189005222082 4.498289050381396,66.357162058309214 4.498312712121998,66.357130411154344 4.498399917082381,66.357013070554174 4.498444823545984,66.356991089712409 4.498465050514603,66.356962419578238 4.498458308154372,66.356940020621465 4.498417790524704,66.356923880191005 4.498350303563528,66.356911337783785 4.498287332694236,66.356898795369332 4.49819961874095,66.35689431051631 4.498120873366109,66.356891624676351 4.497974641089945,66.356930151478778 4.497911670238691,66.356933736846059 4.497864410300614,66.356940020728388 4.497783438684885,66.356939121236138 4.497709209401293,66.356936435399319 4.497648464776521,66.356924779833477 4.497594526090981,66.356911337916003 4.497592236211473,66.356881768186781 4.497612463183772,66.356853097928166 4.497655206998324,66.356816357378122 4.49767549758908,66.356799330015193 4.497684466140019,66.356775131886124 4.497668755211599,66.356757217657801 4.49764623833973,66.356736604877881 4.49760349446223,66.356711507182624 4.497554008261411,66.356696278789741 4.49746400445994,66.356689108023318 4.497412292027319,66.356683736279109 4.497324578071875,66.356672980115306 4.49724125300473,66.356672980128351 4.497162507644497,66.356681937287647 4.497088278379713,66.356695379348267 4.497025307538046,66.356707035040301 4.496944335932341,66.356713306314049 4.49687907522318,66.356705236032937 4.496802619688075,66.356688208609015 4.496750907239508,66.356664035720144 4.496719358187634,66.356642510678398 4.496687872731228,66.356607568867489 4.496656387281448,66.356579797822235 4.49663393401915,66.356557385856377 4.496627191663187,66.356531401124286 4.496624901790923,66.356504516843003 4.496609190868662,66.356489275649153 4.496577641820603,66.356470461695537 4.496541576666872,66.356434544105142 4.496546728792305,66.35639335599798 4.496613452403539,66.356339827819454 4.496731506788418,66.356278077058079 4.496895739801581,66.356226601071597 4.496978047110193,66.356181915834526 4.497047823866898,66.356149646631408 4.497054884210137,66.356123661474896 4.497086051565688,66.356088718931986 4.497088277764478,66.356043019896887 4.497050049989404,66.356022406532077 4.496978046953243,66.3560125496209 4.496908333765351,66.356001793165674 4.496827362160466,66.355998207687975 4.496746390566004,66.356006278217777 4.496645128381305,66.356032263509164 4.496564156807676,66.356065419731934 4.496516960494364,66.356086033073666 4.496402213627889,66.356095889982228 4.496242496658335,66.356088719050476 4.496150266616796,66.356069892134258 4.496087295747571,66.356039434551803 4.496069358578564,66.356014690902029 4.49611553712916,66.35592613046704 4.496154782570287,66.355895153242443 4.496148040201556,66.355849453855924 4.496132265650713,66.355802854840476 4.49607826335478,66.355767012314075 4.496004034060396,66.355729370639963 4.495887060923685,66.355692628465164 4.495767861551104,66.355662157760989 4.495626145339367,66.355639757658039 4.495494415417255,66.355622932230574 4.495340423051124,66.355565297420654 4.49510959353117,66.355489088517871 4.49494529683774,66.35540466929821 4.494798873661259,66.355269050602473 4.494663009242923,66.355143237759421 4.494555259118012,66.355087654385812 4.494370481036211,66.355034110774895 4.494180550820227,66.355027953138219 4.493975227728958,66.355009429510204 4.493769395795325,66.355021111329549 4.493518402964164,66.355046476808923 4.493420829975702,66.355050581911868 4.493328472750724,66.355046476818714 4.493275742622702,66.3550291821889 4.493271989815034,66.355027953192774 4.493236051906434,66.354999141449369 4.493128238168889,66.354861214585483 4.493051273805594,66.354811788286682 4.492948612255474,66.354760334659304 4.492876736451241,66.354729470034613 4.492666261216869,66.354715051331596 4.492558511126996,66.354704737770774 4.49249693964655,66.354694436874482 4.492450697426931,66.354669755248082 4.492435304553619,66.354645048256103 4.492445545258429,66.354605922466376 4.492496939617854,66.354515342480582 4.492548270374666,66.354459795716224 4.49254311820834,66.354414499165969 4.492471242408725,66.354371255140066 4.492384037350075,66.354340377365602 4.492271135108799,66.3543259711047 4.492194043551574,66.354325971106121 4.492117079208793,66.354332128930693 4.491932301181256,66.354391793854731 4.491865513940521,66.354393884469047 4.491803878857663,66.354381530840485 4.491747459540382,66.354365059326014 4.491701217326669,66.354342404640491 4.491660127270784,66.354249771090366 4.491613948665122,66.354206539449166 4.491516439296941,66.354167400305172 4.491470260692484,66.354152993942435 4.491347117747018,66.354146836074563 4.490669131867677,66.354165030910011 4.490452232362501,66.354155337968507 4.490323937261969,66.354138840959848 4.490284628205247,66.354124168498444 4.490238449605642,66.354103591560829 4.490202511717622,66.354076831381107 4.490069000871829,66.353994498034268 4.489997061496157,66.353926545579199 4.489889311446141,66.353848329704761 4.489827740005048,66.353755694326878 4.489763751486319,66.353719266011822 4.489676037604313,66.353667277963069 4.48953661132797,66.353605431935463 4.489381346939869,66.353543598424665 4.48921043525412,66.353498781700566 4.489073235208107,66.353481866116979 4.488919242943876,66.353467497361891 4.488566542785715,66.353422680484471 4.48862105391479,66.353368449080392 4.488709340298762,66.353313279912882 4.488753229065191,66.353280462182525 4.488837126560964,66.353247200928564 4.488939724471492,66.353230728676749 4.489191226089297,66.353226572615213 4.488980878147625,66.353181292829404 4.488611322194235,66.353115428865465 4.488328971252612,66.353103061910772 4.488041468137968,66.353117481519661 4.487692457162474,66.353138059227589 4.487401646475933,66.353166543630891 4.487274496295051,66.353196288783494 4.487147346109468,66.353230272341349 4.487056197416942,66.353266245197403 4.486943613185229,66.35332422740683 4.486518019334125,66.353534272408183 4.486426807037832,66.353557029177111 4.486311614918555,66.353607471597442 4.486149162893409,66.353643177813566 4.485913372134317,66.353668392585874 4.485604369853062,66.35368518127585 4.485221901624972,66.353691503909317 4.484572157274918,66.353676793052315 4.483545478496876,66.353668392126224 4.483404080404633,66.35365365600461 4.483314967178257,66.353636867221738 4.483236349095163,66.353615859060895 4.483163074000607,66.35358852815888 4.483100166832531,66.353559119217095 4.483053034176345,66.353527581546302 4.483000622174477,66.353479267637724 4.48297447988141,66.353388911653468 4.482901141103641,66.353414126700585 4.482806812069071,66.353428824894436 4.482696772146221,66.353435134960876 4.482513457106947,66.353430953526697 4.48234050996974,66.353439354268545 4.482199111816256,66.353466672607496 4.482146254425618,66.353507422027135 4.482085636952275,66.353573082184298 4.481812762688691,66.353988947001881 4.48170971939637,66.354061916796866 4.481642995642358,66.354132440979697 4.481624803981534,66.354183503109553 4.481649101709587,66.354244308734039 4.481697570088173,66.3542880851533 4.481782485231625,66.354324563344804 4.481885528354129,66.354353743335182 4.48200682667739,66.354370772388023 4.482134167676648,66.35437562518382 4.482388786119538,66.354353743468863 4.483808555862771,66.354199873925296 4.484132951057245,66.354175014493507 4.484320082532133,66.354181223074676 4.48446854099017,66.35420783112616 4.484571647733373,66.354234578514991 4.484672655428146,66.354279419274434 4.484735053731454,66.354330354417684 4.484769337787635,66.354381314792803 4.484759987511679,66.354433504081527 4.484692691079325,66.354712630671372 4.484614200042297,66.354813472771696 4.48444653207863,66.354952147407033 4.484420262352009,66.355013090526583 4.484451747483589,66.355244204268303 4.484441761136938,66.355294719330743 4.48436797702575,66.355374514412432 4.484352266072365,66.355412308663759 4.484373192708433,66.355441740761648 4.484409893855403,66.355473276021741 4.484431711012053,66.35548379199146 4.484462242310195,66.355498450992513 4.484546076187911,66.355521586103805 4.484624694309873,66.355536283101415 4.484703312439683,66.355544670528417 4.484774615790942,66.355539627959303 4.484834851539887,66.355534560047332 4.48490348340634,66.355524614257675 4.484959648321222,66.35551218517692 4.485025163462701,66.355489822945216 4.485053214143039,66.355459998147808 4.48507191462158,66.355417744175327 4.48508126487334,66.355385435991522 4.485078148172595,66.355351873443595 4.485059447778352,66.355319565169879 4.485015813469924,66.355293477786987 4.484947181643478,66.355271102665753 4.484894133498045,66.355258673439181 4.484813034704383,66.355248740182105 4.484753753078246,66.355240035911066 4.484747519611714,66.355231356986948 4.484777160458013,66.355207448761632 4.484859849666664,66.355008884147196 4.484925301342619,66.354859756932967 4.485252877243821,66.354535411716569 4.485330922969466,66.354478838713717 4.485411258519285,66.354443209698587 4.485524224401037,66.354412382711331 4.485667721585618,66.354387523444814 4.486772064592768,66.354300528570477 4.486912445023894,66.354284373782178 4.487015360996057,66.354264493865813 4.487127627189712,66.354233425914984 4.48738657093211,66.354131517175972 4.487601816712102,66.354055709376084 4.487673565275788,66.354071864338351 4.487589286116021,66.354110395436692 4.487149507920979,66.354285615515707 4.487055878549742,66.354312958299218 4.486977896482963,66.354329113077824 4.486846929871523,66.354345267838823 4.486285344542297,66.35439497372964 4.485776934552383,66.354460846896032 4.485734826772148,66.354474847624033 4.485693418663497,66.354492826829983 4.485624468741952,66.354535728538465 4.485583060613691,66.354571686856929 4.485255548246716,66.354977627124683 4.485245243891908,66.355010835408919 4.485252049806276,66.355032957349636 4.48528404403313,66.355074743187814 4.485421307560931,66.355235069407627 4.485580388171908,66.355486085441271 4.485630319572135,66.35550846036638 4.485689537570076,66.355542010044104 4.485701368422474,66.355574254680874 4.48571173623121,66.355690411043142 4.485701368261358,66.355733285373717 4.485618679066845,66.355937951006041 4.485617852020055,66.356091265436234 4.485649019365517,66.35613351828259 4.485723757420257,66.356204378746938 4.48685761432648,66.356184931266455 4.486937377232744,66.356394470946796 4.487016186048293,66.356595039032015 4.487252230981637,66.357068662719982 4.487413601509084,66.357412928720493 4.487473900809641,66.357511593619861 4.487577071146605,66.357665785253488 4.487780867602376,66.357907326173589 4.487825264998432,66.358295375396537 4.487845110320206,66.358364392827852 4.48805673040499,66.358709426473254 4.488131086858499,66.358819183574454 4.488603177623587,66.358769055694239 4.488668692756949,66.358807566923673 4.488752971938736,66.358848371027889 4.488865429001098,66.358882841009333 4.4889806211604,66.358924367074323 4.489481843833815,66.359084478674447 4.489139638411653,66.359201454843131 4.488812762348539,66.359105444189225 4.488771163403741,66.359108205811211 4.488725493606475,66.359127511838878 4.488707429236009,66.359122001259294 4.488501724328111,66.359200213336464 4.488461906375297,66.359206420631736 4.488370948433582,66.359216947692218 4.487823928532477,66.359449200749779 4.487762293379193,66.359477487996585 4.486976174819861,66.359805227548605 4.486729888720395,66.359768453296439 4.486769961067107,66.359812118724804 4.486690388727716,66.359860483750865 4.486893167632335,66.359950107058381 4.487427465867444,66.360240002991219 4.488213774863921,66.36066477648815 4.488485758152756,66.360838658809882 4.488847109208526,66.36109699095941 4.48915611178178,66.361294456060577 4.490041457076478,66.361783849675675 4.490117531007138,66.361832806243541 4.49031910148641,66.361962398186535 4.490426533655252,66.362044046718893 4.49052347067216,66.362145150690552 4.490732928425306,66.362350954658794 4.491345845268119,66.363008381121503 4.4918068687299,66.363468394595444 4.492079233893373,66.363764557286359 4.492162177430751,66.363936923552913 4.492371762475026,66.363856269101078 4.492465073933379,66.363822489905601 4.492965533752113,66.363717770302458 4.494246387680479,66.363427243282075 4.495688039925386,66.363083097731064 4.495950355103155,66.363022060191653 4.496085456320031,66.362986886593973 4.496265273226678,66.362923898251822 4.496604552810793,66.36281917486761 4.496850520954092,66.362734729605904 4.497147438261102,66.36262324166718 4.497317141638447,66.362562431004633 4.497520683885663,66.362457706122157 4.497583018692559,66.362420479792888 4.497652032278125,66.36243104350018 4.497747633574106,66.36243315876149 4.497827269498673,66.362416236533178 4.497885660690971,66.362399326963072 4.497928150124709,66.362369725697732 4.497965296573809,66.362342227015915 4.49796529651118,66.36228090904028 4.497970639447812,66.362232282676146 4.497991820537413,66.362198463291733 4.498055554693767,66.362162503222734 4.498140533571415,66.3621180945551 4.498432489469554,66.361995444640598 4.498766998418633,66.36186857613518 4.499224968454909,66.361710977590349 4.499748390026337,66.361540191925187 4.499921909811583,66.361512274298363 4.500104970651975,66.361492184721257 4.500513836251589,66.361477377134833 4.501963311851532,66.361420274737199 4.502122583710324,66.361420274693899 4.502478337510708,66.361422389956445 4.502626987065785,66.36145623567576 4.502658854200776,66.361479479267672 4.502754455538572,66.361511209570736 4.50286061560809,66.361528132366445 4.502908448067693,66.361536581094668 4.502977461618639,66.361528132332069 4.503030509822969,66.361521786257697 4.503110145734269,66.361511209465974 4.503179222859967,66.361485825183863 4.50322699164121,66.361456235499006 4.503274760398009,66.361413928275198 4.503280103287755,66.361363172194999 4.504315370292455,66.361327223276135 4.504750823627031,66.361329338498962 4.505154282637136,66.361322992249654 4.506223388872478,66.361427024775637 4.506598733707372,66.361461757064163 4.506868236494073,66.361477185135115 4.507012624248477,66.361446316047278 4.50721470345834,66.361388428514758 4.50739312088786,66.361337266970679 4.507510284966987,66.361350871146442 4.507782523031354,66.361434738251532 4.507899241818373,66.361430836818442 4.508393086692243,66.361551399219039 4.508589568598649,66.361536566340021 4.508913391686527,66.361528117453318 4.508993027601826,66.361521771358611 4.509120495986316,66.361523886653941 4.509661982236053,66.361547142609595 4.50981597488001,66.361600026258245 4.510214218527624,66.361722665205093 4.510458659914815,66.361647488202436 4.510665510703776,66.361940480342284 4.510755769164773,66.36199120987645 4.51085168867308,66.362049881213707 4.510872615521984,66.36209905258201 4.510946908844085,66.36221747131971 4.511005300455278,66.362346453260258 4.511021265913397,66.362380285101693 4.510994678220049,66.362388758903109 4.510844502262757,66.362432280511129 4.510455736719389,66.362548506637921 4.510719324577899,66.362714928041356 4.510890618456336,66.362799461920616 4.511088245714958,66.362910416967111 4.511226591223187,66.363008148214547 4.511299039842046,66.36309003396083 4.511404500558182,66.363193058888442 4.510968156725967,66.363238770447452 4.511010646320971,66.363278946687728 4.51109556182069,66.363331801383211 4.51132919078569,66.363484044580218 4.511430071745956,66.363568626563406 4.511584064684839,66.363695499001579 4.511727371727066,66.363845624877229 4.512061945509694,66.364145861241042 4.51227433024903,66.364441977845928 4.512428259580616,66.364558169057887 4.512444225062947,66.364596228103252 4.512433602829743,66.364638504620501 4.512380491408432,66.364771716988997 4.5123539675648,66.364858397099965 4.512450906559865,66.365451458693784 4.512458730747339,66.365614872082645 4.512411661805621,66.365693456560805 4.511784561476557,66.366101990750352 4.511666952208412,66.366139705578263 4.511505199670558,66.366179155397987 4.511650160710994,66.366387117121874 4.511814012344647,66.366366917429602 4.512091084496825,66.366351770738319 4.512242278457813,66.366371970286011 4.512393408924681,66.366427515924883 4.51254460312983,66.36652346046003 4.512821740049362,66.366866849358047 4.513054479135253,66.367164174883143 4.513132842989513,66.367161034186083 4.513211270419962,66.367148458852171 4.51328181089653,66.367233307094182 4.5133155226301,66.367235080022539 4.513670260128961,66.367558260478049 4.513783163102915,66.367703703011898 4.513823426347384,66.367700473756059 4.51400884148142,66.367884691312597 4.514790892182249,66.368505172900797 4.515500366046902,66.368750775198578 4.515661610088252,66.368799249538597 4.515814775967375,66.368828336597645 4.515967941789892,66.368841265526385 4.516072766243313,66.368850965389825 4.51617752712521,66.368870352502853 4.516185604774922,66.36874754570475 4.516396144226722,66.368779963188942 4.516396144321996,66.368805985886581 4.516586329428649,66.368813419016803 4.516595616016791,66.368802262815166 4.516757941284272,66.368822726293658 4.516762584702506,66.368850610417638 4.516948126531359,66.368867338235134 4.517031643069831,66.368995627476508 4.51705943940727,66.369010506493169 4.51697134378594,66.369049546555118 4.516711572556636,66.36904211353766 4.516641986434603,66.369040252119703 4.516581686962908,66.369043975073666 4.516575708025105,66.369078025824564 4.51647966146896,66.369103465773378 4.516078428501464,66.369192486432226 4.515797858146967,66.369293118547702 4.515557423842055,66.369395497701959 4.515433008584379,66.369436107366653 4.515308466038688,66.369455848715361 4.514851322254346,66.369491773243837 4.514218941027968,66.36952755851901 4.513837045007185,66.369755575676265 4.513621544823523,66.369919910818297 4.513520155388857,66.369988073250184 4.513385881087856,66.370051765659099 4.514076463585968,66.370249590401329 4.514325803512233,66.37032318389825 4.51455987773365,66.370392244081245 4.514703248105231,66.370407160195569 4.514793633693079,66.370392243955919 4.515091123264589,66.370196331843232 4.515160136861716,66.370177186243012 4.515255801853843,66.370168689709274 4.515349749513438,66.370177097501625 4.515756579910554,66.370070758096844 4.516124419203153,66.369974345673612 4.518267975581733,66.369567431118185 4.519138119480152,66.369404372159607 4.519650983570755,66.369499368004838 4.519841995566161,66.369499367878475 4.520003621104382,66.369500190850076 4.520192597674482,66.3695001907235 4.520366435739502,66.36949412514528 4.520538810853977,66.369490858036244 4.520747505576686,66.369482361179635 4.521062360241363,66.369418553206458 4.52122735677673,66.369378601933221 4.521394579548232,66.369336561225595 4.521585845407823,66.369208716740843 4.521822844664245,66.369065511384804 4.52182634230126,66.368896789320829 4.52206143370625,66.368837690574793 4.52221192780007,66.368794699234215 4.522629317184633,66.368773437553344 4.522838011873223,66.368762091237713 4.523212975457816,66.3687635092286 4.523453474112894,66.368845743271478 4.523793073291518,66.369081110713594 4.524059014493972,66.369101776466522 4.524270571629661,66.369115135721003 4.524422655994019,66.36909245624723 4.525165522389139,66.369005967478785 4.525872896111795,66.368935066636539 4.526077838029631,66.36893141951326 4.526247859681846,66.368929393286948 4.526417690668953,66.368957758353062 4.526778470228026,66.369021554324092 4.527241339578623,66.369172065890851 4.527432796961611,66.369197366236762 4.527814821213817,66.369244155321866 4.528639041880658,66.369312217533988 4.528815869629191,66.369333490962347 4.529169588909176,66.369407213606834 4.529774429473199,66.369585859277862 4.529961561503719,66.369593722654159 4.530156453588466,66.369600041169932 4.530306884299723,66.369600142335202 4.530423730443461,66.36959372223555 4.530612770590674,66.369584440294403 4.530768416935253,66.36955892476756 4.530938184031097,66.369530560084144 4.531034675896517,66.369521303528458 4.531162144493408,66.369527710759399 4.531278990735283,66.369538372678761 4.531443987534938,66.369550414786147 4.531886185286293,66.369792853874657 4.532086611556022,66.369859927441055 4.533322244380329,66.37017000550621 4.533558226576663,66.370162306523838 4.533675072758201,66.370160191784649 4.53382098736735,66.370157241296226 4.534015561136045,66.370113289784143 4.535090837163441,66.369866597668135 4.535533033439934,66.369852415129927 4.535833640738826,66.369894961054769 4.536014030572307,66.369921894116715 4.537545438079714,66.37046101991524 4.538126553803282,66.370675656572146 4.538315403657732,66.370739131722104 4.538489178460662,66.370776472136924 4.538668041756731,66.370802606533118 4.53881707320522,66.370810064347296 4.539125885776873,66.370836021295773 4.539728371709526,66.370781649581133 4.539807117213892,66.370772038948729 4.539865699286477,66.370764479598577 4.539940819172203,66.370752779712603 4.54001218622523,66.37073899057323 4.54006529805451,66.37072659428199 4.540133039479644,66.370709424338628 4.540198936274626,66.370688759629815 4.540268585839241,66.370661244665058 4.540330856952535,66.370629601805007 4.540386512891731,66.370592729421233 4.540434154194996,66.370535584759978 4.54045234546167,66.370484644510867 4.540448783130002,66.370437148324896 4.540417615225091,66.370375546262892 4.540347965043735,66.370314982405688 4.540168592533174,66.370237856129933 4.540036734804911,66.370202059686108 4.539655855152314,66.370135987599255 4.538697358785508,66.369945342272203 4.538356678724773,66.369862719474369&lt;/coordinates&gt;&lt;/LinearRing&gt;&lt;/outerBoundaryIs&gt;&lt;/Polygon&gt;</text:p>
          </table:table-cell>
          <table:table-cell table:number-columns-repeated="2"/>
        </table:table-row>
        <table:table-row table:style-name="ro1">
          <table:table-cell office:value-type="string" calcext:value-type="string">
            <text:p><text:s text:c="2"/>&lt;/Placemark&gt;</text:p>
          </table:table-cell>
          <table:table-cell table:number-columns-repeated="2"/>
        </table:table-row>
        <table:table-row table:style-name="ro1">
          <table:table-cell office:value-type="string" calcext:value-type="string">
            <text:p>&lt;/Folder&gt;</text:p>
          </table:table-cell>
          <table:table-cell table:number-columns-repeated="2"/>
        </table:table-row>
        <table:table-row table:style-name="ro1">
          <table:table-cell office:value-type="string" calcext:value-type="string">
            <text:p>&lt;/Document&gt;&lt;/kml&gt;</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9:21:03.511513316</meta:creation-date>
    <dc:date>2016-06-02T19:30:47.248210959</dc:date>
    <meta:editing-duration>P0D</meta:editing-duration>
    <meta:editing-cycles>1</meta:editing-cycles>
    <meta:document-statistic meta:table-count="1" meta:cell-count="530" meta:object-count="0"/>
    <meta:generator>LibreOffice/4.2.8.2$Linux_X86_64 LibreOffice_project/420m0$Build-2</meta:generator>
  </office:meta>
</office:document-meta>
</file>